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UACACUGUGGAUCCGGUGAGGUAGUAGGUUGUAUAGUUUGGAAUAUUACCACCGGUGAACUAUGCAAUUUUCUACCUUACCGGAGACAGAACUCUUC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.((..(((((((((((((.((((((((((((........(((((...))))))))))))))))).)))))))))))))..)).).........</text:p>
          </table:table-cell>
          <table:table-cell table:style-name="ce1" office:value-type="string" calcext:value-type="string">
            <text:p>-42.50</text:p>
          </table:table-cell>
          <table:table-cell/>
        </table:table-row>
        <table:table-row table:style-name="ro1">
          <table:table-cell office:value-type="string" calcext:value-type="string">
            <text:p>AUGCUUCCGGCCUGUUCCCUGAGACCUCAAGUGUGAGUGUACUAUUGAUGCUUCACACCUGGGCUCUCCGGGUACCAGGACGGUUUGAGCAG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.((((..(((.((((.((((.(((((((.((((....).)))))))))).)))).)))).)))...)))).)))...)))))...</text:p>
          </table:table-cell>
          <table:table-cell table:style-name="ce1" office:value-type="string" calcext:value-type="string">
            <text:p>-40.50</text:p>
          </table:table-cell>
          <table:table-cell/>
        </table:table-row>
        <table:table-row table:style-name="ro1">
          <table:table-cell office:value-type="string" calcext:value-type="string">
            <text:p>AAAGUGACCGUACCGAGCUGCAUACUUCCUUACAUGCCCAUACUAUAUCAUAAAUGGAUAUGGAAUGUAAAGAAGUAUGUAGAACGGGGUGGUA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((((..(((..(((((((((((.((((((..(((((((((.......)))).))))).)))))).)))))))))))..)))..))))...</text:p>
          </table:table-cell>
          <table:table-cell table:style-name="ce1" office:value-type="string" calcext:value-type="string">
            <text:p>-39.80</text:p>
          </table:table-cell>
          <table:table-cell/>
        </table:table-row>
        <table:table-row table:style-name="ro1">
          <table:table-cell office:value-type="string" calcext:value-type="string">
            <text:p>UAAACAGUAUACAGAAAGCCAUCAAAGCGGUGGUUGAUGUGUUGCAAAUUAUGACUUUCAUAUCACAGCCAGCUUUGAUGUGCUGCCUGUUGCACU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..((((..(((((((((((((((.((.((((((...((.....)).....)))))))).))).))))))))).)))..))))...)))))</text:p>
          </table:table-cell>
          <table:table-cell table:style-name="ce1" office:value-type="string" calcext:value-type="string">
            <text:p>-36.60</text:p>
          </table:table-cell>
          <table:table-cell/>
        </table:table-row>
        <table:table-row table:style-name="ro1">
          <table:table-cell office:value-type="string" calcext:value-type="string">
            <text:p>CGGACAAUGCUCGAGAGGCAGUGUGGUUAGCUGGUUGCAUAUUUCCUUGACAACGGCUACCUUCACUGCCACCCCGAACAUGUCGUCCAUCUUUG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(((.(((.(.(((((((.((.((((((.(((((........)).))))))))).)).)))))))..).))).)))...)))).........</text:p>
          </table:table-cell>
          <table:table-cell table:style-name="ce1" office:value-type="string" calcext:value-type="string">
            <text:p>-35.10</text:p>
          </table:table-cell>
          <table:table-cell/>
        </table:table-row>
        <table:table-row table:style-name="ro1">
          <table:table-cell office:value-type="string" calcext:value-type="string">
            <text:p>UCUCGGAUCAGAUCGAGCCAUUGCUGGUUUCUUCCACAGUGGUACUUUCCAUUAGAACUAUCACCGGGUGGAAACUAGCAGUGGCUCGAUCUUUU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..(((((((((((((((((((((((.((.(.((((((.(((......))).)))))).))).)))))))))))))))))))))))..)))</text:p>
          </table:table-cell>
          <table:table-cell table:style-name="ce1" office:value-type="string" calcext:value-type="string">
            <text:p>-54.40</text:p>
          </table:table-cell>
          <table:table-cell/>
        </table:table-row>
        <table:table-row table:style-name="ro1">
          <table:table-cell office:value-type="string" calcext:value-type="string">
            <text:p>CACCGCUGUCGGGGAACCGCGCCAAUUUUCGCUUCAGUGCUAGACCAUCCAAAGUGUCUAUCACCGGGUGAAAAUUCGCAUGGGUCCCCGACGC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.((((((((.(((.((.(((((((((((..(((.((((((.......).))))).))).))))))))))).)).))).)))))))))))).</text:p>
          </table:table-cell>
          <table:table-cell table:style-name="ce1" office:value-type="string" calcext:value-type="string">
            <text:p>-50.00</text:p>
          </table:table-cell>
          <table:table-cell/>
        </table:table-row>
        <table:table-row table:style-name="ro1">
          <table:table-cell office:value-type="string" calcext:value-type="string">
            <text:p>UUCUAGAAACCCUUGGACCAGUGUGGGUGUCCGUUGCGGUGCUACAUUCUCUAAUCUGUAUCACCGGGUGAACACUUGCAGUGGUCCUCGUGGUUU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((((..((((((.(((((((((.(..(.(((((.((((..........)))).))))).).).))))))))).))))))..).)))))))</text:p>
          </table:table-cell>
          <table:table-cell table:style-name="ce1" office:value-type="string" calcext:value-type="string">
            <text:p>-44.10</text:p>
          </table:table-cell>
          <table:table-cell/>
        </table:table-row>
        <table:table-row table:style-name="ro1">
          <table:table-cell office:value-type="string" calcext:value-type="string">
            <text:p>GUGAGCCAGGUCCUGUUCCGGUUUUUUCCGUGGUGAUAACGCAUCCAAAAGUCUCUAUCACCGGGAGAAAAACUGGAGUAGGACCUGUGACU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((((((((((((((.(.((((((((..((........))...)))))))).).))))))))))))))))))))).).)))))</text:p>
          </table:table-cell>
          <table:table-cell table:style-name="ce1" office:value-type="string" calcext:value-type="string">
            <text:p>-49.20</text:p>
          </table:table-cell>
          <table:table-cell/>
        </table:table-row>
        <table:table-row table:style-name="ro1">
          <table:table-cell office:value-type="string" calcext:value-type="string">
            <text:p>UAUACCGAGAGCCCAGCUGAUUUCGUCUUGGUAAUAAGCUCGUCAUUGAGAUUAUCACCGGGUGUAAAUCAGCUUGGCUCUGGU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.((((((.(((((((((((.((((((.((((.((((....)))).)))).)))))))).))))))))).))))))))))).</text:p>
          </table:table-cell>
          <table:table-cell table:style-name="ce1" office:value-type="string" calcext:value-type="string">
            <text:p>-43.00</text:p>
          </table:table-cell>
          <table:table-cell/>
        </table:table-row>
        <table:table-row table:style-name="ro1">
          <table:table-cell office:value-type="string" calcext:value-type="string">
            <text:p>UCCUGUCCGCACCUCAGUGGAUGUAUGCCAUGAUGAUAAGAUAUCAGAAAUCCUAUCACCGGGUGUACAUCAGCUAAGGUGCGGGUACAG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(((.(((.((((((((((.((.(((((.(((.......))).))))).)))))))))))).))).))))))))..))))).</text:p>
          </table:table-cell>
          <table:table-cell table:style-name="ce1" office:value-type="string" calcext:value-type="string">
            <text:p>-45.60</text:p>
          </table:table-cell>
          <table:table-cell/>
        </table:table-row>
        <table:table-row table:style-name="ro1">
          <table:table-cell office:value-type="string" calcext:value-type="string">
            <text:p>GGGUCCCAGAGACCUUGGUGGUUUUUCUCUGCAGUGAUAGAUACUUCUAACAACUCGCUAUCACCGGGUGAAAAAUCACCUAGGUCUGGAGCCU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...((((((.(((((((((((((((..(((((((.................))))))))))).))))))))))).))))))))).))....</text:p>
          </table:table-cell>
          <table:table-cell table:style-name="ce1" office:value-type="string" calcext:value-type="string">
            <text:p>-41.20</text:p>
          </table:table-cell>
          <table:table-cell/>
        </table:table-row>
        <table:table-row table:style-name="ro1">
          <table:table-cell office:value-type="string" calcext:value-type="string">
            <text:p>UUCGCGGACCUUUGUGGGUGUUUGCUUUUUCGGUGAAGUUGUCUUCCGUAGCUUCUUCUUCACCGGGUUAACAUCUACAGAGGUCCAAAAAGG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((((((((((((.(((....((((((((..(.((.....))...)..))))))))))).))))))))))))))))).........</text:p>
          </table:table-cell>
          <table:table-cell table:style-name="ce1" office:value-type="string" calcext:value-type="string">
            <text:p>-41.80</text:p>
          </table:table-cell>
          <table:table-cell/>
        </table:table-row>
        <table:table-row table:style-name="ro1">
          <table:table-cell office:value-type="string" calcext:value-type="string">
            <text:p>UAUUGGCACUAGUCGCCCGUGACAUCAAGAAACUAGUGAUUAUGCCAAACCACAGGGACAUAUCACAGUUUACUUGCUGUCGCGGGCGGUGCUGAG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....(((((((((((.(((((((((.(((((.(((((.........)).))))))))))))).)))).))))))))))))))))))...</text:p>
          </table:table-cell>
          <table:table-cell table:style-name="ce1" office:value-type="string" calcext:value-type="string">
            <text:p>-46.20</text:p>
          </table:table-cell>
          <table:table-cell/>
        </table:table-row>
        <table:table-row table:style-name="ro1">
          <table:table-cell office:value-type="string" calcext:value-type="string">
            <text:p>GAGAAAAUGGCCAAUCUGGAUGUGCUCGUUGGUCAUAGACGUCAACACGAACUGUUCAUAUGACUAGAGACACAUUCAGCUUGGCCUGCUUCUC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.((((((.(((((((((.((.(((((((((((((((.....))..))))..))))))))).))))))))))).))))))...)))))..</text:p>
          </table:table-cell>
          <table:table-cell table:style-name="ce1" office:value-type="string" calcext:value-type="string">
            <text:p>-42.50</text:p>
          </table:table-cell>
          <table:table-cell/>
        </table:table-row>
        <table:table-row table:style-name="ro1">
          <table:table-cell office:value-type="string" calcext:value-type="string">
            <text:p>CACCAUGUGCCACGCUGGAUGUGCUCGUUAGUCAUAAUAUCCUCCACAAAGCAAGGACUAUGACUAGAGACACAUUCAGCUUGGCGCCGAAUG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((((((.((((((((((.((.(((((((((...((((..........)))).))))))))).)))))))))))).)))))).........</text:p>
          </table:table-cell>
          <table:table-cell table:style-name="ce1" office:value-type="string" calcext:value-type="string">
            <text:p>-42.10</text:p>
          </table:table-cell>
          <table:table-cell/>
        </table:table-row>
        <table:table-row table:style-name="ro1">
          <table:table-cell office:value-type="string" calcext:value-type="string">
            <text:p>CUGAGGUGAAGCUGAAGAGAGCCGUCUAUUGACAGUUCAAGACCACGAGUCGUUGUGUGCUGUCAUGGAGUCGCUCUCUUCAGAUGAUCCGGUCA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....(((((((((((..(((((.((((((.((.(((........))).)).)))))))))))...)))))))))))...)))))).....</text:p>
          </table:table-cell>
          <table:table-cell table:style-name="ce1" office:value-type="string" calcext:value-type="string">
            <text:p>-39.10</text:p>
          </table:table-cell>
          <table:table-cell/>
        </table:table-row>
        <table:table-row table:style-name="ro1">
          <table:table-cell office:value-type="string" calcext:value-type="string">
            <text:p>GAGAGCCGACUGAAACUGAAGAGAGCAGUCUAUUGACAGUCGGUUACUCGAAAUCUUUACUGUCAUGGAGGCGCUCUCUUCAGAUGAUGUCUGG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((.....(((((((((((.((((..(((((((.((((......))))...)))))))...))))))))))))))).....))).)))..</text:p>
          </table:table-cell>
          <table:table-cell table:style-name="ce1" office:value-type="string" calcext:value-type="string">
            <text:p>-41.50</text:p>
          </table:table-cell>
          <table:table-cell/>
        </table:table-row>
        <table:table-row table:style-name="ro1">
          <table:table-cell office:value-type="string" calcext:value-type="string">
            <text:p>AAACUCCCGGGAACUUGAGGUAGGCUCAGUAGAUGCGAAUUGAACGGUAUCUCACAUCCACCAGCCUAGCUCGCAUUCCCAGAGUUUACGGUAUUG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.(((((..((((.((((((..((.((((.((..((.....))..)).)))).)).)))))).))))..))))).))))))...........</text:p>
          </table:table-cell>
          <table:table-cell table:style-name="ce1" office:value-type="string" calcext:value-type="string">
            <text:p>-33.50</text:p>
          </table:table-cell>
          <table:table-cell/>
        </table:table-row>
        <table:table-row table:style-name="ro1">
          <table:table-cell office:value-type="string" calcext:value-type="string">
            <text:p>UUUUGAAAAAGACCACCGUCCGCAGUUUGUUGUGAUGUGCUCCAAGCAAUCAUGAGUCUGAAGCACCACGAGAAGCUGCAGAUGGAGGUUCUGA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.((((.(((((.(((((((.(((((..(((((.((.((........)).)).)))))))))).))))))).))))).)))).......</text:p>
          </table:table-cell>
          <table:table-cell table:style-name="ce1" office:value-type="string" calcext:value-type="string">
            <text:p>-37.90</text:p>
          </table:table-cell>
          <table:table-cell/>
        </table:table-row>
        <table:table-row table:style-name="ro1">
          <table:table-cell office:value-type="string" calcext:value-type="string">
            <text:p>CUGCCCGCCGGCCGCUGAUAUGUCUGGUAUUCUUGGGUUUGAACUUCCAGCGUUGAACCCGCAUAUUAGACGUAUCGACGGCCGGCGGGGCAGGUAA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(.(((((((((((((((...(((((((.(((.......)))))))))).))))))))))))))).)))))))).))))))......</text:p>
          </table:table-cell>
          <table:table-cell table:style-name="ce1" office:value-type="string" calcext:value-type="string">
            <text:p>-59.80</text:p>
          </table:table-cell>
          <table:table-cell/>
        </table:table-row>
        <table:table-row table:style-name="ro1">
          <table:table-cell office:value-type="string" calcext:value-type="string">
            <text:p>GUCCGAAAAGUCCGUCUACCCGUAGCUCCUAUCCAUGUUACUGGUCAAAAAGUGAACAUGGAAGCAGGUACAGGUGCACGGCGAGUAGGGUCAUGAAG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....(.((((.((((.(((.((.((.(((((((((((........)))).))))))))).)).))).)))).))))).....))).)........</text:p>
          </table:table-cell>
          <table:table-cell table:style-name="ce1" office:value-type="string" calcext:value-type="string">
            <text:p>-33.30</text:p>
          </table:table-cell>
          <table:table-cell/>
        </table:table-row>
        <table:table-row table:style-name="ro1">
          <table:table-cell office:value-type="string" calcext:value-type="string">
            <text:p>UCCAACUCUAACAGUCCACCCGUACAUAUGUUUCCGUGCUUGACAGCGAAGCUCAAUCACGUUACAAUGAAAGGGUAGCCGGUUAUUGAAGUUGGGUC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.(.(.((((...(((.(((...((((.((((..((...)))))).))))..))))))...)))).).).))))..).)))))))....</text:p>
          </table:table-cell>
          <table:table-cell table:style-name="ce1" office:value-type="string" calcext:value-type="string">
            <text:p>-24.70</text:p>
          </table:table-cell>
          <table:table-cell/>
        </table:table-row>
        <table:table-row table:style-name="ro1">
          <table:table-cell office:value-type="string" calcext:value-type="string">
            <text:p>CCGAUUCUGACAGUCCACCCGUACAUUUGUUUCCGUGCUUGACUUCAAAGCUCAAUCACGGCACAAUAUAUGGGUCGCCAGUCAUUGUAGUCGGAA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.(.(.(((((((...((((..(((((.((((((....)).)))).))))).))))..))))))).).).))))..).)))))).....</text:p>
          </table:table-cell>
          <table:table-cell table:style-name="ce1" office:value-type="string" calcext:value-type="string">
            <text:p>-31.30</text:p>
          </table:table-cell>
          <table:table-cell/>
        </table:table-row>
        <table:table-row table:style-name="ro1">
          <table:table-cell office:value-type="string" calcext:value-type="string">
            <text:p>GUGAGUCGCGCUCUGACUAGGAUAUGAGACGACGAGAACAUUGCUUUUUUAAAAGACUUGUACCCGUAAUCUUCAUAAUCCGAGUCAGGGCUAGCUG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...(((((((((.((((((((((..(((.(.(((...((((....))))...))).).)))..)).)))).)))).)))))))))..))).))</text:p>
          </table:table-cell>
          <table:table-cell table:style-name="ce1" office:value-type="string" calcext:value-type="string">
            <text:p>-34.50</text:p>
          </table:table-cell>
          <table:table-cell/>
        </table:table-row>
        <table:table-row table:style-name="ro1">
          <table:table-cell office:value-type="string" calcext:value-type="string">
            <text:p>AGAUUUGGAACUUAAUGGGACUCGGCAGAAACCUAUCGGUUAUACUUUUUGGAUAUGCUAUACCCGUAUAAGUUUCUGCUGAGCCCCUUAUUCCUG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((((..(((.(((.((((((((((((.((((((.(((((...........).)))).))).))).))))))))))))))).)))))))....</text:p>
          </table:table-cell>
          <table:table-cell table:style-name="ce1" office:value-type="string" calcext:value-type="string">
            <text:p>-35.10</text:p>
          </table:table-cell>
          <table:table-cell/>
        </table:table-row>
        <table:table-row table:style-name="ro1">
          <table:table-cell office:value-type="string" calcext:value-type="string">
            <text:p>GAGCCAGUGUCUGUUCUUGGCGGAUCCAUUUUGGGUUGUACCUCAUCCUAAAUUUGACGGUACCCGUAAUGUUUCCGCUGAGAACCGACUGUGCA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....((((((((((((..((((.(((((...((((((.........))).)))))))).))))..))))))))))))..)))).))...</text:p>
          </table:table-cell>
          <table:table-cell table:style-name="ce1" office:value-type="string" calcext:value-type="string">
            <text:p>-40.90</text:p>
          </table:table-cell>
          <table:table-cell/>
        </table:table-row>
        <table:table-row table:style-name="ro1">
          <table:table-cell office:value-type="string" calcext:value-type="string">
            <text:p>AUCGACAUGCUCGUCUACCCUGUAGAUCGAGCUGUGUGUUUGAAACAAUCAUACACGAGCUAGACUACAAGGUGCACGAACAAACCGAAGAUUUAUG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..((.((((.((((.(((((.((.((((.(((((.(((.....))).))))))))).))))))).)))).)))).))...)))...........</text:p>
          </table:table-cell>
          <table:table-cell table:style-name="ce1" office:value-type="string" calcext:value-type="string">
            <text:p>-31.60</text:p>
          </table:table-cell>
          <table:table-cell/>
        </table:table-row>
        <table:table-row table:style-name="ro1">
          <table:table-cell office:value-type="string" calcext:value-type="string">
            <text:p>GCUCGUCAUAUCCAUUGCCCUACUCUUCGCAUCUCAUCACUUCGUCCAAUACCAUAGGGAUGAGAUCGUUCAGUACGGCAAUGGACUGAGCUAGA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...(((((((((.((((...((.((((((((.(((.((.....))...)))))))))))))...)))).))))))))).)))))......</text:p>
          </table:table-cell>
          <table:table-cell table:style-name="ce1" office:value-type="string" calcext:value-type="string">
            <text:p>-35.90</text:p>
          </table:table-cell>
          <table:table-cell/>
        </table:table-row>
        <table:table-row table:style-name="ro1">
          <table:table-cell office:value-type="string" calcext:value-type="string">
            <text:p>AGUUGAUCUAGAUAUGACAUCGUCCUGAAAACGAAACGGAACAAAAGUUCAAGAUAUUGAUUUCGAAUCGUUUAUCAGGAUGAUGUGAUUAAAAUCAA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......((.((((((((((((((((((..(((((.......((((....)))))))))..)))))).)))))))))))).))....)))))))</text:p>
          </table:table-cell>
          <table:table-cell table:style-name="ce1" office:value-type="string" calcext:value-type="string">
            <text:p>-35.80</text:p>
          </table:table-cell>
          <table:table-cell/>
        </table:table-row>
        <table:table-row table:style-name="ro1">
          <table:table-cell office:value-type="string" calcext:value-type="string">
            <text:p>CUCGAAAACCGCUUGUUCUUGAACUGGAAGAGUGCCAUAAAAUCAUGACAAAGUACGUGAUAUUAUGCACAUUUUCUAGUUCAAGACUUGAGAAAU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..((((.(((((((((((((((((((.((((.((((((........)))))).)))))))).)))))))))))))))..))))......</text:p>
          </table:table-cell>
          <table:table-cell table:style-name="ce1" office:value-type="string" calcext:value-type="string">
            <text:p>-34.50</text:p>
          </table:table-cell>
          <table:table-cell/>
        </table:table-row>
        <table:table-row table:style-name="ro1">
          <table:table-cell office:value-type="string" calcext:value-type="string">
            <text:p>UUCCAUUAUCGCUGAACCUCGAGAUGGGUUACGGGGCUUAGUCCUUCCUCCGUAUGGCAAUGACUAGAACCGUUACUCAUCUCGAGGUUUCGGUG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((((((((((((((((((((((.((((..((.((((.((((.......)).)).))))))..)))).))))))))))))).)))))))))</text:p>
          </table:table-cell>
          <table:table-cell table:style-name="ce1" office:value-type="string" calcext:value-type="string">
            <text:p>-50.50</text:p>
          </table:table-cell>
          <table:table-cell/>
        </table:table-row>
        <table:table-row table:style-name="ro1">
          <table:table-cell office:value-type="string" calcext:value-type="string">
            <text:p>GUGAGUUAGAUCUCAUAUCCUUCCGCAAAAUGGAAAUGAUAUGUAAUCUAGCUUAC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..((((((.(((((.....)))))..))))))..)))))))))))..</text:p>
          </table:table-cell>
          <table:table-cell table:style-name="ce1" office:value-type="string" calcext:value-type="string">
            <text:p>-25.00</text:p>
          </table:table-cell>
          <table:table-cell/>
        </table:table-row>
        <table:table-row table:style-name="ro1">
          <table:table-cell office:value-type="string" calcext:value-type="string">
            <text:p>UCAACAAGCAGACACAAUUUCUAACUCGUCGGUAGUCAUCGUUCUAGCUGAAAAGGACACUAUGACACUGAAGCGAGUUGGAAAUAGUGGUUCUACUUGAGC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.((((((.(((((((((((((((((.(((((.(((((........)))))...)))))))))..))))))))))))).)))..))).)))).....</text:p>
          </table:table-cell>
          <table:table-cell table:style-name="ce1" office:value-type="string" calcext:value-type="string">
            <text:p>-37.80</text:p>
          </table:table-cell>
          <table:table-cell/>
        </table:table-row>
        <table:table-row table:style-name="ro1">
          <table:table-cell office:value-type="string" calcext:value-type="string">
            <text:p>CUCCCCGCUGACCUCGCCGAAUAUGACACUGAAGCGUUACCGAACCGUUUUCCCACACCUGGAUUCGGUGCAACGAUCAGUGGCAUGCUCGGCUAGCGCCAGUUAAGU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((((.(((.(((((.((((.((((((..(((((((((((((............))).)))))))..))).)))))).)))).))))).)).).)))).......</text:p>
          </table:table-cell>
          <table:table-cell table:style-name="ce1" office:value-type="string" calcext:value-type="string">
            <text:p>-37.60</text:p>
          </table:table-cell>
          <table:table-cell/>
        </table:table-row>
        <table:table-row table:style-name="ro1">
          <table:table-cell office:value-type="string" calcext:value-type="string">
            <text:p>AUGGAGCCUUCGCCGAUUAUGACACUGAAGCGUAACCGAACACCAUAUUUUGAGAUUCUGCUACGCGCAGUGCCAUGCUCGGCGCGUUGGCUCCAUU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.((((((.((((.(((((..(((((.(.(((...((.....))...))).).))))).))))).)))).))))))....))))))))....</text:p>
          </table:table-cell>
          <table:table-cell table:style-name="ce1" office:value-type="string" calcext:value-type="string">
            <text:p>-43.00</text:p>
          </table:table-cell>
          <table:table-cell/>
        </table:table-row>
        <table:table-row table:style-name="ro1">
          <table:table-cell office:value-type="string" calcext:value-type="string">
            <text:p>CCACAAAAAUGCCAUACAUGACACUGAUUAGGGAUGUGAUGAAUGUUAAGAUCCCGAUCAAAUUCCUAACGGUGUCAAACAUGGCGUAUGUGGUUGU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.(((((((...((((((((.((((((((.((((................)))).))))))))))))))))...))))))).)))))......</text:p>
          </table:table-cell>
          <table:table-cell table:style-name="ce1" office:value-type="string" calcext:value-type="string">
            <text:p>-38.50</text:p>
          </table:table-cell>
          <table:table-cell/>
        </table:table-row>
        <table:table-row table:style-name="ro1">
          <table:table-cell office:value-type="string" calcext:value-type="string">
            <text:p>GAUCAAAGAUUCGUCGAUCCGCUCAUUCUGCCGGUUGUUAUGCUAUUAUCAGAUUAAGCAUCACAACCUCCUAGAAAGAGUAGAUCGAUUUUAAAAC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...(((((((.((((.(((((..((((((.(((((............))))).))))))...))))).)))).)))))))..........</text:p>
          </table:table-cell>
          <table:table-cell table:style-name="ce1" office:value-type="string" calcext:value-type="string">
            <text:p>-31.20</text:p>
          </table:table-cell>
          <table:table-cell/>
        </table:table-row>
        <table:table-row table:style-name="ro1">
          <table:table-cell office:value-type="string" calcext:value-type="string">
            <text:p>UCAAAAUAAAACGAUGAAAACUAUCGAAAUACUAUCGACGAAUAACACUUAUGAAGAAAUGUAAUACGUCGUUGGUGUUUCCAUAGUUUGAAUUGUUU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(((((((..(((((((.(((((((((.(((((.((.(((.((......)).))).)).))))).))))))))).)))))))..)))))))..</text:p>
          </table:table-cell>
          <table:table-cell table:style-name="ce1" office:value-type="string" calcext:value-type="string">
            <text:p>-31.80</text:p>
          </table:table-cell>
          <table:table-cell/>
        </table:table-row>
        <table:table-row table:style-name="ro1">
          <table:table-cell office:value-type="string" calcext:value-type="string">
            <text:p>GUCUGCUCUGAACGAUGAAAGACAUGGGUAGUGAGACGUCGGAGCCUCGUCGUAUCACUAUUCUGUUUUUCGCCGUCGGGAUCGUGACCUGG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(((..(((.(((((((((.(((((((((.(((.(((....))).))).)))))))))))))))))).)))..))).)).)))......</text:p>
          </table:table-cell>
          <table:table-cell table:style-name="ce1" office:value-type="string" calcext:value-type="string">
            <text:p>-36.50</text:p>
          </table:table-cell>
          <table:table-cell/>
        </table:table-row>
        <table:table-row table:style-name="ro1">
          <table:table-cell office:value-type="string" calcext:value-type="string">
            <text:p>AGGUCCCGUCAGAGCUAGGCAAGAUGUUGGCAUAGCUGAAUGAUCGCUAUAACAACUAUCAGCUUCGCCACAUUCUGCCACGCACUGAUGUGAGGA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.((..((((.(((((.(((..((((((...................))))))..)))))))).))))..)).))))))...))))))</text:p>
          </table:table-cell>
          <table:table-cell table:style-name="ce1" office:value-type="string" calcext:value-type="string">
            <text:p>-42.50</text:p>
          </table:table-cell>
          <table:table-cell/>
        </table:table-row>
        <table:table-row table:style-name="ro1">
          <table:table-cell office:value-type="string" calcext:value-type="string">
            <text:p>CAGUGAGAGUCCCACACACGACUGGACUUCCAUAUCGAGCCACAGCUAUCAACGAAUUUGCUGGCAAGAUGUAGGCAGUUCAGUUGUGCGUUUAUGG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(((.((.((((((((((((.(((((((..((((..((.............))))))..))))).)).)))))))))))).))....))).</text:p>
          </table:table-cell>
          <table:table-cell table:style-name="ce1" office:value-type="string" calcext:value-type="string">
            <text:p>-34.90</text:p>
          </table:table-cell>
          <table:table-cell/>
        </table:table-row>
        <table:table-row table:style-name="ro1">
          <table:table-cell office:value-type="string" calcext:value-type="string">
            <text:p>AAAUGGUUCAAAAAACGUUCGGGCUUCCAUCUCUUUCCCAGCCUACAUCUCAACCUGGGCUGGCAAGAAAUGGCAGUCUACACGUUUUUCAACC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..((((((((..(((((.((((.((((..((((((((..........)))))))).)))).)))).)))))..)))))))).)))))..</text:p>
          </table:table-cell>
          <table:table-cell table:style-name="ce1" office:value-type="string" calcext:value-type="string">
            <text:p>-37.70</text:p>
          </table:table-cell>
          <table:table-cell/>
        </table:table-row>
        <table:table-row table:style-name="ro1">
          <table:table-cell office:value-type="string" calcext:value-type="string">
            <text:p>UUCUUGUUGCUUUGAAGAAUUGCAGUCGGUUGCAAGCUUAAAUACAAAUCCGAAUUGUUAUUAAAGCUACCAACCGGCUUCAAGUCUGAAAGAGC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((((((..(((.(((.(((((((((..(((((.(((((((.......))).)))).)))))..))))))))).))).)))...)))))).</text:p>
          </table:table-cell>
          <table:table-cell table:style-name="ce1" office:value-type="string" calcext:value-type="string">
            <text:p>-33.30</text:p>
          </table:table-cell>
          <table:table-cell/>
        </table:table-row>
        <table:table-row table:style-name="ro1">
          <table:table-cell office:value-type="string" calcext:value-type="string">
            <text:p>GCAUCUGCCAAACCGCCCGUUUGGAUGGUUGUGCUCUGAGGAAAUACGCACAGAAUGUCAUUUCAUCAGGCCAUAGCUGUCCAAAUUGGUAUAGAGUU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...))(((((((((.(((((((((((((((.(((((.(((((..(((.....))).))))).))))).))))))))))))))).)))...).)))))</text:p>
          </table:table-cell>
          <table:table-cell table:style-name="ce1" office:value-type="string" calcext:value-type="string">
            <text:p>-35.00</text:p>
          </table:table-cell>
          <table:table-cell/>
        </table:table-row>
        <table:table-row table:style-name="ro1">
          <table:table-cell office:value-type="string" calcext:value-type="string">
            <text:p>AAUAAAAUAUAUUGUUUCAUAGUGUCCGUAAAAUAACUAGAUUUAUUUUGUAAAAACUAUUGGAGGCCUGGUUGUUUGUGCUGGAAUGUUUCGA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..(((...(((....((((((((((((((((.(((.....((....)).....)))..)))))))))).))).))))))...)))..</text:p>
          </table:table-cell>
          <table:table-cell table:style-name="ce1" office:value-type="string" calcext:value-type="string">
            <text:p>-13.50</text:p>
          </table:table-cell>
          <table:table-cell/>
        </table:table-row>
        <table:table-row table:style-name="ro1">
          <table:table-cell office:value-type="string" calcext:value-type="string">
            <text:p>UAGUAGACAUUCUCCGAUCUUUGGUGAUUCAGCUUCAAUGAUUGGCUACAGGUUUCUUUCAUAAAGCUAGGUUACCAAAGCUCGGCGUCUUGAUCU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..(.((((.(((((((((((.(((((..((((..((((...))))....)))).))))).))))))))))).)))).)...)).)))))</text:p>
          </table:table-cell>
          <table:table-cell table:style-name="ce1" office:value-type="string" calcext:value-type="string">
            <text:p>-32.90</text:p>
          </table:table-cell>
          <table:table-cell/>
        </table:table-row>
        <table:table-row table:style-name="ro1">
          <table:table-cell office:value-type="string" calcext:value-type="string">
            <text:p>AUCAGUGCCAUCGUGCCCAACAGUCGGUUUUCACCGUGAUCUGAGAGCAAUCCAAAAAUGCUUUUCUGAGAUCAUCGUGAAAGCUAGUUGUUGGUCUACGGGCUUU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(((..((((.(((((((..(((((((((.(((((((.((((((.........)))...))).))))))).)))))))))..)))))))..))))))).....</text:p>
          </table:table-cell>
          <table:table-cell table:style-name="ce1" office:value-type="string" calcext:value-type="string">
            <text:p>-40.20</text:p>
          </table:table-cell>
          <table:table-cell/>
        </table:table-row>
        <table:table-row table:style-name="ro1">
          <table:table-cell office:value-type="string" calcext:value-type="string">
            <text:p>GAAAUAGGUUCUUUUAGCAACCGGUUUUCUCUGUGAUCUACAGAAUGACAGCUAAUCGUCUGAGAUCAUCGUGAAAGCCAGUUGUUUUUAUGAA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(((((....((((((.(((((((.(.(((((((.((((.(((.......)))))))))))))).).))))))).)))))).....))))).</text:p>
          </table:table-cell>
          <table:table-cell table:style-name="ce1" office:value-type="string" calcext:value-type="string">
            <text:p>-34.80</text:p>
          </table:table-cell>
          <table:table-cell/>
        </table:table-row>
        <table:table-row table:style-name="ro1">
          <table:table-cell office:value-type="string" calcext:value-type="string">
            <text:p>GUGGCAUCUGAGGUAGUAUGUAAUAUUGUAGACUGUCUAUAAUGUCCACAAUGUUUCAACUAACUCGGCUGUU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.(((((.((((.((.((((((((.(((..........))).)))))))).)))))).))))).))))..</text:p>
          </table:table-cell>
          <table:table-cell table:style-name="ce1" office:value-type="string" calcext:value-type="string">
            <text:p>-22.90</text:p>
          </table:table-cell>
          <table:table-cell/>
        </table:table-row>
        <table:table-row table:style-name="ro1">
          <table:table-cell office:value-type="string" calcext:value-type="string">
            <text:p>CGUGUCCACGCCGUCUAAGUGAAUGCUUUGCCACAGUCUUCGAUGUUCUGAAAUGAAGCCUGGGCUCAGAUUCGCUUAGGCCGGAGUUUGACACG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((.((((((((((((((.((..(((.(((.((((.((........)))))).))))))..))))))))))))).))).))..))))))...</text:p>
          </table:table-cell>
          <table:table-cell table:style-name="ce1" office:value-type="string" calcext:value-type="string">
            <text:p>-42.70</text:p>
          </table:table-cell>
          <table:table-cell/>
        </table:table-row>
        <table:table-row table:style-name="ro1">
          <table:table-cell office:value-type="string" calcext:value-type="string">
            <text:p>GGUUGUGCCAUCCGGCCGCCUGAUACUUUCGUCUCAACCUCGCUGUCAGAUUGGUCGUAGGUGAGCAAAGUUUCAGGUGUGCCGGAACACA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...(((((((((((((.(((((.(.((((.((((((((......))).)).))))))))))))).))))))).)))))).)))))).</text:p>
          </table:table-cell>
          <table:table-cell table:style-name="ce1" office:value-type="string" calcext:value-type="string">
            <text:p>-44.90</text:p>
          </table:table-cell>
          <table:table-cell/>
        </table:table-row>
        <table:table-row table:style-name="ro1">
          <table:table-cell office:value-type="string" calcext:value-type="string">
            <text:p>GGGCGCCAUUUCGAGCGGCUUUCAACGACGAUAUCAACCGACAACUCACACUUUUGCGUGUUGAUAUGUUGUUUGAAUGCCCCUUGAAUUGGAUGC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.((((((.(((.(((((((((.((((((((((.(((.........))))).)))))))))))).))))).))).)))))).))).)))).</text:p>
          </table:table-cell>
          <table:table-cell table:style-name="ce1" office:value-type="string" calcext:value-type="string">
            <text:p>-43.20</text:p>
          </table:table-cell>
          <table:table-cell/>
        </table:table-row>
        <table:table-row table:style-name="ro1">
          <table:table-cell office:value-type="string" calcext:value-type="string">
            <text:p>UGGGAUGAGGUAGUAGGUUGUAUAGUUUUAGGGUCACACCCACCACUGGGAGAUAACUAUACAAUCUACUGUCUUUCC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(((((((((((((((((((((.....(((...((((....)))).)))))))))))))))))))))))))))))</text:p>
          </table:table-cell>
          <table:table-cell table:style-name="ce1" office:value-type="string" calcext:value-type="string">
            <text:p>-34.20</text:p>
          </table:table-cell>
          <table:table-cell/>
        </table:table-row>
        <table:table-row table:style-name="ro1">
          <table:table-cell office:value-type="string" calcext:value-type="string">
            <text:p>AGGUUGAGGUAGUAGGUUGUAUAGUUUAGAAUUACAUCAAGGGAGAUAACUGUACAGCCUCCUAGCUUU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.(((.(((.(((((((((((((.........(((......)))))))))))))))).))).))).)))</text:p>
          </table:table-cell>
          <table:table-cell table:style-name="ce1" office:value-type="string" calcext:value-type="string">
            <text:p>-25.20</text:p>
          </table:table-cell>
          <table:table-cell/>
        </table:table-row>
        <table:table-row table:style-name="ro1">
          <table:table-cell office:value-type="string" calcext:value-type="string">
            <text:p>GGGUGAGGUAGUAGGUUGUAUAGUUUGGGGCUCUGCCCUGCUAUGGGAUAACUAUACAAUCUACUGUCUUU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((((((((((((((((((((((((...)))))).........))))))))))))))))))))).)))</text:p>
          </table:table-cell>
          <table:table-cell table:style-name="ce1" office:value-type="string" calcext:value-type="string">
            <text:p>-34.10</text:p>
          </table:table-cell>
          <table:table-cell/>
        </table:table-row>
        <table:table-row table:style-name="ro1">
          <table:table-cell office:value-type="string" calcext:value-type="string">
            <text:p>CGGGGUGAGGUAGUAGGUUGUGUGGUUUCAGGGCAGUGAUGUUGCCCCUCGGAAGAUAACUAUACAACCUACUGCCUUCCC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(((((((((((((((((((((((.((((((.....))))))...))).....)))))))))))))))))))))))))</text:p>
          </table:table-cell>
          <table:table-cell table:style-name="ce1" office:value-type="string" calcext:value-type="string">
            <text:p>-46.70</text:p>
          </table:table-cell>
          <table:table-cell/>
        </table:table-row>
        <table:table-row table:style-name="ro1">
          <table:table-cell office:value-type="string" calcext:value-type="string">
            <text:p>CCUAGGAAGAGGUAGUAGGUUGCAUAGUUUUAGGGCAGGGAUUUUGCCCACAAGGAGGUAACUAUACGACCUGCUGCCUUUCUUA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.((((((((((((((.((((((...((((((.....))))))..........)))))).)))))))))))))))))))))</text:p>
          </table:table-cell>
          <table:table-cell table:style-name="ce1" office:value-type="string" calcext:value-type="string">
            <text:p>-42.70</text:p>
          </table:table-cell>
          <table:table-cell/>
        </table:table-row>
        <table:table-row table:style-name="ro1">
          <table:table-cell office:value-type="string" calcext:value-type="string">
            <text:p>CCCGGGCUGAGGUAGGAGGUUGUAUAGUUGAGGAGGACACCCAAGGAGAUCACUAUACGGCCUCCUAGCUUUCCCCA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..(((.((((((((((((((((.((((.(....))).......)))))))))))))))))).)))..))).))</text:p>
          </table:table-cell>
          <table:table-cell table:style-name="ce1" office:value-type="string" calcext:value-type="string">
            <text:p>-36.70</text:p>
          </table:table-cell>
          <table:table-cell/>
        </table:table-row>
        <table:table-row table:style-name="ro1">
          <table:table-cell office:value-type="string" calcext:value-type="string">
            <text:p>UGUGGGAUGAGGUAGUAGAUUGUAUAGUUUUAGGGUCAUACCCCAUCUUGGAGAUAACUAUACAGUCUACUGUCUUUCCCA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.((((((((((((((((((((((((((((........))))))))....)))))))))))))))))))))))))).</text:p>
          </table:table-cell>
          <table:table-cell table:style-name="ce1" office:value-type="string" calcext:value-type="string">
            <text:p>-39.00</text:p>
          </table:table-cell>
          <table:table-cell/>
        </table:table-row>
        <table:table-row table:style-name="ro1">
          <table:table-cell office:value-type="string" calcext:value-type="string">
            <text:p>CCUUGGAGUAAAGUAGCAGCACAUAAUGGUUUGUGGAUUUUGAAAAGGUGCAGGCCAUAUUGUGCUGCCUCAAAAAUACAA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.....(..((((((((..((((((((((.............))))))))))..))))))))..).......)))))</text:p>
          </table:table-cell>
          <table:table-cell table:style-name="ce1" office:value-type="string" calcext:value-type="string">
            <text:p>-30.50</text:p>
          </table:table-cell>
          <table:table-cell/>
        </table:table-row>
        <table:table-row table:style-name="ro1">
          <table:table-cell office:value-type="string" calcext:value-type="string">
            <text:p>GUCAGCAGUGCCUUAGCAGCACGUAAAUAUUGGCGUUAAGAUUCUAAAAUUAUCUCCAGUAUUAACUGUGCUGCUGAAGUAAGGUUG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.(((.((((((((((((.((((((((.(.(((..........))).).)))))))).)).)))))))))).)))..))))))</text:p>
          </table:table-cell>
          <table:table-cell table:style-name="ce1" office:value-type="string" calcext:value-type="string">
            <text:p>-37.00</text:p>
          </table:table-cell>
          <table:table-cell/>
        </table:table-row>
        <table:table-row table:style-name="ro1">
          <table:table-cell office:value-type="string" calcext:value-type="string">
            <text:p>GUCAGAAUAAUGUCAAAGUGCUUACAGUGCAGGUAGUGAUAUGUGCAUCUACUGCAGUGAAGGCACUUGUAGCAUUAUGGUG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.(((((((..((((((((.((.(((((.(((((.......)).)))))))).)).))))))))...)))))))..))))</text:p>
          </table:table-cell>
          <table:table-cell table:style-name="ce1" office:value-type="string" calcext:value-type="string">
            <text:p>-33.80</text:p>
          </table:table-cell>
          <table:table-cell/>
        </table:table-row>
        <table:table-row table:style-name="ro1">
          <table:table-cell office:value-type="string" calcext:value-type="string">
            <text:p>UGUUCUAAGGUGCAUCUAGUGCAGAUAGUGAAGUAGAUUAGCAUCUACUGCCCUAAGUGCUCCUUCUG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.((((.((((.(((.((((.(((((..(.....)..)).))))))).))).)))).))))..))))</text:p>
          </table:table-cell>
          <table:table-cell table:style-name="ce1" office:value-type="string" calcext:value-type="string">
            <text:p>-21.10</text:p>
          </table:table-cell>
          <table:table-cell/>
        </table:table-row>
        <table:table-row table:style-name="ro1">
          <table:table-cell office:value-type="string" calcext:value-type="string">
            <text:p>GCAGUCCUCUGUUAGUUUUGCAUAGUUGCACUACAAGAAGAAUGUAGUUGUGCAAAUCUAUGCAAAACUGAUGGUGGCC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.(((((((((((((((((((((((((((.......))))...))))))..))))))))))))))))).)).))))</text:p>
          </table:table-cell>
          <table:table-cell table:style-name="ce1" office:value-type="string" calcext:value-type="string">
            <text:p>-38.70</text:p>
          </table:table-cell>
          <table:table-cell/>
        </table:table-row>
        <table:table-row table:style-name="ro1">
          <table:table-cell office:value-type="string" calcext:value-type="string">
            <text:p>CACUGUUCUAUGGUUAGUUUUGCAGGUUUGCAUCCAGCUGUGUGAUAUUCUGCUGUGCAAAUCCAUGCAAAACUGACUGUGGUA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(((((((((((((((((((((((((..((((.............)))))))))).)).))))))))))))))))))))))</text:p>
          </table:table-cell>
          <table:table-cell table:style-name="ce1" office:value-type="string" calcext:value-type="string">
            <text:p>-38.50</text:p>
          </table:table-cell>
          <table:table-cell/>
        </table:table-row>
        <table:table-row table:style-name="ro1">
          <table:table-cell office:value-type="string" calcext:value-type="string">
            <text:p>ACAUUGCUACUUACAAUUAGUUUUGCAGGUUUGCAUUUCAGCGUAUAUAUGUAUAUGUGGCUGUGCAAAUCCAUGCAAAACUGAUUGUGAUAAU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...((((((((((((((((((((((((((....(((((((....)))))))....))))))).)).)))))))))))))))))))))))</text:p>
          </table:table-cell>
          <table:table-cell table:style-name="ce1" office:value-type="string" calcext:value-type="string">
            <text:p>-39.90</text:p>
          </table:table-cell>
          <table:table-cell/>
        </table:table-row>
        <table:table-row table:style-name="ro1">
          <table:table-cell office:value-type="string" calcext:value-type="string">
            <text:p>GUAGCACUAAAGUGCUUAUAGUGCAGGUAGUGUUUAGUUAUCUACUGCAUUAUGAGCACUUAAAGUAC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.(((((((((((((((((.(((...........))))))))))))))))))))..))).))))</text:p>
          </table:table-cell>
          <table:table-cell table:style-name="ce1" office:value-type="string" calcext:value-type="string">
            <text:p>-31.00</text:p>
          </table:table-cell>
          <table:table-cell/>
        </table:table-row>
        <table:table-row table:style-name="ro1">
          <table:table-cell office:value-type="string" calcext:value-type="string">
            <text:p>UGUCGGGUAGCUUAUCAGACUGAUGUUGACUGUUGAAUCUCAUGGCAACACCAGUCGAUGGGCUGUCUG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(((.(((((.(((((.((((.((...))))))))))).)))))))))))))))))))))</text:p>
          </table:table-cell>
          <table:table-cell table:style-name="ce1" office:value-type="string" calcext:value-type="string">
            <text:p>-34.60</text:p>
          </table:table-cell>
          <table:table-cell/>
        </table:table-row>
        <table:table-row table:style-name="ro1">
          <table:table-cell office:value-type="string" calcext:value-type="string">
            <text:p>GGCUGAGCCGCAGUAGUUCUUCAGUGGCAAGCUUUAUGUCCUGACCCAGCUAAAGCUGCCAGUUGAAGAACUGUUGCCCUCU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..((((((((((((((((((((.((((((.((.........))))))))))))).))))))))))))))).))).)))</text:p>
          </table:table-cell>
          <table:table-cell table:style-name="ce1" office:value-type="string" calcext:value-type="string">
            <text:p>-39.80</text:p>
          </table:table-cell>
          <table:table-cell/>
        </table:table-row>
        <table:table-row table:style-name="ro1">
          <table:table-cell office:value-type="string" calcext:value-type="string">
            <text:p>GGCCGGCUGGGGUUCCUGGGGAUGGGAUUUGCUUCCUGUCACAAAUCACAUUGCCAGGGAUUUCCAACCGA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.((((((((((((.((((.((((((..........)))))).)))).))))))).))))).))).))</text:p>
          </table:table-cell>
          <table:table-cell table:style-name="ce1" office:value-type="string" calcext:value-type="string">
            <text:p>-33.30</text:p>
          </table:table-cell>
          <table:table-cell/>
        </table:table-row>
        <table:table-row table:style-name="ro1">
          <table:table-cell office:value-type="string" calcext:value-type="string">
            <text:p>CUCCGGUGCCUACUGAGCUGAUAUCAGUUCUCAUUUUACACACUGGCUCAGUUCAGCAGGAACAGG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.(((.(((((((((..(((((.............))))).))))))))).))).)).))))</text:p>
          </table:table-cell>
          <table:table-cell table:style-name="ce1" office:value-type="string" calcext:value-type="string">
            <text:p>-26.30</text:p>
          </table:table-cell>
          <table:table-cell/>
        </table:table-row>
        <table:table-row table:style-name="ro1">
          <table:table-cell office:value-type="string" calcext:value-type="string">
            <text:p>CUCUGCCUCCCGUGCCUACUGAGCUGAAACACAGUUGGUUUGUGUACACUGGCUCAGUUCAGCAGGAACAG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(((.((....(((((((((..((((((.....))))))....)))))))))...)).))).)))))</text:p>
          </table:table-cell>
          <table:table-cell table:style-name="ce1" office:value-type="string" calcext:value-type="string">
            <text:p>-26.00</text:p>
          </table:table-cell>
          <table:table-cell/>
        </table:table-row>
        <table:table-row table:style-name="ro1">
          <table:table-cell office:value-type="string" calcext:value-type="string">
            <text:p>GGCCAGUGUUGAGAGGCGGAGACUUGGGCAAUUGCUGGACGCUGCCCUGGGCAUUGCACUUGUCUCGGUCUGACAGUGCCG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(((..((((.(((((..(.(((((..((((........))))..))))).)..))))).))))..)))))).))))</text:p>
          </table:table-cell>
          <table:table-cell table:style-name="ce1" office:value-type="string" calcext:value-type="string">
            <text:p>-35.90</text:p>
          </table:table-cell>
          <table:table-cell/>
        </table:table-row>
        <table:table-row table:style-name="ro1">
          <table:table-cell office:value-type="string" calcext:value-type="string">
            <text:p>GUGGCCUCGUUCAAGUAAUCCAGGAUAGGCUGUGCAGGUCCCAAUGGGCCUAUUCUUGGUUACUUGCACGGGGAC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(((.(((((((((.((((((((((...............)))))))))).))))))))).)))))).)))</text:p>
          </table:table-cell>
          <table:table-cell table:style-name="ce1" office:value-type="string" calcext:value-type="string">
            <text:p>-37.30</text:p>
          </table:table-cell>
          <table:table-cell/>
        </table:table-row>
        <table:table-row table:style-name="ro1">
          <table:table-cell office:value-type="string" calcext:value-type="string">
            <text:p>CCGGGACCCAGUUCAAGUAAUUCAGGAUAGGUUGUGUGCUGUCCAGCCUGUUCUCCAUUACUUGGCUCGGGGACC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.((((((.((((((((..(((((((((((.(......))))))))))))..))))))))))).)))..))))</text:p>
          </table:table-cell>
          <table:table-cell table:style-name="ce1" office:value-type="string" calcext:value-type="string">
            <text:p>-40.20</text:p>
          </table:table-cell>
          <table:table-cell/>
        </table:table-row>
        <table:table-row table:style-name="ro1">
          <table:table-cell office:value-type="string" calcext:value-type="string">
            <text:p>CUGAGGAGCAGGGCUUAGCUGCUUGUGAGCAGGGUCCACACCAAGUCGUGUUCACAGUGGCUAAGUUCCGCCCCCC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.((.(((((((((((((.(((((((.((.(........))).)))))))))))))))))))).)).)).)))</text:p>
          </table:table-cell>
          <table:table-cell table:style-name="ce1" office:value-type="string" calcext:value-type="string">
            <text:p>-37.80</text:p>
          </table:table-cell>
          <table:table-cell/>
        </table:table-row>
        <table:table-row table:style-name="ro1">
          <table:table-cell office:value-type="string" calcext:value-type="string">
            <text:p>GGUCCUUGCCCUCAAGGAGCUCACAGUCUAUUGAGUUACCUUUCUGACUUUCCCACUAGAUUGUGAGCUCCUGGAGGGCAGGCA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((((((.((((((((((((((((.(((((((......)))))....)).)))))))))))))))).))))))))).)))</text:p>
          </table:table-cell>
          <table:table-cell table:style-name="ce1" office:value-type="string" calcext:value-type="string">
            <text:p>-50.20</text:p>
          </table:table-cell>
          <table:table-cell/>
        </table:table-row>
        <table:table-row table:style-name="ro1">
          <table:table-cell office:value-type="string" calcext:value-type="string">
            <text:p>AUGACUGAUUUCUUUUGGUGUUCAGAGUCAAUAUAAUUUUCUAGCACCAUCUGAAAUCGGUU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...(((((((.((((...........)))))))))))...))))))))))))</text:p>
          </table:table-cell>
          <table:table-cell table:style-name="ce1" office:value-type="string" calcext:value-type="string">
            <text:p>-24.60</text:p>
          </table:table-cell>
          <table:table-cell/>
        </table:table-row>
        <table:table-row table:style-name="ro1">
          <table:table-cell office:value-type="string" calcext:value-type="string">
            <text:p>GCGACUGUAAACAUCCUCGACUGGAAGCUGUGAAGCCACAGAUGGGCUUUCAGUCGGAUGUUUGCAGC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(((((((((..((((((((((((((....))).....))))))))))))))))))))))).)))</text:p>
          </table:table-cell>
          <table:table-cell table:style-name="ce1" office:value-type="string" calcext:value-type="string">
            <text:p>-37.20</text:p>
          </table:table-cell>
          <table:table-cell/>
        </table:table-row>
        <table:table-row table:style-name="ro1">
          <table:table-cell office:value-type="string" calcext:value-type="string">
            <text:p>GGAGAGGAGGCAAGAUGCUGGCAUAGCUGUUGAACUGGGAACCUGCUAUGCCAACAUAUUGCCAUCUUU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.(((((.(((.(((((((((.(((........)))..))))))))).))).))))).)))))))</text:p>
          </table:table-cell>
          <table:table-cell table:style-name="ce1" office:value-type="string" calcext:value-type="string">
            <text:p>-36.80</text:p>
          </table:table-cell>
          <table:table-cell/>
        </table:table-row>
        <table:table-row table:style-name="ro1">
          <table:table-cell office:value-type="string" calcext:value-type="string">
            <text:p>CUGUGGUGCAUUGUAGUUGCAUUGCAUGUUCUGGUGGUACCCAUGCAAUGUUUCCACAGUGCAUCAC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(.(..((((((((((....(((...)))))))))))))..).))))))))))))))</text:p>
          </table:table-cell>
          <table:table-cell table:style-name="ce1" office:value-type="string" calcext:value-type="string">
            <text:p>-36.40</text:p>
          </table:table-cell>
          <table:table-cell/>
        </table:table-row>
        <table:table-row table:style-name="ro1">
          <table:table-cell office:value-type="string" calcext:value-type="string">
            <text:p>CUUUCUACACAGGUUGGGAUCGGUUGCAAUGCUGUGUUUCUGUAUGGUAUUGCACUUGUCCCGGCCUGUUGAGUU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..((((((((((((.(((.(((((((((((......)))))))))))))).))))))))))))..)).....</text:p>
          </table:table-cell>
          <table:table-cell table:style-name="ce1" office:value-type="string" calcext:value-type="string">
            <text:p>-35.50</text:p>
          </table:table-cell>
          <table:table-cell/>
        </table:table-row>
        <table:table-row table:style-name="ro1">
          <table:table-cell office:value-type="string" calcext:value-type="string">
            <text:p>UCAUCCCUGGGUGGGGAUUUGUUGCAUUACUUGUGUUCUAUAUAAAGUAUUGCACUUGUCCCGGCCUGUGGAA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.(((((.(((((..((.(((.(((((((((...)))).))))).)))))..))))).))))).))).))</text:p>
          </table:table-cell>
          <table:table-cell table:style-name="ce1" office:value-type="string" calcext:value-type="string">
            <text:p>-29.80</text:p>
          </table:table-cell>
          <table:table-cell/>
        </table:table-row>
        <table:table-row table:style-name="ro1">
          <table:table-cell office:value-type="string" calcext:value-type="string">
            <text:p>CUGGGGGCUCCAAAGUGCUGUUCGUGCAGGUAGUGUGAUUACCCAACCUACUGCUGAGCUAGCACUUCCCGAGCCCCC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..((((((((((((.((((.(((.((.........)))))))))))))).)))))))...))))))))))</text:p>
          </table:table-cell>
          <table:table-cell table:style-name="ce1" office:value-type="string" calcext:value-type="string">
            <text:p>-43.80</text:p>
          </table:table-cell>
          <table:table-cell/>
        </table:table-row>
        <table:table-row table:style-name="ro1">
          <table:table-cell office:value-type="string" calcext:value-type="string">
            <text:p>AACACAGUGGGCACUCAAUAAAUGUCUGUUGAAUUGAAAUGCGUUACAUUCAACGGGUAUUUAUUGAGCACCCACUCU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((((((..((((((((((((((((((((((((......))).)))))))))))))))))))))..)))))).))).</text:p>
          </table:table-cell>
          <table:table-cell table:style-name="ce1" office:value-type="string" calcext:value-type="string">
            <text:p>-36.40</text:p>
          </table:table-cell>
          <table:table-cell/>
        </table:table-row>
        <table:table-row table:style-name="ro1">
          <table:table-cell office:value-type="string" calcext:value-type="string">
            <text:p>UGGCCGAUUUUGGCACUAGCACAUUUUUGCUUGUGUCUCUCCGCUCUGAGCAAUCAUGUGCAGUGCCAAUAUGGG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.((.((((((((.((((((..(((((((((......)))...))))))..)))))))))))))).)).))...</text:p>
          </table:table-cell>
          <table:table-cell table:style-name="ce1" office:value-type="string" calcext:value-type="string">
            <text:p>-34.80</text:p>
          </table:table-cell>
          <table:table-cell/>
        </table:table-row>
        <table:table-row table:style-name="ro1">
          <table:table-cell office:value-type="string" calcext:value-type="string">
            <text:p>AGGAUUCUGCUCAUGCCAGGGUGAGGUAGUAAGUUGUAUUGUUGUGGGGUAGGGAUAUUAGGCCCCAAUUAGAAGAUAACUAUACAACUUACUACUUUCCCUGGUGUGUGGCAUAU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.((((((((((((((.(((((((((((((((((.((((((((((...........)))))).........)))).))))))))))))))))))))))))))).)))).)))).</text:p>
          </table:table-cell>
          <table:table-cell table:style-name="ce1" office:value-type="string" calcext:value-type="string">
            <text:p>-56.70</text:p>
          </table:table-cell>
          <table:table-cell/>
        </table:table-row>
        <table:table-row table:style-name="ro1">
          <table:table-cell office:value-type="string" calcext:value-type="string">
            <text:p>CCCAUUGGCAUAAACCCGUAGAUCCGAUCUUGUGGUGAAGUGGACCGCACAAGCUCGCUUCUAUGGGUCUGUGUCAGU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(((.(((((((((..(((.((((((.((........)))))))).)))..))))))))).))))))))))..</text:p>
          </table:table-cell>
          <table:table-cell table:style-name="ce1" office:value-type="string" calcext:value-type="string">
            <text:p>-39.50</text:p>
          </table:table-cell>
          <table:table-cell/>
        </table:table-row>
        <table:table-row table:style-name="ro1">
          <table:table-cell office:value-type="string" calcext:value-type="string">
            <text:p>CCUGUUGCCACAAACCCGUAGAUCCGAACUUGUGGUAUUAGUCCGCACAAGCUUGUAUCUAUAGGUAUGUGUCUGUUA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...((((.(((.((((((.(((.((((((...........)))))).))).)))))).))).)))).....))))</text:p>
          </table:table-cell>
          <table:table-cell table:style-name="ce1" office:value-type="string" calcext:value-type="string">
            <text:p>-25.70</text:p>
          </table:table-cell>
          <table:table-cell/>
        </table:table-row>
        <table:table-row table:style-name="ro1">
          <table:table-cell office:value-type="string" calcext:value-type="string">
            <text:p>UGCCCUGGCUCAGUUAUCACAGUGCUGAUGCUGUCUAUUCUAAAGGUACAGUACUGUGAUAACUGAAGGAUG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....((((((((((((((((((.((((............)))))))))))))))))))))).....))))</text:p>
          </table:table-cell>
          <table:table-cell table:style-name="ce1" office:value-type="string" calcext:value-type="string">
            <text:p>-36.20</text:p>
          </table:table-cell>
          <table:table-cell/>
        </table:table-row>
        <table:table-row table:style-name="ro1">
          <table:table-cell office:value-type="string" calcext:value-type="string">
            <text:p>CUUCUGGAAGCUGGUUUCACAUGGUGGCUUAGAUUUUUCCAUCUUUGUAUCUAGCACCAUUUGAAAUCAGUGUUUUAGG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((((((.((((((.((.((((..............)))))))))))).)))))))))).)))))))))</text:p>
          </table:table-cell>
          <table:table-cell table:style-name="ce1" office:value-type="string" calcext:value-type="string">
            <text:p>-31.10</text:p>
          </table:table-cell>
          <table:table-cell/>
        </table:table-row>
        <table:table-row table:style-name="ro1">
          <table:table-cell office:value-type="string" calcext:value-type="string">
            <text:p>UUGUGCUUUCAGCUUCUUUACAGUGCUGCCUUGUAGCAUUCAGGUCAAGCAGCAUUGUACAGGGCUAUGAAAGAAC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.(((((((((.((.(((((((((((.(((.(.(.....).))))))))))))))).)))))..)))))).))..</text:p>
          </table:table-cell>
          <table:table-cell table:style-name="ce1" office:value-type="string" calcext:value-type="string">
            <text:p>-28.10</text:p>
          </table:table-cell>
          <table:table-cell/>
        </table:table-row>
        <table:table-row table:style-name="ro1">
          <table:table-cell office:value-type="string" calcext:value-type="string">
            <text:p>UACUGCCCUCGGCUUCUUUACAGUGCUGCCUUGUUGCAUAUGGAUCAAGCAGCAUUGUACAGGGCUAUGAAGGCAU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.((((((.((.(((((((((((.(((.(.(....).).)))))))))))))).))))))..)).))))...</text:p>
          </table:table-cell>
          <table:table-cell table:style-name="ce1" office:value-type="string" calcext:value-type="string">
            <text:p>-31.00</text:p>
          </table:table-cell>
          <table:table-cell/>
        </table:table-row>
        <table:table-row table:style-name="ro1">
          <table:table-cell office:value-type="string" calcext:value-type="string">
            <text:p>UGUGCAUCGUGGUCAAAUGCUCAGACUCCUGUGGUGGCUGCUCAUGCACCACGGAUGUUUGAGCAUGUGCUACGGUGUC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(.((.((((((((((..((((((((..........))))))))..)))))))))).)))))))))))...</text:p>
          </table:table-cell>
          <table:table-cell table:style-name="ce1" office:value-type="string" calcext:value-type="string">
            <text:p>-43.10</text:p>
          </table:table-cell>
          <table:table-cell/>
        </table:table-row>
        <table:table-row table:style-name="ro1">
          <table:table-cell office:value-type="string" calcext:value-type="string">
            <text:p>UGUGCAUCGUGGUCAAAUGCUCAGACUCCUGUGGUGGCUGCUUAUGCACCACGGAUGUUUGAGCAUGUGCUAUGGUGUC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(.((.((((((((((..((((((((..........))))))))..)))))))))).)))))))))))...</text:p>
          </table:table-cell>
          <table:table-cell table:style-name="ce1" office:value-type="string" calcext:value-type="string">
            <text:p>-41.30</text:p>
          </table:table-cell>
          <table:table-cell/>
        </table:table-row>
        <table:table-row table:style-name="ro1">
          <table:table-cell office:value-type="string" calcext:value-type="string">
            <text:p>CCUUGGCCAUGUAAAAGUGCUUACAGUGCAGGUAGCUUUUUGAGAUCUACUGCAAUGUAAGCACUUCUUACAUUACCA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..(((((((((((((((((.(((((.(((.(((...))).)))))))).))))))))))).))))))..))).))</text:p>
          </table:table-cell>
          <table:table-cell table:style-name="ce1" office:value-type="string" calcext:value-type="string">
            <text:p>-34.40</text:p>
          </table:table-cell>
          <table:table-cell/>
        </table:table-row>
        <table:table-row table:style-name="ro1">
          <table:table-cell office:value-type="string" calcext:value-type="string">
            <text:p>CUCUCUGCUUUCAGCUUCUUUACAGUGUUGCCUUGUGGCAUGGAGUUCAAGCAGCAUUGUACAGGGCUAUCAAAGCACA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((((((.((((.((.(((((((((((.(((.(((.....))))))))))))))))).))))))...)))))).)))</text:p>
          </table:table-cell>
          <table:table-cell table:style-name="ce1" office:value-type="string" calcext:value-type="string">
            <text:p>-29.50</text:p>
          </table:table-cell>
          <table:table-cell/>
        </table:table-row>
        <table:table-row table:style-name="ro1">
          <table:table-cell office:value-type="string" calcext:value-type="string">
            <text:p>GUUCCACUCUAGCAGCACGUAAAUAUUGGCGUAGUGAAAUAUAUAUUAAACACCAAUAUUACUGUGCUGCUUUAGUGUG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(..(((((((((..((((((((.((.................)).))))))))..)))))))))..)))).)))</text:p>
          </table:table-cell>
          <table:table-cell table:style-name="ce1" office:value-type="string" calcext:value-type="string">
            <text:p>-29.50</text:p>
          </table:table-cell>
          <table:table-cell/>
        </table:table-row>
        <table:table-row table:style-name="ro1">
          <table:table-cell office:value-type="string" calcext:value-type="string">
            <text:p>UUCAGCCUUUGAGAGUUCCAUGCUUCCUUGCAUUCAAUAGUUAUAUUCAAGCAUAUGGAAUGUAAAGAAGUAUGGAGCGAAAUCUGGCG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.(((.......((((((((((((.((((((((.((((((.......))).))).)))))))).)))))))))))).......))))).</text:p>
          </table:table-cell>
          <table:table-cell table:style-name="ce1" office:value-type="string" calcext:value-type="string">
            <text:p>-34.60</text:p>
          </table:table-cell>
          <table:table-cell/>
        </table:table-row>
        <table:table-row table:style-name="ro1">
          <table:table-cell office:value-type="string" calcext:value-type="string">
            <text:p>GCUGGGCUCUCAAAGUGGUUGUGAAAUGCAUUUCCGCUUUGCGCGGCAUAUCACAGCCAGCUUUGAUGAGCUUA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(((((((((((.((((.....(((.....))))))).))))))))).)))))).)))))))))</text:p>
          </table:table-cell>
          <table:table-cell table:style-name="ce1" office:value-type="string" calcext:value-type="string">
            <text:p>-41.60</text:p>
          </table:table-cell>
          <table:table-cell/>
        </table:table-row>
        <table:table-row table:style-name="ro1">
          <table:table-cell office:value-type="string" calcext:value-type="string">
            <text:p>AUCUAAGCCUCAUCAAGUGGUUGUGAUAUGGAUACCCAACGCAUAUCACAGCCAGCUUUGAUGAGCUAGG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.(((((((((((((((((((((...........)))))))))))))..))))))))))).))))</text:p>
          </table:table-cell>
          <table:table-cell table:style-name="ce1" office:value-type="string" calcext:value-type="string">
            <text:p>-33.30</text:p>
          </table:table-cell>
          <table:table-cell/>
        </table:table-row>
        <table:table-row table:style-name="ro1">
          <table:table-cell office:value-type="string" calcext:value-type="string">
            <text:p>CUUCAACUGUCUUCAAAGUGGCAGUGACAUGUUGUCAACAAUAUUCAUAUCACAGCCAGCUUUGAGGAGCGUUGC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(..(((((((((((((.((((.((((((....)))))).....)))).)))).)))))))))..)))).))</text:p>
          </table:table-cell>
          <table:table-cell table:style-name="ce1" office:value-type="string" calcext:value-type="string">
            <text:p>-28.50</text:p>
          </table:table-cell>
          <table:table-cell/>
        </table:table-row>
        <table:table-row table:style-name="ro1">
          <table:table-cell office:value-type="string" calcext:value-type="string">
            <text:p>UUGUGUCAUUCUUCAAAGUGGUUGUGAAAUGUUUGCCUUUUUAUGCCUAUUCAUAUCACAGCCAGCUUUGAGGAGCGACGC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.(((((((((((((((((((.(((...((........)).....))).))))))))).)))))))))).)))))))</text:p>
          </table:table-cell>
          <table:table-cell table:style-name="ce1" office:value-type="string" calcext:value-type="string">
            <text:p>-37.10</text:p>
          </table:table-cell>
          <table:table-cell/>
        </table:table-row>
        <table:table-row table:style-name="ro1">
          <table:table-cell office:value-type="string" calcext:value-type="string">
            <text:p>GAUCCUGGGAUGCAUCUUGUGCAGUUAUGUUUCAAUCUCACAUCACUGGGCAAAGUGUGUCUCAAGA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(((((((.((((.((((.((((.........)))).)))).)))).)))))))))).))))</text:p>
          </table:table-cell>
          <table:table-cell table:style-name="ce1" office:value-type="string" calcext:value-type="string">
            <text:p>-28.50</text:p>
          </table:table-cell>
          <table:table-cell/>
        </table:table-row>
        <table:table-row table:style-name="ro1">
          <table:table-cell office:value-type="string" calcext:value-type="string">
            <text:p>UUGCAAUUAGUUUCUUUGGUCGUCCAGCCUUAGGUGAUUUUUCCGGUCAUAAAGCUAGACAACCAUUGAAGUUCGUUG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.((((((..((((.(((.(((.((..((((((.....)))))).))))).))).))))..)))))).)))))..</text:p>
          </table:table-cell>
          <table:table-cell table:style-name="ce1" office:value-type="string" calcext:value-type="string">
            <text:p>-22.50</text:p>
          </table:table-cell>
          <table:table-cell/>
        </table:table-row>
        <table:table-row table:style-name="ro1">
          <table:table-cell office:value-type="string" calcext:value-type="string">
            <text:p>UAACCCAAGGGAACUUCUGCUGCUGAUAUAUUAUUGAAAAACUACUAUAUCACAGUGGCUGUUCUUUUUGGU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((((((((..((((((.(((((((.((((....)).)).)))))))))))))..)))))))).)))))</text:p>
          </table:table-cell>
          <table:table-cell table:style-name="ce1" office:value-type="string" calcext:value-type="string">
            <text:p>-24.70</text:p>
          </table:table-cell>
          <table:table-cell/>
        </table:table-row>
        <table:table-row table:style-name="ro1">
          <table:table-cell office:value-type="string" calcext:value-type="string">
            <text:p>CAAAAAGAAGGGAACGGUUGCUGAUGAUGUAGUUUGAAACUCUCACAAUUUAUAUCACAGUGGCUGUUCUUUUUUGUU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(((((((((((((((.((((((((.(((.........))).)))))))))))))))))))))))))).))))</text:p>
          </table:table-cell>
          <table:table-cell table:style-name="ce1" office:value-type="string" calcext:value-type="string">
            <text:p>-31.20</text:p>
          </table:table-cell>
          <table:table-cell/>
        </table:table-row>
        <table:table-row table:style-name="ro1">
          <table:table-cell office:value-type="string" calcext:value-type="string">
            <text:p>GAGUGCAUUCCGUAUGGAAGACUAGUGAUUUUGUUGUUUGGUCUUUGGUAAUAACAAUAAAUCCCUUGUCUUCUUACGGCGUGCA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(((((.(((((((.((.(((((.((((((....(....)....))))))))))).)).)))))))))))).))))))))</text:p>
          </table:table-cell>
          <table:table-cell table:style-name="ce1" office:value-type="string" calcext:value-type="string">
            <text:p>-33.50</text:p>
          </table:table-cell>
          <table:table-cell/>
        </table:table-row>
        <table:table-row table:style-name="ro1">
          <table:table-cell office:value-type="string" calcext:value-type="string">
            <text:p>AAGGACAUCUGUUCACAUCUUACCGGGCAGCAUUAGAUCCUUUUUAUAACUCUAAUACUGUCAGGUAAAGAUGUCGUCCGUGUCC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.....((((((((((.(((((.((((((.............)))))).))))).))).))))))).....))))))))</text:p>
          </table:table-cell>
          <table:table-cell table:style-name="ce1" office:value-type="string" calcext:value-type="string">
            <text:p>-30.90</text:p>
          </table:table-cell>
          <table:table-cell/>
        </table:table-row>
        <table:table-row table:style-name="ro1">
          <table:table-cell office:value-type="string" calcext:value-type="string">
            <text:p>GCUAUGUUGUCUUUGGUUAUCUAGCUGUAUGAGUGAUAAAUAACGUCAUAAAGCUAGCUUACCGAAGUUAAUAUUA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.(((((((...((((((.(((((((........)).))))).))))))...))))))).))))).))))</text:p>
          </table:table-cell>
          <table:table-cell table:style-name="ce1" office:value-type="string" calcext:value-type="string">
            <text:p>-28.50</text:p>
          </table:table-cell>
          <table:table-cell/>
        </table:table-row>
        <table:table-row table:style-name="ro1">
          <table:table-cell office:value-type="string" calcext:value-type="string">
            <text:p>CCACGUCUACCCUGUAGAUCCGAAUUUGUUUUAUACUAGCUUUAAGGACAAAUUCGGUUCUAGAGAGGUUUGUG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.(((((.((((.(((((((((((((............))))))))))))).)))).)).)))...)))))</text:p>
          </table:table-cell>
          <table:table-cell table:style-name="ce1" office:value-type="string" calcext:value-type="string">
            <text:p>-31.40</text:p>
          </table:table-cell>
          <table:table-cell/>
        </table:table-row>
        <table:table-row table:style-name="ro1">
          <table:table-cell office:value-type="string" calcext:value-type="string">
            <text:p>GCACUUGUCAAGAACUUUCUCUGUGACCCGCGUGUACUUAAAAGCCGCAUCACAGUCUGAGUUCUUGCUGAG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.(((((((((...((((((...(((.((........))))).))))))...))))))))).)))))))</text:p>
          </table:table-cell>
          <table:table-cell table:style-name="ce1" office:value-type="string" calcext:value-type="string">
            <text:p>-32.80</text:p>
          </table:table-cell>
          <table:table-cell/>
        </table:table-row>
        <table:table-row table:style-name="ro1">
          <table:table-cell office:value-type="string" calcext:value-type="string">
            <text:p>UACGGUUGAGUAUUACAUCAGGUACUGGUGUGCCUUAAAUCCAACAACCAGUACUUAUGUCAUACUACGCC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.(((((.((((.((((((((((((............)).)))))))))))))).)))))..))))))</text:p>
          </table:table-cell>
          <table:table-cell table:style-name="ce1" office:value-type="string" calcext:value-type="string">
            <text:p>-29.60</text:p>
          </table:table-cell>
          <table:table-cell/>
        </table:table-row>
        <table:table-row table:style-name="ro1">
          <table:table-cell office:value-type="string" calcext:value-type="string">
            <text:p>CCAUGUCGUUAAAAUGUUUGUGAACUUAUGUAUUCACAAUCAUAUCACAGCCAUUUUGACGAGUU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.(((((((((((.((((((...((((..........)))))))))).)))))))))))...)))</text:p>
          </table:table-cell>
          <table:table-cell table:style-name="ce1" office:value-type="string" calcext:value-type="string">
            <text:p>-21.20</text:p>
          </table:table-cell>
          <table:table-cell/>
        </table:table-row>
        <table:table-row table:style-name="ro1">
          <table:table-cell office:value-type="string" calcext:value-type="string">
            <text:p>UAUUAACGCGUCAAAAUGACUGUGAGCUAUGUGGAUUUGACUUCAUAUCACAGCCAUUUUGACGAGUU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.((((((((((.((((((..((((.((......)).)))))))))).)))))))))).)))..</text:p>
          </table:table-cell>
          <table:table-cell table:style-name="ce1" office:value-type="string" calcext:value-type="string">
            <text:p>-26.40</text:p>
          </table:table-cell>
          <table:table-cell/>
        </table:table-row>
        <table:table-row table:style-name="ro1">
          <table:table-cell office:value-type="string" calcext:value-type="string">
            <text:p>UGUGGGAGCGAGACGGGGACUCACUGUGCUUAUUAAAUAGUCAGUCUUUUUCUCUCUCCUA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((((.(((((((.(((((.........))))).))))))).)))).))))))))</text:p>
          </table:table-cell>
          <table:table-cell table:style-name="ce1" office:value-type="string" calcext:value-type="string">
            <text:p>-27.50</text:p>
          </table:table-cell>
          <table:table-cell/>
        </table:table-row>
        <table:table-row table:style-name="ro1">
          <table:table-cell office:value-type="string" calcext:value-type="string">
            <text:p>CCAGGCUGAGGUAGUAGUUUGUACAGUUUGAGGGUCUAUGAUACCACCCGGUACAGGAGAUAACUGUACAGGCCACUGCCUUGCCA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.((((((((.((((((((((((.....((((.((.((((....))))))..)))))))))))))))).))))))))))).))</text:p>
          </table:table-cell>
          <table:table-cell table:style-name="ce1" office:value-type="string" calcext:value-type="string">
            <text:p>-40.20</text:p>
          </table:table-cell>
          <table:table-cell/>
        </table:table-row>
        <table:table-row table:style-name="ro1">
          <table:table-cell office:value-type="string" calcext:value-type="string">
            <text:p>CUGGCUGAGGUAGUAGUUUGUGCUGUUGGUCGGGUUGUGACAUUGCCCGCUGUGGAGAUAACUGCGCAAGCUACUGCCUUGCU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(((((((((((((((((.(((((.(((((.........)))))))........))).))))))))))))))))))))))</text:p>
          </table:table-cell>
          <table:table-cell table:style-name="ce1" office:value-type="string" calcext:value-type="string">
            <text:p>-42.20</text:p>
          </table:table-cell>
          <table:table-cell/>
        </table:table-row>
        <table:table-row table:style-name="ro1">
          <table:table-cell office:value-type="string" calcext:value-type="string">
            <text:p>GCUUGGGACACAUACUUCUUUAUAUGCCCAUAUGAACCUGCUAAGCUAUGGAAUGUAAAGAAGUAUGUAUUUCAG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((((((((((((((((..(((((..............))))).)))))))))))))))).))))))))</text:p>
          </table:table-cell>
          <table:table-cell table:style-name="ce1" office:value-type="string" calcext:value-type="string">
            <text:p>-31.90</text:p>
          </table:table-cell>
          <table:table-cell/>
        </table:table-row>
        <table:table-row table:style-name="ro1">
          <table:table-cell office:value-type="string" calcext:value-type="string">
            <text:p>CUGUAGCAGCACAUCAUGGUUUACAUACUACAGUCAAGAUGCGAAUCAUUAUUUGCUGCUCU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((((.((.(((((((.(((.((.......))))).))))))).)).))))))).)))</text:p>
          </table:table-cell>
          <table:table-cell table:style-name="ce1" office:value-type="string" calcext:value-type="string">
            <text:p>-19.20</text:p>
          </table:table-cell>
          <table:table-cell/>
        </table:table-row>
        <table:table-row table:style-name="ro1">
          <table:table-cell office:value-type="string" calcext:value-type="string">
            <text:p>GGCUGCUUGGGUUCCUGGCAUGCUGAUUUGUGACUUGAGAUUAAAAUCACAUUGCCAGGGAUUACCACGCAA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.(((((((((((((((.((((((..............)))))))).))))))))))..))).))).))</text:p>
          </table:table-cell>
          <table:table-cell table:style-name="ce1" office:value-type="string" calcext:value-type="string">
            <text:p>-28.80</text:p>
          </table:table-cell>
          <table:table-cell/>
        </table:table-row>
        <table:table-row table:style-name="ro1">
          <table:table-cell office:value-type="string" calcext:value-type="string">
            <text:p>AGGUGCAGAGCUUAGCUGAUUGGUGAACAGUGAUUGGUUUCCGCUUUGUUCACAGUGGCUAAGUUCUGCA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((((.((((.(((((((....(((...)))..))))))))))))))))))))))))))))</text:p>
          </table:table-cell>
          <table:table-cell table:style-name="ce1" office:value-type="string" calcext:value-type="string">
            <text:p>-39.50</text:p>
          </table:table-cell>
          <table:table-cell/>
        </table:table-row>
        <table:table-row table:style-name="ro1">
          <table:table-cell office:value-type="string" calcext:value-type="string">
            <text:p>AGGAAGCUGGUUUCAUAUGGUGGUUUAGAUUUAAAUAGUGAUUGUCUAGCACCAUUUGAAAUCAGUGUU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(((((((.((((((..((((((.............)))))))))))).)))))))))).))))</text:p>
          </table:table-cell>
          <table:table-cell table:style-name="ce1" office:value-type="string" calcext:value-type="string">
            <text:p>-26.30</text:p>
          </table:table-cell>
          <table:table-cell/>
        </table:table-row>
        <table:table-row table:style-name="ro1">
          <table:table-cell office:value-type="string" calcext:value-type="string">
            <text:p>GCGACUGUAAACAUCCUCGACUGGAAGCUGUGAAGCCACAAAUGGGCUUUCAGUCGGAUGUUUGCAGC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(((((((((..((((((((((((((....))).....))))))))))))))))))))))).)))</text:p>
          </table:table-cell>
          <table:table-cell table:style-name="ce1" office:value-type="string" calcext:value-type="string">
            <text:p>-37.20</text:p>
          </table:table-cell>
          <table:table-cell/>
        </table:table-row>
        <table:table-row table:style-name="ro1">
          <table:table-cell office:value-type="string" calcext:value-type="string">
            <text:p>CUAAGCCAAGUUUCAGUUCAUGUAAACAUCCUACACUCAGCUGUCAUACAUGCGUUGGCUGGGAUGUGGAUGUUUACGUCAGCUGUCUUGGAGU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..(((((...(((((.((((((((((((.((((((((((..(........)..))))))).))))))))))))))).))))).)))))..)).</text:p>
          </table:table-cell>
          <table:table-cell table:style-name="ce1" office:value-type="string" calcext:value-type="string">
            <text:p>-41.30</text:p>
          </table:table-cell>
          <table:table-cell/>
        </table:table-row>
        <table:table-row table:style-name="ro1">
          <table:table-cell office:value-type="string" calcext:value-type="string">
            <text:p>CAUAAACCCGUAGAUCCGAUCUUGUGGUGAAGUGGACCGCGCAAGCUCGUUUCUAUGGGUCU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((((((..(((.((((((((.......)))..))))).)))..))))))))).))))</text:p>
          </table:table-cell>
          <table:table-cell table:style-name="ce1" office:value-type="string" calcext:value-type="string">
            <text:p>-28.10</text:p>
          </table:table-cell>
          <table:table-cell/>
        </table:table-row>
        <table:table-row table:style-name="ro1">
          <table:table-cell office:value-type="string" calcext:value-type="string">
            <text:p>GGCACCCACCCGUAGAACCGACCUUGCGGGGCCUUCGCCGCACACAAGCUCGUGUCUGUGGGUCCGU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(((((((((..(((.((((.(.(((....))).)...)))).)))..)))))))))..)))))</text:p>
          </table:table-cell>
          <table:table-cell table:style-name="ce1" office:value-type="string" calcext:value-type="string">
            <text:p>-29.40</text:p>
          </table:table-cell>
          <table:table-cell/>
        </table:table-row>
        <table:table-row table:style-name="ro1">
          <table:table-cell office:value-type="string" calcext:value-type="string">
            <text:p>AGGCUGCCCUGGCUCAGUUAUCACAGUGCUGAUGCUGUCCAUUCUAAAGGUACAGUACUGUGAUAACUGAAGGAUGGCAGC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.....((((((((((((((((((.((((............)))))))))))))))))))))).....))))))).</text:p>
          </table:table-cell>
          <table:table-cell table:style-name="ce1" office:value-type="string" calcext:value-type="string">
            <text:p>-47.00</text:p>
          </table:table-cell>
          <table:table-cell/>
        </table:table-row>
        <table:table-row table:style-name="ro1">
          <table:table-cell office:value-type="string" calcext:value-type="string">
            <text:p>CUCUGCGUGUUCACAGCGGACCUUGAUUUAAUGUCUAUACAAUUAAGGCACGCGGUGAAUGCCAAG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.((((((((.(((..((((((((............))))))))..))).))))))))..))))</text:p>
          </table:table-cell>
          <table:table-cell table:style-name="ce1" office:value-type="string" calcext:value-type="string">
            <text:p>-26.10</text:p>
          </table:table-cell>
          <table:table-cell/>
        </table:table-row>
        <table:table-row table:style-name="ro1">
          <table:table-cell office:value-type="string" calcext:value-type="string">
            <text:p>CUGGGUCCCUGAGACCCUUUAACCUGUGAGGACGUCCAGGGUCACAGGUGAGGUUCUUGGGAGCC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(((((((.((((..((((((((...(.....)..)))))))))))).))))))).))))))</text:p>
          </table:table-cell>
          <table:table-cell table:style-name="ce1" office:value-type="string" calcext:value-type="string">
            <text:p>-32.70</text:p>
          </table:table-cell>
          <table:table-cell/>
        </table:table-row>
        <table:table-row table:style-name="ro1">
          <table:table-cell office:value-type="string" calcext:value-type="string">
            <text:p>UGACAGCACAUUAUUACUUUUGGUACGCGCUGUGACACUUCAAACUCGUACCGUGAGUAAUAAUGCGCGG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.(((((((((((.(((((((.....(((....)))....))))))).))))))))))).)).))))</text:p>
          </table:table-cell>
          <table:table-cell table:style-name="ce1" office:value-type="string" calcext:value-type="string">
            <text:p>-31.20</text:p>
          </table:table-cell>
          <table:table-cell/>
        </table:table-row>
        <table:table-row table:style-name="ro1">
          <table:table-cell office:value-type="string" calcext:value-type="string">
            <text:p>CCAGCCUGCUGAAGCUCAGAGGGCUCUGAUUCAGAAAGAUCAUCGGAUCCGUCUGAGCUUGGCUGGUC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....(((((((((.((.((((((((.....))..)))))).)).)))))))))))))))....</text:p>
          </table:table-cell>
          <table:table-cell table:style-name="ce1" office:value-type="string" calcext:value-type="string">
            <text:p>-35.10</text:p>
          </table:table-cell>
          <table:table-cell/>
        </table:table-row>
        <table:table-row table:style-name="ro1">
          <table:table-cell office:value-type="string" calcext:value-type="string">
            <text:p>GUUGGAUUCGGGGCCGUAGCACUGUCUGAGAGGUUUACAUUUCUCACAGUGAACCGGUCUCUUUUUCA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..(((((((...((((((..(((((((....)))))))))))))...)))))))...))))))</text:p>
          </table:table-cell>
          <table:table-cell table:style-name="ce1" office:value-type="string" calcext:value-type="string">
            <text:p>-29.30</text:p>
          </table:table-cell>
          <table:table-cell/>
        </table:table-row>
        <table:table-row table:style-name="ro1">
          <table:table-cell office:value-type="string" calcext:value-type="string">
            <text:p>GAGCUCUUUUCACAUUGUGCUACUGUCUAACGUGUACCGAGCAGUGCAAUGUUAAAAGGGCA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(.((((((((((.((...............)).)))))))))).))))))))...</text:p>
          </table:table-cell>
          <table:table-cell table:style-name="ce1" office:value-type="string" calcext:value-type="string">
            <text:p>-22.10</text:p>
          </table:table-cell>
          <table:table-cell/>
        </table:table-row>
        <table:table-row table:style-name="ro1">
          <table:table-cell office:value-type="string" calcext:value-type="string">
            <text:p>GUUGUUAUCUUUGGUUAUCUAGCUGUAUGAGUGUAUUGGUCUUCAUAAAGCUAGAUAACCGAAAGUAAAA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(.(((((((((((((((.((((((.(.......))))))).))))))))))))))).)))).)))</text:p>
          </table:table-cell>
          <table:table-cell table:style-name="ce1" office:value-type="string" calcext:value-type="string">
            <text:p>-28.20</text:p>
          </table:table-cell>
          <table:table-cell/>
        </table:table-row>
        <table:table-row table:style-name="ro1">
          <table:table-cell office:value-type="string" calcext:value-type="string">
            <text:p>GCUAAAGCUGGUAAAAUGGAACCAAAUCGCCUCUUCAAUGGAUUUGGUCCCCUUCAACCAGCUGUA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((((..((.((.((((((((............)))))))).)).))..))))))).))))</text:p>
          </table:table-cell>
          <table:table-cell table:style-name="ce1" office:value-type="string" calcext:value-type="string">
            <text:p>-28.20</text:p>
          </table:table-cell>
          <table:table-cell/>
        </table:table-row>
        <table:table-row table:style-name="ro1">
          <table:table-cell office:value-type="string" calcext:value-type="string">
            <text:p>GAGGACUCCAUUUGUUUUGAUGAUGGAUUCUUAAGCUCCAUCAUCGUCUCAAAUGAGUC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(((((...((((((((((.........))))))))))...)))))))))))))</text:p>
          </table:table-cell>
          <table:table-cell table:style-name="ce1" office:value-type="string" calcext:value-type="string">
            <text:p>-28.20</text:p>
          </table:table-cell>
          <table:table-cell/>
        </table:table-row>
        <table:table-row table:style-name="ro1">
          <table:table-cell office:value-type="string" calcext:value-type="string">
            <text:p>CUUCGGUGACGGGUAUUCUUGGGUGGAUAAUACGGAUUACGUUGUUAUUGCUUAAGAAUACGCGUAGUCGA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.(((.(((((((((((((.((((((((.....)).))))))))))))))))))).)))..))))))</text:p>
          </table:table-cell>
          <table:table-cell table:style-name="ce1" office:value-type="string" calcext:value-type="string">
            <text:p>-31.20</text:p>
          </table:table-cell>
          <table:table-cell/>
        </table:table-row>
        <table:table-row table:style-name="ro1">
          <table:table-cell office:value-type="string" calcext:value-type="string">
            <text:p>CAGCUGGUGUUGUGAAUCAGGCCGACGAGCAGCGCAUCCUCUUACCCGGCUAUUUCACGACACCAGGGU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(((((...(((((..(((.((......)))))...)))))..))))))))))))).....</text:p>
          </table:table-cell>
          <table:table-cell table:style-name="ce1" office:value-type="string" calcext:value-type="string">
            <text:p>-29.30</text:p>
          </table:table-cell>
          <table:table-cell/>
        </table:table-row>
        <table:table-row table:style-name="ro1">
          <table:table-cell office:value-type="string" calcext:value-type="string">
            <text:p>CCUGCCAGUGGUUUUACCCUAUGGUAGGUUACGUCAUGCUGUUCUACCACAGGGUAGAACCACGGACA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(((((((((((((.(((((((.((.((...)))).))))))).))))))))))))))).))))</text:p>
          </table:table-cell>
          <table:table-cell table:style-name="ce1" office:value-type="string" calcext:value-type="string">
            <text:p>-39.10</text:p>
          </table:table-cell>
          <table:table-cell/>
        </table:table-row>
        <table:table-row table:style-name="ro1">
          <table:table-cell office:value-type="string" calcext:value-type="string">
            <text:p>GGGUCCAUCUUCCAGUGCAGUGUUGGAUGGUUGAAGUAUGAAGCUCCUAACACUGUCUGGUAAAGAUGG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((((((((.((((((((((..(.((........)).)..))))))))))))))..))))))))))</text:p>
          </table:table-cell>
          <table:table-cell table:style-name="ce1" office:value-type="string" calcext:value-type="string">
            <text:p>-35.20</text:p>
          </table:table-cell>
          <table:table-cell/>
        </table:table-row>
        <table:table-row table:style-name="ro1">
          <table:table-cell office:value-type="string" calcext:value-type="string">
            <text:p>ACCCAUAAAGUAGAAAGCACUACUAACAGCACUGGAGGGUGUAGUGUUUCCUACUUUAUGGA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((((.(((((((((...(..(....)..)..))))))))).)))))))))))...</text:p>
          </table:table-cell>
          <table:table-cell table:style-name="ce1" office:value-type="string" calcext:value-type="string">
            <text:p>-26.90</text:p>
          </table:table-cell>
          <table:table-cell/>
        </table:table-row>
        <table:table-row table:style-name="ro1">
          <table:table-cell office:value-type="string" calcext:value-type="string">
            <text:p>GGCUGGGAUAUCAUCAUAUACUGUAAGUUUGUGAUGAGACACUACAGUAUAGAUGAUGUACUA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((((((((.(((((((((.((((......))))..))))))))))))))))).))))))</text:p>
          </table:table-cell>
          <table:table-cell table:style-name="ce1" office:value-type="string" calcext:value-type="string">
            <text:p>-28.60</text:p>
          </table:table-cell>
          <table:table-cell/>
        </table:table-row>
        <table:table-row table:style-name="ro1">
          <table:table-cell office:value-type="string" calcext:value-type="string">
            <text:p>CUCACGGUCCAGUUUUCCCAGGAAUCCCUUGGAUGCUAAGAUGGGGAUUCCUGGAAAUACUGUUCUUG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..((((.((.((((((((((((.............)))))))))))).)).))))..))))))</text:p>
          </table:table-cell>
          <table:table-cell table:style-name="ce1" office:value-type="string" calcext:value-type="string">
            <text:p>-30.30</text:p>
          </table:table-cell>
          <table:table-cell/>
        </table:table-row>
        <table:table-row table:style-name="ro1">
          <table:table-cell office:value-type="string" calcext:value-type="string">
            <text:p>AGCUCUGAGAACUGAAUUCCAUGGGUUAUAUCAAUGUCAGACCUGUGAAAUUCAGUUCUUCAG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.((((((((((((.((((((((............)))))))).)))))))))))).))))</text:p>
          </table:table-cell>
          <table:table-cell table:style-name="ce1" office:value-type="string" calcext:value-type="string">
            <text:p>-26.50</text:p>
          </table:table-cell>
          <table:table-cell/>
        </table:table-row>
        <table:table-row table:style-name="ro1">
          <table:table-cell office:value-type="string" calcext:value-type="string">
            <text:p>GGCUCUGGCUCCGUGUCUUCACUCCCGUGUUUGUCCGAGGAGGGAGGGAGGGACGGGGGCGGUG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.((((((.(((((.(((((.(.((.....)).).)))))))))).)))))).))).)))</text:p>
          </table:table-cell>
          <table:table-cell table:style-name="ce1" office:value-type="string" calcext:value-type="string">
            <text:p>-36.70</text:p>
          </table:table-cell>
          <table:table-cell/>
        </table:table-row>
        <table:table-row table:style-name="ro1">
          <table:table-cell office:value-type="string" calcext:value-type="string">
            <text:p>CCCUGUCUCCCAACCCUUGUACCAGUGCUGUGCCUCAGACCCUGGUACAGGCCUGGGGGAUAG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..(((.(((((((.((((.....))).).))))))))))..))))))))))))</text:p>
          </table:table-cell>
          <table:table-cell table:style-name="ce1" office:value-type="string" calcext:value-type="string">
            <text:p>-40.10</text:p>
          </table:table-cell>
          <table:table-cell/>
        </table:table-row>
        <table:table-row table:style-name="ro1">
          <table:table-cell office:value-type="string" calcext:value-type="string">
            <text:p>CCGGGCCUAGGUUCUGUGAUACACUCCGACUCGGGCUCUGGAGCAGUCAGUGCAUGACAGAACUUGGGCCC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((((.((.((((..((((...(((....))))))))))).)).)))))))))))))))))</text:p>
          </table:table-cell>
          <table:table-cell table:style-name="ce1" office:value-type="string" calcext:value-type="string">
            <text:p>-43.50</text:p>
          </table:table-cell>
          <table:table-cell/>
        </table:table-row>
        <table:table-row table:style-name="ro1">
          <table:table-cell office:value-type="string" calcext:value-type="string">
            <text:p>CGGUGUCAUUUUUGUGACGUUGCAGCUAGUAAUAUGAGCCCAGUUGCAUAGUCACAAAAGUGAUCAU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(((((..(((((((.((.......))..)))))))..))))))))))))).)))))</text:p>
          </table:table-cell>
          <table:table-cell table:style-name="ce1" office:value-type="string" calcext:value-type="string">
            <text:p>-30.80</text:p>
          </table:table-cell>
          <table:table-cell/>
        </table:table-row>
        <table:table-row table:style-name="ro1">
          <table:table-cell office:value-type="string" calcext:value-type="string">
            <text:p>GAAGAUAGGUUAUCCGUGUUGCCUUCGCUUUAUUCGUGACGAAUCAUACACGGUUGACCUAUU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.((((((....(((((.........).))))....)))))).))))))))))))</text:p>
          </table:table-cell>
          <table:table-cell table:style-name="ce1" office:value-type="string" calcext:value-type="string">
            <text:p>-25.20</text:p>
          </table:table-cell>
          <table:table-cell/>
        </table:table-row>
        <table:table-row table:style-name="ro1">
          <table:table-cell office:value-type="string" calcext:value-type="string">
            <text:p>CUGUUAAUGCUAAUUGUGAUAGGGGUUUUGGCCUCUGACUGACUCCUACCUGUUAGCAUUAAC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(.(.(.((((((((..(........).)))))))))).))))))))))))))</text:p>
          </table:table-cell>
          <table:table-cell table:style-name="ce1" office:value-type="string" calcext:value-type="string">
            <text:p>-27.20</text:p>
          </table:table-cell>
          <table:table-cell/>
        </table:table-row>
        <table:table-row table:style-name="ro1">
          <table:table-cell office:value-type="string" calcext:value-type="string">
            <text:p>CAAGAGAAACGCAAAGAAACUGACAGAAGAGAGUGAGCACACAAAGGCAAUUUGCAUAUCAUUGCACUUGCUUCUCUUGCGUGCUCACUGCUCUUUCUGUCAGAUUCCGGUGCUGAUCUC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...(((..(((.(((((((((((((((((((((.(((((((((..((((......)))).))))))...))).))))))))).))).))))))))).)))...)))...)))))).</text:p>
          </table:table-cell>
          <table:table-cell table:style-name="ce1" office:value-type="string" calcext:value-type="string">
            <text:p>-55.90</text:p>
          </table:table-cell>
          <table:table-cell/>
        </table:table-row>
        <table:table-row table:style-name="ro1">
          <table:table-cell office:value-type="string" calcext:value-type="string">
            <text:p>GCUAGAAGAGGGAGAGAUGGUGAUUGAGGAAUGCAACAGAGAAAACUGACAGAAGAGAGUGAGCACAUGCAGGCACUGUUAUGUGUCUAUAACUUUGCGUGUGCGUGCUCACCUCUCUUUCUGUCAGUUGCCUAUCUCUGCCUGCUUGACCUCUCUCUCUCUCUCUCUCUCUCAAAUUUGG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((((.((.((..((((...(((.((((((.(((((((((((((((((((((((.((((.(((..((((((....))))))..))).)))).))))))).))))).))))))))))).....))))))..)))....))))..)).)).)))))))))))....)))))).</text:p>
          </table:table-cell>
          <table:table-cell table:style-name="ce1" office:value-type="string" calcext:value-type="string">
            <text:p>-92.10</text:p>
          </table:table-cell>
          <table:table-cell/>
        </table:table-row>
        <table:table-row table:style-name="ro1">
          <table:table-cell office:value-type="string" calcext:value-type="string">
            <text:p>CGCAUAGAAACUGACAGAAGAGAGUGAGCACACAAAGGCACUUUGCAUGUUCGAUGCAUUUGCUUCUCUUGCGUGCUCACUGCUCUAUCUGUCAGAUUCCGG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...(((.(((((((((((((((((((((.((((((((...(((((.....)))))..)))))...))).))))))))).)))).)))))))).)))..)).</text:p>
          </table:table-cell>
          <table:table-cell table:style-name="ce1" office:value-type="string" calcext:value-type="string">
            <text:p>-49.30</text:p>
          </table:table-cell>
          <table:table-cell/>
        </table:table-row>
        <table:table-row table:style-name="ro1">
          <table:table-cell office:value-type="string" calcext:value-type="string">
            <text:p>GAUGGGGGAAAAGAAGUUGACAGAAGAGAGUGAGCACACAAAGGGGAAGUUGUAUAAAAGUUUUGUAUAUGGUUGCUUUUGCGUGCUCACUCUCUUUUUGUCAUAACUUCUCCUU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...(((((((((((((((((((((((((.((((((.((...((((((((...))))))))...)).)))))).)))))))))))).))))))))..)))))))))))))</text:p>
          </table:table-cell>
          <table:table-cell table:style-name="ce1" office:value-type="string" calcext:value-type="string">
            <text:p>-58.10</text:p>
          </table:table-cell>
          <table:table-cell/>
        </table:table-row>
        <table:table-row table:style-name="ro1">
          <table:table-cell office:value-type="string" calcext:value-type="string">
            <text:p>AGGAGGUGACAGAAGAGAGUGAGCACACAUGGUGGUUUCUUGCAUGCUUUUUUGAUUAGGGUUUCAUGCUUGAAGCUAUGUGUGCUUACUCUCUCUCUGUCACC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((((((((((((((((((((((((((...(((..(((((((((.......))))...)))))..))))))))))))))))))))))).))))))))))))</text:p>
          </table:table-cell>
          <table:table-cell table:style-name="ce1" office:value-type="string" calcext:value-type="string">
            <text:p>-61.90</text:p>
          </table:table-cell>
          <table:table-cell/>
        </table:table-row>
        <table:table-row table:style-name="ro1">
          <table:table-cell office:value-type="string" calcext:value-type="string">
            <text:p>GAGUGGUGAGGAAUUGAUGGUGACAGAAGAGAGUGAGCACACAUGGUGGCUUUCUUGCAUAUUUGAAGGUUCCAUGCUUGAAGCUAUGUGUGCUCACUCUCUAUCCGUCACCCCCUUCUCUCCCUCUCC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.((((....((.((((((.((((((((((((((((((((((....(((..((((.............))))..))))))))))))))))))))))).)).))))))....))....)))).)))))</text:p>
          </table:table-cell>
          <table:table-cell table:style-name="ce1" office:value-type="string" calcext:value-type="string">
            <text:p>-62.50</text:p>
          </table:table-cell>
          <table:table-cell/>
        </table:table-row>
        <table:table-row table:style-name="ro1">
          <table:table-cell office:value-type="string" calcext:value-type="string">
            <text:p>GUGUUGACAGAAGAUAGAGAGCACAGAUGAUGAGAUACAAUUCGGAGCAUGUUCUUUGCAUCUUACUCCUUUGUGCUCUCUAGCCUUCUGUCAUCA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((((((.(((((((((((((.((((((((.(((...(((......)))))).)))))).)).)))))))))))))..))))))))).))).</text:p>
          </table:table-cell>
          <table:table-cell table:style-name="ce1" office:value-type="string" calcext:value-type="string">
            <text:p>-46.40</text:p>
          </table:table-cell>
          <table:table-cell/>
        </table:table-row>
        <table:table-row table:style-name="ro1">
          <table:table-cell office:value-type="string" calcext:value-type="string">
            <text:p>UGGGAGGCAUUGAUAGUGUUGACAGAAGAUAGAGAGCACAGAUGAUAAGAUACAAUUCCUCGCAGCUUCUUUGCAUCUUACUCCUUUGUGCUCUCUAGCCUUCUGUCAUCACCCGUUAUUUGCCAUCACC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(.((((.(((.(((((((((.(((((((((((((.((((((((.(((...............))).)))))).)).)))))))))))))..))))))))).)))..))))..))))....))))</text:p>
          </table:table-cell>
          <table:table-cell table:style-name="ce1" office:value-type="string" calcext:value-type="string">
            <text:p>-55.30</text:p>
          </table:table-cell>
          <table:table-cell/>
        </table:table-row>
        <table:table-row table:style-name="ro1">
          <table:table-cell office:value-type="string" calcext:value-type="string">
            <text:p>AGGUUUGAGAGUGAUGUUGGUUGUUGACAGAAGAUAGAGAGCACUAAGGAUGACAUGCAAGUACAUACAUAUAUAUCAUCACACCGCAUGUGGAUGAUAAAAUAUGUAUAACAAAUUCAAAGAAAGAGAGGGAGAGAAAGAGAGAGAACCUGCAUCUCUACUCUUUUGUGCUCUCUAUACUUCUGUCACCACCUUUAUCUCUUCUUCUCUCUAA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(((((.((((..(((.((.(((((((((((((((((((....................((((((((.(((((((.(((.....))))))))))..))))))))............(((((((..(((((...((.(......)))...))))).)))))))))))))))))).)))))))))).)))..)))).......))))).)))))</text:p>
          </table:table-cell>
          <table:table-cell table:style-name="ce1" office:value-type="string" calcext:value-type="string">
            <text:p>-75.70</text:p>
          </table:table-cell>
          <table:table-cell/>
        </table:table-row>
        <table:table-row table:style-name="ro1">
          <table:table-cell office:value-type="string" calcext:value-type="string">
            <text:p>GUGGAGGGUGAUAGUGUGGUUGCUGACAGAAGAUAGAGAGCACUAAGGAUGCUAUGCAAAACAGACACAGAUAUGUGUUUCUAAUUGUAUUUCAUACUUUAACCUCAAAGUUGAUAUAAAAAAAGAAAGAAAGAUAGAAGAGCUAGAAGACUAUCUGCAUCUCUAUUCCUAUGUGCUCUCUAUGCUUCUGUCAUCACCUUUCUUUCUCUAUUUCUCUCU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(((((...(((.(.((((((((((((((((((((..((((((..((((((...(((((((....)))))))....))))))..)))...(((((......)))))..................((((((.((((.(((......))))).)))))))))))..))))))))))).))))))))).)))).........))))).))))))))</text:p>
          </table:table-cell>
          <table:table-cell table:style-name="ce1" office:value-type="string" calcext:value-type="string">
            <text:p>-74.20</text:p>
          </table:table-cell>
          <table:table-cell/>
        </table:table-row>
        <table:table-row table:style-name="ro1">
          <table:table-cell office:value-type="string" calcext:value-type="string">
            <text:p>ACACGUCAUCUCUGUGCUUCUUUGUCUACAAUUUUGGAAAAAGUGAUGACGCCAUUGCUCUUUCCCAAAUGUAGACAAAGCAAUACCGUGAUGAUGUC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(.(.(((...(((((((((((.(((.(((((.(((((((....))))))).))))).))))))))))))))...))).).))))))))...</text:p>
          </table:table-cell>
          <table:table-cell table:style-name="ce1" office:value-type="string" calcext:value-type="string">
            <text:p>-39.70</text:p>
          </table:table-cell>
          <table:table-cell/>
        </table:table-row>
        <table:table-row table:style-name="ro1">
          <table:table-cell office:value-type="string" calcext:value-type="string">
            <text:p>GUAGAGCUCCUUAAAGUUCAAACAUGAGUUGAGCAGGGUAAAGAAAAGCUGCUAAGCUAUGGAUCCCAUAAGCCCUAAUCCUUGUAAAGUAAAAAAGGAUUUGGUUAUAUGGAUUGCAUAUCUCAGGAGCUUUAACUUGCCCUUUAAUGGCUUUUACUCUUCUUUGGAUUGAAGGGAGCUCU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..((((((((...((((.(((((((((((...((((((.((.((.((((.(..(((((((((..(((((((...........))))))).)))).)))))..).)))).)).)).))))))...)))))))......))))..))))...))))))))..))))))))))))</text:p>
          </table:table-cell>
          <table:table-cell table:style-name="ce1" office:value-type="string" calcext:value-type="string">
            <text:p>-76.00</text:p>
          </table:table-cell>
          <table:table-cell/>
        </table:table-row>
        <table:table-row table:style-name="ro1">
          <table:table-cell office:value-type="string" calcext:value-type="string">
            <text:p>GUAUGCCUGGCUCCCUGUAUGCCAUAUGCUGAGCCCAUCGAGUAUCGAUGACCUCCGUGGAUGGCGUAUGAGGAGCCAUGCAU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(((((((.((((((((((..((.(((..((((((...))))))..))).))..)))))))))).))))))).))))))</text:p>
          </table:table-cell>
          <table:table-cell table:style-name="ce1" office:value-type="string" calcext:value-type="string">
            <text:p>-46.40</text:p>
          </table:table-cell>
          <table:table-cell/>
        </table:table-row>
        <table:table-row table:style-name="ro1">
          <table:table-cell office:value-type="string" calcext:value-type="string">
            <text:p>GUCGUGCCUGGCUCCCUGUAUGCCACAAGAAAACAUCGAUUUAGUUUCAAAAUCGAUCACUAGUGGCGUACAGAGUAGUCAAGCAUG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.((((((.(((((((((((.((.....((((((((.......))))))))..)).))))))))))).).))))).)))))))</text:p>
          </table:table-cell>
          <table:table-cell table:style-name="ce1" office:value-type="string" calcext:value-type="string">
            <text:p>-41.70</text:p>
          </table:table-cell>
          <table:table-cell/>
        </table:table-row>
        <table:table-row table:style-name="ro1">
          <table:table-cell office:value-type="string" calcext:value-type="string">
            <text:p>GUUAUGCCUGGCUCCCUGUAUGCCACGAGUGGAUACCGAUUUUGGUUUUAAAAUCGGCUGCCGGUGGCGUACAAGGAGUCAAGCAUG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.(((((((.((((((((((..((((...(((((((((....)))))))))))))..)))))))))).))))))).)))))))</text:p>
          </table:table-cell>
          <table:table-cell table:style-name="ce1" office:value-type="string" calcext:value-type="string">
            <text:p>-51.30</text:p>
          </table:table-cell>
          <table:table-cell/>
        </table:table-row>
        <table:table-row table:style-name="ro1">
          <table:table-cell office:value-type="string" calcext:value-type="string">
            <text:p>UGCUUGAUCUCGGUUUUUGACCAGUUUAUUGCGUCGAUCAAUGCAUUGAAAGUGACUACAUCGGGGUUCCGAUUUUUUUUGUUCUUCAUAUGAUGAAGCGGAAACAGUAAUCAACCCUGGUUUAGUCACUUUCACUGCAUUAAUCAAUGCAUUUGUAAAAAGAGGGAAAA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((((((((...))))..((((((((((.(((.((((((.((((((((((((.(((((((((...(((.((((((..((((((...)))))))))))).)))....))))))))).)))))))))))).)))))).))).)))))...)))))..))))...)))))</text:p>
          </table:table-cell>
          <table:table-cell table:style-name="ce1" office:value-type="string" calcext:value-type="string">
            <text:p>-63.00</text:p>
          </table:table-cell>
          <table:table-cell/>
        </table:table-row>
        <table:table-row table:style-name="ro1">
          <table:table-cell office:value-type="string" calcext:value-type="string">
            <text:p>UAGUUGGAAGAAGAGUGAGAGUCGCUGGAGGCAGCGGUUCAUCGAUCUCUUCCUGUGAACACAUUAAAAAUGUAAAAGCAUGAAUAGAUCGAUAAACCUCUGCAUCCAGCGUUUGCCUCUUGUAUCUUUCUUAUUGAC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(((.((((((.(((((((.((((.((((.((((((((.(((.(((....(((((...)))))....))).))).)))))))).)))).)))).))))))).....))))))..)).))))).)))))).</text:p>
          </table:table-cell>
          <table:table-cell table:style-name="ce1" office:value-type="string" calcext:value-type="string">
            <text:p>-53.90</text:p>
          </table:table-cell>
          <table:table-cell/>
        </table:table-row>
        <table:table-row table:style-name="ro1">
          <table:table-cell office:value-type="string" calcext:value-type="string">
            <text:p>GAGUGAAGUCGCUGGAGGCAGCGGUUCAUCGAUCAAUUCCUGUGAAUAUUUAUUUUUGUUUACAAAAGCAAGAAUCGAUCGAUAAACCUCUGCAUCCAGCGCUGCUUG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((((((((.((((.((((.(((((((.((((.((((((((........)))))))).......)))).))))))).)))).)))).)))))))..))))))))</text:p>
          </table:table-cell>
          <table:table-cell table:style-name="ce1" office:value-type="string" calcext:value-type="string">
            <text:p>-47.60</text:p>
          </table:table-cell>
          <table:table-cell/>
        </table:table-row>
        <table:table-row table:style-name="ro1">
          <table:table-cell office:value-type="string" calcext:value-type="string">
            <text:p>ACCCGGUGGAUAAAAUCGAGUUCCAACCUCUUCAACGACAACGAUUUCAACACUCUCUUCCAGGAACAACUUCCUCCAGGCAGAUGAUACUAAAGUGCUGGAGUUCCCGGUUCCUGAGAGUGAGUCCAUAUCAAAAUGCGCAUUCGUUAUCACUUGGUUGAACCCAUUUGGGGAUUUAAAUUUGGAGGUGAAAUGGAACGCGUAAUUGAUGACUCCUACGUGGAACCUCUUCUUAGGAAGAGCACGGUCGAAGAAGUAACUGCGCAGUGCUUAAAUCGUAGAUGCUAAAGUCGUUGAAGAGGACUUGGAACUUCGAUAUUAUCCCCCGU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.((((((.(((((((((((((((((((((((((............((((((....((((((......((((((.((..(.......)..))))))))......))))))))))))(((((...(((((..(((((.((((((.((((((..((((((((.....))).)))))......))))))))))))..))))).))))))))))...((((....((((((....))))))))))........((((.(((((..((......))))))).))))...)))))))))))))..))))))).))))).)))))).))).))</text:p>
          </table:table-cell>
          <table:table-cell table:style-name="ce1" office:value-type="string" calcext:value-type="string">
            <text:p>-122.10</text:p>
          </table:table-cell>
          <table:table-cell/>
        </table:table-row>
        <table:table-row table:style-name="ro1">
          <table:table-cell office:value-type="string" calcext:value-type="string">
            <text:p>GGGUGAGAAUCUCCAUGUUGGAGAAGCAGGGCACGUGCAAACCAACAAACACGAAAUCCGUCUCAUUUGCUUAUUUGCACGUACUUAACUUCUCCAACAUGAGCUCUUCA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...(((.((((((((((((..(((.(((((((((....((((.(((.....)))....))))....))))))))).)))..)))))))))))))))...)))))))</text:p>
          </table:table-cell>
          <table:table-cell table:style-name="ce1" office:value-type="string" calcext:value-type="string">
            <text:p>-47.80</text:p>
          </table:table-cell>
          <table:table-cell/>
        </table:table-row>
        <table:table-row table:style-name="ro1">
          <table:table-cell office:value-type="string" calcext:value-type="string">
            <text:p>GAUGGAGAAGCAGGGCACGUGCAUUACUAGCUCAUAUAUACACUCUCACCACAAAUGCGUGUAUAUAUGCGGAAUUUUGUGAUAUAGAUGUGUGUGUGUGUUGAGUGUGAUGAUAUGGAUGAGUUAGUUCUUCAUGUGCCCAUCUUCACCA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((((..(((((((((....((((((((((.(((((((.(((((((((.((((((.(((((..((((....)))).))))).)))))).)))).).)))).)))....)))).))))))))))....)))))))))..)))).)))))</text:p>
          </table:table-cell>
          <table:table-cell table:style-name="ce1" office:value-type="string" calcext:value-type="string">
            <text:p>-64.90</text:p>
          </table:table-cell>
          <table:table-cell/>
        </table:table-row>
        <table:table-row table:style-name="ro1">
          <table:table-cell office:value-type="string" calcext:value-type="string">
            <text:p>GUUGAGGGGAAUGUUGUCUGGAUCGAGGAUAUUAUAGAUAUAUACAUGUGUAUGUUAAUGAUUCAAGUGAUCAUAGAGAGUAUCCUCGGACCAGGCUUCAUCCCCCCCA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(.(((..((((((.(((((((((((...((((((((....)))))))).((((((.....))))))....))))))))))).))))))..))).)))).))))</text:p>
          </table:table-cell>
          <table:table-cell table:style-name="ce1" office:value-type="string" calcext:value-type="string">
            <text:p>-45.80</text:p>
          </table:table-cell>
          <table:table-cell/>
        </table:table-row>
        <table:table-row table:style-name="ro1">
          <table:table-cell office:value-type="string" calcext:value-type="string">
            <text:p>AGGGGCUUUCUCUUUUGAGGGGACUGUUGUCUGGCUCGAGGACUCUGGCUCGCUCUAUUCAUGUUGGAUCUCUUUCGAUCUAACAAUCGAAUUGAACCUUCAGAUUUCAGAUUUGAUUAGGGUUUUAGCGUCUUCGGACCAGGCUUCAUUCCCCCCAAUUGUUGCUC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.....(..(((.(((((.((..((((((.((((((((.((((...((((((.((((((((((((......)))))))))((((((((((....))))..))).))).))).)))))).)))).)))))))).))))))..)).))))).)))..)..)))))..</text:p>
          </table:table-cell>
          <table:table-cell table:style-name="ce1" office:value-type="string" calcext:value-type="string">
            <text:p>-66.90</text:p>
          </table:table-cell>
          <table:table-cell/>
        </table:table-row>
        <table:table-row table:style-name="ro1">
          <table:table-cell office:value-type="string" calcext:value-type="string">
            <text:p>UUGAGGGGACUGUUGUCUGGCUCGAGGACUCUUAUUCUAAUACAAUCUCAUUUGAAUACAUUCAGAUCUGAUGAUUGAUUAGGGUUUUAGUGUCGUCGGACCAGGCUUCAUUCCCCCC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.(((((.((..((((((.((((.(((.((.((((((((.((((((((((((((....))))))..))).)))))))))))))...)).))).)))).))))))..)).))))).)).</text:p>
          </table:table-cell>
          <table:table-cell table:style-name="ce1" office:value-type="string" calcext:value-type="string">
            <text:p>-51.20</text:p>
          </table:table-cell>
          <table:table-cell/>
        </table:table-row>
        <table:table-row table:style-name="ro1">
          <table:table-cell office:value-type="string" calcext:value-type="string">
            <text:p>GCGAUUUAGUGUUGAGAGGAUUGUUGUCUGGCUCGAGGUCAUGAAGAAGAGAAUCACUCGAAUUAAUUUGGAAGAACAAAUUAAGAAAACCCUAGAUGAUUCUCGGACCAGGCUUCAUUCCCCCUAACCUACUUAUC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(((.((((.(.(((.((..((((((.((((((((((..((..(((.....)))...((((((((......)))))))).......))..)))).)))))).))))))..)).))).).)))))))...)))))</text:p>
          </table:table-cell>
          <table:table-cell table:style-name="ce1" office:value-type="string" calcext:value-type="string">
            <text:p>-44.30</text:p>
          </table:table-cell>
          <table:table-cell/>
        </table:table-row>
        <table:table-row table:style-name="ro1">
          <table:table-cell office:value-type="string" calcext:value-type="string">
            <text:p>GGUUGAGAGGAAUAUUGUCUGGCUCGAGGUCAUGAAGAAGAUCGGUAGAUUGAUUCAUUUUAAAGAGUGAAAUCCCUAAAUGAUUCUCGGACCAGGCUUCAUUCCCCCCAA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(.(((((...((((((.((((((((((..((..((((....))))(((((((((....))))).)))).))..)))).)))))).))))))...))))).).)))))</text:p>
          </table:table-cell>
          <table:table-cell table:style-name="ce1" office:value-type="string" calcext:value-type="string">
            <text:p>-37.50</text:p>
          </table:table-cell>
          <table:table-cell/>
        </table:table-row>
        <table:table-row table:style-name="ro1">
          <table:table-cell office:value-type="string" calcext:value-type="string">
            <text:p>UUGAGGGGAAUGUUGUCUGGCACGAGGCCCUUAACUUAGAUCUAUAUUUGAUUAUAUAUAUAUGUCUCUUCUUUAUUCAUUAGUCUAUACAUGAAUGAUCAUUUUACGGUUAAUGACGUCGGACCAGGCUUCAUUCCCCUC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(..((((((..(((.(.(.((((((.((((.(((((..........))))).)))).....((((((((((.....)).)))))))).........)))))).).).)))..))))))..))))))))))).</text:p>
          </table:table-cell>
          <table:table-cell table:style-name="ce1" office:value-type="string" calcext:value-type="string">
            <text:p>-49.10</text:p>
          </table:table-cell>
          <table:table-cell/>
        </table:table-row>
        <table:table-row table:style-name="ro1">
          <table:table-cell office:value-type="string" calcext:value-type="string">
            <text:p>AAGUUCAGGUGAAUGAUGCCUGGCUCGAGACCAUUCAAUCUCAUGAUCUCAUGAUUAUAACGAUGAUGAUGAUGAUGUCGGACCAGGCUUCAUUCCCCUCAAC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(((.((((((.((((((.((((.(.((((..(((((((((((....))))))...)).)))...)))).).)))).)))))).)))))).))).)))))</text:p>
          </table:table-cell>
          <table:table-cell table:style-name="ce1" office:value-type="string" calcext:value-type="string">
            <text:p>-40.90</text:p>
          </table:table-cell>
          <table:table-cell/>
        </table:table-row>
        <table:table-row table:style-name="ro1">
          <table:table-cell office:value-type="string" calcext:value-type="string">
            <text:p>GCGAUUUAGGGUUUAGAGGAAUGUUGUUUGGCUCGAGGUCAUGGAGAGUAAUUCGUUAACCCAACUCAAAACUCUAAAUGAUUCUCGGACCAGGCUUCAUUCCCCUCAACCUAUUUUAUC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.(((((.((.((((((..((((((.((((((((((..(((((.....(((.....))).....)))))..)))).)))))).))))))..)))))).)).))))).....)))))</text:p>
          </table:table-cell>
          <table:table-cell table:style-name="ce1" office:value-type="string" calcext:value-type="string">
            <text:p>-47.20</text:p>
          </table:table-cell>
          <table:table-cell/>
        </table:table-row>
        <table:table-row table:style-name="ro1">
          <table:table-cell office:value-type="string" calcext:value-type="string">
            <text:p>UGGUGCACCGGCAUCUGAUGAAGCUGCCAGCAUGAUCUAAUUAGCUUUCUUUAUCCUUUGUUGUGUUUCAUGACGAUGGUUAAGAGAUCAGUCUCGAUUAGAUCAUGUUCGCAGUUUCACCCGUUGACUGUCGCA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..(((((.(.(.(((((((((.((((((((((((((((((.(((((..((.((((((((...)))))))).))...)))))..)).)).)))))))))))))).))))))))).).).)).)))..))))).</text:p>
          </table:table-cell>
          <table:table-cell table:style-name="ce1" office:value-type="string" calcext:value-type="string">
            <text:p>-56.80</text:p>
          </table:table-cell>
          <table:table-cell/>
        </table:table-row>
        <table:table-row table:style-name="ro1">
          <table:table-cell office:value-type="string" calcext:value-type="string">
            <text:p>GGGAACAAGUGAAGCUGCCAGCAUGAUCUAUCUUUGGUUAAGAGAUGAAUGUGGAAACAUAUUGCUUAAACCCAAGCUAGGUCAUGCUCUGACAGCCUCACUCCUU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(((((.(((((.(((((((((((.(((.((((..(((...((((((....)))))).))).)))).))).)))))))))))..).)))).)))))..)))))</text:p>
          </table:table-cell>
          <table:table-cell table:style-name="ce1" office:value-type="string" calcext:value-type="string">
            <text:p>-44.50</text:p>
          </table:table-cell>
          <table:table-cell/>
        </table:table-row>
        <table:table-row table:style-name="ro1">
          <table:table-cell office:value-type="string" calcext:value-type="string">
            <text:p>CACCAUCGGGCUCGGAUUCGCUUGGUGCAGGUCGGGAACCAAUUCGGCUGACACAGCCUCGUGACUUUUAAACCUUUAUUGGUUUGUGAGCAGGGAUUGGAUCCCGCCUUGCAUCAACUGAAUCGGAUCCUCGAG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((.((.((((((.((((((((((.(((((.((((((((((((...)))))...((.(((.((((((......)))))).))))).))))))).))))).)))))))))).)))))).)).)).)))))))</text:p>
          </table:table-cell>
          <table:table-cell table:style-name="ce1" office:value-type="string" calcext:value-type="string">
            <text:p>-69.20</text:p>
          </table:table-cell>
          <table:table-cell/>
        </table:table-row>
        <table:table-row table:style-name="ro1">
          <table:table-cell office:value-type="string" calcext:value-type="string">
            <text:p>UUACCGGCGGUCUCGGAUUCGCUUGGUGCAGGUCGGGAACUGAUUGGCUGACACCGACACGUGUCUUGUCAUGGUUGGUUUGUGAGCUCCCGUCUUGUAUCAACUGAAUCGGAGUCCGAGGU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(((.(((.((((((.((((((((((.(((((........(((.((((((((.((((......))))))))))..)).)))))))).)))))))))).)))))).))).))).)))))</text:p>
          </table:table-cell>
          <table:table-cell table:style-name="ce1" office:value-type="string" calcext:value-type="string">
            <text:p>-61.80</text:p>
          </table:table-cell>
          <table:table-cell/>
        </table:table-row>
        <table:table-row table:style-name="ro1">
          <table:table-cell office:value-type="string" calcext:value-type="string">
            <text:p>GUGACGAAAGUAGUGUGCAGCCAAGGAUGACUUGCCGAUUUAAAUGAUCUUUCUUUAUACUCUAUUAAGACAAUUUAGUUUCAAACUUUUUUUUUUUUUUUUUUUUGAAGGAUUCAGGAAGAAAUUAGGAUAUAUUAUUCCGUAUAAAAUACAAGAUAUAUAAAACCAAAAAGAAAAAGUAACAUGAUCGGCAAGUUGUCCUUGGCUACACGUUACUUUGUGUC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((((.(((((((((((((((((((((((((((..((((...............))))..))))).......(((((((((((((((((((((((((...))))))))))))...(((........)))((((...))))...............))))))))))))).....)))))))))))))))))))))).))))))))))).))))))</text:p>
          </table:table-cell>
          <table:table-cell table:style-name="ce1" office:value-type="string" calcext:value-type="string">
            <text:p>-75.90</text:p>
          </table:table-cell>
          <table:table-cell/>
        </table:table-row>
        <table:table-row table:style-name="ro1">
          <table:table-cell office:value-type="string" calcext:value-type="string">
            <text:p>CGAGAGAGUCCCUCUGAUAUUGGCCUGGUUCACUCAGAUUCUCUUUUACUAACUCAUCUGAUUGAGCCGUGUCAAUAUCUCAGUCCUCUCU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..((..(((((((((.(((((((.((((((................)))))).))))))).)))))))))..))..))))))))</text:p>
          </table:table-cell>
          <table:table-cell table:style-name="ce1" office:value-type="string" calcext:value-type="string">
            <text:p>-39.50</text:p>
          </table:table-cell>
          <table:table-cell/>
        </table:table-row>
        <table:table-row table:style-name="ro1">
          <table:table-cell office:value-type="string" calcext:value-type="string">
            <text:p>AUGAGAGAGUCCCUUUGAUAUUGGCCUGGUUCACUCAGAUCUUACCUGACCACACACGUAGAUAUACAUUAUUCUCUCUAGAUUAUCUGAUUGAGCCGCGCCAAUAUCUCAGUACUCUCUC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..((..(((((((((.(((((((.((((((..(..............(((....)))..............)..)))))).))))))).)))))))))..)).))))))))))</text:p>
          </table:table-cell>
          <table:table-cell table:style-name="ce1" office:value-type="string" calcext:value-type="string">
            <text:p>-45.00</text:p>
          </table:table-cell>
          <table:table-cell/>
        </table:table-row>
        <table:table-row table:style-name="ro1">
          <table:table-cell office:value-type="string" calcext:value-type="string">
            <text:p>AGGCGCAGCACCAUUAAGAUUCACAUGGAAAUUGAUAAAUACCCUAAAUUAGGGUUUUGAUAUGUAUAUGAGAAUCUUGAUGAUGCUGCAUCA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.((((((.(((((((((((.((((.....((.((((.((((((...)))))))))).))....)))).))))))))))).)))))).))...</text:p>
          </table:table-cell>
          <table:table-cell table:style-name="ce1" office:value-type="string" calcext:value-type="string">
            <text:p>-35.50</text:p>
          </table:table-cell>
          <table:table-cell/>
        </table:table-row>
        <table:table-row table:style-name="ro1">
          <table:table-cell office:value-type="string" calcext:value-type="string">
            <text:p>UAAGUACUUUCGCUUGCAGAGAGAAAUCACAGUGGUCAAAAAAGUUGUAGUUUUCUUAAAGUCUCUUUCCUCUGUGAUUCUCUGUGUAAGCGAAAGAGCU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((((((((((((.((((((.((((((.((.......(.((..((....))..)).)......)).)))))))))))).)))))))))))).)))))</text:p>
          </table:table-cell>
          <table:table-cell table:style-name="ce1" office:value-type="string" calcext:value-type="string">
            <text:p>-42.60</text:p>
          </table:table-cell>
          <table:table-cell/>
        </table:table-row>
        <table:table-row table:style-name="ro1">
          <table:table-cell office:value-type="string" calcext:value-type="string">
            <text:p>GGAAGAGCUCCUUGAAGUUCAAUGGAGGGUUUAGCAGGGUGAAGUAAAGCUGCUAAGCUAUGGAUCCCAUAAGCCUUAUCAAAUUCAAUAUAAUUGAUGAUAAGGUUUUUUUUAUGGAUGCCAUAUCUCAGGAGCUUUCACUUACCCCUUUAAUGGCUUCACUCUUCUUUGGAUUGAAGGGAGCUCUUCAUCU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((..(((((((.(((((((..(((((((..((((((((((.((.((.(((((...(((((((((((((((...(((((...)))))))))))))).....))))))...))))).)).)).)))))).))))..))))......)))..))))))).)))))))..)))))))))))).......</text:p>
          </table:table-cell>
          <table:table-cell table:style-name="ce1" office:value-type="string" calcext:value-type="string">
            <text:p>-85.10</text:p>
          </table:table-cell>
          <table:table-cell/>
        </table:table-row>
        <table:table-row table:style-name="ro1">
          <table:table-cell office:value-type="string" calcext:value-type="string">
            <text:p>UAUAUACCCUGUAGAACCGAAUUUGUGUGGUACCCACAUAGUCACAGAUUCGAUUCUAGGGGAAUA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((((.(((((.(((((((((((((...))))......))))))))).))))))))).)))))</text:p>
          </table:table-cell>
          <table:table-cell table:style-name="ce1" office:value-type="string" calcext:value-type="string">
            <text:p>-24.40</text:p>
          </table:table-cell>
          <table:table-cell/>
        </table:table-row>
        <table:table-row table:style-name="ro1">
          <table:table-cell office:value-type="string" calcext:value-type="string">
            <text:p>UGGAUCUUUUUGCGGUCUGGGCUUGCUGUUCUCUCGACAGUAGUCAGGAAGCCCUUACCCCAAAAAGUAUC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.(((..((((((.(((..((((....)).)).))).))))))..))).))))))).)))))</text:p>
          </table:table-cell>
          <table:table-cell table:style-name="ce1" office:value-type="string" calcext:value-type="string">
            <text:p>-31.00</text:p>
          </table:table-cell>
          <table:table-cell/>
        </table:table-row>
        <table:table-row table:style-name="ro1">
          <table:table-cell office:value-type="string" calcext:value-type="string">
            <text:p>CCAUGGAACAUUCAACGCUGUCGGUGAGUUUGGGAUUCAAAAACAAAAAAACCACCGACCGUUGACUGUACCU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.(((.((((((..(((((((.((((.................))))))))))))))))).))).)).)))</text:p>
          </table:table-cell>
          <table:table-cell table:style-name="ce1" office:value-type="string" calcext:value-type="string">
            <text:p>-28.80</text:p>
          </table:table-cell>
          <table:table-cell/>
        </table:table-row>
        <table:table-row table:style-name="ro1">
          <table:table-cell office:value-type="string" calcext:value-type="string">
            <text:p>ACCAUUUUUGGCAAUGGUAGAACUCACACCGGUAAGGUAAUGGGACCCGGUGGUUCUAGACUUGCCAACUAUG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(((((((...((((((...((((((..............))))))))))))...)))))))..)))))</text:p>
          </table:table-cell>
          <table:table-cell table:style-name="ce1" office:value-type="string" calcext:value-type="string">
            <text:p>-29.90</text:p>
          </table:table-cell>
          <table:table-cell/>
        </table:table-row>
        <table:table-row table:style-name="ro1">
          <table:table-cell office:value-type="string" calcext:value-type="string">
            <text:p>CUGUGUAUGGCACUGGUAGAAUUCACUGUGAACAGUCUCAGUCAGUGAAUUACCGAAGGGCCAUAAAC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(((.((((((..(((((((((((......)))..))))))))))))..)).)))))).))))</text:p>
          </table:table-cell>
          <table:table-cell table:style-name="ce1" office:value-type="string" calcext:value-type="string">
            <text:p>-26.20</text:p>
          </table:table-cell>
          <table:table-cell/>
        </table:table-row>
        <table:table-row table:style-name="ro1">
          <table:table-cell office:value-type="string" calcext:value-type="string">
            <text:p>ACUUUCCAAAGAAUUCUCCUUUUGGGCUUUCUCAUUUUAUUUUAAGCCCUAAGGUGAAUUUUUUGGGAA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(((.((((..((((((..............)))))).)))).))))))))))))))))</text:p>
          </table:table-cell>
          <table:table-cell table:style-name="ce1" office:value-type="string" calcext:value-type="string">
            <text:p>-33.10</text:p>
          </table:table-cell>
          <table:table-cell/>
        </table:table-row>
        <table:table-row table:style-name="ro1">
          <table:table-cell office:value-type="string" calcext:value-type="string">
            <text:p>CUCCGGUGCCUACUGAGCUGAUAUCAGUUCUCAUUUCACACACUGGCUCAGUUCAGCAGGAACAGG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.(((.(((((((((..(((((.............))))).))))))))).))).)).))))</text:p>
          </table:table-cell>
          <table:table-cell table:style-name="ce1" office:value-type="string" calcext:value-type="string">
            <text:p>-26.30</text:p>
          </table:table-cell>
          <table:table-cell/>
        </table:table-row>
        <table:table-row table:style-name="ro1">
          <table:table-cell office:value-type="string" calcext:value-type="string">
            <text:p>AGCGGGCAACGGAAUCCCAAAAGCAGCUGUUGUCUCCAGAGCAUUCCAGCUGCACUUGGAUUUCGUUCCCUG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((((((((((.((..(((((((.(((.......)))...)))))))..)))))))))))).))))))</text:p>
          </table:table-cell>
          <table:table-cell table:style-name="ce1" office:value-type="string" calcext:value-type="string">
            <text:p>-35.00</text:p>
          </table:table-cell>
          <table:table-cell/>
        </table:table-row>
        <table:table-row table:style-name="ro1">
          <table:table-cell office:value-type="string" calcext:value-type="string">
            <text:p>GCCGAGACCGAGUGCACAGGGCUCUGACCUAUGAAUUGACAGCCAGUGCUCUCGUCUCCCCUCUGGCUGCCAAUUCCAUAGGUCACAGGUAUGUUCGCCUCAAUGCCA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(((.(((((.(.((.((((((((((((((.(((((((................))))))).))))).))))))))).)).).)))..))))).........</text:p>
          </table:table-cell>
          <table:table-cell table:style-name="ce1" office:value-type="string" calcext:value-type="string">
            <text:p>-39.00</text:p>
          </table:table-cell>
          <table:table-cell/>
        </table:table-row>
        <table:table-row table:style-name="ro1">
          <table:table-cell office:value-type="string" calcext:value-type="string">
            <text:p>GAGAGCUGGGUCUUUGCGGGCAAGAUGAGAGUGUCAGUUCAACUGGCCUACAAAGUCCCAGUC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(((.(((((.((((.((.((((........)))).)).)))).))))).)))))).)))</text:p>
          </table:table-cell>
          <table:table-cell table:style-name="ce1" office:value-type="string" calcext:value-type="string">
            <text:p>-30.40</text:p>
          </table:table-cell>
          <table:table-cell/>
        </table:table-row>
        <table:table-row table:style-name="ro1">
          <table:table-cell office:value-type="string" calcext:value-type="string">
            <text:p>AUCGGGUGUAACAGCAACUCCAUGUGGACUGUGCUCGGAUUCCAGUGGAGCUGCUGUUACUUCUG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(((((((((.((((((.(((((((....)))..)))))))))).))))))))).))))))</text:p>
          </table:table-cell>
          <table:table-cell table:style-name="ce1" office:value-type="string" calcext:value-type="string">
            <text:p>-34.10</text:p>
          </table:table-cell>
          <table:table-cell/>
        </table:table-row>
        <table:table-row table:style-name="ro1">
          <table:table-cell office:value-type="string" calcext:value-type="string">
            <text:p>ACACCCAACUCUCCUGGCUCUAGCAGCACAGAAAUAUUGGCAUGGGGAAGUGAGUCUGCCAAUAUUGGCUGUGCUGCUCCAGGCAGGGUGGU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.((((((((((....((((((((((.((((((((((.((.........))))))))))))..))))))))))))))).))))))))).</text:p>
          </table:table-cell>
          <table:table-cell table:style-name="ce1" office:value-type="string" calcext:value-type="string">
            <text:p>-49.00</text:p>
          </table:table-cell>
          <table:table-cell/>
        </table:table-row>
        <table:table-row table:style-name="ro1">
          <table:table-cell office:value-type="string" calcext:value-type="string">
            <text:p>GCCAUCCCAGUGUUCAGACUACCUGUUCAGGAGGCUGGGACAUGUACAGUAGUCUGCACAUUGGUUAG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..(((((((.((((((((.(((((((....)))).......))))))))))).)))))))...)))</text:p>
          </table:table-cell>
          <table:table-cell table:style-name="ce1" office:value-type="string" calcext:value-type="string">
            <text:p>-28.90</text:p>
          </table:table-cell>
          <table:table-cell/>
        </table:table-row>
        <table:table-row table:style-name="ro1">
          <table:table-cell office:value-type="string" calcext:value-type="string">
            <text:p>GCCAACCCAGUGUUCAGACUACCUGUUCAGGAGGCUCUCAAUGUGUACAGUAGUCUGCACAUUGGUUAG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..(((((((.((((((((.(((.((.(((...)))..))...))))))))))).)))))))...)))</text:p>
          </table:table-cell>
          <table:table-cell table:style-name="ce1" office:value-type="string" calcext:value-type="string">
            <text:p>-28.50</text:p>
          </table:table-cell>
          <table:table-cell/>
        </table:table-row>
        <table:table-row table:style-name="ro1">
          <table:table-cell office:value-type="string" calcext:value-type="string">
            <text:p>GCCGUGGCCAUCUUACUGGGCAGCAUUGGAUAGUGUCUGAUCUCUAAUACUGCCUGGUAAUGAUGACG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.(((((((((((((((.((((((.(........).)))))).))))))))))).)))))))))</text:p>
          </table:table-cell>
          <table:table-cell table:style-name="ce1" office:value-type="string" calcext:value-type="string">
            <text:p>-30.80</text:p>
          </table:table-cell>
          <table:table-cell/>
        </table:table-row>
        <table:table-row table:style-name="ro1">
          <table:table-cell office:value-type="string" calcext:value-type="string">
            <text:p>UACCUUACUCAGUAAGGCAUUGUUCUUCUAUAUUAAUAAAUGAACAGUGCCUUUCUGUGUAGGG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(((.((((((((((((...(((....)))...)))))))))))).))).))))))))</text:p>
          </table:table-cell>
          <table:table-cell table:style-name="ce1" office:value-type="string" calcext:value-type="string">
            <text:p>-32.20</text:p>
          </table:table-cell>
          <table:table-cell/>
        </table:table-row>
        <table:table-row table:style-name="ro1">
          <table:table-cell office:value-type="string" calcext:value-type="string">
            <text:p>GUUCCUUUUUCCUAUGCAUAUACUUCUUUGUGGAUCUGGUCUAAAGAGGUAUAGCGCAUGGGAAGAUGGA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(((((((((((.((((((((((..(((((...)))))))))))))))..))))))))))).)))))</text:p>
          </table:table-cell>
          <table:table-cell table:style-name="ce1" office:value-type="string" calcext:value-type="string">
            <text:p>-35.50</text:p>
          </table:table-cell>
          <table:table-cell/>
        </table:table-row>
        <table:table-row table:style-name="ro1">
          <table:table-cell office:value-type="string" calcext:value-type="string">
            <text:p>UGGACUUCCCUUUGUCAUCCUAUGCCUGAGAAUAUAUGAAGGAGGCUGGGAAGGCAAAGGGACGU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((((((((((.(((((.((((...............))))))))).)))))))))).)))))</text:p>
          </table:table-cell>
          <table:table-cell table:style-name="ce1" office:value-type="string" calcext:value-type="string">
            <text:p>-33.70</text:p>
          </table:table-cell>
          <table:table-cell/>
        </table:table-row>
        <table:table-row table:style-name="ro1">
          <table:table-cell office:value-type="string" calcext:value-type="string">
            <text:p>CUCUUGUCCUUCAUUCCACCGGAGUCUGUCUUAUGCCAACCAGAUUUCAGUGGAGUGAAGCUCAGG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.(((((((((((.((((((((............)))))))).)))))))))))..))))))</text:p>
          </table:table-cell>
          <table:table-cell table:style-name="ce1" office:value-type="string" calcext:value-type="string">
            <text:p>-33.80</text:p>
          </table:table-cell>
          <table:table-cell/>
        </table:table-row>
        <table:table-row table:style-name="ro1">
          <table:table-cell office:value-type="string" calcext:value-type="string">
            <text:p>CCAGGCCACAUGCUUCUUUAUAUCCUCAUAGAUAUCUCAGCACUAUGGAAUGUAAGGAAGUGUGUGGUUU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((((((((((.(.(((((...........)))))).)))))))))))))))))).)))))</text:p>
          </table:table-cell>
          <table:table-cell table:style-name="ce1" office:value-type="string" calcext:value-type="string">
            <text:p>-31.70</text:p>
          </table:table-cell>
          <table:table-cell/>
        </table:table-row>
        <table:table-row table:style-name="ro1">
          <table:table-cell office:value-type="string" calcext:value-type="string">
            <text:p>AAGGCAGGGGUGAGGGGCUGCGGGAGGAGCCGGGCGGAGGCUGCGGCUUGCGCUUCUCCUGGCUCUCCUCCCUCUC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((.((((((...(((((((((((((((.(......).))))).))))))))))...)))))))))))))))</text:p>
          </table:table-cell>
          <table:table-cell table:style-name="ce1" office:value-type="string" calcext:value-type="string">
            <text:p>-44.40</text:p>
          </table:table-cell>
          <table:table-cell/>
        </table:table-row>
        <table:table-row table:style-name="ro1">
          <table:table-cell office:value-type="string" calcext:value-type="string">
            <text:p>UGACGGGCGAGCUUUUGGCCCGGGUUAUACCUGAUGCUCACGUAUAAGACGAGCAAAAAGCUUGUUGG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((((((((.((.((..((((((.(((...))).))))))..)).)).))))))))))).))))</text:p>
          </table:table-cell>
          <table:table-cell table:style-name="ce1" office:value-type="string" calcext:value-type="string">
            <text:p>-32.40</text:p>
          </table:table-cell>
          <table:table-cell/>
        </table:table-row>
        <table:table-row table:style-name="ro1">
          <table:table-cell office:value-type="string" calcext:value-type="string">
            <text:p>GGAUCUUUUUGCGGUCUGGGCUUGCUGUUCCUCUCAACAGUAGUCAGGAAGCCCUUACCCCAAAAAGUAU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.(((..((((((.(((..(..((....))..).))).))))))..))).))))))).))))</text:p>
          </table:table-cell>
          <table:table-cell table:style-name="ce1" office:value-type="string" calcext:value-type="string">
            <text:p>-29.50</text:p>
          </table:table-cell>
          <table:table-cell/>
        </table:table-row>
        <table:table-row table:style-name="ro1">
          <table:table-cell office:value-type="string" calcext:value-type="string">
            <text:p>AGAUACUGUAAACAUCCUACACUCUCAGCUGUGGAAAGUAAGAAAGCUGGGAGAAGGCUGUUUACUCUUU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...(((((((.(((...(((((((((..............))))))))).))).)))))))....)))</text:p>
          </table:table-cell>
          <table:table-cell table:style-name="ce1" office:value-type="string" calcext:value-type="string">
            <text:p>-25.40</text:p>
          </table:table-cell>
          <table:table-cell/>
        </table:table-row>
        <table:table-row table:style-name="ro1">
          <table:table-cell office:value-type="string" calcext:value-type="string">
            <text:p>GUUGUUGUAAACAUCCCCGACUGGAAGCUGUAAGACACAGCUAAGCUUUCAGUCAGAUGUUUGCUGCU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.(((((((((...(((((((((((..............))))))))))).))))))))).))...</text:p>
          </table:table-cell>
          <table:table-cell table:style-name="ce1" office:value-type="string" calcext:value-type="string">
            <text:p>-28.10</text:p>
          </table:table-cell>
          <table:table-cell/>
        </table:table-row>
        <table:table-row table:style-name="ro1">
          <table:table-cell office:value-type="string" calcext:value-type="string">
            <text:p>AGCUGUGGAGUGUGACAAUGGUGUUUGUGUCCAAACCAUCAAACGCCAUUAUCACACUAAAUAG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.(((((((.(((((((((((((.......)).))))))))))).)))))))..))))))</text:p>
          </table:table-cell>
          <table:table-cell table:style-name="ce1" office:value-type="string" calcext:value-type="string">
            <text:p>-32.80</text:p>
          </table:table-cell>
          <table:table-cell/>
        </table:table-row>
        <table:table-row table:style-name="ro1">
          <table:table-cell office:value-type="string" calcext:value-type="string">
            <text:p>CCUGAGGUGCAGUGCUGCAUCUCUGGUCAGUUGGGAGUCUGAGAUGAAGCACUGUAGCUCA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(((((((((.((((((.((((......)).)).)))))).))))))))).))))))</text:p>
          </table:table-cell>
          <table:table-cell table:style-name="ce1" office:value-type="string" calcext:value-type="string">
            <text:p>-36.90</text:p>
          </table:table-cell>
          <table:table-cell/>
        </table:table-row>
        <table:table-row table:style-name="ro1">
          <table:table-cell office:value-type="string" calcext:value-type="string">
            <text:p>GGGCAGUCUUUGCUACUGUAAACAUCCUUGACUGGAAGCUGUAAGGUGUUGAGAGGAGCUUUCAGUCGGAUGUUUACAGCGGCAGGCUGC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..(((.((((((((((((..(((((((((((................))))))))))))))))))))))).))))))))))).</text:p>
          </table:table-cell>
          <table:table-cell table:style-name="ce1" office:value-type="string" calcext:value-type="string">
            <text:p>-51.80</text:p>
          </table:table-cell>
          <table:table-cell/>
        </table:table-row>
        <table:table-row table:style-name="ro1">
          <table:table-cell office:value-type="string" calcext:value-type="string">
            <text:p>GUGUAUUCUACAGUGCACGUGUCUCCAGUGUGGCUCGGAGGCUGGAGACGCGGCCCUGUUGGAGUA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((.((.((((((((((((.(.......).)))))))))))))).))).)))))))..</text:p>
          </table:table-cell>
          <table:table-cell table:style-name="ce1" office:value-type="string" calcext:value-type="string">
            <text:p>-35.60</text:p>
          </table:table-cell>
          <table:table-cell/>
        </table:table-row>
        <table:table-row table:style-name="ro1">
          <table:table-cell office:value-type="string" calcext:value-type="string">
            <text:p>AAUCUAAAGACAACAUUUCUGCACACACACCAGACUAUGGAAGCCAGUGUGUGGAAAUGCUUCUGCUAGA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(((...(((((((((((((...(((.....)))......)))))))))))))..)))..))))))</text:p>
          </table:table-cell>
          <table:table-cell table:style-name="ce1" office:value-type="string" calcext:value-type="string">
            <text:p>-22.90</text:p>
          </table:table-cell>
          <table:table-cell/>
        </table:table-row>
        <table:table-row table:style-name="ro1">
          <table:table-cell office:value-type="string" calcext:value-type="string">
            <text:p>UUGGAUGUUGGCCUAGUUCUGUGUGGAAGACUAGUGAUUUUGUUGUUUUUAGAUAACUAAAUCGACAACAAAUCACAGUCUGCCAUAUGGCACAGGCCAUGCCUCUAC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((((((((.((.((((((((.(((((.(((((((.(((((((((((....)))))..)))))))))))))))))).)))))))).)))))))).)).))))...</text:p>
          </table:table-cell>
          <table:table-cell table:style-name="ce1" office:value-type="string" calcext:value-type="string">
            <text:p>-47.70</text:p>
          </table:table-cell>
          <table:table-cell/>
        </table:table-row>
        <table:table-row table:style-name="ro1">
          <table:table-cell office:value-type="string" calcext:value-type="string">
            <text:p>CUGGAUACAGAGUGGACCGGCUGGCCCCAUCUGGAAGACUAGUGAUUUUGUUGUUGUCUUACUGCGCUCAACAACAAAUCCCAGUCUACCUAAUGGUGCCAGCCAUC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...))).((((...(((((((.((((..((.(((((.(.(((((.(((((((............))))))))))))).))))).))..)))).))))))).)))).</text:p>
          </table:table-cell>
          <table:table-cell table:style-name="ce1" office:value-type="string" calcext:value-type="string">
            <text:p>-47.00</text:p>
          </table:table-cell>
          <table:table-cell/>
        </table:table-row>
        <table:table-row table:style-name="ro1">
          <table:table-cell office:value-type="string" calcext:value-type="string">
            <text:p>AGAUUAGAGUGGCUGUGGUCUAGUGCUGUGUGGAAGACUAGUGAUUUUGUUGUUCUGAUGUACUACGACAACAAGUCACAGCCGGCCUCAUAGCGCAGACUCCCUUCG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(((.((....(((((.((((((((.((..(.((.(((((((.((((((.((......)).))))))))))))))).)..)).))))))))))))))).)))...</text:p>
          </table:table-cell>
          <table:table-cell table:style-name="ce1" office:value-type="string" calcext:value-type="string">
            <text:p>-38.00</text:p>
          </table:table-cell>
          <table:table-cell/>
        </table:table-row>
        <table:table-row table:style-name="ro1">
          <table:table-cell office:value-type="string" calcext:value-type="string">
            <text:p>CCAGAGGUUGUAACGUUGUCUAUAUAUACCCUGUAGAACCGAAUUUGUGUGGUAUCCGUAUAGUCACAGAUUCGAUUCUAGGGGAAUAUAUGGUCGAUGCAAAAACU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....(((((.((((((((.((((.(((((.((((((((((.(.(((....))).))))))))))).))))))))).)))))))).)))))....)))))).</text:p>
          </table:table-cell>
          <table:table-cell table:style-name="ce1" office:value-type="string" calcext:value-type="string">
            <text:p>-42.90</text:p>
          </table:table-cell>
          <table:table-cell/>
        </table:table-row>
        <table:table-row table:style-name="ro1">
          <table:table-cell office:value-type="string" calcext:value-type="string">
            <text:p>GGCCAGCUGUGAGUGUUUCUUUGGCAGUGUCUUAGCUGGUUGUUGUGAGCAAUAGUAAGGAAGCAAUCAGCAAGUAUACUGCCCUAGAAGUGCUGCACGUUGUGGGG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((((((((((((..(((((((((((.((((((((((....((....)).....))))))))))))).))))))))..))))))))).))))..))..)))).</text:p>
          </table:table-cell>
          <table:table-cell table:style-name="ce1" office:value-type="string" calcext:value-type="string">
            <text:p>-47.20</text:p>
          </table:table-cell>
          <table:table-cell/>
        </table:table-row>
        <table:table-row table:style-name="ro1">
          <table:table-cell office:value-type="string" calcext:value-type="string">
            <text:p>AGAAGGGCUAUCAGGCCAGCCUUCAGAGGACUCCAAGGAACAUUCAACGCUGUCGGUGAGUUUGGGAUUUGAAAAAACCACUGACCGUUGACUGUACCUUGGGGUCCU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....)))...))))).(((((((((((((.(((.((((((..(((((((.((((...........))))))))))))))))).))).))))))))))))).</text:p>
          </table:table-cell>
          <table:table-cell table:style-name="ce1" office:value-type="string" calcext:value-type="string">
            <text:p>-53.70</text:p>
          </table:table-cell>
          <table:table-cell/>
        </table:table-row>
        <table:table-row table:style-name="ro1">
          <table:table-cell office:value-type="string" calcext:value-type="string">
            <text:p>CCUGUGCAGAGAUUAUUUUUUAAAAGGUCACAAUCAACAUUCAUUGCUGUCGGUGGGUUGAACUGUGUGGACAAGCUCACUGAACAAUGAAUGCAACUGUGGCCCCGC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................(((((((.....(((((((((...((((((((((....(((....))))))))))))).)))))))))....)))))))......</text:p>
          </table:table-cell>
          <table:table-cell table:style-name="ce1" office:value-type="string" calcext:value-type="string">
            <text:p>-33.20</text:p>
          </table:table-cell>
          <table:table-cell/>
        </table:table-row>
        <table:table-row table:style-name="ro1">
          <table:table-cell office:value-type="string" calcext:value-type="string">
            <text:p>GAGCUGCUUGCCUCCCCCCGUUUUUGGCAAUGGUAGAACUCACACUGGUGAGGUAACAGGAUCCGGUGGUUCUAGACUUGCCAACUAUGGGGCGAGGACUCAGCCGGC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.(((((.((((((..(((((((...((((((...((((((..............))))))))))))...)))))))..)))))).)))).)..)).))))..</text:p>
          </table:table-cell>
          <table:table-cell table:style-name="ce1" office:value-type="string" calcext:value-type="string">
            <text:p>-47.60</text:p>
          </table:table-cell>
          <table:table-cell/>
        </table:table-row>
        <table:table-row table:style-name="ro1">
          <table:table-cell office:value-type="string" calcext:value-type="string">
            <text:p>CCGCAGAGUGUGACUCCUGUUCUGUGUAUGGCACUGGUAGAAUUCACUGUGAACAGUCUCAGUCAGUGAAUUACCGAAGGGCCAUAAACAGAGCAGAGACAGAUCCAC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..((.(.((.(((.((((((((.((((((.((((((..(((((((((((......)))..))))))))))))..)).)))))).))))))))))).)).)))..)).</text:p>
          </table:table-cell>
          <table:table-cell table:style-name="ce1" office:value-type="string" calcext:value-type="string">
            <text:p>-41.20</text:p>
          </table:table-cell>
          <table:table-cell/>
        </table:table-row>
        <table:table-row table:style-name="ro1">
          <table:table-cell office:value-type="string" calcext:value-type="string">
            <text:p>GGUCGGGCUCACCAUGACACAGUGUGAGACCUCGGGCUACAACACAGGACCCGGGCGCUGCUCUGACCCCUCGUGUCUUGUGUUGCAGCCGGAGGGACGCAGGUCC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.((((((.............((((...((((.((((.(((((((((((.((((.((......).).)).)).))))))))))).)))).))))..))))))))))).</text:p>
          </table:table-cell>
          <table:table-cell table:style-name="ce1" office:value-type="string" calcext:value-type="string">
            <text:p>-47.30</text:p>
          </table:table-cell>
          <table:table-cell/>
        </table:table-row>
        <table:table-row table:style-name="ro1">
          <table:table-cell office:value-type="string" calcext:value-type="string">
            <text:p>UGCUCGCUCAGCUGAUCUGUGGCUUAGGUAGUUUCAUGUUGUUGGGAUUGAGUUUUGAACUCGGCAACAAGAAACUGCCUGAGUUACAUCAGUCGGUUUUCGUCGAGG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..(((((((.((((((((((((((((((.((((((((((.((........)))))))))))).))))))))))))))))))...)))))))...).))))...</text:p>
          </table:table-cell>
          <table:table-cell table:style-name="ce1" office:value-type="string" calcext:value-type="string">
            <text:p>-50.80</text:p>
          </table:table-cell>
          <table:table-cell/>
        </table:table-row>
        <table:table-row table:style-name="ro1">
          <table:table-cell office:value-type="string" calcext:value-type="string">
            <text:p>AGGAAGCUUCUGGAGAUCCUGCUCCGUCGCCCCAGUGUUCAGACUACCUGUUCAGGACAAUGCCGUUGUACAGUAGUCUGCACAUUGGUUAGACUGGGCAAGGGAGA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.((.....((((((((.(((...(((((((.((((((((.(((.((((......))..)).))))))))))).)))))))...))).)))).))))))))).</text:p>
          </table:table-cell>
          <table:table-cell table:style-name="ce1" office:value-type="string" calcext:value-type="string">
            <text:p>-42.30</text:p>
          </table:table-cell>
          <table:table-cell/>
        </table:table-row>
        <table:table-row table:style-name="ro1">
          <table:table-cell office:value-type="string" calcext:value-type="string">
            <text:p>GGCUACAGUCUUUCUUCAUGUGACUCGUGGACUUCCCUUUGUCAUCCUAUGCCUGAGAAUAUAUGAAGGAGGCUGGGAAGGCAAAGGGACGUUCAAUUGUCAUCACUG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..........(((((...(((((.((((((((((.(((((.((((...............))))))))).)))))))))).)))))...))))).))))..</text:p>
          </table:table-cell>
          <table:table-cell table:style-name="ce1" office:value-type="string" calcext:value-type="string">
            <text:p>-42.00</text:p>
          </table:table-cell>
          <table:table-cell/>
        </table:table-row>
        <table:table-row table:style-name="ro1">
          <table:table-cell office:value-type="string" calcext:value-type="string">
            <text:p>AAAGAUCCUCAGACAAUCCAUGUGCUUCUCUUGUCCUUCAUUCCACCGGAGUCUGUCUCAUACCCAACCAGAUUUCAGUGGAGUGAAGUUCAGGAGGCAUGGAGCUG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((((.(..(((((((....((((((..(((((((((((.((((((((.............)))))))).)))))))))))..))))))))))))))))))..</text:p>
          </table:table-cell>
          <table:table-cell table:style-name="ce1" office:value-type="string" calcext:value-type="string">
            <text:p>-46.20</text:p>
          </table:table-cell>
          <table:table-cell/>
        </table:table-row>
        <table:table-row table:style-name="ro1">
          <table:table-cell office:value-type="string" calcext:value-type="string">
            <text:p>ACCCGGCAGUGCCUCCAGGCGCAGGGCAGCCCCUGCCCACCGCACACUGCGCUGCCCCAGACCCACUGUGCGUGUGACAGCGGCUGAUCUGUGCCUGGGCAGCGCGA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..((((.(((((((((((..(((((.(((..(((((((((.((.((((...))).).)).)))))).))).))).)))))..)))))))))))..))))..)).</text:p>
          </table:table-cell>
          <table:table-cell table:style-name="ce1" office:value-type="string" calcext:value-type="string">
            <text:p>-59.50</text:p>
          </table:table-cell>
          <table:table-cell/>
        </table:table-row>
        <table:table-row table:style-name="ro1">
          <table:table-cell office:value-type="string" calcext:value-type="string">
            <text:p>UCACCUGGCCAUGUGACUUGUGGGCUUCCCUUUGUCAUCCUUCGCCUAGGGCUCUGAGCAGGGCAGGGACAGCAAAGGGGUGCUCAGUUGUCACUUCCCACAGCACGG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....(((((...(((((.(((((((((..(((((.((((...(((...))).)))))))))..))))))))).)))))...)))))...)))..........</text:p>
          </table:table-cell>
          <table:table-cell table:style-name="ce1" office:value-type="string" calcext:value-type="string">
            <text:p>-45.50</text:p>
          </table:table-cell>
          <table:table-cell/>
        </table:table-row>
        <table:table-row table:style-name="ro1">
          <table:table-cell office:value-type="string" calcext:value-type="string">
            <text:p>CGGGGCACCCCGCCCGGACAGCGCGCCGGCACCUUGGCUCUAGACUGCUUACUGCCCGGGCCGCCCUCAGUAACAGUCUCCAGUCACGGCCACCGACGCCUGGCCCC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..((....)).(((.(((.(((..((.(((((..((((((.((((((...(((...))).))))))))))))..))))).))...))).))))))))))))..</text:p>
          </table:table-cell>
          <table:table-cell table:style-name="ce1" office:value-type="string" calcext:value-type="string">
            <text:p>-49.90</text:p>
          </table:table-cell>
          <table:table-cell/>
        </table:table-row>
        <table:table-row table:style-name="ro1">
          <table:table-cell office:value-type="string" calcext:value-type="string">
            <text:p>UGAGUUUUGAGGUUGCUUCAGUGAACAUUCAACGCUGUCGGUGAGUUUGGAAUUAAAAUCAAAACCAUCGACCGUUGAUUGUACCCUAUGGCUAACCAUCAUCUACUC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.((((((((((..((.(.(((.((((((..(((((((.((((.((.......)).))))))))))))))))).))).).))..))).)))).)))...))))..</text:p>
          </table:table-cell>
          <table:table-cell table:style-name="ce1" office:value-type="string" calcext:value-type="string">
            <text:p>-35.90</text:p>
          </table:table-cell>
          <table:table-cell/>
        </table:table-row>
        <table:table-row table:style-name="ro1">
          <table:table-cell office:value-type="string" calcext:value-type="string">
            <text:p>GGCCUGGCUGGACAGAGUUGUCAUGUGUCUGCCUGUCUACACUUGCUGUGCAGAACAUCCGCUCACCUGUACAGCAGGCACAGACAGGCAGUCACAUGACAACCCAG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(.....(((((((((((.((((((((((...((((((((((((.............))))))))))))...)))))))))).))))))))))))))))).</text:p>
          </table:table-cell>
          <table:table-cell table:style-name="ce1" office:value-type="string" calcext:value-type="string">
            <text:p>-67.50</text:p>
          </table:table-cell>
          <table:table-cell/>
        </table:table-row>
        <table:table-row table:style-name="ro1">
          <table:table-cell office:value-type="string" calcext:value-type="string">
            <text:p>AUCAUUCAGAAAUGGUAUACAGGAAAAUGACCUAUGAAUUGACAGACAAUAUAGCUGAGUUUGUCUGUCAUUUCUUUAGGCCAAUAUUCUGUAUGACUGUGCUACUUC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..(((((((((((((...((.((((.(((.((((((((((...........)))))))))).)))..)))).))...)))))))).)))))..........</text:p>
          </table:table-cell>
          <table:table-cell table:style-name="ce1" office:value-type="string" calcext:value-type="string">
            <text:p>-33.00</text:p>
          </table:table-cell>
          <table:table-cell/>
        </table:table-row>
        <table:table-row table:style-name="ro1">
          <table:table-cell office:value-type="string" calcext:value-type="string">
            <text:p>GAUGGCUGUGAGUUGGCUUAAUCUCAGCUGGCAACUGUGAGAUGUUCAUACAAUCCCUCACAGUGGUCUCUGGGAUUAUGCUAAACAGAGCAAUUUCCUAGCCCUCAC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((.((((((((.(((((((((..(((.((((((((.(((....)))....)))))))).))).))))))))).)))))..........))).))))).))....</text:p>
          </table:table-cell>
          <table:table-cell table:style-name="ce1" office:value-type="string" calcext:value-type="string">
            <text:p>-40.30</text:p>
          </table:table-cell>
          <table:table-cell/>
        </table:table-row>
        <table:table-row table:style-name="ro1">
          <table:table-cell office:value-type="string" calcext:value-type="string">
            <text:p>AGUAUAAUUAUUACAUAGUUUUUGAUGUCGCAGAUACUGCAUCAGGAACUGAUUGGAUAAGAAUCAGUCACCAUCAGUUCCUAAUGCAUUGCCUUCAGCAUCUAAACA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......)))...((((..(((((.(.((.((.(((((.((((((((((.((((........))).).)))))))))).))))).)).)).).))))).))))...</text:p>
          </table:table-cell>
          <table:table-cell table:style-name="ce1" office:value-type="string" calcext:value-type="string">
            <text:p>-31.60</text:p>
          </table:table-cell>
          <table:table-cell/>
        </table:table-row>
        <table:table-row table:style-name="ro1">
          <table:table-cell office:value-type="string" calcext:value-type="string">
            <text:p>GUGAUAAUGUAGCGAGAUUUUCUGUUGUGCUUGAUCUAACCAUGUGGUUGCGAGGUAUGAGUAAAACAUGGUUCCGUCAAGCACCAUGGAACGUCACGCAGCUUUCU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.((.((.(((.(((.((((((.(((((((((..((((((((..((((.........)))).))))))))..))))))))).)))))).))).))).))))..))).</text:p>
          </table:table-cell>
          <table:table-cell table:style-name="ce1" office:value-type="string" calcext:value-type="string">
            <text:p>-40.00</text:p>
          </table:table-cell>
          <table:table-cell/>
        </table:table-row>
        <table:table-row table:style-name="ro1">
          <table:table-cell office:value-type="string" calcext:value-type="string">
            <text:p>GCUGCUGGAAGGUGUAGGUACCCUCAAUGGCUCAGUAGCCAGUGUAGAUCCUGUCUUUCGUAAUCAGCAGCUACAUCUGGCUACUGGGUCUCUGAUGGCAUCUUCUAG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(((......((.(((..(((((((((((((((((((...(((...........)))...))))).))))))))))))))..))).))))))))))))).</text:p>
          </table:table-cell>
          <table:table-cell table:style-name="ce1" office:value-type="string" calcext:value-type="string">
            <text:p>-53.80</text:p>
          </table:table-cell>
          <table:table-cell/>
        </table:table-row>
        <table:table-row table:style-name="ro1">
          <table:table-cell office:value-type="string" calcext:value-type="string">
            <text:p>CCUGGCCUCCUGCAGUGCCACGCUCCGUGUAUUUGACAAGCUGAGUUGGACACUCCAUGUGGUAGAGUGUCAGUUUGUCAAAUACCCCAAGUGCGGCACAUGCUUACC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.....((((((((.((((..(.((((((((((((((......(((((((.........))))))))))))))))))))).)..)))).))))).)))...))))</text:p>
          </table:table-cell>
          <table:table-cell table:style-name="ce1" office:value-type="string" calcext:value-type="string">
            <text:p>-47.40</text:p>
          </table:table-cell>
          <table:table-cell/>
        </table:table-row>
        <table:table-row table:style-name="ro1">
          <table:table-cell office:value-type="string" calcext:value-type="string">
            <text:p>GGGCUUUCAAGUCACUAGUGGUUCCGUUUAGUAGAUGAUUGUGCAUUGUUUCAAAAUGGUGCCCUAGUGACUACAAAG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..(((((((((.(((.((((((.(.(((((((.....)))))))).)))))).))))))))))))..)))))))</text:p>
          </table:table-cell>
          <table:table-cell table:style-name="ce1" office:value-type="string" calcext:value-type="string">
            <text:p>-37.30</text:p>
          </table:table-cell>
          <table:table-cell/>
        </table:table-row>
        <table:table-row table:style-name="ro1">
          <table:table-cell office:value-type="string" calcext:value-type="string">
            <text:p>GUCCCACUUGUCAUCUGGCAUGCACCCUAGUGACUUUAGUGGACAUCUAAGUCUUCCAACUAAGGCACGCGGUGAAUGCCACGUGGCCAUGAUG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..(((((.((((((.((((...(((.(((((((((((......))))....))))))))))..)))).)))))).)))))...).))))</text:p>
          </table:table-cell>
          <table:table-cell table:style-name="ce1" office:value-type="string" calcext:value-type="string">
            <text:p>-38.70</text:p>
          </table:table-cell>
          <table:table-cell/>
        </table:table-row>
        <table:table-row table:style-name="ro1">
          <table:table-cell office:value-type="string" calcext:value-type="string">
            <text:p>CCUUAUCCCGUUCGCAAUGGCACUGCAUGAAUUCACGGCUAUGCAUAACGACAGACCGCGGAUCAUACGGUACCAUAGCGGACGGUGAUGAGGUUA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((.((((.((((.((((.(((.(((((.(........).)).))).))))))).)))).)))).)))))))).))))))).....</text:p>
          </table:table-cell>
          <table:table-cell table:style-name="ce1" office:value-type="string" calcext:value-type="string">
            <text:p>-44.00</text:p>
          </table:table-cell>
          <table:table-cell/>
        </table:table-row>
        <table:table-row table:style-name="ro1">
          <table:table-cell office:value-type="string" calcext:value-type="string">
            <text:p>UUGAUGUAAUGCCGUCACUUGGUCGGCGAUUUAAUAUUAUCAGAACAUAGGAAAUUGUUAGUAUUAGUUGUGCGACCAGGAGACGGUAUUCGCAUA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(((((.((((((((((((((.(((((((.(((...........))).))))))))))))).)))))))).))))))))).))))...</text:p>
          </table:table-cell>
          <table:table-cell table:style-name="ce1" office:value-type="string" calcext:value-type="string">
            <text:p>-37.60</text:p>
          </table:table-cell>
          <table:table-cell/>
        </table:table-row>
        <table:table-row table:style-name="ro1">
          <table:table-cell office:value-type="string" calcext:value-type="string">
            <text:p>UAGCACCACAGGUUGUUCUGACUGUUUCAAAAGCUUGUAGUAUCUUAAUAAAUAAACAUAUAAGCUCGUGAUCAACAGGCAGAACAACUCGGUUUU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...((((((((((.((((((((..((((((((((..............)).))))))))..)))..))))).)))))))))).)))......</text:p>
          </table:table-cell>
          <table:table-cell table:style-name="ce1" office:value-type="string" calcext:value-type="string">
            <text:p>-31.60</text:p>
          </table:table-cell>
          <table:table-cell/>
        </table:table-row>
        <table:table-row table:style-name="ro1">
          <table:table-cell office:value-type="string" calcext:value-type="string">
            <text:p>AAGUUCAAUUUUUGGAUCCCUGCAGUUUCGAUGAUUUUAUCCUUAAUUCUGAAGAUGUGAUAAAUGCAUCUUAACUGCGGUGAUCUAGAUCAUGA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...((((((((.((((((((..((((..(((((((..............).))))))..))))..)))))))).))))))))...))))).</text:p>
          </table:table-cell>
          <table:table-cell table:style-name="ce1" office:value-type="string" calcext:value-type="string">
            <text:p>-36.80</text:p>
          </table:table-cell>
          <table:table-cell/>
        </table:table-row>
        <table:table-row table:style-name="ro1">
          <table:table-cell office:value-type="string" calcext:value-type="string">
            <text:p>AUAUAGCAUCUUUCUGUCUCGCCCAUCCCGUUGCUCCAAUAUUCUAACAACAAGUGAUUAUUGAGCAAUGCGCAUGUGCGGGAUAGACUGAUGGC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..((((((((((.(((.(((((((((.((((.((...........)).)))))))))))).).))).))))))))))..))).)))).</text:p>
          </table:table-cell>
          <table:table-cell table:style-name="ce1" office:value-type="string" calcext:value-type="string">
            <text:p>-39.00</text:p>
          </table:table-cell>
          <table:table-cell/>
        </table:table-row>
        <table:table-row table:style-name="ro1">
          <table:table-cell office:value-type="string" calcext:value-type="string">
            <text:p>UCCGAAGAUAUCAGGAUCAGGCCUUGGCUGAUUGCAAAAUUGUUCACCGUGAAAAUUAAAUAUUGCACUCUCCCCGGCCUGAUCUGAGAGUAAGG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.......((((.((((((((..((..((.(((((((((.((((...)))))))).....))))).))..)).))))))))))))......))..</text:p>
          </table:table-cell>
          <table:table-cell table:style-name="ce1" office:value-type="string" calcext:value-type="string">
            <text:p>-28.80</text:p>
          </table:table-cell>
          <table:table-cell/>
        </table:table-row>
        <table:table-row table:style-name="ro1">
          <table:table-cell office:value-type="string" calcext:value-type="string">
            <text:p>UCGGUGACCGAUGUCCAGCGUCUUACCUGUUCAAUAUUUAGACUGACUAUCAAAGAGAUCUAAUACUGUCAGGUAAUGACGCUGGAUUGUCAUGU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.((((((((((((((((((((..((.((((.(((((...........)).))))))).)).))))))).))))))))).))))..)))))</text:p>
          </table:table-cell>
          <table:table-cell table:style-name="ce1" office:value-type="string" calcext:value-type="string">
            <text:p>-36.70</text:p>
          </table:table-cell>
          <table:table-cell/>
        </table:table-row>
        <table:table-row table:style-name="ro1">
          <table:table-cell office:value-type="string" calcext:value-type="string">
            <text:p>UUCUACAUUGCGUGGUCCCUGAGAAUUCUCGAACAGCUUCAAAGUGUUCAAGCUGUCGAGUUUUGUCAAGGACCAAACAAUAGAAGAUCACUUGGGA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(((..((((((.(((.((..(((((.((((((.((....)).)))))))))))..)).))).))))))..))))))))..............</text:p>
          </table:table-cell>
          <table:table-cell table:style-name="ce1" office:value-type="string" calcext:value-type="string">
            <text:p>-35.10</text:p>
          </table:table-cell>
          <table:table-cell/>
        </table:table-row>
        <table:table-row table:style-name="ro1">
          <table:table-cell office:value-type="string" calcext:value-type="string">
            <text:p>UCUCCAUUGACUGUUUGGAUGUUCUCGGACGUUCAAAGCUACAUCCAACAAAUUGGUAGCUUUGUACUCCGAUGCCAUUCAGAUAGUUAUGAGCCA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..((((((((((((((...(((((.((.((((((((...((((....)))))))))))).)))))))...)))))))))))))).))).....</text:p>
          </table:table-cell>
          <table:table-cell table:style-name="ce1" office:value-type="string" calcext:value-type="string">
            <text:p>-38.00</text:p>
          </table:table-cell>
          <table:table-cell/>
        </table:table-row>
        <table:table-row table:style-name="ro1">
          <table:table-cell office:value-type="string" calcext:value-type="string">
            <text:p>UACACGUUUGCAAUUUUUGUACUACACAUAGGUACUGGACAAUUUUCAAAAUAUAUCCAGUGUCUAGUCUAGUGCAAACAUUGCUCGGUGUUGUUU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...(((((.(((((((((.((.(((((((((((................))))))))))))).))))))))).)))))...)))).......</text:p>
          </table:table-cell>
          <table:table-cell table:style-name="ce1" office:value-type="string" calcext:value-type="string">
            <text:p>-32.40</text:p>
          </table:table-cell>
          <table:table-cell/>
        </table:table-row>
        <table:table-row table:style-name="ro1">
          <table:table-cell office:value-type="string" calcext:value-type="string">
            <text:p>GCGACAGAUGCAAUUUUUGUACUACACAAAAGUACUGGUCAUUUAAGUUGAGGCUCAGCACUUUUGUGGUGUGCAAAAAUGGCAAGUUGCUUUUAU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.(((.((((((((((..(((((((((.((((((.((......))))).))).)))))))))..)))))))))).))).)))))........</text:p>
          </table:table-cell>
          <table:table-cell table:style-name="ce1" office:value-type="string" calcext:value-type="string">
            <text:p>-37.80</text:p>
          </table:table-cell>
          <table:table-cell/>
        </table:table-row>
        <table:table-row table:style-name="ro1">
          <table:table-cell office:value-type="string" calcext:value-type="string">
            <text:p>UGGCUCGCGAGAGUAUUGCGUAGGCCUUUGCUUCGAGAGAGAAGCUUCAGUUCGCAGCAAUAUCCUCCGCAAAACUUUCCCCGGCUAUGCAA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(.((((((.(((((.(((...(((((.((((.(((....)))..)))).)))))...))).))))).)))))).).))))).........</text:p>
          </table:table-cell>
          <table:table-cell table:style-name="ce1" office:value-type="string" calcext:value-type="string">
            <text:p>-32.60</text:p>
          </table:table-cell>
          <table:table-cell/>
        </table:table-row>
        <table:table-row table:style-name="ro1">
          <table:table-cell office:value-type="string" calcext:value-type="string">
            <text:p>UGUUCACGCAUAAGCCUGAUAUCUCGGUGCGAUCGUACCGUAUCGCUCACACUUAGAUUACGGUACGAUCGCGGCGGGAUAUCAGGUACGUGAUU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..(((..(((((((((((((.(((((((((((((((((...........)).))))))))))))))).)))))))))))))..)))..))))</text:p>
          </table:table-cell>
          <table:table-cell table:style-name="ce1" office:value-type="string" calcext:value-type="string">
            <text:p>-56.10</text:p>
          </table:table-cell>
          <table:table-cell/>
        </table:table-row>
        <table:table-row table:style-name="ro1">
          <table:table-cell office:value-type="string" calcext:value-type="string">
            <text:p>CUGAAUUCAAUGUUGGAGAGCUAUUUGCAAGGUACCUAAUUGUUUGAUUAUUGAUUCUCAAUUGGUCCCCUCCAAGUAGCUCUAUUGCAUUGUU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((((((...(((((((((((...((.(((.(((((...((........)).)))))))).))...)))))))))))...)))))).....</text:p>
          </table:table-cell>
          <table:table-cell table:style-name="ce1" office:value-type="string" calcext:value-type="string">
            <text:p>-30.50</text:p>
          </table:table-cell>
          <table:table-cell/>
        </table:table-row>
        <table:table-row table:style-name="ro1">
          <table:table-cell office:value-type="string" calcext:value-type="string">
            <text:p>AUCUGAAUUAUAAAACAUCGCCUAACCGUUGUCAUGUAAUAUUUCCCAGAGAAAAUGAUAUUACAUGUUUCGGGUAGGAGCUGUUCAAACUUUGG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......((((.(.((((.(((....(((((((((((.............)))))))))))...))).)))).).)))).....)))))).</text:p>
          </table:table-cell>
          <table:table-cell table:style-name="ce1" office:value-type="string" calcext:value-type="string">
            <text:p>-24.30</text:p>
          </table:table-cell>
          <table:table-cell/>
        </table:table-row>
        <table:table-row table:style-name="ro1">
          <table:table-cell office:value-type="string" calcext:value-type="string">
            <text:p>UUUCCCGGCUGCAACUACGGUAAGCGGUAUCCAGCCGAUGUUUUCAAUACUGCAUUUGAAUACACGUGCACGGAUAACGCUCAUUGUUUUUCGCA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(((((((..(((((.((((.(((((.((((.(((.(((((........))))).))))).))..))))).)))).)))))..)).))).))</text:p>
          </table:table-cell>
          <table:table-cell table:style-name="ce1" office:value-type="string" calcext:value-type="string">
            <text:p>-29.30</text:p>
          </table:table-cell>
          <table:table-cell/>
        </table:table-row>
        <table:table-row table:style-name="ro1">
          <table:table-cell office:value-type="string" calcext:value-type="string">
            <text:p>AUACUCUUGAACGACUAGCAACGCACAAACGUCUUCUGUGCGACAACAUCUGAAUGUUUGUCACAGGACUUUUGAGCGUUGCCAGUCGAAAGAGG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...(((((.(((((((.((((.(((..((((((((..((((....))))))).)))))))).)))).))))))).))))).)))))...</text:p>
          </table:table-cell>
          <table:table-cell table:style-name="ce1" office:value-type="string" calcext:value-type="string">
            <text:p>-39.00</text:p>
          </table:table-cell>
          <table:table-cell/>
        </table:table-row>
        <table:table-row table:style-name="ro1">
          <table:table-cell office:value-type="string" calcext:value-type="string">
            <text:p>AGGGUCUUCGGACCACGCCUUCAGUUGCCUCGUGAUCCGCCAAACACAAUAAAUGGACGAAUCACAGUCAACUGUUGGCAUGGUGCUCGUACCCAU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...(.((((.(((..((((((.((.(((((.(((((...........))).)).))))))).))))))..))).)))).)....)))).....</text:p>
          </table:table-cell>
          <table:table-cell table:style-name="ce1" office:value-type="string" calcext:value-type="string">
            <text:p>-39.40</text:p>
          </table:table-cell>
          <table:table-cell/>
        </table:table-row>
        <table:table-row table:style-name="ro1">
          <table:table-cell office:value-type="string" calcext:value-type="string">
            <text:p>ACUUUCAAUGACCCCUUGUUAAGUAGUGGUGCCGCUCUUAUUAGGUUGAAAAGUAAUAAGAGUAGUUCACUACUUAUCAAGGUGAAAUUUGAAA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....((((((.((((((((((.((.((((((((((..........)))))))))).)))))))))))).))))).)....))))))...</text:p>
          </table:table-cell>
          <table:table-cell table:style-name="ce1" office:value-type="string" calcext:value-type="string">
            <text:p>-35.10</text:p>
          </table:table-cell>
          <table:table-cell/>
        </table:table-row>
        <table:table-row table:style-name="ro1">
          <table:table-cell office:value-type="string" calcext:value-type="string">
            <text:p>UCCAGGGGUCUCUUUCAGUUAUAAGUAGUAGUGCCGCAGGUAACCGCCAGUCUAAAAGGCUUACCUACUGCCUUCUGCUUAAAAUUGAAAUAUUGA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(((..((((((((.(((((((.((.((.(.((((((..(((.........))))))))).).)))).))))))).))))))))....))).</text:p>
          </table:table-cell>
          <table:table-cell table:style-name="ce1" office:value-type="string" calcext:value-type="string">
            <text:p>-28.40</text:p>
          </table:table-cell>
          <table:table-cell/>
        </table:table-row>
        <table:table-row table:style-name="ro1">
          <table:table-cell office:value-type="string" calcext:value-type="string">
            <text:p>GAAUUGUUCCGAUCGCCGCUCUUUUCACACACCUCACUAACACUGACCACCGAUGCAUAGAUGUUAGUAGGCGUUGUGGGAAGGGCGGCGACAGUGAACGUCGU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.((((((..((((((((((((((((((.(((.((((((((((..((....))..))).)))))))))).).)))))))))))))))))..).))))))).....</text:p>
          </table:table-cell>
          <table:table-cell table:style-name="ce1" office:value-type="string" calcext:value-type="string">
            <text:p>-47.60</text:p>
          </table:table-cell>
          <table:table-cell/>
        </table:table-row>
        <table:table-row table:style-name="ro1">
          <table:table-cell office:value-type="string" calcext:value-type="string">
            <text:p>ACUAUGCAUAUUGCCGCCUACAGAAGCAUAGAUUUCCACAAACCAUUCGAGGUGUUUGUGCAAAUCUUUCGCGACUGUAGGCGGCGAACAUGCAGUU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(.(((((((((((((..((..((((((.((((((((.......).))))))).))))))...))..)))))))))))))..)))))......</text:p>
          </table:table-cell>
          <table:table-cell table:style-name="ce1" office:value-type="string" calcext:value-type="string">
            <text:p>-45.70</text:p>
          </table:table-cell>
          <table:table-cell/>
        </table:table-row>
        <table:table-row table:style-name="ro1">
          <table:table-cell office:value-type="string" calcext:value-type="string">
            <text:p>CAGUGGUUCGACUAAAUUUUGGAGGUAAGAAAUCUUUGUAGUUCUCCGUAUUGUGACGUGAAAACUGAAGAGAUUUUUUACAGACUUCACAAAUUUGAAAUAUAUUCC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.....(((((((((((((((((((((((((.(((((.(((((......))).)).))))).)))))))))))))...))))).)))))))......))).)))</text:p>
          </table:table-cell>
          <table:table-cell table:style-name="ce1" office:value-type="string" calcext:value-type="string">
            <text:p>-27.10</text:p>
          </table:table-cell>
          <table:table-cell/>
        </table:table-row>
        <table:table-row table:style-name="ro1">
          <table:table-cell office:value-type="string" calcext:value-type="string">
            <text:p>GCAAGGAGUGCAGAGGCUUACUAUGAGACGGUCAAGAGGCGCCUCCGUCACGUGGAUACGUCGGGUGGAAUGCAUAGAAGACUGUACUCAAAAAAUUUU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(((...(((.(((((......(((...((((..((((.....))))..))))...)))....)))))))).))))))))............</text:p>
          </table:table-cell>
          <table:table-cell table:style-name="ce1" office:value-type="string" calcext:value-type="string">
            <text:p>-27.80</text:p>
          </table:table-cell>
          <table:table-cell/>
        </table:table-row>
        <table:table-row table:style-name="ro1">
          <table:table-cell office:value-type="string" calcext:value-type="string">
            <text:p>UCAGUCAUUGAAACGAGUAAAUCUCAUCCUAAUCUGGUAGCAUCUUUCGAACCUUGCCACCGAUUUGGCAUGGGAUUGACUUGUUAAAUAGUGACUUU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(.(((((((.((((((((((.((((.(((.(((............))).))))))).)).)))))))).)))))))...)))))))).....</text:p>
          </table:table-cell>
          <table:table-cell table:style-name="ce1" office:value-type="string" calcext:value-type="string">
            <text:p>-35.60</text:p>
          </table:table-cell>
          <table:table-cell/>
        </table:table-row>
        <table:table-row table:style-name="ro1">
          <table:table-cell office:value-type="string" calcext:value-type="string">
            <text:p>UGAUGGCUUUUCUGGAUUUGUUCCCUUCACGUGUAGAAAGAAACGAGCAAAAAAAAUCUUAGUGUUAGCUUUUUAGUUUUCACGGUGAAUAUGGAUA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((((.((.((.......)).)).)))))......))))........((...(((..((((....))))..)))...))...........</text:p>
          </table:table-cell>
          <table:table-cell table:style-name="ce1" office:value-type="string" calcext:value-type="string">
            <text:p>-13.90</text:p>
          </table:table-cell>
          <table:table-cell/>
        </table:table-row>
        <table:table-row table:style-name="ro1">
          <table:table-cell office:value-type="string" calcext:value-type="string">
            <text:p>UAGAUCUCGGCACAGUUAAUGGCACUGGAAGAAUUCACGGGGUAAUUUUUAUACAACCCGUGAUCUCUUAGUGGCAUCUAUGGUGCGAGAAU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(.(((.((..(((.((((((.(((..(((((((...............)))))))))).)))))).)))..)).))))))))....</text:p>
          </table:table-cell>
          <table:table-cell table:style-name="ce1" office:value-type="string" calcext:value-type="string">
            <text:p>-35.70</text:p>
          </table:table-cell>
          <table:table-cell/>
        </table:table-row>
        <table:table-row table:style-name="ro1">
          <table:table-cell office:value-type="string" calcext:value-type="string">
            <text:p>UGGCGGCGGUCGACAUGUACAUAUCACCAGUCUGGCUUUUCCCGUUUCCGCGAGCAAGCGGCGGGUGGUUGUUGUUAUGGGAUACCGGAGC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.((((...((((.(((.((((((.(((..(((((((.((....)).))).))))))).))))))...)))))))....))))..))))</text:p>
          </table:table-cell>
          <table:table-cell table:style-name="ce1" office:value-type="string" calcext:value-type="string">
            <text:p>-31.80</text:p>
          </table:table-cell>
          <table:table-cell/>
        </table:table-row>
        <table:table-row table:style-name="ro1">
          <table:table-cell office:value-type="string" calcext:value-type="string">
            <text:p>GGUUUGACUUACCCCCUCCUUCCGCUGGCCGCCGUUUUUAUUAUGAACUUGAUGUGGUUUGAGGGAGGAAGGGUGGUAUUUGAA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..((((((((((((((.(.((((((.((((.......)))).....)))))).).)))))).)))).)))).)))))))</text:p>
          </table:table-cell>
          <table:table-cell table:style-name="ce1" office:value-type="string" calcext:value-type="string">
            <text:p>-34.90</text:p>
          </table:table-cell>
          <table:table-cell/>
        </table:table-row>
        <table:table-row table:style-name="ro1">
          <table:table-cell office:value-type="string" calcext:value-type="string">
            <text:p>UGUCUAAACUUGGGCAAAAGUUAGGCAAGACUUUGGCAAAGCUUGAAUCCAAGUUUUGCCAAAGUUUUGCCCAACUUUUGCCCAAAUUCAGC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(((((((((((((.((((((((((((((((((((((....)))))))))))))))))))))).))))))))))))).........</text:p>
          </table:table-cell>
          <table:table-cell table:style-name="ce1" office:value-type="string" calcext:value-type="string">
            <text:p>-56.80</text:p>
          </table:table-cell>
          <table:table-cell/>
        </table:table-row>
        <table:table-row table:style-name="ro1">
          <table:table-cell office:value-type="string" calcext:value-type="string">
            <text:p>UAAAAGUUUCAAAACCCCGUGAAGUGUCUGCUGCAAUCUAAAUUUUUAGAUAUAGAUGCAGUCGACUCUUCAUUGGGUUUUCAGGAACCCG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(((((((.((((((.(((.((((((.((((.(((....))).)))))))))).))).)))))).)))))))..))))).....</text:p>
          </table:table-cell>
          <table:table-cell table:style-name="ce1" office:value-type="string" calcext:value-type="string">
            <text:p>-36.70</text:p>
          </table:table-cell>
          <table:table-cell/>
        </table:table-row>
        <table:table-row table:style-name="ro1">
          <table:table-cell office:value-type="string" calcext:value-type="string">
            <text:p>GGAAGUGGCUUUGAAGCGGCAAGAAUUAGAAGCAGUUUGGUGUCAGACACACUACUCACUCACUGCUUCUUGUUUUUUCUGCUUUCUUUGCU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(((...(((((((.((((((.(((((((((..((((..............)))).))))))))).)))))).)))))))....)))...</text:p>
          </table:table-cell>
          <table:table-cell table:style-name="ce1" office:value-type="string" calcext:value-type="string">
            <text:p>-30.60</text:p>
          </table:table-cell>
          <table:table-cell/>
        </table:table-row>
        <table:table-row table:style-name="ro1">
          <table:table-cell office:value-type="string" calcext:value-type="string">
            <text:p>GGGCAAAAGUUGGGCAAGACUCUGGCAAAACUUGGAUUUAUGCUGCGCCAAAGUUUAACCCAAGUUUGACCCAACUCUUGUCAAAUUUUUGU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.(((((((....((..((((((((..(((.(((.......))).))).))))))))..))....))))))).)))))))))))</text:p>
          </table:table-cell>
          <table:table-cell table:style-name="ce1" office:value-type="string" calcext:value-type="string">
            <text:p>-34.90</text:p>
          </table:table-cell>
          <table:table-cell/>
        </table:table-row>
        <table:table-row table:style-name="ro1">
          <table:table-cell office:value-type="string" calcext:value-type="string">
            <text:p>GUCGCUAGCCUCUUUACCUGCCUACACACCUUUCUGCCUACGUGGCACAUUGGUAGGCAAGAGGGCAUGAUGUAGCAGUGGAGAUGGACUGCC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.(((((((((((.(((.(((((((((((.(((((((...........))))))).)))))..)).)))))))))))))).)).))))...</text:p>
          </table:table-cell>
          <table:table-cell table:style-name="ce1" office:value-type="string" calcext:value-type="string">
            <text:p>-36.10</text:p>
          </table:table-cell>
          <table:table-cell/>
        </table:table-row>
        <table:table-row table:style-name="ro1">
          <table:table-cell office:value-type="string" calcext:value-type="string">
            <text:p>AAUAGAAAACGGGGCCCGCCGGCUCGCCGGGUGGAAAGCAUUCGACAGCAAGACGUGUUUUUCAAUCUGCGACUCGGCGAUUCCCAUCAUCA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.((((..((((((.((((.((.((((((((((((........)).)))))))))).)).)))).))))))..)))).........</text:p>
          </table:table-cell>
          <table:table-cell table:style-name="ce1" office:value-type="string" calcext:value-type="string">
            <text:p>-35.20</text:p>
          </table:table-cell>
          <table:table-cell/>
        </table:table-row>
        <table:table-row table:style-name="ro1">
          <table:table-cell office:value-type="string" calcext:value-type="string">
            <text:p>ACCUCGUUUUGGGAGCAGCCGGCAUUUUACGGGCUACACUUUUUUUAAAAUUGAUGUGUGCCCGUACUGUGUCGGCUGCUUUGAAAAUUUCG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.(((((.((((((((((((((..(((((((.((((................)))))))))))..)))))))))))))).)))))...)))</text:p>
          </table:table-cell>
          <table:table-cell table:style-name="ce1" office:value-type="string" calcext:value-type="string">
            <text:p>-47.80</text:p>
          </table:table-cell>
          <table:table-cell/>
        </table:table-row>
        <table:table-row table:style-name="ro1">
          <table:table-cell office:value-type="string" calcext:value-type="string">
            <text:p>GGUUGGCCGGUGCAUUCGUACCCUUAUCAUUCUCUCGCCCCGUGUGCACUUAAAGACAACUGGACGGAGAACUGAUAAGGGCUCGUAUCACCAAUUCA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...))((((.((.((..((((((((((((((.((((...(((..........)))...)).))))))).)))))))))..)).))))))........</text:p>
          </table:table-cell>
          <table:table-cell table:style-name="ce1" office:value-type="string" calcext:value-type="string">
            <text:p>-34.10</text:p>
          </table:table-cell>
          <table:table-cell/>
        </table:table-row>
        <table:table-row table:style-name="ro1">
          <table:table-cell office:value-type="string" calcext:value-type="string">
            <text:p>UCCUGUGUUGCAGUUUCGUUUUGUGACCGACACUAACGGGUAAUUGUUUGGCCGCCAGGAUUACUCGUUUUUGCGAUCACAAAUUAUGAAAUUGCAGC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((((((((((((((((.((.((..(((((((((((..((((...)))))))))))))))..)))).)))))))..)))))))))))))).</text:p>
          </table:table-cell>
          <table:table-cell table:style-name="ce1" office:value-type="string" calcext:value-type="string">
            <text:p>-42.80</text:p>
          </table:table-cell>
          <table:table-cell/>
        </table:table-row>
        <table:table-row table:style-name="ro1">
          <table:table-cell office:value-type="string" calcext:value-type="string">
            <text:p>AAUAUGAAUUUCCCGUAGGACGGGAAGGUGUCAACGUUUUGCAUUUCGAAUAAACAUUGCACUUGUCCCGGCCUAUGGGCGGUUUGUAAUAA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(.((((((((.((((((((((.(((.((((............)))).)))))))).))))).)))))))).)))))))).......</text:p>
          </table:table-cell>
          <table:table-cell table:style-name="ce1" office:value-type="string" calcext:value-type="string">
            <text:p>-36.30</text:p>
          </table:table-cell>
          <table:table-cell/>
        </table:table-row>
        <table:table-row table:style-name="ro1">
          <table:table-cell office:value-type="string" calcext:value-type="string">
            <text:p>UUGAAGGUUUUGGGCUGCGUGUCAGGAGUGCAUUUGCACUGAAACUAUCUGAAGCAUGUAAAUGCACUAUCUGGUACGACAUUCCAGAACGUACAAUC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.((((((((.(((((((((((((((((((((((.((...(.....)...)))))))))))))).))))))))).)).)))))))).).)))....</text:p>
          </table:table-cell>
          <table:table-cell table:style-name="ce1" office:value-type="string" calcext:value-type="string">
            <text:p>-39.00</text:p>
          </table:table-cell>
          <table:table-cell/>
        </table:table-row>
        <table:table-row table:style-name="ro1">
          <table:table-cell office:value-type="string" calcext:value-type="string">
            <text:p>ACCUGCAACACUGUGUGUAGCUGGUUGACAUCGGGUCAGAUCUGUUUUUCAAGCAUUUGGUCCCCUUCAACCAGCUGUAGCCAGUGGUUGAUGACA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(((..(((((((((((((....(((((((((((........)).)))))).)))..)))))))))))))..)))).))))........</text:p>
          </table:table-cell>
          <table:table-cell table:style-name="ce1" office:value-type="string" calcext:value-type="string">
            <text:p>-37.10</text:p>
          </table:table-cell>
          <table:table-cell/>
        </table:table-row>
        <table:table-row table:style-name="ro1">
          <table:table-cell office:value-type="string" calcext:value-type="string">
            <text:p>CGAAUAAGUGAAUAAAGAGAGCUGUCCGUCGACAGUCCAGAAACUAUUUAAUAUCACUGUCAUGGAAUUGCUCUCUUUGUAUAAUAUU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....(((((((((((..(((((.((((((...................)))))))))))...)))))))))))....))))))</text:p>
          </table:table-cell>
          <table:table-cell table:style-name="ce1" office:value-type="string" calcext:value-type="string">
            <text:p>-30.10</text:p>
          </table:table-cell>
          <table:table-cell/>
        </table:table-row>
        <table:table-row table:style-name="ro1">
          <table:table-cell office:value-type="string" calcext:value-type="string">
            <text:p>UGAAGCUGACUUGCCAUUGCUUUGGCGCUUUAGCUGUAUGAUAGAUUUAAACUACUUCAUAAAGCUAGAUUACCAAAGCAUUGGCUUCUGCAGG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.(((....((((.((((((((...(((((((.((((((((.......)))..))))).)))))))...)))))))).)))).....))).)))</text:p>
          </table:table-cell>
          <table:table-cell table:style-name="ce1" office:value-type="string" calcext:value-type="string">
            <text:p>-34.90</text:p>
          </table:table-cell>
          <table:table-cell/>
        </table:table-row>
        <table:table-row table:style-name="ro1">
          <table:table-cell office:value-type="string" calcext:value-type="string">
            <text:p>AAAGGUGCUUAUUGCAGCUGCUGGCCACUGCACAAGAUUAGACUUAAGACUCUUGUGCGUGUGACAGCGGCUAUUGUAAGAGGCCAUAGAAGCAACA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.(((((...((((((((..((((((((((((((........)).))))))))).))).))))))))...)))))..)))......((....)).</text:p>
          </table:table-cell>
          <table:table-cell table:style-name="ce1" office:value-type="string" calcext:value-type="string">
            <text:p>-36.90</text:p>
          </table:table-cell>
          <table:table-cell/>
        </table:table-row>
        <table:table-row table:style-name="ro1">
          <table:table-cell office:value-type="string" calcext:value-type="string">
            <text:p>UUAAAAUUGAAUGGCGAAUGUCGGUAUGGUCUCUUUUUCAAAGAAAGGUUUCGAUUAAGCGAAGUGACUAGACCGAACACUCGUGCUAUAAUUUUAAA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....((((.(((((((.(((((.((((......(((....)))........)))).))))).)))).))).))))....)))))))))...</text:p>
          </table:table-cell>
          <table:table-cell table:style-name="ce1" office:value-type="string" calcext:value-type="string">
            <text:p>-26.30</text:p>
          </table:table-cell>
          <table:table-cell/>
        </table:table-row>
        <table:table-row table:style-name="ro1">
          <table:table-cell office:value-type="string" calcext:value-type="string">
            <text:p>AACACAUUUCAUUCGCGCCUGUAUCUUGCUGAACCGCUGCCAUUAUGGCCAACGAUCCGGUUGAGCAAAAUUUCAGGUGUGUGAGAAAUGUGUUUA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.(.((((((((.((.(((((.(((((..((((...))))........))))).))))).))..)))))))).).)))))))))).....</text:p>
          </table:table-cell>
          <table:table-cell table:style-name="ce1" office:value-type="string" calcext:value-type="string">
            <text:p>-40.80</text:p>
          </table:table-cell>
          <table:table-cell/>
        </table:table-row>
        <table:table-row table:style-name="ro1">
          <table:table-cell office:value-type="string" calcext:value-type="string">
            <text:p>GAGUUUACAGUAAAAUAAAUAUUUAAGUGGAGCCUGCGACUUCAGUCCCUCUGACUGACUGGGGUAAGUCACUUGAGCGUUUGUUGGCACGUAAAAG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.((..(((((((.(((((((((.((((..(...((((((.....)))))))..))))...))))))))).)))))))...)))))))....</text:p>
          </table:table-cell>
          <table:table-cell table:style-name="ce1" office:value-type="string" calcext:value-type="string">
            <text:p>-25.80</text:p>
          </table:table-cell>
          <table:table-cell/>
        </table:table-row>
        <table:table-row table:style-name="ro1">
          <table:table-cell office:value-type="string" calcext:value-type="string">
            <text:p>AUUUGACUACGAAACCGGUUUUCGAUUUGGUUUGACUGUUUUUCAUACAAGUGAGAUCAUUUUGAAAGCUGAUUUUGUC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((((((.((((((((((..((((((.(((((.......)).))).))))))..)))))))))).))))))...</text:p>
          </table:table-cell>
          <table:table-cell table:style-name="ce1" office:value-type="string" calcext:value-type="string">
            <text:p>-25.70</text:p>
          </table:table-cell>
          <table:table-cell/>
        </table:table-row>
        <table:table-row table:style-name="ro1">
          <table:table-cell office:value-type="string" calcext:value-type="string">
            <text:p>CCUAUGUAGCGGCCAUCAAAGUGGAGGCCCUCUCUUGAGCCUGAAUGAGAAAGUGCUUCCACUUUGUGUGCCACUGCAUG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.(((((.((((((((((((.((.(((((........))))).)).)))))))))))))).))).)))))))))</text:p>
          </table:table-cell>
          <table:table-cell table:style-name="ce1" office:value-type="string" calcext:value-type="string">
            <text:p>-43.80</text:p>
          </table:table-cell>
          <table:table-cell/>
        </table:table-row>
        <table:table-row table:style-name="ro1">
          <table:table-cell office:value-type="string" calcext:value-type="string">
            <text:p>UUCAAUCUGUGGUACUCAAACUGUGUGACAUUUUGUUCUUUGUAAGAAGUGCCGCAGAGUUUGUAGUGUUGCCGAUUG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.((((((((((((((.((((.((((((...........)))))).)))).)))))).)))))))).)))))).</text:p>
          </table:table-cell>
          <table:table-cell table:style-name="ce1" office:value-type="string" calcext:value-type="string">
            <text:p>-29.20</text:p>
          </table:table-cell>
          <table:table-cell/>
        </table:table-row>
        <table:table-row table:style-name="ro1">
          <table:table-cell office:value-type="string" calcext:value-type="string">
            <text:p>UUCCAUAUAGCCAUACUCAAAAUGGAGGCCCUAUCUAAGCUUUUAAGUGGAAAGUGCUUCCCUUUUGUGUGUUGCCAUGUGG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.((.((((.(((((.((((((.((.(((..(((....)))))).)).)))))).))))).)))).)).))))))).</text:p>
          </table:table-cell>
          <table:table-cell table:style-name="ce1" office:value-type="string" calcext:value-type="string">
            <text:p>-32.40</text:p>
          </table:table-cell>
          <table:table-cell/>
        </table:table-row>
        <table:table-row table:style-name="ro1">
          <table:table-cell office:value-type="string" calcext:value-type="string">
            <text:p>CUGUGUGUAUAUGUAUGUGUGCAUGUGCAUGUGUGUAUAUGAGUAUACAUAUACAUACGCACAUACCCAUACAAGCAUGCACACAAA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..((((.((((((.((((((..(((((((((((......)))))))))))))))))...)))))).))))))))))).....</text:p>
          </table:table-cell>
          <table:table-cell table:style-name="ce1" office:value-type="string" calcext:value-type="string">
            <text:p>-39.10</text:p>
          </table:table-cell>
          <table:table-cell/>
        </table:table-row>
        <table:table-row table:style-name="ro1">
          <table:table-cell office:value-type="string" calcext:value-type="string">
            <text:p>GCUACUUGAAGAGAGGUUAUCCUUUGUGUGUUUGCUUUACGCGAAAUGAAUAUGCAAGGGCAAGCUCUCUUCGAGGA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((((((((.((..((((((((((((((.(((....))).)))))))))))))).)).))))))))))).)))</text:p>
          </table:table-cell>
          <table:table-cell table:style-name="ce1" office:value-type="string" calcext:value-type="string">
            <text:p>-34.70</text:p>
          </table:table-cell>
          <table:table-cell/>
        </table:table-row>
        <table:table-row table:style-name="ro1">
          <table:table-cell office:value-type="string" calcext:value-type="string">
            <text:p>CCUGCUAACGGCUGCUCUGACUUUAUUGCACUACUGUACUUUACAGCGAGCAGUGCAAUAGUAUUGUCAAAGCAUCCGCGAGCA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.(((.((((.((((.((((((((((.((((........)).)).))))))))))....)))).)))).)))..))))))</text:p>
          </table:table-cell>
          <table:table-cell table:style-name="ce1" office:value-type="string" calcext:value-type="string">
            <text:p>-37.00</text:p>
          </table:table-cell>
          <table:table-cell/>
        </table:table-row>
        <table:table-row table:style-name="ro1">
          <table:table-cell office:value-type="string" calcext:value-type="string">
            <text:p>CCACCACUUAAACGUGGUUGUACUUGCUUUAGACCUAAGAAAGUAAGUGCUUCCAUGUUUUGGUGA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(.((((((((..(((((((((((.........)))))))))))..)))))))).)))).)))</text:p>
          </table:table-cell>
          <table:table-cell table:style-name="ce1" office:value-type="string" calcext:value-type="string">
            <text:p>-31.70</text:p>
          </table:table-cell>
          <table:table-cell/>
        </table:table-row>
        <table:table-row table:style-name="ro1">
          <table:table-cell office:value-type="string" calcext:value-type="string">
            <text:p>AGUCUAGUUACUAGGCAGUGUAGUUAGCUGAUUGCUAAUAGUACCAAUCACUAACCACACAGCCAGGUAAAAAGA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(((((.(((.((((.(((((.((((((.((....)).))))))))))).)))).))).)))))..)))))</text:p>
          </table:table-cell>
          <table:table-cell table:style-name="ce1" office:value-type="string" calcext:value-type="string">
            <text:p>-29.80</text:p>
          </table:table-cell>
          <table:table-cell/>
        </table:table-row>
        <table:table-row table:style-name="ro1">
          <table:table-cell office:value-type="string" calcext:value-type="string">
            <text:p>AUGUCAAAGUGCUAACAGUGCAGGUAGCUUUUUGAGUUCUACUGCAGUGCCAGCACUUCUUA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.(((((((..((.(((((..(((((...)))))...))))).))..)))))))...))))</text:p>
          </table:table-cell>
          <table:table-cell table:style-name="ce1" office:value-type="string" calcext:value-type="string">
            <text:p>-22.80</text:p>
          </table:table-cell>
          <table:table-cell/>
        </table:table-row>
        <table:table-row table:style-name="ro1">
          <table:table-cell office:value-type="string" calcext:value-type="string">
            <text:p>UCUUGGUUUAGGUUUCACAGGAAACUGGUUUAAUAACGAAAACUAGUUUCCUCUAAAAUCCUAAUCAA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.(((((...(((((((((((((........)))))))))))))...)))))..))))))))</text:p>
          </table:table-cell>
          <table:table-cell table:style-name="ce1" office:value-type="string" calcext:value-type="string">
            <text:p>-27.00</text:p>
          </table:table-cell>
          <table:table-cell/>
        </table:table-row>
        <table:table-row table:style-name="ro1">
          <table:table-cell office:value-type="string" calcext:value-type="string">
            <text:p>CAAAUAAUGAAUUUGGCAAGAUGUCGGAAUAGCUGAGAGCACAGCGGAUCGAACAUUUUAUCGUCCGAAAAAAUGUGAUUAUUUUUGAAAAGCGGCUAUGCCUCAUCUAGUCAAUUGCAUUACUU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...(((((.(((((..((.(((((((.........((((.(((........))))))).(((((((....)))))))......))))))).)).))))).)))))...))))).))))</text:p>
          </table:table-cell>
          <table:table-cell table:style-name="ce1" office:value-type="string" calcext:value-type="string">
            <text:p>-34.40</text:p>
          </table:table-cell>
          <table:table-cell/>
        </table:table-row>
        <table:table-row table:style-name="ro1">
          <table:table-cell office:value-type="string" calcext:value-type="string">
            <text:p>CAUGUCUAUUGUACUUCAUCAGGUGCUCUGGUGUGUCUCGUAACCCGGCACAUGUUGAAGUACACUCAAUA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..(((((((((.((.(((((..((.((........))))))))).)).)))))))))....)))))</text:p>
          </table:table-cell>
          <table:table-cell table:style-name="ce1" office:value-type="string" calcext:value-type="string">
            <text:p>-24.80</text:p>
          </table:table-cell>
          <table:table-cell/>
        </table:table-row>
        <table:table-row table:style-name="ro1">
          <table:table-cell office:value-type="string" calcext:value-type="string">
            <text:p>UGUCUUGCUUUGACUCACUCAACCUGGGUGUGAUGUUAUUUCGAUAUGGUAUCCAUCACAACCUCCUUGAGUGAGCGAUAGCAGG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.(((((((((...((.(((((((.((((.......))))..))))))).))...)))))))))))).)))))))))</text:p>
          </table:table-cell>
          <table:table-cell table:style-name="ce1" office:value-type="string" calcext:value-type="string">
            <text:p>-40.10</text:p>
          </table:table-cell>
          <table:table-cell/>
        </table:table-row>
        <table:table-row table:style-name="ro1">
          <table:table-cell office:value-type="string" calcext:value-type="string">
            <text:p>AAAUUCUAGUCGAUUUGUCUUUUUCCGCUUACUGGCGUUUCAAUUCCACAACGACAGGAAAGGGAAAAAGGCGUAUUUACUAUGAG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.(((.(((((((((((.(((.(((.((((..........)))).)))..)))))))))))))).))).)))).))))))</text:p>
          </table:table-cell>
          <table:table-cell table:style-name="ce1" office:value-type="string" calcext:value-type="string">
            <text:p>-28.70</text:p>
          </table:table-cell>
          <table:table-cell/>
        </table:table-row>
        <table:table-row table:style-name="ro1">
          <table:table-cell office:value-type="string" calcext:value-type="string">
            <text:p>AUGCAACUGCCAUUGGGAUACACCCUGUGCUCGCUUUGAAUGAAAUGCAAGCAAGUGAACACAGCUGGUGGUAUCCAGUGGCCGUUUGG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.(((((((((...(((((((((.((((((.(..((.....))..))))))).)))))..))))...))))))))).)))..))))</text:p>
          </table:table-cell>
          <table:table-cell table:style-name="ce1" office:value-type="string" calcext:value-type="string">
            <text:p>-38.10</text:p>
          </table:table-cell>
          <table:table-cell/>
        </table:table-row>
        <table:table-row table:style-name="ro1">
          <table:table-cell office:value-type="string" calcext:value-type="string">
            <text:p>UUUAUGGGAUACACACAGUUCAGUUUUGUCACACUUCAAGCAUCACUGGGCUUUGUUUAUCUCAUG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.(((.((((((((..(((..........)))..)))))))).))).)))))))))).</text:p>
          </table:table-cell>
          <table:table-cell table:style-name="ce1" office:value-type="string" calcext:value-type="string">
            <text:p>-24.50</text:p>
          </table:table-cell>
          <table:table-cell/>
        </table:table-row>
        <table:table-row table:style-name="ro1">
          <table:table-cell office:value-type="string" calcext:value-type="string">
            <text:p>AGGCUGAGGUAGUAGUUUGUACAGUUUGAGGGUCUAUGAUACCACCCGGUACAGGAGAUAACUGUACAGGCCACUGCCUUGC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((((((((.((((((((((((.....((((.((.((((....))))))..)))))))))))))))).))))))))))).</text:p>
          </table:table-cell>
          <table:table-cell table:style-name="ce1" office:value-type="string" calcext:value-type="string">
            <text:p>-39.30</text:p>
          </table:table-cell>
          <table:table-cell/>
        </table:table-row>
        <table:table-row table:style-name="ro1">
          <table:table-cell office:value-type="string" calcext:value-type="string">
            <text:p>ACCUCUCUAACAAGGUGCAGAGCUUAGCUGAUUGGUGAACAGUGAUUGGUUUCCGCUUUGUUCACAGUGGCUAAGUUCUGCACCUGAAGAGAAG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...(((((((((((((((((.((((.(((((((....(((...)))..))))))))))))))))))))))))))))..)))).)))).</text:p>
          </table:table-cell>
          <table:table-cell table:style-name="ce1" office:value-type="string" calcext:value-type="string">
            <text:p>-49.40</text:p>
          </table:table-cell>
          <table:table-cell/>
        </table:table-row>
        <table:table-row table:style-name="ro1">
          <table:table-cell office:value-type="string" calcext:value-type="string">
            <text:p>ACCAAGUUUCAGUUCAUGUAAACAUCCUACACUCAGCUGUAAUACAUGGAUUGGCUGGGAGGUGGAUGUUUACUUCAGCUGACUU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..((((((...((((((((((.((.((((((((............))))))))..))))))))))))...))))))))))).</text:p>
          </table:table-cell>
          <table:table-cell table:style-name="ce1" office:value-type="string" calcext:value-type="string">
            <text:p>-36.90</text:p>
          </table:table-cell>
          <table:table-cell/>
        </table:table-row>
        <table:table-row table:style-name="ro1">
          <table:table-cell office:value-type="string" calcext:value-type="string">
            <text:p>AGGCCUCUCUCUCCGUGUUCACAGCGGACCUUGAUUUAAAUGUCCAUACAAUUAAGGCACGCGGUGAAUGCCAAGAAUGGGGC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..(((..((((((((.(((..((((((((.............))))))))..))).))))))))..)))..)))))).</text:p>
          </table:table-cell>
          <table:table-cell table:style-name="ce1" office:value-type="string" calcext:value-type="string">
            <text:p>-35.30</text:p>
          </table:table-cell>
          <table:table-cell/>
        </table:table-row>
        <table:table-row table:style-name="ro1">
          <table:table-cell office:value-type="string" calcext:value-type="string">
            <text:p>AUCAAGAUUAGAGGCUCUGCUCUCCGUGUUCACAGCGGACCUUGAUUUAAUGUCAUACAAUUAAGGCACGCGGUGAAUGCCAAGAGCGGAGCCUACGGCUGCACUUG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..(((((((((((((((..((((((((.(((..((((((((...........))))))))..))).))))))))..))))))))))))....)))..))))).</text:p>
          </table:table-cell>
          <table:table-cell table:style-name="ce1" office:value-type="string" calcext:value-type="string">
            <text:p>-50.80</text:p>
          </table:table-cell>
          <table:table-cell/>
        </table:table-row>
        <table:table-row table:style-name="ro1">
          <table:table-cell office:value-type="string" calcext:value-type="string">
            <text:p>UGAGGGCCCCUCUGCGUGUUCACAGCGGACCUUGAUUUAAUGUCUAUACAAUUAAGGCACGCGGUGAAUGCCAAGAGAGGCGCCU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.((((..((((((((.(((..((((((((............))))))))..))).))))))))..)))).))).)))).</text:p>
          </table:table-cell>
          <table:table-cell table:style-name="ce1" office:value-type="string" calcext:value-type="string">
            <text:p>-40.60</text:p>
          </table:table-cell>
          <table:table-cell/>
        </table:table-row>
        <table:table-row table:style-name="ro1">
          <table:table-cell office:value-type="string" calcext:value-type="string">
            <text:p>UGCUGCUGGCCAGAGCUCUUUUCACAUUGUGCUACUGUCUGCACCUGUCACUAGCAGUGCAAUGUUAAAAGGGCAUUGGCCGUGUA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((.((((((((.((((((((((.(((...((....))...))).)))))))))).)))))))).))))))).))))).</text:p>
          </table:table-cell>
          <table:table-cell table:style-name="ce1" office:value-type="string" calcext:value-type="string">
            <text:p>-42.20</text:p>
          </table:table-cell>
          <table:table-cell/>
        </table:table-row>
        <table:table-row table:style-name="ro1">
          <table:table-cell office:value-type="string" calcext:value-type="string">
            <text:p>GCGCAGCGCCCUGUCUCCCAGCCUGAGGUGCAGUGCUGCAUCUCUGGUCAGUUGGGAGUCUGAGAUGAAGCACUGUAGCUCAGGAAGAGAGAAGUUGUUCUGCA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((....((((.(..((((((.(((((((((.((((((.((((......)).)).)))))).))))))))).))))))..).))))....)).)))).))</text:p>
          </table:table-cell>
          <table:table-cell table:style-name="ce1" office:value-type="string" calcext:value-type="string">
            <text:p>-51.80</text:p>
          </table:table-cell>
          <table:table-cell/>
        </table:table-row>
        <table:table-row table:style-name="ro1">
          <table:table-cell office:value-type="string" calcext:value-type="string">
            <text:p>GGAGGCCCGUUUCUCUCUUUGGUUAUCUAGCUGUAUGAGUGCCACAGAGCCGUCAUAAAGCUAGAUAACCGAAAGUAGAAAUGAUUC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.(((((((((.(((((((((((((((.(((((..((......))..))))).))))))))))))))))).)))))))..)))).</text:p>
          </table:table-cell>
          <table:table-cell table:style-name="ce1" office:value-type="string" calcext:value-type="string">
            <text:p>-41.70</text:p>
          </table:table-cell>
          <table:table-cell/>
        </table:table-row>
        <table:table-row table:style-name="ro1">
          <table:table-cell office:value-type="string" calcext:value-type="string">
            <text:p>UGCCAGUCUCUAGGUCCCUGAGACCCUUUAACCUGUGAGGACAUCCAGGGUCACAGGUGAGGUUCUUGGGAGCCUGGCGUCUG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.(.((((((.(((((((.((((..((((((((((....))....)))))))))))).))))))).)))))).).))))).</text:p>
          </table:table-cell>
          <table:table-cell table:style-name="ce1" office:value-type="string" calcext:value-type="string">
            <text:p>-46.20</text:p>
          </table:table-cell>
          <table:table-cell/>
        </table:table-row>
        <table:table-row table:style-name="ro1">
          <table:table-cell office:value-type="string" calcext:value-type="string">
            <text:p>ACCAGACUUUUCCUAGUCCCUGAGACCCUAACUUGUGAGGUAUUUUAGUAACAUCACAAGUCAGGCUCUUGGGACCUAGGCGGAGG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...((((.(((((((((.((((.(((.((((((((.((.........)).)))))))).))).)))))))).))))).)))).)).</text:p>
          </table:table-cell>
          <table:table-cell table:style-name="ce1" office:value-type="string" calcext:value-type="string">
            <text:p>-35.80</text:p>
          </table:table-cell>
          <table:table-cell/>
        </table:table-row>
        <table:table-row table:style-name="ro1">
          <table:table-cell office:value-type="string" calcext:value-type="string">
            <text:p>UGCCCUUCGCGAAUCUUUUUGCGGUCUGGGCUUGCUGUACAUAACUCAAUAGCCGGAAGCCCUUACCCCAAAAAGCAUUUGCGGAGGG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((((((((((.(((..(((((((((((..........)))))...))))))..))).))))))).))))))))))))).</text:p>
          </table:table-cell>
          <table:table-cell table:style-name="ce1" office:value-type="string" calcext:value-type="string">
            <text:p>-48.60</text:p>
          </table:table-cell>
          <table:table-cell/>
        </table:table-row>
        <table:table-row table:style-name="ro1">
          <table:table-cell office:value-type="string" calcext:value-type="string">
            <text:p>UGAGCCCUCGGAGGACUCCAUUUGUUUUGAUGAUGGAUUCUUAUGCUCCAUCAUCGUCUCAAAUGAGUCUUCAGAGGGUU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.((((((((.(((((...((((((((((.........))))))))))...))))))))))))).)))))))).</text:p>
          </table:table-cell>
          <table:table-cell table:style-name="ce1" office:value-type="string" calcext:value-type="string">
            <text:p>-45.50</text:p>
          </table:table-cell>
          <table:table-cell/>
        </table:table-row>
        <table:table-row table:style-name="ro1">
          <table:table-cell office:value-type="string" calcext:value-type="string">
            <text:p>CCCUGGCAUGGUGUGGUGGGGCAGCUGGUGUUGUGAAUCAGGCCGUUGCCAAUCAGAGAACGGCUACUUCACAACACCAGGGCCACACCACACUACA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..((((((((((.(((..(((((((((((((...(((((((..(.....)..)))))))..))))))))))))).))).))))))))))))))</text:p>
          </table:table-cell>
          <table:table-cell table:style-name="ce1" office:value-type="string" calcext:value-type="string">
            <text:p>-58.90</text:p>
          </table:table-cell>
          <table:table-cell/>
        </table:table-row>
        <table:table-row table:style-name="ro1">
          <table:table-cell office:value-type="string" calcext:value-type="string">
            <text:p>CCGAUGUGUAUCCUCAGCUUUGAGAACUGAAUUCCAUGGGUUGUGUCAGUGUCAGACCUCUGAAAUUCAGUUCUUCAGCUGGGAUAUCUCUGUCAUC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.((((((.(((((..((((((((((((.((.(((((.((.......))))))).)).)))))))))))).)))))))))))......))))).</text:p>
          </table:table-cell>
          <table:table-cell table:style-name="ce1" office:value-type="string" calcext:value-type="string">
            <text:p>-39.00</text:p>
          </table:table-cell>
          <table:table-cell/>
        </table:table-row>
        <table:table-row table:style-name="ro1">
          <table:table-cell office:value-type="string" calcext:value-type="string">
            <text:p>GCCGGCGCCCGAGCUCUGGCUCCGUGUCUUCACUCCCGUGCUUGUCCGAGGAGGGAGGGAGGGACGGGGGCUGUGCUGGGGCAGCU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.(((.(.(.((((((.(((((.(((((.(.(((....))).))))))))))).)))))).).).))).)))).))))).</text:p>
          </table:table-cell>
          <table:table-cell table:style-name="ce1" office:value-type="string" calcext:value-type="string">
            <text:p>-56.00</text:p>
          </table:table-cell>
          <table:table-cell/>
        </table:table-row>
        <table:table-row table:style-name="ro1">
          <table:table-cell office:value-type="string" calcext:value-type="string">
            <text:p>CUCCCCAUGGCCCUGUCUCCCAACCCUUGUACCAGUGCUGGGCUCAGACCCUGGUACAGGCCUGGGGGACAGGGACCUGGGG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.((((((((((((((..(((.(((((((.((((....))).).))))))))))..)))))))))))).)))))))).</text:p>
          </table:table-cell>
          <table:table-cell table:style-name="ce1" office:value-type="string" calcext:value-type="string">
            <text:p>-57.80</text:p>
          </table:table-cell>
          <table:table-cell/>
        </table:table-row>
        <table:table-row table:style-name="ro1">
          <table:table-cell office:value-type="string" calcext:value-type="string">
            <text:p>GUGGUACUUGAAGAUAGGUUAUCCGUGUUGCCUUCGCUUUAUUUGUGACGAAUCAUACACGGUUGACCUAUUUUUCAGUACC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.((((((((((((.((((((((.(.((((.......)))).)...)).)))))).)))))))))))).))))))).</text:p>
          </table:table-cell>
          <table:table-cell table:style-name="ce1" office:value-type="string" calcext:value-type="string">
            <text:p>-37.50</text:p>
          </table:table-cell>
          <table:table-cell/>
        </table:table-row>
        <table:table-row table:style-name="ro1">
          <table:table-cell office:value-type="string" calcext:value-type="string">
            <text:p>UGCUCCCUCUCUCACAUCCCUUGCAUGGUGGAGGGUGAGCUUUCUGAAAACCCCUCCCACAUGCAGGGUUUGCAGGAUGGCGA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..(((..((..(((((((((..((((((....(.....).....))))))..)))))))))..))..))).)).)))).</text:p>
          </table:table-cell>
          <table:table-cell table:style-name="ce1" office:value-type="string" calcext:value-type="string">
            <text:p>-38.60</text:p>
          </table:table-cell>
          <table:table-cell/>
        </table:table-row>
        <table:table-row table:style-name="ro1">
          <table:table-cell office:value-type="string" calcext:value-type="string">
            <text:p>UGCAGGCCUCUGUGUGAUAUGUUUGAUAUAUUAGGUUGUUAUUUAAUCCAACUAUAUAUCAAACAUAUUCCUACAGUGUCUU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.(.(((((.((((((((((((((((..(((((..........)))))))))))))))))))))..))))).).))))).</text:p>
          </table:table-cell>
          <table:table-cell table:style-name="ce1" office:value-type="string" calcext:value-type="string">
            <text:p>-31.60</text:p>
          </table:table-cell>
          <table:table-cell/>
        </table:table-row>
        <table:table-row table:style-name="ro1">
          <table:table-cell office:value-type="string" calcext:value-type="string">
            <text:p>AUGGUGUUAUCAAGUGUAACAGCAACUCCAUGUGGACUGUGUACCAAUUUCCAGUGGAGAUGCUGUUACUUUUGAUGGUUACC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.(((((((.(((((((((.((((((.((((..((......)).)))))))))).))))))))).)))))))..))))).</text:p>
          </table:table-cell>
          <table:table-cell table:style-name="ce1" office:value-type="string" calcext:value-type="string">
            <text:p>-38.40</text:p>
          </table:table-cell>
          <table:table-cell/>
        </table:table-row>
        <table:table-row table:style-name="ro1">
          <table:table-cell office:value-type="string" calcext:value-type="string">
            <text:p>AGCUUCCCUGGCUCUAGCAGCACAGAAAUAUUGGCACAGGGAAGCGAGUCUGCCAAUAUUGGCUGUGCUGCUCCAGGCAGGGUG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(((((.((..((((((((((.((((((((((..((........))))))))))))..))))))))))..)).))))).))).</text:p>
          </table:table-cell>
          <table:table-cell table:style-name="ce1" office:value-type="string" calcext:value-type="string">
            <text:p>-46.30</text:p>
          </table:table-cell>
          <table:table-cell/>
        </table:table-row>
        <table:table-row table:style-name="ro1">
          <table:table-cell office:value-type="string" calcext:value-type="string">
            <text:p>ACUGGGGUACGGUGAGGUAGUAGGUUGUAUAGUUUAGAAUAUUACUCUCGGUGAACUAUGCAAGUUUCUACCUCACCGAAUACCA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((.(((((((((((.((.((((((((((((...............)))))))))))).)).))))))))))).)).)))).</text:p>
          </table:table-cell>
          <table:table-cell table:style-name="ce1" office:value-type="string" calcext:value-type="string">
            <text:p>-42.20</text:p>
          </table:table-cell>
          <table:table-cell/>
        </table:table-row>
        <table:table-row table:style-name="ro1">
          <table:table-cell office:value-type="string" calcext:value-type="string">
            <text:p>AUCAGAUGCUUUCGGCCUGUUCCCUGAGACCUCAAGUGUGAGCGUUCUGAACAUGCUUCACGCCUGGGCUCUCCGGGUACCAGGACGGUCUG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.....((.((((..(((.((((.((((.((((((((((.......)))).)))))).)))).)))).)))...)))).)))))))).</text:p>
          </table:table-cell>
          <table:table-cell table:style-name="ce1" office:value-type="string" calcext:value-type="string">
            <text:p>-38.80</text:p>
          </table:table-cell>
          <table:table-cell/>
        </table:table-row>
        <table:table-row table:style-name="ro1">
          <table:table-cell office:value-type="string" calcext:value-type="string">
            <text:p>UGCUGUGCCGAGCUGCAUACUUCCUUACAUGCCCAUACUGUACUGUGAAUGGAUAUGGAAUGUAAAGAAGUAUGUAGAACGGAAUCUAACGG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.(((..(((((((((((.((((((..(((((((((.......)))).))))).)))))).)))))))))))..)))......))))).</text:p>
          </table:table-cell>
          <table:table-cell table:style-name="ce1" office:value-type="string" calcext:value-type="string">
            <text:p>-36.50</text:p>
          </table:table-cell>
          <table:table-cell/>
        </table:table-row>
        <table:table-row table:style-name="ro1">
          <table:table-cell office:value-type="string" calcext:value-type="string">
            <text:p>AAGCACUCAUGGUCGUGAGGCAGUGUGGUUAGCUGGUUGCAUACACAGGUUGACAACGGCUACCUUCACUGCCACCCCGAACAUGUAGUC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.(((((((.(((...(((((((.((.((((((.(((((..(...)..)).))))))))).)).)))))))....))).)))).))).)).</text:p>
          </table:table-cell>
          <table:table-cell table:style-name="ce1" office:value-type="string" calcext:value-type="string">
            <text:p>-34.60</text:p>
          </table:table-cell>
          <table:table-cell/>
        </table:table-row>
        <table:table-row table:style-name="ro1">
          <table:table-cell office:value-type="string" calcext:value-type="string">
            <text:p>UAACCCUUGUCGGACCUUUGUGGGUGUUCGCCUUUUCGGUGAAGUUACUGAAUGCUUCUUCACCGGGUUAACAUCUACAGAGGUCCUAAAGGG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...(((((((((((((((((.(((....((((((((...(.....)...))))))))))).)))))))))))))))))..))))))).</text:p>
          </table:table-cell>
          <table:table-cell table:style-name="ce1" office:value-type="string" calcext:value-type="string">
            <text:p>-51.90</text:p>
          </table:table-cell>
          <table:table-cell/>
        </table:table-row>
        <table:table-row table:style-name="ro1">
          <table:table-cell office:value-type="string" calcext:value-type="string">
            <text:p>AGUGCCACGCUGGAUGUGUUCGUUAGUCAUAGUAACCUCAUCAAUUCAGGCUUAUGACUAGAGACACAUUCAGCUUGGC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.(((((((((((.(.((((((((((...(((.........))).)))))))))).)))))))))))).)))))).</text:p>
          </table:table-cell>
          <table:table-cell table:style-name="ce1" office:value-type="string" calcext:value-type="string">
            <text:p>-41.20</text:p>
          </table:table-cell>
          <table:table-cell/>
        </table:table-row>
        <table:table-row table:style-name="ro1">
          <table:table-cell office:value-type="string" calcext:value-type="string">
            <text:p>GAGAUACAAGUGAAGCUGAAGAGAGCCGUCUAUUGACAGUUCGCUUGUUUCAUGUGCUGUCAUGGAGUCGCUCUCUUCAGAUGAUCUGAAUC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((.((....(((((((((((..(((((.((((((..((.((...)).)))))))))))))...)))))))))))...)).)).)))).</text:p>
          </table:table-cell>
          <table:table-cell table:style-name="ce1" office:value-type="string" calcext:value-type="string">
            <text:p>-35.20</text:p>
          </table:table-cell>
          <table:table-cell/>
        </table:table-row>
        <table:table-row table:style-name="ro1">
          <table:table-cell office:value-type="string" calcext:value-type="string">
            <text:p>AGAACCAUUCGGGAUGUUGAGGUAGGCUCAGUAGAUGCGAGGAGAUCCACCAUUCCUCACAUCGUCUGUCCUAACUCGCCUUCCCUUGUGCU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(((..((((.(.((((.((((..(((..((((.((((((........)))))).))))..))).)))).)))).).))))..))).))).</text:p>
          </table:table-cell>
          <table:table-cell table:style-name="ce1" office:value-type="string" calcext:value-type="string">
            <text:p>-36.30</text:p>
          </table:table-cell>
          <table:table-cell/>
        </table:table-row>
        <table:table-row table:style-name="ro1">
          <table:table-cell office:value-type="string" calcext:value-type="string">
            <text:p>ACCGAAACCAUUUGCCAUCCGCAGUUUUUUGUAGUGUGCUCCGCGCCAUCUUAGUGCCCGAAGCACCACGAGAAGCUGCAGAUGGAAGUUUUGG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.....(((((.((((((((((((.(.(((((.((.(((......).)).)).)))))))))))))))))).)))))..)))))))).</text:p>
          </table:table-cell>
          <table:table-cell table:style-name="ce1" office:value-type="string" calcext:value-type="string">
            <text:p>-42.00</text:p>
          </table:table-cell>
          <table:table-cell/>
        </table:table-row>
        <table:table-row table:style-name="ro1">
          <table:table-cell office:value-type="string" calcext:value-type="string">
            <text:p>UUCCACCCACCGGCCGCUGAUAUGUCUGAUAUUCUUGGGUUAUCUGAUAAUGAUUGUUGUAACUCAAGUAUUAGACGUAUCGACGGCCGGCUGGGUUGG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(((((.((((((((((((((..((((((((((..(((((...))))))))))))))))))))))))))))).))))))).)))).)))).</text:p>
          </table:table-cell>
          <table:table-cell table:style-name="ce1" office:value-type="string" calcext:value-type="string">
            <text:p>-57.20</text:p>
          </table:table-cell>
          <table:table-cell/>
        </table:table-row>
        <table:table-row table:style-name="ro1">
          <table:table-cell office:value-type="string" calcext:value-type="string">
            <text:p>UUUCCCGCUCUGACAGUCCACCCGUACAUAUGUUUCCGUGCUUGACAUAGAGCUCAAUCACGAUACAAUGAGCGGGUAGCCGGUCAUCGAGUCGGA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((((((((.(.(.((((((.(((.(((.((.(((.((((........)))).))))).)))))).)))))).).).))))..)))).)))).</text:p>
          </table:table-cell>
          <table:table-cell table:style-name="ce1" office:value-type="string" calcext:value-type="string">
            <text:p>-32.70</text:p>
          </table:table-cell>
          <table:table-cell/>
        </table:table-row>
        <table:table-row table:style-name="ro1">
          <table:table-cell office:value-type="string" calcext:value-type="string">
            <text:p>GCUCUGAGUUCGUCUACCCUGUAGAUCGAGCUGUGUGUUCUGAAGUAUCAUACACGAGCUAGACUACUAGGUGAACGAUGGAAUGGA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..((((.((((..((((.((.((((.(((((..(((....))).))))))))).))))))..)))).))))......))))).</text:p>
          </table:table-cell>
          <table:table-cell table:style-name="ce1" office:value-type="string" calcext:value-type="string">
            <text:p>-32.90</text:p>
          </table:table-cell>
          <table:table-cell/>
        </table:table-row>
        <table:table-row table:style-name="ro1">
          <table:table-cell office:value-type="string" calcext:value-type="string">
            <text:p>UUCUUGAGCUGGAAAGGUGACAUAAAAUCAUGUCCAAGCACGCGAUAUUAUGCACAUUUUCUAGUCCAAG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.((((((((((((.(((((.(((.(((......))).))).)))))))).))))))))).))))).</text:p>
          </table:table-cell>
          <table:table-cell table:style-name="ce1" office:value-type="string" calcext:value-type="string">
            <text:p>-26.00</text:p>
          </table:table-cell>
          <table:table-cell/>
        </table:table-row>
        <table:table-row table:style-name="ro1">
          <table:table-cell office:value-type="string" calcext:value-type="string">
            <text:p>UAGAUAUUUCGAUCAACUCAUUCUGCUGGUUGUUAUGCUGACAAUUGAUGAUUAAGCAUCACAACCUCCUAGAAAGAGUAGACCGAUUCUAUC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..(((.((.((((.(((((..((((((.(((((...............))))).))))))...))))).)))).)).)))...))))).</text:p>
          </table:table-cell>
          <table:table-cell table:style-name="ce1" office:value-type="string" calcext:value-type="string">
            <text:p>-29.00</text:p>
          </table:table-cell>
          <table:table-cell/>
        </table:table-row>
        <table:table-row table:style-name="ro1">
          <table:table-cell office:value-type="string" calcext:value-type="string">
            <text:p>CGCACUUUUGGGCUUCCAUAUCUUUCCCAGCUCCUCUCAUUUACUAUGGAUGCUGGCAAGAAAUGGCAGUCUAGAUGU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((((((((.((((.((((..((((((((.............))).))))).)))).)))).)))))))).)))).</text:p>
          </table:table-cell>
          <table:table-cell table:style-name="ce1" office:value-type="string" calcext:value-type="string">
            <text:p>-35.50</text:p>
          </table:table-cell>
          <table:table-cell/>
        </table:table-row>
        <table:table-row table:style-name="ro1">
          <table:table-cell office:value-type="string" calcext:value-type="string">
            <text:p>AGAACAUUCUCCGAUCUUUGGUGAUUCAGCUUAAAUGAUAGAAUUCAGACGUCUUCAUAAAGCUAGGUUACCAAAGCUCGGCGUUCCAGUU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..(.((((.(((((((((((.(((((..((((.(((.........))))))).))))).))))))))))).)))).).....)))).</text:p>
          </table:table-cell>
          <table:table-cell table:style-name="ce1" office:value-type="string" calcext:value-type="string">
            <text:p>-30.60</text:p>
          </table:table-cell>
          <table:table-cell/>
        </table:table-row>
        <table:table-row table:style-name="ro1">
          <table:table-cell office:value-type="string" calcext:value-type="string">
            <text:p>UGGACACUCUUUCGCUCAGCUUUCGACAUGAUUCUAAACAAUACGCUGUCGCAAUGUUGUUGAGAUCAUUAGUUGAAAGCCGAACGAUUCGAGAUAUC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.(((..(((.((.((((((((((((((.((.(((((((.((....))..))))))).)))))))..))))))))).)).)))...)))...))))</text:p>
          </table:table-cell>
          <table:table-cell table:style-name="ce1" office:value-type="string" calcext:value-type="string">
            <text:p>-32.50</text:p>
          </table:table-cell>
          <table:table-cell/>
        </table:table-row>
        <table:table-row table:style-name="ro1">
          <table:table-cell office:value-type="string" calcext:value-type="string">
            <text:p>UUUCCAGUCGUCAUAUGGCGUCCACCUGAGUGACUUUAGUGGACAUGUAUAGUUUCCAACUAAGGCACGCGGUGAAUGCCACGUGGCAAUUCUGGG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..(((((.((((((.((((.(.(((.((((((((((.((.....)).))).)))))))))).))))).)))))).)))))....)))))).</text:p>
          </table:table-cell>
          <table:table-cell table:style-name="ce1" office:value-type="string" calcext:value-type="string">
            <text:p>-42.10</text:p>
          </table:table-cell>
          <table:table-cell/>
        </table:table-row>
        <table:table-row table:style-name="ro1">
          <table:table-cell office:value-type="string" calcext:value-type="string">
            <text:p>AAAAUGCCUUACCGAUACUUGGUCGACAAUUUAAUAGUAUCUGAUUAAUUGAUGGAUAGUAUUAGUUGUGCGACCAGGAAAUGGUAUGAGCAU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.(((((...((((((((((((((.((((.(((((.(((....)))))))).)))))))))).))))))))...))))).).)))))).</text:p>
          </table:table-cell>
          <table:table-cell table:style-name="ce1" office:value-type="string" calcext:value-type="string">
            <text:p>-36.40</text:p>
          </table:table-cell>
          <table:table-cell/>
        </table:table-row>
        <table:table-row table:style-name="ro1">
          <table:table-cell office:value-type="string" calcext:value-type="string">
            <text:p>GACUCUAGCAAAGAUCAAACGGUAUUCCUGAGUGAAUAAUAAAAAUGAGUCCAUUCUAUUAUUGCUCGAGAAUACCCUUUGACAAGCUGAAAA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((((...(.(((((.(((((((.(((((.(((((((..((((....)))).)))))))))))).))))))).))))))..))))...))).</text:p>
          </table:table-cell>
          <table:table-cell table:style-name="ce1" office:value-type="string" calcext:value-type="string">
            <text:p>-27.20</text:p>
          </table:table-cell>
          <table:table-cell/>
        </table:table-row>
        <table:table-row table:style-name="ro1">
          <table:table-cell office:value-type="string" calcext:value-type="string">
            <text:p>AAGUGACCAAUGUCCAGCGUCUUACCUGUUCAAUAUUUAGACUGACCAAACCCAUAGCUCUAAUACUGUCAGGUAAUGACGCUGGAUAGUCUUGUCAU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...((((((((((((((((((..((.((((.((((((..........))).))))))).)).))))))).))))))))))).....)))))).</text:p>
          </table:table-cell>
          <table:table-cell table:style-name="ce1" office:value-type="string" calcext:value-type="string">
            <text:p>-37.80</text:p>
          </table:table-cell>
          <table:table-cell/>
        </table:table-row>
        <table:table-row table:style-name="ro1">
          <table:table-cell office:value-type="string" calcext:value-type="string">
            <text:p>ACGGUGUCAAAGCUGAGGUAGGUGUGAGAAAUGACGAAAGGCUCUUAAUCGUUUCAUUGUCUCGCAGCUGCUUCAACUGUGAUUUACC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.((.((((((((.((((((((((((((((((...)))..)))..))))).))))))).)))))))).)).))))..)))).</text:p>
          </table:table-cell>
          <table:table-cell table:style-name="ce1" office:value-type="string" calcext:value-type="string">
            <text:p>-36.10</text:p>
          </table:table-cell>
          <table:table-cell/>
        </table:table-row>
        <table:table-row table:style-name="ro1">
          <table:table-cell office:value-type="string" calcext:value-type="string">
            <text:p>UGCAAACUGAUAUUCACGAUAAGCGCUAUCCUUCCGUUGUAUUCAAGCUUGGUUGUCGAGUACACGUGCUCGGAUAACGCUCAUCGAGUCUGAUCGGUUAUG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...(.((((.((((.(((((..((((.((((((..((......)).))))))))).)...))))).)))).)))).)....))))))).))).</text:p>
          </table:table-cell>
          <table:table-cell table:style-name="ce1" office:value-type="string" calcext:value-type="string">
            <text:p>-31.60</text:p>
          </table:table-cell>
          <table:table-cell/>
        </table:table-row>
        <table:table-row table:style-name="ro1">
          <table:table-cell office:value-type="string" calcext:value-type="string">
            <text:p>CCCAAAUGACAUCUCGUUAAGUAGUGGUGCCGCUCUUAUUAGAAUUAUCAAGUAAUAAGAGUUGUUCGCUACUUAACGAGAGGAAAUUU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....((((((((((((((((.((.((((((((((...........)))))))))).))))))))))))))))))....)))))).</text:p>
          </table:table-cell>
          <table:table-cell table:style-name="ce1" office:value-type="string" calcext:value-type="string">
            <text:p>-42.90</text:p>
          </table:table-cell>
          <table:table-cell/>
        </table:table-row>
        <table:table-row table:style-name="ro1">
          <table:table-cell office:value-type="string" calcext:value-type="string">
            <text:p>AGGUCUCUCCCAGUUAUAAGUAGUAGUGCCGCAGGUAACCGCUUCCAGAAAAUUGGUUUACCUACUGCCUUCUGCUUAGAAUUGGGAUUUUGAUGAC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((((.(((((((.((.((.(.(((((((((.((......)).))).)))))).).)))).))))))).))))))))....)).)))).</text:p>
          </table:table-cell>
          <table:table-cell table:style-name="ce1" office:value-type="string" calcext:value-type="string">
            <text:p>-36.70</text:p>
          </table:table-cell>
          <table:table-cell/>
        </table:table-row>
        <table:table-row table:style-name="ro1">
          <table:table-cell office:value-type="string" calcext:value-type="string">
            <text:p>AGUCAUCGAAACGAGUAAAUCUCAUCCUAAUCUGGUUGCAUUUUCAAUACUUUUUGCUACCGAUUUGGUUUGGGAUUGGCUUGUCUAGUAUUG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(...((((((.(((((((.((.((((.(((.(((..............))).))))))).))..))))))).))))))...)...))))</text:p>
          </table:table-cell>
          <table:table-cell table:style-name="ce1" office:value-type="string" calcext:value-type="string">
            <text:p>-26.90</text:p>
          </table:table-cell>
          <table:table-cell/>
        </table:table-row>
        <table:table-row table:style-name="ro1">
          <table:table-cell office:value-type="string" calcext:value-type="string">
            <text:p>UGAAGCGGCAAGAAUUAGAAGCAGUUUUGGUGUCAGACACACUCACUGACUCACUGCUUCUUGUUUUUCUUCUUCUU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((.((((((.(((((((((...((.(((((.........)))))))))))))))).)))))))).))))....</text:p>
          </table:table-cell>
          <table:table-cell table:style-name="ce1" office:value-type="string" calcext:value-type="string">
            <text:p>-26.20</text:p>
          </table:table-cell>
          <table:table-cell/>
        </table:table-row>
        <table:table-row table:style-name="ro1">
          <table:table-cell office:value-type="string" calcext:value-type="string">
            <text:p>GCUUCGCUCCCCUCCGCCUUCUCUUCCCGGUUCUUCCCGGAGUCGGGAAAAGCUGGGUUGAGAGGGCGAAAAAGGAUGAG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(((....(((((((((..(((((((.((((((....)))))).)))))))..))))))))).....)))))))))</text:p>
          </table:table-cell>
          <table:table-cell table:style-name="ce1" office:value-type="string" calcext:value-type="string">
            <text:p>-47.60</text:p>
          </table:table-cell>
          <table:table-cell/>
        </table:table-row>
        <table:table-row table:style-name="ro1">
          <table:table-cell office:value-type="string" calcext:value-type="string">
            <text:p>ACUUACGAUUAGUUUUGCAGAUUUGCAGUUCAGCGUAUAUGUGAAUAUAUGGCUGUGCAAAUCCAUGCAAAACUGAUUGUG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((((((((((((((((...((((((((((....)))))).))))))))))))..)))))))))))))))))).</text:p>
          </table:table-cell>
          <table:table-cell table:style-name="ce1" office:value-type="string" calcext:value-type="string">
            <text:p>-40.80</text:p>
          </table:table-cell>
          <table:table-cell/>
        </table:table-row>
        <table:table-row table:style-name="ro1">
          <table:table-cell office:value-type="string" calcext:value-type="string">
            <text:p>ACCAUGUUGUAGUGUGUGUAAACAUCCUACACUCUCAGCUGUGAGCUCAAGGUGGCUGGGAGAGGGUUGUUUACUCCUUCUGCCAU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..((((...(.(((((((.(((...(((((((((....(((...)))))))))))).))).))))))).)...))))))))).</text:p>
          </table:table-cell>
          <table:table-cell table:style-name="ce1" office:value-type="string" calcext:value-type="string">
            <text:p>-34.30</text:p>
          </table:table-cell>
          <table:table-cell/>
        </table:table-row>
        <table:table-row table:style-name="ro1">
          <table:table-cell office:value-type="string" calcext:value-type="string">
            <text:p>GAGUGACAGAUAUUGUAAACAUCCUACACUCUCAGCUGUGAAAAGUAAGAAAGCUGGGAGAAGGCUGUUUACUCUCUCUGCC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.((((....(((((((.(((...(((((((((..............))))))))).))).)))))))....))))))))</text:p>
          </table:table-cell>
          <table:table-cell table:style-name="ce1" office:value-type="string" calcext:value-type="string">
            <text:p>-29.40</text:p>
          </table:table-cell>
          <table:table-cell/>
        </table:table-row>
        <table:table-row table:style-name="ro1">
          <table:table-cell office:value-type="string" calcext:value-type="string">
            <text:p>AAGUCUGUGUCUGUAAACAUCCCCGACUGGAAGCUGUAAGCCACAGCCAAGCUUUCAGUCAGAUGUUUGCUGCUACUGG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(((.(.(((((((((...(((((((((((....((....))..))))))))))).))))))))).).))).)))).</text:p>
          </table:table-cell>
          <table:table-cell table:style-name="ce1" office:value-type="string" calcext:value-type="string">
            <text:p>-34.30</text:p>
          </table:table-cell>
          <table:table-cell/>
        </table:table-row>
        <table:table-row table:style-name="ro1">
          <table:table-cell office:value-type="string" calcext:value-type="string">
            <text:p>CGUGCACAGGGCUCUGACCUAUGAAUUGACAGCCAGUACUCUUUUCUCUCCUCUGGCUGCCAAUUCCAUAGGUCACAGGUAUGUUCA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(((.(.((.((((((((((((((.(((((((................))))))).))))).))))))))).)).).))).))).</text:p>
          </table:table-cell>
          <table:table-cell table:style-name="ce1" office:value-type="string" calcext:value-type="string">
            <text:p>-37.60</text:p>
          </table:table-cell>
          <table:table-cell/>
        </table:table-row>
        <table:table-row table:style-name="ro1">
          <table:table-cell office:value-type="string" calcext:value-type="string">
            <text:p>AGCUGAUCUGUGGCUUAGGUAGUUUCAUGUUGUUGGGAUUGAGUUUUGAACUCGGCAACAAGAAACUGCCUGAGUUACAUCA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..((((((((((((((((((.((((((((((.((........)))))))))))).))))))))))))))))))))))).</text:p>
          </table:table-cell>
          <table:table-cell table:style-name="ce1" office:value-type="string" calcext:value-type="string">
            <text:p>-45.00</text:p>
          </table:table-cell>
          <table:table-cell/>
        </table:table-row>
        <table:table-row table:style-name="ro1">
          <table:table-cell office:value-type="string" calcext:value-type="string">
            <text:p>UUCCUUUGACGGGUGAGCUUUUGGCCCGGGUUAUACCUGACACUCACGUAUAAGACGAGCAAAAAGCUUGUUGGUCAGAGG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.(((((((((((.((.((..((((((.(((...))).))))))..)).)).))))))))))).))))))))).</text:p>
          </table:table-cell>
          <table:table-cell table:style-name="ce1" office:value-type="string" calcext:value-type="string">
            <text:p>-37.60</text:p>
          </table:table-cell>
          <table:table-cell/>
        </table:table-row>
        <table:table-row table:style-name="ro1">
          <table:table-cell office:value-type="string" calcext:value-type="string">
            <text:p>UUCACUGUGGGAUGAGGUAGUAGGUUGUAUAGUUUUAGGGUCACACCCACCACUGGGAGAUAACUAUACAAUCUACUGUCUUUCCUAAGGUG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.(((((.(((((((((((((((((((((.....(((...((((....)))).))))))))))))))))))))))))))))).))))).</text:p>
          </table:table-cell>
          <table:table-cell table:style-name="ce1" office:value-type="string" calcext:value-type="string">
            <text:p>-41.90</text:p>
          </table:table-cell>
          <table:table-cell/>
        </table:table-row>
        <table:table-row table:style-name="ro1">
          <table:table-cell office:value-type="string" calcext:value-type="string">
            <text:p>CUGCAUGUUCCCAGGUUGAGGUAGUAGGUUGUAUAGUUUAGAGUUACAUCAAGGGAGAUAACUGUACAGCCUCCUAGCUUUCCUUGGGACUUGC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(((((.(((..(((.(((.(((((((((((((.........(((......)))))))))))))))).))).))).))).))))).)))).</text:p>
          </table:table-cell>
          <table:table-cell table:style-name="ce1" office:value-type="string" calcext:value-type="string">
            <text:p>-39.80</text:p>
          </table:table-cell>
          <table:table-cell/>
        </table:table-row>
        <table:table-row table:style-name="ro1">
          <table:table-cell office:value-type="string" calcext:value-type="string">
            <text:p>AUCAGAGUGAGGUAGUAGAUUGUAUAGUUGUGGGGUAGUGAUUUUACCCUGUUUAGGAGAUAACUAUACAAUCUAUUGCCUUCCCUG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(.((((((((((((((((((((((((((((((.....))))))).........))))))))))))))))))))))).))))).</text:p>
          </table:table-cell>
          <table:table-cell table:style-name="ce1" office:value-type="string" calcext:value-type="string">
            <text:p>-43.10</text:p>
          </table:table-cell>
          <table:table-cell/>
        </table:table-row>
        <table:table-row table:style-name="ro1">
          <table:table-cell office:value-type="string" calcext:value-type="string">
            <text:p>UGCGUGCUUUUUGUUCUAAGGUGCAUCUAGUGCAGAUAGUGAAGUAGACUAGCAUCUACUGCCCUAAGUGCUCCUUCUGGCAUAAGAAGUUAU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(((.((((((.((((.(((.((((.(((((...........)).))))))).))).)))).)))..))).)))))))).))))).</text:p>
          </table:table-cell>
          <table:table-cell table:style-name="ce1" office:value-type="string" calcext:value-type="string">
            <text:p>-29.20</text:p>
          </table:table-cell>
          <table:table-cell/>
        </table:table-row>
        <table:table-row table:style-name="ro1">
          <table:table-cell office:value-type="string" calcext:value-type="string">
            <text:p>UGUACCACCUUGUCGGAUAGCUUAUCAGACUGAUGUUGACUGUUGAAUCUCAUGGCAACAGCAGUCGAUGGGCUGUCUGACAUUUUGGUA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...((((((((((((((((.(((((.(((((.((((.((...))))))))))).)))))))))))))))))))))...)))))).</text:p>
          </table:table-cell>
          <table:table-cell table:style-name="ce1" office:value-type="string" calcext:value-type="string">
            <text:p>-46.20</text:p>
          </table:table-cell>
          <table:table-cell/>
        </table:table-row>
        <table:table-row table:style-name="ro1">
          <table:table-cell office:value-type="string" calcext:value-type="string">
            <text:p>ACCCCUUAGAGGAUGACUGAUUUCUUUUGGUGUUCAGAGUCAAUAGAAUUUUCUAGCACCAUCUGAAAUCGGUUAUAAUGAUUGG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...(..((((((((((((...(((((((.((((...........)))))))))))...))))))))))))..)....)))).</text:p>
          </table:table-cell>
          <table:table-cell table:style-name="ce1" office:value-type="string" calcext:value-type="string">
            <text:p>-34.10</text:p>
          </table:table-cell>
          <table:table-cell/>
        </table:table-row>
        <table:table-row table:style-name="ro1">
          <table:table-cell office:value-type="string" calcext:value-type="string">
            <text:p>UGCCCAUUCAUCCACAGGUGGGGAUUGGUGGCAUUACUUGUGUUAGAUAUAAAGUAUUGCACUUGUCCCGGCCUGAGGAAGAAAGAGGG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(((.(((.(((((.(((((.((((.((.(((((((((...)))).))))).)))))).))))).))))).))).)))...)))).</text:p>
          </table:table-cell>
          <table:table-cell table:style-name="ce1" office:value-type="string" calcext:value-type="string">
            <text:p>-41.40</text:p>
          </table:table-cell>
          <table:table-cell/>
        </table:table-row>
        <table:table-row table:style-name="ro1">
          <table:table-cell office:value-type="string" calcext:value-type="string">
            <text:p>CCAGUACCAUCUGCUUGGCCGAUUUUGGCACUAGCACAUUUUUGCUUGUGUCUCUCCGCUGUGAGCAAUCAUGUGUAGUGCCAAUAUGGGAAAAGCGGGCUGC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...(((((((..((.((.(((((((((.(((((..(((((((((......)))...))))))..)))))))))))))).)).))..))))))).))))).</text:p>
          </table:table-cell>
          <table:table-cell table:style-name="ce1" office:value-type="string" calcext:value-type="string">
            <text:p>-47.90</text:p>
          </table:table-cell>
          <table:table-cell/>
        </table:table-row>
        <table:table-row table:style-name="ro1">
          <table:table-cell office:value-type="string" calcext:value-type="string">
            <text:p>GUCUUCGUGCUUUCAGCUUCUUUACAGUGCUGCCUUGUAGCAUUCAGGUCAAGCAGCAUUGUACAGGGCUAUGAAAGAACCAAG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((.(((((((((.((.(((((((((((.(((.(.(.....).))))))))))))))).)))))..)))))).)).)))).</text:p>
          </table:table-cell>
          <table:table-cell table:style-name="ce1" office:value-type="string" calcext:value-type="string">
            <text:p>-31.80</text:p>
          </table:table-cell>
          <table:table-cell/>
        </table:table-row>
        <table:table-row table:style-name="ro1">
          <table:table-cell office:value-type="string" calcext:value-type="string">
            <text:p>CCUCGCUGACUCCGAAGGGAUGCAGCAGCAAUUCAUGUUUUGGAGUAUUGCCAAGGUUCAAAACAUGAAGCGCUGCAACACCCCUUCGUGGG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((((((((((.((..(((((..(((((((((((((.(........).)))))))))))))..)))))..)).))))))).)))...</text:p>
          </table:table-cell>
          <table:table-cell table:style-name="ce1" office:value-type="string" calcext:value-type="string">
            <text:p>-42.40</text:p>
          </table:table-cell>
          <table:table-cell/>
        </table:table-row>
        <table:table-row table:style-name="ro1">
          <table:table-cell office:value-type="string" calcext:value-type="string">
            <text:p>CCUCGUUGACUCCGAAGGGCUGCAGCAGCAAUUCAUGUUUUGGAGUAUUGCCAAGGUUCAAAACAUGAAGCGCUGCAACACCCCUUCGUGGGG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((((((((((.((..(((((..(((((((((((((.(........).)))))))))))))..)))))..)).))))))).)))...</text:p>
          </table:table-cell>
          <table:table-cell table:style-name="ce1" office:value-type="string" calcext:value-type="string">
            <text:p>-42.90</text:p>
          </table:table-cell>
          <table:table-cell/>
        </table:table-row>
        <table:table-row table:style-name="ro1">
          <table:table-cell office:value-type="string" calcext:value-type="string">
            <text:p>UUGGUACUUGGAGAGAGGUGGUCCGUGGCGCGUUCGCUUCAUUUAUGGCGCACAUUACACGGUCGACCUCUUUGCGGUAUCUAA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.(.((((((((.(.(((((..(.((.((((........)))).)).)..))))).).)))))))).))))))).....</text:p>
          </table:table-cell>
          <table:table-cell table:style-name="ce1" office:value-type="string" calcext:value-type="string">
            <text:p>-37.80</text:p>
          </table:table-cell>
          <table:table-cell/>
        </table:table-row>
        <table:table-row table:style-name="ro1">
          <table:table-cell office:value-type="string" calcext:value-type="string">
            <text:p>UUGGUACUUGGAGAGAGGUGGUCCGUGGCGCGUUCGCUUCAUUUAUGGCGCACAUUACACGGUCGACCUCUUUGCGGUAUCUAA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.(.((((((((.(.(((((..(.((.((((........)))).)).)..))))).).)))))))).))))))).....</text:p>
          </table:table-cell>
          <table:table-cell table:style-name="ce1" office:value-type="string" calcext:value-type="string">
            <text:p>-37.80</text:p>
          </table:table-cell>
          <table:table-cell/>
        </table:table-row>
        <table:table-row table:style-name="ro1">
          <table:table-cell office:value-type="string" calcext:value-type="string">
            <text:p>CUGACUAUGCCUCCUCGCAUCCCCUAGGGCAUUGGUGUAAAGCUGGAGACCCACUGCCCCAGGUGCUGCUGGGGGUUGUA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(((((..(((.(.(((.(((((.(((.((..........))))).))))).))).).))).))))).)))))))</text:p>
          </table:table-cell>
          <table:table-cell table:style-name="ce1" office:value-type="string" calcext:value-type="string">
            <text:p>-35.70</text:p>
          </table:table-cell>
          <table:table-cell/>
        </table:table-row>
        <table:table-row table:style-name="ro1">
          <table:table-cell office:value-type="string" calcext:value-type="string">
            <text:p>AUAUAGUGCUUGGUUCCUAGUAGGUGCUCAGUAAGUGUUUGUGACAUAAUUCGUUUAUUGAGCACCUCCUAUCAAUCAAGCACUGUGCUAGGCUC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((((..(((.((((((((((((((((..(........)..)))))))))))))))).)))..))))))))))))))...........</text:p>
          </table:table-cell>
          <table:table-cell table:style-name="ce1" office:value-type="string" calcext:value-type="string">
            <text:p>-42.40</text:p>
          </table:table-cell>
          <table:table-cell/>
        </table:table-row>
        <table:table-row table:style-name="ro1">
          <table:table-cell office:value-type="string" calcext:value-type="string">
            <text:p>AUAUAGUGCUUGGUUCCUAGUAGGUGCUCAGUAAGUGUUUGUGACAUAAUUCGUUUAUUGAGCACCUCCUAUCAAUCAAGCACUGUGCUAGGCUC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((((..(((.((((((((((((((((..(........)..)))))))))))))))).)))..))))))))))))))...........</text:p>
          </table:table-cell>
          <table:table-cell table:style-name="ce1" office:value-type="string" calcext:value-type="string">
            <text:p>-42.40</text:p>
          </table:table-cell>
          <table:table-cell/>
        </table:table-row>
        <table:table-row table:style-name="ro1">
          <table:table-cell office:value-type="string" calcext:value-type="string">
            <text:p>CUCAUCUGUCUGUUGGGCUGGGGGCAGGGCCUUUGUGAAGGCGGGUUAUGCUCAGAUCGCCUCUGGGCCCUUCCUCCAGUCCCGAGGCAGAUU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...((((((((((.(((((((......((((((............))))))..))))))).))))))))))..))))))))...</text:p>
          </table:table-cell>
          <table:table-cell table:style-name="ce1" office:value-type="string" calcext:value-type="string">
            <text:p>-50.80</text:p>
          </table:table-cell>
          <table:table-cell/>
        </table:table-row>
        <table:table-row table:style-name="ro1">
          <table:table-cell office:value-type="string" calcext:value-type="string">
            <text:p>ACCCUUUGGCGAUCUCUGCCUCUCUGGGCCUGUGUCUUAGGCUCUUCAAGAUCUAACGAGCAAAGCACAGGGCCUGCAGAGAGGUAGCGCUCUG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(((((.(.(((((((((((((((((((.(((..((((.............)))).))))))).))))..))))))))))).).)).))).</text:p>
          </table:table-cell>
          <table:table-cell table:style-name="ce1" office:value-type="string" calcext:value-type="string">
            <text:p>-42.50</text:p>
          </table:table-cell>
          <table:table-cell/>
        </table:table-row>
        <table:table-row table:style-name="ro1">
          <table:table-cell office:value-type="string" calcext:value-type="string">
            <text:p>GAGUCUGGUCUUGUUUGGGUUUGUUCUAGGUAUGGUCCCAGGGAUCCCAGAUCAAACCAGGCCCCUGGGCCUAUCCUAGAACCAACCUAAACC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....(((((((((.((((((((.((((.(((((((...((...........)).))))))).)))))))))))).)))))))))))).</text:p>
          </table:table-cell>
          <table:table-cell table:style-name="ce1" office:value-type="string" calcext:value-type="string">
            <text:p>-44.30</text:p>
          </table:table-cell>
          <table:table-cell/>
        </table:table-row>
        <table:table-row table:style-name="ro1">
          <table:table-cell office:value-type="string" calcext:value-type="string">
            <text:p>GAGUCUGGUUUUGUUUGGGUUUGUUCUAGGUAUGGUCCCAGGGAUCCCAGAUCAAACCAGGCCCCUGGGCCUAUCCUAGAACCAACCUAAACCC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....(((((((((.((((((((.((((.(((((((...((...........)).))))))).)))))))))))).)))))))))))).</text:p>
          </table:table-cell>
          <table:table-cell table:style-name="ce1" office:value-type="string" calcext:value-type="string">
            <text:p>-43.60</text:p>
          </table:table-cell>
          <table:table-cell/>
        </table:table-row>
        <table:table-row table:style-name="ro1">
          <table:table-cell office:value-type="string" calcext:value-type="string">
            <text:p>GUGUCUCUCUCUGUGUCCUGCCAGUGGUUUUACCCUAUGGUAGGUUACAUCAUGCUGUUCUACCACAGGGUAGAACCACGGACAGGAUACUGGAGCA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(....((((((((((.(((((((((((((.(((((((..(((......)))))))))).))))))))))))))).)))))))).))))))).</text:p>
          </table:table-cell>
          <table:table-cell table:style-name="ce1" office:value-type="string" calcext:value-type="string">
            <text:p>-53.60</text:p>
          </table:table-cell>
          <table:table-cell/>
        </table:table-row>
        <table:table-row table:style-name="ro1">
          <table:table-cell office:value-type="string" calcext:value-type="string">
            <text:p>AGUGUAGUGAGAAGUUGGGGGGUGGGAACGGCGUCAUGCAGGAGUUGAUUGCACAGCCAUUCAGCUCCUAUAUGAUGCCUUUCUUCACCCCCUUC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.......((((((((((((.(((((((((.(((((((((.((......)).))))))))).))))))))).))).)))))))))....</text:p>
          </table:table-cell>
          <table:table-cell table:style-name="ce1" office:value-type="string" calcext:value-type="string">
            <text:p>-49.40</text:p>
          </table:table-cell>
          <table:table-cell/>
        </table:table-row>
        <table:table-row table:style-name="ro1">
          <table:table-cell office:value-type="string" calcext:value-type="string">
            <text:p>GAGCCCCUGCUGGUGGGCGCGGGGCGGGGGUUUCAGGUGGUCUCGCGGUGGCCGCCCGACUGUCCCUCUGGGUCGCCCAGCUGGGGAGUU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..(((.(((((.((.((((...(((((((.......))))))).)))).)).))))).)))..))))).)))).)))).</text:p>
          </table:table-cell>
          <table:table-cell table:style-name="ce1" office:value-type="string" calcext:value-type="string">
            <text:p>-51.00</text:p>
          </table:table-cell>
          <table:table-cell/>
        </table:table-row>
        <table:table-row table:style-name="ro1">
          <table:table-cell office:value-type="string" calcext:value-type="string">
            <text:p>CAGCUUCUGUAGCACUAAAGUGCUUAUAGUGCAGGUAGUGUGUCGUCAUCUACUGCAUUACGAGCACUUACAGUACUGCCAGC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.((((.(((.((((((((.((((((((.(((.(((....)))))))))))))).))))))))..))).)))).)))))</text:p>
          </table:table-cell>
          <table:table-cell table:style-name="ce1" office:value-type="string" calcext:value-type="string">
            <text:p>-35.90</text:p>
          </table:table-cell>
          <table:table-cell/>
        </table:table-row>
        <table:table-row table:style-name="ro1">
          <table:table-cell office:value-type="string" calcext:value-type="string">
            <text:p>CGCUCUGCUGUGGCCUAUGGCUUUUCAUUCCUAUGUGAUUGCUGCUCCGAACUCAUGUAGGGCUAAAAGCCAUGGGCUACAGUGAGGGGCAAGCU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((((((((((((((...(((((((((((((......)))..))))))))))..)))))))))))))))))))..))))).......</text:p>
          </table:table-cell>
          <table:table-cell table:style-name="ce1" office:value-type="string" calcext:value-type="string">
            <text:p>-48.70</text:p>
          </table:table-cell>
          <table:table-cell/>
        </table:table-row>
        <table:table-row table:style-name="ro1">
          <table:table-cell office:value-type="string" calcext:value-type="string">
            <text:p>AUCUGAGACUGAACUGUCCUUUUUCGGUUAUCAUGGUACCGAUGCUGUAGAUCUGAAAGGUACAGUACUGUGAUAGCUGAAGAAUGGUGGUGCCA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(((......)))..(((((((((((((((((((.(.((((............))))).)))))))))))))))))))(((((...))))).</text:p>
          </table:table-cell>
          <table:table-cell table:style-name="ce1" office:value-type="string" calcext:value-type="string">
            <text:p>-31.40</text:p>
          </table:table-cell>
          <table:table-cell/>
        </table:table-row>
        <table:table-row table:style-name="ro1">
          <table:table-cell office:value-type="string" calcext:value-type="string">
            <text:p>AUCUGAGACUGAACUGCCCUUUUUCGGUUAUCAUGGUACCGAUGCUGUAGCUCUGAAAGGUACAGUACUGUGAUAGCUGAAGAAUGGCGGUGCCA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...((((((.((((((((((((((((((......((((((.((.....)).)))))))))))))))))))))))).))))))......</text:p>
          </table:table-cell>
          <table:table-cell table:style-name="ce1" office:value-type="string" calcext:value-type="string">
            <text:p>-39.60</text:p>
          </table:table-cell>
          <table:table-cell/>
        </table:table-row>
        <table:table-row table:style-name="ro1">
          <table:table-cell office:value-type="string" calcext:value-type="string">
            <text:p>CCCUCGUCUUACCCAGCAGUGUUUGGGUGCGGUUGGGAGUCUCUAAUACUGCCGGGUAAUGAUGGA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(((.((((((((.(((.((........))))).)))))))).)))))).))).))))</text:p>
          </table:table-cell>
          <table:table-cell table:style-name="ce1" office:value-type="string" calcext:value-type="string">
            <text:p>-30.80</text:p>
          </table:table-cell>
          <table:table-cell/>
        </table:table-row>
        <table:table-row table:style-name="ro1">
          <table:table-cell office:value-type="string" calcext:value-type="string">
            <text:p>AGUUGACAGAAGAGAGUGAGCACACAGCGGCCAGACUGCAUCGAUCUAUCAAUCUUCCCUUCGACAGGAUAGCUAGAUAGAAAGAAAGAGAGGCCGUCGGCGGCCAUGGAAGAGAGAGAGAGAGAGAGAUGAAAUGAUGAUGAUGAUACAGCUGCCGCUGCGUGCUCACUUCUCUUUCUGUCAG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((((((((((.(((((((.((.(((((((..(((.((..((((..((((...((.....)).................(((((....)))))...)))).))))..)).)))..))))..((.((....)).)).)))))))))))).)))))))).)))).)))))))))))</text:p>
          </table:table-cell>
          <table:table-cell table:style-name="ce1" office:value-type="string" calcext:value-type="string">
            <text:p>-76.90</text:p>
          </table:table-cell>
          <table:table-cell/>
        </table:table-row>
        <table:table-row table:style-name="ro1">
          <table:table-cell office:value-type="string" calcext:value-type="string">
            <text:p>GGGGAUAUGCCUGGCUCCCUGUAUGCCACUCGCGUAGCUGCCAAACUCAGUUGAAACAACUGCCUUCUCCCGGCGAGAUUCAGGCAUUGUGUUCGUACGUUUGGCUCUACUGCGGAUGGCGUGCGAGGAGCCAAGCAUGA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.(((((.(((((((.(((((((((.((((((((..(((((((...((((((((((.(((((((((.....))))...))))))))).)))).))))))))).)))).)))).))))))))).))))))).))))).))</text:p>
          </table:table-cell>
          <table:table-cell table:style-name="ce1" office:value-type="string" calcext:value-type="string">
            <text:p>-70.40</text:p>
          </table:table-cell>
          <table:table-cell/>
        </table:table-row>
        <table:table-row table:style-name="ro1">
          <table:table-cell office:value-type="string" calcext:value-type="string">
            <text:p>UAGUGUGAAUGAGUGAAGCUGCCAGCAUGAUCUAGCUCUGAUUAAUCGGCACUGUUGGCGUACAGUCGAUUGACUAAUCGUCAGAUCUGUGUGUGUAAAUCACUGUUAGAUCAUGCAUGACAGCCUCAUUUCUUCACAC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.((((((.((((.((((((((((((((..(((((.((..((((..((((((...((((....))))...))))))....))))..)).)))))..)))))))))))).)).)))).)))))).)))))))))</text:p>
          </table:table-cell>
          <table:table-cell table:style-name="ce1" office:value-type="string" calcext:value-type="string">
            <text:p>-65.20</text:p>
          </table:table-cell>
          <table:table-cell/>
        </table:table-row>
        <table:table-row table:style-name="ro1">
          <table:table-cell office:value-type="string" calcext:value-type="string">
            <text:p>CUGUUAAUGCUAAUCGUGAUAGGGGUUUUUGCCUCCAACUGACUCCUACAUAUUAGCAUUAAC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(.(((.((((((((.(((....)))..)))))))))))))))))))))))))</text:p>
          </table:table-cell>
          <table:table-cell table:style-name="ce1" office:value-type="string" calcext:value-type="string">
            <text:p>-29.50</text:p>
          </table:table-cell>
          <table:table-cell/>
        </table:table-row>
        <table:table-row table:style-name="ro1">
          <table:table-cell office:value-type="string" calcext:value-type="string">
            <text:p>CCGGGGCAGUCCCUCCAGGCUCAGGACAGCCACUGCCCACCGCACACUGCGUUGCUCCGGACCCACUGUGCGUGUGACAGCGGCUGAUCUGUCCCUGGGCAGCGCGAA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.....)))((((((..((((.(((((.(((..(((((((((.((.(((......))).)).)))))).))).))).))))).))))..))))))...........</text:p>
          </table:table-cell>
          <table:table-cell table:style-name="ce1" office:value-type="string" calcext:value-type="string">
            <text:p>-48.00</text:p>
          </table:table-cell>
          <table:table-cell/>
        </table:table-row>
        <table:table-row table:style-name="ro1">
          <table:table-cell office:value-type="string" calcext:value-type="string">
            <text:p>GGGCAGCGCGCCGGCACCUUGGCUCUAGACUGCUUACUGCCCGGGCCGCCUUCAGUAACAGUCUCCAGUCACGGCCACCGACGCCUGG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.(((.(((..((.(((((..((((((.((((((...((....))..))))))))))))..))))).))...))).)))))).)).</text:p>
          </table:table-cell>
          <table:table-cell table:style-name="ce1" office:value-type="string" calcext:value-type="string">
            <text:p>-41.50</text:p>
          </table:table-cell>
          <table:table-cell/>
        </table:table-row>
        <table:table-row table:style-name="ro1">
          <table:table-cell office:value-type="string" calcext:value-type="string">
            <text:p>GGUUGCUUCAGUGAACAUUCAACGCUGUCGGUGAGUUUGGAAUUCAAAUAAAAACCAUCGACCGUUGAUUGUACCCUAUAGCUAA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..((.(.(((.((((((..(((((((.((((.............))))))))))))))))).))).).))..))).))))</text:p>
          </table:table-cell>
          <table:table-cell table:style-name="ce1" office:value-type="string" calcext:value-type="string">
            <text:p>-29.10</text:p>
          </table:table-cell>
          <table:table-cell/>
        </table:table-row>
        <table:table-row table:style-name="ro1">
          <table:table-cell office:value-type="string" calcext:value-type="string">
            <text:p>UUGGUUUAAUCUCAGCUGGCAACUGUGAGAUGUCCCUAUCAUUCCUCACAGUGGUCUCUGGGAUUAUGCU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(((((((((..(((.(((((((((((.......)))..)))))))).))).))))))))).)))).</text:p>
          </table:table-cell>
          <table:table-cell table:style-name="ce1" office:value-type="string" calcext:value-type="string">
            <text:p>-30.00</text:p>
          </table:table-cell>
          <table:table-cell/>
        </table:table-row>
        <table:table-row table:style-name="ro1">
          <table:table-cell office:value-type="string" calcext:value-type="string">
            <text:p>GUGAUAAUGGAGCGAGAUUUUCUGUUGUGCUUGAUCUAACCAUGUGCUUGCGAGGUAUGAGAAAAACAUGGUUCCGUCAAGCACCAUGGAACGUCACGCAGCUUUCU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.((.(..(((.(((.((((((.(((((((((..((((((((....................))))))))..))))))))).)))))).))).)))..)))..))).</text:p>
          </table:table-cell>
          <table:table-cell table:style-name="ce1" office:value-type="string" calcext:value-type="string">
            <text:p>-36.60</text:p>
          </table:table-cell>
          <table:table-cell/>
        </table:table-row>
        <table:table-row table:style-name="ro1">
          <table:table-cell office:value-type="string" calcext:value-type="string">
            <text:p>GACCAGUUGCCGCGGGGCUUUCCUUUGUGCUUGAUCUAACCAUGUGGUGGAACGAUGGAAACGGAACAUGGUUCUGUCAAGCACCGCGGAAAGCAUCGCUCUCUCCU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..(..((((.(((((((...(((((((((..((((((((..((............))..))))))))..)))))))))...))))))).))))...)..)))..</text:p>
          </table:table-cell>
          <table:table-cell table:style-name="ce1" office:value-type="string" calcext:value-type="string">
            <text:p>-42.30</text:p>
          </table:table-cell>
          <table:table-cell/>
        </table:table-row>
        <table:table-row table:style-name="ro1">
          <table:table-cell office:value-type="string" calcext:value-type="string">
            <text:p>CCGUCCCGGGCCGCGGCUCCUGAUUGUCCAAACGCAAUUCUCGAGUCUCUGGCUCCGGCCGAGAGUUGCGUCUGGACGUCCCGAGCCGCCGCCCCCAAACCUCGAGGG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.(((((((..(((.(((((.((((((((((((.(((.........))))))))))))))).))))))))..))))))).))))...........)))).</text:p>
          </table:table-cell>
          <table:table-cell table:style-name="ce1" office:value-type="string" calcext:value-type="string">
            <text:p>-58.70</text:p>
          </table:table-cell>
          <table:table-cell/>
        </table:table-row>
        <table:table-row table:style-name="ro1">
          <table:table-cell office:value-type="string" calcext:value-type="string">
            <text:p>UCUGGCCAUCUGCAGUGUCACGCUCCGUGUAUUUGACAAGCUGAGUUGGACACUCUGUGUGGUAGAGUGUCAGUUUGUCAAAUACCCCAAGUGUGGCUCAUGCCUAUC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.....((((.((((((((..(.((((((((((((((......(((((((((.....))))))))))))))))))))))).)..)))))))).).)))...))))</text:p>
          </table:table-cell>
          <table:table-cell table:style-name="ce1" office:value-type="string" calcext:value-type="string">
            <text:p>-44.00</text:p>
          </table:table-cell>
          <table:table-cell/>
        </table:table-row>
        <table:table-row table:style-name="ro1">
          <table:table-cell office:value-type="string" calcext:value-type="string">
            <text:p>GCCUCGCCGCCCUCCGCCUUCUCUUCCCGGUUCUUCCCGGAGUCGGGAAAAGCUGGGUUGAGAGGGCGAAAAAGGAUGUG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..((...(((((((((..(((((((.((((((....)))))).)))))))..))))))))).....))..)))))</text:p>
          </table:table-cell>
          <table:table-cell table:style-name="ce1" office:value-type="string" calcext:value-type="string">
            <text:p>-45.80</text:p>
          </table:table-cell>
          <table:table-cell/>
        </table:table-row>
        <table:table-row table:style-name="ro1">
          <table:table-cell office:value-type="string" calcext:value-type="string">
            <text:p>UGGAAGCUUCAGGAGAUCCUGCUCCGUCGCCCCAGUGUUCAGACUACCUGUUCAGGACAAUGCCGUUGUACAGUAGUCUGCACAUUGGUUAGACUGGGCAAGGGCCA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...((...((((((((.(((...(((((((.((((((((.(((.((((......))..)).))))))))))).)))))))...))).)))).))))))))).</text:p>
          </table:table-cell>
          <table:table-cell table:style-name="ce1" office:value-type="string" calcext:value-type="string">
            <text:p>-42.50</text:p>
          </table:table-cell>
          <table:table-cell/>
        </table:table-row>
        <table:table-row table:style-name="ro1">
          <table:table-cell office:value-type="string" calcext:value-type="string">
            <text:p>AGGUCACAAUCAACAUUCAUUGCUGUCGGUGGGUUGAACUGUGUAGAAAAGCUCACUGAACAAUGAAUGCAACUGUG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.....(((((((((...((((((((((...((....))...)))))))))).)))))))))....)))))))</text:p>
          </table:table-cell>
          <table:table-cell table:style-name="ce1" office:value-type="string" calcext:value-type="string">
            <text:p>-31.90</text:p>
          </table:table-cell>
          <table:table-cell/>
        </table:table-row>
        <table:table-row table:style-name="ro1">
          <table:table-cell office:value-type="string" calcext:value-type="string">
            <text:p>GCCAAGGGUUUGGGGGAACAUUCAACCUGUCGGUGAGUUUGGGCAGCUCAGACAAACCAUCGACCGUUGAGUGGACCCCGAGGCCU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((.(((((((...((((((((..(((((((.(((((...........)))))))))))).))))))))..))))))).))))).</text:p>
          </table:table-cell>
          <table:table-cell table:style-name="ce1" office:value-type="string" calcext:value-type="string">
            <text:p>-45.60</text:p>
          </table:table-cell>
          <table:table-cell/>
        </table:table-row>
        <table:table-row table:style-name="ro1">
          <table:table-cell office:value-type="string" calcext:value-type="string">
            <text:p>UGCGCUCCCCUCAGUCCCUGAGACCCUAACUUGUGAUGUUUACCGUUUAAAUCCACGGGUUAGGCUCUUGGGAGC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(((...)))))..(((((((((((..(((((.....))))).))))))))))).....))))))..</text:p>
          </table:table-cell>
          <table:table-cell table:style-name="ce1" office:value-type="string" calcext:value-type="string">
            <text:p>-29.70</text:p>
          </table:table-cell>
          <table:table-cell/>
        </table:table-row>
        <table:table-row table:style-name="ro1">
          <table:table-cell office:value-type="string" calcext:value-type="string">
            <text:p>CAGUGGGAAGGGGGGCCGAUGCACUGUAAGAGAGUGAGUAGCAGGUCUCACAGUGAACCGGUCUCUUUCCCUAC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.((((((((((...((((((..((((.(........).))))))))))...)))))))))).)))))))</text:p>
          </table:table-cell>
          <table:table-cell table:style-name="ce1" office:value-type="string" calcext:value-type="string">
            <text:p>-37.30</text:p>
          </table:table-cell>
          <table:table-cell/>
        </table:table-row>
        <table:table-row table:style-name="ro1">
          <table:table-cell office:value-type="string" calcext:value-type="string">
            <text:p>GGUCGGGCCAGCCCCGUUUGGAAGACUAGUGAUUUUGUUGUUGUGUCUCUGUAUCCAACAACAAGUCCCAGUCUGCCACAUGGUGCUGGUCAUU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..(((((((.((((.(((.(((((.(.(((((.(((((((.((......)).))))))))))))).))))).))).)))).)))))))...)).</text:p>
          </table:table-cell>
          <table:table-cell table:style-name="ce1" office:value-type="string" calcext:value-type="string">
            <text:p>-40.50</text:p>
          </table:table-cell>
          <table:table-cell/>
        </table:table-row>
        <table:table-row table:style-name="ro1">
          <table:table-cell office:value-type="string" calcext:value-type="string">
            <text:p>AGGAGCGGAGUACGUGAGCCAGUGCUAUGUGGAAGACUUGUGAUUUUGUUGUUCUGAUAUGAUAUGACAACAAGUCACAGCCAGCCUCAUAGCGUGGACUCCUAUCACC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..(((((.......(((.(((((((.((.....(((((((((.((((((.((......)).)))))))))))))))....)).)))))))))))))))..)).....</text:p>
          </table:table-cell>
          <table:table-cell table:style-name="ce1" office:value-type="string" calcext:value-type="string">
            <text:p>-35.00</text:p>
          </table:table-cell>
          <table:table-cell/>
        </table:table-row>
        <table:table-row table:style-name="ro1">
          <table:table-cell office:value-type="string" calcext:value-type="string">
            <text:p>CCACCACUUAAACGUGGAUGUACUUGCUUUGAAACUAAAGAAGUAAGUGCUUCCAUGUUUUGGUGA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(.(((((((((.(((((((((((.........))))))))))).))))))))).)))).)))</text:p>
          </table:table-cell>
          <table:table-cell table:style-name="ce1" office:value-type="string" calcext:value-type="string">
            <text:p>-33.50</text:p>
          </table:table-cell>
          <table:table-cell/>
        </table:table-row>
        <table:table-row table:style-name="ro1">
          <table:table-cell office:value-type="string" calcext:value-type="string">
            <text:p>ACUGUCCUUUUUCGGUUAUCAUGGUACCGAUGCUGUAUAUCUGAAAGGUACAGUACUGUGAUAACUGAAGAAUGGUG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(((((((((((((((((((.(.((((............))))).)))))))))))))))))))).))))))</text:p>
          </table:table-cell>
          <table:table-cell table:style-name="ce1" office:value-type="string" calcext:value-type="string">
            <text:p>-30.00</text:p>
          </table:table-cell>
          <table:table-cell/>
        </table:table-row>
        <table:table-row table:style-name="ro1">
          <table:table-cell office:value-type="string" calcext:value-type="string">
            <text:p>ACUCAGGGGCUUCGCCACUGAUUGUCCAAACGCAAUUCUUGUACGAGUCUGCGGCCAACCGAGAAUUGUGGCUGGACAUCUGUGGCUGAGCUCCG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(((((((.(((((.(((.(((((..(((((((((((...(.(((...))))...)))))))))))..)))))))).))))).))))))))))</text:p>
          </table:table-cell>
          <table:table-cell table:style-name="ce1" office:value-type="string" calcext:value-type="string">
            <text:p>-49.80</text:p>
          </table:table-cell>
          <table:table-cell/>
        </table:table-row>
        <table:table-row table:style-name="ro1">
          <table:table-cell office:value-type="string" calcext:value-type="string">
            <text:p>AGUCUAGUUACUAGGCAGUGUAGUUAGCUGAUUGCUAAUAGUACCAAUCACUAACCACACGGCCAGGUAAAAAGA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.(((((.(((.((((.(((((.((((((.((....)).))))))))))).)))).))).)))))..)))).</text:p>
          </table:table-cell>
          <table:table-cell table:style-name="ce1" office:value-type="string" calcext:value-type="string">
            <text:p>-28.00</text:p>
          </table:table-cell>
          <table:table-cell/>
        </table:table-row>
        <table:table-row table:style-name="ro1">
          <table:table-cell office:value-type="string" calcext:value-type="string">
            <text:p>AAGAAAUGGUUUACCGUCCCACAUACAUUUUGAAUAUGUAUGUGGGAUGGUAAACCGCUUC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((((((((((((((((((((((.......)))))))))))))))))))))).)))))</text:p>
          </table:table-cell>
          <table:table-cell table:style-name="ce1" office:value-type="string" calcext:value-type="string">
            <text:p>-40.30</text:p>
          </table:table-cell>
          <table:table-cell/>
        </table:table-row>
        <table:table-row table:style-name="ro1">
          <table:table-cell office:value-type="string" calcext:value-type="string">
            <text:p>GGCACCCACCCGUAGAACCGACCUUGCGGGGCCUUCGCCGCACACAAGCUCGUGUCUGUGGGUCCGU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(((((((((..(((.((((.(.(((....))).)...)))).)))..)))))))))..)))))</text:p>
          </table:table-cell>
          <table:table-cell table:style-name="ce1" office:value-type="string" calcext:value-type="string">
            <text:p>-29.40</text:p>
          </table:table-cell>
          <table:table-cell/>
        </table:table-row>
        <table:table-row table:style-name="ro1">
          <table:table-cell office:value-type="string" calcext:value-type="string">
            <text:p>AGGACCCUUCCAGAGGGCCCCCCCUCAAUCCUGUUGUGCCUAAUUCAGAGGGUUGGGUGGAGGCUCUCCUGAAGGGCU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..(((((((.((.(((((((((.(((.........)))))))))))).)).)))))))..)))))).)))</text:p>
          </table:table-cell>
          <table:table-cell table:style-name="ce1" office:value-type="string" calcext:value-type="string">
            <text:p>-41.00</text:p>
          </table:table-cell>
          <table:table-cell/>
        </table:table-row>
        <table:table-row table:style-name="ro1">
          <table:table-cell office:value-type="string" calcext:value-type="string">
            <text:p>ACGCUGUACUACUCACCAGCGGAUCCCUACAACGCUGCGCAUAUGCAUGAACACAAUGAAAAUGUAAAUGCCAGUCGUUGCAGGAGUUCGCAUACAGUAGUAAAAUGC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.(((((((.....((((((.(((.((((((((.((((.(((((.............))))).))))))).))))).))).))))))....)))))))....))).</text:p>
          </table:table-cell>
          <table:table-cell table:style-name="ce1" office:value-type="string" calcext:value-type="string">
            <text:p>-41.90</text:p>
          </table:table-cell>
          <table:table-cell/>
        </table:table-row>
        <table:table-row table:style-name="ro1">
          <table:table-cell office:value-type="string" calcext:value-type="string">
            <text:p>CUUGAAUCCUUGGAACCUAGGUGUGAGUGCUAUUUCAGUGCAACACACCUAUUCAAGGAUUC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(((...((((((((.(((((.....)))))..))))))))))))))))))))).</text:p>
          </table:table-cell>
          <table:table-cell table:style-name="ce1" office:value-type="string" calcext:value-type="string">
            <text:p>-31.50</text:p>
          </table:table-cell>
          <table:table-cell/>
        </table:table-row>
        <table:table-row table:style-name="ro1">
          <table:table-cell office:value-type="string" calcext:value-type="string">
            <text:p>CUCGAAUCCUUGGAACCUAGGUGUGAAUGCUGCUUCAGUGCAACACACCUGUUCAAGGAUUC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(((...((((((((..(((.........))).)))))))))))))))))))...</text:p>
          </table:table-cell>
          <table:table-cell table:style-name="ce1" office:value-type="string" calcext:value-type="string">
            <text:p>-28.50</text:p>
          </table:table-cell>
          <table:table-cell/>
        </table:table-row>
        <table:table-row table:style-name="ro1">
          <table:table-cell office:value-type="string" calcext:value-type="string">
            <text:p>ACCGCAGGGAAAAUGAGGGACUUUUGGGGGCAGAUGUGUUUCCAUUCCACUAUCAUAAUGCCCCUAAAAAUCCUUAUUGCUCUU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..((((((((..(((((((((((((((((.........))).)))....))))))))))).))))))))..)))))).</text:p>
          </table:table-cell>
          <table:table-cell table:style-name="ce1" office:value-type="string" calcext:value-type="string">
            <text:p>-34.50</text:p>
          </table:table-cell>
          <table:table-cell/>
        </table:table-row>
        <table:table-row table:style-name="ro1">
          <table:table-cell office:value-type="string" calcext:value-type="string">
            <text:p>GCUCCCUUCAACUUUAACAUGGAAGUGCUUUCUGUGACUUUAAAAGUAAGUGCUUCCAUGUUUUAGUAGGA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.(((..(((((((((((((((.((...........)).)))))))))))))))..))).)))).</text:p>
          </table:table-cell>
          <table:table-cell table:style-name="ce1" office:value-type="string" calcext:value-type="string">
            <text:p>-28.50</text:p>
          </table:table-cell>
          <table:table-cell/>
        </table:table-row>
        <table:table-row table:style-name="ro1">
          <table:table-cell office:value-type="string" calcext:value-type="string">
            <text:p>CCUUUGCUUUAACAUGGGGGUACCUGCUGUGUGAAACAAAAGUAAGUGCUUCCAUGUUUCAGUGGA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.(((((((((((((.((((.(((...)))..)))).)))))))))))))..))))))))</text:p>
          </table:table-cell>
          <table:table-cell table:style-name="ce1" office:value-type="string" calcext:value-type="string">
            <text:p>-31.30</text:p>
          </table:table-cell>
          <table:table-cell/>
        </table:table-row>
        <table:table-row table:style-name="ro1">
          <table:table-cell office:value-type="string" calcext:value-type="string">
            <text:p>CCAUUACUGUUGCUAAUAUGCAACUCUGUUGAAUAUAAAUUGGAAUUGCACUUUAGCAAUGGUGA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(((..(((((.((((.(........).)))).)))))..))))))))))))))))</text:p>
          </table:table-cell>
          <table:table-cell table:style-name="ce1" office:value-type="string" calcext:value-type="string">
            <text:p>-29.10</text:p>
          </table:table-cell>
          <table:table-cell/>
        </table:table-row>
        <table:table-row table:style-name="ro1">
          <table:table-cell office:value-type="string" calcext:value-type="string">
            <text:p>AAAAGGUGGAUAUUCCUUCUAUGUUUAUGUUAUUUAUGGUUAAACAUAGAGGAAAUUCCACGU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((..(((((.(((((((((.............))))))))))))))..))))).))))</text:p>
          </table:table-cell>
          <table:table-cell table:style-name="ce1" office:value-type="string" calcext:value-type="string">
            <text:p>-24.90</text:p>
          </table:table-cell>
          <table:table-cell/>
        </table:table-row>
        <table:table-row table:style-name="ro1">
          <table:table-cell office:value-type="string" calcext:value-type="string">
            <text:p>UUGAAGGGAGAUCGACCGUGUUAUAUUCGCUUUAUUGACUUCGAAUAAUACAUGGUUGAUCUUUUCUC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((((((((((((((((..((((((............))))))..)))))))))))))))).))).</text:p>
          </table:table-cell>
          <table:table-cell table:style-name="ce1" office:value-type="string" calcext:value-type="string">
            <text:p>-28.10</text:p>
          </table:table-cell>
          <table:table-cell/>
        </table:table-row>
        <table:table-row table:style-name="ro1">
          <table:table-cell office:value-type="string" calcext:value-type="string">
            <text:p>UUGAGCAGAGGUUGCCCUUGGUGAAUUCGCUUUAUUUAUGUUGAAUCACACAAAGGCAACUUUUGUU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(((((((.(((((((.(((((.........).)))))))).))).)))))))))))))).</text:p>
          </table:table-cell>
          <table:table-cell table:style-name="ce1" office:value-type="string" calcext:value-type="string">
            <text:p>-27.70</text:p>
          </table:table-cell>
          <table:table-cell/>
        </table:table-row>
        <table:table-row table:style-name="ro1">
          <table:table-cell office:value-type="string" calcext:value-type="string">
            <text:p>UACUUGAAGAGAAGUUGUUCGUGGUGGAUUCGCUUUACUUAUGACGAAUCAUUCACGGACAACACUUUUUUCAG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((((.(((((((((((..(((((((.........).))))))..)))))))))))..)))))))))))</text:p>
          </table:table-cell>
          <table:table-cell table:style-name="ce1" office:value-type="string" calcext:value-type="string">
            <text:p>-29.10</text:p>
          </table:table-cell>
          <table:table-cell/>
        </table:table-row>
        <table:table-row table:style-name="ro1">
          <table:table-cell office:value-type="string" calcext:value-type="string">
            <text:p>CUCCUCAGAUCAGAAGGUGAUUGUGGCUUUGGGUGGAUAUUAAUCAGCCACAGCACUGCCUGGUCAGAAAG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.((((((..((((.((((((((...(((........)))))))))))))))..)))))).))..)))</text:p>
          </table:table-cell>
          <table:table-cell table:style-name="ce1" office:value-type="string" calcext:value-type="string">
            <text:p>-28.10</text:p>
          </table:table-cell>
          <table:table-cell/>
        </table:table-row>
        <table:table-row table:style-name="ro1">
          <table:table-cell office:value-type="string" calcext:value-type="string">
            <text:p>AGAGAUGGUAGACUAUGGAACGUAGGCGUUAUGUUUUUGACCUAUGUAACAUGGUCCACUAACU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(.(((((((..(((((((((.........)).)))))))..))))))).)))).))))</text:p>
          </table:table-cell>
          <table:table-cell table:style-name="ce1" office:value-type="string" calcext:value-type="string">
            <text:p>-27.10</text:p>
          </table:table-cell>
          <table:table-cell/>
        </table:table-row>
        <table:table-row table:style-name="ro1">
          <table:table-cell office:value-type="string" calcext:value-type="string">
            <text:p>AAGAUGGUUGACCAUAGAACAUGCGCUACUUCUGUGUCGUAUGUAGUAUGGUCCACAUC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..(((((((..(((((((.(((....))).)))))))..)))))))..))))))</text:p>
          </table:table-cell>
          <table:table-cell table:style-name="ce1" office:value-type="string" calcext:value-type="string">
            <text:p>-27.90</text:p>
          </table:table-cell>
          <table:table-cell/>
        </table:table-row>
        <table:table-row table:style-name="ro1">
          <table:table-cell office:value-type="string" calcext:value-type="string">
            <text:p>UGGAGUGGGGGGGCAGGAGGGGCUCAGGGAGAAAGUGCAUACAGCCCCUGGCCCUCUCUGCCCUUCCGUCCCC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((((((((((((.(((((.(((((.......((.....)))))))))))).)))))))))))))))....</text:p>
          </table:table-cell>
          <table:table-cell table:style-name="ce1" office:value-type="string" calcext:value-type="string">
            <text:p>-43.70</text:p>
          </table:table-cell>
          <table:table-cell/>
        </table:table-row>
        <table:table-row table:style-name="ro1">
          <table:table-cell office:value-type="string" calcext:value-type="string">
            <text:p>GAAACUGGGCUCAAGGUGAGGGGUGCUAUCUGUGAUUGAGGGACAUGGUUAAUGGAAUUGUCUCACACAGAAAUCGCACCCGUCACCUUGGCCUACU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.((((((((.((((((..((((((..(((((.((((.....)))....).)))))))))))....)))))).)))))))))))))....</text:p>
          </table:table-cell>
          <table:table-cell table:style-name="ce1" office:value-type="string" calcext:value-type="string">
            <text:p>-47.70</text:p>
          </table:table-cell>
          <table:table-cell/>
        </table:table-row>
        <table:table-row table:style-name="ro1">
          <table:table-cell office:value-type="string" calcext:value-type="string">
            <text:p>GUAGUCAGUAGUUGGGGGGUGGGAACGGCUUCAUACAGGAGUUGAUGCACAGUUAUCCAGCUCCUAUAUGAUGCCUUUCUUCAUCCCCUUC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....((((((((((((.(((.(((((.(((((((((((......))).)))))))).))))).))).))).)))))))))....</text:p>
          </table:table-cell>
          <table:table-cell table:style-name="ce1" office:value-type="string" calcext:value-type="string">
            <text:p>-40.40</text:p>
          </table:table-cell>
          <table:table-cell/>
        </table:table-row>
        <table:table-row table:style-name="ro1">
          <table:table-cell office:value-type="string" calcext:value-type="string">
            <text:p>CUCAUCUGUCUGUUGGGCUGGAGGCAGGGCCUUUGUGAAGGCGGGUGGUGCUCAGAUCGCCUCUGGGCCCUUCCUCCAGCCCCGAGGCGGAU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...((((((((((.(((((((......((((((.((.....))..))))))..))))))).))))))))))..))))))))...</text:p>
          </table:table-cell>
          <table:table-cell table:style-name="ce1" office:value-type="string" calcext:value-type="string">
            <text:p>-54.70</text:p>
          </table:table-cell>
          <table:table-cell/>
        </table:table-row>
        <table:table-row table:style-name="ro1">
          <table:table-cell office:value-type="string" calcext:value-type="string">
            <text:p>CAAGCACGAUUAGCAUUUGAGGUGAAGUUCUGUUAUACACUCAGGCUGUGGCUCUCUGAAAGUCAGUGCAUCACAGAACUUUGUCUCGAAAGCUUUC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((..(((.((((((((((((((((((.((.((((..((((.............)))))))).)).)))))))))))))))))).))).))..</text:p>
          </table:table-cell>
          <table:table-cell table:style-name="ce1" office:value-type="string" calcext:value-type="string">
            <text:p>-31.20</text:p>
          </table:table-cell>
          <table:table-cell/>
        </table:table-row>
        <table:table-row table:style-name="ro1">
          <table:table-cell office:value-type="string" calcext:value-type="string">
            <text:p>GAGUUUGGUUUUGUUUGGGUUUGUUCUAGGUAUGGUCCCAGGGAUCCCAGAUCAAACCAGGCCCCUGGGCCUAUCCUAGAACCAACCUAAG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...(((((((((.((((((((.((((.(((((((...((...........)).))))))).)))))))))))).)))))))))..</text:p>
          </table:table-cell>
          <table:table-cell table:style-name="ce1" office:value-type="string" calcext:value-type="string">
            <text:p>-43.40</text:p>
          </table:table-cell>
          <table:table-cell/>
        </table:table-row>
        <table:table-row table:style-name="ro1">
          <table:table-cell office:value-type="string" calcext:value-type="string">
            <text:p>CUGACUAUGCCUCCCCGCAUCCCCUAGGGCAUUGGUGUAAAGCUGGAGACCCACUGCCCCAGGUGCUGCUGGGGGUUGUA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.(((((.(((.(.(((.(((((.(((.((..........))))).))))).))).).))).))))).)))))))</text:p>
          </table:table-cell>
          <table:table-cell table:style-name="ce1" office:value-type="string" calcext:value-type="string">
            <text:p>-36.80</text:p>
          </table:table-cell>
          <table:table-cell/>
        </table:table-row>
        <table:table-row table:style-name="ro1">
          <table:table-cell office:value-type="string" calcext:value-type="string">
            <text:p>UCUCCAACAAUAUCCUGGUGCUGAGUGAUGACUCAGGCGACUCCAGCAUCAGUGAUUUUGUUGAA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(((.(((((((((((((((.............))).))))))))).))).)))))).)))</text:p>
          </table:table-cell>
          <table:table-cell table:style-name="ce1" office:value-type="string" calcext:value-type="string">
            <text:p>-26.90</text:p>
          </table:table-cell>
          <table:table-cell/>
        </table:table-row>
        <table:table-row table:style-name="ro1">
          <table:table-cell office:value-type="string" calcext:value-type="string">
            <text:p>UGUUUUGAGCGGGGGUCAAGAGCAAUAACGAAAAAUGUUUGUCAUAAACCGUUUUUCAUUAUUGCUCCUGACCUCCUCUCAUUUGCUAUAU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.((((((((.(((((((((.((((((((.((......)).)))))))).))))))))).)))))))).)))).............</text:p>
          </table:table-cell>
          <table:table-cell table:style-name="ce1" office:value-type="string" calcext:value-type="string">
            <text:p>-40.20</text:p>
          </table:table-cell>
          <table:table-cell/>
        </table:table-row>
        <table:table-row table:style-name="ro1">
          <table:table-cell office:value-type="string" calcext:value-type="string">
            <text:p>UCUUUUGGGCGGGGGUCAAGAGCAAUAACGAAAAAUGUUUGUUUUUCGUAAACCGUUUUUCAUUAUUGCUCCUGACCCCCUCUCAUGGGUUAUAGC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.((((((((.(((((((((.((((((((...((((.....)))))))))))).))))))))).)))))))).))))..(((....))).</text:p>
          </table:table-cell>
          <table:table-cell table:style-name="ce1" office:value-type="string" calcext:value-type="string">
            <text:p>-44.30</text:p>
          </table:table-cell>
          <table:table-cell/>
        </table:table-row>
        <table:table-row table:style-name="ro1">
          <table:table-cell office:value-type="string" calcext:value-type="string">
            <text:p>UUUUUGAAAAUCUCGCAGACGUGUUCAGUCAGCAUUCGUGGUUGAGGAUAUCGAACACAAAAAAAGAUAUCAUCGAUCACGUGUGAUGACAGAUUUUCUGCGACUAAC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...(((((((.....((.((((.(((.(((((((((.((((((.............)))))).))))))))).))).)))).))...))))))).......</text:p>
          </table:table-cell>
          <table:table-cell table:style-name="ce1" office:value-type="string" calcext:value-type="string">
            <text:p>-37.80</text:p>
          </table:table-cell>
          <table:table-cell/>
        </table:table-row>
        <table:table-row table:style-name="ro1">
          <table:table-cell office:value-type="string" calcext:value-type="string">
            <text:p>UGUGUGCAUCCGGGUUGAGGUAGUAGGUUGUAUGGUUUAGAGUUACACCCUGGGAGUUAACUGUACAACCUUCUAGCUUUCCUUGGAGCACA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.((((((..(((.(((.(((((((((((((..((.(..((...))..).))))))))))))))).))).)))..)))))))))))).</text:p>
          </table:table-cell>
          <table:table-cell table:style-name="ce1" office:value-type="string" calcext:value-type="string">
            <text:p>-41.40</text:p>
          </table:table-cell>
          <table:table-cell/>
        </table:table-row>
        <table:table-row table:style-name="ro1">
          <table:table-cell office:value-type="string" calcext:value-type="string">
            <text:p>CGCGCCCCCCGGGCUGAGGUAGGAGGUUGUAUAGUUGAGGAAGACACCCGAGGAGAUCACUAUACGGCCUCCUAGCUUUCCCCAGGCUGC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.((.(((..(((.((((((((((((((((.((..................)))))))))))))))))).)))..))).))..)))).</text:p>
          </table:table-cell>
          <table:table-cell table:style-name="ce1" office:value-type="string" calcext:value-type="string">
            <text:p>-45.30</text:p>
          </table:table-cell>
          <table:table-cell/>
        </table:table-row>
        <table:table-row table:style-name="ro1">
          <table:table-cell office:value-type="string" calcext:value-type="string">
            <text:p>AGGCCAGAACACAUGAGCCAAUGCUAUGUGGAAGACUUGUGAUUUUGUUGUUCUGAUAUGAUAUGACAACAAGUCACAGCCAGCCUCAUAGAGUGGACUCCCAUCACC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.......)).)))....(((((.((.....(((((((((.((((((.((......)).)))))))))))))))....)).))))).((((....))))......</text:p>
          </table:table-cell>
          <table:table-cell table:style-name="ce1" office:value-type="string" calcext:value-type="string">
            <text:p>-29.10</text:p>
          </table:table-cell>
          <table:table-cell/>
        </table:table-row>
        <table:table-row table:style-name="ro1">
          <table:table-cell office:value-type="string" calcext:value-type="string">
            <text:p>GGAAGCGAGUUGUUAUCUUUGGUUAUCUAGCUGUAUGAGUGUAUUGGUCUUCAUAAAGCUAGAUAACCGAAAGUAAAAACUCCU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(((((.((((.(((((((((((((((.((((((.(.......))))))).))))))))))))))).)))).))))))))).</text:p>
          </table:table-cell>
          <table:table-cell table:style-name="ce1" office:value-type="string" calcext:value-type="string">
            <text:p>-39.00</text:p>
          </table:table-cell>
          <table:table-cell/>
        </table:table-row>
        <table:table-row table:style-name="ro1">
          <table:table-cell office:value-type="string" calcext:value-type="string">
            <text:p>GACCUGUCUGUCUUCUGUAUAUACCCUGUAGAUCCGAAUUUGUGUAAGGAAUUUUGUGGUCACAAAUUCGUAUCUAGGGGAAUAUGUAGUUGACAUAAACACUCCGC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.((((..((((((((.((((.(((((.((((((((((................)))))))))).))))))))).))))))))..))))...))).........</text:p>
          </table:table-cell>
          <table:table-cell table:style-name="ce1" office:value-type="string" calcext:value-type="string">
            <text:p>-34.00</text:p>
          </table:table-cell>
          <table:table-cell/>
        </table:table-row>
        <table:table-row table:style-name="ro1">
          <table:table-cell office:value-type="string" calcext:value-type="string">
            <text:p>UUGGAACCUUAAAGUACUGUAGCAGCACAUCAUGGUUUACAUACUACAGUCAAGAUGCGAAUCAUUAUUUGCUGCUCUAGAAAUUUAAGGAAAUU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(((((((...(((.(((((((.((.(((((((.(((.((.......))))).))))))).)).))))))).)))...)))))))...)))).</text:p>
          </table:table-cell>
          <table:table-cell table:style-name="ce1" office:value-type="string" calcext:value-type="string">
            <text:p>-29.10</text:p>
          </table:table-cell>
          <table:table-cell/>
        </table:table-row>
        <table:table-row table:style-name="ro1">
          <table:table-cell office:value-type="string" calcext:value-type="string">
            <text:p>GCAGCCCUCUGUUCGUUUUGCAUAGUUGCACUACAAGAAGAAUGUAGUUGUGCAAAUCUAUGCAAAACUGAUGGUGGCC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.(((((.(((((((((((((((((((((.......))))...))))))..))))))))))).))))).)).))))</text:p>
          </table:table-cell>
          <table:table-cell table:style-name="ce1" office:value-type="string" calcext:value-type="string">
            <text:p>-34.40</text:p>
          </table:table-cell>
          <table:table-cell/>
        </table:table-row>
        <table:table-row table:style-name="ro1">
          <table:table-cell office:value-type="string" calcext:value-type="string">
            <text:p>ACCUGGCUGAGCCGCAGUAGUUCUUCAGUGGCAAGCUUUAUGUCCUGACCCAGCUAAAGCUGCCAGUUGAAGAACUGUUGCCCUCUGCCACUG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.(((..((((((((((((((((((((.((((((.((.........))))))))))))).))))))))))))))).))).))))..)).</text:p>
          </table:table-cell>
          <table:table-cell table:style-name="ce1" office:value-type="string" calcext:value-type="string">
            <text:p>-43.00</text:p>
          </table:table-cell>
          <table:table-cell/>
        </table:table-row>
        <table:table-row table:style-name="ro1">
          <table:table-cell office:value-type="string" calcext:value-type="string">
            <text:p>CGGCCGGCUGGGGUUCCUGGGGAUGGGAUUUGAUGCCAGUCACAAAUCACAUUGCCAGGGAUUUCCAACUGA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.(((.((((((((((((.((((.((((((.((.....)))))))).)))).))))))).))))).))).)).</text:p>
          </table:table-cell>
          <table:table-cell table:style-name="ce1" office:value-type="string" calcext:value-type="string">
            <text:p>-32.90</text:p>
          </table:table-cell>
          <table:table-cell/>
        </table:table-row>
        <table:table-row table:style-name="ro1">
          <table:table-cell office:value-type="string" calcext:value-type="string">
            <text:p>CUCACCUGCUCUGGCUGCUUGGGUUCCUGGCAUGCUGAUUUGUGACUUGAGAUUAAAAUCACAUUGCCAGGGAUUACCACGCAACCAUGACCUUG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.(.(((((.(((.(((((((((((((((.((((((..............)))))))).))))))))))..))).))).))).)).)..)).</text:p>
          </table:table-cell>
          <table:table-cell table:style-name="ce1" office:value-type="string" calcext:value-type="string">
            <text:p>-33.30</text:p>
          </table:table-cell>
          <table:table-cell/>
        </table:table-row>
        <table:table-row table:style-name="ro1">
          <table:table-cell office:value-type="string" calcext:value-type="string">
            <text:p>CUCCGGUGCCUACUGAGCUGAUAUCAGUUCUCAUUUCACACACUGGCUCAGUUCAGCAGGAACAGG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.(((.(((((((((..(((((.............))))).))))))))).))).)).))))</text:p>
          </table:table-cell>
          <table:table-cell table:style-name="ce1" office:value-type="string" calcext:value-type="string">
            <text:p>-26.30</text:p>
          </table:table-cell>
          <table:table-cell/>
        </table:table-row>
        <table:table-row table:style-name="ro1">
          <table:table-cell office:value-type="string" calcext:value-type="string">
            <text:p>GGCCAGUGUUGAGAGGCGGAGACACGGGCAAUUGCUGGACGCUGCCCUGGGCAUUGCACUUGUCUCGGUCUGACAGUGCCG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(((..((((.((((((.(((((((..((((........))))..))))).)))))))).))))..)))))).))))</text:p>
          </table:table-cell>
          <table:table-cell table:style-name="ce1" office:value-type="string" calcext:value-type="string">
            <text:p>-36.50</text:p>
          </table:table-cell>
          <table:table-cell/>
        </table:table-row>
        <table:table-row table:style-name="ro1">
          <table:table-cell office:value-type="string" calcext:value-type="string">
            <text:p>UGCCCGGGACCCAGUUCAAGUAAUUCAGGAUAGGUUGUGGUGCUGGCCAGCCUGUUCUCCAUUACUUGGCUCGGGGGCCGGU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..((((((.((((((((..(((((((((..((((....)))))))))))))..))))))))))).)))..)))).)).</text:p>
          </table:table-cell>
          <table:table-cell table:style-name="ce1" office:value-type="string" calcext:value-type="string">
            <text:p>-43.40</text:p>
          </table:table-cell>
          <table:table-cell/>
        </table:table-row>
        <table:table-row table:style-name="ro1">
          <table:table-cell office:value-type="string" calcext:value-type="string">
            <text:p>ACCUCUCUAACAAGGUGCAGAGCUUAGCUGAUUGGUGAACAGUGAUUGGUUUCCGCUUUGUUCACAGUGGCUAAGUUCUGCACCUGAAGAGAAG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...(((((((((((((((((.((((.(((((((....(((...)))..))))))))))))))))))))))))))))..)))).)))).</text:p>
          </table:table-cell>
          <table:table-cell table:style-name="ce1" office:value-type="string" calcext:value-type="string">
            <text:p>-49.40</text:p>
          </table:table-cell>
          <table:table-cell/>
        </table:table-row>
        <table:table-row table:style-name="ro1">
          <table:table-cell office:value-type="string" calcext:value-type="string">
            <text:p>UGGCCUGUGGAGCAGGGCUUAGCUGCUUGUGAGCAAGGUCUACAGCAAAGUCGUGUUCACAGUGGCUAAGUUCCGCCCCCUGGA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(.((.((.(((((((((((((.(((((((.((.((.......)))).)))))))))))))))))))).)).))).)).)).</text:p>
          </table:table-cell>
          <table:table-cell table:style-name="ce1" office:value-type="string" calcext:value-type="string">
            <text:p>-38.50</text:p>
          </table:table-cell>
          <table:table-cell/>
        </table:table-row>
        <table:table-row table:style-name="ro1">
          <table:table-cell office:value-type="string" calcext:value-type="string">
            <text:p>CUUCUGGAAGCUGGUUUCACAUGGUGGCUUAGAUUUUUCCAUCUUUGUAUCUAGCACCAUUUGAAAUCAGUGUUUUAGG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((((((.((((((.((.((((..............)))))))))))).)))))))))).)))))))))</text:p>
          </table:table-cell>
          <table:table-cell table:style-name="ce1" office:value-type="string" calcext:value-type="string">
            <text:p>-31.10</text:p>
          </table:table-cell>
          <table:table-cell/>
        </table:table-row>
        <table:table-row table:style-name="ro1">
          <table:table-cell office:value-type="string" calcext:value-type="string">
            <text:p>ACCAUGUUGUAGUGUGUGUAAACAUCCUACACUCUCAGCUGUGAGCUCAAGGUGGCUGGGAGAGGGUUGUUUACUCCUUCUGCCAU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..((((...(.(((((((.(((...(((((((((....(((...)))))))))))).))).))))))).)...))))))))).</text:p>
          </table:table-cell>
          <table:table-cell table:style-name="ce1" office:value-type="string" calcext:value-type="string">
            <text:p>-34.30</text:p>
          </table:table-cell>
          <table:table-cell/>
        </table:table-row>
        <table:table-row table:style-name="ro1">
          <table:table-cell office:value-type="string" calcext:value-type="string">
            <text:p>GAGUGACAGAUACUGUAAACAUCCUACACUCUCAGCUGUGAAAAGUAAGAAAGCUGGGAGAAGGCUGUUUACUCUCUCUGCC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.((((....(((((((.(((...(((((((((..............))))))))).))).)))))))....))))))))</text:p>
          </table:table-cell>
          <table:table-cell table:style-name="ce1" office:value-type="string" calcext:value-type="string">
            <text:p>-29.40</text:p>
          </table:table-cell>
          <table:table-cell/>
        </table:table-row>
        <table:table-row table:style-name="ro1">
          <table:table-cell office:value-type="string" calcext:value-type="string">
            <text:p>GGGGAUAUUGCACAUUACUAAGUUGCAUGUUGUCACGGCCUCAAUGCAAUUUAGUGUGUGUGAUAUU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((.(((((((((((((..((....))..).)))))))))))))))))))))))))))</text:p>
          </table:table-cell>
          <table:table-cell table:style-name="ce1" office:value-type="string" calcext:value-type="string">
            <text:p>-31.70</text:p>
          </table:table-cell>
          <table:table-cell/>
        </table:table-row>
        <table:table-row table:style-name="ro1">
          <table:table-cell office:value-type="string" calcext:value-type="string">
            <text:p>CCAGAGAGUGUGACUCCUGUCCUGUGUAUGGCACUGGUAGAAUUCACUGUGAACAGUCUCGGUCAGUGAAUUACCGAAGGGCCAUAAACAGAGCAGAGACAGAUCCGC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.(.((.((.(((.(((.((((.((((((.((((((..(((((((((((......)))..))))))))))))..)).)))))).)))).)))))).)).)).).)..</text:p>
          </table:table-cell>
          <table:table-cell table:style-name="ce1" office:value-type="string" calcext:value-type="string">
            <text:p>-35.40</text:p>
          </table:table-cell>
          <table:table-cell/>
        </table:table-row>
        <table:table-row table:style-name="ro1">
          <table:table-cell office:value-type="string" calcext:value-type="string">
            <text:p>GUGAUAACGUAGCGAGAUUUUCUGUUGUGCUUGAUCUAACCAUGUGCUUGCGAGGUAUGAGUAAAACAUGGUUCCGUCAAGCACCAUGGAACGUCACGCAGCUUUCU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.((.((.(((.(((.((((((.(((((((((..((((((((..((((.........)))).))))))))..))))))))).)))))).))).))).))))..))).</text:p>
          </table:table-cell>
          <table:table-cell table:style-name="ce1" office:value-type="string" calcext:value-type="string">
            <text:p>-40.00</text:p>
          </table:table-cell>
          <table:table-cell/>
        </table:table-row>
        <table:table-row table:style-name="ro1">
          <table:table-cell office:value-type="string" calcext:value-type="string">
            <text:p>AAGGAUUAGGGUGCCCUCAGUGGCUCAGUAGCCAGUGUAGAUCCUGUCUUUGGUAAUCAGCAGCUACAUCUGGCUACUGGGUCUCUGAUGGCAUCAUCUAG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...((((((.((((.(((((((((((((((((((...(((...........)))...))))).)))))))))))))).)))).))))))))))....</text:p>
          </table:table-cell>
          <table:table-cell table:style-name="ce1" office:value-type="string" calcext:value-type="string">
            <text:p>-52.00</text:p>
          </table:table-cell>
          <table:table-cell/>
        </table:table-row>
        <table:table-row table:style-name="ro1">
          <table:table-cell office:value-type="string" calcext:value-type="string">
            <text:p>GCUACUUGAAGAGAGGUUAUCCUUUGUGUGUUUGCUUUACGCGAAAUGAAUAUGCAAGGGCAAGCUCUCUUCGAGGA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((((((((.((..((((((((((((((.(((....))).)))))))))))))).)).))))))))))).)))</text:p>
          </table:table-cell>
          <table:table-cell table:style-name="ce1" office:value-type="string" calcext:value-type="string">
            <text:p>-34.70</text:p>
          </table:table-cell>
          <table:table-cell/>
        </table:table-row>
        <table:table-row table:style-name="ro1">
          <table:table-cell office:value-type="string" calcext:value-type="string">
            <text:p>GCCUCGCUGUCCUCCGCCUUCUCUUCCCGGUUCUUCCCGGAGUCGGGAAAAGCUGGGUUGAGAGGGCGAAAAAGGAUAUG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.((((((.(((((((((..(((((((.((((((....)))))).)))))))..)))))))))....))))))))))</text:p>
          </table:table-cell>
          <table:table-cell table:style-name="ce1" office:value-type="string" calcext:value-type="string">
            <text:p>-47.40</text:p>
          </table:table-cell>
          <table:table-cell/>
        </table:table-row>
        <table:table-row table:style-name="ro1">
          <table:table-cell office:value-type="string" calcext:value-type="string">
            <text:p>AGCUCUCAGCAUCAACGGUGUACAGGAGAAUGACCUAUGAUUUGACAGACCGUGCAGCUGUGUAUGUCUGUCAUUCUGUAGGCCAAUAUUCUGUAUGUCACUGCUACUU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..))).....((((((((((((...((.(((((((..((((((((.(((((....))))))))))))).)).))))).))...)))))))...))))).........</text:p>
          </table:table-cell>
          <table:table-cell table:style-name="ce1" office:value-type="string" calcext:value-type="string">
            <text:p>-36.70</text:p>
          </table:table-cell>
          <table:table-cell/>
        </table:table-row>
        <table:table-row table:style-name="ro1">
          <table:table-cell office:value-type="string" calcext:value-type="string">
            <text:p>UGAUGAUGAUGAUGAGUCACUAAUUAAUUGUAUCAUAGAGUCUUGCAUGGAAAAAUAGAAAAUGAGAUUGAGCCAAGGAUGACUUGCCGAUUUUCUCAACGAAUCUUACUGAUUAUGGUAUCCGGCAAGUUGACUUUGGCUCUGUUUCCUUCCCUUCUUUUCGAUGUCAAACUCUAGAUACCUAACCACAUAUCAUAUAUAUCAUCAUCAUUCA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((..............(((((.((((((.((((((.(((((..((..((.(((((.(((((((((..(((((((((..(...(((...((((.....)))).))).)..)))))))))..))))))))).))))).))..))..))))).))).))))))))))))))........((((...)))).))))))))).))))))</text:p>
          </table:table-cell>
          <table:table-cell table:style-name="ce1" office:value-type="string" calcext:value-type="string">
            <text:p>-71.80</text:p>
          </table:table-cell>
          <table:table-cell/>
        </table:table-row>
        <table:table-row table:style-name="ro1">
          <table:table-cell office:value-type="string" calcext:value-type="string">
            <text:p>GGGUCUUGCAUGAAGGAAUAACGAAUGGAAUUGAGCCAAGGAUGACUUGCCGGUUUAAACCCAACCGGUUUAUGACCAUUGAUUUGGUCUCAUUCACAAUCUGUUGAUUCGUGUCUGGCAAGUUGACCUUGGCUCUGCUUCGUUCUCUAUUCUUCCAUGUUAGA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(((((.(((((((..(((((((...(((((((((..((((((((((..((((((.....)))))).(((((......))))).....(((((((....)))).))).))))))))))..)))))))))...)))))))..))))))).))))).))))))</text:p>
          </table:table-cell>
          <table:table-cell table:style-name="ce1" office:value-type="string" calcext:value-type="string">
            <text:p>-72.70</text:p>
          </table:table-cell>
          <table:table-cell/>
        </table:table-row>
        <table:table-row table:style-name="ro1">
          <table:table-cell office:value-type="string" calcext:value-type="string">
            <text:p>UCAUAUAAGAGAAAAUGGUGACAUGAAGAAUGAGAACUUGUGUGGUAGCCAAGGAUGACUUGCCUGCGUUUUAGACCAUAUAUAUCAAAGACUCACUCGAUCGAUAGUCUUAGAGUUGGUUGGUCGUCAGGCAGUCUCCUUGGCUAUUCAAACAAUUCUCAUUCUCUUCAUUCACAUUUCUCUUUUU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...((((((((...((((.((((((((((((((.((((.(((((((((((((.((((.(((((.......(((((..((..((.((((((...((....)).)))))).))..))..)))))..))))))))))))))))))).))).)))))))))))..))))))))))).))))))))...)).</text:p>
          </table:table-cell>
          <table:table-cell table:style-name="ce1" office:value-type="string" calcext:value-type="string">
            <text:p>-79.50</text:p>
          </table:table-cell>
          <table:table-cell/>
        </table:table-row>
        <table:table-row table:style-name="ro1">
          <table:table-cell office:value-type="string" calcext:value-type="string">
            <text:p>GAAGGAGAUGUCAAAGAUGAAUAGAAGAAUCAUAUUUGGUAGCCAAGGAUGACUUGCCUGACUCUUUGUGUAAAAUGUUUAGUGUCUUGUUUGAAGUCACUAUAAGUUGUAUCAAGCAAUGACCAUUUUGCUUAUAAAAAAGAUAUCAGGCAGUCUCCUUGGCUAUCCUUAUAUGUUCUUCUCUUUCAUCUCAGACAUUCACC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((((((..(((((((.(((((((.(((((..((((((((((((.((((.((((((.(((((..((((((((......(((((((((((....(((...)))....)))))))).))))))))))).......)))))..)))))))))))))))))))).))..))))))))))))..)))))))..))))))..)))))</text:p>
          </table:table-cell>
          <table:table-cell table:style-name="ce1" office:value-type="string" calcext:value-type="string">
            <text:p>-87.20</text:p>
          </table:table-cell>
          <table:table-cell/>
        </table:table-row>
        <table:table-row table:style-name="ro1">
          <table:table-cell office:value-type="string" calcext:value-type="string">
            <text:p>UUAGAAGGAGAUGUCAAAGAUGAAUAGGAGAACAAUAUUUGGUAGCCAAGGAUGACUUGCCUGCUUCUCUGAACAAAAUGGUCGAUGUCAUGUUUUGAAGUGACUAUAAGUUAUACCAAGAAAUGACCAUUUUGUUUAUAAAUAGACAUCAGGCAGUCUCCUUGGCUAUCCUUAUAUGUUCUUCUUUCUCAACUCAGAUAUUUACCUUCAU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((((..((.(((..(((((((((.(((..((((((((((((.((((.(((((..(((.(((((((((((((((........(((((..((((((...))))))..)))))..))))))))))))))).....)))...))))))))))))))))))).))..))))))))))))...))).))..))))))).)))))....</text:p>
          </table:table-cell>
          <table:table-cell table:style-name="ce1" office:value-type="string" calcext:value-type="string">
            <text:p>-85.10</text:p>
          </table:table-cell>
          <table:table-cell/>
        </table:table-row>
        <table:table-row table:style-name="ro1">
          <table:table-cell office:value-type="string" calcext:value-type="string">
            <text:p>UAGAAGGAGAAGUCAAAGAUGAAUAGAAGAAUCAUAUUUGGUAGCCAAGGAUGACUUGCCUGUUUCUUUGAGUAAAAUGGGUUAGUGUCAUGUUUGACAAGUGACUAUAAGUUAUAUCAAGCAAUGACCAUUUUACUCAUCAAAAGACAUCAGGCAGUCUCCUUGGCUAUCCUUAUAUGUUCUUCUCUCUCAUCUCAGACGUUUACCUU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(.(((..((((((..(((((((.(((((..((((((((((((.((((.(((((..((((((((((((((((.......((((((((((...((((((...)))))).)))))).))))))))))))))))....))))...))))))))))))))))))).))..))))))))))))...))))))..))).))).)))))..</text:p>
          </table:table-cell>
          <table:table-cell table:style-name="ce1" office:value-type="string" calcext:value-type="string">
            <text:p>-92.80</text:p>
          </table:table-cell>
          <table:table-cell/>
        </table:table-row>
        <table:table-row table:style-name="ro1">
          <table:table-cell office:value-type="string" calcext:value-type="string">
            <text:p>UGCAAGGUAACGCGAGAUAUUAGUGCGGUUCAAUCAAAUAGUCGUCCUCUUAACUCAUGGAGAACGGUGUUGUUCGAUUGAGCCGUGCCAAUAUCACGCGGUAAACCAAAAAUG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..((((.((((((.(((((((((((((.(((((((((.((((........)))).))))..))))).))))))))))))).)))))).))))....)))..........</text:p>
          </table:table-cell>
          <table:table-cell table:style-name="ce1" office:value-type="string" calcext:value-type="string">
            <text:p>-45.20</text:p>
          </table:table-cell>
          <table:table-cell/>
        </table:table-row>
        <table:table-row table:style-name="ro1">
          <table:table-cell office:value-type="string" calcext:value-type="string">
            <text:p>UGAGCGCACUAUCGGACAUCAAAUACGAGAUAUUGGUGCGGUUCAAUCAGAAAACCGUACUCUUUUGUUUUAAAGAUCGGUUUAUUUGAUUGAGCCGUGCCAAUAUCACGCGUU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....(((...........)))(((((((((((((((((((((((((((((...(((((......))))).)))))).)))))))))))))))))))))))..)))))))</text:p>
          </table:table-cell>
          <table:table-cell table:style-name="ce1" office:value-type="string" calcext:value-type="string">
            <text:p>-52.30</text:p>
          </table:table-cell>
          <table:table-cell/>
        </table:table-row>
        <table:table-row table:style-name="ro1">
          <table:table-cell office:value-type="string" calcext:value-type="string">
            <text:p>AGAGAAAGGAUCCAAAGGGAUCGCAUUGAUCCUAAUUAAGCUGAUUUAUUCCCCAAUAAUUGUUUUUUUUUUCCUUCUCAAUCGAAAGAUGGAAGAAAAACAAAUUCCAAACAUUUUGCUUACUUUUCCGGAUCAUGCGAUCUCUUUGGAUUCAUUC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.(((((((((((((((((((.(((((.((.(((((....(((((....)))))(((((((((..((((.(((........))).)))))))))))))..............)))))..))...)))))))))))))))))))))))).))))).</text:p>
          </table:table-cell>
          <table:table-cell table:style-name="ce1" office:value-type="string" calcext:value-type="string">
            <text:p>-55.10</text:p>
          </table:table-cell>
          <table:table-cell/>
        </table:table-row>
        <table:table-row table:style-name="ro1">
          <table:table-cell office:value-type="string" calcext:value-type="string">
            <text:p>UGAAUGAACAUCAUUGAGUGCAGCGUUGAUGUAAUUUCGUUUUGUUUUUCAUUGUUGAAUGGAUUAAAAGAAUUUAUACCAGCGUUGCGCUCAAUUAUGUUUUUC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((((((.((((((((((((((((.(((((.(((.(((((...((((((....)))))).)))))))).))))).)))))))))))))))).)))))))))..</text:p>
          </table:table-cell>
          <table:table-cell table:style-name="ce1" office:value-type="string" calcext:value-type="string">
            <text:p>-42.30</text:p>
          </table:table-cell>
          <table:table-cell/>
        </table:table-row>
        <table:table-row table:style-name="ro1">
          <table:table-cell office:value-type="string" calcext:value-type="string">
            <text:p>UGAAUGAACAUCAUUGAGUGCAUCGUUGAUGUAAUUUUACUUAUUUUAUUCCAUUGUUGAAUUAAUUAAAGAAGUAUAUAUCAGCGUUGCAUUCAAUUAUGUUUUUC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((((((.((((((((((.((((((((((....(((((.(((((....(((....)))....)))))))))))))))))))).)))))))))).)))))))))..</text:p>
          </table:table-cell>
          <table:table-cell table:style-name="ce1" office:value-type="string" calcext:value-type="string">
            <text:p>-35.00</text:p>
          </table:table-cell>
          <table:table-cell/>
        </table:table-row>
        <table:table-row table:style-name="ro1">
          <table:table-cell office:value-type="string" calcext:value-type="string">
            <text:p>UGGAUCUCGACAGGGUUGAUAUGAGAACACACGAGCAAUCAACGGCUAUAACGACGCUACGUCAUUGUUACAGCUCUCGUUUCAUGUGUUCUCAGGUCACCCCUGCUGAGCUC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((((.(((((.((((.((((((((((((((........((((.((((((((...))))...)))).))))))))).....))))))))).)))).))))).)))).))).</text:p>
          </table:table-cell>
          <table:table-cell table:style-name="ce1" office:value-type="string" calcext:value-type="string">
            <text:p>-45.90</text:p>
          </table:table-cell>
          <table:table-cell/>
        </table:table-row>
        <table:table-row table:style-name="ro1">
          <table:table-cell office:value-type="string" calcext:value-type="string">
            <text:p>AUAUGCAUUACAGGGCAAGAUCACCAUUGGCAGAGAUCUAUUACUUCAUUCUUGCAUCAUAUGCAUAAAUGUUUGUGGUGAGCUCUCUGCCAAAGGAGAUUUGCCCGGUAAUUCUC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(((((.(((((.((((.((.((((((((((.(((((((..((((..(((((...)))))..))))...))))).)).)))))))))).)).))))))))).)))))......</text:p>
          </table:table-cell>
          <table:table-cell table:style-name="ce1" office:value-type="string" calcext:value-type="string">
            <text:p>-48.00</text:p>
          </table:table-cell>
          <table:table-cell/>
        </table:table-row>
        <table:table-row table:style-name="ro1">
          <table:table-cell office:value-type="string" calcext:value-type="string">
            <text:p>UGGGGAAGCAUCCAAAGGGAUCGCAUUGAUCCUUCAUCGCUCUCGCUCGCUUCCAUGGCGGUCGUCGUCUACAAGCAGCUUGACGGAUCAUGCGAUCCUUUUGGAGGCUUCCU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.((((((((((((((((.(((((.(((..(((((((.(((((.....))))).)).........)).))).))).))))))))))))))))))))).)))))))).</text:p>
          </table:table-cell>
          <table:table-cell table:style-name="ce1" office:value-type="string" calcext:value-type="string">
            <text:p>-61.50</text:p>
          </table:table-cell>
          <table:table-cell/>
        </table:table-row>
        <table:table-row table:style-name="ro1">
          <table:table-cell office:value-type="string" calcext:value-type="string">
            <text:p>UACUGAGAGUUCUUUGGCAUUCUGUCCACCUCCUUGUCGAAUCCUCAGAGACAGAAAUCUCAUAUCUGUUGAUCUUGGAGGUGGGCAUACUGCCAAUGGAGCUGUGUA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.((((((((((((...(((((((((((..(((((.......((((......)))).......)))).)..)))))))))))...)))))).)))))).).))).</text:p>
          </table:table-cell>
          <table:table-cell table:style-name="ce1" office:value-type="string" calcext:value-type="string">
            <text:p>-45.30</text:p>
          </table:table-cell>
          <table:table-cell/>
        </table:table-row>
        <table:table-row table:style-name="ro1">
          <table:table-cell office:value-type="string" calcext:value-type="string">
            <text:p>GAGUCCCUAGGAGUUCCUUUCAAGCACUUUACGACACACUGUAUUGAGAGUUGUCGUGAAGUGUUUGGGGGAACUCUUAGUGUC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.(.(((((((((((((.((((((((((((((((.(((........)))))))))))))))))))))))))))))))).).)..</text:p>
          </table:table-cell>
          <table:table-cell table:style-name="ce1" office:value-type="string" calcext:value-type="string">
            <text:p>-45.50</text:p>
          </table:table-cell>
          <table:table-cell/>
        </table:table-row>
        <table:table-row table:style-name="ro1">
          <table:table-cell office:value-type="string" calcext:value-type="string">
            <text:p>GUAUUGUCGUGAGUUCCCUUCAAGCACUUCACGUGGCACUAUCUCAAUGCCUACUAUGUGAAGUGUUUGGGGGAACUCUCGAUAUC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.(((((.(((((((((.((((((((((((((((((.........))))....))))))))))))))))))))))).)))))..))</text:p>
          </table:table-cell>
          <table:table-cell table:style-name="ce1" office:value-type="string" calcext:value-type="string">
            <text:p>-45.50</text:p>
          </table:table-cell>
          <table:table-cell/>
        </table:table-row>
        <table:table-row table:style-name="ro1">
          <table:table-cell office:value-type="string" calcext:value-type="string">
            <text:p>GUAUUAUCGAGAGUUCCCUUCAACCACUUCACGUGGCACUGUUUCAAGGCCUAUUGUGUGAAGUGUUUGGGGGAACUCUCGAUAUC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.(((((((((((((((.(((.(((((((((.(((.((......))))).....))))))))).))))))))))))))))))..))</text:p>
          </table:table-cell>
          <table:table-cell table:style-name="ce1" office:value-type="string" calcext:value-type="string">
            <text:p>-45.10</text:p>
          </table:table-cell>
          <table:table-cell/>
        </table:table-row>
        <table:table-row table:style-name="ro1">
          <table:table-cell office:value-type="string" calcext:value-type="string">
            <text:p>GUAUCACCGUGAGUUCCCUUCGAACACUUCACGUGGCACUAUUUCAAUGCCUAUUGUGAAGUGUUUGGGGGAACUCUCGAUGU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.((.(((((((((.(((((((((((((.((((.........))))...)))))))))))))))))))))).)).))....</text:p>
          </table:table-cell>
          <table:table-cell table:style-name="ce1" office:value-type="string" calcext:value-type="string">
            <text:p>-41.20</text:p>
          </table:table-cell>
          <table:table-cell/>
        </table:table-row>
        <table:table-row table:style-name="ro1">
          <table:table-cell office:value-type="string" calcext:value-type="string">
            <text:p>GUAUCACCGUGAGUUCCCUUCAAGCACUUCACGUGGCACUAUUUCAAUGCCUAUUGUGAAGUGUUUGGGGGAACUCUCGAUGUU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.((.(((((((((.(((((((((((((.((((.........))))...)))))))))))))))))))))).)).))....</text:p>
          </table:table-cell>
          <table:table-cell table:style-name="ce1" office:value-type="string" calcext:value-type="string">
            <text:p>-41.50</text:p>
          </table:table-cell>
          <table:table-cell/>
        </table:table-row>
        <table:table-row table:style-name="ro1">
          <table:table-cell office:value-type="string" calcext:value-type="string">
            <text:p>UUAUCCACUGGAGUUCUCCUCAAACCACUUCAGCAGAUAGCUAGCUAGGCCUCAUUGCAUUGCACCACUGUUGCAUAACUAUGAGCAUGGGGCCAAAAGUUAGCUGCUUAUAGUGAAGUGUUUGGGGAAACUCCGGUUGGC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(((((((.(((((((((.((((((..((.(((((((((.((((((((.((..((((.......)))).........))))))))))...))))))))))).....))))))))))))))))))))))).)))...</text:p>
          </table:table-cell>
          <table:table-cell table:style-name="ce1" office:value-type="string" calcext:value-type="string">
            <text:p>-62.40</text:p>
          </table:table-cell>
          <table:table-cell/>
        </table:table-row>
        <table:table-row table:style-name="ro1">
          <table:table-cell office:value-type="string" calcext:value-type="string">
            <text:p>UUGUCCACUGGAGUUCUCCUCAAUCCACUUCAGUAGAUAGCUAUGGCUAGGCCUCAUUGCAUUGCACUGUUACAUAACUGUGAUCAUGGGGCCAAAAGCUAGCUAUGUAUAGUGAAGUGCUUGGGGGAACUCCAGUUGAC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(((((((((((((.(((..((((((((((.((((((..((((.((((((((.(.((((((..(((....))))))))))))))))))...)))))))))).)))..))))))).)))))))))))))))).)))).</text:p>
          </table:table-cell>
          <table:table-cell table:style-name="ce1" office:value-type="string" calcext:value-type="string">
            <text:p>-68.90</text:p>
          </table:table-cell>
          <table:table-cell/>
        </table:table-row>
        <table:table-row table:style-name="ro1">
          <table:table-cell office:value-type="string" calcext:value-type="string">
            <text:p>UUAUCGCGGGUUCCCUUCAAUCACUUCACAUGGUACUAUUUCAAGGCCUACUAUGUGAAUUGUUUGGGGGAACUCUCGAU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.(((((((((.(((.((.(((((((((((((......))...))))))))))).)).)))))))))))).))))).</text:p>
          </table:table-cell>
          <table:table-cell table:style-name="ce1" office:value-type="string" calcext:value-type="string">
            <text:p>-35.80</text:p>
          </table:table-cell>
          <table:table-cell/>
        </table:table-row>
        <table:table-row table:style-name="ro1">
          <table:table-cell office:value-type="string" calcext:value-type="string">
            <text:p>AGGGAAGGCAUUAUUGAGUGCAGCGUUGAUGAACCUGCCGGCCGGCUAAAUUAAUUAGCAAGAAAGUCUGAAACUGGCUCAAAGGUUCACCAGCACUGCACCCAAUCACGCCUUUG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(((...((((.((((((.((((.(((((((...((((((((((.....))))).(((...))).....)))))...))))))).)))).)))))).))))...)))))).))</text:p>
          </table:table-cell>
          <table:table-cell table:style-name="ce1" office:value-type="string" calcext:value-type="string">
            <text:p>-49.00</text:p>
          </table:table-cell>
          <table:table-cell/>
        </table:table-row>
        <table:table-row table:style-name="ro1">
          <table:table-cell office:value-type="string" calcext:value-type="string">
            <text:p>CGGCGAAUUACAGGGCGGUUUCUCCUUUGGCACGUACGGAGGCAAGGCAUGCGGUGAAAAAUCUCUAGCUAGCCAUGCGUGCCAAAGGAGAAUUGCCCUGCGAUUCAC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.(((((.((((((((((.(((((((((((((((....(((..(((..(.(((.....))).)..))).))).))))))))))))))))))))))))).))))).)).</text:p>
          </table:table-cell>
          <table:table-cell table:style-name="ce1" office:value-type="string" calcext:value-type="string">
            <text:p>-59.80</text:p>
          </table:table-cell>
          <table:table-cell/>
        </table:table-row>
        <table:table-row table:style-name="ro1">
          <table:table-cell office:value-type="string" calcext:value-type="string">
            <text:p>AAGACAGUAGUAGGCAGCUCUCCUCUGGCAGGUGCAUUCUAGGUGAUUUUGUAAUUGUAUAUGCAUCCAAGGUAUAUACAGUCCGGCCAUGGUGCUACAUUGCAAUCAUCCAUAUGUGAUUGCAUUGUGUAUAUAUAUACAUGGUGGCCUUUGAUAGACCAUCAUAUAUCGGUUGGUUAUGUGCAUGUAUGUAUAUACCAGCUGCUACUAGCUUUGAUCGAUCGCCAUGUAGCGAUUGAAUUCACCAAAACGGCCUGCCAAAGGAGAGUUGCCCUGCGACUGUC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(((((((((((((((.((((((((........(((((.......(((((((((((.......)))))))))))..(((......)))(((.(((((((((......))))))))).)))(((((((((((((((((((((.((((((..........))))))..))))))...))))))))))))))).(((((....)))))....((((((((......))))))))..)))))......)))))))).)))))))))).))))).))))))))</text:p>
          </table:table-cell>
          <table:table-cell table:style-name="ce1" office:value-type="string" calcext:value-type="string">
            <text:p>-124.90</text:p>
          </table:table-cell>
          <table:table-cell/>
        </table:table-row>
        <table:table-row table:style-name="ro1">
          <table:table-cell office:value-type="string" calcext:value-type="string">
            <text:p>ACAUGCAUUACCGGGUGAGUCUUCCUUGGCAGUGUUCGAAUCGGCAGUACCGGUCUGCAAGUGAUCGGUCAAUCACCAGUUCACCGCUGCCAAAGGAGAUUUGCCCAGCAAUGCAA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.(.((((((((((((.(((((((((...((((.((..(((((((((.......)))))))..))..)).))))..))))))))).)))))))))))).).))))))...</text:p>
          </table:table-cell>
          <table:table-cell table:style-name="ce1" office:value-type="string" calcext:value-type="string">
            <text:p>-53.30</text:p>
          </table:table-cell>
          <table:table-cell/>
        </table:table-row>
        <table:table-row table:style-name="ro1">
          <table:table-cell office:value-type="string" calcext:value-type="string">
            <text:p>CUUUUAAAUUCUGUUGCAGCAGAUAGCUGAUACCCAAUGUUAUCUUUUGCGGCAGAAAUUGAA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.(((((((((((.(((((((...........))))))).))))))))))).)))))))</text:p>
          </table:table-cell>
          <table:table-cell table:style-name="ce1" office:value-type="string" calcext:value-type="string">
            <text:p>-26.80</text:p>
          </table:table-cell>
          <table:table-cell/>
        </table:table-row>
        <table:table-row table:style-name="ro1">
          <table:table-cell office:value-type="string" calcext:value-type="string">
            <text:p>ACUAUUUUCUGCAUUCGCCCUUGCGUGUCCAUUGUUGCAAGGAGCGAUUUGGAGAAAAU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(.((.(((((((((((..........))))))).))))..)).))))))))..</text:p>
          </table:table-cell>
          <table:table-cell table:style-name="ce1" office:value-type="string" calcext:value-type="string">
            <text:p>-26.00</text:p>
          </table:table-cell>
          <table:table-cell/>
        </table:table-row>
        <table:table-row table:style-name="ro1">
          <table:table-cell office:value-type="string" calcext:value-type="string">
            <text:p>UUGUCAUUAGAAGAGUCGUAUUACAUGUUUUGUGCUUGAAUCUAAUUCAACAGGCUUUAUGUAAGAGAUUCUUUAACAAUUCCUAUAAUCUUUGUUGUUGGAUUAGAUUCACGCACAAACUCGUAAUCUGUC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..((((.((.(((((..((((.((((.(((((((((((((((((((.....)).(((((((................))))))).))))))))))))))))).))))))))..))))).)).))))</text:p>
          </table:table-cell>
          <table:table-cell table:style-name="ce1" office:value-type="string" calcext:value-type="string">
            <text:p>-37.60</text:p>
          </table:table-cell>
          <table:table-cell/>
        </table:table-row>
        <table:table-row table:style-name="ro1">
          <table:table-cell office:value-type="string" calcext:value-type="string">
            <text:p>UCAAAAUGGGUAACCCAACCCAACCCAACUCAUAAUCAAAUGAGUUUAUGAUUAAAUGAGUUAUGGGUUGACCCAACUCAUUUUGUUAAAUGAGUUGGGUCUAACCCAUAACUCAUUUCAUUUGAUGGGUUGAGUUGUUAAAUGGGUUAACCAUU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.(((((((...((((.(((((((...((((((((...........(((((((((((((((((((((((((((((....)))))))))))))).)))))))))))))))))))))))))))))).)))).....))))))).)))))).</text:p>
          </table:table-cell>
          <table:table-cell table:style-name="ce1" office:value-type="string" calcext:value-type="string">
            <text:p>-79.40</text:p>
          </table:table-cell>
          <table:table-cell/>
        </table:table-row>
        <table:table-row table:style-name="ro1">
          <table:table-cell office:value-type="string" calcext:value-type="string">
            <text:p>UUAACCCAUUUAACAAUUCAACCCAUCAAAUGAAAUGAGUUAUGGGUUAGACCCAACUCAUUUAACAAAAUGAGUUGGGUCUAACCCAUAACUCAUUUAAUUAUAAACUCAUUUGAUUAUGA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......(((((....(((((((((((((((((((((((((((((((((((((((....))))))))))))))))))))))))))))))...........)))))))))..)))))</text:p>
          </table:table-cell>
          <table:table-cell table:style-name="ce1" office:value-type="string" calcext:value-type="string">
            <text:p>-58.80</text:p>
          </table:table-cell>
          <table:table-cell/>
        </table:table-row>
        <table:table-row table:style-name="ro1">
          <table:table-cell office:value-type="string" calcext:value-type="string">
            <text:p>UAAAGUCUUAAUUUUUAGUUAUCACGAUUUAGCACAUAUCAAUCUAUAGAUUUGAUUUUUCUUUUAUUAGUUCUUAAAUUUUGAUUUGAGACAGUAACUAUUCAAAUAGAAUGCUAUUGUAAUCCAGAAUCCGAAAGAAACGAAUCAAAAAAAAAAAAAACGAGUCUUCAUAGUAAAAAUCGAUUAACUAAAAAGGA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...((((((((((...((((((.............(((((((((((.(((((.((((.((.((((.....(((((((((((.((((((..(((((.....))))).))))))..))..)))).))))).....)))).)).)))).))))).)))))))..))))...))))))..))))))))))))))..</text:p>
          </table:table-cell>
          <table:table-cell table:style-name="ce1" office:value-type="string" calcext:value-type="string">
            <text:p>-32.40</text:p>
          </table:table-cell>
          <table:table-cell/>
        </table:table-row>
        <table:table-row table:style-name="ro1">
          <table:table-cell office:value-type="string" calcext:value-type="string">
            <text:p>AAGGUUAGAUUGGUAUUGCAAUGAAAGAAGACAAAGCGGUAAUGAGAGAGAGACAGGGAACAAGCAGAGCAUGGAUUGAGUUUACUAAAACAUUAAACGACUCUGUUUUGUCUCUACCCAUGCACUGCCUCUUCCCUGGCUCCCUCUUUUUUUCUCUAUAUUUCUCUCUCUCCUUUCAUUUCACAGCUUUCAAUGGAAUUUUAUUGCUACUGCUAA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...((((..(((((((((......(((((.((((((((((((((((((((((...((((.((((((...(((...((.((((((...........)))))))))))...)))))).))))...)))))))..........................))))))))...)))))..)).)))))........))))))))))))).))))).</text:p>
          </table:table-cell>
          <table:table-cell table:style-name="ce1" office:value-type="string" calcext:value-type="string">
            <text:p>-62.70</text:p>
          </table:table-cell>
          <table:table-cell/>
        </table:table-row>
        <table:table-row table:style-name="ro1">
          <table:table-cell office:value-type="string" calcext:value-type="string">
            <text:p>CCAGUAGCAGUUAAGCUGCCAGCAUGAUCUUGUCUUCCUCUCUUAGGUUUCAUAUAUAGUUAAUAAAUAUUUUAUAUAUUUCUUGUUCUUACAAGAUUAUAUGAUCAUAGCUUAGAGAGAGAGAGAGACUAGGUCAUGCUGGUAGUUUCACCUGCUAA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.((((((..((((((((((((((((((.(((((((((((((((((((((((((.........(((((.....)))))((((((....)))))).)))))))....))))).))))))).)).)))).))))))))))))))))))...)))))).))</text:p>
          </table:table-cell>
          <table:table-cell table:style-name="ce1" office:value-type="string" calcext:value-type="string">
            <text:p>-64.80</text:p>
          </table:table-cell>
          <table:table-cell/>
        </table:table-row>
        <table:table-row table:style-name="ro1">
          <table:table-cell office:value-type="string" calcext:value-type="string">
            <text:p>UUGAGAGUGAUGACAGAAGAGAGAGAGCACAACCCGGCAGCAGCGACGACGGCGGUCGCUUCUGCCAGGGCCGUGUGCUCUCUGAUCUAUCUGUCAUUGCCGUC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..((((((((((((((.((((((((((.((((((((.((((((.......)))))).))))).)))...))))))))))..))).)))))))))))..))..</text:p>
          </table:table-cell>
          <table:table-cell table:style-name="ce1" office:value-type="string" calcext:value-type="string">
            <text:p>-61.60</text:p>
          </table:table-cell>
          <table:table-cell/>
        </table:table-row>
        <table:table-row table:style-name="ro1">
          <table:table-cell office:value-type="string" calcext:value-type="string">
            <text:p>GUUGUGGACGUUGAGCUCCUUUCGGUCCAAAAAGGGGUGUUGCUGUGGGUCGAUUGAGCUGCUGGGUCAUGGAUCCCGUUAGCCUACUCCAUGUUCAUCAUUCAGCUCGAGAUCUGAAAGAAACUACUCCAAUUUAUACUAAUAGUAUGUGUGUAGAUAGGAAAAUGAUGGAGUACUCGUUGUUGGGAUAGGCUUAUGGCUUGCAUGCCCCAGGAGCUGCAUCAACCCUACAUGGACCCUCUUUGGAUUGAAGGGAGCUCUGCAUCUUUU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.((.((((((((((((((((((..(((((.(((..(((((((.(((..((((.(((((.((((.(..((((.((((((.((((..((((((((((((........))))..........(((.((((((((...........)))))))).)))..))))))))...........)))).)))))).))))..).)))).))))).))))..))).)))).)))..)))))))))))))))))))))))))).)).))).....</text:p>
          </table:table-cell>
          <table:table-cell table:style-name="ce1" office:value-type="string" calcext:value-type="string">
            <text:p>-115.70</text:p>
          </table:table-cell>
          <table:table-cell/>
        </table:table-row>
        <table:table-row table:style-name="ro1">
          <table:table-cell office:value-type="string" calcext:value-type="string">
            <text:p>GAGGAGGAAGAGGAGCUCCUUUCGAUCCAAUUCAGGAGAGGAAGUGGUAGGAUGCAGCUGCCGAUUCAUGGAUACCUCUGGAGUGCAUGGCAGCAAUGCUGUAGGCCUGCACUUGCAUGGGUUUGCAUGACCCGGGAGAUGAACCCACCAUUGUCUUCCUCUAUUGAUUGGAUUGAAGGGAGCUCCACAUCUCU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.(.((((((((((((((((((((.(((.((((((((((((.((...((.((.(((..(((((.(.((((.(((((((((.(((.(((....)))..)))))))))).)).)))).).)))))..))).)).))...))))))....)))))))).))))))))))))))))))))))).).)).)))).</text:p>
          </table:table-cell>
          <table:table-cell table:style-name="ce1" office:value-type="string" calcext:value-type="string">
            <text:p>-101.20</text:p>
          </table:table-cell>
          <table:table-cell/>
        </table:table-row>
        <table:table-row table:style-name="ro1">
          <table:table-cell office:value-type="string" calcext:value-type="string">
            <text:p>UGAUGUGAGGAGGAGCUCCUUUCGAUCCAAUUCAGGAGAGGAAGUGGUGGGAUGCAGCUGCCGGUUCAUGGAUACCUCUGCAGUUCAUGCCGGUAGGCCUGCACUUGCAUGGGUUUGCAUGACCUGGGAGAUGAACCUGCCAUUGUGUUCCUCUAUUGAUUGGAUUGAAGGGAGCUCCGGCUACACC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(..((((((((((((((((((((.(((.(((((((((((((((.(.((.((.((((.(((((.(.((((.((((((.((.(((....))).)).)).)))).)))).).))))).)))).)).))).))))))))....))))))).)))))))))))))))))))))))..)).)))...</text:p>
          </table:table-cell>
          <table:table-cell table:style-name="ce1" office:value-type="string" calcext:value-type="string">
            <text:p>-99.00</text:p>
          </table:table-cell>
          <table:table-cell/>
        </table:table-row>
        <table:table-row table:style-name="ro1">
          <table:table-cell office:value-type="string" calcext:value-type="string">
            <text:p>GAUGAAGAAGAAGAGCUCCCUUUCGAUCCAAUUCAGGAGAGGAAGUGGUAGGAUGCAGCUGCCGGUUCAUGGAUACCUCUGGAGUGCAGGGCAAAUAGUCCUACCCUUUCAUGGGUUUGCAUGACUCGGGAGAUGAACCCGCCAUUGUCUUCCUCUAUUGAUUGGAUUGAAGGGAGCUCCUCUAGCUA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((.(((.((((((((((.(((((((((.(((.((((((((((((.((...((.((.((((.(((((.(.((((.(((((...(((((.....)))))....))))).)))).).))))).)))).)).))...))))))....)))))))).)))))))))))))))))))))).)))..)).)))</text:p>
          </table:table-cell>
          <table:table-cell table:style-name="ce1" office:value-type="string" calcext:value-type="string">
            <text:p>-86.30</text:p>
          </table:table-cell>
          <table:table-cell/>
        </table:table-row>
        <table:table-row table:style-name="ro1">
          <table:table-cell office:value-type="string" calcext:value-type="string">
            <text:p>GAAGAAGAAGACGAGCUCCCUUCGAUCCAAUCCAGGAGAGGAAGUGGUAGGAUGCAGCUGCCGGUUCAUGGAUACCUCUGCAGUGCAUGUCGUAGGCUUGCACUUGCAUGGGUUUGCAUGACCCGGGAGAUGAACCCACCAUUGUCUUCCUCUUAUGCUUGGAUUGAAGGGAGCUCUACACCUCU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..(..((((((((((((((((((..((.(((((((((((((.((...((.((.((((.(((((.(.((((.(((((((((.(((...))).))))).)))).)))).).))))).)))).)).))...))))))....))))))))).)).))))))))))))))))))..)..)).))).</text:p>
          </table:table-cell>
          <table:table-cell table:style-name="ce1" office:value-type="string" calcext:value-type="string">
            <text:p>-95.10</text:p>
          </table:table-cell>
          <table:table-cell/>
        </table:table-row>
        <table:table-row table:style-name="ro1">
          <table:table-cell office:value-type="string" calcext:value-type="string">
            <text:p>GGAUUAACGCUGCCUGGCUCCCUGAAUGCCAUCCGAGAAGCGUGCCGCUGUGGCCGGCUGCUUCCUGGUUGGCAUUGAGGGAGUCAUGCAGGGUUUG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.((((.(((((((((.(((((((.(((.((((((.(((((....).)))))))))).))).))))))).))))))))).)))).))).....</text:p>
          </table:table-cell>
          <table:table-cell table:style-name="ce1" office:value-type="string" calcext:value-type="string">
            <text:p>-59.90</text:p>
          </table:table-cell>
          <table:table-cell/>
        </table:table-row>
        <table:table-row table:style-name="ro1">
          <table:table-cell office:value-type="string" calcext:value-type="string">
            <text:p>UGGUCUUGUGAGGCUUGGUGCAGCUCGGGAACUGUUCUUGAUGGACUGGCAGGAACUCCAUGUCCACCACUGCCACUCCUGUGUUGUGGCAUUCCUCCUUGCCG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.(..(.((((..((.((((((.(((((...((...((.((((((((.((...))))).))))).))..))...))))).)))))).))..)))))..)))...</text:p>
          </table:table-cell>
          <table:table-cell table:style-name="ce1" office:value-type="string" calcext:value-type="string">
            <text:p>-37.50</text:p>
          </table:table-cell>
          <table:table-cell/>
        </table:table-row>
        <table:table-row table:style-name="ro1">
          <table:table-cell office:value-type="string" calcext:value-type="string">
            <text:p>UCUGUCUAGAUAGCCAAGGAUGACUUGCCUGUGGCCUCUUGGAGAGAGAGGUGUAGCUUAAUUAGCAGCAUGGUUUGAGCAUUGCUUGAUCGGUUGAUCGCUUCGCUUGCUCUGCAUGAGAUCUUACAGGCAGUCUCCUUGGCUAGUCUGGGCG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(((((((((.((((.((((((((.(((.((.((((..(((((.(((...((((((((((..((....))..))))......)))))).))).))))).)))).)).)))...))))))))))))))))))))).)))))))))).</text:p>
          </table:table-cell>
          <table:table-cell table:style-name="ce1" office:value-type="string" calcext:value-type="string">
            <text:p>-74.80</text:p>
          </table:table-cell>
          <table:table-cell/>
        </table:table-row>
        <table:table-row table:style-name="ro1">
          <table:table-cell office:value-type="string" calcext:value-type="string">
            <text:p>CUCCCUUUGGUAGCCAAGAAUGACUUGCCUAUGUGUUUUGCCUUGUGUUGGCUCAUCCAUCCAUCUAUCAGCCGUUGCAGAUUUGCAGUGGCAGAUUAAAGGGUUUCAGAAAGAAAUUCUUGUGAUGGAUGUGCAAUGUGGCUGCAUGGGCCGGUCUUCUUGGCUAGCCAGAGUG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(((((((((((.((((.(((((((((....(((...(((((.(.(((((((((....(((.(((((((((....))))))))).)))..(((((((((.....)))))))))).)))))))).)))))).)))))))))))).))))))))))))).))))))).)).</text:p>
          </table:table-cell>
          <table:table-cell table:style-name="ce1" office:value-type="string" calcext:value-type="string">
            <text:p>-80.40</text:p>
          </table:table-cell>
          <table:table-cell/>
        </table:table-row>
        <table:table-row table:style-name="ro1">
          <table:table-cell office:value-type="string" calcext:value-type="string">
            <text:p>UGGUAGCUAUGAUGUUGGCUCGGCUCACUCAGACGGCAUUGGCGUGAUGCAAAGCAUGCAUGCGUGCUUGCUAGCUCACUUGUGUUUCUGAUUGAGCCGUGCCAAUAUCUUAGUGCU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(((.(((((((((.(((((((.(((((.(((((....((((.((..((((.(((....))).)))).))))))..)))))))))).))))))).))))))))).)))))))..</text:p>
          </table:table-cell>
          <table:table-cell table:style-name="ce1" office:value-type="string" calcext:value-type="string">
            <text:p>-57.30</text:p>
          </table:table-cell>
          <table:table-cell/>
        </table:table-row>
        <table:table-row table:style-name="ro1">
          <table:table-cell office:value-type="string" calcext:value-type="string">
            <text:p>AGAUAGGUGUUUGGAAUGCAGUUUGAUCCAAGAUCUGCCUAUAUAUAUGGUGUGUAUAUCAUAUCUUGUGAUAUGGGGGAUAUGCAACAGGUGUGUGACAGGGGUAGGUAGAUCUCGGAUCAGGCUUCAUUCCUCACACCAAU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..((((((.((((((((((.((((((((((((((((((....(((((((((((((....)))))....))))))))....)))))).......)))))))))))).)))))))))).))))))..))))).....</text:p>
          </table:table-cell>
          <table:table-cell table:style-name="ce1" office:value-type="string" calcext:value-type="string">
            <text:p>-64.70</text:p>
          </table:table-cell>
          <table:table-cell/>
        </table:table-row>
        <table:table-row table:style-name="ro1">
          <table:table-cell office:value-type="string" calcext:value-type="string">
            <text:p>UGUUAAAUCAGGAAUUUUAAACAAUUCCUAGACAAUAUGUAUAAUGUUCAUAAGUCAUUCCUAGAAAUUGUUCAUAAUGCCUGUA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.((((.(((...(((((((.((((((..((((.........)))).))).....))).)))))))...))).)))))))))</text:p>
          </table:table-cell>
          <table:table-cell table:style-name="ce1" office:value-type="string" calcext:value-type="string">
            <text:p>-14.90</text:p>
          </table:table-cell>
          <table:table-cell/>
        </table:table-row>
        <table:table-row table:style-name="ro1">
          <table:table-cell office:value-type="string" calcext:value-type="string">
            <text:p>AACUGGUCGGUGAUUUAGGUAGUUUCCUGUUGUUGGGAUCCACCUUUCUCUCGACAGCACGACACUGCCUUCAUUACUUCAGU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.((((((..(((((((.((.(((((((((((..........))))))))))).)).)))))))..)))))))))))).</text:p>
          </table:table-cell>
          <table:table-cell table:style-name="ce1" office:value-type="string" calcext:value-type="string">
            <text:p>-35.50</text:p>
          </table:table-cell>
          <table:table-cell/>
        </table:table-row>
        <table:table-row table:style-name="ro1">
          <table:table-cell office:value-type="string" calcext:value-type="string">
            <text:p>CAGGAUGAGGUAGUAGGUUGUGUGGUUUCAGGGUAGUGAUUUUGCCCCAAUCAGGAGAUAACUAUACAACCUACUGCCUUCCC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.(((((((((((((((((((((...((((((.....))))))..(((....)))))))))))))))))))))))).))))</text:p>
          </table:table-cell>
          <table:table-cell table:style-name="ce1" office:value-type="string" calcext:value-type="string">
            <text:p>-42.00</text:p>
          </table:table-cell>
          <table:table-cell/>
        </table:table-row>
        <table:table-row table:style-name="ro1">
          <table:table-cell office:value-type="string" calcext:value-type="string">
            <text:p>GUGCUUUUUGUACUAAGGUGCAUCUAGUGCAGAUAGUGAAGUAGAUUAGCAUCUACUGCCCUAAGUGCUCCUUCUGGCAUAAGAAGUUAU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....)))).((((.((((.(((.((((.(((((..(.....)..)).))))))).))).)))).))))..(((((((....)))))))</text:p>
          </table:table-cell>
          <table:table-cell table:style-name="ce1" office:value-type="string" calcext:value-type="string">
            <text:p>-27.20</text:p>
          </table:table-cell>
          <table:table-cell/>
        </table:table-row>
        <table:table-row table:style-name="ro1">
          <table:table-cell office:value-type="string" calcext:value-type="string">
            <text:p>GAUGGCUGUGAAUUGGCUUAAUCUCAGCUGGCAACUGUGAGCAGUUAAUAAUUCUCACAGUGGUAUCUGGGAUUAUGCUAAACACAGCAAUUUCUUUGCUCUAA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((..(((((.(((((((((.((.((.(((((((.((((...))))))))))))).)).))))))))).))))).))))))..................</text:p>
          </table:table-cell>
          <table:table-cell table:style-name="ce1" office:value-type="string" calcext:value-type="string">
            <text:p>-40.70</text:p>
          </table:table-cell>
          <table:table-cell/>
        </table:table-row>
        <table:table-row table:style-name="ro1">
          <table:table-cell office:value-type="string" calcext:value-type="string">
            <text:p>UCAGUAAGAACUGGUGUCCAGGAAAAUGACCUAUGAAUUGACAGACUGCUUUCAAAAUGUGCCUGUCAUUUCUAUAGGCCAAUAUUCUGUGCACUUUUCCUAC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.(((..(((((.(((((...((.((((((((.((((((...((...........)))))))).))).))))).))...))))).))))).))).)))).</text:p>
          </table:table-cell>
          <table:table-cell table:style-name="ce1" office:value-type="string" calcext:value-type="string">
            <text:p>-32.50</text:p>
          </table:table-cell>
          <table:table-cell/>
        </table:table-row>
        <table:table-row table:style-name="ro1">
          <table:table-cell office:value-type="string" calcext:value-type="string">
            <text:p>GCCAUCUUUGGAUAGCUUCAGUGAACAUUCAACGCUGUCGGUGAGUUUGAGAACUAAGAAAAACCAUCGACCGUUGACUGUACCUUGAG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...)))...(((((((.(.(((.((((((..(((((((.((((............))))))))))))))))).))).).)))))))</text:p>
          </table:table-cell>
          <table:table-cell table:style-name="ce1" office:value-type="string" calcext:value-type="string">
            <text:p>-29.90</text:p>
          </table:table-cell>
          <table:table-cell/>
        </table:table-row>
        <table:table-row table:style-name="ro1">
          <table:table-cell office:value-type="string" calcext:value-type="string">
            <text:p>GUGAGGCCAAAUGCUUUGCUAAAGCUGGUAAAAUGGAACCAAAUCAACUGUUCAAUGGAUUUGGUCCCCUUCAACCAGCUGUAGCUGUGCAUUG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(((((...((((.(((((((..((.((.((((((((............)))))))).)).))..))))))).))))...)))))...</text:p>
          </table:table-cell>
          <table:table-cell table:style-name="ce1" office:value-type="string" calcext:value-type="string">
            <text:p>-34.50</text:p>
          </table:table-cell>
          <table:table-cell/>
        </table:table-row>
        <table:table-row table:style-name="ro1">
          <table:table-cell office:value-type="string" calcext:value-type="string">
            <text:p>ACAUACUUCUUCAUAUGCCCAUAUGGAGUCGGCCGGCGUUAUGGAAUGUUAAGAAGUAUGUA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.((((..(((((....(((....)))..))))).)))).)))))))))))...</text:p>
          </table:table-cell>
          <table:table-cell table:style-name="ce1" office:value-type="string" calcext:value-type="string">
            <text:p>-22.60</text:p>
          </table:table-cell>
          <table:table-cell/>
        </table:table-row>
        <table:table-row table:style-name="ro1">
          <table:table-cell office:value-type="string" calcext:value-type="string">
            <text:p>GUGAGGUAGUAGGUUGUAUAGUUUGGUGGGAGGGAUUCUGUCCCAUUUCAGGUGAUAACUAUACAGUCUAUUGCCUUCCUU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((((((((((((((...((((((((((...))))).)))))......)))))))))))))))))))))......</text:p>
          </table:table-cell>
          <table:table-cell table:style-name="ce1" office:value-type="string" calcext:value-type="string">
            <text:p>-33.80</text:p>
          </table:table-cell>
          <table:table-cell/>
        </table:table-row>
        <table:table-row table:style-name="ro1">
          <table:table-cell office:value-type="string" calcext:value-type="string">
            <text:p>CCCUCUGCUGUGGUCUAUGGCUUUUUAUUCCUAUGUGAUUGCUUUUCCUAACUCAUGUAGGGCGAAAAGCCAUGGGCUACUCAGGGGAGGGACU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(((((((((((((((((((..((((((((((..............)))))))))).)))))))))))))))))..)).)))))).....</text:p>
          </table:table-cell>
          <table:table-cell table:style-name="ce1" office:value-type="string" calcext:value-type="string">
            <text:p>-47.80</text:p>
          </table:table-cell>
          <table:table-cell/>
        </table:table-row>
        <table:table-row table:style-name="ro1">
          <table:table-cell office:value-type="string" calcext:value-type="string">
            <text:p>ACUCCUGUUCUGUGUAUGGCACUGGUAGAAUUCACUGUGCAACCCCGCGGUCAGUGAAUUACCAUAGGGCCAUAAACAGAGCAGAGAAAGACCCGC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((((.((((((..(((((..(((((((((((......)))..)))))))))))))....)))))).))))))))).))...........</text:p>
          </table:table-cell>
          <table:table-cell table:style-name="ce1" office:value-type="string" calcext:value-type="string">
            <text:p>-40.30</text:p>
          </table:table-cell>
          <table:table-cell/>
        </table:table-row>
        <table:table-row table:style-name="ro1">
          <table:table-cell office:value-type="string" calcext:value-type="string">
            <text:p>UGGACAUUGGUCUAGUUCUGUGUGGAAGACUAGUGAUUUUUGUUGUUUUUAGAUAACUAAAUUGACAACAAAUCACAGUCUACCAUAUGGCACAGACUAUGCCUCUAC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.(((.(((((.((.((((((((.(((((.((((((..((((((((((((....)))))..)))))))))))))))))).)))))))).)))))))))))).......</text:p>
          </table:table-cell>
          <table:table-cell table:style-name="ce1" office:value-type="string" calcext:value-type="string">
            <text:p>-42.10</text:p>
          </table:table-cell>
          <table:table-cell/>
        </table:table-row>
        <table:table-row table:style-name="ro1">
          <table:table-cell office:value-type="string" calcext:value-type="string">
            <text:p>AUUUGACUACGAAACCGGUUUUCGAUUUGGUUUGACUGUUUUUUAUACAAGUGAGAUCAUUUUGAAAGCUGAUUUUGUC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((((((.((((((((((..((((((.(((((.......)).))).))))))..)))))))))).))))))...</text:p>
          </table:table-cell>
          <table:table-cell table:style-name="ce1" office:value-type="string" calcext:value-type="string">
            <text:p>-25.70</text:p>
          </table:table-cell>
          <table:table-cell/>
        </table:table-row>
        <table:table-row table:style-name="ro1">
          <table:table-cell office:value-type="string" calcext:value-type="string">
            <text:p>UCUGGCAAAUUGAGGUAGUAGGUUGUAUAGUAGUACUUCAGAUCGUACUAUACAAUGUGCUAGCUUUCUUUGCUU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(((..(((.(((((.(((((((((((.............))))))))))).))))).)))..)))))).))</text:p>
          </table:table-cell>
          <table:table-cell table:style-name="ce1" office:value-type="string" calcext:value-type="string">
            <text:p>-30.20</text:p>
          </table:table-cell>
          <table:table-cell/>
        </table:table-row>
        <table:table-row table:style-name="ro1">
          <table:table-cell office:value-type="string" calcext:value-type="string">
            <text:p>GCCUUUGAGAGUUCCAUGCUUCCUUGCAUUCAAUAGUAUAACAUAAAGCAUAUGGAAUGUAAAGAAGUAUGGAGCGAAAUCUGGCA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......((((((((((((.((((((((.(((((..........)).))).)))))))).)))))))))))).......)))...</text:p>
          </table:table-cell>
          <table:table-cell table:style-name="ce1" office:value-type="string" calcext:value-type="string">
            <text:p>-33.70</text:p>
          </table:table-cell>
          <table:table-cell/>
        </table:table-row>
        <table:table-row table:style-name="ro1">
          <table:table-cell office:value-type="string" calcext:value-type="string">
            <text:p>UGGUAUCCUUACUUUCAGUGUCAUCAAAAAUGGCUGAAGAAAGAUAUAUUUGCAUUUGAAGCGUAUCACAGCCAGCUUUGAUGGGCAUUGCAAUGAGCAUC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..((((.((.(((((((((((((..((((((......(((((.(((.......))).))))).))))))..)))))).))))))).)))))).)))).</text:p>
          </table:table-cell>
          <table:table-cell table:style-name="ce1" office:value-type="string" calcext:value-type="string">
            <text:p>-26.70</text:p>
          </table:table-cell>
          <table:table-cell/>
        </table:table-row>
        <table:table-row table:style-name="ro1">
          <table:table-cell office:value-type="string" calcext:value-type="string">
            <text:p>GAUCCUGGGAUGCAUUUUGUGCAGUUAUGUCUACGUGAUCAUCCUCAUCACUGGGCAAAGUGUGUCUCAGG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(((((((((.((((.(((................))).)))).)))))))))))))))))))</text:p>
          </table:table-cell>
          <table:table-cell table:style-name="ce1" office:value-type="string" calcext:value-type="string">
            <text:p>-34.70</text:p>
          </table:table-cell>
          <table:table-cell/>
        </table:table-row>
        <table:table-row table:style-name="ro1">
          <table:table-cell office:value-type="string" calcext:value-type="string">
            <text:p>GCUAAAAGGAACGAUCGUUGUGAUAUGCGUUAAUUCACCGUUACAUAUCACAGUGAUUUUCCUUUAUAGC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.(((((((((((((((...((((.....)))))))))))))))))))))))))).))))..</text:p>
          </table:table-cell>
          <table:table-cell table:style-name="ce1" office:value-type="string" calcext:value-type="string">
            <text:p>-27.10</text:p>
          </table:table-cell>
          <table:table-cell/>
        </table:table-row>
        <table:table-row table:style-name="ro1">
          <table:table-cell office:value-type="string" calcext:value-type="string">
            <text:p>UUUGAAGUAGAGAGAAUAGUUGCUGUGCUAUAUGUCCUUCGACUCUAUAUAUCACAGUGGCUGUUCUUUUUGUACCU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((((((((((((((((((((.((((((((....)))...))))).))))))))))))))))))))........</text:p>
          </table:table-cell>
          <table:table-cell table:style-name="ce1" office:value-type="string" calcext:value-type="string">
            <text:p>-28.50</text:p>
          </table:table-cell>
          <table:table-cell/>
        </table:table-row>
        <table:table-row table:style-name="ro1">
          <table:table-cell office:value-type="string" calcext:value-type="string">
            <text:p>CAAAAAGAAGGGAACGGUUGCUGCUGAUGUAGUUCAAGUUUUGCACAAUUUAUAUCACAGUGGCUGUUCUUUUUUGUU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(((((((((((((((.((((((((.....((...)).....)))))))))))))))))))))))))).))))</text:p>
          </table:table-cell>
          <table:table-cell table:style-name="ce1" office:value-type="string" calcext:value-type="string">
            <text:p>-28.70</text:p>
          </table:table-cell>
          <table:table-cell/>
        </table:table-row>
        <table:table-row table:style-name="ro1">
          <table:table-cell office:value-type="string" calcext:value-type="string">
            <text:p>GAGUGUAUUCCGUAUGGAAGACUAGUGAUUUUGUUGUUUGGUCUCUGCUAAUAACAAUAAAUCCCUUGUCUUCUUACGGCGUGCAU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.(((((.(((((((.((.((((((((((((.(((....))))))))))..))))).)).)))))))))))).))))))..</text:p>
          </table:table-cell>
          <table:table-cell table:style-name="ce1" office:value-type="string" calcext:value-type="string">
            <text:p>-32.00</text:p>
          </table:table-cell>
          <table:table-cell/>
        </table:table-row>
        <table:table-row table:style-name="ro1">
          <table:table-cell office:value-type="string" calcext:value-type="string">
            <text:p>AAGGACAUCUGUUCACAUCUUACCGGGCAGCAUUAGAUCCUUUAGAUACCUCUAAUACUGUCAGGUAAAGAUGUCGUCCGUGUCC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.....((((((((((.(((((.((((((.............)))))).))))).))).))))))).....))))))))</text:p>
          </table:table-cell>
          <table:table-cell table:style-name="ce1" office:value-type="string" calcext:value-type="string">
            <text:p>-30.90</text:p>
          </table:table-cell>
          <table:table-cell/>
        </table:table-row>
        <table:table-row table:style-name="ro1">
          <table:table-cell office:value-type="string" calcext:value-type="string">
            <text:p>UGCACAUUAUUUGAUCUUUGGUGAUUUUAGCUGUAUGGUGUAUAUCAAAGAUCCAUAGAGCUUUAUCACCAAAACCCAAAUGGUUUUU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(((((...(((((((((...((((.(((((..............))))).))))..)))))))))...))))))))...))))</text:p>
          </table:table-cell>
          <table:table-cell table:style-name="ce1" office:value-type="string" calcext:value-type="string">
            <text:p>-31.00</text:p>
          </table:table-cell>
          <table:table-cell/>
        </table:table-row>
        <table:table-row table:style-name="ro1">
          <table:table-cell office:value-type="string" calcext:value-type="string">
            <text:p>UACGGCUGAGUAUUACAUCAGGUACUGGUGUGCUUUAAAUCCAACAACCAGUACUUAUGUUAUACUACGCC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.(((((.((((.((((((((((((............)).)))))))))))))).)))))..))))))</text:p>
          </table:table-cell>
          <table:table-cell table:style-name="ce1" office:value-type="string" calcext:value-type="string">
            <text:p>-31.40</text:p>
          </table:table-cell>
          <table:table-cell/>
        </table:table-row>
        <table:table-row table:style-name="ro1">
          <table:table-cell office:value-type="string" calcext:value-type="string">
            <text:p>CCAUGUCGUUAAAAUGUUUGUGACCUUAUGUACUCUUGAAUCAUAUCACAGCCAUUUUGACGAGUU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.(((((((((((.((((((...((((...........)))))))))).)))))))))))...)))</text:p>
          </table:table-cell>
          <table:table-cell table:style-name="ce1" office:value-type="string" calcext:value-type="string">
            <text:p>-21.10</text:p>
          </table:table-cell>
          <table:table-cell/>
        </table:table-row>
        <table:table-row table:style-name="ro1">
          <table:table-cell office:value-type="string" calcext:value-type="string">
            <text:p>AUUUACGCGUCAAAAUGACUGUGAGCUAUGUGUUUUUGAUCUCAUAUCACAGCCAUUUUGACGAGUU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.((((((((((.((((((..((((.(........).)))))))))).)))))))))).))...</text:p>
          </table:table-cell>
          <table:table-cell table:style-name="ce1" office:value-type="string" calcext:value-type="string">
            <text:p>-24.60</text:p>
          </table:table-cell>
          <table:table-cell/>
        </table:table-row>
        <table:table-row table:style-name="ro1">
          <table:table-cell office:value-type="string" calcext:value-type="string">
            <text:p>UGUGGGAGCGAGACGGGGACUCACUGUGCUUUUGAAGUAGUCAGUCUUUUUCUCUCUCCUA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((((.(((((((.(((..((((...))))))).))))))).)))).))))))))</text:p>
          </table:table-cell>
          <table:table-cell table:style-name="ce1" office:value-type="string" calcext:value-type="string">
            <text:p>-25.80</text:p>
          </table:table-cell>
          <table:table-cell/>
        </table:table-row>
        <table:table-row table:style-name="ro1">
          <table:table-cell office:value-type="string" calcext:value-type="string">
            <text:p>CCGGAGAUGACACGCAGGUGCAUUGUAGUCGCAUUGUCUGUCCAUCUUGAUUUCAGGCAAUACAACUGCAAUGCAAGCUCUGUGCAUU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.((((.((.(((((((((((.(.((((((((.............)))))))).).)))))))))))..)).)))))))))).</text:p>
          </table:table-cell>
          <table:table-cell table:style-name="ce1" office:value-type="string" calcext:value-type="string">
            <text:p>-36.70</text:p>
          </table:table-cell>
          <table:table-cell/>
        </table:table-row>
        <table:table-row table:style-name="ro1">
          <table:table-cell office:value-type="string" calcext:value-type="string">
            <text:p>AAUUGGCUAUGCGCUUUGGCAGUGUGGUUAGCUGGUUGUGUAGCCAAAAUAUUGCCUUUGACCAUUCACAGCCACUAUCUUCACUGCCGCCGCGACAA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.(((((..((((((((.((.(((.((((((((..(.((((........)))).)....))))))))))).)).))))))))..))).)))))</text:p>
          </table:table-cell>
          <table:table-cell table:style-name="ce1" office:value-type="string" calcext:value-type="string">
            <text:p>-37.40</text:p>
          </table:table-cell>
          <table:table-cell/>
        </table:table-row>
        <table:table-row table:style-name="ro1">
          <table:table-cell office:value-type="string" calcext:value-type="string">
            <text:p>CUGCUCUGCUUCUGCUUUGGCGCUUUAGCUGUAUGAUAGAUUUAAAAUACUUCAUAAAGCUAGAUUACCAAAGCAUUGGCUC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(((..((((((((...(((((((.(((((...............))))).)))))))...))))))))..)))....</text:p>
          </table:table-cell>
          <table:table-cell table:style-name="ce1" office:value-type="string" calcext:value-type="string">
            <text:p>-26.30</text:p>
          </table:table-cell>
          <table:table-cell/>
        </table:table-row>
        <table:table-row table:style-name="ro1">
          <table:table-cell office:value-type="string" calcext:value-type="string">
            <text:p>CAUAUUUCAUUCGCGCCUGUAUCUUGCUGAACCGUAGCCAUAAUGGUCUUUCAUCCCGGUUGAGCAAAAUUUCAGGUGUGUGAGAAAUUUGUUAA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((.(.((((((((.((.(((((.(((((..((((...)))).........))))).))))).))..)))))))).).))))).)).......</text:p>
          </table:table-cell>
          <table:table-cell table:style-name="ce1" office:value-type="string" calcext:value-type="string">
            <text:p>-31.20</text:p>
          </table:table-cell>
          <table:table-cell/>
        </table:table-row>
        <table:table-row table:style-name="ro1">
          <table:table-cell office:value-type="string" calcext:value-type="string">
            <text:p>AUAGAGAUUGCCCGUAGGACGGGAAGGUGUCAACGUUUUAAAUUUUGAACAAACAUUGCACUUGUCCCGGCCUAUGGGCGGCUUGUCAUAC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.(((((((((((.((((((((((.(((.((((............)))).)))))))).))))).))))))))))))))..........</text:p>
          </table:table-cell>
          <table:table-cell table:style-name="ce1" office:value-type="string" calcext:value-type="string">
            <text:p>-37.30</text:p>
          </table:table-cell>
          <table:table-cell/>
        </table:table-row>
        <table:table-row table:style-name="ro1">
          <table:table-cell office:value-type="string" calcext:value-type="string">
            <text:p>UAAAACGUCACCUGAUGUAGGCCGUGCCCAGUGCUUAUUUGUCGUUGUUUGAAAAUACAAAUUGCACUAGUCCCGGCCUGCAGAGAGUGUCGCACACA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.(((((..(((((((((.(.(.(((((..((((((.(((.......))))))))).))))).).).))))))))).)).))).))........</text:p>
          </table:table-cell>
          <table:table-cell table:style-name="ce1" office:value-type="string" calcext:value-type="string">
            <text:p>-35.00</text:p>
          </table:table-cell>
          <table:table-cell/>
        </table:table-row>
        <table:table-row table:style-name="ro1">
          <table:table-cell office:value-type="string" calcext:value-type="string">
            <text:p>UCGUUUGGUACGUUUUUCUCCUGGUAUCCACUGUAGGCCUAUAUGUAUUUCGACCAUAAGGCACGCGGUGAAUGCCAAGAGCGGACGAAACUCUAC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.((.((((((.....((((((.((((((..((((.((((.........))))))))..)))))).)))))))))))).)).)))).......</text:p>
          </table:table-cell>
          <table:table-cell table:style-name="ce1" office:value-type="string" calcext:value-type="string">
            <text:p>-33.30</text:p>
          </table:table-cell>
          <table:table-cell/>
        </table:table-row>
        <table:table-row table:style-name="ro1">
          <table:table-cell office:value-type="string" calcext:value-type="string">
            <text:p>GACAUGUGCAAAUGUUUGUAUGGCUGAUUCCCUGAGACCCUAACUUGUGACUUUUAAUACCAGUUUCACAAGUUUUGAUCUCCGGUAUUGGACGCAAACUUGCUGAUG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((((..((((((....(((((..((.((((.(..(((((((((...............)))))))))..).)))).)).)))))..))))))))))..)))))</text:p>
          </table:table-cell>
          <table:table-cell table:style-name="ce1" office:value-type="string" calcext:value-type="string">
            <text:p>-31.40</text:p>
          </table:table-cell>
          <table:table-cell/>
        </table:table-row>
        <table:table-row table:style-name="ro1">
          <table:table-cell office:value-type="string" calcext:value-type="string">
            <text:p>ACAUCCCGGCACAGUUAAUGGCACUGGAAGAAUUCACGGGGUUUUUCAAUACAACCCGUGAUCUCUUAGUGGCAUCUAUGGUGCGGGAC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.(((.((..(((.((((((.(((..(((((((..............)))))))))).)))))).)))..)).))))))))....</text:p>
          </table:table-cell>
          <table:table-cell table:style-name="ce1" office:value-type="string" calcext:value-type="string">
            <text:p>-37.60</text:p>
          </table:table-cell>
          <table:table-cell/>
        </table:table-row>
        <table:table-row table:style-name="ro1">
          <table:table-cell office:value-type="string" calcext:value-type="string">
            <text:p>UUGCUGGCAUUGGCUCUUGGCACUGGGAGAAUUCACAGUUGGUUUCCAUAUAUUCUGUGGUUCUGCGGGUGCCAAAAUCGAAUGUUCGG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((.(...((((((((.(.(((((.(((((...((......))...)))))))))).).))))))))...).)))).))))).</text:p>
          </table:table-cell>
          <table:table-cell table:style-name="ce1" office:value-type="string" calcext:value-type="string">
            <text:p>-38.60</text:p>
          </table:table-cell>
          <table:table-cell/>
        </table:table-row>
        <table:table-row table:style-name="ro1">
          <table:table-cell office:value-type="string" calcext:value-type="string">
            <text:p>AAAGCGAAGCCUCUUUACCAUCAGCGAGGUAUAGAGUUCCUACGUGCCGUAUCCAAAGUCGUAGGAACUUAAUACCGUGCUCUUGGAGGGCUGUCCA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((((.((...(((..((((.(((((.(((((((((((...............))))))))))).))))).))))..))))))))).......</text:p>
          </table:table-cell>
          <table:table-cell table:style-name="ce1" office:value-type="string" calcext:value-type="string">
            <text:p>-39.00</text:p>
          </table:table-cell>
          <table:table-cell/>
        </table:table-row>
        <table:table-row table:style-name="ro1">
          <table:table-cell office:value-type="string" calcext:value-type="string">
            <text:p>GGCUUUUAUGUAUUUACGUUGCAUAUGAAAUGAUAUUUAUAGUAAACAGAUUAUUUUAUAUGCAGGUAUGUGCAGCUGAAGAGCCUGUCCAU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.(((((.(((.((((((((((((((((...............))))))))))))))))))).)))))....))))))).........</text:p>
          </table:table-cell>
          <table:table-cell table:style-name="ce1" office:value-type="string" calcext:value-type="string">
            <text:p>-28.70</text:p>
          </table:table-cell>
          <table:table-cell/>
        </table:table-row>
        <table:table-row table:style-name="ro1">
          <table:table-cell office:value-type="string" calcext:value-type="string">
            <text:p>CGAAUAGGUGAAUAAAGAGAGCUGUCCGUCGACAGUCAACGUACCAAUUUAAUACUGUCAUGGAAUUGCUCUCUUUGUAUAAUAUU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....(((((((((((..(((((.((((((.................)))))))))))...)))))))))))....))))))</text:p>
          </table:table-cell>
          <table:table-cell table:style-name="ce1" office:value-type="string" calcext:value-type="string">
            <text:p>-31.10</text:p>
          </table:table-cell>
          <table:table-cell/>
        </table:table-row>
        <table:table-row table:style-name="ro1">
          <table:table-cell office:value-type="string" calcext:value-type="string">
            <text:p>UGCCUUAUAAAUCUAGCCUCUACUAGGCUUUGUCUGUGCAUUUGAAAACCCGAUCAGACAUAGCCUAUAAGAGGUUAGGUGUACCAAGGAAG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....(((((((((((..((((((.((((((..(............)..)))))).))))))..))))))))))).....)))).....</text:p>
          </table:table-cell>
          <table:table-cell table:style-name="ce1" office:value-type="string" calcext:value-type="string">
            <text:p>-38.20</text:p>
          </table:table-cell>
          <table:table-cell/>
        </table:table-row>
        <table:table-row table:style-name="ro1">
          <table:table-cell office:value-type="string" calcext:value-type="string">
            <text:p>CUCACGAUUCUCAAAGGUAAAUAUCAGCUGGUAAUUCUGGGAGCUAAGCAAGAUAUGAAACACUCGGAAUUUCAGUUGGUAUCGACUUUUUUGAA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..((((((..(((((((((((.(((((((((.....................))))))))))))))))))))..))))))..)))))</text:p>
          </table:table-cell>
          <table:table-cell table:style-name="ce1" office:value-type="string" calcext:value-type="string">
            <text:p>-29.50</text:p>
          </table:table-cell>
          <table:table-cell/>
        </table:table-row>
        <table:table-row table:style-name="ro1">
          <table:table-cell office:value-type="string" calcext:value-type="string">
            <text:p>UUAAAAUUAAAUGGCGAUUGUCGGUUUGGUCGCUUUUUACCAGGGUUCCGAUCAAGCGAAGUGACUAGACCGAACACUCGUGCUAUAAUUUUAGA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....((((.((((((((((((((((((......((...))........))))))))))))))).))).))))....)))))))))...</text:p>
          </table:table-cell>
          <table:table-cell table:style-name="ce1" office:value-type="string" calcext:value-type="string">
            <text:p>-33.60</text:p>
          </table:table-cell>
          <table:table-cell/>
        </table:table-row>
        <table:table-row table:style-name="ro1">
          <table:table-cell office:value-type="string" calcext:value-type="string">
            <text:p>AUGUGUGAGUGUGGGGCCUGAAAUUUUGCACACAUUUACAAUAAUUGUAAAUGUGUUGAAAAUCGUUUGCACAACUGU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...........(((((..((((((((((((...))))))))))))..))))))))))))))).......</text:p>
          </table:table-cell>
          <table:table-cell table:style-name="ce1" office:value-type="string" calcext:value-type="string">
            <text:p>-20.10</text:p>
          </table:table-cell>
          <table:table-cell/>
        </table:table-row>
        <table:table-row table:style-name="ro1">
          <table:table-cell office:value-type="string" calcext:value-type="string">
            <text:p>GAGUUUACAGUGAAAUAAAUAUUUAAGUGGAGCCUGCGACUGGGACUCCAGCUCUCCGACUGGGCUAACUCACUUGAGCGUUUGUUGGCACGUAAAAG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.(((.(((((((.(((((((((((((((.((((((....)))).)).).....)))))...))))))))).)))))))..))))))))....</text:p>
          </table:table-cell>
          <table:table-cell table:style-name="ce1" office:value-type="string" calcext:value-type="string">
            <text:p>-29.30</text:p>
          </table:table-cell>
          <table:table-cell/>
        </table:table-row>
        <table:table-row table:style-name="ro1">
          <table:table-cell office:value-type="string" calcext:value-type="string">
            <text:p>GCAGCAUUGAAUAAUCUCAAUUUGUAAAUGUGAGCGAUUUGAGGCAUUUGACACACUCACUUUGCAACUGGAGAUUGCUCGAAAC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.((((.(((((((...(((((((.(((((.(..((((.....))))..).))))))))))))...))))))).))))..))))</text:p>
          </table:table-cell>
          <table:table-cell table:style-name="ce1" office:value-type="string" calcext:value-type="string">
            <text:p>-27.90</text:p>
          </table:table-cell>
          <table:table-cell/>
        </table:table-row>
        <table:table-row table:style-name="ro1">
          <table:table-cell office:value-type="string" calcext:value-type="string">
            <text:p>CAUGUCUAUUGUACUUCAUCAGGUGCUCUGGUGUGUCCUGUAACCCGGCACAUGUUGAAGUACACUCAAUA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..(((((((((.((.(((((..((.((........))))))))).)).)))))))))....)))))</text:p>
          </table:table-cell>
          <table:table-cell table:style-name="ce1" office:value-type="string" calcext:value-type="string">
            <text:p>-24.80</text:p>
          </table:table-cell>
          <table:table-cell/>
        </table:table-row>
        <table:table-row table:style-name="ro1">
          <table:table-cell office:value-type="string" calcext:value-type="string">
            <text:p>UGUCUUGCUUUGACUCACUCAACCUGGGUGUGAUGUUAUUUCGAUAUGGUAUCCAUCACAACCUCCUUGAGUGAGCGAUAGCAGGA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.(((((((((...((.(((((((.((((.......))))..))))))).))...)))))))))))).)))))))))</text:p>
          </table:table-cell>
          <table:table-cell table:style-name="ce1" office:value-type="string" calcext:value-type="string">
            <text:p>-38.20</text:p>
          </table:table-cell>
          <table:table-cell/>
        </table:table-row>
        <table:table-row table:style-name="ro1">
          <table:table-cell office:value-type="string" calcext:value-type="string">
            <text:p>AUUAUACGAUAAACUUUGUUCAGUUUUGCCAACUUGCUUGCAGCACUGGGUGAAGUUUGUCUUAUA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(((((((((((((((((.((((..........)))).))))))))))))))))).))))))</text:p>
          </table:table-cell>
          <table:table-cell table:style-name="ce1" office:value-type="string" calcext:value-type="string">
            <text:p>-22.40</text:p>
          </table:table-cell>
          <table:table-cell/>
        </table:table-row>
        <table:table-row table:style-name="ro1">
          <table:table-cell office:value-type="string" calcext:value-type="string">
            <text:p>UCGUAACUUGUGUGGCUUCGAAUGUACCUAGUUGAGGAAAACUCCGAAAUGGAUUUUGUUACCUCUGGUAUUCGAGCCAAUAAGUUC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.(((((((.(((((.(((..(((((.((.(((.((((..(((.....))))))).))).))..)))))))))))))))))))))).</text:p>
          </table:table-cell>
          <table:table-cell table:style-name="ce1" office:value-type="string" calcext:value-type="string">
            <text:p>-29.30</text:p>
          </table:table-cell>
          <table:table-cell/>
        </table:table-row>
        <table:table-row table:style-name="ro1">
          <table:table-cell office:value-type="string" calcext:value-type="string">
            <text:p>CACUUAUCUAUUUUUGAUUGUUGCUCAGAAAGCCCUUAUAAUUAACCAGUUGGCUUUCGAGCAAUUAUCAAAGCCAAAUAA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....(((((((.(((((((.(((((((.................)))))))))))))).)))))))....)))))))</text:p>
          </table:table-cell>
          <table:table-cell table:style-name="ce1" office:value-type="string" calcext:value-type="string">
            <text:p>-29.70</text:p>
          </table:table-cell>
          <table:table-cell/>
        </table:table-row>
        <table:table-row table:style-name="ro1">
          <table:table-cell office:value-type="string" calcext:value-type="string">
            <text:p>UGCAACUGCCGUUGGGAUACACCCUGUGCUCGCUUUGAAUAUGGUGCAAGCAAGUGAACACAGCUGGUGGUAUCCAAUGGCCGUUCU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(((((((((...(((((((((.((((((................)))))).)))))..))))...))))))))).))..))))</text:p>
          </table:table-cell>
          <table:table-cell table:style-name="ce1" office:value-type="string" calcext:value-type="string">
            <text:p>-35.10</text:p>
          </table:table-cell>
          <table:table-cell/>
        </table:table-row>
        <table:table-row table:style-name="ro1">
          <table:table-cell office:value-type="string" calcext:value-type="string">
            <text:p>UUUAUGGGAUGCACCAAGUUCAGUUUUGUCACAUUUCGAGCAUCACUGGGCUUUGUUUAUCUCAUA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.((.(((((((((..((((.......)).))..))))))))).)).)))))))))).</text:p>
          </table:table-cell>
          <table:table-cell table:style-name="ce1" office:value-type="string" calcext:value-type="string">
            <text:p>-23.70</text:p>
          </table:table-cell>
          <table:table-cell/>
        </table:table-row>
        <table:table-row table:style-name="ro1">
          <table:table-cell office:value-type="string" calcext:value-type="string">
            <text:p>UUUUGGGCAUUAUGGAAGACUAGUGAUUUUGUUGUUGUGACGUCAUCAGUACUGACAACAAGUCACAGUCUGCCUCAGUGACCAGAAUCCACUC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((((..((.(((((.(((((((.((((((...((.......))...)))))))))))))))))).))..)))).))))))..........</text:p>
          </table:table-cell>
          <table:table-cell table:style-name="ce1" office:value-type="string" calcext:value-type="string">
            <text:p>-32.40</text:p>
          </table:table-cell>
          <table:table-cell/>
        </table:table-row>
        <table:table-row table:style-name="ro1">
          <table:table-cell office:value-type="string" calcext:value-type="string">
            <text:p>UGUCUGUCAUCUAUAUAUACCCUGUAGAUCCGAAUUUGUGUGAAUAUACAGUCGCAAAUUCGUGUCUUGGGGAAUAUGUAGUUGACAUAAACACAAC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((.((((((((.(((((.((((.((((((((((............)))))))))).))))))))).)))))))).)))))...)))......</text:p>
          </table:table-cell>
          <table:table-cell table:style-name="ce1" office:value-type="string" calcext:value-type="string">
            <text:p>-36.80</text:p>
          </table:table-cell>
          <table:table-cell/>
        </table:table-row>
        <table:table-row table:style-name="ro1">
          <table:table-cell office:value-type="string" calcext:value-type="string">
            <text:p>GUCUAUAUAUACCCUGUAGAACCGAAUUUGUGUGAAAAAAUAACAUUCACAGAUUCGAUUCUAGGGGAGUAUAUG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(.((((.(((((.((((((((((...............)))))))))).))))))))).))))))))..</text:p>
          </table:table-cell>
          <table:table-cell table:style-name="ce1" office:value-type="string" calcext:value-type="string">
            <text:p>-29.20</text:p>
          </table:table-cell>
          <table:table-cell/>
        </table:table-row>
        <table:table-row table:style-name="ro1">
          <table:table-cell office:value-type="string" calcext:value-type="string">
            <text:p>CUGCUGUGAGUGGUUCUCUGGCAGUGUCUUAGCUGGUUGUUGUGUGGAGUGAGAACGAAGCAAUCAGCAAGUAUACUGCCGCAGAAACUCGUCACC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..((((((.((((((((((((.((((((((((.(((.........))).))))))))))))).))))))))).)).))))..))))...</text:p>
          </table:table-cell>
          <table:table-cell table:style-name="ce1" office:value-type="string" calcext:value-type="string">
            <text:p>-40.70</text:p>
          </table:table-cell>
          <table:table-cell/>
        </table:table-row>
        <table:table-row table:style-name="ro1">
          <table:table-cell office:value-type="string" calcext:value-type="string">
            <text:p>CUAAUGACUGCAAUAAACAUUCAUUGCUGUCGGUGGGUUUCUAAUAGACACAACUCACUGAUCAAUGAAUGCAAACUGCGGUGC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((((.....(((((((((..((((((((((((((...)))...)))))))))))))))))))).....)))))).)).</text:p>
          </table:table-cell>
          <table:table-cell table:style-name="ce1" office:value-type="string" calcext:value-type="string">
            <text:p>-31.10</text:p>
          </table:table-cell>
          <table:table-cell/>
        </table:table-row>
        <table:table-row table:style-name="ro1">
          <table:table-cell office:value-type="string" calcext:value-type="string">
            <text:p>GUAUUUGGCAAUGGUAGAACUCACACUGGUGAGGUAGUCAGAUCCGGUGGUUCUAGACUUGCCAAC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(((...((((((...(((((((((.....)))...))))))))))))...)))))))...</text:p>
          </table:table-cell>
          <table:table-cell table:style-name="ce1" office:value-type="string" calcext:value-type="string">
            <text:p>-23.50</text:p>
          </table:table-cell>
          <table:table-cell/>
        </table:table-row>
        <table:table-row table:style-name="ro1">
          <table:table-cell office:value-type="string" calcext:value-type="string">
            <text:p>GACUCCUGUUCUGUGUAUGGCACUGGUAGAAUUCACUGUGAAAGCACACUAUCAGUGAAUUACCAAAGGGCCAUAAACAGAGCAGAGAAAGAACCA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(((.((((((..(((((..((((((((..(........)..)))))))))))))....)))))).))))))))).))..........</text:p>
          </table:table-cell>
          <table:table-cell table:style-name="ce1" office:value-type="string" calcext:value-type="string">
            <text:p>-37.50</text:p>
          </table:table-cell>
          <table:table-cell/>
        </table:table-row>
        <table:table-row table:style-name="ro1">
          <table:table-cell office:value-type="string" calcext:value-type="string">
            <text:p>UGACCUGUGGCUGGGCCAGGGGCUGCAACACAGGACAUGGGAGCUGUCUCUCACUCCCGCUCGUGUCUUGUGUUGCAGCCAGUGGAA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...(..(((..(((((((((((((((((((((((.((.....)))))))....))))))))))))))))))..)))..).</text:p>
          </table:table-cell>
          <table:table-cell table:style-name="ce1" office:value-type="string" calcext:value-type="string">
            <text:p>-48.30</text:p>
          </table:table-cell>
          <table:table-cell/>
        </table:table-row>
        <table:table-row table:style-name="ro1">
          <table:table-cell office:value-type="string" calcext:value-type="string">
            <text:p>CUAGGACACAGGGUGAUGACCUAUGAAUUGACAGCCAGUGUUUGCAGUCCAGCUGCCUGUCAGUUCUGUAGGCCACUGCCCUG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((((((((.((.(((((((((((((((.((((............)))).)))))))))).))))).)).)))))))).</text:p>
          </table:table-cell>
          <table:table-cell table:style-name="ce1" office:value-type="string" calcext:value-type="string">
            <text:p>-37.30</text:p>
          </table:table-cell>
          <table:table-cell/>
        </table:table-row>
        <table:table-row table:style-name="ro1">
          <table:table-cell office:value-type="string" calcext:value-type="string">
            <text:p>CGCGCGGCUGGUGCGUGGUUUAGGUAGUUUCAUGUUGUUGGGAUUGGCUUCCUGGCUCGACAACAAGAAACUGCCUUGAUUACGUCAGUUCGUCUUCAUCAAGG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(((((..((((((((.((((((((((.((((((((((...((...))...)))))))))).)))))))))).)))))))))))))))).............</text:p>
          </table:table-cell>
          <table:table-cell table:style-name="ce1" office:value-type="string" calcext:value-type="string">
            <text:p>-45.30</text:p>
          </table:table-cell>
          <table:table-cell/>
        </table:table-row>
        <table:table-row table:style-name="ro1">
          <table:table-cell office:value-type="string" calcext:value-type="string">
            <text:p>UCCUGCUCCGUCAUCCCAGUGUUCAGACUACCUGUUCAGGAUCAUACUGGUGUACAGUAGUCUGCACAUUGGUUAGACUGUGCA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.(.(((...(((((((.((((((((.(((((((.......))))...))))))))))).)))))))...))).).))).))</text:p>
          </table:table-cell>
          <table:table-cell table:style-name="ce1" office:value-type="string" calcext:value-type="string">
            <text:p>-34.90</text:p>
          </table:table-cell>
          <table:table-cell/>
        </table:table-row>
        <table:table-row table:style-name="ro1">
          <table:table-cell office:value-type="string" calcext:value-type="string">
            <text:p>GGAGUUUUUGUGGACGCCCGUCCCGCCUGCCCAGUGUUCAGACUACCUGUUCAGGAAUUAGUGUUUGUACAGUAGUCUGCACAUUGGUUAGGC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(....)))).))...((.(((((.(((((((.((((((((.(((.((((........)))).))))))))))).))))))).))))).))</text:p>
          </table:table-cell>
          <table:table-cell table:style-name="ce1" office:value-type="string" calcext:value-type="string">
            <text:p>-39.30</text:p>
          </table:table-cell>
          <table:table-cell/>
        </table:table-row>
        <table:table-row table:style-name="ro1">
          <table:table-cell office:value-type="string" calcext:value-type="string">
            <text:p>UCAUGUGACCUGUGGACUUCCCUUUGUCAUCCUAUGCCUGGAGUAAUAGAGGGGGCUGGGAAGUCAAAGGGACGCUCAGGCGUCAUCAUUC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.(.(((.(.((((((((.(.(((((.((((.............))))))))).).)))))))).).))).).)))).)))....</text:p>
          </table:table-cell>
          <table:table-cell table:style-name="ce1" office:value-type="string" calcext:value-type="string">
            <text:p>-33.70</text:p>
          </table:table-cell>
          <table:table-cell/>
        </table:table-row>
        <table:table-row table:style-name="ro1">
          <table:table-cell office:value-type="string" calcext:value-type="string">
            <text:p>GCAGGUAAGCCACUGACUAACGCACAUUGCGCCUAUUCUCCACUCCACUGUGCGUGUGACAGCGGCUAACC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.((((.(((.(..(((((((.((................)).)))))))..).))).)))).)))..</text:p>
          </table:table-cell>
          <table:table-cell table:style-name="ce1" office:value-type="string" calcext:value-type="string">
            <text:p>-25.90</text:p>
          </table:table-cell>
          <table:table-cell/>
        </table:table-row>
        <table:table-row table:style-name="ro1">
          <table:table-cell office:value-type="string" calcext:value-type="string">
            <text:p>GUUUGCCUCAGUGAACAUUCAACGCUGUCGGUGAGUUUGAGCUAAAUGGAAAAAAACCAUCGACCGUUGAUUGUACCCUGCG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.(((.(.(((.((((((..(((((((.((((...((....))....))))))))))))))))).))).).))).)))</text:p>
          </table:table-cell>
          <table:table-cell table:style-name="ce1" office:value-type="string" calcext:value-type="string">
            <text:p>-30.10</text:p>
          </table:table-cell>
          <table:table-cell/>
        </table:table-row>
        <table:table-row table:style-name="ro1">
          <table:table-cell office:value-type="string" calcext:value-type="string">
            <text:p>UGACUGAGAGCGUUGUCUGUCUGCCUGUCUACACUUGCUGUGCAGAACUUCCUGCACCUGUACAGCAGGCACAGACAGGCAGACAGAUGGCAGCCCG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(.(((((((((((((((((((((...((((((((((((............))))))))))))...))))))))))))))))))).)).)....</text:p>
          </table:table-cell>
          <table:table-cell table:style-name="ce1" office:value-type="string" calcext:value-type="string">
            <text:p>-54.60</text:p>
          </table:table-cell>
          <table:table-cell/>
        </table:table-row>
        <table:table-row table:style-name="ro1">
          <table:table-cell office:value-type="string" calcext:value-type="string">
            <text:p>AUGAGAACUUUCUGAUGUUGGUGAUACUGCAUCAGGAACUGAUUGGAUGAUAUUCAGGAGCCAUCAGUUCCUGAUGCACUCCCAUCAGCAUCGAAA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(((((.((((((((((....((((((((((((((((.((..............))))))))))))))))))....))))))))))))))).</text:p>
          </table:table-cell>
          <table:table-cell table:style-name="ce1" office:value-type="string" calcext:value-type="string">
            <text:p>-46.60</text:p>
          </table:table-cell>
          <table:table-cell/>
        </table:table-row>
        <table:table-row table:style-name="ro1">
          <table:table-cell office:value-type="string" calcext:value-type="string">
            <text:p>AGGGUCCCAGAGAUUGAUUGUCCAAACGCAAUUCUUGUAACAUAUAAUAUAAAUCCAAGAAUUGUGCCUGGACAUCUGUUGCUGGAGA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.(((.(((.(((((..(((((((((((..................)))))))))))..)))))))).))).)))).)))))</text:p>
          </table:table-cell>
          <table:table-cell table:style-name="ce1" office:value-type="string" calcext:value-type="string">
            <text:p>-34.00</text:p>
          </table:table-cell>
          <table:table-cell/>
        </table:table-row>
        <table:table-row table:style-name="ro1">
          <table:table-cell office:value-type="string" calcext:value-type="string">
            <text:p>UGAUUGUCCAAACGCAAUUCUUGUGAAAUGUCGAGCGAUCAGUCGAGAAUUGUGCCUGGACAUCUGUUGCUGGAGGCU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(((((..(((((((((((......(((....)))....)))))))))))..))))))))....(((...)))...</text:p>
          </table:table-cell>
          <table:table-cell table:style-name="ce1" office:value-type="string" calcext:value-type="string">
            <text:p>-24.10</text:p>
          </table:table-cell>
          <table:table-cell/>
        </table:table-row>
        <table:table-row table:style-name="ro1">
          <table:table-cell office:value-type="string" calcext:value-type="string">
            <text:p>GUCGUGAACCUGGCAUACAAUGUAGAUUUCUGUGUGGUACUAUCUACAGCUACAUUGUCUGCUGGGUUUCAGGCCAGCAGAAUAAUUCUG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.((((((((((.(((((((((....(((((.(((...))))))))))))))))).))))))))))..))).(((((((...))))))).</text:p>
          </table:table-cell>
          <table:table-cell table:style-name="ce1" office:value-type="string" calcext:value-type="string">
            <text:p>-38.70</text:p>
          </table:table-cell>
          <table:table-cell/>
        </table:table-row>
        <table:table-row table:style-name="ro1">
          <table:table-cell office:value-type="string" calcext:value-type="string">
            <text:p>GCCGGUGGCUUGUUCGGGUGCUCAUGAGAUGCUCAGUAGUCAGUGUAGAUCCUGUGUCACAAUCAGCAGCUACAUCUGGCUACUGGGUCUCUGAUGGCAUUUUCUG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.......))))((((.(((.(((.((((((((((((((((((...(((.........)))...))))).))))))))))))).))).)))))))........</text:p>
          </table:table-cell>
          <table:table-cell table:style-name="ce1" office:value-type="string" calcext:value-type="string">
            <text:p>-45.60</text:p>
          </table:table-cell>
          <table:table-cell/>
        </table:table-row>
        <table:table-row table:style-name="ro1">
          <table:table-cell office:value-type="string" calcext:value-type="string">
            <text:p>CUAGCACCUCAAUGUUGUUCUGUCUGUUUCCAUAGCUUAUAUUGUAAGGUACUUAUAAGCUCGUGAACAACAGGCAGGACAACUGGAAGUGGUGUUUUUUU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.....(((((((((((((((..(((((((((((..(((...))).)))))))).)))...))))))))))))))).......))))))........</text:p>
          </table:table-cell>
          <table:table-cell table:style-name="ce1" office:value-type="string" calcext:value-type="string">
            <text:p>-38.70</text:p>
          </table:table-cell>
          <table:table-cell/>
        </table:table-row>
        <table:table-row table:style-name="ro1">
          <table:table-cell office:value-type="string" calcext:value-type="string">
            <text:p>CCUCAUCCAACCAAUGUGGAUGAGCAACGCGAACAAAUCCUCUUAUAAGAGAUUUGCCACGCCGCCGCUCACCACACUGGCUUUCAGAAGGUGCCAGGAAUCAGAAGACG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((.......(((((.(((((...(((..((((((.(((....)))))))))...)))....))))))))))(((((...........))))).........)).)))</text:p>
          </table:table-cell>
          <table:table-cell table:style-name="ce1" office:value-type="string" calcext:value-type="string">
            <text:p>-31.90</text:p>
          </table:table-cell>
          <table:table-cell/>
        </table:table-row>
        <table:table-row table:style-name="ro1">
          <table:table-cell office:value-type="string" calcext:value-type="string">
            <text:p>GCAGAAGGCACCACUCGAAAAAACUGAGUUUAUGUGUGUACUUGACGGCGAUCAGAGCAACGAUCUAGCACCAUAUAAAUUCAGUGUUUUCGUGGACAGAGAGCCAAG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(((.((((..(((((.((((((((((((((.((.((.((((((.......))..)).)).)).)))))))))))))))).))))))))).......)))......</text:p>
          </table:table-cell>
          <table:table-cell table:style-name="ce1" office:value-type="string" calcext:value-type="string">
            <text:p>-31.90</text:p>
          </table:table-cell>
          <table:table-cell/>
        </table:table-row>
        <table:table-row table:style-name="ro1">
          <table:table-cell office:value-type="string" calcext:value-type="string">
            <text:p>CGUCAUCGAAUCUCAACGUCAAACGGAUCCGAAGACGUCCAUCUACCCGUAGCUCCUUGCCAUGUUACUGGUAAAAGUGAACAUGGAAGUUGGUCCGGGUACAUGGCCAGUAGGAGUUAUGAAGACGUGUUGAGGUUUCAAGA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..(((((((((((((....((((........)))).......((((((((((.(((((((..((((...((.(.........).))...))))..)))))))....))))))))))..)))))..))))))))...))).</text:p>
          </table:table-cell>
          <table:table-cell table:style-name="ce1" office:value-type="string" calcext:value-type="string">
            <text:p>-47.80</text:p>
          </table:table-cell>
          <table:table-cell/>
        </table:table-row>
        <table:table-row table:style-name="ro1">
          <table:table-cell office:value-type="string" calcext:value-type="string">
            <text:p>AAAACGGAUGUAUCUCUAGGAACAGCCAUCAUGUAAGACAUUUCUAACUGAAAGAUGUAAUACGUGAUUGGUGUUCCCAGAGUUUACCGUUUCCUUCUUUUAUUUUUCC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......((((.((((((.(.((((((((..(((((((.....))..)))))..)))))))).).)))))).))))....))))))....................</text:p>
          </table:table-cell>
          <table:table-cell table:style-name="ce1" office:value-type="string" calcext:value-type="string">
            <text:p>-35.10</text:p>
          </table:table-cell>
          <table:table-cell/>
        </table:table-row>
        <table:table-row table:style-name="ro1">
          <table:table-cell office:value-type="string" calcext:value-type="string">
            <text:p>ACUCCCCAUUCGGAUUGAUACCCGACUUCCGGAUACCAAAUGUCAUAUCCAACUCGUUUCGUCAAUUGGUAUCCUUAGUCGUGGUCUCAAUCUGUACACGGCGAGAGUGUU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...((((((((.((((((((...(((((((((.((.(................).)).)))))))))..))))).))).)))))))).....)).).)))).....</text:p>
          </table:table-cell>
          <table:table-cell table:style-name="ce1" office:value-type="string" calcext:value-type="string">
            <text:p>-39.80</text:p>
          </table:table-cell>
          <table:table-cell/>
        </table:table-row>
        <table:table-row table:style-name="ro1">
          <table:table-cell office:value-type="string" calcext:value-type="string">
            <text:p>UUCCAUAAAAAAGCGCCUAGGGUUUUGUGACCGUUGUUACGGUCAAUUCAUGUCUGACACAAUGACCGUAAUCCCGUUCACAACACCUUGUGUGGCUUGAAUAAUGAAA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....((((((.((((((.((((((.((..((((((((((..(((....))).....))))))))))..)).)))))).)))))).)).)))).....))).....</text:p>
          </table:table-cell>
          <table:table-cell table:style-name="ce1" office:value-type="string" calcext:value-type="string">
            <text:p>-35.00</text:p>
          </table:table-cell>
          <table:table-cell/>
        </table:table-row>
        <table:table-row table:style-name="ro1">
          <table:table-cell office:value-type="string" calcext:value-type="string">
            <text:p>AUUUGUUAUUUUGUGCGCCCUCAAUGCUACUAGCAACGCUCAAAAAUCACUGUACGACAAAUGACUAUAUUUUGUCACAGGAUUUUUGAGUGUUGCUAGUCGGAGAA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.........(((...(.(.((((((((((((((((((((.((((..((((((.........)))))))))))))))))))))))))))))).).)..)))</text:p>
          </table:table-cell>
          <table:table-cell table:style-name="ce1" office:value-type="string" calcext:value-type="string">
            <text:p>-42.80</text:p>
          </table:table-cell>
          <table:table-cell/>
        </table:table-row>
        <table:table-row table:style-name="ro1">
          <table:table-cell office:value-type="string" calcext:value-type="string">
            <text:p>CGCUGUCUUUAUUUUGAAACUGUUUUCAAAUCGAGAAUUUCGAGGCCUGAAUGCAAGAACCGUUUUGAGCAUACUGGCCUCCAAAUUUUCGCUUUGAAUUUUAGUUACGC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...........(((((..((((((.(((((((((.((((((.(.((((..(((....)))..)))).).)))))).))))))))).))))))...))))))))))..</text:p>
          </table:table-cell>
          <table:table-cell table:style-name="ce1" office:value-type="string" calcext:value-type="string">
            <text:p>-35.00</text:p>
          </table:table-cell>
          <table:table-cell/>
        </table:table-row>
        <table:table-row table:style-name="ro1">
          <table:table-cell office:value-type="string" calcext:value-type="string">
            <text:p>UAGGACAGACAUGCAAUUUUUGUACUGCACAAAAGUACUGACUAUUUCUCAGCGCUUUUGUCCAGUGCAAGAAUGGCAAGAGCUGGUCCAUUUUUUUAGGGAUUAAACAA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...(((.((((((((((((.((((((((.((((.......)))).)))))))).)))))))))))).)))....)).)))).......................</text:p>
          </table:table-cell>
          <table:table-cell table:style-name="ce1" office:value-type="string" calcext:value-type="string">
            <text:p>-38.30</text:p>
          </table:table-cell>
          <table:table-cell/>
        </table:table-row>
        <table:table-row table:style-name="ro1">
          <table:table-cell office:value-type="string" calcext:value-type="string">
            <text:p>CCCUUGCAACUCGGCUAUUAUAAGGUGGGUUAGAUCCCAUAUCCUUCCGCUUGAUGGAAAUGAUAUGUAAUCUAGCUUACAGGUCUCUCAACAUCUCCAAGACGGUGC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......)).........(((((((((((..((((((.(((((.....)))))..))))))..)))))))))))...........((((........))))...</text:p>
          </table:table-cell>
          <table:table-cell table:style-name="ce1" office:value-type="string" calcext:value-type="string">
            <text:p>-25.80</text:p>
          </table:table-cell>
          <table:table-cell/>
        </table:table-row>
        <table:table-row table:style-name="ro1">
          <table:table-cell office:value-type="string" calcext:value-type="string">
            <text:p>AAAAUUGAAUCGUCACAAAGGGGGACUCGGCGGAAAAUAUGGUGGUAUACUACACAGUGAAUAGAUAUACCCGUAUAUUUUUCUGCCGAGCCCCUCCACGACAUCAAUAA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...(((.....(((((.((((((((((((((((..(((((((((.........))).))))))..)))).)))))))))))))))))....))).)))))....</text:p>
          </table:table-cell>
          <table:table-cell table:style-name="ce1" office:value-type="string" calcext:value-type="string">
            <text:p>-43.00</text:p>
          </table:table-cell>
          <table:table-cell/>
        </table:table-row>
        <table:table-row table:style-name="ro1">
          <table:table-cell office:value-type="string" calcext:value-type="string">
            <text:p>UUGCUAUAUAUUCAGCCGUACUGUCUGAAAAUAACAUCUGAGGUAGUUUGCAAUGCUGUCGACGUAACUGAAAAGUCAACAUCAUUCCAACUUCCUCGGCUGUUCAAAAGGC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........)))......((((......((((.((((((.((((.(.((((.(((.(((...........))).))).))))).)))).)))))).))))....))))..</text:p>
          </table:table-cell>
          <table:table-cell table:style-name="ce1" office:value-type="string" calcext:value-type="string">
            <text:p>-27.30</text:p>
          </table:table-cell>
          <table:table-cell/>
        </table:table-row>
        <table:table-row table:style-name="ro1">
          <table:table-cell office:value-type="string" calcext:value-type="string">
            <text:p>UAGUCCAGUUCUGGACAUUCGCGGGUUUUUUCCUUCGGUGAUAUUCGAAGAAUCGCUAUCACCGGGUGAAAACUUGCAAGUGUCUUGCUUCGACUGGUCAUUUUGCUUGU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.(((((((.(((((((.((((((((((.((..((((((((..(((....))).)))))))))).)))))))))).))))))).)....)))))).).............</text:p>
          </table:table-cell>
          <table:table-cell table:style-name="ce1" office:value-type="string" calcext:value-type="string">
            <text:p>-42.20</text:p>
          </table:table-cell>
          <table:table-cell/>
        </table:table-row>
        <table:table-row table:style-name="ro1">
          <table:table-cell office:value-type="string" calcext:value-type="string">
            <text:p>UGAAACCUUCGGACCAUUGUGAAUUUUUGCUGCGGUGUUACAACUAACAUCUGUAUCACCGGGUGAAAAUUCGCAAUGGUCCGAUGGGUAU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((((((((((((((((((.(((((.((((.........)))).)))))))))))))))))))))))))))).)))).))))</text:p>
          </table:table-cell>
          <table:table-cell table:style-name="ce1" office:value-type="string" calcext:value-type="string">
            <text:p>-51.80</text:p>
          </table:table-cell>
          <table:table-cell/>
        </table:table-row>
        <table:table-row table:style-name="ro1">
          <table:table-cell office:value-type="string" calcext:value-type="string">
            <text:p>CCCCUGCCCUCACCCCAGCGGGUUUUCAUCGCAGUGAUAUGACGCAUUCAAACCAUUUCUUAUCACCGGGUGUCAAUCAGCUAGGGUGUGGGCGCG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((.(((((.(((.((((..((((.(.((((((.((...............)).)))))).)))))..)))).))).))))).))))).)))</text:p>
          </table:table-cell>
          <table:table-cell table:style-name="ce1" office:value-type="string" calcext:value-type="string">
            <text:p>-42.30</text:p>
          </table:table-cell>
          <table:table-cell/>
        </table:table-row>
        <table:table-row table:style-name="ro1">
          <table:table-cell office:value-type="string" calcext:value-type="string">
            <text:p>UGAAAGCAGGUCCCAAAUGCCUUGGUGGUUUUUCGCCGUAGUGAUACAACAUCGAAGCCAUACGAUAUCACCGGGUGAAAAACUCCCAAGGUCGGGACAUUUUUAUUU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..(((((....(((((((.(((((((((((...((((((.....(((........)))))))))..))))))))))).))))))).))))).)))))).....</text:p>
          </table:table-cell>
          <table:table-cell table:style-name="ce1" office:value-type="string" calcext:value-type="string">
            <text:p>-41.60</text:p>
          </table:table-cell>
          <table:table-cell/>
        </table:table-row>
        <table:table-row table:style-name="ro1">
          <table:table-cell office:value-type="string" calcext:value-type="string">
            <text:p>CACACUGUAGGCCUCAUUAAAUGUUUGUUGAAUGAAAAAAUGAAUCAUCAACAGACAUUAAUUGGGCGCCUGCUCU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.((((((((((...((((((((((((.(((.........)))))))))))))))...)))).))))))..))))</text:p>
          </table:table-cell>
          <table:table-cell table:style-name="ce1" office:value-type="string" calcext:value-type="string">
            <text:p>-33.70</text:p>
          </table:table-cell>
          <table:table-cell/>
        </table:table-row>
        <table:table-row table:style-name="ro1">
          <table:table-cell office:value-type="string" calcext:value-type="string">
            <text:p>GAUCCAUAGUUUCUCUUGUUCUGCACAUCCACUAACUUCAGGAACCAUGUCCCAGUUUCAGGUUAGAUCAAGUGGGAAAACAAAUGGAAGAUUGUGGCUAUGCAGAAACUGGAACUAUUC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.((((((((.....(((((((...((((...((((..........(((((.((((......))..)).))))).........))))...))))...)))))))...))))))))..)))</text:p>
          </table:table-cell>
          <table:table-cell table:style-name="ce1" office:value-type="string" calcext:value-type="string">
            <text:p>-35.00</text:p>
          </table:table-cell>
          <table:table-cell/>
        </table:table-row>
        <table:table-row table:style-name="ro1">
          <table:table-cell office:value-type="string" calcext:value-type="string">
            <text:p>UCAUCAUUAUCAUCAUCAUCAUAUUCAUCUUCAUCAUCAUCGUCAUCAUCAUCAUCAUCAUCGUAUGAGAAGAUAGAGAAGAGUGAGAGUAUGAGAUUUGAGUUGA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...(((..(((.((((((((.(((((.((.(((((.((.(((((............).)))))).))).)))).))).))))))))))))).)))..)))..</text:p>
          </table:table-cell>
          <table:table-cell table:style-name="ce1" office:value-type="string" calcext:value-type="string">
            <text:p>-21.00</text:p>
          </table:table-cell>
          <table:table-cell/>
        </table:table-row>
        <table:table-row table:style-name="ro1">
          <table:table-cell office:value-type="string" calcext:value-type="string">
            <text:p>AGAACAGAGCAGAAACAGAACAUAUAUUCUCUGUCUUUUUUUGUGGCAAAAGUAAAUGGCGAGAAGACAACUCUUUUACCAUCGAAUGUUCUUGGUUUUAGCUCUUCU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.(((((.((((((((((((........((((.........)))).......((((..((((((....)))))).))))...)))))))..))))).)))))..)))</text:p>
          </table:table-cell>
          <table:table-cell table:style-name="ce1" office:value-type="string" calcext:value-type="string">
            <text:p>-24.90</text:p>
          </table:table-cell>
          <table:table-cell/>
        </table:table-row>
        <table:table-row table:style-name="ro1">
          <table:table-cell office:value-type="string" calcext:value-type="string">
            <text:p>CGAAACUGAACCCGGUUUGUACGUAUGGACCGCGUCGUUGGAAUCCAAAAGAACCAGGUUCGUACGUACACUGUUCAU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..(((((..(((..(((((((((((((...((.((((...))))..))....))))))))))))))))))))))))</text:p>
          </table:table-cell>
          <table:table-cell table:style-name="ce1" office:value-type="string" calcext:value-type="string">
            <text:p>-28.40</text:p>
          </table:table-cell>
          <table:table-cell/>
        </table:table-row>
        <table:table-row table:style-name="ro1">
          <table:table-cell office:value-type="string" calcext:value-type="string">
            <text:p>UUUAAAUUUAGAAUCUAGCGUAAAAAGAAAAUCCGAAUCAGGAACUCUAAUGUGAUGAUGAACUGACCUUA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((((.(((..((((....(((...(((......)))..))).))))...)))...))))..)))))</text:p>
          </table:table-cell>
          <table:table-cell/>
          <table:table-cell office:value-type="string" calcext:value-type="string">
            <text:p>-7.40)</text:p>
          </table:table-cell>
        </table:table-row>
        <table:table-row table:style-name="ro1">
          <table:table-cell office:value-type="string" calcext:value-type="string">
            <text:p>AAAUUAUGAAUGCUGAGGAUGUUGUUAUUACGAGCAAUGAGAUGUCUUUUUUUAAAAAAAAAAAUUUGGUUGCUUGCUUGCAAGAGGACAUCUUAGCAUCAAA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(((.(((((((.(((((.((....((((((((.((((...(((((....)))))...)))).)))))))).......)).))))))))))))))))))))</text:p>
          </table:table-cell>
          <table:table-cell table:style-name="ce1" office:value-type="string" calcext:value-type="string">
            <text:p>-28.50</text:p>
          </table:table-cell>
          <table:table-cell/>
        </table:table-row>
        <table:table-row table:style-name="ro1">
          <table:table-cell office:value-type="string" calcext:value-type="string">
            <text:p>UUCUAAACUAAUCACGGAAAUGCAAAAAUUGGAUACUACACUAUCAACUUUUUUCUUUUGUUCUCUUUAUCUCGUGAAUUUCCAUUUAAUGAGUUUAG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......((((((.((.....((((....(((..................)))....)))).....)).))))))........)))))))..</text:p>
          </table:table-cell>
          <table:table-cell table:style-name="ce1" office:value-type="string" calcext:value-type="string">
            <text:p>-10.30</text:p>
          </table:table-cell>
          <table:table-cell/>
        </table:table-row>
        <table:table-row table:style-name="ro1">
          <table:table-cell office:value-type="string" calcext:value-type="string">
            <text:p>ACGGCUAGUUUCACUUGUUCUGCACAUGUGGAAAACAGUUAGCACUCUAUCUGAGUCGUAAUCCCAAGCAUUAUUACAGAAAAAUAAAAGUGCAUUACAAAGAAGUCAGA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(((.(((.....))).)))))).....)))))......(((((.(((((((.....(((((.(((........))).))))))))))...))..)))))...</text:p>
          </table:table-cell>
          <table:table-cell table:style-name="ce1" office:value-type="string" calcext:value-type="string">
            <text:p>-18.80</text:p>
          </table:table-cell>
          <table:table-cell/>
        </table:table-row>
        <table:table-row table:style-name="ro1">
          <table:table-cell office:value-type="string" calcext:value-type="string">
            <text:p>GUUGCCGCUGCCGUCAUCCUCAUCAUCAUCGUCCUUGCAUGAAACCGCCAGCAAAUCCUUGCGCGGGGGGAGGGGGAAGGGGAGGGGGAGGGGUCGGAGGGGCG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((.(((((.(((((.((.((.((.(((((.(......((((..((((....)))))))).).))))).)).)).)).)))))..)).))))).))))))</text:p>
          </table:table-cell>
          <table:table-cell table:style-name="ce1" office:value-type="string" calcext:value-type="string">
            <text:p>-43.50</text:p>
          </table:table-cell>
          <table:table-cell/>
        </table:table-row>
        <table:table-row table:style-name="ro1">
          <table:table-cell office:value-type="string" calcext:value-type="string">
            <text:p>GAUGAGGAGUAUGAAUAGAAAGAAUUAGAAAAGCUACGGUGGUUGUUGAGCAGCGCCAAAAAAAACUCUGCUUUGCUCUGUUUCUGUGUUCGUCCGUACACUGUUCA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((((((((((...((((.(((((((((...((((.((((...))))))))............)))))..)))).)))).)))))))......))).))))))</text:p>
          </table:table-cell>
          <table:table-cell table:style-name="ce1" office:value-type="string" calcext:value-type="string">
            <text:p>-26.10</text:p>
          </table:table-cell>
          <table:table-cell/>
        </table:table-row>
        <table:table-row table:style-name="ro1">
          <table:table-cell office:value-type="string" calcext:value-type="string">
            <text:p>CGUUAGCUGUCUGCAAUCUGCCAUUCUUAUCAUCGCACAUUUAAUGUGAUGAUGAAAUGACGCAUUUCUGUCAAGUCUCA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.((((....(((...(((((((.(((((((((((.......)))))))))))))))..)))....)))..)).)).)).</text:p>
          </table:table-cell>
          <table:table-cell table:style-name="ce1" office:value-type="string" calcext:value-type="string">
            <text:p>-17.50</text:p>
          </table:table-cell>
          <table:table-cell/>
        </table:table-row>
        <table:table-row table:style-name="ro1">
          <table:table-cell office:value-type="string" calcext:value-type="string">
            <text:p>UCUUCUCUGUUCUCUGUGAUGAAUGCUGACGAUGUUGUAGAUGUGAACUUUUUUUUUCUCUGUUGUCUAUGAUGAAUGCUUGUUGUCCUGGAGAUAUUGUA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...((((((.(((((..((.......(((((((((...(((.............))))))))))))....))...))))).))))))....).)))</text:p>
          </table:table-cell>
          <table:table-cell table:style-name="ce1" office:value-type="string" calcext:value-type="string">
            <text:p>-14.00</text:p>
          </table:table-cell>
          <table:table-cell/>
        </table:table-row>
        <table:table-row table:style-name="ro1">
          <table:table-cell office:value-type="string" calcext:value-type="string">
            <text:p>AUAAAGGAAGUUAGGCUGAGGGGCAGAGAGCGAGACUUUUCUAUUUUCCAAAAGCUCGGUCUGAGGCCCCUCAGUCUUGCUUCCUAACCCGC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(((.((((((((((((..(((.((((.(((((.........))))))))).)))...)))))))))))).))))))).........</text:p>
          </table:table-cell>
          <table:table-cell table:style-name="ce1" office:value-type="string" calcext:value-type="string">
            <text:p>-48.80</text:p>
          </table:table-cell>
          <table:table-cell/>
        </table:table-row>
        <table:table-row table:style-name="ro1">
          <table:table-cell office:value-type="string" calcext:value-type="string">
            <text:p>GAAAGCGCUUUGGAAUGACACGAUCACUCCCGUUGAGUGGGCACCCGAGAAGCCAUCGGGAAUGUCGUGUCCGCCCAGUGCUCU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((.((((...(((((((.((.(((((....((((............))))))))).)))))))))...)))).)).)))))</text:p>
          </table:table-cell>
          <table:table-cell table:style-name="ce1" office:value-type="string" calcext:value-type="string">
            <text:p>-34.50</text:p>
          </table:table-cell>
          <table:table-cell/>
        </table:table-row>
        <table:table-row table:style-name="ro1">
          <table:table-cell office:value-type="string" calcext:value-type="string">
            <text:p>CACGUCGGCCUAACUGGAGCCCUGUCUCAUUGCAGCUGUGAGUAAGUGCUCUCUAGUUCGGUUGCUGA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.(((((.(((((((((.((..(((((.......)))))..)).)))))..)))).)))))....)))</text:p>
          </table:table-cell>
          <table:table-cell table:style-name="ce1" office:value-type="string" calcext:value-type="string">
            <text:p>-24.30</text:p>
          </table:table-cell>
          <table:table-cell/>
        </table:table-row>
        <table:table-row table:style-name="ro1">
          <table:table-cell office:value-type="string" calcext:value-type="string">
            <text:p>UGGAUGUCUUACCAGACAUGGUUAGAUCUGGAUGCAUCUGUCUAAUACUGUCUGGUAAUGCCGUC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(((((((((((..(((((((..(((....))))))))))..)))))))))).).)))))).</text:p>
          </table:table-cell>
          <table:table-cell table:style-name="ce1" office:value-type="string" calcext:value-type="string">
            <text:p>-28.30</text:p>
          </table:table-cell>
          <table:table-cell/>
        </table:table-row>
        <table:table-row table:style-name="ro1">
          <table:table-cell office:value-type="string" calcext:value-type="string">
            <text:p>GCUCCUGUCAGUUUAGCUGGUUUGCAUCAGCUGGCUACUGUGCUGUGCAAAUCCAUGCAAAACUGACUGUG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.((((((((.(((((((((((.((((..((....)))))))))))).))).)).)))))))).).)))</text:p>
          </table:table-cell>
          <table:table-cell table:style-name="ce1" office:value-type="string" calcext:value-type="string">
            <text:p>-32.10</text:p>
          </table:table-cell>
          <table:table-cell/>
        </table:table-row>
        <table:table-row table:style-name="ro1">
          <table:table-cell office:value-type="string" calcext:value-type="string">
            <text:p>GCAGUUCCAAAGUGCUCAUAGUGCAGGUAGUUGUAUUCAUGUUCUACUGUAAUAUGGGCACUUACAGUACUG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..(((((((((((.(((((.(((.............)))))))).))))))))))).....))))).</text:p>
          </table:table-cell>
          <table:table-cell table:style-name="ce1" office:value-type="string" calcext:value-type="string">
            <text:p>-28.40</text:p>
          </table:table-cell>
          <table:table-cell/>
        </table:table-row>
        <table:table-row table:style-name="ro1">
          <table:table-cell office:value-type="string" calcext:value-type="string">
            <text:p>AGGCUCUCGAGAGAUUGACAGAAGAGAGUGAGCACACGGCGCGACGAACGACAUAGCAUGUAUGCCGUCCUCGCCGCGUGCUCACUUCUCUUUCUGUCAGCCUCUUUCUCUCGAUGG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(((((((((((((((((((((((((((((.(((((.((((....((((...))))....))))..))))).)))))))).)))).)))))))))......)))))))).))))</text:p>
          </table:table-cell>
          <table:table-cell table:style-name="ce1" office:value-type="string" calcext:value-type="string">
            <text:p>-65.00</text:p>
          </table:table-cell>
          <table:table-cell/>
        </table:table-row>
        <table:table-row table:style-name="ro1">
          <table:table-cell office:value-type="string" calcext:value-type="string">
            <text:p>UGGCUGCUAGAUGGUGUGGCUGACAGAAGAGAGUGAGCACGCAUCGGCCAGACUGCAUCUAUAUACGGCUGCCCCAAAGCGACGGAUCGAUGGAUGCCUAGCCUAGGCCUAGGCGCAGCUGCUGUUGCGUGCUCACUUCUCUUUCUGUCAGCUCUCUCUCUCAU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.((..(((.((...((((((((((((((((((((((((((.((((.((.((((((((((...((..(((......))).)).....))))))(((((((....).)))))))))))))))).))))))))))).)))).))))))))))))).)))..)).)).</text:p>
          </table:table-cell>
          <table:table-cell table:style-name="ce1" office:value-type="string" calcext:value-type="string">
            <text:p>-79.20</text:p>
          </table:table-cell>
          <table:table-cell/>
        </table:table-row>
        <table:table-row table:style-name="ro1">
          <table:table-cell office:value-type="string" calcext:value-type="string">
            <text:p>GGCUGACAGAAGAGAGUGAGCACGCAUCGGCCAGACUGCAUCUAUAUACGGCUGCUCCUGGCGAAUGGAUAGAUGCCAAGGCGCAGCUGCUGUUGCGUGCUCACUUCUCUUUCUGUCAG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(((((((((((((.((((..................((((((.((((((............))).))).)))))))))).))))))))))).)))).)))))))))))</text:p>
          </table:table-cell>
          <table:table-cell table:style-name="ce1" office:value-type="string" calcext:value-type="string">
            <text:p>-67.60</text:p>
          </table:table-cell>
          <table:table-cell/>
        </table:table-row>
        <table:table-row table:style-name="ro1">
          <table:table-cell office:value-type="string" calcext:value-type="string">
            <text:p>AGAUGAGUUUUUUGAAGGUUUGACAGAAGAGAGUGAGCACACACGGUGGUUUCUUACCAUGAGUGUCAUGCUAGGAGCUGUGCGUGCUCACCCUCUAUCUGUCAGUCACUCAUCAAGCCCAU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((((..(((..(.((((((((((((.((((((((.((((((....(((((.(((((...))))).))))))))))).)))))))).)))).)))))))).)..)))..)))).)))))</text:p>
          </table:table-cell>
          <table:table-cell table:style-name="ce1" office:value-type="string" calcext:value-type="string">
            <text:p>-58.20</text:p>
          </table:table-cell>
          <table:table-cell/>
        </table:table-row>
        <table:table-row table:style-name="ro1">
          <table:table-cell office:value-type="string" calcext:value-type="string">
            <text:p>UUCGUUCCGUGGCUAACUGACAGAAGAGAGUGAGCACACAGCGGGCAGACUGCAUCGAUCGAUCUGCAUCCGAGACGGCGCACGUACGAAUGAUGAUGCAGCUGCUGCUGCGUGCUCACUUCUCUCUCUGUCAGUCCUCUAGCUGCUACG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..(((((((((((((((((((((((((((((.((((((.(((.(((((((.((((.(((((..(((...))).))).....)).)))))))))))))))))))).)))))))).))))).)))))))))....))))))).)))).</text:p>
          </table:table-cell>
          <table:table-cell table:style-name="ce1" office:value-type="string" calcext:value-type="string">
            <text:p>-79.10</text:p>
          </table:table-cell>
          <table:table-cell/>
        </table:table-row>
        <table:table-row table:style-name="ro1">
          <table:table-cell office:value-type="string" calcext:value-type="string">
            <text:p>CGGGCUCGCGCGCGCGCGGUGACAGAAGAGAGUGAGCACACGGCCGGGCGUGACGGCACGUGCCGUCGCGGCCGCGUGCUCACUGCUCUUUCUGUCAUCCGCUGGUCCGGGC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.((..(((.((((((((((((((((((((((.(((((....((((((((....))))))))))))).))))))))).))).)))))))))))))..)).))))))).</text:p>
          </table:table-cell>
          <table:table-cell table:style-name="ce1" office:value-type="string" calcext:value-type="string">
            <text:p>-81.50</text:p>
          </table:table-cell>
          <table:table-cell/>
        </table:table-row>
        <table:table-row table:style-name="ro1">
          <table:table-cell office:value-type="string" calcext:value-type="string">
            <text:p>CGCGGCGGGCGGUGACAGAAGAGAGUGAGCACACGGCCGGGCGGAACGGCACCGGCGGAUGGUGCCGUCGCGGACGCGUGCUCACUGCUCUAUCUGUCAUCCACUCUCUCCCCCG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(((.((((((((((((((((((((((.((.(((.(....(((((((((.....)))))))))).))).)).))))))))).)))).)))))))))........))))))).</text:p>
          </table:table-cell>
          <table:table-cell table:style-name="ce1" office:value-type="string" calcext:value-type="string">
            <text:p>-70.00</text:p>
          </table:table-cell>
          <table:table-cell/>
        </table:table-row>
        <table:table-row table:style-name="ro1">
          <table:table-cell office:value-type="string" calcext:value-type="string">
            <text:p>UUGUGUGCGUGCCUGGCUCCCUGUAUGCCACACAUGUAGCGCCCAACCCAGAUGYUAAGGUUGCCUGCUGUGGGUGGCGUGCAAGGGGCCAAGCAUGCAUC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.((((((((.(((((((.((((((((((.(((..((((..(((((..........)))))..))))))).)))))))))).))))))).)))))))).)).</text:p>
          </table:table-cell>
          <table:table-cell table:style-name="ce1" office:value-type="string" calcext:value-type="string">
            <text:p>-56.00</text:p>
          </table:table-cell>
          <table:table-cell/>
        </table:table-row>
        <table:table-row table:style-name="ro1">
          <table:table-cell office:value-type="string" calcext:value-type="string">
            <text:p>GGCCAGGGGCGGGAUCGAUAUGCCUGGCUCCCUGUAUGCCACUCGCAUGGCUGCCAACUCAUCAUGCAUACACUGCUAGCUAGUCGUUGGCUCCACUGCGGAUGGCGUGCGUGGAGCCAAGCAUGACCGAUCAUCUCCU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.(((((...(((((.(((((.(((((((.(((((((((.((((((((..((((((.......(((.....))).........)))))).))).))))).))))))))).))))))).)))))..)))))..))))))).</text:p>
          </table:table-cell>
          <table:table-cell table:style-name="ce1" office:value-type="string" calcext:value-type="string">
            <text:p>-68.80</text:p>
          </table:table-cell>
          <table:table-cell/>
        </table:table-row>
        <table:table-row table:style-name="ro1">
          <table:table-cell office:value-type="string" calcext:value-type="string">
            <text:p>CGAUCGGCUCGUGUCGUGUGUGCCUGGCUCCCUGUAUGCCACACAUGUAGCCAACCCGUGGCGUGAUUGGAUGCUGUGGGUGGCGUGCAAGGAGCCAAGCAUGCAUAACAGGCCAUGA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..(((.((((((((.(((((((.((((((((((.((((((.((((.(((...)).).)))).))).))).)))))))))).))))))).)))))))).)))))))..)))).</text:p>
          </table:table-cell>
          <table:table-cell table:style-name="ce1" office:value-type="string" calcext:value-type="string">
            <text:p>-62.70</text:p>
          </table:table-cell>
          <table:table-cell/>
        </table:table-row>
        <table:table-row table:style-name="ro1">
          <table:table-cell office:value-type="string" calcext:value-type="string">
            <text:p>UAGACGGUGGCUGUGCGUGGUGGAGAAGCAGGGCACGUGCAUUACCAUCCAAUGCCGCCGGGUGGGUGGGUGGAAUGGAUGGAUGGUUCUUGAUGUGCCCAUCUUCUCCACCGAGCACGAACUGUC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...(((((.(((((((((((..((((((((.....((((((((...(((((.(.....).)))))......)))))))).....))))))))..))))))))))).))))).))))))).</text:p>
          </table:table-cell>
          <table:table-cell table:style-name="ce1" office:value-type="string" calcext:value-type="string">
            <text:p>-73.60</text:p>
          </table:table-cell>
          <table:table-cell/>
        </table:table-row>
        <table:table-row table:style-name="ro1">
          <table:table-cell office:value-type="string" calcext:value-type="string">
            <text:p>UAGGCUCGGGGACUAUGGUGCAGCCAAGGAUGACUUGCCGAUCGAUGUGACGCCUCUUGAUCUCGUCGUCGUCAGAUCGUCGCCGAUCAUCGGCAAGUUGUUCUUGGCUACACCGUGGCUCCUGCUCC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.(((((.((((((((.(((((((((((((((((((((.(((((((((..(((((((......))))..))).))))))..)))))))))))))))))))))))).)))))))).)))))..))))</text:p>
          </table:table-cell>
          <table:table-cell table:style-name="ce1" office:value-type="string" calcext:value-type="string">
            <text:p>-70.20</text:p>
          </table:table-cell>
          <table:table-cell/>
        </table:table-row>
        <table:table-row table:style-name="ro1">
          <table:table-cell office:value-type="string" calcext:value-type="string">
            <text:p>UAGGCUCGGGGACUACGGUGCAGCCAAGGAUGACUUGCCGAUCUAUCGUCGAUCAACGAGCGACGCCUCUGAUGUCUGAUCUCGACAUCUAUCGUCGUCAGACCAUCAUCAUCUAUCGGCAAGUUGUUCUUGGCUACACCGUGGCUCCUGCUCC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.(((((.((((((((.(((((((((((((((((((((....(((((.........)))))....(((((((((((..(((......)))..)))))).)))))......))))))))))))))))))))).)))))))).)))))..))))</text:p>
          </table:table-cell>
          <table:table-cell table:style-name="ce1" office:value-type="string" calcext:value-type="string">
            <text:p>-78.40</text:p>
          </table:table-cell>
          <table:table-cell/>
        </table:table-row>
        <table:table-row table:style-name="ro1">
          <table:table-cell office:value-type="string" calcext:value-type="string">
            <text:p>UGCUCUUGCGAAUGAGUGAAGCUGCCAGCAUGAUCUAGCUCUGAUUUGGUUGGCACCAUAUUAGCAGGCGUCCACGCACAGCUAGACUAGAGUGGCCUCGCGCGCUCUCGUCUGGUCUGUGUCUCGCUUUGUGCCUGCAAAUCGUUGUUAGAUCAUGCAUGACAGCCUCAUUCCUUCACAAUUCUGGG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.(((.((((((.((((.((((((((((((((..(((((((...(((((.........(((((.....((((((((((((.((((((((...)).)))))).)))))).))))))..))))).)))))..)))))))..)))))))))))).)).)))).)))))).))).)).....)))))</text:p>
          </table:table-cell>
          <table:table-cell table:style-name="ce1" office:value-type="string" calcext:value-type="string">
            <text:p>-87.20</text:p>
          </table:table-cell>
          <table:table-cell/>
        </table:table-row>
        <table:table-row table:style-name="ro1">
          <table:table-cell office:value-type="string" calcext:value-type="string">
            <text:p>AGUGCCCAAGAUAAAGGGUGAAGCUGCCAGCAUGAUCUAACGACGGCAUUGCUCUGCUGCUGCAGUGAGGCUUGCGAGUGAUGGUUAGAUCAUGCUGUGACAGUUUCACUCUUUCCCUUUGGGC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..(((((((((((((((((((((((((((((.....((((((((.((.(((.......)))..)))))))))))))))))))))))).).))))))))))))))..).)))))))).</text:p>
          </table:table-cell>
          <table:table-cell table:style-name="ce1" office:value-type="string" calcext:value-type="string">
            <text:p>-70.50</text:p>
          </table:table-cell>
          <table:table-cell/>
        </table:table-row>
        <table:table-row table:style-name="ro1">
          <table:table-cell office:value-type="string" calcext:value-type="string">
            <text:p>UGCCCAAGGGAACGAGUGAAGCUGCCAGCAUGAUCUAGCUCUGAGUGAUCACCCGAAAAAGAACAAUAGUUCUAGGUGGUCAUGCCUUGCUAGGUCAUGCUGCUGCAGCCUCACUUCUUCCCGUCGUUGG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.((((((.(((((((((((((((((((.....(((((((((......(((((....))))).))))))))).....))))))))))))))..))))).)))))).)))))....)))))))</text:p>
          </table:table-cell>
          <table:table-cell table:style-name="ce1" office:value-type="string" calcext:value-type="string">
            <text:p>-75.20</text:p>
          </table:table-cell>
          <table:table-cell/>
        </table:table-row>
        <table:table-row table:style-name="ro1">
          <table:table-cell office:value-type="string" calcext:value-type="string">
            <text:p>UGCCCAAGGGAACGAGUGAAGCUGCCAGCAUGAUCUAGCUCGGAGUGAUCACGCGAGGAGAACAAUAGCUCGAGGUGGUCAUGCCUUGCUAGAUCAUGCUGUGGCAGCCUCACUUCUUCCCGUCCUUGG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.((((((.(((((((((((((((((((..((.((((((((.((((...........))))..)))))))).))..))))))))))))..))))))).)))))).)))))....)))))))</text:p>
          </table:table-cell>
          <table:table-cell table:style-name="ce1" office:value-type="string" calcext:value-type="string">
            <text:p>-80.60</text:p>
          </table:table-cell>
          <table:table-cell/>
        </table:table-row>
        <table:table-row table:style-name="ro1">
          <table:table-cell office:value-type="string" calcext:value-type="string">
            <text:p>AGGGAAUAUGCCUGGCUCCCUGUAUGCCACUCGCACGGCUACCACACCCCGGUGGCCGCUGCGGCUGGCGUGCGAGGUGCCAAGCAUGGCC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.(((((.((((.((.(((((((((.(((((((((((((.......)))))))).))))).))))))))).)).)))).)))))..))).</text:p>
          </table:table-cell>
          <table:table-cell table:style-name="ce1" office:value-type="string" calcext:value-type="string">
            <text:p>-59.30</text:p>
          </table:table-cell>
          <table:table-cell/>
        </table:table-row>
        <table:table-row table:style-name="ro1">
          <table:table-cell office:value-type="string" calcext:value-type="string">
            <text:p>CUGGGCGCAGUGGUUUAUCGAUCUCUUCCUUGCCUUGUGCUGGUCCGGCCGGGAGUGGUGGUUCAAGCGUUUUAUUGUUGCAGCAGCUCGCAAACAACGCGGGAAUCGGUCGAUAAACCUCUGCAUCC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((((.((((((((((((..(((((.(((............))).)))))....(((((..(((((...((((.((....))..))))..)))))..))))))))))))))))).)))).)))))</text:p>
          </table:table-cell>
          <table:table-cell table:style-name="ce1" office:value-type="string" calcext:value-type="string">
            <text:p>-55.60</text:p>
          </table:table-cell>
          <table:table-cell/>
        </table:table-row>
        <table:table-row table:style-name="ro1">
          <table:table-cell office:value-type="string" calcext:value-type="string">
            <text:p>GGGGAAUGUUGUCUGGCUCGAGGUGCAGAAACAUACAGAUCUCAUCGGUCUAGGUUCUUGUCGAUCUCGGACCAGGCUUCAUUC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.((((((.(((((((((((.(((....(((((.....)))))..))).))))..))))))).))))))..))))))))</text:p>
          </table:table-cell>
          <table:table-cell table:style-name="ce1" office:value-type="string" calcext:value-type="string">
            <text:p>-41.20</text:p>
          </table:table-cell>
          <table:table-cell/>
        </table:table-row>
        <table:table-row table:style-name="ro1">
          <table:table-cell office:value-type="string" calcext:value-type="string">
            <text:p>GGGGAAUGUCGUCUGGCGCGAGACCGUACCAGACGACGUGCUCUCUCGGUCGUCGGACGGUCUCGGACCAGGCUUCAUUC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.((((((..(((((((((.((.((((((...........)))))))))))))))))..))))))..))))))))</text:p>
          </table:table-cell>
          <table:table-cell table:style-name="ce1" office:value-type="string" calcext:value-type="string">
            <text:p>-55.20</text:p>
          </table:table-cell>
          <table:table-cell/>
        </table:table-row>
        <table:table-row table:style-name="ro1">
          <table:table-cell office:value-type="string" calcext:value-type="string">
            <text:p>GGGGAAUGACGUCCGGUCCGAACAAGCCACGGCUGCUGCUGCGCUACCGCCGCGGCUUCGGACCAGGCUUCAUUC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.(((.(((((((...((((.((((.(..((...))..).)))).))))))))))).))).)))))))))</text:p>
          </table:table-cell>
          <table:table-cell table:style-name="ce1" office:value-type="string" calcext:value-type="string">
            <text:p>-48.40</text:p>
          </table:table-cell>
          <table:table-cell/>
        </table:table-row>
        <table:table-row table:style-name="ro1">
          <table:table-cell office:value-type="string" calcext:value-type="string">
            <text:p>GGGGAAUGUUGUCUGGUUGGAGACCUAACACCRCGAAUUAAUCAUCCAUGCCAUGGAAGCAGCAUAUGCCCGCCUGCAUCUAUCCAUGCAUGAUGGUGGAAGGUUUCGGACCAGGCUUCAUUC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.((((((((.(((((((..((((........(((((.((((..(((((.(((((........).)))).))))).)))).)))))))))..))))))).))))))))..))))))))</text:p>
          </table:table-cell>
          <table:table-cell table:style-name="ce1" office:value-type="string" calcext:value-type="string">
            <text:p>-64.00</text:p>
          </table:table-cell>
          <table:table-cell/>
        </table:table-row>
        <table:table-row table:style-name="ro1">
          <table:table-cell office:value-type="string" calcext:value-type="string">
            <text:p>GUGGAAUGUUGUCUGGUUCAAGGUCUUGCUWUCCGAUUUGAGGAUGAUCCAUGCUUGCAUGUGUAGUUUUUUUUGUUCCUCAGAUCUACAAGAUCUCGGACCAGGCUUCAUUC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..(((((((((.((((((((......((((((((((........(((.((....))))).........))))))))))..)))))))).)))))))))..))))))..</text:p>
          </table:table-cell>
          <table:table-cell table:style-name="ce1" office:value-type="string" calcext:value-type="string">
            <text:p>-48.30</text:p>
          </table:table-cell>
          <table:table-cell/>
        </table:table-row>
        <table:table-row table:style-name="ro1">
          <table:table-cell office:value-type="string" calcext:value-type="string">
            <text:p>GGGGAAUGUUGUCUGGCUCGAGGUGCAGAAACACGCAGAUCUCAUCGAGGUCGUCUUGGUUGUUGUUGAUCUCGGACCAGGCUUCAUUC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.((((((.(((((((.(((.((((..((((((((...))))))....))..)))).)))))))))).))))))..))))))))</text:p>
          </table:table-cell>
          <table:table-cell table:style-name="ce1" office:value-type="string" calcext:value-type="string">
            <text:p>-45.30</text:p>
          </table:table-cell>
          <table:table-cell/>
        </table:table-row>
        <table:table-row table:style-name="ro1">
          <table:table-cell office:value-type="string" calcext:value-type="string">
            <text:p>GUGGAAUGUUGUCUGGUUCAAGGUCUUUUGCUUUGUGAUCCAUCUGUGUAGAGCUUCUAAGUAUUCCUUGGAUCUGCAAGAUCUCGGACCAGGCUUCAUUC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..(((((((((.((((((..(((.....((((((...(((((((...))))..)))....)))))).))))))))).)))))))))..))))))..</text:p>
          </table:table-cell>
          <table:table-cell table:style-name="ce1" office:value-type="string" calcext:value-type="string">
            <text:p>-40.20</text:p>
          </table:table-cell>
          <table:table-cell/>
        </table:table-row>
        <table:table-row table:style-name="ro1">
          <table:table-cell office:value-type="string" calcext:value-type="string">
            <text:p>GAUAUUGGCGAGGUUCAAUCAGAUGAUGUAUUUUUCUUAUAUAUAAAUUUGCAUGCAUGAAGGUGUGAAUCCAGUGUCUGAUUGAGCCGCGCCAAUA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.(((((((((((((.((((((.......))))))..((((((((........)))))))).....))))))))))))).))))))))))</text:p>
          </table:table-cell>
          <table:table-cell table:style-name="ce1" office:value-type="string" calcext:value-type="string">
            <text:p>-41.30</text:p>
          </table:table-cell>
          <table:table-cell/>
        </table:table-row>
        <table:table-row table:style-name="ro1">
          <table:table-cell office:value-type="string" calcext:value-type="string">
            <text:p>CGGGAUAUUGGCGCGGUUCAAUCAGAAAGCUUGCGCUCCAGGCCCGAGGGGCUCCACUCUUUGAUUGAGCCGUGCCAAUAUCA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((((((((((((((((((((.((...(.(((((........))))).)..)).))))))))))))))))))))))).))</text:p>
          </table:table-cell>
          <table:table-cell table:style-name="ce1" office:value-type="string" calcext:value-type="string">
            <text:p>-47.00</text:p>
          </table:table-cell>
          <table:table-cell/>
        </table:table-row>
        <table:table-row table:style-name="ro1">
          <table:table-cell office:value-type="string" calcext:value-type="string">
            <text:p>GCGUGGCAUCAUCAAGAUUCACAACCCAUCAAUCCGAACCACUGAUUUGGAAUGCAUGYAUGAGAAUCUUGAUGAUGCUG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(((((((((((.((...(((((.((((((.......)))))).)).)))..)).))))))))))))))))))..</text:p>
          </table:table-cell>
          <table:table-cell table:style-name="ce1" office:value-type="string" calcext:value-type="string">
            <text:p>-35.60</text:p>
          </table:table-cell>
          <table:table-cell/>
        </table:table-row>
        <table:table-row table:style-name="ro1">
          <table:table-cell office:value-type="string" calcext:value-type="string">
            <text:p>GUGCAGCACCAUCAAGAUUCACAUCCCCAGCUCGAUCUGUGCAUGAUGAGAUGAGAAUCUUGAUGAUGCUG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(((((((((((.(((((.((((.(.....).)).))..).)))).))))))))))).))))))))</text:p>
          </table:table-cell>
          <table:table-cell table:style-name="ce1" office:value-type="string" calcext:value-type="string">
            <text:p>-34.00</text:p>
          </table:table-cell>
          <table:table-cell/>
        </table:table-row>
        <table:table-row table:style-name="ro1">
          <table:table-cell office:value-type="string" calcext:value-type="string">
            <text:p>GUGCAGCACCAUCAAGAUUCACAUCGUCCAACUCAUGCAUCAUGCAUAUAUGCAUCUUCAAUGAUGCGUGCCUCGCAUGUGUGUGUAUAUAUAUAUGAUGAGAUGAGAAUCUUGAUGAUGCUG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(((((((((((.((((.........(((((...))))).((((((((......))))))))..((((((((((((....))))))))).))))))).))))))))))).))))))))</text:p>
          </table:table-cell>
          <table:table-cell table:style-name="ce1" office:value-type="string" calcext:value-type="string">
            <text:p>-53.60</text:p>
          </table:table-cell>
          <table:table-cell/>
        </table:table-row>
        <table:table-row table:style-name="ro1">
          <table:table-cell office:value-type="string" calcext:value-type="string">
            <text:p>GUGCAGCACCACCAAGAUUCACAUCCAACUCUCACGCAUCUUCAGUGAUGCAUGCAUGCUCUGUGAUGUCUCGCAGCAGCUAUAUGCAUAUGUGAUGAGAUGAGAAUCUUGAUGAUGCUG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((.((((((((.((((((....(((((((((......)))))(((((((((((((((....)))))).)))...))))))..)))))).)))).)))))))).)).))))))))</text:p>
          </table:table-cell>
          <table:table-cell table:style-name="ce1" office:value-type="string" calcext:value-type="string">
            <text:p>-53.90</text:p>
          </table:table-cell>
          <table:table-cell/>
        </table:table-row>
        <table:table-row table:style-name="ro1">
          <table:table-cell office:value-type="string" calcext:value-type="string">
            <text:p>GGGGAAUGUUGUCUGGCUCGAGGUGCAGGAACAUGCAGAUCUCAUCGGUCUAGAUUGUUGUUGAUCUCGGACCAGGCUUCAUUC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.((((((.(((((((.(((.((((..((((((.....))))).)..)))).)))))))))).))))))..))))))))</text:p>
          </table:table-cell>
          <table:table-cell table:style-name="ce1" office:value-type="string" calcext:value-type="string">
            <text:p>-47.50</text:p>
          </table:table-cell>
          <table:table-cell/>
        </table:table-row>
        <table:table-row table:style-name="ro1">
          <table:table-cell office:value-type="string" calcext:value-type="string">
            <text:p>GGGGAAUGUUGUCUGGUCGGAGACCUAACACCGCGAAUCAUCCAUGGAGCAGCAUGCAUGGUGGUGGAUGGUUUCGGACCAGGCUUCAUUC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.((((((((.((((((...((((((....(((.((((......)))).)))))))))...)))))).))))))))..))))))))</text:p>
          </table:table-cell>
          <table:table-cell table:style-name="ce1" office:value-type="string" calcext:value-type="string">
            <text:p>-55.90</text:p>
          </table:table-cell>
          <table:table-cell/>
        </table:table-row>
        <table:table-row table:style-name="ro1">
          <table:table-cell office:value-type="string" calcext:value-type="string">
            <text:p>GCGUGGCAUCAUCAAGAUUCACACACUGCUUGCAAAUGCAUACAUGCAUCUCUGCCGCCUUCUUUGCCUGCCAUUAAUAGCAGUUUUACUACAUGUUUUAGCUGCUGCUGCAUCAUAUAUGCCUCUGUGAAUAUAUAUGUGUAUGUGUGGGAAUCUUGAUGAUGCUG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(((((((((((.(((((.((..(((((((((....)))))..............))))..))......((((((((..((.....))...)))))))).((((.((((((((..........)))))))))))).))))).))))))))))))))))))..</text:p>
          </table:table-cell>
          <table:table-cell table:style-name="ce1" office:value-type="string" calcext:value-type="string">
            <text:p>-58.90</text:p>
          </table:table-cell>
          <table:table-cell/>
        </table:table-row>
        <table:table-row table:style-name="ro1">
          <table:table-cell office:value-type="string" calcext:value-type="string">
            <text:p>GUGCAGCACCAUCAAGAUUCACAUGGUCCAACUCAUGCAUCUUCAGUGAUGCUCAUGUGAUGGCUCGCAGUUGCUAUAUAUGCAUAUGUGAUGAGAUGAGAAUCUUGAUGAUGCUG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(((((((((((.(((.(.(((.(.((((((((......)))))..))).).))))(((((..(((.......)))..)))))....))).))))))))))).))))))))</text:p>
          </table:table-cell>
          <table:table-cell table:style-name="ce1" office:value-type="string" calcext:value-type="string">
            <text:p>-49.20</text:p>
          </table:table-cell>
          <table:table-cell/>
        </table:table-row>
        <table:table-row table:style-name="ro1">
          <table:table-cell office:value-type="string" calcext:value-type="string">
            <text:p>UGCCUGGCUCCCUGUAUGCCACACAUGUAGCCCAACCCGUGGCGUGAUUGGAUGCUGUGGGUGGCGUGCAAGGAGCCAA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((((.((((((((((.((((((..((((.(((...)).).)))).))).))).)))))))))).))))))).)))</text:p>
          </table:table-cell>
          <table:table-cell table:style-name="ce1" office:value-type="string" calcext:value-type="string">
            <text:p>-42.40</text:p>
          </table:table-cell>
          <table:table-cell/>
        </table:table-row>
        <table:table-row table:style-name="ro1">
          <table:table-cell office:value-type="string" calcext:value-type="string">
            <text:p>UGAAGCUGCCAGCAUGAUCUAGCUCUGAGUGAUCACCCGAGAAGAACAAUAGUUCGAGGUGGUCUCGCCUUGCUAGGUCAUGCUGCGGCAGCC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((((((((((((((((.....(.(((((((((((...........)))).))))))).).....)))))))))))))..)))))).)))</text:p>
          </table:table-cell>
          <table:table-cell table:style-name="ce1" office:value-type="string" calcext:value-type="string">
            <text:p>-49.50</text:p>
          </table:table-cell>
          <table:table-cell/>
        </table:table-row>
        <table:table-row table:style-name="ro1">
          <table:table-cell office:value-type="string" calcext:value-type="string">
            <text:p>CAGCCAAGGAUGACUUGCCGGAUAUGUGCAUGCAUAUGUUACAAGGCAGCAUAUGCACCCUGUUACAAGCCUGCCUGUUCUCCGGCAAGUUGUCCUUGGC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(((((((((((.(((.(((.((...(((.(((.((..((....))..))))).))).)).))).)))..))))))))))))))))))))).</text:p>
          </table:table-cell>
          <table:table-cell table:style-name="ce1" office:value-type="string" calcext:value-type="string">
            <text:p>-52.70</text:p>
          </table:table-cell>
          <table:table-cell/>
        </table:table-row>
        <table:table-row table:style-name="ro1">
          <table:table-cell office:value-type="string" calcext:value-type="string">
            <text:p>GCUUUGAUCACUGUCUCCAGCCUGCUGAAGCUCAGAGGGCUCUGAUUCAGAAAGAUCAUCGGAUCCGUCUGAGCUUGGCUGGUCGGAAGUCUCCUCAUCUGCUUCCUUCGGG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.......((((((.....(((((((((.((.((((((((.....))..)))))).)).)))))))))))))))..((((((..........))))))........</text:p>
          </table:table-cell>
          <table:table-cell table:style-name="ce1" office:value-type="string" calcext:value-type="string">
            <text:p>-41.30</text:p>
          </table:table-cell>
          <table:table-cell/>
        </table:table-row>
        <table:table-row table:style-name="ro1">
          <table:table-cell office:value-type="string" calcext:value-type="string">
            <text:p>GCAUGACUCCUCCAAGUCUUGGAGUAGGUCAUUGGGUGGAUCCUUUAUUUCCCUAUGUGGGCCACUGGAUGGCUCCUCCAUGUCUUGG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..(((((.(.(((((..(((((((.(((((.(((..(((......))).)))))))).))))))).))))).).)))))..</text:p>
          </table:table-cell>
          <table:table-cell table:style-name="ce1" office:value-type="string" calcext:value-type="string">
            <text:p>-35.50</text:p>
          </table:table-cell>
          <table:table-cell/>
        </table:table-row>
        <table:table-row table:style-name="ro1">
          <table:table-cell office:value-type="string" calcext:value-type="string">
            <text:p>UCGGAUGAGCCCUCGGAGGACUCCAUUUGUUUUGAUGAUGGAUUCUUACGCUCCAUCAUCGUCUCAAAUGAGUCUUCAGAGGGUUCUAU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(((.((((((((.(((((...((((((((((.........))))))))))...))))))))))))).)))))))).)))..</text:p>
          </table:table-cell>
          <table:table-cell table:style-name="ce1" office:value-type="string" calcext:value-type="string">
            <text:p>-47.50</text:p>
          </table:table-cell>
          <table:table-cell/>
        </table:table-row>
        <table:table-row table:style-name="ro1">
          <table:table-cell office:value-type="string" calcext:value-type="string">
            <text:p>CGUCCUGCGAGGUGUCUUGCAGGCCGUCAUGCAGGCCACACUGACGGUAACGUUGCAGGUCGUCUUGCAGGGCUUCUCGCAAGACGACA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((((.((((((((((.((.(.((((((((........)))....))))).).)).)))))))))).))))))).)))).....</text:p>
          </table:table-cell>
          <table:table-cell table:style-name="ce1" office:value-type="string" calcext:value-type="string">
            <text:p>-43.40</text:p>
          </table:table-cell>
          <table:table-cell/>
        </table:table-row>
        <table:table-row table:style-name="ro1">
          <table:table-cell office:value-type="string" calcext:value-type="string">
            <text:p>GUCACUAUCGGUGCCCUCACAAAGGCACUGACUUGGAUGCUGCAUGUGGUAAGUGCUAUUUGUUGGGGUAGUUUCAAGUG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..(.((((((.(((((((((((.(((...(((...)))..))).)))))).))))).)))))).)....))))))</text:p>
          </table:table-cell>
          <table:table-cell table:style-name="ce1" office:value-type="string" calcext:value-type="string">
            <text:p>-29.90</text:p>
          </table:table-cell>
          <table:table-cell/>
        </table:table-row>
        <table:table-row table:style-name="ro1">
          <table:table-cell office:value-type="string" calcext:value-type="string">
            <text:p>CAGUUGAGGUCAACUCUAACUUUAGCAUCUUUCUUUUAAGCAAAGUAGAAAGUGCUAUCAAGUUGGGGUAGAUGUUUGC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.(((.(((((((((((((((.((((((............)))))))))))..)))))))))).))).)).))))</text:p>
          </table:table-cell>
          <table:table-cell table:style-name="ce1" office:value-type="string" calcext:value-type="string">
            <text:p>-30.50</text:p>
          </table:table-cell>
          <table:table-cell/>
        </table:table-row>
        <table:table-row table:style-name="ro1">
          <table:table-cell office:value-type="string" calcext:value-type="string">
            <text:p>AUUAAGAUCACUUCAAACAGGAGCAUUGAUUUGUCCUUUGUUCAUAAGUGCUUCUCUUUGGGGUAGUUUUA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((((((((.(((((((((...................))))))))).)))))))).))))))))</text:p>
          </table:table-cell>
          <table:table-cell table:style-name="ce1" office:value-type="string" calcext:value-type="string">
            <text:p>-22.20</text:p>
          </table:table-cell>
          <table:table-cell/>
        </table:table-row>
        <table:table-row table:style-name="ro1">
          <table:table-cell office:value-type="string" calcext:value-type="string">
            <text:p>GUUAGGUUUGGUGUCCCUAGGAGUUCUCUGCAAGCACUUCACGAGGCAUCGUUUUGAGAGCUUUUGUGAAGUGUUUGGGGGAACUCUUAGUGUCACAAAUCA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((.((.(.(((((((((((((.(((((((((((((((((.((.......)))).)))))))))))))))))))))))))))).).))))))))....</text:p>
          </table:table-cell>
          <table:table-cell table:style-name="ce1" office:value-type="string" calcext:value-type="string">
            <text:p>-50.40</text:p>
          </table:table-cell>
          <table:table-cell/>
        </table:table-row>
        <table:table-row table:style-name="ro1">
          <table:table-cell office:value-type="string" calcext:value-type="string">
            <text:p>GGUUGGUUGGUUGUCACCUGGAGUUCUCCACAAACUACUUCAGUAGCAACACACACCCCUAGUUUAAUGCACCGUGUUUGCAUGUUUGUGUGGAGCUGUGUGUGUACAUAGUGAAGUGUUUGGGGGAACUCUGGGUGGCAAUCAGCAA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(((((((((((((((((((.(((((.((((((.((...((((((((....(((((.(((((.((((....))))..))))).)))))))))))))...)).)))))))))))))))))))))))))))))))))))....</text:p>
          </table:table-cell>
          <table:table-cell table:style-name="ce1" office:value-type="string" calcext:value-type="string">
            <text:p>-76.80</text:p>
          </table:table-cell>
          <table:table-cell/>
        </table:table-row>
        <table:table-row table:style-name="ro1">
          <table:table-cell office:value-type="string" calcext:value-type="string">
            <text:p>UCAAGUUUGGUGUCCCCAGGAGUUCUCUGCAAACACUUCACAAAGCACUUUUUUAGAGCUUUUGUGAAGUGUUUGGGGGAACUCUUGGUGCCACUGAUCA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.((((((.(.(((((((((((((.(((((((((((((((((.((.....)).)).)))))))))))))))))))))))))))).).)))))).)....</text:p>
          </table:table-cell>
          <table:table-cell table:style-name="ce1" office:value-type="string" calcext:value-type="string">
            <text:p>-50.60</text:p>
          </table:table-cell>
          <table:table-cell/>
        </table:table-row>
        <table:table-row table:style-name="ro1">
          <table:table-cell office:value-type="string" calcext:value-type="string">
            <text:p>AUUAGGUUUGGUGUCCCCGGGAGUUCUCUGCAAGCACUUCACGAGGCACUAUUUUGAGAGCUUUUGUGAAGUGUUUGGGGGAACUCUUGAUGCCACUAACCA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(((((((...(((((((((((.(((((((((((((((((.((......)).)).)))))))))))))))))))))))))))))))))..))))....</text:p>
          </table:table-cell>
          <table:table-cell table:style-name="ce1" office:value-type="string" calcext:value-type="string">
            <text:p>-49.20</text:p>
          </table:table-cell>
          <table:table-cell/>
        </table:table-row>
        <table:table-row table:style-name="ro1">
          <table:table-cell office:value-type="string" calcext:value-type="string">
            <text:p>AGAUGGCCUUCUUUGUGAUCUUCCACAGCUUUCUUGAACUGCAUCUCUAAGAGGAGCAGCUUGAACUCUCUACCUGCAUGAGCAGGUGCAGUUCAAUAAAGCUGUGGGAAACUGCAGAGAGAGGCC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((((((...((((((((((((.(((((((((..........((((.((......))))))((((((....))))))))))))))).))))))))))))...)))))))).)))))).</text:p>
          </table:table-cell>
          <table:table-cell table:style-name="ce1" office:value-type="string" calcext:value-type="string">
            <text:p>-62.70</text:p>
          </table:table-cell>
          <table:table-cell/>
        </table:table-row>
        <table:table-row table:style-name="ro1">
          <table:table-cell office:value-type="string" calcext:value-type="string">
            <text:p>ACAUGGCCCUCCUUGCCGUCUUCCACAGCUUUCUUGAACUGCAUGCUGGUAGUGCUGUGUGCAUCCGUUCCAAUAUUCCAAGAGGCAGUUCAAUAAAGCUGUGGGAAAUUGCAGAGAGAGACC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.(((.((((.((.((((((((((((.(((((((((....(((.((((.((.(.((....)).))).)))))))....))))))))).)))))))))))).)).)))).))).).))).</text:p>
          </table:table-cell>
          <table:table-cell table:style-name="ce1" office:value-type="string" calcext:value-type="string">
            <text:p>-51.00</text:p>
          </table:table-cell>
          <table:table-cell/>
        </table:table-row>
        <table:table-row table:style-name="ro1">
          <table:table-cell office:value-type="string" calcext:value-type="string">
            <text:p>UUCAAGUCCAUGCCAUGCCUUUCCACAGCUUUCUUGAACUUCUCCUCCUCCUCCUCUCUCUUAGAAGGGUAGCUUUGAACAUCUCUCUCUCUCUCUCUCUCUCUCUCUCUCUCUCUCCAAAGAAGGUCAAGAAAGCUGUGGGAAGAAAUGACAUAACAA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((((((.(((..(((((((((((((((((((.(((((.......(((((.(((...))).))).))....((.....))...................................))))).)))))))))))))))))))..))).))).....)))</text:p>
          </table:table-cell>
          <table:table-cell table:style-name="ce1" office:value-type="string" calcext:value-type="string">
            <text:p>-42.60</text:p>
          </table:table-cell>
          <table:table-cell/>
        </table:table-row>
        <table:table-row table:style-name="ro1">
          <table:table-cell office:value-type="string" calcext:value-type="string">
            <text:p>UGCCGGCGCCGGCGAAUUACGGGGCAGUUCGUCUUUGGCACAAAGGCACGUCCAGAACUACUCGAUGAGGGUCACUUGAGCUGAACUGAACAUGCGUGCCAAAGGAGAAUUGCCCUGCGAUUCGCCCGUGCAGA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.((((((((.(((((((((((.((((((((((....(((.((.(((..(..((((((((...))).)))))..)..))).)).))))))))))))).))))))))))).)))))))).)))).....</text:p>
          </table:table-cell>
          <table:table-cell table:style-name="ce1" office:value-type="string" calcext:value-type="string">
            <text:p>-68.60</text:p>
          </table:table-cell>
          <table:table-cell/>
        </table:table-row>
        <table:table-row table:style-name="ro1">
          <table:table-cell office:value-type="string" calcext:value-type="string">
            <text:p>CAUAUGCUGAGCAUGAAUUACAGGGUACAUCUCCUUUGGCACAGAUGCAUGCAGCAGAAUGCAUAUAUGCAUAUGCGAAACUGUCGAGCGUGCCAAAGGAGAAUUGCCCUGCGAUUCUAGGCUCUGCA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.((((..(((((.(((((((..(((((((((((((....((.((..((((..(((((((....)))))))...)))))).)))))))))))))))..))))))).)))))...)))).)))..</text:p>
          </table:table-cell>
          <table:table-cell table:style-name="ce1" office:value-type="string" calcext:value-type="string">
            <text:p>-60.70</text:p>
          </table:table-cell>
          <table:table-cell/>
        </table:table-row>
        <table:table-row table:style-name="ro1">
          <table:table-cell office:value-type="string" calcext:value-type="string">
            <text:p>GUGCAGGCUGAAGACAGUUGUAGGCAGCUCUCCUCUGGCAGGCGGUCAUCGUCGUCGUCAUCGACGGCUGGUUCUGUGUUCAUCCGGAUCCAUCGUGCAGCCGUGCAUGCAUGCAGUAAUAUUCGGUUACAUGCAUGCAUUAUGCACGCACGUACGUCGUCGUCCUGCCAAAGGAGAGUUGCCCUGCGACUGUCUCCAGCUU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((.(((((((((((((((((((((((.((((((((((.(...(((((((....)))))))(((.((((........)))).))).(((((...(((((((((((((((((((.....))))).))))))))...))))))...)))))..)))).))))))).)))))))))).))))))))))))).))))))...</text:p>
          </table:table-cell>
          <table:table-cell table:style-name="ce1" office:value-type="string" calcext:value-type="string">
            <text:p>-112.70</text:p>
          </table:table-cell>
          <table:table-cell/>
        </table:table-row>
        <table:table-row table:style-name="ro1">
          <table:table-cell office:value-type="string" calcext:value-type="string">
            <text:p>ACAUGCGGGGCCAUGCAUUACCGGGUGGGUCUCCUCUGGCAGUAACUUGGCUGGUCGCCUGGUCCAUGAUACCUGCGUGCAGACACUGCCAAAGGAGAUUUGCCCAGCAAUGCAGUUUUGAGU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(((((((((((((.(.(((((((((((((.(((((((.....(.(((..(((..(((.......))).)))..))).)))))))).))))))))))))).).))))))....)).)))))</text:p>
          </table:table-cell>
          <table:table-cell table:style-name="ce1" office:value-type="string" calcext:value-type="string">
            <text:p>-55.50</text:p>
          </table:table-cell>
          <table:table-cell/>
        </table:table-row>
        <table:table-row table:style-name="ro1">
          <table:table-cell office:value-type="string" calcext:value-type="string">
            <text:p>CAUAUGCGAGUCGAGGAUUACCGGGCCAUUUCUCCUUGGGCAGAGUAAUUGAAUUUUACUUUGCUGGAUCCGGUUUGCUCUGCCAAAGGAGAUUUGCCCAGCAAUCCACAUUUGUAAU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(((.(.(((((.(.((((.(..(((((((.(((((((((((((.((((.........)))).))).)))))))))).)))))))..))))).).))))).))))))))....</text:p>
          </table:table-cell>
          <table:table-cell table:style-name="ce1" office:value-type="string" calcext:value-type="string">
            <text:p>-47.10</text:p>
          </table:table-cell>
          <table:table-cell/>
        </table:table-row>
        <table:table-row table:style-name="ro1">
          <table:table-cell office:value-type="string" calcext:value-type="string">
            <text:p>UAGCUCAGGGUGAGAAUCACAGUGCAGCUCUCCUCUGGCAUGAAGGCUGAGAGAGUCAUGAGCAGUUUUCUGGCCUUUCCCUGCCAAAGGAGAGCUGCCCUGCCAUUCAUUAGCCCUGC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(..((((..(((.(((((((((((.(((((.(((((((.((((((.(.......))))))))))))))...))))).))))))))))).)))..))))....))))))...</text:p>
          </table:table-cell>
          <table:table-cell table:style-name="ce1" office:value-type="string" calcext:value-type="string">
            <text:p>-59.20</text:p>
          </table:table-cell>
          <table:table-cell/>
        </table:table-row>
        <table:table-row table:style-name="ro1">
          <table:table-cell office:value-type="string" calcext:value-type="string">
            <text:p>CCAGAUGUGCACUUGCAUUGCUGGGCAACUUCUCCUUUGGCAGAUGCGCAAUGUGCUCCGACCCUGGGGCUUCUUCCGCGCCUACUGCCAAAGGAAAUUUGCCCCGGAAUUCACCUGCACAGC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(..((.(((.(.((((((.((.((((((((((((.((((.....((((((....)))))).......)))).).))))))))))))).)))))).).))).))..))))))....</text:p>
          </table:table-cell>
          <table:table-cell table:style-name="ce1" office:value-type="string" calcext:value-type="string">
            <text:p>-55.20</text:p>
          </table:table-cell>
          <table:table-cell/>
        </table:table-row>
        <table:table-row table:style-name="ro1">
          <table:table-cell office:value-type="string" calcext:value-type="string">
            <text:p>UGGACCUCUGGAGUGAGUGAUGACAGAAGAGAGAGAGCACAACCCAGCACCAGCGAGGAGAAGCCUCGCUUCUGCGAGGGCCGUGUGCUCUCUGCUCUCACUGUCAUCGCCGACAGGCCACCC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.....((..((((((((((.((((((((((((((.(((.(((..(((((((.....)))))))..)))..)))...)))))))))).))))..))))))))))..)))))))).....</text:p>
          </table:table-cell>
          <table:table-cell table:style-name="ce1" office:value-type="string" calcext:value-type="string">
            <text:p>-65.80</text:p>
          </table:table-cell>
          <table:table-cell/>
        </table:table-row>
        <table:table-row table:style-name="ro1">
          <table:table-cell office:value-type="string" calcext:value-type="string">
            <text:p>GAGGGGCGAGCAAACCGUGCUGGAGAAGCAGGGCACGUGCUCGUCGUCGCUGCAUGCGUGGUCGUCGUCGCAGCACGUGCGCUCCUUCUCCAACAUGGCUUCUCGCCCC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.((((((((.((.(((((.((((((((.((.(((((((((((.((.((((((....)))).)).)).)).))))))))).)).)))))))).))))).))))))))))).</text:p>
          </table:table-cell>
          <table:table-cell table:style-name="ce1" office:value-type="string" calcext:value-type="string">
            <text:p>-71.80</text:p>
          </table:table-cell>
          <table:table-cell/>
        </table:table-row>
        <table:table-row table:style-name="ro1">
          <table:table-cell office:value-type="string" calcext:value-type="string">
            <text:p>CAAGUUGAAGGUUAGGUUAAUGGGGUUGUUGUCUGGUUCAAGGUCGCCACAGCAGACAAAGCCCAUUUUGCUUAGCAUGCAGCAUGGGUUUAUCUCUAUUGAUGAUCGAUCUCGGACCAGGCUUCAAUCCCUUUAACUAGCAUCUGCAU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.((..(((((.((((.(((((((..(((((((((.((((((.(((((.(((..((((((((.((((.......)))).))))))))...))).))).))..)))))).)))))))))..))))))).))))))))).)).))....</text:p>
          </table:table-cell>
          <table:table-cell table:style-name="ce1" office:value-type="string" calcext:value-type="string">
            <text:p>-62.40</text:p>
          </table:table-cell>
          <table:table-cell/>
        </table:table-row>
        <table:table-row table:style-name="ro1">
          <table:table-cell office:value-type="string" calcext:value-type="string">
            <text:p>GUGGUGCAUCCUCUAGUAGCUGAAGCUGCCAGCAUGAUCUGAUGAGGUGAGGUUUAUUUGCUAGUUGGUCACAGGCUAACAGCAUGAUGGCCCAACAAAUCAACGAUCAGAUCAUGCUGUGCAGUUUCAUCUGCUCGUGGAUGCA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.(.(((((.(((((((((((((((((((((((((..((.((((....((((.(((((((...)))))))))))....))))...))..)))....))))))))))))).))))))))).))))).).))))))))..</text:p>
          </table:table-cell>
          <table:table-cell table:style-name="ce1" office:value-type="string" calcext:value-type="string">
            <text:p>-77.60</text:p>
          </table:table-cell>
          <table:table-cell/>
        </table:table-row>
        <table:table-row table:style-name="ro1">
          <table:table-cell office:value-type="string" calcext:value-type="string">
            <text:p>UCCGGUGCACUAGAGGUGGAUGAAGCUGCCAGCAUGAUCUGAGAAACUAGUGCUUGAUCCUUUUACUGAUUUCCAUCUAGCCUGCAUCUAUAUAUAUACCUUGAUGCAUGAAUCAUGGUCUGAUGAUAGUUAAGCGAGAUCAGAUCGUCUGGCAGUUUCAUCUUCUUAUGGCAGCAC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.(((.(((.(((((((((((((((.(((((((((........((((((((...............((((..(((((((((..............))))))........)))..))))...))))))))...)))))))))))))))))))))))).))).)))..))))..</text:p>
          </table:table-cell>
          <table:table-cell table:style-name="ce1" office:value-type="string" calcext:value-type="string">
            <text:p>-63.90</text:p>
          </table:table-cell>
          <table:table-cell/>
        </table:table-row>
        <table:table-row table:style-name="ro1">
          <table:table-cell office:value-type="string" calcext:value-type="string">
            <text:p>AUUUGUGCACCUUAAGCAGCUGAAGCUGCCAGCAUGAUCUGAUCUUAAUUUCUUUUACUGGCAAACUUCGGAUGCCUAAGAUCAGAUCGUGCUGCGCAGUUUCACCUGCUAAUUGGAGCAC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.((...(((((.(((((((((((((((((((((((((((............((((..(...)..)))))))))))))))))))))).))))))))).)))))....)).))))).</text:p>
          </table:table-cell>
          <table:table-cell table:style-name="ce1" office:value-type="string" calcext:value-type="string">
            <text:p>-64.50</text:p>
          </table:table-cell>
          <table:table-cell/>
        </table:table-row>
        <table:table-row table:style-name="ro1">
          <table:table-cell office:value-type="string" calcext:value-type="string">
            <text:p>AGUGGUGCACCACAAGUUGGUGAAGCUGCCAGCAUGAUCUGAUGUCUUUAUAUAUAUUAAUUACCUCUGAUUUCUCCCUGACUGUUAUGGAUCGAUGAAUUCAGAUAUGAGGGGAAGGAAGAAAGAGGAAUAAUGAGCAUCAGGUCAUGCUGUAGUUUCAUCCGCUGGUGGGAGCA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.((((.(((.(((((((((((.((((((((((((((.(((.......((((.((.(((((..(((((((((...((((.(((((......)))))))))...)))).)))))...))))))))))))))))))))))))))))))))))))))).))).))))..))))..</text:p>
          </table:table-cell>
          <table:table-cell table:style-name="ce1" office:value-type="string" calcext:value-type="string">
            <text:p>-76.90</text:p>
          </table:table-cell>
          <table:table-cell/>
        </table:table-row>
        <table:table-row table:style-name="ro1">
          <table:table-cell office:value-type="string" calcext:value-type="string">
            <text:p>CUUUGCUGGUGUGAGAGGUUGAAGCUGCCAGCAUGAUCUGGUGGCCGGCCGGCCGGCGUCUCUCAAGUGCGCUCGGAUCGGAGACGCGUCGCCAGAUCAUGUUGCAGCUUCACUCUCUCGCAACCACC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.((((((((((((.(((((((((.((((((((((((((((((.(((((((((((((....)).)))).))).))))...)).))))))))))))))))))))))))).)))))))).)))).))).</text:p>
          </table:table-cell>
          <table:table-cell table:style-name="ce1" office:value-type="string" calcext:value-type="string">
            <text:p>-80.60</text:p>
          </table:table-cell>
          <table:table-cell/>
        </table:table-row>
        <table:table-row table:style-name="ro1">
          <table:table-cell office:value-type="string" calcext:value-type="string">
            <text:p>GCCGCCGCGCCGCCUCGGGCUCGCUUGGUGCAGAUCGGGACCUGCCGCCGUGCUCGGACGGGACAGAUCCCGCCUUGCACCAAGUGAAUCCGAGCCGGAGCAGC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.((.(((.((((((.(((((((((((((..(((((.(((((((((....))).)))..))).)))))..))))))))))))).)))))).))).)).))..</text:p>
          </table:table-cell>
          <table:table-cell table:style-name="ce1" office:value-type="string" calcext:value-type="string">
            <text:p>-64.00</text:p>
          </table:table-cell>
          <table:table-cell/>
        </table:table-row>
        <table:table-row table:style-name="ro1">
          <table:table-cell office:value-type="string" calcext:value-type="string">
            <text:p>GGCAGUUGGGGCUCGUGCCAGAUGCGCGUUUACACGGGCCCUGAAUACUGUAAAUGCACUAUCUGGUACGACAUCUCUCCU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((((.((((((((((((.(((((((((.(...........)))))))))).).)))))))))))..))))..)))))</text:p>
          </table:table-cell>
          <table:table-cell table:style-name="ce1" office:value-type="string" calcext:value-type="string">
            <text:p>-37.30</text:p>
          </table:table-cell>
          <table:table-cell/>
        </table:table-row>
        <table:table-row table:style-name="ro1">
          <table:table-cell office:value-type="string" calcext:value-type="string">
            <text:p>UGUGUGGAUGAAAUGUAAUCACAGAACCGGUUUUCAUUUUCGAUCUGACUUAUUUUUUUCACAAACAAGUGAGAUCACUUUGAAAGCUGAUUUUGUACAAUUAAUUCAA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.(((((....(((....((((((.(((((((((.....(((((.((((.(((.......))).)))).)))))....))))))))).)))))))))....))))))).</text:p>
          </table:table-cell>
          <table:table-cell table:style-name="ce1" office:value-type="string" calcext:value-type="string">
            <text:p>-27.40</text:p>
          </table:table-cell>
          <table:table-cell/>
        </table:table-row>
        <table:table-row table:style-name="ro1">
          <table:table-cell office:value-type="string" calcext:value-type="string">
            <text:p>GUGCCGCUUCAUGAACGUAUACUGAAUGUAUCCUGAGUGCUACUUAUCCGGUAUACCUUCAGUAUACGUAACAAGAGGCGAC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(((.((.((((((((((((.(((((((((((...)))))...)).)))).))))))))))))..)).)))))).)))</text:p>
          </table:table-cell>
          <table:table-cell table:style-name="ce1" office:value-type="string" calcext:value-type="string">
            <text:p>-35.10</text:p>
          </table:table-cell>
          <table:table-cell/>
        </table:table-row>
        <table:table-row table:style-name="ro1">
          <table:table-cell office:value-type="string" calcext:value-type="string">
            <text:p>GCCGGGAGGUUGAACAUCCUGCAUAGUGCUGCCAGGAAAUCCCUAUUUCAUAUAAGAGGGGGCUGGCUGGUUGCAUAUGUAGGAUGUCCCAUCUCCCAGCCCACUUCG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((((.(.((((((((((((.(((.(((((....(((((.((......)).))))).....))))).))))))))))))))).).))))))).))...........</text:p>
          </table:table-cell>
          <table:table-cell table:style-name="ce1" office:value-type="string" calcext:value-type="string">
            <text:p>-51.20</text:p>
          </table:table-cell>
          <table:table-cell/>
        </table:table-row>
        <table:table-row table:style-name="ro1">
          <table:table-cell office:value-type="string" calcext:value-type="string">
            <text:p>ACGAGGAGGUUGAACAUCCUGCAUAGUGCUGCCAGGAAAUCCCUACUUCAUACUAAGAGGGGGCUGGCUGGUUGCAUAUGUAGGAUGUCCCAUCUCCUGGCCCACUUCG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.(((((((.(.((((((((((((.(((.(((((....(((((.(((......)))))))).....))))).))))))))))))))).).))))))).)............</text:p>
          </table:table-cell>
          <table:table-cell table:style-name="ce1" office:value-type="string" calcext:value-type="string">
            <text:p>-50.50</text:p>
          </table:table-cell>
          <table:table-cell/>
        </table:table-row>
        <table:table-row table:style-name="ro1">
          <table:table-cell office:value-type="string" calcext:value-type="string">
            <text:p>ACGGGGAGGUUGAACAUCCUGCAUAGUGCUGCCAGGAAAUCCCUACUUCAUACUAAGAGGGGGCUGGCUGGUUGCAUAUGUAGGAUGUCCCAUCUCCCGGCCCACUUCG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.(((((((.(.((((((((((((.(((.(((((....(((((.(((......)))))))).....))))).))))))))))))))).).))))))).)............</text:p>
          </table:table-cell>
          <table:table-cell table:style-name="ce1" office:value-type="string" calcext:value-type="string">
            <text:p>-51.70</text:p>
          </table:table-cell>
          <table:table-cell/>
        </table:table-row>
        <table:table-row table:style-name="ro1">
          <table:table-cell office:value-type="string" calcext:value-type="string">
            <text:p>GCAGGGAGGUUGAACAUCCUGCAUAGUGCUGCCAGGAAAUCCCUAUUUUAUACUAAGGGGGCUGGCUGGUUGCAUAUGUAGGAUGUCCCAUCUCCCCGCCCACUUCAU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((((.(.((((((((((((.(((.(((((....(((((...........))))).....))))).))))))))))))))).).))))))).))...........</text:p>
          </table:table-cell>
          <table:table-cell table:style-name="ce1" office:value-type="string" calcext:value-type="string">
            <text:p>-50.60</text:p>
          </table:table-cell>
          <table:table-cell/>
        </table:table-row>
        <table:table-row table:style-name="ro1">
          <table:table-cell office:value-type="string" calcext:value-type="string">
            <text:p>CGCCGGCCGAUGGGCGUCUUACCAGACAUGGUUAGACCUGGCCCUCUGUCUAAUACUGUCUGGUAAAACCGUCCAUCCGC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.((((((((..((((((((((..(((((((..........)))))))..))))))))))...)))))))).)))).</text:p>
          </table:table-cell>
          <table:table-cell table:style-name="ce1" office:value-type="string" calcext:value-type="string">
            <text:p>-38.80</text:p>
          </table:table-cell>
          <table:table-cell/>
        </table:table-row>
        <table:table-row table:style-name="ro1">
          <table:table-cell office:value-type="string" calcext:value-type="string">
            <text:p>CCUGCUGAUGGAUGUCUUACCAGACAUGGUUAGAUCUGGAUGCAUCUGUCUAAUACUGUCUGGUAAUGCCGUCCAUCCACG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.((((((((.(((((((((((..(((((((..(((....))))))))))..)))))))))).).))))))))..))).</text:p>
          </table:table-cell>
          <table:table-cell table:style-name="ce1" office:value-type="string" calcext:value-type="string">
            <text:p>-34.70</text:p>
          </table:table-cell>
          <table:table-cell/>
        </table:table-row>
        <table:table-row table:style-name="ro1">
          <table:table-cell office:value-type="string" calcext:value-type="string">
            <text:p>UGCCUGCUGAUGGAUGUCUUACCAGACAUGGUUAGAUCUGGAUGUAUCUGUCUAAUACUGUCUGGUAAUGCCGUCCAUCCAUG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...((((((((.(((((((((((..(((((((..(((....))))))))))..)))))))))).).))))))))...)))</text:p>
          </table:table-cell>
          <table:table-cell table:style-name="ce1" office:value-type="string" calcext:value-type="string">
            <text:p>-36.30</text:p>
          </table:table-cell>
          <table:table-cell/>
        </table:table-row>
        <table:table-row table:style-name="ro1">
          <table:table-cell office:value-type="string" calcext:value-type="string">
            <text:p>AGCCUGCUGAUGGGCGUCUUACCAGACACGGUUAGAUCUGGGUUCUGGUGUCUAAUACUGUCUGGUAAUGCCGUUCAUCCAUG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...((((((((.(((((((((((..(((((((((((...)))).)))))))..)))))))))).).))))))))...)))</text:p>
          </table:table-cell>
          <table:table-cell table:style-name="ce1" office:value-type="string" calcext:value-type="string">
            <text:p>-35.90</text:p>
          </table:table-cell>
          <table:table-cell/>
        </table:table-row>
        <table:table-row table:style-name="ro1">
          <table:table-cell office:value-type="string" calcext:value-type="string">
            <text:p>AGAGUGAUCAAGGACAGCAAGAAAAAUGAGGGACUUUCAGGGGCAGCUGUGUUUCCUGACUCAGUCAUAAUGCCCCUAAAAAUCCUUAUUGUUCUUGCAGUGUGCAUCGG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...(.((.(((((((.((((((((..(((.(((((((((((.(((....))).)))).....))))))).))).)))))))).))))))).)).)..))))...</text:p>
          </table:table-cell>
          <table:table-cell table:style-name="ce1" office:value-type="string" calcext:value-type="string">
            <text:p>-39.70</text:p>
          </table:table-cell>
          <table:table-cell/>
        </table:table-row>
        <table:table-row table:style-name="ro1">
          <table:table-cell office:value-type="string" calcext:value-type="string">
            <text:p>AGAGUGUUCAAGGACAGCAAGAAAAAUGAGGGACUUUCAGGGGCAGCUGUGUUUUCUGACUCAGUCAUAAUGCCCCUAAAAAUCCUUAUUGUUCUUGCAGUGUGCAUCG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..(.((((((((((.((((((((..(((.(((((((((((.(((....))).)))).....))))))).))).)))))))).)))))))..))).)......</text:p>
          </table:table-cell>
          <table:table-cell table:style-name="ce1" office:value-type="string" calcext:value-type="string">
            <text:p>-39.30</text:p>
          </table:table-cell>
          <table:table-cell/>
        </table:table-row>
        <table:table-row table:style-name="ro1">
          <table:table-cell office:value-type="string" calcext:value-type="string">
            <text:p>CUGUGUGUGAUGAGCUGGCAGUGUAUUGUUAGCUGGUUGAAUAUGUGAAUGGCAUCGGCUAACAUGCAACUGCUGUCUUAUUGCAUAU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(((.(((((((((((.((((((((((.(..(((....))).))))))))))))))).))))))).)))))))))))))..</text:p>
          </table:table-cell>
          <table:table-cell table:style-name="ce1" office:value-type="string" calcext:value-type="string">
            <text:p>-38.40</text:p>
          </table:table-cell>
          <table:table-cell/>
        </table:table-row>
        <table:table-row table:style-name="ro1">
          <table:table-cell office:value-type="string" calcext:value-type="string">
            <text:p>CUGUGUGUGAUGGCUUGGCAGUGUAUUGUUAGCUGGUUGAGUAUGUGAGCGGCACCAGCUAACAUGCGACUGCUCUCCUAUUGCACAC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((...((((((((((.((((((((((...((......))...)))))))))))))).))))))...))))))))))))..</text:p>
          </table:table-cell>
          <table:table-cell table:style-name="ce1" office:value-type="string" calcext:value-type="string">
            <text:p>-44.50</text:p>
          </table:table-cell>
          <table:table-cell/>
        </table:table-row>
        <table:table-row table:style-name="ro1">
          <table:table-cell office:value-type="string" calcext:value-type="string">
            <text:p>CUGUGUGCGAUGGGUUGGCAGUGUAUUGUUAGCUGGUUGAGUAUGUAAAAGGCACCAGCUAACAUGCAACUGCUCUCCUAUUGCACAU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(((..((((((((((.((((((((((................)))))))))))))).))))))..)))))))))))))..</text:p>
          </table:table-cell>
          <table:table-cell table:style-name="ce1" office:value-type="string" calcext:value-type="string">
            <text:p>-47.30</text:p>
          </table:table-cell>
          <table:table-cell/>
        </table:table-row>
        <table:table-row table:style-name="ro1">
          <table:table-cell office:value-type="string" calcext:value-type="string">
            <text:p>CCGUGUGUGAUGGGUUGGCAGUGUAUUGUUAGCUGGUUGAAUAUAUGAAUGGCAUCAGCUAACAUGCAACUGCUAUCUUAUUGCAUAU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(((((.(((((((((((.((((((((((...((......))...)))))))))))))).))))))).))))))))))))...</text:p>
          </table:table-cell>
          <table:table-cell table:style-name="ce1" office:value-type="string" calcext:value-type="string">
            <text:p>-38.50</text:p>
          </table:table-cell>
          <table:table-cell/>
        </table:table-row>
        <table:table-row table:style-name="ro1">
          <table:table-cell office:value-type="string" calcext:value-type="string">
            <text:p>AAACGAUACUAAACUGUUUUUGCGAUGUGUUCCUAAUAUGCACUAUAAAUAUAUUGGGAACAUUUUGCAUGUAUAGUUUUGUAUCAAUA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(.(((((((...(((((.((((((((((((((.........)))))))))))))).)))))...))))))).)))))......</text:p>
          </table:table-cell>
          <table:table-cell table:style-name="ce1" office:value-type="string" calcext:value-type="string">
            <text:p>-34.70</text:p>
          </table:table-cell>
          <table:table-cell/>
        </table:table-row>
        <table:table-row table:style-name="ro1">
          <table:table-cell office:value-type="string" calcext:value-type="string">
            <text:p>GAGAGAUACUGAGCUGUUUUUGCGAUGUGUUCCUAAUAUGUGCUAUAAUUAUAUUGGGAACAUUUUGCAUAAAUAGCUUUGUGUCAAU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(.(((((((((.(((((.((((((((((((((.........)))))))))))))).))))).))))))))).)))))......</text:p>
          </table:table-cell>
          <table:table-cell table:style-name="ce1" office:value-type="string" calcext:value-type="string">
            <text:p>-41.00</text:p>
          </table:table-cell>
          <table:table-cell/>
        </table:table-row>
        <table:table-row table:style-name="ro1">
          <table:table-cell office:value-type="string" calcext:value-type="string">
            <text:p>GAGAGAUGCGGAGCUGUUUUUGCGAUGUGUUCCUAAUGUGUGCUACAAUUAUAUUGGGAACAUUUUGCAUAAAUAGUUUUACAUCGAC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.((((((((((.(((((.((((((((((((((.........)))))))))))))).))))).)))))))))).))))......</text:p>
          </table:table-cell>
          <table:table-cell table:style-name="ce1" office:value-type="string" calcext:value-type="string">
            <text:p>-37.50</text:p>
          </table:table-cell>
          <table:table-cell/>
        </table:table-row>
        <table:table-row table:style-name="ro1">
          <table:table-cell office:value-type="string" calcext:value-type="string">
            <text:p>GAAAGAUGCUGAACUGUUUUUGCGAUGUGUUCCUAAUAUGCAGUAUGAACAUAUUGGGAGCAUUUUGCAUGCAUGGUUUUGUAUCAAUA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(.(((((((...(((((.((((((((((((((.........)))))))))))))).)))))...))))))).)))))......</text:p>
          </table:table-cell>
          <table:table-cell table:style-name="ce1" office:value-type="string" calcext:value-type="string">
            <text:p>-35.40</text:p>
          </table:table-cell>
          <table:table-cell/>
        </table:table-row>
        <table:table-row table:style-name="ro1">
          <table:table-cell office:value-type="string" calcext:value-type="string">
            <text:p>ACCGCAGGGAAAAUGAGGGACUUUUGGGGGCAGAUGUGUUUCCAUUCCACUAUCAUAAUGCCCCUAAAAAUCCUUAUUGCUCUU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..((((((((..(((((((((((((((((.........))).)))....))))))))))).))))))))..)))))).</text:p>
          </table:table-cell>
          <table:table-cell table:style-name="ce1" office:value-type="string" calcext:value-type="string">
            <text:p>-34.50</text:p>
          </table:table-cell>
          <table:table-cell/>
        </table:table-row>
        <table:table-row table:style-name="ro1">
          <table:table-cell office:value-type="string" calcext:value-type="string">
            <text:p>UGGUCGAGGAAGUGGGUCCAACUUUAUCCCUAUAGUGUGAUAGAAAUGGCCGUACUUCCUUUA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((((((.(((..((((((.(......).))))))..))))).)))))))))....</text:p>
          </table:table-cell>
          <table:table-cell table:style-name="ce1" office:value-type="string" calcext:value-type="string">
            <text:p>-22.20</text:p>
          </table:table-cell>
          <table:table-cell/>
        </table:table-row>
        <table:table-row table:style-name="ro1">
          <table:table-cell office:value-type="string" calcext:value-type="string">
            <text:p>GAAGUAGCGAACCUCUGCUCACUGCCCGGGCCCUCCGGGAGGUGAGCAGGAGUUGCGC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((.((((((((((.(((((.....))))).)))))))))).))).))))..</text:p>
          </table:table-cell>
          <table:table-cell table:style-name="ce1" office:value-type="string" calcext:value-type="string">
            <text:p>-35.50</text:p>
          </table:table-cell>
          <table:table-cell/>
        </table:table-row>
        <table:table-row table:style-name="ro1">
          <table:table-cell office:value-type="string" calcext:value-type="string">
            <text:p>CAACCACCUCCCACAAUUUCAGAGUCUUAGCCAGAUUAUCUGAAACUGUGUGAGGUGGUU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.((((.(((((((((((.....))))..))))))).)))).)))))))))...</text:p>
          </table:table-cell>
          <table:table-cell table:style-name="ce1" office:value-type="string" calcext:value-type="string">
            <text:p>-29.80</text:p>
          </table:table-cell>
          <table:table-cell/>
        </table:table-row>
        <table:table-row table:style-name="ro1">
          <table:table-cell office:value-type="string" calcext:value-type="string">
            <text:p>UUUACCAGCACUCACUGGGGGUUUGGUCAGGAGAUCAAGUAGAUCUGACCAACCCUAAGUGAGUUUUUC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(((((((.((((((.(((((...((((.....))))))))))))))).))))))).......</text:p>
          </table:table-cell>
          <table:table-cell table:style-name="ce1" office:value-type="string" calcext:value-type="string">
            <text:p>-29.40</text:p>
          </table:table-cell>
          <table:table-cell/>
        </table:table-row>
        <table:table-row table:style-name="ro1">
          <table:table-cell office:value-type="string" calcext:value-type="string">
            <text:p>CCACGUCGUUGAAGACACCUGGAAAGAGGACGUUCGCUCGGGCACGUUCUUUCCAGGUGUUUUCAACGUGCG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(((((((((((((((...((((....))))...)))))))))))))))))))))).))))))</text:p>
          </table:table-cell>
          <table:table-cell table:style-name="ce1" office:value-type="string" calcext:value-type="string">
            <text:p>-48.30</text:p>
          </table:table-cell>
          <table:table-cell/>
        </table:table-row>
        <table:table-row table:style-name="ro1">
          <table:table-cell office:value-type="string" calcext:value-type="string">
            <text:p>GACAGCCUCCGGAUCACAUGGUUACUCAGCGUCUGCCAGCCUAAGUGACGGUGAGAUCCAGGCU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.(((((.(((.((((((.((.((......)))).)))))).))).)))))))))))))</text:p>
          </table:table-cell>
          <table:table-cell table:style-name="ce1" office:value-type="string" calcext:value-type="string">
            <text:p>-33.30</text:p>
          </table:table-cell>
          <table:table-cell/>
        </table:table-row>
        <table:table-row table:style-name="ro1">
          <table:table-cell office:value-type="string" calcext:value-type="string">
            <text:p>AGCAGGUGAGGUUGGGGCGGACAACGUGUUGCGGAUUGUGGCGAGAACGUCGUCCUCCCCUUCUUCACC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.(((((((..((((.((((.((((.((((........))))..)))).)))).))))..))))))))).</text:p>
          </table:table-cell>
          <table:table-cell table:style-name="ce1" office:value-type="string" calcext:value-type="string">
            <text:p>-40.10</text:p>
          </table:table-cell>
          <table:table-cell/>
        </table:table-row>
        <table:table-row table:style-name="ro1">
          <table:table-cell office:value-type="string" calcext:value-type="string">
            <text:p>UGAACGCUUUCGUCGUGUUUUUCAUGCAGCUUUUACAGACCAUGACAAGCCUGACGAGAGCGU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((.((((.(((((...((.....))..))))).)))).)))))))))))))))</text:p>
          </table:table-cell>
          <table:table-cell table:style-name="ce1" office:value-type="string" calcext:value-type="string">
            <text:p>-30.20</text:p>
          </table:table-cell>
          <table:table-cell/>
        </table:table-row>
        <table:table-row table:style-name="ro1">
          <table:table-cell office:value-type="string" calcext:value-type="string">
            <text:p>GGAGGCUUUCGCCACACCUAUCCUGAAAGCGUUGCAUUCUUUAUGAUAGGUGUGACGAUGUC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..(((.((((((((((..(((.((...)).))).....)))))))))).))).))))).</text:p>
          </table:table-cell>
          <table:table-cell table:style-name="ce1" office:value-type="string" calcext:value-type="string">
            <text:p>-25.30</text:p>
          </table:table-cell>
          <table:table-cell/>
        </table:table-row>
        <table:table-row table:style-name="ro1">
          <table:table-cell office:value-type="string" calcext:value-type="string">
            <text:p>UGUGAACCGCUCAGUGGCUCGGACCGCCGGCUGUUUCUGCGCACCGGUCCGAACGCUAGGUCGGUUC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(((((.((((..((((((((...((.......))....)))))))).)))).)).)))))).))</text:p>
          </table:table-cell>
          <table:table-cell table:style-name="ce1" office:value-type="string" calcext:value-type="string">
            <text:p>-33.00</text:p>
          </table:table-cell>
          <table:table-cell/>
        </table:table-row>
        <table:table-row table:style-name="ro1">
          <table:table-cell office:value-type="string" calcext:value-type="string">
            <text:p>CGGUUAGCGGUCUGUUCAGGUGGAUGAGGGCUCUUCACGGUCGGGCACUCGGCUGUGCCUGUCAUCCACUUGGAGAGCUCCCGCGGUC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..((((.((.(((((((((((((((((.....((((((((....)))))))))))).))))))))))))).))...))))...)))</text:p>
          </table:table-cell>
          <table:table-cell table:style-name="ce1" office:value-type="string" calcext:value-type="string">
            <text:p>-47.70</text:p>
          </table:table-cell>
          <table:table-cell/>
        </table:table-row>
        <table:table-row table:style-name="ro1">
          <table:table-cell office:value-type="string" calcext:value-type="string">
            <text:p>CACGGUUGAUUGUGCCCGGACCGUGGGCGCGACGAAACCCACCGUCACGGUCCGAGCACAUCCAAAC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.((..(((((.((((((((((.((.(..........))))))))))))).)))))..))..))))</text:p>
          </table:table-cell>
          <table:table-cell table:style-name="ce1" office:value-type="string" calcext:value-type="string">
            <text:p>-34.60</text:p>
          </table:table-cell>
          <table:table-cell/>
        </table:table-row>
        <table:table-row table:style-name="ro1">
          <table:table-cell office:value-type="string" calcext:value-type="string">
            <text:p>UUCCACCUUCCCAAAAACUCCCCAGCAGACCUGGAGCGAAAAUUGCCUUGAAUUAGCUUCAGACCUAUAGUGUCGUUGAUAGUUUAGGGACAUGUUUUAUCCGGUAUUGGAGUUGAGGGAUGAAAAUUGG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..((((...((((((.......(((.(((..((((..((((((((((((......((((....).))).....)))))))))).))..)))).))))))...))))))..)))).......)))).</text:p>
          </table:table-cell>
          <table:table-cell table:style-name="ce1" office:value-type="string" calcext:value-type="string">
            <text:p>-36.20</text:p>
          </table:table-cell>
          <table:table-cell/>
        </table:table-row>
        <table:table-row table:style-name="ro1">
          <table:table-cell office:value-type="string" calcext:value-type="string">
            <text:p>CCCUCUGUUUCAUAUUGUAUUGUGUUUUAGUUUUGUUGUAAGUCAAAAUUCUUUUACUUUGACCAAGUUUGUAGUAAAAUAAUUAACAUCUAAAAUACCAAAUAAAUACACUAUUGAGACAUAUUUCUUGGUUGAUUUUUCUAUAAACUUGGUCAAAGUUAGAGAAGUUUGACUUAGGACAAAACUAAACACCUUAUGAUAUGGAACAGAG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((((((..((((((.(((((((((.(((((((((.((((((.(((((((((((((((((((.(((((................(((((..(((((..((....))...))))).)))))..))))).))))))))))))))))))).)))))).))))))))).)))))))))))))))..)))))))))))))))))))</text:p>
          </table:table-cell>
          <table:table-cell table:style-name="ce1" office:value-type="string" calcext:value-type="string">
            <text:p>-95.30</text:p>
          </table:table-cell>
          <table:table-cell/>
        </table:table-row>
        <table:table-row table:style-name="ro1">
          <table:table-cell office:value-type="string" calcext:value-type="string">
            <text:p>AACGUGUUUUGGGCAAACUUGUUUUCCCACGCGUUAUAGUGAAAACUUUUGGAAUAUGUUUGUUAUGGGAGUAUAUAUUAUUGAUAUUGGAUCUAGAAGCAUAAUUUUAUAUAACGUGUGUUACGGGUGGACAUGGUUUCAAAAGUUUUCACUUUAACGCGUGGGAUAUCAUCUACUUCCUCCG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.(((......((...((((((((((((.((((((((((((((((((((((((((.(((.(.(((((((..((((...((........))...))))..))))).)).).))).)))....))))).)))))))))))))))))).))))))))))))...))......)))......</text:p>
          </table:table-cell>
          <table:table-cell table:style-name="ce1" office:value-type="string" calcext:value-type="string">
            <text:p>-57.60</text:p>
          </table:table-cell>
          <table:table-cell/>
        </table:table-row>
        <table:table-row table:style-name="ro1">
          <table:table-cell office:value-type="string" calcext:value-type="string">
            <text:p>GGUAUGGAACAAUCCUUGAAGCUCAGGAGGGAUAGCGCCUCGAAAUCAAACUAGGCGCUAUCUAUCCUGAGCUCCAUGGUUUGUUCUUA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((((.((.((.(((((((((.(((((((((((.(........).))))))))))).))))))))).)).)).)))))))))))</text:p>
          </table:table-cell>
          <table:table-cell table:style-name="ce1" office:value-type="string" calcext:value-type="string">
            <text:p>-52.80</text:p>
          </table:table-cell>
          <table:table-cell/>
        </table:table-row>
        <table:table-row table:style-name="ro1">
          <table:table-cell office:value-type="string" calcext:value-type="string">
            <text:p>UACCCUGUCGAACUGACGCAGUUCGACAUGUACCUGUCGAACUGUGGUUGUUCGAUAGGUAUCCCUGUCGAACCGCGGUUGUUCGACAGG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...(((.((((((((.(((((((((((((.......)))))))))))))...)))))))).)))...)))))))))))))</text:p>
          </table:table-cell>
          <table:table-cell table:style-name="ce1" office:value-type="string" calcext:value-type="string">
            <text:p>-60.90</text:p>
          </table:table-cell>
          <table:table-cell/>
        </table:table-row>
        <table:table-row table:style-name="ro1">
          <table:table-cell office:value-type="string" calcext:value-type="string">
            <text:p>UUCCUGUCGAAUUGUGGUUGUUCGAUAGGUACCCCUGUCGAACCGCGGUUGUUCGACA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(((....((.((((((((((....)))))))))).))....))))))))))</text:p>
          </table:table-cell>
          <table:table-cell table:style-name="ce1" office:value-type="string" calcext:value-type="string">
            <text:p>-32.70</text:p>
          </table:table-cell>
          <table:table-cell/>
        </table:table-row>
        <table:table-row table:style-name="ro1">
          <table:table-cell office:value-type="string" calcext:value-type="string">
            <text:p>UACCCUGUCGAACUGACGCAGUUCGACAUGUACCUGUCGAACUGUGGUUGUUCGAUAGGUAUCCCUGUCGAACCGCGGUUGUUCGACAGG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...(((.((((((((.(((((((((((((.......)))))))))))))...)))))))).)))...)))))))))))))</text:p>
          </table:table-cell>
          <table:table-cell table:style-name="ce1" office:value-type="string" calcext:value-type="string">
            <text:p>-60.90</text:p>
          </table:table-cell>
          <table:table-cell/>
        </table:table-row>
        <table:table-row table:style-name="ro1">
          <table:table-cell office:value-type="string" calcext:value-type="string">
            <text:p>CCACCUACCCUGUCGAACUCACGUAGUUCGACAUGUACCUGUCGAACUGUGGUUGUUCGAUAGGUAUCCCUGUCGAACCGCGGUUGUUCGAUAGG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((((((((...(((.((((((((.(((((((((((((.......)))))))))))))...)))))))).)))...)))))))))))))</text:p>
          </table:table-cell>
          <table:table-cell table:style-name="ce1" office:value-type="string" calcext:value-type="string">
            <text:p>-57.50</text:p>
          </table:table-cell>
          <table:table-cell/>
        </table:table-row>
        <table:table-row table:style-name="ro1">
          <table:table-cell office:value-type="string" calcext:value-type="string">
            <text:p>CCACCUACCCUGUCGAACUGACGCAGUUCGACAUGUACCUGUCGAACUGUGGUUGUUCGAUAGGUAUCCCUGUCGAACCGCGGUUGUUCGACAGG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((((((((...(((.((((((((.(((((((((((((.......)))))))))))))...)))))))).)))...)))))))))))))</text:p>
          </table:table-cell>
          <table:table-cell table:style-name="ce1" office:value-type="string" calcext:value-type="string">
            <text:p>-61.00</text:p>
          </table:table-cell>
          <table:table-cell/>
        </table:table-row>
        <table:table-row table:style-name="ro1">
          <table:table-cell office:value-type="string" calcext:value-type="string">
            <text:p>ACCUACCCUGUCGAACUGACGCAGUUCGACAUGUACCUGUCGAACUGUGGUUGUUCGAUAGGUAUCCCUGUCGAACCGCGGUUGUUCGACAGG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(((((...(((.((((((((.(((((((((((((.......)))))))))))))...)))))))).)))...)))))))))))))</text:p>
          </table:table-cell>
          <table:table-cell table:style-name="ce1" office:value-type="string" calcext:value-type="string">
            <text:p>-61.00</text:p>
          </table:table-cell>
          <table:table-cell/>
        </table:table-row>
        <table:table-row table:style-name="ro1">
          <table:table-cell office:value-type="string" calcext:value-type="string">
            <text:p>UCCUGUCGAACUGACGCAGUUCGACAUGUACCUGUCGAACUGUGGUUGUUCGAUAGGUAUCCCUGUCGAACCGCGGUUGUUCGACA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...(((.((((((((.(((((((((((((.......)))))))))))))...)))))))).)))...))))))))))</text:p>
          </table:table-cell>
          <table:table-cell table:style-name="ce1" office:value-type="string" calcext:value-type="string">
            <text:p>-55.00</text:p>
          </table:table-cell>
          <table:table-cell/>
        </table:table-row>
        <table:table-row table:style-name="ro1">
          <table:table-cell office:value-type="string" calcext:value-type="string">
            <text:p>ACCACCUACCCUGUCGAACUCACGCAGUUCGACAUGUACCUGUCGAACUGUGGUUGUUCGAUAGGUAUCCCUGUCGAACCGCGGUUGUUCGACAGG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(((((((((((((...(((.((((((((.(((((((((((((.......)))))))))))))...)))))))).)))...)))))))))))))</text:p>
          </table:table-cell>
          <table:table-cell table:style-name="ce1" office:value-type="string" calcext:value-type="string">
            <text:p>-61.00</text:p>
          </table:table-cell>
          <table:table-cell/>
        </table:table-row>
        <table:table-row table:style-name="ro1">
          <table:table-cell office:value-type="string" calcext:value-type="string">
            <text:p>AUUGCUAUUGUUGGUGCUGGGCUCGUCCUGAUCACUAGGAGACUCUGAUCAAGCUAGGCCUAAACUUAUGUAUUAGUGUCUCCUGAUGAUCGGGACAAGGCUAACACCGAUGAGAGCG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(((((((((.(((.((.((((((((((.((((((((.(((((...((((((......)))).))))))).)))))))).)))))))))).)).))).))))))))).))))))</text:p>
          </table:table-cell>
          <table:table-cell table:style-name="ce1" office:value-type="string" calcext:value-type="string">
            <text:p>-59.60</text:p>
          </table:table-cell>
          <table:table-cell/>
        </table:table-row>
        <table:table-row table:style-name="ro1">
          <table:table-cell office:value-type="string" calcext:value-type="string">
            <text:p>GCGGGCAUGCUUUCCACAGGCUUUCUUGAACUGUGAACUCGUGGGGGUGUAUGUGCUCAUGUUGGGAUUGUGGUCGGUGGCCUCCAAUUCUCUGAAAAGAAAGCUGAAUUGUCGAGCUCCCCGUUCUGUCUUUGGUCGUCUCUACCUGUUGAUGGUUCAAGAAAGCCCAUGGAAACCAUGCC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(.((((((..((((((((((((((((.(((..(((((((((.....((.((....(((((...((.(((.((.(((((((((.((........))..))))))..)))..))))).)).))))))))))))))))))..))).))))))))))))))))..)))))).))))))))</text:p>
          </table:table-cell>
          <table:table-cell table:style-name="ce1" office:value-type="string" calcext:value-type="string">
            <text:p>-71.50</text:p>
          </table:table-cell>
          <table:table-cell/>
        </table:table-row>
        <table:table-row table:style-name="ro1">
          <table:table-cell office:value-type="string" calcext:value-type="string">
            <text:p>CGUCCCAUAAAAACAAACCCAAAACUAGAUGUGAUAUAUCACAAUACAAUAAAUCUGGAUAGGAGUCUAUCCAGAUACUUCUAUCUAGAUUUAUUGUACUGGGAUAUGUCACAUAUAUUCAGUUUUAUAUUUGUUUUUUUUUUGGA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.(((((((((...((((((..((((((((((((.((.((((((((((((((((((((((((....)))..))))))))))))))))))))).)).))))))))))))......))))))...))))))))).....)))))</text:p>
          </table:table-cell>
          <table:table-cell table:style-name="ce1" office:value-type="string" calcext:value-type="string">
            <text:p>-59.70</text:p>
          </table:table-cell>
          <table:table-cell/>
        </table:table-row>
        <table:table-row table:style-name="ro1">
          <table:table-cell office:value-type="string" calcext:value-type="string">
            <text:p>AUGCAAUUGGGGGCAGCAAGCUAGAGGUGGCAACUGCAUAAUUUGCAAGAAAUUGUUGGCUGAAGAUCAUACCGAUGAUAUUCUUGCAAGUUAUGCAGUUGCUGCCUCAAGCUUGCUGCCUCCUGUUGC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.((((((((((((((.((((((((((((((((((((((((((((((((((((.(((...)))..)))))))).)))))))))))))))))))))))))))).)))))))))))))).)))))..</text:p>
          </table:table-cell>
          <table:table-cell table:style-name="ce1" office:value-type="string" calcext:value-type="string">
            <text:p>-90.80</text:p>
          </table:table-cell>
          <table:table-cell/>
        </table:table-row>
        <table:table-row table:style-name="ro1">
          <table:table-cell office:value-type="string" calcext:value-type="string">
            <text:p>CUUGUUGAUGGACGUCUUACCAGACAUGGUUAGAUGUAAUAACUUGUGUCUAAUACUGUCUGGUAAUGCCGUCCAUCACA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.((((((((.(((((((((((..(((((((((((....)))))))))))..)))))))))).).)))))))))))..</text:p>
          </table:table-cell>
          <table:table-cell table:style-name="ce1" office:value-type="string" calcext:value-type="string">
            <text:p>-36.20</text:p>
          </table:table-cell>
          <table:table-cell/>
        </table:table-row>
        <table:table-row table:style-name="ro1">
          <table:table-cell office:value-type="string" calcext:value-type="string">
            <text:p>UCCUGCUUGUCCUGCGAGGUGUCUUGCAGGCCGUCAUGCAGGCCACACUGACGGUAACGUUGCAGGUCGUCUUGCAGGGCUUCUCGCAAGACGACAUCCUCAUCACCAACGA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.(((((.(((((((.((((((((((.((.(.((((((((........)))....))))).).)).)))))))))).))))))).)))))))..................</text:p>
          </table:table-cell>
          <table:table-cell table:style-name="ce1" office:value-type="string" calcext:value-type="string">
            <text:p>-43.40</text:p>
          </table:table-cell>
          <table:table-cell/>
        </table:table-row>
        <table:table-row table:style-name="ro1">
          <table:table-cell office:value-type="string" calcext:value-type="string">
            <text:p>UCCUGCGCGUCCUGCGAGGUGUCUUGCAGGCCGUCAUGCAGGCCACACUGACGGUAACGUUGCAGGUCGUCUUGCAGGGCUUCUCGCAAGACGACAUCUUCAUCGCCAACGA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.((((((((....)))))))).)))...))))).....((((((....)))..)))((((((((((.(((...))))))))))))).......(((....)))..</text:p>
          </table:table-cell>
          <table:table-cell table:style-name="ce1" office:value-type="string" calcext:value-type="string">
            <text:p>-46.40</text:p>
          </table:table-cell>
          <table:table-cell/>
        </table:table-row>
        <table:table-row table:style-name="ro1">
          <table:table-cell office:value-type="string" calcext:value-type="string">
            <text:p>CCGGGGAGAAGUACGGUGAGCCUGUCAUUAUUCAGAGAGGCUAGAUCCUCUGUGUUGAGAAGGAUCAUGAUGGGCUCCUCGGUGUUCUCCA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.((((((...(((.(((((((((((.(((((.(((((......))))).))........))).))))))))))).)))...)))))).))</text:p>
          </table:table-cell>
          <table:table-cell table:style-name="ce1" office:value-type="string" calcext:value-type="string">
            <text:p>-38.40</text:p>
          </table:table-cell>
          <table:table-cell/>
        </table:table-row>
        <table:table-row table:style-name="ro1">
          <table:table-cell office:value-type="string" calcext:value-type="string">
            <text:p>CCGGGGAGAAGUACGGUGAGCCUGUCAUUAUUCAGAGAGGCUAGAUCCUCUGUGUUGAGAAGGAUCAUGAUGGGCUCCUCGGUGUUCUCCA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.((((((...(((.(((((((((((.(((((.(((((......))))).))........))).))))))))))).)))...)))))).))</text:p>
          </table:table-cell>
          <table:table-cell table:style-name="ce1" office:value-type="string" calcext:value-type="string">
            <text:p>-38.40</text:p>
          </table:table-cell>
          <table:table-cell/>
        </table:table-row>
        <table:table-row table:style-name="ro1">
          <table:table-cell office:value-type="string" calcext:value-type="string">
            <text:p>GGUACCUGAAGAGAGGUUUUCUGGGUUUCUGUUUCUUUAAUGAGGACGAAACACACCUGGUUAACCUCUUUUCCAGUA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(((((((((((..((((((...((((((.((......)).)))))).))))))..)))))))))))..)))))</text:p>
          </table:table-cell>
          <table:table-cell table:style-name="ce1" office:value-type="string" calcext:value-type="string">
            <text:p>-32.60</text:p>
          </table:table-cell>
          <table:table-cell/>
        </table:table-row>
        <table:table-row table:style-name="ro1">
          <table:table-cell office:value-type="string" calcext:value-type="string">
            <text:p>GUGGUACCUGAAGAGAGGUUUUCUGGGUUUCUGUUUCUUUAUUGAGGACGAAACACACCUGGUUAACCUCUUUUCCAGUAUC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..(((((((((((..((((((...((((((.((......)).)))))).))))))..)))))))))))..)))))).</text:p>
          </table:table-cell>
          <table:table-cell table:style-name="ce1" office:value-type="string" calcext:value-type="string">
            <text:p>-35.00</text:p>
          </table:table-cell>
          <table:table-cell/>
        </table:table-row>
        <table:table-row table:style-name="ro1">
          <table:table-cell office:value-type="string" calcext:value-type="string">
            <text:p>CUUGGGAAUGGCAAGGAAACCGUUACCAUUACUGAGUUUAGUAAUGGUAAUGGUUCUCUUGCUAUACCCA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.(((((((((.(((((((((((((((((....))))))))))))))))).))))))))).))))).</text:p>
          </table:table-cell>
          <table:table-cell table:style-name="ce1" office:value-type="string" calcext:value-type="string">
            <text:p>-43.40</text:p>
          </table:table-cell>
          <table:table-cell/>
        </table:table-row>
        <table:table-row table:style-name="ro1">
          <table:table-cell office:value-type="string" calcext:value-type="string">
            <text:p>CUUGGGAAUGGCGAGGAAACCGUUACCAUUACUGAGUUUAGUAAUGGUAACGGUUCUCUUGCUGCUCCC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.((((((((.(((((((((((((((((....))))))))))))))))).)))))))).)))))..</text:p>
          </table:table-cell>
          <table:table-cell table:style-name="ce1" office:value-type="string" calcext:value-type="string">
            <text:p>-43.30</text:p>
          </table:table-cell>
          <table:table-cell/>
        </table:table-row>
        <table:table-row table:style-name="ro1">
          <table:table-cell office:value-type="string" calcext:value-type="string">
            <text:p>UUUGGGAAUGGCGAGGAAACCGUUACCAUUACUGAGUUUAGUAAUGGUAAUGGUUCUCUUGCUGCUCCC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.((((((((.(((((((((((((((((....))))))))))))))))).)))))))).)))))..</text:p>
          </table:table-cell>
          <table:table-cell table:style-name="ce1" office:value-type="string" calcext:value-type="string">
            <text:p>-41.50</text:p>
          </table:table-cell>
          <table:table-cell/>
        </table:table-row>
        <table:table-row table:style-name="ro1">
          <table:table-cell office:value-type="string" calcext:value-type="string">
            <text:p>AGAGGCGGCGAAACCGUUACCAUUACUGAGUUUAGUAAUGGUAAGGGUUCUGCUGCC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.((((.((((((((((((....)))))))))))).)))).))))))))).</text:p>
          </table:table-cell>
          <table:table-cell table:style-name="ce1" office:value-type="string" calcext:value-type="string">
            <text:p>-37.80</text:p>
          </table:table-cell>
          <table:table-cell/>
        </table:table-row>
        <table:table-row table:style-name="ro1">
          <table:table-cell office:value-type="string" calcext:value-type="string">
            <text:p>GCUAAGCACUUACAACUGUUUGCAGAGGAAACUGAGACUUUGUAACUAUGUCUCAGUCUCAUCUGCAAAGAAGUAAGUGCUU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(((((((...(.((((((((.((.((((((((...........)))))))).)).)))))))).).)))))))))).))</text:p>
          </table:table-cell>
          <table:table-cell table:style-name="ce1" office:value-type="string" calcext:value-type="string">
            <text:p>-41.30</text:p>
          </table:table-cell>
          <table:table-cell/>
        </table:table-row>
        <table:table-row table:style-name="ro1">
          <table:table-cell office:value-type="string" calcext:value-type="string">
            <text:p>GCUAAGCAGUUACAACUGUUUGCAGAGGAAACUGAGACUUUAUAACUAUGUCUCAGUCUCAUCUGCAAAGAGGUAAGUGCUU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((.((((..((.((((((((.((.((((((((...........)))))))).)).)))))))).)))))).))))).))</text:p>
          </table:table-cell>
          <table:table-cell table:style-name="ce1" office:value-type="string" calcext:value-type="string">
            <text:p>-40.00</text:p>
          </table:table-cell>
          <table:table-cell/>
        </table:table-row>
        <table:table-row table:style-name="ro1">
          <table:table-cell office:value-type="string" calcext:value-type="string">
            <text:p>UGGUACUCGGGGAGAGGUUACCCGAGCAACUUUGCAUCUGGACGACGAAUGUUGCUCGGUGAACCCCUUUUCGGUA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(((((((.((((..((((((((((((((........).)))).)))))))))..)))).)))))))))))))</text:p>
          </table:table-cell>
          <table:table-cell table:style-name="ce1" office:value-type="string" calcext:value-type="string">
            <text:p>-36.70</text:p>
          </table:table-cell>
          <table:table-cell/>
        </table:table-row>
        <table:table-row table:style-name="ro1">
          <table:table-cell office:value-type="string" calcext:value-type="string">
            <text:p>AGAUGAGGUGAAGUUCGUCACUGGAUGCAGCGGUUCAUCGAUCUGUUCCUGAAUUUUGUUUGUCUCGUAAAACAAACAUGAAUCGGUCGAUAAACCUCUGCAUCCAGCGCUCACUUUCCCCU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.(((((..(.(.((((((((((.((((.(((((((.((((.((...(((((((........))))))))).)))).))))))).)))).)))))))))).))..)))))..)))).</text:p>
          </table:table-cell>
          <table:table-cell table:style-name="ce1" office:value-type="string" calcext:value-type="string">
            <text:p>-51.40</text:p>
          </table:table-cell>
          <table:table-cell/>
        </table:table-row>
        <table:table-row table:style-name="ro1">
          <table:table-cell office:value-type="string" calcext:value-type="string">
            <text:p>AGAUAUAUAUACUAAUUGCGUGCCUGGCUCCCUGUAUGCCAUUUGUAGAGUUCAUCAAGAUGUUGAUGACUUUAAUGAAUGGCGUGCGAGGAGCCAUGCAUGUUGUGUAUAUUUUCU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(((((.....((((((.(((((((.(((((((((((((((((((.((((((....))))))))))).)))))))))))))).))))))).)))))).))))))))..)))..</text:p>
          </table:table-cell>
          <table:table-cell table:style-name="ce1" office:value-type="string" calcext:value-type="string">
            <text:p>-58.30</text:p>
          </table:table-cell>
          <table:table-cell/>
        </table:table-row>
        <table:table-row table:style-name="ro1">
          <table:table-cell office:value-type="string" calcext:value-type="string">
            <text:p>CAGACAUACGAAGGAGUUCAGGGGAAUGGUGUCUGAUUCGAGACCAUUCGUCACAAGUAAACAGUAGCCUUGAGAAUGAUCUCGGACCAGGCUUCAUUCCCCCUAGCUCAUAGUAUCA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....(((((..(((((((((.(((((.(((((((.(((((.(((...((........))..)))))))).))))))).))))).)))))))))..)))))...)))).....</text:p>
          </table:table-cell>
          <table:table-cell table:style-name="ce1" office:value-type="string" calcext:value-type="string">
            <text:p>-48.00</text:p>
          </table:table-cell>
          <table:table-cell/>
        </table:table-row>
        <table:table-row table:style-name="ro1">
          <table:table-cell office:value-type="string" calcext:value-type="string">
            <text:p>AAGAGGCAGAGAGAGUAAUGCAGCCAAGGAUGACUUGCCGACAACAUUGGCGAAUGUUCAUGUGAUUUCUGCCUCAUUGUGCCGGCAAGUUGUCCUUGGCUAUGUUAGUCUCUCAUCUU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..((((((.(((((.(((((((((((((((((((.((.((..((((((...((....)).))).)))....)))).))))))))))))))))))).))))).))))))..)))))</text:p>
          </table:table-cell>
          <table:table-cell table:style-name="ce1" office:value-type="string" calcext:value-type="string">
            <text:p>-60.40</text:p>
          </table:table-cell>
          <table:table-cell/>
        </table:table-row>
        <table:table-row table:style-name="ro1">
          <table:table-cell office:value-type="string" calcext:value-type="string">
            <text:p>UCAUAGGGCAUGUCUCUAUUGGUAGGUGAUAUGGUGAUAUUUCAUUUGAAUUAGAGGCUUCAGAAAUUCACUUGCCAAAGGAGAGCUGCCCUGUGAGUGUUUAGCUUAA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..(((((.(((((((((((.....(((..((((..........))))..))).....))))))))))).)))))..)))))))))).((((((...))))))</text:p>
          </table:table-cell>
          <table:table-cell table:style-name="ce1" office:value-type="string" calcext:value-type="string">
            <text:p>-46.80</text:p>
          </table:table-cell>
          <table:table-cell/>
        </table:table-row>
        <table:table-row table:style-name="ro1">
          <table:table-cell office:value-type="string" calcext:value-type="string">
            <text:p>UAAAGUAAGCAAAUCAGUCAUAGGGCAUGUCUCUAUUGGCAGGUGAUAUGGUGAUAUUUCAUUUGACUUUAAGGCUCUAAAAAUUCACUUGCCAAAGGAGAGCUGCCCUACGAGUGUUUAGCUUAA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.((.((.((.(((((((..(((((.(((((((((((...(((((....))))).....................))))))))))).)))))..))))))).)).)).)).)))))....</text:p>
          </table:table-cell>
          <table:table-cell table:style-name="ce1" office:value-type="string" calcext:value-type="string">
            <text:p>-49.20</text:p>
          </table:table-cell>
          <table:table-cell/>
        </table:table-row>
        <table:table-row table:style-name="ro1">
          <table:table-cell office:value-type="string" calcext:value-type="string">
            <text:p>AACUGCAACUUGAGGAGGCAUCCAAAGGGAUCGCAUUGAUCCUAUAAUAUUUCAACUUUAGUCACUUUAAUUUUCUCUCAUAUAAUACUUAAUUGGGAUCAUGCCAUCCCUUUGGAUUUCUCCUUUAGUAGCU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.(((.(((((((.((((((((((((.((((.(((((((.................................................))))))))))).)))))))))))).))))))).))).))...</text:p>
          </table:table-cell>
          <table:table-cell table:style-name="ce1" office:value-type="string" calcext:value-type="string">
            <text:p>-48.48</text:p>
          </table:table-cell>
          <table:table-cell/>
        </table:table-row>
        <table:table-row table:style-name="ro1">
          <table:table-cell office:value-type="string" calcext:value-type="string">
            <text:p>UUUUUGUUGAUUGUUUCUUAGAGUUCCUUUGAACGCUUCAUGCAUGAGAAUAUGUAUUUGGUCUAAUAUCCAUUAGAAAAGAUAGUUCUUCAUCAAUGAAGUGUUUGGGGGAACUCUUGGGUUCAACCAGCAC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(.(((..(((.((((((((((((((((((((((..((((((((...(((((..((((((....))))))..))))))))).))))..)))))))))))))))))))))).)))..))).)))))...</text:p>
          </table:table-cell>
          <table:table-cell table:style-name="ce1" office:value-type="string" calcext:value-type="string">
            <text:p>-52.40</text:p>
          </table:table-cell>
          <table:table-cell/>
        </table:table-row>
        <table:table-row table:style-name="ro1">
          <table:table-cell office:value-type="string" calcext:value-type="string">
            <text:p>UACUUGUUGAUUUUCUCUUGGAGUUCCUCUGAAUGCUUCAAACAUGAGACAAUCUUGAUAGAAAUUAUGGAUAGUUCUUGUUCAAUGAAGUAUUUGGGGGAACUCUUGGAAUUGAAUCAACA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(((((..(((.(((((((((((((((((((((((((.(((.(.((((((((....)))).)))).)))).))))...))))))))))))))))))))).)))...)))))))))..</text:p>
          </table:table-cell>
          <table:table-cell table:style-name="ce1" office:value-type="string" calcext:value-type="string">
            <text:p>-48.70</text:p>
          </table:table-cell>
          <table:table-cell/>
        </table:table-row>
        <table:table-row table:style-name="ro1">
          <table:table-cell office:value-type="string" calcext:value-type="string">
            <text:p>GUUCUGCUGUUGAGGAAUGAUAGGGAAAAUCUCUUUUGGCAGAGAGGAGUAAAAAUCUUAAACAGGAAUGUUUCUGGUUUGCCAAAGGAGAUUUGCCCUGCCAUUUUUGACAGCUAU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(.(((((((.(((((.(((((((((((((((((..((((......((((....))))....))))..))))))))))))))))).))))).))))))))))))).....</text:p>
          </table:table-cell>
          <table:table-cell table:style-name="ce1" office:value-type="string" calcext:value-type="string">
            <text:p>-49.80</text:p>
          </table:table-cell>
          <table:table-cell/>
        </table:table-row>
        <table:table-row table:style-name="ro1">
          <table:table-cell office:value-type="string" calcext:value-type="string">
            <text:p>UCCAAGUUGCAGUUGAAUUACAGGGUGAGUUCUCCAUUGGCAGGUAGCUAGUCACUAUAUGAUAUGCAUUGCAAUCAUUUCUUAGUGUGCAAUCUGCCAAAGGAGAUUUGCCCAGCGAUUCUCCUGCAACUC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((((..(((((.(.((((((((.((((.(((((((((.((....(((((.(((((.(((...))))))))....))))).)).))))))))).)))))))))))).).)))))..))))))))...</text:p>
          </table:table-cell>
          <table:table-cell table:style-name="ce1" office:value-type="string" calcext:value-type="string">
            <text:p>-57.30</text:p>
          </table:table-cell>
          <table:table-cell/>
        </table:table-row>
        <table:table-row table:style-name="ro1">
          <table:table-cell office:value-type="string" calcext:value-type="string">
            <text:p>UCCAAGUUGCAGUUGAAUUACAGGGUGAGUUCUCCAUUGGCAGGUAGCUAGCCACUAUAUGAUAUGCAUUGCAAUCAUCACUUAGUGUGUAAUCUGCCAAAGGAGAUUUGCCCAGCGAUUCUCAUGCAACUC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(((...(((((.(.((((((((.((((.(((((((((...((..(((((..((((.(((...)))...))))..)))))..))))))))))).)))))))))))).).)))))...)))))))...</text:p>
          </table:table-cell>
          <table:table-cell table:style-name="ce1" office:value-type="string" calcext:value-type="string">
            <text:p>-54.90</text:p>
          </table:table-cell>
          <table:table-cell/>
        </table:table-row>
        <table:table-row table:style-name="ro1">
          <table:table-cell office:value-type="string" calcext:value-type="string">
            <text:p>AUUAUUAGAAAUAGAUGAAGAGAGCUUCCUUCAGUCCACUCAUGGAAGGGUAAGGGGUUUGAAUUACCUGCUGACUCAUUGAUUCAAACACAAUAGACAAUUAUGGGGUUAUGCUAUUGUGAAUGUGUGAAUGAUGCAGGAGGUGAAUUUCUUCCUUUUCUUCUUUGCUUGGACUGAAGGGAGCUCCCUUUUUCUAUUUAUAAAU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(((((((.((((.(((((((((((((((((..((.(((((((.((((((...(((((((((.(((..(((((.((.((..((((((((.((............))))))))))..)).)).)))))..))).))))))..)))))))))))))))).))..))))))))))))))))).)))).)))))))........</text:p>
          </table:table-cell>
          <table:table-cell table:style-name="ce1" office:value-type="string" calcext:value-type="string">
            <text:p>-86.70</text:p>
          </table:table-cell>
          <table:table-cell/>
        </table:table-row>
        <table:table-row table:style-name="ro1">
          <table:table-cell office:value-type="string" calcext:value-type="string">
            <text:p>AGCCAUGAAUCAGUCCGAGAUGACAGAAGAGAGAGAGCACACCCACCUGAUUACAAGUAACAAAAAACUACCAACUAUCAACAUUUUGUCUACUAUGAAGAAAAUCACAUGUCUAGACUAUAGUUACGAAUGGAAGAUACAUUCAAUGAUGUUUAUGAAAAUUUGAGACGGUCGAGGACUAUAGUUACUCUAUCGCAUACAUUUAAUGACAAAAAAAAUUGUGUACUCUUAUUUAUUUUCAAUACAUCUUCAUUCAAUUUCUAUGCAAGAAUCAAAAUGCAGUAUAAAAAAUUGCAUUCAAUAUCAUGGUAAAAAAAUUGUUCAAAAAAAGUAAAUAUCAUGGUAAAAAAAUCAUUAGAUUUUGCAAUAAGUAAGAGUCAAGUUUUACCUUGUGAGGAAUUCCUCCCAACAGAAUCAUGGGAGCUCUUUCUUCUUCUCUCAUUGUGCCCUGCCAGUCU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.(((..((.(((((.((((((((((((((...((((..(((((...(((........)))......(((.((((((..(((((.((((..........))))..))))).........(((((.......)))))...)))))).)))(((((((((..((((.((((((....))).))).)))).(((((..................))))).((((((((((((.........(((((((.........))).)))).....((((((((.......))))))))...((((((((((........................))))))))))..((((((....))))))..)))))))))))))))))))))...(((.((((....)))).)))...))))))))).)))))))).)))))).))))).))..))).........</text:p>
          </table:table-cell>
          <table:table-cell table:style-name="ce1" office:value-type="string" calcext:value-type="string">
            <text:p>-94.20</text:p>
          </table:table-cell>
          <table:table-cell/>
        </table:table-row>
        <table:table-row table:style-name="ro1">
          <table:table-cell office:value-type="string" calcext:value-type="string">
            <text:p>UGAAUUCCCCUCCGCUUUUUGAUGUUGGCUUGUCUCAAUCAAAUCAAAGUUCUUGAAAUUUGAGUUCUUUAGUCUGAUUGAGUCGUGCCAAUAUCAUAUUAAGCGAUAAAA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...(((((..((((((((((.((.((((((((.((.((((..(((((...)))))..)))).)).)))))))).)).))))))))))....))))).........</text:p>
          </table:table-cell>
          <table:table-cell table:style-name="ce1" office:value-type="string" calcext:value-type="string">
            <text:p>-39.10</text:p>
          </table:table-cell>
          <table:table-cell/>
        </table:table-row>
        <table:table-row table:style-name="ro1">
          <table:table-cell office:value-type="string" calcext:value-type="string">
            <text:p>GGUGGAGAAGAGGUGGAGGCUGACAGAAGAGAGUGAGCACACAUGGUGCCUUUCUUGCAUGAUGAACGAUCGAGAGGUUCAUGCUCGAAGCUAUGCGUGCUCACUUCUCUCUCUGUCAGCCGUUAGAACUCUCU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.(((.(((.(((((((((((((((((((((((.((((((....(((..((((((....(........)..))))))..))))))))).)))))))).))))).)))))))))).)))...)))))))).</text:p>
          </table:table-cell>
          <table:table-cell table:style-name="ce1" office:value-type="string" calcext:value-type="string">
            <text:p>-66.50</text:p>
          </table:table-cell>
          <table:table-cell/>
        </table:table-row>
        <table:table-row table:style-name="ro1">
          <table:table-cell office:value-type="string" calcext:value-type="string">
            <text:p>AGAUGGCCUUCUUUGUGAUCUUCCACAGCUUUCUUGAACUGCAUCUCUAAGAGGAGCAGCUCGAAGCCUCGAACUCUACCUGCAUGAGCAGGUGCAGUUCAAUAAAGCUGUGGGAAACUGCAGAGAGAGGCC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((((((...((((((((((((.(((((((((((((((...(((((.((.((((....)))).)))).))).....)).))))))))))))).))))))))))))...)))))))).)))))).</text:p>
          </table:table-cell>
          <table:table-cell table:style-name="ce1" office:value-type="string" calcext:value-type="string">
            <text:p>-67.40</text:p>
          </table:table-cell>
          <table:table-cell/>
        </table:table-row>
        <table:table-row table:style-name="ro1">
          <table:table-cell office:value-type="string" calcext:value-type="string">
            <text:p>CCUGAUGCUUGGAUUUGAAGCGGAGCUCCUAUCAUUCCAAUGAAGGGCCGUUCUGAAGGGUUGUUCCGCUGCUCGUUCAUGGUUCCCACUAUCCUAUCUCAUCAUGUAUGUGUGUAUGUAUUUUCGAGAGGGAGGAGAGGAGCUAGACUCUCAUGGUGGUCGUCUUUGAGAUAGGCUUGUGGUUUGCAUGACCGAGGAGCUGCACCGUCCCCUUGCUGGCCGCUCUUUGGAUUGAAGGGAGCUCUGCAUCCUGAUCCAUCCAU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..((((((.((.(((((((((((.(((.(((((.((..(((((.....(((((..((.(.(((.((((.(((((....((((...(((((((((..((((((....))))))......((((.((..(((((........))))).......)).)))))))))))))...))))....))))).)))).))).).))....)))))..)))))..)).))))).))).))))))))))).))..))))))..)))).</text:p>
          </table:table-cell>
          <table:table-cell table:style-name="ce1" office:value-type="string" calcext:value-type="string">
            <text:p>-111.10</text:p>
          </table:table-cell>
          <table:table-cell/>
        </table:table-row>
        <table:table-row table:style-name="ro1">
          <table:table-cell office:value-type="string" calcext:value-type="string">
            <text:p>CCUGAUGCUUGGAUUUGAAGCGGAGCUCCUAUCAUUCCAAUGAAGGGCCGUUCUGAAGGGUGGUUCCGCUGCUCGUUCAUGGUUCCCACUAUCCUAUCUCAUCAUGUAUGUGUGUAUGUAUUUUCGGAGAGGGAGGAGAGGAGCUAGACUCUCACGGUGGUCGUCUUUGAGAUAGGCUUGUGGUUUGCAUGACCGAGGAGCUGCACCGUCCCCUUGCUGGCCGCUCUUUGGAUUGAAGGGAGCUCUGCAUCCUGAACCAUCCAU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..(((.((.((.(((((((((((.(((.(((((.((..(((((.....(((((((((.(.(((.((((.(((((....((((...(((((((((............(.(((.(((.((((((((..((........))...))))).))).)))))))..)))))))))...))))....))))).)))).))).).))))..)))))..)))))..)).))))).))).))))))))))).))..)).)))..)))).</text:p>
          </table:table-cell>
          <table:table-cell table:style-name="ce1" office:value-type="string" calcext:value-type="string">
            <text:p>-111.30</text:p>
          </table:table-cell>
          <table:table-cell/>
        </table:table-row>
        <table:table-row table:style-name="ro1">
          <table:table-cell office:value-type="string" calcext:value-type="string">
            <text:p>CCUGAUGCUUGGAUUUGAAGCGGAGCUCCUAUCAUUCCAAUGAAGGGCCGUUCUGAAGGGUUGUUCCGCUGCUCGUUCAUGGUUCCCACUAUCCUAUCUCAUCAUGUAUGUGUGUAUGUAUUUUCGAGAGGGAGGAGAGGAGCUAGACUCUCAUGGGGGUCGUCUAUGAGAUACGCUUGUGGUUUGCAUGACCGAUGAGCUGCACCGUCCCCUUGCUGGCCGCUCUUUGGAUUGAAGGGAGCUCUGCAUCCUGAUCCAUCCAU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..((((((.((.(((((((((((.(((.(((((.((..(((((.....(((((.......((.(((((((..(((((((.....((((.((((.....((((((....))))))....)))))))).....)))))))...(((((((((.....))))))))).........((((.....))))))))))).))......)))))..)))))..)).))))).))).))))))))))).))..))))))..)))).</text:p>
          </table:table-cell>
          <table:table-cell table:style-name="ce1" office:value-type="string" calcext:value-type="string">
            <text:p>-105.80</text:p>
          </table:table-cell>
          <table:table-cell/>
        </table:table-row>
        <table:table-row table:style-name="ro1">
          <table:table-cell office:value-type="string" calcext:value-type="string">
            <text:p>CUGAUGCUUGGAUUUGAAGCGGAGCUCCUAUCAUUCCAAUGAAGGGCCGUUCUGAAGGGUGGUUCCGCUGCUCGUUCAUGGUUCCCACUAUCCUAUCUCAUCAUGUAUGUGUGUAUGUAUUUUCGAGAGGGAGGAGAGGAGCUAGACUCUCACGGUGGUCGUCUUUGAGAUAGGCUUGUGGUUUGCAUGACCGAAGAGCUGCACCGUCCCCUUGCUGGCCGCUCUUUGGAUUGAAAGGAGCUCUUGCAUCUGAUCCAUCCAU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..((((((.((.(((((((((((.(((.(((((.((..(((((.....(((((((((.(.(((..(((.(((((....((((...(((((((((..((((((....)))))).(((((....)))))(((((........)))))(((.....)))...)))))))))...))))....))))).)))..))).).))))..)))))..)))))..)).))))).))).)))))))).))).)).))))))..)))).</text:p>
          </table:table-cell>
          <table:table-cell table:style-name="ce1" office:value-type="string" calcext:value-type="string">
            <text:p>-108.50</text:p>
          </table:table-cell>
          <table:table-cell/>
        </table:table-row>
        <table:table-row table:style-name="ro1">
          <table:table-cell office:value-type="string" calcext:value-type="string">
            <text:p>UGAAGACGACGACGAAGAAGAAGAUGGCGAAGAAAAGUGAUCGAAGAGCUCCCUUCGAUCCAAUCCAGGAGGGGAAGUGGUCGGUUGCAGCUGCCGGUUCAUGGAUGCCUCUCUGGUGCAGCAAUGACUAAUGCUCACCUGCACUUGCAUGGGUGUGCAUGACCCGGGAGAUGAACCCACCAUCAUCUUUCCCUCGUGCUUGGAUUGAAGGGAGCUCCUCUCUCUUUCCUCUCUCU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.((.((.((((.(((.(((.((........)).)))((.((((((((((((((((((..((.(((((((((((((.((((.((.((.((((.(((((.((((((....(((((((...((((....).))).))))))).....)))))).))))).)))).)).)))))).))))....))))))))).)).)))))))))))))))))).))))).)))).)))))))..</text:p>
          </table:table-cell>
          <table:table-cell table:style-name="ce1" office:value-type="string" calcext:value-type="string">
            <text:p>-111.30</text:p>
          </table:table-cell>
          <table:table-cell/>
        </table:table-row>
        <table:table-row table:style-name="ro1">
          <table:table-cell office:value-type="string" calcext:value-type="string">
            <text:p>AGUGGUGCACCACAAGUUGGUGAAGCUGCCAGCAUGAUCUGAUGGUGGUAUAUAUGAAUAUAUGAUGUCUUUACCUCUGAUCUCUCCCUGACUGUCACCGAUCCAUGAAUCCAGGAUGAGGGGAGGGAAGAAAGAGGGAUAAUGAGCAUCAGGUCAUGCUGUAGUUUCAUCUGCUGGUGGGAGCA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.((((.(((.(((((((((((.((((((((((((((((.((((((....)))))).)).......(((((..(((((((((...........((((.((....))))))..)))))))))....))))).........))))))))))))))))))))))))).))).))))..))))..</text:p>
          </table:table-cell>
          <table:table-cell table:style-name="ce1" office:value-type="string" calcext:value-type="string">
            <text:p>-82.70</text:p>
          </table:table-cell>
          <table:table-cell/>
        </table:table-row>
        <table:table-row table:style-name="ro1">
          <table:table-cell office:value-type="string" calcext:value-type="string">
            <text:p>AGUGGUGCACCACAAGUUGGUGAAGCUGCCAGCAUGAUCUGAUGGUGGUAUAUAUGAAUAUAUGAUGUCUUUACCUCUGAUCUCUCCCUGACUGUCACGGAUCCAUGAAUCCAGGAUGAGGGGAGGGAAGAAAGAGGGAUAAUGAGCAUCAGGUCAUGCUGUAGUUUCAUCUGCUGGUGGGAGCA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.((((.(((.(((((((((((.((((((((((((((((.((((((....)))))).)).......(((((..(((((((((..(.(((..((((......))))..)))).)))))))))....))))).........))))))))))))))))))))))))).))).))))..))))..</text:p>
          </table:table-cell>
          <table:table-cell table:style-name="ce1" office:value-type="string" calcext:value-type="string">
            <text:p>-86.00</text:p>
          </table:table-cell>
          <table:table-cell/>
        </table:table-row>
        <table:table-row table:style-name="ro1">
          <table:table-cell office:value-type="string" calcext:value-type="string">
            <text:p>GCCGCCGCGCCGCCUCGGGCUCGCUUGGUGCAGAUCGGGACCCGCCGCCCGGCCGACGGGACGGAUCCCGCCUUGCACCAAGUGAAUCGGAGCCGGCGCAGC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.((((((.(((.((.(((((((((((((..(((((.(((...((((.....)))).))).)))))..))))))))))))).)).))).)))))).))..</text:p>
          </table:table-cell>
          <table:table-cell table:style-name="ce1" office:value-type="string" calcext:value-type="string">
            <text:p>-66.20</text:p>
          </table:table-cell>
          <table:table-cell/>
        </table:table-row>
        <table:table-row table:style-name="ro1">
          <table:table-cell office:value-type="string" calcext:value-type="string">
            <text:p>CCGCCCCGCGCCGUCUGGGCUCGCUUGGGCAGAUCGGGACCCGCCGCCCGGCCGACGGGACGGAUCCCGCCUUGCACCAAGUGAAUCGGAGCCGGCGCAGC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...(((((((((((..((((((((((((..(((((.(((...((((.....)))).))).)))))..)))).)))))))).)))))..)))))).))..</text:p>
          </table:table-cell>
          <table:table-cell table:style-name="ce1" office:value-type="string" calcext:value-type="string">
            <text:p>-56.10</text:p>
          </table:table-cell>
          <table:table-cell/>
        </table:table-row>
        <table:table-row table:style-name="ro1">
          <table:table-cell office:value-type="string" calcext:value-type="string">
            <text:p>AGAAGAUGGGUAUGGUUGGAGACAGGGAUGAGGCAGAGCAUGGGAUGAGGCCAUCAACAAAAUUUCCAAUUUCUGUCCUCCGCUAGGCCGCUACUGCAUUUCUGUUUGCUUGCUCACAAAACGGAGGGAUUUGUGAGAGUUAUCAGGCAGAAAGAACAAAGAAGGUGCCUCCCUGGUGAAGUGGUGAUGGCCUGACCUGAGACGGCUGAGAGCUCAGCUGGUGUCCUGUUGUUGCUUCCUCCCCUGCACUGCCUCUUCCCUGGCUCCCCACCGUUGCCCU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(((((((((.((((.((((((.(((((((.(((.((((.(((((...(((((..................(((...(((((((.((((((.((((((((((....((((((((.(.....).))))))))......)))))))))).............(((.....)))...)))))).)))))))....))).(((((((....)))))))......)))))..))))).)))).))).))))))).)))))).))))..)))).)))))....</text:p>
          </table:table-cell>
          <table:table-cell table:style-name="ce1" office:value-type="string" calcext:value-type="string">
            <text:p>-116.30</text:p>
          </table:table-cell>
          <table:table-cell/>
        </table:table-row>
        <table:table-row table:style-name="ro1">
          <table:table-cell office:value-type="string" calcext:value-type="string">
            <text:p>AGAAGAUGGGUAUGGUUGGAGACAGGGAUGAGGCAGAGCAUGGGAUGGGGCCAUCAACAAAAUUUCCAAUUUCUGUCCUCCGCUAGGCCGCUACUGCAUUUAUGUUUGCUUGCUCACAAAACGGAGGGAUUUGUGAGAGUUAUCAGGCAGAAAGAACAAAGAAGGUGCCUCCCUGGUGAAGUGGUGAUGGCCUGACCUGAGAGGGCUGAGAGCUCAGCUGGUGUCCUGGUGUUGUUGCUUCCUCCCCUGCACUGCCUCUUCCCUGGCUCCCCACCGUUGCCCU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(((((((((.((((.((((((.(((((((.(((.((((.(((((((((((((..........((((.((((((((.(((((((.((((((.(((((.((((((((((((((((.(.....).))))))))......))))))))...........(((......))).))))))))))).)))))))...)).)))))).))))..........)))..))))).....))))).)))).))).))))))).)))))).))))..)))).)))))....</text:p>
          </table:table-cell>
          <table:table-cell table:style-name="ce1" office:value-type="string" calcext:value-type="string">
            <text:p>-114.80</text:p>
          </table:table-cell>
          <table:table-cell/>
        </table:table-row>
        <table:table-row table:style-name="ro1">
          <table:table-cell office:value-type="string" calcext:value-type="string">
            <text:p>AGAAGAUGGGUAUGGUUGGAGACAGGGAUGAGGCAGAGCAUGGGAUGGGGCCAUCAACAAAAUUUCCAAUUUCUGUCCUCCGCUAGGCCGCUACUGCAUUUCUGUUUGCUUGCUCACAAAACGGAGGGAUUUGUGAGAGUUAUCAGGCAGAAAGAACAAAGAAGGUGCCUCCCUGGUGAAGUGGUGAUGGCCUGACCUGAGAGGGCUGAGAGCUCAGCUGGUGUCCUGGUGUUGUUGCUUCCUCCCCUGCACUGCCUCUUCCCUGGCUCCCCACCGUUGCCCU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(((((((((.((((.((((((.(((((((.(((.((((.(((((((((((((..........((((.((((((((.(((((((.((((((.((((((((((....((((((((.(.....).))))))))......)))))))))).............(((.....)))...)))))).)))))))...)).)))))).))))..........)))..))))).....))))).)))).))).))))))).)))))).))))..)))).)))))....</text:p>
          </table:table-cell>
          <table:table-cell table:style-name="ce1" office:value-type="string" calcext:value-type="string">
            <text:p>-117.40</text:p>
          </table:table-cell>
          <table:table-cell/>
        </table:table-row>
        <table:table-row table:style-name="ro1">
          <table:table-cell office:value-type="string" calcext:value-type="string">
            <text:p>GGAAGGUAUGUUUGAUUGGAGACAGGGACGAGGCAGAGCAUGGGAUGGGGCCAUCAACAAAAUUUCCAAUUUCCGUUUGCUUGCUCACAAAACGAAGGUGCCUGCCUCCCUGGUGAUGGCCUGACCUGAGAGGGCUGAGAGCUCAGCUGGUGUCCUGGUGUUGUUGCUUCCACCCCUGCACUGCCUCUUCCCUGGCUCCCCACCGUUGCCCU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....((...((((.((((((.(((((((.(((.(((.(((((.((.(((((......(((....(((...(((.((((.((...(..(((((((.(((.....)))...)))...))))....)...)).))))..)))))).....)))))))).)).)))))))).))).))))))).)))))).)))).))....)))).....</text:p>
          </table:table-cell>
          <table:table-cell table:style-name="ce1" office:value-type="string" calcext:value-type="string">
            <text:p>-79.40</text:p>
          </table:table-cell>
          <table:table-cell/>
        </table:table-row>
        <table:table-row table:style-name="ro1">
          <table:table-cell office:value-type="string" calcext:value-type="string">
            <text:p>AGAAGAUGGGUAUGGUUGGAGACAGGGAUGAGGCAGAGCAUGGGAUGAGGCCAUCAACAAAAUUUCCAAUUUCUGUCCUCCGCUAGGCCGCUACUGCAUUUAUGUUUGCUUGCUCACAAAACGGAGGGAUUUGUGAGAGUUAUCAGGCAGAAAGAACAAAGAAGGUGCCUCCCUGGUGAAGUGGUGAUGGCCUGACCUGAGACGGAUGAGAGCUCAGCUGGUGUCCUGUUGUUGCUUACUUCCCUGCACUGACUCUUCCCUGGCUCCCCACCGUUGCCCU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(((((((((.((((.((((((.(((.(((.(((.((((.(((((...(((((..((..(((.((.((.((.((((((((((((.((((((.(((((.((((((((((((((((.(.....).))))))))......))))))))...........(((......))).))))))))))).))))))......)).)))).)).))...)).))).))..)))))..)))).).))))))).))).))).)))))).))))..)))).)))))....</text:p>
          </table:table-cell>
          <table:table-cell table:style-name="ce1" office:value-type="string" calcext:value-type="string">
            <text:p>-101.60</text:p>
          </table:table-cell>
          <table:table-cell/>
        </table:table-row>
        <table:table-row table:style-name="ro1">
          <table:table-cell office:value-type="string" calcext:value-type="string">
            <text:p>CUACUUGGUAAUUAAGGUUGUUGACAGAAGAUAGAGAGCACAGAUGAUGAUAUGCAUAUUAUAUAAUAUAUAGCAGGGAACUCAUGAUGAAUUGUGCAUCUUACUCCUUUGUGCUCUCUAUACUUCUGUCAUCACCUUCAGCCUCCAU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(((....(((((.(.(((((((((((((((((((((((.(((((.(((((((..................................))))))).))).)).)))))))))))))).))))))))).))))))..)))........</text:p>
          </table:table-cell>
          <table:table-cell table:style-name="ce1" office:value-type="string" calcext:value-type="string">
            <text:p>-51.87</text:p>
          </table:table-cell>
          <table:table-cell/>
        </table:table-row>
        <table:table-row table:style-name="ro1">
          <table:table-cell office:value-type="string" calcext:value-type="string">
            <text:p>AGGAGGUGUUGGUGAUGCUGUUGACAGAAGAUAGAGAGCACUGAUGAUGAAAUGCAUGAAAGGGAAUGGCAUCUCACUCCUUUGUGCUCUCUAGUCUUCUGUCAUCAUCCUUCUCCCUCCC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....((.((((....((((((((((((((((((((.((.(((((.((((((........)).)))).))).)).)).))))))))).))))))))))).))))))....)))))....</text:p>
          </table:table-cell>
          <table:table-cell table:style-name="ce1" office:value-type="string" calcext:value-type="string">
            <text:p>-51.80</text:p>
          </table:table-cell>
          <table:table-cell/>
        </table:table-row>
        <table:table-row table:style-name="ro1">
          <table:table-cell office:value-type="string" calcext:value-type="string">
            <text:p>ACUUGACCACUAGGCUUAUCUCUUUCCGUUUCUGAGCAUGCAUACUCAUUCACAGCAUCAAAAUGCACAGAUCCUGAUGGAGAUUGCACAGGGCAGGUGAUGCUAGAUUGCACCAUACUCAACUCUGGACUUUGUGAUUGAAGUGUUGACAGAAGAUAGAGAGCACAACCUGAGUCAAAGGAU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...((((....(((((.((...(((((..((.((((..(((.((((((..((....((((....(((....)))...))))(((((.(((((.(((......))).))).))...)))))))..)))))).))).)))))).))))))).)))))......)))).))))).......</text:p>
          </table:table-cell>
          <table:table-cell table:style-name="ce1" office:value-type="string" calcext:value-type="string">
            <text:p>-45.30</text:p>
          </table:table-cell>
          <table:table-cell/>
        </table:table-row>
        <table:table-row table:style-name="ro1">
          <table:table-cell office:value-type="string" calcext:value-type="string">
            <text:p>AAUUAAAGGGGAUUAUGAAGUGGAGCUCCUUGAAGUCCAAUUGAGGAUCUUACUGGGUGAAUUGAGCUGCUUAGCUAUGGAUCCCACAGUUCUACCCAUCAAUAAGUGCUUUUGUGGUAGUCUUGUGGCUUCCAUAUUUGGGGAGCUUCAUUUGCCUUUAUAGUAUUAACCUUCUUUGGAUUGAAGGGAGCUCUACACCCUUCUCUUCUUUU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((((.......((((((((((((..(((((((..((((....((((((((((((.(((((.(((((.((((((..((((((..(((((((..............)).)))))..))))))..)))))).))))).))))).))))))))....))))....))))..)))))))..)))))))))))).......))))))))...</text:p>
          </table:table-cell>
          <table:table-cell table:style-name="ce1" office:value-type="string" calcext:value-type="string">
            <text:p>-88.80</text:p>
          </table:table-cell>
          <table:table-cell/>
        </table:table-row>
        <table:table-row table:style-name="ro1">
          <table:table-cell office:value-type="string" calcext:value-type="string">
            <text:p>CAUGCAUACAUAUGUGUAUGUGCCUGGCUCCCUGUAUGCCAUUUGUAGAGCUCAUCGAAGCAUCAAUGACCUUUGUGGAUGGCGUAUGAGGAGCCAAGCAUAUUUCAUAUACAUACA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...((((((.((((((.(((((((.((((((((((((((((((.((((.((....)).)))).)))))))))))))))))).))))))).))))))..)))))).)).))))</text:p>
          </table:table-cell>
          <table:table-cell table:style-name="ce1" office:value-type="string" calcext:value-type="string">
            <text:p>-50.00</text:p>
          </table:table-cell>
          <table:table-cell/>
        </table:table-row>
        <table:table-row table:style-name="ro1">
          <table:table-cell office:value-type="string" calcext:value-type="string">
            <text:p>ACGGAAGCUUUGUCUUUUGAGGGGAAUGUUGUCUGGCUCGAGGACCCUUCUUCAUCUUGAUCUUGUGUAGACUACUAUGCUUGUGGUCAAGGAAUACAUAGUGUUGUCGGACCAGGCUUCAUUCCCCCCAAUUAUAUGCUUCC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..(((...(((.((((((((..((((((.((((.(((.((......((((((((..((((((....))))))....)))))))).......)).))).)))).))))))..)))))))).)))..))).))))))...</text:p>
          </table:table-cell>
          <table:table-cell table:style-name="ce1" office:value-type="string" calcext:value-type="string">
            <text:p>-60.30</text:p>
          </table:table-cell>
          <table:table-cell/>
        </table:table-row>
        <table:table-row table:style-name="ro1">
          <table:table-cell office:value-type="string" calcext:value-type="string">
            <text:p>GCUUGCAAAGGUGAGGUUGAGAGGAAUGUUGUCUGGCUCGAGGUCAUGGAGGAGGAGGAGGAGUAGAGUACUGAGAUCAGUGAAAGUUUCCAAUGGAAAUUUACCCUCUUACACAAAAAAAUGAUUCUCGGACCAGGCUUCAUUCCCCCCACCCAACUUUUGCU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((((..(((.(.(.((((((..((((((.((((((((((.......(((((((.((((..(((((....)))))...((((((...)))))))))))))))).)........)))).)))))).))))))..)))))).)).)))..))))))))....</text:p>
          </table:table-cell>
          <table:table-cell table:style-name="ce1" office:value-type="string" calcext:value-type="string">
            <text:p>-61.30</text:p>
          </table:table-cell>
          <table:table-cell/>
        </table:table-row>
        <table:table-row table:style-name="ro1">
          <table:table-cell office:value-type="string" calcext:value-type="string">
            <text:p>GAAGUUCGCAAAGGAAAAAGUGAAGCUGCCAGCAUGAUCUACCUUUGGUUAGAGAGCUCAAGAGUGCUAACCCUGACUAGGUCAUGCUGUGACAGCCUCACUCCUUCCUAUUUGGGG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.((((((((..(((((.(((((((((((((((((.....((((((...(((....))).)))))).....)))))))))))).).)))).)))))..)))))..))).))))</text:p>
          </table:table-cell>
          <table:table-cell table:style-name="ce1" office:value-type="string" calcext:value-type="string">
            <text:p>-51.80</text:p>
          </table:table-cell>
          <table:table-cell/>
        </table:table-row>
        <table:table-row table:style-name="ro1">
          <table:table-cell office:value-type="string" calcext:value-type="string">
            <text:p>AAGGGUCACAAAGGAAAAAGUGAAGCUGCCAGCAUGAUCUAGCUUUGGUUAGUGGGAGCGAGAGAGUGCUAACCCUCACUAGGUCAUGCUGUGCUAGCCUCACUCCUUCCUAUUUGGAG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.((((((((..(((((.((((((((((((((((((....(((((((....((......)))))))))....))))))))))))).)).))).)))))..)))))..)))..)))</text:p>
          </table:table-cell>
          <table:table-cell table:style-name="ce1" office:value-type="string" calcext:value-type="string">
            <text:p>-52.30</text:p>
          </table:table-cell>
          <table:table-cell/>
        </table:table-row>
        <table:table-row table:style-name="ro1">
          <table:table-cell office:value-type="string" calcext:value-type="string">
            <text:p>CACUGUGCGGUCUCUAAUUCGCUUGGUGCAGGUCGGGAACCGGUUUUCGCGCGGAAUGGAGGAGCGGUCGCCGGCGCCGAAUUGGAUCCCGCCUUGCAUCAACUGAAUCGGAGGCCGCGGUGA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.(((((((((.(((((.((((((((((.(((((.(((((((..((((((..((......))....)).)))).))))))).))))).)))))))))).))))).)))))))))))))...</text:p>
          </table:table-cell>
          <table:table-cell table:style-name="ce1" office:value-type="string" calcext:value-type="string">
            <text:p>-64.80</text:p>
          </table:table-cell>
          <table:table-cell/>
        </table:table-row>
        <table:table-row table:style-name="ro1">
          <table:table-cell office:value-type="string" calcext:value-type="string">
            <text:p>UUAACAGUCGUUAUUUGCGGAUGUAGCAUCAUCAAGAUUCACAUGCAAGCGCAGGUGGUGGGUGGGACUUGAUGCAAUCUAAGUGCUGUGCCAGCCAAGCCAUAGGUCUUUUGGAACUGAGAAUCUUGAUGAUGCUGCAUCAGCCAUAAACGACUUC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((....((.(((((((((((((((((((((.(((.((((.((..(((((((.(((.((.....(((.......))).)).))).))..)))))..))..)))).)..)).))))))))))))))))))))).))....)))))))....</text:p>
          </table:table-cell>
          <table:table-cell table:style-name="ce1" office:value-type="string" calcext:value-type="string">
            <text:p>-64.90</text:p>
          </table:table-cell>
          <table:table-cell/>
        </table:table-row>
        <table:table-row table:style-name="ro1">
          <table:table-cell office:value-type="string" calcext:value-type="string">
            <text:p>UUGACAGUCGUUGUUUGCGGAUGUAGCAUCAUCAAGAUUCACAUGCAAAUGAAGGUGGGUGGGACUAUGAUGCAAUCCAAGUGCUCUGCCAAUCCAUCGGUCUUUUUGAUGUGAGAAUCUUGAUGAUGCUGCAUCAGCCAUAAACGGCUUU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((..(.((.(((((((((((((((((((((((((.((((.((.(((((((.((.....((.(((.......)))))..)).)))))))..))..))))))))))..))))))))))))))))))).)).)..)))))))....</text:p>
          </table:table-cell>
          <table:table-cell table:style-name="ce1" office:value-type="string" calcext:value-type="string">
            <text:p>-65.40</text:p>
          </table:table-cell>
          <table:table-cell/>
        </table:table-row>
        <table:table-row table:style-name="ro1">
          <table:table-cell office:value-type="string" calcext:value-type="string">
            <text:p>CGUUGAAGACCCUAAGGUAAGAGAGCUUUCUUCAGUCCACUCAUGGGUGACAGUAAGAUUCAAUUAGCUGCCGACUCAUUCAUCCAAAUGUUGAGUGUAAGCGAAUAAAUAUACUCAGCAGAUGAGUGAAUGAUGCGGGAGACAAAUUGAAUCUUAAGUUUCCUGUACUUGGACUGAAGGGAGCUCCCUUUUCCUUUUGUCUCUU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((((...((((.(((.(((((((((((((((((...(((((.(((..((((((((((((.(((.(((..((((((((.((..(((((((((((..........)))))))))))..)).))))))))..))).)).).)))))))))))).))).)))))...))))))))))))))))).)))..))))..)))).....</text:p>
          </table:table-cell>
          <table:table-cell table:style-name="ce1" office:value-type="string" calcext:value-type="string">
            <text:p>-92.40</text:p>
          </table:table-cell>
          <table:table-cell/>
        </table:table-row>
        <table:table-row table:style-name="ro1">
          <table:table-cell office:value-type="string" calcext:value-type="string">
            <text:p>UAAGUCCUAAGCGACGGUAAGAGAGCUUUCUUCAGUCCACUUAUGGGUGACAAUAAGAUUUCAAUUAGCUGCCGACUCAUUCAUCCAAAUGCUGAGUGAAAGCGAAGAAAGAUACUCAGCAAAUGAGUGAAUGAUGCGGGAGACAAAUUGAUUCUUAAGUUUCCUGUACUUGGACUGAAGGGAGCUCCCUUUUUCUUUUGAAUCUU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......)))...(((.(((((((((((((((((..((((((.(((..(((((..((((((.(((.(((..((((((((.((..(((((((((..............)))))))))..)).))))))))..))).)).).)))))).))))).))).))))))..))))))))))))))))).))).(((....)))......</text:p>
          </table:table-cell>
          <table:table-cell table:style-name="ce1" office:value-type="string" calcext:value-type="string">
            <text:p>-81.00</text:p>
          </table:table-cell>
          <table:table-cell/>
        </table:table-row>
        <table:table-row table:style-name="ro1">
          <table:table-cell office:value-type="string" calcext:value-type="string">
            <text:p>CACACCAGAUUGAGAGAGGCUGACAGAAGAGAGUGAGCACAUGCUAGUGGUAUUUGUAUGAGGGCAUACAAUUGCGGGUGCGUGCUCACUUCUCUAUCUGUCAGCUUCCCAUUCUUUUUU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(((.((.(.(((((((((((((((((((((((((..((.(.(.(((.(((((((....))))))).))).).))))))))))).))))).))))))))))))))).))).......</text:p>
          </table:table-cell>
          <table:table-cell table:style-name="ce1" office:value-type="string" calcext:value-type="string">
            <text:p>-58.00</text:p>
          </table:table-cell>
          <table:table-cell/>
        </table:table-row>
        <table:table-row table:style-name="ro1">
          <table:table-cell office:value-type="string" calcext:value-type="string">
            <text:p>UCAUGGCUCUCUUUGUAUUCUUCCACAGCUUUCUUGAACUGCAUCCAAAGAGUUCCUUUGCAUGCAUGCCAUGGCACUCUUACUCCCAAAUCUUGUUUUGCGGUUCAAUAAAGCUGUGGGAAGAUACAGAUAGGGUCA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.((((((((.((((((((((((.((((((((((..((((((((.((...(((....)))...)).)))))............)))...)))))))))).)))))))))))).)))))))).)))))))..</text:p>
          </table:table-cell>
          <table:table-cell table:style-name="ce1" office:value-type="string" calcext:value-type="string">
            <text:p>-59.10</text:p>
          </table:table-cell>
          <table:table-cell/>
        </table:table-row>
        <table:table-row table:style-name="ro1">
          <table:table-cell office:value-type="string" calcext:value-type="string">
            <text:p>CUCAAGUCCUGGUCAUGCUUUUCCACAGCUUUCUUGAACUUCUUAUGCAUCUUAUAUCUCUCCACCUCCAGGAUUUUAAGCCCUAGAAGCUCAAGAAAGCUGUGGGAGAAUAUGGCAAUUCAGG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.((((((((((.(((((((((((((((((((.(((((...((.......(((.((........))))).....))...))))).))))))))))))))))))).))))))....))))))</text:p>
          </table:table-cell>
          <table:table-cell table:style-name="ce1" office:value-type="string" calcext:value-type="string">
            <text:p>-48.70</text:p>
          </table:table-cell>
          <table:table-cell/>
        </table:table-row>
        <table:table-row table:style-name="ro1">
          <table:table-cell office:value-type="string" calcext:value-type="string">
            <text:p>CUCGGAGGAGUGAAUCUGAGAACACAAGGCUGGUUUGCACUGCUAUAUCAUCUAUUGGUAUAAGGUGAAUUUACUUUGUGUUCUCAGGUCACCCCUUUGAGCCAACCUGUUGA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.((((.(((((((((((((((..(((((((.((..(((((((.....))))))))))))))))..))))))))))))))))))).))))))))...............</text:p>
          </table:table-cell>
          <table:table-cell table:style-name="ce1" office:value-type="string" calcext:value-type="string">
            <text:p>-49.60</text:p>
          </table:table-cell>
          <table:table-cell/>
        </table:table-row>
        <table:table-row table:style-name="ro1">
          <table:table-cell office:value-type="string" calcext:value-type="string">
            <text:p>AGUCCAAAUGGUUUAUCUCAGAGGAGUGGAUCUGAGAACACAAGGCUGGUUUGCACUGCUAUAUUAUGAUCGAUUGGUAUAAGGUGAAUUUACUUUGUGUUCUCAGGUCACCCCUUUGAGCCAACCUGUUGA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((..((((...((((((((.(((.((((((((((((((((..(((((((.((..(((((((........))))))))))))))))..))))))))))))))))))).))))))))..))))..)))))..</text:p>
          </table:table-cell>
          <table:table-cell table:style-name="ce1" office:value-type="string" calcext:value-type="string">
            <text:p>-55.90</text:p>
          </table:table-cell>
          <table:table-cell/>
        </table:table-row>
        <table:table-row table:style-name="ro1">
          <table:table-cell office:value-type="string" calcext:value-type="string">
            <text:p>UUGGGAGGGAAAGAGAGUGAAGGAGCUUCCCUCAGCCCAUUCAUGGAGAUAACGAAAGAUUGGGUUGCUGAAUUAACUGCUAGCUCACACAUUCAUUCAUACAAUAGUAUUCAAUUAGGGUAAUAUUGUGUGAAUGAAGCGGGAGUAUAUAGUAUCUAUAUUGCAACCCUCUUUCUCUGUGCUUGGACUGAAAGGAGCUCCUUCUUUUUCUGCUCCCUC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.((((((.(((((((((((..((((.(((..((((((((......((((..(((((((.....((..(((((((((.(...(((((((((((((((.(((((.....))))).)))))))))))))))...)))))...)))))..))....)))))))))))))))))))..))).))))..))))))))))).))))))..))))))).</text:p>
          </table:table-cell>
          <table:table-cell table:style-name="ce1" office:value-type="string" calcext:value-type="string">
            <text:p>-101.20</text:p>
          </table:table-cell>
          <table:table-cell/>
        </table:table-row>
        <table:table-row table:style-name="ro1">
          <table:table-cell office:value-type="string" calcext:value-type="string">
            <text:p>UGAUGUGAGAUAUCUCAUGUUGACAGAAGAGAGAGAGCACAACCCGGGAAUGGCUAAAGGAGUCUUUGCCUUUGUUGGGAGUGUGCCCUCUCUUCCUCUGUCAUCAUCACAUUCACA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.......(((.(((((((.(((((((.(((((.(((((.((.(((.((((....))))))).)).)))))..))))).)))))))..))))))).)))....)))))))..</text:p>
          </table:table-cell>
          <table:table-cell table:style-name="ce1" office:value-type="string" calcext:value-type="string">
            <text:p>-50.40</text:p>
          </table:table-cell>
          <table:table-cell/>
        </table:table-row>
        <table:table-row table:style-name="ro1">
          <table:table-cell office:value-type="string" calcext:value-type="string">
            <text:p>AAGAGGAAGAGAGAGUGAUGCAGCCAAGGAUGACUUGCCGGCGUUAUUAUUUGCUCAUGUUCAUGCUCACCGGUUUCCUUGCCGGCAAGUUGUGUUUGGCUAUGUUUUGCUCUCUUCUU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((...((((.(((((((.((((((((((((((.........(((..((........))..))).....)))))))))))))).))))))).))))...))))))))))))</text:p>
          </table:table-cell>
          <table:table-cell table:style-name="ce1" office:value-type="string" calcext:value-type="string">
            <text:p>-55.40</text:p>
          </table:table-cell>
          <table:table-cell/>
        </table:table-row>
        <table:table-row table:style-name="ro1">
          <table:table-cell office:value-type="string" calcext:value-type="string">
            <text:p>AGAAAUGGAAGUGUAACUAUGGUGUUGGCUCGGCUCACUCAGAAGUUGAAGCCGAAUCCAAAUGGUAGCUGCCGGCGUUUCUGAUUGAGCCGUGCCAAUAUCUCAGUACUCUUUCAUGC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(((.(((.((..(((((((((.(((((((.((((((((((.(((.....((....))..)))..))))..)))))).))))))).)))))))))..))))).)))))))....</text:p>
          </table:table-cell>
          <table:table-cell table:style-name="ce1" office:value-type="string" calcext:value-type="string">
            <text:p>-51.90</text:p>
          </table:table-cell>
          <table:table-cell/>
        </table:table-row>
        <table:table-row table:style-name="ro1">
          <table:table-cell office:value-type="string" calcext:value-type="string">
            <text:p>UUGGUUGUUGGCUGAGAGAGUGCGAUGUUGGCAUGGCUCAAUCAACUCGCCGGCCGCGGGUGGCUUAUAGCUUAAUUCUGCGCAUUCGAUCGAGGUGCGGGCGCAGUGUUUAAUUGAUUGAGCCGUGCCAAUAUCACAACCUUCUCUAGCCUA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(((((((((.(((.(((((((((((((((((((((((((((.....))))))((((...)))).(((.((((((..(((..(...)..))))))))).)))....))))))))))))))))))))).).)).))))).))))....</text:p>
          </table:table-cell>
          <table:table-cell table:style-name="ce1" office:value-type="string" calcext:value-type="string">
            <text:p>-71.00</text:p>
          </table:table-cell>
          <table:table-cell/>
        </table:table-row>
        <table:table-row table:style-name="ro1">
          <table:table-cell office:value-type="string" calcext:value-type="string">
            <text:p>GGCGCUUACUGAAGAGUUCCUUGGCAUUCUGUCCACCUCCUCUCGCCGAUCUUGCAGAAAGUUUACCAGUUCUGUUGCAUUUUUUUUGGAGGUGGGCAUACUGCCAAUGGAGCUGUGUAGGCCU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(((...(.((((((((((((...(((((((((((.............((((((..........))))))............)))))))))))...)))))).)))))).)))))))))..</text:p>
          </table:table-cell>
          <table:table-cell table:style-name="ce1" office:value-type="string" calcext:value-type="string">
            <text:p>-50.40</text:p>
          </table:table-cell>
          <table:table-cell/>
        </table:table-row>
        <table:table-row table:style-name="ro1">
          <table:table-cell office:value-type="string" calcext:value-type="string">
            <text:p>UGGCGCUUACUGAGAGUUCCUUGGCAUUCUGUCCACCUCCCUUCUUGACGAUCUUGCAGAAAGUUUGCUUUUUUUGUUUGUUUGGAGGUGGGCAUACUGCCAAUGGAGCUGCGUAGGCCU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.((((((....((((((((((((...(((((((((((......(((((....(((((...))))).....))))).....)))))))))))...)))))).))))))..))))))))..</text:p>
          </table:table-cell>
          <table:table-cell table:style-name="ce1" office:value-type="string" calcext:value-type="string">
            <text:p>-52.60</text:p>
          </table:table-cell>
          <table:table-cell/>
        </table:table-row>
        <table:table-row table:style-name="ro1">
          <table:table-cell office:value-type="string" calcext:value-type="string">
            <text:p>GCAACGUUUUGUGUUACUAGGAGUUCCCUACAAGCACUUCACAAUACCUUGGCUCAAUAAAUUAAAGGCCAGUUGUGAAGUGUUUGGGGGAACUCUUGGUAUCAUGAAGCA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(((.(((((((((((((((.(((((((((((((((....(((((............))))))))))))))))))))))))))))))))))).))))))))....</text:p>
          </table:table-cell>
          <table:table-cell table:style-name="ce1" office:value-type="string" calcext:value-type="string">
            <text:p>-59.20</text:p>
          </table:table-cell>
          <table:table-cell/>
        </table:table-row>
        <table:table-row table:style-name="ro1">
          <table:table-cell office:value-type="string" calcext:value-type="string">
            <text:p>UCUUGGUUGGUUCUCCCUUGGAGUUCCCUGCAAACACUUCACCAGCUAGGCCAUAGUGCCGGCCCUUGCACAAUGUUGUAUCUGAUCACCUAGCUAGUGUGAAGUGUUUGGAGGAACUCUAGGUGUUAUCCAGCAA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....(.(((((((((((.(.((((((((((((((((((((.(((.((((........)))).))).............))))))).).)))))))))))).)))))))))))).)....)))))....</text:p>
          </table:table-cell>
          <table:table-cell table:style-name="ce1" office:value-type="string" calcext:value-type="string">
            <text:p>-58.30</text:p>
          </table:table-cell>
          <table:table-cell/>
        </table:table-row>
        <table:table-row table:style-name="ro1">
          <table:table-cell office:value-type="string" calcext:value-type="string">
            <text:p>UAUUGGUUGGUUGUCACCUGGAGUUCUCCUCAAACCACUUCAGUUGCUGCACCUAGCUAGUUUAAUGGCACUGUGCUUGCGUGCAAGCGGCCGGAGCUGUGUGUAGCUAGUGAAGUGUUUGGGGGAACUCUGGGUGUCAAUCAGCAA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(((.(((((((((((((((.(((((.((((((.(.(((((((.(((((.......((((....((((((....)))))))))).))))).))))))).).)))))))))))))))))))))))))).))))))))....</text:p>
          </table:table-cell>
          <table:table-cell table:style-name="ce1" office:value-type="string" calcext:value-type="string">
            <text:p>-78.00</text:p>
          </table:table-cell>
          <table:table-cell/>
        </table:table-row>
        <table:table-row table:style-name="ro1">
          <table:table-cell office:value-type="string" calcext:value-type="string">
            <text:p>AGAUGGCCUUCUUUGUGAUCUUCCACAGCUUUCUUGAACUGCAUCUCUCAGAGGAGCGGCAGCUUCAACUCCUCCACCCGCAUCAGCAGGUGCAUGCAGUUCAAUAAAGCUGUGGGAAACUGCAGAGAGAGGCC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((((((...((((((((((((.(((((((((((......((((((..(......)..))))))((((.((....)).)))).))))))))))).))))))))))))...)))))))).)))))).</text:p>
          </table:table-cell>
          <table:table-cell table:style-name="ce1" office:value-type="string" calcext:value-type="string">
            <text:p>-67.90</text:p>
          </table:table-cell>
          <table:table-cell/>
        </table:table-row>
        <table:table-row table:style-name="ro1">
          <table:table-cell office:value-type="string" calcext:value-type="string">
            <text:p>ACAUGGCCCUCCUUGCCGUCUUCCACAGCUUUCUUGAACUGCAUGCCGCCGGCUGGUGGAUGCUGCGCGCUUGAAUUCCGGUCGAUCCCAAGAGGCGCAGUUCAAUAAAGCUGUGGGAAACUGCAGAGAGAGGCC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.((((.((.((((((((((((.(((((((((((.(((((....))))))))).((((.((((...((.....))...))))..))))))))))).)))))))))))).)).)))).))).))))).</text:p>
          </table:table-cell>
          <table:table-cell table:style-name="ce1" office:value-type="string" calcext:value-type="string">
            <text:p>-68.70</text:p>
          </table:table-cell>
          <table:table-cell/>
        </table:table-row>
        <table:table-row table:style-name="ro1">
          <table:table-cell office:value-type="string" calcext:value-type="string">
            <text:p>UGUGAAGAGGGUGAGAAUCACAGUGCGGUUCUCCUCUGGCACGAAGGCUGGCCAGAGCAGCUUAUAUUGCCACCACCCUUCCUUGCCAAAGGAGAAUUGCCCUGCCAUUCACAACCCUGCA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(((((..((((..(((.(((((((((((.(((((.(((((.(((...(.((((......))))).))).)))))..))))).))))))))))).)))..))))...))))).....</text:p>
          </table:table-cell>
          <table:table-cell table:style-name="ce1" office:value-type="string" calcext:value-type="string">
            <text:p>-52.30</text:p>
          </table:table-cell>
          <table:table-cell/>
        </table:table-row>
        <table:table-row table:style-name="ro1">
          <table:table-cell office:value-type="string" calcext:value-type="string">
            <text:p>UGCUUGCUGAGCAUGAAUUACAGGGUACGUCUCCUUUGGCACAGCAGAAUGCACACAUCAUCAGUCGAGAGAGUAAGCUCGCUGCGUGCUCGCCGGCCUGGGAGCGGAAGUCGCAGGCCAAAUGGCGGCGGUGCAGAUGCAUGAACAGCAGCUGCCGUAUAUAUGCGUGCCAAAGGAGAAUUGCCCUGCGAUUCUAGGCUCAGCG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(..(((((.(((((((..(((((((((((((.(((..((((.........(((.((((........)))))))..(((.((((((((((.((.......)).))))))....)))))))(.((((.(((.......))).)))))))))...))))))))))))))))..))))))).)))))...))))))))).</text:p>
          </table:table-cell>
          <table:table-cell table:style-name="ce1" office:value-type="string" calcext:value-type="string">
            <text:p>-101.20</text:p>
          </table:table-cell>
          <table:table-cell/>
        </table:table-row>
        <table:table-row table:style-name="ro1">
          <table:table-cell office:value-type="string" calcext:value-type="string">
            <text:p>GUAGCUCAGGGUGCGAAUCACAGUGCAGCUCUCCUCUGGCAUGAAGGCUGUGAGAGAGGCAUGACAAUUUCUGGCCUUGCCCUGCCAAAGGAGAGCUGUCCUGCCAUUCAUUAGCCCUGC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((((((..((((..(((.(((((((((((.(((((..(((((((.((((..(......)..)))))))))))....))))).))))))))))).)))..))))....))))))...</text:p>
          </table:table-cell>
          <table:table-cell table:style-name="ce1" office:value-type="string" calcext:value-type="string">
            <text:p>-56.80</text:p>
          </table:table-cell>
          <table:table-cell/>
        </table:table-row>
        <table:table-row table:style-name="ro1">
          <table:table-cell office:value-type="string" calcext:value-type="string">
            <text:p>UCAAGGUGAGAAUCACAGUGUGGCUCUCCUCUGGCAUGAAGGCGCGGCUGAGAGGCACGAACAGUUUCUGGCCUUCCCCUGCCAAUGCCAAAGGAGAGCUGCCCUGCCAUUCGUUAGCCCUGC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.(((..((((..(((.(((((((((((.((((((...((((.((....(((((..(((....)))..)))))..)))))).)))))).))))))))))).)))..))))....))).))...</text:p>
          </table:table-cell>
          <table:table-cell table:style-name="ce1" office:value-type="string" calcext:value-type="string">
            <text:p>-53.50</text:p>
          </table:table-cell>
          <table:table-cell/>
        </table:table-row>
        <table:table-row table:style-name="ro1">
          <table:table-cell office:value-type="string" calcext:value-type="string">
            <text:p>AUGCCUAAGCUGUCCAGUUUCAGGGCUUCUCUUUCUUGGCAGGGAAGCAUGAGAUGCCAUAGCUCUCUGCUCUCUUCAACCCUCUGCCAAAGGAGAGUUGCCCUGUAACAGGACUCAGCUUA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(((((.(((.((((((..((((((.(((((((((.((((.((((.((....))))))))))..........))))))))).))))))..)))))).))).))))..))))))..</text:p>
          </table:table-cell>
          <table:table-cell table:style-name="ce1" office:value-type="string" calcext:value-type="string">
            <text:p>-58.10</text:p>
          </table:table-cell>
          <table:table-cell/>
        </table:table-row>
        <table:table-row table:style-name="ro1">
          <table:table-cell office:value-type="string" calcext:value-type="string">
            <text:p>CAGGAUGUGCACCUGCAUUUCUGGGCAACUUCUCCUUUGGCAGAUGCGCGAGAAUGUGCCACUGCUGCCAAAGGAAAUUUGCCCCGGAAUUCAUCUGCACAA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..((((((..((.(((((.((((((.((.(((((((((((..((((......)))).....))))))))))))).)))))).))))).))..))))))..).</text:p>
          </table:table-cell>
          <table:table-cell table:style-name="ce1" office:value-type="string" calcext:value-type="string">
            <text:p>-47.70</text:p>
          </table:table-cell>
          <table:table-cell/>
        </table:table-row>
        <table:table-row table:style-name="ro1">
          <table:table-cell office:value-type="string" calcext:value-type="string">
            <text:p>CGAGUGGACCUCGGGAGCGAUGACAGAAGAGAGAGAGCACAACCCAGCACCAGCGAGGAAAAGCCUCGCUUCUGCGAGGGCCGUGUGCUCUCUGCUCUCACUGUCAUCGCCCACAGGCCACCG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(.(((..((.((((((((((.((((((((((((((.(((.(((..(((((((.....)))))))..)))..)))...)))))))))).))))..))))))))))))..)))))))))..</text:p>
          </table:table-cell>
          <table:table-cell table:style-name="ce1" office:value-type="string" calcext:value-type="string">
            <text:p>-76.80</text:p>
          </table:table-cell>
          <table:table-cell/>
        </table:table-row>
        <table:table-row table:style-name="ro1">
          <table:table-cell office:value-type="string" calcext:value-type="string">
            <text:p>UCGAUGCUUUGGGUUUGAAGCGGAGCUCCUAUCAUUCCAAUGAAGGGUCGUUCCGAAGGGCUGGUUCCGCUGCUCGUUCAUGGUUCCCACUAUCCUAUCUCAUCAUGUGUAUAUAUGUAAUCCAUGGGGGAGGGUUUCUCUCGUCUUUGAGAUAGGCUUGUGGUUUGCAUGACCGAGGAGCUGCACCGCCCCCUUGCUGGCCGCUCUUUGGAUUGAAGGGAGCUCUGCAUCCUGAUCCACCCCU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((((((.((.(((((((((((.(((.(((((.((..(((((...(((.(((.((((.(.(((.((((.(((((....((((...(((((((((.(((((....)))))........(((.(((((...))))).))).)))))))))...))))....))))).)))).))).).)))).))).))).)))))..)).))))).))).))))))))))).))..)))))).......</text:p>
          </table:table-cell>
          <table:table-cell table:style-name="ce1" office:value-type="string" calcext:value-type="string">
            <text:p>-107.10</text:p>
          </table:table-cell>
          <table:table-cell/>
        </table:table-row>
        <table:table-row table:style-name="ro1">
          <table:table-cell office:value-type="string" calcext:value-type="string">
            <text:p>UAGACGGUCUGGUCUUAAGGCGGUGCUCCCUUCAAACCAAUAAACGGUCGAUCUGAUGGGUGGUACAGCUGCUCGUUCAUGGUUCCCACUGUCCCAUCUCAUCAGAGAGAGAGAGAGAUGCUUGAGAUGGGCUUGUGGUUUGCAUGACCGAGGAGCUGCACGUCCCCUUCGUUGACCGCUGUUUGGAUUGAAGGGAGCUCUGCAUCUUGGUCCCAAGAC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((..(((((((((.(((((((((((.((((..(.((((((((..((.(((..((.(((((.((((.(((((....((((...(((((((((.((..............))..)))))))))...))))....))))).)))).))))).))...))).)))))))))).)..)))).))))))))))).))))..)))))..)).))))).</text:p>
          </table:table-cell>
          <table:table-cell table:style-name="ce1" office:value-type="string" calcext:value-type="string">
            <text:p>-104.00</text:p>
          </table:table-cell>
          <table:table-cell/>
        </table:table-row>
        <table:table-row table:style-name="ro1">
          <table:table-cell office:value-type="string" calcext:value-type="string">
            <text:p>AUGAUUAAGAAAGGCGAUCGAAGAGCUCCCUUCGAUCCAAUCCAGGAGGGGAAGUGGUCGGUUGCAGCUGCCGGUUCAUGGAUACCUCUCUGGUGCAGCAAUGGCCGCUGCUCACCUCUGCACUUGCAUGGGUGUGCAUGACCCGGGAGAUGAGCCCGCCAUCAUCUUUCCCUCGUGCUUGGAUUGAAGGGAGCUCCUCUCUGUCUGUCUGUCU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(((.(((((((.((.((((((((((((((((((..((.(((((((((((((.((((.((.((.((((.(((((.((((((....(((((((...((((....)).))...))))))).....)))))).))))).)))).)).)))))).))))....))))))))).)).))))))))))))))))))...)).))).)))).)))...</text:p>
          </table:table-cell>
          <table:table-cell table:style-name="ce1" office:value-type="string" calcext:value-type="string">
            <text:p>-110.30</text:p>
          </table:table-cell>
          <table:table-cell/>
        </table:table-row>
        <table:table-row table:style-name="ro1">
          <table:table-cell office:value-type="string" calcext:value-type="string">
            <text:p>AAGAAGAUGCCGAUCGAUCGAAGAGCUCCCUUCGAUCCAAUCCAGGAGGGAAAGUGGUCGGCUGCAGCUGCCGGUUCAUGGAUACCUCUCUGGUGCAGCAAUGGCCGAGAUGCUCACCUGCACUUGCAUGGGUGUGCAUGACCCGGGAGACGAACCGACCAUCAUCUUUCCCUCGUGCUUGGAUUGAAGGGAGCUCCUCUCUCUCUCUCUCUCUU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....((..((..((.((((((((((((((((((..((.((((((((((((((((......((.((((.(((((.((((((....(((((((....(((......)))...))))))).....)))))).))))).)))).)).....)))))))....))))))))).)).)))))))))))))))))).))..))..))))).))))..</text:p>
          </table:table-cell>
          <table:table-cell table:style-name="ce1" office:value-type="string" calcext:value-type="string">
            <text:p>-107.40</text:p>
          </table:table-cell>
          <table:table-cell/>
        </table:table-row>
        <table:table-row table:style-name="ro1">
          <table:table-cell office:value-type="string" calcext:value-type="string">
            <text:p>GGUUCAUGUUUUCUCUGGAAGAGAGCUCUCUUCAGUCCACUCUGAAAUGGCUGUAGGGUUUCAUUAGCUGCCGACUCAUCCAUUCACCUGCCAAGAACCAUGGACAGGUCUGGUCUUGGUAGCCGAGUGGGUGGCGCGGGAGCUAAAAUCAAGCUCUACGCUGUUUGUGGUUGGACUGAAGGGUGCUCCCUUUUGUUUGCUCAAACG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.......(((((.((((.((((((((((((.((..(((((((.(((((((((..((((((.(((..((((((((((..(((((((((.(((.((.....))))))))))))))..))))))))))..))).))))))....))))))))))))))))..)).)))))))))))).)))).)))))....((......)).</text:p>
          </table:table-cell>
          <table:table-cell table:style-name="ce1" office:value-type="string" calcext:value-type="string">
            <text:p>-95.60</text:p>
          </table:table-cell>
          <table:table-cell/>
        </table:table-row>
        <table:table-row table:style-name="ro1">
          <table:table-cell office:value-type="string" calcext:value-type="string">
            <text:p>GGUUUAUGGCUUCUGUGGAAGAGAGCUCUCUUCAGUCCACUCUAAAAUGGCUGUAGGGUUUCAUUAGCUGCCGACUCAUCCAUUCACCUGCCAAGAACCAUGGGCAAGCGGUAGGUCUGGUCUUGGUAGCCGAGUGGGUGGCGCGGGAGCUAAAAUCAAACUCUACGCUGUUUACGGUUGGACUGAAGGGUGCUCCCUUCAAUUUGCCCAAACA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.(((....((.((((.((((.((((((((((((.((..(((((((.(((((((((..((((((.(((..((((((((((..(((((((((.(((.((.(........).))))))))))))))..))))))))))..))).))))))....))))))))))))))))..)).)))))))))))).)))).)))).))..))).))))...</text:p>
          </table:table-cell>
          <table:table-cell table:style-name="ce1" office:value-type="string" calcext:value-type="string">
            <text:p>-103.50</text:p>
          </table:table-cell>
          <table:table-cell/>
        </table:table-row>
        <table:table-row table:style-name="ro1">
          <table:table-cell office:value-type="string" calcext:value-type="string">
            <text:p>GACGACGAUGGCUGGAUGGAAGAGAGCGUCCUUCAGUCCACUCAGGGGCGGUGCUAGGGUCGAAUUAGCUGCCGACUCAUUCACCCACAUGCCAAGCAAACGGCCAUGGAAACCAGCUUUGCAGAUGAGUGAAUGAAGCGGGAGGUAAAAGCUUCGAUCUCGCACCGUCUUUGCUUGGACUGAAGGGUGCUCCCUCCUCCCUCGCUCCUUG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.(((.(((.(((.(.(((((((((((((((((..((((((((((((..(((((((((((.((.(((..((((((((.((..(((.((((.........(((...))))))).)))..)).))))))))..))).)).)))....)))))))).))))))))))))..)))))))))))))))))).))))))...)))..)))))</text:p>
          </table:table-cell>
          <table:table-cell table:style-name="ce1" office:value-type="string" calcext:value-type="string">
            <text:p>-103.70</text:p>
          </table:table-cell>
          <table:table-cell/>
        </table:table-row>
        <table:table-row table:style-name="ro1">
          <table:table-cell office:value-type="string" calcext:value-type="string">
            <text:p>UGGUCGCCGGCCGGAUGGAAGAGAGCGUCCUUCAGUCCACUCAGGGGCGGUGCUAGGGUCGGAUUAGCUGCCGACUCAUUCACCCACAUGCCAAGCAAACGGCCAUGGAAACGAGCUUCGCAGAUGAGUGAAUGAAGCGGGAGGUAAAAGCUUCGAUCUCGCACCGUCUUUGCUUGGACUGAAGGGUGCUCCCUCCGAUCCUUUCCUUG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...))))(((((((.(.(((((((((((((((((..((((((((((((..(((((((((((.((.(((..((((((((.((..(((.((((...((..........)).)))).)))..)).))))))))..))).)).)))....)))))))).))))))))))))..)))))))))))))))))).))).))))...........</text:p>
          </table:table-cell>
          <table:table-cell table:style-name="ce1" office:value-type="string" calcext:value-type="string">
            <text:p>-105.00</text:p>
          </table:table-cell>
          <table:table-cell/>
        </table:table-row>
        <table:table-row table:style-name="ro1">
          <table:table-cell office:value-type="string" calcext:value-type="string">
            <text:p>GCAUGCUCGGGUUAGGUCAGGGGGAUUGUUGUCUGGCUCGGGGUCUCCGGUCGAGAUCGAUUCAUAACAUAUACGUACGUGCUUCUAGCCUUGCCGGCGGAGCUAGUCGUUGUCGUCGACCGGAGAUUUCGGACCAGGCUUCAAUCCCUUUGACCAUGCGGCAUUA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.((.((..((((((((((((((..((((((.(((((((((((((((((...((((...........(((.((..(((((..(((.....))))))))..))))).))))))))))))))))))))).))))))..)))))))))))))))).))))))....</text:p>
          </table:table-cell>
          <table:table-cell table:style-name="ce1" office:value-type="string" calcext:value-type="string">
            <text:p>-87.60</text:p>
          </table:table-cell>
          <table:table-cell/>
        </table:table-row>
        <table:table-row table:style-name="ro1">
          <table:table-cell office:value-type="string" calcext:value-type="string">
            <text:p>CAAGUUGAAGAUUAGGUUAAGGGGUUUGUUUGUCUGGUUCAAGGUCGCCACACAGCAGGGAAAACCCAUUUCGCCUUGAAGCAUGCACCAUGAUGGGUGUACCUGUUGGUGAUCUCGGACCAGGCUUCAAUCCCUUUAACUAGCGUCUGCAU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.((((..((((((((((.(((...(((((((((.(((((((((....(((((....(((((((..((..((...)).)).....)))))))...)))))))))))))).)))))))))..))).))))))))))...)))).))...</text:p>
          </table:table-cell>
          <table:table-cell table:style-name="ce1" office:value-type="string" calcext:value-type="string">
            <text:p>-63.20</text:p>
          </table:table-cell>
          <table:table-cell/>
        </table:table-row>
        <table:table-row table:style-name="ro1">
          <table:table-cell office:value-type="string" calcext:value-type="string">
            <text:p>UUGGUGUGUCCUCUAGUAGCUGAAGCUGCCAGCAUGAUCUGAGGUGUCCACAGCAUAUAUAUGGAAGCAGCUAGCGAUCAGAUCAUGCUGUGCAGUUUCAUCUGCUCGUGGACGCAC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.(.(((((.(((((((((((((((((((((((.((((((...........)))..))).)......))))))))))))).))))))))).))))).).))))))))..</text:p>
          </table:table-cell>
          <table:table-cell table:style-name="ce1" office:value-type="string" calcext:value-type="string">
            <text:p>-60.60</text:p>
          </table:table-cell>
          <table:table-cell/>
        </table:table-row>
        <table:table-row table:style-name="ro1">
          <table:table-cell office:value-type="string" calcext:value-type="string">
            <text:p>ACUUUGCUGCUGUGAGAGGUUGAAGCUGCCAGCAUGAUCUGGCUGCUCAGACGCCGGCGGGCGUCUCGAGUGCUCGCUCGAUCGUCGGUGACGCUUGGAUUCACCAGAUCAUGUUGCAGCUUCACUCUCUCGCAGCCAGC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((((((((.(((((((((.((((((((((((.((.(((((((((....)))))))((((((.((((.(((...)))))))))))))))..))))))))))))))))))))))).)))))))))).)))))).</text:p>
          </table:table-cell>
          <table:table-cell table:style-name="ce1" office:value-type="string" calcext:value-type="string">
            <text:p>-86.70</text:p>
          </table:table-cell>
          <table:table-cell/>
        </table:table-row>
        <table:table-row table:style-name="ro1">
          <table:table-cell office:value-type="string" calcext:value-type="string">
            <text:p>ACUUCGCUGGUGUGAGAGCUUGAAGCUGCCAGCAUGAUCUGGCURCUCAAACGCCGCCGGCCUCCCAAGUGCUCGAUCGGUGGCGCUUCACCAGAUCAUGUUGCAGCUUCACUCUCUCGCAACCAGCG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(((((((..(((((((((.((((((((((((.........((((((((((((....)).)).....)))))))).....)))))))))))))))))))))..))))))).)))))))).</text:p>
          </table:table-cell>
          <table:table-cell table:style-name="ce1" office:value-type="string" calcext:value-type="string">
            <text:p>-75.50</text:p>
          </table:table-cell>
          <table:table-cell/>
        </table:table-row>
        <table:table-row table:style-name="ro1">
          <table:table-cell office:value-type="string" calcext:value-type="string">
            <text:p>GAAGCCGCGCCGCCUCGGGCUCGCUUGGUGCAGAUCGGGACCCGCCGCCCGGCCGACGGGACGGAUCCCGCCUUGCACCAAGUGAAUCGGAGCCGGCGGAGC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..(((((.(((.((.(((((((((((((..(((((.(((...((((.....)))).))).)))))..))))))))))))).)).))).)))))..))..</text:p>
          </table:table-cell>
          <table:table-cell table:style-name="ce1" office:value-type="string" calcext:value-type="string">
            <text:p>-64.00</text:p>
          </table:table-cell>
          <table:table-cell/>
        </table:table-row>
        <table:table-row table:style-name="ro1">
          <table:table-cell office:value-type="string" calcext:value-type="string">
            <text:p>UCCGCCGCGCCGUCUCGGGCUCGCUUGGUGCAGAUCGGGACCCGCCGCCCGGCCGACGGGACGGAUCCCGCCUUGCAUCAAGUGAAUCGGAGCCGGCGCAGC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.((((((.(((.((.(((((((((((((..(((((.(((...((((.....)))).))).)))))..))))))))))))).)).))).)))))).))).</text:p>
          </table:table-cell>
          <table:table-cell table:style-name="ce1" office:value-type="string" calcext:value-type="string">
            <text:p>-66.40</text:p>
          </table:table-cell>
          <table:table-cell/>
        </table:table-row>
        <table:table-row table:style-name="ro1">
          <table:table-cell office:value-type="string" calcext:value-type="string">
            <text:p>AUGAGGUAGAGAACGGGAUGCAGCCAAGGAUGACUUGCCGGCUCCUGGAACCUGGAGGCGUCUCAGCUUGCUGUGCUGUGGCUUAGAACUUAGUCGGCAAGUCUGUCCUUGGCUACACCUAGUUCUCUUCCU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.((((((((((.((.((((((((((((((((((((((((........)))...(((.((((.......)))).)))..........))))))))))).)))))))))).))))).))))))).)))).</text:p>
          </table:table-cell>
          <table:table-cell table:style-name="ce1" office:value-type="string" calcext:value-type="string">
            <text:p>-70.00</text:p>
          </table:table-cell>
          <table:table-cell/>
        </table:table-row>
        <table:table-row table:style-name="ro1">
          <table:table-cell office:value-type="string" calcext:value-type="string">
            <text:p>ACCAGAGCUGAUUCGUUCAGUAGCCAAGGAUGACUUGCCUAGGUAUAUAUGCAUGGGCUAUGGCUACAUGCCUGAGAGCCAGUCUCUUGUGACGCUGAGCAUGUAUAGUGUAGGCAUGUCUUCCUUGGCUACUCGGAGCGGCUCUAG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((((.((((...((((((((((((.(((.((((((.((((((((((...((((..(((.....)))....)))).(((......))).....))))))))).).)))))).))).)))))))))))))))).))))))).))..</text:p>
          </table:table-cell>
          <table:table-cell table:style-name="ce1" office:value-type="string" calcext:value-type="string">
            <text:p>-74.20</text:p>
          </table:table-cell>
          <table:table-cell/>
        </table:table-row>
        <table:table-row table:style-name="ro1">
          <table:table-cell office:value-type="string" calcext:value-type="string">
            <text:p>CAGAGCUAGCCUGCCUCUGGUAGCCAAGGAUGACUUGCCUACAUGGUCUCGCUAGUUCCGGUUGUUGCAUGCAUGCCACUAUGCCAGUCCUGCUGGGUUUGUGGGCGGUCUCCUUGGCUAGCCUGAGUGGCUCUUGCC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.((((...(((.((((((((((((.((((.(((((((....((((.(((..(.(((.((.(((....))).))...))).)..))).))))..)))))))))))))))))))).))).))).))))...)))))</text:p>
          </table:table-cell>
          <table:table-cell table:style-name="ce1" office:value-type="string" calcext:value-type="string">
            <text:p>-60.60</text:p>
          </table:table-cell>
          <table:table-cell/>
        </table:table-row>
        <table:table-row table:style-name="ro1">
          <table:table-cell office:value-type="string" calcext:value-type="string">
            <text:p>CAAUAAGGGCCUGCCUCUGAUAGCCAAGGAUGACUUGCCUAUGUCCUUUGUUUACAAAGGAUCAGAAUUGUGGACCUUUGUGUUGGUUCGUAGGCAGUCUCCUUGGCUAGCCUGAGUGGCCCCUAU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(((((...(((...((((((((((.((((.(((((((..((.....((((((((.(((......))).))))))))..))..)))))))))))))))))))))....))).))))).)))))</text:p>
          </table:table-cell>
          <table:table-cell table:style-name="ce1" office:value-type="string" calcext:value-type="string">
            <text:p>-62.70</text:p>
          </table:table-cell>
          <table:table-cell/>
        </table:table-row>
        <table:table-row table:style-name="ro1">
          <table:table-cell office:value-type="string" calcext:value-type="string">
            <text:p>GAUGAGAGUGGUAGCUCUGGUAGCCAAGGAUGACUUGCCUGUGUGCUGGCCACGCUCCCCUCAUGCAAGGACCAUCUCGUGUCGACCGACGAGCGAGCGAGCGAUCGAUCGAUGAGAGGAUGACGAAGCUUGGGGUGUACGUUGGUCUCUCACGGGCAGUCUCCUUGGCUAGCCCUGACUCACUCUUAC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.((((((((..((.((.((((((((((((.((((.(((((((.(..(((((((..(.(((((.((......((((((.((((((.(((...((......))..))).)))))).)).)))).....)).))))).)..)).))))).).)))))))))))))))))))).)))..)))))))))))).).</text:p>
          </table:table-cell>
          <table:table-cell table:style-name="ce1" office:value-type="string" calcext:value-type="string">
            <text:p>-85.10</text:p>
          </table:table-cell>
          <table:table-cell/>
        </table:table-row>
        <table:table-row table:style-name="ro1">
          <table:table-cell office:value-type="string" calcext:value-type="string">
            <text:p>CGAUGAGAGCACUGCUCUGGUAGCCAAGGAUGACUUGCCUGUGGCCUCCAUCAGUCGCAGAGGACGCUGUUCUUCUGCUUGUGGUUGUCGAUCGCAGGCAGUCUCCUUGGCUAGCCCGAGCGGCUCUCAUC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.(.((((.((((((((((((.((((.(((((((((..(.((((...((((((((......))))))))...)))).)..).))))))))))))))))))))).))).))))))))))))))..</text:p>
          </table:table-cell>
          <table:table-cell table:style-name="ce1" office:value-type="string" calcext:value-type="string">
            <text:p>-77.60</text:p>
          </table:table-cell>
          <table:table-cell/>
        </table:table-row>
        <table:table-row table:style-name="ro1">
          <table:table-cell office:value-type="string" calcext:value-type="string">
            <text:p>GCGAUAAGAGUCUGUCCAGAUAGCCAAGGAUGACUUGCCUGUGGCUUCUUGGCUUGGCUUGGCUCGGGCAAAACCUUGUGCACGUUUUAUUGCUCGCCUCGUGGCCUCGAUCACAGGCAGUCUCCUUGGCUAGUCCGGGCGGGCCCCUU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.((((((((.((((((((((((.((((.((((((((..((..((((..((..(((..(((((((((.........)))...)))))))))..))))))..))))))))))))))))))))))).))).))))))))..)))))</text:p>
          </table:table-cell>
          <table:table-cell table:style-name="ce1" office:value-type="string" calcext:value-type="string">
            <text:p>-70.50</text:p>
          </table:table-cell>
          <table:table-cell/>
        </table:table-row>
        <table:table-row table:style-name="ro1">
          <table:table-cell office:value-type="string" calcext:value-type="string">
            <text:p>GCAAUAGGGGCCACUCAGGCUAGCCAAGGAGACUGCCUAUGAACCUCUCAAUGGUCCACACAUUCAGGUCCUUUGUAAACAAAGGACAUAGGCAAGUCAUCCUUGGCUAUCAGAGGUAGGCCCUUA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(((.(((.((.(((((((((((((((((((((.((((...((((.......)))).))))((((((....)))))).))))))).)))).)))))))))))).)))...))))))))))</text:p>
          </table:table-cell>
          <table:table-cell table:style-name="ce1" office:value-type="string" calcext:value-type="string">
            <text:p>-62.50</text:p>
          </table:table-cell>
          <table:table-cell/>
        </table:table-row>
        <table:table-row table:style-name="ro1">
          <table:table-cell office:value-type="string" calcext:value-type="string">
            <text:p>GCAAUAGGGGCCACUCAGGCUAGCCAAGGAGACUGCCUACGAACCAACACAAAGGUCCACAAUUCUGAUCCUUUGUAAACAAAGGACAUAGGCAAGUCAUCCUUGGCUAUCAGAGGCAGGCCCUUA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(((.(((.((.(((((((((((((((((((.(.(((........))).).......((.(((((((....)))))))))))))).)))).)))))))))))).)))...))))))))))</text:p>
          </table:table-cell>
          <table:table-cell table:style-name="ce1" office:value-type="string" calcext:value-type="string">
            <text:p>-57.10</text:p>
          </table:table-cell>
          <table:table-cell/>
        </table:table-row>
        <table:table-row table:style-name="ro1">
          <table:table-cell office:value-type="string" calcext:value-type="string">
            <text:p>GGGGAAUCGAAAACCUACGGGAUAUUGGUGCGGUUCAAUCAGAAAGCUUGCGCUCCAAAGCCCAGGGGCUCCACUCUUUGACUGAGCCGUGCCAAUAUCACGUCCUCGCUUUGCU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..........((.(((((((((((((((((.(((((.((...(.(((((........))))).)..)).))))).))))))))))))))))).)))))))...........</text:p>
          </table:table-cell>
          <table:table-cell table:style-name="ce1" office:value-type="string" calcext:value-type="string">
            <text:p>-45.90</text:p>
          </table:table-cell>
          <table:table-cell/>
        </table:table-row>
        <table:table-row table:style-name="ro1">
          <table:table-cell office:value-type="string" calcext:value-type="string">
            <text:p>AAUGGCCGCGAGCUAGACGGGGUAUUGACGCGGUUCAAUUCGAGAGCUCGAGCCCUAGCAGAGGCCAGGGGGGGUGGGGCUCUGCUCUCUGAUUGAGCCGUGCCAAUAUCACGUCCCACUCGCCCUC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..(((((...((((.(((((((.((((((((((((.((((((..((((((((.(.....((....))).)))))))).)))))).)))))))))))).))))))).))))...)))))))....</text:p>
          </table:table-cell>
          <table:table-cell table:style-name="ce1" office:value-type="string" calcext:value-type="string">
            <text:p>-68.60</text:p>
          </table:table-cell>
          <table:table-cell/>
        </table:table-row>
        <table:table-row table:style-name="ro1">
          <table:table-cell office:value-type="string" calcext:value-type="string">
            <text:p>AGAAAUGGAAUAGUAGCUAUGAUGUUGGCUCGGCUCACUCAGACGACGUACGCGCGCGAGAUCAUGUGCUAUGCCGCUGCUGUUUCUGAUUGAGCCGUGCCAAUAUCUUAGUACUCUUCCAUG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((.((((.(((.(((((((((.(((((((.(((((.((((((.(((.(((((........)).))))))))).)))))))).))))))).))))))))).))))))).))))))....</text:p>
          </table:table-cell>
          <table:table-cell table:style-name="ce1" office:value-type="string" calcext:value-type="string">
            <text:p>-59.80</text:p>
          </table:table-cell>
          <table:table-cell/>
        </table:table-row>
        <table:table-row table:style-name="ro1">
          <table:table-cell office:value-type="string" calcext:value-type="string">
            <text:p>AGAACGAGGCGACAUGGCAUGGUAUUGACUUGGCUCAUCUCUCGCCCACACCAGAAUCCACAAGUGCCGGAGGAGGUGAGCCGAGCCAAUAUCACUUCAUGUCAUCUAGC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.(((((((..((((((((.(((((((((((((.(.((..(((..(......)..)))..)).)))))))))))))).))))))))..))))))).)))..)))</text:p>
          </table:table-cell>
          <table:table-cell table:style-name="ce1" office:value-type="string" calcext:value-type="string">
            <text:p>-48.70</text:p>
          </table:table-cell>
          <table:table-cell/>
        </table:table-row>
        <table:table-row table:style-name="ro1">
          <table:table-cell office:value-type="string" calcext:value-type="string">
            <text:p>CAGCCAGCCGGUGAUUUCUGGAGUGGCAUCAUCAAGAUUCACACACUGCAUGCCAACAUAAUGCGCGUGUUCAUGCAUCCAUCGCCGCCGCUGCAUCAUGCAUCAUAUAUAAUAUAUAUAUAUGUGUAUGUGUGGGAAUCUUGAUGAUGCUGCAUUGGAUAUCAAGGGCUAU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..((((.(((((.((((((((((((((((((.(((((.((((((((......)).))))))..(((((......((....))))))).(((((.((((((((.....)))))))))))))))))).)))))))))))))))))).))))).))))..))))....</text:p>
          </table:table-cell>
          <table:table-cell table:style-name="ce1" office:value-type="string" calcext:value-type="string">
            <text:p>-69.90</text:p>
          </table:table-cell>
          <table:table-cell/>
        </table:table-row>
        <table:table-row table:style-name="ro1">
          <table:table-cell office:value-type="string" calcext:value-type="string">
            <text:p>UCCUUGGUCUGGGGGUUUGUGGGGAAUGUUGGCUGGCUCGAGGCAUCCGCGUCCUGGCUCGCAGUCGCAGCGCAGAUCGUGUUUUGCCUGCUACCGGCCGGACAGAUCGAGAGGCGUCGGACCAGGCUUCAUUCCUCGCAAACCGGUGCAUCCC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......)))(((((((((((((((..(.((((.((((.((.((((.((((.(((.((..((.((((.(((((......))))))))).)))))))))))....)).)).)).)))).)))).)..)))))))))))))))((.....))...</text:p>
          </table:table-cell>
          <table:table-cell table:style-name="ce1" office:value-type="string" calcext:value-type="string">
            <text:p>-74.20</text:p>
          </table:table-cell>
          <table:table-cell/>
        </table:table-row>
        <table:table-row table:style-name="ro1">
          <table:table-cell office:value-type="string" calcext:value-type="string">
            <text:p>GGGAGGAAGAAGACGACAUGGCGUGGUAUUGUUUCGGCUCAUGUCCUUCUUGACUGGAUGUGAUGUGAGCCGAACCAAUAUCACUCAUGUAUUCUUCAUUCU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.(((((..((((((.(((((((((.((((((((((((((.(((.....))).).))))))))))))).)))))))))))))))..))))).))))..</text:p>
          </table:table-cell>
          <table:table-cell table:style-name="ce1" office:value-type="string" calcext:value-type="string">
            <text:p>-51.00</text:p>
          </table:table-cell>
          <table:table-cell/>
        </table:table-row>
        <table:table-row table:style-name="ro1">
          <table:table-cell office:value-type="string" calcext:value-type="string">
            <text:p>GGGAGGAAGGAGACGACAUGGCGUGGUAUUGUUUCGGCUCAUGUCCUUCUUCGAUCGAGUCUUGCCGUUGGAUUUGGAUGUGAUGUGAGCCGAACCAAUAUCACUCAUGUACUCUUCAUUCC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(((((...((((((.(((((((((.((((((((((((((.(((..((((.((........)).)))).))).).))))))))))))).))))))))))))))).)))))..))))).</text:p>
          </table:table-cell>
          <table:table-cell table:style-name="ce1" office:value-type="string" calcext:value-type="string">
            <text:p>-57.90</text:p>
          </table:table-cell>
          <table:table-cell/>
        </table:table-row>
        <table:table-row table:style-name="ro1">
          <table:table-cell office:value-type="string" calcext:value-type="string">
            <text:p>CCAGGAAGCUGGUGGAGGACUCCAAAGGGAUCGCAUUGAUCUAUUCUCACCUGCCGCCUGCUGCAUGCGAUGCGAGUCGACGACAAGAUCAGUGCAAUCCCUUUGGAAUUUUCCACUCGCGCC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..((.(((((((((.(((((((((((.((((((((((..((((((.((((((.((...)).)))..))).)).)).))..)))))))))).))))))))))).))))))))).)).)))..</text:p>
          </table:table-cell>
          <table:table-cell table:style-name="ce1" office:value-type="string" calcext:value-type="string">
            <text:p>-59.90</text:p>
          </table:table-cell>
          <table:table-cell/>
        </table:table-row>
        <table:table-row table:style-name="ro1">
          <table:table-cell office:value-type="string" calcext:value-type="string">
            <text:p>GGGGUUGGUUUUGAUUUGGAGACAGGGAUGAGACAGAGCAUGGGAUGGGGCCAUCAACAAAGUGGAGGGACUAGCUUGCGAGGCAGAAAGAAGGUGCCAGUGCCGGUGCCUCCCCGGUGAAACGAUGAUGGGAGUGUUGUUGCUCCCUCCCCUGCACUGCCUCUUCCCUGGCUCCGAUCCCCCACCGU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.......((((.((((.((((((.(((.(((.(((.((((.(((((...(((((....(((((.(((.((..((..((((.........)))).)))).))).)))))((.((.(.....).)).))..)))))..))))).)))).))).))).))).)))))).))))))))))))........</text:p>
          </table:table-cell>
          <table:table-cell table:style-name="ce1" office:value-type="string" calcext:value-type="string">
            <text:p>-81.70</text:p>
          </table:table-cell>
          <table:table-cell/>
        </table:table-row>
        <table:table-row table:style-name="ro1">
          <table:table-cell office:value-type="string" calcext:value-type="string">
            <text:p>GGCUUAGGCCCCGAAGAGAUUGACAGAAGAGAGCGAGCACCUGGCGCGGCGACCGGCAUGGAACGCAUGCCGUCCCCGCCGCGUGCUCGCUUCUCUUUCUGUCAGCCUCUCCCUCGUCCUG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...(((((((.(((((((((((((((((((((.(((((.((.(((.((((((.....)))))))))))))))).)))))))).)))).))))))))).))))...))).))))))</text:p>
          </table:table-cell>
          <table:table-cell table:style-name="ce1" office:value-type="string" calcext:value-type="string">
            <text:p>-73.30</text:p>
          </table:table-cell>
          <table:table-cell/>
        </table:table-row>
        <table:table-row table:style-name="ro1">
          <table:table-cell office:value-type="string" calcext:value-type="string">
            <text:p>GAGGUGAAAGAUAGGGAAUAUGCCUGGCUCCCUGUAUGCCGCUCGCAUGGCUACCACCGCCUGUGGUCGUUGCGGCUGGCGUGCGAGGUGCCAGGCAUGUUUUAAUAAUUAUCU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.......((((((((((((((.((.((((((((((.(((((((((((........))))))).)))))).)))))))).)).)))))))))))))).....))))))).</text:p>
          </table:table-cell>
          <table:table-cell table:style-name="ce1" office:value-type="string" calcext:value-type="string">
            <text:p>-61.50</text:p>
          </table:table-cell>
          <table:table-cell/>
        </table:table-row>
        <table:table-row table:style-name="ro1">
          <table:table-cell office:value-type="string" calcext:value-type="string">
            <text:p>AGUGUUCAGGGUAAGAAUCACAGUGCGGUUCUCCUCUGGCAUGGAGGCCAACAUAGCAGGCAUUGGAGAAUGCACAGCGCUAUCGCCAUCCCUGCCAAAGGAGAAUUGCCCUGCCAUUCGGUAUAACCC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((((((..((((..(((.(((((((((((.(((((.((((((....(((((.((((((....))))).)...))))).))).))).))))).))))))))))).)))..))))......)))))).</text:p>
          </table:table-cell>
          <table:table-cell table:style-name="ce1" office:value-type="string" calcext:value-type="string">
            <text:p>-58.60</text:p>
          </table:table-cell>
          <table:table-cell/>
        </table:table-row>
        <table:table-row table:style-name="ro1">
          <table:table-cell office:value-type="string" calcext:value-type="string">
            <text:p>AUGCCUAAGCUGUCCAGUUUCAGGGCUUCUCUUUCUUGGCAGGGAGCAUGAGAAGCCAUAGCUCUGCUCUGUUCUGCCCUCUGCCAAAGGAGAGUUGCCCUGUAACAGGACUCAGCUUA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(((((.(((.((((((..((((((.(((((((((.(((.(((.((....(((...))))).)))))).))))))))).))))))..)))))).))).))))..))))))..</text:p>
          </table:table-cell>
          <table:table-cell table:style-name="ce1" office:value-type="string" calcext:value-type="string">
            <text:p>-57.20</text:p>
          </table:table-cell>
          <table:table-cell/>
        </table:table-row>
        <table:table-row table:style-name="ro1">
          <table:table-cell office:value-type="string" calcext:value-type="string">
            <text:p>UGAAUGAAGAUAUGAAGAAGAAGACGACGACGAUGAAGAAGGCGAAGAAAAGCGAACAAAGAGCUCCCUUCGAUCCAAUCCAGGAGGGGAAGUGGUCGGUUGCAGCUGCCGGUUCAUGGAUGCCUCUCUGGUGCAGCAAUGACUGAUGCUCACCUGCACUUGCAUGGGUGUGCAUGACCCGGGAGAUGAACCCACCAUCAUCUUUCCCUCGUGCUUGGAUUGAAGGGAGCUCCUCUCUCUUUCUCUCUUU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...........................((((((.((.((((((.((.....((((((((((((((((((..((.(((((((((((((.((((.((.((.((((.(((((.((((((....(((((((...((((....).))).))))))).....)))))).))))).)))).)).)))))).))))....))))))))).)).)))))))))))))))))).)).)).)))))).)))))).</text:p>
          </table:table-cell>
          <table:table-cell table:style-name="ce1" office:value-type="string" calcext:value-type="string">
            <text:p>-108.20</text:p>
          </table:table-cell>
          <table:table-cell/>
        </table:table-row>
        <table:table-row table:style-name="ro1">
          <table:table-cell office:value-type="string" calcext:value-type="string">
            <text:p>UAUGGUGUGUUUGUGCAGGGUGGAGAAGCAGGACACGUGAGCGACCAUCCAGUUUCCAUCGCUGGCUCUCCGCUGCGGGCGCUGCCGUGCGUUGGAUCGUCGUUGGGUGGUCGCUCAUGUGUCCGUCCUCUCCACCGAGCACCGGUACAUC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.((((..((((((((.(..((((((((((((((((((((((..((((.(((((((....((((...))))..)))).))).))))......))))))))))))))))))))))..).))))))))..)))).))))))))..</text:p>
          </table:table-cell>
          <table:table-cell table:style-name="ce1" office:value-type="string" calcext:value-type="string">
            <text:p>-90.20</text:p>
          </table:table-cell>
          <table:table-cell/>
        </table:table-row>
        <table:table-row table:style-name="ro1">
          <table:table-cell office:value-type="string" calcext:value-type="string">
            <text:p>UCAUGCUCGGAUUAGGUUAGGGGGAUUGUUGUCUGGCUCGGGGUCUCCGGUCGAGAAUCCUUGGCCUUGCCGGAGUUGUCGUUGACCGGAGAUUUCGGACCAGGCUUCAAUCCCUUUAACCAUGCGGCAUUU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.((.((..((((((((((((((..((((((.(((((((((((((((((((...((((((...))).)))...)).))))))))))))))))).))))))..)))))))))))))))).))))))....</text:p>
          </table:table-cell>
          <table:table-cell table:style-name="ce1" office:value-type="string" calcext:value-type="string">
            <text:p>-74.80</text:p>
          </table:table-cell>
          <table:table-cell/>
        </table:table-row>
        <table:table-row table:style-name="ro1">
          <table:table-cell office:value-type="string" calcext:value-type="string">
            <text:p>UGAGAGAAUAAGACGACAUGGCGUGAUGUUGUUUCGGCUCAUGCAUAUCCUUCUUGAGUGUAUCAUCAGGAAAGAGGCGAUGAGCCGAACCAAUAUCACUCAUGUAUUCUUCAUUCA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(((..((((((.(((((((((.((((((((((((...((.(((((((........))))))).)).)).)))))))))).)))))))))))))))..)))).))))...</text:p>
          </table:table-cell>
          <table:table-cell table:style-name="ce1" office:value-type="string" calcext:value-type="string">
            <text:p>-52.10</text:p>
          </table:table-cell>
          <table:table-cell/>
        </table:table-row>
        <table:table-row table:style-name="ro1">
          <table:table-cell office:value-type="string" calcext:value-type="string">
            <text:p>ACAAUGUUUGGUGUUACCACGAGUUCCCUUCAAGCACUUCAUGAGGCACCAUUAAAUAACUCUAUUUAAGAUUAGGUGUAAUAUGAAGUGUUUGGGGGAACUCUUGGUGAUACUCAACAU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.((((((((((.(((((((((.((((((((((((...(((((.(((((((....))))))).....)))))...))))))))))))))))))))).)))))))))).)))))..</text:p>
          </table:table-cell>
          <table:table-cell table:style-name="ce1" office:value-type="string" calcext:value-type="string">
            <text:p>-59.10</text:p>
          </table:table-cell>
          <table:table-cell/>
        </table:table-row>
        <table:table-row table:style-name="ro1">
          <table:table-cell office:value-type="string" calcext:value-type="string">
            <text:p>CGAUUAGGCCCUGAAGAGAUUGACAGAAGAGAGCGAGCACCCGGCGCGGCGGCCGGCAUGGAGCGCAUGCCGUCCCCGCCGCGUGCUCGCUUCUCUUUCUGUCAGCCUCUCUCUCGUCCUG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.(..((((((.(((((((((((((((((((((.(((((.((.(((.((((((.....)))))))))))))))).)))))))).)))).))))))))).)))).))..).))))).</text:p>
          </table:table-cell>
          <table:table-cell table:style-name="ce1" office:value-type="string" calcext:value-type="string">
            <text:p>-71.50</text:p>
          </table:table-cell>
          <table:table-cell/>
        </table:table-row>
        <table:table-row table:style-name="ro1">
          <table:table-cell office:value-type="string" calcext:value-type="string">
            <text:p>GACGGUGGGAUGAGGUAGUAGGUUGUAUAGUUUUAGGGUCACACCCACACUGGGAGAUAACUAUACAACCUACUGUCUUUCUCAAA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.(((((.(((((((((((((((((((((.....(((...((((...)))).)))))))))))))))))))))))))))))..)))</text:p>
          </table:table-cell>
          <table:table-cell table:style-name="ce1" office:value-type="string" calcext:value-type="string">
            <text:p>-40.20</text:p>
          </table:table-cell>
          <table:table-cell/>
        </table:table-row>
        <table:table-row table:style-name="ro1">
          <table:table-cell office:value-type="string" calcext:value-type="string">
            <text:p>GCCCCCAGGCUGAGGUAGUAGGUUGUAUAGUUUAGAAUAACAUCACUGGAGAUAACUGUACAACCUCCUAGCUUUCCCUGAG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..(((.(((.(((((((((((((.........(((......)))))))))))))))).))).)))..))))....</text:p>
          </table:table-cell>
          <table:table-cell table:style-name="ce1" office:value-type="string" calcext:value-type="string">
            <text:p>-29.60</text:p>
          </table:table-cell>
          <table:table-cell/>
        </table:table-row>
        <table:table-row table:style-name="ro1">
          <table:table-cell office:value-type="string" calcext:value-type="string">
            <text:p>GAGACUGUCGUUUGGGGUGAGGUAGUAGGUUGUAUAGUUUGAGGGUUUAACCCUUGCUGUCAGAUAACUAUACAACUUACUGUCUUUCCCGAAGUGGCCGUAGU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(((((((.(((.((((((((((((((((((((((((((((...))))))).........))))))))))))))))))))).))).)))))))...))).))</text:p>
          </table:table-cell>
          <table:table-cell table:style-name="ce1" office:value-type="string" calcext:value-type="string">
            <text:p>-46.00</text:p>
          </table:table-cell>
          <table:table-cell/>
        </table:table-row>
        <table:table-row table:style-name="ro1">
          <table:table-cell office:value-type="string" calcext:value-type="string">
            <text:p>GCGAUGUCUCGGGAUGAGGUAGUAGGUUGUAUAGUUUAGAGUUACAACACGGGAGAUAACUGUACAGCCUCCUAGCUUUCCUCGAGCAGAC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.(((((((.(((.(((.(((((((((((((.....................))))))))))))).))).)))))).))))))..)))</text:p>
          </table:table-cell>
          <table:table-cell table:style-name="ce1" office:value-type="string" calcext:value-type="string">
            <text:p>-36.80</text:p>
          </table:table-cell>
          <table:table-cell/>
        </table:table-row>
        <table:table-row table:style-name="ro1">
          <table:table-cell office:value-type="string" calcext:value-type="string">
            <text:p>GUACGUGUUUUUGGUGUCUGGACAAGGUGAGGUAGUAGGUUGUAUAGUUUGGUGGGAGGGAUCAAACCCUGUUCAGCUGAUAACUAUACAGUCUAUUGCCUUCCUUGUGUCACCUAAGGUC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......((((...(.((((((.(((((((((((((((((((((.(.((((((((......)))).)))).)....))))))))))))))))))))))))))).)))))..........</text:p>
          </table:table-cell>
          <table:table-cell table:style-name="ce1" office:value-type="string" calcext:value-type="string">
            <text:p>-46.60</text:p>
          </table:table-cell>
          <table:table-cell/>
        </table:table-row>
        <table:table-row table:style-name="ro1">
          <table:table-cell office:value-type="string" calcext:value-type="string">
            <text:p>CACAGUGAACCUGUGUGUUUCUUCAAGGUGAGGUAGUAGGUUGUAUAGUUUGUGGGAAGGAUCACAUCCUAUUCAGGUGAUAACUAUACAGUCUAUUGCCUUCCCUGAGAGACACAAUGACCACGA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......((((((((((..(((.((((((((((((((((((((((.((((.(((((...))))).)))).)....))))))))))))))))))))).))))))))))))).....)))..)))</text:p>
          </table:table-cell>
          <table:table-cell table:style-name="ce1" office:value-type="string" calcext:value-type="string">
            <text:p>-52.00</text:p>
          </table:table-cell>
          <table:table-cell/>
        </table:table-row>
        <table:table-row table:style-name="ro1">
          <table:table-cell office:value-type="string" calcext:value-type="string">
            <text:p>UCGGACAGGGUGAGGUAGUAGGUUGUGUGGUUUCAGGGUUGUGUUUUUGCCCCAUCAGGAGUUAACUAUACAACCUACUGCCUUCCCUGAAG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.(((((((((((((((((((((((..(((.(.((....)).).)))..))...)))))))))))))))))))))))))).....</text:p>
          </table:table-cell>
          <table:table-cell table:style-name="ce1" office:value-type="string" calcext:value-type="string">
            <text:p>-44.60</text:p>
          </table:table-cell>
          <table:table-cell/>
        </table:table-row>
        <table:table-row table:style-name="ro1">
          <table:table-cell office:value-type="string" calcext:value-type="string">
            <text:p>CUGAGAGUGUGUGCAUCCAGGCUGAGGUAGUAGGUUGUAUGGUUUAGAAUUUUGCCCUGGGAGUUAACUGUACAACCUUCUAGCUUUCCUUGGAGCUCACAAGCC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..((((.((.((((((..(((.(((.(((((((((((((...((((((......))))))))))))))))))).))).)))..)))))))).))))..))))</text:p>
          </table:table-cell>
          <table:table-cell table:style-name="ce1" office:value-type="string" calcext:value-type="string">
            <text:p>-43.90</text:p>
          </table:table-cell>
          <table:table-cell/>
        </table:table-row>
        <table:table-row table:style-name="ro1">
          <table:table-cell office:value-type="string" calcext:value-type="string">
            <text:p>GUGUGCAUCCAGGCUGAGGUAGUAGGUUGUAUGGUUUCGAAUGACACCAUGGGAGUUAACUGUACAACCUUCUAGCUUUCCUUGGAGUAC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((((((..(((.(((.(((((((((((((((..(((....)))..))...))))))))))))).))).)))..))))))))))))</text:p>
          </table:table-cell>
          <table:table-cell table:style-name="ce1" office:value-type="string" calcext:value-type="string">
            <text:p>-40.90</text:p>
          </table:table-cell>
          <table:table-cell/>
        </table:table-row>
        <table:table-row table:style-name="ro1">
          <table:table-cell office:value-type="string" calcext:value-type="string">
            <text:p>UGUGCGUUGCGGUGUGAGGUAGUUGGUUGUAUGGUUUUGCAUAAUAAACAGCCCGGAGUUAACUGUACAACCUUCUAGCUUUCCCUGCGGCUGCA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(.(.(((.(((..((((((((((((..((.................)).))))))))))))..))).))).).))))))).)))).</text:p>
          </table:table-cell>
          <table:table-cell table:style-name="ce1" office:value-type="string" calcext:value-type="string">
            <text:p>-38.80</text:p>
          </table:table-cell>
          <table:table-cell/>
        </table:table-row>
        <table:table-row table:style-name="ro1">
          <table:table-cell office:value-type="string" calcext:value-type="string">
            <text:p>CGCUGCAGGCUGAGGUAGUUGGUUGUAUGGUUUUGCAUCAUAAUCAGCCUGGAGUUAACUGUACAACCUUCUAGCUUUCCCUGCG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..(((.(((..((((((((((((..((.(((.........))).)).))))))))))))..))).)))..)))))))))</text:p>
          </table:table-cell>
          <table:table-cell table:style-name="ce1" office:value-type="string" calcext:value-type="string">
            <text:p>-39.90</text:p>
          </table:table-cell>
          <table:table-cell/>
        </table:table-row>
        <table:table-row table:style-name="ro1">
          <table:table-cell office:value-type="string" calcext:value-type="string">
            <text:p>GCUGUUCUUGGGGCUGAGGUAGUAGAUUGAAUAGUUGUGGAGCCCUGCGCUCUCUCUCUGAGAUAACUAUACAAUCUACUGUCUUUCCUAAGGCGACA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..((((((((((((((.(((((((((((((.....)))))(((...))))))))))).)))))))))))))))))))))..))))))</text:p>
          </table:table-cell>
          <table:table-cell table:style-name="ce1" office:value-type="string" calcext:value-type="string">
            <text:p>-42.60</text:p>
          </table:table-cell>
          <table:table-cell/>
        </table:table-row>
        <table:table-row table:style-name="ro1">
          <table:table-cell office:value-type="string" calcext:value-type="string">
            <text:p>UGGUAAUGCUUGUGCAGUGUGAGGUAGUAGAUUGUAUAGUUGUAGGGUAGUGAUUUUAUCCUGUGUAGAAGAUAACUAUACAAUCUAUUGCCUUCCCUGAGGGGCAGAAAUAC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(((((.(.(((.(.((((((((((((((((((((((((((((((.....))))))).........))))))))))))))))))))))).))))).)))))..........</text:p>
          </table:table-cell>
          <table:table-cell table:style-name="ce1" office:value-type="string" calcext:value-type="string">
            <text:p>-45.50</text:p>
          </table:table-cell>
          <table:table-cell/>
        </table:table-row>
        <table:table-row table:style-name="ro1">
          <table:table-cell office:value-type="string" calcext:value-type="string">
            <text:p>GGGGGCUGUGGAAUGAGGUAGUAGUUUGUAUAGUUUGGGAUCACACCAGAUCUGGGAGAUAACUAUACAGCCUACUGUCUUUCUCACAGCUGCU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((((((..((((((((((.(((((((((((.(((((......))))).).....)))))))))).)))))))))))).))))))).))..</text:p>
          </table:table-cell>
          <table:table-cell table:style-name="ce1" office:value-type="string" calcext:value-type="string">
            <text:p>-39.90</text:p>
          </table:table-cell>
          <table:table-cell/>
        </table:table-row>
        <table:table-row table:style-name="ro1">
          <table:table-cell office:value-type="string" calcext:value-type="string">
            <text:p>GUGGACUGUGGGAUGAGGUAGUAGUUUGUAUAGUUUUAGGAUCACACCAGAUCUGGGAGAUAACUAUACAGUCUACUGUCUUUCCCACGGUUACC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(.((((((((((.((((((((((...(((((......))))).......)))))))))).)))))))))))))))))))..))))</text:p>
          </table:table-cell>
          <table:table-cell table:style-name="ce1" office:value-type="string" calcext:value-type="string">
            <text:p>-43.70</text:p>
          </table:table-cell>
          <table:table-cell/>
        </table:table-row>
        <table:table-row table:style-name="ro1">
          <table:table-cell office:value-type="string" calcext:value-type="string">
            <text:p>GAGUUGGCUGUGUUGUGGUGAGGUAGUAAGUUGUGUUGUUGUUGGGGAUCAGUAUAGUAUGGCCCUUGAAGGAGAUAACUAUACAAUUUACUGCCUUCCAUAAUGCAGACU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..(((((((((((.(((((((((((((((((.((((((((((.(((........))))))).......)))))).))))))))))))))))))))))))))))))))..</text:p>
          </table:table-cell>
          <table:table-cell table:style-name="ce1" office:value-type="string" calcext:value-type="string">
            <text:p>-51.40</text:p>
          </table:table-cell>
          <table:table-cell/>
        </table:table-row>
        <table:table-row table:style-name="ro1">
          <table:table-cell office:value-type="string" calcext:value-type="string">
            <text:p>GUGUACUGGCUGAGGUAGUAGUUUGUGCUGUUGGUUGGGAUGUGACAUUGCCCGUUAUGGAGAUGACUGCGCAAGCUACUCCCUUGCCAGUGC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(.((((.((((((((((((.((..(((....((((((.......))))))..))).)).)))))))))))).))))))))))))..</text:p>
          </table:table-cell>
          <table:table-cell table:style-name="ce1" office:value-type="string" calcext:value-type="string">
            <text:p>-42.40</text:p>
          </table:table-cell>
          <table:table-cell/>
        </table:table-row>
        <table:table-row table:style-name="ro1">
          <table:table-cell office:value-type="string" calcext:value-type="string">
            <text:p>GCCUACUUGGUGUACAUACUUCUUUAUGUGCCCAUAUGAACAUAUAAAAGCUAUGGAAUGUAAAGAAGUAUGUAUUCUUGGUCAG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.((.((((((((((((((((((..(((((...............))))).)))))))))))))))))).)).))).))))</text:p>
          </table:table-cell>
          <table:table-cell table:style-name="ce1" office:value-type="string" calcext:value-type="string">
            <text:p>-32.70</text:p>
          </table:table-cell>
          <table:table-cell/>
        </table:table-row>
        <table:table-row table:style-name="ro1">
          <table:table-cell office:value-type="string" calcext:value-type="string">
            <text:p>GCCCAUAUAUCCCGCUUGGUAGACAUACUUCUUUAUAUGCCCAUAUGAACAAGAGCAGCUAUGGAAUGUAAAGAAGUAUGUAUCCCAGGUGAGAGAAAAACGGG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....((.(((((((...((((((((((((((((..(((((((........))..))))).))))))))))))))))...))))))).))........))))</text:p>
          </table:table-cell>
          <table:table-cell table:style-name="ce1" office:value-type="string" calcext:value-type="string">
            <text:p>-41.70</text:p>
          </table:table-cell>
          <table:table-cell/>
        </table:table-row>
        <table:table-row table:style-name="ro1">
          <table:table-cell office:value-type="string" calcext:value-type="string">
            <text:p>UGUGUGUGUGUUCUGCCCUCUGCGGAGUGGAAGACUAGUGAUUUUGUUGUGAAAAUGAACAAAAACCAACAACAAACCGCAGUCGUCCUCUCAGCACGGGGCCCACACCUGCAGAGC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.(((((((((((((((((.(((.(((.((((.(((..((((((((..................)))))))).))))))).))).))).))).)))).........))))))))))</text:p>
          </table:table-cell>
          <table:table-cell table:style-name="ce1" office:value-type="string" calcext:value-type="string">
            <text:p>-45.30</text:p>
          </table:table-cell>
          <table:table-cell/>
        </table:table-row>
        <table:table-row table:style-name="ro1">
          <table:table-cell office:value-type="string" calcext:value-type="string">
            <text:p>GGGGUUGGCUGUUAUCUUUGGUUAUCUAGCUGUAUGAGUGUUAUUCAUUCUUCAUAAAGCUAGAUAACCGAAAGUAACAAGAAU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...((((((.(((((((((((((((.((((((((.....)))...))))).))))))))))))))).))))))..))))))</text:p>
          </table:table-cell>
          <table:table-cell table:style-name="ce1" office:value-type="string" calcext:value-type="string">
            <text:p>-39.10</text:p>
          </table:table-cell>
          <table:table-cell/>
        </table:table-row>
        <table:table-row table:style-name="ro1">
          <table:table-cell office:value-type="string" calcext:value-type="string">
            <text:p>GCUCUCCUCUGGUGACUUUUGCACUUGGAGGCGUGUUGUUAUCUUUGGUUAUCUAGCUGUAUGAGUGUGCUGGCCGUCAUAAAGCUAGAUAACCGAAAGUAAGAGCCGCUUCUAUCAGCAACGUAUGGAGCAU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....(((....((((...((((((((.(((.((((.(((((((((((((((.(((((..((....))..))))).))))))))))))))).)))).)))))))))))...))))..)))))))).....</text:p>
          </table:table-cell>
          <table:table-cell table:style-name="ce1" office:value-type="string" calcext:value-type="string">
            <text:p>-56.70</text:p>
          </table:table-cell>
          <table:table-cell/>
        </table:table-row>
        <table:table-row table:style-name="ro1">
          <table:table-cell office:value-type="string" calcext:value-type="string">
            <text:p>UGGGUUAGUUUUUCUCUUUGGUUAUCUAGCUGUAUGAGUUUAUGUGAUAUCAUAAAGCUAGAGAACCGAAUGUAUAAACUAAUUC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((((.....(((((((.(((((((.(((((..((....))..))))).))))))).))))))).....))))))))))..</text:p>
          </table:table-cell>
          <table:table-cell table:style-name="ce1" office:value-type="string" calcext:value-type="string">
            <text:p>-31.30</text:p>
          </table:table-cell>
          <table:table-cell/>
        </table:table-row>
        <table:table-row table:style-name="ro1">
          <table:table-cell office:value-type="string" calcext:value-type="string">
            <text:p>UCAGGGGGUUGGUUUCUCUCUUUGGUUAUCUAGCUGUAUGAGUUAUAACACUGUCAUAAAGCUAGAUAACCGAAAGUAGAAAUAAUUCCCAAAAUCUU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.(((((((.(((((((((((((((.(((((............))))).))))))))))))))))).)))))))))))))...........</text:p>
          </table:table-cell>
          <table:table-cell table:style-name="ce1" office:value-type="string" calcext:value-type="string">
            <text:p>-40.30</text:p>
          </table:table-cell>
          <table:table-cell/>
        </table:table-row>
        <table:table-row table:style-name="ro1">
          <table:table-cell office:value-type="string" calcext:value-type="string">
            <text:p>GGAAGCGAGUUGUUAUCUUUGGUUAUCUAGCUGUAUGAGUAUUUUGCACUUCAUAAAGCUAGAUAACCGAAAGUAAAAACUGCCU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.((((.((((.(((((((((((((((.(((((((.......)).))))).))))))))))))))).)))).)))))).)))</text:p>
          </table:table-cell>
          <table:table-cell table:style-name="ce1" office:value-type="string" calcext:value-type="string">
            <text:p>-36.80</text:p>
          </table:table-cell>
          <table:table-cell/>
        </table:table-row>
        <table:table-row table:style-name="ro1">
          <table:table-cell office:value-type="string" calcext:value-type="string">
            <text:p>GGAGGUAGUUGCUAUCUUUGGUUAUCUAGCUGUAUGAGUGUUUAUCUGCCUUCAUAAAGCUAGAUAACCGAAAGUAGAAAUGUCCU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(((.((((.(((((((((((((((.((((((.((......)).)))))).))))))))))))))).)))).)))..)))))</text:p>
          </table:table-cell>
          <table:table-cell table:style-name="ce1" office:value-type="string" calcext:value-type="string">
            <text:p>-43.50</text:p>
          </table:table-cell>
          <table:table-cell/>
        </table:table-row>
        <table:table-row table:style-name="ro1">
          <table:table-cell office:value-type="string" calcext:value-type="string">
            <text:p>GGGUUAGUUUUUCUCUUUGGUUAUCUAGCUGUAUGAGUUAUGAAAUAUCAUAAAGCUAGAGAACCGAAAGUAGAAACUAUA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.((((((((((.(((((((.(((((((.(((((...........))))).))))))).))))))))).))))))))..)).</text:p>
          </table:table-cell>
          <table:table-cell table:style-name="ce1" office:value-type="string" calcext:value-type="string">
            <text:p>-33.70</text:p>
          </table:table-cell>
          <table:table-cell/>
        </table:table-row>
        <table:table-row table:style-name="ro1">
          <table:table-cell office:value-type="string" calcext:value-type="string">
            <text:p>UGGAAGCUUUGUUCCGUCGUCUAUAUAUACCCUGUAGAACCGAAUGUGUGUUUACACAGCAAAUUCACAGAUUCGGUUUUAGGGGAGUAUAUGGACGAUGCAAAAACGUCUGCUUU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..((((.((((((((((((((.((((.(((((((((((.((((...............)))).))))))))))))))).))))))))))))))....))))...)))))))</text:p>
          </table:table-cell>
          <table:table-cell table:style-name="ce1" office:value-type="string" calcext:value-type="string">
            <text:p>-51.70</text:p>
          </table:table-cell>
          <table:table-cell/>
        </table:table-row>
        <table:table-row table:style-name="ro1">
          <table:table-cell office:value-type="string" calcext:value-type="string">
            <text:p>CCUGUCGGUACUGUAGCAGCACAGAAUGGUUUGUGAGUUAUAACGGGGGUGCAGGCCGUACUGUGCUGCGGCAACAACGACA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....(((.(((((((((.(((((((((................))))))))).))))))))).)))....)))))))</text:p>
          </table:table-cell>
          <table:table-cell table:style-name="ce1" office:value-type="string" calcext:value-type="string">
            <text:p>-41.80</text:p>
          </table:table-cell>
          <table:table-cell/>
        </table:table-row>
        <table:table-row table:style-name="ro1">
          <table:table-cell office:value-type="string" calcext:value-type="string">
            <text:p>GCCGAGGCUCUCUAGGUGAUGGUGUAGCAGCACAGAAUGGUUUGUGGUGAUACAGAGAUGCAGGCCAUGAUGUGCUGCAGCAUCAAUUCCUGGGACCUAC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.((.(((((...((((((.((((((((..((((((((((............))))))))))..)))))))).))))))...)))))))))).)).</text:p>
          </table:table-cell>
          <table:table-cell table:style-name="ce1" office:value-type="string" calcext:value-type="string">
            <text:p>-46.80</text:p>
          </table:table-cell>
          <table:table-cell/>
        </table:table-row>
        <table:table-row table:style-name="ro1">
          <table:table-cell office:value-type="string" calcext:value-type="string">
            <text:p>CCUUCCUCGCUUUAGCAGCACGUAAAUAUUGGUGUGUUAUAGUCAAGGCCAACCCCAAUAUUAUGUGUGCUGCUUCAGUAAGGCA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(((.(((..(((((((((((((((((((.(((((........)))..)).)))))))).)))))))))))..))).))).)))</text:p>
          </table:table-cell>
          <table:table-cell table:style-name="ce1" office:value-type="string" calcext:value-type="string">
            <text:p>-33.00</text:p>
          </table:table-cell>
          <table:table-cell/>
        </table:table-row>
        <table:table-row table:style-name="ro1">
          <table:table-cell office:value-type="string" calcext:value-type="string">
            <text:p>CCUGAACUUGGCCGUGUGACAGACUGGCUGCCUGGCUGUAGCAGCACGUAAAUAUUGGAGUCAAAGCACUUGCGAAUCCUCCAGUAUUGACCGUGCUGCUGGAGUUAGGCGGGCCGUUUACCGUCUGCGGGGGCCUCG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...((((.(.((.((((((((((((((((((.((((((((((..((((((((((.....((....)).....))))))))))...)))))))))).)))))))).)))))......))))))).))))))))))</text:p>
          </table:table-cell>
          <table:table-cell table:style-name="ce1" office:value-type="string" calcext:value-type="string">
            <text:p>-74.00</text:p>
          </table:table-cell>
          <table:table-cell/>
        </table:table-row>
        <table:table-row table:style-name="ro1">
          <table:table-cell office:value-type="string" calcext:value-type="string">
            <text:p>GAGGUUGUGUGUGUGUGCGUGUGUUGUCUUGCUUUAGCAGCAUGUAAAUAUUGGAGUUACUCCUUGGCCAAUGCCUCCAAUAUUGCUCGUGCUGCUGAAGCAAGAAGUCACCAAGCAGCACAUGCACGUCAUCC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(((((((((((((((...((((((((((((((((((..(((((((((..........(((....))))))))))))...))))))))))))))))))...)))...)).))))))))))).)).))))</text:p>
          </table:table-cell>
          <table:table-cell table:style-name="ce1" office:value-type="string" calcext:value-type="string">
            <text:p>-67.60</text:p>
          </table:table-cell>
          <table:table-cell/>
        </table:table-row>
        <table:table-row table:style-name="ro1">
          <table:table-cell office:value-type="string" calcext:value-type="string">
            <text:p>GGACUUUCUUGAGUGGACUUGGUUGGUGUCAAUGUAUUGUCAAAGUGCUUACAGUGCAGGUAGUAUUAUGGAAUAUCUACUGCAGUGGAGGCACUUCUAGCAAUACACUUGACCAUUUUAACCUUCCUCCAGGCAU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...((((.(.(((...((((((.(((((((((((((..(((((((..((.(((((.(((((((....)))).)))))))).))..)))))))...)))))))).)))))....)))))).))).)))))..)))</text:p>
          </table:table-cell>
          <table:table-cell table:style-name="ce1" office:value-type="string" calcext:value-type="string">
            <text:p>-49.00</text:p>
          </table:table-cell>
          <table:table-cell/>
        </table:table-row>
        <table:table-row table:style-name="ro1">
          <table:table-cell office:value-type="string" calcext:value-type="string">
            <text:p>GUCACUGUAGUGUCAAAGUGCUUACAGUGCAGGUAGUUCAAUAUAAUCUACUGCAGUGGAGGCACUUCAAGCUUUACCGUG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((((.((..(((((((..((.(((((.(((...........)))))))).))..)))))))...)).)))).)))))</text:p>
          </table:table-cell>
          <table:table-cell table:style-name="ce1" office:value-type="string" calcext:value-type="string">
            <text:p>-31.90</text:p>
          </table:table-cell>
          <table:table-cell/>
        </table:table-row>
        <table:table-row table:style-name="ro1">
          <table:table-cell office:value-type="string" calcext:value-type="string">
            <text:p>GAGUUUGUCCUGGCAGUUCCAAAGUGCUCACAGUGCAGGUAGUGCCAGUGGAUCUACUGCAAUGUCUGCACUUCAAGUAUUGCCGGACGCC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.(((((.((((((....((((((..(((.(((((.(((..((...))..)))))))).)))..)))))).....))))))))))).....</text:p>
          </table:table-cell>
          <table:table-cell table:style-name="ce1" office:value-type="string" calcext:value-type="string">
            <text:p>-37.30</text:p>
          </table:table-cell>
          <table:table-cell/>
        </table:table-row>
        <table:table-row table:style-name="ro1">
          <table:table-cell office:value-type="string" calcext:value-type="string">
            <text:p>GGCUUUGUGCUAAGGUGCAUCUAGUGCAGAUAGUGAAGUAGACUAGCACCUACUGCCCUAAGUGCUCCUUCUGGCACGAGG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(((((((((((.((((.(((.((((.(((((...........)).))))))).))).)))).)))..))))))))))..</text:p>
          </table:table-cell>
          <table:table-cell table:style-name="ce1" office:value-type="string" calcext:value-type="string">
            <text:p>-31.70</text:p>
          </table:table-cell>
          <table:table-cell/>
        </table:table-row>
        <table:table-row table:style-name="ro1">
          <table:table-cell office:value-type="string" calcext:value-type="string">
            <text:p>UACUGCUUAUGCUAAGGUGCAUUUAGUGCAGAUAGUGAAAUAGACUAGCACCUACUGCCCUAAGUGCCCCUUCUGGCAUAAGGGG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((.((((((((((((.((((((((.((((.(((((...........)).))))))).)))))))).)))..))))))))).))..</text:p>
          </table:table-cell>
          <table:table-cell table:style-name="ce1" office:value-type="string" calcext:value-type="string">
            <text:p>-35.40</text:p>
          </table:table-cell>
          <table:table-cell/>
        </table:table-row>
        <table:table-row table:style-name="ro1">
          <table:table-cell office:value-type="string" calcext:value-type="string">
            <text:p>GCCUUCCUGCUAAGGUGCAUCUUGUGUAGUUAGUGAAGUAGUCUAGUAUCUACUGCGCUAGAUGUUCCUUUUGGCAGGAGUAG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.((((((((((((.((((((.(((((((..(((.((....))..)))..))))))).)))))).)))..)))))))))..)).</text:p>
          </table:table-cell>
          <table:table-cell table:style-name="ce1" office:value-type="string" calcext:value-type="string">
            <text:p>-35.10</text:p>
          </table:table-cell>
          <table:table-cell/>
        </table:table-row>
        <table:table-row table:style-name="ro1">
          <table:table-cell office:value-type="string" calcext:value-type="string">
            <text:p>UGGUGCAGUUCUCUGCUAGUUUUGCAUAGUUGCACUACAAGAAAACGGGAGUUGUGCAAAUCUAUGCAAAACUGAUGGUGGCCUGC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(...(((((((((((((((((((((((.((............)).))))))..))))))))))))...)))))...)))))</text:p>
          </table:table-cell>
          <table:table-cell table:style-name="ce1" office:value-type="string" calcext:value-type="string">
            <text:p>-32.50</text:p>
          </table:table-cell>
          <table:table-cell/>
        </table:table-row>
        <table:table-row table:style-name="ro1">
          <table:table-cell office:value-type="string" calcext:value-type="string">
            <text:p>GCUGGACCCCCGGUCAGUUUUGCUGGUUUGCAUUCAGCUUUUAAGACUGUGCGCUGUGCAAAUCCAUGCAAAACUGAUUGUGGCA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..((.(((((((((((((((((((((((...((............))...))))))).))).))))))))))))).))))))</text:p>
          </table:table-cell>
          <table:table-cell table:style-name="ce1" office:value-type="string" calcext:value-type="string">
            <text:p>-38.00</text:p>
          </table:table-cell>
          <table:table-cell/>
        </table:table-row>
        <table:table-row table:style-name="ro1">
          <table:table-cell office:value-type="string" calcext:value-type="string">
            <text:p>UGGAAAAGCCCUGUUAUCUGGGGUGAGUUUUGCAGGAUUGCAUCCGGCUUUAUUACAACAUGCUGUGCAAAUCCAUGCAAAACUCGCUGCGCCAGGGACAAAC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.....(((((.....((.(((((((((((((((((((((..((((.............))))))).))))).))))))))))))).)).))))).....)))</text:p>
          </table:table-cell>
          <table:table-cell table:style-name="ce1" office:value-type="string" calcext:value-type="string">
            <text:p>-43.40</text:p>
          </table:table-cell>
          <table:table-cell/>
        </table:table-row>
        <table:table-row table:style-name="ro1">
          <table:table-cell office:value-type="string" calcext:value-type="string">
            <text:p>GUUGUGUGGCGGUCAGCUUUGCGGGGUGGGCAGUCAGCCUCCGUGUGGCCGCUGUGCAAACCCAUGCAAAACUGAGCGCUGCGCU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.((((.((((((((((..(((..((((..((....))..)))))))..)))).)))))).)))).))))))))...</text:p>
          </table:table-cell>
          <table:table-cell table:style-name="ce1" office:value-type="string" calcext:value-type="string">
            <text:p>-45.40</text:p>
          </table:table-cell>
          <table:table-cell/>
        </table:table-row>
        <table:table-row table:style-name="ro1">
          <table:table-cell office:value-type="string" calcext:value-type="string">
            <text:p>GUGGCUGUGUGGGUUCUUGGCAUGCUGAUUUGUGACUGUAGUAAAAAAAAAUCACAUUGCCAGGGAUUACCACACUACC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.((((((((((((((((((.((((((.................)))))))).))))))))))..))))))..))))</text:p>
          </table:table-cell>
          <table:table-cell table:style-name="ce1" office:value-type="string" calcext:value-type="string">
            <text:p>-33.30</text:p>
          </table:table-cell>
          <table:table-cell/>
        </table:table-row>
        <table:table-row table:style-name="ro1">
          <table:table-cell office:value-type="string" calcext:value-type="string">
            <text:p>GAGGGCUGUUCCCACUUGUGCCUGCUAAACUGGUAUCAGUAUGUUGAUUUAGUGCUGGCUCAGUUCAGCAGGAACAGGUGUGAAGUC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..((.(((((((.((((((.((((((..(((((((.........))))))).)))))).)))))).))))))).)))))))))</text:p>
          </table:table-cell>
          <table:table-cell table:style-name="ce1" office:value-type="string" calcext:value-type="string">
            <text:p>-43.30</text:p>
          </table:table-cell>
          <table:table-cell/>
        </table:table-row>
        <table:table-row table:style-name="ro1">
          <table:table-cell office:value-type="string" calcext:value-type="string">
            <text:p>GGGCUGGUCUCCUGUGCCUGCUGUGCUGAUAAUCAGUGGACGGCUGUGACUGGCUCAGUUCAGCAGGAACAGGGGCCUG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((((((.(((((((.(((((((.(((((...(((((..((....)).))))).))))).))))))).))))))).))))))</text:p>
          </table:table-cell>
          <table:table-cell table:style-name="ce1" office:value-type="string" calcext:value-type="string">
            <text:p>-42.70</text:p>
          </table:table-cell>
          <table:table-cell/>
        </table:table-row>
        <table:table-row table:style-name="ro1">
          <table:table-cell office:value-type="string" calcext:value-type="string">
            <text:p>GCUGAACGGGAGUCAUAUGAGAGAUAGAUGGAGCUGGCCUCCCGUGCCUACUGAGCUGAUUACAGUACUGUGCAAACACUGGCUCAGUUCAGCAGGAACAGGAGUCUGGUCCACAAACUCCACCAAACACUGCUGCUUCA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.(((....((.(((...(.((((.((((.((((.((.(((.(((((((((...((((...((....))))))..))))))))).))).)).)))).)))))))))...)))))......))).))).))))))</text:p>
          </table:table-cell>
          <table:table-cell table:style-name="ce1" office:value-type="string" calcext:value-type="string">
            <text:p>-53.00</text:p>
          </table:table-cell>
          <table:table-cell/>
        </table:table-row>
        <table:table-row table:style-name="ro1">
          <table:table-cell office:value-type="string" calcext:value-type="string">
            <text:p>GAAACACGGCUUAGUUGCUGGUAAAACGGAACCAAGUCGGGUGUUUGCGAGAGGUUUGGUCCCUUUCAACCAGCUACUGCGCCGUGAA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.((((((.((((.((((((..((.((.(((((((((.(....).)))....)))))).)).))..)))))).)))).)))))).....</text:p>
          </table:table-cell>
          <table:table-cell table:style-name="ce1" office:value-type="string" calcext:value-type="string">
            <text:p>-36.30</text:p>
          </table:table-cell>
          <table:table-cell/>
        </table:table-row>
        <table:table-row table:style-name="ro1">
          <table:table-cell office:value-type="string" calcext:value-type="string">
            <text:p>UGCAGUCUAAAGCAACUCAAAACACUACUGUGCUUUAUGGCUUUCUAUUCCUAUGUGAUUUUGAUAUGAUGUAUCAUGUAGGGUUCAAAGCCAUUAGGUACAGAGUGGCUUAUCAGCAGUGGAUG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(..((.........((((.((((((((.((((((((....(((((((((((.............)))))))))))...)))))))).))))))))))))........))..))))))))</text:p>
          </table:table-cell>
          <table:table-cell table:style-name="ce1" office:value-type="string" calcext:value-type="string">
            <text:p>-43.80</text:p>
          </table:table-cell>
          <table:table-cell/>
        </table:table-row>
        <table:table-row table:style-name="ro1">
          <table:table-cell office:value-type="string" calcext:value-type="string">
            <text:p>GGCUCUCUUCGGUGACGGGUAUUCUUGGGUGGAUAAUACGGCUCUCGUUGUUAUUGCUUAAGAAUACGCGUAGUUGAGGAGA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((..(((.(((((((((((((.((((((((.....)).))))))))))))))))))).)))..))))))))))))</text:p>
          </table:table-cell>
          <table:table-cell table:style-name="ce1" office:value-type="string" calcext:value-type="string">
            <text:p>-41.20</text:p>
          </table:table-cell>
          <table:table-cell/>
        </table:table-row>
        <table:table-row table:style-name="ro1">
          <table:table-cell office:value-type="string" calcext:value-type="string">
            <text:p>GUUCUGUUGUUUCCCUCUAUAAAGGACUCUCUUCGGUGACGGGUAUUCUUGGGUGGAUAAUACGGCUCUCGUUGUUAUUGCUUAAGAAUACGCGUAGUCGAGGAGAGUCAUGUCGGCGGCGAGAGA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.(((((.((..(.......((((((((((((..(((.(((((((((((((.((((((((.....)).))))))))))))))))))).)))..))))))))))))..)..)).))))).)))))</text:p>
          </table:table-cell>
          <table:table-cell table:style-name="ce1" office:value-type="string" calcext:value-type="string">
            <text:p>-56.00</text:p>
          </table:table-cell>
          <table:table-cell/>
        </table:table-row>
        <table:table-row table:style-name="ro1">
          <table:table-cell office:value-type="string" calcext:value-type="string">
            <text:p>UGUGUGCUGCAGCUGGUGUUGUGAAUCAGGCCGAUGUCACACGUCAGCGAUAACCCGGCUAUUUCACAACACCAGGGUGGCACC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((((((..(((((((((((((...(((((.((((.(......).))))...)))))..))))))))))))).)))))).))))</text:p>
          </table:table-cell>
          <table:table-cell table:style-name="ce1" office:value-type="string" calcext:value-type="string">
            <text:p>-43.40</text:p>
          </table:table-cell>
          <table:table-cell/>
        </table:table-row>
        <table:table-row table:style-name="ro1">
          <table:table-cell office:value-type="string" calcext:value-type="string">
            <text:p>CGUACAGUGCAGUCAUCCAUAAAGUAGAAAGCACUACUAAACCCCUCGCCACAGUGUAGUGUUUCCUACUUUAUGGAUGAGUGUACUGU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((((((((.(((((((((((((((.(((((((((..................))))))))).))))))))))))))).))))))))..</text:p>
          </table:table-cell>
          <table:table-cell table:style-name="ce1" office:value-type="string" calcext:value-type="string">
            <text:p>-47.90</text:p>
          </table:table-cell>
          <table:table-cell/>
        </table:table-row>
        <table:table-row table:style-name="ro1">
          <table:table-cell office:value-type="string" calcext:value-type="string">
            <text:p>GGUUGCCAGUGUCAUUUUUGUGAUGUUGCAGCUAGUUAUAUGAGCCCAGUUGCAUAGUCACAAAAGUGAUCAUUGGAAA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(((.(((((((((((((((((((..(((((((.(((.....)))..)))))))..))))))))))))).)))))).))))</text:p>
          </table:table-cell>
          <table:table-cell table:style-name="ce1" office:value-type="string" calcext:value-type="string">
            <text:p>-38.20</text:p>
          </table:table-cell>
          <table:table-cell/>
        </table:table-row>
      </table:table>
      <table:table table:name="Sheet2" table:style-name="ta1">
        <table:table-column table:style-name="co3" table:default-cell-style-name="ce2"/>
        <table:table-column table:style-name="co2" table:number-columns-repeated="2" table:default-cell-style-name="ce2"/>
        <table:table-row table:style-name="ro1">
          <table:table-cell table:formula="of:=OFFSET([Sheet1.$A$1]; (ROW()-1)*2;0)" office:value-type="string" office:string-value="UACACUGUGGAUCCGGUGAGGUAGUAGGUUGUAUAGUUUGGAAUAUUACCACCGGUGAACUAUGCAAUUUUCUACCUUACCGGAGACAGAACUCUUCGA" calcext:value-type="string">
            <text:p>UACACUGUGGAUCCGGUGAGGUAGUAGGUUGUAUAGUUUGGAAUAUUACCACCGGUGAACUAUGCAAUUUUCUACCUUACCGGAGACAGAACUCUUCGA</text:p>
          </table:table-cell>
          <table:table-cell table:formula="of:=OFFSET([Sheet1.$A$2]; (ROW()-1)*2;0)" office:value-type="string" office:string-value=".....(.((..(((((((((((((.((((((((((((........(((((...))))))))))))))))).)))))))))))))..)).)........." calcext:value-type="string">
            <text:p>.....(.((..(((((((((((((.((((((((((((........(((((...))))))))))))))))).)))))))))))))..)).).........</text:p>
          </table:table-cell>
          <table:table-cell table:formula="of:=OFFSET([Sheet1.$B$2]; (ROW()-1)*2;0)" office:value-type="string" office:string-value="-42.50" calcext:value-type="string">
            <text:p>-42.50</text:p>
          </table:table-cell>
        </table:table-row>
        <table:table-row table:style-name="ro1">
          <table:table-cell table:formula="of:=OFFSET([Sheet1.$A$1]; (ROW()-1)*2;0)" office:value-type="string" office:string-value="AUGCUUCCGGCCUGUUCCCUGAGACCUCAAGUGUGAGUGUACUAUUGAUGCUUCACACCUGGGCUCUCCGGGUACCAGGACGGUUUGAGCAGAU" calcext:value-type="string">
            <text:p>AUGCUUCCGGCCUGUUCCCUGAGACCUCAAGUGUGAGUGUACUAUUGAUGCUUCACACCUGGGCUCUCCGGGUACCAGGACGGUUUGAGCAGAU</text:p>
          </table:table-cell>
          <table:table-cell table:formula="of:=OFFSET([Sheet1.$A$2]; (ROW()-1)*2;0)" office:value-type="string" office:string-value=".((((((((.((((..(((.((((.((((.(((((((.((((....).)))))))))).)))).)))).)))...)))).)))...)))))..." calcext:value-type="string">
            <text:p>.((((((((.((((..(((.((((.((((.(((((((.((((....).)))))))))).)))).)))).)))...)))).)))...)))))...</text:p>
          </table:table-cell>
          <table:table-cell table:formula="of:=OFFSET([Sheet1.$B$2]; (ROW()-1)*2;0)" office:value-type="string" office:string-value="-40.50" calcext:value-type="string">
            <text:p>-40.50</text:p>
          </table:table-cell>
        </table:table-row>
        <table:table-row table:style-name="ro1">
          <table:table-cell table:formula="of:=OFFSET([Sheet1.$A$1]; (ROW()-1)*2;0)" office:value-type="string" office:string-value="AAAGUGACCGUACCGAGCUGCAUACUUCCUUACAUGCCCAUACUAUAUCAUAAAUGGAUAUGGAAUGUAAAGAAGUAUGUAGAACGGGGUGGUAGU" calcext:value-type="string">
            <text:p>AAAGUGACCGUACCGAGCUGCAUACUUCCUUACAUGCCCAUACUAUAUCAUAAAUGGAUAUGGAAUGUAAAGAAGUAUGUAGAACGGGGUGGUAGU</text:p>
          </table:table-cell>
          <table:table-cell table:formula="of:=OFFSET([Sheet1.$A$2]; (ROW()-1)*2;0)" office:value-type="string" office:string-value="......((((..(((..(((((((((((.((((((..(((((((((.......)))).))))).)))))).)))))))))))..)))..))))..." calcext:value-type="string">
            <text:p>......((((..(((..(((((((((((.((((((..(((((((((.......)))).))))).)))))).)))))))))))..)))..))))...</text:p>
          </table:table-cell>
          <table:table-cell table:formula="of:=OFFSET([Sheet1.$B$2]; (ROW()-1)*2;0)" office:value-type="string" office:string-value="-39.80" calcext:value-type="string">
            <text:p>-39.80</text:p>
          </table:table-cell>
        </table:table-row>
        <table:table-row table:style-name="ro1">
          <table:table-cell table:formula="of:=OFFSET([Sheet1.$A$1]; (ROW()-1)*2;0)" office:value-type="string" office:string-value="UAAACAGUAUACAGAAAGCCAUCAAAGCGGUGGUUGAUGUGUUGCAAAUUAUGACUUUCAUAUCACAGCCAGCUUUGAUGUGCUGCCUGUUGCACUGU" calcext:value-type="string">
            <text:p>UAAACAGUAUACAGAAAGCCAUCAAAGCGGUGGUUGAUGUGUUGCAAAUUAUGACUUUCAUAUCACAGCCAGCUUUGAUGUGCUGCCUGUUGCACUGU</text:p>
          </table:table-cell>
          <table:table-cell table:formula="of:=OFFSET([Sheet1.$A$2]; (ROW()-1)*2;0)" office:value-type="string" office:string-value="...(((((..((((..(((((((((((((((.((.((((((...((.....)).....)))))))).))).))))))))).)))..))))...)))))" calcext:value-type="string">
            <text:p>...(((((..((((..(((((((((((((((.((.((((((...((.....)).....)))))))).))).))))))))).)))..))))...)))))</text:p>
          </table:table-cell>
          <table:table-cell table:formula="of:=OFFSET([Sheet1.$B$2]; (ROW()-1)*2;0)" office:value-type="string" office:string-value="-36.60" calcext:value-type="string">
            <text:p>-36.60</text:p>
          </table:table-cell>
        </table:table-row>
        <table:table-row table:style-name="ro1">
          <table:table-cell table:formula="of:=OFFSET([Sheet1.$A$1]; (ROW()-1)*2;0)" office:value-type="string" office:string-value="CGGACAAUGCUCGAGAGGCAGUGUGGUUAGCUGGUUGCAUAUUUCCUUGACAACGGCUACCUUCACUGCCACCCCGAACAUGUCGUCCAUCUUUGAA" calcext:value-type="string">
            <text:p>CGGACAAUGCUCGAGAGGCAGUGUGGUUAGCUGGUUGCAUAUUUCCUUGACAACGGCUACCUUCACUGCCACCCCGAACAUGUCGUCCAUCUUUGAA</text:p>
          </table:table-cell>
          <table:table-cell table:formula="of:=OFFSET([Sheet1.$A$2]; (ROW()-1)*2;0)" office:value-type="string" office:string-value=".((((.(((.(((.(.(((((((.((.((((((.(((((........)).))))))))).)).)))))))..).))).)))...))))........." calcext:value-type="string">
            <text:p>.((((.(((.(((.(.(((((((.((.((((((.(((((........)).))))))))).)).)))))))..).))).)))...)))).........</text:p>
          </table:table-cell>
          <table:table-cell table:formula="of:=OFFSET([Sheet1.$B$2]; (ROW()-1)*2;0)" office:value-type="string" office:string-value="-35.10" calcext:value-type="string">
            <text:p>-35.10</text:p>
          </table:table-cell>
        </table:table-row>
        <table:table-row table:style-name="ro1">
          <table:table-cell table:formula="of:=OFFSET([Sheet1.$A$1]; (ROW()-1)*2;0)" office:value-type="string" office:string-value="UCUCGGAUCAGAUCGAGCCAUUGCUGGUUUCUUCCACAGUGGUACUUUCCAUUAGAACUAUCACCGGGUGGAAACUAGCAGUGGCUCGAUCUUUUCC" calcext:value-type="string">
            <text:p>UCUCGGAUCAGAUCGAGCCAUUGCUGGUUUCUUCCACAGUGGUACUUUCCAUUAGAACUAUCACCGGGUGGAAACUAGCAGUGGCUCGAUCUUUUCC</text:p>
          </table:table-cell>
          <table:table-cell table:formula="of:=OFFSET([Sheet1.$A$2]; (ROW()-1)*2;0)" office:value-type="string" office:string-value="....(((..(((((((((((((((((((((((.((.(.((((((.(((......))).)))))).))).)))))))))))))))))))))))..)))" calcext:value-type="string">
            <text:p>....(((..(((((((((((((((((((((((.((.(.((((((.(((......))).)))))).))).)))))))))))))))))))))))..)))</text:p>
          </table:table-cell>
          <table:table-cell table:formula="of:=OFFSET([Sheet1.$B$2]; (ROW()-1)*2;0)" office:value-type="string" office:string-value="-54.40" calcext:value-type="string">
            <text:p>-54.40</text:p>
          </table:table-cell>
        </table:table-row>
        <table:table-row table:style-name="ro1">
          <table:table-cell table:formula="of:=OFFSET([Sheet1.$A$1]; (ROW()-1)*2;0)" office:value-type="string" office:string-value="CACCGCUGUCGGGGAACCGCGCCAAUUUUCGCUUCAGUGCUAGACCAUCCAAAGUGUCUAUCACCGGGUGAAAAUUCGCAUGGGUCCCCGACGCGGA" calcext:value-type="string">
            <text:p>CACCGCUGUCGGGGAACCGCGCCAAUUUUCGCUUCAGUGCUAGACCAUCCAAAGUGUCUAUCACCGGGUGAAAAUUCGCAUGGGUCCCCGACGCGGA</text:p>
          </table:table-cell>
          <table:table-cell table:formula="of:=OFFSET([Sheet1.$A$2]; (ROW()-1)*2;0)" office:value-type="string" office:string-value="..((((.((((((((.(((.((.(((((((((((..(((.((((((.......).))))).))).))))))))))).)).))).))))))))))))." calcext:value-type="string">
            <text:p>..((((.((((((((.(((.((.(((((((((((..(((.((((((.......).))))).))).))))))))))).)).))).)))))))))))).</text:p>
          </table:table-cell>
          <table:table-cell table:formula="of:=OFFSET([Sheet1.$B$2]; (ROW()-1)*2;0)" office:value-type="string" office:string-value="-50.00" calcext:value-type="string">
            <text:p>-50.00</text:p>
          </table:table-cell>
        </table:table-row>
        <table:table-row table:style-name="ro1">
          <table:table-cell table:formula="of:=OFFSET([Sheet1.$A$1]; (ROW()-1)*2;0)" office:value-type="string" office:string-value="UUCUAGAAACCCUUGGACCAGUGUGGGUGUCCGUUGCGGUGCUACAUUCUCUAAUCUGUAUCACCGGGUGAACACUUGCAGUGGUCCUCGUGGUUUCU" calcext:value-type="string">
            <text:p>UUCUAGAAACCCUUGGACCAGUGUGGGUGUCCGUUGCGGUGCUACAUUCUCUAAUCUGUAUCACCGGGUGAACACUUGCAGUGGUCCUCGUGGUUUCU</text:p>
          </table:table-cell>
          <table:table-cell table:formula="of:=OFFSET([Sheet1.$A$2]; (ROW()-1)*2;0)" office:value-type="string" office:string-value="....((((((((..((((((.(((((((((.(..(.(((((.((((..........)))).))))).).).))))))))).))))))..).)))))))" calcext:value-type="string">
            <text:p>....((((((((..((((((.(((((((((.(..(.(((((.((((..........)))).))))).).).))))))))).))))))..).)))))))</text:p>
          </table:table-cell>
          <table:table-cell table:formula="of:=OFFSET([Sheet1.$B$2]; (ROW()-1)*2;0)" office:value-type="string" office:string-value="-44.10" calcext:value-type="string">
            <text:p>-44.10</text:p>
          </table:table-cell>
        </table:table-row>
        <table:table-row table:style-name="ro1">
          <table:table-cell table:formula="of:=OFFSET([Sheet1.$A$1]; (ROW()-1)*2;0)" office:value-type="string" office:string-value="GUGAGCCAGGUCCUGUUCCGGUUUUUUCCGUGGUGAUAACGCAUCCAAAAGUCUCUAUCACCGGGAGAAAAACUGGAGUAGGACCUGUGACUCAU" calcext:value-type="string">
            <text:p>GUGAGCCAGGUCCUGUUCCGGUUUUUUCCGUGGUGAUAACGCAUCCAAAAGUCUCUAUCACCGGGAGAAAAACUGGAGUAGGACCUGUGACUCAU</text:p>
          </table:table-cell>
          <table:table-cell table:formula="of:=OFFSET([Sheet1.$A$2]; (ROW()-1)*2;0)" office:value-type="string" office:string-value="(((((((((((((((((((((((((((.(.((((((((..((........))...)))))))).).))))))))))))))))))))).).)))))" calcext:value-type="string">
            <text:p>(((((((((((((((((((((((((((.(.((((((((..((........))...)))))))).).))))))))))))))))))))).).)))))</text:p>
          </table:table-cell>
          <table:table-cell table:formula="of:=OFFSET([Sheet1.$B$2]; (ROW()-1)*2;0)" office:value-type="string" office:string-value="-49.20" calcext:value-type="string">
            <text:p>-49.20</text:p>
          </table:table-cell>
        </table:table-row>
        <table:table-row table:style-name="ro1">
          <table:table-cell table:formula="of:=OFFSET([Sheet1.$A$1]; (ROW()-1)*2;0)" office:value-type="string" office:string-value="UAUACCGAGAGCCCAGCUGAUUUCGUCUUGGUAAUAAGCUCGUCAUUGAGAUUAUCACCGGGUGUAAAUCAGCUUGGCUCUGGUGUC" calcext:value-type="string">
            <text:p>UAUACCGAGAGCCCAGCUGAUUUCGUCUUGGUAAUAAGCUCGUCAUUGAGAUUAUCACCGGGUGUAAAUCAGCUUGGCUCUGGUGUC</text:p>
          </table:table-cell>
          <table:table-cell table:formula="of:=OFFSET([Sheet1.$A$2]; (ROW()-1)*2;0)" office:value-type="string" office:string-value=".(((((.((((((.(((((((((((.((((((.((((.((((....)))).)))).)))))))).))))))))).)))))))))))." calcext:value-type="string">
            <text:p>.(((((.((((((.(((((((((((.((((((.((((.((((....)))).)))).)))))))).))))))))).))))))))))).</text:p>
          </table:table-cell>
          <table:table-cell table:formula="of:=OFFSET([Sheet1.$B$2]; (ROW()-1)*2;0)" office:value-type="string" office:string-value="-43.00" calcext:value-type="string">
            <text:p>-43.00</text:p>
          </table:table-cell>
        </table:table-row>
        <table:table-row table:style-name="ro1">
          <table:table-cell table:formula="of:=OFFSET([Sheet1.$A$1]; (ROW()-1)*2;0)" office:value-type="string" office:string-value="UCCUGUCCGCACCUCAGUGGAUGUAUGCCAUGAUGAUAAGAUAUCAGAAAUCCUAUCACCGGGUGUACAUCAGCUAAGGUGCGGGUACAGGU" calcext:value-type="string">
            <text:p>UCCUGUCCGCACCUCAGUGGAUGUAUGCCAUGAUGAUAAGAUAUCAGAAAUCCUAUCACCGGGUGUACAUCAGCUAAGGUGCGGGUACAGGU</text:p>
          </table:table-cell>
          <table:table-cell table:formula="of:=OFFSET([Sheet1.$A$2]; (ROW()-1)*2;0)" office:value-type="string" office:string-value=".(((((((((((((.(((.((((((((((.((.(((((.(((.......))).))))).)))))))))))).))).))))))))..)))))." calcext:value-type="string">
            <text:p>.(((((((((((((.(((.((((((((((.((.(((((.(((.......))).))))).)))))))))))).))).))))))))..))))).</text:p>
          </table:table-cell>
          <table:table-cell table:formula="of:=OFFSET([Sheet1.$B$2]; (ROW()-1)*2;0)" office:value-type="string" office:string-value="-45.60" calcext:value-type="string">
            <text:p>-45.60</text:p>
          </table:table-cell>
        </table:table-row>
        <table:table-row table:style-name="ro1">
          <table:table-cell table:formula="of:=OFFSET([Sheet1.$A$1]; (ROW()-1)*2;0)" office:value-type="string" office:string-value="GGGUCCCAGAGACCUUGGUGGUUUUUCUCUGCAGUGAUAGAUACUUCUAACAACUCGCUAUCACCGGGUGAAAAAUCACCUAGGUCUGGAGCCUCCU" calcext:value-type="string">
            <text:p>GGGUCCCAGAGACCUUGGUGGUUUUUCUCUGCAGUGAUAGAUACUUCUAACAACUCGCUAUCACCGGGUGAAAAAUCACCUAGGUCUGGAGCCUCCU</text:p>
          </table:table-cell>
          <table:table-cell table:formula="of:=OFFSET([Sheet1.$A$2]; (ROW()-1)*2;0)" office:value-type="string" office:string-value="((.(((...((((((.(((((((((((((((..(((((((.................))))))))))).))))))))))).))))))))).))...." calcext:value-type="string">
            <text:p>((.(((...((((((.(((((((((((((((..(((((((.................))))))))))).))))))))))).))))))))).))....</text:p>
          </table:table-cell>
          <table:table-cell table:formula="of:=OFFSET([Sheet1.$B$2]; (ROW()-1)*2;0)" office:value-type="string" office:string-value="-41.20" calcext:value-type="string">
            <text:p>-41.20</text:p>
          </table:table-cell>
        </table:table-row>
        <table:table-row table:style-name="ro1">
          <table:table-cell table:formula="of:=OFFSET([Sheet1.$A$1]; (ROW()-1)*2;0)" office:value-type="string" office:string-value="UUCGCGGACCUUUGUGGGUGUUUGCUUUUUCGGUGAAGUUGUCUUCCGUAGCUUCUUCUUCACCGGGUUAACAUCUACAGAGGUCCAAAAAGGGG" calcext:value-type="string">
            <text:p>UUCGCGGACCUUUGUGGGUGUUUGCUUUUUCGGUGAAGUUGUCUUCCGUAGCUUCUUCUUCACCGGGUUAACAUCUACAGAGGUCCAAAAAGGGG</text:p>
          </table:table-cell>
          <table:table-cell table:formula="of:=OFFSET([Sheet1.$A$2]; (ROW()-1)*2;0)" office:value-type="string" office:string-value=".....(((((((((((((((((.(((....((((((((..(.((.....))...)..))))))))))).)))))))))))))))))........." calcext:value-type="string">
            <text:p>.....(((((((((((((((((.(((....((((((((..(.((.....))...)..))))))))))).))))))))))))))))).........</text:p>
          </table:table-cell>
          <table:table-cell table:formula="of:=OFFSET([Sheet1.$B$2]; (ROW()-1)*2;0)" office:value-type="string" office:string-value="-41.80" calcext:value-type="string">
            <text:p>-41.80</text:p>
          </table:table-cell>
        </table:table-row>
        <table:table-row table:style-name="ro1">
          <table:table-cell table:formula="of:=OFFSET([Sheet1.$A$1]; (ROW()-1)*2;0)" office:value-type="string" office:string-value="UAUUGGCACUAGUCGCCCGUGACAUCAAGAAACUAGUGAUUAUGCCAAACCACAGGGACAUAUCACAGUUUACUUGCUGUCGCGGGCGGUGCUGAGUU" calcext:value-type="string">
            <text:p>UAUUGGCACUAGUCGCCCGUGACAUCAAGAAACUAGUGAUUAUGCCAAACCACAGGGACAUAUCACAGUUUACUUGCUGUCGCGGGCGGUGCUGAGUU</text:p>
          </table:table-cell>
          <table:table-cell table:formula="of:=OFFSET([Sheet1.$A$2]; (ROW()-1)*2;0)" office:value-type="string" office:string-value="..(((((((....(((((((((((.(((((((((.(((((.(((((.........)).))))))))))))).)))).))))))))))))))))))..." calcext:value-type="string">
            <text:p>..(((((((....(((((((((((.(((((((((.(((((.(((((.........)).))))))))))))).)))).))))))))))))))))))...</text:p>
          </table:table-cell>
          <table:table-cell table:formula="of:=OFFSET([Sheet1.$B$2]; (ROW()-1)*2;0)" office:value-type="string" office:string-value="-46.20" calcext:value-type="string">
            <text:p>-46.20</text:p>
          </table:table-cell>
        </table:table-row>
        <table:table-row table:style-name="ro1">
          <table:table-cell table:formula="of:=OFFSET([Sheet1.$A$1]; (ROW()-1)*2;0)" office:value-type="string" office:string-value="GAGAAAAUGGCCAAUCUGGAUGUGCUCGUUGGUCAUAGACGUCAACACGAACUGUUCAUAUGACUAGAGACACAUUCAGCUUGGCCUGCUUCUCUA" calcext:value-type="string">
            <text:p>GAGAAAAUGGCCAAUCUGGAUGUGCUCGUUGGUCAUAGACGUCAACACGAACUGUUCAUAUGACUAGAGACACAUUCAGCUUGGCCUGCUUCUCUA</text:p>
          </table:table-cell>
          <table:table-cell table:formula="of:=OFFSET([Sheet1.$A$2]; (ROW()-1)*2;0)" office:value-type="string" office:string-value="(((((...((((((.(((((((((.((.(((((((((((((((.....))..))))..))))))))).))))))))))).))))))...))))).." calcext:value-type="string">
            <text:p>(((((...((((((.(((((((((.((.(((((((((((((((.....))..))))..))))))))).))))))))))).))))))...)))))..</text:p>
          </table:table-cell>
          <table:table-cell table:formula="of:=OFFSET([Sheet1.$B$2]; (ROW()-1)*2;0)" office:value-type="string" office:string-value="-42.50" calcext:value-type="string">
            <text:p>-42.50</text:p>
          </table:table-cell>
        </table:table-row>
        <table:table-row table:style-name="ro1">
          <table:table-cell table:formula="of:=OFFSET([Sheet1.$A$1]; (ROW()-1)*2;0)" office:value-type="string" office:string-value="CACCAUGUGCCACGCUGGAUGUGCUCGUUAGUCAUAAUAUCCUCCACAAAGCAAGGACUAUGACUAGAGACACAUUCAGCUUGGCGCCGAAUGCAU" calcext:value-type="string">
            <text:p>CACCAUGUGCCACGCUGGAUGUGCUCGUUAGUCAUAAUAUCCUCCACAAAGCAAGGACUAUGACUAGAGACACAUUCAGCUUGGCGCCGAAUGCAU</text:p>
          </table:table-cell>
          <table:table-cell table:formula="of:=OFFSET([Sheet1.$A$2]; (ROW()-1)*2;0)" office:value-type="string" office:string-value="......((((((.((((((((((.((.(((((((((...((((..........)))).))))))))).)))))))))))).))))))........." calcext:value-type="string">
            <text:p>......((((((.((((((((((.((.(((((((((...((((..........)))).))))))))).)))))))))))).)))))).........</text:p>
          </table:table-cell>
          <table:table-cell table:formula="of:=OFFSET([Sheet1.$B$2]; (ROW()-1)*2;0)" office:value-type="string" office:string-value="-42.10" calcext:value-type="string">
            <text:p>-42.10</text:p>
          </table:table-cell>
        </table:table-row>
        <table:table-row table:style-name="ro1">
          <table:table-cell table:formula="of:=OFFSET([Sheet1.$A$1]; (ROW()-1)*2;0)" office:value-type="string" office:string-value="CUGAGGUGAAGCUGAAGAGAGCCGUCUAUUGACAGUUCAAGACCACGAGUCGUUGUGUGCUGUCAUGGAGUCGCUCUCUUCAGAUGAUCCGGUCAAU" calcext:value-type="string">
            <text:p>CUGAGGUGAAGCUGAAGAGAGCCGUCUAUUGACAGUUCAAGACCACGAGUCGUUGUGUGCUGUCAUGGAGUCGCUCUCUUCAGAUGAUCCGGUCAAU</text:p>
          </table:table-cell>
          <table:table-cell table:formula="of:=OFFSET([Sheet1.$A$2]; (ROW()-1)*2;0)" office:value-type="string" office:string-value="(((.(((....(((((((((((..(((((.((((((.((.(((........))).)).)))))))))))...)))))))))))...))))))....." calcext:value-type="string">
            <text:p>(((.(((....(((((((((((..(((((.((((((.((.(((........))).)).)))))))))))...)))))))))))...)))))).....</text:p>
          </table:table-cell>
          <table:table-cell table:formula="of:=OFFSET([Sheet1.$B$2]; (ROW()-1)*2;0)" office:value-type="string" office:string-value="-39.10" calcext:value-type="string">
            <text:p>-39.10</text:p>
          </table:table-cell>
        </table:table-row>
        <table:table-row table:style-name="ro1">
          <table:table-cell table:formula="of:=OFFSET([Sheet1.$A$1]; (ROW()-1)*2;0)" office:value-type="string" office:string-value="GAGAGCCGACUGAAACUGAAGAGAGCAGUCUAUUGACAGUCGGUUACUCGAAAUCUUUACUGUCAUGGAGGCGCUCUCUUCAGAUGAUGUCUGGCCC" calcext:value-type="string">
            <text:p>GAGAGCCGACUGAAACUGAAGAGAGCAGUCUAUUGACAGUCGGUUACUCGAAAUCUUUACUGUCAUGGAGGCGCUCUCUUCAGAUGAUGUCUGGCCC</text:p>
          </table:table-cell>
          <table:table-cell table:formula="of:=OFFSET([Sheet1.$A$2]; (ROW()-1)*2;0)" office:value-type="string" office:string-value="....((((((.....(((((((((((.((((..(((((((.((((......))))...)))))))...))))))))))))))).....))).))).." calcext:value-type="string">
            <text:p>....((((((.....(((((((((((.((((..(((((((.((((......))))...)))))))...))))))))))))))).....))).)))..</text:p>
          </table:table-cell>
          <table:table-cell table:formula="of:=OFFSET([Sheet1.$B$2]; (ROW()-1)*2;0)" office:value-type="string" office:string-value="-41.50" calcext:value-type="string">
            <text:p>-41.50</text:p>
          </table:table-cell>
        </table:table-row>
        <table:table-row table:style-name="ro1">
          <table:table-cell table:formula="of:=OFFSET([Sheet1.$A$1]; (ROW()-1)*2;0)" office:value-type="string" office:string-value="AAACUCCCGGGAACUUGAGGUAGGCUCAGUAGAUGCGAAUUGAACGGUAUCUCACAUCCACCAGCCUAGCUCGCAUUCCCAGAGUUUACGGUAUUGUU" calcext:value-type="string">
            <text:p>AAACUCCCGGGAACUUGAGGUAGGCUCAGUAGAUGCGAAUUGAACGGUAUCUCACAUCCACCAGCCUAGCUCGCAUUCCCAGAGUUUACGGUAUUGUU</text:p>
          </table:table-cell>
          <table:table-cell table:formula="of:=OFFSET([Sheet1.$A$2]; (ROW()-1)*2;0)" office:value-type="string" office:string-value="((((((..(((((..((((.((((((..((.((((.((..((.....))..)).)))).)).)))))).))))..))))).))))))..........." calcext:value-type="string">
            <text:p>((((((..(((((..((((.((((((..((.((((.((..((.....))..)).)))).)).)))))).))))..))))).))))))...........</text:p>
          </table:table-cell>
          <table:table-cell table:formula="of:=OFFSET([Sheet1.$B$2]; (ROW()-1)*2;0)" office:value-type="string" office:string-value="-33.50" calcext:value-type="string">
            <text:p>-33.50</text:p>
          </table:table-cell>
        </table:table-row>
        <table:table-row table:style-name="ro1">
          <table:table-cell table:formula="of:=OFFSET([Sheet1.$A$1]; (ROW()-1)*2;0)" office:value-type="string" office:string-value="UUUUGAAAAAGACCACCGUCCGCAGUUUGUUGUGAUGUGCUCCAAGCAAUCAUGAGUCUGAAGCACCACGAGAAGCUGCAGAUGGAGGUUCUGAUUU" calcext:value-type="string">
            <text:p>UUUUGAAAAAGACCACCGUCCGCAGUUUGUUGUGAUGUGCUCCAAGCAAUCAUGAGUCUGAAGCACCACGAGAAGCUGCAGAUGGAGGUUCUGAUUU</text:p>
          </table:table-cell>
          <table:table-cell table:formula="of:=OFFSET([Sheet1.$A$2]; (ROW()-1)*2;0)" office:value-type="string" office:string-value="..........((((.(((((.(((((((.(((((..(((((.((.((........)).)).)))))))))).))))))).))))).))))......." calcext:value-type="string">
            <text:p>..........((((.(((((.(((((((.(((((..(((((.((.((........)).)).)))))))))).))))))).))))).)))).......</text:p>
          </table:table-cell>
          <table:table-cell table:formula="of:=OFFSET([Sheet1.$B$2]; (ROW()-1)*2;0)" office:value-type="string" office:string-value="-37.90" calcext:value-type="string">
            <text:p>-37.90</text:p>
          </table:table-cell>
        </table:table-row>
        <table:table-row table:style-name="ro1">
          <table:table-cell table:formula="of:=OFFSET([Sheet1.$A$1]; (ROW()-1)*2;0)" office:value-type="string" office:string-value="CUGCCCGCCGGCCGCUGAUAUGUCUGGUAUUCUUGGGUUUGAACUUCCAGCGUUGAACCCGCAUAUUAGACGUAUCGACGGCCGGCGGGGCAGGUAAUG" calcext:value-type="string">
            <text:p>CUGCCCGCCGGCCGCUGAUAUGUCUGGUAUUCUUGGGUUUGAACUUCCAGCGUUGAACCCGCAUAUUAGACGUAUCGACGGCCGGCGGGGCAGGUAAUG</text:p>
          </table:table-cell>
          <table:table-cell table:formula="of:=OFFSET([Sheet1.$A$2]; (ROW()-1)*2;0)" office:value-type="string" office:string-value="((((((((((((((.(((((((((((((((...(((((((.(((.......)))))))))).))))))))))))))).)))))))).))))))......" calcext:value-type="string">
            <text:p>((((((((((((((.(((((((((((((((...(((((((.(((.......)))))))))).))))))))))))))).)))))))).))))))......</text:p>
          </table:table-cell>
          <table:table-cell table:formula="of:=OFFSET([Sheet1.$B$2]; (ROW()-1)*2;0)" office:value-type="string" office:string-value="-59.80" calcext:value-type="string">
            <text:p>-59.80</text:p>
          </table:table-cell>
        </table:table-row>
        <table:table-row table:style-name="ro1">
          <table:table-cell table:formula="of:=OFFSET([Sheet1.$A$1]; (ROW()-1)*2;0)" office:value-type="string" office:string-value="GUCCGAAAAGUCCGUCUACCCGUAGCUCCUAUCCAUGUUACUGGUCAAAAAGUGAACAUGGAAGCAGGUACAGGUGCACGGCGAGUAGGGUCAUGAAGCU" calcext:value-type="string">
            <text:p>GUCCGAAAAGUCCGUCUACCCGUAGCUCCUAUCCAUGUUACUGGUCAAAAAGUGAACAUGGAAGCAGGUACAGGUGCACGGCGAGUAGGGUCAUGAAGCU</text:p>
          </table:table-cell>
          <table:table-cell table:formula="of:=OFFSET([Sheet1.$A$2]; (ROW()-1)*2;0)" office:value-type="string" office:string-value="((((.....(.((((.((((.(((.((.((.(((((((((((........)))).))))))))).)).))).)))).))))).....))).)........" calcext:value-type="string">
            <text:p>((((.....(.((((.((((.(((.((.((.(((((((((((........)))).))))))))).)).))).)))).))))).....))).)........</text:p>
          </table:table-cell>
          <table:table-cell table:formula="of:=OFFSET([Sheet1.$B$2]; (ROW()-1)*2;0)" office:value-type="string" office:string-value="-33.30" calcext:value-type="string">
            <text:p>-33.30</text:p>
          </table:table-cell>
        </table:table-row>
        <table:table-row table:style-name="ro1">
          <table:table-cell table:formula="of:=OFFSET([Sheet1.$A$1]; (ROW()-1)*2;0)" office:value-type="string" office:string-value="UCCAACUCUAACAGUCCACCCGUACAUAUGUUUCCGUGCUUGACAGCGAAGCUCAAUCACGUUACAAUGAAAGGGUAGCCGGUUAUUGAAGUUGGGUCUU" calcext:value-type="string">
            <text:p>UCCAACUCUAACAGUCCACCCGUACAUAUGUUUCCGUGCUUGACAGCGAAGCUCAAUCACGUUACAAUGAAAGGGUAGCCGGUUAUUGAAGUUGGGUCUU</text:p>
          </table:table-cell>
          <table:table-cell table:formula="of:=OFFSET([Sheet1.$A$2]; (ROW()-1)*2;0)" office:value-type="string" office:string-value="((((((((((((.(.(.((((...(((.(((...((((.((((..((...)))))).))))..))))))...)))).).).))))..).)))))))...." calcext:value-type="string">
            <text:p>((((((((((((.(.(.((((...(((.(((...((((.((((..((...)))))).))))..))))))...)))).).).))))..).)))))))....</text:p>
          </table:table-cell>
          <table:table-cell table:formula="of:=OFFSET([Sheet1.$B$2]; (ROW()-1)*2;0)" office:value-type="string" office:string-value="-24.70" calcext:value-type="string">
            <text:p>-24.70</text:p>
          </table:table-cell>
        </table:table-row>
        <table:table-row table:style-name="ro1">
          <table:table-cell table:formula="of:=OFFSET([Sheet1.$A$1]; (ROW()-1)*2;0)" office:value-type="string" office:string-value="CCGAUUCUGACAGUCCACCCGUACAUUUGUUUCCGUGCUUGACUUCAAAGCUCAAUCACGGCACAAUAUAUGGGUCGCCAGUCAUUGUAGUCGGAAUUU" calcext:value-type="string">
            <text:p>CCGAUUCUGACAGUCCACCCGUACAUUUGUUUCCGUGCUUGACUUCAAAGCUCAAUCACGGCACAAUAUAUGGGUCGCCAGUCAUUGUAGUCGGAAUUU</text:p>
          </table:table-cell>
          <table:table-cell table:formula="of:=OFFSET([Sheet1.$A$2]; (ROW()-1)*2;0)" office:value-type="string" office:string-value="(((((((((((.(.(.(((((((...((((..(((((.((((((....)).)))).))))).))))..))))))).).).))))..).))))))....." calcext:value-type="string">
            <text:p>(((((((((((.(.(.(((((((...((((..(((((.((((((....)).)))).))))).))))..))))))).).).))))..).)))))).....</text:p>
          </table:table-cell>
          <table:table-cell table:formula="of:=OFFSET([Sheet1.$B$2]; (ROW()-1)*2;0)" office:value-type="string" office:string-value="-31.30" calcext:value-type="string">
            <text:p>-31.30</text:p>
          </table:table-cell>
        </table:table-row>
        <table:table-row table:style-name="ro1">
          <table:table-cell table:formula="of:=OFFSET([Sheet1.$A$1]; (ROW()-1)*2;0)" office:value-type="string" office:string-value="GUGAGUCGCGCUCUGACUAGGAUAUGAGACGACGAGAACAUUGCUUUUUUAAAAGACUUGUACCCGUAAUCUUCAUAAUCCGAGUCAGGGCUAGCUGAC" calcext:value-type="string">
            <text:p>GUGAGUCGCGCUCUGACUAGGAUAUGAGACGACGAGAACAUUGCUUUUUUAAAAGACUUGUACCCGUAAUCUUCAUAAUCCGAGUCAGGGCUAGCUGAC</text:p>
          </table:table-cell>
          <table:table-cell table:formula="of:=OFFSET([Sheet1.$A$2]; (ROW()-1)*2;0)" office:value-type="string" office:string-value="((.(((...(((((((((.((((((((((..(((.(.(((...((((....))))...))).).)))..)).)))).)))).)))))))))..))).))" calcext:value-type="string">
            <text:p>((.(((...(((((((((.((((((((((..(((.(.(((...((((....))))...))).).)))..)).)))).)))).)))))))))..))).))</text:p>
          </table:table-cell>
          <table:table-cell table:formula="of:=OFFSET([Sheet1.$B$2]; (ROW()-1)*2;0)" office:value-type="string" office:string-value="-34.50" calcext:value-type="string">
            <text:p>-34.50</text:p>
          </table:table-cell>
        </table:table-row>
        <table:table-row table:style-name="ro1">
          <table:table-cell table:formula="of:=OFFSET([Sheet1.$A$1]; (ROW()-1)*2;0)" office:value-type="string" office:string-value="AGAUUUGGAACUUAAUGGGACUCGGCAGAAACCUAUCGGUUAUACUUUUUGGAUAUGCUAUACCCGUAUAAGUUUCUGCUGAGCCCCUUAUUCCUGUU" calcext:value-type="string">
            <text:p>AGAUUUGGAACUUAAUGGGACUCGGCAGAAACCUAUCGGUUAUACUUUUUGGAUAUGCUAUACCCGUAUAAGUUUCUGCUGAGCCCCUUAUUCCUGUU</text:p>
          </table:table-cell>
          <table:table-cell table:formula="of:=OFFSET([Sheet1.$A$2]; (ROW()-1)*2;0)" office:value-type="string" office:string-value="......((((..(((.(((.((((((((((((.((((((.(((((...........).)))).))).))).))))))))))))))).)))))))...." calcext:value-type="string">
            <text:p>......((((..(((.(((.((((((((((((.((((((.(((((...........).)))).))).))).))))))))))))))).)))))))....</text:p>
          </table:table-cell>
          <table:table-cell table:formula="of:=OFFSET([Sheet1.$B$2]; (ROW()-1)*2;0)" office:value-type="string" office:string-value="-35.10" calcext:value-type="string">
            <text:p>-35.10</text:p>
          </table:table-cell>
        </table:table-row>
        <table:table-row table:style-name="ro1">
          <table:table-cell table:formula="of:=OFFSET([Sheet1.$A$1]; (ROW()-1)*2;0)" office:value-type="string" office:string-value="GAGCCAGUGUCUGUUCUUGGCGGAUCCAUUUUGGGUUGUACCUCAUCCUAAAUUUGACGGUACCCGUAAUGUUUCCGCUGAGAACCGACUGUGCACC" calcext:value-type="string">
            <text:p>GAGCCAGUGUCUGUUCUUGGCGGAUCCAUUUUGGGUUGUACCUCAUCCUAAAUUUGACGGUACCCGUAAUGUUUCCGCUGAGAACCGACUGUGCACC</text:p>
          </table:table-cell>
          <table:table-cell table:formula="of:=OFFSET([Sheet1.$A$2]; (ROW()-1)*2;0)" office:value-type="string" office:string-value="..((((((....((((((((((((..((((.(((((...((((((.........))).)))))))).))))..))))))))))))..)))).))..." calcext:value-type="string">
            <text:p>..((((((....((((((((((((..((((.(((((...((((((.........))).)))))))).))))..))))))))))))..)))).))...</text:p>
          </table:table-cell>
          <table:table-cell table:formula="of:=OFFSET([Sheet1.$B$2]; (ROW()-1)*2;0)" office:value-type="string" office:string-value="-40.90" calcext:value-type="string">
            <text:p>-40.90</text:p>
          </table:table-cell>
        </table:table-row>
        <table:table-row table:style-name="ro1">
          <table:table-cell table:formula="of:=OFFSET([Sheet1.$A$1]; (ROW()-1)*2;0)" office:value-type="string" office:string-value="AUCGACAUGCUCGUCUACCCUGUAGAUCGAGCUGUGUGUUUGAAACAAUCAUACACGAGCUAGACUACAAGGUGCACGAACAAACCGAAGAUUUAUGAA" calcext:value-type="string">
            <text:p>AUCGACAUGCUCGUCUACCCUGUAGAUCGAGCUGUGUGUUUGAAACAAUCAUACACGAGCUAGACUACAAGGUGCACGAACAAACCGAAGAUUUAUGAA</text:p>
          </table:table-cell>
          <table:table-cell table:formula="of:=OFFSET([Sheet1.$A$2]; (ROW()-1)*2;0)" office:value-type="string" office:string-value=".(((...((.((((.((((.(((((.((.((((.(((((.(((.....))).))))))))).))))))).)))).)))).))...)))..........." calcext:value-type="string">
            <text:p>.(((...((.((((.((((.(((((.((.((((.(((((.(((.....))).))))))))).))))))).)))).)))).))...)))...........</text:p>
          </table:table-cell>
          <table:table-cell table:formula="of:=OFFSET([Sheet1.$B$2]; (ROW()-1)*2;0)" office:value-type="string" office:string-value="-31.60" calcext:value-type="string">
            <text:p>-31.60</text:p>
          </table:table-cell>
        </table:table-row>
        <table:table-row table:style-name="ro1">
          <table:table-cell table:formula="of:=OFFSET([Sheet1.$A$1]; (ROW()-1)*2;0)" office:value-type="string" office:string-value="GCUCGUCAUAUCCAUUGCCCUACUCUUCGCAUCUCAUCACUUCGUCCAAUACCAUAGGGAUGAGAUCGUUCAGUACGGCAAUGGACUGAGCUAGAGU" calcext:value-type="string">
            <text:p>GCUCGUCAUAUCCAUUGCCCUACUCUUCGCAUCUCAUCACUUCGUCCAAUACCAUAGGGAUGAGAUCGUUCAGUACGGCAAUGGACUGAGCUAGAGU</text:p>
          </table:table-cell>
          <table:table-cell table:formula="of:=OFFSET([Sheet1.$A$2]; (ROW()-1)*2;0)" office:value-type="string" office:string-value="(((((.....(((((((((.((((...((.((((((((.(((.((.....))...)))))))))))))...)))).))))))))).)))))......" calcext:value-type="string">
            <text:p>(((((.....(((((((((.((((...((.((((((((.(((.((.....))...)))))))))))))...)))).))))))))).)))))......</text:p>
          </table:table-cell>
          <table:table-cell table:formula="of:=OFFSET([Sheet1.$B$2]; (ROW()-1)*2;0)" office:value-type="string" office:string-value="-35.90" calcext:value-type="string">
            <text:p>-35.90</text:p>
          </table:table-cell>
        </table:table-row>
        <table:table-row table:style-name="ro1">
          <table:table-cell table:formula="of:=OFFSET([Sheet1.$A$1]; (ROW()-1)*2;0)" office:value-type="string" office:string-value="AGUUGAUCUAGAUAUGACAUCGUCCUGAAAACGAAACGGAACAAAAGUUCAAGAUAUUGAUUUCGAAUCGUUUAUCAGGAUGAUGUGAUUAAAAUCAACU" calcext:value-type="string">
            <text:p>AGUUGAUCUAGAUAUGACAUCGUCCUGAAAACGAAACGGAACAAAAGUUCAAGAUAUUGAUUUCGAAUCGUUUAUCAGGAUGAUGUGAUUAAAAUCAACU</text:p>
          </table:table-cell>
          <table:table-cell table:formula="of:=OFFSET([Sheet1.$A$2]; (ROW()-1)*2;0)" office:value-type="string" office:string-value="(((((((......((.((((((((((((((((((..(((((.......((((....)))))))))..)))))).)))))))))))).))....)))))))" calcext:value-type="string">
            <text:p>(((((((......((.((((((((((((((((((..(((((.......((((....)))))))))..)))))).)))))))))))).))....)))))))</text:p>
          </table:table-cell>
          <table:table-cell table:formula="of:=OFFSET([Sheet1.$B$2]; (ROW()-1)*2;0)" office:value-type="string" office:string-value="-35.80" calcext:value-type="string">
            <text:p>-35.80</text:p>
          </table:table-cell>
        </table:table-row>
        <table:table-row table:style-name="ro1">
          <table:table-cell table:formula="of:=OFFSET([Sheet1.$A$1]; (ROW()-1)*2;0)" office:value-type="string" office:string-value="CUCGAAAACCGCUUGUUCUUGAACUGGAAGAGUGCCAUAAAAUCAUGACAAAGUACGUGAUAUUAUGCACAUUUUCUAGUUCAAGACUUGAGAAAUCG" calcext:value-type="string">
            <text:p>CUCGAAAACCGCUUGUUCUUGAACUGGAAGAGUGCCAUAAAAUCAUGACAAAGUACGUGAUAUUAUGCACAUUUUCUAGUUCAAGACUUGAGAAAUCG</text:p>
          </table:table-cell>
          <table:table-cell table:formula="of:=OFFSET([Sheet1.$A$2]; (ROW()-1)*2;0)" office:value-type="string" office:string-value="...........((((.(((((((((((((((((((.((((.((((((........)))))).)))))))).)))))))))))))))..))))......" calcext:value-type="string">
            <text:p>...........((((.(((((((((((((((((((.((((.((((((........)))))).)))))))).)))))))))))))))..))))......</text:p>
          </table:table-cell>
          <table:table-cell table:formula="of:=OFFSET([Sheet1.$B$2]; (ROW()-1)*2;0)" office:value-type="string" office:string-value="-34.50" calcext:value-type="string">
            <text:p>-34.50</text:p>
          </table:table-cell>
        </table:table-row>
        <table:table-row table:style-name="ro1">
          <table:table-cell table:formula="of:=OFFSET([Sheet1.$A$1]; (ROW()-1)*2;0)" office:value-type="string" office:string-value="UUCCAUUAUCGCUGAACCUCGAGAUGGGUUACGGGGCUUAGUCCUUCCUCCGUAUGGCAAUGACUAGAACCGUUACUCAUCUCGAGGUUUCGGUGAU" calcext:value-type="string">
            <text:p>UUCCAUUAUCGCUGAACCUCGAGAUGGGUUACGGGGCUUAGUCCUUCCUCCGUAUGGCAAUGACUAGAACCGUUACUCAUCUCGAGGUUUCGGUGAU</text:p>
          </table:table-cell>
          <table:table-cell table:formula="of:=OFFSET([Sheet1.$A$2]; (ROW()-1)*2;0)" office:value-type="string" office:string-value=".......((((((((((((((((((((((.((((..((.((((.((((.......)).)).))))))..)))).))))))))))))).)))))))))" calcext:value-type="string">
            <text:p>.......((((((((((((((((((((((.((((..((.((((.((((.......)).)).))))))..)))).))))))))))))).)))))))))</text:p>
          </table:table-cell>
          <table:table-cell table:formula="of:=OFFSET([Sheet1.$B$2]; (ROW()-1)*2;0)" office:value-type="string" office:string-value="-50.50" calcext:value-type="string">
            <text:p>-50.50</text:p>
          </table:table-cell>
        </table:table-row>
        <table:table-row table:style-name="ro1">
          <table:table-cell table:formula="of:=OFFSET([Sheet1.$A$1]; (ROW()-1)*2;0)" office:value-type="string" office:string-value="GUGAGUUAGAUCUCAUAUCCUUCCGCAAAAUGGAAAUGAUAUGUAAUCUAGCUUACAG" calcext:value-type="string">
            <text:p>GUGAGUUAGAUCUCAUAUCCUUCCGCAAAAUGGAAAUGAUAUGUAAUCUAGCUUACAG</text:p>
          </table:table-cell>
          <table:table-cell table:formula="of:=OFFSET([Sheet1.$A$2]; (ROW()-1)*2;0)" office:value-type="string" office:string-value="(((((((((((..((((((.(((((.....)))))..))))))..))))))))))).." calcext:value-type="string">
            <text:p>(((((((((((..((((((.(((((.....)))))..))))))..)))))))))))..</text:p>
          </table:table-cell>
          <table:table-cell table:formula="of:=OFFSET([Sheet1.$B$2]; (ROW()-1)*2;0)" office:value-type="string" office:string-value="-25.00" calcext:value-type="string">
            <text:p>-25.00</text:p>
          </table:table-cell>
        </table:table-row>
        <table:table-row table:style-name="ro1">
          <table:table-cell table:formula="of:=OFFSET([Sheet1.$A$1]; (ROW()-1)*2;0)" office:value-type="string" office:string-value="UCAACAAGCAGACACAAUUUCUAACUCGUCGGUAGUCAUCGUUCUAGCUGAAAAGGACACUAUGACACUGAAGCGAGUUGGAAAUAGUGGUUCUACUUGAGCAA" calcext:value-type="string">
            <text:p>UCAACAAGCAGACACAAUUUCUAACUCGUCGGUAGUCAUCGUUCUAGCUGAAAAGGACACUAUGACACUGAAGCGAGUUGGAAAUAGUGGUUCUACUUGAGCAA</text:p>
          </table:table-cell>
          <table:table-cell table:formula="of:=OFFSET([Sheet1.$A$2]; (ROW()-1)*2;0)" office:value-type="string" office:string-value="....((((.((((((.(((((((((((((((((.(((((.(((((........)))))...)))))))))..))))))))))))).)))..))).))))....." calcext:value-type="string">
            <text:p>....((((.((((((.(((((((((((((((((.(((((.(((((........)))))...)))))))))..))))))))))))).)))..))).)))).....</text:p>
          </table:table-cell>
          <table:table-cell table:formula="of:=OFFSET([Sheet1.$B$2]; (ROW()-1)*2;0)" office:value-type="string" office:string-value="-37.80" calcext:value-type="string">
            <text:p>-37.80</text:p>
          </table:table-cell>
        </table:table-row>
        <table:table-row table:style-name="ro1">
          <table:table-cell table:formula="of:=OFFSET([Sheet1.$A$1]; (ROW()-1)*2;0)" office:value-type="string" office:string-value="CUCCCCGCUGACCUCGCCGAAUAUGACACUGAAGCGUUACCGAACCGUUUUCCCACACCUGGAUUCGGUGCAACGAUCAGUGGCAUGCUCGGCUAGCGCCAGUUAAGUAU" calcext:value-type="string">
            <text:p>CUCCCCGCUGACCUCGCCGAAUAUGACACUGAAGCGUUACCGAACCGUUUUCCCACACCUGGAUUCGGUGCAACGAUCAGUGGCAUGCUCGGCUAGCGCCAGUUAAGUAU</text:p>
          </table:table-cell>
          <table:table-cell table:formula="of:=OFFSET([Sheet1.$A$2]; (ROW()-1)*2;0)" office:value-type="string" office:string-value="......((((.(((.(((((.((((.((((((..(((((((((((((............))).)))))))..))).)))))).)))).))))).)).).))))......." calcext:value-type="string">
            <text:p>......((((.(((.(((((.((((.((((((..(((((((((((((............))).)))))))..))).)))))).)))).))))).)).).)))).......</text:p>
          </table:table-cell>
          <table:table-cell table:formula="of:=OFFSET([Sheet1.$B$2]; (ROW()-1)*2;0)" office:value-type="string" office:string-value="-37.60" calcext:value-type="string">
            <text:p>-37.60</text:p>
          </table:table-cell>
        </table:table-row>
        <table:table-row table:style-name="ro1">
          <table:table-cell table:formula="of:=OFFSET([Sheet1.$A$1]; (ROW()-1)*2;0)" office:value-type="string" office:string-value="AUGGAGCCUUCGCCGAUUAUGACACUGAAGCGUAACCGAACACCAUAUUUUGAGAUUCUGCUACGCGCAGUGCCAUGCUCGGCGCGUUGGCUCCAUUAAA" calcext:value-type="string">
            <text:p>AUGGAGCCUUCGCCGAUUAUGACACUGAAGCGUAACCGAACACCAUAUUUUGAGAUUCUGCUACGCGCAGUGCCAUGCUCGGCGCGUUGGCUCCAUUAAA</text:p>
          </table:table-cell>
          <table:table-cell table:formula="of:=OFFSET([Sheet1.$A$2]; (ROW()-1)*2;0)" office:value-type="string" office:string-value="((((((((..((((((.((((.(((((..(((((.(.(((...((.....))...))).).))))).))))).)))).))))))....))))))))...." calcext:value-type="string">
            <text:p>((((((((..((((((.((((.(((((..(((((.(.(((...((.....))...))).).))))).))))).)))).))))))....))))))))....</text:p>
          </table:table-cell>
          <table:table-cell table:formula="of:=OFFSET([Sheet1.$B$2]; (ROW()-1)*2;0)" office:value-type="string" office:string-value="-43.00" calcext:value-type="string">
            <text:p>-43.00</text:p>
          </table:table-cell>
        </table:table-row>
        <table:table-row table:style-name="ro1">
          <table:table-cell table:formula="of:=OFFSET([Sheet1.$A$1]; (ROW()-1)*2;0)" office:value-type="string" office:string-value="CCACAAAAAUGCCAUACAUGACACUGAUUAGGGAUGUGAUGAAUGUUAAGAUCCCGAUCAAAUUCCUAACGGUGUCAAACAUGGCGUAUGUGGUUGUAG" calcext:value-type="string">
            <text:p>CCACAAAAAUGCCAUACAUGACACUGAUUAGGGAUGUGAUGAAUGUUAAGAUCCCGAUCAAAUUCCUAACGGUGUCAAACAUGGCGUAUGUGGUUGUAG</text:p>
          </table:table-cell>
          <table:table-cell table:formula="of:=OFFSET([Sheet1.$A$2]; (ROW()-1)*2;0)" office:value-type="string" office:string-value="(((((...(((((((...((((((((.((((((((.((((................)))).))))))))))))))))...))))))).)))))......" calcext:value-type="string">
            <text:p>(((((...(((((((...((((((((.((((((((.((((................)))).))))))))))))))))...))))))).)))))......</text:p>
          </table:table-cell>
          <table:table-cell table:formula="of:=OFFSET([Sheet1.$B$2]; (ROW()-1)*2;0)" office:value-type="string" office:string-value="-38.50" calcext:value-type="string">
            <text:p>-38.50</text:p>
          </table:table-cell>
        </table:table-row>
        <table:table-row table:style-name="ro1">
          <table:table-cell table:formula="of:=OFFSET([Sheet1.$A$1]; (ROW()-1)*2;0)" office:value-type="string" office:string-value="GAUCAAAGAUUCGUCGAUCCGCUCAUUCUGCCGGUUGUUAUGCUAUUAUCAGAUUAAGCAUCACAACCUCCUAGAAAGAGUAGAUCGAUUUUAAAACUU" calcext:value-type="string">
            <text:p>GAUCAAAGAUUCGUCGAUCCGCUCAUUCUGCCGGUUGUUAUGCUAUUAUCAGAUUAAGCAUCACAACCUCCUAGAAAGAGUAGAUCGAUUUUAAAACUU</text:p>
          </table:table-cell>
          <table:table-cell table:formula="of:=OFFSET([Sheet1.$A$2]; (ROW()-1)*2;0)" office:value-type="string" office:string-value="............(((((((.((((.(((((..((((((.(((((............))))).))))))...))))).)))).))))))).........." calcext:value-type="string">
            <text:p>............(((((((.((((.(((((..((((((.(((((............))))).))))))...))))).)))).)))))))..........</text:p>
          </table:table-cell>
          <table:table-cell table:formula="of:=OFFSET([Sheet1.$B$2]; (ROW()-1)*2;0)" office:value-type="string" office:string-value="-31.20" calcext:value-type="string">
            <text:p>-31.20</text:p>
          </table:table-cell>
        </table:table-row>
        <table:table-row table:style-name="ro1">
          <table:table-cell table:formula="of:=OFFSET([Sheet1.$A$1]; (ROW()-1)*2;0)" office:value-type="string" office:string-value="UCAAAAUAAAACGAUGAAAACUAUCGAAAUACUAUCGACGAAUAACACUUAUGAAGAAAUGUAAUACGUCGUUGGUGUUUCCAUAGUUUGAAUUGUUUAU" calcext:value-type="string">
            <text:p>UCAAAAUAAAACGAUGAAAACUAUCGAAAUACUAUCGACGAAUAACACUUAUGAAGAAAUGUAAUACGUCGUUGGUGUUUCCAUAGUUUGAAUUGUUUAU</text:p>
          </table:table-cell>
          <table:table-cell table:formula="of:=OFFSET([Sheet1.$A$2]; (ROW()-1)*2;0)" office:value-type="string" office:string-value="........(((((((..(((((((.(((((((((.(((((.((.(((.((......)).))).)).))))).))))))))).)))))))..))))))).." calcext:value-type="string">
            <text:p>........(((((((..(((((((.(((((((((.(((((.((.(((.((......)).))).)).))))).))))))))).)))))))..)))))))..</text:p>
          </table:table-cell>
          <table:table-cell table:formula="of:=OFFSET([Sheet1.$B$2]; (ROW()-1)*2;0)" office:value-type="string" office:string-value="-31.80" calcext:value-type="string">
            <text:p>-31.80</text:p>
          </table:table-cell>
        </table:table-row>
        <table:table-row table:style-name="ro1">
          <table:table-cell table:formula="of:=OFFSET([Sheet1.$A$1]; (ROW()-1)*2;0)" office:value-type="string" office:string-value="GUCUGCUCUGAACGAUGAAAGACAUGGGUAGUGAGACGUCGGAGCCUCGUCGUAUCACUAUUCUGUUUUUCGCCGUCGGGAUCGUGACCUGGAA" calcext:value-type="string">
            <text:p>GUCUGCUCUGAACGAUGAAAGACAUGGGUAGUGAGACGUCGGAGCCUCGUCGUAUCACUAUUCUGUUUUUCGCCGUCGGGAUCGUGACCUGGAA</text:p>
          </table:table-cell>
          <table:table-cell table:formula="of:=OFFSET([Sheet1.$A$2]; (ROW()-1)*2;0)" office:value-type="string" office:string-value="(((((.(((..(((.(((((((((.(((((((((.(((.(((....))).))).)))))))))))))))))).)))..))).)).)))......" calcext:value-type="string">
            <text:p>(((((.(((..(((.(((((((((.(((((((((.(((.(((....))).))).)))))))))))))))))).)))..))).)).)))......</text:p>
          </table:table-cell>
          <table:table-cell table:formula="of:=OFFSET([Sheet1.$B$2]; (ROW()-1)*2;0)" office:value-type="string" office:string-value="-36.50" calcext:value-type="string">
            <text:p>-36.50</text:p>
          </table:table-cell>
        </table:table-row>
        <table:table-row table:style-name="ro1">
          <table:table-cell table:formula="of:=OFFSET([Sheet1.$A$1]; (ROW()-1)*2;0)" office:value-type="string" office:string-value="AGGUCCCGUCAGAGCUAGGCAAGAUGUUGGCAUAGCUGAAUGAUCGCUAUAACAACUAUCAGCUUCGCCACAUUCUGCCACGCACUGAUGUGAGGACCU" calcext:value-type="string">
            <text:p>AGGUCCCGUCAGAGCUAGGCAAGAUGUUGGCAUAGCUGAAUGAUCGCUAUAACAACUAUCAGCUUCGCCACAUUCUGCCACGCACUGAUGUGAGGACCU</text:p>
          </table:table-cell>
          <table:table-cell table:formula="of:=OFFSET([Sheet1.$A$2]; (ROW()-1)*2;0)" office:value-type="string" office:string-value="((((((((((((.((..((((.(((((.(((..((((((...................))))))..)))))))).))))..)).))))))...))))))" calcext:value-type="string">
            <text:p>((((((((((((.((..((((.(((((.(((..((((((...................))))))..)))))))).))))..)).))))))...))))))</text:p>
          </table:table-cell>
          <table:table-cell table:formula="of:=OFFSET([Sheet1.$B$2]; (ROW()-1)*2;0)" office:value-type="string" office:string-value="-42.50" calcext:value-type="string">
            <text:p>-42.50</text:p>
          </table:table-cell>
        </table:table-row>
        <table:table-row table:style-name="ro1">
          <table:table-cell table:formula="of:=OFFSET([Sheet1.$A$1]; (ROW()-1)*2;0)" office:value-type="string" office:string-value="CAGUGAGAGUCCCACACACGACUGGACUUCCAUAUCGAGCCACAGCUAUCAACGAAUUUGCUGGCAAGAUGUAGGCAGUUCAGUUGUGCGUUUAUGGAG" calcext:value-type="string">
            <text:p>CAGUGAGAGUCCCACACACGACUGGACUUCCAUAUCGAGCCACAGCUAUCAACGAAUUUGCUGGCAAGAUGUAGGCAGUUCAGUUGUGCGUUUAUGGAG</text:p>
          </table:table-cell>
          <table:table-cell table:formula="of:=OFFSET([Sheet1.$A$2]; (ROW()-1)*2;0)" office:value-type="string" office:string-value=".........(((.((.((((((((((((.(((((((..((((..((.............))))))..))))).)).)))))))))))).))....)))." calcext:value-type="string">
            <text:p>.........(((.((.((((((((((((.(((((((..((((..((.............))))))..))))).)).)))))))))))).))....))).</text:p>
          </table:table-cell>
          <table:table-cell table:formula="of:=OFFSET([Sheet1.$B$2]; (ROW()-1)*2;0)" office:value-type="string" office:string-value="-34.90" calcext:value-type="string">
            <text:p>-34.90</text:p>
          </table:table-cell>
        </table:table-row>
        <table:table-row table:style-name="ro1">
          <table:table-cell table:formula="of:=OFFSET([Sheet1.$A$1]; (ROW()-1)*2;0)" office:value-type="string" office:string-value="AAAUGGUUCAAAAAACGUUCGGGCUUCCAUCUCUUUCCCAGCCUACAUCUCAACCUGGGCUGGCAAGAAAUGGCAGUCUACACGUUUUUCAACCAAA" calcext:value-type="string">
            <text:p>AAAUGGUUCAAAAAACGUUCGGGCUUCCAUCUCUUUCCCAGCCUACAUCUCAACCUGGGCUGGCAAGAAAUGGCAGUCUACACGUUUUUCAACCAAA</text:p>
          </table:table-cell>
          <table:table-cell table:formula="of:=OFFSET([Sheet1.$A$2]; (ROW()-1)*2;0)" office:value-type="string" office:string-value="...(((((..((((((((..(((((.((((.((((..((((((((..........)))))))).)))).)))).)))))..)))))))).))))).." calcext:value-type="string">
            <text:p>...(((((..((((((((..(((((.((((.((((..((((((((..........)))))))).)))).)))).)))))..)))))))).)))))..</text:p>
          </table:table-cell>
          <table:table-cell table:formula="of:=OFFSET([Sheet1.$B$2]; (ROW()-1)*2;0)" office:value-type="string" office:string-value="-37.70" calcext:value-type="string">
            <text:p>-37.70</text:p>
          </table:table-cell>
        </table:table-row>
        <table:table-row table:style-name="ro1">
          <table:table-cell table:formula="of:=OFFSET([Sheet1.$A$1]; (ROW()-1)*2;0)" office:value-type="string" office:string-value="UUCUUGUUGCUUUGAAGAAUUGCAGUCGGUUGCAAGCUUAAAUACAAAUCCGAAUUGUUAUUAAAGCUACCAACCGGCUUCAAGUCUGAAAGAGCAG" calcext:value-type="string">
            <text:p>UUCUUGUUGCUUUGAAGAAUUGCAGUCGGUUGCAAGCUUAAAUACAAAUCCGAAUUGUUAUUAAAGCUACCAACCGGCUUCAAGUCUGAAAGAGCAG</text:p>
          </table:table-cell>
          <table:table-cell table:formula="of:=OFFSET([Sheet1.$A$2]; (ROW()-1)*2;0)" office:value-type="string" office:string-value=".......((((((..(((.(((.(((((((((..(((((.(((((((.......))).)))).)))))..))))))))).))).)))...))))))." calcext:value-type="string">
            <text:p>.......((((((..(((.(((.(((((((((..(((((.(((((((.......))).)))).)))))..))))))))).))).)))...)))))).</text:p>
          </table:table-cell>
          <table:table-cell table:formula="of:=OFFSET([Sheet1.$B$2]; (ROW()-1)*2;0)" office:value-type="string" office:string-value="-33.30" calcext:value-type="string">
            <text:p>-33.30</text:p>
          </table:table-cell>
        </table:table-row>
        <table:table-row table:style-name="ro1">
          <table:table-cell table:formula="of:=OFFSET([Sheet1.$A$1]; (ROW()-1)*2;0)" office:value-type="string" office:string-value="GCAUCUGCCAAACCGCCCGUUUGGAUGGUUGUGCUCUGAGGAAAUACGCACAGAAUGUCAUUUCAUCAGGCCAUAGCUGUCCAAAUUGGUAUAGAGUUUG" calcext:value-type="string">
            <text:p>GCAUCUGCCAAACCGCCCGUUUGGAUGGUUGUGCUCUGAGGAAAUACGCACAGAAUGUCAUUUCAUCAGGCCAUAGCUGUCCAAAUUGGUAUAGAGUUUG</text:p>
          </table:table-cell>
          <table:table-cell table:formula="of:=OFFSET([Sheet1.$A$2]; (ROW()-1)*2;0)" office:value-type="string" office:string-value="((....))(((((((((.(((((((((((((((.(((((.(((((..(((.....))).))))).))))).))))))))))))))).)))...).)))))" calcext:value-type="string">
            <text:p>((....))(((((((((.(((((((((((((((.(((((.(((((..(((.....))).))))).))))).))))))))))))))).)))...).)))))</text:p>
          </table:table-cell>
          <table:table-cell table:formula="of:=OFFSET([Sheet1.$B$2]; (ROW()-1)*2;0)" office:value-type="string" office:string-value="-35.00" calcext:value-type="string">
            <text:p>-35.00</text:p>
          </table:table-cell>
        </table:table-row>
        <table:table-row table:style-name="ro1">
          <table:table-cell table:formula="of:=OFFSET([Sheet1.$A$1]; (ROW()-1)*2;0)" office:value-type="string" office:string-value="AAUAAAAUAUAUUGUUUCAUAGUGUCCGUAAAAUAACUAGAUUUAUUUUGUAAAAACUAUUGGAGGCCUGGUUGUUUGUGCUGGAAUGUUUCGAGA" calcext:value-type="string">
            <text:p>AAUAAAAUAUAUUGUUUCAUAGUGUCCGUAAAAUAACUAGAUUUAUUUUGUAAAAACUAUUGGAGGCCUGGUUGUUUGUGCUGGAAUGUUUCGAGA</text:p>
          </table:table-cell>
          <table:table-cell table:formula="of:=OFFSET([Sheet1.$A$2]; (ROW()-1)*2;0)" office:value-type="string" office:string-value="...........(((...(((....((((((((((((((((.(((.....((....)).....)))..)))))))))).))).))))))...))).." calcext:value-type="string">
            <text:p>...........(((...(((....((((((((((((((((.(((.....((....)).....)))..)))))))))).))).))))))...)))..</text:p>
          </table:table-cell>
          <table:table-cell table:formula="of:=OFFSET([Sheet1.$B$2]; (ROW()-1)*2;0)" office:value-type="string" office:string-value="-13.50" calcext:value-type="string">
            <text:p>-13.50</text:p>
          </table:table-cell>
        </table:table-row>
        <table:table-row table:style-name="ro1">
          <table:table-cell table:formula="of:=OFFSET([Sheet1.$A$1]; (ROW()-1)*2;0)" office:value-type="string" office:string-value="UAGUAGACAUUCUCCGAUCUUUGGUGAUUCAGCUUCAAUGAUUGGCUACAGGUUUCUUUCAUAAAGCUAGGUUACCAAAGCUCGGCGUCUUGAUCUAC" calcext:value-type="string">
            <text:p>UAGUAGACAUUCUCCGAUCUUUGGUGAUUCAGCUUCAAUGAUUGGCUACAGGUUUCUUUCAUAAAGCUAGGUUACCAAAGCUCGGCGUCUUGAUCUAC</text:p>
          </table:table-cell>
          <table:table-cell table:formula="of:=OFFSET([Sheet1.$A$2]; (ROW()-1)*2;0)" office:value-type="string" office:string-value="..(((((((..(.((((.(((((((((((.(((((..((((..((((...))))....)))).))))).))))))))))).)))).)...)).)))))" calcext:value-type="string">
            <text:p>..(((((((..(.((((.(((((((((((.(((((..((((..((((...))))....)))).))))).))))))))))).)))).)...)).)))))</text:p>
          </table:table-cell>
          <table:table-cell table:formula="of:=OFFSET([Sheet1.$B$2]; (ROW()-1)*2;0)" office:value-type="string" office:string-value="-32.90" calcext:value-type="string">
            <text:p>-32.90</text:p>
          </table:table-cell>
        </table:table-row>
        <table:table-row table:style-name="ro1">
          <table:table-cell table:formula="of:=OFFSET([Sheet1.$A$1]; (ROW()-1)*2;0)" office:value-type="string" office:string-value="AUCAGUGCCAUCGUGCCCAACAGUCGGUUUUCACCGUGAUCUGAGAGCAAUCCAAAAAUGCUUUUCUGAGAUCAUCGUGAAAGCUAGUUGUUGGUCUACGGGCUUUUG" calcext:value-type="string">
            <text:p>AUCAGUGCCAUCGUGCCCAACAGUCGGUUUUCACCGUGAUCUGAGAGCAAUCCAAAAAUGCUUUUCUGAGAUCAUCGUGAAAGCUAGUUGUUGGUCUACGGGCUUUUG</text:p>
          </table:table-cell>
          <table:table-cell table:formula="of:=OFFSET([Sheet1.$A$2]; (ROW()-1)*2;0)" office:value-type="string" office:string-value="......(((..((((.(((((((..(((((((((.(((((((.((((((.........)))...))).))))))).)))))))))..)))))))..)))))))....." calcext:value-type="string">
            <text:p>......(((..((((.(((((((..(((((((((.(((((((.((((((.........)))...))).))))))).)))))))))..)))))))..))))))).....</text:p>
          </table:table-cell>
          <table:table-cell table:formula="of:=OFFSET([Sheet1.$B$2]; (ROW()-1)*2;0)" office:value-type="string" office:string-value="-40.20" calcext:value-type="string">
            <text:p>-40.20</text:p>
          </table:table-cell>
        </table:table-row>
        <table:table-row table:style-name="ro1">
          <table:table-cell table:formula="of:=OFFSET([Sheet1.$A$1]; (ROW()-1)*2;0)" office:value-type="string" office:string-value="GAAAUAGGUUCUUUUAGCAACCGGUUUUCUCUGUGAUCUACAGAAUGACAGCUAAUCGUCUGAGAUCAUCGUGAAAGCCAGUUGUUUUUAUGAACUC" calcext:value-type="string">
            <text:p>GAAAUAGGUUCUUUUAGCAACCGGUUUUCUCUGUGAUCUACAGAAUGACAGCUAAUCGUCUGAGAUCAUCGUGAAAGCCAGUUGUUUUUAUGAACUC</text:p>
          </table:table-cell>
          <table:table-cell table:formula="of:=OFFSET([Sheet1.$A$2]; (ROW()-1)*2;0)" office:value-type="string" office:string-value="......(((((....((((((.(((((((.(.(((((((.((((.(((.......)))))))))))))).).))))))).)))))).....)))))." calcext:value-type="string">
            <text:p>......(((((....((((((.(((((((.(.(((((((.((((.(((.......)))))))))))))).).))))))).)))))).....))))).</text:p>
          </table:table-cell>
          <table:table-cell table:formula="of:=OFFSET([Sheet1.$B$2]; (ROW()-1)*2;0)" office:value-type="string" office:string-value="-34.80" calcext:value-type="string">
            <text:p>-34.80</text:p>
          </table:table-cell>
        </table:table-row>
        <table:table-row table:style-name="ro1">
          <table:table-cell table:formula="of:=OFFSET([Sheet1.$A$1]; (ROW()-1)*2;0)" office:value-type="string" office:string-value="GUGGCAUCUGAGGUAGUAUGUAAUAUUGUAGACUGUCUAUAAUGUCCACAAUGUUUCAACUAACUCGGCUGUUCU" calcext:value-type="string">
            <text:p>GUGGCAUCUGAGGUAGUAUGUAAUAUUGUAGACUGUCUAUAAUGUCCACAAUGUUUCAACUAACUCGGCUGUUCU</text:p>
          </table:table-cell>
          <table:table-cell table:formula="of:=OFFSET([Sheet1.$A$2]; (ROW()-1)*2;0)" office:value-type="string" office:string-value="..((((.(((((.((((.((.((((((((.(((..........))).)))))))).)))))).))))).)))).." calcext:value-type="string">
            <text:p>..((((.(((((.((((.((.((((((((.(((..........))).)))))))).)))))).))))).))))..</text:p>
          </table:table-cell>
          <table:table-cell table:formula="of:=OFFSET([Sheet1.$B$2]; (ROW()-1)*2;0)" office:value-type="string" office:string-value="-22.90" calcext:value-type="string">
            <text:p>-22.90</text:p>
          </table:table-cell>
        </table:table-row>
        <table:table-row table:style-name="ro1">
          <table:table-cell table:formula="of:=OFFSET([Sheet1.$A$1]; (ROW()-1)*2;0)" office:value-type="string" office:string-value="CGUGUCCACGCCGUCUAAGUGAAUGCUUUGCCACAGUCUUCGAUGUUCUGAAAUGAAGCCUGGGCUCAGAUUCGCUUAGGCCGGAGUUUGACACGGCA" calcext:value-type="string">
            <text:p>CGUGUCCACGCCGUCUAAGUGAAUGCUUUGCCACAGUCUUCGAUGUUCUGAAAUGAAGCCUGGGCUCAGAUUCGCUUAGGCCGGAGUUUGACACGGCA</text:p>
          </table:table-cell>
          <table:table-cell table:formula="of:=OFFSET([Sheet1.$A$2]; (ROW()-1)*2;0)" office:value-type="string" office:string-value="((((((.((.((((((((((((((.((..(((.(((.((((.((........)))))).))))))..))))))))))))).))).))..))))))..." calcext:value-type="string">
            <text:p>((((((.((.((((((((((((((.((..(((.(((.((((.((........)))))).))))))..))))))))))))).))).))..))))))...</text:p>
          </table:table-cell>
          <table:table-cell table:formula="of:=OFFSET([Sheet1.$B$2]; (ROW()-1)*2;0)" office:value-type="string" office:string-value="-42.70" calcext:value-type="string">
            <text:p>-42.70</text:p>
          </table:table-cell>
        </table:table-row>
        <table:table-row table:style-name="ro1">
          <table:table-cell table:formula="of:=OFFSET([Sheet1.$A$1]; (ROW()-1)*2;0)" office:value-type="string" office:string-value="GGUUGUGCCAUCCGGCCGCCUGAUACUUUCGUCUCAACCUCGCUGUCAGAUUGGUCGUAGGUGAGCAAAGUUUCAGGUGUGCCGGAACACACCC" calcext:value-type="string">
            <text:p>GGUUGUGCCAUCCGGCCGCCUGAUACUUUCGUCUCAACCUCGCUGUCAGAUUGGUCGUAGGUGAGCAAAGUUUCAGGUGUGCCGGAACACACCC</text:p>
          </table:table-cell>
          <table:table-cell table:formula="of:=OFFSET([Sheet1.$A$2]; (ROW()-1)*2;0)" office:value-type="string" office:string-value="(((.(((...(((((((((((((.(((((.(.((((.((((((((......))).)).))))))))))))).))))))).)))))).))))))." calcext:value-type="string">
            <text:p>(((.(((...(((((((((((((.(((((.(.((((.((((((((......))).)).))))))))))))).))))))).)))))).)))))).</text:p>
          </table:table-cell>
          <table:table-cell table:formula="of:=OFFSET([Sheet1.$B$2]; (ROW()-1)*2;0)" office:value-type="string" office:string-value="-44.90" calcext:value-type="string">
            <text:p>-44.90</text:p>
          </table:table-cell>
        </table:table-row>
        <table:table-row table:style-name="ro1">
          <table:table-cell table:formula="of:=OFFSET([Sheet1.$A$1]; (ROW()-1)*2;0)" office:value-type="string" office:string-value="GGGCGCCAUUUCGAGCGGCUUUCAACGACGAUAUCAACCGACAACUCACACUUUUGCGUGUUGAUAUGUUGUUUGAAUGCCCCUUGAAUUGGAUGCCA" calcext:value-type="string">
            <text:p>GGGCGCCAUUUCGAGCGGCUUUCAACGACGAUAUCAACCGACAACUCACACUUUUGCGUGUUGAUAUGUUGUUUGAAUGCCCCUUGAAUUGGAUGCCA</text:p>
          </table:table-cell>
          <table:table-cell table:formula="of:=OFFSET([Sheet1.$A$2]; (ROW()-1)*2;0)" office:value-type="string" office:string-value=".(((((((.((((((.(((.(((((((((.((((((((((.(((.........))))).)))))))))))).))))).))).)))))).))).))))." calcext:value-type="string">
            <text:p>.(((((((.((((((.(((.(((((((((.((((((((((.(((.........))))).)))))))))))).))))).))).)))))).))).)))).</text:p>
          </table:table-cell>
          <table:table-cell table:formula="of:=OFFSET([Sheet1.$B$2]; (ROW()-1)*2;0)" office:value-type="string" office:string-value="-43.20" calcext:value-type="string">
            <text:p>-43.20</text:p>
          </table:table-cell>
        </table:table-row>
        <table:table-row table:style-name="ro1">
          <table:table-cell table:formula="of:=OFFSET([Sheet1.$A$1]; (ROW()-1)*2;0)" office:value-type="string" office:string-value="UGGGAUGAGGUAGUAGGUUGUAUAGUUUUAGGGUCACACCCACCACUGGGAGAUAACUAUACAAUCUACUGUCUUUCCUA" calcext:value-type="string">
            <text:p>UGGGAUGAGGUAGUAGGUUGUAUAGUUUUAGGGUCACACCCACCACUGGGAGAUAACUAUACAAUCUACUGUCUUUCCUA</text:p>
          </table:table-cell>
          <table:table-cell table:formula="of:=OFFSET([Sheet1.$A$2]; (ROW()-1)*2;0)" office:value-type="string" office:string-value="(((((.(((((((((((((((((((((.....(((...((((....)))).)))))))))))))))))))))))))))))" calcext:value-type="string">
            <text:p>(((((.(((((((((((((((((((((.....(((...((((....)))).)))))))))))))))))))))))))))))</text:p>
          </table:table-cell>
          <table:table-cell table:formula="of:=OFFSET([Sheet1.$B$2]; (ROW()-1)*2;0)" office:value-type="string" office:string-value="-34.20" calcext:value-type="string">
            <text:p>-34.20</text:p>
          </table:table-cell>
        </table:table-row>
        <table:table-row table:style-name="ro1">
          <table:table-cell table:formula="of:=OFFSET([Sheet1.$A$1]; (ROW()-1)*2;0)" office:value-type="string" office:string-value="AGGUUGAGGUAGUAGGUUGUAUAGUUUAGAAUUACAUCAAGGGAGAUAACUGUACAGCCUCCUAGCUUUCCU" calcext:value-type="string">
            <text:p>AGGUUGAGGUAGUAGGUUGUAUAGUUUAGAAUUACAUCAAGGGAGAUAACUGUACAGCCUCCUAGCUUUCCU</text:p>
          </table:table-cell>
          <table:table-cell table:formula="of:=OFFSET([Sheet1.$A$2]; (ROW()-1)*2;0)" office:value-type="string" office:string-value="(((..(((.(((.(((((((((((((.........(((......)))))))))))))))).))).))).)))" calcext:value-type="string">
            <text:p>(((..(((.(((.(((((((((((((.........(((......)))))))))))))))).))).))).)))</text:p>
          </table:table-cell>
          <table:table-cell table:formula="of:=OFFSET([Sheet1.$B$2]; (ROW()-1)*2;0)" office:value-type="string" office:string-value="-25.20" calcext:value-type="string">
            <text:p>-25.20</text:p>
          </table:table-cell>
        </table:table-row>
        <table:table-row table:style-name="ro1">
          <table:table-cell table:formula="of:=OFFSET([Sheet1.$A$1]; (ROW()-1)*2;0)" office:value-type="string" office:string-value="GGGUGAGGUAGUAGGUUGUAUAGUUUGGGGCUCUGCCCUGCUAUGGGAUAACUAUACAAUCUACUGUCUUUCCU" calcext:value-type="string">
            <text:p>GGGUGAGGUAGUAGGUUGUAUAGUUUGGGGCUCUGCCCUGCUAUGGGAUAACUAUACAAUCUACUGUCUUUCCU</text:p>
          </table:table-cell>
          <table:table-cell table:formula="of:=OFFSET([Sheet1.$A$2]; (ROW()-1)*2;0)" office:value-type="string" office:string-value="(((.(((((((((((((((((((((((((((...)))))).........))))))))))))))))))))).)))" calcext:value-type="string">
            <text:p>(((.(((((((((((((((((((((((((((...)))))).........))))))))))))))))))))).)))</text:p>
          </table:table-cell>
          <table:table-cell table:formula="of:=OFFSET([Sheet1.$B$2]; (ROW()-1)*2;0)" office:value-type="string" office:string-value="-34.10" calcext:value-type="string">
            <text:p>-34.10</text:p>
          </table:table-cell>
        </table:table-row>
        <table:table-row table:style-name="ro1">
          <table:table-cell table:formula="of:=OFFSET([Sheet1.$A$1]; (ROW()-1)*2;0)" office:value-type="string" office:string-value="CGGGGUGAGGUAGUAGGUUGUGUGGUUUCAGGGCAGUGAUGUUGCCCCUCGGAAGAUAACUAUACAACCUACUGCCUUCCCUG" calcext:value-type="string">
            <text:p>CGGGGUGAGGUAGUAGGUUGUGUGGUUUCAGGGCAGUGAUGUUGCCCCUCGGAAGAUAACUAUACAACCUACUGCCUUCCCUG</text:p>
          </table:table-cell>
          <table:table-cell table:formula="of:=OFFSET([Sheet1.$A$2]; (ROW()-1)*2;0)" office:value-type="string" office:string-value="(((((.(((((((((((((((((((((((.((((((.....))))))...))).....)))))))))))))))))))))))))" calcext:value-type="string">
            <text:p>(((((.(((((((((((((((((((((((.((((((.....))))))...))).....)))))))))))))))))))))))))</text:p>
          </table:table-cell>
          <table:table-cell table:formula="of:=OFFSET([Sheet1.$B$2]; (ROW()-1)*2;0)" office:value-type="string" office:string-value="-46.70" calcext:value-type="string">
            <text:p>-46.70</text:p>
          </table:table-cell>
        </table:table-row>
        <table:table-row table:style-name="ro1">
          <table:table-cell table:formula="of:=OFFSET([Sheet1.$A$1]; (ROW()-1)*2;0)" office:value-type="string" office:string-value="CCUAGGAAGAGGUAGUAGGUUGCAUAGUUUUAGGGCAGGGAUUUUGCCCACAAGGAGGUAACUAUACGACCUGCUGCCUUUCUUAGG" calcext:value-type="string">
            <text:p>CCUAGGAAGAGGUAGUAGGUUGCAUAGUUUUAGGGCAGGGAUUUUGCCCACAAGGAGGUAACUAUACGACCUGCUGCCUUUCUUAGG</text:p>
          </table:table-cell>
          <table:table-cell table:formula="of:=OFFSET([Sheet1.$A$2]; (ROW()-1)*2;0)" office:value-type="string" office:string-value="(((((((.((((((((((((((.((((((...((((((.....))))))..........)))))).)))))))))))))))))))))" calcext:value-type="string">
            <text:p>(((((((.((((((((((((((.((((((...((((((.....))))))..........)))))).)))))))))))))))))))))</text:p>
          </table:table-cell>
          <table:table-cell table:formula="of:=OFFSET([Sheet1.$B$2]; (ROW()-1)*2;0)" office:value-type="string" office:string-value="-42.70" calcext:value-type="string">
            <text:p>-42.70</text:p>
          </table:table-cell>
        </table:table-row>
        <table:table-row table:style-name="ro1">
          <table:table-cell table:formula="of:=OFFSET([Sheet1.$A$1]; (ROW()-1)*2;0)" office:value-type="string" office:string-value="CCCGGGCUGAGGUAGGAGGUUGUAUAGUUGAGGAGGACACCCAAGGAGAUCACUAUACGGCCUCCUAGCUUUCCCCAGG" calcext:value-type="string">
            <text:p>CCCGGGCUGAGGUAGGAGGUUGUAUAGUUGAGGAGGACACCCAAGGAGAUCACUAUACGGCCUCCUAGCUUUCCCCAGG</text:p>
          </table:table-cell>
          <table:table-cell table:formula="of:=OFFSET([Sheet1.$A$2]; (ROW()-1)*2;0)" office:value-type="string" office:string-value="((.(((..(((.((((((((((((((((.((((.(....))).......)))))))))))))))))).)))..))).))" calcext:value-type="string">
            <text:p>((.(((..(((.((((((((((((((((.((((.(....))).......)))))))))))))))))).)))..))).))</text:p>
          </table:table-cell>
          <table:table-cell table:formula="of:=OFFSET([Sheet1.$B$2]; (ROW()-1)*2;0)" office:value-type="string" office:string-value="-36.70" calcext:value-type="string">
            <text:p>-36.70</text:p>
          </table:table-cell>
        </table:table-row>
        <table:table-row table:style-name="ro1">
          <table:table-cell table:formula="of:=OFFSET([Sheet1.$A$1]; (ROW()-1)*2;0)" office:value-type="string" office:string-value="UGUGGGAUGAGGUAGUAGAUUGUAUAGUUUUAGGGUCAUACCCCAUCUUGGAGAUAACUAUACAGUCUACUGUCUUUCCCACG" calcext:value-type="string">
            <text:p>UGUGGGAUGAGGUAGUAGAUUGUAUAGUUUUAGGGUCAUACCCCAUCUUGGAGAUAACUAUACAGUCUACUGUCUUUCCCACG</text:p>
          </table:table-cell>
          <table:table-cell table:formula="of:=OFFSET([Sheet1.$A$2]; (ROW()-1)*2;0)" office:value-type="string" office:string-value=".((((((.((((((((((((((((((((((((((((........))))))))....))))))))))))))))))))))))))." calcext:value-type="string">
            <text:p>.((((((.((((((((((((((((((((((((((((........))))))))....)))))))))))))))))))))))))).</text:p>
          </table:table-cell>
          <table:table-cell table:formula="of:=OFFSET([Sheet1.$B$2]; (ROW()-1)*2;0)" office:value-type="string" office:string-value="-39.00" calcext:value-type="string">
            <text:p>-39.00</text:p>
          </table:table-cell>
        </table:table-row>
        <table:table-row table:style-name="ro1">
          <table:table-cell table:formula="of:=OFFSET([Sheet1.$A$1]; (ROW()-1)*2;0)" office:value-type="string" office:string-value="CCUUGGAGUAAAGUAGCAGCACAUAAUGGUUUGUGGAUUUUGAAAAGGUGCAGGCCAUAUUGUGCUGCCUCAAAAAUACAAGG" calcext:value-type="string">
            <text:p>CCUUGGAGUAAAGUAGCAGCACAUAAUGGUUUGUGGAUUUUGAAAAGGUGCAGGCCAUAUUGUGCUGCCUCAAAAAUACAAGG</text:p>
          </table:table-cell>
          <table:table-cell table:formula="of:=OFFSET([Sheet1.$A$2]; (ROW()-1)*2;0)" office:value-type="string" office:string-value="(((((.......(..((((((((..((((((((((.............))))))))))..))))))))..).......)))))" calcext:value-type="string">
            <text:p>(((((.......(..((((((((..((((((((((.............))))))))))..))))))))..).......)))))</text:p>
          </table:table-cell>
          <table:table-cell table:formula="of:=OFFSET([Sheet1.$B$2]; (ROW()-1)*2;0)" office:value-type="string" office:string-value="-30.50" calcext:value-type="string">
            <text:p>-30.50</text:p>
          </table:table-cell>
        </table:table-row>
        <table:table-row table:style-name="ro1">
          <table:table-cell table:formula="of:=OFFSET([Sheet1.$A$1]; (ROW()-1)*2;0)" office:value-type="string" office:string-value="GUCAGCAGUGCCUUAGCAGCACGUAAAUAUUGGCGUUAAGAUUCUAAAAUUAUCUCCAGUAUUAACUGUGCUGCUGAAGUAAGGUUGAC" calcext:value-type="string">
            <text:p>GUCAGCAGUGCCUUAGCAGCACGUAAAUAUUGGCGUUAAGAUUCUAAAAUUAUCUCCAGUAUUAACUGUGCUGCUGAAGUAAGGUUGAC</text:p>
          </table:table-cell>
          <table:table-cell table:formula="of:=OFFSET([Sheet1.$A$2]; (ROW()-1)*2;0)" office:value-type="string" office:string-value="((((((..(((.((((((((((((.((((((((.(.(((..........))).).)))))))).)).)))))))))).)))..))))))" calcext:value-type="string">
            <text:p>((((((..(((.((((((((((((.((((((((.(.(((..........))).).)))))))).)).)))))))))).)))..))))))</text:p>
          </table:table-cell>
          <table:table-cell table:formula="of:=OFFSET([Sheet1.$B$2]; (ROW()-1)*2;0)" office:value-type="string" office:string-value="-37.00" calcext:value-type="string">
            <text:p>-37.00</text:p>
          </table:table-cell>
        </table:table-row>
        <table:table-row table:style-name="ro1">
          <table:table-cell table:formula="of:=OFFSET([Sheet1.$A$1]; (ROW()-1)*2;0)" office:value-type="string" office:string-value="GUCAGAAUAAUGUCAAAGUGCUUACAGUGCAGGUAGUGAUAUGUGCAUCUACUGCAGUGAAGGCACUUGUAGCAUUAUGGUGAC" calcext:value-type="string">
            <text:p>GUCAGAAUAAUGUCAAAGUGCUUACAGUGCAGGUAGUGAUAUGUGCAUCUACUGCAGUGAAGGCACUUGUAGCAUUAUGGUGAC</text:p>
          </table:table-cell>
          <table:table-cell table:formula="of:=OFFSET([Sheet1.$A$2]; (ROW()-1)*2;0)" office:value-type="string" office:string-value="((((..(((((((..((((((((.((.(((((.(((((.......)).)))))))).)).))))))))...)))))))..))))" calcext:value-type="string">
            <text:p>((((..(((((((..((((((((.((.(((((.(((((.......)).)))))))).)).))))))))...)))))))..))))</text:p>
          </table:table-cell>
          <table:table-cell table:formula="of:=OFFSET([Sheet1.$B$2]; (ROW()-1)*2;0)" office:value-type="string" office:string-value="-33.80" calcext:value-type="string">
            <text:p>-33.80</text:p>
          </table:table-cell>
        </table:table-row>
        <table:table-row table:style-name="ro1">
          <table:table-cell table:formula="of:=OFFSET([Sheet1.$A$1]; (ROW()-1)*2;0)" office:value-type="string" office:string-value="UGUUCUAAGGUGCAUCUAGUGCAGAUAGUGAAGUAGAUUAGCAUCUACUGCCCUAAGUGCUCCUUCUGGCA" calcext:value-type="string">
            <text:p>UGUUCUAAGGUGCAUCUAGUGCAGAUAGUGAAGUAGAUUAGCAUCUACUGCCCUAAGUGCUCCUUCUGGCA</text:p>
          </table:table-cell>
          <table:table-cell table:formula="of:=OFFSET([Sheet1.$A$2]; (ROW()-1)*2;0)" office:value-type="string" office:string-value="((((..((((.((((.(((.((((.(((((..(.....)..)).))))))).))).)))).))))..))))" calcext:value-type="string">
            <text:p>((((..((((.((((.(((.((((.(((((..(.....)..)).))))))).))).)))).))))..))))</text:p>
          </table:table-cell>
          <table:table-cell table:formula="of:=OFFSET([Sheet1.$B$2]; (ROW()-1)*2;0)" office:value-type="string" office:string-value="-21.10" calcext:value-type="string">
            <text:p>-21.10</text:p>
          </table:table-cell>
        </table:table-row>
        <table:table-row table:style-name="ro1">
          <table:table-cell table:formula="of:=OFFSET([Sheet1.$A$1]; (ROW()-1)*2;0)" office:value-type="string" office:string-value="GCAGUCCUCUGUUAGUUUUGCAUAGUUGCACUACAAGAAGAAUGUAGUUGUGCAAAUCUAUGCAAAACUGAUGGUGGCCUGC" calcext:value-type="string">
            <text:p>GCAGUCCUCUGUUAGUUUUGCAUAGUUGCACUACAAGAAGAAUGUAGUUGUGCAAAUCUAUGCAAAACUGAUGGUGGCCUGC</text:p>
          </table:table-cell>
          <table:table-cell table:formula="of:=OFFSET([Sheet1.$A$2]; (ROW()-1)*2;0)" office:value-type="string" office:string-value="((((.((.(((((((((((((((((((((((((((.......))))...))))))..))))))))))))))))).)).))))" calcext:value-type="string">
            <text:p>((((.((.(((((((((((((((((((((((((((.......))))...))))))..))))))))))))))))).)).))))</text:p>
          </table:table-cell>
          <table:table-cell table:formula="of:=OFFSET([Sheet1.$B$2]; (ROW()-1)*2;0)" office:value-type="string" office:string-value="-38.70" calcext:value-type="string">
            <text:p>-38.70</text:p>
          </table:table-cell>
        </table:table-row>
        <table:table-row table:style-name="ro1">
          <table:table-cell table:formula="of:=OFFSET([Sheet1.$A$1]; (ROW()-1)*2;0)" office:value-type="string" office:string-value="CACUGUUCUAUGGUUAGUUUUGCAGGUUUGCAUCCAGCUGUGUGAUAUUCUGCUGUGCAAAUCCAUGCAAAACUGACUGUGGUAGUG" calcext:value-type="string">
            <text:p>CACUGUUCUAUGGUUAGUUUUGCAGGUUUGCAUCCAGCUGUGUGAUAUUCUGCUGUGCAAAUCCAUGCAAAACUGACUGUGGUAGUG</text:p>
          </table:table-cell>
          <table:table-cell table:formula="of:=OFFSET([Sheet1.$A$2]; (ROW()-1)*2;0)" office:value-type="string" office:string-value="(((((..(((((((((((((((((((((((((..((((.............)))))))))).)).))))))))))))))))))))))" calcext:value-type="string">
            <text:p>(((((..(((((((((((((((((((((((((..((((.............)))))))))).)).))))))))))))))))))))))</text:p>
          </table:table-cell>
          <table:table-cell table:formula="of:=OFFSET([Sheet1.$B$2]; (ROW()-1)*2;0)" office:value-type="string" office:string-value="-38.50" calcext:value-type="string">
            <text:p>-38.50</text:p>
          </table:table-cell>
        </table:table-row>
        <table:table-row table:style-name="ro1">
          <table:table-cell table:formula="of:=OFFSET([Sheet1.$A$1]; (ROW()-1)*2;0)" office:value-type="string" office:string-value="ACAUUGCUACUUACAAUUAGUUUUGCAGGUUUGCAUUUCAGCGUAUAUAUGUAUAUGUGGCUGUGCAAAUCCAUGCAAAACUGAUUGUGAUAAUGU" calcext:value-type="string">
            <text:p>ACAUUGCUACUUACAAUUAGUUUUGCAGGUUUGCAUUUCAGCGUAUAUAUGUAUAUGUGGCUGUGCAAAUCCAUGCAAAACUGAUUGUGAUAAUGU</text:p>
          </table:table-cell>
          <table:table-cell table:formula="of:=OFFSET([Sheet1.$A$2]; (ROW()-1)*2;0)" office:value-type="string" office:string-value="((((((....((((((((((((((((((((((((((....(((((((....)))))))....))))))).)).)))))))))))))))))))))))" calcext:value-type="string">
            <text:p>((((((....((((((((((((((((((((((((((....(((((((....)))))))....))))))).)).)))))))))))))))))))))))</text:p>
          </table:table-cell>
          <table:table-cell table:formula="of:=OFFSET([Sheet1.$B$2]; (ROW()-1)*2;0)" office:value-type="string" office:string-value="-39.90" calcext:value-type="string">
            <text:p>-39.90</text:p>
          </table:table-cell>
        </table:table-row>
        <table:table-row table:style-name="ro1">
          <table:table-cell table:formula="of:=OFFSET([Sheet1.$A$1]; (ROW()-1)*2;0)" office:value-type="string" office:string-value="GUAGCACUAAAGUGCUUAUAGUGCAGGUAGUGUUUAGUUAUCUACUGCAUUAUGAGCACUUAAAGUACUGC" calcext:value-type="string">
            <text:p>GUAGCACUAAAGUGCUUAUAGUGCAGGUAGUGUUUAGUUAUCUACUGCAUUAUGAGCACUUAAAGUACUGC</text:p>
          </table:table-cell>
          <table:table-cell table:formula="of:=OFFSET([Sheet1.$A$2]; (ROW()-1)*2;0)" office:value-type="string" office:string-value="((((.(((.(((((((((((((((((.(((...........))))))))))))))))))))..))).))))" calcext:value-type="string">
            <text:p>((((.(((.(((((((((((((((((.(((...........))))))))))))))))))))..))).))))</text:p>
          </table:table-cell>
          <table:table-cell table:formula="of:=OFFSET([Sheet1.$B$2]; (ROW()-1)*2;0)" office:value-type="string" office:string-value="-31.00" calcext:value-type="string">
            <text:p>-31.00</text:p>
          </table:table-cell>
        </table:table-row>
        <table:table-row table:style-name="ro1">
          <table:table-cell table:formula="of:=OFFSET([Sheet1.$A$1]; (ROW()-1)*2;0)" office:value-type="string" office:string-value="UGUCGGGUAGCUUAUCAGACUGAUGUUGACUGUUGAAUCUCAUGGCAACACCAGUCGAUGGGCUGUCUGACA" calcext:value-type="string">
            <text:p>UGUCGGGUAGCUUAUCAGACUGAUGUUGACUGUUGAAUCUCAUGGCAACACCAGUCGAUGGGCUGUCUGACA</text:p>
          </table:table-cell>
          <table:table-cell table:formula="of:=OFFSET([Sheet1.$A$2]; (ROW()-1)*2;0)" office:value-type="string" office:string-value="((((((((((((((((.(((((.(((((.((((.((...))))))))))).)))))))))))))))))))))" calcext:value-type="string">
            <text:p>((((((((((((((((.(((((.(((((.((((.((...))))))))))).)))))))))))))))))))))</text:p>
          </table:table-cell>
          <table:table-cell table:formula="of:=OFFSET([Sheet1.$B$2]; (ROW()-1)*2;0)" office:value-type="string" office:string-value="-34.60" calcext:value-type="string">
            <text:p>-34.60</text:p>
          </table:table-cell>
        </table:table-row>
        <table:table-row table:style-name="ro1">
          <table:table-cell table:formula="of:=OFFSET([Sheet1.$A$1]; (ROW()-1)*2;0)" office:value-type="string" office:string-value="GGCUGAGCCGCAGUAGUUCUUCAGUGGCAAGCUUUAUGUCCUGACCCAGCUAAAGCUGCCAGUUGAAGAACUGUUGCCCUCUGCC" calcext:value-type="string">
            <text:p>GGCUGAGCCGCAGUAGUUCUUCAGUGGCAAGCUUUAUGUCCUGACCCAGCUAAAGCUGCCAGUUGAAGAACUGUUGCCCUCUGCC</text:p>
          </table:table-cell>
          <table:table-cell table:formula="of:=OFFSET([Sheet1.$A$2]; (ROW()-1)*2;0)" office:value-type="string" office:string-value="(((.(((..((((((((((((((((((((.((((((.((.........))))))))))))).))))))))))))))).))).)))" calcext:value-type="string">
            <text:p>(((.(((..((((((((((((((((((((.((((((.((.........))))))))))))).))))))))))))))).))).)))</text:p>
          </table:table-cell>
          <table:table-cell table:formula="of:=OFFSET([Sheet1.$B$2]; (ROW()-1)*2;0)" office:value-type="string" office:string-value="-39.80" calcext:value-type="string">
            <text:p>-39.80</text:p>
          </table:table-cell>
        </table:table-row>
        <table:table-row table:style-name="ro1">
          <table:table-cell table:formula="of:=OFFSET([Sheet1.$A$1]; (ROW()-1)*2;0)" office:value-type="string" office:string-value="GGCCGGCUGGGGUUCCUGGGGAUGGGAUUUGCUUCCUGUCACAAAUCACAUUGCCAGGGAUUUCCAACCGACC" calcext:value-type="string">
            <text:p>GGCCGGCUGGGGUUCCUGGGGAUGGGAUUUGCUUCCUGUCACAAAUCACAUUGCCAGGGAUUUCCAACCGACC</text:p>
          </table:table-cell>
          <table:table-cell table:formula="of:=OFFSET([Sheet1.$A$2]; (ROW()-1)*2;0)" office:value-type="string" office:string-value="((.(((.((((((((((((.((((.((((((..........)))))).)))).))))))).))))).))).))" calcext:value-type="string">
            <text:p>((.(((.((((((((((((.((((.((((((..........)))))).)))).))))))).))))).))).))</text:p>
          </table:table-cell>
          <table:table-cell table:formula="of:=OFFSET([Sheet1.$B$2]; (ROW()-1)*2;0)" office:value-type="string" office:string-value="-33.30" calcext:value-type="string">
            <text:p>-33.30</text:p>
          </table:table-cell>
        </table:table-row>
        <table:table-row table:style-name="ro1">
          <table:table-cell table:formula="of:=OFFSET([Sheet1.$A$1]; (ROW()-1)*2;0)" office:value-type="string" office:string-value="CUCCGGUGCCUACUGAGCUGAUAUCAGUUCUCAUUUUACACACUGGCUCAGUUCAGCAGGAACAGGAG" calcext:value-type="string">
            <text:p>CUCCGGUGCCUACUGAGCUGAUAUCAGUUCUCAUUUUACACACUGGCUCAGUUCAGCAGGAACAGGAG</text:p>
          </table:table-cell>
          <table:table-cell table:formula="of:=OFFSET([Sheet1.$A$2]; (ROW()-1)*2;0)" office:value-type="string" office:string-value="((((.((.(((.(((((((((..(((((.............))))).))))))))).))).)).))))" calcext:value-type="string">
            <text:p>((((.((.(((.(((((((((..(((((.............))))).))))))))).))).)).))))</text:p>
          </table:table-cell>
          <table:table-cell table:formula="of:=OFFSET([Sheet1.$B$2]; (ROW()-1)*2;0)" office:value-type="string" office:string-value="-26.30" calcext:value-type="string">
            <text:p>-26.30</text:p>
          </table:table-cell>
        </table:table-row>
        <table:table-row table:style-name="ro1">
          <table:table-cell table:formula="of:=OFFSET([Sheet1.$A$1]; (ROW()-1)*2;0)" office:value-type="string" office:string-value="CUCUGCCUCCCGUGCCUACUGAGCUGAAACACAGUUGGUUUGUGUACACUGGCUCAGUUCAGCAGGAACAGGG" calcext:value-type="string">
            <text:p>CUCUGCCUCCCGUGCCUACUGAGCUGAAACACAGUUGGUUUGUGUACACUGGCUCAGUUCAGCAGGAACAGGG</text:p>
          </table:table-cell>
          <table:table-cell table:formula="of:=OFFSET([Sheet1.$A$2]; (ROW()-1)*2;0)" office:value-type="string" office:string-value="(((((..(((.((....(((((((((..((((((.....))))))....)))))))))...)).))).)))))" calcext:value-type="string">
            <text:p>(((((..(((.((....(((((((((..((((((.....))))))....)))))))))...)).))).)))))</text:p>
          </table:table-cell>
          <table:table-cell table:formula="of:=OFFSET([Sheet1.$B$2]; (ROW()-1)*2;0)" office:value-type="string" office:string-value="-26.00" calcext:value-type="string">
            <text:p>-26.00</text:p>
          </table:table-cell>
        </table:table-row>
        <table:table-row table:style-name="ro1">
          <table:table-cell table:formula="of:=OFFSET([Sheet1.$A$1]; (ROW()-1)*2;0)" office:value-type="string" office:string-value="GGCCAGUGUUGAGAGGCGGAGACUUGGGCAAUUGCUGGACGCUGCCCUGGGCAUUGCACUUGUCUCGGUCUGACAGUGCCGGCC" calcext:value-type="string">
            <text:p>GGCCAGUGUUGAGAGGCGGAGACUUGGGCAAUUGCUGGACGCUGCCCUGGGCAUUGCACUUGUCUCGGUCUGACAGUGCCGGCC</text:p>
          </table:table-cell>
          <table:table-cell table:formula="of:=OFFSET([Sheet1.$A$2]; (ROW()-1)*2;0)" office:value-type="string" office:string-value="((((.((((((..((((.(((((..(.(((((..((((........))))..))))).)..))))).))))..)))))).))))" calcext:value-type="string">
            <text:p>((((.((((((..((((.(((((..(.(((((..((((........))))..))))).)..))))).))))..)))))).))))</text:p>
          </table:table-cell>
          <table:table-cell table:formula="of:=OFFSET([Sheet1.$B$2]; (ROW()-1)*2;0)" office:value-type="string" office:string-value="-35.90" calcext:value-type="string">
            <text:p>-35.90</text:p>
          </table:table-cell>
        </table:table-row>
        <table:table-row table:style-name="ro1">
          <table:table-cell table:formula="of:=OFFSET([Sheet1.$A$1]; (ROW()-1)*2;0)" office:value-type="string" office:string-value="GUGGCCUCGUUCAAGUAAUCCAGGAUAGGCUGUGCAGGUCCCAAUGGGCCUAUUCUUGGUUACUUGCACGGGGACGC" calcext:value-type="string">
            <text:p>GUGGCCUCGUUCAAGUAAUCCAGGAUAGGCUGUGCAGGUCCCAAUGGGCCUAUUCUUGGUUACUUGCACGGGGACGC</text:p>
          </table:table-cell>
          <table:table-cell table:formula="of:=OFFSET([Sheet1.$A$2]; (ROW()-1)*2;0)" office:value-type="string" office:string-value="(((.((((((.(((((((((.((((((((((...............)))))))))).))))))))).)))))).)))" calcext:value-type="string">
            <text:p>(((.((((((.(((((((((.((((((((((...............)))))))))).))))))))).)))))).)))</text:p>
          </table:table-cell>
          <table:table-cell table:formula="of:=OFFSET([Sheet1.$B$2]; (ROW()-1)*2;0)" office:value-type="string" office:string-value="-37.30" calcext:value-type="string">
            <text:p>-37.30</text:p>
          </table:table-cell>
        </table:table-row>
        <table:table-row table:style-name="ro1">
          <table:table-cell table:formula="of:=OFFSET([Sheet1.$A$1]; (ROW()-1)*2;0)" office:value-type="string" office:string-value="CCGGGACCCAGUUCAAGUAAUUCAGGAUAGGUUGUGUGCUGUCCAGCCUGUUCUCCAUUACUUGGCUCGGGGACCGG" calcext:value-type="string">
            <text:p>CCGGGACCCAGUUCAAGUAAUUCAGGAUAGGUUGUGUGCUGUCCAGCCUGUUCUCCAUUACUUGGCUCGGGGACCGG</text:p>
          </table:table-cell>
          <table:table-cell table:formula="of:=OFFSET([Sheet1.$A$2]; (ROW()-1)*2;0)" office:value-type="string" office:string-value="((((..((((((.((((((((..(((((((((((.(......))))))))))))..))))))))))).)))..))))" calcext:value-type="string">
            <text:p>((((..((((((.((((((((..(((((((((((.(......))))))))))))..))))))))))).)))..))))</text:p>
          </table:table-cell>
          <table:table-cell table:formula="of:=OFFSET([Sheet1.$B$2]; (ROW()-1)*2;0)" office:value-type="string" office:string-value="-40.20" calcext:value-type="string">
            <text:p>-40.20</text:p>
          </table:table-cell>
        </table:table-row>
        <table:table-row table:style-name="ro1">
          <table:table-cell table:formula="of:=OFFSET([Sheet1.$A$1]; (ROW()-1)*2;0)" office:value-type="string" office:string-value="CUGAGGAGCAGGGCUUAGCUGCUUGUGAGCAGGGUCCACACCAAGUCGUGUUCACAGUGGCUAAGUUCCGCCCCCCAG" calcext:value-type="string">
            <text:p>CUGAGGAGCAGGGCUUAGCUGCUUGUGAGCAGGGUCCACACCAAGUCGUGUUCACAGUGGCUAAGUUCCGCCCCCCAG</text:p>
          </table:table-cell>
          <table:table-cell table:formula="of:=OFFSET([Sheet1.$A$2]; (ROW()-1)*2;0)" office:value-type="string" office:string-value="(((.((.((.(((((((((((((.(((((((.((.(........))).)))))))))))))))))))).)).)).)))" calcext:value-type="string">
            <text:p>(((.((.((.(((((((((((((.(((((((.((.(........))).)))))))))))))))))))).)).)).)))</text:p>
          </table:table-cell>
          <table:table-cell table:formula="of:=OFFSET([Sheet1.$B$2]; (ROW()-1)*2;0)" office:value-type="string" office:string-value="-37.80" calcext:value-type="string">
            <text:p>-37.80</text:p>
          </table:table-cell>
        </table:table-row>
        <table:table-row table:style-name="ro1">
          <table:table-cell table:formula="of:=OFFSET([Sheet1.$A$1]; (ROW()-1)*2;0)" office:value-type="string" office:string-value="GGUCCUUGCCCUCAAGGAGCUCACAGUCUAUUGAGUUACCUUUCUGACUUUCCCACUAGAUUGUGAGCUCCUGGAGGGCAGGCACU" calcext:value-type="string">
            <text:p>GGUCCUUGCCCUCAAGGAGCUCACAGUCUAUUGAGUUACCUUUCUGACUUUCCCACUAGAUUGUGAGCUCCUGGAGGGCAGGCACU</text:p>
          </table:table-cell>
          <table:table-cell table:formula="of:=OFFSET([Sheet1.$A$2]; (ROW()-1)*2;0)" office:value-type="string" office:string-value="(((.(((((((((.((((((((((((((((.(((((((......)))))....)).)))))))))))))))).))))))))).)))" calcext:value-type="string">
            <text:p>(((.(((((((((.((((((((((((((((.(((((((......)))))....)).)))))))))))))))).))))))))).)))</text:p>
          </table:table-cell>
          <table:table-cell table:formula="of:=OFFSET([Sheet1.$B$2]; (ROW()-1)*2;0)" office:value-type="string" office:string-value="-50.20" calcext:value-type="string">
            <text:p>-50.20</text:p>
          </table:table-cell>
        </table:table-row>
        <table:table-row table:style-name="ro1">
          <table:table-cell table:formula="of:=OFFSET([Sheet1.$A$1]; (ROW()-1)*2;0)" office:value-type="string" office:string-value="AUGACUGAUUUCUUUUGGUGUUCAGAGUCAAUAUAAUUUUCUAGCACCAUCUGAAAUCGGUUAU" calcext:value-type="string">
            <text:p>AUGACUGAUUUCUUUUGGUGUUCAGAGUCAAUAUAAUUUUCUAGCACCAUCUGAAAUCGGUUAU</text:p>
          </table:table-cell>
          <table:table-cell table:formula="of:=OFFSET([Sheet1.$A$2]; (ROW()-1)*2;0)" office:value-type="string" office:string-value="((((((((((((...(((((((.((((...........)))))))))))...))))))))))))" calcext:value-type="string">
            <text:p>((((((((((((...(((((((.((((...........)))))))))))...))))))))))))</text:p>
          </table:table-cell>
          <table:table-cell table:formula="of:=OFFSET([Sheet1.$B$2]; (ROW()-1)*2;0)" office:value-type="string" office:string-value="-24.60" calcext:value-type="string">
            <text:p>-24.60</text:p>
          </table:table-cell>
        </table:table-row>
        <table:table-row table:style-name="ro1">
          <table:table-cell table:formula="of:=OFFSET([Sheet1.$A$1]; (ROW()-1)*2;0)" office:value-type="string" office:string-value="GCGACUGUAAACAUCCUCGACUGGAAGCUGUGAAGCCACAGAUGGGCUUUCAGUCGGAUGUUUGCAGCUGC" calcext:value-type="string">
            <text:p>GCGACUGUAAACAUCCUCGACUGGAAGCUGUGAAGCCACAGAUGGGCUUUCAGUCGGAUGUUUGCAGCUGC</text:p>
          </table:table-cell>
          <table:table-cell table:formula="of:=OFFSET([Sheet1.$A$2]; (ROW()-1)*2;0)" office:value-type="string" office:string-value="(((.((((((((((((..((((((((((((((....))).....))))))))))))))))))))))).)))" calcext:value-type="string">
            <text:p>(((.((((((((((((..((((((((((((((....))).....))))))))))))))))))))))).)))</text:p>
          </table:table-cell>
          <table:table-cell table:formula="of:=OFFSET([Sheet1.$B$2]; (ROW()-1)*2;0)" office:value-type="string" office:string-value="-37.20" calcext:value-type="string">
            <text:p>-37.20</text:p>
          </table:table-cell>
        </table:table-row>
        <table:table-row table:style-name="ro1">
          <table:table-cell table:formula="of:=OFFSET([Sheet1.$A$1]; (ROW()-1)*2;0)" office:value-type="string" office:string-value="GGAGAGGAGGCAAGAUGCUGGCAUAGCUGUUGAACUGGGAACCUGCUAUGCCAACAUAUUGCCAUCUUUCC" calcext:value-type="string">
            <text:p>GGAGAGGAGGCAAGAUGCUGGCAUAGCUGUUGAACUGGGAACCUGCUAUGCCAACAUAUUGCCAUCUUUCC</text:p>
          </table:table-cell>
          <table:table-cell table:formula="of:=OFFSET([Sheet1.$A$2]; (ROW()-1)*2;0)" office:value-type="string" office:string-value="(((((((.(((((.(((.(((((((((.(((........)))..))))))))).))).))))).)))))))" calcext:value-type="string">
            <text:p>(((((((.(((((.(((.(((((((((.(((........)))..))))))))).))).))))).)))))))</text:p>
          </table:table-cell>
          <table:table-cell table:formula="of:=OFFSET([Sheet1.$B$2]; (ROW()-1)*2;0)" office:value-type="string" office:string-value="-36.80" calcext:value-type="string">
            <text:p>-36.80</text:p>
          </table:table-cell>
        </table:table-row>
        <table:table-row table:style-name="ro1">
          <table:table-cell table:formula="of:=OFFSET([Sheet1.$A$1]; (ROW()-1)*2;0)" office:value-type="string" office:string-value="CUGUGGUGCAUUGUAGUUGCAUUGCAUGUUCUGGUGGUACCCAUGCAAUGUUUCCACAGUGCAUCACAG" calcext:value-type="string">
            <text:p>CUGUGGUGCAUUGUAGUUGCAUUGCAUGUUCUGGUGGUACCCAUGCAAUGUUUCCACAGUGCAUCACAG</text:p>
          </table:table-cell>
          <table:table-cell table:formula="of:=OFFSET([Sheet1.$A$2]; (ROW()-1)*2;0)" office:value-type="string" office:string-value="((((((((((((((.(..((((((((((....(((...)))))))))))))..).))))))))))))))" calcext:value-type="string">
            <text:p>((((((((((((((.(..((((((((((....(((...)))))))))))))..).))))))))))))))</text:p>
          </table:table-cell>
          <table:table-cell table:formula="of:=OFFSET([Sheet1.$B$2]; (ROW()-1)*2;0)" office:value-type="string" office:string-value="-36.40" calcext:value-type="string">
            <text:p>-36.40</text:p>
          </table:table-cell>
        </table:table-row>
        <table:table-row table:style-name="ro1">
          <table:table-cell table:formula="of:=OFFSET([Sheet1.$A$1]; (ROW()-1)*2;0)" office:value-type="string" office:string-value="CUUUCUACACAGGUUGGGAUCGGUUGCAAUGCUGUGUUUCUGUAUGGUAUUGCACUUGUCCCGGCCUGUUGAGUUUGG" calcext:value-type="string">
            <text:p>CUUUCUACACAGGUUGGGAUCGGUUGCAAUGCUGUGUUUCUGUAUGGUAUUGCACUUGUCCCGGCCUGUUGAGUUUGG</text:p>
          </table:table-cell>
          <table:table-cell table:formula="of:=OFFSET([Sheet1.$A$2]; (ROW()-1)*2;0)" office:value-type="string" office:string-value="....((..((((((((((((.(((.(((((((((((......)))))))))))))).))))))))))))..))....." calcext:value-type="string">
            <text:p>....((..((((((((((((.(((.(((((((((((......)))))))))))))).))))))))))))..)).....</text:p>
          </table:table-cell>
          <table:table-cell table:formula="of:=OFFSET([Sheet1.$B$2]; (ROW()-1)*2;0)" office:value-type="string" office:string-value="-35.50" calcext:value-type="string">
            <text:p>-35.50</text:p>
          </table:table-cell>
        </table:table-row>
        <table:table-row table:style-name="ro1">
          <table:table-cell table:formula="of:=OFFSET([Sheet1.$A$1]; (ROW()-1)*2;0)" office:value-type="string" office:string-value="UCAUCCCUGGGUGGGGAUUUGUUGCAUUACUUGUGUUCUAUAUAAAGUAUUGCACUUGUCCCGGCCUGUGGAAGA" calcext:value-type="string">
            <text:p>UCAUCCCUGGGUGGGGAUUUGUUGCAUUACUUGUGUUCUAUAUAAAGUAUUGCACUUGUCCCGGCCUGUGGAAGA</text:p>
          </table:table-cell>
          <table:table-cell table:formula="of:=OFFSET([Sheet1.$A$2]; (ROW()-1)*2;0)" office:value-type="string" office:string-value="((.(((.(((((.(((((..((.(((.(((((((((...)))).))))).)))))..))))).))))).))).))" calcext:value-type="string">
            <text:p>((.(((.(((((.(((((..((.(((.(((((((((...)))).))))).)))))..))))).))))).))).))</text:p>
          </table:table-cell>
          <table:table-cell table:formula="of:=OFFSET([Sheet1.$B$2]; (ROW()-1)*2;0)" office:value-type="string" office:string-value="-29.80" calcext:value-type="string">
            <text:p>-29.80</text:p>
          </table:table-cell>
        </table:table-row>
        <table:table-row table:style-name="ro1">
          <table:table-cell table:formula="of:=OFFSET([Sheet1.$A$1]; (ROW()-1)*2;0)" office:value-type="string" office:string-value="CUGGGGGCUCCAAAGUGCUGUUCGUGCAGGUAGUGUGAUUACCCAACCUACUGCUGAGCUAGCACUUCCCGAGCCCCCGG" calcext:value-type="string">
            <text:p>CUGGGGGCUCCAAAGUGCUGUUCGUGCAGGUAGUGUGAUUACCCAACCUACUGCUGAGCUAGCACUUCCCGAGCCCCCGG</text:p>
          </table:table-cell>
          <table:table-cell table:formula="of:=OFFSET([Sheet1.$A$2]; (ROW()-1)*2;0)" office:value-type="string" office:string-value="((((((((((..((((((((((((.((((.(((.((.........)))))))))))))).)))))))...))))))))))" calcext:value-type="string">
            <text:p>((((((((((..((((((((((((.((((.(((.((.........)))))))))))))).)))))))...))))))))))</text:p>
          </table:table-cell>
          <table:table-cell table:formula="of:=OFFSET([Sheet1.$B$2]; (ROW()-1)*2;0)" office:value-type="string" office:string-value="-43.80" calcext:value-type="string">
            <text:p>-43.80</text:p>
          </table:table-cell>
        </table:table-row>
        <table:table-row table:style-name="ro1">
          <table:table-cell table:formula="of:=OFFSET([Sheet1.$A$1]; (ROW()-1)*2;0)" office:value-type="string" office:string-value="AACACAGUGGGCACUCAAUAAAUGUCUGUUGAAUUGAAAUGCGUUACAUUCAACGGGUAUUUAUUGAGCACCCACUCUGUG" calcext:value-type="string">
            <text:p>AACACAGUGGGCACUCAAUAAAUGUCUGUUGAAUUGAAAUGCGUUACAUUCAACGGGUAUUUAUUGAGCACCCACUCUGUG</text:p>
          </table:table-cell>
          <table:table-cell table:formula="of:=OFFSET([Sheet1.$A$2]; (ROW()-1)*2;0)" office:value-type="string" office:string-value=".(((.((((((..((((((((((((((((((((((((......))).)))))))))))))))))))))..)))))).)))." calcext:value-type="string">
            <text:p>.(((.((((((..((((((((((((((((((((((((......))).)))))))))))))))))))))..)))))).))).</text:p>
          </table:table-cell>
          <table:table-cell table:formula="of:=OFFSET([Sheet1.$B$2]; (ROW()-1)*2;0)" office:value-type="string" office:string-value="-36.40" calcext:value-type="string">
            <text:p>-36.40</text:p>
          </table:table-cell>
        </table:table-row>
        <table:table-row table:style-name="ro1">
          <table:table-cell table:formula="of:=OFFSET([Sheet1.$A$1]; (ROW()-1)*2;0)" office:value-type="string" office:string-value="UGGCCGAUUUUGGCACUAGCACAUUUUUGCUUGUGUCUCUCCGCUCUGAGCAAUCAUGUGCAGUGCCAAUAUGGGAAA" calcext:value-type="string">
            <text:p>UGGCCGAUUUUGGCACUAGCACAUUUUUGCUUGUGUCUCUCCGCUCUGAGCAAUCAUGUGCAGUGCCAAUAUGGGAAA</text:p>
          </table:table-cell>
          <table:table-cell table:formula="of:=OFFSET([Sheet1.$A$2]; (ROW()-1)*2;0)" office:value-type="string" office:string-value="...((.((.((((((((.((((((..(((((((((......)))...))))))..)))))))))))))).)).))..." calcext:value-type="string">
            <text:p>...((.((.((((((((.((((((..(((((((((......)))...))))))..)))))))))))))).)).))...</text:p>
          </table:table-cell>
          <table:table-cell table:formula="of:=OFFSET([Sheet1.$B$2]; (ROW()-1)*2;0)" office:value-type="string" office:string-value="-34.80" calcext:value-type="string">
            <text:p>-34.80</text:p>
          </table:table-cell>
        </table:table-row>
        <table:table-row table:style-name="ro1">
          <table:table-cell table:formula="of:=OFFSET([Sheet1.$A$1]; (ROW()-1)*2;0)" office:value-type="string" office:string-value="AGGAUUCUGCUCAUGCCAGGGUGAGGUAGUAAGUUGUAUUGUUGUGGGGUAGGGAUAUUAGGCCCCAAUUAGAAGAUAACUAUACAACUUACUACUUUCCCUGGUGUGUGGCAUAUUCA" calcext:value-type="string">
            <text:p>AGGAUUCUGCUCAUGCCAGGGUGAGGUAGUAAGUUGUAUUGUUGUGGGGUAGGGAUAUUAGGCCCCAAUUAGAAGAUAACUAUACAACUUACUACUUUCCCUGGUGUGUGGCAUAUUCA</text:p>
          </table:table-cell>
          <table:table-cell table:formula="of:=OFFSET([Sheet1.$A$2]; (ROW()-1)*2;0)" office:value-type="string" office:string-value=".((((..((((((((((((((.(((((((((((((((((.((((((((((...........)))))).........)))).))))))))))))))))))))))))))).)))).))))." calcext:value-type="string">
            <text:p>.((((..((((((((((((((.(((((((((((((((((.((((((((((...........)))))).........)))).))))))))))))))))))))))))))).)))).)))).</text:p>
          </table:table-cell>
          <table:table-cell table:formula="of:=OFFSET([Sheet1.$B$2]; (ROW()-1)*2;0)" office:value-type="string" office:string-value="-56.70" calcext:value-type="string">
            <text:p>-56.70</text:p>
          </table:table-cell>
        </table:table-row>
        <table:table-row table:style-name="ro1">
          <table:table-cell table:formula="of:=OFFSET([Sheet1.$A$1]; (ROW()-1)*2;0)" office:value-type="string" office:string-value="CCCAUUGGCAUAAACCCGUAGAUCCGAUCUUGUGGUGAAGUGGACCGCACAAGCUCGCUUCUAUGGGUCUGUGUCAGUGUG" calcext:value-type="string">
            <text:p>CCCAUUGGCAUAAACCCGUAGAUCCGAUCUUGUGGUGAAGUGGACCGCACAAGCUCGCUUCUAUGGGUCUGUGUCAGUGUG</text:p>
          </table:table-cell>
          <table:table-cell table:formula="of:=OFFSET([Sheet1.$A$2]; (ROW()-1)*2;0)" office:value-type="string" office:string-value="..((((((((((.(((((((((..(((.((((((.((........)))))))).)))..))))))))).)))))))))).." calcext:value-type="string">
            <text:p>..((((((((((.(((((((((..(((.((((((.((........)))))))).)))..))))))))).))))))))))..</text:p>
          </table:table-cell>
          <table:table-cell table:formula="of:=OFFSET([Sheet1.$B$2]; (ROW()-1)*2;0)" office:value-type="string" office:string-value="-39.50" calcext:value-type="string">
            <text:p>-39.50</text:p>
          </table:table-cell>
        </table:table-row>
        <table:table-row table:style-name="ro1">
          <table:table-cell table:formula="of:=OFFSET([Sheet1.$A$1]; (ROW()-1)*2;0)" office:value-type="string" office:string-value="CCUGUUGCCACAAACCCGUAGAUCCGAACUUGUGGUAUUAGUCCGCACAAGCUUGUAUCUAUAGGUAUGUGUCUGUUAGG" calcext:value-type="string">
            <text:p>CCUGUUGCCACAAACCCGUAGAUCCGAACUUGUGGUAUUAGUCCGCACAAGCUUGUAUCUAUAGGUAUGUGUCUGUUAGG</text:p>
          </table:table-cell>
          <table:table-cell table:formula="of:=OFFSET([Sheet1.$A$2]; (ROW()-1)*2;0)" office:value-type="string" office:string-value="((((....((((.(((.((((((.(((.((((((...........)))))).))).)))))).))).)))).....))))" calcext:value-type="string">
            <text:p>((((....((((.(((.((((((.(((.((((((...........)))))).))).)))))).))).)))).....))))</text:p>
          </table:table-cell>
          <table:table-cell table:formula="of:=OFFSET([Sheet1.$B$2]; (ROW()-1)*2;0)" office:value-type="string" office:string-value="-25.70" calcext:value-type="string">
            <text:p>-25.70</text:p>
          </table:table-cell>
        </table:table-row>
        <table:table-row table:style-name="ro1">
          <table:table-cell table:formula="of:=OFFSET([Sheet1.$A$1]; (ROW()-1)*2;0)" office:value-type="string" office:string-value="UGCCCUGGCUCAGUUAUCACAGUGCUGAUGCUGUCUAUUCUAAAGGUACAGUACUGUGAUAACUGAAGGAUGGCA" calcext:value-type="string">
            <text:p>UGCCCUGGCUCAGUUAUCACAGUGCUGAUGCUGUCUAUUCUAAAGGUACAGUACUGUGAUAACUGAAGGAUGGCA</text:p>
          </table:table-cell>
          <table:table-cell table:formula="of:=OFFSET([Sheet1.$A$2]; (ROW()-1)*2;0)" office:value-type="string" office:string-value="((((.....((((((((((((((((((.((((............)))))))))))))))))))))).....))))" calcext:value-type="string">
            <text:p>((((.....((((((((((((((((((.((((............)))))))))))))))))))))).....))))</text:p>
          </table:table-cell>
          <table:table-cell table:formula="of:=OFFSET([Sheet1.$B$2]; (ROW()-1)*2;0)" office:value-type="string" office:string-value="-36.20" calcext:value-type="string">
            <text:p>-36.20</text:p>
          </table:table-cell>
        </table:table-row>
        <table:table-row table:style-name="ro1">
          <table:table-cell table:formula="of:=OFFSET([Sheet1.$A$1]; (ROW()-1)*2;0)" office:value-type="string" office:string-value="CUUCUGGAAGCUGGUUUCACAUGGUGGCUUAGAUUUUUCCAUCUUUGUAUCUAGCACCAUUUGAAAUCAGUGUUUUAGGAG" calcext:value-type="string">
            <text:p>CUUCUGGAAGCUGGUUUCACAUGGUGGCUUAGAUUUUUCCAUCUUUGUAUCUAGCACCAUUUGAAAUCAGUGUUUUAGGAG</text:p>
          </table:table-cell>
          <table:table-cell table:formula="of:=OFFSET([Sheet1.$A$2]; (ROW()-1)*2;0)" office:value-type="string" office:string-value="(((((((((((((((((((.((((((.((.((((..............)))))))))))).)))))))))).)))))))))" calcext:value-type="string">
            <text:p>(((((((((((((((((((.((((((.((.((((..............)))))))))))).)))))))))).)))))))))</text:p>
          </table:table-cell>
          <table:table-cell table:formula="of:=OFFSET([Sheet1.$B$2]; (ROW()-1)*2;0)" office:value-type="string" office:string-value="-31.10" calcext:value-type="string">
            <text:p>-31.10</text:p>
          </table:table-cell>
        </table:table-row>
        <table:table-row table:style-name="ro1">
          <table:table-cell table:formula="of:=OFFSET([Sheet1.$A$1]; (ROW()-1)*2;0)" office:value-type="string" office:string-value="UUGUGCUUUCAGCUUCUUUACAGUGCUGCCUUGUAGCAUUCAGGUCAAGCAGCAUUGUACAGGGCUAUGAAAGAACCA" calcext:value-type="string">
            <text:p>UUGUGCUUUCAGCUUCUUUACAGUGCUGCCUUGUAGCAUUCAGGUCAAGCAGCAUUGUACAGGGCUAUGAAAGAACCA</text:p>
          </table:table-cell>
          <table:table-cell table:formula="of:=OFFSET([Sheet1.$A$2]; (ROW()-1)*2;0)" office:value-type="string" office:string-value="..((.(((((((((.((.(((((((((((.(((.(.(.....).))))))))))))))).)))))..)))))).)).." calcext:value-type="string">
            <text:p>..((.(((((((((.((.(((((((((((.(((.(.(.....).))))))))))))))).)))))..)))))).))..</text:p>
          </table:table-cell>
          <table:table-cell table:formula="of:=OFFSET([Sheet1.$B$2]; (ROW()-1)*2;0)" office:value-type="string" office:string-value="-28.10" calcext:value-type="string">
            <text:p>-28.10</text:p>
          </table:table-cell>
        </table:table-row>
        <table:table-row table:style-name="ro1">
          <table:table-cell table:formula="of:=OFFSET([Sheet1.$A$1]; (ROW()-1)*2;0)" office:value-type="string" office:string-value="UACUGCCCUCGGCUUCUUUACAGUGCUGCCUUGUUGCAUAUGGAUCAAGCAGCAUUGUACAGGGCUAUGAAGGCAUUG" calcext:value-type="string">
            <text:p>UACUGCCCUCGGCUUCUUUACAGUGCUGCCUUGUUGCAUAUGGAUCAAGCAGCAUUGUACAGGGCUAUGAAGGCAUUG</text:p>
          </table:table-cell>
          <table:table-cell table:formula="of:=OFFSET([Sheet1.$A$2]; (ROW()-1)*2;0)" office:value-type="string" office:string-value="...((((.((((((.((.(((((((((((.(((.(.(....).).)))))))))))))).))))))..)).))))..." calcext:value-type="string">
            <text:p>...((((.((((((.((.(((((((((((.(((.(.(....).).)))))))))))))).))))))..)).))))...</text:p>
          </table:table-cell>
          <table:table-cell table:formula="of:=OFFSET([Sheet1.$B$2]; (ROW()-1)*2;0)" office:value-type="string" office:string-value="-31.00" calcext:value-type="string">
            <text:p>-31.00</text:p>
          </table:table-cell>
        </table:table-row>
        <table:table-row table:style-name="ro1">
          <table:table-cell table:formula="of:=OFFSET([Sheet1.$A$1]; (ROW()-1)*2;0)" office:value-type="string" office:string-value="UGUGCAUCGUGGUCAAAUGCUCAGACUCCUGUGGUGGCUGCUCAUGCACCACGGAUGUUUGAGCAUGUGCUACGGUGUCUA" calcext:value-type="string">
            <text:p>UGUGCAUCGUGGUCAAAUGCUCAGACUCCUGUGGUGGCUGCUCAUGCACCACGGAUGUUUGAGCAUGUGCUACGGUGUCUA</text:p>
          </table:table-cell>
          <table:table-cell table:formula="of:=OFFSET([Sheet1.$A$2]; (ROW()-1)*2;0)" office:value-type="string" office:string-value="...(((((((((.((.((((((((((..((((((((..........))))))))..)))))))))).)))))))))))..." calcext:value-type="string">
            <text:p>...(((((((((.((.((((((((((..((((((((..........))))))))..)))))))))).)))))))))))...</text:p>
          </table:table-cell>
          <table:table-cell table:formula="of:=OFFSET([Sheet1.$B$2]; (ROW()-1)*2;0)" office:value-type="string" office:string-value="-43.10" calcext:value-type="string">
            <text:p>-43.10</text:p>
          </table:table-cell>
        </table:table-row>
        <table:table-row table:style-name="ro1">
          <table:table-cell table:formula="of:=OFFSET([Sheet1.$A$1]; (ROW()-1)*2;0)" office:value-type="string" office:string-value="UGUGCAUCGUGGUCAAAUGCUCAGACUCCUGUGGUGGCUGCUUAUGCACCACGGAUGUUUGAGCAUGUGCUAUGGUGUCUA" calcext:value-type="string">
            <text:p>UGUGCAUCGUGGUCAAAUGCUCAGACUCCUGUGGUGGCUGCUUAUGCACCACGGAUGUUUGAGCAUGUGCUAUGGUGUCUA</text:p>
          </table:table-cell>
          <table:table-cell table:formula="of:=OFFSET([Sheet1.$A$2]; (ROW()-1)*2;0)" office:value-type="string" office:string-value="...(((((((((.((.((((((((((..((((((((..........))))))))..)))))))))).)))))))))))..." calcext:value-type="string">
            <text:p>...(((((((((.((.((((((((((..((((((((..........))))))))..)))))))))).)))))))))))...</text:p>
          </table:table-cell>
          <table:table-cell table:formula="of:=OFFSET([Sheet1.$B$2]; (ROW()-1)*2;0)" office:value-type="string" office:string-value="-41.30" calcext:value-type="string">
            <text:p>-41.30</text:p>
          </table:table-cell>
        </table:table-row>
        <table:table-row table:style-name="ro1">
          <table:table-cell table:formula="of:=OFFSET([Sheet1.$A$1]; (ROW()-1)*2;0)" office:value-type="string" office:string-value="CCUUGGCCAUGUAAAAGUGCUUACAGUGCAGGUAGCUUUUUGAGAUCUACUGCAAUGUAAGCACUUCUUACAUUACCAUGG" calcext:value-type="string">
            <text:p>CCUUGGCCAUGUAAAAGUGCUUACAGUGCAGGUAGCUUUUUGAGAUCUACUGCAAUGUAAGCACUUCUUACAUUACCAUGG</text:p>
          </table:table-cell>
          <table:table-cell table:formula="of:=OFFSET([Sheet1.$A$2]; (ROW()-1)*2;0)" office:value-type="string" office:string-value="((.(((..(((((((((((((((((.(((((.(((.(((...))).)))))))).))))))))))).))))))..))).))" calcext:value-type="string">
            <text:p>((.(((..(((((((((((((((((.(((((.(((.(((...))).)))))))).))))))))))).))))))..))).))</text:p>
          </table:table-cell>
          <table:table-cell table:formula="of:=OFFSET([Sheet1.$B$2]; (ROW()-1)*2;0)" office:value-type="string" office:string-value="-34.40" calcext:value-type="string">
            <text:p>-34.40</text:p>
          </table:table-cell>
        </table:table-row>
        <table:table-row table:style-name="ro1">
          <table:table-cell table:formula="of:=OFFSET([Sheet1.$A$1]; (ROW()-1)*2;0)" office:value-type="string" office:string-value="CUCUCUGCUUUCAGCUUCUUUACAGUGUUGCCUUGUGGCAUGGAGUUCAAGCAGCAUUGUACAGGGCUAUCAAAGCACAGA" calcext:value-type="string">
            <text:p>CUCUCUGCUUUCAGCUUCUUUACAGUGUUGCCUUGUGGCAUGGAGUUCAAGCAGCAUUGUACAGGGCUAUCAAAGCACAGA</text:p>
          </table:table-cell>
          <table:table-cell table:formula="of:=OFFSET([Sheet1.$A$2]; (ROW()-1)*2;0)" office:value-type="string" office:string-value=".(((.((((((.((((.((.(((((((((((.(((.(((.....))))))))))))))))).))))))...)))))).)))" calcext:value-type="string">
            <text:p>.(((.((((((.((((.((.(((((((((((.(((.(((.....))))))))))))))))).))))))...)))))).)))</text:p>
          </table:table-cell>
          <table:table-cell table:formula="of:=OFFSET([Sheet1.$B$2]; (ROW()-1)*2;0)" office:value-type="string" office:string-value="-29.50" calcext:value-type="string">
            <text:p>-29.50</text:p>
          </table:table-cell>
        </table:table-row>
        <table:table-row table:style-name="ro1">
          <table:table-cell table:formula="of:=OFFSET([Sheet1.$A$1]; (ROW()-1)*2;0)" office:value-type="string" office:string-value="GUUCCACUCUAGCAGCACGUAAAUAUUGGCGUAGUGAAAUAUAUAUUAAACACCAAUAUUACUGUGCUGCUUUAGUGUGAC" calcext:value-type="string">
            <text:p>GUUCCACUCUAGCAGCACGUAAAUAUUGGCGUAGUGAAAUAUAUAUUAAACACCAAUAUUACUGUGCUGCUUUAGUGUGAC</text:p>
          </table:table-cell>
          <table:table-cell table:formula="of:=OFFSET([Sheet1.$A$2]; (ROW()-1)*2;0)" office:value-type="string" office:string-value="(((.((((..(((((((((..((((((((.((.................)).))))))))..)))))))))..)))).)))" calcext:value-type="string">
            <text:p>(((.((((..(((((((((..((((((((.((.................)).))))))))..)))))))))..)))).)))</text:p>
          </table:table-cell>
          <table:table-cell table:formula="of:=OFFSET([Sheet1.$B$2]; (ROW()-1)*2;0)" office:value-type="string" office:string-value="-29.50" calcext:value-type="string">
            <text:p>-29.50</text:p>
          </table:table-cell>
        </table:table-row>
        <table:table-row table:style-name="ro1">
          <table:table-cell table:formula="of:=OFFSET([Sheet1.$A$1]; (ROW()-1)*2;0)" office:value-type="string" office:string-value="UUCAGCCUUUGAGAGUUCCAUGCUUCCUUGCAUUCAAUAGUUAUAUUCAAGCAUAUGGAAUGUAAAGAAGUAUGGAGCGAAAUCUGGCGAG" calcext:value-type="string">
            <text:p>UUCAGCCUUUGAGAGUUCCAUGCUUCCUUGCAUUCAAUAGUUAUAUUCAAGCAUAUGGAAUGUAAAGAAGUAUGGAGCGAAAUCUGGCGAG</text:p>
          </table:table-cell>
          <table:table-cell table:formula="of:=OFFSET([Sheet1.$A$2]; (ROW()-1)*2;0)" office:value-type="string" office:string-value=".((.(((.......((((((((((((.((((((((.((((((.......))).))).)))))))).)))))))))))).......)))))." calcext:value-type="string">
            <text:p>.((.(((.......((((((((((((.((((((((.((((((.......))).))).)))))))).)))))))))))).......))))).</text:p>
          </table:table-cell>
          <table:table-cell table:formula="of:=OFFSET([Sheet1.$B$2]; (ROW()-1)*2;0)" office:value-type="string" office:string-value="-34.60" calcext:value-type="string">
            <text:p>-34.60</text:p>
          </table:table-cell>
        </table:table-row>
        <table:table-row table:style-name="ro1">
          <table:table-cell table:formula="of:=OFFSET([Sheet1.$A$1]; (ROW()-1)*2;0)" office:value-type="string" office:string-value="GCUGGGCUCUCAAAGUGGUUGUGAAAUGCAUUUCCGCUUUGCGCGGCAUAUCACAGCCAGCUUUGAUGAGCUUAGC" calcext:value-type="string">
            <text:p>GCUGGGCUCUCAAAGUGGUUGUGAAAUGCAUUUCCGCUUUGCGCGGCAUAUCACAGCCAGCUUUGAUGAGCUUAGC</text:p>
          </table:table-cell>
          <table:table-cell table:formula="of:=OFFSET([Sheet1.$A$2]; (ROW()-1)*2;0)" office:value-type="string" office:string-value="((((((((((((((((((((((((.((((.....(((.....))))))).))))))))).)))))).)))))))))" calcext:value-type="string">
            <text:p>((((((((((((((((((((((((.((((.....(((.....))))))).))))))))).)))))).)))))))))</text:p>
          </table:table-cell>
          <table:table-cell table:formula="of:=OFFSET([Sheet1.$B$2]; (ROW()-1)*2;0)" office:value-type="string" office:string-value="-41.60" calcext:value-type="string">
            <text:p>-41.60</text:p>
          </table:table-cell>
        </table:table-row>
        <table:table-row table:style-name="ro1">
          <table:table-cell table:formula="of:=OFFSET([Sheet1.$A$1]; (ROW()-1)*2;0)" office:value-type="string" office:string-value="AUCUAAGCCUCAUCAAGUGGUUGUGAUAUGGAUACCCAACGCAUAUCACAGCCAGCUUUGAUGAGCUAGGAU" calcext:value-type="string">
            <text:p>AUCUAAGCCUCAUCAAGUGGUUGUGAUAUGGAUACCCAACGCAUAUCACAGCCAGCUUUGAUGAGCUAGGAU</text:p>
          </table:table-cell>
          <table:table-cell table:formula="of:=OFFSET([Sheet1.$A$2]; (ROW()-1)*2;0)" office:value-type="string" office:string-value="((((.(((.(((((((((((((((((((((...........)))))))))))))..))))))))))).))))" calcext:value-type="string">
            <text:p>((((.(((.(((((((((((((((((((((...........)))))))))))))..))))))))))).))))</text:p>
          </table:table-cell>
          <table:table-cell table:formula="of:=OFFSET([Sheet1.$B$2]; (ROW()-1)*2;0)" office:value-type="string" office:string-value="-33.30" calcext:value-type="string">
            <text:p>-33.30</text:p>
          </table:table-cell>
        </table:table-row>
        <table:table-row table:style-name="ro1">
          <table:table-cell table:formula="of:=OFFSET([Sheet1.$A$1]; (ROW()-1)*2;0)" office:value-type="string" office:string-value="CUUCAACUGUCUUCAAAGUGGCAGUGACAUGUUGUCAACAAUAUUCAUAUCACAGCCAGCUUUGAGGAGCGUUGCGG" calcext:value-type="string">
            <text:p>CUUCAACUGUCUUCAAAGUGGCAGUGACAUGUUGUCAACAAUAUUCAUAUCACAGCCAGCUUUGAGGAGCGUUGCGG</text:p>
          </table:table-cell>
          <table:table-cell table:formula="of:=OFFSET([Sheet1.$A$2]; (ROW()-1)*2;0)" office:value-type="string" office:string-value="((.((((..(((((((((((((.((((.((((((....)))))).....)))).)))).)))))))))..)))).))" calcext:value-type="string">
            <text:p>((.((((..(((((((((((((.((((.((((((....)))))).....)))).)))).)))))))))..)))).))</text:p>
          </table:table-cell>
          <table:table-cell table:formula="of:=OFFSET([Sheet1.$B$2]; (ROW()-1)*2;0)" office:value-type="string" office:string-value="-28.50" calcext:value-type="string">
            <text:p>-28.50</text:p>
          </table:table-cell>
        </table:table-row>
        <table:table-row table:style-name="ro1">
          <table:table-cell table:formula="of:=OFFSET([Sheet1.$A$1]; (ROW()-1)*2;0)" office:value-type="string" office:string-value="UUGUGUCAUUCUUCAAAGUGGUUGUGAAAUGUUUGCCUUUUUAUGCCUAUUCAUAUCACAGCCAGCUUUGAGGAGCGACGCGA" calcext:value-type="string">
            <text:p>UUGUGUCAUUCUUCAAAGUGGUUGUGAAAUGUUUGCCUUUUUAUGCCUAUUCAUAUCACAGCCAGCUUUGAGGAGCGACGCGA</text:p>
          </table:table-cell>
          <table:table-cell table:formula="of:=OFFSET([Sheet1.$A$2]; (ROW()-1)*2;0)" office:value-type="string" office:string-value="(((((((.(((((((((((((((((((.(((...((........)).....))).))))))))).)))))))))).)))))))" calcext:value-type="string">
            <text:p>(((((((.(((((((((((((((((((.(((...((........)).....))).))))))))).)))))))))).)))))))</text:p>
          </table:table-cell>
          <table:table-cell table:formula="of:=OFFSET([Sheet1.$B$2]; (ROW()-1)*2;0)" office:value-type="string" office:string-value="-37.10" calcext:value-type="string">
            <text:p>-37.10</text:p>
          </table:table-cell>
        </table:table-row>
        <table:table-row table:style-name="ro1">
          <table:table-cell table:formula="of:=OFFSET([Sheet1.$A$1]; (ROW()-1)*2;0)" office:value-type="string" office:string-value="GAUCCUGGGAUGCAUCUUGUGCAGUUAUGUUUCAAUCUCACAUCACUGGGCAAAGUGUGUCUCAAGAUC" calcext:value-type="string">
            <text:p>GAUCCUGGGAUGCAUCUUGUGCAGUUAUGUUUCAAUCUCACAUCACUGGGCAAAGUGUGUCUCAAGAUC</text:p>
          </table:table-cell>
          <table:table-cell table:formula="of:=OFFSET([Sheet1.$A$2]; (ROW()-1)*2;0)" office:value-type="string" office:string-value="((((.((((((((((.((((.((((.((((.........)))).)))).)))).)))))))))).))))" calcext:value-type="string">
            <text:p>((((.((((((((((.((((.((((.((((.........)))).)))).)))).)))))))))).))))</text:p>
          </table:table-cell>
          <table:table-cell table:formula="of:=OFFSET([Sheet1.$B$2]; (ROW()-1)*2;0)" office:value-type="string" office:string-value="-28.50" calcext:value-type="string">
            <text:p>-28.50</text:p>
          </table:table-cell>
        </table:table-row>
        <table:table-row table:style-name="ro1">
          <table:table-cell table:formula="of:=OFFSET([Sheet1.$A$1]; (ROW()-1)*2;0)" office:value-type="string" office:string-value="UUGCAAUUAGUUUCUUUGGUCGUCCAGCCUUAGGUGAUUUUUCCGGUCAUAAAGCUAGACAACCAUUGAAGUUCGUUGUGG" calcext:value-type="string">
            <text:p>UUGCAAUUAGUUUCUUUGGUCGUCCAGCCUUAGGUGAUUUUUCCGGUCAUAAAGCUAGACAACCAUUGAAGUUCGUUGUGG</text:p>
          </table:table-cell>
          <table:table-cell table:formula="of:=OFFSET([Sheet1.$A$2]; (ROW()-1)*2;0)" office:value-type="string" office:string-value="..(((((.((((((..((((.(((.(((.((..((((((.....)))))).))))).))).))))..)))))).))))).." calcext:value-type="string">
            <text:p>..(((((.((((((..((((.(((.(((.((..((((((.....)))))).))))).))).))))..)))))).)))))..</text:p>
          </table:table-cell>
          <table:table-cell table:formula="of:=OFFSET([Sheet1.$B$2]; (ROW()-1)*2;0)" office:value-type="string" office:string-value="-22.50" calcext:value-type="string">
            <text:p>-22.50</text:p>
          </table:table-cell>
        </table:table-row>
        <table:table-row table:style-name="ro1">
          <table:table-cell table:formula="of:=OFFSET([Sheet1.$A$1]; (ROW()-1)*2;0)" office:value-type="string" office:string-value="UAACCCAAGGGAACUUCUGCUGCUGAUAUAUUAUUGAAAAACUACUAUAUCACAGUGGCUGUUCUUUUUGGUUG" calcext:value-type="string">
            <text:p>UAACCCAAGGGAACUUCUGCUGCUGAUAUAUUAUUGAAAAACUACUAUAUCACAGUGGCUGUUCUUUUUGGUUG</text:p>
          </table:table-cell>
          <table:table-cell table:formula="of:=OFFSET([Sheet1.$A$2]; (ROW()-1)*2;0)" office:value-type="string" office:string-value="(((((.((((((((..((((((.(((((((.((((....)).)).)))))))))))))..)))))))).)))))" calcext:value-type="string">
            <text:p>(((((.((((((((..((((((.(((((((.((((....)).)).)))))))))))))..)))))))).)))))</text:p>
          </table:table-cell>
          <table:table-cell table:formula="of:=OFFSET([Sheet1.$B$2]; (ROW()-1)*2;0)" office:value-type="string" office:string-value="-24.70" calcext:value-type="string">
            <text:p>-24.70</text:p>
          </table:table-cell>
        </table:table-row>
        <table:table-row table:style-name="ro1">
          <table:table-cell table:formula="of:=OFFSET([Sheet1.$A$1]; (ROW()-1)*2;0)" office:value-type="string" office:string-value="CAAAAAGAAGGGAACGGUUGCUGAUGAUGUAGUUUGAAACUCUCACAAUUUAUAUCACAGUGGCUGUUCUUUUUUGUUUG" calcext:value-type="string">
            <text:p>CAAAAAGAAGGGAACGGUUGCUGAUGAUGUAGUUUGAAACUCUCACAAUUUAUAUCACAGUGGCUGUUCUUUUUUGUUUG</text:p>
          </table:table-cell>
          <table:table-cell table:formula="of:=OFFSET([Sheet1.$A$2]; (ROW()-1)*2;0)" office:value-type="string" office:string-value="((((.((((((((((((((((((.((((((((.(((.........))).)))))))))))))))))))))))))).))))" calcext:value-type="string">
            <text:p>((((.((((((((((((((((((.((((((((.(((.........))).)))))))))))))))))))))))))).))))</text:p>
          </table:table-cell>
          <table:table-cell table:formula="of:=OFFSET([Sheet1.$B$2]; (ROW()-1)*2;0)" office:value-type="string" office:string-value="-31.20" calcext:value-type="string">
            <text:p>-31.20</text:p>
          </table:table-cell>
        </table:table-row>
        <table:table-row table:style-name="ro1">
          <table:table-cell table:formula="of:=OFFSET([Sheet1.$A$1]; (ROW()-1)*2;0)" office:value-type="string" office:string-value="GAGUGCAUUCCGUAUGGAAGACUAGUGAUUUUGUUGUUUGGUCUUUGGUAAUAACAAUAAAUCCCUUGUCUUCUUACGGCGUGCAUUU" calcext:value-type="string">
            <text:p>GAGUGCAUUCCGUAUGGAAGACUAGUGAUUUUGUUGUUUGGUCUUUGGUAAUAACAAUAAAUCCCUUGUCUUCUUACGGCGUGCAUUU</text:p>
          </table:table-cell>
          <table:table-cell table:formula="of:=OFFSET([Sheet1.$A$2]; (ROW()-1)*2;0)" office:value-type="string" office:string-value="((((((((.(((((.(((((((.((.(((((.((((((....(....)....))))))))))).)).)))))))))))).))))))))" calcext:value-type="string">
            <text:p>((((((((.(((((.(((((((.((.(((((.((((((....(....)....))))))))))).)).)))))))))))).))))))))</text:p>
          </table:table-cell>
          <table:table-cell table:formula="of:=OFFSET([Sheet1.$B$2]; (ROW()-1)*2;0)" office:value-type="string" office:string-value="-33.50" calcext:value-type="string">
            <text:p>-33.50</text:p>
          </table:table-cell>
        </table:table-row>
        <table:table-row table:style-name="ro1">
          <table:table-cell table:formula="of:=OFFSET([Sheet1.$A$1]; (ROW()-1)*2;0)" office:value-type="string" office:string-value="AAGGACAUCUGUUCACAUCUUACCGGGCAGCAUUAGAUCCUUUUUAUAACUCUAAUACUGUCAGGUAAAGAUGUCGUCCGUGUCCUU" calcext:value-type="string">
            <text:p>AAGGACAUCUGUUCACAUCUUACCGGGCAGCAUUAGAUCCUUUUUAUAACUCUAAUACUGUCAGGUAAAGAUGUCGUCCGUGUCCUU</text:p>
          </table:table-cell>
          <table:table-cell table:formula="of:=OFFSET([Sheet1.$A$2]; (ROW()-1)*2;0)" office:value-type="string" office:string-value="((((((((......((((((((((.(((((.((((((.............)))))).))))).))).))))))).....))))))))" calcext:value-type="string">
            <text:p>((((((((......((((((((((.(((((.((((((.............)))))).))))).))).))))))).....))))))))</text:p>
          </table:table-cell>
          <table:table-cell table:formula="of:=OFFSET([Sheet1.$B$2]; (ROW()-1)*2;0)" office:value-type="string" office:string-value="-30.90" calcext:value-type="string">
            <text:p>-30.90</text:p>
          </table:table-cell>
        </table:table-row>
        <table:table-row table:style-name="ro1">
          <table:table-cell table:formula="of:=OFFSET([Sheet1.$A$1]; (ROW()-1)*2;0)" office:value-type="string" office:string-value="GCUAUGUUGUCUUUGGUUAUCUAGCUGUAUGAGUGAUAAAUAACGUCAUAAAGCUAGCUUACCGAAGUUAAUAUUAGC" calcext:value-type="string">
            <text:p>GCUAUGUUGUCUUUGGUUAUCUAGCUGUAUGAGUGAUAAAUAACGUCAUAAAGCUAGCUUACCGAAGUUAAUAUUAGC</text:p>
          </table:table-cell>
          <table:table-cell table:formula="of:=OFFSET([Sheet1.$A$2]; (ROW()-1)*2;0)" office:value-type="string" office:string-value="(((((((((.(((((((...((((((.(((((((........)).))))).))))))...))))))).))))).))))" calcext:value-type="string">
            <text:p>(((((((((.(((((((...((((((.(((((((........)).))))).))))))...))))))).))))).))))</text:p>
          </table:table-cell>
          <table:table-cell table:formula="of:=OFFSET([Sheet1.$B$2]; (ROW()-1)*2;0)" office:value-type="string" office:string-value="-28.50" calcext:value-type="string">
            <text:p>-28.50</text:p>
          </table:table-cell>
        </table:table-row>
        <table:table-row table:style-name="ro1">
          <table:table-cell table:formula="of:=OFFSET([Sheet1.$A$1]; (ROW()-1)*2;0)" office:value-type="string" office:string-value="CCACGUCUACCCUGUAGAUCCGAAUUUGUUUUAUACUAGCUUUAAGGACAAAUUCGGUUCUAGAGAGGUUUGUGUGG" calcext:value-type="string">
            <text:p>CCACGUCUACCCUGUAGAUCCGAAUUUGUUUUAUACUAGCUUUAAGGACAAAUUCGGUUCUAGAGAGGUUUGUGUGG</text:p>
          </table:table-cell>
          <table:table-cell table:formula="of:=OFFSET([Sheet1.$A$2]; (ROW()-1)*2;0)" office:value-type="string" office:string-value="(((((...(((((.((((.(((((((((((((............))))))))))))).)))).)).)))...)))))" calcext:value-type="string">
            <text:p>(((((...(((((.((((.(((((((((((((............))))))))))))).)))).)).)))...)))))</text:p>
          </table:table-cell>
          <table:table-cell table:formula="of:=OFFSET([Sheet1.$B$2]; (ROW()-1)*2;0)" office:value-type="string" office:string-value="-31.40" calcext:value-type="string">
            <text:p>-31.40</text:p>
          </table:table-cell>
        </table:table-row>
        <table:table-row table:style-name="ro1">
          <table:table-cell table:formula="of:=OFFSET([Sheet1.$A$1]; (ROW()-1)*2;0)" office:value-type="string" office:string-value="GCACUUGUCAAGAACUUUCUCUGUGACCCGCGUGUACUUAAAAGCCGCAUCACAGUCUGAGUUCUUGCUGAGUGC" calcext:value-type="string">
            <text:p>GCACUUGUCAAGAACUUUCUCUGUGACCCGCGUGUACUUAAAAGCCGCAUCACAGUCUGAGUUCUUGCUGAGUGC</text:p>
          </table:table-cell>
          <table:table-cell table:formula="of:=OFFSET([Sheet1.$A$2]; (ROW()-1)*2;0)" office:value-type="string" office:string-value="(((((((.(((((((((...((((((...(((.((........))))).))))))...))))))))).)))))))" calcext:value-type="string">
            <text:p>(((((((.(((((((((...((((((...(((.((........))))).))))))...))))))))).)))))))</text:p>
          </table:table-cell>
          <table:table-cell table:formula="of:=OFFSET([Sheet1.$B$2]; (ROW()-1)*2;0)" office:value-type="string" office:string-value="-32.80" calcext:value-type="string">
            <text:p>-32.80</text:p>
          </table:table-cell>
        </table:table-row>
        <table:table-row table:style-name="ro1">
          <table:table-cell table:formula="of:=OFFSET([Sheet1.$A$1]; (ROW()-1)*2;0)" office:value-type="string" office:string-value="UACGGUUGAGUAUUACAUCAGGUACUGGUGUGCCUUAAAUCCAACAACCAGUACUUAUGUCAUACUACGCCGUG" calcext:value-type="string">
            <text:p>UACGGUUGAGUAUUACAUCAGGUACUGGUGUGCCUUAAAUCCAACAACCAGUACUUAUGUCAUACUACGCCGUG</text:p>
          </table:table-cell>
          <table:table-cell table:formula="of:=OFFSET([Sheet1.$A$2]; (ROW()-1)*2;0)" office:value-type="string" office:string-value="((((((..(((((.((((.((((((((((((............)).)))))))))))))).)))))..))))))" calcext:value-type="string">
            <text:p>((((((..(((((.((((.((((((((((((............)).)))))))))))))).)))))..))))))</text:p>
          </table:table-cell>
          <table:table-cell table:formula="of:=OFFSET([Sheet1.$B$2]; (ROW()-1)*2;0)" office:value-type="string" office:string-value="-29.60" calcext:value-type="string">
            <text:p>-29.60</text:p>
          </table:table-cell>
        </table:table-row>
        <table:table-row table:style-name="ro1">
          <table:table-cell table:formula="of:=OFFSET([Sheet1.$A$1]; (ROW()-1)*2;0)" office:value-type="string" office:string-value="CCAUGUCGUUAAAAUGUUUGUGAACUUAUGUAUUCACAAUCAUAUCACAGCCAUUUUGACGAGUUUGG" calcext:value-type="string">
            <text:p>CCAUGUCGUUAAAAUGUUUGUGAACUUAUGUAUUCACAAUCAUAUCACAGCCAUUUUGACGAGUUUGG</text:p>
          </table:table-cell>
          <table:table-cell table:formula="of:=OFFSET([Sheet1.$A$2]; (ROW()-1)*2;0)" office:value-type="string" office:string-value="(((..(((((((((((.((((((...((((..........)))))))))).)))))))))))...)))" calcext:value-type="string">
            <text:p>(((..(((((((((((.((((((...((((..........)))))))))).)))))))))))...)))</text:p>
          </table:table-cell>
          <table:table-cell table:formula="of:=OFFSET([Sheet1.$B$2]; (ROW()-1)*2;0)" office:value-type="string" office:string-value="-21.20" calcext:value-type="string">
            <text:p>-21.20</text:p>
          </table:table-cell>
        </table:table-row>
        <table:table-row table:style-name="ro1">
          <table:table-cell table:formula="of:=OFFSET([Sheet1.$A$1]; (ROW()-1)*2;0)" office:value-type="string" office:string-value="UAUUAACGCGUCAAAAUGACUGUGAGCUAUGUGGAUUUGACUUCAUAUCACAGCCAUUUUGACGAGUUUG" calcext:value-type="string">
            <text:p>UAUUAACGCGUCAAAAUGACUGUGAGCUAUGUGGAUUUGACUUCAUAUCACAGCCAUUUUGACGAGUUUG</text:p>
          </table:table-cell>
          <table:table-cell table:formula="of:=OFFSET([Sheet1.$A$2]; (ROW()-1)*2;0)" office:value-type="string" office:string-value="....(((.((((((((((.((((((..((((.((......)).)))))))))).)))))))))).))).." calcext:value-type="string">
            <text:p>....(((.((((((((((.((((((..((((.((......)).)))))))))).)))))))))).)))..</text:p>
          </table:table-cell>
          <table:table-cell table:formula="of:=OFFSET([Sheet1.$B$2]; (ROW()-1)*2;0)" office:value-type="string" office:string-value="-26.40" calcext:value-type="string">
            <text:p>-26.40</text:p>
          </table:table-cell>
        </table:table-row>
        <table:table-row table:style-name="ro1">
          <table:table-cell table:formula="of:=OFFSET([Sheet1.$A$1]; (ROW()-1)*2;0)" office:value-type="string" office:string-value="UGUGGGAGCGAGACGGGGACUCACUGUGCUUAUUAAAUAGUCAGUCUUUUUCUCUCUCCUAUA" calcext:value-type="string">
            <text:p>UGUGGGAGCGAGACGGGGACUCACUGUGCUUAUUAAAUAGUCAGUCUUUUUCUCUCUCCUAUA</text:p>
          </table:table-cell>
          <table:table-cell table:formula="of:=OFFSET([Sheet1.$A$2]; (ROW()-1)*2;0)" office:value-type="string" office:string-value="((((((((.((((.(((((((.(((((.........))))).))))))).)))).))))))))" calcext:value-type="string">
            <text:p>((((((((.((((.(((((((.(((((.........))))).))))))).)))).))))))))</text:p>
          </table:table-cell>
          <table:table-cell table:formula="of:=OFFSET([Sheet1.$B$2]; (ROW()-1)*2;0)" office:value-type="string" office:string-value="-27.50" calcext:value-type="string">
            <text:p>-27.50</text:p>
          </table:table-cell>
        </table:table-row>
        <table:table-row table:style-name="ro1">
          <table:table-cell table:formula="of:=OFFSET([Sheet1.$A$1]; (ROW()-1)*2;0)" office:value-type="string" office:string-value="CCAGGCUGAGGUAGUAGUUUGUACAGUUUGAGGGUCUAUGAUACCACCCGGUACAGGAGAUAACUGUACAGGCCACUGCCUUGCCAGG" calcext:value-type="string">
            <text:p>CCAGGCUGAGGUAGUAGUUUGUACAGUUUGAGGGUCUAUGAUACCACCCGGUACAGGAGAUAACUGUACAGGCCACUGCCUUGCCAGG</text:p>
          </table:table-cell>
          <table:table-cell table:formula="of:=OFFSET([Sheet1.$A$2]; (ROW()-1)*2;0)" office:value-type="string" office:string-value="((.(((.((((((((.((((((((((((.....((((.((.((((....))))))..)))))))))))))))).))))))))))).))" calcext:value-type="string">
            <text:p>((.(((.((((((((.((((((((((((.....((((.((.((((....))))))..)))))))))))))))).))))))))))).))</text:p>
          </table:table-cell>
          <table:table-cell table:formula="of:=OFFSET([Sheet1.$B$2]; (ROW()-1)*2;0)" office:value-type="string" office:string-value="-40.20" calcext:value-type="string">
            <text:p>-40.20</text:p>
          </table:table-cell>
        </table:table-row>
        <table:table-row table:style-name="ro1">
          <table:table-cell table:formula="of:=OFFSET([Sheet1.$A$1]; (ROW()-1)*2;0)" office:value-type="string" office:string-value="CUGGCUGAGGUAGUAGUUUGUGCUGUUGGUCGGGUUGUGACAUUGCCCGCUGUGGAGAUAACUGCGCAAGCUACUGCCUUGCUAG" calcext:value-type="string">
            <text:p>CUGGCUGAGGUAGUAGUUUGUGCUGUUGGUCGGGUUGUGACAUUGCCCGCUGUGGAGAUAACUGCGCAAGCUACUGCCUUGCUAG</text:p>
          </table:table-cell>
          <table:table-cell table:formula="of:=OFFSET([Sheet1.$A$2]; (ROW()-1)*2;0)" office:value-type="string" office:string-value="(((((.(((((((((((((((((.(((((.(((((.........)))))))........))).))))))))))))))))))))))" calcext:value-type="string">
            <text:p>(((((.(((((((((((((((((.(((((.(((((.........)))))))........))).))))))))))))))))))))))</text:p>
          </table:table-cell>
          <table:table-cell table:formula="of:=OFFSET([Sheet1.$B$2]; (ROW()-1)*2;0)" office:value-type="string" office:string-value="-42.20" calcext:value-type="string">
            <text:p>-42.20</text:p>
          </table:table-cell>
        </table:table-row>
        <table:table-row table:style-name="ro1">
          <table:table-cell table:formula="of:=OFFSET([Sheet1.$A$1]; (ROW()-1)*2;0)" office:value-type="string" office:string-value="GCUUGGGACACAUACUUCUUUAUAUGCCCAUAUGAACCUGCUAAGCUAUGGAAUGUAAAGAAGUAUGUAUUUCAGGC" calcext:value-type="string">
            <text:p>GCUUGGGACACAUACUUCUUUAUAUGCCCAUAUGAACCUGCUAAGCUAUGGAAUGUAAAGAAGUAUGUAUUUCAGGC</text:p>
          </table:table-cell>
          <table:table-cell table:formula="of:=OFFSET([Sheet1.$A$2]; (ROW()-1)*2;0)" office:value-type="string" office:string-value="((((((((.((((((((((((((((..(((((..............))))).)))))))))))))))).))))))))" calcext:value-type="string">
            <text:p>((((((((.((((((((((((((((..(((((..............))))).)))))))))))))))).))))))))</text:p>
          </table:table-cell>
          <table:table-cell table:formula="of:=OFFSET([Sheet1.$B$2]; (ROW()-1)*2;0)" office:value-type="string" office:string-value="-31.90" calcext:value-type="string">
            <text:p>-31.90</text:p>
          </table:table-cell>
        </table:table-row>
        <table:table-row table:style-name="ro1">
          <table:table-cell table:formula="of:=OFFSET([Sheet1.$A$1]; (ROW()-1)*2;0)" office:value-type="string" office:string-value="CUGUAGCAGCACAUCAUGGUUUACAUACUACAGUCAAGAUGCGAAUCAUUAUUUGCUGCUCUAG" calcext:value-type="string">
            <text:p>CUGUAGCAGCACAUCAUGGUUUACAUACUACAGUCAAGAUGCGAAUCAUUAUUUGCUGCUCUAG</text:p>
          </table:table-cell>
          <table:table-cell table:formula="of:=OFFSET([Sheet1.$A$2]; (ROW()-1)*2;0)" office:value-type="string" office:string-value="(((.(((((((.((.(((((((.(((.((.......))))).))))))).)).))))))).)))" calcext:value-type="string">
            <text:p>(((.(((((((.((.(((((((.(((.((.......))))).))))))).)).))))))).)))</text:p>
          </table:table-cell>
          <table:table-cell table:formula="of:=OFFSET([Sheet1.$B$2]; (ROW()-1)*2;0)" office:value-type="string" office:string-value="-19.20" calcext:value-type="string">
            <text:p>-19.20</text:p>
          </table:table-cell>
        </table:table-row>
        <table:table-row table:style-name="ro1">
          <table:table-cell table:formula="of:=OFFSET([Sheet1.$A$1]; (ROW()-1)*2;0)" office:value-type="string" office:string-value="GGCUGCUUGGGUUCCUGGCAUGCUGAUUUGUGACUUGAGAUUAAAAUCACAUUGCCAGGGAUUACCACGCAACC" calcext:value-type="string">
            <text:p>GGCUGCUUGGGUUCCUGGCAUGCUGAUUUGUGACUUGAGAUUAAAAUCACAUUGCCAGGGAUUACCACGCAACC</text:p>
          </table:table-cell>
          <table:table-cell table:formula="of:=OFFSET([Sheet1.$A$2]; (ROW()-1)*2;0)" office:value-type="string" office:string-value="((.(((.(((((((((((((((.((((((..............)))))))).))))))))))..))).))).))" calcext:value-type="string">
            <text:p>((.(((.(((((((((((((((.((((((..............)))))))).))))))))))..))).))).))</text:p>
          </table:table-cell>
          <table:table-cell table:formula="of:=OFFSET([Sheet1.$B$2]; (ROW()-1)*2;0)" office:value-type="string" office:string-value="-28.80" calcext:value-type="string">
            <text:p>-28.80</text:p>
          </table:table-cell>
        </table:table-row>
        <table:table-row table:style-name="ro1">
          <table:table-cell table:formula="of:=OFFSET([Sheet1.$A$1]; (ROW()-1)*2;0)" office:value-type="string" office:string-value="AGGUGCAGAGCUUAGCUGAUUGGUGAACAGUGAUUGGUUUCCGCUUUGUUCACAGUGGCUAAGUUCUGCACCU" calcext:value-type="string">
            <text:p>AGGUGCAGAGCUUAGCUGAUUGGUGAACAGUGAUUGGUUUCCGCUUUGUUCACAGUGGCUAAGUUCUGCACCU</text:p>
          </table:table-cell>
          <table:table-cell table:formula="of:=OFFSET([Sheet1.$A$2]; (ROW()-1)*2;0)" office:value-type="string" office:string-value="(((((((((((((((((.((((.(((((((....(((...)))..))))))))))))))))))))))))))))" calcext:value-type="string">
            <text:p>(((((((((((((((((.((((.(((((((....(((...)))..))))))))))))))))))))))))))))</text:p>
          </table:table-cell>
          <table:table-cell table:formula="of:=OFFSET([Sheet1.$B$2]; (ROW()-1)*2;0)" office:value-type="string" office:string-value="-39.50" calcext:value-type="string">
            <text:p>-39.50</text:p>
          </table:table-cell>
        </table:table-row>
        <table:table-row table:style-name="ro1">
          <table:table-cell table:formula="of:=OFFSET([Sheet1.$A$1]; (ROW()-1)*2;0)" office:value-type="string" office:string-value="AGGAAGCUGGUUUCAUAUGGUGGUUUAGAUUUAAAUAGUGAUUGUCUAGCACCAUUUGAAAUCAGUGUUCU" calcext:value-type="string">
            <text:p>AGGAAGCUGGUUUCAUAUGGUGGUUUAGAUUUAAAUAGUGAUUGUCUAGCACCAUUUGAAAUCAGUGUUCU</text:p>
          </table:table-cell>
          <table:table-cell table:formula="of:=OFFSET([Sheet1.$A$2]; (ROW()-1)*2;0)" office:value-type="string" office:string-value="((((.((((((((((.((((((..((((((.............)))))))))))).)))))))))).))))" calcext:value-type="string">
            <text:p>((((.((((((((((.((((((..((((((.............)))))))))))).)))))))))).))))</text:p>
          </table:table-cell>
          <table:table-cell table:formula="of:=OFFSET([Sheet1.$B$2]; (ROW()-1)*2;0)" office:value-type="string" office:string-value="-26.30" calcext:value-type="string">
            <text:p>-26.30</text:p>
          </table:table-cell>
        </table:table-row>
        <table:table-row table:style-name="ro1">
          <table:table-cell table:formula="of:=OFFSET([Sheet1.$A$1]; (ROW()-1)*2;0)" office:value-type="string" office:string-value="GCGACUGUAAACAUCCUCGACUGGAAGCUGUGAAGCCACAAAUGGGCUUUCAGUCGGAUGUUUGCAGCUGC" calcext:value-type="string">
            <text:p>GCGACUGUAAACAUCCUCGACUGGAAGCUGUGAAGCCACAAAUGGGCUUUCAGUCGGAUGUUUGCAGCUGC</text:p>
          </table:table-cell>
          <table:table-cell table:formula="of:=OFFSET([Sheet1.$A$2]; (ROW()-1)*2;0)" office:value-type="string" office:string-value="(((.((((((((((((..((((((((((((((....))).....))))))))))))))))))))))).)))" calcext:value-type="string">
            <text:p>(((.((((((((((((..((((((((((((((....))).....))))))))))))))))))))))).)))</text:p>
          </table:table-cell>
          <table:table-cell table:formula="of:=OFFSET([Sheet1.$B$2]; (ROW()-1)*2;0)" office:value-type="string" office:string-value="-37.20" calcext:value-type="string">
            <text:p>-37.20</text:p>
          </table:table-cell>
        </table:table-row>
        <table:table-row table:style-name="ro1">
          <table:table-cell table:formula="of:=OFFSET([Sheet1.$A$1]; (ROW()-1)*2;0)" office:value-type="string" office:string-value="CUAAGCCAAGUUUCAGUUCAUGUAAACAUCCUACACUCAGCUGUCAUACAUGCGUUGGCUGGGAUGUGGAUGUUUACGUCAGCUGUCUUGGAGUAU" calcext:value-type="string">
            <text:p>CUAAGCCAAGUUUCAGUUCAUGUAAACAUCCUACACUCAGCUGUCAUACAUGCGUUGGCUGGGAUGUGGAUGUUUACGUCAGCUGUCUUGGAGUAU</text:p>
          </table:table-cell>
          <table:table-cell table:formula="of:=OFFSET([Sheet1.$A$2]; (ROW()-1)*2;0)" office:value-type="string" office:string-value=".((..(((((...(((((.((((((((((((.((((((((((..(........)..))))))).))))))))))))))).))))).)))))..))." calcext:value-type="string">
            <text:p>.((..(((((...(((((.((((((((((((.((((((((((..(........)..))))))).))))))))))))))).))))).)))))..)).</text:p>
          </table:table-cell>
          <table:table-cell table:formula="of:=OFFSET([Sheet1.$B$2]; (ROW()-1)*2;0)" office:value-type="string" office:string-value="-41.30" calcext:value-type="string">
            <text:p>-41.30</text:p>
          </table:table-cell>
        </table:table-row>
        <table:table-row table:style-name="ro1">
          <table:table-cell table:formula="of:=OFFSET([Sheet1.$A$1]; (ROW()-1)*2;0)" office:value-type="string" office:string-value="CAUAAACCCGUAGAUCCGAUCUUGUGGUGAAGUGGACCGCGCAAGCUCGUUUCUAUGGGUCUGUG" calcext:value-type="string">
            <text:p>CAUAAACCCGUAGAUCCGAUCUUGUGGUGAAGUGGACCGCGCAAGCUCGUUUCUAUGGGUCUGUG</text:p>
          </table:table-cell>
          <table:table-cell table:formula="of:=OFFSET([Sheet1.$A$2]; (ROW()-1)*2;0)" office:value-type="string" office:string-value="((((.(((((((((..(((.((((((((.......)))..))))).)))..))))))))).))))" calcext:value-type="string">
            <text:p>((((.(((((((((..(((.((((((((.......)))..))))).)))..))))))))).))))</text:p>
          </table:table-cell>
          <table:table-cell table:formula="of:=OFFSET([Sheet1.$B$2]; (ROW()-1)*2;0)" office:value-type="string" office:string-value="-28.10" calcext:value-type="string">
            <text:p>-28.10</text:p>
          </table:table-cell>
        </table:table-row>
        <table:table-row table:style-name="ro1">
          <table:table-cell table:formula="of:=OFFSET([Sheet1.$A$1]; (ROW()-1)*2;0)" office:value-type="string" office:string-value="GGCACCCACCCGUAGAACCGACCUUGCGGGGCCUUCGCCGCACACAAGCUCGUGUCUGUGGGUCCGUGUC" calcext:value-type="string">
            <text:p>GGCACCCACCCGUAGAACCGACCUUGCGGGGCCUUCGCCGCACACAAGCUCGUGUCUGUGGGUCCGUGUC</text:p>
          </table:table-cell>
          <table:table-cell table:formula="of:=OFFSET([Sheet1.$A$2]; (ROW()-1)*2;0)" office:value-type="string" office:string-value="(((((..(((((((((..(((.((((.(.(((....))).)...)))).)))..)))))))))..)))))" calcext:value-type="string">
            <text:p>(((((..(((((((((..(((.((((.(.(((....))).)...)))).)))..)))))))))..)))))</text:p>
          </table:table-cell>
          <table:table-cell table:formula="of:=OFFSET([Sheet1.$B$2]; (ROW()-1)*2;0)" office:value-type="string" office:string-value="-29.40" calcext:value-type="string">
            <text:p>-29.40</text:p>
          </table:table-cell>
        </table:table-row>
        <table:table-row table:style-name="ro1">
          <table:table-cell table:formula="of:=OFFSET([Sheet1.$A$1]; (ROW()-1)*2;0)" office:value-type="string" office:string-value="AGGCUGCCCUGGCUCAGUUAUCACAGUGCUGAUGCUGUCCAUUCUAAAGGUACAGUACUGUGAUAACUGAAGGAUGGCAGCCA" calcext:value-type="string">
            <text:p>AGGCUGCCCUGGCUCAGUUAUCACAGUGCUGAUGCUGUCCAUUCUAAAGGUACAGUACUGUGAUAACUGAAGGAUGGCAGCCA</text:p>
          </table:table-cell>
          <table:table-cell table:formula="of:=OFFSET([Sheet1.$A$2]; (ROW()-1)*2;0)" office:value-type="string" office:string-value=".(((((((.....((((((((((((((((((.((((............)))))))))))))))))))))).....)))))))." calcext:value-type="string">
            <text:p>.(((((((.....((((((((((((((((((.((((............)))))))))))))))))))))).....))))))).</text:p>
          </table:table-cell>
          <table:table-cell table:formula="of:=OFFSET([Sheet1.$B$2]; (ROW()-1)*2;0)" office:value-type="string" office:string-value="-47.00" calcext:value-type="string">
            <text:p>-47.00</text:p>
          </table:table-cell>
        </table:table-row>
        <table:table-row table:style-name="ro1">
          <table:table-cell table:formula="of:=OFFSET([Sheet1.$A$1]; (ROW()-1)*2;0)" office:value-type="string" office:string-value="CUCUGCGUGUUCACAGCGGACCUUGAUUUAAUGUCUAUACAAUUAAGGCACGCGGUGAAUGCCAAGAG" calcext:value-type="string">
            <text:p>CUCUGCGUGUUCACAGCGGACCUUGAUUUAAUGUCUAUACAAUUAAGGCACGCGGUGAAUGCCAAGAG</text:p>
          </table:table-cell>
          <table:table-cell table:formula="of:=OFFSET([Sheet1.$A$2]; (ROW()-1)*2;0)" office:value-type="string" office:string-value="((((..((((((((.(((..((((((((............))))))))..))).))))))))..))))" calcext:value-type="string">
            <text:p>((((..((((((((.(((..((((((((............))))))))..))).))))))))..))))</text:p>
          </table:table-cell>
          <table:table-cell table:formula="of:=OFFSET([Sheet1.$B$2]; (ROW()-1)*2;0)" office:value-type="string" office:string-value="-26.10" calcext:value-type="string">
            <text:p>-26.10</text:p>
          </table:table-cell>
        </table:table-row>
        <table:table-row table:style-name="ro1">
          <table:table-cell table:formula="of:=OFFSET([Sheet1.$A$1]; (ROW()-1)*2;0)" office:value-type="string" office:string-value="CUGGGUCCCUGAGACCCUUUAACCUGUGAGGACGUCCAGGGUCACAGGUGAGGUUCUUGGGAGCCUGG" calcext:value-type="string">
            <text:p>CUGGGUCCCUGAGACCCUUUAACCUGUGAGGACGUCCAGGGUCACAGGUGAGGUUCUUGGGAGCCUGG</text:p>
          </table:table-cell>
          <table:table-cell table:formula="of:=OFFSET([Sheet1.$A$2]; (ROW()-1)*2;0)" office:value-type="string" office:string-value="((((((.(((((((.((((..((((((((...(.....)..)))))))))))).))))))).))))))" calcext:value-type="string">
            <text:p>((((((.(((((((.((((..((((((((...(.....)..)))))))))))).))))))).))))))</text:p>
          </table:table-cell>
          <table:table-cell table:formula="of:=OFFSET([Sheet1.$B$2]; (ROW()-1)*2;0)" office:value-type="string" office:string-value="-32.70" calcext:value-type="string">
            <text:p>-32.70</text:p>
          </table:table-cell>
        </table:table-row>
        <table:table-row table:style-name="ro1">
          <table:table-cell table:formula="of:=OFFSET([Sheet1.$A$1]; (ROW()-1)*2;0)" office:value-type="string" office:string-value="UGACAGCACAUUAUUACUUUUGGUACGCGCUGUGACACUUCAAACUCGUACCGUGAGUAAUAAUGCGCGGUCA" calcext:value-type="string">
            <text:p>UGACAGCACAUUAUUACUUUUGGUACGCGCUGUGACACUUCAAACUCGUACCGUGAGUAAUAAUGCGCGGUCA</text:p>
          </table:table-cell>
          <table:table-cell table:formula="of:=OFFSET([Sheet1.$A$2]; (ROW()-1)*2;0)" office:value-type="string" office:string-value="((((.((.(((((((((((.(((((((.....(((....)))....))))))).))))))))))).)).))))" calcext:value-type="string">
            <text:p>((((.((.(((((((((((.(((((((.....(((....)))....))))))).))))))))))).)).))))</text:p>
          </table:table-cell>
          <table:table-cell table:formula="of:=OFFSET([Sheet1.$B$2]; (ROW()-1)*2;0)" office:value-type="string" office:string-value="-31.20" calcext:value-type="string">
            <text:p>-31.20</text:p>
          </table:table-cell>
        </table:table-row>
        <table:table-row table:style-name="ro1">
          <table:table-cell table:formula="of:=OFFSET([Sheet1.$A$1]; (ROW()-1)*2;0)" office:value-type="string" office:string-value="CCAGCCUGCUGAAGCUCAGAGGGCUCUGAUUCAGAAAGAUCAUCGGAUCCGUCUGAGCUUGGCUGGUCGG" calcext:value-type="string">
            <text:p>CCAGCCUGCUGAAGCUCAGAGGGCUCUGAUUCAGAAAGAUCAUCGGAUCCGUCUGAGCUUGGCUGGUCGG</text:p>
          </table:table-cell>
          <table:table-cell table:formula="of:=OFFSET([Sheet1.$A$2]; (ROW()-1)*2;0)" office:value-type="string" office:string-value="((((((.....(((((((((.((.((((((((.....))..)))))).)).)))))))))))))))...." calcext:value-type="string">
            <text:p>((((((.....(((((((((.((.((((((((.....))..)))))).)).)))))))))))))))....</text:p>
          </table:table-cell>
          <table:table-cell table:formula="of:=OFFSET([Sheet1.$B$2]; (ROW()-1)*2;0)" office:value-type="string" office:string-value="-35.10" calcext:value-type="string">
            <text:p>-35.10</text:p>
          </table:table-cell>
        </table:table-row>
        <table:table-row table:style-name="ro1">
          <table:table-cell table:formula="of:=OFFSET([Sheet1.$A$1]; (ROW()-1)*2;0)" office:value-type="string" office:string-value="GUUGGAUUCGGGGCCGUAGCACUGUCUGAGAGGUUUACAUUUCUCACAGUGAACCGGUCUCUUUUUCAGC" calcext:value-type="string">
            <text:p>GUUGGAUUCGGGGCCGUAGCACUGUCUGAGAGGUUUACAUUUCUCACAGUGAACCGGUCUCUUUUUCAGC</text:p>
          </table:table-cell>
          <table:table-cell table:formula="of:=OFFSET([Sheet1.$A$2]; (ROW()-1)*2;0)" office:value-type="string" office:string-value="((((((...(((((((...((((((..(((((((....)))))))))))))...)))))))...))))))" calcext:value-type="string">
            <text:p>((((((...(((((((...((((((..(((((((....)))))))))))))...)))))))...))))))</text:p>
          </table:table-cell>
          <table:table-cell table:formula="of:=OFFSET([Sheet1.$B$2]; (ROW()-1)*2;0)" office:value-type="string" office:string-value="-29.30" calcext:value-type="string">
            <text:p>-29.30</text:p>
          </table:table-cell>
        </table:table-row>
        <table:table-row table:style-name="ro1">
          <table:table-cell table:formula="of:=OFFSET([Sheet1.$A$1]; (ROW()-1)*2;0)" office:value-type="string" office:string-value="GAGCUCUUUUCACAUUGUGCUACUGUCUAACGUGUACCGAGCAGUGCAAUGUUAAAAGGGCAUC" calcext:value-type="string">
            <text:p>GAGCUCUUUUCACAUUGUGCUACUGUCUAACGUGUACCGAGCAGUGCAAUGUUAAAAGGGCAUC</text:p>
          </table:table-cell>
          <table:table-cell table:formula="of:=OFFSET([Sheet1.$A$2]; (ROW()-1)*2;0)" office:value-type="string" office:string-value="..((((((((.((((((((((.((...............)).)))))))))).))))))))..." calcext:value-type="string">
            <text:p>..((((((((.((((((((((.((...............)).)))))))))).))))))))...</text:p>
          </table:table-cell>
          <table:table-cell table:formula="of:=OFFSET([Sheet1.$B$2]; (ROW()-1)*2;0)" office:value-type="string" office:string-value="-22.10" calcext:value-type="string">
            <text:p>-22.10</text:p>
          </table:table-cell>
        </table:table-row>
        <table:table-row table:style-name="ro1">
          <table:table-cell table:formula="of:=OFFSET([Sheet1.$A$1]; (ROW()-1)*2;0)" office:value-type="string" office:string-value="GUUGUUAUCUUUGGUUAUCUAGCUGUAUGAGUGUAUUGGUCUUCAUAAAGCUAGAUAACCGAAAGUAAAAAC" calcext:value-type="string">
            <text:p>GUUGUUAUCUUUGGUUAUCUAGCUGUAUGAGUGUAUUGGUCUUCAUAAAGCUAGAUAACCGAAAGUAAAAAC</text:p>
          </table:table-cell>
          <table:table-cell table:formula="of:=OFFSET([Sheet1.$A$2]; (ROW()-1)*2;0)" office:value-type="string" office:string-value="(((.((((.(((((((((((((((.((((((.(.......))))))).))))))))))))))).)))).)))" calcext:value-type="string">
            <text:p>(((.((((.(((((((((((((((.((((((.(.......))))))).))))))))))))))).)))).)))</text:p>
          </table:table-cell>
          <table:table-cell table:formula="of:=OFFSET([Sheet1.$B$2]; (ROW()-1)*2;0)" office:value-type="string" office:string-value="-28.20" calcext:value-type="string">
            <text:p>-28.20</text:p>
          </table:table-cell>
        </table:table-row>
        <table:table-row table:style-name="ro1">
          <table:table-cell table:formula="of:=OFFSET([Sheet1.$A$1]; (ROW()-1)*2;0)" office:value-type="string" office:string-value="GCUAAAGCUGGUAAAAUGGAACCAAAUCGCCUCUUCAAUGGAUUUGGUCCCCUUCAACCAGCUGUAGC" calcext:value-type="string">
            <text:p>GCUAAAGCUGGUAAAAUGGAACCAAAUCGCCUCUUCAAUGGAUUUGGUCCCCUUCAACCAGCUGUAGC</text:p>
          </table:table-cell>
          <table:table-cell table:formula="of:=OFFSET([Sheet1.$A$2]; (ROW()-1)*2;0)" office:value-type="string" office:string-value="((((.(((((((..((.((.((((((((............)))))))).)).))..))))))).))))" calcext:value-type="string">
            <text:p>((((.(((((((..((.((.((((((((............)))))))).)).))..))))))).))))</text:p>
          </table:table-cell>
          <table:table-cell table:formula="of:=OFFSET([Sheet1.$B$2]; (ROW()-1)*2;0)" office:value-type="string" office:string-value="-28.20" calcext:value-type="string">
            <text:p>-28.20</text:p>
          </table:table-cell>
        </table:table-row>
        <table:table-row table:style-name="ro1">
          <table:table-cell table:formula="of:=OFFSET([Sheet1.$A$1]; (ROW()-1)*2;0)" office:value-type="string" office:string-value="GAGGACUCCAUUUGUUUUGAUGAUGGAUUCUUAAGCUCCAUCAUCGUCUCAAAUGAGUCUUC" calcext:value-type="string">
            <text:p>GAGGACUCCAUUUGUUUUGAUGAUGGAUUCUUAAGCUCCAUCAUCGUCUCAAAUGAGUCUUC</text:p>
          </table:table-cell>
          <table:table-cell table:formula="of:=OFFSET([Sheet1.$A$2]; (ROW()-1)*2;0)" office:value-type="string" office:string-value="((((((((.(((((...((((((((((.........))))))))))...)))))))))))))" calcext:value-type="string">
            <text:p>((((((((.(((((...((((((((((.........))))))))))...)))))))))))))</text:p>
          </table:table-cell>
          <table:table-cell table:formula="of:=OFFSET([Sheet1.$B$2]; (ROW()-1)*2;0)" office:value-type="string" office:string-value="-28.20" calcext:value-type="string">
            <text:p>-28.20</text:p>
          </table:table-cell>
        </table:table-row>
        <table:table-row table:style-name="ro1">
          <table:table-cell table:formula="of:=OFFSET([Sheet1.$A$1]; (ROW()-1)*2;0)" office:value-type="string" office:string-value="CUUCGGUGACGGGUAUUCUUGGGUGGAUAAUACGGAUUACGUUGUUAUUGCUUAAGAAUACGCGUAGUCGAGG" calcext:value-type="string">
            <text:p>CUUCGGUGACGGGUAUUCUUGGGUGGAUAAUACGGAUUACGUUGUUAUUGCUUAAGAAUACGCGUAGUCGAGG</text:p>
          </table:table-cell>
          <table:table-cell table:formula="of:=OFFSET([Sheet1.$A$2]; (ROW()-1)*2;0)" office:value-type="string" office:string-value="((((((..(((.(((((((((((((.((((((((.....)).))))))))))))))))))).)))..))))))" calcext:value-type="string">
            <text:p>((((((..(((.(((((((((((((.((((((((.....)).))))))))))))))))))).)))..))))))</text:p>
          </table:table-cell>
          <table:table-cell table:formula="of:=OFFSET([Sheet1.$B$2]; (ROW()-1)*2;0)" office:value-type="string" office:string-value="-31.20" calcext:value-type="string">
            <text:p>-31.20</text:p>
          </table:table-cell>
        </table:table-row>
        <table:table-row table:style-name="ro1">
          <table:table-cell table:formula="of:=OFFSET([Sheet1.$A$1]; (ROW()-1)*2;0)" office:value-type="string" office:string-value="CAGCUGGUGUUGUGAAUCAGGCCGACGAGCAGCGCAUCCUCUUACCCGGCUAUUUCACGACACCAGGGUUG" calcext:value-type="string">
            <text:p>CAGCUGGUGUUGUGAAUCAGGCCGACGAGCAGCGCAUCCUCUUACCCGGCUAUUUCACGACACCAGGGUUG</text:p>
          </table:table-cell>
          <table:table-cell table:formula="of:=OFFSET([Sheet1.$A$2]; (ROW()-1)*2;0)" office:value-type="string" office:string-value="...(((((((((((((...(((((..(((.((......)))))...)))))..)))))))))))))....." calcext:value-type="string">
            <text:p>...(((((((((((((...(((((..(((.((......)))))...)))))..))))))))))))).....</text:p>
          </table:table-cell>
          <table:table-cell table:formula="of:=OFFSET([Sheet1.$B$2]; (ROW()-1)*2;0)" office:value-type="string" office:string-value="-29.30" calcext:value-type="string">
            <text:p>-29.30</text:p>
          </table:table-cell>
        </table:table-row>
        <table:table-row table:style-name="ro1">
          <table:table-cell table:formula="of:=OFFSET([Sheet1.$A$1]; (ROW()-1)*2;0)" office:value-type="string" office:string-value="CCUGCCAGUGGUUUUACCCUAUGGUAGGUUACGUCAUGCUGUUCUACCACAGGGUAGAACCACGGACAGG" calcext:value-type="string">
            <text:p>CCUGCCAGUGGUUUUACCCUAUGGUAGGUUACGUCAUGCUGUUCUACCACAGGGUAGAACCACGGACAGG</text:p>
          </table:table-cell>
          <table:table-cell table:formula="of:=OFFSET([Sheet1.$A$2]; (ROW()-1)*2;0)" office:value-type="string" office:string-value="((((((.(((((((((((((.(((((((.((.((...)))).))))))).))))))))))))))).))))" calcext:value-type="string">
            <text:p>((((((.(((((((((((((.(((((((.((.((...)))).))))))).))))))))))))))).))))</text:p>
          </table:table-cell>
          <table:table-cell table:formula="of:=OFFSET([Sheet1.$B$2]; (ROW()-1)*2;0)" office:value-type="string" office:string-value="-39.10" calcext:value-type="string">
            <text:p>-39.10</text:p>
          </table:table-cell>
        </table:table-row>
        <table:table-row table:style-name="ro1">
          <table:table-cell table:formula="of:=OFFSET([Sheet1.$A$1]; (ROW()-1)*2;0)" office:value-type="string" office:string-value="GGGUCCAUCUUCCAGUGCAGUGUUGGAUGGUUGAAGUAUGAAGCUCCUAACACUGUCUGGUAAAGAUGGCCC" calcext:value-type="string">
            <text:p>GGGUCCAUCUUCCAGUGCAGUGUUGGAUGGUUGAAGUAUGAAGCUCCUAACACUGUCUGGUAAAGAUGGCCC</text:p>
          </table:table-cell>
          <table:table-cell table:formula="of:=OFFSET([Sheet1.$A$2]; (ROW()-1)*2;0)" office:value-type="string" office:string-value="(((.(((((((((((.((((((((((..(.((........)).)..))))))))))))))..))))))))))" calcext:value-type="string">
            <text:p>(((.(((((((((((.((((((((((..(.((........)).)..))))))))))))))..))))))))))</text:p>
          </table:table-cell>
          <table:table-cell table:formula="of:=OFFSET([Sheet1.$B$2]; (ROW()-1)*2;0)" office:value-type="string" office:string-value="-35.20" calcext:value-type="string">
            <text:p>-35.20</text:p>
          </table:table-cell>
        </table:table-row>
        <table:table-row table:style-name="ro1">
          <table:table-cell table:formula="of:=OFFSET([Sheet1.$A$1]; (ROW()-1)*2;0)" office:value-type="string" office:string-value="ACCCAUAAAGUAGAAAGCACUACUAACAGCACUGGAGGGUGUAGUGUUUCCUACUUUAUGGAUG" calcext:value-type="string">
            <text:p>ACCCAUAAAGUAGAAAGCACUACUAACAGCACUGGAGGGUGUAGUGUUUCCUACUUUAUGGAUG</text:p>
          </table:table-cell>
          <table:table-cell table:formula="of:=OFFSET([Sheet1.$A$2]; (ROW()-1)*2;0)" office:value-type="string" office:string-value="..(((((((((((.(((((((((...(..(....)..)..))))))))).)))))))))))..." calcext:value-type="string">
            <text:p>..(((((((((((.(((((((((...(..(....)..)..))))))))).)))))))))))...</text:p>
          </table:table-cell>
          <table:table-cell table:formula="of:=OFFSET([Sheet1.$B$2]; (ROW()-1)*2;0)" office:value-type="string" office:string-value="-26.90" calcext:value-type="string">
            <text:p>-26.90</text:p>
          </table:table-cell>
        </table:table-row>
        <table:table-row table:style-name="ro1">
          <table:table-cell table:formula="of:=OFFSET([Sheet1.$A$1]; (ROW()-1)*2;0)" office:value-type="string" office:string-value="GGCUGGGAUAUCAUCAUAUACUGUAAGUUUGUGAUGAGACACUACAGUAUAGAUGAUGUACUAGUC" calcext:value-type="string">
            <text:p>GGCUGGGAUAUCAUCAUAUACUGUAAGUUUGUGAUGAGACACUACAGUAUAGAUGAUGUACUAGUC</text:p>
          </table:table-cell>
          <table:table-cell table:formula="of:=OFFSET([Sheet1.$A$2]; (ROW()-1)*2;0)" office:value-type="string" office:string-value="((((((.((((((((.(((((((((.((((......))))..))))))))))))))))).))))))" calcext:value-type="string">
            <text:p>((((((.((((((((.(((((((((.((((......))))..))))))))))))))))).))))))</text:p>
          </table:table-cell>
          <table:table-cell table:formula="of:=OFFSET([Sheet1.$B$2]; (ROW()-1)*2;0)" office:value-type="string" office:string-value="-28.60" calcext:value-type="string">
            <text:p>-28.60</text:p>
          </table:table-cell>
        </table:table-row>
        <table:table-row table:style-name="ro1">
          <table:table-cell table:formula="of:=OFFSET([Sheet1.$A$1]; (ROW()-1)*2;0)" office:value-type="string" office:string-value="CUCACGGUCCAGUUUUCCCAGGAAUCCCUUGGAUGCUAAGAUGGGGAUUCCUGGAAAUACUGUUCUUGAG" calcext:value-type="string">
            <text:p>CUCACGGUCCAGUUUUCCCAGGAAUCCCUUGGAUGCUAAGAUGGGGAUUCCUGGAAAUACUGUUCUUGAG</text:p>
          </table:table-cell>
          <table:table-cell table:formula="of:=OFFSET([Sheet1.$A$2]; (ROW()-1)*2;0)" office:value-type="string" office:string-value="((((.((..((((.((.((((((((((((.............)))))))))))).)).))))..))))))" calcext:value-type="string">
            <text:p>((((.((..((((.((.((((((((((((.............)))))))))))).)).))))..))))))</text:p>
          </table:table-cell>
          <table:table-cell table:formula="of:=OFFSET([Sheet1.$B$2]; (ROW()-1)*2;0)" office:value-type="string" office:string-value="-30.30" calcext:value-type="string">
            <text:p>-30.30</text:p>
          </table:table-cell>
        </table:table-row>
        <table:table-row table:style-name="ro1">
          <table:table-cell table:formula="of:=OFFSET([Sheet1.$A$1]; (ROW()-1)*2;0)" office:value-type="string" office:string-value="AGCUCUGAGAACUGAAUUCCAUGGGUUAUAUCAAUGUCAGACCUGUGAAAUUCAGUUCUUCAGCU" calcext:value-type="string">
            <text:p>AGCUCUGAGAACUGAAUUCCAUGGGUUAUAUCAAUGUCAGACCUGUGAAAUUCAGUUCUUCAGCU</text:p>
          </table:table-cell>
          <table:table-cell table:formula="of:=OFFSET([Sheet1.$A$2]; (ROW()-1)*2;0)" office:value-type="string" office:string-value="((((..((((((((((((.((((((((............)))))))).)))))))))))).))))" calcext:value-type="string">
            <text:p>((((..((((((((((((.((((((((............)))))))).)))))))))))).))))</text:p>
          </table:table-cell>
          <table:table-cell table:formula="of:=OFFSET([Sheet1.$B$2]; (ROW()-1)*2;0)" office:value-type="string" office:string-value="-26.50" calcext:value-type="string">
            <text:p>-26.50</text:p>
          </table:table-cell>
        </table:table-row>
        <table:table-row table:style-name="ro1">
          <table:table-cell table:formula="of:=OFFSET([Sheet1.$A$1]; (ROW()-1)*2;0)" office:value-type="string" office:string-value="GGCUCUGGCUCCGUGUCUUCACUCCCGUGUUUGUCCGAGGAGGGAGGGAGGGACGGGGGCGGUGCU" calcext:value-type="string">
            <text:p>GGCUCUGGCUCCGUGUCUUCACUCCCGUGUUUGUCCGAGGAGGGAGGGAGGGACGGGGGCGGUGCU</text:p>
          </table:table-cell>
          <table:table-cell table:formula="of:=OFFSET([Sheet1.$A$2]; (ROW()-1)*2;0)" office:value-type="string" office:string-value="(((.(((.((((((.(((((.(((((.(.((.....)).).)))))))))).)))))).))).)))" calcext:value-type="string">
            <text:p>(((.(((.((((((.(((((.(((((.(.((.....)).).)))))))))).)))))).))).)))</text:p>
          </table:table-cell>
          <table:table-cell table:formula="of:=OFFSET([Sheet1.$B$2]; (ROW()-1)*2;0)" office:value-type="string" office:string-value="-36.70" calcext:value-type="string">
            <text:p>-36.70</text:p>
          </table:table-cell>
        </table:table-row>
        <table:table-row table:style-name="ro1">
          <table:table-cell table:formula="of:=OFFSET([Sheet1.$A$1]; (ROW()-1)*2;0)" office:value-type="string" office:string-value="CCCUGUCUCCCAACCCUUGUACCAGUGCUGUGCCUCAGACCCUGGUACAGGCCUGGGGGAUAGGG" calcext:value-type="string">
            <text:p>CCCUGUCUCCCAACCCUUGUACCAGUGCUGUGCCUCAGACCCUGGUACAGGCCUGGGGGAUAGGG</text:p>
          </table:table-cell>
          <table:table-cell table:formula="of:=OFFSET([Sheet1.$A$2]; (ROW()-1)*2;0)" office:value-type="string" office:string-value="((((((((((((..(((.(((((((.((((.....))).).))))))))))..))))))))))))" calcext:value-type="string">
            <text:p>((((((((((((..(((.(((((((.((((.....))).).))))))))))..))))))))))))</text:p>
          </table:table-cell>
          <table:table-cell table:formula="of:=OFFSET([Sheet1.$B$2]; (ROW()-1)*2;0)" office:value-type="string" office:string-value="-40.10" calcext:value-type="string">
            <text:p>-40.10</text:p>
          </table:table-cell>
        </table:table-row>
        <table:table-row table:style-name="ro1">
          <table:table-cell table:formula="of:=OFFSET([Sheet1.$A$1]; (ROW()-1)*2;0)" office:value-type="string" office:string-value="CCGGGCCUAGGUUCUGUGAUACACUCCGACUCGGGCUCUGGAGCAGUCAGUGCAUGACAGAACUUGGGCCCGG" calcext:value-type="string">
            <text:p>CCGGGCCUAGGUUCUGUGAUACACUCCGACUCGGGCUCUGGAGCAGUCAGUGCAUGACAGAACUUGGGCCCGG</text:p>
          </table:table-cell>
          <table:table-cell table:formula="of:=OFFSET([Sheet1.$A$2]; (ROW()-1)*2;0)" office:value-type="string" office:string-value="(((((((((((((((((.((.((((..((((...(((....))))))))))).)).)))))))))))))))))" calcext:value-type="string">
            <text:p>(((((((((((((((((.((.((((..((((...(((....))))))))))).)).)))))))))))))))))</text:p>
          </table:table-cell>
          <table:table-cell table:formula="of:=OFFSET([Sheet1.$B$2]; (ROW()-1)*2;0)" office:value-type="string" office:string-value="-43.50" calcext:value-type="string">
            <text:p>-43.50</text:p>
          </table:table-cell>
        </table:table-row>
        <table:table-row table:style-name="ro1">
          <table:table-cell table:formula="of:=OFFSET([Sheet1.$A$1]; (ROW()-1)*2;0)" office:value-type="string" office:string-value="CGGUGUCAUUUUUGUGACGUUGCAGCUAGUAAUAUGAGCCCAGUUGCAUAGUCACAAAAGUGAUCAUUG" calcext:value-type="string">
            <text:p>CGGUGUCAUUUUUGUGACGUUGCAGCUAGUAAUAUGAGCCCAGUUGCAUAGUCACAAAAGUGAUCAUUG</text:p>
          </table:table-cell>
          <table:table-cell table:formula="of:=OFFSET([Sheet1.$A$2]; (ROW()-1)*2;0)" office:value-type="string" office:string-value="((((((((((((((((((..(((((((.((.......))..)))))))..))))))))))))).)))))" calcext:value-type="string">
            <text:p>((((((((((((((((((..(((((((.((.......))..)))))))..))))))))))))).)))))</text:p>
          </table:table-cell>
          <table:table-cell table:formula="of:=OFFSET([Sheet1.$B$2]; (ROW()-1)*2;0)" office:value-type="string" office:string-value="-30.80" calcext:value-type="string">
            <text:p>-30.80</text:p>
          </table:table-cell>
        </table:table-row>
        <table:table-row table:style-name="ro1">
          <table:table-cell table:formula="of:=OFFSET([Sheet1.$A$1]; (ROW()-1)*2;0)" office:value-type="string" office:string-value="GAAGAUAGGUUAUCCGUGUUGCCUUCGCUUUAUUCGUGACGAAUCAUACACGGUUGACCUAUUUUU" calcext:value-type="string">
            <text:p>GAAGAUAGGUUAUCCGUGUUGCCUUCGCUUUAUUCGUGACGAAUCAUACACGGUUGACCUAUUUUU</text:p>
          </table:table-cell>
          <table:table-cell table:formula="of:=OFFSET([Sheet1.$A$2]; (ROW()-1)*2;0)" office:value-type="string" office:string-value="((((((((((((.((((((....(((((.........).))))....)))))).))))))))))))" calcext:value-type="string">
            <text:p>((((((((((((.((((((....(((((.........).))))....)))))).))))))))))))</text:p>
          </table:table-cell>
          <table:table-cell table:formula="of:=OFFSET([Sheet1.$B$2]; (ROW()-1)*2;0)" office:value-type="string" office:string-value="-25.20" calcext:value-type="string">
            <text:p>-25.20</text:p>
          </table:table-cell>
        </table:table-row>
        <table:table-row table:style-name="ro1">
          <table:table-cell table:formula="of:=OFFSET([Sheet1.$A$1]; (ROW()-1)*2;0)" office:value-type="string" office:string-value="CUGUUAAUGCUAAUUGUGAUAGGGGUUUUGGCCUCUGACUGACUCCUACCUGUUAGCAUUAACAG" calcext:value-type="string">
            <text:p>CUGUUAAUGCUAAUUGUGAUAGGGGUUUUGGCCUCUGACUGACUCCUACCUGUUAGCAUUAACAG</text:p>
          </table:table-cell>
          <table:table-cell table:formula="of:=OFFSET([Sheet1.$A$2]; (ROW()-1)*2;0)" office:value-type="string" office:string-value="((((((((((((((.(.(.((((((((..(........).)))))))))).))))))))))))))" calcext:value-type="string">
            <text:p>((((((((((((((.(.(.((((((((..(........).)))))))))).))))))))))))))</text:p>
          </table:table-cell>
          <table:table-cell table:formula="of:=OFFSET([Sheet1.$B$2]; (ROW()-1)*2;0)" office:value-type="string" office:string-value="-27.20" calcext:value-type="string">
            <text:p>-27.20</text:p>
          </table:table-cell>
        </table:table-row>
        <table:table-row table:style-name="ro1">
          <table:table-cell table:formula="of:=OFFSET([Sheet1.$A$1]; (ROW()-1)*2;0)" office:value-type="string" office:string-value="CAAGAGAAACGCAAAGAAACUGACAGAAGAGAGUGAGCACACAAAGGCAAUUUGCAUAUCAUUGCACUUGCUUCUCUUGCGUGCUCACUGCUCUUUCUGUCAGAUUCCGGUGCUGAUCUCUUU" calcext:value-type="string">
            <text:p>CAAGAGAAACGCAAAGAAACUGACAGAAGAGAGUGAGCACACAAAGGCAAUUUGCAUAUCAUUGCACUUGCUUCUCUUGCGUGCUCACUGCUCUUUCUGUCAGAUUCCGGUGCUGAUCUCUUU</text:p>
          </table:table-cell>
          <table:table-cell table:formula="of:=OFFSET([Sheet1.$A$2]; (ROW()-1)*2;0)" office:value-type="string" office:string-value=".((((((...(((..(((.(((((((((((((((((((((.(((((((((..((((......)))).))))))...))).))))))))).))).))))))))).)))...)))...))))))." calcext:value-type="string">
            <text:p>.((((((...(((..(((.(((((((((((((((((((((.(((((((((..((((......)))).))))))...))).))))))))).))).))))))))).)))...)))...)))))).</text:p>
          </table:table-cell>
          <table:table-cell table:formula="of:=OFFSET([Sheet1.$B$2]; (ROW()-1)*2;0)" office:value-type="string" office:string-value="-55.90" calcext:value-type="string">
            <text:p>-55.90</text:p>
          </table:table-cell>
        </table:table-row>
        <table:table-row table:style-name="ro1">
          <table:table-cell table:formula="of:=OFFSET([Sheet1.$A$1]; (ROW()-1)*2;0)" office:value-type="string" office:string-value="GCUAGAAGAGGGAGAGAUGGUGAUUGAGGAAUGCAACAGAGAAAACUGACAGAAGAGAGUGAGCACAUGCAGGCACUGUUAUGUGUCUAUAACUUUGCGUGUGCGUGCUCACCUCUCUUUCUGUCAGUUGCCUAUCUCUGCCUGCUUGACCUCUCUCUCUCUCUCUCUCUCUCAAAUUUGGCU" calcext:value-type="string">
            <text:p>GCUAGAAGAGGGAGAGAUGGUGAUUGAGGAAUGCAACAGAGAAAACUGACAGAAGAGAGUGAGCACAUGCAGGCACUGUUAUGUGUCUAUAACUUUGCGUGUGCGUGCUCACCUCUCUUUCUGUCAGUUGCCUAUCUCUGCCUGCUUGACCUCUCUCUCUCUCUCUCUCUCUCAAAUUUGGCU</text:p>
          </table:table-cell>
          <table:table-cell table:formula="of:=OFFSET([Sheet1.$A$2]; (ROW()-1)*2;0)" office:value-type="string" office:string-value="(((((((((((((((((.((.((..((((...(((.((((((.(((((((((((((((((((((((.((((.(((..((((((....))))))..))).)))).))))))).))))).))))))))))).....))))))..)))....))))..)).)).)))))))))))....))))))." calcext:value-type="string">
            <text:p>(((((((((((((((((.((.((..((((...(((.((((((.(((((((((((((((((((((((.((((.(((..((((((....))))))..))).)))).))))))).))))).))))))))))).....))))))..)))....))))..)).)).)))))))))))....)))))).</text:p>
          </table:table-cell>
          <table:table-cell table:formula="of:=OFFSET([Sheet1.$B$2]; (ROW()-1)*2;0)" office:value-type="string" office:string-value="-92.10" calcext:value-type="string">
            <text:p>-92.10</text:p>
          </table:table-cell>
        </table:table-row>
        <table:table-row table:style-name="ro1">
          <table:table-cell table:formula="of:=OFFSET([Sheet1.$A$1]; (ROW()-1)*2;0)" office:value-type="string" office:string-value="CGCAUAGAAACUGACAGAAGAGAGUGAGCACACAAAGGCACUUUGCAUGUUCGAUGCAUUUGCUUCUCUUGCGUGCUCACUGCUCUAUCUGUCAGAUUCCGGCU" calcext:value-type="string">
            <text:p>CGCAUAGAAACUGACAGAAGAGAGUGAGCACACAAAGGCACUUUGCAUGUUCGAUGCAUUUGCUUCUCUUGCGUGCUCACUGCUCUAUCUGUCAGAUUCCGGCU</text:p>
          </table:table-cell>
          <table:table-cell table:formula="of:=OFFSET([Sheet1.$A$2]; (ROW()-1)*2;0)" office:value-type="string" office:string-value=".((...(((.(((((((((((((((((((((.((((((((...(((((.....)))))..)))))...))).))))))))).)))).)))))))).)))..))." calcext:value-type="string">
            <text:p>.((...(((.(((((((((((((((((((((.((((((((...(((((.....)))))..)))))...))).))))))))).)))).)))))))).)))..)).</text:p>
          </table:table-cell>
          <table:table-cell table:formula="of:=OFFSET([Sheet1.$B$2]; (ROW()-1)*2;0)" office:value-type="string" office:string-value="-49.30" calcext:value-type="string">
            <text:p>-49.30</text:p>
          </table:table-cell>
        </table:table-row>
        <table:table-row table:style-name="ro1">
          <table:table-cell table:formula="of:=OFFSET([Sheet1.$A$1]; (ROW()-1)*2;0)" office:value-type="string" office:string-value="GAUGGGGGAAAAGAAGUUGACAGAAGAGAGUGAGCACACAAAGGGGAAGUUGUAUAAAAGUUUUGUAUAUGGUUGCUUUUGCGUGCUCACUCUCUUUUUGUCAUAACUUCUCCUUCAU" calcext:value-type="string">
            <text:p>GAUGGGGGAAAAGAAGUUGACAGAAGAGAGUGAGCACACAAAGGGGAAGUUGUAUAAAAGUUUUGUAUAUGGUUGCUUUUGCGUGCUCACUCUCUUUUUGUCAUAACUUCUCCUUCAU</text:p>
          </table:table-cell>
          <table:table-cell table:formula="of:=OFFSET([Sheet1.$A$2]; (ROW()-1)*2;0)" office:value-type="string" office:string-value=".((((((((...(((((((((((((((((((((((((.((((((.((...((((((((...))))))))...)).)))))).)))))))))))).))))))))..)))))))))))))" calcext:value-type="string">
            <text:p>.((((((((...(((((((((((((((((((((((((.((((((.((...((((((((...))))))))...)).)))))).)))))))))))).))))))))..)))))))))))))</text:p>
          </table:table-cell>
          <table:table-cell table:formula="of:=OFFSET([Sheet1.$B$2]; (ROW()-1)*2;0)" office:value-type="string" office:string-value="-58.10" calcext:value-type="string">
            <text:p>-58.10</text:p>
          </table:table-cell>
        </table:table-row>
        <table:table-row table:style-name="ro1">
          <table:table-cell table:formula="of:=OFFSET([Sheet1.$A$1]; (ROW()-1)*2;0)" office:value-type="string" office:string-value="AGGAGGUGACAGAAGAGAGUGAGCACACAUGGUGGUUUCUUGCAUGCUUUUUUGAUUAGGGUUUCAUGCUUGAAGCUAUGUGUGCUUACUCUCUCUCUGUCACCCCU" calcext:value-type="string">
            <text:p>AGGAGGUGACAGAAGAGAGUGAGCACACAUGGUGGUUUCUUGCAUGCUUUUUUGAUUAGGGUUUCAUGCUUGAAGCUAUGUGUGCUUACUCUCUCUCUGUCACCCCU</text:p>
          </table:table-cell>
          <table:table-cell table:formula="of:=OFFSET([Sheet1.$A$2]; (ROW()-1)*2;0)" office:value-type="string" office:string-value="(((.(((((((((((((((((((((((((((((...(((..(((((((((.......))))...)))))..))))))))))))))))))))))).))))))))))))" calcext:value-type="string">
            <text:p>(((.(((((((((((((((((((((((((((((...(((..(((((((((.......))))...)))))..))))))))))))))))))))))).))))))))))))</text:p>
          </table:table-cell>
          <table:table-cell table:formula="of:=OFFSET([Sheet1.$B$2]; (ROW()-1)*2;0)" office:value-type="string" office:string-value="-61.90" calcext:value-type="string">
            <text:p>-61.90</text:p>
          </table:table-cell>
        </table:table-row>
        <table:table-row table:style-name="ro1">
          <table:table-cell table:formula="of:=OFFSET([Sheet1.$A$1]; (ROW()-1)*2;0)" office:value-type="string" office:string-value="GAGUGGUGAGGAAUUGAUGGUGACAGAAGAGAGUGAGCACACAUGGUGGCUUUCUUGCAUAUUUGAAGGUUCCAUGCUUGAAGCUAUGUGUGCUCACUCUCUAUCCGUCACCCCCUUCUCUCCCUCUCCCUC" calcext:value-type="string">
            <text:p>GAGUGGUGAGGAAUUGAUGGUGACAGAAGAGAGUGAGCACACAUGGUGGCUUUCUUGCAUAUUUGAAGGUUCCAUGCUUGAAGCUAUGUGUGCUCACUCUCUAUCCGUCACCCCCUUCUCUCCCUCUCCCUC</text:p>
          </table:table-cell>
          <table:table-cell table:formula="of:=OFFSET([Sheet1.$A$2]; (ROW()-1)*2;0)" office:value-type="string" office:string-value="(((.((.((((....((.((((((.((((((((((((((((((((((....(((..((((.............))))..))))))))))))))))))))))).)).))))))....))....)))).)))))" calcext:value-type="string">
            <text:p>(((.((.((((....((.((((((.((((((((((((((((((((((....(((..((((.............))))..))))))))))))))))))))))).)).))))))....))....)))).)))))</text:p>
          </table:table-cell>
          <table:table-cell table:formula="of:=OFFSET([Sheet1.$B$2]; (ROW()-1)*2;0)" office:value-type="string" office:string-value="-62.50" calcext:value-type="string">
            <text:p>-62.50</text:p>
          </table:table-cell>
        </table:table-row>
        <table:table-row table:style-name="ro1">
          <table:table-cell table:formula="of:=OFFSET([Sheet1.$A$1]; (ROW()-1)*2;0)" office:value-type="string" office:string-value="GUGUUGACAGAAGAUAGAGAGCACAGAUGAUGAGAUACAAUUCGGAGCAUGUUCUUUGCAUCUUACUCCUUUGUGCUCUCUAGCCUUCUGUCAUCACC" calcext:value-type="string">
            <text:p>GUGUUGACAGAAGAUAGAGAGCACAGAUGAUGAGAUACAAUUCGGAGCAUGUUCUUUGCAUCUUACUCCUUUGUGCUCUCUAGCCUUCUGUCAUCACC</text:p>
          </table:table-cell>
          <table:table-cell table:formula="of:=OFFSET([Sheet1.$A$2]; (ROW()-1)*2;0)" office:value-type="string" office:string-value="(((.(((((((((.(((((((((((((.((((((((.(((...(((......)))))).)))))).)).)))))))))))))..))))))))).)))." calcext:value-type="string">
            <text:p>(((.(((((((((.(((((((((((((.((((((((.(((...(((......)))))).)))))).)).)))))))))))))..))))))))).))).</text:p>
          </table:table-cell>
          <table:table-cell table:formula="of:=OFFSET([Sheet1.$B$2]; (ROW()-1)*2;0)" office:value-type="string" office:string-value="-46.40" calcext:value-type="string">
            <text:p>-46.40</text:p>
          </table:table-cell>
        </table:table-row>
        <table:table-row table:style-name="ro1">
          <table:table-cell table:formula="of:=OFFSET([Sheet1.$A$1]; (ROW()-1)*2;0)" office:value-type="string" office:string-value="UGGGAGGCAUUGAUAGUGUUGACAGAAGAUAGAGAGCACAGAUGAUAAGAUACAAUUCCUCGCAGCUUCUUUGCAUCUUACUCCUUUGUGCUCUCUAGCCUUCUGUCAUCACCCGUUAUUUGCCAUCACCCA" calcext:value-type="string">
            <text:p>UGGGAGGCAUUGAUAGUGUUGACAGAAGAUAGAGAGCACAGAUGAUAAGAUACAAUUCCUCGCAGCUUCUUUGCAUCUUACUCCUUUGUGCUCUCUAGCCUUCUGUCAUCACCCGUUAUUUGCCAUCACCCA</text:p>
          </table:table-cell>
          <table:table-cell table:formula="of:=OFFSET([Sheet1.$A$2]; (ROW()-1)*2;0)" office:value-type="string" office:string-value="((((.((((.((((.(((.(((((((((.(((((((((((((.((((((((.(((...............))).)))))).)).)))))))))))))..))))))))).)))..))))..))))....))))" calcext:value-type="string">
            <text:p>((((.((((.((((.(((.(((((((((.(((((((((((((.((((((((.(((...............))).)))))).)).)))))))))))))..))))))))).)))..))))..))))....))))</text:p>
          </table:table-cell>
          <table:table-cell table:formula="of:=OFFSET([Sheet1.$B$2]; (ROW()-1)*2;0)" office:value-type="string" office:string-value="-55.30" calcext:value-type="string">
            <text:p>-55.30</text:p>
          </table:table-cell>
        </table:table-row>
        <table:table-row table:style-name="ro1">
          <table:table-cell table:formula="of:=OFFSET([Sheet1.$A$1]; (ROW()-1)*2;0)" office:value-type="string" office:string-value="AGGUUUGAGAGUGAUGUUGGUUGUUGACAGAAGAUAGAGAGCACUAAGGAUGACAUGCAAGUACAUACAUAUAUAUCAUCACACCGCAUGUGGAUGAUAAAAUAUGUAUAACAAAUUCAAAGAAAGAGAGGGAGAGAAAGAGAGAGAACCUGCAUCUCUACUCUUUUGUGCUCUCUAUACUUCUGUCACCACCUUUAUCUCUUCUUCUCUCUAACCU" calcext:value-type="string">
            <text:p>AGGUUUGAGAGUGAUGUUGGUUGUUGACAGAAGAUAGAGAGCACUAAGGAUGACAUGCAAGUACAUACAUAUAUAUCAUCACACCGCAUGUGGAUGAUAAAAUAUGUAUAACAAAUUCAAAGAAAGAGAGGGAGAGAAAGAGAGAGAACCUGCAUCUCUACUCUUUUGUGCUCUCUAUACUUCUGUCACCACCUUUAUCUCUUCUUCUCUCUAACCU</text:p>
          </table:table-cell>
          <table:table-cell table:formula="of:=OFFSET([Sheet1.$A$2]; (ROW()-1)*2;0)" office:value-type="string" office:string-value="(((((.(((((.((((..(((.((.(((((((((((((((((((....................((((((((.(((((((.(((.....))))))))))..))))))))............(((((((..(((((...((.(......)))...))))).)))))))))))))))))).)))))))))).)))..)))).......))))).)))))" calcext:value-type="string">
            <text:p>(((((.(((((.((((..(((.((.(((((((((((((((((((....................((((((((.(((((((.(((.....))))))))))..))))))))............(((((((..(((((...((.(......)))...))))).)))))))))))))))))).)))))))))).)))..)))).......))))).)))))</text:p>
          </table:table-cell>
          <table:table-cell table:formula="of:=OFFSET([Sheet1.$B$2]; (ROW()-1)*2;0)" office:value-type="string" office:string-value="-75.70" calcext:value-type="string">
            <text:p>-75.70</text:p>
          </table:table-cell>
        </table:table-row>
        <table:table-row table:style-name="ro1">
          <table:table-cell table:formula="of:=OFFSET([Sheet1.$A$1]; (ROW()-1)*2;0)" office:value-type="string" office:string-value="GUGGAGGGUGAUAGUGUGGUUGCUGACAGAAGAUAGAGAGCACUAAGGAUGCUAUGCAAAACAGACACAGAUAUGUGUUUCUAAUUGUAUUUCAUACUUUAACCUCAAAGUUGAUAUAAAAAAAGAAAGAAAGAUAGAAGAGCUAGAAGACUAUCUGCAUCUCUAUUCCUAUGUGCUCUCUAUGCUUCUGUCAUCACCUUUCUUUCUCUAUUUCUCUCUAC" calcext:value-type="string">
            <text:p>GUGGAGGGUGAUAGUGUGGUUGCUGACAGAAGAUAGAGAGCACUAAGGAUGCUAUGCAAAACAGACACAGAUAUGUGUUUCUAAUUGUAUUUCAUACUUUAACCUCAAAGUUGAUAUAAAAAAAGAAAGAAAGAUAGAAGAGCUAGAAGACUAUCUGCAUCUCUAUUCCUAUGUGCUCUCUAUGCUUCUGUCAUCACCUUUCUUUCUCUAUUUCUCUCUAC</text:p>
          </table:table-cell>
          <table:table-cell table:formula="of:=OFFSET([Sheet1.$A$2]; (ROW()-1)*2;0)" office:value-type="string" office:string-value="((((((((.(((((...(((.(.((((((((((((((((((((..((((((..((((((...(((((((....)))))))....))))))..)))...(((((......)))))..................((((((.((((.(((......))))).)))))))))))..))))))))))).))))))))).)))).........))))).))))))))" calcext:value-type="string">
            <text:p>((((((((.(((((...(((.(.((((((((((((((((((((..((((((..((((((...(((((((....)))))))....))))))..)))...(((((......)))))..................((((((.((((.(((......))))).)))))))))))..))))))))))).))))))))).)))).........))))).))))))))</text:p>
          </table:table-cell>
          <table:table-cell table:formula="of:=OFFSET([Sheet1.$B$2]; (ROW()-1)*2;0)" office:value-type="string" office:string-value="-74.20" calcext:value-type="string">
            <text:p>-74.20</text:p>
          </table:table-cell>
        </table:table-row>
        <table:table-row table:style-name="ro1">
          <table:table-cell table:formula="of:=OFFSET([Sheet1.$A$1]; (ROW()-1)*2;0)" office:value-type="string" office:string-value="ACACGUCAUCUCUGUGCUUCUUUGUCUACAAUUUUGGAAAAAGUGAUGACGCCAUUGCUCUUUCCCAAAUGUAGACAAAGCAAUACCGUGAUGAUGUCGU" calcext:value-type="string">
            <text:p>ACACGUCAUCUCUGUGCUUCUUUGUCUACAAUUUUGGAAAAAGUGAUGACGCCAUUGCUCUUUCCCAAAUGUAGACAAAGCAAUACCGUGAUGAUGUCGU</text:p>
          </table:table-cell>
          <table:table-cell table:formula="of:=OFFSET([Sheet1.$A$2]; (ROW()-1)*2;0)" office:value-type="string" office:string-value="..((((((((.(.(((...(((((((((((.(((.(((((.(((((((....))))))).))))).))))))))))))))...))).).))))))))..." calcext:value-type="string">
            <text:p>..((((((((.(.(((...(((((((((((.(((.(((((.(((((((....))))))).))))).))))))))))))))...))).).))))))))...</text:p>
          </table:table-cell>
          <table:table-cell table:formula="of:=OFFSET([Sheet1.$B$2]; (ROW()-1)*2;0)" office:value-type="string" office:string-value="-39.70" calcext:value-type="string">
            <text:p>-39.70</text:p>
          </table:table-cell>
        </table:table-row>
        <table:table-row table:style-name="ro1">
          <table:table-cell table:formula="of:=OFFSET([Sheet1.$A$1]; (ROW()-1)*2;0)" office:value-type="string" office:string-value="GUAGAGCUCCUUAAAGUUCAAACAUGAGUUGAGCAGGGUAAAGAAAAGCUGCUAAGCUAUGGAUCCCAUAAGCCCUAAUCCUUGUAAAGUAAAAAAGGAUUUGGUUAUAUGGAUUGCAUAUCUCAGGAGCUUUAACUUGCCCUUUAAUGGCUUUUACUCUUCUUUGGAUUGAAGGGAGCUCUAC" calcext:value-type="string">
            <text:p>GUAGAGCUCCUUAAAGUUCAAACAUGAGUUGAGCAGGGUAAAGAAAAGCUGCUAAGCUAUGGAUCCCAUAAGCCCUAAUCCUUGUAAAGUAAAAAAGGAUUUGGUUAUAUGGAUUGCAUAUCUCAGGAGCUUUAACUUGCCCUUUAAUGGCUUUUACUCUUCUUUGGAUUGAAGGGAGCUCUAC</text:p>
          </table:table-cell>
          <table:table-cell table:formula="of:=OFFSET([Sheet1.$A$2]; (ROW()-1)*2;0)" office:value-type="string" office:string-value="((((((((((((..((((((((...((((.(((((((((((...((((((.((.((.((((.(..(((((((((..(((((((...........))))))).)))).)))))..).)))).)).)).))))))...)))))))......))))..))))...))))))))..))))))))))))" calcext:value-type="string">
            <text:p>((((((((((((..((((((((...((((.(((((((((((...((((((.((.((.((((.(..(((((((((..(((((((...........))))))).)))).)))))..).)))).)).)).))))))...)))))))......))))..))))...))))))))..))))))))))))</text:p>
          </table:table-cell>
          <table:table-cell table:formula="of:=OFFSET([Sheet1.$B$2]; (ROW()-1)*2;0)" office:value-type="string" office:string-value="-76.00" calcext:value-type="string">
            <text:p>-76.00</text:p>
          </table:table-cell>
        </table:table-row>
        <table:table-row table:style-name="ro1">
          <table:table-cell table:formula="of:=OFFSET([Sheet1.$A$1]; (ROW()-1)*2;0)" office:value-type="string" office:string-value="GUAUGCCUGGCUCCCUGUAUGCCAUAUGCUGAGCCCAUCGAGUAUCGAUGACCUCCGUGGAUGGCGUAUGAGGAGCCAUGCAUAU" calcext:value-type="string">
            <text:p>GUAUGCCUGGCUCCCUGUAUGCCAUAUGCUGAGCCCAUCGAGUAUCGAUGACCUCCGUGGAUGGCGUAUGAGGAGCCAUGCAUAU</text:p>
          </table:table-cell>
          <table:table-cell table:formula="of:=OFFSET([Sheet1.$A$2]; (ROW()-1)*2;0)" office:value-type="string" office:string-value="((((((.(((((((.((((((((((..((.(((..((((((...))))))..))).))..)))))))))).))))))).))))))" calcext:value-type="string">
            <text:p>((((((.(((((((.((((((((((..((.(((..((((((...))))))..))).))..)))))))))).))))))).))))))</text:p>
          </table:table-cell>
          <table:table-cell table:formula="of:=OFFSET([Sheet1.$B$2]; (ROW()-1)*2;0)" office:value-type="string" office:string-value="-46.40" calcext:value-type="string">
            <text:p>-46.40</text:p>
          </table:table-cell>
        </table:table-row>
        <table:table-row table:style-name="ro1">
          <table:table-cell table:formula="of:=OFFSET([Sheet1.$A$1]; (ROW()-1)*2;0)" office:value-type="string" office:string-value="GUCGUGCCUGGCUCCCUGUAUGCCACAAGAAAACAUCGAUUUAGUUUCAAAAUCGAUCACUAGUGGCGUACAGAGUAGUCAAGCAUGAC" calcext:value-type="string">
            <text:p>GUCGUGCCUGGCUCCCUGUAUGCCACAAGAAAACAUCGAUUUAGUUUCAAAAUCGAUCACUAGUGGCGUACAGAGUAGUCAAGCAUGAC</text:p>
          </table:table-cell>
          <table:table-cell table:formula="of:=OFFSET([Sheet1.$A$2]; (ROW()-1)*2;0)" office:value-type="string" office:string-value="(((((((.((((((.(((((((((((.((.....((((((((.......))))))))..)).))))))))))).).))))).)))))))" calcext:value-type="string">
            <text:p>(((((((.((((((.(((((((((((.((.....((((((((.......))))))))..)).))))))))))).).))))).)))))))</text:p>
          </table:table-cell>
          <table:table-cell table:formula="of:=OFFSET([Sheet1.$B$2]; (ROW()-1)*2;0)" office:value-type="string" office:string-value="-41.70" calcext:value-type="string">
            <text:p>-41.70</text:p>
          </table:table-cell>
        </table:table-row>
        <table:table-row table:style-name="ro1">
          <table:table-cell table:formula="of:=OFFSET([Sheet1.$A$1]; (ROW()-1)*2;0)" office:value-type="string" office:string-value="GUUAUGCCUGGCUCCCUGUAUGCCACGAGUGGAUACCGAUUUUGGUUUUAAAAUCGGCUGCCGGUGGCGUACAAGGAGUCAAGCAUGAC" calcext:value-type="string">
            <text:p>GUUAUGCCUGGCUCCCUGUAUGCCACGAGUGGAUACCGAUUUUGGUUUUAAAAUCGGCUGCCGGUGGCGUACAAGGAGUCAAGCAUGAC</text:p>
          </table:table-cell>
          <table:table-cell table:formula="of:=OFFSET([Sheet1.$A$2]; (ROW()-1)*2;0)" office:value-type="string" office:string-value="(((((((.(((((((.((((((((((..((((...(((((((((....)))))))))))))..)))))))))).))))))).)))))))" calcext:value-type="string">
            <text:p>(((((((.(((((((.((((((((((..((((...(((((((((....)))))))))))))..)))))))))).))))))).)))))))</text:p>
          </table:table-cell>
          <table:table-cell table:formula="of:=OFFSET([Sheet1.$B$2]; (ROW()-1)*2;0)" office:value-type="string" office:string-value="-51.30" calcext:value-type="string">
            <text:p>-51.30</text:p>
          </table:table-cell>
        </table:table-row>
        <table:table-row table:style-name="ro1">
          <table:table-cell table:formula="of:=OFFSET([Sheet1.$A$1]; (ROW()-1)*2;0)" office:value-type="string" office:string-value="UGCUUGAUCUCGGUUUUUGACCAGUUUAUUGCGUCGAUCAAUGCAUUGAAAGUGACUACAUCGGGGUUCCGAUUUUUUUUGUUCUUCAUAUGAUGAAGCGGAAACAGUAAUCAACCCUGGUUUAGUCACUUUCACUGCAUUAAUCAAUGCAUUUGUAAAAAGAGGGAAAAGCA" calcext:value-type="string">
            <text:p>UGCUUGAUCUCGGUUUUUGACCAGUUUAUUGCGUCGAUCAAUGCAUUGAAAGUGACUACAUCGGGGUUCCGAUUUUUUUUGUUCUUCAUAUGAUGAAGCGGAAACAGUAAUCAACCCUGGUUUAGUCACUUUCACUGCAUUAAUCAAUGCAUUUGUAAAAAGAGGGAAAAGCA</text:p>
          </table:table-cell>
          <table:table-cell table:formula="of:=OFFSET([Sheet1.$A$2]; (ROW()-1)*2;0)" office:value-type="string" office:string-value="(((((..((((((((...))))..((((((((((.(((.((((((.((((((((((((.(((((((((...(((.((((((..((((((...)))))))))))).)))....))))))))).)))))))))))).)))))).))).)))))...)))))..))))...)))))" calcext:value-type="string">
            <text:p>(((((..((((((((...))))..((((((((((.(((.((((((.((((((((((((.(((((((((...(((.((((((..((((((...)))))))))))).)))....))))))))).)))))))))))).)))))).))).)))))...)))))..))))...)))))</text:p>
          </table:table-cell>
          <table:table-cell table:formula="of:=OFFSET([Sheet1.$B$2]; (ROW()-1)*2;0)" office:value-type="string" office:string-value="-63.00" calcext:value-type="string">
            <text:p>-63.00</text:p>
          </table:table-cell>
        </table:table-row>
        <table:table-row table:style-name="ro1">
          <table:table-cell table:formula="of:=OFFSET([Sheet1.$A$1]; (ROW()-1)*2;0)" office:value-type="string" office:string-value="UAGUUGGAAGAAGAGUGAGAGUCGCUGGAGGCAGCGGUUCAUCGAUCUCUUCCUGUGAACACAUUAAAAAUGUAAAAGCAUGAAUAGAUCGAUAAACCUCUGCAUCCAGCGUUUGCCUCUUGUAUCUUUCUUAUUGACUU" calcext:value-type="string">
            <text:p>UAGUUGGAAGAAGAGUGAGAGUCGCUGGAGGCAGCGGUUCAUCGAUCUCUUCCUGUGAACACAUUAAAAAUGUAAAAGCAUGAAUAGAUCGAUAAACCUCUGCAUCCAGCGUUUGCCUCUUGUAUCUUUCUUAUUGACUU</text:p>
          </table:table-cell>
          <table:table-cell table:formula="of:=OFFSET([Sheet1.$A$2]; (ROW()-1)*2;0)" office:value-type="string" office:string-value=".(((((((((((((.((((((.(((((((.((((.((((.((((((((.(((.(((....(((((...)))))....))).))).)))))))).)))).)))).))))))).....))))))..)).))))).))))))." calcext:value-type="string">
            <text:p>.(((((((((((((.((((((.(((((((.((((.((((.((((((((.(((.(((....(((((...)))))....))).))).)))))))).)))).)))).))))))).....))))))..)).))))).)))))).</text:p>
          </table:table-cell>
          <table:table-cell table:formula="of:=OFFSET([Sheet1.$B$2]; (ROW()-1)*2;0)" office:value-type="string" office:string-value="-53.90" calcext:value-type="string">
            <text:p>-53.90</text:p>
          </table:table-cell>
        </table:table-row>
        <table:table-row table:style-name="ro1">
          <table:table-cell table:formula="of:=OFFSET([Sheet1.$A$1]; (ROW()-1)*2;0)" office:value-type="string" office:string-value="GAGUGAAGUCGCUGGAGGCAGCGGUUCAUCGAUCAAUUCCUGUGAAUAUUUAUUUUUGUUUACAAAAGCAAGAAUCGAUCGAUAAACCUCUGCAUCCAGCGCUGCUUGCUC" calcext:value-type="string">
            <text:p>GAGUGAAGUCGCUGGAGGCAGCGGUUCAUCGAUCAAUUCCUGUGAAUAUUUAUUUUUGUUUACAAAAGCAAGAAUCGAUCGAUAAACCUCUGCAUCCAGCGCUGCUUGCUC</text:p>
          </table:table-cell>
          <table:table-cell table:formula="of:=OFFSET([Sheet1.$A$2]; (ROW()-1)*2;0)" office:value-type="string" office:string-value="((((.(((((((((((.((((.((((.(((((((.((((.((((((((........)))))))).......)))).))))))).)))).)))).)))))))..))))))))" calcext:value-type="string">
            <text:p>((((.(((((((((((.((((.((((.(((((((.((((.((((((((........)))))))).......)))).))))))).)))).)))).)))))))..))))))))</text:p>
          </table:table-cell>
          <table:table-cell table:formula="of:=OFFSET([Sheet1.$B$2]; (ROW()-1)*2;0)" office:value-type="string" office:string-value="-47.60" calcext:value-type="string">
            <text:p>-47.60</text:p>
          </table:table-cell>
        </table:table-row>
        <table:table-row table:style-name="ro1">
          <table:table-cell table:formula="of:=OFFSET([Sheet1.$A$1]; (ROW()-1)*2;0)" office:value-type="string" office:string-value="ACCCGGUGGAUAAAAUCGAGUUCCAACCUCUUCAACGACAACGAUUUCAACACUCUCUUCCAGGAACAACUUCCUCCAGGCAGAUGAUACUAAAGUGCUGGAGUUCCCGGUUCCUGAGAGUGAGUCCAUAUCAAAAUGCGCAUUCGUUAUCACUUGGUUGAACCCAUUUGGGGAUUUAAAUUUGGAGGUGAAAUGGAACGCGUAAUUGAUGACUCCUACGUGGAACCUCUUCUUAGGAAGAGCACGGUCGAAGAAGUAACUGCGCAGUGCUUAAAUCGUAGAUGCUAAAGUCGUUGAAGAGGACUUGGAACUUCGAUAUUAUCCCCCGUGU" calcext:value-type="string">
            <text:p>ACCCGGUGGAUAAAAUCGAGUUCCAACCUCUUCAACGACAACGAUUUCAACACUCUCUUCCAGGAACAACUUCCUCCAGGCAGAUGAUACUAAAGUGCUGGAGUUCCCGGUUCCUGAGAGUGAGUCCAUAUCAAAAUGCGCAUUCGUUAUCACUUGGUUGAACCCAUUUGGGGAUUUAAAUUUGGAGGUGAAAUGGAACGCGUAAUUGAUGACUCCUACGUGGAACCUCUUCUUAGGAAGAGCACGGUCGAAGAAGUAACUGCGCAGUGCUUAAAUCGUAGAUGCUAAAGUCGUUGAAGAGGACUUGGAACUUCGAUAUUAUCCCCCGUGU</text:p>
          </table:table-cell>
          <table:table-cell table:formula="of:=OFFSET([Sheet1.$A$2]; (ROW()-1)*2;0)" office:value-type="string" office:string-value="((.(((.((((((.(((((((((((((((((((((((((............((((((....((((((......((((((.((..(.......)..))))))))......))))))))))))(((((...(((((..(((((.((((((.((((((..((((((((.....))).)))))......))))))))))))..))))).))))))))))...((((....((((((....))))))))))........((((.(((((..((......))))))).))))...)))))))))))))..))))))).))))).)))))).))).))" calcext:value-type="string">
            <text:p>((.(((.((((((.(((((((((((((((((((((((((............((((((....((((((......((((((.((..(.......)..))))))))......))))))))))))(((((...(((((..(((((.((((((.((((((..((((((((.....))).)))))......))))))))))))..))))).))))))))))...((((....((((((....))))))))))........((((.(((((..((......))))))).))))...)))))))))))))..))))))).))))).)))))).))).))</text:p>
          </table:table-cell>
          <table:table-cell table:formula="of:=OFFSET([Sheet1.$B$2]; (ROW()-1)*2;0)" office:value-type="string" office:string-value="-122.10" calcext:value-type="string">
            <text:p>-122.10</text:p>
          </table:table-cell>
        </table:table-row>
        <table:table-row table:style-name="ro1">
          <table:table-cell table:formula="of:=OFFSET([Sheet1.$A$1]; (ROW()-1)*2;0)" office:value-type="string" office:string-value="GGGUGAGAAUCUCCAUGUUGGAGAAGCAGGGCACGUGCAAACCAACAAACACGAAAUCCGUCUCAUUUGCUUAUUUGCACGUACUUAACUUCUCCAACAUGAGCUCUUCACCC" calcext:value-type="string">
            <text:p>GGGUGAGAAUCUCCAUGUUGGAGAAGCAGGGCACGUGCAAACCAACAAACACGAAAUCCGUCUCAUUUGCUUAUUUGCACGUACUUAACUUCUCCAACAUGAGCUCUUCACCC</text:p>
          </table:table-cell>
          <table:table-cell table:formula="of:=OFFSET([Sheet1.$A$2]; (ROW()-1)*2;0)" office:value-type="string" office:string-value="(((((((...(((.((((((((((((..(((.(((((((((....((((.(((.....)))....))))....))))))))).)))..)))))))))))))))...)))))))" calcext:value-type="string">
            <text:p>(((((((...(((.((((((((((((..(((.(((((((((....((((.(((.....)))....))))....))))))))).)))..)))))))))))))))...)))))))</text:p>
          </table:table-cell>
          <table:table-cell table:formula="of:=OFFSET([Sheet1.$B$2]; (ROW()-1)*2;0)" office:value-type="string" office:string-value="-47.80" calcext:value-type="string">
            <text:p>-47.80</text:p>
          </table:table-cell>
        </table:table-row>
        <table:table-row table:style-name="ro1">
          <table:table-cell table:formula="of:=OFFSET([Sheet1.$A$1]; (ROW()-1)*2;0)" office:value-type="string" office:string-value="GAUGGAGAAGCAGGGCACGUGCAUUACUAGCUCAUAUAUACACUCUCACCACAAAUGCGUGUAUAUAUGCGGAAUUUUGUGAUAUAGAUGUGUGUGUGUGUUGAGUGUGAUGAUAUGGAUGAGUUAGUUCUUCAUGUGCCCAUCUUCACCAUC" calcext:value-type="string">
            <text:p>GAUGGAGAAGCAGGGCACGUGCAUUACUAGCUCAUAUAUACACUCUCACCACAAAUGCGUGUAUAUAUGCGGAAUUUUGUGAUAUAGAUGUGUGUGUGUGUUGAGUGUGAUGAUAUGGAUGAGUUAGUUCUUCAUGUGCCCAUCUUCACCAUC</text:p>
          </table:table-cell>
          <table:table-cell table:formula="of:=OFFSET([Sheet1.$A$2]; (ROW()-1)*2;0)" office:value-type="string" office:string-value="(((((.((((..(((((((((....((((((((((.(((((((.(((((((((.((((((.(((((..((((....)))).))))).)))))).)))).).)))).)))....)))).))))))))))....)))))))))..)))).)))))" calcext:value-type="string">
            <text:p>(((((.((((..(((((((((....((((((((((.(((((((.(((((((((.((((((.(((((..((((....)))).))))).)))))).)))).).)))).)))....)))).))))))))))....)))))))))..)))).)))))</text:p>
          </table:table-cell>
          <table:table-cell table:formula="of:=OFFSET([Sheet1.$B$2]; (ROW()-1)*2;0)" office:value-type="string" office:string-value="-64.90" calcext:value-type="string">
            <text:p>-64.90</text:p>
          </table:table-cell>
        </table:table-row>
        <table:table-row table:style-name="ro1">
          <table:table-cell table:formula="of:=OFFSET([Sheet1.$A$1]; (ROW()-1)*2;0)" office:value-type="string" office:string-value="GUUGAGGGGAAUGUUGUCUGGAUCGAGGAUAUUAUAGAUAUAUACAUGUGUAUGUUAAUGAUUCAAGUGAUCAUAGAGAGUAUCCUCGGACCAGGCUUCAUCCCCCCCAAC" calcext:value-type="string">
            <text:p>GUUGAGGGGAAUGUUGUCUGGAUCGAGGAUAUUAUAGAUAUAUACAUGUGUAUGUUAAUGAUUCAAGUGAUCAUAGAGAGUAUCCUCGGACCAGGCUUCAUCCCCCCCAAC</text:p>
          </table:table-cell>
          <table:table-cell table:formula="of:=OFFSET([Sheet1.$A$2]; (ROW()-1)*2;0)" office:value-type="string" office:string-value="((((.((((.(((..((((((.(((((((((((...((((((((....)))))))).((((((.....))))))....))))))))))).))))))..))).)))).))))" calcext:value-type="string">
            <text:p>((((.((((.(((..((((((.(((((((((((...((((((((....)))))))).((((((.....))))))....))))))))))).))))))..))).)))).))))</text:p>
          </table:table-cell>
          <table:table-cell table:formula="of:=OFFSET([Sheet1.$B$2]; (ROW()-1)*2;0)" office:value-type="string" office:string-value="-45.80" calcext:value-type="string">
            <text:p>-45.80</text:p>
          </table:table-cell>
        </table:table-row>
        <table:table-row table:style-name="ro1">
          <table:table-cell table:formula="of:=OFFSET([Sheet1.$A$1]; (ROW()-1)*2;0)" office:value-type="string" office:string-value="AGGGGCUUUCUCUUUUGAGGGGACUGUUGUCUGGCUCGAGGACUCUGGCUCGCUCUAUUCAUGUUGGAUCUCUUUCGAUCUAACAAUCGAAUUGAACCUUCAGAUUUCAGAUUUGAUUAGGGUUUUAGCGUCUUCGGACCAGGCUUCAUUCCCCCCAAUUGUUGCUCCCU" calcext:value-type="string">
            <text:p>AGGGGCUUUCUCUUUUGAGGGGACUGUUGUCUGGCUCGAGGACUCUGGCUCGCUCUAUUCAUGUUGGAUCUCUUUCGAUCUAACAAUCGAAUUGAACCUUCAGAUUUCAGAUUUGAUUAGGGUUUUAGCGUCUUCGGACCAGGCUUCAUUCCCCCCAAUUGUUGCUCCCU</text:p>
          </table:table-cell>
          <table:table-cell table:formula="of:=OFFSET([Sheet1.$A$2]; (ROW()-1)*2;0)" office:value-type="string" office:string-value=".(((((.....(..(((.(((((.((..((((((.((((((((.((((...((((((.((((((((((((......)))))))))((((((((((....))))..))).))).))).)))))).)))).)))))))).))))))..)).))))).)))..)..))))).." calcext:value-type="string">
            <text:p>.(((((.....(..(((.(((((.((..((((((.((((((((.((((...((((((.((((((((((((......)))))))))((((((((((....))))..))).))).))).)))))).)))).)))))))).))))))..)).))))).)))..)..)))))..</text:p>
          </table:table-cell>
          <table:table-cell table:formula="of:=OFFSET([Sheet1.$B$2]; (ROW()-1)*2;0)" office:value-type="string" office:string-value="-66.90" calcext:value-type="string">
            <text:p>-66.90</text:p>
          </table:table-cell>
        </table:table-row>
        <table:table-row table:style-name="ro1">
          <table:table-cell table:formula="of:=OFFSET([Sheet1.$A$1]; (ROW()-1)*2;0)" office:value-type="string" office:string-value="UUGAGGGGACUGUUGUCUGGCUCGAGGACUCUUAUUCUAAUACAAUCUCAUUUGAAUACAUUCAGAUCUGAUGAUUGAUUAGGGUUUUAGUGUCGUCGGACCAGGCUUCAUUCCCCCCAA" calcext:value-type="string">
            <text:p>UUGAGGGGACUGUUGUCUGGCUCGAGGACUCUUAUUCUAAUACAAUCUCAUUUGAAUACAUUCAGAUCUGAUGAUUGAUUAGGGUUUUAGUGUCGUCGGACCAGGCUUCAUUCCCCCCAA</text:p>
          </table:table-cell>
          <table:table-cell table:formula="of:=OFFSET([Sheet1.$A$2]; (ROW()-1)*2;0)" office:value-type="string" office:string-value=".((.(((((.((..((((((.((((.(((.((.((((((((.((((((((((((((....))))))..))).)))))))))))))...)).))).)))).))))))..)).))))).))." calcext:value-type="string">
            <text:p>.((.(((((.((..((((((.((((.(((.((.((((((((.((((((((((((((....))))))..))).)))))))))))))...)).))).)))).))))))..)).))))).)).</text:p>
          </table:table-cell>
          <table:table-cell table:formula="of:=OFFSET([Sheet1.$B$2]; (ROW()-1)*2;0)" office:value-type="string" office:string-value="-51.20" calcext:value-type="string">
            <text:p>-51.20</text:p>
          </table:table-cell>
        </table:table-row>
        <table:table-row table:style-name="ro1">
          <table:table-cell table:formula="of:=OFFSET([Sheet1.$A$1]; (ROW()-1)*2;0)" office:value-type="string" office:string-value="GCGAUUUAGUGUUGAGAGGAUUGUUGUCUGGCUCGAGGUCAUGAAGAAGAGAAUCACUCGAAUUAAUUUGGAAGAACAAAUUAAGAAAACCCUAGAUGAUUCUCGGACCAGGCUUCAUUCCCCCUAACCUACUUAUCGC" calcext:value-type="string">
            <text:p>GCGAUUUAGUGUUGAGAGGAUUGUUGUCUGGCUCGAGGUCAUGAAGAAGAGAAUCACUCGAAUUAAUUUGGAAGAACAAAUUAAGAAAACCCUAGAUGAUUCUCGGACCAGGCUUCAUUCCCCCUAACCUACUUAUCGC</text:p>
          </table:table-cell>
          <table:table-cell table:formula="of:=OFFSET([Sheet1.$A$2]; (ROW()-1)*2;0)" office:value-type="string" office:string-value="(((((.(((.((((.(.(((.((..((((((.((((((((((..((..(((.....)))...((((((((......)))))))).......))..)))).)))))).))))))..)).))).).)))))))...)))))" calcext:value-type="string">
            <text:p>(((((.(((.((((.(.(((.((..((((((.((((((((((..((..(((.....)))...((((((((......)))))))).......))..)))).)))))).))))))..)).))).).)))))))...)))))</text:p>
          </table:table-cell>
          <table:table-cell table:formula="of:=OFFSET([Sheet1.$B$2]; (ROW()-1)*2;0)" office:value-type="string" office:string-value="-44.30" calcext:value-type="string">
            <text:p>-44.30</text:p>
          </table:table-cell>
        </table:table-row>
        <table:table-row table:style-name="ro1">
          <table:table-cell table:formula="of:=OFFSET([Sheet1.$A$1]; (ROW()-1)*2;0)" office:value-type="string" office:string-value="GGUUGAGAGGAAUAUUGUCUGGCUCGAGGUCAUGAAGAAGAUCGGUAGAUUGAUUCAUUUUAAAGAGUGAAAUCCCUAAAUGAUUCUCGGACCAGGCUUCAUUCCCCCCAACC" calcext:value-type="string">
            <text:p>GGUUGAGAGGAAUAUUGUCUGGCUCGAGGUCAUGAAGAAGAUCGGUAGAUUGAUUCAUUUUAAAGAGUGAAAUCCCUAAAUGAUUCUCGGACCAGGCUUCAUUCCCCCCAACC</text:p>
          </table:table-cell>
          <table:table-cell table:formula="of:=OFFSET([Sheet1.$A$2]; (ROW()-1)*2;0)" office:value-type="string" office:string-value="(((((.(.(((((...((((((.((((((((((..((..((((....))))(((((((((....))))).)))).))..)))).)))))).))))))...))))).).)))))" calcext:value-type="string">
            <text:p>(((((.(.(((((...((((((.((((((((((..((..((((....))))(((((((((....))))).)))).))..)))).)))))).))))))...))))).).)))))</text:p>
          </table:table-cell>
          <table:table-cell table:formula="of:=OFFSET([Sheet1.$B$2]; (ROW()-1)*2;0)" office:value-type="string" office:string-value="-37.50" calcext:value-type="string">
            <text:p>-37.50</text:p>
          </table:table-cell>
        </table:table-row>
        <table:table-row table:style-name="ro1">
          <table:table-cell table:formula="of:=OFFSET([Sheet1.$A$1]; (ROW()-1)*2;0)" office:value-type="string" office:string-value="UUGAGGGGAAUGUUGUCUGGCACGAGGCCCUUAACUUAGAUCUAUAUUUGAUUAUAUAUAUAUGUCUCUUCUUUAUUCAUUAGUCUAUACAUGAAUGAUCAUUUUACGGUUAAUGACGUCGGACCAGGCUUCAUUCCCCUCAA" calcext:value-type="string">
            <text:p>UUGAGGGGAAUGUUGUCUGGCACGAGGCCCUUAACUUAGAUCUAUAUUUGAUUAUAUAUAUAUGUCUCUUCUUUAUUCAUUAGUCUAUACAUGAAUGAUCAUUUUACGGUUAAUGACGUCGGACCAGGCUUCAUUCCCCUCAA</text:p>
          </table:table-cell>
          <table:table-cell table:formula="of:=OFFSET([Sheet1.$A$2]; (ROW()-1)*2;0)" office:value-type="string" office:string-value=".(((((((((((..((((((..(((.(.(.((((((.((((.(((((..........))))).)))).....((((((((((.....)).)))))))).........)))))).).).)))..))))))..)))))))))))." calcext:value-type="string">
            <text:p>.(((((((((((..((((((..(((.(.(.((((((.((((.(((((..........))))).)))).....((((((((((.....)).)))))))).........)))))).).).)))..))))))..))))))))))).</text:p>
          </table:table-cell>
          <table:table-cell table:formula="of:=OFFSET([Sheet1.$B$2]; (ROW()-1)*2;0)" office:value-type="string" office:string-value="-49.10" calcext:value-type="string">
            <text:p>-49.10</text:p>
          </table:table-cell>
        </table:table-row>
        <table:table-row table:style-name="ro1">
          <table:table-cell table:formula="of:=OFFSET([Sheet1.$A$1]; (ROW()-1)*2;0)" office:value-type="string" office:string-value="AAGUUCAGGUGAAUGAUGCCUGGCUCGAGACCAUUCAAUCUCAUGAUCUCAUGAUUAUAACGAUGAUGAUGAUGAUGUCGGACCAGGCUUCAUUCCCCUCAACUU" calcext:value-type="string">
            <text:p>AAGUUCAGGUGAAUGAUGCCUGGCUCGAGACCAUUCAAUCUCAUGAUCUCAUGAUUAUAACGAUGAUGAUGAUGAUGUCGGACCAGGCUUCAUUCCCCUCAACUU</text:p>
          </table:table-cell>
          <table:table-cell table:formula="of:=OFFSET([Sheet1.$A$2]; (ROW()-1)*2;0)" office:value-type="string" office:string-value="(((((.(((.((((((.((((((.((((.(.((((..(((((((((((....))))))...)).)))...)))).).)))).)))))).)))))).))).)))))" calcext:value-type="string">
            <text:p>(((((.(((.((((((.((((((.((((.(.((((..(((((((((((....))))))...)).)))...)))).).)))).)))))).)))))).))).)))))</text:p>
          </table:table-cell>
          <table:table-cell table:formula="of:=OFFSET([Sheet1.$B$2]; (ROW()-1)*2;0)" office:value-type="string" office:string-value="-40.90" calcext:value-type="string">
            <text:p>-40.90</text:p>
          </table:table-cell>
        </table:table-row>
        <table:table-row table:style-name="ro1">
          <table:table-cell table:formula="of:=OFFSET([Sheet1.$A$1]; (ROW()-1)*2;0)" office:value-type="string" office:string-value="GCGAUUUAGGGUUUAGAGGAAUGUUGUUUGGCUCGAGGUCAUGGAGAGUAAUUCGUUAACCCAACUCAAAACUCUAAAUGAUUCUCGGACCAGGCUUCAUUCCCCUCAACCUAUUUUAUCGC" calcext:value-type="string">
            <text:p>GCGAUUUAGGGUUUAGAGGAAUGUUGUUUGGCUCGAGGUCAUGGAGAGUAAUUCGUUAACCCAACUCAAAACUCUAAAUGAUUCUCGGACCAGGCUUCAUUCCCCUCAACCUAUUUUAUCGC</text:p>
          </table:table-cell>
          <table:table-cell table:formula="of:=OFFSET([Sheet1.$A$2]; (ROW()-1)*2;0)" office:value-type="string" office:string-value="(((((...(((((.((.((((((..((((((.((((((((((..(((((.....(((.....))).....)))))..)))).)))))).))))))..)))))).)).))))).....)))))" calcext:value-type="string">
            <text:p>(((((...(((((.((.((((((..((((((.((((((((((..(((((.....(((.....))).....)))))..)))).)))))).))))))..)))))).)).))))).....)))))</text:p>
          </table:table-cell>
          <table:table-cell table:formula="of:=OFFSET([Sheet1.$B$2]; (ROW()-1)*2;0)" office:value-type="string" office:string-value="-47.20" calcext:value-type="string">
            <text:p>-47.20</text:p>
          </table:table-cell>
        </table:table-row>
        <table:table-row table:style-name="ro1">
          <table:table-cell table:formula="of:=OFFSET([Sheet1.$A$1]; (ROW()-1)*2;0)" office:value-type="string" office:string-value="UGGUGCACCGGCAUCUGAUGAAGCUGCCAGCAUGAUCUAAUUAGCUUUCUUUAUCCUUUGUUGUGUUUCAUGACGAUGGUUAAGAGAUCAGUCUCGAUUAGAUCAUGUUCGCAGUUUCACCCGUUGACUGUCGCACCC" calcext:value-type="string">
            <text:p>UGGUGCACCGGCAUCUGAUGAAGCUGCCAGCAUGAUCUAAUUAGCUUUCUUUAUCCUUUGUUGUGUUUCAUGACGAUGGUUAAGAGAUCAGUCUCGAUUAGAUCAUGUUCGCAGUUUCACCCGUUGACUGUCGCACCC</text:p>
          </table:table-cell>
          <table:table-cell table:formula="of:=OFFSET([Sheet1.$A$2]; (ROW()-1)*2;0)" office:value-type="string" office:string-value=".(((((..(((((.(.(.(((((((((.((((((((((((((((((.(((((..((.((((((((...)))))))).))...)))))..)).)).)))))))))))))).))))))))).).).)).)))..)))))." calcext:value-type="string">
            <text:p>.(((((..(((((.(.(.(((((((((.((((((((((((((((((.(((((..((.((((((((...)))))))).))...)))))..)).)).)))))))))))))).))))))))).).).)).)))..))))).</text:p>
          </table:table-cell>
          <table:table-cell table:formula="of:=OFFSET([Sheet1.$B$2]; (ROW()-1)*2;0)" office:value-type="string" office:string-value="-56.80" calcext:value-type="string">
            <text:p>-56.80</text:p>
          </table:table-cell>
        </table:table-row>
        <table:table-row table:style-name="ro1">
          <table:table-cell table:formula="of:=OFFSET([Sheet1.$A$1]; (ROW()-1)*2;0)" office:value-type="string" office:string-value="GGGAACAAGUGAAGCUGCCAGCAUGAUCUAUCUUUGGUUAAGAGAUGAAUGUGGAAACAUAUUGCUUAAACCCAAGCUAGGUCAUGCUCUGACAGCCUCACUCCUUCCU" calcext:value-type="string">
            <text:p>GGGAACAAGUGAAGCUGCCAGCAUGAUCUAUCUUUGGUUAAGAGAUGAAUGUGGAAACAUAUUGCUUAAACCCAAGCUAGGUCAUGCUCUGACAGCCUCACUCCUUCCU</text:p>
          </table:table-cell>
          <table:table-cell table:formula="of:=OFFSET([Sheet1.$A$2]; (ROW()-1)*2;0)" office:value-type="string" office:string-value="(((((..(((((.(((((.(((((((((((.(((.((((..(((...((((((....)))))).))).)))).))).)))))))))))..).)))).)))))..)))))" calcext:value-type="string">
            <text:p>(((((..(((((.(((((.(((((((((((.(((.((((..(((...((((((....)))))).))).)))).))).)))))))))))..).)))).)))))..)))))</text:p>
          </table:table-cell>
          <table:table-cell table:formula="of:=OFFSET([Sheet1.$B$2]; (ROW()-1)*2;0)" office:value-type="string" office:string-value="-44.50" calcext:value-type="string">
            <text:p>-44.50</text:p>
          </table:table-cell>
        </table:table-row>
        <table:table-row table:style-name="ro1">
          <table:table-cell table:formula="of:=OFFSET([Sheet1.$A$1]; (ROW()-1)*2;0)" office:value-type="string" office:string-value="CACCAUCGGGCUCGGAUUCGCUUGGUGCAGGUCGGGAACCAAUUCGGCUGACACAGCCUCGUGACUUUUAAACCUUUAUUGGUUUGUGAGCAGGGAUUGGAUCCCGCCUUGCAUCAACUGAAUCGGAUCCUCGAGGUG" calcext:value-type="string">
            <text:p>CACCAUCGGGCUCGGAUUCGCUUGGUGCAGGUCGGGAACCAAUUCGGCUGACACAGCCUCGUGACUUUUAAACCUUUAUUGGUUUGUGAGCAGGGAUUGGAUCCCGCCUUGCAUCAACUGAAUCGGAUCCUCGAGGUG</text:p>
          </table:table-cell>
          <table:table-cell table:formula="of:=OFFSET([Sheet1.$A$2]; (ROW()-1)*2;0)" office:value-type="string" office:string-value="((((.(((((.((.((((((.((((((((((.(((((.((((((((((((...)))))...((.(((.((((((......)))))).))))).))))))).))))).)))))))))).)))))).)).)).)))))))" calcext:value-type="string">
            <text:p>((((.(((((.((.((((((.((((((((((.(((((.((((((((((((...)))))...((.(((.((((((......)))))).))))).))))))).))))).)))))))))).)))))).)).)).)))))))</text:p>
          </table:table-cell>
          <table:table-cell table:formula="of:=OFFSET([Sheet1.$B$2]; (ROW()-1)*2;0)" office:value-type="string" office:string-value="-69.20" calcext:value-type="string">
            <text:p>-69.20</text:p>
          </table:table-cell>
        </table:table-row>
        <table:table-row table:style-name="ro1">
          <table:table-cell table:formula="of:=OFFSET([Sheet1.$A$1]; (ROW()-1)*2;0)" office:value-type="string" office:string-value="UUACCGGCGGUCUCGGAUUCGCUUGGUGCAGGUCGGGAACUGAUUGGCUGACACCGACACGUGUCUUGUCAUGGUUGGUUUGUGAGCUCCCGUCUUGUAUCAACUGAAUCGGAGUCCGAGGUGA" calcext:value-type="string">
            <text:p>UUACCGGCGGUCUCGGAUUCGCUUGGUGCAGGUCGGGAACUGAUUGGCUGACACCGACACGUGUCUUGUCAUGGUUGGUUUGUGAGCUCCCGUCUUGUAUCAACUGAAUCGGAGUCCGAGGUGA</text:p>
          </table:table-cell>
          <table:table-cell table:formula="of:=OFFSET([Sheet1.$A$2]; (ROW()-1)*2;0)" office:value-type="string" office:string-value="(((((..(((.(((.((((((.((((((((((.(((((........(((.((((((((.((((......))))))))))..)).)))))))).)))))))))).)))))).))).))).)))))" calcext:value-type="string">
            <text:p>(((((..(((.(((.((((((.((((((((((.(((((........(((.((((((((.((((......))))))))))..)).)))))))).)))))))))).)))))).))).))).)))))</text:p>
          </table:table-cell>
          <table:table-cell table:formula="of:=OFFSET([Sheet1.$B$2]; (ROW()-1)*2;0)" office:value-type="string" office:string-value="-61.80" calcext:value-type="string">
            <text:p>-61.80</text:p>
          </table:table-cell>
        </table:table-row>
        <table:table-row table:style-name="ro1">
          <table:table-cell table:formula="of:=OFFSET([Sheet1.$A$1]; (ROW()-1)*2;0)" office:value-type="string" office:string-value="GUGACGAAAGUAGUGUGCAGCCAAGGAUGACUUGCCGAUUUAAAUGAUCUUUCUUUAUACUCUAUUAAGACAAUUUAGUUUCAAACUUUUUUUUUUUUUUUUUUUUGAAGGAUUCAGGAAGAAAUUAGGAUAUAUUAUUCCGUAUAAAAUACAAGAUAUAUAAAACCAAAAAGAAAAAGUAACAUGAUCGGCAAGUUGUCCUUGGCUACACGUUACUUUGUGUCGC" calcext:value-type="string">
            <text:p>GUGACGAAAGUAGUGUGCAGCCAAGGAUGACUUGCCGAUUUAAAUGAUCUUUCUUUAUACUCUAUUAAGACAAUUUAGUUUCAAACUUUUUUUUUUUUUUUUUUUUGAAGGAUUCAGGAAGAAAUUAGGAUAUAUUAUUCCGUAUAAAAUACAAGAUAUAUAAAACCAAAAAGAAAAAGUAACAUGAUCGGCAAGUUGUCCUUGGCUACACGUUACUUUGUGUCGC</text:p>
          </table:table-cell>
          <table:table-cell table:formula="of:=OFFSET([Sheet1.$A$2]; (ROW()-1)*2;0)" office:value-type="string" office:string-value="(((((((((((((((((.(((((((((((((((((((((((((((..((((...............))))..))))).......(((((((((((((((((((((((((...))))))))))))...(((........)))((((...))))...............))))))))))))).....)))))))))))))))))))))).))))))))))).))))))" calcext:value-type="string">
            <text:p>(((((((((((((((((.(((((((((((((((((((((((((((..((((...............))))..))))).......(((((((((((((((((((((((((...))))))))))))...(((........)))((((...))))...............))))))))))))).....)))))))))))))))))))))).))))))))))).))))))</text:p>
          </table:table-cell>
          <table:table-cell table:formula="of:=OFFSET([Sheet1.$B$2]; (ROW()-1)*2;0)" office:value-type="string" office:string-value="-75.90" calcext:value-type="string">
            <text:p>-75.90</text:p>
          </table:table-cell>
        </table:table-row>
        <table:table-row table:style-name="ro1">
          <table:table-cell table:formula="of:=OFFSET([Sheet1.$A$1]; (ROW()-1)*2;0)" office:value-type="string" office:string-value="CGAGAGAGUCCCUCUGAUAUUGGCCUGGUUCACUCAGAUUCUCUUUUACUAACUCAUCUGAUUGAGCCGUGUCAAUAUCUCAGUCCUCUCUCG" calcext:value-type="string">
            <text:p>CGAGAGAGUCCCUCUGAUAUUGGCCUGGUUCACUCAGAUUCUCUUUUACUAACUCAUCUGAUUGAGCCGUGUCAAUAUCUCAGUCCUCUCUCG</text:p>
          </table:table-cell>
          <table:table-cell table:formula="of:=OFFSET([Sheet1.$A$2]; (ROW()-1)*2;0)" office:value-type="string" office:string-value="((((((((...((..(((((((((.(((((((.((((((................)))))).))))))).)))))))))..))..))))))))" calcext:value-type="string">
            <text:p>((((((((...((..(((((((((.(((((((.((((((................)))))).))))))).)))))))))..))..))))))))</text:p>
          </table:table-cell>
          <table:table-cell table:formula="of:=OFFSET([Sheet1.$B$2]; (ROW()-1)*2;0)" office:value-type="string" office:string-value="-39.50" calcext:value-type="string">
            <text:p>-39.50</text:p>
          </table:table-cell>
        </table:table-row>
        <table:table-row table:style-name="ro1">
          <table:table-cell table:formula="of:=OFFSET([Sheet1.$A$1]; (ROW()-1)*2;0)" office:value-type="string" office:string-value="AUGAGAGAGUCCCUUUGAUAUUGGCCUGGUUCACUCAGAUCUUACCUGACCACACACGUAGAUAUACAUUAUUCUCUCUAGAUUAUCUGAUUGAGCCGCGCCAAUAUCUCAGUACUCUCUCGU" calcext:value-type="string">
            <text:p>AUGAGAGAGUCCCUUUGAUAUUGGCCUGGUUCACUCAGAUCUUACCUGACCACACACGUAGAUAUACAUUAUUCUCUCUAGAUUAUCUGAUUGAGCCGCGCCAAUAUCUCAGUACUCUCUCGU</text:p>
          </table:table-cell>
          <table:table-cell table:formula="of:=OFFSET([Sheet1.$A$2]; (ROW()-1)*2;0)" office:value-type="string" office:string-value="((((((((((..((..(((((((((.(((((((.((((((..(..............(((....)))..............)..)))))).))))))).)))))))))..)).))))))))))" calcext:value-type="string">
            <text:p>((((((((((..((..(((((((((.(((((((.((((((..(..............(((....)))..............)..)))))).))))))).)))))))))..)).))))))))))</text:p>
          </table:table-cell>
          <table:table-cell table:formula="of:=OFFSET([Sheet1.$B$2]; (ROW()-1)*2;0)" office:value-type="string" office:string-value="-45.00" calcext:value-type="string">
            <text:p>-45.00</text:p>
          </table:table-cell>
        </table:table-row>
        <table:table-row table:style-name="ro1">
          <table:table-cell table:formula="of:=OFFSET([Sheet1.$A$1]; (ROW()-1)*2;0)" office:value-type="string" office:string-value="AGGCGCAGCACCAUUAAGAUUCACAUGGAAAUUGAUAAAUACCCUAAAUUAGGGUUUUGAUAUGUAUAUGAGAAUCUUGAUGAUGCUGCAUCAAC" calcext:value-type="string">
            <text:p>AGGCGCAGCACCAUUAAGAUUCACAUGGAAAUUGAUAAAUACCCUAAAUUAGGGUUUUGAUAUGUAUAUGAGAAUCUUGAUGAUGCUGCAUCAAC</text:p>
          </table:table-cell>
          <table:table-cell table:formula="of:=OFFSET([Sheet1.$A$2]; (ROW()-1)*2;0)" office:value-type="string" office:string-value=".((.((((((.(((((((((((.((((.....((.((((.((((((...)))))))))).))....)))).))))))))))).)))))).))..." calcext:value-type="string">
            <text:p>.((.((((((.(((((((((((.((((.....((.((((.((((((...)))))))))).))....)))).))))))))))).)))))).))...</text:p>
          </table:table-cell>
          <table:table-cell table:formula="of:=OFFSET([Sheet1.$B$2]; (ROW()-1)*2;0)" office:value-type="string" office:string-value="-35.50" calcext:value-type="string">
            <text:p>-35.50</text:p>
          </table:table-cell>
        </table:table-row>
        <table:table-row table:style-name="ro1">
          <table:table-cell table:formula="of:=OFFSET([Sheet1.$A$1]; (ROW()-1)*2;0)" office:value-type="string" office:string-value="UAAGUACUUUCGCUUGCAGAGAGAAAUCACAGUGGUCAAAAAAGUUGUAGUUUUCUUAAAGUCUCUUUCCUCUGUGAUUCUCUGUGUAAGCGAAAGAGCUUG" calcext:value-type="string">
            <text:p>UAAGUACUUUCGCUUGCAGAGAGAAAUCACAGUGGUCAAAAAAGUUGUAGUUUUCUUAAAGUCUCUUUCCUCUGUGAUUCUCUGUGUAAGCGAAAGAGCUUG</text:p>
          </table:table-cell>
          <table:table-cell table:formula="of:=OFFSET([Sheet1.$A$2]; (ROW()-1)*2;0)" office:value-type="string" office:string-value="(((((.((((((((((((.((((((.((((((.((.......(.((..((....))..)).)......)).)))))))))))).)))))))))))).)))))" calcext:value-type="string">
            <text:p>(((((.((((((((((((.((((((.((((((.((.......(.((..((....))..)).)......)).)))))))))))).)))))))))))).)))))</text:p>
          </table:table-cell>
          <table:table-cell table:formula="of:=OFFSET([Sheet1.$B$2]; (ROW()-1)*2;0)" office:value-type="string" office:string-value="-42.60" calcext:value-type="string">
            <text:p>-42.60</text:p>
          </table:table-cell>
        </table:table-row>
        <table:table-row table:style-name="ro1">
          <table:table-cell table:formula="of:=OFFSET([Sheet1.$A$1]; (ROW()-1)*2;0)" office:value-type="string" office:string-value="GGAAGAGCUCCUUGAAGUUCAAUGGAGGGUUUAGCAGGGUGAAGUAAAGCUGCUAAGCUAUGGAUCCCAUAAGCCUUAUCAAAUUCAAUAUAAUUGAUGAUAAGGUUUUUUUUAUGGAUGCCAUAUCUCAGGAGCUUUCACUUACCCCUUUAAUGGCUUCACUCUUCUUUGGAUUGAAGGGAGCUCUUCAUCUCUC" calcext:value-type="string">
            <text:p>GGAAGAGCUCCUUGAAGUUCAAUGGAGGGUUUAGCAGGGUGAAGUAAAGCUGCUAAGCUAUGGAUCCCAUAAGCCUUAUCAAAUUCAAUAUAAUUGAUGAUAAGGUUUUUUUUAUGGAUGCCAUAUCUCAGGAGCUUUCACUUACCCCUUUAAUGGCUUCACUCUUCUUUGGAUUGAAGGGAGCUCUUCAUCUCUC</text:p>
          </table:table-cell>
          <table:table-cell table:formula="of:=OFFSET([Sheet1.$A$2]; (ROW()-1)*2;0)" office:value-type="string" office:string-value=".((((((((((((..(((((((.(((((((..(((((((..((((((((((.((.((.(((((...(((((((((((((((...(((((...)))))))))))))).....))))))...))))).)).)).)))))).))))..))))......)))..))))))).)))))))..))))))))))))......." calcext:value-type="string">
            <text:p>.((((((((((((..(((((((.(((((((..(((((((..((((((((((.((.((.(((((...(((((((((((((((...(((((...)))))))))))))).....))))))...))))).)).)).)))))).))))..))))......)))..))))))).)))))))..)))))))))))).......</text:p>
          </table:table-cell>
          <table:table-cell table:formula="of:=OFFSET([Sheet1.$B$2]; (ROW()-1)*2;0)" office:value-type="string" office:string-value="-85.10" calcext:value-type="string">
            <text:p>-85.10</text:p>
          </table:table-cell>
        </table:table-row>
        <table:table-row table:style-name="ro1">
          <table:table-cell table:formula="of:=OFFSET([Sheet1.$A$1]; (ROW()-1)*2;0)" office:value-type="string" office:string-value="UAUAUACCCUGUAGAACCGAAUUUGUGUGGUACCCACAUAGUCACAGAUUCGAUUCUAGGGGAAUAUA" calcext:value-type="string">
            <text:p>UAUAUACCCUGUAGAACCGAAUUUGUGUGGUACCCACAUAGUCACAGAUUCGAUUCUAGGGGAAUAUA</text:p>
          </table:table-cell>
          <table:table-cell table:formula="of:=OFFSET([Sheet1.$A$2]; (ROW()-1)*2;0)" office:value-type="string" office:string-value="(((((.((((.(((((.(((((((((((((...))))......))))))))).))))))))).)))))" calcext:value-type="string">
            <text:p>(((((.((((.(((((.(((((((((((((...))))......))))))))).))))))))).)))))</text:p>
          </table:table-cell>
          <table:table-cell table:formula="of:=OFFSET([Sheet1.$B$2]; (ROW()-1)*2;0)" office:value-type="string" office:string-value="-24.40" calcext:value-type="string">
            <text:p>-24.40</text:p>
          </table:table-cell>
        </table:table-row>
        <table:table-row table:style-name="ro1">
          <table:table-cell table:formula="of:=OFFSET([Sheet1.$A$1]; (ROW()-1)*2;0)" office:value-type="string" office:string-value="UGGAUCUUUUUGCGGUCUGGGCUUGCUGUUCUCUCGACAGUAGUCAGGAAGCCCUUACCCCAAAAAGUAUCUA" calcext:value-type="string">
            <text:p>UGGAUCUUUUUGCGGUCUGGGCUUGCUGUUCUCUCGACAGUAGUCAGGAAGCCCUUACCCCAAAAAGUAUCUA</text:p>
          </table:table-cell>
          <table:table-cell table:formula="of:=OFFSET([Sheet1.$A$2]; (ROW()-1)*2;0)" office:value-type="string" office:string-value="((((((((((((.(((..((((((.(((..((((....)).)).))).))))))..))).))))))).)))))" calcext:value-type="string">
            <text:p>((((((((((((.(((..((((((.(((..((((....)).)).))).))))))..))).))))))).)))))</text:p>
          </table:table-cell>
          <table:table-cell table:formula="of:=OFFSET([Sheet1.$B$2]; (ROW()-1)*2;0)" office:value-type="string" office:string-value="-31.00" calcext:value-type="string">
            <text:p>-31.00</text:p>
          </table:table-cell>
        </table:table-row>
        <table:table-row table:style-name="ro1">
          <table:table-cell table:formula="of:=OFFSET([Sheet1.$A$1]; (ROW()-1)*2;0)" office:value-type="string" office:string-value="CCAUGGAACAUUCAACGCUGUCGGUGAGUUUGGGAUUCAAAAACAAAAAAACCACCGACCGUUGACUGUACCUUGG" calcext:value-type="string">
            <text:p>CCAUGGAACAUUCAACGCUGUCGGUGAGUUUGGGAUUCAAAAACAAAAAAACCACCGACCGUUGACUGUACCUUGG</text:p>
          </table:table-cell>
          <table:table-cell table:formula="of:=OFFSET([Sheet1.$A$2]; (ROW()-1)*2;0)" office:value-type="string" office:string-value="(((.((.(((.((((((..(((((((.((((.................))))))))))))))))).))).)).)))" calcext:value-type="string">
            <text:p>(((.((.(((.((((((..(((((((.((((.................))))))))))))))))).))).)).)))</text:p>
          </table:table-cell>
          <table:table-cell table:formula="of:=OFFSET([Sheet1.$B$2]; (ROW()-1)*2;0)" office:value-type="string" office:string-value="-28.80" calcext:value-type="string">
            <text:p>-28.80</text:p>
          </table:table-cell>
        </table:table-row>
        <table:table-row table:style-name="ro1">
          <table:table-cell table:formula="of:=OFFSET([Sheet1.$A$1]; (ROW()-1)*2;0)" office:value-type="string" office:string-value="ACCAUUUUUGGCAAUGGUAGAACUCACACCGGUAAGGUAAUGGGACCCGGUGGUUCUAGACUUGCCAACUAUGGU" calcext:value-type="string">
            <text:p>ACCAUUUUUGGCAAUGGUAGAACUCACACCGGUAAGGUAAUGGGACCCGGUGGUUCUAGACUUGCCAACUAUGGU</text:p>
          </table:table-cell>
          <table:table-cell table:formula="of:=OFFSET([Sheet1.$A$2]; (ROW()-1)*2;0)" office:value-type="string" office:string-value="(((((..(((((((...((((((...((((((..............))))))))))))...)))))))..)))))" calcext:value-type="string">
            <text:p>(((((..(((((((...((((((...((((((..............))))))))))))...)))))))..)))))</text:p>
          </table:table-cell>
          <table:table-cell table:formula="of:=OFFSET([Sheet1.$B$2]; (ROW()-1)*2;0)" office:value-type="string" office:string-value="-29.90" calcext:value-type="string">
            <text:p>-29.90</text:p>
          </table:table-cell>
        </table:table-row>
        <table:table-row table:style-name="ro1">
          <table:table-cell table:formula="of:=OFFSET([Sheet1.$A$1]; (ROW()-1)*2;0)" office:value-type="string" office:string-value="CUGUGUAUGGCACUGGUAGAAUUCACUGUGAACAGUCUCAGUCAGUGAAUUACCGAAGGGCCAUAAACAG" calcext:value-type="string">
            <text:p>CUGUGUAUGGCACUGGUAGAAUUCACUGUGAACAGUCUCAGUCAGUGAAUUACCGAAGGGCCAUAAACAG</text:p>
          </table:table-cell>
          <table:table-cell table:formula="of:=OFFSET([Sheet1.$A$2]; (ROW()-1)*2;0)" office:value-type="string" office:string-value="((((.((((((.((((((..(((((((((((......)))..))))))))))))..)).)))))).))))" calcext:value-type="string">
            <text:p>((((.((((((.((((((..(((((((((((......)))..))))))))))))..)).)))))).))))</text:p>
          </table:table-cell>
          <table:table-cell table:formula="of:=OFFSET([Sheet1.$B$2]; (ROW()-1)*2;0)" office:value-type="string" office:string-value="-26.20" calcext:value-type="string">
            <text:p>-26.20</text:p>
          </table:table-cell>
        </table:table-row>
        <table:table-row table:style-name="ro1">
          <table:table-cell table:formula="of:=OFFSET([Sheet1.$A$1]; (ROW()-1)*2;0)" office:value-type="string" office:string-value="ACUUUCCAAAGAAUUCUCCUUUUGGGCUUUCUCAUUUUAUUUUAAGCCCUAAGGUGAAUUUUUUGGGAAGU" calcext:value-type="string">
            <text:p>ACUUUCCAAAGAAUUCUCCUUUUGGGCUUUCUCAUUUUAUUUUAAGCCCUAAGGUGAAUUUUUUGGGAAGU</text:p>
          </table:table-cell>
          <table:table-cell table:formula="of:=OFFSET([Sheet1.$A$2]; (ROW()-1)*2;0)" office:value-type="string" office:string-value="((((((((((((((((.((((..((((((..............)))))).)))).))))))))))))))))" calcext:value-type="string">
            <text:p>((((((((((((((((.((((..((((((..............)))))).)))).))))))))))))))))</text:p>
          </table:table-cell>
          <table:table-cell table:formula="of:=OFFSET([Sheet1.$B$2]; (ROW()-1)*2;0)" office:value-type="string" office:string-value="-33.10" calcext:value-type="string">
            <text:p>-33.10</text:p>
          </table:table-cell>
        </table:table-row>
        <table:table-row table:style-name="ro1">
          <table:table-cell table:formula="of:=OFFSET([Sheet1.$A$1]; (ROW()-1)*2;0)" office:value-type="string" office:string-value="CUCCGGUGCCUACUGAGCUGAUAUCAGUUCUCAUUUCACACACUGGCUCAGUUCAGCAGGAACAGGAG" calcext:value-type="string">
            <text:p>CUCCGGUGCCUACUGAGCUGAUAUCAGUUCUCAUUUCACACACUGGCUCAGUUCAGCAGGAACAGGAG</text:p>
          </table:table-cell>
          <table:table-cell table:formula="of:=OFFSET([Sheet1.$A$2]; (ROW()-1)*2;0)" office:value-type="string" office:string-value="((((.((.(((.(((((((((..(((((.............))))).))))))))).))).)).))))" calcext:value-type="string">
            <text:p>((((.((.(((.(((((((((..(((((.............))))).))))))))).))).)).))))</text:p>
          </table:table-cell>
          <table:table-cell table:formula="of:=OFFSET([Sheet1.$B$2]; (ROW()-1)*2;0)" office:value-type="string" office:string-value="-26.30" calcext:value-type="string">
            <text:p>-26.30</text:p>
          </table:table-cell>
        </table:table-row>
        <table:table-row table:style-name="ro1">
          <table:table-cell table:formula="of:=OFFSET([Sheet1.$A$1]; (ROW()-1)*2;0)" office:value-type="string" office:string-value="AGCGGGCAACGGAAUCCCAAAAGCAGCUGUUGUCUCCAGAGCAUUCCAGCUGCACUUGGAUUUCGUUCCCUGCU" calcext:value-type="string">
            <text:p>AGCGGGCAACGGAAUCCCAAAAGCAGCUGUUGUCUCCAGAGCAUUCCAGCUGCACUUGGAUUUCGUUCCCUGCU</text:p>
          </table:table-cell>
          <table:table-cell table:formula="of:=OFFSET([Sheet1.$A$2]; (ROW()-1)*2;0)" office:value-type="string" office:string-value="((((((.((((((((((.((..(((((((.(((.......)))...)))))))..)))))))))))).))))))" calcext:value-type="string">
            <text:p>((((((.((((((((((.((..(((((((.(((.......)))...)))))))..)))))))))))).))))))</text:p>
          </table:table-cell>
          <table:table-cell table:formula="of:=OFFSET([Sheet1.$B$2]; (ROW()-1)*2;0)" office:value-type="string" office:string-value="-35.00" calcext:value-type="string">
            <text:p>-35.00</text:p>
          </table:table-cell>
        </table:table-row>
        <table:table-row table:style-name="ro1">
          <table:table-cell table:formula="of:=OFFSET([Sheet1.$A$1]; (ROW()-1)*2;0)" office:value-type="string" office:string-value="GCCGAGACCGAGUGCACAGGGCUCUGACCUAUGAAUUGACAGCCAGUGCUCUCGUCUCCCCUCUGGCUGCCAAUUCCAUAGGUCACAGGUAUGUUCGCCUCAAUGCCAGC" calcext:value-type="string">
            <text:p>GCCGAGACCGAGUGCACAGGGCUCUGACCUAUGAAUUGACAGCCAGUGCUCUCGUCUCCCCUCUGGCUGCCAAUUCCAUAGGUCACAGGUAUGUUCGCCUCAAUGCCAGC</text:p>
          </table:table-cell>
          <table:table-cell table:formula="of:=OFFSET([Sheet1.$A$2]; (ROW()-1)*2;0)" office:value-type="string" office:string-value=".........(((.(((((.(.((.((((((((((((((.(((((((................))))))).))))).))))))))).)).).)))..)))))........." calcext:value-type="string">
            <text:p>.........(((.(((((.(.((.((((((((((((((.(((((((................))))))).))))).))))))))).)).).)))..))))).........</text:p>
          </table:table-cell>
          <table:table-cell table:formula="of:=OFFSET([Sheet1.$B$2]; (ROW()-1)*2;0)" office:value-type="string" office:string-value="-39.00" calcext:value-type="string">
            <text:p>-39.00</text:p>
          </table:table-cell>
        </table:table-row>
        <table:table-row table:style-name="ro1">
          <table:table-cell table:formula="of:=OFFSET([Sheet1.$A$1]; (ROW()-1)*2;0)" office:value-type="string" office:string-value="GAGAGCUGGGUCUUUGCGGGCAAGAUGAGAGUGUCAGUUCAACUGGCCUACAAAGUCCCAGUCCUC" calcext:value-type="string">
            <text:p>GAGAGCUGGGUCUUUGCGGGCAAGAUGAGAGUGUCAGUUCAACUGGCCUACAAAGUCCCAGUCCUC</text:p>
          </table:table-cell>
          <table:table-cell table:formula="of:=OFFSET([Sheet1.$A$2]; (ROW()-1)*2;0)" office:value-type="string" office:string-value="(((.((((((.(((((.((((.((.((((........)))).)).)))).))))).)))))).)))" calcext:value-type="string">
            <text:p>(((.((((((.(((((.((((.((.((((........)))).)).)))).))))).)))))).)))</text:p>
          </table:table-cell>
          <table:table-cell table:formula="of:=OFFSET([Sheet1.$B$2]; (ROW()-1)*2;0)" office:value-type="string" office:string-value="-30.40" calcext:value-type="string">
            <text:p>-30.40</text:p>
          </table:table-cell>
        </table:table-row>
        <table:table-row table:style-name="ro1">
          <table:table-cell table:formula="of:=OFFSET([Sheet1.$A$1]; (ROW()-1)*2;0)" office:value-type="string" office:string-value="AUCGGGUGUAACAGCAACUCCAUGUGGACUGUGCUCGGAUUCCAGUGGAGCUGCUGUUACUUCUGAU" calcext:value-type="string">
            <text:p>AUCGGGUGUAACAGCAACUCCAUGUGGACUGUGCUCGGAUUCCAGUGGAGCUGCUGUUACUUCUGAU</text:p>
          </table:table-cell>
          <table:table-cell table:formula="of:=OFFSET([Sheet1.$A$2]; (ROW()-1)*2;0)" office:value-type="string" office:string-value="((((((.(((((((((.((((((.(((((((....)))..)))))))))).))))))))).))))))" calcext:value-type="string">
            <text:p>((((((.(((((((((.((((((.(((((((....)))..)))))))))).))))))))).))))))</text:p>
          </table:table-cell>
          <table:table-cell table:formula="of:=OFFSET([Sheet1.$B$2]; (ROW()-1)*2;0)" office:value-type="string" office:string-value="-34.10" calcext:value-type="string">
            <text:p>-34.10</text:p>
          </table:table-cell>
        </table:table-row>
        <table:table-row table:style-name="ro1">
          <table:table-cell table:formula="of:=OFFSET([Sheet1.$A$1]; (ROW()-1)*2;0)" office:value-type="string" office:string-value="ACACCCAACUCUCCUGGCUCUAGCAGCACAGAAAUAUUGGCAUGGGGAAGUGAGUCUGCCAAUAUUGGCUGUGCUGCUCCAGGCAGGGUGGUGA" calcext:value-type="string">
            <text:p>ACACCCAACUCUCCUGGCUCUAGCAGCACAGAAAUAUUGGCAUGGGGAAGUGAGUCUGCCAAUAUUGGCUGUGCUGCUCCAGGCAGGGUGGUGA</text:p>
          </table:table-cell>
          <table:table-cell table:formula="of:=OFFSET([Sheet1.$A$2]; (ROW()-1)*2;0)" office:value-type="string" office:string-value=".((((..((((((((((....((((((((((.((((((((((.((.........))))))))))))..))))))))))))))).)))))))))." calcext:value-type="string">
            <text:p>.((((..((((((((((....((((((((((.((((((((((.((.........))))))))))))..))))))))))))))).))))))))).</text:p>
          </table:table-cell>
          <table:table-cell table:formula="of:=OFFSET([Sheet1.$B$2]; (ROW()-1)*2;0)" office:value-type="string" office:string-value="-49.00" calcext:value-type="string">
            <text:p>-49.00</text:p>
          </table:table-cell>
        </table:table-row>
        <table:table-row table:style-name="ro1">
          <table:table-cell table:formula="of:=OFFSET([Sheet1.$A$1]; (ROW()-1)*2;0)" office:value-type="string" office:string-value="GCCAUCCCAGUGUUCAGACUACCUGUUCAGGAGGCUGGGACAUGUACAGUAGUCUGCACAUUGGUUAGGC" calcext:value-type="string">
            <text:p>GCCAUCCCAGUGUUCAGACUACCUGUUCAGGAGGCUGGGACAUGUACAGUAGUCUGCACAUUGGUUAGGC</text:p>
          </table:table-cell>
          <table:table-cell table:formula="of:=OFFSET([Sheet1.$A$2]; (ROW()-1)*2;0)" office:value-type="string" office:string-value="(((...(((((((.((((((((.(((((((....)))).......))))))))))).)))))))...)))" calcext:value-type="string">
            <text:p>(((...(((((((.((((((((.(((((((....)))).......))))))))))).)))))))...)))</text:p>
          </table:table-cell>
          <table:table-cell table:formula="of:=OFFSET([Sheet1.$B$2]; (ROW()-1)*2;0)" office:value-type="string" office:string-value="-28.90" calcext:value-type="string">
            <text:p>-28.90</text:p>
          </table:table-cell>
        </table:table-row>
        <table:table-row table:style-name="ro1">
          <table:table-cell table:formula="of:=OFFSET([Sheet1.$A$1]; (ROW()-1)*2;0)" office:value-type="string" office:string-value="GCCAACCCAGUGUUCAGACUACCUGUUCAGGAGGCUCUCAAUGUGUACAGUAGUCUGCACAUUGGUUAGGC" calcext:value-type="string">
            <text:p>GCCAACCCAGUGUUCAGACUACCUGUUCAGGAGGCUCUCAAUGUGUACAGUAGUCUGCACAUUGGUUAGGC</text:p>
          </table:table-cell>
          <table:table-cell table:formula="of:=OFFSET([Sheet1.$A$2]; (ROW()-1)*2;0)" office:value-type="string" office:string-value="(((...(((((((.((((((((.(((.((.(((...)))..))...))))))))))).)))))))...)))" calcext:value-type="string">
            <text:p>(((...(((((((.((((((((.(((.((.(((...)))..))...))))))))))).)))))))...)))</text:p>
          </table:table-cell>
          <table:table-cell table:formula="of:=OFFSET([Sheet1.$B$2]; (ROW()-1)*2;0)" office:value-type="string" office:string-value="-28.50" calcext:value-type="string">
            <text:p>-28.50</text:p>
          </table:table-cell>
        </table:table-row>
        <table:table-row table:style-name="ro1">
          <table:table-cell table:formula="of:=OFFSET([Sheet1.$A$1]; (ROW()-1)*2;0)" office:value-type="string" office:string-value="GCCGUGGCCAUCUUACUGGGCAGCAUUGGAUAGUGUCUGAUCUCUAAUACUGCCUGGUAAUGAUGACGGC" calcext:value-type="string">
            <text:p>GCCGUGGCCAUCUUACUGGGCAGCAUUGGAUAGUGUCUGAUCUCUAAUACUGCCUGGUAAUGAUGACGGC</text:p>
          </table:table-cell>
          <table:table-cell table:formula="of:=OFFSET([Sheet1.$A$2]; (ROW()-1)*2;0)" office:value-type="string" office:string-value="(((((...(((((((((((((((.((((((.(........).)))))).))))))))))).)))))))))" calcext:value-type="string">
            <text:p>(((((...(((((((((((((((.((((((.(........).)))))).))))))))))).)))))))))</text:p>
          </table:table-cell>
          <table:table-cell table:formula="of:=OFFSET([Sheet1.$B$2]; (ROW()-1)*2;0)" office:value-type="string" office:string-value="-30.80" calcext:value-type="string">
            <text:p>-30.80</text:p>
          </table:table-cell>
        </table:table-row>
        <table:table-row table:style-name="ro1">
          <table:table-cell table:formula="of:=OFFSET([Sheet1.$A$1]; (ROW()-1)*2;0)" office:value-type="string" office:string-value="UACCUUACUCAGUAAGGCAUUGUUCUUCUAUAUUAAUAAAUGAACAGUGCCUUUCUGUGUAGGGUA" calcext:value-type="string">
            <text:p>UACCUUACUCAGUAAGGCAUUGUUCUUCUAUAUUAAUAAAUGAACAGUGCCUUUCUGUGUAGGGUA</text:p>
          </table:table-cell>
          <table:table-cell table:formula="of:=OFFSET([Sheet1.$A$2]; (ROW()-1)*2;0)" office:value-type="string" office:string-value="((((((((.(((.((((((((((((...(((....)))...)))))))))))).))).))))))))" calcext:value-type="string">
            <text:p>((((((((.(((.((((((((((((...(((....)))...)))))))))))).))).))))))))</text:p>
          </table:table-cell>
          <table:table-cell table:formula="of:=OFFSET([Sheet1.$B$2]; (ROW()-1)*2;0)" office:value-type="string" office:string-value="-32.20" calcext:value-type="string">
            <text:p>-32.20</text:p>
          </table:table-cell>
        </table:table-row>
        <table:table-row table:style-name="ro1">
          <table:table-cell table:formula="of:=OFFSET([Sheet1.$A$1]; (ROW()-1)*2;0)" office:value-type="string" office:string-value="GUUCCUUUUUCCUAUGCAUAUACUUCUUUGUGGAUCUGGUCUAAAGAGGUAUAGCGCAUGGGAAGAUGGAGC" calcext:value-type="string">
            <text:p>GUUCCUUUUUCCUAUGCAUAUACUUCUUUGUGGAUCUGGUCUAAAGAGGUAUAGCGCAUGGGAAGAUGGAGC</text:p>
          </table:table-cell>
          <table:table-cell table:formula="of:=OFFSET([Sheet1.$A$2]; (ROW()-1)*2;0)" office:value-type="string" office:string-value="(((((.(((((((((((.((((((((((..(((((...)))))))))))))))..))))))))))).)))))" calcext:value-type="string">
            <text:p>(((((.(((((((((((.((((((((((..(((((...)))))))))))))))..))))))))))).)))))</text:p>
          </table:table-cell>
          <table:table-cell table:formula="of:=OFFSET([Sheet1.$B$2]; (ROW()-1)*2;0)" office:value-type="string" office:string-value="-35.50" calcext:value-type="string">
            <text:p>-35.50</text:p>
          </table:table-cell>
        </table:table-row>
        <table:table-row table:style-name="ro1">
          <table:table-cell table:formula="of:=OFFSET([Sheet1.$A$1]; (ROW()-1)*2;0)" office:value-type="string" office:string-value="UGGACUUCCCUUUGUCAUCCUAUGCCUGAGAAUAUAUGAAGGAGGCUGGGAAGGCAAAGGGACGUUCA" calcext:value-type="string">
            <text:p>UGGACUUCCCUUUGUCAUCCUAUGCCUGAGAAUAUAUGAAGGAGGCUGGGAAGGCAAAGGGACGUUCA</text:p>
          </table:table-cell>
          <table:table-cell table:formula="of:=OFFSET([Sheet1.$A$2]; (ROW()-1)*2;0)" office:value-type="string" office:string-value="(((((.((((((((((.(((((.((((...............))))))))).)))))))))).)))))" calcext:value-type="string">
            <text:p>(((((.((((((((((.(((((.((((...............))))))))).)))))))))).)))))</text:p>
          </table:table-cell>
          <table:table-cell table:formula="of:=OFFSET([Sheet1.$B$2]; (ROW()-1)*2;0)" office:value-type="string" office:string-value="-33.70" calcext:value-type="string">
            <text:p>-33.70</text:p>
          </table:table-cell>
        </table:table-row>
        <table:table-row table:style-name="ro1">
          <table:table-cell table:formula="of:=OFFSET([Sheet1.$A$1]; (ROW()-1)*2;0)" office:value-type="string" office:string-value="CUCUUGUCCUUCAUUCCACCGGAGUCUGUCUUAUGCCAACCAGAUUUCAGUGGAGUGAAGCUCAGGAG" calcext:value-type="string">
            <text:p>CUCUUGUCCUUCAUUCCACCGGAGUCUGUCUUAUGCCAACCAGAUUUCAGUGGAGUGAAGCUCAGGAG</text:p>
          </table:table-cell>
          <table:table-cell table:formula="of:=OFFSET([Sheet1.$A$2]; (ROW()-1)*2;0)" office:value-type="string" office:string-value="((((((..(((((((((((.((((((((............)))))))).)))))))))))..))))))" calcext:value-type="string">
            <text:p>((((((..(((((((((((.((((((((............)))))))).)))))))))))..))))))</text:p>
          </table:table-cell>
          <table:table-cell table:formula="of:=OFFSET([Sheet1.$B$2]; (ROW()-1)*2;0)" office:value-type="string" office:string-value="-33.80" calcext:value-type="string">
            <text:p>-33.80</text:p>
          </table:table-cell>
        </table:table-row>
        <table:table-row table:style-name="ro1">
          <table:table-cell table:formula="of:=OFFSET([Sheet1.$A$1]; (ROW()-1)*2;0)" office:value-type="string" office:string-value="CCAGGCCACAUGCUUCUUUAUAUCCUCAUAGAUAUCUCAGCACUAUGGAAUGUAAGGAAGUGUGUGGUUUUGG" calcext:value-type="string">
            <text:p>CCAGGCCACAUGCUUCUUUAUAUCCUCAUAGAUAUCUCAGCACUAUGGAAUGUAAGGAAGUGUGUGGUUUUGG</text:p>
          </table:table-cell>
          <table:table-cell table:formula="of:=OFFSET([Sheet1.$A$2]; (ROW()-1)*2;0)" office:value-type="string" office:string-value="(((((((((((((((((((((((.(.(((((...........)))))).)))))))))))))))))).)))))" calcext:value-type="string">
            <text:p>(((((((((((((((((((((((.(.(((((...........)))))).)))))))))))))))))).)))))</text:p>
          </table:table-cell>
          <table:table-cell table:formula="of:=OFFSET([Sheet1.$B$2]; (ROW()-1)*2;0)" office:value-type="string" office:string-value="-31.70" calcext:value-type="string">
            <text:p>-31.70</text:p>
          </table:table-cell>
        </table:table-row>
        <table:table-row table:style-name="ro1">
          <table:table-cell table:formula="of:=OFFSET([Sheet1.$A$1]; (ROW()-1)*2;0)" office:value-type="string" office:string-value="AAGGCAGGGGUGAGGGGCUGCGGGAGGAGCCGGGCGGAGGCUGCGGCUUGCGCUUCUCCUGGCUCUCCUCCCUCUCUUU" calcext:value-type="string">
            <text:p>AAGGCAGGGGUGAGGGGCUGCGGGAGGAGCCGGGCGGAGGCUGCGGCUUGCGCUUCUCCUGGCUCUCCUCCCUCUCUUU</text:p>
          </table:table-cell>
          <table:table-cell table:formula="of:=OFFSET([Sheet1.$A$2]; (ROW()-1)*2;0)" office:value-type="string" office:string-value="((((.(((((.((((((...(((((((((((((((.(......).))))).))))))))))...)))))))))))))))" calcext:value-type="string">
            <text:p>((((.(((((.((((((...(((((((((((((((.(......).))))).))))))))))...)))))))))))))))</text:p>
          </table:table-cell>
          <table:table-cell table:formula="of:=OFFSET([Sheet1.$B$2]; (ROW()-1)*2;0)" office:value-type="string" office:string-value="-44.40" calcext:value-type="string">
            <text:p>-44.40</text:p>
          </table:table-cell>
        </table:table-row>
        <table:table-row table:style-name="ro1">
          <table:table-cell table:formula="of:=OFFSET([Sheet1.$A$1]; (ROW()-1)*2;0)" office:value-type="string" office:string-value="UGACGGGCGAGCUUUUGGCCCGGGUUAUACCUGAUGCUCACGUAUAAGACGAGCAAAAAGCUUGUUGGUCA" calcext:value-type="string">
            <text:p>UGACGGGCGAGCUUUUGGCCCGGGUUAUACCUGAUGCUCACGUAUAAGACGAGCAAAAAGCUUGUUGGUCA</text:p>
          </table:table-cell>
          <table:table-cell table:formula="of:=OFFSET([Sheet1.$A$2]; (ROW()-1)*2;0)" office:value-type="string" office:string-value="((((.(((((((((((.((.((..((((((.(((...))).))))))..)).)).))))))))))).))))" calcext:value-type="string">
            <text:p>((((.(((((((((((.((.((..((((((.(((...))).))))))..)).)).))))))))))).))))</text:p>
          </table:table-cell>
          <table:table-cell table:formula="of:=OFFSET([Sheet1.$B$2]; (ROW()-1)*2;0)" office:value-type="string" office:string-value="-32.40" calcext:value-type="string">
            <text:p>-32.40</text:p>
          </table:table-cell>
        </table:table-row>
        <table:table-row table:style-name="ro1">
          <table:table-cell table:formula="of:=OFFSET([Sheet1.$A$1]; (ROW()-1)*2;0)" office:value-type="string" office:string-value="GGAUCUUUUUGCGGUCUGGGCUUGCUGUUCCUCUCAACAGUAGUCAGGAAGCCCUUACCCCAAAAAGUAUCU" calcext:value-type="string">
            <text:p>GGAUCUUUUUGCGGUCUGGGCUUGCUGUUCCUCUCAACAGUAGUCAGGAAGCCCUUACCCCAAAAAGUAUCU</text:p>
          </table:table-cell>
          <table:table-cell table:formula="of:=OFFSET([Sheet1.$A$2]; (ROW()-1)*2;0)" office:value-type="string" office:string-value="(((((((((((.(((..((((((.(((..(..((....))..).))).))))))..))).))))))).))))" calcext:value-type="string">
            <text:p>(((((((((((.(((..((((((.(((..(..((....))..).))).))))))..))).))))))).))))</text:p>
          </table:table-cell>
          <table:table-cell table:formula="of:=OFFSET([Sheet1.$B$2]; (ROW()-1)*2;0)" office:value-type="string" office:string-value="-29.50" calcext:value-type="string">
            <text:p>-29.50</text:p>
          </table:table-cell>
        </table:table-row>
        <table:table-row table:style-name="ro1">
          <table:table-cell table:formula="of:=OFFSET([Sheet1.$A$1]; (ROW()-1)*2;0)" office:value-type="string" office:string-value="AGAUACUGUAAACAUCCUACACUCUCAGCUGUGGAAAGUAAGAAAGCUGGGAGAAGGCUGUUUACUCUUUCU" calcext:value-type="string">
            <text:p>AGAUACUGUAAACAUCCUACACUCUCAGCUGUGGAAAGUAAGAAAGCUGGGAGAAGGCUGUUUACUCUUUCU</text:p>
          </table:table-cell>
          <table:table-cell table:formula="of:=OFFSET([Sheet1.$A$2]; (ROW()-1)*2;0)" office:value-type="string" office:string-value="(((....(((((((.(((...(((((((((..............))))))))).))).)))))))....)))" calcext:value-type="string">
            <text:p>(((....(((((((.(((...(((((((((..............))))))))).))).)))))))....)))</text:p>
          </table:table-cell>
          <table:table-cell table:formula="of:=OFFSET([Sheet1.$B$2]; (ROW()-1)*2;0)" office:value-type="string" office:string-value="-25.40" calcext:value-type="string">
            <text:p>-25.40</text:p>
          </table:table-cell>
        </table:table-row>
        <table:table-row table:style-name="ro1">
          <table:table-cell table:formula="of:=OFFSET([Sheet1.$A$1]; (ROW()-1)*2;0)" office:value-type="string" office:string-value="GUUGUUGUAAACAUCCCCGACUGGAAGCUGUAAGACACAGCUAAGCUUUCAGUCAGAUGUUUGCUGCUAC" calcext:value-type="string">
            <text:p>GUUGUUGUAAACAUCCCCGACUGGAAGCUGUAAGACACAGCUAAGCUUUCAGUCAGAUGUUUGCUGCUAC</text:p>
          </table:table-cell>
          <table:table-cell table:formula="of:=OFFSET([Sheet1.$A$2]; (ROW()-1)*2;0)" office:value-type="string" office:string-value="...((.(((((((((...(((((((((((..............))))))))))).))))))))).))..." calcext:value-type="string">
            <text:p>...((.(((((((((...(((((((((((..............))))))))))).))))))))).))...</text:p>
          </table:table-cell>
          <table:table-cell table:formula="of:=OFFSET([Sheet1.$B$2]; (ROW()-1)*2;0)" office:value-type="string" office:string-value="-28.10" calcext:value-type="string">
            <text:p>-28.10</text:p>
          </table:table-cell>
        </table:table-row>
        <table:table-row table:style-name="ro1">
          <table:table-cell table:formula="of:=OFFSET([Sheet1.$A$1]; (ROW()-1)*2;0)" office:value-type="string" office:string-value="AGCUGUGGAGUGUGACAAUGGUGUUUGUGUCCAAACCAUCAAACGCCAUUAUCACACUAAAUAGCU" calcext:value-type="string">
            <text:p>AGCUGUGGAGUGUGACAAUGGUGUUUGUGUCCAAACCAUCAAACGCCAUUAUCACACUAAAUAGCU</text:p>
          </table:table-cell>
          <table:table-cell table:formula="of:=OFFSET([Sheet1.$A$2]; (ROW()-1)*2;0)" office:value-type="string" office:string-value="((((((..(((((((.(((((((((((((.......)).))))))))))).)))))))..))))))" calcext:value-type="string">
            <text:p>((((((..(((((((.(((((((((((((.......)).))))))))))).)))))))..))))))</text:p>
          </table:table-cell>
          <table:table-cell table:formula="of:=OFFSET([Sheet1.$B$2]; (ROW()-1)*2;0)" office:value-type="string" office:string-value="-32.80" calcext:value-type="string">
            <text:p>-32.80</text:p>
          </table:table-cell>
        </table:table-row>
        <table:table-row table:style-name="ro1">
          <table:table-cell table:formula="of:=OFFSET([Sheet1.$A$1]; (ROW()-1)*2;0)" office:value-type="string" office:string-value="CCUGAGGUGCAGUGCUGCAUCUCUGGUCAGUUGGGAGUCUGAGAUGAAGCACUGUAGCUCAGG" calcext:value-type="string">
            <text:p>CCUGAGGUGCAGUGCUGCAUCUCUGGUCAGUUGGGAGUCUGAGAUGAAGCACUGUAGCUCAGG</text:p>
          </table:table-cell>
          <table:table-cell table:formula="of:=OFFSET([Sheet1.$A$2]; (ROW()-1)*2;0)" office:value-type="string" office:string-value="((((((.(((((((((.((((((.((((......)).)).)))))).))))))))).))))))" calcext:value-type="string">
            <text:p>((((((.(((((((((.((((((.((((......)).)).)))))).))))))))).))))))</text:p>
          </table:table-cell>
          <table:table-cell table:formula="of:=OFFSET([Sheet1.$B$2]; (ROW()-1)*2;0)" office:value-type="string" office:string-value="-36.90" calcext:value-type="string">
            <text:p>-36.90</text:p>
          </table:table-cell>
        </table:table-row>
        <table:table-row table:style-name="ro1">
          <table:table-cell table:formula="of:=OFFSET([Sheet1.$A$1]; (ROW()-1)*2;0)" office:value-type="string" office:string-value="GGGCAGUCUUUGCUACUGUAAACAUCCUUGACUGGAAGCUGUAAGGUGUUGAGAGGAGCUUUCAGUCGGAUGUUUACAGCGGCAGGCUGCCA" calcext:value-type="string">
            <text:p>GGGCAGUCUUUGCUACUGUAAACAUCCUUGACUGGAAGCUGUAAGGUGUUGAGAGGAGCUUUCAGUCGGAUGUUUACAGCGGCAGGCUGCCA</text:p>
          </table:table-cell>
          <table:table-cell table:formula="of:=OFFSET([Sheet1.$A$2]; (ROW()-1)*2;0)" office:value-type="string" office:string-value=".((((((((..(((.((((((((((((..(((((((((((................))))))))))))))))))))))).)))))))))))." calcext:value-type="string">
            <text:p>.((((((((..(((.((((((((((((..(((((((((((................))))))))))))))))))))))).))))))))))).</text:p>
          </table:table-cell>
          <table:table-cell table:formula="of:=OFFSET([Sheet1.$B$2]; (ROW()-1)*2;0)" office:value-type="string" office:string-value="-51.80" calcext:value-type="string">
            <text:p>-51.80</text:p>
          </table:table-cell>
        </table:table-row>
        <table:table-row table:style-name="ro1">
          <table:table-cell table:formula="of:=OFFSET([Sheet1.$A$1]; (ROW()-1)*2;0)" office:value-type="string" office:string-value="GUGUAUUCUACAGUGCACGUGUCUCCAGUGUGGCUCGGAGGCUGGAGACGCGGCCCUGUUGGAGUAAC" calcext:value-type="string">
            <text:p>GUGUAUUCUACAGUGCACGUGUCUCCAGUGUGGCUCGGAGGCUGGAGACGCGGCCCUGUUGGAGUAAC</text:p>
          </table:table-cell>
          <table:table-cell table:formula="of:=OFFSET([Sheet1.$A$2]; (ROW()-1)*2;0)" office:value-type="string" office:string-value="...((((((((((.((.((((((((((((.(.......).)))))))))))))).))).))))))).." calcext:value-type="string">
            <text:p>...((((((((((.((.((((((((((((.(.......).)))))))))))))).))).)))))))..</text:p>
          </table:table-cell>
          <table:table-cell table:formula="of:=OFFSET([Sheet1.$B$2]; (ROW()-1)*2;0)" office:value-type="string" office:string-value="-35.60" calcext:value-type="string">
            <text:p>-35.60</text:p>
          </table:table-cell>
        </table:table-row>
        <table:table-row table:style-name="ro1">
          <table:table-cell table:formula="of:=OFFSET([Sheet1.$A$1]; (ROW()-1)*2;0)" office:value-type="string" office:string-value="AAUCUAAAGACAACAUUUCUGCACACACACCAGACUAUGGAAGCCAGUGUGUGGAAAUGCUUCUGCUAGAUU" calcext:value-type="string">
            <text:p>AAUCUAAAGACAACAUUUCUGCACACACACCAGACUAUGGAAGCCAGUGUGUGGAAAUGCUUCUGCUAGAUU</text:p>
          </table:table-cell>
          <table:table-cell table:formula="of:=OFFSET([Sheet1.$A$2]; (ROW()-1)*2;0)" office:value-type="string" office:string-value="((((((.(((...(((((((((((((...(((.....)))......)))))))))))))..)))..))))))" calcext:value-type="string">
            <text:p>((((((.(((...(((((((((((((...(((.....)))......)))))))))))))..)))..))))))</text:p>
          </table:table-cell>
          <table:table-cell table:formula="of:=OFFSET([Sheet1.$B$2]; (ROW()-1)*2;0)" office:value-type="string" office:string-value="-22.90" calcext:value-type="string">
            <text:p>-22.90</text:p>
          </table:table-cell>
        </table:table-row>
        <table:table-row table:style-name="ro1">
          <table:table-cell table:formula="of:=OFFSET([Sheet1.$A$1]; (ROW()-1)*2;0)" office:value-type="string" office:string-value="UUGGAUGUUGGCCUAGUUCUGUGUGGAAGACUAGUGAUUUUGUUGUUUUUAGAUAACUAAAUCGACAACAAAUCACAGUCUGCCAUAUGGCACAGGCCAUGCCUCUACAG" calcext:value-type="string">
            <text:p>UUGGAUGUUGGCCUAGUUCUGUGUGGAAGACUAGUGAUUUUGUUGUUUUUAGAUAACUAAAUCGACAACAAAUCACAGUCUGCCAUAUGGCACAGGCCAUGCCUCUACAG</text:p>
          </table:table-cell>
          <table:table-cell table:formula="of:=OFFSET([Sheet1.$A$2]; (ROW()-1)*2;0)" office:value-type="string" office:string-value=".((((.((((((((.((.((((((((.(((((.(((((((.(((((((((((....)))))..)))))))))))))))))).)))))))).)))))))).)).))))..." calcext:value-type="string">
            <text:p>.((((.((((((((.((.((((((((.(((((.(((((((.(((((((((((....)))))..)))))))))))))))))).)))))))).)))))))).)).))))...</text:p>
          </table:table-cell>
          <table:table-cell table:formula="of:=OFFSET([Sheet1.$B$2]; (ROW()-1)*2;0)" office:value-type="string" office:string-value="-47.70" calcext:value-type="string">
            <text:p>-47.70</text:p>
          </table:table-cell>
        </table:table-row>
        <table:table-row table:style-name="ro1">
          <table:table-cell table:formula="of:=OFFSET([Sheet1.$A$1]; (ROW()-1)*2;0)" office:value-type="string" office:string-value="CUGGAUACAGAGUGGACCGGCUGGCCCCAUCUGGAAGACUAGUGAUUUUGUUGUUGUCUUACUGCGCUCAACAACAAAUCCCAGUCUACCUAAUGGUGCCAGCCAUCGCA" calcext:value-type="string">
            <text:p>CUGGAUACAGAGUGGACCGGCUGGCCCCAUCUGGAAGACUAGUGAUUUUGUUGUUGUCUUACUGCGCUCAACAACAAAUCCCAGUCUACCUAAUGGUGCCAGCCAUCGCA</text:p>
          </table:table-cell>
          <table:table-cell table:formula="of:=OFFSET([Sheet1.$A$2]; (ROW()-1)*2;0)" office:value-type="string" office:string-value="(((....))).((((...(((((((.((((..((.(((((.(.(((((.(((((((............))))))))))))).))))).))..)))).))))))).))))." calcext:value-type="string">
            <text:p>(((....))).((((...(((((((.((((..((.(((((.(.(((((.(((((((............))))))))))))).))))).))..)))).))))))).)))).</text:p>
          </table:table-cell>
          <table:table-cell table:formula="of:=OFFSET([Sheet1.$B$2]; (ROW()-1)*2;0)" office:value-type="string" office:string-value="-47.00" calcext:value-type="string">
            <text:p>-47.00</text:p>
          </table:table-cell>
        </table:table-row>
        <table:table-row table:style-name="ro1">
          <table:table-cell table:formula="of:=OFFSET([Sheet1.$A$1]; (ROW()-1)*2;0)" office:value-type="string" office:string-value="AGAUUAGAGUGGCUGUGGUCUAGUGCUGUGUGGAAGACUAGUGAUUUUGUUGUUCUGAUGUACUACGACAACAAGUCACAGCCGGCCUCAUAGCGCAGACUCCCUUCGAC" calcext:value-type="string">
            <text:p>AGAUUAGAGUGGCUGUGGUCUAGUGCUGUGUGGAAGACUAGUGAUUUUGUUGUUCUGAUGUACUACGACAACAAGUCACAGCCGGCCUCAUAGCGCAGACUCCCUUCGAC</text:p>
          </table:table-cell>
          <table:table-cell table:formula="of:=OFFSET([Sheet1.$A$2]; (ROW()-1)*2;0)" office:value-type="string" office:string-value="......(((.((....(((((.((((((((.((..(.((.(((((((.((((((.((......)).))))))))))))))).)..)).))))))))))))))).)))..." calcext:value-type="string">
            <text:p>......(((.((....(((((.((((((((.((..(.((.(((((((.((((((.((......)).))))))))))))))).)..)).))))))))))))))).)))...</text:p>
          </table:table-cell>
          <table:table-cell table:formula="of:=OFFSET([Sheet1.$B$2]; (ROW()-1)*2;0)" office:value-type="string" office:string-value="-38.00" calcext:value-type="string">
            <text:p>-38.00</text:p>
          </table:table-cell>
        </table:table-row>
        <table:table-row table:style-name="ro1">
          <table:table-cell table:formula="of:=OFFSET([Sheet1.$A$1]; (ROW()-1)*2;0)" office:value-type="string" office:string-value="CCAGAGGUUGUAACGUUGUCUAUAUAUACCCUGUAGAACCGAAUUUGUGUGGUAUCCGUAUAGUCACAGAUUCGAUUCUAGGGGAAUAUAUGGUCGAUGCAAAAACUUCA" calcext:value-type="string">
            <text:p>CCAGAGGUUGUAACGUUGUCUAUAUAUACCCUGUAGAACCGAAUUUGUGUGGUAUCCGUAUAGUCACAGAUUCGAUUCUAGGGGAAUAUAUGGUCGAUGCAAAAACUUCA</text:p>
          </table:table-cell>
          <table:table-cell table:formula="of:=OFFSET([Sheet1.$A$2]; (ROW()-1)*2;0)" office:value-type="string" office:string-value="...((((((....(((((.((((((((.((((.(((((.((((((((((.(.(((....))).))))))))))).))))))))).)))))))).)))))....))))))." calcext:value-type="string">
            <text:p>...((((((....(((((.((((((((.((((.(((((.((((((((((.(.(((....))).))))))))))).))))))))).)))))))).)))))....)))))).</text:p>
          </table:table-cell>
          <table:table-cell table:formula="of:=OFFSET([Sheet1.$B$2]; (ROW()-1)*2;0)" office:value-type="string" office:string-value="-42.90" calcext:value-type="string">
            <text:p>-42.90</text:p>
          </table:table-cell>
        </table:table-row>
        <table:table-row table:style-name="ro1">
          <table:table-cell table:formula="of:=OFFSET([Sheet1.$A$1]; (ROW()-1)*2;0)" office:value-type="string" office:string-value="GGCCAGCUGUGAGUGUUUCUUUGGCAGUGUCUUAGCUGGUUGUUGUGAGCAAUAGUAAGGAAGCAAUCAGCAAGUAUACUGCCCUAGAAGUGCUGCACGUUGUGGGGCCC" calcext:value-type="string">
            <text:p>GGCCAGCUGUGAGUGUUUCUUUGGCAGUGUCUUAGCUGGUUGUUGUGAGCAAUAGUAAGGAAGCAAUCAGCAAGUAUACUGCCCUAGAAGUGCUGCACGUUGUGGGGCCC</text:p>
          </table:table-cell>
          <table:table-cell table:formula="of:=OFFSET([Sheet1.$A$2]; (ROW()-1)*2;0)" office:value-type="string" office:string-value="((((.(((((((((((((((..(((((((((((.((((((((((....((....)).....))))))))))))).))))))))..))))))))).))))..))..))))." calcext:value-type="string">
            <text:p>((((.(((((((((((((((..(((((((((((.((((((((((....((....)).....))))))))))))).))))))))..))))))))).))))..))..)))).</text:p>
          </table:table-cell>
          <table:table-cell table:formula="of:=OFFSET([Sheet1.$B$2]; (ROW()-1)*2;0)" office:value-type="string" office:string-value="-47.20" calcext:value-type="string">
            <text:p>-47.20</text:p>
          </table:table-cell>
        </table:table-row>
        <table:table-row table:style-name="ro1">
          <table:table-cell table:formula="of:=OFFSET([Sheet1.$A$1]; (ROW()-1)*2;0)" office:value-type="string" office:string-value="AGAAGGGCUAUCAGGCCAGCCUUCAGAGGACUCCAAGGAACAUUCAACGCUGUCGGUGAGUUUGGGAUUUGAAAAAACCACUGACCGUUGACUGUACCUUGGGGUCCUUA" calcext:value-type="string">
            <text:p>AGAAGGGCUAUCAGGCCAGCCUUCAGAGGACUCCAAGGAACAUUCAACGCUGUCGGUGAGUUUGGGAUUUGAAAAAACCACUGACCGUUGACUGUACCUUGGGGUCCUUA</text:p>
          </table:table-cell>
          <table:table-cell table:formula="of:=OFFSET([Sheet1.$A$2]; (ROW()-1)*2;0)" office:value-type="string" office:string-value=".((((((((....)))...))))).(((((((((((((.(((.((((((..(((((((.((((...........))))))))))))))))).))).)))))))))))))." calcext:value-type="string">
            <text:p>.((((((((....)))...))))).(((((((((((((.(((.((((((..(((((((.((((...........))))))))))))))))).))).))))))))))))).</text:p>
          </table:table-cell>
          <table:table-cell table:formula="of:=OFFSET([Sheet1.$B$2]; (ROW()-1)*2;0)" office:value-type="string" office:string-value="-53.70" calcext:value-type="string">
            <text:p>-53.70</text:p>
          </table:table-cell>
        </table:table-row>
        <table:table-row table:style-name="ro1">
          <table:table-cell table:formula="of:=OFFSET([Sheet1.$A$1]; (ROW()-1)*2;0)" office:value-type="string" office:string-value="CCUGUGCAGAGAUUAUUUUUUAAAAGGUCACAAUCAACAUUCAUUGCUGUCGGUGGGUUGAACUGUGUGGACAAGCUCACUGAACAAUGAAUGCAACUGUGGCCCCGCUU" calcext:value-type="string">
            <text:p>CCUGUGCAGAGAUUAUUUUUUAAAAGGUCACAAUCAACAUUCAUUGCUGUCGGUGGGUUGAACUGUGUGGACAAGCUCACUGAACAAUGAAUGCAACUGUGGCCCCGCUU</text:p>
          </table:table-cell>
          <table:table-cell table:formula="of:=OFFSET([Sheet1.$A$2]; (ROW()-1)*2;0)" office:value-type="string" office:string-value=".........................(((((((.....(((((((((...((((((((((....(((....))))))))))))).)))))))))....)))))))......" calcext:value-type="string">
            <text:p>.........................(((((((.....(((((((((...((((((((((....(((....))))))))))))).)))))))))....)))))))......</text:p>
          </table:table-cell>
          <table:table-cell table:formula="of:=OFFSET([Sheet1.$B$2]; (ROW()-1)*2;0)" office:value-type="string" office:string-value="-33.20" calcext:value-type="string">
            <text:p>-33.20</text:p>
          </table:table-cell>
        </table:table-row>
        <table:table-row table:style-name="ro1">
          <table:table-cell table:formula="of:=OFFSET([Sheet1.$A$1]; (ROW()-1)*2;0)" office:value-type="string" office:string-value="GAGCUGCUUGCCUCCCCCCGUUUUUGGCAAUGGUAGAACUCACACUGGUGAGGUAACAGGAUCCGGUGGUUCUAGACUUGCCAACUAUGGGGCGAGGACUCAGCCGGCAC" calcext:value-type="string">
            <text:p>GAGCUGCUUGCCUCCCCCCGUUUUUGGCAAUGGUAGAACUCACACUGGUGAGGUAACAGGAUCCGGUGGUUCUAGACUUGCCAACUAUGGGGCGAGGACUCAGCCGGCAC</text:p>
          </table:table-cell>
          <table:table-cell table:formula="of:=OFFSET([Sheet1.$A$2]; (ROW()-1)*2;0)" office:value-type="string" office:string-value="..((((((.(((((.((((((..(((((((...((((((...((((((..............))))))))))))...)))))))..)))))).)))).)..)).)))).." calcext:value-type="string">
            <text:p>..((((((.(((((.((((((..(((((((...((((((...((((((..............))))))))))))...)))))))..)))))).)))).)..)).))))..</text:p>
          </table:table-cell>
          <table:table-cell table:formula="of:=OFFSET([Sheet1.$B$2]; (ROW()-1)*2;0)" office:value-type="string" office:string-value="-47.60" calcext:value-type="string">
            <text:p>-47.60</text:p>
          </table:table-cell>
        </table:table-row>
        <table:table-row table:style-name="ro1">
          <table:table-cell table:formula="of:=OFFSET([Sheet1.$A$1]; (ROW()-1)*2;0)" office:value-type="string" office:string-value="CCGCAGAGUGUGACUCCUGUUCUGUGUAUGGCACUGGUAGAAUUCACUGUGAACAGUCUCAGUCAGUGAAUUACCGAAGGGCCAUAAACAGAGCAGAGACAGAUCCACGA" calcext:value-type="string">
            <text:p>CCGCAGAGUGUGACUCCUGUUCUGUGUAUGGCACUGGUAGAAUUCACUGUGAACAGUCUCAGUCAGUGAAUUACCGAAGGGCCAUAAACAGAGCAGAGACAGAUCCACGA</text:p>
          </table:table-cell>
          <table:table-cell table:formula="of:=OFFSET([Sheet1.$A$2]; (ROW()-1)*2;0)" office:value-type="string" office:string-value=".((..((.(.((.(((.((((((((.((((((.((((((..(((((((((((......)))..))))))))))))..)).)))))).))))))))))).)).)))..))." calcext:value-type="string">
            <text:p>.((..((.(.((.(((.((((((((.((((((.((((((..(((((((((((......)))..))))))))))))..)).)))))).))))))))))).)).)))..)).</text:p>
          </table:table-cell>
          <table:table-cell table:formula="of:=OFFSET([Sheet1.$B$2]; (ROW()-1)*2;0)" office:value-type="string" office:string-value="-41.20" calcext:value-type="string">
            <text:p>-41.20</text:p>
          </table:table-cell>
        </table:table-row>
        <table:table-row table:style-name="ro1">
          <table:table-cell table:formula="of:=OFFSET([Sheet1.$A$1]; (ROW()-1)*2;0)" office:value-type="string" office:string-value="GGUCGGGCUCACCAUGACACAGUGUGAGACCUCGGGCUACAACACAGGACCCGGGCGCUGCUCUGACCCCUCGUGUCUUGUGUUGCAGCCGGAGGGACGCAGGUCCGCA" calcext:value-type="string">
            <text:p>GGUCGGGCUCACCAUGACACAGUGUGAGACCUCGGGCUACAACACAGGACCCGGGCGCUGCUCUGACCCCUCGUGUCUUGUGUUGCAGCCGGAGGGACGCAGGUCCGCA</text:p>
          </table:table-cell>
          <table:table-cell table:formula="of:=OFFSET([Sheet1.$A$2]; (ROW()-1)*2;0)" office:value-type="string" office:string-value=".(.((((((.............((((...((((.((((.(((((((((((.((((.((......).).)).)).))))))))))).)))).))))..)))))))))))." calcext:value-type="string">
            <text:p>.(.((((((.............((((...((((.((((.(((((((((((.((((.((......).).)).)).))))))))))).)))).))))..))))))))))).</text:p>
          </table:table-cell>
          <table:table-cell table:formula="of:=OFFSET([Sheet1.$B$2]; (ROW()-1)*2;0)" office:value-type="string" office:string-value="-47.30" calcext:value-type="string">
            <text:p>-47.30</text:p>
          </table:table-cell>
        </table:table-row>
        <table:table-row table:style-name="ro1">
          <table:table-cell table:formula="of:=OFFSET([Sheet1.$A$1]; (ROW()-1)*2;0)" office:value-type="string" office:string-value="UGCUCGCUCAGCUGAUCUGUGGCUUAGGUAGUUUCAUGUUGUUGGGAUUGAGUUUUGAACUCGGCAACAAGAAACUGCCUGAGUUACAUCAGUCGGUUUUCGUCGAGGGC" calcext:value-type="string">
            <text:p>UGCUCGCUCAGCUGAUCUGUGGCUUAGGUAGUUUCAUGUUGUUGGGAUUGAGUUUUGAACUCGGCAACAAGAAACUGCCUGAGUUACAUCAGUCGGUUUUCGUCGAGGGC</text:p>
          </table:table-cell>
          <table:table-cell table:formula="of:=OFFSET([Sheet1.$A$2]; (ROW()-1)*2;0)" office:value-type="string" office:string-value="..(((((..(((((((.((((((((((((((((((.((((((((((.((........)))))))))))).))))))))))))))))))...)))))))...).))))..." calcext:value-type="string">
            <text:p>..(((((..(((((((.((((((((((((((((((.((((((((((.((........)))))))))))).))))))))))))))))))...)))))))...).))))...</text:p>
          </table:table-cell>
          <table:table-cell table:formula="of:=OFFSET([Sheet1.$B$2]; (ROW()-1)*2;0)" office:value-type="string" office:string-value="-50.80" calcext:value-type="string">
            <text:p>-50.80</text:p>
          </table:table-cell>
        </table:table-row>
        <table:table-row table:style-name="ro1">
          <table:table-cell table:formula="of:=OFFSET([Sheet1.$A$1]; (ROW()-1)*2;0)" office:value-type="string" office:string-value="AGGAAGCUUCUGGAGAUCCUGCUCCGUCGCCCCAGUGUUCAGACUACCUGUUCAGGACAAUGCCGUUGUACAGUAGUCUGCACAUUGGUUAGACUGGGCAAGGGAGAGCA" calcext:value-type="string">
            <text:p>AGGAAGCUUCUGGAGAUCCUGCUCCGUCGCCCCAGUGUUCAGACUACCUGUUCAGGACAAUGCCGUUGUACAGUAGUCUGCACAUUGGUUAGACUGGGCAAGGGAGAGCA</text:p>
          </table:table-cell>
          <table:table-cell table:formula="of:=OFFSET([Sheet1.$A$2]; (ROW()-1)*2;0)" office:value-type="string" office:string-value=".....(((.((.....((((((((.(((...(((((((.((((((((.(((.((((......))..)).))))))))))).)))))))...))).)))).)))))))))." calcext:value-type="string">
            <text:p>.....(((.((.....((((((((.(((...(((((((.((((((((.(((.((((......))..)).))))))))))).)))))))...))).)))).))))))))).</text:p>
          </table:table-cell>
          <table:table-cell table:formula="of:=OFFSET([Sheet1.$B$2]; (ROW()-1)*2;0)" office:value-type="string" office:string-value="-42.30" calcext:value-type="string">
            <text:p>-42.30</text:p>
          </table:table-cell>
        </table:table-row>
        <table:table-row table:style-name="ro1">
          <table:table-cell table:formula="of:=OFFSET([Sheet1.$A$1]; (ROW()-1)*2;0)" office:value-type="string" office:string-value="GGCUACAGUCUUUCUUCAUGUGACUCGUGGACUUCCCUUUGUCAUCCUAUGCCUGAGAAUAUAUGAAGGAGGCUGGGAAGGCAAAGGGACGUUCAAUUGUCAUCACUGGC" calcext:value-type="string">
            <text:p>GGCUACAGUCUUUCUUCAUGUGACUCGUGGACUUCCCUUUGUCAUCCUAUGCCUGAGAAUAUAUGAAGGAGGCUGGGAAGGCAAAGGGACGUUCAAUUGUCAUCACUGGC</text:p>
          </table:table-cell>
          <table:table-cell table:formula="of:=OFFSET([Sheet1.$A$2]; (ROW()-1)*2;0)" office:value-type="string" office:string-value=".....((((..........(((((...(((((.((((((((((.(((((.((((...............))))))))).)))))))))).)))))...))))).)))).." calcext:value-type="string">
            <text:p>.....((((..........(((((...(((((.((((((((((.(((((.((((...............))))))))).)))))))))).)))))...))))).))))..</text:p>
          </table:table-cell>
          <table:table-cell table:formula="of:=OFFSET([Sheet1.$B$2]; (ROW()-1)*2;0)" office:value-type="string" office:string-value="-42.00" calcext:value-type="string">
            <text:p>-42.00</text:p>
          </table:table-cell>
        </table:table-row>
        <table:table-row table:style-name="ro1">
          <table:table-cell table:formula="of:=OFFSET([Sheet1.$A$1]; (ROW()-1)*2;0)" office:value-type="string" office:string-value="AAAGAUCCUCAGACAAUCCAUGUGCUUCUCUUGUCCUUCAUUCCACCGGAGUCUGUCUCAUACCCAACCAGAUUUCAGUGGAGUGAAGUUCAGGAGGCAUGGAGCUGACA" calcext:value-type="string">
            <text:p>AAAGAUCCUCAGACAAUCCAUGUGCUUCUCUUGUCCUUCAUUCCACCGGAGUCUGUCUCAUACCCAACCAGAUUUCAGUGGAGUGAAGUUCAGGAGGCAUGGAGCUGACA</text:p>
          </table:table-cell>
          <table:table-cell table:formula="of:=OFFSET([Sheet1.$A$2]; (ROW()-1)*2;0)" office:value-type="string" office:string-value="........((((.(..(((((((....((((((..(((((((((((.((((((((.............)))))))).)))))))))))..)))))))))))))))))).." calcext:value-type="string">
            <text:p>........((((.(..(((((((....((((((..(((((((((((.((((((((.............)))))))).)))))))))))..))))))))))))))))))..</text:p>
          </table:table-cell>
          <table:table-cell table:formula="of:=OFFSET([Sheet1.$B$2]; (ROW()-1)*2;0)" office:value-type="string" office:string-value="-46.20" calcext:value-type="string">
            <text:p>-46.20</text:p>
          </table:table-cell>
        </table:table-row>
        <table:table-row table:style-name="ro1">
          <table:table-cell table:formula="of:=OFFSET([Sheet1.$A$1]; (ROW()-1)*2;0)" office:value-type="string" office:string-value="ACCCGGCAGUGCCUCCAGGCGCAGGGCAGCCCCUGCCCACCGCACACUGCGCUGCCCCAGACCCACUGUGCGUGUGACAGCGGCUGAUCUGUGCCUGGGCAGCGCGACCC" calcext:value-type="string">
            <text:p>ACCCGGCAGUGCCUCCAGGCGCAGGGCAGCCCCUGCCCACCGCACACUGCGCUGCCCCAGACCCACUGUGCGUGUGACAGCGGCUGAUCUGUGCCUGGGCAGCGCGACCC</text:p>
          </table:table-cell>
          <table:table-cell table:formula="of:=OFFSET([Sheet1.$A$2]; (ROW()-1)*2;0)" office:value-type="string" office:string-value="....((..((((.(((((((((((..(((((.(((..(((((((((.((.((((...))).).)).)))))).))).))).)))))..)))))))))))..))))..))." calcext:value-type="string">
            <text:p>....((..((((.(((((((((((..(((((.(((..(((((((((.((.((((...))).).)).)))))).))).))).)))))..)))))))))))..))))..)).</text:p>
          </table:table-cell>
          <table:table-cell table:formula="of:=OFFSET([Sheet1.$B$2]; (ROW()-1)*2;0)" office:value-type="string" office:string-value="-59.50" calcext:value-type="string">
            <text:p>-59.50</text:p>
          </table:table-cell>
        </table:table-row>
        <table:table-row table:style-name="ro1">
          <table:table-cell table:formula="of:=OFFSET([Sheet1.$A$1]; (ROW()-1)*2;0)" office:value-type="string" office:string-value="UCACCUGGCCAUGUGACUUGUGGGCUUCCCUUUGUCAUCCUUCGCCUAGGGCUCUGAGCAGGGCAGGGACAGCAAAGGGGUGCUCAGUUGUCACUUCCCACAGCACGGAG" calcext:value-type="string">
            <text:p>UCACCUGGCCAUGUGACUUGUGGGCUUCCCUUUGUCAUCCUUCGCCUAGGGCUCUGAGCAGGGCAGGGACAGCAAAGGGGUGCUCAGUUGUCACUUCCCACAGCACGGAG</text:p>
          </table:table-cell>
          <table:table-cell table:formula="of:=OFFSET([Sheet1.$A$2]; (ROW()-1)*2;0)" office:value-type="string" office:string-value=".....(((....(((((...(((((.(((((((((..(((((.((((...(((...))).)))))))))..))))))))).)))))...)))))...))).........." calcext:value-type="string">
            <text:p>.....(((....(((((...(((((.(((((((((..(((((.((((...(((...))).)))))))))..))))))))).)))))...)))))...)))..........</text:p>
          </table:table-cell>
          <table:table-cell table:formula="of:=OFFSET([Sheet1.$B$2]; (ROW()-1)*2;0)" office:value-type="string" office:string-value="-45.50" calcext:value-type="string">
            <text:p>-45.50</text:p>
          </table:table-cell>
        </table:table-row>
        <table:table-row table:style-name="ro1">
          <table:table-cell table:formula="of:=OFFSET([Sheet1.$A$1]; (ROW()-1)*2;0)" office:value-type="string" office:string-value="CGGGGCACCCCGCCCGGACAGCGCGCCGGCACCUUGGCUCUAGACUGCUUACUGCCCGGGCCGCCCUCAGUAACAGUCUCCAGUCACGGCCACCGACGCCUGGCCCCGCC" calcext:value-type="string">
            <text:p>CGGGGCACCCCGCCCGGACAGCGCGCCGGCACCUUGGCUCUAGACUGCUUACUGCCCGGGCCGCCCUCAGUAACAGUCUCCAGUCACGGCCACCGACGCCUGGCCCCGCC</text:p>
          </table:table-cell>
          <table:table-cell table:formula="of:=OFFSET([Sheet1.$A$2]; (ROW()-1)*2;0)" office:value-type="string" office:string-value="((((((...((....)).(((.(((.(((..((.(((((..((((((.((((((...(((...))).))))))))))))..))))).))...))).)))))))))))).." calcext:value-type="string">
            <text:p>((((((...((....)).(((.(((.(((..((.(((((..((((((.((((((...(((...))).))))))))))))..))))).))...))).))))))))))))..</text:p>
          </table:table-cell>
          <table:table-cell table:formula="of:=OFFSET([Sheet1.$B$2]; (ROW()-1)*2;0)" office:value-type="string" office:string-value="-49.90" calcext:value-type="string">
            <text:p>-49.90</text:p>
          </table:table-cell>
        </table:table-row>
        <table:table-row table:style-name="ro1">
          <table:table-cell table:formula="of:=OFFSET([Sheet1.$A$1]; (ROW()-1)*2;0)" office:value-type="string" office:string-value="UGAGUUUUGAGGUUGCUUCAGUGAACAUUCAACGCUGUCGGUGAGUUUGGAAUUAAAAUCAAAACCAUCGACCGUUGAUUGUACCCUAUGGCUAACCAUCAUCUACUCCA" calcext:value-type="string">
            <text:p>UGAGUUUUGAGGUUGCUUCAGUGAACAUUCAACGCUGUCGGUGAGUUUGGAAUUAAAAUCAAAACCAUCGACCGUUGAUUGUACCCUAUGGCUAACCAUCAUCUACUCCA</text:p>
          </table:table-cell>
          <table:table-cell table:formula="of:=OFFSET([Sheet1.$A$2]; (ROW()-1)*2;0)" office:value-type="string" office:string-value=".((((..((((((((((..((.(.(((.((((((..(((((((.((((.((.......)).))))))))))))))))).))).).))..))).)))).)))...)))).." calcext:value-type="string">
            <text:p>.((((..((((((((((..((.(.(((.((((((..(((((((.((((.((.......)).))))))))))))))))).))).).))..))).)))).)))...))))..</text:p>
          </table:table-cell>
          <table:table-cell table:formula="of:=OFFSET([Sheet1.$B$2]; (ROW()-1)*2;0)" office:value-type="string" office:string-value="-35.90" calcext:value-type="string">
            <text:p>-35.90</text:p>
          </table:table-cell>
        </table:table-row>
        <table:table-row table:style-name="ro1">
          <table:table-cell table:formula="of:=OFFSET([Sheet1.$A$1]; (ROW()-1)*2;0)" office:value-type="string" office:string-value="GGCCUGGCUGGACAGAGUUGUCAUGUGUCUGCCUGUCUACACUUGCUGUGCAGAACAUCCGCUCACCUGUACAGCAGGCACAGACAGGCAGUCACAUGACAACCCAGCCU" calcext:value-type="string">
            <text:p>GGCCUGGCUGGACAGAGUUGUCAUGUGUCUGCCUGUCUACACUUGCUGUGCAGAACAUCCGCUCACCUGUACAGCAGGCACAGACAGGCAGUCACAUGACAACCCAGCCU</text:p>
          </table:table-cell>
          <table:table-cell table:formula="of:=OFFSET([Sheet1.$A$2]; (ROW()-1)*2;0)" office:value-type="string" office:string-value=".....((((((.....(((((((((((.((((((((((...((((((((((((.............))))))))))))...)))))))))).)))))))))))))))))." calcext:value-type="string">
            <text:p>.....((((((.....(((((((((((.((((((((((...((((((((((((.............))))))))))))...)))))))))).))))))))))))))))).</text:p>
          </table:table-cell>
          <table:table-cell table:formula="of:=OFFSET([Sheet1.$B$2]; (ROW()-1)*2;0)" office:value-type="string" office:string-value="-67.50" calcext:value-type="string">
            <text:p>-67.50</text:p>
          </table:table-cell>
        </table:table-row>
        <table:table-row table:style-name="ro1">
          <table:table-cell table:formula="of:=OFFSET([Sheet1.$A$1]; (ROW()-1)*2;0)" office:value-type="string" office:string-value="AUCAUUCAGAAAUGGUAUACAGGAAAAUGACCUAUGAAUUGACAGACAAUAUAGCUGAGUUUGUCUGUCAUUUCUUUAGGCCAAUAUUCUGUAUGACUGUGCUACUUCAA" calcext:value-type="string">
            <text:p>AUCAUUCAGAAAUGGUAUACAGGAAAAUGACCUAUGAAUUGACAGACAAUAUAGCUGAGUUUGUCUGUCAUUUCUUUAGGCCAAUAUUCUGUAUGACUGUGCUACUUCAA</text:p>
          </table:table-cell>
          <table:table-cell table:formula="of:=OFFSET([Sheet1.$A$2]; (ROW()-1)*2;0)" office:value-type="string" office:string-value="...........(((((((((((((...((.((((.(((.((((((((((...........)))))))))).)))..)))).))...)))))))).))))).........." calcext:value-type="string">
            <text:p>...........(((((((((((((...((.((((.(((.((((((((((...........)))))))))).)))..)))).))...)))))))).)))))..........</text:p>
          </table:table-cell>
          <table:table-cell table:formula="of:=OFFSET([Sheet1.$B$2]; (ROW()-1)*2;0)" office:value-type="string" office:string-value="-33.00" calcext:value-type="string">
            <text:p>-33.00</text:p>
          </table:table-cell>
        </table:table-row>
        <table:table-row table:style-name="ro1">
          <table:table-cell table:formula="of:=OFFSET([Sheet1.$A$1]; (ROW()-1)*2;0)" office:value-type="string" office:string-value="GAUGGCUGUGAGUUGGCUUAAUCUCAGCUGGCAACUGUGAGAUGUUCAUACAAUCCCUCACAGUGGUCUCUGGGAUUAUGCUAAACAGAGCAAUUUCCUAGCCCUCACGA" calcext:value-type="string">
            <text:p>GAUGGCUGUGAGUUGGCUUAAUCUCAGCUGGCAACUGUGAGAUGUUCAUACAAUCCCUCACAGUGGUCUCUGGGAUUAUGCUAAACAGAGCAAUUUCCUAGCCCUCACGA</text:p>
          </table:table-cell>
          <table:table-cell table:formula="of:=OFFSET([Sheet1.$A$2]; (ROW()-1)*2;0)" office:value-type="string" office:string-value="((.(((((.((((((((.(((((((((..(((.((((((((.(((....)))....)))))))).))).))))))))).)))))..........))).))))).))...." calcext:value-type="string">
            <text:p>((.(((((.((((((((.(((((((((..(((.((((((((.(((....)))....)))))))).))).))))))))).)))))..........))).))))).))....</text:p>
          </table:table-cell>
          <table:table-cell table:formula="of:=OFFSET([Sheet1.$B$2]; (ROW()-1)*2;0)" office:value-type="string" office:string-value="-40.30" calcext:value-type="string">
            <text:p>-40.30</text:p>
          </table:table-cell>
        </table:table-row>
        <table:table-row table:style-name="ro1">
          <table:table-cell table:formula="of:=OFFSET([Sheet1.$A$1]; (ROW()-1)*2;0)" office:value-type="string" office:string-value="AGUAUAAUUAUUACAUAGUUUUUGAUGUCGCAGAUACUGCAUCAGGAACUGAUUGGAUAAGAAUCAGUCACCAUCAGUUCCUAAUGCAUUGCCUUCAGCAUCUAAACAAG" calcext:value-type="string">
            <text:p>AGUAUAAUUAUUACAUAGUUUUUGAUGUCGCAGAUACUGCAUCAGGAACUGAUUGGAUAAGAAUCAGUCACCAUCAGUUCCUAAUGCAUUGCCUUCAGCAUCUAAACAAG</text:p>
          </table:table-cell>
          <table:table-cell table:formula="of:=OFFSET([Sheet1.$A$2]; (ROW()-1)*2;0)" office:value-type="string" office:string-value=".(((.......)))...((((..(((((.(.((.((.(((((.((((((((((.((((........))).).)))))))))).))))).)).)).).))))).))))..." calcext:value-type="string">
            <text:p>.(((.......)))...((((..(((((.(.((.((.(((((.((((((((((.((((........))).).)))))))))).))))).)).)).).))))).))))...</text:p>
          </table:table-cell>
          <table:table-cell table:formula="of:=OFFSET([Sheet1.$B$2]; (ROW()-1)*2;0)" office:value-type="string" office:string-value="-31.60" calcext:value-type="string">
            <text:p>-31.60</text:p>
          </table:table-cell>
        </table:table-row>
        <table:table-row table:style-name="ro1">
          <table:table-cell table:formula="of:=OFFSET([Sheet1.$A$1]; (ROW()-1)*2;0)" office:value-type="string" office:string-value="GUGAUAAUGUAGCGAGAUUUUCUGUUGUGCUUGAUCUAACCAUGUGGUUGCGAGGUAUGAGUAAAACAUGGUUCCGUCAAGCACCAUGGAACGUCACGCAGCUUUCUACA" calcext:value-type="string">
            <text:p>GUGAUAAUGUAGCGAGAUUUUCUGUUGUGCUUGAUCUAACCAUGUGGUUGCGAGGUAUGAGUAAAACAUGGUUCCGUCAAGCACCAUGGAACGUCACGCAGCUUUCUACA</text:p>
          </table:table-cell>
          <table:table-cell table:formula="of:=OFFSET([Sheet1.$A$2]; (ROW()-1)*2;0)" office:value-type="string" office:string-value="(((..((.((.(((.(((.((((((.(((((((((..((((((((..((((.........)))).))))))))..))))))))).)))))).))).))).))))..)))." calcext:value-type="string">
            <text:p>(((..((.((.(((.(((.((((((.(((((((((..((((((((..((((.........)))).))))))))..))))))))).)))))).))).))).))))..))).</text:p>
          </table:table-cell>
          <table:table-cell table:formula="of:=OFFSET([Sheet1.$B$2]; (ROW()-1)*2;0)" office:value-type="string" office:string-value="-40.00" calcext:value-type="string">
            <text:p>-40.00</text:p>
          </table:table-cell>
        </table:table-row>
        <table:table-row table:style-name="ro1">
          <table:table-cell table:formula="of:=OFFSET([Sheet1.$A$1]; (ROW()-1)*2;0)" office:value-type="string" office:string-value="GCUGCUGGAAGGUGUAGGUACCCUCAAUGGCUCAGUAGCCAGUGUAGAUCCUGUCUUUCGUAAUCAGCAGCUACAUCUGGCUACUGGGUCUCUGAUGGCAUCUUCUAGCU" calcext:value-type="string">
            <text:p>GCUGCUGGAAGGUGUAGGUACCCUCAAUGGCUCAGUAGCCAGUGUAGAUCCUGUCUUUCGUAAUCAGCAGCUACAUCUGGCUACUGGGUCUCUGAUGGCAUCUUCUAGCU</text:p>
          </table:table-cell>
          <table:table-cell table:formula="of:=OFFSET([Sheet1.$A$2]; (ROW()-1)*2;0)" office:value-type="string" office:string-value="...(((((((((((......((.(((..(((((((((((((((((((...(((...........)))...))))).))))))))))))))..))).)))))))))))))." calcext:value-type="string">
            <text:p>...(((((((((((......((.(((..(((((((((((((((((((...(((...........)))...))))).))))))))))))))..))).))))))))))))).</text:p>
          </table:table-cell>
          <table:table-cell table:formula="of:=OFFSET([Sheet1.$B$2]; (ROW()-1)*2;0)" office:value-type="string" office:string-value="-53.80" calcext:value-type="string">
            <text:p>-53.80</text:p>
          </table:table-cell>
        </table:table-row>
        <table:table-row table:style-name="ro1">
          <table:table-cell table:formula="of:=OFFSET([Sheet1.$A$1]; (ROW()-1)*2;0)" office:value-type="string" office:string-value="CCUGGCCUCCUGCAGUGCCACGCUCCGUGUAUUUGACAAGCUGAGUUGGACACUCCAUGUGGUAGAGUGUCAGUUUGUCAAAUACCCCAAGUGCGGCACAUGCUUACCAG" calcext:value-type="string">
            <text:p>CCUGGCCUCCUGCAGUGCCACGCUCCGUGUAUUUGACAAGCUGAGUUGGACACUCCAUGUGGUAGAGUGUCAGUUUGUCAAAUACCCCAAGUGCGGCACAUGCUUACCAG</text:p>
          </table:table-cell>
          <table:table-cell table:formula="of:=OFFSET([Sheet1.$A$2]; (ROW()-1)*2;0)" office:value-type="string" office:string-value=".((((......((((((((.((((..(.((((((((((((((......(((((((.........))))))))))))))))))))).)..)))).))))).)))...))))" calcext:value-type="string">
            <text:p>.((((......((((((((.((((..(.((((((((((((((......(((((((.........))))))))))))))))))))).)..)))).))))).)))...))))</text:p>
          </table:table-cell>
          <table:table-cell table:formula="of:=OFFSET([Sheet1.$B$2]; (ROW()-1)*2;0)" office:value-type="string" office:string-value="-47.40" calcext:value-type="string">
            <text:p>-47.40</text:p>
          </table:table-cell>
        </table:table-row>
        <table:table-row table:style-name="ro1">
          <table:table-cell table:formula="of:=OFFSET([Sheet1.$A$1]; (ROW()-1)*2;0)" office:value-type="string" office:string-value="GGGCUUUCAAGUCACUAGUGGUUCCGUUUAGUAGAUGAUUGUGCAUUGUUUCAAAAUGGUGCCCUAGUGACUACAAAGCCC" calcext:value-type="string">
            <text:p>GGGCUUUCAAGUCACUAGUGGUUCCGUUUAGUAGAUGAUUGUGCAUUGUUUCAAAAUGGUGCCCUAGUGACUACAAAGCCC</text:p>
          </table:table-cell>
          <table:table-cell table:formula="of:=OFFSET([Sheet1.$A$2]; (ROW()-1)*2;0)" office:value-type="string" office:string-value="(((((((..(((((((((.(((.((((((.(.(((((((.....)))))))).)))))).))))))))))))..)))))))" calcext:value-type="string">
            <text:p>(((((((..(((((((((.(((.((((((.(.(((((((.....)))))))).)))))).))))))))))))..)))))))</text:p>
          </table:table-cell>
          <table:table-cell table:formula="of:=OFFSET([Sheet1.$B$2]; (ROW()-1)*2;0)" office:value-type="string" office:string-value="-37.30" calcext:value-type="string">
            <text:p>-37.30</text:p>
          </table:table-cell>
        </table:table-row>
        <table:table-row table:style-name="ro1">
          <table:table-cell table:formula="of:=OFFSET([Sheet1.$A$1]; (ROW()-1)*2;0)" office:value-type="string" office:string-value="GUCCCACUUGUCAUCUGGCAUGCACCCUAGUGACUUUAGUGGACAUCUAAGUCUUCCAACUAAGGCACGCGGUGAAUGCCACGUGGCCAUGAUGGG" calcext:value-type="string">
            <text:p>GUCCCACUUGUCAUCUGGCAUGCACCCUAGUGACUUUAGUGGACAUCUAAGUCUUCCAACUAAGGCACGCGGUGAAUGCCACGUGGCCAUGAUGGG</text:p>
          </table:table-cell>
          <table:table-cell table:formula="of:=OFFSET([Sheet1.$A$2]; (ROW()-1)*2;0)" office:value-type="string" office:string-value="..(((((..(((((.((((((.((((...(((.(((((((((((......))))....))))))))))..)))).)))))).)))))...).))))" calcext:value-type="string">
            <text:p>..(((((..(((((.((((((.((((...(((.(((((((((((......))))....))))))))))..)))).)))))).)))))...).))))</text:p>
          </table:table-cell>
          <table:table-cell table:formula="of:=OFFSET([Sheet1.$B$2]; (ROW()-1)*2;0)" office:value-type="string" office:string-value="-38.70" calcext:value-type="string">
            <text:p>-38.70</text:p>
          </table:table-cell>
        </table:table-row>
        <table:table-row table:style-name="ro1">
          <table:table-cell table:formula="of:=OFFSET([Sheet1.$A$1]; (ROW()-1)*2;0)" office:value-type="string" office:string-value="CCUUAUCCCGUUCGCAAUGGCACUGCAUGAAUUCACGGCUAUGCAUAACGACAGACCGCGGAUCAUACGGUACCAUAGCGGACGGUGAUGAGGUUAAU" calcext:value-type="string">
            <text:p>CCUUAUCCCGUUCGCAAUGGCACUGCAUGAAUUCACGGCUAUGCAUAACGACAGACCGCGGAUCAUACGGUACCAUAGCGGACGGUGAUGAGGUUAAU</text:p>
          </table:table-cell>
          <table:table-cell table:formula="of:=OFFSET([Sheet1.$A$2]; (ROW()-1)*2;0)" office:value-type="string" office:string-value="(((((((((((((((.((((.((((.((((.(((.(((((.(........).)).))).))))))).)))).)))).)))))))).)))))))....." calcext:value-type="string">
            <text:p>(((((((((((((((.((((.((((.((((.(((.(((((.(........).)).))).))))))).)))).)))).)))))))).))))))).....</text:p>
          </table:table-cell>
          <table:table-cell table:formula="of:=OFFSET([Sheet1.$B$2]; (ROW()-1)*2;0)" office:value-type="string" office:string-value="-44.00" calcext:value-type="string">
            <text:p>-44.00</text:p>
          </table:table-cell>
        </table:table-row>
        <table:table-row table:style-name="ro1">
          <table:table-cell table:formula="of:=OFFSET([Sheet1.$A$1]; (ROW()-1)*2;0)" office:value-type="string" office:string-value="UUGAUGUAAUGCCGUCACUUGGUCGGCGAUUUAAUAUUAUCAGAACAUAGGAAAUUGUUAGUAUUAGUUGUGCGACCAGGAGACGGUAUUCGCAUAUU" calcext:value-type="string">
            <text:p>UUGAUGUAAUGCCGUCACUUGGUCGGCGAUUUAAUAUUAUCAGAACAUAGGAAAUUGUUAGUAUUAGUUGUGCGACCAGGAGACGGUAUUCGCAUAUU</text:p>
          </table:table-cell>
          <table:table-cell table:formula="of:=OFFSET([Sheet1.$A$2]; (ROW()-1)*2;0)" office:value-type="string" office:string-value="...(((((((((((((.((((((((((((((.(((((((.(((...........))).))))))))))))).)))))))).))))))))).))))..." calcext:value-type="string">
            <text:p>...(((((((((((((.((((((((((((((.(((((((.(((...........))).))))))))))))).)))))))).))))))))).))))...</text:p>
          </table:table-cell>
          <table:table-cell table:formula="of:=OFFSET([Sheet1.$B$2]; (ROW()-1)*2;0)" office:value-type="string" office:string-value="-37.60" calcext:value-type="string">
            <text:p>-37.60</text:p>
          </table:table-cell>
        </table:table-row>
        <table:table-row table:style-name="ro1">
          <table:table-cell table:formula="of:=OFFSET([Sheet1.$A$1]; (ROW()-1)*2;0)" office:value-type="string" office:string-value="UAGCACCACAGGUUGUUCUGACUGUUUCAAAAGCUUGUAGUAUCUUAAUAAAUAAACAUAUAAGCUCGUGAUCAACAGGCAGAACAACUCGGUUUUGUG" calcext:value-type="string">
            <text:p>UAGCACCACAGGUUGUUCUGACUGUUUCAAAAGCUUGUAGUAUCUUAAUAAAUAAACAUAUAAGCUCGUGAUCAACAGGCAGAACAACUCGGUUUUGUG</text:p>
          </table:table-cell>
          <table:table-cell table:formula="of:=OFFSET([Sheet1.$A$2]; (ROW()-1)*2;0)" office:value-type="string" office:string-value="....(((...((((((((((.((((((((..((((((((((..............)).))))))))..)))..))))).)))))))))).)))......" calcext:value-type="string">
            <text:p>....(((...((((((((((.((((((((..((((((((((..............)).))))))))..)))..))))).)))))))))).)))......</text:p>
          </table:table-cell>
          <table:table-cell table:formula="of:=OFFSET([Sheet1.$B$2]; (ROW()-1)*2;0)" office:value-type="string" office:string-value="-31.60" calcext:value-type="string">
            <text:p>-31.60</text:p>
          </table:table-cell>
        </table:table-row>
        <table:table-row table:style-name="ro1">
          <table:table-cell table:formula="of:=OFFSET([Sheet1.$A$1]; (ROW()-1)*2;0)" office:value-type="string" office:string-value="AAGUUCAAUUUUUGGAUCCCUGCAGUUUCGAUGAUUUUAUCCUUAAUUCUGAAGAUGUGAUAAAUGCAUCUUAACUGCGGUGAUCUAGAUCAUGAACA" calcext:value-type="string">
            <text:p>AAGUUCAAUUUUUGGAUCCCUGCAGUUUCGAUGAUUUUAUCCUUAAUUCUGAAGAUGUGAUAAAUGCAUCUUAACUGCGGUGAUCUAGAUCAUGAACA</text:p>
          </table:table-cell>
          <table:table-cell table:formula="of:=OFFSET([Sheet1.$A$2]; (ROW()-1)*2;0)" office:value-type="string" office:string-value="..(((((...((((((((.((((((((..((((..(((((((..............).))))))..))))..)))))))).))))))))...)))))." calcext:value-type="string">
            <text:p>..(((((...((((((((.((((((((..((((..(((((((..............).))))))..))))..)))))))).))))))))...))))).</text:p>
          </table:table-cell>
          <table:table-cell table:formula="of:=OFFSET([Sheet1.$B$2]; (ROW()-1)*2;0)" office:value-type="string" office:string-value="-36.80" calcext:value-type="string">
            <text:p>-36.80</text:p>
          </table:table-cell>
        </table:table-row>
        <table:table-row table:style-name="ro1">
          <table:table-cell table:formula="of:=OFFSET([Sheet1.$A$1]; (ROW()-1)*2;0)" office:value-type="string" office:string-value="AUAUAGCAUCUUUCUGUCUCGCCCAUCCCGUUGCUCCAAUAUUCUAACAACAAGUGAUUAUUGAGCAAUGCGCAUGUGCGGGAUAGACUGAUGGCUGC" calcext:value-type="string">
            <text:p>AUAUAGCAUCUUUCUGUCUCGCCCAUCCCGUUGCUCCAAUAUUCUAACAACAAGUGAUUAUUGAGCAAUGCGCAUGUGCGGGAUAGACUGAUGGCUGC</text:p>
          </table:table-cell>
          <table:table-cell table:formula="of:=OFFSET([Sheet1.$A$2]; (ROW()-1)*2;0)" office:value-type="string" office:string-value="...(((((((..((((((((((.(((.(((((((((.((((.((...........)).)))))))))))).).))).))))))))))..))).))))." calcext:value-type="string">
            <text:p>...(((((((..((((((((((.(((.(((((((((.((((.((...........)).)))))))))))).).))).))))))))))..))).)))).</text:p>
          </table:table-cell>
          <table:table-cell table:formula="of:=OFFSET([Sheet1.$B$2]; (ROW()-1)*2;0)" office:value-type="string" office:string-value="-39.00" calcext:value-type="string">
            <text:p>-39.00</text:p>
          </table:table-cell>
        </table:table-row>
        <table:table-row table:style-name="ro1">
          <table:table-cell table:formula="of:=OFFSET([Sheet1.$A$1]; (ROW()-1)*2;0)" office:value-type="string" office:string-value="UCCGAAGAUAUCAGGAUCAGGCCUUGGCUGAUUGCAAAAUUGUUCACCGUGAAAAUUAAAUAUUGCACUCUCCCCGGCCUGAUCUGAGAGUAAGGCG" calcext:value-type="string">
            <text:p>UCCGAAGAUAUCAGGAUCAGGCCUUGGCUGAUUGCAAAAUUGUUCACCGUGAAAAUUAAAUAUUGCACUCUCCCCGGCCUGAUCUGAGAGUAAGGCG</text:p>
          </table:table-cell>
          <table:table-cell table:formula="of:=OFFSET([Sheet1.$A$2]; (ROW()-1)*2;0)" office:value-type="string" office:string-value=".((.......((((.((((((((..((..((.(((((((((.((((...)))))))).....))))).))..)).))))))))))))......)).." calcext:value-type="string">
            <text:p>.((.......((((.((((((((..((..((.(((((((((.((((...)))))))).....))))).))..)).))))))))))))......))..</text:p>
          </table:table-cell>
          <table:table-cell table:formula="of:=OFFSET([Sheet1.$B$2]; (ROW()-1)*2;0)" office:value-type="string" office:string-value="-28.80" calcext:value-type="string">
            <text:p>-28.80</text:p>
          </table:table-cell>
        </table:table-row>
        <table:table-row table:style-name="ro1">
          <table:table-cell table:formula="of:=OFFSET([Sheet1.$A$1]; (ROW()-1)*2;0)" office:value-type="string" office:string-value="UCGGUGACCGAUGUCCAGCGUCUUACCUGUUCAAUAUUUAGACUGACUAUCAAAGAGAUCUAAUACUGUCAGGUAAUGACGCUGGAUUGUCAUGUCAU" calcext:value-type="string">
            <text:p>UCGGUGACCGAUGUCCAGCGUCUUACCUGUUCAAUAUUUAGACUGACUAUCAAAGAGAUCUAAUACUGUCAGGUAAUGACGCUGGAUUGUCAUGUCAU</text:p>
          </table:table-cell>
          <table:table-cell table:formula="of:=OFFSET([Sheet1.$A$2]; (ROW()-1)*2;0)" office:value-type="string" office:string-value="...(((((.((((((((((((((((((((..((.((((.(((((...........)).))))))).)).))))))).))))))))).))))..)))))" calcext:value-type="string">
            <text:p>...(((((.((((((((((((((((((((..((.((((.(((((...........)).))))))).)).))))))).))))))))).))))..)))))</text:p>
          </table:table-cell>
          <table:table-cell table:formula="of:=OFFSET([Sheet1.$B$2]; (ROW()-1)*2;0)" office:value-type="string" office:string-value="-36.70" calcext:value-type="string">
            <text:p>-36.70</text:p>
          </table:table-cell>
        </table:table-row>
        <table:table-row table:style-name="ro1">
          <table:table-cell table:formula="of:=OFFSET([Sheet1.$A$1]; (ROW()-1)*2;0)" office:value-type="string" office:string-value="UUCUACAUUGCGUGGUCCCUGAGAAUUCUCGAACAGCUUCAAAGUGUUCAAGCUGUCGAGUUUUGUCAAGGACCAAACAAUAGAAGAUCACUUGGGAAC" calcext:value-type="string">
            <text:p>UUCUACAUUGCGUGGUCCCUGAGAAUUCUCGAACAGCUUCAAAGUGUUCAAGCUGUCGAGUUUUGUCAAGGACCAAACAAUAGAAGAUCACUUGGGAAC</text:p>
          </table:table-cell>
          <table:table-cell table:formula="of:=OFFSET([Sheet1.$A$2]; (ROW()-1)*2;0)" office:value-type="string" office:string-value="(((((..(((..((((((.(((.((..(((((.((((((.((....)).)))))))))))..)).))).))))))..)))))))).............." calcext:value-type="string">
            <text:p>(((((..(((..((((((.(((.((..(((((.((((((.((....)).)))))))))))..)).))).))))))..))))))))..............</text:p>
          </table:table-cell>
          <table:table-cell table:formula="of:=OFFSET([Sheet1.$B$2]; (ROW()-1)*2;0)" office:value-type="string" office:string-value="-35.10" calcext:value-type="string">
            <text:p>-35.10</text:p>
          </table:table-cell>
        </table:table-row>
        <table:table-row table:style-name="ro1">
          <table:table-cell table:formula="of:=OFFSET([Sheet1.$A$1]; (ROW()-1)*2;0)" office:value-type="string" office:string-value="UCUCCAUUGACUGUUUGGAUGUUCUCGGACGUUCAAAGCUACAUCCAACAAAUUGGUAGCUUUGUACUCCGAUGCCAUUCAGAUAGUUAUGAGCCAUG" calcext:value-type="string">
            <text:p>UCUCCAUUGACUGUUUGGAUGUUCUCGGACGUUCAAAGCUACAUCCAACAAAUUGGUAGCUUUGUACUCCGAUGCCAUUCAGAUAGUUAUGAGCCAUG</text:p>
          </table:table-cell>
          <table:table-cell table:formula="of:=OFFSET([Sheet1.$A$2]; (ROW()-1)*2;0)" office:value-type="string" office:string-value=".(((...((((((((((((((...(((((.((.((((((((...((((....)))))))))))).)))))))...)))))))))))))).)))....." calcext:value-type="string">
            <text:p>.(((...((((((((((((((...(((((.((.((((((((...((((....)))))))))))).)))))))...)))))))))))))).))).....</text:p>
          </table:table-cell>
          <table:table-cell table:formula="of:=OFFSET([Sheet1.$B$2]; (ROW()-1)*2;0)" office:value-type="string" office:string-value="-38.00" calcext:value-type="string">
            <text:p>-38.00</text:p>
          </table:table-cell>
        </table:table-row>
        <table:table-row table:style-name="ro1">
          <table:table-cell table:formula="of:=OFFSET([Sheet1.$A$1]; (ROW()-1)*2;0)" office:value-type="string" office:string-value="UACACGUUUGCAAUUUUUGUACUACACAUAGGUACUGGACAAUUUUCAAAAUAUAUCCAGUGUCUAGUCUAGUGCAAACAUUGCUCGGUGUUGUUUGA" calcext:value-type="string">
            <text:p>UACACGUUUGCAAUUUUUGUACUACACAUAGGUACUGGACAAUUUUCAAAAUAUAUCCAGUGUCUAGUCUAGUGCAAACAUUGCUCGGUGUUGUUUGA</text:p>
          </table:table-cell>
          <table:table-cell table:formula="of:=OFFSET([Sheet1.$A$2]; (ROW()-1)*2;0)" office:value-type="string" office:string-value=".((((....(((((.(((((((((.((.(((((((((((................))))))))))))).))))))))).)))))...))))......." calcext:value-type="string">
            <text:p>.((((....(((((.(((((((((.((.(((((((((((................))))))))))))).))))))))).)))))...)))).......</text:p>
          </table:table-cell>
          <table:table-cell table:formula="of:=OFFSET([Sheet1.$B$2]; (ROW()-1)*2;0)" office:value-type="string" office:string-value="-32.40" calcext:value-type="string">
            <text:p>-32.40</text:p>
          </table:table-cell>
        </table:table-row>
        <table:table-row table:style-name="ro1">
          <table:table-cell table:formula="of:=OFFSET([Sheet1.$A$1]; (ROW()-1)*2;0)" office:value-type="string" office:string-value="GCGACAGAUGCAAUUUUUGUACUACACAAAAGUACUGGUCAUUUAAGUUGAGGCUCAGCACUUUUGUGGUGUGCAAAAAUGGCAAGUUGCUUUUAUCU" calcext:value-type="string">
            <text:p>GCGACAGAUGCAAUUUUUGUACUACACAAAAGUACUGGUCAUUUAAGUUGAGGCUCAGCACUUUUGUGGUGUGCAAAAAUGGCAAGUUGCUUUUAUCU</text:p>
          </table:table-cell>
          <table:table-cell table:formula="of:=OFFSET([Sheet1.$A$2]; (ROW()-1)*2;0)" office:value-type="string" office:string-value="(((((...(((.((((((((((..(((((((((.((((((.((......))))).))).)))))))))..)))))))))).))).)))))........" calcext:value-type="string">
            <text:p>(((((...(((.((((((((((..(((((((((.((((((.((......))))).))).)))))))))..)))))))))).))).)))))........</text:p>
          </table:table-cell>
          <table:table-cell table:formula="of:=OFFSET([Sheet1.$B$2]; (ROW()-1)*2;0)" office:value-type="string" office:string-value="-37.80" calcext:value-type="string">
            <text:p>-37.80</text:p>
          </table:table-cell>
        </table:table-row>
        <table:table-row table:style-name="ro1">
          <table:table-cell table:formula="of:=OFFSET([Sheet1.$A$1]; (ROW()-1)*2;0)" office:value-type="string" office:string-value="UGGCUCGCGAGAGUAUUGCGUAGGCCUUUGCUUCGAGAGAGAAGCUUCAGUUCGCAGCAAUAUCCUCCGCAAAACUUUCCCCGGCUAUGCAAAAAA" calcext:value-type="string">
            <text:p>UGGCUCGCGAGAGUAUUGCGUAGGCCUUUGCUUCGAGAGAGAAGCUUCAGUUCGCAGCAAUAUCCUCCGCAAAACUUUCCCCGGCUAUGCAAAAAA</text:p>
          </table:table-cell>
          <table:table-cell table:formula="of:=OFFSET([Sheet1.$A$2]; (ROW()-1)*2;0)" office:value-type="string" office:string-value="(((((.(.((((((.(((((.(((...(((((.((((.(((....)))..)))).)))))...))).))))).)))))).).)))))........." calcext:value-type="string">
            <text:p>(((((.(.((((((.(((((.(((...(((((.((((.(((....)))..)))).)))))...))).))))).)))))).).))))).........</text:p>
          </table:table-cell>
          <table:table-cell table:formula="of:=OFFSET([Sheet1.$B$2]; (ROW()-1)*2;0)" office:value-type="string" office:string-value="-32.60" calcext:value-type="string">
            <text:p>-32.60</text:p>
          </table:table-cell>
        </table:table-row>
        <table:table-row table:style-name="ro1">
          <table:table-cell table:formula="of:=OFFSET([Sheet1.$A$1]; (ROW()-1)*2;0)" office:value-type="string" office:string-value="UGUUCACGCAUAAGCCUGAUAUCUCGGUGCGAUCGUACCGUAUCGCUCACACUUAGAUUACGGUACGAUCGCGGCGGGAUAUCAGGUACGUGAUUGGA" calcext:value-type="string">
            <text:p>UGUUCACGCAUAAGCCUGAUAUCUCGGUGCGAUCGUACCGUAUCGCUCACACUUAGAUUACGGUACGAUCGCGGCGGGAUAUCAGGUACGUGAUUGGA</text:p>
          </table:table-cell>
          <table:table-cell table:formula="of:=OFFSET([Sheet1.$A$2]; (ROW()-1)*2;0)" office:value-type="string" office:string-value="..((((..(((..(((((((((((((.(((((((((((((((((...........)).))))))))))))))).)))))))))))))..)))..))))" calcext:value-type="string">
            <text:p>..((((..(((..(((((((((((((.(((((((((((((((((...........)).))))))))))))))).)))))))))))))..)))..))))</text:p>
          </table:table-cell>
          <table:table-cell table:formula="of:=OFFSET([Sheet1.$B$2]; (ROW()-1)*2;0)" office:value-type="string" office:string-value="-56.10" calcext:value-type="string">
            <text:p>-56.10</text:p>
          </table:table-cell>
        </table:table-row>
        <table:table-row table:style-name="ro1">
          <table:table-cell table:formula="of:=OFFSET([Sheet1.$A$1]; (ROW()-1)*2;0)" office:value-type="string" office:string-value="CUGAAUUCAAUGUUGGAGAGCUAUUUGCAAGGUACCUAAUUGUUUGAUUAUUGAUUCUCAAUUGGUCCCCUCCAAGUAGCUCUAUUGCAUUGUUUGC" calcext:value-type="string">
            <text:p>CUGAAUUCAAUGUUGGAGAGCUAUUUGCAAGGUACCUAAUUGUUUGAUUAUUGAUUCUCAAUUGGUCCCCUCCAAGUAGCUCUAUUGCAUUGUUUGC</text:p>
          </table:table-cell>
          <table:table-cell table:formula="of:=OFFSET([Sheet1.$A$2]; (ROW()-1)*2;0)" office:value-type="string" office:string-value=".......((((((...(((((((((((...((.(((.(((((...((........)).)))))))).))...)))))))))))...))))))....." calcext:value-type="string">
            <text:p>.......((((((...(((((((((((...((.(((.(((((...((........)).)))))))).))...)))))))))))...)))))).....</text:p>
          </table:table-cell>
          <table:table-cell table:formula="of:=OFFSET([Sheet1.$B$2]; (ROW()-1)*2;0)" office:value-type="string" office:string-value="-30.50" calcext:value-type="string">
            <text:p>-30.50</text:p>
          </table:table-cell>
        </table:table-row>
        <table:table-row table:style-name="ro1">
          <table:table-cell table:formula="of:=OFFSET([Sheet1.$A$1]; (ROW()-1)*2;0)" office:value-type="string" office:string-value="AUCUGAAUUAUAAAACAUCGCCUAACCGUUGUCAUGUAAUAUUUCCCAGAGAAAAUGAUAUUACAUGUUUCGGGUAGGAGCUGUUCAAACUUUGGAC" calcext:value-type="string">
            <text:p>AUCUGAAUUAUAAAACAUCGCCUAACCGUUGUCAUGUAAUAUUUCCCAGAGAAAAUGAUAUUACAUGUUUCGGGUAGGAGCUGUUCAAACUUUGGAC</text:p>
          </table:table-cell>
          <table:table-cell table:formula="of:=OFFSET([Sheet1.$A$2]; (ROW()-1)*2;0)" office:value-type="string" office:string-value=".((((((......((((.(.((((.(((....(((((((((((.............)))))))))))...))).)))).).)))).....))))))." calcext:value-type="string">
            <text:p>.((((((......((((.(.((((.(((....(((((((((((.............)))))))))))...))).)))).).)))).....)))))).</text:p>
          </table:table-cell>
          <table:table-cell table:formula="of:=OFFSET([Sheet1.$B$2]; (ROW()-1)*2;0)" office:value-type="string" office:string-value="-24.30" calcext:value-type="string">
            <text:p>-24.30</text:p>
          </table:table-cell>
        </table:table-row>
        <table:table-row table:style-name="ro1">
          <table:table-cell table:formula="of:=OFFSET([Sheet1.$A$1]; (ROW()-1)*2;0)" office:value-type="string" office:string-value="UUUCCCGGCUGCAACUACGGUAAGCGGUAUCCAGCCGAUGUUUUCAAUACUGCAUUUGAAUACACGUGCACGGAUAACGCUCAUUGUUUUUCGCAUGC" calcext:value-type="string">
            <text:p>UUUCCCGGCUGCAACUACGGUAAGCGGUAUCCAGCCGAUGUUUUCAAUACUGCAUUUGAAUACACGUGCACGGAUAACGCUCAUUGUUUUUCGCAUGC</text:p>
          </table:table-cell>
          <table:table-cell table:formula="of:=OFFSET([Sheet1.$A$2]; (ROW()-1)*2;0)" office:value-type="string" office:string-value=".......(((((((..(((((.((((.(((((.((((.(((.(((((........))))).))))).))..))))).)))).)))))..)).))).))" calcext:value-type="string">
            <text:p>.......(((((((..(((((.((((.(((((.((((.(((.(((((........))))).))))).))..))))).)))).)))))..)).))).))</text:p>
          </table:table-cell>
          <table:table-cell table:formula="of:=OFFSET([Sheet1.$B$2]; (ROW()-1)*2;0)" office:value-type="string" office:string-value="-29.30" calcext:value-type="string">
            <text:p>-29.30</text:p>
          </table:table-cell>
        </table:table-row>
        <table:table-row table:style-name="ro1">
          <table:table-cell table:formula="of:=OFFSET([Sheet1.$A$1]; (ROW()-1)*2;0)" office:value-type="string" office:string-value="AUACUCUUGAACGACUAGCAACGCACAAACGUCUUCUGUGCGACAACAUCUGAAUGUUUGUCACAGGACUUUUGAGCGUUGCCAGUCGAAAGAGGAA" calcext:value-type="string">
            <text:p>AUACUCUUGAACGACUAGCAACGCACAAACGUCUUCUGUGCGACAACAUCUGAAUGUUUGUCACAGGACUUUUGAGCGUUGCCAGUCGAAAGAGGAA</text:p>
          </table:table-cell>
          <table:table-cell table:formula="of:=OFFSET([Sheet1.$A$2]; (ROW()-1)*2;0)" office:value-type="string" office:string-value="...(((((...(((((.(((((((.((((.(((..((((((((..((((....))))))).)))))))).)))).))))))).))))).)))))..." calcext:value-type="string">
            <text:p>...(((((...(((((.(((((((.((((.(((..((((((((..((((....))))))).)))))))).)))).))))))).))))).)))))...</text:p>
          </table:table-cell>
          <table:table-cell table:formula="of:=OFFSET([Sheet1.$B$2]; (ROW()-1)*2;0)" office:value-type="string" office:string-value="-39.00" calcext:value-type="string">
            <text:p>-39.00</text:p>
          </table:table-cell>
        </table:table-row>
        <table:table-row table:style-name="ro1">
          <table:table-cell table:formula="of:=OFFSET([Sheet1.$A$1]; (ROW()-1)*2;0)" office:value-type="string" office:string-value="AGGGUCUUCGGACCACGCCUUCAGUUGCCUCGUGAUCCGCCAAACACAAUAAAUGGACGAAUCACAGUCAACUGUUGGCAUGGUGCUCGUACCCAUUUU" calcext:value-type="string">
            <text:p>AGGGUCUUCGGACCACGCCUUCAGUUGCCUCGUGAUCCGCCAAACACAAUAAAUGGACGAAUCACAGUCAACUGUUGGCAUGGUGCUCGUACCCAUUUU</text:p>
          </table:table-cell>
          <table:table-cell table:formula="of:=OFFSET([Sheet1.$A$2]; (ROW()-1)*2;0)" office:value-type="string" office:string-value=".((((....(.((((.(((..((((((.((.(((((.(((((...........))).)).))))))).))))))..))).)))).)....))))....." calcext:value-type="string">
            <text:p>.((((....(.((((.(((..((((((.((.(((((.(((((...........))).)).))))))).))))))..))).)))).)....)))).....</text:p>
          </table:table-cell>
          <table:table-cell table:formula="of:=OFFSET([Sheet1.$B$2]; (ROW()-1)*2;0)" office:value-type="string" office:string-value="-39.40" calcext:value-type="string">
            <text:p>-39.40</text:p>
          </table:table-cell>
        </table:table-row>
        <table:table-row table:style-name="ro1">
          <table:table-cell table:formula="of:=OFFSET([Sheet1.$A$1]; (ROW()-1)*2;0)" office:value-type="string" office:string-value="ACUUUCAAUGACCCCUUGUUAAGUAGUGGUGCCGCUCUUAUUAGGUUGAAAAGUAAUAAGAGUAGUUCACUACUUAUCAAGGUGAAAUUUGAAAUUU" calcext:value-type="string">
            <text:p>ACUUUCAAUGACCCCUUGUUAAGUAGUGGUGCCGCUCUUAUUAGGUUGAAAAGUAAUAAGAGUAGUUCACUACUUAUCAAGGUGAAAUUUGAAAUUU</text:p>
          </table:table-cell>
          <table:table-cell table:formula="of:=OFFSET([Sheet1.$A$2]; (ROW()-1)*2;0)" office:value-type="string" office:string-value="..((((((....((((((.((((((((((.((.((((((((((..........)))))))))).)))))))))))).))))).)....))))))..." calcext:value-type="string">
            <text:p>..((((((....((((((.((((((((((.((.((((((((((..........)))))))))).)))))))))))).))))).)....))))))...</text:p>
          </table:table-cell>
          <table:table-cell table:formula="of:=OFFSET([Sheet1.$B$2]; (ROW()-1)*2;0)" office:value-type="string" office:string-value="-35.10" calcext:value-type="string">
            <text:p>-35.10</text:p>
          </table:table-cell>
        </table:table-row>
        <table:table-row table:style-name="ro1">
          <table:table-cell table:formula="of:=OFFSET([Sheet1.$A$1]; (ROW()-1)*2;0)" office:value-type="string" office:string-value="UCCAGGGGUCUCUUUCAGUUAUAAGUAGUAGUGCCGCAGGUAACCGCCAGUCUAAAAGGCUUACCUACUGCCUUCUGCUUAAAAUUGAAAUAUUGAUG" calcext:value-type="string">
            <text:p>UCCAGGGGUCUCUUUCAGUUAUAAGUAGUAGUGCCGCAGGUAACCGCCAGUCUAAAAGGCUUACCUACUGCCUUCUGCUUAAAAUUGAAAUAUUGAUG</text:p>
          </table:table-cell>
          <table:table-cell table:formula="of:=OFFSET([Sheet1.$A$2]; (ROW()-1)*2;0)" office:value-type="string" office:string-value=".......(((..((((((((.(((((((.((.((.(.((((((..(((.........))))))))).).)))).))))))).))))))))....)))." calcext:value-type="string">
            <text:p>.......(((..((((((((.(((((((.((.((.(.((((((..(((.........))))))))).).)))).))))))).))))))))....))).</text:p>
          </table:table-cell>
          <table:table-cell table:formula="of:=OFFSET([Sheet1.$B$2]; (ROW()-1)*2;0)" office:value-type="string" office:string-value="-28.40" calcext:value-type="string">
            <text:p>-28.40</text:p>
          </table:table-cell>
        </table:table-row>
        <table:table-row table:style-name="ro1">
          <table:table-cell table:formula="of:=OFFSET([Sheet1.$A$1]; (ROW()-1)*2;0)" office:value-type="string" office:string-value="GAAUUGUUCCGAUCGCCGCUCUUUUCACACACCUCACUAACACUGACCACCGAUGCAUAGAUGUUAGUAGGCGUUGUGGGAAGGGCGGCGACAGUGAACGUCGUUUC" calcext:value-type="string">
            <text:p>GAAUUGUUCCGAUCGCCGCUCUUUUCACACACCUCACUAACACUGACCACCGAUGCAUAGAUGUUAGUAGGCGUUGUGGGAAGGGCGGCGACAGUGAACGUCGUUUC</text:p>
          </table:table-cell>
          <table:table-cell table:formula="of:=OFFSET([Sheet1.$A$2]; (ROW()-1)*2;0)" office:value-type="string" office:string-value="((..((((((..((((((((((((((((((.(((.((((((((((..((....))..))).)))))))))).).)))))))))))))))))..).)))))))....." calcext:value-type="string">
            <text:p>((..((((((..((((((((((((((((((.(((.((((((((((..((....))..))).)))))))))).).)))))))))))))))))..).))))))).....</text:p>
          </table:table-cell>
          <table:table-cell table:formula="of:=OFFSET([Sheet1.$B$2]; (ROW()-1)*2;0)" office:value-type="string" office:string-value="-47.60" calcext:value-type="string">
            <text:p>-47.60</text:p>
          </table:table-cell>
        </table:table-row>
        <table:table-row table:style-name="ro1">
          <table:table-cell table:formula="of:=OFFSET([Sheet1.$A$1]; (ROW()-1)*2;0)" office:value-type="string" office:string-value="ACUAUGCAUAUUGCCGCCUACAGAAGCAUAGAUUUCCACAAACCAUUCGAGGUGUUUGUGCAAAUCUUUCGCGACUGUAGGCGGCGAACAUGCAGUUUUU" calcext:value-type="string">
            <text:p>ACUAUGCAUAUUGCCGCCUACAGAAGCAUAGAUUUCCACAAACCAUUCGAGGUGUUUGUGCAAAUCUUUCGCGACUGUAGGCGGCGAACAUGCAGUUUUU</text:p>
          </table:table-cell>
          <table:table-cell table:formula="of:=OFFSET([Sheet1.$A$2]; (ROW()-1)*2;0)" office:value-type="string" office:string-value="....(((((.(((((((((((((..((..((((((.((((((((.......).))))))).))))))...))..)))))))))))))..)))))......" calcext:value-type="string">
            <text:p>....(((((.(((((((((((((..((..((((((.((((((((.......).))))))).))))))...))..)))))))))))))..)))))......</text:p>
          </table:table-cell>
          <table:table-cell table:formula="of:=OFFSET([Sheet1.$B$2]; (ROW()-1)*2;0)" office:value-type="string" office:string-value="-45.70" calcext:value-type="string">
            <text:p>-45.70</text:p>
          </table:table-cell>
        </table:table-row>
        <table:table-row table:style-name="ro1">
          <table:table-cell table:formula="of:=OFFSET([Sheet1.$A$1]; (ROW()-1)*2;0)" office:value-type="string" office:string-value="CAGUGGUUCGACUAAAUUUUGGAGGUAAGAAAUCUUUGUAGUUCUCCGUAUUGUGACGUGAAAACUGAAGAGAUUUUUUACAGACUUCACAAAUUUGAAAUAUAUUCCUG" calcext:value-type="string">
            <text:p>CAGUGGUUCGACUAAAUUUUGGAGGUAAGAAAUCUUUGUAGUUCUCCGUAUUGUGACGUGAAAACUGAAGAGAUUUUUUACAGACUUCACAAAUUUGAAAUAUAUUCCUG</text:p>
          </table:table-cell>
          <table:table-cell table:formula="of:=OFFSET([Sheet1.$A$2]; (ROW()-1)*2;0)" office:value-type="string" office:string-value="(((.(((.....(((((((((((((((((((((((((.(((((.(((((......))).)).))))).)))))))))))))...))))).)))))))......))).)))" calcext:value-type="string">
            <text:p>(((.(((.....(((((((((((((((((((((((((.(((((.(((((......))).)).))))).)))))))))))))...))))).)))))))......))).)))</text:p>
          </table:table-cell>
          <table:table-cell table:formula="of:=OFFSET([Sheet1.$B$2]; (ROW()-1)*2;0)" office:value-type="string" office:string-value="-27.10" calcext:value-type="string">
            <text:p>-27.10</text:p>
          </table:table-cell>
        </table:table-row>
        <table:table-row table:style-name="ro1">
          <table:table-cell table:formula="of:=OFFSET([Sheet1.$A$1]; (ROW()-1)*2;0)" office:value-type="string" office:string-value="GCAAGGAGUGCAGAGGCUUACUAUGAGACGGUCAAGAGGCGCCUCCGUCACGUGGAUACGUCGGGUGGAAUGCAUAGAAGACUGUACUCAAAAAAUUUUAC" calcext:value-type="string">
            <text:p>GCAAGGAGUGCAGAGGCUUACUAUGAGACGGUCAAGAGGCGCCUCCGUCACGUGGAUACGUCGGGUGGAAUGCAUAGAAGACUGUACUCAAAAAAUUUUAC</text:p>
          </table:table-cell>
          <table:table-cell table:formula="of:=OFFSET([Sheet1.$A$2]; (ROW()-1)*2;0)" office:value-type="string" office:string-value=".....((((((((...(((.(((((......(((...((((..((((.....))))..))))...)))....)))))))).))))))))............" calcext:value-type="string">
            <text:p>.....((((((((...(((.(((((......(((...((((..((((.....))))..))))...)))....)))))))).))))))))............</text:p>
          </table:table-cell>
          <table:table-cell table:formula="of:=OFFSET([Sheet1.$B$2]; (ROW()-1)*2;0)" office:value-type="string" office:string-value="-27.80" calcext:value-type="string">
            <text:p>-27.80</text:p>
          </table:table-cell>
        </table:table-row>
        <table:table-row table:style-name="ro1">
          <table:table-cell table:formula="of:=OFFSET([Sheet1.$A$1]; (ROW()-1)*2;0)" office:value-type="string" office:string-value="UCAGUCAUUGAAACGAGUAAAUCUCAUCCUAAUCUGGUAGCAUCUUUCGAACCUUGCCACCGAUUUGGCAUGGGAUUGACUUGUUAAAUAGUGACUUUUUU" calcext:value-type="string">
            <text:p>UCAGUCAUUGAAACGAGUAAAUCUCAUCCUAAUCUGGUAGCAUCUUUCGAACCUUGCCACCGAUUUGGCAUGGGAUUGACUUGUUAAAUAGUGACUUUUUU</text:p>
          </table:table-cell>
          <table:table-cell table:formula="of:=OFFSET([Sheet1.$A$2]; (ROW()-1)*2;0)" office:value-type="string" office:string-value="..((((((((.(((((((.((((((((((.((((.(((.(((............))).))))))).)).)))))))).)))))))...))))))))....." calcext:value-type="string">
            <text:p>..((((((((.(((((((.((((((((((.((((.(((.(((............))).))))))).)).)))))))).)))))))...)))))))).....</text:p>
          </table:table-cell>
          <table:table-cell table:formula="of:=OFFSET([Sheet1.$B$2]; (ROW()-1)*2;0)" office:value-type="string" office:string-value="-35.60" calcext:value-type="string">
            <text:p>-35.60</text:p>
          </table:table-cell>
        </table:table-row>
        <table:table-row table:style-name="ro1">
          <table:table-cell table:formula="of:=OFFSET([Sheet1.$A$1]; (ROW()-1)*2;0)" office:value-type="string" office:string-value="UGAUGGCUUUUCUGGAUUUGUUCCCUUCACGUGUAGAAAGAAACGAGCAAAAAAAAUCUUAGUGUUAGCUUUUUAGUUUUCACGGUGAAUAUGGAUAUU" calcext:value-type="string">
            <text:p>UGAUGGCUUUUCUGGAUUUGUUCCCUUCACGUGUAGAAAGAAACGAGCAAAAAAAAUCUUAGUGUUAGCUUUUUAGUUUUCACGGUGAAUAUGGAUAUU</text:p>
          </table:table-cell>
          <table:table-cell table:formula="of:=OFFSET([Sheet1.$A$2]; (ROW()-1)*2;0)" office:value-type="string" office:string-value=".....(((((((((.((.((.......)).)).)))))......))))........((...(((..((((....))))..)))...))..........." calcext:value-type="string">
            <text:p>.....(((((((((.((.((.......)).)).)))))......))))........((...(((..((((....))))..)))...))...........</text:p>
          </table:table-cell>
          <table:table-cell table:formula="of:=OFFSET([Sheet1.$B$2]; (ROW()-1)*2;0)" office:value-type="string" office:string-value="-13.90" calcext:value-type="string">
            <text:p>-13.90</text:p>
          </table:table-cell>
        </table:table-row>
        <table:table-row table:style-name="ro1">
          <table:table-cell table:formula="of:=OFFSET([Sheet1.$A$1]; (ROW()-1)*2;0)" office:value-type="string" office:string-value="UAGAUCUCGGCACAGUUAAUGGCACUGGAAGAAUUCACGGGGUAAUUUUUAUACAACCCGUGAUCUCUUAGUGGCAUCUAUGGUGCGAGAAUAA" calcext:value-type="string">
            <text:p>UAGAUCUCGGCACAGUUAAUGGCACUGGAAGAAUUCACGGGGUAAUUUUUAUACAACCCGUGAUCUCUUAGUGGCAUCUAUGGUGCGAGAAUAA</text:p>
          </table:table-cell>
          <table:table-cell table:formula="of:=OFFSET([Sheet1.$A$2]; (ROW()-1)*2;0)" office:value-type="string" office:string-value="....(((((.(((.((..(((.((((((.(((..(((((((...............)))))))))).)))))).)))..)).))))))))...." calcext:value-type="string">
            <text:p>....(((((.(((.((..(((.((((((.(((..(((((((...............)))))))))).)))))).)))..)).))))))))....</text:p>
          </table:table-cell>
          <table:table-cell table:formula="of:=OFFSET([Sheet1.$B$2]; (ROW()-1)*2;0)" office:value-type="string" office:string-value="-35.70" calcext:value-type="string">
            <text:p>-35.70</text:p>
          </table:table-cell>
        </table:table-row>
        <table:table-row table:style-name="ro1">
          <table:table-cell table:formula="of:=OFFSET([Sheet1.$A$1]; (ROW()-1)*2;0)" office:value-type="string" office:string-value="UGGCGGCGGUCGACAUGUACAUAUCACCAGUCUGGCUUUUCCCGUUUCCGCGAGCAAGCGGCGGGUGGUUGUUGUUAUGGGAUACCGGAGCCA" calcext:value-type="string">
            <text:p>UGGCGGCGGUCGACAUGUACAUAUCACCAGUCUGGCUUUUCCCGUUUCCGCGAGCAAGCGGCGGGUGGUUGUUGUUAUGGGAUACCGGAGCCA</text:p>
          </table:table-cell>
          <table:table-cell table:formula="of:=OFFSET([Sheet1.$A$2]; (ROW()-1)*2;0)" office:value-type="string" office:string-value="((((..((((...((((.(((.((((((.(((..(((((((.((....)).))).))))))).))))))...)))))))....))))..))))" calcext:value-type="string">
            <text:p>((((..((((...((((.(((.((((((.(((..(((((((.((....)).))).))))))).))))))...)))))))....))))..))))</text:p>
          </table:table-cell>
          <table:table-cell table:formula="of:=OFFSET([Sheet1.$B$2]; (ROW()-1)*2;0)" office:value-type="string" office:string-value="-31.80" calcext:value-type="string">
            <text:p>-31.80</text:p>
          </table:table-cell>
        </table:table-row>
        <table:table-row table:style-name="ro1">
          <table:table-cell table:formula="of:=OFFSET([Sheet1.$A$1]; (ROW()-1)*2;0)" office:value-type="string" office:string-value="GGUUUGACUUACCCCCUCCUUCCGCUGGCCGCCGUUUUUAUUAUGAACUUGAUGUGGUUUGAGGGAGGAAGGGUGGUAUUUGAACC" calcext:value-type="string">
            <text:p>GGUUUGACUUACCCCCUCCUUCCGCUGGCCGCCGUUUUUAUUAUGAACUUGAUGUGGUUUGAGGGAGGAAGGGUGGUAUUUGAACC</text:p>
          </table:table-cell>
          <table:table-cell table:formula="of:=OFFSET([Sheet1.$A$2]; (ROW()-1)*2;0)" office:value-type="string" office:string-value="(((((((..((((((((((((((.(.((((((.((((.......)))).....)))))).).)))))).)))).)))).)))))))" calcext:value-type="string">
            <text:p>(((((((..((((((((((((((.(.((((((.((((.......)))).....)))))).).)))))).)))).)))).)))))))</text:p>
          </table:table-cell>
          <table:table-cell table:formula="of:=OFFSET([Sheet1.$B$2]; (ROW()-1)*2;0)" office:value-type="string" office:string-value="-34.90" calcext:value-type="string">
            <text:p>-34.90</text:p>
          </table:table-cell>
        </table:table-row>
        <table:table-row table:style-name="ro1">
          <table:table-cell table:formula="of:=OFFSET([Sheet1.$A$1]; (ROW()-1)*2;0)" office:value-type="string" office:string-value="UGUCUAAACUUGGGCAAAAGUUAGGCAAGACUUUGGCAAAGCUUGAAUCCAAGUUUUGCCAAAGUUUUGCCCAACUUUUGCCCAAAUUCAGCCA" calcext:value-type="string">
            <text:p>UGUCUAAACUUGGGCAAAAGUUAGGCAAGACUUUGGCAAAGCUUGAAUCCAAGUUUUGCCAAAGUUUUGCCCAACUUUUGCCCAAAUUCAGCCA</text:p>
          </table:table-cell>
          <table:table-cell table:formula="of:=OFFSET([Sheet1.$A$2]; (ROW()-1)*2;0)" office:value-type="string" office:string-value=".........(((((((((((((.((((((((((((((((((((((....)))))))))))))))))))))).)))))))))))))........." calcext:value-type="string">
            <text:p>.........(((((((((((((.((((((((((((((((((((((....)))))))))))))))))))))).))))))))))))).........</text:p>
          </table:table-cell>
          <table:table-cell table:formula="of:=OFFSET([Sheet1.$B$2]; (ROW()-1)*2;0)" office:value-type="string" office:string-value="-56.80" calcext:value-type="string">
            <text:p>-56.80</text:p>
          </table:table-cell>
        </table:table-row>
        <table:table-row table:style-name="ro1">
          <table:table-cell table:formula="of:=OFFSET([Sheet1.$A$1]; (ROW()-1)*2;0)" office:value-type="string" office:string-value="UAAAAGUUUCAAAACCCCGUGAAGUGUCUGCUGCAAUCUAAAUUUUUAGAUAUAGAUGCAGUCGACUCUUCAUUGGGUUUUCAGGAACCCGUA" calcext:value-type="string">
            <text:p>UAAAAGUUUCAAAACCCCGUGAAGUGUCUGCUGCAAUCUAAAUUUUUAGAUAUAGAUGCAGUCGACUCUUCAUUGGGUUUUCAGGAACCCGUA</text:p>
          </table:table-cell>
          <table:table-cell table:formula="of:=OFFSET([Sheet1.$A$2]; (ROW()-1)*2;0)" office:value-type="string" office:string-value=".....((((((((((((.((((((.(((.((((((.((((.(((....))).)))))))))).))).)))))).)))))))..)))))....." calcext:value-type="string">
            <text:p>.....((((((((((((.((((((.(((.((((((.((((.(((....))).)))))))))).))).)))))).)))))))..))))).....</text:p>
          </table:table-cell>
          <table:table-cell table:formula="of:=OFFSET([Sheet1.$B$2]; (ROW()-1)*2;0)" office:value-type="string" office:string-value="-36.70" calcext:value-type="string">
            <text:p>-36.70</text:p>
          </table:table-cell>
        </table:table-row>
        <table:table-row table:style-name="ro1">
          <table:table-cell table:formula="of:=OFFSET([Sheet1.$A$1]; (ROW()-1)*2;0)" office:value-type="string" office:string-value="GGAAGUGGCUUUGAAGCGGCAAGAAUUAGAAGCAGUUUGGUGUCAGACACACUACUCACUCACUGCUUCUUGUUUUUUCUGCUUUCUUUGCUUUU" calcext:value-type="string">
            <text:p>GGAAGUGGCUUUGAAGCGGCAAGAAUUAGAAGCAGUUUGGUGUCAGACACACUACUCACUCACUGCUUCUUGUUUUUUCUGCUUUCUUUGCUUUU</text:p>
          </table:table-cell>
          <table:table-cell table:formula="of:=OFFSET([Sheet1.$A$2]; (ROW()-1)*2;0)" office:value-type="string" office:string-value="......(((...(((((((.((((((.(((((((((..((((..............)))).))))))))).)))))).)))))))....)))..." calcext:value-type="string">
            <text:p>......(((...(((((((.((((((.(((((((((..((((..............)))).))))))))).)))))).)))))))....)))...</text:p>
          </table:table-cell>
          <table:table-cell table:formula="of:=OFFSET([Sheet1.$B$2]; (ROW()-1)*2;0)" office:value-type="string" office:string-value="-30.60" calcext:value-type="string">
            <text:p>-30.60</text:p>
          </table:table-cell>
        </table:table-row>
        <table:table-row table:style-name="ro1">
          <table:table-cell table:formula="of:=OFFSET([Sheet1.$A$1]; (ROW()-1)*2;0)" office:value-type="string" office:string-value="GGGCAAAAGUUGGGCAAGACUCUGGCAAAACUUGGAUUUAUGCUGCGCCAAAGUUUAACCCAAGUUUGACCCAACUCUUGUCAAAUUUUUGUCC" calcext:value-type="string">
            <text:p>GGGCAAAAGUUGGGCAAGACUCUGGCAAAACUUGGAUUUAUGCUGCGCCAAAGUUUAACCCAAGUUUGACCCAACUCUUGUCAAAUUUUUGUCC</text:p>
          </table:table-cell>
          <table:table-cell table:formula="of:=OFFSET([Sheet1.$A$2]; (ROW()-1)*2;0)" office:value-type="string" office:string-value="(((((((((((.(((((((....((..((((((((..(((.(((.......))).))).))))))))..))....))))))).)))))))))))" calcext:value-type="string">
            <text:p>(((((((((((.(((((((....((..((((((((..(((.(((.......))).))).))))))))..))....))))))).)))))))))))</text:p>
          </table:table-cell>
          <table:table-cell table:formula="of:=OFFSET([Sheet1.$B$2]; (ROW()-1)*2;0)" office:value-type="string" office:string-value="-34.90" calcext:value-type="string">
            <text:p>-34.90</text:p>
          </table:table-cell>
        </table:table-row>
        <table:table-row table:style-name="ro1">
          <table:table-cell table:formula="of:=OFFSET([Sheet1.$A$1]; (ROW()-1)*2;0)" office:value-type="string" office:string-value="GUCGCUAGCCUCUUUACCUGCCUACACACCUUUCUGCCUACGUGGCACAUUGGUAGGCAAGAGGGCAUGAUGUAGCAGUGGAGAUGGACUGCCAC" calcext:value-type="string">
            <text:p>GUCGCUAGCCUCUUUACCUGCCUACACACCUUUCUGCCUACGUGGCACAUUGGUAGGCAAGAGGGCAUGAUGUAGCAGUGGAGAUGGACUGCCAC</text:p>
          </table:table-cell>
          <table:table-cell table:formula="of:=OFFSET([Sheet1.$A$2]; (ROW()-1)*2;0)" office:value-type="string" office:string-value="...((.(((((((((((.(((.(((((((((((.(((((((...........))))))).)))))..)).)))))))))))))).)).))))..." calcext:value-type="string">
            <text:p>...((.(((((((((((.(((.(((((((((((.(((((((...........))))))).)))))..)).)))))))))))))).)).))))...</text:p>
          </table:table-cell>
          <table:table-cell table:formula="of:=OFFSET([Sheet1.$B$2]; (ROW()-1)*2;0)" office:value-type="string" office:string-value="-36.10" calcext:value-type="string">
            <text:p>-36.10</text:p>
          </table:table-cell>
        </table:table-row>
        <table:table-row table:style-name="ro1">
          <table:table-cell table:formula="of:=OFFSET([Sheet1.$A$1]; (ROW()-1)*2;0)" office:value-type="string" office:string-value="AAUAGAAAACGGGGCCCGCCGGCUCGCCGGGUGGAAAGCAUUCGACAGCAAGACGUGUUUUUCAAUCUGCGACUCGGCGAUUCCCAUCAUCACU" calcext:value-type="string">
            <text:p>AAUAGAAAACGGGGCCCGCCGGCUCGCCGGGUGGAAAGCAUUCGACAGCAAGACGUGUUUUUCAAUCUGCGACUCGGCGAUUCCCAUCAUCACU</text:p>
          </table:table-cell>
          <table:table-cell table:formula="of:=OFFSET([Sheet1.$A$2]; (ROW()-1)*2;0)" office:value-type="string" office:string-value="..........((((..((((((.((((.((.((((((((((((........)).)))))))))).)).)))).))))))..))))........." calcext:value-type="string">
            <text:p>..........((((..((((((.((((.((.((((((((((((........)).)))))))))).)).)))).))))))..)))).........</text:p>
          </table:table-cell>
          <table:table-cell table:formula="of:=OFFSET([Sheet1.$B$2]; (ROW()-1)*2;0)" office:value-type="string" office:string-value="-35.20" calcext:value-type="string">
            <text:p>-35.20</text:p>
          </table:table-cell>
        </table:table-row>
        <table:table-row table:style-name="ro1">
          <table:table-cell table:formula="of:=OFFSET([Sheet1.$A$1]; (ROW()-1)*2;0)" office:value-type="string" office:string-value="ACCUCGUUUUGGGAGCAGCCGGCAUUUUACGGGCUACACUUUUUUUAAAAUUGAUGUGUGCCCGUACUGUGUCGGCUGCUUUGAAAAUUUCGGU" calcext:value-type="string">
            <text:p>ACCUCGUUUUGGGAGCAGCCGGCAUUUUACGGGCUACACUUUUUUUAAAAUUGAUGUGUGCCCGUACUGUGUCGGCUGCUUUGAAAAUUUCGGU</text:p>
          </table:table-cell>
          <table:table-cell table:formula="of:=OFFSET([Sheet1.$A$2]; (ROW()-1)*2;0)" office:value-type="string" office:string-value="(((..(((((.((((((((((((((..(((((((.((((................)))))))))))..)))))))))))))).)))))...)))" calcext:value-type="string">
            <text:p>(((..(((((.((((((((((((((..(((((((.((((................)))))))))))..)))))))))))))).)))))...)))</text:p>
          </table:table-cell>
          <table:table-cell table:formula="of:=OFFSET([Sheet1.$B$2]; (ROW()-1)*2;0)" office:value-type="string" office:string-value="-47.80" calcext:value-type="string">
            <text:p>-47.80</text:p>
          </table:table-cell>
        </table:table-row>
        <table:table-row table:style-name="ro1">
          <table:table-cell table:formula="of:=OFFSET([Sheet1.$A$1]; (ROW()-1)*2;0)" office:value-type="string" office:string-value="GGUUGGCCGGUGCAUUCGUACCCUUAUCAUUCUCUCGCCCCGUGUGCACUUAAAGACAACUGGACGGAGAACUGAUAAGGGCUCGUAUCACCAAUUCAUC" calcext:value-type="string">
            <text:p>GGUUGGCCGGUGCAUUCGUACCCUUAUCAUUCUCUCGCCCCGUGUGCACUUAAAGACAACUGGACGGAGAACUGAUAAGGGCUCGUAUCACCAAUUCAUC</text:p>
          </table:table-cell>
          <table:table-cell table:formula="of:=OFFSET([Sheet1.$A$2]; (ROW()-1)*2;0)" office:value-type="string" office:string-value="((....))((((.((.((..((((((((((((((.((((...(((..........)))...)).))))))).)))))))))..)).))))))........" calcext:value-type="string">
            <text:p>((....))((((.((.((..((((((((((((((.((((...(((..........)))...)).))))))).)))))))))..)).))))))........</text:p>
          </table:table-cell>
          <table:table-cell table:formula="of:=OFFSET([Sheet1.$B$2]; (ROW()-1)*2;0)" office:value-type="string" office:string-value="-34.10" calcext:value-type="string">
            <text:p>-34.10</text:p>
          </table:table-cell>
        </table:table-row>
        <table:table-row table:style-name="ro1">
          <table:table-cell table:formula="of:=OFFSET([Sheet1.$A$1]; (ROW()-1)*2;0)" office:value-type="string" office:string-value="UCCUGUGUUGCAGUUUCGUUUUGUGACCGACACUAACGGGUAAUUGUUUGGCCGCCAGGAUUACUCGUUUUUGCGAUCACAAAUUAUGAAAUUGCAGCAA" calcext:value-type="string">
            <text:p>UCCUGUGUUGCAGUUUCGUUUUGUGACCGACACUAACGGGUAAUUGUUUGGCCGCCAGGAUUACUCGUUUUUGCGAUCACAAAUUAUGAAAUUGCAGCAA</text:p>
          </table:table-cell>
          <table:table-cell table:formula="of:=OFFSET([Sheet1.$A$2]; (ROW()-1)*2;0)" office:value-type="string" office:string-value=".....(((((((((((((((((((((.((.((..(((((((((((..((((...)))))))))))))))..)))).)))))))..))))))))))))))." calcext:value-type="string">
            <text:p>.....(((((((((((((((((((((.((.((..(((((((((((..((((...)))))))))))))))..)))).)))))))..)))))))))))))).</text:p>
          </table:table-cell>
          <table:table-cell table:formula="of:=OFFSET([Sheet1.$B$2]; (ROW()-1)*2;0)" office:value-type="string" office:string-value="-42.80" calcext:value-type="string">
            <text:p>-42.80</text:p>
          </table:table-cell>
        </table:table-row>
        <table:table-row table:style-name="ro1">
          <table:table-cell table:formula="of:=OFFSET([Sheet1.$A$1]; (ROW()-1)*2;0)" office:value-type="string" office:string-value="AAUAUGAAUUUCCCGUAGGACGGGAAGGUGUCAACGUUUUGCAUUUCGAAUAAACAUUGCACUUGUCCCGGCCUAUGGGCGGUUUGUAAUAAACA" calcext:value-type="string">
            <text:p>AAUAUGAAUUUCCCGUAGGACGGGAAGGUGUCAACGUUUUGCAUUUCGAAUAAACAUUGCACUUGUCCCGGCCUAUGGGCGGUUUGUAAUAAACA</text:p>
          </table:table-cell>
          <table:table-cell table:formula="of:=OFFSET([Sheet1.$A$2]; (ROW()-1)*2;0)" office:value-type="string" office:string-value="..((((((((.((((((((.((((((((((.(((.((((............)))).)))))))).))))).)))))))).))))))))......." calcext:value-type="string">
            <text:p>..((((((((.((((((((.((((((((((.(((.((((............)))).)))))))).))))).)))))))).)))))))).......</text:p>
          </table:table-cell>
          <table:table-cell table:formula="of:=OFFSET([Sheet1.$B$2]; (ROW()-1)*2;0)" office:value-type="string" office:string-value="-36.30" calcext:value-type="string">
            <text:p>-36.30</text:p>
          </table:table-cell>
        </table:table-row>
        <table:table-row table:style-name="ro1">
          <table:table-cell table:formula="of:=OFFSET([Sheet1.$A$1]; (ROW()-1)*2;0)" office:value-type="string" office:string-value="UUGAAGGUUUUGGGCUGCGUGUCAGGAGUGCAUUUGCACUGAAACUAUCUGAAGCAUGUAAAUGCACUAUCUGGUACGACAUUCCAGAACGUACAAUCUU" calcext:value-type="string">
            <text:p>UUGAAGGUUUUGGGCUGCGUGUCAGGAGUGCAUUUGCACUGAAACUAUCUGAAGCAUGUAAAUGCACUAUCUGGUACGACAUUCCAGAACGUACAAUCUU</text:p>
          </table:table-cell>
          <table:table-cell table:formula="of:=OFFSET([Sheet1.$A$2]; (ROW()-1)*2;0)" office:value-type="string" office:string-value="(((.(.((((((((.(((((((((((((((((((((((.((...(.....)...)))))))))))))).))))))))).)).)))))))).).)))...." calcext:value-type="string">
            <text:p>(((.(.((((((((.(((((((((((((((((((((((.((...(.....)...)))))))))))))).))))))))).)).)))))))).).)))....</text:p>
          </table:table-cell>
          <table:table-cell table:formula="of:=OFFSET([Sheet1.$B$2]; (ROW()-1)*2;0)" office:value-type="string" office:string-value="-39.00" calcext:value-type="string">
            <text:p>-39.00</text:p>
          </table:table-cell>
        </table:table-row>
        <table:table-row table:style-name="ro1">
          <table:table-cell table:formula="of:=OFFSET([Sheet1.$A$1]; (ROW()-1)*2;0)" office:value-type="string" office:string-value="ACCUGCAACACUGUGUGUAGCUGGUUGACAUCGGGUCAGAUCUGUUUUUCAAGCAUUUGGUCCCCUUCAACCAGCUGUAGCCAGUGGUUGAUGACAAC" calcext:value-type="string">
            <text:p>ACCUGCAACACUGUGUGUAGCUGGUUGACAUCGGGUCAGAUCUGUUUUUCAAGCAUUUGGUCCCCUUCAACCAGCUGUAGCCAGUGGUUGAUGACAAC</text:p>
          </table:table-cell>
          <table:table-cell table:formula="of:=OFFSET([Sheet1.$A$2]; (ROW()-1)*2;0)" office:value-type="string" office:string-value=".....((((((((..(((((((((((((....(((((((((((........)).)))))).)))..)))))))))))))..)))).))))........" calcext:value-type="string">
            <text:p>.....((((((((..(((((((((((((....(((((((((((........)).)))))).)))..)))))))))))))..)))).))))........</text:p>
          </table:table-cell>
          <table:table-cell table:formula="of:=OFFSET([Sheet1.$B$2]; (ROW()-1)*2;0)" office:value-type="string" office:string-value="-37.10" calcext:value-type="string">
            <text:p>-37.10</text:p>
          </table:table-cell>
        </table:table-row>
        <table:table-row table:style-name="ro1">
          <table:table-cell table:formula="of:=OFFSET([Sheet1.$A$1]; (ROW()-1)*2;0)" office:value-type="string" office:string-value="CGAAUAAGUGAAUAAAGAGAGCUGUCCGUCGACAGUCCAGAAACUAUUUAAUAUCACUGUCAUGGAAUUGCUCUCUUUGUAUAAUAUUCG" calcext:value-type="string">
            <text:p>CGAAUAAGUGAAUAAAGAGAGCUGUCCGUCGACAGUCCAGAAACUAUUUAAUAUCACUGUCAUGGAAUUGCUCUCUUUGUAUAAUAUUCG</text:p>
          </table:table-cell>
          <table:table-cell table:formula="of:=OFFSET([Sheet1.$A$2]; (ROW()-1)*2;0)" office:value-type="string" office:string-value="((((((.....(((((((((((..(((((.((((((...................)))))))))))...)))))))))))....))))))" calcext:value-type="string">
            <text:p>((((((.....(((((((((((..(((((.((((((...................)))))))))))...)))))))))))....))))))</text:p>
          </table:table-cell>
          <table:table-cell table:formula="of:=OFFSET([Sheet1.$B$2]; (ROW()-1)*2;0)" office:value-type="string" office:string-value="-30.10" calcext:value-type="string">
            <text:p>-30.10</text:p>
          </table:table-cell>
        </table:table-row>
        <table:table-row table:style-name="ro1">
          <table:table-cell table:formula="of:=OFFSET([Sheet1.$A$1]; (ROW()-1)*2;0)" office:value-type="string" office:string-value="UGAAGCUGACUUGCCAUUGCUUUGGCGCUUUAGCUGUAUGAUAGAUUUAAACUACUUCAUAAAGCUAGAUUACCAAAGCAUUGGCUUCUGCAGGUCA" calcext:value-type="string">
            <text:p>UGAAGCUGACUUGCCAUUGCUUUGGCGCUUUAGCUGUAUGAUAGAUUUAAACUACUUCAUAAAGCUAGAUUACCAAAGCAUUGGCUUCUGCAGGUCA</text:p>
          </table:table-cell>
          <table:table-cell table:formula="of:=OFFSET([Sheet1.$A$2]; (ROW()-1)*2;0)" office:value-type="string" office:string-value="(((..(((....((((.((((((((...(((((((.((((((((.......)))..))))).)))))))...)))))))).)))).....))).)))" calcext:value-type="string">
            <text:p>(((..(((....((((.((((((((...(((((((.((((((((.......)))..))))).)))))))...)))))))).)))).....))).)))</text:p>
          </table:table-cell>
          <table:table-cell table:formula="of:=OFFSET([Sheet1.$B$2]; (ROW()-1)*2;0)" office:value-type="string" office:string-value="-34.90" calcext:value-type="string">
            <text:p>-34.90</text:p>
          </table:table-cell>
        </table:table-row>
        <table:table-row table:style-name="ro1">
          <table:table-cell table:formula="of:=OFFSET([Sheet1.$A$1]; (ROW()-1)*2;0)" office:value-type="string" office:string-value="AAAGGUGCUUAUUGCAGCUGCUGGCCACUGCACAAGAUUAGACUUAAGACUCUUGUGCGUGUGACAGCGGCUAUUGUAAGAGGCCAUAGAAGCAACAGCC" calcext:value-type="string">
            <text:p>AAAGGUGCUUAUUGCAGCUGCUGGCCACUGCACAAGAUUAGACUUAAGACUCUUGUGCGUGUGACAGCGGCUAUUGUAAGAGGCCAUAGAAGCAACAGCC</text:p>
          </table:table-cell>
          <table:table-cell table:formula="of:=OFFSET([Sheet1.$A$2]; (ROW()-1)*2;0)" office:value-type="string" office:string-value="...(((.(((((...((((((((..((((((((((((((........)).))))))))).))).))))))))...)))))..)))......((....))." calcext:value-type="string">
            <text:p>...(((.(((((...((((((((..((((((((((((((........)).))))))))).))).))))))))...)))))..)))......((....)).</text:p>
          </table:table-cell>
          <table:table-cell table:formula="of:=OFFSET([Sheet1.$B$2]; (ROW()-1)*2;0)" office:value-type="string" office:string-value="-36.90" calcext:value-type="string">
            <text:p>-36.90</text:p>
          </table:table-cell>
        </table:table-row>
        <table:table-row table:style-name="ro1">
          <table:table-cell table:formula="of:=OFFSET([Sheet1.$A$1]; (ROW()-1)*2;0)" office:value-type="string" office:string-value="UUAAAAUUGAAUGGCGAAUGUCGGUAUGGUCUCUUUUUCAAAGAAAGGUUUCGAUUAAGCGAAGUGACUAGACCGAACACUCGUGCUAUAAUUUUAAAAU" calcext:value-type="string">
            <text:p>UUAAAAUUGAAUGGCGAAUGUCGGUAUGGUCUCUUUUUCAAAGAAAGGUUUCGAUUAAGCGAAGUGACUAGACCGAACACUCGUGCUAUAAUUUUAAAAU</text:p>
          </table:table-cell>
          <table:table-cell table:formula="of:=OFFSET([Sheet1.$A$2]; (ROW()-1)*2;0)" office:value-type="string" office:string-value="(((((((((....((((.(((((((.(((((.((((......(((....)))........)))).))))).)))).))).))))....)))))))))..." calcext:value-type="string">
            <text:p>(((((((((....((((.(((((((.(((((.((((......(((....)))........)))).))))).)))).))).))))....)))))))))...</text:p>
          </table:table-cell>
          <table:table-cell table:formula="of:=OFFSET([Sheet1.$B$2]; (ROW()-1)*2;0)" office:value-type="string" office:string-value="-26.30" calcext:value-type="string">
            <text:p>-26.30</text:p>
          </table:table-cell>
        </table:table-row>
        <table:table-row table:style-name="ro1">
          <table:table-cell table:formula="of:=OFFSET([Sheet1.$A$1]; (ROW()-1)*2;0)" office:value-type="string" office:string-value="AACACAUUUCAUUCGCGCCUGUAUCUUGCUGAACCGCUGCCAUUAUGGCCAACGAUCCGGUUGAGCAAAAUUUCAGGUGUGUGAGAAAUGUGUUUAGCA" calcext:value-type="string">
            <text:p>AACACAUUUCAUUCGCGCCUGUAUCUUGCUGAACCGCUGCCAUUAUGGCCAACGAUCCGGUUGAGCAAAAUUUCAGGUGUGUGAGAAAUGUGUUUAGCA</text:p>
          </table:table-cell>
          <table:table-cell table:formula="of:=OFFSET([Sheet1.$A$2]; (ROW()-1)*2;0)" office:value-type="string" office:string-value="((((((((((.(.((((((((.((.(((((.(((((..((((...))))........))))).))))).))..)))))))).).))))))))))....." calcext:value-type="string">
            <text:p>((((((((((.(.((((((((.((.(((((.(((((..((((...))))........))))).))))).))..)))))))).).)))))))))).....</text:p>
          </table:table-cell>
          <table:table-cell table:formula="of:=OFFSET([Sheet1.$B$2]; (ROW()-1)*2;0)" office:value-type="string" office:string-value="-40.80" calcext:value-type="string">
            <text:p>-40.80</text:p>
          </table:table-cell>
        </table:table-row>
        <table:table-row table:style-name="ro1">
          <table:table-cell table:formula="of:=OFFSET([Sheet1.$A$1]; (ROW()-1)*2;0)" office:value-type="string" office:string-value="GAGUUUACAGUAAAAUAAAUAUUUAAGUGGAGCCUGCGACUUCAGUCCCUCUGACUGACUGGGGUAAGUCACUUGAGCGUUUGUUGGCACGUAAAAGAC" calcext:value-type="string">
            <text:p>GAGUUUACAGUAAAAUAAAUAUUUAAGUGGAGCCUGCGACUUCAGUCCCUCUGACUGACUGGGGUAAGUCACUUGAGCGUUUGUUGGCACGUAAAAGAC</text:p>
          </table:table-cell>
          <table:table-cell table:formula="of:=OFFSET([Sheet1.$A$2]; (ROW()-1)*2;0)" office:value-type="string" office:string-value="...(((((.((..(((((((.(((((((((.((((..(...((((((.....)))))))..))))...))))))))).)))))))...)))))))...." calcext:value-type="string">
            <text:p>...(((((.((..(((((((.(((((((((.((((..(...((((((.....)))))))..))))...))))))))).)))))))...)))))))....</text:p>
          </table:table-cell>
          <table:table-cell table:formula="of:=OFFSET([Sheet1.$B$2]; (ROW()-1)*2;0)" office:value-type="string" office:string-value="-25.80" calcext:value-type="string">
            <text:p>-25.80</text:p>
          </table:table-cell>
        </table:table-row>
        <table:table-row table:style-name="ro1">
          <table:table-cell table:formula="of:=OFFSET([Sheet1.$A$1]; (ROW()-1)*2;0)" office:value-type="string" office:string-value="AUUUGACUACGAAACCGGUUUUCGAUUUGGUUUGACUGUUUUUCAUACAAGUGAGAUCAUUUUGAAAGCUGAUUUUGUCAA" calcext:value-type="string">
            <text:p>AUUUGACUACGAAACCGGUUUUCGAUUUGGUUUGACUGUUUUUCAUACAAGUGAGAUCAUUUUGAAAGCUGAUUUUGUCAA</text:p>
          </table:table-cell>
          <table:table-cell table:formula="of:=OFFSET([Sheet1.$A$2]; (ROW()-1)*2;0)" office:value-type="string" office:string-value="........((((((.((((((((((..((((((.(((((.......)).))).))))))..)))))))))).))))))..." calcext:value-type="string">
            <text:p>........((((((.((((((((((..((((((.(((((.......)).))).))))))..)))))))))).))))))...</text:p>
          </table:table-cell>
          <table:table-cell table:formula="of:=OFFSET([Sheet1.$B$2]; (ROW()-1)*2;0)" office:value-type="string" office:string-value="-25.70" calcext:value-type="string">
            <text:p>-25.70</text:p>
          </table:table-cell>
        </table:table-row>
        <table:table-row table:style-name="ro1">
          <table:table-cell table:formula="of:=OFFSET([Sheet1.$A$1]; (ROW()-1)*2;0)" office:value-type="string" office:string-value="CCUAUGUAGCGGCCAUCAAAGUGGAGGCCCUCUCUUGAGCCUGAAUGAGAAAGUGCUUCCACUUUGUGUGCCACUGCAUGGG" calcext:value-type="string">
            <text:p>CCUAUGUAGCGGCCAUCAAAGUGGAGGCCCUCUCUUGAGCCUGAAUGAGAAAGUGCUUCCACUUUGUGUGCCACUGCAUGGG</text:p>
          </table:table-cell>
          <table:table-cell table:formula="of:=OFFSET([Sheet1.$A$2]; (ROW()-1)*2;0)" office:value-type="string" office:string-value="(((((((((.(((((.((((((((((((.((.(((((........))))).)).)))))))))))))).))).)))))))))" calcext:value-type="string">
            <text:p>(((((((((.(((((.((((((((((((.((.(((((........))))).)).)))))))))))))).))).)))))))))</text:p>
          </table:table-cell>
          <table:table-cell table:formula="of:=OFFSET([Sheet1.$B$2]; (ROW()-1)*2;0)" office:value-type="string" office:string-value="-43.80" calcext:value-type="string">
            <text:p>-43.80</text:p>
          </table:table-cell>
        </table:table-row>
        <table:table-row table:style-name="ro1">
          <table:table-cell table:formula="of:=OFFSET([Sheet1.$A$1]; (ROW()-1)*2;0)" office:value-type="string" office:string-value="UUCAAUCUGUGGUACUCAAACUGUGUGACAUUUUGUUCUUUGUAAGAAGUGCCGCAGAGUUUGUAGUGUUGCCGAUUGAG" calcext:value-type="string">
            <text:p>UUCAAUCUGUGGUACUCAAACUGUGUGACAUUUUGUUCUUUGUAAGAAGUGCCGCAGAGUUUGUAGUGUUGCCGAUUGAG</text:p>
          </table:table-cell>
          <table:table-cell table:formula="of:=OFFSET([Sheet1.$A$2]; (ROW()-1)*2;0)" office:value-type="string" office:string-value=".((((((.((((((((((((((.((((.((((((...........)))))).)))).)))))).)))))))).))))))." calcext:value-type="string">
            <text:p>.((((((.((((((((((((((.((((.((((((...........)))))).)))).)))))).)))))))).)))))).</text:p>
          </table:table-cell>
          <table:table-cell table:formula="of:=OFFSET([Sheet1.$B$2]; (ROW()-1)*2;0)" office:value-type="string" office:string-value="-29.20" calcext:value-type="string">
            <text:p>-29.20</text:p>
          </table:table-cell>
        </table:table-row>
        <table:table-row table:style-name="ro1">
          <table:table-cell table:formula="of:=OFFSET([Sheet1.$A$1]; (ROW()-1)*2;0)" office:value-type="string" office:string-value="UUCCAUAUAGCCAUACUCAAAAUGGAGGCCCUAUCUAAGCUUUUAAGUGGAAAGUGCUUCCCUUUUGUGUGUUGCCAUGUGGAG" calcext:value-type="string">
            <text:p>UUCCAUAUAGCCAUACUCAAAAUGGAGGCCCUAUCUAAGCUUUUAAGUGGAAAGUGCUUCCCUUUUGUGUGUUGCCAUGUGGAG</text:p>
          </table:table-cell>
          <table:table-cell table:formula="of:=OFFSET([Sheet1.$A$2]; (ROW()-1)*2;0)" office:value-type="string" office:string-value=".(((((((.((.((((.(((((.((((((.((.(((..(((....)))))).)).)))))).))))).)))).)).)))))))." calcext:value-type="string">
            <text:p>.(((((((.((.((((.(((((.((((((.((.(((..(((....)))))).)).)))))).))))).)))).)).))))))).</text:p>
          </table:table-cell>
          <table:table-cell table:formula="of:=OFFSET([Sheet1.$B$2]; (ROW()-1)*2;0)" office:value-type="string" office:string-value="-32.40" calcext:value-type="string">
            <text:p>-32.40</text:p>
          </table:table-cell>
        </table:table-row>
        <table:table-row table:style-name="ro1">
          <table:table-cell table:formula="of:=OFFSET([Sheet1.$A$1]; (ROW()-1)*2;0)" office:value-type="string" office:string-value="CUGUGUGUAUAUGUAUGUGUGCAUGUGCAUGUGUGUAUAUGAGUAUACAUAUACAUACGCACAUACCCAUACAAGCAUGCACACAAACCC" calcext:value-type="string">
            <text:p>CUGUGUGUAUAUGUAUGUGUGCAUGUGCAUGUGUGUAUAUGAGUAUACAUAUACAUACGCACAUACCCAUACAAGCAUGCACACAAACCC</text:p>
          </table:table-cell>
          <table:table-cell table:formula="of:=OFFSET([Sheet1.$A$2]; (ROW()-1)*2;0)" office:value-type="string" office:string-value=".(((((((..((((.((((((.((((((..(((((((((((......)))))))))))))))))...)))))).)))))))))))....." calcext:value-type="string">
            <text:p>.(((((((..((((.((((((.((((((..(((((((((((......)))))))))))))))))...)))))).))))))))))).....</text:p>
          </table:table-cell>
          <table:table-cell table:formula="of:=OFFSET([Sheet1.$B$2]; (ROW()-1)*2;0)" office:value-type="string" office:string-value="-39.10" calcext:value-type="string">
            <text:p>-39.10</text:p>
          </table:table-cell>
        </table:table-row>
        <table:table-row table:style-name="ro1">
          <table:table-cell table:formula="of:=OFFSET([Sheet1.$A$1]; (ROW()-1)*2;0)" office:value-type="string" office:string-value="GCUACUUGAAGAGAGGUUAUCCUUUGUGUGUUUGCUUUACGCGAAAUGAAUAUGCAAGGGCAAGCUCUCUUCGAGGAGC" calcext:value-type="string">
            <text:p>GCUACUUGAAGAGAGGUUAUCCUUUGUGUGUUUGCUUUACGCGAAAUGAAUAUGCAAGGGCAAGCUCUCUUCGAGGAGC</text:p>
          </table:table-cell>
          <table:table-cell table:formula="of:=OFFSET([Sheet1.$A$2]; (ROW()-1)*2;0)" office:value-type="string" office:string-value="(((.(((((((((((.((..((((((((((((((.(((....))).)))))))))))))).)).))))))))))).)))" calcext:value-type="string">
            <text:p>(((.(((((((((((.((..((((((((((((((.(((....))).)))))))))))))).)).))))))))))).)))</text:p>
          </table:table-cell>
          <table:table-cell table:formula="of:=OFFSET([Sheet1.$B$2]; (ROW()-1)*2;0)" office:value-type="string" office:string-value="-34.70" calcext:value-type="string">
            <text:p>-34.70</text:p>
          </table:table-cell>
        </table:table-row>
        <table:table-row table:style-name="ro1">
          <table:table-cell table:formula="of:=OFFSET([Sheet1.$A$1]; (ROW()-1)*2;0)" office:value-type="string" office:string-value="CCUGCUAACGGCUGCUCUGACUUUAUUGCACUACUGUACUUUACAGCGAGCAGUGCAAUAGUAUUGUCAAAGCAUCCGCGAGCAGG" calcext:value-type="string">
            <text:p>CCUGCUAACGGCUGCUCUGACUUUAUUGCACUACUGUACUUUACAGCGAGCAGUGCAAUAGUAUUGUCAAAGCAUCCGCGAGCAGG</text:p>
          </table:table-cell>
          <table:table-cell table:formula="of:=OFFSET([Sheet1.$A$2]; (ROW()-1)*2;0)" office:value-type="string" office:string-value="((((((..(((.((((.((((.((((((((((.((((........)).)).))))))))))....)))).)))).)))..))))))" calcext:value-type="string">
            <text:p>((((((..(((.((((.((((.((((((((((.((((........)).)).))))))))))....)))).)))).)))..))))))</text:p>
          </table:table-cell>
          <table:table-cell table:formula="of:=OFFSET([Sheet1.$B$2]; (ROW()-1)*2;0)" office:value-type="string" office:string-value="-37.00" calcext:value-type="string">
            <text:p>-37.00</text:p>
          </table:table-cell>
        </table:table-row>
        <table:table-row table:style-name="ro1">
          <table:table-cell table:formula="of:=OFFSET([Sheet1.$A$1]; (ROW()-1)*2;0)" office:value-type="string" office:string-value="CCACCACUUAAACGUGGUUGUACUUGCUUUAGACCUAAGAAAGUAAGUGCUUCCAUGUUUUGGUGAUGG" calcext:value-type="string">
            <text:p>CCACCACUUAAACGUGGUUGUACUUGCUUUAGACCUAAGAAAGUAAGUGCUUCCAUGUUUUGGUGAUGG</text:p>
          </table:table-cell>
          <table:table-cell table:formula="of:=OFFSET([Sheet1.$A$2]; (ROW()-1)*2;0)" office:value-type="string" office:string-value="(((.((((.((((((((..(((((((((((.........)))))))))))..)))))))).)))).)))" calcext:value-type="string">
            <text:p>(((.((((.((((((((..(((((((((((.........)))))))))))..)))))))).)))).)))</text:p>
          </table:table-cell>
          <table:table-cell table:formula="of:=OFFSET([Sheet1.$B$2]; (ROW()-1)*2;0)" office:value-type="string" office:string-value="-31.70" calcext:value-type="string">
            <text:p>-31.70</text:p>
          </table:table-cell>
        </table:table-row>
        <table:table-row table:style-name="ro1">
          <table:table-cell table:formula="of:=OFFSET([Sheet1.$A$1]; (ROW()-1)*2;0)" office:value-type="string" office:string-value="AGUCUAGUUACUAGGCAGUGUAGUUAGCUGAUUGCUAAUAGUACCAAUCACUAACCACACAGCCAGGUAAAAAGACU" calcext:value-type="string">
            <text:p>AGUCUAGUUACUAGGCAGUGUAGUUAGCUGAUUGCUAAUAGUACCAAUCACUAACCACACAGCCAGGUAAAAAGACU</text:p>
          </table:table-cell>
          <table:table-cell table:formula="of:=OFFSET([Sheet1.$A$2]; (ROW()-1)*2;0)" office:value-type="string" office:string-value="(((((..(((((.(((.((((.(((((.((((((.((....)).))))))))))).)))).))).)))))..)))))" calcext:value-type="string">
            <text:p>(((((..(((((.(((.((((.(((((.((((((.((....)).))))))))))).)))).))).)))))..)))))</text:p>
          </table:table-cell>
          <table:table-cell table:formula="of:=OFFSET([Sheet1.$B$2]; (ROW()-1)*2;0)" office:value-type="string" office:string-value="-29.80" calcext:value-type="string">
            <text:p>-29.80</text:p>
          </table:table-cell>
        </table:table-row>
        <table:table-row table:style-name="ro1">
          <table:table-cell table:formula="of:=OFFSET([Sheet1.$A$1]; (ROW()-1)*2;0)" office:value-type="string" office:string-value="AUGUCAAAGUGCUAACAGUGCAGGUAGCUUUUUGAGUUCUACUGCAGUGCCAGCACUUCUUACAU" calcext:value-type="string">
            <text:p>AUGUCAAAGUGCUAACAGUGCAGGUAGCUUUUUGAGUUCUACUGCAGUGCCAGCACUUCUUACAU</text:p>
          </table:table-cell>
          <table:table-cell table:formula="of:=OFFSET([Sheet1.$A$2]; (ROW()-1)*2;0)" office:value-type="string" office:string-value="((((..(((((((..((.(((((..(((((...)))))...))))).))..)))))))...))))" calcext:value-type="string">
            <text:p>((((..(((((((..((.(((((..(((((...)))))...))))).))..)))))))...))))</text:p>
          </table:table-cell>
          <table:table-cell table:formula="of:=OFFSET([Sheet1.$B$2]; (ROW()-1)*2;0)" office:value-type="string" office:string-value="-22.80" calcext:value-type="string">
            <text:p>-22.80</text:p>
          </table:table-cell>
        </table:table-row>
        <table:table-row table:style-name="ro1">
          <table:table-cell table:formula="of:=OFFSET([Sheet1.$A$1]; (ROW()-1)*2;0)" office:value-type="string" office:string-value="UCUUGGUUUAGGUUUCACAGGAAACUGGUUUAAUAACGAAAACUAGUUUCCUCUAAAAUCCUAAUCAAGA" calcext:value-type="string">
            <text:p>UCUUGGUUUAGGUUUCACAGGAAACUGGUUUAAUAACGAAAACUAGUUUCCUCUAAAAUCCUAAUCAAGA</text:p>
          </table:table-cell>
          <table:table-cell table:formula="of:=OFFSET([Sheet1.$A$2]; (ROW()-1)*2;0)" office:value-type="string" office:string-value="((((((((..(((((...(((((((((((((........)))))))))))))...)))))..))))))))" calcext:value-type="string">
            <text:p>((((((((..(((((...(((((((((((((........)))))))))))))...)))))..))))))))</text:p>
          </table:table-cell>
          <table:table-cell table:formula="of:=OFFSET([Sheet1.$B$2]; (ROW()-1)*2;0)" office:value-type="string" office:string-value="-27.00" calcext:value-type="string">
            <text:p>-27.00</text:p>
          </table:table-cell>
        </table:table-row>
        <table:table-row table:style-name="ro1">
          <table:table-cell table:formula="of:=OFFSET([Sheet1.$A$1]; (ROW()-1)*2;0)" office:value-type="string" office:string-value="CAAAUAAUGAAUUUGGCAAGAUGUCGGAAUAGCUGAGAGCACAGCGGAUCGAACAUUUUAUCGUCCGAAAAAAUGUGAUUAUUUUUGAAAAGCGGCUAUGCCUCAUCUAGUCAAUUGCAUUACUUUG" calcext:value-type="string">
            <text:p>CAAAUAAUGAAUUUGGCAAGAUGUCGGAAUAGCUGAGAGCACAGCGGAUCGAACAUUUUAUCGUCCGAAAAAAUGUGAUUAUUUUUGAAAAGCGGCUAUGCCUCAUCUAGUCAAUUGCAUUACUUUG</text:p>
          </table:table-cell>
          <table:table-cell table:formula="of:=OFFSET([Sheet1.$A$2]; (ROW()-1)*2;0)" office:value-type="string" office:string-value="(((((((((...(((((.(((((..((.(((((((.........((((.(((........))))))).(((((((....)))))))......))))))).)).))))).)))))...))))).))))" calcext:value-type="string">
            <text:p>(((((((((...(((((.(((((..((.(((((((.........((((.(((........))))))).(((((((....)))))))......))))))).)).))))).)))))...))))).))))</text:p>
          </table:table-cell>
          <table:table-cell table:formula="of:=OFFSET([Sheet1.$B$2]; (ROW()-1)*2;0)" office:value-type="string" office:string-value="-34.40" calcext:value-type="string">
            <text:p>-34.40</text:p>
          </table:table-cell>
        </table:table-row>
        <table:table-row table:style-name="ro1">
          <table:table-cell table:formula="of:=OFFSET([Sheet1.$A$1]; (ROW()-1)*2;0)" office:value-type="string" office:string-value="CAUGUCUAUUGUACUUCAUCAGGUGCUCUGGUGUGUCUCGUAACCCGGCACAUGUUGAAGUACACUCAAUAUG" calcext:value-type="string">
            <text:p>CAUGUCUAUUGUACUUCAUCAGGUGCUCUGGUGUGUCUCGUAACCCGGCACAUGUUGAAGUACACUCAAUAUG</text:p>
          </table:table-cell>
          <table:table-cell table:formula="of:=OFFSET([Sheet1.$A$2]; (ROW()-1)*2;0)" office:value-type="string" office:string-value="(((((....(((((((((.((.(((((..((.((........))))))))).)).)))))))))....)))))" calcext:value-type="string">
            <text:p>(((((....(((((((((.((.(((((..((.((........))))))))).)).)))))))))....)))))</text:p>
          </table:table-cell>
          <table:table-cell table:formula="of:=OFFSET([Sheet1.$B$2]; (ROW()-1)*2;0)" office:value-type="string" office:string-value="-24.80" calcext:value-type="string">
            <text:p>-24.80</text:p>
          </table:table-cell>
        </table:table-row>
        <table:table-row table:style-name="ro1">
          <table:table-cell table:formula="of:=OFFSET([Sheet1.$A$1]; (ROW()-1)*2;0)" office:value-type="string" office:string-value="UGUCUUGCUUUGACUCACUCAACCUGGGUGUGAUGUUAUUUCGAUAUGGUAUCCAUCACAACCUCCUUGAGUGAGCGAUAGCAGGACA" calcext:value-type="string">
            <text:p>UGUCUUGCUUUGACUCACUCAACCUGGGUGUGAUGUUAUUUCGAUAUGGUAUCCAUCACAACCUCCUUGAGUGAGCGAUAGCAGGACA</text:p>
          </table:table-cell>
          <table:table-cell table:formula="of:=OFFSET([Sheet1.$A$2]; (ROW()-1)*2;0)" office:value-type="string" office:string-value="((((((((((((.(((((((((...((.(((((((.((((.......))))..))))))).))...)))))))))))).)))))))))" calcext:value-type="string">
            <text:p>((((((((((((.(((((((((...((.(((((((.((((.......))))..))))))).))...)))))))))))).)))))))))</text:p>
          </table:table-cell>
          <table:table-cell table:formula="of:=OFFSET([Sheet1.$B$2]; (ROW()-1)*2;0)" office:value-type="string" office:string-value="-40.10" calcext:value-type="string">
            <text:p>-40.10</text:p>
          </table:table-cell>
        </table:table-row>
        <table:table-row table:style-name="ro1">
          <table:table-cell table:formula="of:=OFFSET([Sheet1.$A$1]; (ROW()-1)*2;0)" office:value-type="string" office:string-value="AAAUUCUAGUCGAUUUGUCUUUUUCCGCUUACUGGCGUUUCAAUUCCACAACGACAGGAAAGGGAAAAAGGCGUAUUUACUAUGAGUUU" calcext:value-type="string">
            <text:p>AAAUUCUAGUCGAUUUGUCUUUUUCCGCUUACUGGCGUUUCAAUUCCACAACGACAGGAAAGGGAAAAAGGCGUAUUUACUAUGAGUUU</text:p>
          </table:table-cell>
          <table:table-cell table:formula="of:=OFFSET([Sheet1.$A$2]; (ROW()-1)*2;0)" office:value-type="string" office:string-value="((((((((((.(((.(((((((((((.(((.(((.((((..........)))).)))..)))))))))))))).))).)))).))))))" calcext:value-type="string">
            <text:p>((((((((((.(((.(((((((((((.(((.(((.((((..........)))).)))..)))))))))))))).))).)))).))))))</text:p>
          </table:table-cell>
          <table:table-cell table:formula="of:=OFFSET([Sheet1.$B$2]; (ROW()-1)*2;0)" office:value-type="string" office:string-value="-28.70" calcext:value-type="string">
            <text:p>-28.70</text:p>
          </table:table-cell>
        </table:table-row>
        <table:table-row table:style-name="ro1">
          <table:table-cell table:formula="of:=OFFSET([Sheet1.$A$1]; (ROW()-1)*2;0)" office:value-type="string" office:string-value="AUGCAACUGCCAUUGGGAUACACCCUGUGCUCGCUUUGAAUGAAAUGCAAGCAAGUGAACACAGCUGGUGGUAUCCAGUGGCCGUUUGGCAU" calcext:value-type="string">
            <text:p>AUGCAACUGCCAUUGGGAUACACCCUGUGCUCGCUUUGAAUGAAAUGCAAGCAAGUGAACACAGCUGGUGGUAUCCAGUGGCCGUUUGGCAU</text:p>
          </table:table-cell>
          <table:table-cell table:formula="of:=OFFSET([Sheet1.$A$2]; (ROW()-1)*2;0)" office:value-type="string" office:string-value="(((((((.(((((((((...(((((((((.((((((.(..((.....))..))))))).)))))..))))...))))))))).)))..))))" calcext:value-type="string">
            <text:p>(((((((.(((((((((...(((((((((.((((((.(..((.....))..))))))).)))))..))))...))))))))).)))..))))</text:p>
          </table:table-cell>
          <table:table-cell table:formula="of:=OFFSET([Sheet1.$B$2]; (ROW()-1)*2;0)" office:value-type="string" office:string-value="-38.10" calcext:value-type="string">
            <text:p>-38.10</text:p>
          </table:table-cell>
        </table:table-row>
        <table:table-row table:style-name="ro1">
          <table:table-cell table:formula="of:=OFFSET([Sheet1.$A$1]; (ROW()-1)*2;0)" office:value-type="string" office:string-value="UUUAUGGGAUACACACAGUUCAGUUUUGUCACACUUCAAGCAUCACUGGGCUUUGUUUAUCUCAUGAG" calcext:value-type="string">
            <text:p>UUUAUGGGAUACACACAGUUCAGUUUUGUCACACUUCAAGCAUCACUGGGCUUUGUUUAUCUCAUGAG</text:p>
          </table:table-cell>
          <table:table-cell table:formula="of:=OFFSET([Sheet1.$A$2]; (ROW()-1)*2;0)" office:value-type="string" office:string-value=".((((((((((.(((.((((((((..(((..........)))..)))))))).))).))))))))))." calcext:value-type="string">
            <text:p>.((((((((((.(((.((((((((..(((..........)))..)))))))).))).)))))))))).</text:p>
          </table:table-cell>
          <table:table-cell table:formula="of:=OFFSET([Sheet1.$B$2]; (ROW()-1)*2;0)" office:value-type="string" office:string-value="-24.50" calcext:value-type="string">
            <text:p>-24.50</text:p>
          </table:table-cell>
        </table:table-row>
        <table:table-row table:style-name="ro1">
          <table:table-cell table:formula="of:=OFFSET([Sheet1.$A$1]; (ROW()-1)*2;0)" office:value-type="string" office:string-value="AGGCUGAGGUAGUAGUUUGUACAGUUUGAGGGUCUAUGAUACCACCCGGUACAGGAGAUAACUGUACAGGCCACUGCCUUGCCA" calcext:value-type="string">
            <text:p>AGGCUGAGGUAGUAGUUUGUACAGUUUGAGGGUCUAUGAUACCACCCGGUACAGGAGAUAACUGUACAGGCCACUGCCUUGCCA</text:p>
          </table:table-cell>
          <table:table-cell table:formula="of:=OFFSET([Sheet1.$A$2]; (ROW()-1)*2;0)" office:value-type="string" office:string-value=".(((.((((((((.((((((((((((.....((((.((.((((....))))))..)))))))))))))))).)))))))))))." calcext:value-type="string">
            <text:p>.(((.((((((((.((((((((((((.....((((.((.((((....))))))..)))))))))))))))).))))))))))).</text:p>
          </table:table-cell>
          <table:table-cell table:formula="of:=OFFSET([Sheet1.$B$2]; (ROW()-1)*2;0)" office:value-type="string" office:string-value="-39.30" calcext:value-type="string">
            <text:p>-39.30</text:p>
          </table:table-cell>
        </table:table-row>
        <table:table-row table:style-name="ro1">
          <table:table-cell table:formula="of:=OFFSET([Sheet1.$A$1]; (ROW()-1)*2;0)" office:value-type="string" office:string-value="ACCUCUCUAACAAGGUGCAGAGCUUAGCUGAUUGGUGAACAGUGAUUGGUUUCCGCUUUGUUCACAGUGGCUAAGUUCUGCACCUGAAGAGAAGGUG" calcext:value-type="string">
            <text:p>ACCUCUCUAACAAGGUGCAGAGCUUAGCUGAUUGGUGAACAGUGAUUGGUUUCCGCUUUGUUCACAGUGGCUAAGUUCUGCACCUGAAGAGAAGGUG</text:p>
          </table:table-cell>
          <table:table-cell table:formula="of:=OFFSET([Sheet1.$A$2]; (ROW()-1)*2;0)" office:value-type="string" office:string-value="((((((((....(((((((((((((((((.((((.(((((((....(((...)))..))))))))))))))))))))))))))))..)))).))))." calcext:value-type="string">
            <text:p>((((((((....(((((((((((((((((.((((.(((((((....(((...)))..))))))))))))))))))))))))))))..)))).)))).</text:p>
          </table:table-cell>
          <table:table-cell table:formula="of:=OFFSET([Sheet1.$B$2]; (ROW()-1)*2;0)" office:value-type="string" office:string-value="-49.40" calcext:value-type="string">
            <text:p>-49.40</text:p>
          </table:table-cell>
        </table:table-row>
        <table:table-row table:style-name="ro1">
          <table:table-cell table:formula="of:=OFFSET([Sheet1.$A$1]; (ROW()-1)*2;0)" office:value-type="string" office:string-value="ACCAAGUUUCAGUUCAUGUAAACAUCCUACACUCAGCUGUAAUACAUGGAUUGGCUGGGAGGUGGAUGUUUACUUCAGCUGACUUGGA" calcext:value-type="string">
            <text:p>ACCAAGUUUCAGUUCAUGUAAACAUCCUACACUCAGCUGUAAUACAUGGAUUGGCUGGGAGGUGGAUGUUUACUUCAGCUGACUUGGA</text:p>
          </table:table-cell>
          <table:table-cell table:formula="of:=OFFSET([Sheet1.$A$2]; (ROW()-1)*2;0)" office:value-type="string" office:string-value=".(((((..((((((...((((((((((.((.((((((((............))))))))..))))))))))))...)))))))))))." calcext:value-type="string">
            <text:p>.(((((..((((((...((((((((((.((.((((((((............))))))))..))))))))))))...))))))))))).</text:p>
          </table:table-cell>
          <table:table-cell table:formula="of:=OFFSET([Sheet1.$B$2]; (ROW()-1)*2;0)" office:value-type="string" office:string-value="-36.90" calcext:value-type="string">
            <text:p>-36.90</text:p>
          </table:table-cell>
        </table:table-row>
        <table:table-row table:style-name="ro1">
          <table:table-cell table:formula="of:=OFFSET([Sheet1.$A$1]; (ROW()-1)*2;0)" office:value-type="string" office:string-value="AGGCCUCUCUCUCCGUGUUCACAGCGGACCUUGAUUUAAAUGUCCAUACAAUUAAGGCACGCGGUGAAUGCCAAGAAUGGGGCUG" calcext:value-type="string">
            <text:p>AGGCCUCUCUCUCCGUGUUCACAGCGGACCUUGAUUUAAAUGUCCAUACAAUUAAGGCACGCGGUGAAUGCCAAGAAUGGGGCUG</text:p>
          </table:table-cell>
          <table:table-cell table:formula="of:=OFFSET([Sheet1.$A$2]; (ROW()-1)*2;0)" office:value-type="string" office:string-value=".((((((..(((..((((((((.(((..((((((((.............))))))))..))).))))))))..)))..))))))." calcext:value-type="string">
            <text:p>.((((((..(((..((((((((.(((..((((((((.............))))))))..))).))))))))..)))..)))))).</text:p>
          </table:table-cell>
          <table:table-cell table:formula="of:=OFFSET([Sheet1.$B$2]; (ROW()-1)*2;0)" office:value-type="string" office:string-value="-35.30" calcext:value-type="string">
            <text:p>-35.30</text:p>
          </table:table-cell>
        </table:table-row>
        <table:table-row table:style-name="ro1">
          <table:table-cell table:formula="of:=OFFSET([Sheet1.$A$1]; (ROW()-1)*2;0)" office:value-type="string" office:string-value="AUCAAGAUUAGAGGCUCUGCUCUCCGUGUUCACAGCGGACCUUGAUUUAAUGUCAUACAAUUAAGGCACGCGGUGAAUGCCAAGAGCGGAGCCUACGGCUGCACUUGAA" calcext:value-type="string">
            <text:p>AUCAAGAUUAGAGGCUCUGCUCUCCGUGUUCACAGCGGACCUUGAUUUAAUGUCAUACAAUUAAGGCACGCGGUGAAUGCCAAGAGCGGAGCCUACGGCUGCACUUGAA</text:p>
          </table:table-cell>
          <table:table-cell table:formula="of:=OFFSET([Sheet1.$A$2]; (ROW()-1)*2;0)" office:value-type="string" office:string-value=".(((((..(((((((((((((((..((((((((.(((..((((((((...........))))))))..))).))))))))..))))))))))))....)))..)))))." calcext:value-type="string">
            <text:p>.(((((..(((((((((((((((..((((((((.(((..((((((((...........))))))))..))).))))))))..))))))))))))....)))..))))).</text:p>
          </table:table-cell>
          <table:table-cell table:formula="of:=OFFSET([Sheet1.$B$2]; (ROW()-1)*2;0)" office:value-type="string" office:string-value="-50.80" calcext:value-type="string">
            <text:p>-50.80</text:p>
          </table:table-cell>
        </table:table-row>
        <table:table-row table:style-name="ro1">
          <table:table-cell table:formula="of:=OFFSET([Sheet1.$A$1]; (ROW()-1)*2;0)" office:value-type="string" office:string-value="UGAGGGCCCCUCUGCGUGUUCACAGCGGACCUUGAUUUAAUGUCUAUACAAUUAAGGCACGCGGUGAAUGCCAAGAGAGGCGCCUCC" calcext:value-type="string">
            <text:p>UGAGGGCCCCUCUGCGUGUUCACAGCGGACCUUGAUUUAAUGUCUAUACAAUUAAGGCACGCGGUGAAUGCCAAGAGAGGCGCCUCC</text:p>
          </table:table-cell>
          <table:table-cell table:formula="of:=OFFSET([Sheet1.$A$2]; (ROW()-1)*2;0)" office:value-type="string" office:string-value=".(((((((.((((..((((((((.(((..((((((((............))))))))..))).))))))))..)))).))).))))." calcext:value-type="string">
            <text:p>.(((((((.((((..((((((((.(((..((((((((............))))))))..))).))))))))..)))).))).)))).</text:p>
          </table:table-cell>
          <table:table-cell table:formula="of:=OFFSET([Sheet1.$B$2]; (ROW()-1)*2;0)" office:value-type="string" office:string-value="-40.60" calcext:value-type="string">
            <text:p>-40.60</text:p>
          </table:table-cell>
        </table:table-row>
        <table:table-row table:style-name="ro1">
          <table:table-cell table:formula="of:=OFFSET([Sheet1.$A$1]; (ROW()-1)*2;0)" office:value-type="string" office:string-value="UGCUGCUGGCCAGAGCUCUUUUCACAUUGUGCUACUGUCUGCACCUGUCACUAGCAGUGCAAUGUUAAAAGGGCAUUGGCCGUGUAGUG" calcext:value-type="string">
            <text:p>UGCUGCUGGCCAGAGCUCUUUUCACAUUGUGCUACUGUCUGCACCUGUCACUAGCAGUGCAAUGUUAAAAGGGCAUUGGCCGUGUAGUG</text:p>
          </table:table-cell>
          <table:table-cell table:formula="of:=OFFSET([Sheet1.$A$2]; (ROW()-1)*2;0)" office:value-type="string" office:string-value=".((((((((((((.((((((((.((((((((((.(((...((....))...))).)))))))))).)))))))).))))))).)))))." calcext:value-type="string">
            <text:p>.((((((((((((.((((((((.((((((((((.(((...((....))...))).)))))))))).)))))))).))))))).))))).</text:p>
          </table:table-cell>
          <table:table-cell table:formula="of:=OFFSET([Sheet1.$B$2]; (ROW()-1)*2;0)" office:value-type="string" office:string-value="-42.20" calcext:value-type="string">
            <text:p>-42.20</text:p>
          </table:table-cell>
        </table:table-row>
        <table:table-row table:style-name="ro1">
          <table:table-cell table:formula="of:=OFFSET([Sheet1.$A$1]; (ROW()-1)*2;0)" office:value-type="string" office:string-value="GCGCAGCGCCCUGUCUCCCAGCCUGAGGUGCAGUGCUGCAUCUCUGGUCAGUUGGGAGUCUGAGAUGAAGCACUGUAGCUCAGGAAGAGAGAAGUUGUUCUGCAGC" calcext:value-type="string">
            <text:p>GCGCAGCGCCCUGUCUCCCAGCCUGAGGUGCAGUGCUGCAUCUCUGGUCAGUUGGGAGUCUGAGAUGAAGCACUGUAGCUCAGGAAGAGAGAAGUUGUUCUGCAGC</text:p>
          </table:table-cell>
          <table:table-cell table:formula="of:=OFFSET([Sheet1.$A$2]; (ROW()-1)*2;0)" office:value-type="string" office:string-value="((((((.((....((((.(..((((((.(((((((((.((((((.((((......)).)).)))))).))))))))).))))))..).))))....)).)))).))" calcext:value-type="string">
            <text:p>((((((.((....((((.(..((((((.(((((((((.((((((.((((......)).)).)))))).))))))))).))))))..).))))....)).)))).))</text:p>
          </table:table-cell>
          <table:table-cell table:formula="of:=OFFSET([Sheet1.$B$2]; (ROW()-1)*2;0)" office:value-type="string" office:string-value="-51.80" calcext:value-type="string">
            <text:p>-51.80</text:p>
          </table:table-cell>
        </table:table-row>
        <table:table-row table:style-name="ro1">
          <table:table-cell table:formula="of:=OFFSET([Sheet1.$A$1]; (ROW()-1)*2;0)" office:value-type="string" office:string-value="GGAGGCCCGUUUCUCUCUUUGGUUAUCUAGCUGUAUGAGUGCCACAGAGCCGUCAUAAAGCUAGAUAACCGAAAGUAGAAAUGAUUCUCA" calcext:value-type="string">
            <text:p>GGAGGCCCGUUUCUCUCUUUGGUUAUCUAGCUGUAUGAGUGCCACAGAGCCGUCAUAAAGCUAGAUAACCGAAAGUAGAAAUGAUUCUCA</text:p>
          </table:table-cell>
          <table:table-cell table:formula="of:=OFFSET([Sheet1.$A$2]; (ROW()-1)*2;0)" office:value-type="string" office:string-value=".((((..(((((((((.(((((((((((((((.(((((..((......))..))))).))))))))))))))))).)))))))..))))." calcext:value-type="string">
            <text:p>.((((..(((((((((.(((((((((((((((.(((((..((......))..))))).))))))))))))))))).)))))))..)))).</text:p>
          </table:table-cell>
          <table:table-cell table:formula="of:=OFFSET([Sheet1.$B$2]; (ROW()-1)*2;0)" office:value-type="string" office:string-value="-41.70" calcext:value-type="string">
            <text:p>-41.70</text:p>
          </table:table-cell>
        </table:table-row>
        <table:table-row table:style-name="ro1">
          <table:table-cell table:formula="of:=OFFSET([Sheet1.$A$1]; (ROW()-1)*2;0)" office:value-type="string" office:string-value="UGCCAGUCUCUAGGUCCCUGAGACCCUUUAACCUGUGAGGACAUCCAGGGUCACAGGUGAGGUUCUUGGGAGCCUGGCGUCUGGCC" calcext:value-type="string">
            <text:p>UGCCAGUCUCUAGGUCCCUGAGACCCUUUAACCUGUGAGGACAUCCAGGGUCACAGGUGAGGUUCUUGGGAGCCUGGCGUCUGGCC</text:p>
          </table:table-cell>
          <table:table-cell table:formula="of:=OFFSET([Sheet1.$A$2]; (ROW()-1)*2;0)" office:value-type="string" office:string-value=".(((((.(.((((((.(((((((.((((..((((((((((....))....)))))))))))).))))))).)))))).).)))))." calcext:value-type="string">
            <text:p>.(((((.(.((((((.(((((((.((((..((((((((((....))....)))))))))))).))))))).)))))).).))))).</text:p>
          </table:table-cell>
          <table:table-cell table:formula="of:=OFFSET([Sheet1.$B$2]; (ROW()-1)*2;0)" office:value-type="string" office:string-value="-46.20" calcext:value-type="string">
            <text:p>-46.20</text:p>
          </table:table-cell>
        </table:table-row>
        <table:table-row table:style-name="ro1">
          <table:table-cell table:formula="of:=OFFSET([Sheet1.$A$1]; (ROW()-1)*2;0)" office:value-type="string" office:string-value="ACCAGACUUUUCCUAGUCCCUGAGACCCUAACUUGUGAGGUAUUUUAGUAACAUCACAAGUCAGGCUCUUGGGACCUAGGCGGAGGGGA" calcext:value-type="string">
            <text:p>ACCAGACUUUUCCUAGUCCCUGAGACCCUAACUUGUGAGGUAUUUUAGUAACAUCACAAGUCAGGCUCUUGGGACCUAGGCGGAGGGGA</text:p>
          </table:table-cell>
          <table:table-cell table:formula="of:=OFFSET([Sheet1.$A$2]; (ROW()-1)*2;0)" office:value-type="string" office:string-value=".((...((((.(((((((((.((((.(((.((((((((.((.........)).)))))))).))).)))))))).))))).)))).))." calcext:value-type="string">
            <text:p>.((...((((.(((((((((.((((.(((.((((((((.((.........)).)))))))).))).)))))))).))))).)))).)).</text:p>
          </table:table-cell>
          <table:table-cell table:formula="of:=OFFSET([Sheet1.$B$2]; (ROW()-1)*2;0)" office:value-type="string" office:string-value="-35.80" calcext:value-type="string">
            <text:p>-35.80</text:p>
          </table:table-cell>
        </table:table-row>
        <table:table-row table:style-name="ro1">
          <table:table-cell table:formula="of:=OFFSET([Sheet1.$A$1]; (ROW()-1)*2;0)" office:value-type="string" office:string-value="UGCCCUUCGCGAAUCUUUUUGCGGUCUGGGCUUGCUGUACAUAACUCAAUAGCCGGAAGCCCUUACCCCAAAAAGCAUUUGCGGAGGGCG" calcext:value-type="string">
            <text:p>UGCCCUUCGCGAAUCUUUUUGCGGUCUGGGCUUGCUGUACAUAACUCAAUAGCCGGAAGCCCUUACCCCAAAAAGCAUUUGCGGAGGGCG</text:p>
          </table:table-cell>
          <table:table-cell table:formula="of:=OFFSET([Sheet1.$A$2]; (ROW()-1)*2;0)" office:value-type="string" office:string-value=".((((((((((((((((((((.(((..(((((((((((..........)))))...))))))..))).))))))).)))))))))))))." calcext:value-type="string">
            <text:p>.((((((((((((((((((((.(((..(((((((((((..........)))))...))))))..))).))))))).))))))))))))).</text:p>
          </table:table-cell>
          <table:table-cell table:formula="of:=OFFSET([Sheet1.$B$2]; (ROW()-1)*2;0)" office:value-type="string" office:string-value="-48.60" calcext:value-type="string">
            <text:p>-48.60</text:p>
          </table:table-cell>
        </table:table-row>
        <table:table-row table:style-name="ro1">
          <table:table-cell table:formula="of:=OFFSET([Sheet1.$A$1]; (ROW()-1)*2;0)" office:value-type="string" office:string-value="UGAGCCCUCGGAGGACUCCAUUUGUUUUGAUGAUGGAUUCUUAUGCUCCAUCAUCGUCUCAAAUGAGUCUUCAGAGGGUUCU" calcext:value-type="string">
            <text:p>UGAGCCCUCGGAGGACUCCAUUUGUUUUGAUGAUGGAUUCUUAUGCUCCAUCAUCGUCUCAAAUGAGUCUUCAGAGGGUUCU</text:p>
          </table:table-cell>
          <table:table-cell table:formula="of:=OFFSET([Sheet1.$A$2]; (ROW()-1)*2;0)" office:value-type="string" office:string-value=".((((((((.((((((((.(((((...((((((((((.........))))))))))...))))))))))))).))))))))." calcext:value-type="string">
            <text:p>.((((((((.((((((((.(((((...((((((((((.........))))))))))...))))))))))))).)))))))).</text:p>
          </table:table-cell>
          <table:table-cell table:formula="of:=OFFSET([Sheet1.$B$2]; (ROW()-1)*2;0)" office:value-type="string" office:string-value="-45.50" calcext:value-type="string">
            <text:p>-45.50</text:p>
          </table:table-cell>
        </table:table-row>
        <table:table-row table:style-name="ro1">
          <table:table-cell table:formula="of:=OFFSET([Sheet1.$A$1]; (ROW()-1)*2;0)" office:value-type="string" office:string-value="CCCUGGCAUGGUGUGGUGGGGCAGCUGGUGUUGUGAAUCAGGCCGUUGCCAAUCAGAGAACGGCUACUUCACAACACCAGGGCCACACCACACUACAGG" calcext:value-type="string">
            <text:p>CCCUGGCAUGGUGUGGUGGGGCAGCUGGUGUUGUGAAUCAGGCCGUUGCCAAUCAGAGAACGGCUACUUCACAACACCAGGGCCACACCACACUACAGG</text:p>
          </table:table-cell>
          <table:table-cell table:formula="of:=OFFSET([Sheet1.$A$2]; (ROW()-1)*2;0)" office:value-type="string" office:string-value=".((((...((((((((((.(((..(((((((((((((...(((((((..(.....)..)))))))..))))))))))))).))).))))))))))))))" calcext:value-type="string">
            <text:p>.((((...((((((((((.(((..(((((((((((((...(((((((..(.....)..)))))))..))))))))))))).))).))))))))))))))</text:p>
          </table:table-cell>
          <table:table-cell table:formula="of:=OFFSET([Sheet1.$B$2]; (ROW()-1)*2;0)" office:value-type="string" office:string-value="-58.90" calcext:value-type="string">
            <text:p>-58.90</text:p>
          </table:table-cell>
        </table:table-row>
        <table:table-row table:style-name="ro1">
          <table:table-cell table:formula="of:=OFFSET([Sheet1.$A$1]; (ROW()-1)*2;0)" office:value-type="string" office:string-value="CCGAUGUGUAUCCUCAGCUUUGAGAACUGAAUUCCAUGGGUUGUGUCAGUGUCAGACCUCUGAAAUUCAGUUCUUCAGCUGGGAUAUCUCUGUCAUCGU" calcext:value-type="string">
            <text:p>CCGAUGUGUAUCCUCAGCUUUGAGAACUGAAUUCCAUGGGUUGUGUCAGUGUCAGACCUCUGAAAUUCAGUUCUUCAGCUGGGAUAUCUCUGUCAUCGU</text:p>
          </table:table-cell>
          <table:table-cell table:formula="of:=OFFSET([Sheet1.$A$2]; (ROW()-1)*2;0)" office:value-type="string" office:string-value=".(((((.((((((.(((((..((((((((((((.((.(((((.((.......))))))).)).)))))))))))).)))))))))))......)))))." calcext:value-type="string">
            <text:p>.(((((.((((((.(((((..((((((((((((.((.(((((.((.......))))))).)).)))))))))))).)))))))))))......))))).</text:p>
          </table:table-cell>
          <table:table-cell table:formula="of:=OFFSET([Sheet1.$B$2]; (ROW()-1)*2;0)" office:value-type="string" office:string-value="-39.00" calcext:value-type="string">
            <text:p>-39.00</text:p>
          </table:table-cell>
        </table:table-row>
        <table:table-row table:style-name="ro1">
          <table:table-cell table:formula="of:=OFFSET([Sheet1.$A$1]; (ROW()-1)*2;0)" office:value-type="string" office:string-value="GCCGGCGCCCGAGCUCUGGCUCCGUGUCUUCACUCCCGUGCUUGUCCGAGGAGGGAGGGAGGGACGGGGGCUGUGCUGGGGCAGCUGGA" calcext:value-type="string">
            <text:p>GCCGGCGCCCGAGCUCUGGCUCCGUGUCUUCACUCCCGUGCUUGUCCGAGGAGGGAGGGAGGGACGGGGGCUGUGCUGGGGCAGCUGGA</text:p>
          </table:table-cell>
          <table:table-cell table:formula="of:=OFFSET([Sheet1.$A$2]; (ROW()-1)*2;0)" office:value-type="string" office:string-value=".(((((((((.(((.(.(.((((((.(((((.(((((.(.(((....))).))))))))))).)))))).).).))).)))).)))))." calcext:value-type="string">
            <text:p>.(((((((((.(((.(.(.((((((.(((((.(((((.(.(((....))).))))))))))).)))))).).).))).)))).))))).</text:p>
          </table:table-cell>
          <table:table-cell table:formula="of:=OFFSET([Sheet1.$B$2]; (ROW()-1)*2;0)" office:value-type="string" office:string-value="-56.00" calcext:value-type="string">
            <text:p>-56.00</text:p>
          </table:table-cell>
        </table:table-row>
        <table:table-row table:style-name="ro1">
          <table:table-cell table:formula="of:=OFFSET([Sheet1.$A$1]; (ROW()-1)*2;0)" office:value-type="string" office:string-value="CUCCCCAUGGCCCUGUCUCCCAACCCUUGUACCAGUGCUGGGCUCAGACCCUGGUACAGGCCUGGGGGACAGGGACCUGGGGAC" calcext:value-type="string">
            <text:p>CUCCCCAUGGCCCUGUCUCCCAACCCUUGUACCAGUGCUGGGCUCAGACCCUGGUACAGGCCUGGGGGACAGGGACCUGGGGAC</text:p>
          </table:table-cell>
          <table:table-cell table:formula="of:=OFFSET([Sheet1.$A$2]; (ROW()-1)*2;0)" office:value-type="string" office:string-value=".((((((.((((((((((((((..(((.(((((((.((((....))).).))))))))))..)))))))))))).))))))))." calcext:value-type="string">
            <text:p>.((((((.((((((((((((((..(((.(((((((.((((....))).).))))))))))..)))))))))))).)))))))).</text:p>
          </table:table-cell>
          <table:table-cell table:formula="of:=OFFSET([Sheet1.$B$2]; (ROW()-1)*2;0)" office:value-type="string" office:string-value="-57.80" calcext:value-type="string">
            <text:p>-57.80</text:p>
          </table:table-cell>
        </table:table-row>
        <table:table-row table:style-name="ro1">
          <table:table-cell table:formula="of:=OFFSET([Sheet1.$A$1]; (ROW()-1)*2;0)" office:value-type="string" office:string-value="GUGGUACUUGAAGAUAGGUUAUCCGUGUUGCCUUCGCUUUAUUUGUGACGAAUCAUACACGGUUGACCUAUUUUUCAGUACCAA" calcext:value-type="string">
            <text:p>GUGGUACUUGAAGAUAGGUUAUCCGUGUUGCCUUCGCUUUAUUUGUGACGAAUCAUACACGGUUGACCUAUUUUUCAGUACCAA</text:p>
          </table:table-cell>
          <table:table-cell table:formula="of:=OFFSET([Sheet1.$A$2]; (ROW()-1)*2;0)" office:value-type="string" office:string-value=".(((((((.((((((((((((.((((((((.(.((((.......)))).)...)).)))))).)))))))))))).)))))))." calcext:value-type="string">
            <text:p>.(((((((.((((((((((((.((((((((.(.((((.......)))).)...)).)))))).)))))))))))).))))))).</text:p>
          </table:table-cell>
          <table:table-cell table:formula="of:=OFFSET([Sheet1.$B$2]; (ROW()-1)*2;0)" office:value-type="string" office:string-value="-37.50" calcext:value-type="string">
            <text:p>-37.50</text:p>
          </table:table-cell>
        </table:table-row>
        <table:table-row table:style-name="ro1">
          <table:table-cell table:formula="of:=OFFSET([Sheet1.$A$1]; (ROW()-1)*2;0)" office:value-type="string" office:string-value="UGCUCCCUCUCUCACAUCCCUUGCAUGGUGGAGGGUGAGCUUUCUGAAAACCCCUCCCACAUGCAGGGUUUGCAGGAUGGCGAGCC" calcext:value-type="string">
            <text:p>UGCUCCCUCUCUCACAUCCCUUGCAUGGUGGAGGGUGAGCUUUCUGAAAACCCCUCCCACAUGCAGGGUUUGCAGGAUGGCGAGCC</text:p>
          </table:table-cell>
          <table:table-cell table:formula="of:=OFFSET([Sheet1.$A$2]; (ROW()-1)*2;0)" office:value-type="string" office:string-value=".((((((..(((..((..(((((((((..((((((....(.....).....))))))..)))))))))..))..))).)).))))." calcext:value-type="string">
            <text:p>.((((((..(((..((..(((((((((..((((((....(.....).....))))))..)))))))))..))..))).)).)))).</text:p>
          </table:table-cell>
          <table:table-cell table:formula="of:=OFFSET([Sheet1.$B$2]; (ROW()-1)*2;0)" office:value-type="string" office:string-value="-38.60" calcext:value-type="string">
            <text:p>-38.60</text:p>
          </table:table-cell>
        </table:table-row>
        <table:table-row table:style-name="ro1">
          <table:table-cell table:formula="of:=OFFSET([Sheet1.$A$1]; (ROW()-1)*2;0)" office:value-type="string" office:string-value="UGCAGGCCUCUGUGUGAUAUGUUUGAUAUAUUAGGUUGUUAUUUAAUCCAACUAUAUAUCAAACAUAUUCCUACAGUGUCUUGCC" calcext:value-type="string">
            <text:p>UGCAGGCCUCUGUGUGAUAUGUUUGAUAUAUUAGGUUGUUAUUUAAUCCAACUAUAUAUCAAACAUAUUCCUACAGUGUCUUGCC</text:p>
          </table:table-cell>
          <table:table-cell table:formula="of:=OFFSET([Sheet1.$A$2]; (ROW()-1)*2;0)" office:value-type="string" office:string-value=".(((((.(.(((((.((((((((((((((((..(((((..........)))))))))))))))))))))..))))).).)))))." calcext:value-type="string">
            <text:p>.(((((.(.(((((.((((((((((((((((..(((((..........)))))))))))))))))))))..))))).).))))).</text:p>
          </table:table-cell>
          <table:table-cell table:formula="of:=OFFSET([Sheet1.$B$2]; (ROW()-1)*2;0)" office:value-type="string" office:string-value="-31.60" calcext:value-type="string">
            <text:p>-31.60</text:p>
          </table:table-cell>
        </table:table-row>
        <table:table-row table:style-name="ro1">
          <table:table-cell table:formula="of:=OFFSET([Sheet1.$A$1]; (ROW()-1)*2;0)" office:value-type="string" office:string-value="AUGGUGUUAUCAAGUGUAACAGCAACUCCAUGUGGACUGUGUACCAAUUUCCAGUGGAGAUGCUGUUACUUUUGAUGGUUACCAA" calcext:value-type="string">
            <text:p>AUGGUGUUAUCAAGUGUAACAGCAACUCCAUGUGGACUGUGUACCAAUUUCCAGUGGAGAUGCUGUUACUUUUGAUGGUUACCAA</text:p>
          </table:table-cell>
          <table:table-cell table:formula="of:=OFFSET([Sheet1.$A$2]; (ROW()-1)*2;0)" office:value-type="string" office:string-value=".(((((.(((((((.(((((((((.((((((.((((..((......)).)))))))))).))))))))).)))))))..)))))." calcext:value-type="string">
            <text:p>.(((((.(((((((.(((((((((.((((((.((((..((......)).)))))))))).))))))))).)))))))..))))).</text:p>
          </table:table-cell>
          <table:table-cell table:formula="of:=OFFSET([Sheet1.$B$2]; (ROW()-1)*2;0)" office:value-type="string" office:string-value="-38.40" calcext:value-type="string">
            <text:p>-38.40</text:p>
          </table:table-cell>
        </table:table-row>
        <table:table-row table:style-name="ro1">
          <table:table-cell table:formula="of:=OFFSET([Sheet1.$A$1]; (ROW()-1)*2;0)" office:value-type="string" office:string-value="AGCUUCCCUGGCUCUAGCAGCACAGAAAUAUUGGCACAGGGAAGCGAGUCUGCCAAUAUUGGCUGUGCUGCUCCAGGCAGGGUGGUG" calcext:value-type="string">
            <text:p>AGCUUCCCUGGCUCUAGCAGCACAGAAAUAUUGGCACAGGGAAGCGAGUCUGCCAAUAUUGGCUGUGCUGCUCCAGGCAGGGUGGUG</text:p>
          </table:table-cell>
          <table:table-cell table:formula="of:=OFFSET([Sheet1.$A$2]; (ROW()-1)*2;0)" office:value-type="string" office:string-value=".(((.(((((.((..((((((((((.((((((((((..((........))))))))))))..))))))))))..)).))))).)))." calcext:value-type="string">
            <text:p>.(((.(((((.((..((((((((((.((((((((((..((........))))))))))))..))))))))))..)).))))).))).</text:p>
          </table:table-cell>
          <table:table-cell table:formula="of:=OFFSET([Sheet1.$B$2]; (ROW()-1)*2;0)" office:value-type="string" office:string-value="-46.30" calcext:value-type="string">
            <text:p>-46.30</text:p>
          </table:table-cell>
        </table:table-row>
        <table:table-row table:style-name="ro1">
          <table:table-cell table:formula="of:=OFFSET([Sheet1.$A$1]; (ROW()-1)*2;0)" office:value-type="string" office:string-value="ACUGGGGUACGGUGAGGUAGUAGGUUGUAUAGUUUAGAAUAUUACUCUCGGUGAACUAUGCAAGUUUCUACCUCACCGAAUACCAGG" calcext:value-type="string">
            <text:p>ACUGGGGUACGGUGAGGUAGUAGGUUGUAUAGUUUAGAAUAUUACUCUCGGUGAACUAUGCAAGUUUCUACCUCACCGAAUACCAGG</text:p>
          </table:table-cell>
          <table:table-cell table:formula="of:=OFFSET([Sheet1.$A$2]; (ROW()-1)*2;0)" office:value-type="string" office:string-value=".((((.((.(((((((((((.((.((((((((((((...............)))))))))))).)).))))))))))).)).))))." calcext:value-type="string">
            <text:p>.((((.((.(((((((((((.((.((((((((((((...............)))))))))))).)).))))))))))).)).)))).</text:p>
          </table:table-cell>
          <table:table-cell table:formula="of:=OFFSET([Sheet1.$B$2]; (ROW()-1)*2;0)" office:value-type="string" office:string-value="-42.20" calcext:value-type="string">
            <text:p>-42.20</text:p>
          </table:table-cell>
        </table:table-row>
        <table:table-row table:style-name="ro1">
          <table:table-cell table:formula="of:=OFFSET([Sheet1.$A$1]; (ROW()-1)*2;0)" office:value-type="string" office:string-value="AUCAGAUGCUUUCGGCCUGUUCCCUGAGACCUCAAGUGUGAGCGUUCUGAACAUGCUUCACGCCUGGGCUCUCCGGGUACCAGGACGGUCUGAG" calcext:value-type="string">
            <text:p>AUCAGAUGCUUUCGGCCUGUUCCCUGAGACCUCAAGUGUGAGCGUUCUGAACAUGCUUCACGCCUGGGCUCUCCGGGUACCAGGACGGUCUGAG</text:p>
          </table:table-cell>
          <table:table-cell table:formula="of:=OFFSET([Sheet1.$A$2]; (ROW()-1)*2;0)" office:value-type="string" office:string-value=".((((((.....((.((((..(((.((((.((((.((((((((((.......)))).)))))).)))).)))).)))...)))).))))))))." calcext:value-type="string">
            <text:p>.((((((.....((.((((..(((.((((.((((.((((((((((.......)))).)))))).)))).)))).)))...)))).)))))))).</text:p>
          </table:table-cell>
          <table:table-cell table:formula="of:=OFFSET([Sheet1.$B$2]; (ROW()-1)*2;0)" office:value-type="string" office:string-value="-38.80" calcext:value-type="string">
            <text:p>-38.80</text:p>
          </table:table-cell>
        </table:table-row>
        <table:table-row table:style-name="ro1">
          <table:table-cell table:formula="of:=OFFSET([Sheet1.$A$1]; (ROW()-1)*2;0)" office:value-type="string" office:string-value="UGCUGUGCCGAGCUGCAUACUUCCUUACAUGCCCAUACUGUACUGUGAAUGGAUAUGGAAUGUAAAGAAGUAUGUAGAACGGAAUCUAACGGCG" calcext:value-type="string">
            <text:p>UGCUGUGCCGAGCUGCAUACUUCCUUACAUGCCCAUACUGUACUGUGAAUGGAUAUGGAAUGUAAAGAAGUAUGUAGAACGGAAUCUAACGGCG</text:p>
          </table:table-cell>
          <table:table-cell table:formula="of:=OFFSET([Sheet1.$A$2]; (ROW()-1)*2;0)" office:value-type="string" office:string-value=".(((((.(((..(((((((((((.((((((..(((((((((.......)))).))))).)))))).)))))))))))..)))......)))))." calcext:value-type="string">
            <text:p>.(((((.(((..(((((((((((.((((((..(((((((((.......)))).))))).)))))).)))))))))))..)))......))))).</text:p>
          </table:table-cell>
          <table:table-cell table:formula="of:=OFFSET([Sheet1.$B$2]; (ROW()-1)*2;0)" office:value-type="string" office:string-value="-36.50" calcext:value-type="string">
            <text:p>-36.50</text:p>
          </table:table-cell>
        </table:table-row>
        <table:table-row table:style-name="ro1">
          <table:table-cell table:formula="of:=OFFSET([Sheet1.$A$1]; (ROW()-1)*2;0)" office:value-type="string" office:string-value="AAGCACUCAUGGUCGUGAGGCAGUGUGGUUAGCUGGUUGCAUACACAGGUUGACAACGGCUACCUUCACUGCCACCCCGAACAUGUAGUCCUC" calcext:value-type="string">
            <text:p>AAGCACUCAUGGUCGUGAGGCAGUGUGGUUAGCUGGUUGCAUACACAGGUUGACAACGGCUACCUUCACUGCCACCCCGAACAUGUAGUCCUC</text:p>
          </table:table-cell>
          <table:table-cell table:formula="of:=OFFSET([Sheet1.$A$2]; (ROW()-1)*2;0)" office:value-type="string" office:string-value=".((.(((((((.(((...(((((((.((.((((((.(((((..(...)..)).))))))))).)).)))))))....))).)))).))).))." calcext:value-type="string">
            <text:p>.((.(((((((.(((...(((((((.((.((((((.(((((..(...)..)).))))))))).)).)))))))....))).)))).))).)).</text:p>
          </table:table-cell>
          <table:table-cell table:formula="of:=OFFSET([Sheet1.$B$2]; (ROW()-1)*2;0)" office:value-type="string" office:string-value="-34.60" calcext:value-type="string">
            <text:p>-34.60</text:p>
          </table:table-cell>
        </table:table-row>
        <table:table-row table:style-name="ro1">
          <table:table-cell table:formula="of:=OFFSET([Sheet1.$A$1]; (ROW()-1)*2;0)" office:value-type="string" office:string-value="UAACCCUUGUCGGACCUUUGUGGGUGUUCGCCUUUUCGGUGAAGUUACUGAAUGCUUCUUCACCGGGUUAACAUCUACAGAGGUCCUAAAGGGUUC" calcext:value-type="string">
            <text:p>UAACCCUUGUCGGACCUUUGUGGGUGUUCGCCUUUUCGGUGAAGUUACUGAAUGCUUCUUCACCGGGUUAACAUCUACAGAGGUCCUAAAGGGUUC</text:p>
          </table:table-cell>
          <table:table-cell table:formula="of:=OFFSET([Sheet1.$A$2]; (ROW()-1)*2;0)" office:value-type="string" office:string-value=".(((((((...(((((((((((((((((.(((....((((((((...(.....)...))))))))))).)))))))))))))))))..)))))))." calcext:value-type="string">
            <text:p>.(((((((...(((((((((((((((((.(((....((((((((...(.....)...))))))))))).)))))))))))))))))..))))))).</text:p>
          </table:table-cell>
          <table:table-cell table:formula="of:=OFFSET([Sheet1.$B$2]; (ROW()-1)*2;0)" office:value-type="string" office:string-value="-51.90" calcext:value-type="string">
            <text:p>-51.90</text:p>
          </table:table-cell>
        </table:table-row>
        <table:table-row table:style-name="ro1">
          <table:table-cell table:formula="of:=OFFSET([Sheet1.$A$1]; (ROW()-1)*2;0)" office:value-type="string" office:string-value="AGUGCCACGCUGGAUGUGUUCGUUAGUCAUAGUAACCUCAUCAAUUCAGGCUUAUGACUAGAGACACAUUCAGCUUGGCGCC" calcext:value-type="string">
            <text:p>AGUGCCACGCUGGAUGUGUUCGUUAGUCAUAGUAACCUCAUCAAUUCAGGCUUAUGACUAGAGACACAUUCAGCUUGGCGCC</text:p>
          </table:table-cell>
          <table:table-cell table:formula="of:=OFFSET([Sheet1.$A$2]; (ROW()-1)*2;0)" office:value-type="string" office:string-value=".((((((.(((((((((((.(.((((((((((...(((.........))).)))))))))).)))))))))))).))))))." calcext:value-type="string">
            <text:p>.((((((.(((((((((((.(.((((((((((...(((.........))).)))))))))).)))))))))))).)))))).</text:p>
          </table:table-cell>
          <table:table-cell table:formula="of:=OFFSET([Sheet1.$B$2]; (ROW()-1)*2;0)" office:value-type="string" office:string-value="-41.20" calcext:value-type="string">
            <text:p>-41.20</text:p>
          </table:table-cell>
        </table:table-row>
        <table:table-row table:style-name="ro1">
          <table:table-cell table:formula="of:=OFFSET([Sheet1.$A$1]; (ROW()-1)*2;0)" office:value-type="string" office:string-value="GAGAUACAAGUGAAGCUGAAGAGAGCCGUCUAUUGACAGUUCGCUUGUUUCAUGUGCUGUCAUGGAGUCGCUCUCUUCAGAUGAUCUGAAUCUA" calcext:value-type="string">
            <text:p>GAGAUACAAGUGAAGCUGAAGAGAGCCGUCUAUUGACAGUUCGCUUGUUUCAUGUGCUGUCAUGGAGUCGCUCUCUUCAGAUGAUCUGAAUCUA</text:p>
          </table:table-cell>
          <table:table-cell table:formula="of:=OFFSET([Sheet1.$A$2]; (ROW()-1)*2;0)" office:value-type="string" office:string-value=".((((.((.((....(((((((((((..(((((.((((((..((.((...)).)))))))))))))...)))))))))))...)).)).))))." calcext:value-type="string">
            <text:p>.((((.((.((....(((((((((((..(((((.((((((..((.((...)).)))))))))))))...)))))))))))...)).)).)))).</text:p>
          </table:table-cell>
          <table:table-cell table:formula="of:=OFFSET([Sheet1.$B$2]; (ROW()-1)*2;0)" office:value-type="string" office:string-value="-35.20" calcext:value-type="string">
            <text:p>-35.20</text:p>
          </table:table-cell>
        </table:table-row>
        <table:table-row table:style-name="ro1">
          <table:table-cell table:formula="of:=OFFSET([Sheet1.$A$1]; (ROW()-1)*2;0)" office:value-type="string" office:string-value="AGAACCAUUCGGGAUGUUGAGGUAGGCUCAGUAGAUGCGAGGAGAUCCACCAUUCCUCACAUCGUCUGUCCUAACUCGCCUUCCCUUGUGCUUCA" calcext:value-type="string">
            <text:p>AGAACCAUUCGGGAUGUUGAGGUAGGCUCAGUAGAUGCGAGGAGAUCCACCAUUCCUCACAUCGUCUGUCCUAACUCGCCUUCCCUUGUGCUUCA</text:p>
          </table:table-cell>
          <table:table-cell table:formula="of:=OFFSET([Sheet1.$A$2]; (ROW()-1)*2;0)" office:value-type="string" office:string-value=".(((.(((..((((.(.((((.((((..(((..((((.((((((........)))))).))))..))).)))).)))).).))))..))).)))." calcext:value-type="string">
            <text:p>.(((.(((..((((.(.((((.((((..(((..((((.((((((........)))))).))))..))).)))).)))).).))))..))).))).</text:p>
          </table:table-cell>
          <table:table-cell table:formula="of:=OFFSET([Sheet1.$B$2]; (ROW()-1)*2;0)" office:value-type="string" office:string-value="-36.30" calcext:value-type="string">
            <text:p>-36.30</text:p>
          </table:table-cell>
        </table:table-row>
        <table:table-row table:style-name="ro1">
          <table:table-cell table:formula="of:=OFFSET([Sheet1.$A$1]; (ROW()-1)*2;0)" office:value-type="string" office:string-value="ACCGAAACCAUUUGCCAUCCGCAGUUUUUUGUAGUGUGCUCCGCGCCAUCUUAGUGCCCGAAGCACCACGAGAAGCUGCAGAUGGAAGUUUUGGUU" calcext:value-type="string">
            <text:p>ACCGAAACCAUUUGCCAUCCGCAGUUUUUUGUAGUGUGCUCCGCGCCAUCUUAGUGCCCGAAGCACCACGAGAAGCUGCAGAUGGAAGUUUUGGUU</text:p>
          </table:table-cell>
          <table:table-cell table:formula="of:=OFFSET([Sheet1.$A$2]; (ROW()-1)*2;0)" office:value-type="string" office:string-value="((((((((......(((((.((((((((((((.(.(((((.((.(((......).)).)).)))))))))))))))))).)))))..))))))))." calcext:value-type="string">
            <text:p>((((((((......(((((.((((((((((((.(.(((((.((.(((......).)).)).)))))))))))))))))).)))))..)))))))).</text:p>
          </table:table-cell>
          <table:table-cell table:formula="of:=OFFSET([Sheet1.$B$2]; (ROW()-1)*2;0)" office:value-type="string" office:string-value="-42.00" calcext:value-type="string">
            <text:p>-42.00</text:p>
          </table:table-cell>
        </table:table-row>
        <table:table-row table:style-name="ro1">
          <table:table-cell table:formula="of:=OFFSET([Sheet1.$A$1]; (ROW()-1)*2;0)" office:value-type="string" office:string-value="UUCCACCCACCGGCCGCUGAUAUGUCUGAUAUUCUUGGGUUAUCUGAUAAUGAUUGUUGUAACUCAAGUAUUAGACGUAUCGACGGCCGGCUGGGUUGGAA" calcext:value-type="string">
            <text:p>UUCCACCCACCGGCCGCUGAUAUGUCUGAUAUUCUUGGGUUAUCUGAUAAUGAUUGUUGUAACUCAAGUAUUAGACGUAUCGACGGCCGGCUGGGUUGGAA</text:p>
          </table:table-cell>
          <table:table-cell table:formula="of:=OFFSET([Sheet1.$A$2]; (ROW()-1)*2;0)" office:value-type="string" office:string-value=".(((((((((((((((.((((((((((((((..((((((((((..(((((...))))))))))))))))))))))))))))).))))))).)))).))))." calcext:value-type="string">
            <text:p>.(((((((((((((((.((((((((((((((..((((((((((..(((((...))))))))))))))))))))))))))))).))))))).)))).)))).</text:p>
          </table:table-cell>
          <table:table-cell table:formula="of:=OFFSET([Sheet1.$B$2]; (ROW()-1)*2;0)" office:value-type="string" office:string-value="-57.20" calcext:value-type="string">
            <text:p>-57.20</text:p>
          </table:table-cell>
        </table:table-row>
        <table:table-row table:style-name="ro1">
          <table:table-cell table:formula="of:=OFFSET([Sheet1.$A$1]; (ROW()-1)*2;0)" office:value-type="string" office:string-value="UUUCCCGCUCUGACAGUCCACCCGUACAUAUGUUUCCGUGCUUGACAUAGAGCUCAAUCACGAUACAAUGAGCGGGUAGCCGGUCAUCGAGUCGGAAC" calcext:value-type="string">
            <text:p>UUUCCCGCUCUGACAGUCCACCCGUACAUAUGUUUCCGUGCUUGACAUAGAGCUCAAUCACGAUACAAUGAGCGGGUAGCCGGUCAUCGAGUCGGAAC</text:p>
          </table:table-cell>
          <table:table-cell table:formula="of:=OFFSET([Sheet1.$A$2]; (ROW()-1)*2;0)" office:value-type="string" office:string-value=".((((.((((((((.(.(.((((((.(((.(((.((.(((.((((........)))).))))).)))))).)))))).).).))))..)))).))))." calcext:value-type="string">
            <text:p>.((((.((((((((.(.(.((((((.(((.(((.((.(((.((((........)))).))))).)))))).)))))).).).))))..)))).)))).</text:p>
          </table:table-cell>
          <table:table-cell table:formula="of:=OFFSET([Sheet1.$B$2]; (ROW()-1)*2;0)" office:value-type="string" office:string-value="-32.70" calcext:value-type="string">
            <text:p>-32.70</text:p>
          </table:table-cell>
        </table:table-row>
        <table:table-row table:style-name="ro1">
          <table:table-cell table:formula="of:=OFFSET([Sheet1.$A$1]; (ROW()-1)*2;0)" office:value-type="string" office:string-value="GCUCUGAGUUCGUCUACCCUGUAGAUCGAGCUGUGUGUUCUGAAGUAUCAUACACGAGCUAGACUACUAGGUGAACGAUGGAAUGGAGCA" calcext:value-type="string">
            <text:p>GCUCUGAGUUCGUCUACCCUGUAGAUCGAGCUGUGUGUUCUGAAGUAUCAUACACGAGCUAGACUACUAGGUGAACGAUGGAAUGGAGCA</text:p>
          </table:table-cell>
          <table:table-cell table:formula="of:=OFFSET([Sheet1.$A$2]; (ROW()-1)*2;0)" office:value-type="string" office:string-value="(((((....((((.((((..((((.((.((((.(((((..(((....))).))))))))).))))))..)))).))))......)))))." calcext:value-type="string">
            <text:p>(((((....((((.((((..((((.((.((((.(((((..(((....))).))))))))).))))))..)))).))))......))))).</text:p>
          </table:table-cell>
          <table:table-cell table:formula="of:=OFFSET([Sheet1.$B$2]; (ROW()-1)*2;0)" office:value-type="string" office:string-value="-32.90" calcext:value-type="string">
            <text:p>-32.90</text:p>
          </table:table-cell>
        </table:table-row>
        <table:table-row table:style-name="ro1">
          <table:table-cell table:formula="of:=OFFSET([Sheet1.$A$1]; (ROW()-1)*2;0)" office:value-type="string" office:string-value="UUCUUGAGCUGGAAAGGUGACAUAAAAUCAUGUCCAAGCACGCGAUAUUAUGCACAUUUUCUAGUCCAAGAC" calcext:value-type="string">
            <text:p>UUCUUGAGCUGGAAAGGUGACAUAAAAUCAUGUCCAAGCACGCGAUAUUAUGCACAUUUUCUAGUCCAAGAC</text:p>
          </table:table-cell>
          <table:table-cell table:formula="of:=OFFSET([Sheet1.$A$2]; (ROW()-1)*2;0)" office:value-type="string" office:string-value=".(((((.((((((((((((.(((((.(((.(((......))).))).)))))))).))))))))).)))))." calcext:value-type="string">
            <text:p>.(((((.((((((((((((.(((((.(((.(((......))).))).)))))))).))))))))).))))).</text:p>
          </table:table-cell>
          <table:table-cell table:formula="of:=OFFSET([Sheet1.$B$2]; (ROW()-1)*2;0)" office:value-type="string" office:string-value="-26.00" calcext:value-type="string">
            <text:p>-26.00</text:p>
          </table:table-cell>
        </table:table-row>
        <table:table-row table:style-name="ro1">
          <table:table-cell table:formula="of:=OFFSET([Sheet1.$A$1]; (ROW()-1)*2;0)" office:value-type="string" office:string-value="UAGAUAUUUCGAUCAACUCAUUCUGCUGGUUGUUAUGCUGACAAUUGAUGAUUAAGCAUCACAACCUCCUAGAAAGAGUAGACCGAUUCUAUCUU" calcext:value-type="string">
            <text:p>UAGAUAUUUCGAUCAACUCAUUCUGCUGGUUGUUAUGCUGACAAUUGAUGAUUAAGCAUCACAACCUCCUAGAAAGAGUAGACCGAUUCUAUCUU</text:p>
          </table:table-cell>
          <table:table-cell table:formula="of:=OFFSET([Sheet1.$A$2]; (ROW()-1)*2;0)" office:value-type="string" office:string-value=".(((((..(((.((.((((.(((((..((((((.(((((...............))))).))))))...))))).)))).)).)))...)))))." calcext:value-type="string">
            <text:p>.(((((..(((.((.((((.(((((..((((((.(((((...............))))).))))))...))))).)))).)).)))...))))).</text:p>
          </table:table-cell>
          <table:table-cell table:formula="of:=OFFSET([Sheet1.$B$2]; (ROW()-1)*2;0)" office:value-type="string" office:string-value="-29.00" calcext:value-type="string">
            <text:p>-29.00</text:p>
          </table:table-cell>
        </table:table-row>
        <table:table-row table:style-name="ro1">
          <table:table-cell table:formula="of:=OFFSET([Sheet1.$A$1]; (ROW()-1)*2;0)" office:value-type="string" office:string-value="CGCACUUUUGGGCUUCCAUAUCUUUCCCAGCUCCUCUCAUUUACUAUGGAUGCUGGCAAGAAAUGGCAGUCUAGAUGUGCA" calcext:value-type="string">
            <text:p>CGCACUUUUGGGCUUCCAUAUCUUUCCCAGCUCCUCUCAUUUACUAUGGAUGCUGGCAAGAAAUGGCAGUCUAGAUGUGCA</text:p>
          </table:table-cell>
          <table:table-cell table:formula="of:=OFFSET([Sheet1.$A$2]; (ROW()-1)*2;0)" office:value-type="string" office:string-value=".((((.((((((((.((((.((((..((((((((.............))).))))).)))).)))).)))))))).))))." calcext:value-type="string">
            <text:p>.((((.((((((((.((((.((((..((((((((.............))).))))).)))).)))).)))))))).)))).</text:p>
          </table:table-cell>
          <table:table-cell table:formula="of:=OFFSET([Sheet1.$B$2]; (ROW()-1)*2;0)" office:value-type="string" office:string-value="-35.50" calcext:value-type="string">
            <text:p>-35.50</text:p>
          </table:table-cell>
        </table:table-row>
        <table:table-row table:style-name="ro1">
          <table:table-cell table:formula="of:=OFFSET([Sheet1.$A$1]; (ROW()-1)*2;0)" office:value-type="string" office:string-value="AGAACAUUCUCCGAUCUUUGGUGAUUCAGCUUAAAUGAUAGAAUUCAGACGUCUUCAUAAAGCUAGGUUACCAAAGCUCGGCGUUCCAGUUCG" calcext:value-type="string">
            <text:p>AGAACAUUCUCCGAUCUUUGGUGAUUCAGCUUAAAUGAUAGAAUUCAGACGUCUUCAUAAAGCUAGGUUACCAAAGCUCGGCGUUCCAGUUCG</text:p>
          </table:table-cell>
          <table:table-cell table:formula="of:=OFFSET([Sheet1.$A$2]; (ROW()-1)*2;0)" office:value-type="string" office:string-value=".((((...(.((((.(((((((((((.(((((..((((.(((.........))))))).))))).))))))))))).)))).).....))))." calcext:value-type="string">
            <text:p>.((((...(.((((.(((((((((((.(((((..((((.(((.........))))))).))))).))))))))))).)))).).....)))).</text:p>
          </table:table-cell>
          <table:table-cell table:formula="of:=OFFSET([Sheet1.$B$2]; (ROW()-1)*2;0)" office:value-type="string" office:string-value="-30.60" calcext:value-type="string">
            <text:p>-30.60</text:p>
          </table:table-cell>
        </table:table-row>
        <table:table-row table:style-name="ro1">
          <table:table-cell table:formula="of:=OFFSET([Sheet1.$A$1]; (ROW()-1)*2;0)" office:value-type="string" office:string-value="UGGACACUCUUUCGCUCAGCUUUCGACAUGAUUCUAAACAAUACGCUGUCGCAAUGUUGUUGAGAUCAUUAGUUGAAAGCCGAACGAUUCGAGAUAUCCA" calcext:value-type="string">
            <text:p>UGGACACUCUUUCGCUCAGCUUUCGACAUGAUUCUAAACAAUACGCUGUCGCAAUGUUGUUGAGAUCAUUAGUUGAAAGCCGAACGAUUCGAGAUAUCCA</text:p>
          </table:table-cell>
          <table:table-cell table:formula="of:=OFFSET([Sheet1.$A$2]; (ROW()-1)*2;0)" office:value-type="string" office:string-value="((((..(((..(((.((.((((((((((((((.((.(((((((.((....))..))))))).)))))))..))))))))).)).)))...)))...))))" calcext:value-type="string">
            <text:p>((((..(((..(((.((.((((((((((((((.((.(((((((.((....))..))))))).)))))))..))))))))).)).)))...)))...))))</text:p>
          </table:table-cell>
          <table:table-cell table:formula="of:=OFFSET([Sheet1.$B$2]; (ROW()-1)*2;0)" office:value-type="string" office:string-value="-32.50" calcext:value-type="string">
            <text:p>-32.50</text:p>
          </table:table-cell>
        </table:table-row>
        <table:table-row table:style-name="ro1">
          <table:table-cell table:formula="of:=OFFSET([Sheet1.$A$1]; (ROW()-1)*2;0)" office:value-type="string" office:string-value="UUUCCAGUCGUCAUAUGGCGUCCACCUGAGUGACUUUAGUGGACAUGUAUAGUUUCCAACUAAGGCACGCGGUGAAUGCCACGUGGCAAUUCUGGGAU" calcext:value-type="string">
            <text:p>UUUCCAGUCGUCAUAUGGCGUCCACCUGAGUGACUUUAGUGGACAUGUAUAGUUUCCAACUAAGGCACGCGGUGAAUGCCACGUGGCAAUUCUGGGAU</text:p>
          </table:table-cell>
          <table:table-cell table:formula="of:=OFFSET([Sheet1.$A$2]; (ROW()-1)*2;0)" office:value-type="string" office:string-value=".((((((..(((((.((((((.((((.(.(((.((((((((((.((.....)).))).)))))))))).))))).)))))).)))))....))))))." calcext:value-type="string">
            <text:p>.((((((..(((((.((((((.((((.(.(((.((((((((((.((.....)).))).)))))))))).))))).)))))).)))))....)))))).</text:p>
          </table:table-cell>
          <table:table-cell table:formula="of:=OFFSET([Sheet1.$B$2]; (ROW()-1)*2;0)" office:value-type="string" office:string-value="-42.10" calcext:value-type="string">
            <text:p>-42.10</text:p>
          </table:table-cell>
        </table:table-row>
        <table:table-row table:style-name="ro1">
          <table:table-cell table:formula="of:=OFFSET([Sheet1.$A$1]; (ROW()-1)*2;0)" office:value-type="string" office:string-value="AAAAUGCCUUACCGAUACUUGGUCGACAAUUUAAUAGUAUCUGAUUAAUUGAUGGAUAGUAUUAGUUGUGCGACCAGGAAAUGGUAUGAGCAUUUC" calcext:value-type="string">
            <text:p>AAAAUGCCUUACCGAUACUUGGUCGACAAUUUAAUAGUAUCUGAUUAAUUGAUGGAUAGUAUUAGUUGUGCGACCAGGAAAUGGUAUGAGCAUUUC</text:p>
          </table:table-cell>
          <table:table-cell table:formula="of:=OFFSET([Sheet1.$A$2]; (ROW()-1)*2;0)" office:value-type="string" office:string-value=".(((((((.(((((...((((((((((((((.((((.(((((.(((....)))))))).)))))))))).))))))))...))))).).))))))." calcext:value-type="string">
            <text:p>.(((((((.(((((...((((((((((((((.((((.(((((.(((....)))))))).)))))))))).))))))))...))))).).)))))).</text:p>
          </table:table-cell>
          <table:table-cell table:formula="of:=OFFSET([Sheet1.$B$2]; (ROW()-1)*2;0)" office:value-type="string" office:string-value="-36.40" calcext:value-type="string">
            <text:p>-36.40</text:p>
          </table:table-cell>
        </table:table-row>
        <table:table-row table:style-name="ro1">
          <table:table-cell table:formula="of:=OFFSET([Sheet1.$A$1]; (ROW()-1)*2;0)" office:value-type="string" office:string-value="GACUCUAGCAAAGAUCAAACGGUAUUCCUGAGUGAAUAAUAAAAAUGAGUCCAUUCUAUUAUUGCUCGAGAAUACCCUUUGACAAGCUGAAAAGUG" calcext:value-type="string">
            <text:p>GACUCUAGCAAAGAUCAAACGGUAUUCCUGAGUGAAUAAUAAAAAUGAGUCCAUUCUAUUAUUGCUCGAGAAUACCCUUUGACAAGCUGAAAAGUG</text:p>
          </table:table-cell>
          <table:table-cell table:formula="of:=OFFSET([Sheet1.$A$2]; (ROW()-1)*2;0)" office:value-type="string" office:string-value=".(((.((((...(.(((((.(((((((.(((((.(((((((..((((....)))).)))))))))))).))))))).))))))..))))...)))." calcext:value-type="string">
            <text:p>.(((.((((...(.(((((.(((((((.(((((.(((((((..((((....)))).)))))))))))).))))))).))))))..))))...))).</text:p>
          </table:table-cell>
          <table:table-cell table:formula="of:=OFFSET([Sheet1.$B$2]; (ROW()-1)*2;0)" office:value-type="string" office:string-value="-27.20" calcext:value-type="string">
            <text:p>-27.20</text:p>
          </table:table-cell>
        </table:table-row>
        <table:table-row table:style-name="ro1">
          <table:table-cell table:formula="of:=OFFSET([Sheet1.$A$1]; (ROW()-1)*2;0)" office:value-type="string" office:string-value="AAGUGACCAAUGUCCAGCGUCUUACCUGUUCAAUAUUUAGACUGACCAAACCCAUAGCUCUAAUACUGUCAGGUAAUGACGCUGGAUAGUCUUGUCAUUG" calcext:value-type="string">
            <text:p>AAGUGACCAAUGUCCAGCGUCUUACCUGUUCAAUAUUUAGACUGACCAAACCCAUAGCUCUAAUACUGUCAGGUAAUGACGCUGGAUAGUCUUGUCAUUG</text:p>
          </table:table-cell>
          <table:table-cell table:formula="of:=OFFSET([Sheet1.$A$2]; (ROW()-1)*2;0)" office:value-type="string" office:string-value=".((((((...((((((((((((((((((..((.((((.((((((..........))).))))))).)).))))))).))))))))))).....))))))." calcext:value-type="string">
            <text:p>.((((((...((((((((((((((((((..((.((((.((((((..........))).))))))).)).))))))).))))))))))).....)))))).</text:p>
          </table:table-cell>
          <table:table-cell table:formula="of:=OFFSET([Sheet1.$B$2]; (ROW()-1)*2;0)" office:value-type="string" office:string-value="-37.80" calcext:value-type="string">
            <text:p>-37.80</text:p>
          </table:table-cell>
        </table:table-row>
        <table:table-row table:style-name="ro1">
          <table:table-cell table:formula="of:=OFFSET([Sheet1.$A$1]; (ROW()-1)*2;0)" office:value-type="string" office:string-value="ACGGUGUCAAAGCUGAGGUAGGUGUGAGAAAUGACGAAAGGCUCUUAAUCGUUUCAUUGUCUCGCAGCUGCUUCAACUGUGAUUUACCGA" calcext:value-type="string">
            <text:p>ACGGUGUCAAAGCUGAGGUAGGUGUGAGAAAUGACGAAAGGCUCUUAAUCGUUUCAUUGUCUCGCAGCUGCUUCAACUGUGAUUUACCGA</text:p>
          </table:table-cell>
          <table:table-cell table:formula="of:=OFFSET([Sheet1.$A$2]; (ROW()-1)*2;0)" office:value-type="string" office:string-value=".((((((((.((.((((((((.((((((((((((((((((...)))..)))..))))).))))))).)))))))).)).))))..))))." calcext:value-type="string">
            <text:p>.((((((((.((.((((((((.((((((((((((((((((...)))..)))..))))).))))))).)))))))).)).))))..)))).</text:p>
          </table:table-cell>
          <table:table-cell table:formula="of:=OFFSET([Sheet1.$B$2]; (ROW()-1)*2;0)" office:value-type="string" office:string-value="-36.10" calcext:value-type="string">
            <text:p>-36.10</text:p>
          </table:table-cell>
        </table:table-row>
        <table:table-row table:style-name="ro1">
          <table:table-cell table:formula="of:=OFFSET([Sheet1.$A$1]; (ROW()-1)*2;0)" office:value-type="string" office:string-value="UGCAAACUGAUAUUCACGAUAAGCGCUAUCCUUCCGUUGUAUUCAAGCUUGGUUGUCGAGUACACGUGCUCGGAUAACGCUCAUCGAGUCUGAUCGGUUAUGUU" calcext:value-type="string">
            <text:p>UGCAAACUGAUAUUCACGAUAAGCGCUAUCCUUCCGUUGUAUUCAAGCUUGGUUGUCGAGUACACGUGCUCGGAUAACGCUCAUCGAGUCUGAUCGGUUAUGUU</text:p>
          </table:table-cell>
          <table:table-cell table:formula="of:=OFFSET([Sheet1.$A$2]; (ROW()-1)*2;0)" office:value-type="string" office:string-value=".((((((((((...(.((((.((((.(((((..((((.((((((..((......)).))))))))).)...))))).)))).)))).)....))))))).)))." calcext:value-type="string">
            <text:p>.((((((((((...(.((((.((((.(((((..((((.((((((..((......)).))))))))).)...))))).)))).)))).)....))))))).))).</text:p>
          </table:table-cell>
          <table:table-cell table:formula="of:=OFFSET([Sheet1.$B$2]; (ROW()-1)*2;0)" office:value-type="string" office:string-value="-31.60" calcext:value-type="string">
            <text:p>-31.60</text:p>
          </table:table-cell>
        </table:table-row>
        <table:table-row table:style-name="ro1">
          <table:table-cell table:formula="of:=OFFSET([Sheet1.$A$1]; (ROW()-1)*2;0)" office:value-type="string" office:string-value="CCCAAAUGACAUCUCGUUAAGUAGUGGUGCCGCUCUUAUUAGAAUUAUCAAGUAAUAAGAGUUGUUCGCUACUUAACGAGAGGAAAUUUGGA" calcext:value-type="string">
            <text:p>CCCAAAUGACAUCUCGUUAAGUAGUGGUGCCGCUCUUAUUAGAAUUAUCAAGUAAUAAGAGUUGUUCGCUACUUAACGAGAGGAAAUUUGGA</text:p>
          </table:table-cell>
          <table:table-cell table:formula="of:=OFFSET([Sheet1.$A$2]; (ROW()-1)*2;0)" office:value-type="string" office:string-value=".((((((....((((((((((((((((.((.((((((((((...........)))))))))).))))))))))))))))))....))))))." calcext:value-type="string">
            <text:p>.((((((....((((((((((((((((.((.((((((((((...........)))))))))).))))))))))))))))))....)))))).</text:p>
          </table:table-cell>
          <table:table-cell table:formula="of:=OFFSET([Sheet1.$B$2]; (ROW()-1)*2;0)" office:value-type="string" office:string-value="-42.90" calcext:value-type="string">
            <text:p>-42.90</text:p>
          </table:table-cell>
        </table:table-row>
        <table:table-row table:style-name="ro1">
          <table:table-cell table:formula="of:=OFFSET([Sheet1.$A$1]; (ROW()-1)*2;0)" office:value-type="string" office:string-value="AGGUCUCUCCCAGUUAUAAGUAGUAGUGCCGCAGGUAACCGCUUCCAGAAAAUUGGUUUACCUACUGCCUUCUGCUUAGAAUUGGGAUUUUGAUGACCG" calcext:value-type="string">
            <text:p>AGGUCUCUCCCAGUUAUAAGUAGUAGUGCCGCAGGUAACCGCUUCCAGAAAAUUGGUUUACCUACUGCCUUCUGCUUAGAAUUGGGAUUUUGAUGACCG</text:p>
          </table:table-cell>
          <table:table-cell table:formula="of:=OFFSET([Sheet1.$A$2]; (ROW()-1)*2;0)" office:value-type="string" office:string-value=".((((((((((((((.(((((((.((.((.(.(((((((((.((......)).))).)))))).).)))).))))))).))))))))....)).))))." calcext:value-type="string">
            <text:p>.((((((((((((((.(((((((.((.((.(.(((((((((.((......)).))).)))))).).)))).))))))).))))))))....)).)))).</text:p>
          </table:table-cell>
          <table:table-cell table:formula="of:=OFFSET([Sheet1.$B$2]; (ROW()-1)*2;0)" office:value-type="string" office:string-value="-36.70" calcext:value-type="string">
            <text:p>-36.70</text:p>
          </table:table-cell>
        </table:table-row>
        <table:table-row table:style-name="ro1">
          <table:table-cell table:formula="of:=OFFSET([Sheet1.$A$1]; (ROW()-1)*2;0)" office:value-type="string" office:string-value="AGUCAUCGAAACGAGUAAAUCUCAUCCUAAUCUGGUUGCAUUUUCAAUACUUUUUGCUACCGAUUUGGUUUGGGAUUGGCUUGUCUAGUAUUGAC" calcext:value-type="string">
            <text:p>AGUCAUCGAAACGAGUAAAUCUCAUCCUAAUCUGGUUGCAUUUUCAAUACUUUUUGCUACCGAUUUGGUUUGGGAUUGGCUUGUCUAGUAUUGAC</text:p>
          </table:table-cell>
          <table:table-cell table:formula="of:=OFFSET([Sheet1.$A$2]; (ROW()-1)*2;0)" office:value-type="string" office:string-value=".((((.(...((((((.(((((((.((.((((.(((.(((..............))).))))))).))..))))))).))))))...)...))))" calcext:value-type="string">
            <text:p>.((((.(...((((((.(((((((.((.((((.(((.(((..............))).))))))).))..))))))).))))))...)...))))</text:p>
          </table:table-cell>
          <table:table-cell table:formula="of:=OFFSET([Sheet1.$B$2]; (ROW()-1)*2;0)" office:value-type="string" office:string-value="-26.90" calcext:value-type="string">
            <text:p>-26.90</text:p>
          </table:table-cell>
        </table:table-row>
        <table:table-row table:style-name="ro1">
          <table:table-cell table:formula="of:=OFFSET([Sheet1.$A$1]; (ROW()-1)*2;0)" office:value-type="string" office:string-value="UGAAGCGGCAAGAAUUAGAAGCAGUUUUGGUGUCAGACACACUCACUGACUCACUGCUUCUUGUUUUUCUUCUUCUUCU" calcext:value-type="string">
            <text:p>UGAAGCGGCAAGAAUUAGAAGCAGUUUUGGUGUCAGACACACUCACUGACUCACUGCUUCUUGUUUUUCUUCUUCUUCU</text:p>
          </table:table-cell>
          <table:table-cell table:formula="of:=OFFSET([Sheet1.$A$2]; (ROW()-1)*2;0)" office:value-type="string" office:string-value=".((((.((.((((((.(((((((((...((.(((((.........)))))))))))))))).)))))))).))))...." calcext:value-type="string">
            <text:p>.((((.((.((((((.(((((((((...((.(((((.........)))))))))))))))).)))))))).))))....</text:p>
          </table:table-cell>
          <table:table-cell table:formula="of:=OFFSET([Sheet1.$B$2]; (ROW()-1)*2;0)" office:value-type="string" office:string-value="-26.20" calcext:value-type="string">
            <text:p>-26.20</text:p>
          </table:table-cell>
        </table:table-row>
        <table:table-row table:style-name="ro1">
          <table:table-cell table:formula="of:=OFFSET([Sheet1.$A$1]; (ROW()-1)*2;0)" office:value-type="string" office:string-value="GCUUCGCUCCCCUCCGCCUUCUCUUCCCGGUUCUUCCCGGAGUCGGGAAAAGCUGGGUUGAGAGGGCGAAAAAGGAUGAGGU" calcext:value-type="string">
            <text:p>GCUUCGCUCCCCUCCGCCUUCUCUUCCCGGUUCUUCCCGGAGUCGGGAAAAGCUGGGUUGAGAGGGCGAAAAAGGAUGAGGU</text:p>
          </table:table-cell>
          <table:table-cell table:formula="of:=OFFSET([Sheet1.$A$2]; (ROW()-1)*2;0)" office:value-type="string" office:string-value="((((((.(((....(((((((((..(((((((.((((((....)))))).)))))))..))))))))).....)))))))))" calcext:value-type="string">
            <text:p>((((((.(((....(((((((((..(((((((.((((((....)))))).)))))))..))))))))).....)))))))))</text:p>
          </table:table-cell>
          <table:table-cell table:formula="of:=OFFSET([Sheet1.$B$2]; (ROW()-1)*2;0)" office:value-type="string" office:string-value="-47.60" calcext:value-type="string">
            <text:p>-47.60</text:p>
          </table:table-cell>
        </table:table-row>
        <table:table-row table:style-name="ro1">
          <table:table-cell table:formula="of:=OFFSET([Sheet1.$A$1]; (ROW()-1)*2;0)" office:value-type="string" office:string-value="ACUUACGAUUAGUUUUGCAGAUUUGCAGUUCAGCGUAUAUGUGAAUAUAUGGCUGUGCAAAUCCAUGCAAAACUGAUUGUGGGA" calcext:value-type="string">
            <text:p>ACUUACGAUUAGUUUUGCAGAUUUGCAGUUCAGCGUAUAUGUGAAUAUAUGGCUGUGCAAAUCCAUGCAAAACUGAUUGUGGGA</text:p>
          </table:table-cell>
          <table:table-cell table:formula="of:=OFFSET([Sheet1.$A$2]; (ROW()-1)*2;0)" office:value-type="string" office:string-value=".((((((((((((((((((((((((((...((((((((((....)))))).))))))))))))..))))))))))))))))))." calcext:value-type="string">
            <text:p>.((((((((((((((((((((((((((...((((((((((....)))))).))))))))))))..)))))))))))))))))).</text:p>
          </table:table-cell>
          <table:table-cell table:formula="of:=OFFSET([Sheet1.$B$2]; (ROW()-1)*2;0)" office:value-type="string" office:string-value="-40.80" calcext:value-type="string">
            <text:p>-40.80</text:p>
          </table:table-cell>
        </table:table-row>
        <table:table-row table:style-name="ro1">
          <table:table-cell table:formula="of:=OFFSET([Sheet1.$A$1]; (ROW()-1)*2;0)" office:value-type="string" office:string-value="ACCAUGUUGUAGUGUGUGUAAACAUCCUACACUCUCAGCUGUGAGCUCAAGGUGGCUGGGAGAGGGUUGUUUACUCCUUCUGCCAUGGA" calcext:value-type="string">
            <text:p>ACCAUGUUGUAGUGUGUGUAAACAUCCUACACUCUCAGCUGUGAGCUCAAGGUGGCUGGGAGAGGGUUGUUUACUCCUUCUGCCAUGGA</text:p>
          </table:table-cell>
          <table:table-cell table:formula="of:=OFFSET([Sheet1.$A$2]; (ROW()-1)*2;0)" office:value-type="string" office:string-value=".(((((..((((...(.(((((((.(((...(((((((((....(((...)))))))))))).))).))))))).)...)))))))))." calcext:value-type="string">
            <text:p>.(((((..((((...(.(((((((.(((...(((((((((....(((...)))))))))))).))).))))))).)...))))))))).</text:p>
          </table:table-cell>
          <table:table-cell table:formula="of:=OFFSET([Sheet1.$B$2]; (ROW()-1)*2;0)" office:value-type="string" office:string-value="-34.30" calcext:value-type="string">
            <text:p>-34.30</text:p>
          </table:table-cell>
        </table:table-row>
        <table:table-row table:style-name="ro1">
          <table:table-cell table:formula="of:=OFFSET([Sheet1.$A$1]; (ROW()-1)*2;0)" office:value-type="string" office:string-value="GAGUGACAGAUAUUGUAAACAUCCUACACUCUCAGCUGUGAAAAGUAAGAAAGCUGGGAGAAGGCUGUUUACUCUCUCUGCCUU" calcext:value-type="string">
            <text:p>GAGUGACAGAUAUUGUAAACAUCCUACACUCUCAGCUGUGAAAAGUAAGAAAGCUGGGAGAAGGCUGUUUACUCUCUCUGCCUU</text:p>
          </table:table-cell>
          <table:table-cell table:formula="of:=OFFSET([Sheet1.$A$2]; (ROW()-1)*2;0)" office:value-type="string" office:string-value="(((.(.((((....(((((((.(((...(((((((((..............))))))))).))).)))))))....))))))))" calcext:value-type="string">
            <text:p>(((.(.((((....(((((((.(((...(((((((((..............))))))))).))).)))))))....))))))))</text:p>
          </table:table-cell>
          <table:table-cell table:formula="of:=OFFSET([Sheet1.$B$2]; (ROW()-1)*2;0)" office:value-type="string" office:string-value="-29.40" calcext:value-type="string">
            <text:p>-29.40</text:p>
          </table:table-cell>
        </table:table-row>
        <table:table-row table:style-name="ro1">
          <table:table-cell table:formula="of:=OFFSET([Sheet1.$A$1]; (ROW()-1)*2;0)" office:value-type="string" office:string-value="AAGUCUGUGUCUGUAAACAUCCCCGACUGGAAGCUGUAAGCCACAGCCAAGCUUUCAGUCAGAUGUUUGCUGCUACUGGCUC" calcext:value-type="string">
            <text:p>AAGUCUGUGUCUGUAAACAUCCCCGACUGGAAGCUGUAAGCCACAGCCAAGCUUUCAGUCAGAUGUUUGCUGCUACUGGCUC</text:p>
          </table:table-cell>
          <table:table-cell table:formula="of:=OFFSET([Sheet1.$A$2]; (ROW()-1)*2;0)" office:value-type="string" office:string-value=".((((.(((.(.(((((((((...(((((((((((....((....))..))))))))))).))))))))).).))).))))." calcext:value-type="string">
            <text:p>.((((.(((.(.(((((((((...(((((((((((....((....))..))))))))))).))))))))).).))).)))).</text:p>
          </table:table-cell>
          <table:table-cell table:formula="of:=OFFSET([Sheet1.$B$2]; (ROW()-1)*2;0)" office:value-type="string" office:string-value="-34.30" calcext:value-type="string">
            <text:p>-34.30</text:p>
          </table:table-cell>
        </table:table-row>
        <table:table-row table:style-name="ro1">
          <table:table-cell table:formula="of:=OFFSET([Sheet1.$A$1]; (ROW()-1)*2;0)" office:value-type="string" office:string-value="CGUGCACAGGGCUCUGACCUAUGAAUUGACAGCCAGUACUCUUUUCUCUCCUCUGGCUGCCAAUUCCAUAGGUCACAGGUAUGUUCACC" calcext:value-type="string">
            <text:p>CGUGCACAGGGCUCUGACCUAUGAAUUGACAGCCAGUACUCUUUUCUCUCCUCUGGCUGCCAAUUCCAUAGGUCACAGGUAUGUUCACC</text:p>
          </table:table-cell>
          <table:table-cell table:formula="of:=OFFSET([Sheet1.$A$2]; (ROW()-1)*2;0)" office:value-type="string" office:string-value=".(((.(((.(.((.((((((((((((((.(((((((................))))))).))))).))))))))).)).).))).)))." calcext:value-type="string">
            <text:p>.(((.(((.(.((.((((((((((((((.(((((((................))))))).))))).))))))))).)).).))).))).</text:p>
          </table:table-cell>
          <table:table-cell table:formula="of:=OFFSET([Sheet1.$B$2]; (ROW()-1)*2;0)" office:value-type="string" office:string-value="-37.60" calcext:value-type="string">
            <text:p>-37.60</text:p>
          </table:table-cell>
        </table:table-row>
        <table:table-row table:style-name="ro1">
          <table:table-cell table:formula="of:=OFFSET([Sheet1.$A$1]; (ROW()-1)*2;0)" office:value-type="string" office:string-value="AGCUGAUCUGUGGCUUAGGUAGUUUCAUGUUGUUGGGAUUGAGUUUUGAACUCGGCAACAAGAAACUGCCUGAGUUACAUCAGUC" calcext:value-type="string">
            <text:p>AGCUGAUCUGUGGCUUAGGUAGUUUCAUGUUGUUGGGAUUGAGUUUUGAACUCGGCAACAAGAAACUGCCUGAGUUACAUCAGUC</text:p>
          </table:table-cell>
          <table:table-cell table:formula="of:=OFFSET([Sheet1.$A$2]; (ROW()-1)*2;0)" office:value-type="string" office:string-value=".(((((..((((((((((((((((((.((((((((((.((........)))))))))))).)))))))))))))))))))))))." calcext:value-type="string">
            <text:p>.(((((..((((((((((((((((((.((((((((((.((........)))))))))))).))))))))))))))))))))))).</text:p>
          </table:table-cell>
          <table:table-cell table:formula="of:=OFFSET([Sheet1.$B$2]; (ROW()-1)*2;0)" office:value-type="string" office:string-value="-45.00" calcext:value-type="string">
            <text:p>-45.00</text:p>
          </table:table-cell>
        </table:table-row>
        <table:table-row table:style-name="ro1">
          <table:table-cell table:formula="of:=OFFSET([Sheet1.$A$1]; (ROW()-1)*2;0)" office:value-type="string" office:string-value="UUCCUUUGACGGGUGAGCUUUUGGCCCGGGUUAUACCUGACACUCACGUAUAAGACGAGCAAAAAGCUUGUUGGUCAGAGGAG" calcext:value-type="string">
            <text:p>UUCCUUUGACGGGUGAGCUUUUGGCCCGGGUUAUACCUGACACUCACGUAUAAGACGAGCAAAAAGCUUGUUGGUCAGAGGAG</text:p>
          </table:table-cell>
          <table:table-cell table:formula="of:=OFFSET([Sheet1.$A$2]; (ROW()-1)*2;0)" office:value-type="string" office:string-value=".(((((((((.(((((((((((.((.((..((((((.(((...))).))))))..)).)).))))))))))).)))))))))." calcext:value-type="string">
            <text:p>.(((((((((.(((((((((((.((.((..((((((.(((...))).))))))..)).)).))))))))))).))))))))).</text:p>
          </table:table-cell>
          <table:table-cell table:formula="of:=OFFSET([Sheet1.$B$2]; (ROW()-1)*2;0)" office:value-type="string" office:string-value="-37.60" calcext:value-type="string">
            <text:p>-37.60</text:p>
          </table:table-cell>
        </table:table-row>
        <table:table-row table:style-name="ro1">
          <table:table-cell table:formula="of:=OFFSET([Sheet1.$A$1]; (ROW()-1)*2;0)" office:value-type="string" office:string-value="UUCACUGUGGGAUGAGGUAGUAGGUUGUAUAGUUUUAGGGUCACACCCACCACUGGGAGAUAACUAUACAAUCUACUGUCUUUCCUAAGGUGAU" calcext:value-type="string">
            <text:p>UUCACUGUGGGAUGAGGUAGUAGGUUGUAUAGUUUUAGGGUCACACCCACCACUGGGAGAUAACUAUACAAUCUACUGUCUUUCCUAAGGUGAU</text:p>
          </table:table-cell>
          <table:table-cell table:formula="of:=OFFSET([Sheet1.$A$2]; (ROW()-1)*2;0)" office:value-type="string" office:string-value=".(((((.(((((.(((((((((((((((((((((.....(((...((((....)))).))))))))))))))))))))))))))))).)))))." calcext:value-type="string">
            <text:p>.(((((.(((((.(((((((((((((((((((((.....(((...((((....)))).))))))))))))))))))))))))))))).))))).</text:p>
          </table:table-cell>
          <table:table-cell table:formula="of:=OFFSET([Sheet1.$B$2]; (ROW()-1)*2;0)" office:value-type="string" office:string-value="-41.90" calcext:value-type="string">
            <text:p>-41.90</text:p>
          </table:table-cell>
        </table:table-row>
        <table:table-row table:style-name="ro1">
          <table:table-cell table:formula="of:=OFFSET([Sheet1.$A$1]; (ROW()-1)*2;0)" office:value-type="string" office:string-value="CUGCAUGUUCCCAGGUUGAGGUAGUAGGUUGUAUAGUUUAGAGUUACAUCAAGGGAGAUAACUGUACAGCCUCCUAGCUUUCCUUGGGACUUGCAC" calcext:value-type="string">
            <text:p>CUGCAUGUUCCCAGGUUGAGGUAGUAGGUUGUAUAGUUUAGAGUUACAUCAAGGGAGAUAACUGUACAGCCUCCUAGCUUUCCUUGGGACUUGCAC</text:p>
          </table:table-cell>
          <table:table-cell table:formula="of:=OFFSET([Sheet1.$A$2]; (ROW()-1)*2;0)" office:value-type="string" office:string-value=".((((.(((((.(((..(((.(((.(((((((((((((.........(((......)))))))))))))))).))).))).))).))))).))))." calcext:value-type="string">
            <text:p>.((((.(((((.(((..(((.(((.(((((((((((((.........(((......)))))))))))))))).))).))).))).))))).)))).</text:p>
          </table:table-cell>
          <table:table-cell table:formula="of:=OFFSET([Sheet1.$B$2]; (ROW()-1)*2;0)" office:value-type="string" office:string-value="-39.80" calcext:value-type="string">
            <text:p>-39.80</text:p>
          </table:table-cell>
        </table:table-row>
        <table:table-row table:style-name="ro1">
          <table:table-cell table:formula="of:=OFFSET([Sheet1.$A$1]; (ROW()-1)*2;0)" office:value-type="string" office:string-value="AUCAGAGUGAGGUAGUAGAUUGUAUAGUUGUGGGGUAGUGAUUUUACCCUGUUUAGGAGAUAACUAUACAAUCUAUUGCCUUCCCUGAG" calcext:value-type="string">
            <text:p>AUCAGAGUGAGGUAGUAGAUUGUAUAGUUGUGGGGUAGUGAUUUUACCCUGUUUAGGAGAUAACUAUACAAUCUAUUGCCUUCCCUGAG</text:p>
          </table:table-cell>
          <table:table-cell table:formula="of:=OFFSET([Sheet1.$A$2]; (ROW()-1)*2;0)" office:value-type="string" office:string-value=".((((.(.((((((((((((((((((((((((((((((.....))))))).........))))))))))))))))))))))).)))))." calcext:value-type="string">
            <text:p>.((((.(.((((((((((((((((((((((((((((((.....))))))).........))))))))))))))))))))))).))))).</text:p>
          </table:table-cell>
          <table:table-cell table:formula="of:=OFFSET([Sheet1.$B$2]; (ROW()-1)*2;0)" office:value-type="string" office:string-value="-43.10" calcext:value-type="string">
            <text:p>-43.10</text:p>
          </table:table-cell>
        </table:table-row>
        <table:table-row table:style-name="ro1">
          <table:table-cell table:formula="of:=OFFSET([Sheet1.$A$1]; (ROW()-1)*2;0)" office:value-type="string" office:string-value="UGCGUGCUUUUUGUUCUAAGGUGCAUCUAGUGCAGAUAGUGAAGUAGACUAGCAUCUACUGCCCUAAGUGCUCCUUCUGGCAUAAGAAGUUAUGUC" calcext:value-type="string">
            <text:p>UGCGUGCUUUUUGUUCUAAGGUGCAUCUAGUGCAGAUAGUGAAGUAGACUAGCAUCUACUGCCCUAAGUGCUCCUUCUGGCAUAAGAAGUUAUGUC</text:p>
          </table:table-cell>
          <table:table-cell table:formula="of:=OFFSET([Sheet1.$A$2]; (ROW()-1)*2;0)" office:value-type="string" office:string-value=".(((((((((((((.((((((.((((.(((.((((.(((((...........)).))))))).))).)))).)))..))).)))))))).)))))." calcext:value-type="string">
            <text:p>.(((((((((((((.((((((.((((.(((.((((.(((((...........)).))))))).))).)))).)))..))).)))))))).))))).</text:p>
          </table:table-cell>
          <table:table-cell table:formula="of:=OFFSET([Sheet1.$B$2]; (ROW()-1)*2;0)" office:value-type="string" office:string-value="-29.20" calcext:value-type="string">
            <text:p>-29.20</text:p>
          </table:table-cell>
        </table:table-row>
        <table:table-row table:style-name="ro1">
          <table:table-cell table:formula="of:=OFFSET([Sheet1.$A$1]; (ROW()-1)*2;0)" office:value-type="string" office:string-value="UGUACCACCUUGUCGGAUAGCUUAUCAGACUGAUGUUGACUGUUGAAUCUCAUGGCAACAGCAGUCGAUGGGCUGUCUGACAUUUUGGUAUC" calcext:value-type="string">
            <text:p>UGUACCACCUUGUCGGAUAGCUUAUCAGACUGAUGUUGACUGUUGAAUCUCAUGGCAACAGCAGUCGAUGGGCUGUCUGACAUUUUGGUAUC</text:p>
          </table:table-cell>
          <table:table-cell table:formula="of:=OFFSET([Sheet1.$A$2]; (ROW()-1)*2;0)" office:value-type="string" office:string-value=".((((((...((((((((((((((((.(((((.(((((.((((.((...))))))))))).)))))))))))))))))))))...))))))." calcext:value-type="string">
            <text:p>.((((((...((((((((((((((((.(((((.(((((.((((.((...))))))))))).)))))))))))))))))))))...)))))).</text:p>
          </table:table-cell>
          <table:table-cell table:formula="of:=OFFSET([Sheet1.$B$2]; (ROW()-1)*2;0)" office:value-type="string" office:string-value="-46.20" calcext:value-type="string">
            <text:p>-46.20</text:p>
          </table:table-cell>
        </table:table-row>
        <table:table-row table:style-name="ro1">
          <table:table-cell table:formula="of:=OFFSET([Sheet1.$A$1]; (ROW()-1)*2;0)" office:value-type="string" office:string-value="ACCCCUUAGAGGAUGACUGAUUUCUUUUGGUGUUCAGAGUCAAUAGAAUUUUCUAGCACCAUCUGAAAUCGGUUAUAAUGAUUGGGGA" calcext:value-type="string">
            <text:p>ACCCCUUAGAGGAUGACUGAUUUCUUUUGGUGUUCAGAGUCAAUAGAAUUUUCUAGCACCAUCUGAAAUCGGUUAUAAUGAUUGGGGA</text:p>
          </table:table-cell>
          <table:table-cell table:formula="of:=OFFSET([Sheet1.$A$2]; (ROW()-1)*2;0)" office:value-type="string" office:string-value=".((((....(..((((((((((((...(((((((.((((...........)))))))))))...))))))))))))..)....))))." calcext:value-type="string">
            <text:p>.((((....(..((((((((((((...(((((((.((((...........)))))))))))...))))))))))))..)....)))).</text:p>
          </table:table-cell>
          <table:table-cell table:formula="of:=OFFSET([Sheet1.$B$2]; (ROW()-1)*2;0)" office:value-type="string" office:string-value="-34.10" calcext:value-type="string">
            <text:p>-34.10</text:p>
          </table:table-cell>
        </table:table-row>
        <table:table-row table:style-name="ro1">
          <table:table-cell table:formula="of:=OFFSET([Sheet1.$A$1]; (ROW()-1)*2;0)" office:value-type="string" office:string-value="UGCCCAUUCAUCCACAGGUGGGGAUUGGUGGCAUUACUUGUGUUAGAUAUAAAGUAUUGCACUUGUCCCGGCCUGAGGAAGAAAGAGGGUU" calcext:value-type="string">
            <text:p>UGCCCAUUCAUCCACAGGUGGGGAUUGGUGGCAUUACUUGUGUUAGAUAUAAAGUAUUGCACUUGUCCCGGCCUGAGGAAGAAAGAGGGUU</text:p>
          </table:table-cell>
          <table:table-cell table:formula="of:=OFFSET([Sheet1.$A$2]; (ROW()-1)*2;0)" office:value-type="string" office:string-value=".((((.(((.(((.(((((.(((((.((((.((.(((((((((...)))).))))).)))))).))))).))))).))).)))...))))." calcext:value-type="string">
            <text:p>.((((.(((.(((.(((((.(((((.((((.((.(((((((((...)))).))))).)))))).))))).))))).))).)))...)))).</text:p>
          </table:table-cell>
          <table:table-cell table:formula="of:=OFFSET([Sheet1.$B$2]; (ROW()-1)*2;0)" office:value-type="string" office:string-value="-41.40" calcext:value-type="string">
            <text:p>-41.40</text:p>
          </table:table-cell>
        </table:table-row>
        <table:table-row table:style-name="ro1">
          <table:table-cell table:formula="of:=OFFSET([Sheet1.$A$1]; (ROW()-1)*2;0)" office:value-type="string" office:string-value="CCAGUACCAUCUGCUUGGCCGAUUUUGGCACUAGCACAUUUUUGCUUGUGUCUCUCCGCUGUGAGCAAUCAUGUGUAGUGCCAAUAUGGGAAAAGCGGGCUGCUGC" calcext:value-type="string">
            <text:p>CCAGUACCAUCUGCUUGGCCGAUUUUGGCACUAGCACAUUUUUGCUUGUGUCUCUCCGCUGUGAGCAAUCAUGUGUAGUGCCAAUAUGGGAAAAGCGGGCUGCUGC</text:p>
          </table:table-cell>
          <table:table-cell table:formula="of:=OFFSET([Sheet1.$A$2]; (ROW()-1)*2;0)" office:value-type="string" office:string-value=".(((((...(((((((..((.((.(((((((((.(((((..(((((((((......)))...))))))..)))))))))))))).)).))..))))))).)))))." calcext:value-type="string">
            <text:p>.(((((...(((((((..((.((.(((((((((.(((((..(((((((((......)))...))))))..)))))))))))))).)).))..))))))).))))).</text:p>
          </table:table-cell>
          <table:table-cell table:formula="of:=OFFSET([Sheet1.$B$2]; (ROW()-1)*2;0)" office:value-type="string" office:string-value="-47.90" calcext:value-type="string">
            <text:p>-47.90</text:p>
          </table:table-cell>
        </table:table-row>
        <table:table-row table:style-name="ro1">
          <table:table-cell table:formula="of:=OFFSET([Sheet1.$A$1]; (ROW()-1)*2;0)" office:value-type="string" office:string-value="GUCUUCGUGCUUUCAGCUUCUUUACAGUGCUGCCUUGUAGCAUUCAGGUCAAGCAGCAUUGUACAGGGCUAUGAAAGAACCAAGAA" calcext:value-type="string">
            <text:p>GUCUUCGUGCUUUCAGCUUCUUUACAGUGCUGCCUUGUAGCAUUCAGGUCAAGCAGCAUUGUACAGGGCUAUGAAAGAACCAAGAA</text:p>
          </table:table-cell>
          <table:table-cell table:formula="of:=OFFSET([Sheet1.$A$2]; (ROW()-1)*2;0)" office:value-type="string" office:string-value=".((((.((.(((((((((.((.(((((((((((.(((.(.(.....).))))))))))))))).)))))..)))))).)).))))." calcext:value-type="string">
            <text:p>.((((.((.(((((((((.((.(((((((((((.(((.(.(.....).))))))))))))))).)))))..)))))).)).)))).</text:p>
          </table:table-cell>
          <table:table-cell table:formula="of:=OFFSET([Sheet1.$B$2]; (ROW()-1)*2;0)" office:value-type="string" office:string-value="-31.80" calcext:value-type="string">
            <text:p>-31.80</text:p>
          </table:table-cell>
        </table:table-row>
        <table:table-row table:style-name="ro1">
          <table:table-cell table:formula="of:=OFFSET([Sheet1.$A$1]; (ROW()-1)*2;0)" office:value-type="string" office:string-value="CCUCGCUGACUCCGAAGGGAUGCAGCAGCAAUUCAUGUUUUGGAGUAUUGCCAAGGUUCAAAACAUGAAGCGCUGCAACACCCCUUCGUGGGAAA" calcext:value-type="string">
            <text:p>CCUCGCUGACUCCGAAGGGAUGCAGCAGCAAUUCAUGUUUUGGAGUAUUGCCAAGGUUCAAAACAUGAAGCGCUGCAACACCCCUUCGUGGGAAA</text:p>
          </table:table-cell>
          <table:table-cell table:formula="of:=OFFSET([Sheet1.$A$2]; (ROW()-1)*2;0)" office:value-type="string" office:string-value=".........((((((((((.((..(((((..(((((((((((((.(........).)))))))))))))..)))))..)).))))))).)))..." calcext:value-type="string">
            <text:p>.........((((((((((.((..(((((..(((((((((((((.(........).)))))))))))))..)))))..)).))))))).)))...</text:p>
          </table:table-cell>
          <table:table-cell table:formula="of:=OFFSET([Sheet1.$B$2]; (ROW()-1)*2;0)" office:value-type="string" office:string-value="-42.40" calcext:value-type="string">
            <text:p>-42.40</text:p>
          </table:table-cell>
        </table:table-row>
        <table:table-row table:style-name="ro1">
          <table:table-cell table:formula="of:=OFFSET([Sheet1.$A$1]; (ROW()-1)*2;0)" office:value-type="string" office:string-value="CCUCGUUGACUCCGAAGGGCUGCAGCAGCAAUUCAUGUUUUGGAGUAUUGCCAAGGUUCAAAACAUGAAGCGCUGCAACACCCCUUCGUGGGGAA" calcext:value-type="string">
            <text:p>CCUCGUUGACUCCGAAGGGCUGCAGCAGCAAUUCAUGUUUUGGAGUAUUGCCAAGGUUCAAAACAUGAAGCGCUGCAACACCCCUUCGUGGGGAA</text:p>
          </table:table-cell>
          <table:table-cell table:formula="of:=OFFSET([Sheet1.$A$2]; (ROW()-1)*2;0)" office:value-type="string" office:string-value=".........((((((((((.((..(((((..(((((((((((((.(........).)))))))))))))..)))))..)).))))))).)))..." calcext:value-type="string">
            <text:p>.........((((((((((.((..(((((..(((((((((((((.(........).)))))))))))))..)))))..)).))))))).)))...</text:p>
          </table:table-cell>
          <table:table-cell table:formula="of:=OFFSET([Sheet1.$B$2]; (ROW()-1)*2;0)" office:value-type="string" office:string-value="-42.90" calcext:value-type="string">
            <text:p>-42.90</text:p>
          </table:table-cell>
        </table:table-row>
        <table:table-row table:style-name="ro1">
          <table:table-cell table:formula="of:=OFFSET([Sheet1.$A$1]; (ROW()-1)*2;0)" office:value-type="string" office:string-value="UUGGUACUUGGAGAGAGGUGGUCCGUGGCGCGUUCGCUUCAUUUAUGGCGCACAUUACACGGUCGACCUCUUUGCGGUAUCUAAUC" calcext:value-type="string">
            <text:p>UUGGUACUUGGAGAGAGGUGGUCCGUGGCGCGUUCGCUUCAUUUAUGGCGCACAUUACACGGUCGACCUCUUUGCGGUAUCUAAUC</text:p>
          </table:table-cell>
          <table:table-cell table:formula="of:=OFFSET([Sheet1.$A$2]; (ROW()-1)*2;0)" office:value-type="string" office:string-value="..((((((.(.((((((((.(.(((((..(.((.((((........)))).)).)..))))).).)))))))).)))))))....." calcext:value-type="string">
            <text:p>..((((((.(.((((((((.(.(((((..(.((.((((........)))).)).)..))))).).)))))))).))))))).....</text:p>
          </table:table-cell>
          <table:table-cell table:formula="of:=OFFSET([Sheet1.$B$2]; (ROW()-1)*2;0)" office:value-type="string" office:string-value="-37.80" calcext:value-type="string">
            <text:p>-37.80</text:p>
          </table:table-cell>
        </table:table-row>
        <table:table-row table:style-name="ro1">
          <table:table-cell table:formula="of:=OFFSET([Sheet1.$A$1]; (ROW()-1)*2;0)" office:value-type="string" office:string-value="UUGGUACUUGGAGAGAGGUGGUCCGUGGCGCGUUCGCUUCAUUUAUGGCGCACAUUACACGGUCGACCUCUUUGCGGUAUCUAAUC" calcext:value-type="string">
            <text:p>UUGGUACUUGGAGAGAGGUGGUCCGUGGCGCGUUCGCUUCAUUUAUGGCGCACAUUACACGGUCGACCUCUUUGCGGUAUCUAAUC</text:p>
          </table:table-cell>
          <table:table-cell table:formula="of:=OFFSET([Sheet1.$A$2]; (ROW()-1)*2;0)" office:value-type="string" office:string-value="..((((((.(.((((((((.(.(((((..(.((.((((........)))).)).)..))))).).)))))))).)))))))....." calcext:value-type="string">
            <text:p>..((((((.(.((((((((.(.(((((..(.((.((((........)))).)).)..))))).).)))))))).))))))).....</text:p>
          </table:table-cell>
          <table:table-cell table:formula="of:=OFFSET([Sheet1.$B$2]; (ROW()-1)*2;0)" office:value-type="string" office:string-value="-37.80" calcext:value-type="string">
            <text:p>-37.80</text:p>
          </table:table-cell>
        </table:table-row>
        <table:table-row table:style-name="ro1">
          <table:table-cell table:formula="of:=OFFSET([Sheet1.$A$1]; (ROW()-1)*2;0)" office:value-type="string" office:string-value="CUGACUAUGCCUCCUCGCAUCCCCUAGGGCAUUGGUGUAAAGCUGGAGACCCACUGCCCCAGGUGCUGCUGGGGGUUGUAGUC" calcext:value-type="string">
            <text:p>CUGACUAUGCCUCCUCGCAUCCCCUAGGGCAUUGGUGUAAAGCUGGAGACCCACUGCCCCAGGUGCUGCUGGGGGUUGUAGUC</text:p>
          </table:table-cell>
          <table:table-cell table:formula="of:=OFFSET([Sheet1.$A$2]; (ROW()-1)*2;0)" office:value-type="string" office:string-value="..((((((((((((..(((.(.(((.(((((.(((.((..........))))).))))).))).).))).))))).)))))))" calcext:value-type="string">
            <text:p>..((((((((((((..(((.(.(((.(((((.(((.((..........))))).))))).))).).))).))))).)))))))</text:p>
          </table:table-cell>
          <table:table-cell table:formula="of:=OFFSET([Sheet1.$B$2]; (ROW()-1)*2;0)" office:value-type="string" office:string-value="-35.70" calcext:value-type="string">
            <text:p>-35.70</text:p>
          </table:table-cell>
        </table:table-row>
        <table:table-row table:style-name="ro1">
          <table:table-cell table:formula="of:=OFFSET([Sheet1.$A$1]; (ROW()-1)*2;0)" office:value-type="string" office:string-value="AUAUAGUGCUUGGUUCCUAGUAGGUGCUCAGUAAGUGUUUGUGACAUAAUUCGUUUAUUGAGCACCUCCUAUCAAUCAAGCACUGUGCUAGGCUCUGG" calcext:value-type="string">
            <text:p>AUAUAGUGCUUGGUUCCUAGUAGGUGCUCAGUAAGUGUUUGUGACAUAAUUCGUUUAUUGAGCACCUCCUAUCAAUCAAGCACUGUGCUAGGCUCUGG</text:p>
          </table:table-cell>
          <table:table-cell table:formula="of:=OFFSET([Sheet1.$A$2]; (ROW()-1)*2;0)" office:value-type="string" office:string-value=".((((((((((((((..(((.((((((((((((((((..(........)..)))))))))))))))).)))..))))))))))))))..........." calcext:value-type="string">
            <text:p>.((((((((((((((..(((.((((((((((((((((..(........)..)))))))))))))))).)))..))))))))))))))...........</text:p>
          </table:table-cell>
          <table:table-cell table:formula="of:=OFFSET([Sheet1.$B$2]; (ROW()-1)*2;0)" office:value-type="string" office:string-value="-42.40" calcext:value-type="string">
            <text:p>-42.40</text:p>
          </table:table-cell>
        </table:table-row>
        <table:table-row table:style-name="ro1">
          <table:table-cell table:formula="of:=OFFSET([Sheet1.$A$1]; (ROW()-1)*2;0)" office:value-type="string" office:string-value="AUAUAGUGCUUGGUUCCUAGUAGGUGCUCAGUAAGUGUUUGUGACAUAAUUCGUUUAUUGAGCACCUCCUAUCAAUCAAGCACUGUGCUAGGCUCUGG" calcext:value-type="string">
            <text:p>AUAUAGUGCUUGGUUCCUAGUAGGUGCUCAGUAAGUGUUUGUGACAUAAUUCGUUUAUUGAGCACCUCCUAUCAAUCAAGCACUGUGCUAGGCUCUGG</text:p>
          </table:table-cell>
          <table:table-cell table:formula="of:=OFFSET([Sheet1.$A$2]; (ROW()-1)*2;0)" office:value-type="string" office:string-value=".((((((((((((((..(((.((((((((((((((((..(........)..)))))))))))))))).)))..))))))))))))))..........." calcext:value-type="string">
            <text:p>.((((((((((((((..(((.((((((((((((((((..(........)..)))))))))))))))).)))..))))))))))))))...........</text:p>
          </table:table-cell>
          <table:table-cell table:formula="of:=OFFSET([Sheet1.$B$2]; (ROW()-1)*2;0)" office:value-type="string" office:string-value="-42.40" calcext:value-type="string">
            <text:p>-42.40</text:p>
          </table:table-cell>
        </table:table-row>
        <table:table-row table:style-name="ro1">
          <table:table-cell table:formula="of:=OFFSET([Sheet1.$A$1]; (ROW()-1)*2;0)" office:value-type="string" office:string-value="CUCAUCUGUCUGUUGGGCUGGGGGCAGGGCCUUUGUGAAGGCGGGUUAUGCUCAGAUCGCCUCUGGGCCCUUCCUCCAGUCCCGAGGCAGAUUUA" calcext:value-type="string">
            <text:p>CUCAUCUGUCUGUUGGGCUGGGGGCAGGGCCUUUGUGAAGGCGGGUUAUGCUCAGAUCGCCUCUGGGCCCUUCCUCCAGUCCCGAGGCAGAUUUA</text:p>
          </table:table-cell>
          <table:table-cell table:formula="of:=OFFSET([Sheet1.$A$2]; (ROW()-1)*2;0)" office:value-type="string" office:string-value="...((((((((...((((((((((.(((((((......((((((............))))))..))))))).))))))))))..))))))))..." calcext:value-type="string">
            <text:p>...((((((((...((((((((((.(((((((......((((((............))))))..))))))).))))))))))..))))))))...</text:p>
          </table:table-cell>
          <table:table-cell table:formula="of:=OFFSET([Sheet1.$B$2]; (ROW()-1)*2;0)" office:value-type="string" office:string-value="-50.80" calcext:value-type="string">
            <text:p>-50.80</text:p>
          </table:table-cell>
        </table:table-row>
        <table:table-row table:style-name="ro1">
          <table:table-cell table:formula="of:=OFFSET([Sheet1.$A$1]; (ROW()-1)*2;0)" office:value-type="string" office:string-value="ACCCUUUGGCGAUCUCUGCCUCUCUGGGCCUGUGUCUUAGGCUCUUCAAGAUCUAACGAGCAAAGCACAGGGCCUGCAGAGAGGUAGCGCUCUGCUC" calcext:value-type="string">
            <text:p>ACCCUUUGGCGAUCUCUGCCUCUCUGGGCCUGUGUCUUAGGCUCUUCAAGAUCUAACGAGCAAAGCACAGGGCCUGCAGAGAGGUAGCGCUCUGCUC</text:p>
          </table:table-cell>
          <table:table-cell table:formula="of:=OFFSET([Sheet1.$A$2]; (ROW()-1)*2;0)" office:value-type="string" office:string-value=".......(((((.(.(((((((((((((((((((.(((..((((.............)))).))))))).))))..))))))))))).).)).)))." calcext:value-type="string">
            <text:p>.......(((((.(.(((((((((((((((((((.(((..((((.............)))).))))))).))))..))))))))))).).)).))).</text:p>
          </table:table-cell>
          <table:table-cell table:formula="of:=OFFSET([Sheet1.$B$2]; (ROW()-1)*2;0)" office:value-type="string" office:string-value="-42.50" calcext:value-type="string">
            <text:p>-42.50</text:p>
          </table:table-cell>
        </table:table-row>
        <table:table-row table:style-name="ro1">
          <table:table-cell table:formula="of:=OFFSET([Sheet1.$A$1]; (ROW()-1)*2;0)" office:value-type="string" office:string-value="GAGUCUGGUCUUGUUUGGGUUUGUUCUAGGUAUGGUCCCAGGGAUCCCAGAUCAAACCAGGCCCCUGGGCCUAUCCUAGAACCAACCUAAACCCAU" calcext:value-type="string">
            <text:p>GAGUCUGGUCUUGUUUGGGUUUGUUCUAGGUAUGGUCCCAGGGAUCCCAGAUCAAACCAGGCCCCUGGGCCUAUCCUAGAACCAACCUAAACCCAU</text:p>
          </table:table-cell>
          <table:table-cell table:formula="of:=OFFSET([Sheet1.$A$2]; (ROW()-1)*2;0)" office:value-type="string" office:string-value=".....(((....(((((((((.((((((((.((((.(((((((...((...........)).))))))).)))))))))))).))))))))))))." calcext:value-type="string">
            <text:p>.....(((....(((((((((.((((((((.((((.(((((((...((...........)).))))))).)))))))))))).)))))))))))).</text:p>
          </table:table-cell>
          <table:table-cell table:formula="of:=OFFSET([Sheet1.$B$2]; (ROW()-1)*2;0)" office:value-type="string" office:string-value="-44.30" calcext:value-type="string">
            <text:p>-44.30</text:p>
          </table:table-cell>
        </table:table-row>
        <table:table-row table:style-name="ro1">
          <table:table-cell table:formula="of:=OFFSET([Sheet1.$A$1]; (ROW()-1)*2;0)" office:value-type="string" office:string-value="GAGUCUGGUUUUGUUUGGGUUUGUUCUAGGUAUGGUCCCAGGGAUCCCAGAUCAAACCAGGCCCCUGGGCCUAUCCUAGAACCAACCUAAACCCGU" calcext:value-type="string">
            <text:p>GAGUCUGGUUUUGUUUGGGUUUGUUCUAGGUAUGGUCCCAGGGAUCCCAGAUCAAACCAGGCCCCUGGGCCUAUCCUAGAACCAACCUAAACCCGU</text:p>
          </table:table-cell>
          <table:table-cell table:formula="of:=OFFSET([Sheet1.$A$2]; (ROW()-1)*2;0)" office:value-type="string" office:string-value=".....(((....(((((((((.((((((((.((((.(((((((...((...........)).))))))).)))))))))))).))))))))))))." calcext:value-type="string">
            <text:p>.....(((....(((((((((.((((((((.((((.(((((((...((...........)).))))))).)))))))))))).)))))))))))).</text:p>
          </table:table-cell>
          <table:table-cell table:formula="of:=OFFSET([Sheet1.$B$2]; (ROW()-1)*2;0)" office:value-type="string" office:string-value="-43.60" calcext:value-type="string">
            <text:p>-43.60</text:p>
          </table:table-cell>
        </table:table-row>
        <table:table-row table:style-name="ro1">
          <table:table-cell table:formula="of:=OFFSET([Sheet1.$A$1]; (ROW()-1)*2;0)" office:value-type="string" office:string-value="GUGUCUCUCUCUGUGUCCUGCCAGUGGUUUUACCCUAUGGUAGGUUACAUCAUGCUGUUCUACCACAGGGUAGAACCACGGACAGGAUACUGGAGCACC" calcext:value-type="string">
            <text:p>GUGUCUCUCUCUGUGUCCUGCCAGUGGUUUUACCCUAUGGUAGGUUACAUCAUGCUGUUCUACCACAGGGUAGAACCACGGACAGGAUACUGGAGCACC</text:p>
          </table:table-cell>
          <table:table-cell table:formula="of:=OFFSET([Sheet1.$A$2]; (ROW()-1)*2;0)" office:value-type="string" office:string-value="(((.((((....((((((((((.(((((((((((((.(((((((..(((......)))))))))).))))))))))))))).)))))))).)))))))." calcext:value-type="string">
            <text:p>(((.((((....((((((((((.(((((((((((((.(((((((..(((......)))))))))).))))))))))))))).)))))))).))))))).</text:p>
          </table:table-cell>
          <table:table-cell table:formula="of:=OFFSET([Sheet1.$B$2]; (ROW()-1)*2;0)" office:value-type="string" office:string-value="-53.60" calcext:value-type="string">
            <text:p>-53.60</text:p>
          </table:table-cell>
        </table:table-row>
        <table:table-row table:style-name="ro1">
          <table:table-cell table:formula="of:=OFFSET([Sheet1.$A$1]; (ROW()-1)*2;0)" office:value-type="string" office:string-value="AGUGUAGUGAGAAGUUGGGGGGUGGGAACGGCGUCAUGCAGGAGUUGAUUGCACAGCCAUUCAGCUCCUAUAUGAUGCCUUUCUUCACCCCCUUCAA" calcext:value-type="string">
            <text:p>AGUGUAGUGAGAAGUUGGGGGGUGGGAACGGCGUCAUGCAGGAGUUGAUUGCACAGCCAUUCAGCUCCUAUAUGAUGCCUUUCUUCACCCCCUUCAA</text:p>
          </table:table-cell>
          <table:table-cell table:formula="of:=OFFSET([Sheet1.$A$2]; (ROW()-1)*2;0)" office:value-type="string" office:string-value="................((((((((((((.(((((((((.(((((((((.((......)).))))))))).))))))))).))).)))))))))...." calcext:value-type="string">
            <text:p>................((((((((((((.(((((((((.(((((((((.((......)).))))))))).))))))))).))).)))))))))....</text:p>
          </table:table-cell>
          <table:table-cell table:formula="of:=OFFSET([Sheet1.$B$2]; (ROW()-1)*2;0)" office:value-type="string" office:string-value="-49.40" calcext:value-type="string">
            <text:p>-49.40</text:p>
          </table:table-cell>
        </table:table-row>
        <table:table-row table:style-name="ro1">
          <table:table-cell table:formula="of:=OFFSET([Sheet1.$A$1]; (ROW()-1)*2;0)" office:value-type="string" office:string-value="GAGCCCCUGCUGGUGGGCGCGGGGCGGGGGUUUCAGGUGGUCUCGCGGUGGCCGCCCGACUGUCCCUCUGGGUCGCCCAGCUGGGGAGUUCC" calcext:value-type="string">
            <text:p>GAGCCCCUGCUGGUGGGCGCGGGGCGGGGGUUUCAGGUGGUCUCGCGGUGGCCGCCCGACUGUCCCUCUGGGUCGCCCAGCUGGGGAGUUCC</text:p>
          </table:table-cell>
          <table:table-cell table:formula="of:=OFFSET([Sheet1.$A$2]; (ROW()-1)*2;0)" office:value-type="string" office:string-value="(((((((((((((..(((.(((((.((.((((...(((((((.......))))))).)))).)).))))).)))..))))).)))).))))." calcext:value-type="string">
            <text:p>(((((((((((((..(((.(((((.((.((((...(((((((.......))))))).)))).)).))))).)))..))))).)))).)))).</text:p>
          </table:table-cell>
          <table:table-cell table:formula="of:=OFFSET([Sheet1.$B$2]; (ROW()-1)*2;0)" office:value-type="string" office:string-value="-51.00" calcext:value-type="string">
            <text:p>-51.00</text:p>
          </table:table-cell>
        </table:table-row>
        <table:table-row table:style-name="ro1">
          <table:table-cell table:formula="of:=OFFSET([Sheet1.$A$1]; (ROW()-1)*2;0)" office:value-type="string" office:string-value="CAGCUUCUGUAGCACUAAAGUGCUUAUAGUGCAGGUAGUGUGUCGUCAUCUACUGCAUUACGAGCACUUACAGUACUGCCAGCUG" calcext:value-type="string">
            <text:p>CAGCUUCUGUAGCACUAAAGUGCUUAUAGUGCAGGUAGUGUGUCGUCAUCUACUGCAUUACGAGCACUUACAGUACUGCCAGCUG</text:p>
          </table:table-cell>
          <table:table-cell table:formula="of:=OFFSET([Sheet1.$A$2]; (ROW()-1)*2;0)" office:value-type="string" office:string-value="(((((...((((.(((.((((((((.((((((((.(((.(((....)))))))))))))).))))))))..))).)))).)))))" calcext:value-type="string">
            <text:p>(((((...((((.(((.((((((((.((((((((.(((.(((....)))))))))))))).))))))))..))).)))).)))))</text:p>
          </table:table-cell>
          <table:table-cell table:formula="of:=OFFSET([Sheet1.$B$2]; (ROW()-1)*2;0)" office:value-type="string" office:string-value="-35.90" calcext:value-type="string">
            <text:p>-35.90</text:p>
          </table:table-cell>
        </table:table-row>
        <table:table-row table:style-name="ro1">
          <table:table-cell table:formula="of:=OFFSET([Sheet1.$A$1]; (ROW()-1)*2;0)" office:value-type="string" office:string-value="CGCUCUGCUGUGGCCUAUGGCUUUUCAUUCCUAUGUGAUUGCUGCUCCGAACUCAUGUAGGGCUAAAAGCCAUGGGCUACAGUGAGGGGCAAGCUCC" calcext:value-type="string">
            <text:p>CGCUCUGCUGUGGCCUAUGGCUUUUCAUUCCUAUGUGAUUGCUGCUCCGAACUCAUGUAGGGCUAAAAGCCAUGGGCUACAGUGAGGGGCAAGCUCC</text:p>
          </table:table-cell>
          <table:table-cell table:formula="of:=OFFSET([Sheet1.$A$2]; (ROW()-1)*2;0)" office:value-type="string" office:string-value=".((((((((((((((((((((((((...(((((((((((((......)))..))))))))))..)))))))))))))))))))..)))))......." calcext:value-type="string">
            <text:p>.((((((((((((((((((((((((...(((((((((((((......)))..))))))))))..)))))))))))))))))))..))))).......</text:p>
          </table:table-cell>
          <table:table-cell table:formula="of:=OFFSET([Sheet1.$B$2]; (ROW()-1)*2;0)" office:value-type="string" office:string-value="-48.70" calcext:value-type="string">
            <text:p>-48.70</text:p>
          </table:table-cell>
        </table:table-row>
        <table:table-row table:style-name="ro1">
          <table:table-cell table:formula="of:=OFFSET([Sheet1.$A$1]; (ROW()-1)*2;0)" office:value-type="string" office:string-value="AUCUGAGACUGAACUGUCCUUUUUCGGUUAUCAUGGUACCGAUGCUGUAGAUCUGAAAGGUACAGUACUGUGAUAGCUGAAGAAUGGUGGUGCCAUC" calcext:value-type="string">
            <text:p>AUCUGAGACUGAACUGUCCUUUUUCGGUUAUCAUGGUACCGAUGCUGUAGAUCUGAAAGGUACAGUACUGUGAUAGCUGAAGAAUGGUGGUGCCAUC</text:p>
          </table:table-cell>
          <table:table-cell table:formula="of:=OFFSET([Sheet1.$A$2]; (ROW()-1)*2;0)" office:value-type="string" office:string-value="......(((......)))..(((((((((((((((((((.(.((((............))))).)))))))))))))))))))(((((...)))))." calcext:value-type="string">
            <text:p>......(((......)))..(((((((((((((((((((.(.((((............))))).)))))))))))))))))))(((((...))))).</text:p>
          </table:table-cell>
          <table:table-cell table:formula="of:=OFFSET([Sheet1.$B$2]; (ROW()-1)*2;0)" office:value-type="string" office:string-value="-31.40" calcext:value-type="string">
            <text:p>-31.40</text:p>
          </table:table-cell>
        </table:table-row>
        <table:table-row table:style-name="ro1">
          <table:table-cell table:formula="of:=OFFSET([Sheet1.$A$1]; (ROW()-1)*2;0)" office:value-type="string" office:string-value="AUCUGAGACUGAACUGCCCUUUUUCGGUUAUCAUGGUACCGAUGCUGUAGCUCUGAAAGGUACAGUACUGUGAUAGCUGAAGAAUGGCGGUGCCAUC" calcext:value-type="string">
            <text:p>AUCUGAGACUGAACUGCCCUUUUUCGGUUAUCAUGGUACCGAUGCUGUAGCUCUGAAAGGUACAGUACUGUGAUAGCUGAAGAAUGGCGGUGCCAUC</text:p>
          </table:table-cell>
          <table:table-cell table:formula="of:=OFFSET([Sheet1.$A$2]; (ROW()-1)*2;0)" office:value-type="string" office:string-value="............((((((.((((((((((((((((((......((((((.((.....)).)))))))))))))))))))))))).))))))......" calcext:value-type="string">
            <text:p>............((((((.((((((((((((((((((......((((((.((.....)).)))))))))))))))))))))))).))))))......</text:p>
          </table:table-cell>
          <table:table-cell table:formula="of:=OFFSET([Sheet1.$B$2]; (ROW()-1)*2;0)" office:value-type="string" office:string-value="-39.60" calcext:value-type="string">
            <text:p>-39.60</text:p>
          </table:table-cell>
        </table:table-row>
        <table:table-row table:style-name="ro1">
          <table:table-cell table:formula="of:=OFFSET([Sheet1.$A$1]; (ROW()-1)*2;0)" office:value-type="string" office:string-value="CCCUCGUCUUACCCAGCAGUGUUUGGGUGCGGUUGGGAGUCUCUAAUACUGCCGGGUAAUGAUGGAGG" calcext:value-type="string">
            <text:p>CCCUCGUCUUACCCAGCAGUGUUUGGGUGCGGUUGGGAGUCUCUAAUACUGCCGGGUAAUGAUGGAGG</text:p>
          </table:table-cell>
          <table:table-cell table:formula="of:=OFFSET([Sheet1.$A$2]; (ROW()-1)*2;0)" office:value-type="string" office:string-value=".(((((((((((((.((((((((.(((.((........))))).)))))))).)))))).))).))))" calcext:value-type="string">
            <text:p>.(((((((((((((.((((((((.(((.((........))))).)))))))).)))))).))).))))</text:p>
          </table:table-cell>
          <table:table-cell table:formula="of:=OFFSET([Sheet1.$B$2]; (ROW()-1)*2;0)" office:value-type="string" office:string-value="-30.80" calcext:value-type="string">
            <text:p>-30.80</text:p>
          </table:table-cell>
        </table:table-row>
        <table:table-row table:style-name="ro1">
          <table:table-cell table:formula="of:=OFFSET([Sheet1.$A$1]; (ROW()-1)*2;0)" office:value-type="string" office:string-value="AGUUGACAGAAGAGAGUGAGCACACAGCGGCCAGACUGCAUCGAUCUAUCAAUCUUCCCUUCGACAGGAUAGCUAGAUAGAAAGAAAGAGAGGCCGUCGGCGGCCAUGGAAGAGAGAGAGAGAGAGAGAUGAAAUGAUGAUGAUGAUACAGCUGCCGCUGCGUGCUCACUUCUCUUUCUGUCAGCU" calcext:value-type="string">
            <text:p>AGUUGACAGAAGAGAGUGAGCACACAGCGGCCAGACUGCAUCGAUCUAUCAAUCUUCCCUUCGACAGGAUAGCUAGAUAGAAAGAAAGAGAGGCCGUCGGCGGCCAUGGAAGAGAGAGAGAGAGAGAGAUGAAAUGAUGAUGAUGAUACAGCUGCCGCUGCGUGCUCACUUCUCUUUCUGUCAGCU</text:p>
          </table:table-cell>
          <table:table-cell table:formula="of:=OFFSET([Sheet1.$A$2]; (ROW()-1)*2;0)" office:value-type="string" office:string-value="(((((((((((((((((((((((.(((((((.((.(((((((..(((.((..((((..((((...((.....)).................(((((....)))))...)))).))))..)).)))..))))..((.((....)).)).)))))))))))).)))))))).)))).)))))))))))" calcext:value-type="string">
            <text:p>(((((((((((((((((((((((.(((((((.((.(((((((..(((.((..((((..((((...((.....)).................(((((....)))))...)))).))))..)).)))..))))..((.((....)).)).)))))))))))).)))))))).)))).)))))))))))</text:p>
          </table:table-cell>
          <table:table-cell table:formula="of:=OFFSET([Sheet1.$B$2]; (ROW()-1)*2;0)" office:value-type="string" office:string-value="-76.90" calcext:value-type="string">
            <text:p>-76.90</text:p>
          </table:table-cell>
        </table:table-row>
        <table:table-row table:style-name="ro1">
          <table:table-cell table:formula="of:=OFFSET([Sheet1.$A$1]; (ROW()-1)*2;0)" office:value-type="string" office:string-value="GGGGAUAUGCCUGGCUCCCUGUAUGCCACUCGCGUAGCUGCCAAACUCAGUUGAAACAACUGCCUUCUCCCGGCGAGAUUCAGGCAUUGUGUUCGUACGUUUGGCUCUACUGCGGAUGGCGUGCGAGGAGCCAAGCAUGACC" calcext:value-type="string">
            <text:p>GGGGAUAUGCCUGGCUCCCUGUAUGCCACUCGCGUAGCUGCCAAACUCAGUUGAAACAACUGCCUUCUCCCGGCGAGAUUCAGGCAUUGUGUUCGUACGUUUGGCUCUACUGCGGAUGGCGUGCGAGGAGCCAAGCAUGACC</text:p>
          </table:table-cell>
          <table:table-cell table:formula="of:=OFFSET([Sheet1.$A$2]; (ROW()-1)*2;0)" office:value-type="string" office:string-value="..((.(((((.(((((((.(((((((((.((((((((..(((((((...((((((((((.(((((((((.....))))...))))))))).)))).))))))))).)))).)))).))))))))).))))))).))))).))" calcext:value-type="string">
            <text:p>..((.(((((.(((((((.(((((((((.((((((((..(((((((...((((((((((.(((((((((.....))))...))))))))).)))).))))))))).)))).)))).))))))))).))))))).))))).))</text:p>
          </table:table-cell>
          <table:table-cell table:formula="of:=OFFSET([Sheet1.$B$2]; (ROW()-1)*2;0)" office:value-type="string" office:string-value="-70.40" calcext:value-type="string">
            <text:p>-70.40</text:p>
          </table:table-cell>
        </table:table-row>
        <table:table-row table:style-name="ro1">
          <table:table-cell table:formula="of:=OFFSET([Sheet1.$A$1]; (ROW()-1)*2;0)" office:value-type="string" office:string-value="UAGUGUGAAUGAGUGAAGCUGCCAGCAUGAUCUAGCUCUGAUUAAUCGGCACUGUUGGCGUACAGUCGAUUGACUAAUCGUCAGAUCUGUGUGUGUAAAUCACUGUUAGAUCAUGCAUGACAGCCUCAUUUCUUCACACUG" calcext:value-type="string">
            <text:p>UAGUGUGAAUGAGUGAAGCUGCCAGCAUGAUCUAGCUCUGAUUAAUCGGCACUGUUGGCGUACAGUCGAUUGACUAAUCGUCAGAUCUGUGUGUGUAAAUCACUGUUAGAUCAUGCAUGACAGCCUCAUUUCUUCACACUG</text:p>
          </table:table-cell>
          <table:table-cell table:formula="of:=OFFSET([Sheet1.$A$2]; (ROW()-1)*2;0)" office:value-type="string" office:string-value="(((((((((.((((((.((((.((((((((((((((..(((((.((..((((..((((((...((((....))))...))))))....))))..)).)))))..)))))))))))).)).)))).)))))).)))))))))" calcext:value-type="string">
            <text:p>(((((((((.((((((.((((.((((((((((((((..(((((.((..((((..((((((...((((....))))...))))))....))))..)).)))))..)))))))))))).)).)))).)))))).)))))))))</text:p>
          </table:table-cell>
          <table:table-cell table:formula="of:=OFFSET([Sheet1.$B$2]; (ROW()-1)*2;0)" office:value-type="string" office:string-value="-65.20" calcext:value-type="string">
            <text:p>-65.20</text:p>
          </table:table-cell>
        </table:table-row>
        <table:table-row table:style-name="ro1">
          <table:table-cell table:formula="of:=OFFSET([Sheet1.$A$1]; (ROW()-1)*2;0)" office:value-type="string" office:string-value="CUGUUAAUGCUAAUCGUGAUAGGGGUUUUUGCCUCCAACUGACUCCUACAUAUUAGCAUUAACAG" calcext:value-type="string">
            <text:p>CUGUUAAUGCUAAUCGUGAUAGGGGUUUUUGCCUCCAACUGACUCCUACAUAUUAGCAUUAACAG</text:p>
          </table:table-cell>
          <table:table-cell table:formula="of:=OFFSET([Sheet1.$A$2]; (ROW()-1)*2;0)" office:value-type="string" office:string-value="((((((((((((((.(((.((((((((.(((....)))..)))))))))))))))))))))))))" calcext:value-type="string">
            <text:p>((((((((((((((.(((.((((((((.(((....)))..)))))))))))))))))))))))))</text:p>
          </table:table-cell>
          <table:table-cell table:formula="of:=OFFSET([Sheet1.$B$2]; (ROW()-1)*2;0)" office:value-type="string" office:string-value="-29.50" calcext:value-type="string">
            <text:p>-29.50</text:p>
          </table:table-cell>
        </table:table-row>
        <table:table-row table:style-name="ro1">
          <table:table-cell table:formula="of:=OFFSET([Sheet1.$A$1]; (ROW()-1)*2;0)" office:value-type="string" office:string-value="CCGGGGCAGUCCCUCCAGGCUCAGGACAGCCACUGCCCACCGCACACUGCGUUGCUCCGGACCCACUGUGCGUGUGACAGCGGCUGAUCUGUCCCUGGGCAGCGCGAACC" calcext:value-type="string">
            <text:p>CCGGGGCAGUCCCUCCAGGCUCAGGACAGCCACUGCCCACCGCACACUGCGUUGCUCCGGACCCACUGUGCGUGUGACAGCGGCUGAUCUGUCCCUGGGCAGCGCGAACC</text:p>
          </table:table-cell>
          <table:table-cell table:formula="of:=OFFSET([Sheet1.$A$2]; (ROW()-1)*2;0)" office:value-type="string" office:string-value="..(((.....)))((((((..((((.(((((.(((..(((((((((.((.(((......))).)).)))))).))).))).))))).))))..))))))..........." calcext:value-type="string">
            <text:p>..(((.....)))((((((..((((.(((((.(((..(((((((((.((.(((......))).)).)))))).))).))).))))).))))..))))))...........</text:p>
          </table:table-cell>
          <table:table-cell table:formula="of:=OFFSET([Sheet1.$B$2]; (ROW()-1)*2;0)" office:value-type="string" office:string-value="-48.00" calcext:value-type="string">
            <text:p>-48.00</text:p>
          </table:table-cell>
        </table:table-row>
        <table:table-row table:style-name="ro1">
          <table:table-cell table:formula="of:=OFFSET([Sheet1.$A$1]; (ROW()-1)*2;0)" office:value-type="string" office:string-value="GGGCAGCGCGCCGGCACCUUGGCUCUAGACUGCUUACUGCCCGGGCCGCCUUCAGUAACAGUCUCCAGUCACGGCCACCGACGCCUGGCCC" calcext:value-type="string">
            <text:p>GGGCAGCGCGCCGGCACCUUGGCUCUAGACUGCUUACUGCCCGGGCCGCCUUCAGUAACAGUCUCCAGUCACGGCCACCGACGCCUGGCCC</text:p>
          </table:table-cell>
          <table:table-cell table:formula="of:=OFFSET([Sheet1.$A$2]; (ROW()-1)*2;0)" office:value-type="string" office:string-value="((.(((.(((.(((..((.(((((..((((((.((((((...((....))..))))))))))))..))))).))...))).)))))).))." calcext:value-type="string">
            <text:p>((.(((.(((.(((..((.(((((..((((((.((((((...((....))..))))))))))))..))))).))...))).)))))).)).</text:p>
          </table:table-cell>
          <table:table-cell table:formula="of:=OFFSET([Sheet1.$B$2]; (ROW()-1)*2;0)" office:value-type="string" office:string-value="-41.50" calcext:value-type="string">
            <text:p>-41.50</text:p>
          </table:table-cell>
        </table:table-row>
        <table:table-row table:style-name="ro1">
          <table:table-cell table:formula="of:=OFFSET([Sheet1.$A$1]; (ROW()-1)*2;0)" office:value-type="string" office:string-value="GGUUGCUUCAGUGAACAUUCAACGCUGUCGGUGAGUUUGGAAUUCAAAUAAAAACCAUCGACCGUUGAUUGUACCCUAUAGCUAACC" calcext:value-type="string">
            <text:p>GGUUGCUUCAGUGAACAUUCAACGCUGUCGGUGAGUUUGGAAUUCAAAUAAAAACCAUCGACCGUUGAUUGUACCCUAUAGCUAACC</text:p>
          </table:table-cell>
          <table:table-cell table:formula="of:=OFFSET([Sheet1.$A$2]; (ROW()-1)*2;0)" office:value-type="string" office:string-value="(((((((..((.(.(((.((((((..(((((((.((((.............))))))))))))))))).))).).))..))).))))" calcext:value-type="string">
            <text:p>(((((((..((.(.(((.((((((..(((((((.((((.............))))))))))))))))).))).).))..))).))))</text:p>
          </table:table-cell>
          <table:table-cell table:formula="of:=OFFSET([Sheet1.$B$2]; (ROW()-1)*2;0)" office:value-type="string" office:string-value="-29.10" calcext:value-type="string">
            <text:p>-29.10</text:p>
          </table:table-cell>
        </table:table-row>
        <table:table-row table:style-name="ro1">
          <table:table-cell table:formula="of:=OFFSET([Sheet1.$A$1]; (ROW()-1)*2;0)" office:value-type="string" office:string-value="UUGGUUUAAUCUCAGCUGGCAACUGUGAGAUGUCCCUAUCAUUCCUCACAGUGGUCUCUGGGAUUAUGCUAA" calcext:value-type="string">
            <text:p>UUGGUUUAAUCUCAGCUGGCAACUGUGAGAUGUCCCUAUCAUUCCUCACAGUGGUCUCUGGGAUUAUGCUAA</text:p>
          </table:table-cell>
          <table:table-cell table:formula="of:=OFFSET([Sheet1.$A$2]; (ROW()-1)*2;0)" office:value-type="string" office:string-value=".((((.(((((((((..(((.(((((((((((.......)))..)))))))).))).))))))))).))))." calcext:value-type="string">
            <text:p>.((((.(((((((((..(((.(((((((((((.......)))..)))))))).))).))))))))).)))).</text:p>
          </table:table-cell>
          <table:table-cell table:formula="of:=OFFSET([Sheet1.$B$2]; (ROW()-1)*2;0)" office:value-type="string" office:string-value="-30.00" calcext:value-type="string">
            <text:p>-30.00</text:p>
          </table:table-cell>
        </table:table-row>
        <table:table-row table:style-name="ro1">
          <table:table-cell table:formula="of:=OFFSET([Sheet1.$A$1]; (ROW()-1)*2;0)" office:value-type="string" office:string-value="GUGAUAAUGGAGCGAGAUUUUCUGUUGUGCUUGAUCUAACCAUGUGCUUGCGAGGUAUGAGAAAAACAUGGUUCCGUCAAGCACCAUGGAACGUCACGCAGCUUUCUACA" calcext:value-type="string">
            <text:p>GUGAUAAUGGAGCGAGAUUUUCUGUUGUGCUUGAUCUAACCAUGUGCUUGCGAGGUAUGAGAAAAACAUGGUUCCGUCAAGCACCAUGGAACGUCACGCAGCUUUCUACA</text:p>
          </table:table-cell>
          <table:table-cell table:formula="of:=OFFSET([Sheet1.$A$2]; (ROW()-1)*2;0)" office:value-type="string" office:string-value="(((..((.(..(((.(((.((((((.(((((((((..((((((((....................))))))))..))))))))).)))))).))).)))..)))..)))." calcext:value-type="string">
            <text:p>(((..((.(..(((.(((.((((((.(((((((((..((((((((....................))))))))..))))))))).)))))).))).)))..)))..))).</text:p>
          </table:table-cell>
          <table:table-cell table:formula="of:=OFFSET([Sheet1.$B$2]; (ROW()-1)*2;0)" office:value-type="string" office:string-value="-36.60" calcext:value-type="string">
            <text:p>-36.60</text:p>
          </table:table-cell>
        </table:table-row>
        <table:table-row table:style-name="ro1">
          <table:table-cell table:formula="of:=OFFSET([Sheet1.$A$1]; (ROW()-1)*2;0)" office:value-type="string" office:string-value="GACCAGUUGCCGCGGGGCUUUCCUUUGUGCUUGAUCUAACCAUGUGGUGGAACGAUGGAAACGGAACAUGGUUCUGUCAAGCACCGCGGAAAGCAUCGCUCUCUCCUGCA" calcext:value-type="string">
            <text:p>GACCAGUUGCCGCGGGGCUUUCCUUUGUGCUUGAUCUAACCAUGUGGUGGAACGAUGGAAACGGAACAUGGUUCUGUCAAGCACCGCGGAAAGCAUCGCUCUCUCCUGCA</text:p>
          </table:table-cell>
          <table:table-cell table:formula="of:=OFFSET([Sheet1.$A$2]; (ROW()-1)*2;0)" office:value-type="string" office:string-value="...(((..(..((((.(((((((...(((((((((..((((((((..((............))..))))))))..)))))))))...))))))).))))...)..))).." calcext:value-type="string">
            <text:p>...(((..(..((((.(((((((...(((((((((..((((((((..((............))..))))))))..)))))))))...))))))).))))...)..)))..</text:p>
          </table:table-cell>
          <table:table-cell table:formula="of:=OFFSET([Sheet1.$B$2]; (ROW()-1)*2;0)" office:value-type="string" office:string-value="-42.30" calcext:value-type="string">
            <text:p>-42.30</text:p>
          </table:table-cell>
        </table:table-row>
        <table:table-row table:style-name="ro1">
          <table:table-cell table:formula="of:=OFFSET([Sheet1.$A$1]; (ROW()-1)*2;0)" office:value-type="string" office:string-value="CCGUCCCGGGCCGCGGCUCCUGAUUGUCCAAACGCAAUUCUCGAGUCUCUGGCUCCGGCCGAGAGUUGCGUCUGGACGUCCCGAGCCGCCGCCCCCAAACCUCGAGGGGG" calcext:value-type="string">
            <text:p>CCGUCCCGGGCCGCGGCUCCUGAUUGUCCAAACGCAAUUCUCGAGUCUCUGGCUCCGGCCGAGAGUUGCGUCUGGACGUCCCGAGCCGCCGCCCCCAAACCUCGAGGGGG</text:p>
          </table:table-cell>
          <table:table-cell table:formula="of:=OFFSET([Sheet1.$A$2]; (ROW()-1)*2;0)" office:value-type="string" office:string-value="...((((((((.(((((((..(((.(((((.((((((((((((.(((.........))))))))))))))).))))))))..))))))).))))...........))))." calcext:value-type="string">
            <text:p>...((((((((.(((((((..(((.(((((.((((((((((((.(((.........))))))))))))))).))))))))..))))))).))))...........)))).</text:p>
          </table:table-cell>
          <table:table-cell table:formula="of:=OFFSET([Sheet1.$B$2]; (ROW()-1)*2;0)" office:value-type="string" office:string-value="-58.70" calcext:value-type="string">
            <text:p>-58.70</text:p>
          </table:table-cell>
        </table:table-row>
        <table:table-row table:style-name="ro1">
          <table:table-cell table:formula="of:=OFFSET([Sheet1.$A$1]; (ROW()-1)*2;0)" office:value-type="string" office:string-value="UCUGGCCAUCUGCAGUGUCACGCUCCGUGUAUUUGACAAGCUGAGUUGGACACUCUGUGUGGUAGAGUGUCAGUUUGUCAAAUACCCCAAGUGUGGCUCAUGCCUAUCAG" calcext:value-type="string">
            <text:p>UCUGGCCAUCUGCAGUGUCACGCUCCGUGUAUUUGACAAGCUGAGUUGGACACUCUGUGUGGUAGAGUGUCAGUUUGUCAAAUACCCCAAGUGUGGCUCAUGCCUAUCAG</text:p>
          </table:table-cell>
          <table:table-cell table:formula="of:=OFFSET([Sheet1.$A$2]; (ROW()-1)*2;0)" office:value-type="string" office:string-value=".((((......((((.((((((((..(.((((((((((((((......(((((((((.....))))))))))))))))))))))).)..)))))))).).)))...))))" calcext:value-type="string">
            <text:p>.((((......((((.((((((((..(.((((((((((((((......(((((((((.....))))))))))))))))))))))).)..)))))))).).)))...))))</text:p>
          </table:table-cell>
          <table:table-cell table:formula="of:=OFFSET([Sheet1.$B$2]; (ROW()-1)*2;0)" office:value-type="string" office:string-value="-44.00" calcext:value-type="string">
            <text:p>-44.00</text:p>
          </table:table-cell>
        </table:table-row>
        <table:table-row table:style-name="ro1">
          <table:table-cell table:formula="of:=OFFSET([Sheet1.$A$1]; (ROW()-1)*2;0)" office:value-type="string" office:string-value="GCCUCGCCGCCCUCCGCCUUCUCUUCCCGGUUCUUCCCGGAGUCGGGAAAAGCUGGGUUGAGAGGGCGAAAAAGGAUGUGGG" calcext:value-type="string">
            <text:p>GCCUCGCCGCCCUCCGCCUUCUCUUCCCGGUUCUUCCCGGAGUCGGGAAAAGCUGGGUUGAGAGGGCGAAAAAGGAUGUGGG</text:p>
          </table:table-cell>
          <table:table-cell table:formula="of:=OFFSET([Sheet1.$A$2]; (ROW()-1)*2;0)" office:value-type="string" office:string-value="..(((((..((...(((((((((..(((((((.((((((....)))))).)))))))..))))))))).....))..)))))" calcext:value-type="string">
            <text:p>..(((((..((...(((((((((..(((((((.((((((....)))))).)))))))..))))))))).....))..)))))</text:p>
          </table:table-cell>
          <table:table-cell table:formula="of:=OFFSET([Sheet1.$B$2]; (ROW()-1)*2;0)" office:value-type="string" office:string-value="-45.80" calcext:value-type="string">
            <text:p>-45.80</text:p>
          </table:table-cell>
        </table:table-row>
        <table:table-row table:style-name="ro1">
          <table:table-cell table:formula="of:=OFFSET([Sheet1.$A$1]; (ROW()-1)*2;0)" office:value-type="string" office:string-value="UGGAAGCUUCAGGAGAUCCUGCUCCGUCGCCCCAGUGUUCAGACUACCUGUUCAGGACAAUGCCGUUGUACAGUAGUCUGCACAUUGGUUAGACUGGGCAAGGGCCAGCA" calcext:value-type="string">
            <text:p>UGGAAGCUUCAGGAGAUCCUGCUCCGUCGCCCCAGUGUUCAGACUACCUGUUCAGGACAAUGCCGUUGUACAGUAGUCUGCACAUUGGUUAGACUGGGCAAGGGCCAGCA</text:p>
          </table:table-cell>
          <table:table-cell table:formula="of:=OFFSET([Sheet1.$A$2]; (ROW()-1)*2;0)" office:value-type="string" office:string-value=".....(((...((...((((((((.(((...(((((((.((((((((.(((.((((......))..)).))))))))))).)))))))...))).)))).)))))))))." calcext:value-type="string">
            <text:p>.....(((...((...((((((((.(((...(((((((.((((((((.(((.((((......))..)).))))))))))).)))))))...))).)))).))))))))).</text:p>
          </table:table-cell>
          <table:table-cell table:formula="of:=OFFSET([Sheet1.$B$2]; (ROW()-1)*2;0)" office:value-type="string" office:string-value="-42.50" calcext:value-type="string">
            <text:p>-42.50</text:p>
          </table:table-cell>
        </table:table-row>
        <table:table-row table:style-name="ro1">
          <table:table-cell table:formula="of:=OFFSET([Sheet1.$A$1]; (ROW()-1)*2;0)" office:value-type="string" office:string-value="AGGUCACAAUCAACAUUCAUUGCUGUCGGUGGGUUGAACUGUGUAGAAAAGCUCACUGAACAAUGAAUGCAACUGUGGCC" calcext:value-type="string">
            <text:p>AGGUCACAAUCAACAUUCAUUGCUGUCGGUGGGUUGAACUGUGUAGAAAAGCUCACUGAACAAUGAAUGCAACUGUGGCC</text:p>
          </table:table-cell>
          <table:table-cell table:formula="of:=OFFSET([Sheet1.$A$2]; (ROW()-1)*2;0)" office:value-type="string" office:string-value=".(((((((.....(((((((((...((((((((((...((....))...)))))))))).)))))))))....)))))))" calcext:value-type="string">
            <text:p>.(((((((.....(((((((((...((((((((((...((....))...)))))))))).)))))))))....)))))))</text:p>
          </table:table-cell>
          <table:table-cell table:formula="of:=OFFSET([Sheet1.$B$2]; (ROW()-1)*2;0)" office:value-type="string" office:string-value="-31.90" calcext:value-type="string">
            <text:p>-31.90</text:p>
          </table:table-cell>
        </table:table-row>
        <table:table-row table:style-name="ro1">
          <table:table-cell table:formula="of:=OFFSET([Sheet1.$A$1]; (ROW()-1)*2;0)" office:value-type="string" office:string-value="GCCAAGGGUUUGGGGGAACAUUCAACCUGUCGGUGAGUUUGGGCAGCUCAGACAAACCAUCGACCGUUGAGUGGACCCCGAGGCCUGGA" calcext:value-type="string">
            <text:p>GCCAAGGGUUUGGGGGAACAUUCAACCUGUCGGUGAGUUUGGGCAGCUCAGACAAACCAUCGACCGUUGAGUGGACCCCGAGGCCUGGA</text:p>
          </table:table-cell>
          <table:table-cell table:formula="of:=OFFSET([Sheet1.$A$2]; (ROW()-1)*2;0)" office:value-type="string" office:string-value=".(((.((.(((((((...((((((((..(((((((.(((((...........)))))))))))).))))))))..))))))).)))))." calcext:value-type="string">
            <text:p>.(((.((.(((((((...((((((((..(((((((.(((((...........)))))))))))).))))))))..))))))).))))).</text:p>
          </table:table-cell>
          <table:table-cell table:formula="of:=OFFSET([Sheet1.$B$2]; (ROW()-1)*2;0)" office:value-type="string" office:string-value="-45.60" calcext:value-type="string">
            <text:p>-45.60</text:p>
          </table:table-cell>
        </table:table-row>
        <table:table-row table:style-name="ro1">
          <table:table-cell table:formula="of:=OFFSET([Sheet1.$A$1]; (ROW()-1)*2;0)" office:value-type="string" office:string-value="UGCGCUCCCCUCAGUCCCUGAGACCCUAACUUGUGAUGUUUACCGUUUAAAUCCACGGGUUAGGCUCUUGGGAGCUG" calcext:value-type="string">
            <text:p>UGCGCUCCCCUCAGUCCCUGAGACCCUAACUUGUGAUGUUUACCGUUUAAAUCCACGGGUUAGGCUCUUGGGAGCUG</text:p>
          </table:table-cell>
          <table:table-cell table:formula="of:=OFFSET([Sheet1.$A$2]; (ROW()-1)*2;0)" office:value-type="string" office:string-value="...(((((((((((...)))))..(((((((((((..(((((.....))))).))))))))))).....)))))).." calcext:value-type="string">
            <text:p>...(((((((((((...)))))..(((((((((((..(((((.....))))).))))))))))).....))))))..</text:p>
          </table:table-cell>
          <table:table-cell table:formula="of:=OFFSET([Sheet1.$B$2]; (ROW()-1)*2;0)" office:value-type="string" office:string-value="-29.70" calcext:value-type="string">
            <text:p>-29.70</text:p>
          </table:table-cell>
        </table:table-row>
        <table:table-row table:style-name="ro1">
          <table:table-cell table:formula="of:=OFFSET([Sheet1.$A$1]; (ROW()-1)*2;0)" office:value-type="string" office:string-value="CAGUGGGAAGGGGGGCCGAUGCACUGUAAGAGAGUGAGUAGCAGGUCUCACAGUGAACCGGUCUCUUUCCCUACUG" calcext:value-type="string">
            <text:p>CAGUGGGAAGGGGGGCCGAUGCACUGUAAGAGAGUGAGUAGCAGGUCUCACAGUGAACCGGUCUCUUUCCCUACUG</text:p>
          </table:table-cell>
          <table:table-cell table:formula="of:=OFFSET([Sheet1.$A$2]; (ROW()-1)*2;0)" office:value-type="string" office:string-value="(((((((.((((((((((...((((((..((((.(........).))))))))))...)))))))))).)))))))" calcext:value-type="string">
            <text:p>(((((((.((((((((((...((((((..((((.(........).))))))))))...)))))))))).)))))))</text:p>
          </table:table-cell>
          <table:table-cell table:formula="of:=OFFSET([Sheet1.$B$2]; (ROW()-1)*2;0)" office:value-type="string" office:string-value="-37.30" calcext:value-type="string">
            <text:p>-37.30</text:p>
          </table:table-cell>
        </table:table-row>
        <table:table-row table:style-name="ro1">
          <table:table-cell table:formula="of:=OFFSET([Sheet1.$A$1]; (ROW()-1)*2;0)" office:value-type="string" office:string-value="GGUCGGGCCAGCCCCGUUUGGAAGACUAGUGAUUUUGUUGUUGUGUCUCUGUAUCCAACAACAAGUCCCAGUCUGCCACAUGGUGCUGGUCAUUUCA" calcext:value-type="string">
            <text:p>GGUCGGGCCAGCCCCGUUUGGAAGACUAGUGAUUUUGUUGUUGUGUCUCUGUAUCCAACAACAAGUCCCAGUCUGCCACAUGGUGCUGGUCAUUUCA</text:p>
          </table:table-cell>
          <table:table-cell table:formula="of:=OFFSET([Sheet1.$A$2]; (ROW()-1)*2;0)" office:value-type="string" office:string-value="((...(((((((.((((.(((.(((((.(.(((((.(((((((.((......)).))))))))))))).))))).))).)))).)))))))...))." calcext:value-type="string">
            <text:p>((...(((((((.((((.(((.(((((.(.(((((.(((((((.((......)).))))))))))))).))))).))).)))).)))))))...)).</text:p>
          </table:table-cell>
          <table:table-cell table:formula="of:=OFFSET([Sheet1.$B$2]; (ROW()-1)*2;0)" office:value-type="string" office:string-value="-40.50" calcext:value-type="string">
            <text:p>-40.50</text:p>
          </table:table-cell>
        </table:table-row>
        <table:table-row table:style-name="ro1">
          <table:table-cell table:formula="of:=OFFSET([Sheet1.$A$1]; (ROW()-1)*2;0)" office:value-type="string" office:string-value="AGGAGCGGAGUACGUGAGCCAGUGCUAUGUGGAAGACUUGUGAUUUUGUUGUUCUGAUAUGAUAUGACAACAAGUCACAGCCAGCCUCAUAGCGUGGACUCCUAUCACCUU" calcext:value-type="string">
            <text:p>AGGAGCGGAGUACGUGAGCCAGUGCUAUGUGGAAGACUUGUGAUUUUGUUGUUCUGAUAUGAUAUGACAACAAGUCACAGCCAGCCUCAUAGCGUGGACUCCUAUCACCUU</text:p>
          </table:table-cell>
          <table:table-cell table:formula="of:=OFFSET([Sheet1.$A$2]; (ROW()-1)*2;0)" office:value-type="string" office:string-value="..((..(((((.......(((.(((((((.((.....(((((((((.((((((.((......)).)))))))))))))))....)).)))))))))))))))..))....." calcext:value-type="string">
            <text:p>..((..(((((.......(((.(((((((.((.....(((((((((.((((((.((......)).)))))))))))))))....)).)))))))))))))))..)).....</text:p>
          </table:table-cell>
          <table:table-cell table:formula="of:=OFFSET([Sheet1.$B$2]; (ROW()-1)*2;0)" office:value-type="string" office:string-value="-35.00" calcext:value-type="string">
            <text:p>-35.00</text:p>
          </table:table-cell>
        </table:table-row>
        <table:table-row table:style-name="ro1">
          <table:table-cell table:formula="of:=OFFSET([Sheet1.$A$1]; (ROW()-1)*2;0)" office:value-type="string" office:string-value="CCACCACUUAAACGUGGAUGUACUUGCUUUGAAACUAAAGAAGUAAGUGCUUCCAUGUUUUGGUGAUGG" calcext:value-type="string">
            <text:p>CCACCACUUAAACGUGGAUGUACUUGCUUUGAAACUAAAGAAGUAAGUGCUUCCAUGUUUUGGUGAUGG</text:p>
          </table:table-cell>
          <table:table-cell table:formula="of:=OFFSET([Sheet1.$A$2]; (ROW()-1)*2;0)" office:value-type="string" office:string-value="(((.((((.(((((((((.(((((((((((.........))))))))))).))))))))).)))).)))" calcext:value-type="string">
            <text:p>(((.((((.(((((((((.(((((((((((.........))))))))))).))))))))).)))).)))</text:p>
          </table:table-cell>
          <table:table-cell table:formula="of:=OFFSET([Sheet1.$B$2]; (ROW()-1)*2;0)" office:value-type="string" office:string-value="-33.50" calcext:value-type="string">
            <text:p>-33.50</text:p>
          </table:table-cell>
        </table:table-row>
        <table:table-row table:style-name="ro1">
          <table:table-cell table:formula="of:=OFFSET([Sheet1.$A$1]; (ROW()-1)*2;0)" office:value-type="string" office:string-value="ACUGUCCUUUUUCGGUUAUCAUGGUACCGAUGCUGUAUAUCUGAAAGGUACAGUACUGUGAUAACUGAAGAAUGGUGGU" calcext:value-type="string">
            <text:p>ACUGUCCUUUUUCGGUUAUCAUGGUACCGAUGCUGUAUAUCUGAAAGGUACAGUACUGUGAUAACUGAAGAAUGGUGGU</text:p>
          </table:table-cell>
          <table:table-cell table:formula="of:=OFFSET([Sheet1.$A$2]; (ROW()-1)*2;0)" office:value-type="string" office:string-value="((((.((((((((((((((((((((((.(.((((............))))).)))))))))))))))))))).))))))" calcext:value-type="string">
            <text:p>((((.((((((((((((((((((((((.(.((((............))))).)))))))))))))))))))).))))))</text:p>
          </table:table-cell>
          <table:table-cell table:formula="of:=OFFSET([Sheet1.$B$2]; (ROW()-1)*2;0)" office:value-type="string" office:string-value="-30.00" calcext:value-type="string">
            <text:p>-30.00</text:p>
          </table:table-cell>
        </table:table-row>
        <table:table-row table:style-name="ro1">
          <table:table-cell table:formula="of:=OFFSET([Sheet1.$A$1]; (ROW()-1)*2;0)" office:value-type="string" office:string-value="ACUCAGGGGCUUCGCCACUGAUUGUCCAAACGCAAUUCUUGUACGAGUCUGCGGCCAACCGAGAAUUGUGGCUGGACAUCUGUGGCUGAGCUCCGGG" calcext:value-type="string">
            <text:p>ACUCAGGGGCUUCGCCACUGAUUGUCCAAACGCAAUUCUUGUACGAGUCUGCGGCCAACCGAGAAUUGUGGCUGGACAUCUGUGGCUGAGCUCCGGG</text:p>
          </table:table-cell>
          <table:table-cell table:formula="of:=OFFSET([Sheet1.$A$2]; (ROW()-1)*2;0)" office:value-type="string" office:string-value=".(((.(((((((.(((((.(((.(((((..(((((((((((...(.(((...))))...)))))))))))..)))))))).))))).))))))))))" calcext:value-type="string">
            <text:p>.(((.(((((((.(((((.(((.(((((..(((((((((((...(.(((...))))...)))))))))))..)))))))).))))).))))))))))</text:p>
          </table:table-cell>
          <table:table-cell table:formula="of:=OFFSET([Sheet1.$B$2]; (ROW()-1)*2;0)" office:value-type="string" office:string-value="-49.80" calcext:value-type="string">
            <text:p>-49.80</text:p>
          </table:table-cell>
        </table:table-row>
        <table:table-row table:style-name="ro1">
          <table:table-cell table:formula="of:=OFFSET([Sheet1.$A$1]; (ROW()-1)*2;0)" office:value-type="string" office:string-value="AGUCUAGUUACUAGGCAGUGUAGUUAGCUGAUUGCUAAUAGUACCAAUCACUAACCACACGGCCAGGUAAAAAGAUU" calcext:value-type="string">
            <text:p>AGUCUAGUUACUAGGCAGUGUAGUUAGCUGAUUGCUAAUAGUACCAAUCACUAACCACACGGCCAGGUAAAAAGAUU</text:p>
          </table:table-cell>
          <table:table-cell table:formula="of:=OFFSET([Sheet1.$A$2]; (ROW()-1)*2;0)" office:value-type="string" office:string-value=".((((..(((((.(((.((((.(((((.((((((.((....)).))))))))))).)))).))).)))))..))))." calcext:value-type="string">
            <text:p>.((((..(((((.(((.((((.(((((.((((((.((....)).))))))))))).)))).))).)))))..)))).</text:p>
          </table:table-cell>
          <table:table-cell table:formula="of:=OFFSET([Sheet1.$B$2]; (ROW()-1)*2;0)" office:value-type="string" office:string-value="-28.00" calcext:value-type="string">
            <text:p>-28.00</text:p>
          </table:table-cell>
        </table:table-row>
        <table:table-row table:style-name="ro1">
          <table:table-cell table:formula="of:=OFFSET([Sheet1.$A$1]; (ROW()-1)*2;0)" office:value-type="string" office:string-value="AAGAAAUGGUUUACCGUCCCACAUACAUUUUGAAUAUGUAUGUGGGAUGGUAAACCGCUUCUU" calcext:value-type="string">
            <text:p>AAGAAAUGGUUUACCGUCCCACAUACAUUUUGAAUAUGUAUGUGGGAUGGUAAACCGCUUCUU</text:p>
          </table:table-cell>
          <table:table-cell table:formula="of:=OFFSET([Sheet1.$A$2]; (ROW()-1)*2;0)" office:value-type="string" office:string-value="(((((.((((((((((((((((((((((.......)))))))))))))))))))))).)))))" calcext:value-type="string">
            <text:p>(((((.((((((((((((((((((((((.......)))))))))))))))))))))).)))))</text:p>
          </table:table-cell>
          <table:table-cell table:formula="of:=OFFSET([Sheet1.$B$2]; (ROW()-1)*2;0)" office:value-type="string" office:string-value="-40.30" calcext:value-type="string">
            <text:p>-40.30</text:p>
          </table:table-cell>
        </table:table-row>
        <table:table-row table:style-name="ro1">
          <table:table-cell table:formula="of:=OFFSET([Sheet1.$A$1]; (ROW()-1)*2;0)" office:value-type="string" office:string-value="GGCACCCACCCGUAGAACCGACCUUGCGGGGCCUUCGCCGCACACAAGCUCGUGUCUGUGGGUCCGUGUC" calcext:value-type="string">
            <text:p>GGCACCCACCCGUAGAACCGACCUUGCGGGGCCUUCGCCGCACACAAGCUCGUGUCUGUGGGUCCGUGUC</text:p>
          </table:table-cell>
          <table:table-cell table:formula="of:=OFFSET([Sheet1.$A$2]; (ROW()-1)*2;0)" office:value-type="string" office:string-value="(((((..(((((((((..(((.((((.(.(((....))).)...)))).)))..)))))))))..)))))" calcext:value-type="string">
            <text:p>(((((..(((((((((..(((.((((.(.(((....))).)...)))).)))..)))))))))..)))))</text:p>
          </table:table-cell>
          <table:table-cell table:formula="of:=OFFSET([Sheet1.$B$2]; (ROW()-1)*2;0)" office:value-type="string" office:string-value="-29.40" calcext:value-type="string">
            <text:p>-29.40</text:p>
          </table:table-cell>
        </table:table-row>
        <table:table-row table:style-name="ro1">
          <table:table-cell table:formula="of:=OFFSET([Sheet1.$A$1]; (ROW()-1)*2;0)" office:value-type="string" office:string-value="AGGACCCUUCCAGAGGGCCCCCCCUCAAUCCUGUUGUGCCUAAUUCAGAGGGUUGGGUGGAGGCUCUCCUGAAGGGCUCU" calcext:value-type="string">
            <text:p>AGGACCCUUCCAGAGGGCCCCCCCUCAAUCCUGUUGUGCCUAAUUCAGAGGGUUGGGUGGAGGCUCUCCUGAAGGGCUCU</text:p>
          </table:table-cell>
          <table:table-cell table:formula="of:=OFFSET([Sheet1.$A$2]; (ROW()-1)*2;0)" office:value-type="string" office:string-value=".(((((((((..(((((((.((.(((((((((.(((.........)))))))))))).)).)))))))..)))))).)))" calcext:value-type="string">
            <text:p>.(((((((((..(((((((.((.(((((((((.(((.........)))))))))))).)).)))))))..)))))).)))</text:p>
          </table:table-cell>
          <table:table-cell table:formula="of:=OFFSET([Sheet1.$B$2]; (ROW()-1)*2;0)" office:value-type="string" office:string-value="-41.00" calcext:value-type="string">
            <text:p>-41.00</text:p>
          </table:table-cell>
        </table:table-row>
        <table:table-row table:style-name="ro1">
          <table:table-cell table:formula="of:=OFFSET([Sheet1.$A$1]; (ROW()-1)*2;0)" office:value-type="string" office:string-value="ACGCUGUACUACUCACCAGCGGAUCCCUACAACGCUGCGCAUAUGCAUGAACACAAUGAAAAUGUAAAUGCCAGUCGUUGCAGGAGUUCGCAUACAGUAGUAAAAUGCGC" calcext:value-type="string">
            <text:p>ACGCUGUACUACUCACCAGCGGAUCCCUACAACGCUGCGCAUAUGCAUGAACACAAUGAAAAUGUAAAUGCCAGUCGUUGCAGGAGUUCGCAUACAGUAGUAAAAUGCGC</text:p>
          </table:table-cell>
          <table:table-cell table:formula="of:=OFFSET([Sheet1.$A$2]; (ROW()-1)*2;0)" office:value-type="string" office:string-value=".(((..(((((((.....((((((.(((.((((((((.((((.(((((.............))))).))))))).))))).))).))))))....)))))))....)))." calcext:value-type="string">
            <text:p>.(((..(((((((.....((((((.(((.((((((((.((((.(((((.............))))).))))))).))))).))).))))))....)))))))....))).</text:p>
          </table:table-cell>
          <table:table-cell table:formula="of:=OFFSET([Sheet1.$B$2]; (ROW()-1)*2;0)" office:value-type="string" office:string-value="-41.90" calcext:value-type="string">
            <text:p>-41.90</text:p>
          </table:table-cell>
        </table:table-row>
        <table:table-row table:style-name="ro1">
          <table:table-cell table:formula="of:=OFFSET([Sheet1.$A$1]; (ROW()-1)*2;0)" office:value-type="string" office:string-value="CUUGAAUCCUUGGAACCUAGGUGUGAGUGCUAUUUCAGUGCAACACACCUAUUCAAGGAUUCAAA" calcext:value-type="string">
            <text:p>CUUGAAUCCUUGGAACCUAGGUGUGAGUGCUAUUUCAGUGCAACACACCUAUUCAAGGAUUCAAA</text:p>
          </table:table-cell>
          <table:table-cell table:formula="of:=OFFSET([Sheet1.$A$2]; (ROW()-1)*2;0)" office:value-type="string" office:string-value=".(((((((((((((...((((((((.(((((.....)))))..)))))))))))))))))))))." calcext:value-type="string">
            <text:p>.(((((((((((((...((((((((.(((((.....)))))..))))))))))))))))))))).</text:p>
          </table:table-cell>
          <table:table-cell table:formula="of:=OFFSET([Sheet1.$B$2]; (ROW()-1)*2;0)" office:value-type="string" office:string-value="-31.50" calcext:value-type="string">
            <text:p>-31.50</text:p>
          </table:table-cell>
        </table:table-row>
        <table:table-row table:style-name="ro1">
          <table:table-cell table:formula="of:=OFFSET([Sheet1.$A$1]; (ROW()-1)*2;0)" office:value-type="string" office:string-value="CUCGAAUCCUUGGAACCUAGGUGUGAAUGCUGCUUCAGUGCAACACACCUGUUCAAGGAUUCAAA" calcext:value-type="string">
            <text:p>CUCGAAUCCUUGGAACCUAGGUGUGAAUGCUGCUUCAGUGCAACACACCUGUUCAAGGAUUCAAA</text:p>
          </table:table-cell>
          <table:table-cell table:formula="of:=OFFSET([Sheet1.$A$2]; (ROW()-1)*2;0)" office:value-type="string" office:string-value="...(((((((((((...((((((((..(((.........))).)))))))))))))))))))..." calcext:value-type="string">
            <text:p>...(((((((((((...((((((((..(((.........))).)))))))))))))))))))...</text:p>
          </table:table-cell>
          <table:table-cell table:formula="of:=OFFSET([Sheet1.$B$2]; (ROW()-1)*2;0)" office:value-type="string" office:string-value="-28.50" calcext:value-type="string">
            <text:p>-28.50</text:p>
          </table:table-cell>
        </table:table-row>
        <table:table-row table:style-name="ro1">
          <table:table-cell table:formula="of:=OFFSET([Sheet1.$A$1]; (ROW()-1)*2;0)" office:value-type="string" office:string-value="ACCGCAGGGAAAAUGAGGGACUUUUGGGGGCAGAUGUGUUUCCAUUCCACUAUCAUAAUGCCCCUAAAAAUCCUUAUUGCUCUUGCA" calcext:value-type="string">
            <text:p>ACCGCAGGGAAAAUGAGGGACUUUUGGGGGCAGAUGUGUUUCCAUUCCACUAUCAUAAUGCCCCUAAAAAUCCUUAUUGCUCUUGCA</text:p>
          </table:table-cell>
          <table:table-cell table:formula="of:=OFFSET([Sheet1.$A$2]; (ROW()-1)*2;0)" office:value-type="string" office:string-value="...((((((..((((((((..(((((((((((((((((.........))).)))....))))))))))).))))))))..))))))." calcext:value-type="string">
            <text:p>...((((((..((((((((..(((((((((((((((((.........))).)))....))))))))))).))))))))..)))))).</text:p>
          </table:table-cell>
          <table:table-cell table:formula="of:=OFFSET([Sheet1.$B$2]; (ROW()-1)*2;0)" office:value-type="string" office:string-value="-34.50" calcext:value-type="string">
            <text:p>-34.50</text:p>
          </table:table-cell>
        </table:table-row>
        <table:table-row table:style-name="ro1">
          <table:table-cell table:formula="of:=OFFSET([Sheet1.$A$1]; (ROW()-1)*2;0)" office:value-type="string" office:string-value="GCUCCCUUCAACUUUAACAUGGAAGUGCUUUCUGUGACUUUAAAAGUAAGUGCUUCCAUGUUUUAGUAGGAGU" calcext:value-type="string">
            <text:p>GCUCCCUUCAACUUUAACAUGGAAGUGCUUUCUGUGACUUUAAAAGUAAGUGCUUCCAUGUUUUAGUAGGAGU</text:p>
          </table:table-cell>
          <table:table-cell table:formula="of:=OFFSET([Sheet1.$A$2]; (ROW()-1)*2;0)" office:value-type="string" office:string-value=".....((((.(((..(((((((((((((((.((...........)).)))))))))))))))..))).))))." calcext:value-type="string">
            <text:p>.....((((.(((..(((((((((((((((.((...........)).)))))))))))))))..))).)))).</text:p>
          </table:table-cell>
          <table:table-cell table:formula="of:=OFFSET([Sheet1.$B$2]; (ROW()-1)*2;0)" office:value-type="string" office:string-value="-28.50" calcext:value-type="string">
            <text:p>-28.50</text:p>
          </table:table-cell>
        </table:table-row>
        <table:table-row table:style-name="ro1">
          <table:table-cell table:formula="of:=OFFSET([Sheet1.$A$1]; (ROW()-1)*2;0)" office:value-type="string" office:string-value="CCUUUGCUUUAACAUGGGGGUACCUGCUGUGUGAAACAAAAGUAAGUGCUUCCAUGUUUCAGUGGAGG" calcext:value-type="string">
            <text:p>CCUUUGCUUUAACAUGGGGGUACCUGCUGUGUGAAACAAAAGUAAGUGCUUCCAUGUUUCAGUGGAGG</text:p>
          </table:table-cell>
          <table:table-cell table:formula="of:=OFFSET([Sheet1.$A$2]; (ROW()-1)*2;0)" office:value-type="string" office:string-value="((((((((..(((((((((((((.((((.(((...)))..)))).)))))))))))))..))))))))" calcext:value-type="string">
            <text:p>((((((((..(((((((((((((.((((.(((...)))..)))).)))))))))))))..))))))))</text:p>
          </table:table-cell>
          <table:table-cell table:formula="of:=OFFSET([Sheet1.$B$2]; (ROW()-1)*2;0)" office:value-type="string" office:string-value="-31.30" calcext:value-type="string">
            <text:p>-31.30</text:p>
          </table:table-cell>
        </table:table-row>
        <table:table-row table:style-name="ro1">
          <table:table-cell table:formula="of:=OFFSET([Sheet1.$A$1]; (ROW()-1)*2;0)" office:value-type="string" office:string-value="CCAUUACUGUUGCUAAUAUGCAACUCUGUUGAAUAUAAAUUGGAAUUGCACUUUAGCAAUGGUGAUGG" calcext:value-type="string">
            <text:p>CCAUUACUGUUGCUAAUAUGCAACUCUGUUGAAUAUAAAUUGGAAUUGCACUUUAGCAAUGGUGAUGG</text:p>
          </table:table-cell>
          <table:table-cell table:formula="of:=OFFSET([Sheet1.$A$2]; (ROW()-1)*2;0)" office:value-type="string" office:string-value="((((((((((((((((..(((((.((((.(........).)))).)))))..))))))))))))))))" calcext:value-type="string">
            <text:p>((((((((((((((((..(((((.((((.(........).)))).)))))..))))))))))))))))</text:p>
          </table:table-cell>
          <table:table-cell table:formula="of:=OFFSET([Sheet1.$B$2]; (ROW()-1)*2;0)" office:value-type="string" office:string-value="-29.10" calcext:value-type="string">
            <text:p>-29.10</text:p>
          </table:table-cell>
        </table:table-row>
        <table:table-row table:style-name="ro1">
          <table:table-cell table:formula="of:=OFFSET([Sheet1.$A$1]; (ROW()-1)*2;0)" office:value-type="string" office:string-value="AAAAGGUGGAUAUUCCUUCUAUGUUUAUGUUAUUUAUGGUUAAACAUAGAGGAAAUUCCACGUUUU" calcext:value-type="string">
            <text:p>AAAAGGUGGAUAUUCCUUCUAUGUUUAUGUUAUUUAUGGUUAAACAUAGAGGAAAUUCCACGUUUU</text:p>
          </table:table-cell>
          <table:table-cell table:formula="of:=OFFSET([Sheet1.$A$2]; (ROW()-1)*2;0)" office:value-type="string" office:string-value="((((.(((((..(((((.(((((((((.............))))))))))))))..))))).))))" calcext:value-type="string">
            <text:p>((((.(((((..(((((.(((((((((.............))))))))))))))..))))).))))</text:p>
          </table:table-cell>
          <table:table-cell table:formula="of:=OFFSET([Sheet1.$B$2]; (ROW()-1)*2;0)" office:value-type="string" office:string-value="-24.90" calcext:value-type="string">
            <text:p>-24.90</text:p>
          </table:table-cell>
        </table:table-row>
        <table:table-row table:style-name="ro1">
          <table:table-cell table:formula="of:=OFFSET([Sheet1.$A$1]; (ROW()-1)*2;0)" office:value-type="string" office:string-value="UUGAAGGGAGAUCGACCGUGUUAUAUUCGCUUUAUUGACUUCGAAUAAUACAUGGUUGAUCUUUUCUCAG" calcext:value-type="string">
            <text:p>UUGAAGGGAGAUCGACCGUGUUAUAUUCGCUUUAUUGACUUCGAAUAAUACAUGGUUGAUCUUUUCUCAG</text:p>
          </table:table-cell>
          <table:table-cell table:formula="of:=OFFSET([Sheet1.$A$2]; (ROW()-1)*2;0)" office:value-type="string" office:string-value=".(((.((((((((((((((((..((((((............))))))..)))))))))))))))).)))." calcext:value-type="string">
            <text:p>.(((.((((((((((((((((..((((((............))))))..)))))))))))))))).))).</text:p>
          </table:table-cell>
          <table:table-cell table:formula="of:=OFFSET([Sheet1.$B$2]; (ROW()-1)*2;0)" office:value-type="string" office:string-value="-28.10" calcext:value-type="string">
            <text:p>-28.10</text:p>
          </table:table-cell>
        </table:table-row>
        <table:table-row table:style-name="ro1">
          <table:table-cell table:formula="of:=OFFSET([Sheet1.$A$1]; (ROW()-1)*2;0)" office:value-type="string" office:string-value="UUGAGCAGAGGUUGCCCUUGGUGAAUUCGCUUUAUUUAUGUUGAAUCACACAAAGGCAACUUUUGUUUG" calcext:value-type="string">
            <text:p>UUGAGCAGAGGUUGCCCUUGGUGAAUUCGCUUUAUUUAUGUUGAAUCACACAAAGGCAACUUUUGUUUG</text:p>
          </table:table-cell>
          <table:table-cell table:formula="of:=OFFSET([Sheet1.$A$2]; (ROW()-1)*2;0)" office:value-type="string" office:string-value="..((((((((((((((.(((((((.(((((.........).)))))))).))).))))))))))))))." calcext:value-type="string">
            <text:p>..((((((((((((((.(((((((.(((((.........).)))))))).))).)))))))))))))).</text:p>
          </table:table-cell>
          <table:table-cell table:formula="of:=OFFSET([Sheet1.$B$2]; (ROW()-1)*2;0)" office:value-type="string" office:string-value="-27.70" calcext:value-type="string">
            <text:p>-27.70</text:p>
          </table:table-cell>
        </table:table-row>
        <table:table-row table:style-name="ro1">
          <table:table-cell table:formula="of:=OFFSET([Sheet1.$A$1]; (ROW()-1)*2;0)" office:value-type="string" office:string-value="UACUUGAAGAGAAGUUGUUCGUGGUGGAUUCGCUUUACUUAUGACGAAUCAUUCACGGACAACACUUUUUUCAGUA" calcext:value-type="string">
            <text:p>UACUUGAAGAGAAGUUGUUCGUGGUGGAUUCGCUUUACUUAUGACGAAUCAUUCACGGACAACACUUUUUUCAGUA</text:p>
          </table:table-cell>
          <table:table-cell table:formula="of:=OFFSET([Sheet1.$A$2]; (ROW()-1)*2;0)" office:value-type="string" office:string-value="((((.(((((((.(((((((((((..(((((((.........).))))))..)))))))))))..)))))))))))" calcext:value-type="string">
            <text:p>((((.(((((((.(((((((((((..(((((((.........).))))))..)))))))))))..)))))))))))</text:p>
          </table:table-cell>
          <table:table-cell table:formula="of:=OFFSET([Sheet1.$B$2]; (ROW()-1)*2;0)" office:value-type="string" office:string-value="-29.10" calcext:value-type="string">
            <text:p>-29.10</text:p>
          </table:table-cell>
        </table:table-row>
        <table:table-row table:style-name="ro1">
          <table:table-cell table:formula="of:=OFFSET([Sheet1.$A$1]; (ROW()-1)*2;0)" office:value-type="string" office:string-value="CUCCUCAGAUCAGAAGGUGAUUGUGGCUUUGGGUGGAUAUUAAUCAGCCACAGCACUGCCUGGUCAGAAAGAG" calcext:value-type="string">
            <text:p>CUCCUCAGAUCAGAAGGUGAUUGUGGCUUUGGGUGGAUAUUAAUCAGCCACAGCACUGCCUGGUCAGAAAGAG</text:p>
          </table:table-cell>
          <table:table-cell table:formula="of:=OFFSET([Sheet1.$A$2]; (ROW()-1)*2;0)" office:value-type="string" office:string-value="(((.((.((((((..((((.((((((((...(((........)))))))))))))))..)))))).))..)))" calcext:value-type="string">
            <text:p>(((.((.((((((..((((.((((((((...(((........)))))))))))))))..)))))).))..)))</text:p>
          </table:table-cell>
          <table:table-cell table:formula="of:=OFFSET([Sheet1.$B$2]; (ROW()-1)*2;0)" office:value-type="string" office:string-value="-28.10" calcext:value-type="string">
            <text:p>-28.10</text:p>
          </table:table-cell>
        </table:table-row>
        <table:table-row table:style-name="ro1">
          <table:table-cell table:formula="of:=OFFSET([Sheet1.$A$1]; (ROW()-1)*2;0)" office:value-type="string" office:string-value="AGAGAUGGUAGACUAUGGAACGUAGGCGUUAUGUUUUUGACCUAUGUAACAUGGUCCACUAACUCU" calcext:value-type="string">
            <text:p>AGAGAUGGUAGACUAUGGAACGUAGGCGUUAUGUUUUUGACCUAUGUAACAUGGUCCACUAACUCU</text:p>
          </table:table-cell>
          <table:table-cell table:formula="of:=OFFSET([Sheet1.$A$2]; (ROW()-1)*2;0)" office:value-type="string" office:string-value="((((.((((.(((((((..(((((((((.........)).)))))))..))))))).)))).))))" calcext:value-type="string">
            <text:p>((((.((((.(((((((..(((((((((.........)).)))))))..))))))).)))).))))</text:p>
          </table:table-cell>
          <table:table-cell table:formula="of:=OFFSET([Sheet1.$B$2]; (ROW()-1)*2;0)" office:value-type="string" office:string-value="-27.10" calcext:value-type="string">
            <text:p>-27.10</text:p>
          </table:table-cell>
        </table:table-row>
        <table:table-row table:style-name="ro1">
          <table:table-cell table:formula="of:=OFFSET([Sheet1.$A$1]; (ROW()-1)*2;0)" office:value-type="string" office:string-value="AAGAUGGUUGACCAUAGAACAUGCGCUACUUCUGUGUCGUAUGUAGUAUGGUCCACAUCUU" calcext:value-type="string">
            <text:p>AAGAUGGUUGACCAUAGAACAUGCGCUACUUCUGUGUCGUAUGUAGUAUGGUCCACAUCUU</text:p>
          </table:table-cell>
          <table:table-cell table:formula="of:=OFFSET([Sheet1.$A$2]; (ROW()-1)*2;0)" office:value-type="string" office:string-value="((((((...(((((((..(((((((.(((....))).)))))))..)))))))..))))))" calcext:value-type="string">
            <text:p>((((((...(((((((..(((((((.(((....))).)))))))..)))))))..))))))</text:p>
          </table:table-cell>
          <table:table-cell table:formula="of:=OFFSET([Sheet1.$B$2]; (ROW()-1)*2;0)" office:value-type="string" office:string-value="-27.90" calcext:value-type="string">
            <text:p>-27.90</text:p>
          </table:table-cell>
        </table:table-row>
        <table:table-row table:style-name="ro1">
          <table:table-cell table:formula="of:=OFFSET([Sheet1.$A$1]; (ROW()-1)*2;0)" office:value-type="string" office:string-value="UGGAGUGGGGGGGCAGGAGGGGCUCAGGGAGAAAGUGCAUACAGCCCCUGGCCCUCUCUGCCCUUCCGUCCCCUG" calcext:value-type="string">
            <text:p>UGGAGUGGGGGGGCAGGAGGGGCUCAGGGAGAAAGUGCAUACAGCCCCUGGCCCUCUCUGCCCUUCCGUCCCCUG</text:p>
          </table:table-cell>
          <table:table-cell table:formula="of:=OFFSET([Sheet1.$A$2]; (ROW()-1)*2;0)" office:value-type="string" office:string-value=".(((.((((((((((((.(((((.(((((.......((.....)))))))))))).)))))))))))))))...." calcext:value-type="string">
            <text:p>.(((.((((((((((((.(((((.(((((.......((.....)))))))))))).)))))))))))))))....</text:p>
          </table:table-cell>
          <table:table-cell table:formula="of:=OFFSET([Sheet1.$B$2]; (ROW()-1)*2;0)" office:value-type="string" office:string-value="-43.70" calcext:value-type="string">
            <text:p>-43.70</text:p>
          </table:table-cell>
        </table:table-row>
        <table:table-row table:style-name="ro1">
          <table:table-cell table:formula="of:=OFFSET([Sheet1.$A$1]; (ROW()-1)*2;0)" office:value-type="string" office:string-value="GAAACUGGGCUCAAGGUGAGGGGUGCUAUCUGUGAUUGAGGGACAUGGUUAAUGGAAUUGUCUCACACAGAAAUCGCACCCGUCACCUUGGCCUACUUA" calcext:value-type="string">
            <text:p>GAAACUGGGCUCAAGGUGAGGGGUGCUAUCUGUGAUUGAGGGACAUGGUUAAUGGAAUUGUCUCACACAGAAAUCGCACCCGUCACCUUGGCCUACUUA</text:p>
          </table:table-cell>
          <table:table-cell table:formula="of:=OFFSET([Sheet1.$A$2]; (ROW()-1)*2;0)" office:value-type="string" office:string-value=".....(((((.((((((((.((((((..((((((..(((((.((((.....)))....).)))))))))))....)))))).)))))))))))))...." calcext:value-type="string">
            <text:p>.....(((((.((((((((.((((((..((((((..(((((.((((.....)))....).)))))))))))....)))))).)))))))))))))....</text:p>
          </table:table-cell>
          <table:table-cell table:formula="of:=OFFSET([Sheet1.$B$2]; (ROW()-1)*2;0)" office:value-type="string" office:string-value="-47.70" calcext:value-type="string">
            <text:p>-47.70</text:p>
          </table:table-cell>
        </table:table-row>
        <table:table-row table:style-name="ro1">
          <table:table-cell table:formula="of:=OFFSET([Sheet1.$A$1]; (ROW()-1)*2;0)" office:value-type="string" office:string-value="GUAGUCAGUAGUUGGGGGGUGGGAACGGCUUCAUACAGGAGUUGAUGCACAGUUAUCCAGCUCCUAUAUGAUGCCUUUCUUCAUCCCCUUCAA" calcext:value-type="string">
            <text:p>GUAGUCAGUAGUUGGGGGGUGGGAACGGCUUCAUACAGGAGUUGAUGCACAGUUAUCCAGCUCCUAUAUGAUGCCUUUCUUCAUCCCCUUCAA</text:p>
          </table:table-cell>
          <table:table-cell table:formula="of:=OFFSET([Sheet1.$A$2]; (ROW()-1)*2;0)" office:value-type="string" office:string-value=".............((((((((((((.(((.(((((.(((((((((((......))).)))))))).))))).))).))).)))))))))...." calcext:value-type="string">
            <text:p>.............((((((((((((.(((.(((((.(((((((((((......))).)))))))).))))).))).))).)))))))))....</text:p>
          </table:table-cell>
          <table:table-cell table:formula="of:=OFFSET([Sheet1.$B$2]; (ROW()-1)*2;0)" office:value-type="string" office:string-value="-40.40" calcext:value-type="string">
            <text:p>-40.40</text:p>
          </table:table-cell>
        </table:table-row>
        <table:table-row table:style-name="ro1">
          <table:table-cell table:formula="of:=OFFSET([Sheet1.$A$1]; (ROW()-1)*2;0)" office:value-type="string" office:string-value="CUCAUCUGUCUGUUGGGCUGGAGGCAGGGCCUUUGUGAAGGCGGGUGGUGCUCAGAUCGCCUCUGGGCCCUUCCUCCAGCCCCGAGGCGGAUUCA" calcext:value-type="string">
            <text:p>CUCAUCUGUCUGUUGGGCUGGAGGCAGGGCCUUUGUGAAGGCGGGUGGUGCUCAGAUCGCCUCUGGGCCCUUCCUCCAGCCCCGAGGCGGAUUCA</text:p>
          </table:table-cell>
          <table:table-cell table:formula="of:=OFFSET([Sheet1.$A$2]; (ROW()-1)*2;0)" office:value-type="string" office:string-value="...((((((((...((((((((((.(((((((......((((((.((.....))..))))))..))))))).))))))))))..))))))))..." calcext:value-type="string">
            <text:p>...((((((((...((((((((((.(((((((......((((((.((.....))..))))))..))))))).))))))))))..))))))))...</text:p>
          </table:table-cell>
          <table:table-cell table:formula="of:=OFFSET([Sheet1.$B$2]; (ROW()-1)*2;0)" office:value-type="string" office:string-value="-54.70" calcext:value-type="string">
            <text:p>-54.70</text:p>
          </table:table-cell>
        </table:table-row>
        <table:table-row table:style-name="ro1">
          <table:table-cell table:formula="of:=OFFSET([Sheet1.$A$1]; (ROW()-1)*2;0)" office:value-type="string" office:string-value="CAAGCACGAUUAGCAUUUGAGGUGAAGUUCUGUUAUACACUCAGGCUGUGGCUCUCUGAAAGUCAGUGCAUCACAGAACUUUGUCUCGAAAGCUUUCUA" calcext:value-type="string">
            <text:p>CAAGCACGAUUAGCAUUUGAGGUGAAGUUCUGUUAUACACUCAGGCUGUGGCUCUCUGAAAGUCAGUGCAUCACAGAACUUUGUCUCGAAAGCUUUCUA</text:p>
          </table:table-cell>
          <table:table-cell table:formula="of:=OFFSET([Sheet1.$A$2]; (ROW()-1)*2;0)" office:value-type="string" office:string-value=".......((..(((.((((((((((((((((((.((.((((..((((.............)))))))).)).)))))))))))))))))).))).)).." calcext:value-type="string">
            <text:p>.......((..(((.((((((((((((((((((.((.((((..((((.............)))))))).)).)))))))))))))))))).))).))..</text:p>
          </table:table-cell>
          <table:table-cell table:formula="of:=OFFSET([Sheet1.$B$2]; (ROW()-1)*2;0)" office:value-type="string" office:string-value="-31.20" calcext:value-type="string">
            <text:p>-31.20</text:p>
          </table:table-cell>
        </table:table-row>
        <table:table-row table:style-name="ro1">
          <table:table-cell table:formula="of:=OFFSET([Sheet1.$A$1]; (ROW()-1)*2;0)" office:value-type="string" office:string-value="GAGUUUGGUUUUGUUUGGGUUUGUUCUAGGUAUGGUCCCAGGGAUCCCAGAUCAAACCAGGCCCCUGGGCCUAUCCUAGAACCAACCUAAGCUC" calcext:value-type="string">
            <text:p>GAGUUUGGUUUUGUUUGGGUUUGUUCUAGGUAUGGUCCCAGGGAUCCCAGAUCAAACCAGGCCCCUGGGCCUAUCCUAGAACCAACCUAAGCUC</text:p>
          </table:table-cell>
          <table:table-cell table:formula="of:=OFFSET([Sheet1.$A$2]; (ROW()-1)*2;0)" office:value-type="string" office:string-value="............(((((((((.((((((((.((((.(((((((...((...........)).))))))).)))))))))))).))))))))).." calcext:value-type="string">
            <text:p>............(((((((((.((((((((.((((.(((((((...((...........)).))))))).)))))))))))).)))))))))..</text:p>
          </table:table-cell>
          <table:table-cell table:formula="of:=OFFSET([Sheet1.$B$2]; (ROW()-1)*2;0)" office:value-type="string" office:string-value="-43.40" calcext:value-type="string">
            <text:p>-43.40</text:p>
          </table:table-cell>
        </table:table-row>
        <table:table-row table:style-name="ro1">
          <table:table-cell table:formula="of:=OFFSET([Sheet1.$A$1]; (ROW()-1)*2;0)" office:value-type="string" office:string-value="CUGACUAUGCCUCCCCGCAUCCCCUAGGGCAUUGGUGUAAAGCUGGAGACCCACUGCCCCAGGUGCUGCUGGGGGUUGUAGUC" calcext:value-type="string">
            <text:p>CUGACUAUGCCUCCCCGCAUCCCCUAGGGCAUUGGUGUAAAGCUGGAGACCCACUGCCCCAGGUGCUGCUGGGGGUUGUAGUC</text:p>
          </table:table-cell>
          <table:table-cell table:formula="of:=OFFSET([Sheet1.$A$2]; (ROW()-1)*2;0)" office:value-type="string" office:string-value="..(((((((.(((((.(((.(.(((.(((((.(((.((..........))))).))))).))).).))).))))).)))))))" calcext:value-type="string">
            <text:p>..(((((((.(((((.(((.(.(((.(((((.(((.((..........))))).))))).))).).))).))))).)))))))</text:p>
          </table:table-cell>
          <table:table-cell table:formula="of:=OFFSET([Sheet1.$B$2]; (ROW()-1)*2;0)" office:value-type="string" office:string-value="-36.80" calcext:value-type="string">
            <text:p>-36.80</text:p>
          </table:table-cell>
        </table:table-row>
        <table:table-row table:style-name="ro1">
          <table:table-cell table:formula="of:=OFFSET([Sheet1.$A$1]; (ROW()-1)*2;0)" office:value-type="string" office:string-value="UCUCCAACAAUAUCCUGGUGCUGAGUGAUGACUCAGGCGACUCCAGCAUCAGUGAUUUUGUUGAAGA" calcext:value-type="string">
            <text:p>UCUCCAACAAUAUCCUGGUGCUGAGUGAUGACUCAGGCGACUCCAGCAUCAGUGAUUUUGUUGAAGA</text:p>
          </table:table-cell>
          <table:table-cell table:formula="of:=OFFSET([Sheet1.$A$2]; (ROW()-1)*2;0)" office:value-type="string" office:string-value="(((.((((((.(((((((((((((((.............))).))))))))).))).)))))).)))" calcext:value-type="string">
            <text:p>(((.((((((.(((((((((((((((.............))).))))))))).))).)))))).)))</text:p>
          </table:table-cell>
          <table:table-cell table:formula="of:=OFFSET([Sheet1.$B$2]; (ROW()-1)*2;0)" office:value-type="string" office:string-value="-26.90" calcext:value-type="string">
            <text:p>-26.90</text:p>
          </table:table-cell>
        </table:table-row>
        <table:table-row table:style-name="ro1">
          <table:table-cell table:formula="of:=OFFSET([Sheet1.$A$1]; (ROW()-1)*2;0)" office:value-type="string" office:string-value="UGUUUUGAGCGGGGGUCAAGAGCAAUAACGAAAAAUGUUUGUCAUAAACCGUUUUUCAUUAUUGCUCCUGACCUCCUCUCAUUUGCUAUAUUCA" calcext:value-type="string">
            <text:p>UGUUUUGAGCGGGGGUCAAGAGCAAUAACGAAAAAUGUUUGUCAUAAACCGUUUUUCAUUAUUGCUCCUGACCUCCUCUCAUUUGCUAUAUUCA</text:p>
          </table:table-cell>
          <table:table-cell table:formula="of:=OFFSET([Sheet1.$A$2]; (ROW()-1)*2;0)" office:value-type="string" office:string-value=".....((((.((((((((.(((((((((.((((((((.((......)).)))))))).))))))))).)))))))).))))............." calcext:value-type="string">
            <text:p>.....((((.((((((((.(((((((((.((((((((.((......)).)))))))).))))))))).)))))))).)))).............</text:p>
          </table:table-cell>
          <table:table-cell table:formula="of:=OFFSET([Sheet1.$B$2]; (ROW()-1)*2;0)" office:value-type="string" office:string-value="-40.20" calcext:value-type="string">
            <text:p>-40.20</text:p>
          </table:table-cell>
        </table:table-row>
        <table:table-row table:style-name="ro1">
          <table:table-cell table:formula="of:=OFFSET([Sheet1.$A$1]; (ROW()-1)*2;0)" office:value-type="string" office:string-value="UCUUUUGGGCGGGGGUCAAGAGCAAUAACGAAAAAUGUUUGUUUUUCGUAAACCGUUUUUCAUUAUUGCUCCUGACCCCCUCUCAUGGGUUAUAGCCA" calcext:value-type="string">
            <text:p>UCUUUUGGGCGGGGGUCAAGAGCAAUAACGAAAAAUGUUUGUUUUUCGUAAACCGUUUUUCAUUAUUGCUCCUGACCCCCUCUCAUGGGUUAUAGCCA</text:p>
          </table:table-cell>
          <table:table-cell table:formula="of:=OFFSET([Sheet1.$A$2]; (ROW()-1)*2;0)" office:value-type="string" office:string-value=".....((((.((((((((.(((((((((.((((((((...((((.....)))))))))))).))))))))).)))))))).))))..(((....)))." calcext:value-type="string">
            <text:p>.....((((.((((((((.(((((((((.((((((((...((((.....)))))))))))).))))))))).)))))))).))))..(((....))).</text:p>
          </table:table-cell>
          <table:table-cell table:formula="of:=OFFSET([Sheet1.$B$2]; (ROW()-1)*2;0)" office:value-type="string" office:string-value="-44.30" calcext:value-type="string">
            <text:p>-44.30</text:p>
          </table:table-cell>
        </table:table-row>
        <table:table-row table:style-name="ro1">
          <table:table-cell table:formula="of:=OFFSET([Sheet1.$A$1]; (ROW()-1)*2;0)" office:value-type="string" office:string-value="UUUUUGAAAAUCUCGCAGACGUGUUCAGUCAGCAUUCGUGGUUGAGGAUAUCGAACACAAAAAAAGAUAUCAUCGAUCACGUGUGAUGACAGAUUUUCUGCGACUAACAG" calcext:value-type="string">
            <text:p>UUUUUGAAAAUCUCGCAGACGUGUUCAGUCAGCAUUCGUGGUUGAGGAUAUCGAACACAAAAAAAGAUAUCAUCGAUCACGUGUGAUGACAGAUUUUCUGCGACUAACAG</text:p>
          </table:table-cell>
          <table:table-cell table:formula="of:=OFFSET([Sheet1.$A$2]; (ROW()-1)*2;0)" office:value-type="string" office:string-value="............(((((((.....((.((((.(((.(((((((((.((((((.............)))))).))))))))).))).)))).))...)))))))......." calcext:value-type="string">
            <text:p>............(((((((.....((.((((.(((.(((((((((.((((((.............)))))).))))))))).))).)))).))...))))))).......</text:p>
          </table:table-cell>
          <table:table-cell table:formula="of:=OFFSET([Sheet1.$B$2]; (ROW()-1)*2;0)" office:value-type="string" office:string-value="-37.80" calcext:value-type="string">
            <text:p>-37.80</text:p>
          </table:table-cell>
        </table:table-row>
        <table:table-row table:style-name="ro1">
          <table:table-cell table:formula="of:=OFFSET([Sheet1.$A$1]; (ROW()-1)*2;0)" office:value-type="string" office:string-value="UGUGUGCAUCCGGGUUGAGGUAGUAGGUUGUAUGGUUUAGAGUUACACCCUGGGAGUUAACUGUACAACCUUCUAGCUUUCCUUGGAGCACACU" calcext:value-type="string">
            <text:p>UGUGUGCAUCCGGGUUGAGGUAGUAGGUUGUAUGGUUUAGAGUUACACCCUGGGAGUUAACUGUACAACCUUCUAGCUUUCCUUGGAGCACACU</text:p>
          </table:table-cell>
          <table:table-cell table:formula="of:=OFFSET([Sheet1.$A$2]; (ROW()-1)*2;0)" office:value-type="string" office:string-value=".((((((.((((((..(((.(((.(((((((((((((..((.(..((...))..).))))))))))))))).))).)))..))))))))))))." calcext:value-type="string">
            <text:p>.((((((.((((((..(((.(((.(((((((((((((..((.(..((...))..).))))))))))))))).))).)))..)))))))))))).</text:p>
          </table:table-cell>
          <table:table-cell table:formula="of:=OFFSET([Sheet1.$B$2]; (ROW()-1)*2;0)" office:value-type="string" office:string-value="-41.40" calcext:value-type="string">
            <text:p>-41.40</text:p>
          </table:table-cell>
        </table:table-row>
        <table:table-row table:style-name="ro1">
          <table:table-cell table:formula="of:=OFFSET([Sheet1.$A$1]; (ROW()-1)*2;0)" office:value-type="string" office:string-value="CGCGCCCCCCGGGCUGAGGUAGGAGGUUGUAUAGUUGAGGAAGACACCCGAGGAGAUCACUAUACGGCCUCCUAGCUUUCCCCAGGCUGCGCC" calcext:value-type="string">
            <text:p>CGCGCCCCCCGGGCUGAGGUAGGAGGUUGUAUAGUUGAGGAAGACACCCGAGGAGAUCACUAUACGGCCUCCUAGCUUUCCCCAGGCUGCGCC</text:p>
          </table:table-cell>
          <table:table-cell table:formula="of:=OFFSET([Sheet1.$A$2]; (ROW()-1)*2;0)" office:value-type="string" office:string-value=".((((..((.(((..(((.((((((((((((((((.((..................)))))))))))))))))).)))..))).))..))))." calcext:value-type="string">
            <text:p>.((((..((.(((..(((.((((((((((((((((.((..................)))))))))))))))))).)))..))).))..)))).</text:p>
          </table:table-cell>
          <table:table-cell table:formula="of:=OFFSET([Sheet1.$B$2]; (ROW()-1)*2;0)" office:value-type="string" office:string-value="-45.30" calcext:value-type="string">
            <text:p>-45.30</text:p>
          </table:table-cell>
        </table:table-row>
        <table:table-row table:style-name="ro1">
          <table:table-cell table:formula="of:=OFFSET([Sheet1.$A$1]; (ROW()-1)*2;0)" office:value-type="string" office:string-value="AGGCCAGAACACAUGAGCCAAUGCUAUGUGGAAGACUUGUGAUUUUGUUGUUCUGAUAUGAUAUGACAACAAGUCACAGCCAGCCUCAUAGAGUGGACUCCCAUCACCUU" calcext:value-type="string">
            <text:p>AGGCCAGAACACAUGAGCCAAUGCUAUGUGGAAGACUUGUGAUUUUGUUGUUCUGAUAUGAUAUGACAACAAGUCACAGCCAGCCUCAUAGAGUGGACUCCCAUCACCUU</text:p>
          </table:table-cell>
          <table:table-cell table:formula="of:=OFFSET([Sheet1.$A$2]; (ROW()-1)*2;0)" office:value-type="string" office:string-value=".(((((.......)).)))....(((((.((.....(((((((((.((((((.((......)).)))))))))))))))....)).))))).((((....))))......" calcext:value-type="string">
            <text:p>.(((((.......)).)))....(((((.((.....(((((((((.((((((.((......)).)))))))))))))))....)).))))).((((....))))......</text:p>
          </table:table-cell>
          <table:table-cell table:formula="of:=OFFSET([Sheet1.$B$2]; (ROW()-1)*2;0)" office:value-type="string" office:string-value="-29.10" calcext:value-type="string">
            <text:p>-29.10</text:p>
          </table:table-cell>
        </table:table-row>
        <table:table-row table:style-name="ro1">
          <table:table-cell table:formula="of:=OFFSET([Sheet1.$A$1]; (ROW()-1)*2;0)" office:value-type="string" office:string-value="GGAAGCGAGUUGUUAUCUUUGGUUAUCUAGCUGUAUGAGUGUAUUGGUCUUCAUAAAGCUAGAUAACCGAAAGUAAAAACUCCUUCA" calcext:value-type="string">
            <text:p>GGAAGCGAGUUGUUAUCUUUGGUUAUCUAGCUGUAUGAGUGUAUUGGUCUUCAUAAAGCUAGAUAACCGAAAGUAAAAACUCCUUCA</text:p>
          </table:table-cell>
          <table:table-cell table:formula="of:=OFFSET([Sheet1.$A$2]; (ROW()-1)*2;0)" office:value-type="string" office:string-value=".((((.(((((.((((.(((((((((((((((.((((((.(.......))))))).))))))))))))))).)))).)))))))))." calcext:value-type="string">
            <text:p>.((((.(((((.((((.(((((((((((((((.((((((.(.......))))))).))))))))))))))).)))).))))))))).</text:p>
          </table:table-cell>
          <table:table-cell table:formula="of:=OFFSET([Sheet1.$B$2]; (ROW()-1)*2;0)" office:value-type="string" office:string-value="-39.00" calcext:value-type="string">
            <text:p>-39.00</text:p>
          </table:table-cell>
        </table:table-row>
        <table:table-row table:style-name="ro1">
          <table:table-cell table:formula="of:=OFFSET([Sheet1.$A$1]; (ROW()-1)*2;0)" office:value-type="string" office:string-value="GACCUGUCUGUCUUCUGUAUAUACCCUGUAGAUCCGAAUUUGUGUAAGGAAUUUUGUGGUCACAAAUUCGUAUCUAGGGGAAUAUGUAGUUGACAUAAACACUCCGCUCA" calcext:value-type="string">
            <text:p>GACCUGUCUGUCUUCUGUAUAUACCCUGUAGAUCCGAAUUUGUGUAAGGAAUUUUGUGGUCACAAAUUCGUAUCUAGGGGAAUAUGUAGUUGACAUAAACACUCCGCUCA</text:p>
          </table:table-cell>
          <table:table-cell table:formula="of:=OFFSET([Sheet1.$A$2]; (ROW()-1)*2;0)" office:value-type="string" office:string-value="....(((.((((..((((((((.((((.(((((.((((((((((................)))))))))).))))))))).))))))))..))))...)))........." calcext:value-type="string">
            <text:p>....(((.((((..((((((((.((((.(((((.((((((((((................)))))))))).))))))))).))))))))..))))...))).........</text:p>
          </table:table-cell>
          <table:table-cell table:formula="of:=OFFSET([Sheet1.$B$2]; (ROW()-1)*2;0)" office:value-type="string" office:string-value="-34.00" calcext:value-type="string">
            <text:p>-34.00</text:p>
          </table:table-cell>
        </table:table-row>
        <table:table-row table:style-name="ro1">
          <table:table-cell table:formula="of:=OFFSET([Sheet1.$A$1]; (ROW()-1)*2;0)" office:value-type="string" office:string-value="UUGGAACCUUAAAGUACUGUAGCAGCACAUCAUGGUUUACAUACUACAGUCAAGAUGCGAAUCAUUAUUUGCUGCUCUAGAAAUUUAAGGAAAUUCAU" calcext:value-type="string">
            <text:p>UUGGAACCUUAAAGUACUGUAGCAGCACAUCAUGGUUUACAUACUACAGUCAAGAUGCGAAUCAUUAUUUGCUGCUCUAGAAAUUUAAGGAAAUUCAU</text:p>
          </table:table-cell>
          <table:table-cell table:formula="of:=OFFSET([Sheet1.$A$2]; (ROW()-1)*2;0)" office:value-type="string" office:string-value=".((((.(((((((...(((.(((((((.((.(((((((.(((.((.......))))).))))))).)).))))))).)))...)))))))...))))." calcext:value-type="string">
            <text:p>.((((.(((((((...(((.(((((((.((.(((((((.(((.((.......))))).))))))).)).))))))).)))...)))))))...)))).</text:p>
          </table:table-cell>
          <table:table-cell table:formula="of:=OFFSET([Sheet1.$B$2]; (ROW()-1)*2;0)" office:value-type="string" office:string-value="-29.10" calcext:value-type="string">
            <text:p>-29.10</text:p>
          </table:table-cell>
        </table:table-row>
        <table:table-row table:style-name="ro1">
          <table:table-cell table:formula="of:=OFFSET([Sheet1.$A$1]; (ROW()-1)*2;0)" office:value-type="string" office:string-value="GCAGCCCUCUGUUCGUUUUGCAUAGUUGCACUACAAGAAGAAUGUAGUUGUGCAAAUCUAUGCAAAACUGAUGGUGGCCUGC" calcext:value-type="string">
            <text:p>GCAGCCCUCUGUUCGUUUUGCAUAGUUGCACUACAAGAAGAAUGUAGUUGUGCAAAUCUAUGCAAAACUGAUGGUGGCCUGC</text:p>
          </table:table-cell>
          <table:table-cell table:formula="of:=OFFSET([Sheet1.$A$2]; (ROW()-1)*2;0)" office:value-type="string" office:string-value="((((.((.(((((.(((((((((((((((((((((.......))))...))))))..))))))))))).))))).)).))))" calcext:value-type="string">
            <text:p>((((.((.(((((.(((((((((((((((((((((.......))))...))))))..))))))))))).))))).)).))))</text:p>
          </table:table-cell>
          <table:table-cell table:formula="of:=OFFSET([Sheet1.$B$2]; (ROW()-1)*2;0)" office:value-type="string" office:string-value="-34.40" calcext:value-type="string">
            <text:p>-34.40</text:p>
          </table:table-cell>
        </table:table-row>
        <table:table-row table:style-name="ro1">
          <table:table-cell table:formula="of:=OFFSET([Sheet1.$A$1]; (ROW()-1)*2;0)" office:value-type="string" office:string-value="ACCUGGCUGAGCCGCAGUAGUUCUUCAGUGGCAAGCUUUAUGUCCUGACCCAGCUAAAGCUGCCAGUUGAAGAACUGUUGCCCUCUGCCACUGGC" calcext:value-type="string">
            <text:p>ACCUGGCUGAGCCGCAGUAGUUCUUCAGUGGCAAGCUUUAUGUCCUGACCCAGCUAAAGCUGCCAGUUGAAGAACUGUUGCCCUCUGCCACUGGC</text:p>
          </table:table-cell>
          <table:table-cell table:formula="of:=OFFSET([Sheet1.$A$2]; (ROW()-1)*2;0)" office:value-type="string" office:string-value=".((((((.(((..((((((((((((((((((((.((((((.((.........))))))))))))).))))))))))))))).))).))))..))." calcext:value-type="string">
            <text:p>.((((((.(((..((((((((((((((((((((.((((((.((.........))))))))))))).))))))))))))))).))).))))..)).</text:p>
          </table:table-cell>
          <table:table-cell table:formula="of:=OFFSET([Sheet1.$B$2]; (ROW()-1)*2;0)" office:value-type="string" office:string-value="-43.00" calcext:value-type="string">
            <text:p>-43.00</text:p>
          </table:table-cell>
        </table:table-row>
        <table:table-row table:style-name="ro1">
          <table:table-cell table:formula="of:=OFFSET([Sheet1.$A$1]; (ROW()-1)*2;0)" office:value-type="string" office:string-value="CGGCCGGCUGGGGUUCCUGGGGAUGGGAUUUGAUGCCAGUCACAAAUCACAUUGCCAGGGAUUUCCAACUGACCC" calcext:value-type="string">
            <text:p>CGGCCGGCUGGGGUUCCUGGGGAUGGGAUUUGAUGCCAGUCACAAAUCACAUUGCCAGGGAUUUCCAACUGACCC</text:p>
          </table:table-cell>
          <table:table-cell table:formula="of:=OFFSET([Sheet1.$A$2]; (ROW()-1)*2;0)" office:value-type="string" office:string-value=".((.(((.((((((((((((.((((.((((((.((.....)))))))).)))).))))))).))))).))).))." calcext:value-type="string">
            <text:p>.((.(((.((((((((((((.((((.((((((.((.....)))))))).)))).))))))).))))).))).)).</text:p>
          </table:table-cell>
          <table:table-cell table:formula="of:=OFFSET([Sheet1.$B$2]; (ROW()-1)*2;0)" office:value-type="string" office:string-value="-32.90" calcext:value-type="string">
            <text:p>-32.90</text:p>
          </table:table-cell>
        </table:table-row>
        <table:table-row table:style-name="ro1">
          <table:table-cell table:formula="of:=OFFSET([Sheet1.$A$1]; (ROW()-1)*2;0)" office:value-type="string" office:string-value="CUCACCUGCUCUGGCUGCUUGGGUUCCUGGCAUGCUGAUUUGUGACUUGAGAUUAAAAUCACAUUGCCAGGGAUUACCACGCAACCAUGACCUUGGC" calcext:value-type="string">
            <text:p>CUCACCUGCUCUGGCUGCUUGGGUUCCUGGCAUGCUGAUUUGUGACUUGAGAUUAAAAUCACAUUGCCAGGGAUUACCACGCAACCAUGACCUUGGC</text:p>
          </table:table-cell>
          <table:table-cell table:formula="of:=OFFSET([Sheet1.$A$2]; (ROW()-1)*2;0)" office:value-type="string" office:string-value="....((.(.(((((.(((.(((((((((((((((.((((((..............)))))))).))))))))))..))).))).))).)).)..))." calcext:value-type="string">
            <text:p>....((.(.(((((.(((.(((((((((((((((.((((((..............)))))))).))))))))))..))).))).))).)).)..)).</text:p>
          </table:table-cell>
          <table:table-cell table:formula="of:=OFFSET([Sheet1.$B$2]; (ROW()-1)*2;0)" office:value-type="string" office:string-value="-33.30" calcext:value-type="string">
            <text:p>-33.30</text:p>
          </table:table-cell>
        </table:table-row>
        <table:table-row table:style-name="ro1">
          <table:table-cell table:formula="of:=OFFSET([Sheet1.$A$1]; (ROW()-1)*2;0)" office:value-type="string" office:string-value="CUCCGGUGCCUACUGAGCUGAUAUCAGUUCUCAUUUCACACACUGGCUCAGUUCAGCAGGAACAGGAG" calcext:value-type="string">
            <text:p>CUCCGGUGCCUACUGAGCUGAUAUCAGUUCUCAUUUCACACACUGGCUCAGUUCAGCAGGAACAGGAG</text:p>
          </table:table-cell>
          <table:table-cell table:formula="of:=OFFSET([Sheet1.$A$2]; (ROW()-1)*2;0)" office:value-type="string" office:string-value="((((.((.(((.(((((((((..(((((.............))))).))))))))).))).)).))))" calcext:value-type="string">
            <text:p>((((.((.(((.(((((((((..(((((.............))))).))))))))).))).)).))))</text:p>
          </table:table-cell>
          <table:table-cell table:formula="of:=OFFSET([Sheet1.$B$2]; (ROW()-1)*2;0)" office:value-type="string" office:string-value="-26.30" calcext:value-type="string">
            <text:p>-26.30</text:p>
          </table:table-cell>
        </table:table-row>
        <table:table-row table:style-name="ro1">
          <table:table-cell table:formula="of:=OFFSET([Sheet1.$A$1]; (ROW()-1)*2;0)" office:value-type="string" office:string-value="GGCCAGUGUUGAGAGGCGGAGACACGGGCAAUUGCUGGACGCUGCCCUGGGCAUUGCACUUGUCUCGGUCUGACAGUGCCGGCC" calcext:value-type="string">
            <text:p>GGCCAGUGUUGAGAGGCGGAGACACGGGCAAUUGCUGGACGCUGCCCUGGGCAUUGCACUUGUCUCGGUCUGACAGUGCCGGCC</text:p>
          </table:table-cell>
          <table:table-cell table:formula="of:=OFFSET([Sheet1.$A$2]; (ROW()-1)*2;0)" office:value-type="string" office:string-value="((((.((((((..((((.((((((.(((((((..((((........))))..))))).)))))))).))))..)))))).))))" calcext:value-type="string">
            <text:p>((((.((((((..((((.((((((.(((((((..((((........))))..))))).)))))))).))))..)))))).))))</text:p>
          </table:table-cell>
          <table:table-cell table:formula="of:=OFFSET([Sheet1.$B$2]; (ROW()-1)*2;0)" office:value-type="string" office:string-value="-36.50" calcext:value-type="string">
            <text:p>-36.50</text:p>
          </table:table-cell>
        </table:table-row>
        <table:table-row table:style-name="ro1">
          <table:table-cell table:formula="of:=OFFSET([Sheet1.$A$1]; (ROW()-1)*2;0)" office:value-type="string" office:string-value="UGCCCGGGACCCAGUUCAAGUAAUUCAGGAUAGGUUGUGGUGCUGGCCAGCCUGUUCUCCAUUACUUGGCUCGGGGGCCGGUGCC" calcext:value-type="string">
            <text:p>UGCCCGGGACCCAGUUCAAGUAAUUCAGGAUAGGUUGUGGUGCUGGCCAGCCUGUUCUCCAUUACUUGGCUCGGGGGCCGGUGCC</text:p>
          </table:table-cell>
          <table:table-cell table:formula="of:=OFFSET([Sheet1.$A$2]; (ROW()-1)*2;0)" office:value-type="string" office:string-value=".((((((..((((((.((((((((..(((((((((..((((....)))))))))))))..))))))))))).)))..)))).))." calcext:value-type="string">
            <text:p>.((((((..((((((.((((((((..(((((((((..((((....)))))))))))))..))))))))))).)))..)))).)).</text:p>
          </table:table-cell>
          <table:table-cell table:formula="of:=OFFSET([Sheet1.$B$2]; (ROW()-1)*2;0)" office:value-type="string" office:string-value="-43.40" calcext:value-type="string">
            <text:p>-43.40</text:p>
          </table:table-cell>
        </table:table-row>
        <table:table-row table:style-name="ro1">
          <table:table-cell table:formula="of:=OFFSET([Sheet1.$A$1]; (ROW()-1)*2;0)" office:value-type="string" office:string-value="ACCUCUCUAACAAGGUGCAGAGCUUAGCUGAUUGGUGAACAGUGAUUGGUUUCCGCUUUGUUCACAGUGGCUAAGUUCUGCACCUGAAGAGAAGGUG" calcext:value-type="string">
            <text:p>ACCUCUCUAACAAGGUGCAGAGCUUAGCUGAUUGGUGAACAGUGAUUGGUUUCCGCUUUGUUCACAGUGGCUAAGUUCUGCACCUGAAGAGAAGGUG</text:p>
          </table:table-cell>
          <table:table-cell table:formula="of:=OFFSET([Sheet1.$A$2]; (ROW()-1)*2;0)" office:value-type="string" office:string-value="((((((((....(((((((((((((((((.((((.(((((((....(((...)))..))))))))))))))))))))))))))))..)))).))))." calcext:value-type="string">
            <text:p>((((((((....(((((((((((((((((.((((.(((((((....(((...)))..))))))))))))))))))))))))))))..)))).)))).</text:p>
          </table:table-cell>
          <table:table-cell table:formula="of:=OFFSET([Sheet1.$B$2]; (ROW()-1)*2;0)" office:value-type="string" office:string-value="-49.40" calcext:value-type="string">
            <text:p>-49.40</text:p>
          </table:table-cell>
        </table:table-row>
        <table:table-row table:style-name="ro1">
          <table:table-cell table:formula="of:=OFFSET([Sheet1.$A$1]; (ROW()-1)*2;0)" office:value-type="string" office:string-value="UGGCCUGUGGAGCAGGGCUUAGCUGCUUGUGAGCAAGGUCUACAGCAAAGUCGUGUUCACAGUGGCUAAGUUCCGCCCCCUGGACCC" calcext:value-type="string">
            <text:p>UGGCCUGUGGAGCAGGGCUUAGCUGCUUGUGAGCAAGGUCUACAGCAAAGUCGUGUUCACAGUGGCUAAGUUCCGCCCCCUGGACCC</text:p>
          </table:table-cell>
          <table:table-cell table:formula="of:=OFFSET([Sheet1.$A$2]; (ROW()-1)*2;0)" office:value-type="string" office:string-value=".((((.(.((.((.(((((((((((((.(((((((.((.((.......)))).)))))))))))))))))))).)).))).)).))." calcext:value-type="string">
            <text:p>.((((.(.((.((.(((((((((((((.(((((((.((.((.......)))).)))))))))))))))))))).)).))).)).)).</text:p>
          </table:table-cell>
          <table:table-cell table:formula="of:=OFFSET([Sheet1.$B$2]; (ROW()-1)*2;0)" office:value-type="string" office:string-value="-38.50" calcext:value-type="string">
            <text:p>-38.50</text:p>
          </table:table-cell>
        </table:table-row>
        <table:table-row table:style-name="ro1">
          <table:table-cell table:formula="of:=OFFSET([Sheet1.$A$1]; (ROW()-1)*2;0)" office:value-type="string" office:string-value="CUUCUGGAAGCUGGUUUCACAUGGUGGCUUAGAUUUUUCCAUCUUUGUAUCUAGCACCAUUUGAAAUCAGUGUUUUAGGAG" calcext:value-type="string">
            <text:p>CUUCUGGAAGCUGGUUUCACAUGGUGGCUUAGAUUUUUCCAUCUUUGUAUCUAGCACCAUUUGAAAUCAGUGUUUUAGGAG</text:p>
          </table:table-cell>
          <table:table-cell table:formula="of:=OFFSET([Sheet1.$A$2]; (ROW()-1)*2;0)" office:value-type="string" office:string-value="(((((((((((((((((((.((((((.((.((((..............)))))))))))).)))))))))).)))))))))" calcext:value-type="string">
            <text:p>(((((((((((((((((((.((((((.((.((((..............)))))))))))).)))))))))).)))))))))</text:p>
          </table:table-cell>
          <table:table-cell table:formula="of:=OFFSET([Sheet1.$B$2]; (ROW()-1)*2;0)" office:value-type="string" office:string-value="-31.10" calcext:value-type="string">
            <text:p>-31.10</text:p>
          </table:table-cell>
        </table:table-row>
        <table:table-row table:style-name="ro1">
          <table:table-cell table:formula="of:=OFFSET([Sheet1.$A$1]; (ROW()-1)*2;0)" office:value-type="string" office:string-value="ACCAUGUUGUAGUGUGUGUAAACAUCCUACACUCUCAGCUGUGAGCUCAAGGUGGCUGGGAGAGGGUUGUUUACUCCUUCUGCCAUGGA" calcext:value-type="string">
            <text:p>ACCAUGUUGUAGUGUGUGUAAACAUCCUACACUCUCAGCUGUGAGCUCAAGGUGGCUGGGAGAGGGUUGUUUACUCCUUCUGCCAUGGA</text:p>
          </table:table-cell>
          <table:table-cell table:formula="of:=OFFSET([Sheet1.$A$2]; (ROW()-1)*2;0)" office:value-type="string" office:string-value=".(((((..((((...(.(((((((.(((...(((((((((....(((...)))))))))))).))).))))))).)...)))))))))." calcext:value-type="string">
            <text:p>.(((((..((((...(.(((((((.(((...(((((((((....(((...)))))))))))).))).))))))).)...))))))))).</text:p>
          </table:table-cell>
          <table:table-cell table:formula="of:=OFFSET([Sheet1.$B$2]; (ROW()-1)*2;0)" office:value-type="string" office:string-value="-34.30" calcext:value-type="string">
            <text:p>-34.30</text:p>
          </table:table-cell>
        </table:table-row>
        <table:table-row table:style-name="ro1">
          <table:table-cell table:formula="of:=OFFSET([Sheet1.$A$1]; (ROW()-1)*2;0)" office:value-type="string" office:string-value="GAGUGACAGAUACUGUAAACAUCCUACACUCUCAGCUGUGAAAAGUAAGAAAGCUGGGAGAAGGCUGUUUACUCUCUCUGCCUU" calcext:value-type="string">
            <text:p>GAGUGACAGAUACUGUAAACAUCCUACACUCUCAGCUGUGAAAAGUAAGAAAGCUGGGAGAAGGCUGUUUACUCUCUCUGCCUU</text:p>
          </table:table-cell>
          <table:table-cell table:formula="of:=OFFSET([Sheet1.$A$2]; (ROW()-1)*2;0)" office:value-type="string" office:string-value="(((.(.((((....(((((((.(((...(((((((((..............))))))))).))).)))))))....))))))))" calcext:value-type="string">
            <text:p>(((.(.((((....(((((((.(((...(((((((((..............))))))))).))).)))))))....))))))))</text:p>
          </table:table-cell>
          <table:table-cell table:formula="of:=OFFSET([Sheet1.$B$2]; (ROW()-1)*2;0)" office:value-type="string" office:string-value="-29.40" calcext:value-type="string">
            <text:p>-29.40</text:p>
          </table:table-cell>
        </table:table-row>
        <table:table-row table:style-name="ro1">
          <table:table-cell table:formula="of:=OFFSET([Sheet1.$A$1]; (ROW()-1)*2;0)" office:value-type="string" office:string-value="GGGGAUAUUGCACAUUACUAAGUUGCAUGUUGUCACGGCCUCAAUGCAAUUUAGUGUGUGUGAUAUUCUC" calcext:value-type="string">
            <text:p>GGGGAUAUUGCACAUUACUAAGUUGCAUGUUGUCACGGCCUCAAUGCAAUUUAGUGUGUGUGAUAUUCUC</text:p>
          </table:table-cell>
          <table:table-cell table:formula="of:=OFFSET([Sheet1.$A$2]; (ROW()-1)*2;0)" office:value-type="string" office:string-value="(((((((((((((((.(((((((((((((..((....))..).)))))))))))))))))))))))))))" calcext:value-type="string">
            <text:p>(((((((((((((((.(((((((((((((..((....))..).)))))))))))))))))))))))))))</text:p>
          </table:table-cell>
          <table:table-cell table:formula="of:=OFFSET([Sheet1.$B$2]; (ROW()-1)*2;0)" office:value-type="string" office:string-value="-31.70" calcext:value-type="string">
            <text:p>-31.70</text:p>
          </table:table-cell>
        </table:table-row>
        <table:table-row table:style-name="ro1">
          <table:table-cell table:formula="of:=OFFSET([Sheet1.$A$1]; (ROW()-1)*2;0)" office:value-type="string" office:string-value="CCAGAGAGUGUGACUCCUGUCCUGUGUAUGGCACUGGUAGAAUUCACUGUGAACAGUCUCGGUCAGUGAAUUACCGAAGGGCCAUAAACAGAGCAGAGACAGAUCCGCGA" calcext:value-type="string">
            <text:p>CCAGAGAGUGUGACUCCUGUCCUGUGUAUGGCACUGGUAGAAUUCACUGUGAACAGUCUCGGUCAGUGAAUUACCGAAGGGCCAUAAACAGAGCAGAGACAGAUCCGCGA</text:p>
          </table:table-cell>
          <table:table-cell table:formula="of:=OFFSET([Sheet1.$A$2]; (ROW()-1)*2;0)" office:value-type="string" office:string-value="...(.(.((.((.(((.(((.((((.((((((.((((((..(((((((((((......)))..))))))))))))..)).)))))).)))).)))))).)).)).).).." calcext:value-type="string">
            <text:p>...(.(.((.((.(((.(((.((((.((((((.((((((..(((((((((((......)))..))))))))))))..)).)))))).)))).)))))).)).)).).)..</text:p>
          </table:table-cell>
          <table:table-cell table:formula="of:=OFFSET([Sheet1.$B$2]; (ROW()-1)*2;0)" office:value-type="string" office:string-value="-35.40" calcext:value-type="string">
            <text:p>-35.40</text:p>
          </table:table-cell>
        </table:table-row>
        <table:table-row table:style-name="ro1">
          <table:table-cell table:formula="of:=OFFSET([Sheet1.$A$1]; (ROW()-1)*2;0)" office:value-type="string" office:string-value="GUGAUAACGUAGCGAGAUUUUCUGUUGUGCUUGAUCUAACCAUGUGCUUGCGAGGUAUGAGUAAAACAUGGUUCCGUCAAGCACCAUGGAACGUCACGCAGCUUUCUACA" calcext:value-type="string">
            <text:p>GUGAUAACGUAGCGAGAUUUUCUGUUGUGCUUGAUCUAACCAUGUGCUUGCGAGGUAUGAGUAAAACAUGGUUCCGUCAAGCACCAUGGAACGUCACGCAGCUUUCUACA</text:p>
          </table:table-cell>
          <table:table-cell table:formula="of:=OFFSET([Sheet1.$A$2]; (ROW()-1)*2;0)" office:value-type="string" office:string-value="(((..((.((.(((.(((.((((((.(((((((((..((((((((..((((.........)))).))))))))..))))))))).)))))).))).))).))))..)))." calcext:value-type="string">
            <text:p>(((..((.((.(((.(((.((((((.(((((((((..((((((((..((((.........)))).))))))))..))))))))).)))))).))).))).))))..))).</text:p>
          </table:table-cell>
          <table:table-cell table:formula="of:=OFFSET([Sheet1.$B$2]; (ROW()-1)*2;0)" office:value-type="string" office:string-value="-40.00" calcext:value-type="string">
            <text:p>-40.00</text:p>
          </table:table-cell>
        </table:table-row>
        <table:table-row table:style-name="ro1">
          <table:table-cell table:formula="of:=OFFSET([Sheet1.$A$1]; (ROW()-1)*2;0)" office:value-type="string" office:string-value="AAGGAUUAGGGUGCCCUCAGUGGCUCAGUAGCCAGUGUAGAUCCUGUCUUUGGUAAUCAGCAGCUACAUCUGGCUACUGGGUCUCUGAUGGCAUCAUCUAGCU" calcext:value-type="string">
            <text:p>AAGGAUUAGGGUGCCCUCAGUGGCUCAGUAGCCAGUGUAGAUCCUGUCUUUGGUAAUCAGCAGCUACAUCUGGCUACUGGGUCUCUGAUGGCAUCAUCUAGCU</text:p>
          </table:table-cell>
          <table:table-cell table:formula="of:=OFFSET([Sheet1.$A$2]; (ROW()-1)*2;0)" office:value-type="string" office:string-value="..((((...((((((.((((.(((((((((((((((((((...(((...........)))...))))).)))))))))))))).)))).))))))))))...." calcext:value-type="string">
            <text:p>..((((...((((((.((((.(((((((((((((((((((...(((...........)))...))))).)))))))))))))).)))).))))))))))....</text:p>
          </table:table-cell>
          <table:table-cell table:formula="of:=OFFSET([Sheet1.$B$2]; (ROW()-1)*2;0)" office:value-type="string" office:string-value="-52.00" calcext:value-type="string">
            <text:p>-52.00</text:p>
          </table:table-cell>
        </table:table-row>
        <table:table-row table:style-name="ro1">
          <table:table-cell table:formula="of:=OFFSET([Sheet1.$A$1]; (ROW()-1)*2;0)" office:value-type="string" office:string-value="GCUACUUGAAGAGAGGUUAUCCUUUGUGUGUUUGCUUUACGCGAAAUGAAUAUGCAAGGGCAAGCUCUCUUCGAGGAGC" calcext:value-type="string">
            <text:p>GCUACUUGAAGAGAGGUUAUCCUUUGUGUGUUUGCUUUACGCGAAAUGAAUAUGCAAGGGCAAGCUCUCUUCGAGGAGC</text:p>
          </table:table-cell>
          <table:table-cell table:formula="of:=OFFSET([Sheet1.$A$2]; (ROW()-1)*2;0)" office:value-type="string" office:string-value="(((.(((((((((((.((..((((((((((((((.(((....))).)))))))))))))).)).))))))))))).)))" calcext:value-type="string">
            <text:p>(((.(((((((((((.((..((((((((((((((.(((....))).)))))))))))))).)).))))))))))).)))</text:p>
          </table:table-cell>
          <table:table-cell table:formula="of:=OFFSET([Sheet1.$B$2]; (ROW()-1)*2;0)" office:value-type="string" office:string-value="-34.70" calcext:value-type="string">
            <text:p>-34.70</text:p>
          </table:table-cell>
        </table:table-row>
        <table:table-row table:style-name="ro1">
          <table:table-cell table:formula="of:=OFFSET([Sheet1.$A$1]; (ROW()-1)*2;0)" office:value-type="string" office:string-value="GCCUCGCUGUCCUCCGCCUUCUCUUCCCGGUUCUUCCCGGAGUCGGGAAAAGCUGGGUUGAGAGGGCGAAAAAGGAUAUGGG" calcext:value-type="string">
            <text:p>GCCUCGCUGUCCUCCGCCUUCUCUUCCCGGUUCUUCCCGGAGUCGGGAAAAGCUGGGUUGAGAGGGCGAAAAAGGAUAUGGG</text:p>
          </table:table-cell>
          <table:table-cell table:formula="of:=OFFSET([Sheet1.$A$2]; (ROW()-1)*2;0)" office:value-type="string" office:string-value="..((((.((((((.(((((((((..(((((((.((((((....)))))).)))))))..)))))))))....))))))))))" calcext:value-type="string">
            <text:p>..((((.((((((.(((((((((..(((((((.((((((....)))))).)))))))..)))))))))....))))))))))</text:p>
          </table:table-cell>
          <table:table-cell table:formula="of:=OFFSET([Sheet1.$B$2]; (ROW()-1)*2;0)" office:value-type="string" office:string-value="-47.40" calcext:value-type="string">
            <text:p>-47.40</text:p>
          </table:table-cell>
        </table:table-row>
        <table:table-row table:style-name="ro1">
          <table:table-cell table:formula="of:=OFFSET([Sheet1.$A$1]; (ROW()-1)*2;0)" office:value-type="string" office:string-value="AGCUCUCAGCAUCAACGGUGUACAGGAGAAUGACCUAUGAUUUGACAGACCGUGCAGCUGUGUAUGUCUGUCAUUCUGUAGGCCAAUAUUCUGUAUGUCACUGCUACUUAAA" calcext:value-type="string">
            <text:p>AGCUCUCAGCAUCAACGGUGUACAGGAGAAUGACCUAUGAUUUGACAGACCGUGCAGCUGUGUAUGUCUGUCAUUCUGUAGGCCAAUAUUCUGUAUGUCACUGCUACUUAAA</text:p>
          </table:table-cell>
          <table:table-cell table:formula="of:=OFFSET([Sheet1.$A$2]; (ROW()-1)*2;0)" office:value-type="string" office:string-value=".(((...))).....((((((((((((...((.(((((((..((((((((.(((((....))))))))))))).)).))))).))...)))))))...)))))........." calcext:value-type="string">
            <text:p>.(((...))).....((((((((((((...((.(((((((..((((((((.(((((....))))))))))))).)).))))).))...)))))))...))))).........</text:p>
          </table:table-cell>
          <table:table-cell table:formula="of:=OFFSET([Sheet1.$B$2]; (ROW()-1)*2;0)" office:value-type="string" office:string-value="-36.70" calcext:value-type="string">
            <text:p>-36.70</text:p>
          </table:table-cell>
        </table:table-row>
        <table:table-row table:style-name="ro1">
          <table:table-cell table:formula="of:=OFFSET([Sheet1.$A$1]; (ROW()-1)*2;0)" office:value-type="string" office:string-value="UGAUGAUGAUGAUGAGUCACUAAUUAAUUGUAUCAUAGAGUCUUGCAUGGAAAAAUAGAAAAUGAGAUUGAGCCAAGGAUGACUUGCCGAUUUUCUCAACGAAUCUUACUGAUUAUGGUAUCCGGCAAGUUGACUUUGGCUCUGUUUCCUUCCCUUCUUUUCGAUGUCAAACUCUAGAUACCUAACCACAUAUCAUAUAUAUCAUCAUCAUUCAUCA" calcext:value-type="string">
            <text:p>UGAUGAUGAUGAUGAGUCACUAAUUAAUUGUAUCAUAGAGUCUUGCAUGGAAAAAUAGAAAAUGAGAUUGAGCCAAGGAUGACUUGCCGAUUUUCUCAACGAAUCUUACUGAUUAUGGUAUCCGGCAAGUUGACUUUGGCUCUGUUUCCUUCCCUUCUUUUCGAUGUCAAACUCUAGAUACCUAACCACAUAUCAUAUAUAUCAUCAUCAUUCAUCA</text:p>
          </table:table-cell>
          <table:table-cell table:formula="of:=OFFSET([Sheet1.$A$2]; (ROW()-1)*2;0)" office:value-type="string" office:string-value="(((((((((((((((..............(((((.((((((.((((((.(((((..((..((.(((((.(((((((((..(((((((((..(...(((...((((.....)))).))).)..)))))))))..))))))))).))))).))..))..))))).))).))))))))))))))........((((...)))).))))))))).))))))" calcext:value-type="string">
            <text:p>(((((((((((((((..............(((((.((((((.((((((.(((((..((..((.(((((.(((((((((..(((((((((..(...(((...((((.....)))).))).)..)))))))))..))))))))).))))).))..))..))))).))).))))))))))))))........((((...)))).))))))))).))))))</text:p>
          </table:table-cell>
          <table:table-cell table:formula="of:=OFFSET([Sheet1.$B$2]; (ROW()-1)*2;0)" office:value-type="string" office:string-value="-71.80" calcext:value-type="string">
            <text:p>-71.80</text:p>
          </table:table-cell>
        </table:table-row>
        <table:table-row table:style-name="ro1">
          <table:table-cell table:formula="of:=OFFSET([Sheet1.$A$1]; (ROW()-1)*2;0)" office:value-type="string" office:string-value="GGGUCUUGCAUGAAGGAAUAACGAAUGGAAUUGAGCCAAGGAUGACUUGCCGGUUUAAACCCAACCGGUUUAUGACCAUUGAUUUGGUCUCAUUCACAAUCUGUUGAUUCGUGUCUGGCAAGUUGACCUUGGCUCUGCUUCGUUCUCUAUUCUUCCAUGUUAGAUUC" calcext:value-type="string">
            <text:p>GGGUCUUGCAUGAAGGAAUAACGAAUGGAAUUGAGCCAAGGAUGACUUGCCGGUUUAAACCCAACCGGUUUAUGACCAUUGAUUUGGUCUCAUUCACAAUCUGUUGAUUCGUGUCUGGCAAGUUGACCUUGGCUCUGCUUCGUUCUCUAUUCUUCCAUGUUAGAUUC</text:p>
          </table:table-cell>
          <table:table-cell table:formula="of:=OFFSET([Sheet1.$A$2]; (ROW()-1)*2;0)" office:value-type="string" office:string-value="((((((.(((((.(((((((..(((((((...(((((((((..((((((((((..((((((.....)))))).(((((......))))).....(((((((....)))).))).))))))))))..)))))))))...)))))))..))))))).))))).))))))" calcext:value-type="string">
            <text:p>((((((.(((((.(((((((..(((((((...(((((((((..((((((((((..((((((.....)))))).(((((......))))).....(((((((....)))).))).))))))))))..)))))))))...)))))))..))))))).))))).))))))</text:p>
          </table:table-cell>
          <table:table-cell table:formula="of:=OFFSET([Sheet1.$B$2]; (ROW()-1)*2;0)" office:value-type="string" office:string-value="-72.70" calcext:value-type="string">
            <text:p>-72.70</text:p>
          </table:table-cell>
        </table:table-row>
        <table:table-row table:style-name="ro1">
          <table:table-cell table:formula="of:=OFFSET([Sheet1.$A$1]; (ROW()-1)*2;0)" office:value-type="string" office:string-value="UCAUAUAAGAGAAAAUGGUGACAUGAAGAAUGAGAACUUGUGUGGUAGCCAAGGAUGACUUGCCUGCGUUUUAGACCAUAUAUAUCAAAGACUCACUCGAUCGAUAGUCUUAGAGUUGGUUGGUCGUCAGGCAGUCUCCUUGGCUAUUCAAACAAUUCUCAUUCUCUUCAUUCACAUUUCUCUUUUUUGG" calcext:value-type="string">
            <text:p>UCAUAUAAGAGAAAAUGGUGACAUGAAGAAUGAGAACUUGUGUGGUAGCCAAGGAUGACUUGCCUGCGUUUUAGACCAUAUAUAUCAAAGACUCACUCGAUCGAUAGUCUUAGAGUUGGUUGGUCGUCAGGCAGUCUCCUUGGCUAUUCAAACAAUUCUCAUUCUCUUCAUUCACAUUUCUCUUUUUUGG</text:p>
          </table:table-cell>
          <table:table-cell table:formula="of:=OFFSET([Sheet1.$A$2]; (ROW()-1)*2;0)" office:value-type="string" office:string-value=".((...((((((((...((((.((((((((((((((.((((.(((((((((((((.((((.(((((.......(((((..((..((.((((((...((....)).)))))).))..))..)))))..))))))))))))))))))).))).)))))))))))..))))))))))).))))))))...))." calcext:value-type="string">
            <text:p>.((...((((((((...((((.((((((((((((((.((((.(((((((((((((.((((.(((((.......(((((..((..((.((((((...((....)).)))))).))..))..)))))..))))))))))))))))))).))).)))))))))))..))))))))))).))))))))...)).</text:p>
          </table:table-cell>
          <table:table-cell table:formula="of:=OFFSET([Sheet1.$B$2]; (ROW()-1)*2;0)" office:value-type="string" office:string-value="-79.50" calcext:value-type="string">
            <text:p>-79.50</text:p>
          </table:table-cell>
        </table:table-row>
        <table:table-row table:style-name="ro1">
          <table:table-cell table:formula="of:=OFFSET([Sheet1.$A$1]; (ROW()-1)*2;0)" office:value-type="string" office:string-value="GAAGGAGAUGUCAAAGAUGAAUAGAAGAAUCAUAUUUGGUAGCCAAGGAUGACUUGCCUGACUCUUUGUGUAAAAUGUUUAGUGUCUUGUUUGAAGUCACUAUAAGUUGUAUCAAGCAAUGACCAUUUUGCUUAUAAAAAAGAUAUCAGGCAGUCUCCUUGGCUAUCCUUAUAUGUUCUUCUCUUUCAUCUCAGACAUUCACCUUC" calcext:value-type="string">
            <text:p>GAAGGAGAUGUCAAAGAUGAAUAGAAGAAUCAUAUUUGGUAGCCAAGGAUGACUUGCCUGACUCUUUGUGUAAAAUGUUUAGUGUCUUGUUUGAAGUCACUAUAAGUUGUAUCAAGCAAUGACCAUUUUGCUUAUAAAAAAGAUAUCAGGCAGUCUCCUUGGCUAUCCUUAUAUGUUCUUCUCUUUCAUCUCAGACAUUCACCUUC</text:p>
          </table:table-cell>
          <table:table-cell table:formula="of:=OFFSET([Sheet1.$A$2]; (ROW()-1)*2;0)" office:value-type="string" office:string-value="(((((.((((((..(((((((.(((((((.(((((..((((((((((((.((((.((((((.(((((..((((((((......(((((((((((....(((...)))....)))))))).))))))))))).......)))))..)))))))))))))))))))).))..))))))))))))..)))))))..))))))..)))))" calcext:value-type="string">
            <text:p>(((((.((((((..(((((((.(((((((.(((((..((((((((((((.((((.((((((.(((((..((((((((......(((((((((((....(((...)))....)))))))).))))))))))).......)))))..)))))))))))))))))))).))..))))))))))))..)))))))..))))))..)))))</text:p>
          </table:table-cell>
          <table:table-cell table:formula="of:=OFFSET([Sheet1.$B$2]; (ROW()-1)*2;0)" office:value-type="string" office:string-value="-87.20" calcext:value-type="string">
            <text:p>-87.20</text:p>
          </table:table-cell>
        </table:table-row>
        <table:table-row table:style-name="ro1">
          <table:table-cell table:formula="of:=OFFSET([Sheet1.$A$1]; (ROW()-1)*2;0)" office:value-type="string" office:string-value="UUAGAAGGAGAUGUCAAAGAUGAAUAGGAGAACAAUAUUUGGUAGCCAAGGAUGACUUGCCUGCUUCUCUGAACAAAAUGGUCGAUGUCAUGUUUUGAAGUGACUAUAAGUUAUACCAAGAAAUGACCAUUUUGUUUAUAAAUAGACAUCAGGCAGUCUCCUUGGCUAUCCUUAUAUGUUCUUCUUUCUCAACUCAGAUAUUUACCUUCAUCC" calcext:value-type="string">
            <text:p>UUAGAAGGAGAUGUCAAAGAUGAAUAGGAGAACAAUAUUUGGUAGCCAAGGAUGACUUGCCUGCUUCUCUGAACAAAAUGGUCGAUGUCAUGUUUUGAAGUGACUAUAAGUUAUACCAAGAAAUGACCAUUUUGUUUAUAAAUAGACAUCAGGCAGUCUCCUUGGCUAUCCUUAUAUGUUCUUCUUUCUCAACUCAGAUAUUUACCUUCAUCC</text:p>
          </table:table-cell>
          <table:table-cell table:formula="of:=OFFSET([Sheet1.$A$2]; (ROW()-1)*2;0)" office:value-type="string" office:string-value="...((((((((((((..((.(((..(((((((((.(((..((((((((((((.((((.(((((..(((.(((((((((((((((........(((((..((((((...))))))..)))))..))))))))))))))).....)))...))))))))))))))))))).))..))))))))))))...))).))..))))))).)))))...." calcext:value-type="string">
            <text:p>...((((((((((((..((.(((..(((((((((.(((..((((((((((((.((((.(((((..(((.(((((((((((((((........(((((..((((((...))))))..)))))..))))))))))))))).....)))...))))))))))))))))))).))..))))))))))))...))).))..))))))).)))))....</text:p>
          </table:table-cell>
          <table:table-cell table:formula="of:=OFFSET([Sheet1.$B$2]; (ROW()-1)*2;0)" office:value-type="string" office:string-value="-85.10" calcext:value-type="string">
            <text:p>-85.10</text:p>
          </table:table-cell>
        </table:table-row>
        <table:table-row table:style-name="ro1">
          <table:table-cell table:formula="of:=OFFSET([Sheet1.$A$1]; (ROW()-1)*2;0)" office:value-type="string" office:string-value="UAGAAGGAGAAGUCAAAGAUGAAUAGAAGAAUCAUAUUUGGUAGCCAAGGAUGACUUGCCUGUUUCUUUGAGUAAAAUGGGUUAGUGUCAUGUUUGACAAGUGACUAUAAGUUAUAUCAAGCAAUGACCAUUUUACUCAUCAAAAGACAUCAGGCAGUCUCCUUGGCUAUCCUUAUAUGUUCUUCUCUCUCAUCUCAGACGUUUACCUUCAU" calcext:value-type="string">
            <text:p>UAGAAGGAGAAGUCAAAGAUGAAUAGAAGAAUCAUAUUUGGUAGCCAAGGAUGACUUGCCUGUUUCUUUGAGUAAAAUGGGUUAGUGUCAUGUUUGACAAGUGACUAUAAGUUAUAUCAAGCAAUGACCAUUUUACUCAUCAAAAGACAUCAGGCAGUCUCCUUGGCUAUCCUUAUAUGUUCUUCUCUCUCAUCUCAGACGUUUACCUUCAU</text:p>
          </table:table-cell>
          <table:table-cell table:formula="of:=OFFSET([Sheet1.$A$2]; (ROW()-1)*2;0)" office:value-type="string" office:string-value="..((((((((.(((..((((((..(((((((.(((((..((((((((((((.((((.(((((..((((((((((((((((.......((((((((((...((((((...)))))).)))))).))))))))))))))))....))))...))))))))))))))))))).))..))))))))))))...))))))..))).))).))))).." calcext:value-type="string">
            <text:p>..((((((((.(((..((((((..(((((((.(((((..((((((((((((.((((.(((((..((((((((((((((((.......((((((((((...((((((...)))))).)))))).))))))))))))))))....))))...))))))))))))))))))).))..))))))))))))...))))))..))).))).)))))..</text:p>
          </table:table-cell>
          <table:table-cell table:formula="of:=OFFSET([Sheet1.$B$2]; (ROW()-1)*2;0)" office:value-type="string" office:string-value="-92.80" calcext:value-type="string">
            <text:p>-92.80</text:p>
          </table:table-cell>
        </table:table-row>
        <table:table-row table:style-name="ro1">
          <table:table-cell table:formula="of:=OFFSET([Sheet1.$A$1]; (ROW()-1)*2;0)" office:value-type="string" office:string-value="UGCAAGGUAACGCGAGAUAUUAGUGCGGUUCAAUCAAAUAGUCGUCCUCUUAACUCAUGGAGAACGGUGUUGUUCGAUUGAGCCGUGCCAAUAUCACGCGGUAAACCAAAAAUGGCA" calcext:value-type="string">
            <text:p>UGCAAGGUAACGCGAGAUAUUAGUGCGGUUCAAUCAAAUAGUCGUCCUCUUAACUCAUGGAGAACGGUGUUGUUCGAUUGAGCCGUGCCAAUAUCACGCGGUAAACCAAAAAUGGCA</text:p>
          </table:table-cell>
          <table:table-cell table:formula="of:=OFFSET([Sheet1.$A$2]; (ROW()-1)*2;0)" office:value-type="string" office:string-value=".....(((..((((.((((((.(((((((((((((.(((((((((.((((........)))).))))..))))).))))))))))))).)))))).))))....))).........." calcext:value-type="string">
            <text:p>.....(((..((((.((((((.(((((((((((((.(((((((((.((((........)))).))))..))))).))))))))))))).)))))).))))....)))..........</text:p>
          </table:table-cell>
          <table:table-cell table:formula="of:=OFFSET([Sheet1.$B$2]; (ROW()-1)*2;0)" office:value-type="string" office:string-value="-45.20" calcext:value-type="string">
            <text:p>-45.20</text:p>
          </table:table-cell>
        </table:table-row>
        <table:table-row table:style-name="ro1">
          <table:table-cell table:formula="of:=OFFSET([Sheet1.$A$1]; (ROW()-1)*2;0)" office:value-type="string" office:string-value="UGAGCGCACUAUCGGACAUCAAAUACGAGAUAUUGGUGCGGUUCAAUCAGAAAACCGUACUCUUUUGUUUUAAAGAUCGGUUUAUUUGAUUGAGCCGUGCCAAUAUCACGCGUUUA" calcext:value-type="string">
            <text:p>UGAGCGCACUAUCGGACAUCAAAUACGAGAUAUUGGUGCGGUUCAAUCAGAAAACCGUACUCUUUUGUUUUAAAGAUCGGUUUAUUUGAUUGAGCCGUGCCAAUAUCACGCGUUUA</text:p>
          </table:table-cell>
          <table:table-cell table:formula="of:=OFFSET([Sheet1.$A$2]; (ROW()-1)*2;0)" office:value-type="string" office:string-value="(((((((....(((...........)))(((((((((((((((((((((((((((((...(((((......))))).)))))).)))))))))))))))))))))))..)))))))" calcext:value-type="string">
            <text:p>(((((((....(((...........)))(((((((((((((((((((((((((((((...(((((......))))).)))))).)))))))))))))))))))))))..)))))))</text:p>
          </table:table-cell>
          <table:table-cell table:formula="of:=OFFSET([Sheet1.$B$2]; (ROW()-1)*2;0)" office:value-type="string" office:string-value="-52.30" calcext:value-type="string">
            <text:p>-52.30</text:p>
          </table:table-cell>
        </table:table-row>
        <table:table-row table:style-name="ro1">
          <table:table-cell table:formula="of:=OFFSET([Sheet1.$A$1]; (ROW()-1)*2;0)" office:value-type="string" office:string-value="AGAGAAAGGAUCCAAAGGGAUCGCAUUGAUCCUAAUUAAGCUGAUUUAUUCCCCAAUAAUUGUUUUUUUUUUCCUUCUCAAUCGAAAGAUGGAAGAAAAACAAAUUCCAAACAUUUUGCUUACUUUUCCGGAUCAUGCGAUCUCUUUGGAUUCAUUCUUU" calcext:value-type="string">
            <text:p>AGAGAAAGGAUCCAAAGGGAUCGCAUUGAUCCUAAUUAAGCUGAUUUAUUCCCCAAUAAUUGUUUUUUUUUUCCUUCUCAAUCGAAAGAUGGAAGAAAAACAAAUUCCAAACAUUUUGCUUACUUUUCCGGAUCAUGCGAUCUCUUUGGAUUCAUUCUUU</text:p>
          </table:table-cell>
          <table:table-cell table:formula="of:=OFFSET([Sheet1.$A$2]; (ROW()-1)*2;0)" office:value-type="string" office:string-value=".(((((.(((((((((((((((((((.(((((.((.(((((....(((((....)))))(((((((((..((((.(((........))).)))))))))))))..............)))))..))...)))))))))))))))))))))))).)))))." calcext:value-type="string">
            <text:p>.(((((.(((((((((((((((((((.(((((.((.(((((....(((((....)))))(((((((((..((((.(((........))).)))))))))))))..............)))))..))...)))))))))))))))))))))))).))))).</text:p>
          </table:table-cell>
          <table:table-cell table:formula="of:=OFFSET([Sheet1.$B$2]; (ROW()-1)*2;0)" office:value-type="string" office:string-value="-55.10" calcext:value-type="string">
            <text:p>-55.10</text:p>
          </table:table-cell>
        </table:table-row>
        <table:table-row table:style-name="ro1">
          <table:table-cell table:formula="of:=OFFSET([Sheet1.$A$1]; (ROW()-1)*2;0)" office:value-type="string" office:string-value="UGAAUGAACAUCAUUGAGUGCAGCGUUGAUGUAAUUUCGUUUUGUUUUUCAUUGUUGAAUGGAUUAAAAGAAUUUAUACCAGCGUUGCGCUCAAUUAUGUUUUUCUA" calcext:value-type="string">
            <text:p>UGAAUGAACAUCAUUGAGUGCAGCGUUGAUGUAAUUUCGUUUUGUUUUUCAUUGUUGAAUGGAUUAAAAGAAUUUAUACCAGCGUUGCGCUCAAUUAUGUUUUUCUA</text:p>
          </table:table-cell>
          <table:table-cell table:formula="of:=OFFSET([Sheet1.$A$2]; (ROW()-1)*2;0)" office:value-type="string" office:string-value=".(((.((((((.((((((((((((((((.(((((.(((.(((((...((((((....)))))).)))))))).))))).)))))))))))))))).))))))))).." calcext:value-type="string">
            <text:p>.(((.((((((.((((((((((((((((.(((((.(((.(((((...((((((....)))))).)))))))).))))).)))))))))))))))).)))))))))..</text:p>
          </table:table-cell>
          <table:table-cell table:formula="of:=OFFSET([Sheet1.$B$2]; (ROW()-1)*2;0)" office:value-type="string" office:string-value="-42.30" calcext:value-type="string">
            <text:p>-42.30</text:p>
          </table:table-cell>
        </table:table-row>
        <table:table-row table:style-name="ro1">
          <table:table-cell table:formula="of:=OFFSET([Sheet1.$A$1]; (ROW()-1)*2;0)" office:value-type="string" office:string-value="UGAAUGAACAUCAUUGAGUGCAUCGUUGAUGUAAUUUUACUUAUUUUAUUCCAUUGUUGAAUUAAUUAAAGAAGUAUAUAUCAGCGUUGCAUUCAAUUAUGUUUUUCUA" calcext:value-type="string">
            <text:p>UGAAUGAACAUCAUUGAGUGCAUCGUUGAUGUAAUUUUACUUAUUUUAUUCCAUUGUUGAAUUAAUUAAAGAAGUAUAUAUCAGCGUUGCAUUCAAUUAUGUUUUUCUA</text:p>
          </table:table-cell>
          <table:table-cell table:formula="of:=OFFSET([Sheet1.$A$2]; (ROW()-1)*2;0)" office:value-type="string" office:string-value=".(((.((((((.((((((((((.((((((((((....(((((.(((((....(((....)))....)))))))))))))))))))).)))))))))).))))))))).." calcext:value-type="string">
            <text:p>.(((.((((((.((((((((((.((((((((((....(((((.(((((....(((....)))....)))))))))))))))))))).)))))))))).)))))))))..</text:p>
          </table:table-cell>
          <table:table-cell table:formula="of:=OFFSET([Sheet1.$B$2]; (ROW()-1)*2;0)" office:value-type="string" office:string-value="-35.00" calcext:value-type="string">
            <text:p>-35.00</text:p>
          </table:table-cell>
        </table:table-row>
        <table:table-row table:style-name="ro1">
          <table:table-cell table:formula="of:=OFFSET([Sheet1.$A$1]; (ROW()-1)*2;0)" office:value-type="string" office:string-value="UGGAUCUCGACAGGGUUGAUAUGAGAACACACGAGCAAUCAACGGCUAUAACGACGCUACGUCAUUGUUACAGCUCUCGUUUCAUGUGUUCUCAGGUCACCCCUGCUGAGCUCUU" calcext:value-type="string">
            <text:p>UGGAUCUCGACAGGGUUGAUAUGAGAACACACGAGCAAUCAACGGCUAUAACGACGCUACGUCAUUGUUACAGCUCUCGUUUCAUGUGUUCUCAGGUCACCCCUGCUGAGCUCUU</text:p>
          </table:table-cell>
          <table:table-cell table:formula="of:=OFFSET([Sheet1.$A$2]; (ROW()-1)*2;0)" office:value-type="string" office:string-value=".(((.((((.(((((.((((.((((((((((((((........((((.((((((((...))))...)))).))))))))).....))))))))).)))).))))).)))).)))." calcext:value-type="string">
            <text:p>.(((.((((.(((((.((((.((((((((((((((........((((.((((((((...))))...)))).))))))))).....))))))))).)))).))))).)))).))).</text:p>
          </table:table-cell>
          <table:table-cell table:formula="of:=OFFSET([Sheet1.$B$2]; (ROW()-1)*2;0)" office:value-type="string" office:string-value="-45.90" calcext:value-type="string">
            <text:p>-45.90</text:p>
          </table:table-cell>
        </table:table-row>
        <table:table-row table:style-name="ro1">
          <table:table-cell table:formula="of:=OFFSET([Sheet1.$A$1]; (ROW()-1)*2;0)" office:value-type="string" office:string-value="AUAUGCAUUACAGGGCAAGAUCACCAUUGGCAGAGAUCUAUUACUUCAUUCUUGCAUCAUAUGCAUAAAUGUUUGUGGUGAGCUCUCUGCCAAAGGAGAUUUGCCCGGUAAUUCUCUU" calcext:value-type="string">
            <text:p>AUAUGCAUUACAGGGCAAGAUCACCAUUGGCAGAGAUCUAUUACUUCAUUCUUGCAUCAUAUGCAUAAAUGUUUGUGGUGAGCUCUCUGCCAAAGGAGAUUUGCCCGGUAAUUCUCUU</text:p>
          </table:table-cell>
          <table:table-cell table:formula="of:=OFFSET([Sheet1.$A$2]; (ROW()-1)*2;0)" office:value-type="string" office:string-value="......(((((.(((((.((((.((.((((((((((.(((((((..((((..(((((...)))))..))))...))))).)).)))))))))).)).))))))))).)))))......" calcext:value-type="string">
            <text:p>......(((((.(((((.((((.((.((((((((((.(((((((..((((..(((((...)))))..))))...))))).)).)))))))))).)).))))))))).)))))......</text:p>
          </table:table-cell>
          <table:table-cell table:formula="of:=OFFSET([Sheet1.$B$2]; (ROW()-1)*2;0)" office:value-type="string" office:string-value="-48.00" calcext:value-type="string">
            <text:p>-48.00</text:p>
          </table:table-cell>
        </table:table-row>
        <table:table-row table:style-name="ro1">
          <table:table-cell table:formula="of:=OFFSET([Sheet1.$A$1]; (ROW()-1)*2;0)" office:value-type="string" office:string-value="UGGGGAAGCAUCCAAAGGGAUCGCAUUGAUCCUUCAUCGCUCUCGCUCGCUUCCAUGGCGGUCGUCGUCUACAAGCAGCUUGACGGAUCAUGCGAUCCUUUUGGAGGCUUCCUCU" calcext:value-type="string">
            <text:p>UGGGGAAGCAUCCAAAGGGAUCGCAUUGAUCCUUCAUCGCUCUCGCUCGCUUCCAUGGCGGUCGUCGUCUACAAGCAGCUUGACGGAUCAUGCGAUCCUUUUGGAGGCUUCCUCU</text:p>
          </table:table-cell>
          <table:table-cell table:formula="of:=OFFSET([Sheet1.$A$2]; (ROW()-1)*2;0)" office:value-type="string" office:string-value=".((((((((.((((((((((((((((.(((((.(((..(((((((.(((((.....))))).)).........)).))).))).))))))))))))))))))))).))))))))." calcext:value-type="string">
            <text:p>.((((((((.((((((((((((((((.(((((.(((..(((((((.(((((.....))))).)).........)).))).))).))))))))))))))))))))).)))))))).</text:p>
          </table:table-cell>
          <table:table-cell table:formula="of:=OFFSET([Sheet1.$B$2]; (ROW()-1)*2;0)" office:value-type="string" office:string-value="-61.50" calcext:value-type="string">
            <text:p>-61.50</text:p>
          </table:table-cell>
        </table:table-row>
        <table:table-row table:style-name="ro1">
          <table:table-cell table:formula="of:=OFFSET([Sheet1.$A$1]; (ROW()-1)*2;0)" office:value-type="string" office:string-value="UACUGAGAGUUCUUUGGCAUUCUGUCCACCUCCUUGUCGAAUCCUCAGAGACAGAAAUCUCAUAUCUGUUGAUCUUGGAGGUGGGCAUACUGCCAAUGGAGCUGUGUAGG" calcext:value-type="string">
            <text:p>UACUGAGAGUUCUUUGGCAUUCUGUCCACCUCCUUGUCGAAUCCUCAGAGACAGAAAUCUCAUAUCUGUUGAUCUUGGAGGUGGGCAUACUGCCAAUGGAGCUGUGUAGG</text:p>
          </table:table-cell>
          <table:table-cell table:formula="of:=OFFSET([Sheet1.$A$2]; (ROW()-1)*2;0)" office:value-type="string" office:string-value="..((((.((((((((((((...(((((((((((..(((((.......((((......)))).......)))).)..)))))))))))...)))))).)))))).).)))." calcext:value-type="string">
            <text:p>..((((.((((((((((((...(((((((((((..(((((.......((((......)))).......)))).)..)))))))))))...)))))).)))))).).))).</text:p>
          </table:table-cell>
          <table:table-cell table:formula="of:=OFFSET([Sheet1.$B$2]; (ROW()-1)*2;0)" office:value-type="string" office:string-value="-45.30" calcext:value-type="string">
            <text:p>-45.30</text:p>
          </table:table-cell>
        </table:table-row>
        <table:table-row table:style-name="ro1">
          <table:table-cell table:formula="of:=OFFSET([Sheet1.$A$1]; (ROW()-1)*2;0)" office:value-type="string" office:string-value="GAGUCCCUAGGAGUUCCUUUCAAGCACUUUACGACACACUGUAUUGAGAGUUGUCGUGAAGUGUUUGGGGGAACUCUUAGUGUCGC" calcext:value-type="string">
            <text:p>GAGUCCCUAGGAGUUCCUUUCAAGCACUUUACGACACACUGUAUUGAGAGUUGUCGUGAAGUGUUUGGGGGAACUCUUAGUGUCGC</text:p>
          </table:table-cell>
          <table:table-cell table:formula="of:=OFFSET([Sheet1.$A$2]; (ROW()-1)*2;0)" office:value-type="string" office:string-value="..(.(.(((((((((((((.((((((((((((((((.(((........)))))))))))))))))))))))))))))))).).).." calcext:value-type="string">
            <text:p>..(.(.(((((((((((((.((((((((((((((((.(((........)))))))))))))))))))))))))))))))).).)..</text:p>
          </table:table-cell>
          <table:table-cell table:formula="of:=OFFSET([Sheet1.$B$2]; (ROW()-1)*2;0)" office:value-type="string" office:string-value="-45.50" calcext:value-type="string">
            <text:p>-45.50</text:p>
          </table:table-cell>
        </table:table-row>
        <table:table-row table:style-name="ro1">
          <table:table-cell table:formula="of:=OFFSET([Sheet1.$A$1]; (ROW()-1)*2;0)" office:value-type="string" office:string-value="GUAUUGUCGUGAGUUCCCUUCAAGCACUUCACGUGGCACUAUCUCAAUGCCUACUAUGUGAAGUGUUUGGGGGAACUCUCGAUAUCAC" calcext:value-type="string">
            <text:p>GUAUUGUCGUGAGUUCCCUUCAAGCACUUCACGUGGCACUAUCUCAAUGCCUACUAUGUGAAGUGUUUGGGGGAACUCUCGAUAUCAC</text:p>
          </table:table-cell>
          <table:table-cell table:formula="of:=OFFSET([Sheet1.$A$2]; (ROW()-1)*2;0)" office:value-type="string" office:string-value="((..(((((.(((((((((.((((((((((((((((((.........))))....))))))))))))))))))))))).)))))..))" calcext:value-type="string">
            <text:p>((..(((((.(((((((((.((((((((((((((((((.........))))....))))))))))))))))))))))).)))))..))</text:p>
          </table:table-cell>
          <table:table-cell table:formula="of:=OFFSET([Sheet1.$B$2]; (ROW()-1)*2;0)" office:value-type="string" office:string-value="-45.50" calcext:value-type="string">
            <text:p>-45.50</text:p>
          </table:table-cell>
        </table:table-row>
        <table:table-row table:style-name="ro1">
          <table:table-cell table:formula="of:=OFFSET([Sheet1.$A$1]; (ROW()-1)*2;0)" office:value-type="string" office:string-value="GUAUUAUCGAGAGUUCCCUUCAACCACUUCACGUGGCACUGUUUCAAGGCCUAUUGUGUGAAGUGUUUGGGGGAACUCUCGAUAUCAC" calcext:value-type="string">
            <text:p>GUAUUAUCGAGAGUUCCCUUCAACCACUUCACGUGGCACUGUUUCAAGGCCUAUUGUGUGAAGUGUUUGGGGGAACUCUCGAUAUCAC</text:p>
          </table:table-cell>
          <table:table-cell table:formula="of:=OFFSET([Sheet1.$A$2]; (ROW()-1)*2;0)" office:value-type="string" office:string-value="((..(((((((((((((((.(((.(((((((((.(((.((......))))).....))))))))).))))))))))))))))))..))" calcext:value-type="string">
            <text:p>((..(((((((((((((((.(((.(((((((((.(((.((......))))).....))))))))).))))))))))))))))))..))</text:p>
          </table:table-cell>
          <table:table-cell table:formula="of:=OFFSET([Sheet1.$B$2]; (ROW()-1)*2;0)" office:value-type="string" office:string-value="-45.10" calcext:value-type="string">
            <text:p>-45.10</text:p>
          </table:table-cell>
        </table:table-row>
        <table:table-row table:style-name="ro1">
          <table:table-cell table:formula="of:=OFFSET([Sheet1.$A$1]; (ROW()-1)*2;0)" office:value-type="string" office:string-value="GUAUCACCGUGAGUUCCCUUCGAACACUUCACGUGGCACUAUUUCAAUGCCUAUUGUGAAGUGUUUGGGGGAACUCUCGAUGUCAU" calcext:value-type="string">
            <text:p>GUAUCACCGUGAGUUCCCUUCGAACACUUCACGUGGCACUAUUUCAAUGCCUAUUGUGAAGUGUUUGGGGGAACUCUCGAUGUCAU</text:p>
          </table:table-cell>
          <table:table-cell table:formula="of:=OFFSET([Sheet1.$A$2]; (ROW()-1)*2;0)" office:value-type="string" office:string-value="....((.((.(((((((((.(((((((((((((.((((.........))))...)))))))))))))))))))))).)).))...." calcext:value-type="string">
            <text:p>....((.((.(((((((((.(((((((((((((.((((.........))))...)))))))))))))))))))))).)).))....</text:p>
          </table:table-cell>
          <table:table-cell table:formula="of:=OFFSET([Sheet1.$B$2]; (ROW()-1)*2;0)" office:value-type="string" office:string-value="-41.20" calcext:value-type="string">
            <text:p>-41.20</text:p>
          </table:table-cell>
        </table:table-row>
        <table:table-row table:style-name="ro1">
          <table:table-cell table:formula="of:=OFFSET([Sheet1.$A$1]; (ROW()-1)*2;0)" office:value-type="string" office:string-value="GUAUCACCGUGAGUUCCCUUCAAGCACUUCACGUGGCACUAUUUCAAUGCCUAUUGUGAAGUGUUUGGGGGAACUCUCGAUGUUCC" calcext:value-type="string">
            <text:p>GUAUCACCGUGAGUUCCCUUCAAGCACUUCACGUGGCACUAUUUCAAUGCCUAUUGUGAAGUGUUUGGGGGAACUCUCGAUGUUCC</text:p>
          </table:table-cell>
          <table:table-cell table:formula="of:=OFFSET([Sheet1.$A$2]; (ROW()-1)*2;0)" office:value-type="string" office:string-value="....((.((.(((((((((.(((((((((((((.((((.........))))...)))))))))))))))))))))).)).))...." calcext:value-type="string">
            <text:p>....((.((.(((((((((.(((((((((((((.((((.........))))...)))))))))))))))))))))).)).))....</text:p>
          </table:table-cell>
          <table:table-cell table:formula="of:=OFFSET([Sheet1.$B$2]; (ROW()-1)*2;0)" office:value-type="string" office:string-value="-41.50" calcext:value-type="string">
            <text:p>-41.50</text:p>
          </table:table-cell>
        </table:table-row>
        <table:table-row table:style-name="ro1">
          <table:table-cell table:formula="of:=OFFSET([Sheet1.$A$1]; (ROW()-1)*2;0)" office:value-type="string" office:string-value="UUAUCCACUGGAGUUCUCCUCAAACCACUUCAGCAGAUAGCUAGCUAGGCCUCAUUGCAUUGCACCACUGUUGCAUAACUAUGAGCAUGGGGCCAAAAGUUAGCUGCUUAUAGUGAAGUGUUUGGGGAAACUCCGGUUGGCAA" calcext:value-type="string">
            <text:p>UUAUCCACUGGAGUUCUCCUCAAACCACUUCAGCAGAUAGCUAGCUAGGCCUCAUUGCAUUGCACCACUGUUGCAUAACUAUGAGCAUGGGGCCAAAAGUUAGCUGCUUAUAGUGAAGUGUUUGGGGAAACUCCGGUUGGCAA</text:p>
          </table:table-cell>
          <table:table-cell table:formula="of:=OFFSET([Sheet1.$A$2]; (ROW()-1)*2;0)" office:value-type="string" office:string-value="....(((((((((((.(((((((((.((((((..((.(((((((((.((((((((.((..((((.......)))).........))))))))))...))))))))))).....))))))))))))))))))))))).)))..." calcext:value-type="string">
            <text:p>....(((((((((((.(((((((((.((((((..((.(((((((((.((((((((.((..((((.......)))).........))))))))))...))))))))))).....))))))))))))))))))))))).)))...</text:p>
          </table:table-cell>
          <table:table-cell table:formula="of:=OFFSET([Sheet1.$B$2]; (ROW()-1)*2;0)" office:value-type="string" office:string-value="-62.40" calcext:value-type="string">
            <text:p>-62.40</text:p>
          </table:table-cell>
        </table:table-row>
        <table:table-row table:style-name="ro1">
          <table:table-cell table:formula="of:=OFFSET([Sheet1.$A$1]; (ROW()-1)*2;0)" office:value-type="string" office:string-value="UUGUCCACUGGAGUUCUCCUCAAUCCACUUCAGUAGAUAGCUAUGGCUAGGCCUCAUUGCAUUGCACUGUUACAUAACUGUGAUCAUGGGGCCAAAAGCUAGCUAUGUAUAGUGAAGUGCUUGGGGGAACUCCAGUUGACAC" calcext:value-type="string">
            <text:p>UUGUCCACUGGAGUUCUCCUCAAUCCACUUCAGUAGAUAGCUAUGGCUAGGCCUCAUUGCAUUGCACUGUUACAUAACUGUGAUCAUGGGGCCAAAAGCUAGCUAUGUAUAGUGAAGUGCUUGGGGGAACUCCAGUUGACAC</text:p>
          </table:table-cell>
          <table:table-cell table:formula="of:=OFFSET([Sheet1.$A$2]; (ROW()-1)*2;0)" office:value-type="string" office:string-value=".((((.(((((((((((((.(((..((((((((((.((((((..((((.((((((((.(.((((((..(((....))))))))))))))))))...)))))))))).)))..))))))).)))))))))))))))).))))." calcext:value-type="string">
            <text:p>.((((.(((((((((((((.(((..((((((((((.((((((..((((.((((((((.(.((((((..(((....))))))))))))))))))...)))))))))).)))..))))))).)))))))))))))))).)))).</text:p>
          </table:table-cell>
          <table:table-cell table:formula="of:=OFFSET([Sheet1.$B$2]; (ROW()-1)*2;0)" office:value-type="string" office:string-value="-68.90" calcext:value-type="string">
            <text:p>-68.90</text:p>
          </table:table-cell>
        </table:table-row>
        <table:table-row table:style-name="ro1">
          <table:table-cell table:formula="of:=OFFSET([Sheet1.$A$1]; (ROW()-1)*2;0)" office:value-type="string" office:string-value="UUAUCGCGGGUUCCCUUCAAUCACUUCACAUGGUACUAUUUCAAGGCCUACUAUGUGAAUUGUUUGGGGGAACUCUCGAUGU" calcext:value-type="string">
            <text:p>UUAUCGCGGGUUCCCUUCAAUCACUUCACAUGGUACUAUUUCAAGGCCUACUAUGUGAAUUGUUUGGGGGAACUCUCGAUGU</text:p>
          </table:table-cell>
          <table:table-cell table:formula="of:=OFFSET([Sheet1.$A$2]; (ROW()-1)*2;0)" office:value-type="string" office:string-value=".(((((.(((((((((.(((.((.(((((((((((((......))...))))))))))).)).)))))))))))).)))))." calcext:value-type="string">
            <text:p>.(((((.(((((((((.(((.((.(((((((((((((......))...))))))))))).)).)))))))))))).))))).</text:p>
          </table:table-cell>
          <table:table-cell table:formula="of:=OFFSET([Sheet1.$B$2]; (ROW()-1)*2;0)" office:value-type="string" office:string-value="-35.80" calcext:value-type="string">
            <text:p>-35.80</text:p>
          </table:table-cell>
        </table:table-row>
        <table:table-row table:style-name="ro1">
          <table:table-cell table:formula="of:=OFFSET([Sheet1.$A$1]; (ROW()-1)*2;0)" office:value-type="string" office:string-value="AGGGAAGGCAUUAUUGAGUGCAGCGUUGAUGAACCUGCCGGCCGGCUAAAUUAAUUAGCAAGAAAGUCUGAAACUGGCUCAAAGGUUCACCAGCACUGCACCCAAUCACGCCUUUGCU" calcext:value-type="string">
            <text:p>AGGGAAGGCAUUAUUGAGUGCAGCGUUGAUGAACCUGCCGGCCGGCUAAAUUAAUUAGCAAGAAAGUCUGAAACUGGCUCAAAGGUUCACCAGCACUGCACCCAAUCACGCCUUUGCU</text:p>
          </table:table-cell>
          <table:table-cell table:formula="of:=OFFSET([Sheet1.$A$2]; (ROW()-1)*2;0)" office:value-type="string" office:string-value="((.((((((...((((.((((((.((((.(((((((...((((((((((.....))))).(((...))).....)))))...))))))).)))).)))))).))))...)))))).))" calcext:value-type="string">
            <text:p>((.((((((...((((.((((((.((((.(((((((...((((((((((.....))))).(((...))).....)))))...))))))).)))).)))))).))))...)))))).))</text:p>
          </table:table-cell>
          <table:table-cell table:formula="of:=OFFSET([Sheet1.$B$2]; (ROW()-1)*2;0)" office:value-type="string" office:string-value="-49.00" calcext:value-type="string">
            <text:p>-49.00</text:p>
          </table:table-cell>
        </table:table-row>
        <table:table-row table:style-name="ro1">
          <table:table-cell table:formula="of:=OFFSET([Sheet1.$A$1]; (ROW()-1)*2;0)" office:value-type="string" office:string-value="CGGCGAAUUACAGGGCGGUUUCUCCUUUGGCACGUACGGAGGCAAGGCAUGCGGUGAAAAAUCUCUAGCUAGCCAUGCGUGCCAAAGGAGAAUUGCCCUGCGAUUCACCA" calcext:value-type="string">
            <text:p>CGGCGAAUUACAGGGCGGUUUCUCCUUUGGCACGUACGGAGGCAAGGCAUGCGGUGAAAAAUCUCUAGCUAGCCAUGCGUGCCAAAGGAGAAUUGCCCUGCGAUUCACCA</text:p>
          </table:table-cell>
          <table:table-cell table:formula="of:=OFFSET([Sheet1.$A$2]; (ROW()-1)*2;0)" office:value-type="string" office:string-value=".((.(((((.((((((((((.(((((((((((((((....(((..(((..(.(((.....))).)..))).))).))))))))))))))))))))))))).))))).))." calcext:value-type="string">
            <text:p>.((.(((((.((((((((((.(((((((((((((((....(((..(((..(.(((.....))).)..))).))).))))))))))))))))))))))))).))))).)).</text:p>
          </table:table-cell>
          <table:table-cell table:formula="of:=OFFSET([Sheet1.$B$2]; (ROW()-1)*2;0)" office:value-type="string" office:string-value="-59.80" calcext:value-type="string">
            <text:p>-59.80</text:p>
          </table:table-cell>
        </table:table-row>
        <table:table-row table:style-name="ro1">
          <table:table-cell table:formula="of:=OFFSET([Sheet1.$A$1]; (ROW()-1)*2;0)" office:value-type="string" office:string-value="AAGACAGUAGUAGGCAGCUCUCCUCUGGCAGGUGCAUUCUAGGUGAUUUUGUAAUUGUAUAUGCAUCCAAGGUAUAUACAGUCCGGCCAUGGUGCUACAUUGCAAUCAUCCAUAUGUGAUUGCAUUGUGUAUAUAUAUACAUGGUGGCCUUUGAUAGACCAUCAUAUAUCGGUUGGUUAUGUGCAUGUAUGUAUAUACCAGCUGCUACUAGCUUUGAUCGAUCGCCAUGUAGCGAUUGAAUUCACCAAAACGGCCUGCCAAAGGAGAGUUGCCCUGCGACUGUCUU" calcext:value-type="string">
            <text:p>AAGACAGUAGUAGGCAGCUCUCCUCUGGCAGGUGCAUUCUAGGUGAUUUUGUAAUUGUAUAUGCAUCCAAGGUAUAUACAGUCCGGCCAUGGUGCUACAUUGCAAUCAUCCAUAUGUGAUUGCAUUGUGUAUAUAUAUACAUGGUGGCCUUUGAUAGACCAUCAUAUAUCGGUUGGUUAUGUGCAUGUAUGUAUAUACCAGCUGCUACUAGCUUUGAUCGAUCGCCAUGUAGCGAUUGAAUUCACCAAAACGGCCUGCCAAAGGAGAGUUGCCCUGCGACUGUCUU</text:p>
          </table:table-cell>
          <table:table-cell table:formula="of:=OFFSET([Sheet1.$A$2]; (ROW()-1)*2;0)" office:value-type="string" office:string-value="((((((((.(((((((((((((((.((((((((........(((((.......(((((((((((.......)))))))))))..(((......)))(((.(((((((((......))))))))).)))(((((((((((((((((((((.((((((..........))))))..))))))...))))))))))))))).(((((....)))))....((((((((......))))))))..)))))......)))))))).)))))))))).))))).))))))))" calcext:value-type="string">
            <text:p>((((((((.(((((((((((((((.((((((((........(((((.......(((((((((((.......)))))))))))..(((......)))(((.(((((((((......))))))))).)))(((((((((((((((((((((.((((((..........))))))..))))))...))))))))))))))).(((((....)))))....((((((((......))))))))..)))))......)))))))).)))))))))).))))).))))))))</text:p>
          </table:table-cell>
          <table:table-cell table:formula="of:=OFFSET([Sheet1.$B$2]; (ROW()-1)*2;0)" office:value-type="string" office:string-value="-124.90" calcext:value-type="string">
            <text:p>-124.90</text:p>
          </table:table-cell>
        </table:table-row>
        <table:table-row table:style-name="ro1">
          <table:table-cell table:formula="of:=OFFSET([Sheet1.$A$1]; (ROW()-1)*2;0)" office:value-type="string" office:string-value="ACAUGCAUUACCGGGUGAGUCUUCCUUGGCAGUGUUCGAAUCGGCAGUACCGGUCUGCAAGUGAUCGGUCAAUCACCAGUUCACCGCUGCCAAAGGAGAUUUGCCCAGCAAUGCAACU" calcext:value-type="string">
            <text:p>ACAUGCAUUACCGGGUGAGUCUUCCUUGGCAGUGUUCGAAUCGGCAGUACCGGUCUGCAAGUGAUCGGUCAAUCACCAGUUCACCGCUGCCAAAGGAGAUUUGCCCAGCAAUGCAACU</text:p>
          </table:table-cell>
          <table:table-cell table:formula="of:=OFFSET([Sheet1.$A$2]; (ROW()-1)*2;0)" office:value-type="string" office:string-value="...((((((.(.((((((((((((.(((((((((...((((.((..(((((((((.......)))))))..))..)).))))..))))))))).)))))))))))).).))))))..." calcext:value-type="string">
            <text:p>...((((((.(.((((((((((((.(((((((((...((((.((..(((((((((.......)))))))..))..)).))))..))))))))).)))))))))))).).))))))...</text:p>
          </table:table-cell>
          <table:table-cell table:formula="of:=OFFSET([Sheet1.$B$2]; (ROW()-1)*2;0)" office:value-type="string" office:string-value="-53.30" calcext:value-type="string">
            <text:p>-53.30</text:p>
          </table:table-cell>
        </table:table-row>
        <table:table-row table:style-name="ro1">
          <table:table-cell table:formula="of:=OFFSET([Sheet1.$A$1]; (ROW()-1)*2;0)" office:value-type="string" office:string-value="CUUUUAAAUUCUGUUGCAGCAGAUAGCUGAUACCCAAUGUUAUCUUUUGCGGCAGAAAUUGAAAG" calcext:value-type="string">
            <text:p>CUUUUAAAUUCUGUUGCAGCAGAUAGCUGAUACCCAAUGUUAUCUUUUGCGGCAGAAAUUGAAAG</text:p>
          </table:table-cell>
          <table:table-cell table:formula="of:=OFFSET([Sheet1.$A$2]; (ROW()-1)*2;0)" office:value-type="string" office:string-value="(((((((.(((((((((((.(((((((...........))))))).))))))))))).)))))))" calcext:value-type="string">
            <text:p>(((((((.(((((((((((.(((((((...........))))))).))))))))))).)))))))</text:p>
          </table:table-cell>
          <table:table-cell table:formula="of:=OFFSET([Sheet1.$B$2]; (ROW()-1)*2;0)" office:value-type="string" office:string-value="-26.80" calcext:value-type="string">
            <text:p>-26.80</text:p>
          </table:table-cell>
        </table:table-row>
        <table:table-row table:style-name="ro1">
          <table:table-cell table:formula="of:=OFFSET([Sheet1.$A$1]; (ROW()-1)*2;0)" office:value-type="string" office:string-value="ACUAUUUUCUGCAUUCGCCCUUGCGUGUCCAUUGUUGCAAGGAGCGAUUUGGAGAAAAUAAA" calcext:value-type="string">
            <text:p>ACUAUUUUCUGCAUUCGCCCUUGCGUGUCCAUUGUUGCAAGGAGCGAUUUGGAGAAAAUAAA</text:p>
          </table:table-cell>
          <table:table-cell table:formula="of:=OFFSET([Sheet1.$A$2]; (ROW()-1)*2;0)" office:value-type="string" office:string-value="..((((((((.((.(((((((((((..........))))))).))))..)).)))))))).." calcext:value-type="string">
            <text:p>..((((((((.((.(((((((((((..........))))))).))))..)).))))))))..</text:p>
          </table:table-cell>
          <table:table-cell table:formula="of:=OFFSET([Sheet1.$B$2]; (ROW()-1)*2;0)" office:value-type="string" office:string-value="-26.00" calcext:value-type="string">
            <text:p>-26.00</text:p>
          </table:table-cell>
        </table:table-row>
        <table:table-row table:style-name="ro1">
          <table:table-cell table:formula="of:=OFFSET([Sheet1.$A$1]; (ROW()-1)*2;0)" office:value-type="string" office:string-value="UUGUCAUUAGAAGAGUCGUAUUACAUGUUUUGUGCUUGAAUCUAAUUCAACAGGCUUUAUGUAAGAGAUUCUUUAACAAUUCCUAUAAUCUUUGUUGUUGGAUUAGAUUCACGCACAAACUCGUAAUCUGUCUUU" calcext:value-type="string">
            <text:p>UUGUCAUUAGAAGAGUCGUAUUACAUGUUUUGUGCUUGAAUCUAAUUCAACAGGCUUUAUGUAAGAGAUUCUUUAACAAUUCCUAUAAUCUUUGUUGUUGGAUUAGAUUCACGCACAAACUCGUAAUCUGUCUUU</text:p>
          </table:table-cell>
          <table:table-cell table:formula="of:=OFFSET([Sheet1.$A$2]; (ROW()-1)*2;0)" office:value-type="string" office:string-value="...........((((.((.(((((..((((.((((.(((((((((((((((((((.....)).(((((((................))))))).))))))))))))))))).))))))))..))))).)).))))" calcext:value-type="string">
            <text:p>...........((((.((.(((((..((((.((((.(((((((((((((((((((.....)).(((((((................))))))).))))))))))))))))).))))))))..))))).)).))))</text:p>
          </table:table-cell>
          <table:table-cell table:formula="of:=OFFSET([Sheet1.$B$2]; (ROW()-1)*2;0)" office:value-type="string" office:string-value="-37.60" calcext:value-type="string">
            <text:p>-37.60</text:p>
          </table:table-cell>
        </table:table-row>
        <table:table-row table:style-name="ro1">
          <table:table-cell table:formula="of:=OFFSET([Sheet1.$A$1]; (ROW()-1)*2;0)" office:value-type="string" office:string-value="UCAAAAUGGGUAACCCAACCCAACCCAACUCAUAAUCAAAUGAGUUUAUGAUUAAAUGAGUUAUGGGUUGACCCAACUCAUUUUGUUAAAUGAGUUGGGUCUAACCCAUAACUCAUUUCAUUUGAUGGGUUGAGUUGUUAAAUGGGUUAACCAUUUA" calcext:value-type="string">
            <text:p>UCAAAAUGGGUAACCCAACCCAACCCAACUCAUAAUCAAAUGAGUUUAUGAUUAAAUGAGUUAUGGGUUGACCCAACUCAUUUUGUUAAAUGAGUUGGGUCUAACCCAUAACUCAUUUCAUUUGAUGGGUUGAGUUGUUAAAUGGGUUAACCAUUUA</text:p>
          </table:table-cell>
          <table:table-cell table:formula="of:=OFFSET([Sheet1.$A$2]; (ROW()-1)*2;0)" office:value-type="string" office:string-value="...((((((.(((((((...((((.(((((((...((((((((...........(((((((((((((((((((((((((((((....)))))))))))))).)))))))))))))))))))))))))))))).)))).....))))))).))))))." calcext:value-type="string">
            <text:p>...((((((.(((((((...((((.(((((((...((((((((...........(((((((((((((((((((((((((((((....)))))))))))))).)))))))))))))))))))))))))))))).)))).....))))))).)))))).</text:p>
          </table:table-cell>
          <table:table-cell table:formula="of:=OFFSET([Sheet1.$B$2]; (ROW()-1)*2;0)" office:value-type="string" office:string-value="-79.40" calcext:value-type="string">
            <text:p>-79.40</text:p>
          </table:table-cell>
        </table:table-row>
        <table:table-row table:style-name="ro1">
          <table:table-cell table:formula="of:=OFFSET([Sheet1.$A$1]; (ROW()-1)*2;0)" office:value-type="string" office:string-value="UUAACCCAUUUAACAAUUCAACCCAUCAAAUGAAAUGAGUUAUGGGUUAGACCCAACUCAUUUAACAAAAUGAGUUGGGUCUAACCCAUAACUCAUUUAAUUAUAAACUCAUUUGAUUAUGAGU" calcext:value-type="string">
            <text:p>UUAACCCAUUUAACAAUUCAACCCAUCAAAUGAAAUGAGUUAUGGGUUAGACCCAACUCAUUUAACAAAAUGAGUUGGGUCUAACCCAUAACUCAUUUAAUUAUAAACUCAUUUGAUUAUGAGU</text:p>
          </table:table-cell>
          <table:table-cell table:formula="of:=OFFSET([Sheet1.$A$2]; (ROW()-1)*2;0)" office:value-type="string" office:string-value="...............(((((....(((((((((((((((((((((((((((((((((((((((....))))))))))))))))))))))))))))))...........)))))))))..)))))" calcext:value-type="string">
            <text:p>...............(((((....(((((((((((((((((((((((((((((((((((((((....))))))))))))))))))))))))))))))...........)))))))))..)))))</text:p>
          </table:table-cell>
          <table:table-cell table:formula="of:=OFFSET([Sheet1.$B$2]; (ROW()-1)*2;0)" office:value-type="string" office:string-value="-58.80" calcext:value-type="string">
            <text:p>-58.80</text:p>
          </table:table-cell>
        </table:table-row>
        <table:table-row table:style-name="ro1">
          <table:table-cell table:formula="of:=OFFSET([Sheet1.$A$1]; (ROW()-1)*2;0)" office:value-type="string" office:string-value="UAAAGUCUUAAUUUUUAGUUAUCACGAUUUAGCACAUAUCAAUCUAUAGAUUUGAUUUUUCUUUUAUUAGUUCUUAAAUUUUGAUUUGAGACAGUAACUAUUCAAAUAGAAUGCUAUUGUAAUCCAGAAUCCGAAAGAAACGAAUCAAAAAAAAAAAAAACGAGUCUUCAUAGUAAAAAUCGAUUAACUAAAAAGGAUGG" calcext:value-type="string">
            <text:p>UAAAGUCUUAAUUUUUAGUUAUCACGAUUUAGCACAUAUCAAUCUAUAGAUUUGAUUUUUCUUUUAUUAGUUCUUAAAUUUUGAUUUGAGACAGUAACUAUUCAAAUAGAAUGCUAUUGUAAUCCAGAAUCCGAAAGAAACGAAUCAAAAAAAAAAAAAACGAGUCUUCAUAGUAAAAAUCGAUUAACUAAAAAGGAUGG</text:p>
          </table:table-cell>
          <table:table-cell table:formula="of:=OFFSET([Sheet1.$A$2]; (ROW()-1)*2;0)" office:value-type="string" office:string-value="....((((...((((((((((...((((((.............(((((((((((.(((((.((((.((.((((.....(((((((((((.((((((..(((((.....))))).))))))..))..)))).))))).....)))).)).)))).))))).)))))))..))))...))))))..)))))))))))))).." calcext:value-type="string">
            <text:p>....((((...((((((((((...((((((.............(((((((((((.(((((.((((.((.((((.....(((((((((((.((((((..(((((.....))))).))))))..))..)))).))))).....)))).)).)))).))))).)))))))..))))...))))))..))))))))))))))..</text:p>
          </table:table-cell>
          <table:table-cell table:formula="of:=OFFSET([Sheet1.$B$2]; (ROW()-1)*2;0)" office:value-type="string" office:string-value="-32.40" calcext:value-type="string">
            <text:p>-32.40</text:p>
          </table:table-cell>
        </table:table-row>
        <table:table-row table:style-name="ro1">
          <table:table-cell table:formula="of:=OFFSET([Sheet1.$A$1]; (ROW()-1)*2;0)" office:value-type="string" office:string-value="AAGGUUAGAUUGGUAUUGCAAUGAAAGAAGACAAAGCGGUAAUGAGAGAGAGACAGGGAACAAGCAGAGCAUGGAUUGAGUUUACUAAAACAUUAAACGACUCUGUUUUGUCUCUACCCAUGCACUGCCUCUUCCCUGGCUCCCUCUUUUUUUCUCUAUAUUUCUCUCUCUCCUUUCAUUUCACAGCUUUCAAUGGAAUUUUAUUGCUACUGCUAACG" calcext:value-type="string">
            <text:p>AAGGUUAGAUUGGUAUUGCAAUGAAAGAAGACAAAGCGGUAAUGAGAGAGAGACAGGGAACAAGCAGAGCAUGGAUUGAGUUUACUAAAACAUUAAACGACUCUGUUUUGUCUCUACCCAUGCACUGCCUCUUCCCUGGCUCCCUCUUUUUUUCUCUAUAUUUCUCUCUCUCCUUUCAUUUCACAGCUUUCAAUGGAAUUUUAUUGCUACUGCUAACG</text:p>
          </table:table-cell>
          <table:table-cell table:formula="of:=OFFSET([Sheet1.$A$2]; (ROW()-1)*2;0)" office:value-type="string" office:string-value="...(((((...((((..(((((((((......(((((.((((((((((((((((((((((...((((.((((((...(((...((.((((((...........)))))))))))...)))))).))))...)))))))..........................))))))))...)))))..)).)))))........))))))))))))).)))))." calcext:value-type="string">
            <text:p>...(((((...((((..(((((((((......(((((.((((((((((((((((((((((...((((.((((((...(((...((.((((((...........)))))))))))...)))))).))))...)))))))..........................))))))))...)))))..)).)))))........))))))))))))).))))).</text:p>
          </table:table-cell>
          <table:table-cell table:formula="of:=OFFSET([Sheet1.$B$2]; (ROW()-1)*2;0)" office:value-type="string" office:string-value="-62.70" calcext:value-type="string">
            <text:p>-62.70</text:p>
          </table:table-cell>
        </table:table-row>
        <table:table-row table:style-name="ro1">
          <table:table-cell table:formula="of:=OFFSET([Sheet1.$A$1]; (ROW()-1)*2;0)" office:value-type="string" office:string-value="CCAGUAGCAGUUAAGCUGCCAGCAUGAUCUUGUCUUCCUCUCUUAGGUUUCAUAUAUAGUUAAUAAAUAUUUUAUAUAUUUCUUGUUCUUACAAGAUUAUAUGAUCAUAGCUUAGAGAGAGAGAGAGACUAGGUCAUGCUGGUAGUUUCACCUGCUAAUG" calcext:value-type="string">
            <text:p>CCAGUAGCAGUUAAGCUGCCAGCAUGAUCUUGUCUUCCUCUCUUAGGUUUCAUAUAUAGUUAAUAAAUAUUUUAUAUAUUUCUUGUUCUUACAAGAUUAUAUGAUCAUAGCUUAGAGAGAGAGAGAGACUAGGUCAUGCUGGUAGUUUCACCUGCUAAUG</text:p>
          </table:table-cell>
          <table:table-cell table:formula="of:=OFFSET([Sheet1.$A$2]; (ROW()-1)*2;0)" office:value-type="string" office:string-value=".((.((((((..((((((((((((((((((.(((((((((((((((((((((((((.........(((((.....)))))((((((....)))))).)))))))....))))).))))))).)).)))).))))))))))))))))))...)))))).))" calcext:value-type="string">
            <text:p>.((.((((((..((((((((((((((((((.(((((((((((((((((((((((((.........(((((.....)))))((((((....)))))).)))))))....))))).))))))).)).)))).))))))))))))))))))...)))))).))</text:p>
          </table:table-cell>
          <table:table-cell table:formula="of:=OFFSET([Sheet1.$B$2]; (ROW()-1)*2;0)" office:value-type="string" office:string-value="-64.80" calcext:value-type="string">
            <text:p>-64.80</text:p>
          </table:table-cell>
        </table:table-row>
        <table:table-row table:style-name="ro1">
          <table:table-cell table:formula="of:=OFFSET([Sheet1.$A$1]; (ROW()-1)*2;0)" office:value-type="string" office:string-value="UUGAGAGUGAUGACAGAAGAGAGAGAGCACAACCCGGCAGCAGCGACGACGGCGGUCGCUUCUGCCAGGGCCGUGUGCUCUCUGAUCUAUCUGUCAUUGCCGUCCA" calcext:value-type="string">
            <text:p>UUGAGAGUGAUGACAGAAGAGAGAGAGCACAACCCGGCAGCAGCGACGACGGCGGUCGCUUCUGCCAGGGCCGUGUGCUCUCUGAUCUAUCUGUCAUUGCCGUCCA</text:p>
          </table:table-cell>
          <table:table-cell table:formula="of:=OFFSET([Sheet1.$A$2]; (ROW()-1)*2;0)" office:value-type="string" office:string-value="..((..((((((((((((((.((((((((((.((((((((.((((((.......)))))).))))).)))...))))))))))..))).)))))))))))..)).." calcext:value-type="string">
            <text:p>..((..((((((((((((((.((((((((((.((((((((.((((((.......)))))).))))).)))...))))))))))..))).)))))))))))..))..</text:p>
          </table:table-cell>
          <table:table-cell table:formula="of:=OFFSET([Sheet1.$B$2]; (ROW()-1)*2;0)" office:value-type="string" office:string-value="-61.60" calcext:value-type="string">
            <text:p>-61.60</text:p>
          </table:table-cell>
        </table:table-row>
        <table:table-row table:style-name="ro1">
          <table:table-cell table:formula="of:=OFFSET([Sheet1.$A$1]; (ROW()-1)*2;0)" office:value-type="string" office:string-value="GUUGUGGACGUUGAGCUCCUUUCGGUCCAAAAAGGGGUGUUGCUGUGGGUCGAUUGAGCUGCUGGGUCAUGGAUCCCGUUAGCCUACUCCAUGUUCAUCAUUCAGCUCGAGAUCUGAAAGAAACUACUCCAAUUUAUACUAAUAGUAUGUGUGUAGAUAGGAAAAUGAUGGAGUACUCGUUGUUGGGAUAGGCUUAUGGCUUGCAUGCCCCAGGAGCUGCAUCAACCCUACAUGGACCCUCUUUGGAUUGAAGGGAGCUCUGCAUCUUUUGU" calcext:value-type="string">
            <text:p>GUUGUGGACGUUGAGCUCCUUUCGGUCCAAAAAGGGGUGUUGCUGUGGGUCGAUUGAGCUGCUGGGUCAUGGAUCCCGUUAGCCUACUCCAUGUUCAUCAUUCAGCUCGAGAUCUGAAAGAAACUACUCCAAUUUAUACUAAUAGUAUGUGUGUAGAUAGGAAAAUGAUGGAGUACUCGUUGUUGGGAUAGGCUUAUGGCUUGCAUGCCCCAGGAGCUGCAUCAACCCUACAUGGACCCUCUUUGGAUUGAAGGGAGCUCUGCAUCUUUUGU</text:p>
          </table:table-cell>
          <table:table-cell table:formula="of:=OFFSET([Sheet1.$A$2]; (ROW()-1)*2;0)" office:value-type="string" office:string-value=".....(((.((.((((((((((((((((((..(((((.(((..(((((((.(((..((((.(((((.((((.(..((((.((((((.((((..((((((((((((........))))..........(((.((((((((...........)))))))).)))..))))))))...........)))).)))))).))))..).)))).))))).))))..))).)))).)))..)))))))))))))))))))))))))).)).)))....." calcext:value-type="string">
            <text:p>.....(((.((.((((((((((((((((((..(((((.(((..(((((((.(((..((((.(((((.((((.(..((((.((((((.((((..((((((((((((........))))..........(((.((((((((...........)))))))).)))..))))))))...........)))).)))))).))))..).)))).))))).))))..))).)))).)))..)))))))))))))))))))))))))).)).))).....</text:p>
          </table:table-cell>
          <table:table-cell table:formula="of:=OFFSET([Sheet1.$B$2]; (ROW()-1)*2;0)" office:value-type="string" office:string-value="-115.70" calcext:value-type="string">
            <text:p>-115.70</text:p>
          </table:table-cell>
        </table:table-row>
        <table:table-row table:style-name="ro1">
          <table:table-cell table:formula="of:=OFFSET([Sheet1.$A$1]; (ROW()-1)*2;0)" office:value-type="string" office:string-value="GAGGAGGAAGAGGAGCUCCUUUCGAUCCAAUUCAGGAGAGGAAGUGGUAGGAUGCAGCUGCCGAUUCAUGGAUACCUCUGGAGUGCAUGGCAGCAAUGCUGUAGGCCUGCACUUGCAUGGGUUUGCAUGACCCGGGAGAUGAACCCACCAUUGUCUUCCUCUAUUGAUUGGAUUGAAGGGAGCUCCACAUCUCUCUC" calcext:value-type="string">
            <text:p>GAGGAGGAAGAGGAGCUCCUUUCGAUCCAAUUCAGGAGAGGAAGUGGUAGGAUGCAGCUGCCGAUUCAUGGAUACCUCUGGAGUGCAUGGCAGCAAUGCUGUAGGCCUGCACUUGCAUGGGUUUGCAUGACCCGGGAGAUGAACCCACCAUUGUCUUCCUCUAUUGAUUGGAUUGAAGGGAGCUCCACAUCUCUCUC</text:p>
          </table:table-cell>
          <table:table-cell table:formula="of:=OFFSET([Sheet1.$A$2]; (ROW()-1)*2;0)" office:value-type="string" office:string-value="..((((((.(.((((((((((((((((((((.(((.((((((((((((.((...((.((.(((..(((((.(.((((.(((((((((.(((.(((....)))..)))))))))).)).)))).).)))))..))).)).))...))))))....)))))))).))))))))))))))))))))))).).)).))))." calcext:value-type="string">
            <text:p>..((((((.(.((((((((((((((((((((.(((.((((((((((((.((...((.((.(((..(((((.(.((((.(((((((((.(((.(((....)))..)))))))))).)).)))).).)))))..))).)).))...))))))....)))))))).))))))))))))))))))))))).).)).)))).</text:p>
          </table:table-cell>
          <table:table-cell table:formula="of:=OFFSET([Sheet1.$B$2]; (ROW()-1)*2;0)" office:value-type="string" office:string-value="-101.20" calcext:value-type="string">
            <text:p>-101.20</text:p>
          </table:table-cell>
        </table:table-row>
        <table:table-row table:style-name="ro1">
          <table:table-cell table:formula="of:=OFFSET([Sheet1.$A$1]; (ROW()-1)*2;0)" office:value-type="string" office:string-value="UGAUGUGAGGAGGAGCUCCUUUCGAUCCAAUUCAGGAGAGGAAGUGGUGGGAUGCAGCUGCCGGUUCAUGGAUACCUCUGCAGUUCAUGCCGGUAGGCCUGCACUUGCAUGGGUUUGCAUGACCUGGGAGAUGAACCUGCCAUUGUGUUCCUCUAUUGAUUGGAUUGAAGGGAGCUCCGGCUACACCUA" calcext:value-type="string">
            <text:p>UGAUGUGAGGAGGAGCUCCUUUCGAUCCAAUUCAGGAGAGGAAGUGGUGGGAUGCAGCUGCCGGUUCAUGGAUACCUCUGCAGUUCAUGCCGGUAGGCCUGCACUUGCAUGGGUUUGCAUGACCUGGGAGAUGAACCUGCCAUUGUGUUCCUCUAUUGAUUGGAUUGAAGGGAGCUCCGGCUACACCUA</text:p>
          </table:table-cell>
          <table:table-cell table:formula="of:=OFFSET([Sheet1.$A$2]; (ROW()-1)*2;0)" office:value-type="string" office:string-value="....(((((..((((((((((((((((((((.(((.(((((((((((((((.(.((.((.((((.(((((.(.((((.((((((.((.(((....))).)).)).)))).)))).).))))).)))).)).))).))))))))....))))))).)))))))))))))))))))))))..)).)))..." calcext:value-type="string">
            <text:p>....(((((..((((((((((((((((((((.(((.(((((((((((((((.(.((.((.((((.(((((.(.((((.((((((.((.(((....))).)).)).)))).)))).).))))).)))).)).))).))))))))....))))))).)))))))))))))))))))))))..)).)))...</text:p>
          </table:table-cell>
          <table:table-cell table:formula="of:=OFFSET([Sheet1.$B$2]; (ROW()-1)*2;0)" office:value-type="string" office:string-value="-99.00" calcext:value-type="string">
            <text:p>-99.00</text:p>
          </table:table-cell>
        </table:table-row>
        <table:table-row table:style-name="ro1">
          <table:table-cell table:formula="of:=OFFSET([Sheet1.$A$1]; (ROW()-1)*2;0)" office:value-type="string" office:string-value="GAUGAAGAAGAAGAGCUCCCUUUCGAUCCAAUUCAGGAGAGGAAGUGGUAGGAUGCAGCUGCCGGUUCAUGGAUACCUCUGGAGUGCAGGGCAAAUAGUCCUACCCUUUCAUGGGUUUGCAUGACUCGGGAGAUGAACCCGCCAUUGUCUUCCUCUAUUGAUUGGAUUGAAGGGAGCUCCUCUAGCUACAU" calcext:value-type="string">
            <text:p>GAUGAAGAAGAAGAGCUCCCUUUCGAUCCAAUUCAGGAGAGGAAGUGGUAGGAUGCAGCUGCCGGUUCAUGGAUACCUCUGGAGUGCAGGGCAAAUAGUCCUACCCUUUCAUGGGUUUGCAUGACUCGGGAGAUGAACCCGCCAUUGUCUUCCUCUAUUGAUUGGAUUGAAGGGAGCUCCUCUAGCUACAU</text:p>
          </table:table-cell>
          <table:table-cell table:formula="of:=OFFSET([Sheet1.$A$2]; (ROW()-1)*2;0)" office:value-type="string" office:string-value=".(((.((.(((.((((((((((.(((((((((.(((.((((((((((((.((...((.((.((((.(((((.(.((((.(((((...(((((.....)))))....))))).)))).).))))).)))).)).))...))))))....)))))))).)))))))))))))))))))))).)))..)).)))" calcext:value-type="string">
            <text:p>.(((.((.(((.((((((((((.(((((((((.(((.((((((((((((.((...((.((.((((.(((((.(.((((.(((((...(((((.....)))))....))))).)))).).))))).)))).)).))...))))))....)))))))).)))))))))))))))))))))).)))..)).)))</text:p>
          </table:table-cell>
          <table:table-cell table:formula="of:=OFFSET([Sheet1.$B$2]; (ROW()-1)*2;0)" office:value-type="string" office:string-value="-86.30" calcext:value-type="string">
            <text:p>-86.30</text:p>
          </table:table-cell>
        </table:table-row>
        <table:table-row table:style-name="ro1">
          <table:table-cell table:formula="of:=OFFSET([Sheet1.$A$1]; (ROW()-1)*2;0)" office:value-type="string" office:string-value="GAAGAAGAAGACGAGCUCCCUUCGAUCCAAUCCAGGAGAGGAAGUGGUAGGAUGCAGCUGCCGGUUCAUGGAUACCUCUGCAGUGCAUGUCGUAGGCUUGCACUUGCAUGGGUUUGCAUGACCCGGGAGAUGAACCCACCAUUGUCUUCCUCUUAUGCUUGGAUUGAAGGGAGCUCUACACCUCUCUC" calcext:value-type="string">
            <text:p>GAAGAAGAAGACGAGCUCCCUUCGAUCCAAUCCAGGAGAGGAAGUGGUAGGAUGCAGCUGCCGGUUCAUGGAUACCUCUGCAGUGCAUGUCGUAGGCUUGCACUUGCAUGGGUUUGCAUGACCCGGGAGAUGAACCCACCAUUGUCUUCCUCUUAUGCUUGGAUUGAAGGGAGCUCUACACCUCUCUC</text:p>
          </table:table-cell>
          <table:table-cell table:formula="of:=OFFSET([Sheet1.$A$2]; (ROW()-1)*2;0)" office:value-type="string" office:string-value="..(((((..(..((((((((((((((((((..((.(((((((((((((.((...((.((.((((.(((((.(.((((.(((((((((.(((...))).))))).)))).)))).).))))).)))).)).))...))))))....))))))))).)).))))))))))))))))))..)..)).)))." calcext:value-type="string">
            <text:p>..(((((..(..((((((((((((((((((..((.(((((((((((((.((...((.((.((((.(((((.(.((((.(((((((((.(((...))).))))).)))).)))).).))))).)))).)).))...))))))....))))))))).)).))))))))))))))))))..)..)).))).</text:p>
          </table:table-cell>
          <table:table-cell table:formula="of:=OFFSET([Sheet1.$B$2]; (ROW()-1)*2;0)" office:value-type="string" office:string-value="-95.10" calcext:value-type="string">
            <text:p>-95.10</text:p>
          </table:table-cell>
        </table:table-row>
        <table:table-row table:style-name="ro1">
          <table:table-cell table:formula="of:=OFFSET([Sheet1.$A$1]; (ROW()-1)*2;0)" office:value-type="string" office:string-value="GGAUUAACGCUGCCUGGCUCCCUGAAUGCCAUCCGAGAAGCGUGCCGCUGUGGCCGGCUGCUUCCUGGUUGGCAUUGAGGGAGUCAUGCAGGGUUUGCUC" calcext:value-type="string">
            <text:p>GGAUUAACGCUGCCUGGCUCCCUGAAUGCCAUCCGAGAAGCGUGCCGCUGUGGCCGGCUGCUUCCUGGUUGGCAUUGAGGGAGUCAUGCAGGGUUUGCUC</text:p>
          </table:table-cell>
          <table:table-cell table:formula="of:=OFFSET([Sheet1.$A$2]; (ROW()-1)*2;0)" office:value-type="string" office:string-value=".....(((.((((.(((((((((.(((((((.(((.((((((.(((((....).)))))))))).))).))))))).))))))))).)))).)))....." calcext:value-type="string">
            <text:p>.....(((.((((.(((((((((.(((((((.(((.((((((.(((((....).)))))))))).))).))))))).))))))))).)))).))).....</text:p>
          </table:table-cell>
          <table:table-cell table:formula="of:=OFFSET([Sheet1.$B$2]; (ROW()-1)*2;0)" office:value-type="string" office:string-value="-59.90" calcext:value-type="string">
            <text:p>-59.90</text:p>
          </table:table-cell>
        </table:table-row>
        <table:table-row table:style-name="ro1">
          <table:table-cell table:formula="of:=OFFSET([Sheet1.$A$1]; (ROW()-1)*2;0)" office:value-type="string" office:string-value="UGGUCUUGUGAGGCUUGGUGCAGCUCGGGAACUGUUCUUGAUGGACUGGCAGGAACUCCAUGUCCACCACUGCCACUCCUGUGUUGUGGCAUUCCUCCUUGCCGUU" calcext:value-type="string">
            <text:p>UGGUCUUGUGAGGCUUGGUGCAGCUCGGGAACUGUUCUUGAUGGACUGGCAGGAACUCCAUGUCCACCACUGCCACUCCUGUGUUGUGGCAUUCCUCCUUGCCGUU</text:p>
          </table:table-cell>
          <table:table-cell table:formula="of:=OFFSET([Sheet1.$A$2]; (ROW()-1)*2;0)" office:value-type="string" office:string-value=".((.(..(.((((..((.((((((.(((((...((...((.((((((((.((...))))).))))).))..))...))))).)))))).))..)))))..)))..." calcext:value-type="string">
            <text:p>.((.(..(.((((..((.((((((.(((((...((...((.((((((((.((...))))).))))).))..))...))))).)))))).))..)))))..)))...</text:p>
          </table:table-cell>
          <table:table-cell table:formula="of:=OFFSET([Sheet1.$B$2]; (ROW()-1)*2;0)" office:value-type="string" office:string-value="-37.50" calcext:value-type="string">
            <text:p>-37.50</text:p>
          </table:table-cell>
        </table:table-row>
        <table:table-row table:style-name="ro1">
          <table:table-cell table:formula="of:=OFFSET([Sheet1.$A$1]; (ROW()-1)*2;0)" office:value-type="string" office:string-value="UCUGUCUAGAUAGCCAAGGAUGACUUGCCUGUGGCCUCUUGGAGAGAGAGGUGUAGCUUAAUUAGCAGCAUGGUUUGAGCAUUGCUUGAUCGGUUGAUCGCUUCGCUUGCUCUGCAUGAGAUCUUACAGGCAGUCUCCUUGGCUAGUCUGGGCGGC" calcext:value-type="string">
            <text:p>UCUGUCUAGAUAGCCAAGGAUGACUUGCCUGUGGCCUCUUGGAGAGAGAGGUGUAGCUUAAUUAGCAGCAUGGUUUGAGCAUUGCUUGAUCGGUUGAUCGCUUCGCUUGCUCUGCAUGAGAUCUUACAGGCAGUCUCCUUGGCUAGUCUGGGCGGC</text:p>
          </table:table-cell>
          <table:table-cell table:formula="of:=OFFSET([Sheet1.$A$2]; (ROW()-1)*2;0)" office:value-type="string" office:string-value=".(((((((((((((((((((.((((.((((((((.(((.((.((((..(((((.(((...((((((((((..((....))..))))......)))))).))).))))).)))).)).)))...))))))))))))))))))))).))))))))))." calcext:value-type="string">
            <text:p>.(((((((((((((((((((.((((.((((((((.(((.((.((((..(((((.(((...((((((((((..((....))..))))......)))))).))).))))).)))).)).)))...))))))))))))))))))))).)))))))))).</text:p>
          </table:table-cell>
          <table:table-cell table:formula="of:=OFFSET([Sheet1.$B$2]; (ROW()-1)*2;0)" office:value-type="string" office:string-value="-74.80" calcext:value-type="string">
            <text:p>-74.80</text:p>
          </table:table-cell>
        </table:table-row>
        <table:table-row table:style-name="ro1">
          <table:table-cell table:formula="of:=OFFSET([Sheet1.$A$1]; (ROW()-1)*2;0)" office:value-type="string" office:string-value="CUCCCUUUGGUAGCCAAGAAUGACUUGCCUAUGUGUUUUGCCUUGUGUUGGCUCAUCCAUCCAUCUAUCAGCCGUUGCAGAUUUGCAGUGGCAGAUUAAAGGGUUUCAGAAAGAAAUUCUUGUGAUGGAUGUGCAAUGUGGCUGCAUGGGCCGGUCUUCUUGGCUAGCCAGAGUGGC" calcext:value-type="string">
            <text:p>CUCCCUUUGGUAGCCAAGAAUGACUUGCCUAUGUGUUUUGCCUUGUGUUGGCUCAUCCAUCCAUCUAUCAGCCGUUGCAGAUUUGCAGUGGCAGAUUAAAGGGUUUCAGAAAGAAAUUCUUGUGAUGGAUGUGCAAUGUGGCUGCAUGGGCCGGUCUUCUUGGCUAGCCAGAGUGGC</text:p>
          </table:table-cell>
          <table:table-cell table:formula="of:=OFFSET([Sheet1.$A$2]; (ROW()-1)*2;0)" office:value-type="string" office:string-value="..((((((((((((((((((.((((.(((((((((....(((...(((((.(.(((((((((....(((.(((((((((....))))))))).)))..(((((((((.....)))))))))).)))))))).)))))).)))))))))))).))))))))))))).))))))).))." calcext:value-type="string">
            <text:p>..((((((((((((((((((.((((.(((((((((....(((...(((((.(.(((((((((....(((.(((((((((....))))))))).)))..(((((((((.....)))))))))).)))))))).)))))).)))))))))))).))))))))))))).))))))).)).</text:p>
          </table:table-cell>
          <table:table-cell table:formula="of:=OFFSET([Sheet1.$B$2]; (ROW()-1)*2;0)" office:value-type="string" office:string-value="-80.40" calcext:value-type="string">
            <text:p>-80.40</text:p>
          </table:table-cell>
        </table:table-row>
        <table:table-row table:style-name="ro1">
          <table:table-cell table:formula="of:=OFFSET([Sheet1.$A$1]; (ROW()-1)*2;0)" office:value-type="string" office:string-value="UGGUAGCUAUGAUGUUGGCUCGGCUCACUCAGACGGCAUUGGCGUGAUGCAAAGCAUGCAUGCGUGCUUGCUAGCUCACUUGUGUUUCUGAUUGAGCCGUGCCAAUAUCUUAGUGCUCU" calcext:value-type="string">
            <text:p>UGGUAGCUAUGAUGUUGGCUCGGCUCACUCAGACGGCAUUGGCGUGAUGCAAAGCAUGCAUGCGUGCUUGCUAGCUCACUUGUGUUUCUGAUUGAGCCGUGCCAAUAUCUUAGUGCUCU</text:p>
          </table:table-cell>
          <table:table-cell table:formula="of:=OFFSET([Sheet1.$A$2]; (ROW()-1)*2;0)" office:value-type="string" office:string-value=".((((.(((.(((((((((.(((((((.(((((.(((((....((((.((..((((.(((....))).)))).))))))..)))))))))).))))))).))))))))).))))))).." calcext:value-type="string">
            <text:p>.((((.(((.(((((((((.(((((((.(((((.(((((....((((.((..((((.(((....))).)))).))))))..)))))))))).))))))).))))))))).)))))))..</text:p>
          </table:table-cell>
          <table:table-cell table:formula="of:=OFFSET([Sheet1.$B$2]; (ROW()-1)*2;0)" office:value-type="string" office:string-value="-57.30" calcext:value-type="string">
            <text:p>-57.30</text:p>
          </table:table-cell>
        </table:table-row>
        <table:table-row table:style-name="ro1">
          <table:table-cell table:formula="of:=OFFSET([Sheet1.$A$1]; (ROW()-1)*2;0)" office:value-type="string" office:string-value="AGAUAGGUGUUUGGAAUGCAGUUUGAUCCAAGAUCUGCCUAUAUAUAUGGUGUGUAUAUCAUAUCUUGUGAUAUGGGGGAUAUGCAACAGGUGUGUGACAGGGGUAGGUAGAUCUCGGAUCAGGCUUCAUUCCUCACACCAAUAC" calcext:value-type="string">
            <text:p>AGAUAGGUGUUUGGAAUGCAGUUUGAUCCAAGAUCUGCCUAUAUAUAUGGUGUGUAUAUCAUAUCUUGUGAUAUGGGGGAUAUGCAACAGGUGUGUGACAGGGGUAGGUAGAUCUCGGAUCAGGCUUCAUUCCUCACACCAAUAC</text:p>
          </table:table-cell>
          <table:table-cell table:formula="of:=OFFSET([Sheet1.$A$2]; (ROW()-1)*2;0)" office:value-type="string" office:string-value=".....(((((..((((((.((((((((((.((((((((((((((((((....(((((((((((((....)))))....))))))))....)))))).......)))))))))))).)))))))))).))))))..)))))....." calcext:value-type="string">
            <text:p>.....(((((..((((((.((((((((((.((((((((((((((((((....(((((((((((((....)))))....))))))))....)))))).......)))))))))))).)))))))))).))))))..))))).....</text:p>
          </table:table-cell>
          <table:table-cell table:formula="of:=OFFSET([Sheet1.$B$2]; (ROW()-1)*2;0)" office:value-type="string" office:string-value="-64.70" calcext:value-type="string">
            <text:p>-64.70</text:p>
          </table:table-cell>
        </table:table-row>
        <table:table-row table:style-name="ro1">
          <table:table-cell table:formula="of:=OFFSET([Sheet1.$A$1]; (ROW()-1)*2;0)" office:value-type="string" office:string-value="UGUUAAAUCAGGAAUUUUAAACAAUUCCUAGACAAUAUGUAUAAUGUUCAUAAGUCAUUCCUAGAAAUUGUUCAUAAUGCCUGUAACA" calcext:value-type="string">
            <text:p>UGUUAAAUCAGGAAUUUUAAACAAUUCCUAGACAAUAUGUAUAAUGUUCAUAAGUCAUUCCUAGAAAUUGUUCAUAAUGCCUGUAACA</text:p>
          </table:table-cell>
          <table:table-cell table:formula="of:=OFFSET([Sheet1.$A$2]; (ROW()-1)*2;0)" office:value-type="string" office:string-value="(((((...((((.(((...(((((((.((((((..((((.........)))).))).....))).)))))))...))).)))))))))" calcext:value-type="string">
            <text:p>(((((...((((.(((...(((((((.((((((..((((.........)))).))).....))).)))))))...))).)))))))))</text:p>
          </table:table-cell>
          <table:table-cell table:formula="of:=OFFSET([Sheet1.$B$2]; (ROW()-1)*2;0)" office:value-type="string" office:string-value="-14.90" calcext:value-type="string">
            <text:p>-14.90</text:p>
          </table:table-cell>
        </table:table-row>
        <table:table-row table:style-name="ro1">
          <table:table-cell table:formula="of:=OFFSET([Sheet1.$A$1]; (ROW()-1)*2;0)" office:value-type="string" office:string-value="AACUGGUCGGUGAUUUAGGUAGUUUCCUGUUGUUGGGAUCCACCUUUCUCUCGACAGCACGACACUGCCUUCAUUACUUCAGUUG" calcext:value-type="string">
            <text:p>AACUGGUCGGUGAUUUAGGUAGUUUCCUGUUGUUGGGAUCCACCUUUCUCUCGACAGCACGACACUGCCUUCAUUACUUCAGUUG</text:p>
          </table:table-cell>
          <table:table-cell table:formula="of:=OFFSET([Sheet1.$A$2]; (ROW()-1)*2;0)" office:value-type="string" office:string-value="((((((..((((((..(((((((.((.(((((((((((..........))))))))))).)).)))))))..))))))))))))." calcext:value-type="string">
            <text:p>((((((..((((((..(((((((.((.(((((((((((..........))))))))))).)).)))))))..)))))))))))).</text:p>
          </table:table-cell>
          <table:table-cell table:formula="of:=OFFSET([Sheet1.$B$2]; (ROW()-1)*2;0)" office:value-type="string" office:string-value="-35.50" calcext:value-type="string">
            <text:p>-35.50</text:p>
          </table:table-cell>
        </table:table-row>
        <table:table-row table:style-name="ro1">
          <table:table-cell table:formula="of:=OFFSET([Sheet1.$A$1]; (ROW()-1)*2;0)" office:value-type="string" office:string-value="CAGGAUGAGGUAGUAGGUUGUGUGGUUUCAGGGUAGUGAUUUUGCCCCAAUCAGGAGAUAACUAUACAACCUACUGCCUUCCCUG" calcext:value-type="string">
            <text:p>CAGGAUGAGGUAGUAGGUUGUGUGGUUUCAGGGUAGUGAUUUUGCCCCAAUCAGGAGAUAACUAUACAACCUACUGCCUUCCCUG</text:p>
          </table:table-cell>
          <table:table-cell table:formula="of:=OFFSET([Sheet1.$A$2]; (ROW()-1)*2;0)" office:value-type="string" office:string-value="((((..(((((((((((((((((((((...((((((.....))))))..(((....)))))))))))))))))))))))).))))" calcext:value-type="string">
            <text:p>((((..(((((((((((((((((((((...((((((.....))))))..(((....)))))))))))))))))))))))).))))</text:p>
          </table:table-cell>
          <table:table-cell table:formula="of:=OFFSET([Sheet1.$B$2]; (ROW()-1)*2;0)" office:value-type="string" office:string-value="-42.00" calcext:value-type="string">
            <text:p>-42.00</text:p>
          </table:table-cell>
        </table:table-row>
        <table:table-row table:style-name="ro1">
          <table:table-cell table:formula="of:=OFFSET([Sheet1.$A$1]; (ROW()-1)*2;0)" office:value-type="string" office:string-value="GUGCUUUUUGUACUAAGGUGCAUCUAGUGCAGAUAGUGAAGUAGAUUAGCAUCUACUGCCCUAAGUGCUCCUUCUGGCAUAAGAAGUUAUGUC" calcext:value-type="string">
            <text:p>GUGCUUUUUGUACUAAGGUGCAUCUAGUGCAGAUAGUGAAGUAGAUUAGCAUCUACUGCCCUAAGUGCUCCUUCUGGCAUAAGAAGUUAUGUC</text:p>
          </table:table-cell>
          <table:table-cell table:formula="of:=OFFSET([Sheet1.$A$2]; (ROW()-1)*2;0)" office:value-type="string" office:string-value="((((.....)))).((((.((((.(((.((((.(((((..(.....)..)).))))))).))).)))).))))..(((((((....)))))))" calcext:value-type="string">
            <text:p>((((.....)))).((((.((((.(((.((((.(((((..(.....)..)).))))))).))).)))).))))..(((((((....)))))))</text:p>
          </table:table-cell>
          <table:table-cell table:formula="of:=OFFSET([Sheet1.$B$2]; (ROW()-1)*2;0)" office:value-type="string" office:string-value="-27.20" calcext:value-type="string">
            <text:p>-27.20</text:p>
          </table:table-cell>
        </table:table-row>
        <table:table-row table:style-name="ro1">
          <table:table-cell table:formula="of:=OFFSET([Sheet1.$A$1]; (ROW()-1)*2;0)" office:value-type="string" office:string-value="GAUGGCUGUGAAUUGGCUUAAUCUCAGCUGGCAACUGUGAGCAGUUAAUAAUUCUCACAGUGGUAUCUGGGAUUAUGCUAAACACAGCAAUUUCUUUGCUCUAAUG" calcext:value-type="string">
            <text:p>GAUGGCUGUGAAUUGGCUUAAUCUCAGCUGGCAACUGUGAGCAGUUAAUAAUUCUCACAGUGGUAUCUGGGAUUAUGCUAAACACAGCAAUUUCUUUGCUCUAAUG</text:p>
          </table:table-cell>
          <table:table-cell table:formula="of:=OFFSET([Sheet1.$A$2]; (ROW()-1)*2;0)" office:value-type="string" office:string-value="....((((((..(((((.(((((((((.((.((.(((((((.((((...))))))))))))).)).))))))))).))))).)))))).................." calcext:value-type="string">
            <text:p>....((((((..(((((.(((((((((.((.((.(((((((.((((...))))))))))))).)).))))))))).))))).))))))..................</text:p>
          </table:table-cell>
          <table:table-cell table:formula="of:=OFFSET([Sheet1.$B$2]; (ROW()-1)*2;0)" office:value-type="string" office:string-value="-40.70" calcext:value-type="string">
            <text:p>-40.70</text:p>
          </table:table-cell>
        </table:table-row>
        <table:table-row table:style-name="ro1">
          <table:table-cell table:formula="of:=OFFSET([Sheet1.$A$1]; (ROW()-1)*2;0)" office:value-type="string" office:string-value="UCAGUAAGAACUGGUGUCCAGGAAAAUGACCUAUGAAUUGACAGACUGCUUUCAAAAUGUGCCUGUCAUUUCUAUAGGCCAAUAUUCUGUGCACUUUUCCUACUU" calcext:value-type="string">
            <text:p>UCAGUAAGAACUGGUGUCCAGGAAAAUGACCUAUGAAUUGACAGACUGCUUUCAAAAUGUGCCUGUCAUUUCUAUAGGCCAAUAUUCUGUGCACUUUUCCUACUU</text:p>
          </table:table-cell>
          <table:table-cell table:formula="of:=OFFSET([Sheet1.$A$2]; (ROW()-1)*2;0)" office:value-type="string" office:string-value="..((((.(((..(((((.(((((...((.((((((((.((((((...((...........)))))))).))).))))).))...))))).))))).))).))))." calcext:value-type="string">
            <text:p>..((((.(((..(((((.(((((...((.((((((((.((((((...((...........)))))))).))).))))).))...))))).))))).))).)))).</text:p>
          </table:table-cell>
          <table:table-cell table:formula="of:=OFFSET([Sheet1.$B$2]; (ROW()-1)*2;0)" office:value-type="string" office:string-value="-32.50" calcext:value-type="string">
            <text:p>-32.50</text:p>
          </table:table-cell>
        </table:table-row>
        <table:table-row table:style-name="ro1">
          <table:table-cell table:formula="of:=OFFSET([Sheet1.$A$1]; (ROW()-1)*2;0)" office:value-type="string" office:string-value="GCCAUCUUUGGAUAGCUUCAGUGAACAUUCAACGCUGUCGGUGAGUUUGAGAACUAAGAAAAACCAUCGACCGUUGACUGUACCUUGAGGU" calcext:value-type="string">
            <text:p>GCCAUCUUUGGAUAGCUUCAGUGAACAUUCAACGCUGUCGGUGAGUUUGAGAACUAAGAAAAACCAUCGACCGUUGACUGUACCUUGAGGU</text:p>
          </table:table-cell>
          <table:table-cell table:formula="of:=OFFSET([Sheet1.$A$2]; (ROW()-1)*2;0)" office:value-type="string" office:string-value=".(((....)))...(((((((.(.(((.((((((..(((((((.((((............))))))))))))))))).))).).)))))))" calcext:value-type="string">
            <text:p>.(((....)))...(((((((.(.(((.((((((..(((((((.((((............))))))))))))))))).))).).)))))))</text:p>
          </table:table-cell>
          <table:table-cell table:formula="of:=OFFSET([Sheet1.$B$2]; (ROW()-1)*2;0)" office:value-type="string" office:string-value="-29.90" calcext:value-type="string">
            <text:p>-29.90</text:p>
          </table:table-cell>
        </table:table-row>
        <table:table-row table:style-name="ro1">
          <table:table-cell table:formula="of:=OFFSET([Sheet1.$A$1]; (ROW()-1)*2;0)" office:value-type="string" office:string-value="GUGAGGCCAAAUGCUUUGCUAAAGCUGGUAAAAUGGAACCAAAUCAACUGUUCAAUGGAUUUGGUCCCCUUCAACCAGCUGUAGCUGUGCAUUGAU" calcext:value-type="string">
            <text:p>GUGAGGCCAAAUGCUUUGCUAAAGCUGGUAAAAUGGAACCAAAUCAACUGUUCAAUGGAUUUGGUCCCCUUCAACCAGCUGUAGCUGUGCAUUGAU</text:p>
          </table:table-cell>
          <table:table-cell table:formula="of:=OFFSET([Sheet1.$A$2]; (ROW()-1)*2;0)" office:value-type="string" office:string-value=".........(((((...((((.(((((((..((.((.((((((((............)))))))).)).))..))))))).))))...)))))..." calcext:value-type="string">
            <text:p>.........(((((...((((.(((((((..((.((.((((((((............)))))))).)).))..))))))).))))...)))))...</text:p>
          </table:table-cell>
          <table:table-cell table:formula="of:=OFFSET([Sheet1.$B$2]; (ROW()-1)*2;0)" office:value-type="string" office:string-value="-34.50" calcext:value-type="string">
            <text:p>-34.50</text:p>
          </table:table-cell>
        </table:table-row>
        <table:table-row table:style-name="ro1">
          <table:table-cell table:formula="of:=OFFSET([Sheet1.$A$1]; (ROW()-1)*2;0)" office:value-type="string" office:string-value="ACAUACUUCUUCAUAUGCCCAUAUGGAGUCGGCCGGCGUUAUGGAAUGUUAAGAAGUAUGUAUC" calcext:value-type="string">
            <text:p>ACAUACUUCUUCAUAUGCCCAUAUGGAGUCGGCCGGCGUUAUGGAAUGUUAAGAAGUAUGUAUC</text:p>
          </table:table-cell>
          <table:table-cell table:formula="of:=OFFSET([Sheet1.$A$2]; (ROW()-1)*2;0)" office:value-type="string" office:string-value="(((((((((((.((((..(((((....(((....)))..))))).)))).)))))))))))..." calcext:value-type="string">
            <text:p>(((((((((((.((((..(((((....(((....)))..))))).)))).)))))))))))...</text:p>
          </table:table-cell>
          <table:table-cell table:formula="of:=OFFSET([Sheet1.$B$2]; (ROW()-1)*2;0)" office:value-type="string" office:string-value="-22.60" calcext:value-type="string">
            <text:p>-22.60</text:p>
          </table:table-cell>
        </table:table-row>
        <table:table-row table:style-name="ro1">
          <table:table-cell table:formula="of:=OFFSET([Sheet1.$A$1]; (ROW()-1)*2;0)" office:value-type="string" office:string-value="GUGAGGUAGUAGGUUGUAUAGUUUGGUGGGAGGGAUUCUGUCCCAUUUCAGGUGAUAACUAUACAGUCUAUUGCCUUCCUUAA" calcext:value-type="string">
            <text:p>GUGAGGUAGUAGGUUGUAUAGUUUGGUGGGAGGGAUUCUGUCCCAUUUCAGGUGAUAACUAUACAGUCUAUUGCCUUCCUUAA</text:p>
          </table:table-cell>
          <table:table-cell table:formula="of:=OFFSET([Sheet1.$A$2]; (ROW()-1)*2;0)" office:value-type="string" office:string-value="..(((((((((((((((((((((...((((((((((...))))).)))))......)))))))))))))))))))))......" calcext:value-type="string">
            <text:p>..(((((((((((((((((((((...((((((((((...))))).)))))......)))))))))))))))))))))......</text:p>
          </table:table-cell>
          <table:table-cell table:formula="of:=OFFSET([Sheet1.$B$2]; (ROW()-1)*2;0)" office:value-type="string" office:string-value="-33.80" calcext:value-type="string">
            <text:p>-33.80</text:p>
          </table:table-cell>
        </table:table-row>
        <table:table-row table:style-name="ro1">
          <table:table-cell table:formula="of:=OFFSET([Sheet1.$A$1]; (ROW()-1)*2;0)" office:value-type="string" office:string-value="CCCUCUGCUGUGGUCUAUGGCUUUUUAUUCCUAUGUGAUUGCUUUUCCUAACUCAUGUAGGGCGAAAAGCCAUGGGCUACUCAGGGGAGGGACUCC" calcext:value-type="string">
            <text:p>CCCUCUGCUGUGGUCUAUGGCUUUUUAUUCCUAUGUGAUUGCUUUUCCUAACUCAUGUAGGGCGAAAAGCCAUGGGCUACUCAGGGGAGGGACUCC</text:p>
          </table:table-cell>
          <table:table-cell table:formula="of:=OFFSET([Sheet1.$A$2]; (ROW()-1)*2;0)" office:value-type="string" office:string-value="((((((.(((((((((((((((((((..((((((((((..............)))))))))).)))))))))))))))))..)).))))))....." calcext:value-type="string">
            <text:p>((((((.(((((((((((((((((((..((((((((((..............)))))))))).)))))))))))))))))..)).)))))).....</text:p>
          </table:table-cell>
          <table:table-cell table:formula="of:=OFFSET([Sheet1.$B$2]; (ROW()-1)*2;0)" office:value-type="string" office:string-value="-47.80" calcext:value-type="string">
            <text:p>-47.80</text:p>
          </table:table-cell>
        </table:table-row>
        <table:table-row table:style-name="ro1">
          <table:table-cell table:formula="of:=OFFSET([Sheet1.$A$1]; (ROW()-1)*2;0)" office:value-type="string" office:string-value="ACUCCUGUUCUGUGUAUGGCACUGGUAGAAUUCACUGUGCAACCCCGCGGUCAGUGAAUUACCAUAGGGCCAUAAACAGAGCAGAGAAAGACCCGCGA" calcext:value-type="string">
            <text:p>ACUCCUGUUCUGUGUAUGGCACUGGUAGAAUUCACUGUGCAACCCCGCGGUCAGUGAAUUACCAUAGGGCCAUAAACAGAGCAGAGAAAGACCCGCGA</text:p>
          </table:table-cell>
          <table:table-cell table:formula="of:=OFFSET([Sheet1.$A$2]; (ROW()-1)*2;0)" office:value-type="string" office:string-value="..(((((((((((.((((((..(((((..(((((((((((......)))..)))))))))))))....)))))).))))))))).))..........." calcext:value-type="string">
            <text:p>..(((((((((((.((((((..(((((..(((((((((((......)))..)))))))))))))....)))))).))))))))).))...........</text:p>
          </table:table-cell>
          <table:table-cell table:formula="of:=OFFSET([Sheet1.$B$2]; (ROW()-1)*2;0)" office:value-type="string" office:string-value="-40.30" calcext:value-type="string">
            <text:p>-40.30</text:p>
          </table:table-cell>
        </table:table-row>
        <table:table-row table:style-name="ro1">
          <table:table-cell table:formula="of:=OFFSET([Sheet1.$A$1]; (ROW()-1)*2;0)" office:value-type="string" office:string-value="UGGACAUUGGUCUAGUUCUGUGUGGAAGACUAGUGAUUUUUGUUGUUUUUAGAUAACUAAAUUGACAACAAAUCACAGUCUACCAUAUGGCACAGACUAUGCCUCUACAG" calcext:value-type="string">
            <text:p>UGGACAUUGGUCUAGUUCUGUGUGGAAGACUAGUGAUUUUUGUUGUUUUUAGAUAACUAAAUUGACAACAAAUCACAGUCUACCAUAUGGCACAGACUAUGCCUCUACAG</text:p>
          </table:table-cell>
          <table:table-cell table:formula="of:=OFFSET([Sheet1.$A$2]; (ROW()-1)*2;0)" office:value-type="string" office:string-value=".((.(((.(((((.((.((((((((.(((((.((((((..((((((((((((....)))))..)))))))))))))))))).)))))))).))))))))))))......." calcext:value-type="string">
            <text:p>.((.(((.(((((.((.((((((((.(((((.((((((..((((((((((((....)))))..)))))))))))))))))).)))))))).)))))))))))).......</text:p>
          </table:table-cell>
          <table:table-cell table:formula="of:=OFFSET([Sheet1.$B$2]; (ROW()-1)*2;0)" office:value-type="string" office:string-value="-42.10" calcext:value-type="string">
            <text:p>-42.10</text:p>
          </table:table-cell>
        </table:table-row>
        <table:table-row table:style-name="ro1">
          <table:table-cell table:formula="of:=OFFSET([Sheet1.$A$1]; (ROW()-1)*2;0)" office:value-type="string" office:string-value="AUUUGACUACGAAACCGGUUUUCGAUUUGGUUUGACUGUUUUUUAUACAAGUGAGAUCAUUUUGAAAGCUGAUUUUGUCAA" calcext:value-type="string">
            <text:p>AUUUGACUACGAAACCGGUUUUCGAUUUGGUUUGACUGUUUUUUAUACAAGUGAGAUCAUUUUGAAAGCUGAUUUUGUCAA</text:p>
          </table:table-cell>
          <table:table-cell table:formula="of:=OFFSET([Sheet1.$A$2]; (ROW()-1)*2;0)" office:value-type="string" office:string-value="........((((((.((((((((((..((((((.(((((.......)).))).))))))..)))))))))).))))))..." calcext:value-type="string">
            <text:p>........((((((.((((((((((..((((((.(((((.......)).))).))))))..)))))))))).))))))...</text:p>
          </table:table-cell>
          <table:table-cell table:formula="of:=OFFSET([Sheet1.$B$2]; (ROW()-1)*2;0)" office:value-type="string" office:string-value="-25.70" calcext:value-type="string">
            <text:p>-25.70</text:p>
          </table:table-cell>
        </table:table-row>
        <table:table-row table:style-name="ro1">
          <table:table-cell table:formula="of:=OFFSET([Sheet1.$A$1]; (ROW()-1)*2;0)" office:value-type="string" office:string-value="UCUGGCAAAUUGAGGUAGUAGGUUGUAUAGUAGUACUUCAGAUCGUACUAUACAAUGUGCUAGCUUUCUUUGCUUGA" calcext:value-type="string">
            <text:p>UCUGGCAAAUUGAGGUAGUAGGUUGUAUAGUAGUACUUCAGAUCGUACUAUACAAUGUGCUAGCUUUCUUUGCUUGA</text:p>
          </table:table-cell>
          <table:table-cell table:formula="of:=OFFSET([Sheet1.$A$2]; (ROW()-1)*2;0)" office:value-type="string" office:string-value="((.((((((..(((.(((((.(((((((((((.............))))))))))).))))).)))..)))))).))" calcext:value-type="string">
            <text:p>((.((((((..(((.(((((.(((((((((((.............))))))))))).))))).)))..)))))).))</text:p>
          </table:table-cell>
          <table:table-cell table:formula="of:=OFFSET([Sheet1.$B$2]; (ROW()-1)*2;0)" office:value-type="string" office:string-value="-30.20" calcext:value-type="string">
            <text:p>-30.20</text:p>
          </table:table-cell>
        </table:table-row>
        <table:table-row table:style-name="ro1">
          <table:table-cell table:formula="of:=OFFSET([Sheet1.$A$1]; (ROW()-1)*2;0)" office:value-type="string" office:string-value="GCCUUUGAGAGUUCCAUGCUUCCUUGCAUUCAAUAGUAUAACAUAAAGCAUAUGGAAUGUAAAGAAGUAUGGAGCGAAAUCUGGCAAG" calcext:value-type="string">
            <text:p>GCCUUUGAGAGUUCCAUGCUUCCUUGCAUUCAAUAGUAUAACAUAAAGCAUAUGGAAUGUAAAGAAGUAUGGAGCGAAAUCUGGCAAG</text:p>
          </table:table-cell>
          <table:table-cell table:formula="of:=OFFSET([Sheet1.$A$2]; (ROW()-1)*2;0)" office:value-type="string" office:string-value="(((.......((((((((((((.((((((((.(((((..........)).))).)))))))).)))))))))))).......)))..." calcext:value-type="string">
            <text:p>(((.......((((((((((((.((((((((.(((((..........)).))).)))))))).)))))))))))).......)))...</text:p>
          </table:table-cell>
          <table:table-cell table:formula="of:=OFFSET([Sheet1.$B$2]; (ROW()-1)*2;0)" office:value-type="string" office:string-value="-33.70" calcext:value-type="string">
            <text:p>-33.70</text:p>
          </table:table-cell>
        </table:table-row>
        <table:table-row table:style-name="ro1">
          <table:table-cell table:formula="of:=OFFSET([Sheet1.$A$1]; (ROW()-1)*2;0)" office:value-type="string" office:string-value="UGGUAUCCUUACUUUCAGUGUCAUCAAAAAUGGCUGAAGAAAGAUAUAUUUGCAUUUGAAGCGUAUCACAGCCAGCUUUGAUGGGCAUUGCAAUGAGCAUCGA" calcext:value-type="string">
            <text:p>UGGUAUCCUUACUUUCAGUGUCAUCAAAAAUGGCUGAAGAAAGAUAUAUUUGCAUUUGAAGCGUAUCACAGCCAGCUUUGAUGGGCAUUGCAAUGAGCAUCGA</text:p>
          </table:table-cell>
          <table:table-cell table:formula="of:=OFFSET([Sheet1.$A$2]; (ROW()-1)*2;0)" office:value-type="string" office:string-value="((((...((((.((.(((((((((((((..((((((......(((((.(((.......))).))))).))))))..)))))).))))))).)))))).))))." calcext:value-type="string">
            <text:p>((((...((((.((.(((((((((((((..((((((......(((((.(((.......))).))))).))))))..)))))).))))))).)))))).)))).</text:p>
          </table:table-cell>
          <table:table-cell table:formula="of:=OFFSET([Sheet1.$B$2]; (ROW()-1)*2;0)" office:value-type="string" office:string-value="-26.70" calcext:value-type="string">
            <text:p>-26.70</text:p>
          </table:table-cell>
        </table:table-row>
        <table:table-row table:style-name="ro1">
          <table:table-cell table:formula="of:=OFFSET([Sheet1.$A$1]; (ROW()-1)*2;0)" office:value-type="string" office:string-value="GAUCCUGGGAUGCAUUUUGUGCAGUUAUGUCUACGUGAUCAUCCUCAUCACUGGGCAAAGUGUGUCUCAGGAU" calcext:value-type="string">
            <text:p>GAUCCUGGGAUGCAUUUUGUGCAGUUAUGUCUACGUGAUCAUCCUCAUCACUGGGCAAAGUGUGUCUCAGGAU</text:p>
          </table:table-cell>
          <table:table-cell table:formula="of:=OFFSET([Sheet1.$A$2]; (ROW()-1)*2;0)" office:value-type="string" office:string-value=".(((((((((((((((((((.((((.(((................))).)))).)))))))))))))))))))" calcext:value-type="string">
            <text:p>.(((((((((((((((((((.((((.(((................))).)))).)))))))))))))))))))</text:p>
          </table:table-cell>
          <table:table-cell table:formula="of:=OFFSET([Sheet1.$B$2]; (ROW()-1)*2;0)" office:value-type="string" office:string-value="-34.70" calcext:value-type="string">
            <text:p>-34.70</text:p>
          </table:table-cell>
        </table:table-row>
        <table:table-row table:style-name="ro1">
          <table:table-cell table:formula="of:=OFFSET([Sheet1.$A$1]; (ROW()-1)*2;0)" office:value-type="string" office:string-value="GCUAAAAGGAACGAUCGUUGUGAUAUGCGUUAAUUCACCGUUACAUAUCACAGUGAUUUUCCUUUAUAGCGC" calcext:value-type="string">
            <text:p>GCUAAAAGGAACGAUCGUUGUGAUAUGCGUUAAUUCACCGUUACAUAUCACAGUGAUUUUCCUUUAUAGCGC</text:p>
          </table:table-cell>
          <table:table-cell table:formula="of:=OFFSET([Sheet1.$A$2]; (ROW()-1)*2;0)" office:value-type="string" office:string-value="(((((((((((.(((((((((((((((...((((.....)))))))))))))))))))))))))).)))).." calcext:value-type="string">
            <text:p>(((((((((((.(((((((((((((((...((((.....)))))))))))))))))))))))))).))))..</text:p>
          </table:table-cell>
          <table:table-cell table:formula="of:=OFFSET([Sheet1.$B$2]; (ROW()-1)*2;0)" office:value-type="string" office:string-value="-27.10" calcext:value-type="string">
            <text:p>-27.10</text:p>
          </table:table-cell>
        </table:table-row>
        <table:table-row table:style-name="ro1">
          <table:table-cell table:formula="of:=OFFSET([Sheet1.$A$1]; (ROW()-1)*2;0)" office:value-type="string" office:string-value="UUUGAAGUAGAGAGAAUAGUUGCUGUGCUAUAUGUCCUUCGACUCUAUAUAUCACAGUGGCUGUUCUUUUUGUACCUAAA" calcext:value-type="string">
            <text:p>UUUGAAGUAGAGAGAAUAGUUGCUGUGCUAUAUGUCCUUCGACUCUAUAUAUCACAGUGGCUGUUCUUUUUGUACCUAAA</text:p>
          </table:table-cell>
          <table:table-cell table:formula="of:=OFFSET([Sheet1.$A$2]; (ROW()-1)*2;0)" office:value-type="string" office:string-value=".......((((((((((((((((((((.((((((((....)))...))))).))))))))))))))))))))........" calcext:value-type="string">
            <text:p>.......((((((((((((((((((((.((((((((....)))...))))).))))))))))))))))))))........</text:p>
          </table:table-cell>
          <table:table-cell table:formula="of:=OFFSET([Sheet1.$B$2]; (ROW()-1)*2;0)" office:value-type="string" office:string-value="-28.50" calcext:value-type="string">
            <text:p>-28.50</text:p>
          </table:table-cell>
        </table:table-row>
        <table:table-row table:style-name="ro1">
          <table:table-cell table:formula="of:=OFFSET([Sheet1.$A$1]; (ROW()-1)*2;0)" office:value-type="string" office:string-value="CAAAAAGAAGGGAACGGUUGCUGCUGAUGUAGUUCAAGUUUUGCACAAUUUAUAUCACAGUGGCUGUUCUUUUUUGUUUG" calcext:value-type="string">
            <text:p>CAAAAAGAAGGGAACGGUUGCUGCUGAUGUAGUUCAAGUUUUGCACAAUUUAUAUCACAGUGGCUGUUCUUUUUUGUUUG</text:p>
          </table:table-cell>
          <table:table-cell table:formula="of:=OFFSET([Sheet1.$A$2]; (ROW()-1)*2;0)" office:value-type="string" office:string-value="((((.((((((((((((((((((.((((((((.....((...)).....)))))))))))))))))))))))))).))))" calcext:value-type="string">
            <text:p>((((.((((((((((((((((((.((((((((.....((...)).....)))))))))))))))))))))))))).))))</text:p>
          </table:table-cell>
          <table:table-cell table:formula="of:=OFFSET([Sheet1.$B$2]; (ROW()-1)*2;0)" office:value-type="string" office:string-value="-28.70" calcext:value-type="string">
            <text:p>-28.70</text:p>
          </table:table-cell>
        </table:table-row>
        <table:table-row table:style-name="ro1">
          <table:table-cell table:formula="of:=OFFSET([Sheet1.$A$1]; (ROW()-1)*2;0)" office:value-type="string" office:string-value="GAGUGUAUUCCGUAUGGAAGACUAGUGAUUUUGUUGUUUGGUCUCUGCUAAUAACAAUAAAUCCCUUGUCUUCUUACGGCGUGCAUCU" calcext:value-type="string">
            <text:p>GAGUGUAUUCCGUAUGGAAGACUAGUGAUUUUGUUGUUUGGUCUCUGCUAAUAACAAUAAAUCCCUUGUCUUCUUACGGCGUGCAUCU</text:p>
          </table:table-cell>
          <table:table-cell table:formula="of:=OFFSET([Sheet1.$A$2]; (ROW()-1)*2;0)" office:value-type="string" office:string-value="..((((((.(((((.(((((((.((.((((((((((((.(((....))))))))))..))))).)).)))))))))))).)))))).." calcext:value-type="string">
            <text:p>..((((((.(((((.(((((((.((.((((((((((((.(((....))))))))))..))))).)).)))))))))))).))))))..</text:p>
          </table:table-cell>
          <table:table-cell table:formula="of:=OFFSET([Sheet1.$B$2]; (ROW()-1)*2;0)" office:value-type="string" office:string-value="-32.00" calcext:value-type="string">
            <text:p>-32.00</text:p>
          </table:table-cell>
        </table:table-row>
        <table:table-row table:style-name="ro1">
          <table:table-cell table:formula="of:=OFFSET([Sheet1.$A$1]; (ROW()-1)*2;0)" office:value-type="string" office:string-value="AAGGACAUCUGUUCACAUCUUACCGGGCAGCAUUAGAUCCUUUAGAUACCUCUAAUACUGUCAGGUAAAGAUGUCGUCCGUGUCCUU" calcext:value-type="string">
            <text:p>AAGGACAUCUGUUCACAUCUUACCGGGCAGCAUUAGAUCCUUUAGAUACCUCUAAUACUGUCAGGUAAAGAUGUCGUCCGUGUCCUU</text:p>
          </table:table-cell>
          <table:table-cell table:formula="of:=OFFSET([Sheet1.$A$2]; (ROW()-1)*2;0)" office:value-type="string" office:string-value="((((((((......((((((((((.(((((.((((((.............)))))).))))).))).))))))).....))))))))" calcext:value-type="string">
            <text:p>((((((((......((((((((((.(((((.((((((.............)))))).))))).))).))))))).....))))))))</text:p>
          </table:table-cell>
          <table:table-cell table:formula="of:=OFFSET([Sheet1.$B$2]; (ROW()-1)*2;0)" office:value-type="string" office:string-value="-30.90" calcext:value-type="string">
            <text:p>-30.90</text:p>
          </table:table-cell>
        </table:table-row>
        <table:table-row table:style-name="ro1">
          <table:table-cell table:formula="of:=OFFSET([Sheet1.$A$1]; (ROW()-1)*2;0)" office:value-type="string" office:string-value="UGCACAUUAUUUGAUCUUUGGUGAUUUUAGCUGUAUGGUGUAUAUCAAAGAUCCAUAGAGCUUUAUCACCAAAACCCAAAUGGUUUUUGCA" calcext:value-type="string">
            <text:p>UGCACAUUAUUUGAUCUUUGGUGAUUUUAGCUGUAUGGUGUAUAUCAAAGAUCCAUAGAGCUUUAUCACCAAAACCCAAAUGGUUUUUGCA</text:p>
          </table:table-cell>
          <table:table-cell table:formula="of:=OFFSET([Sheet1.$A$2]; (ROW()-1)*2;0)" office:value-type="string" office:string-value="((((.((((((((...(((((((((...((((.(((((..............))))).))))..)))))))))...))))))))...))))" calcext:value-type="string">
            <text:p>((((.((((((((...(((((((((...((((.(((((..............))))).))))..)))))))))...))))))))...))))</text:p>
          </table:table-cell>
          <table:table-cell table:formula="of:=OFFSET([Sheet1.$B$2]; (ROW()-1)*2;0)" office:value-type="string" office:string-value="-31.00" calcext:value-type="string">
            <text:p>-31.00</text:p>
          </table:table-cell>
        </table:table-row>
        <table:table-row table:style-name="ro1">
          <table:table-cell table:formula="of:=OFFSET([Sheet1.$A$1]; (ROW()-1)*2;0)" office:value-type="string" office:string-value="UACGGCUGAGUAUUACAUCAGGUACUGGUGUGCUUUAAAUCCAACAACCAGUACUUAUGUUAUACUACGCCGUG" calcext:value-type="string">
            <text:p>UACGGCUGAGUAUUACAUCAGGUACUGGUGUGCUUUAAAUCCAACAACCAGUACUUAUGUUAUACUACGCCGUG</text:p>
          </table:table-cell>
          <table:table-cell table:formula="of:=OFFSET([Sheet1.$A$2]; (ROW()-1)*2;0)" office:value-type="string" office:string-value="((((((..(((((.((((.((((((((((((............)).)))))))))))))).)))))..))))))" calcext:value-type="string">
            <text:p>((((((..(((((.((((.((((((((((((............)).)))))))))))))).)))))..))))))</text:p>
          </table:table-cell>
          <table:table-cell table:formula="of:=OFFSET([Sheet1.$B$2]; (ROW()-1)*2;0)" office:value-type="string" office:string-value="-31.40" calcext:value-type="string">
            <text:p>-31.40</text:p>
          </table:table-cell>
        </table:table-row>
        <table:table-row table:style-name="ro1">
          <table:table-cell table:formula="of:=OFFSET([Sheet1.$A$1]; (ROW()-1)*2;0)" office:value-type="string" office:string-value="CCAUGUCGUUAAAAUGUUUGUGACCUUAUGUACUCUUGAAUCAUAUCACAGCCAUUUUGACGAGUUUGG" calcext:value-type="string">
            <text:p>CCAUGUCGUUAAAAUGUUUGUGACCUUAUGUACUCUUGAAUCAUAUCACAGCCAUUUUGACGAGUUUGG</text:p>
          </table:table-cell>
          <table:table-cell table:formula="of:=OFFSET([Sheet1.$A$2]; (ROW()-1)*2;0)" office:value-type="string" office:string-value="(((..(((((((((((.((((((...((((...........)))))))))).)))))))))))...)))" calcext:value-type="string">
            <text:p>(((..(((((((((((.((((((...((((...........)))))))))).)))))))))))...)))</text:p>
          </table:table-cell>
          <table:table-cell table:formula="of:=OFFSET([Sheet1.$B$2]; (ROW()-1)*2;0)" office:value-type="string" office:string-value="-21.10" calcext:value-type="string">
            <text:p>-21.10</text:p>
          </table:table-cell>
        </table:table-row>
        <table:table-row table:style-name="ro1">
          <table:table-cell table:formula="of:=OFFSET([Sheet1.$A$1]; (ROW()-1)*2;0)" office:value-type="string" office:string-value="AUUUACGCGUCAAAAUGACUGUGAGCUAUGUGUUUUUGAUCUCAUAUCACAGCCAUUUUGACGAGUUUG" calcext:value-type="string">
            <text:p>AUUUACGCGUCAAAAUGACUGUGAGCUAUGUGUUUUUGAUCUCAUAUCACAGCCAUUUUGACGAGUUUG</text:p>
          </table:table-cell>
          <table:table-cell table:formula="of:=OFFSET([Sheet1.$A$2]; (ROW()-1)*2;0)" office:value-type="string" office:string-value="....((.((((((((((.((((((..((((.(........).)))))))))).)))))))))).))..." calcext:value-type="string">
            <text:p>....((.((((((((((.((((((..((((.(........).)))))))))).)))))))))).))...</text:p>
          </table:table-cell>
          <table:table-cell table:formula="of:=OFFSET([Sheet1.$B$2]; (ROW()-1)*2;0)" office:value-type="string" office:string-value="-24.60" calcext:value-type="string">
            <text:p>-24.60</text:p>
          </table:table-cell>
        </table:table-row>
        <table:table-row table:style-name="ro1">
          <table:table-cell table:formula="of:=OFFSET([Sheet1.$A$1]; (ROW()-1)*2;0)" office:value-type="string" office:string-value="UGUGGGAGCGAGACGGGGACUCACUGUGCUUUUGAAGUAGUCAGUCUUUUUCUCUCUCCUAUA" calcext:value-type="string">
            <text:p>UGUGGGAGCGAGACGGGGACUCACUGUGCUUUUGAAGUAGUCAGUCUUUUUCUCUCUCCUAUA</text:p>
          </table:table-cell>
          <table:table-cell table:formula="of:=OFFSET([Sheet1.$A$2]; (ROW()-1)*2;0)" office:value-type="string" office:string-value="((((((((.((((.(((((((.(((..((((...))))))).))))))).)))).))))))))" calcext:value-type="string">
            <text:p>((((((((.((((.(((((((.(((..((((...))))))).))))))).)))).))))))))</text:p>
          </table:table-cell>
          <table:table-cell table:formula="of:=OFFSET([Sheet1.$B$2]; (ROW()-1)*2;0)" office:value-type="string" office:string-value="-25.80" calcext:value-type="string">
            <text:p>-25.80</text:p>
          </table:table-cell>
        </table:table-row>
        <table:table-row table:style-name="ro1">
          <table:table-cell table:formula="of:=OFFSET([Sheet1.$A$1]; (ROW()-1)*2;0)" office:value-type="string" office:string-value="CCGGAGAUGACACGCAGGUGCAUUGUAGUCGCAUUGUCUGUCCAUCUUGAUUUCAGGCAAUACAACUGCAAUGCAAGCUCUGUGCAUUUCA" calcext:value-type="string">
            <text:p>CCGGAGAUGACACGCAGGUGCAUUGUAGUCGCAUUGUCUGUCCAUCUUGAUUUCAGGCAAUACAACUGCAAUGCAAGCUCUGUGCAUUUCA</text:p>
          </table:table-cell>
          <table:table-cell table:formula="of:=OFFSET([Sheet1.$A$2]; (ROW()-1)*2;0)" office:value-type="string" office:string-value="...((((((.((((.((.(((((((((((.(.((((((((.............)))))))).).)))))))))))..)).))))))))))." calcext:value-type="string">
            <text:p>...((((((.((((.((.(((((((((((.(.((((((((.............)))))))).).)))))))))))..)).)))))))))).</text:p>
          </table:table-cell>
          <table:table-cell table:formula="of:=OFFSET([Sheet1.$B$2]; (ROW()-1)*2;0)" office:value-type="string" office:string-value="-36.70" calcext:value-type="string">
            <text:p>-36.70</text:p>
          </table:table-cell>
        </table:table-row>
        <table:table-row table:style-name="ro1">
          <table:table-cell table:formula="of:=OFFSET([Sheet1.$A$1]; (ROW()-1)*2;0)" office:value-type="string" office:string-value="AAUUGGCUAUGCGCUUUGGCAGUGUGGUUAGCUGGUUGUGUAGCCAAAAUAUUGCCUUUGACCAUUCACAGCCACUAUCUUCACUGCCGCCGCGACAAGC" calcext:value-type="string">
            <text:p>AAUUGGCUAUGCGCUUUGGCAGUGUGGUUAGCUGGUUGUGUAGCCAAAAUAUUGCCUUUGACCAUUCACAGCCACUAUCUUCACUGCCGCCGCGACAAGC</text:p>
          </table:table-cell>
          <table:table-cell table:formula="of:=OFFSET([Sheet1.$A$2]; (ROW()-1)*2;0)" office:value-type="string" office:string-value=".....(((.(((((..((((((((.((.(((.((((((((..(.((((........)))).)....))))))))))).)).))))))))..))).)))))" calcext:value-type="string">
            <text:p>.....(((.(((((..((((((((.((.(((.((((((((..(.((((........)))).)....))))))))))).)).))))))))..))).)))))</text:p>
          </table:table-cell>
          <table:table-cell table:formula="of:=OFFSET([Sheet1.$B$2]; (ROW()-1)*2;0)" office:value-type="string" office:string-value="-37.40" calcext:value-type="string">
            <text:p>-37.40</text:p>
          </table:table-cell>
        </table:table-row>
        <table:table-row table:style-name="ro1">
          <table:table-cell table:formula="of:=OFFSET([Sheet1.$A$1]; (ROW()-1)*2;0)" office:value-type="string" office:string-value="CUGCUCUGCUUCUGCUUUGGCGCUUUAGCUGUAUGAUAGAUUUAAAAUACUUCAUAAAGCUAGAUUACCAAAGCAUUGGCUCUG" calcext:value-type="string">
            <text:p>CUGCUCUGCUUCUGCUUUGGCGCUUUAGCUGUAUGAUAGAUUUAAAAUACUUCAUAAAGCUAGAUUACCAAAGCAUUGGCUCUG</text:p>
          </table:table-cell>
          <table:table-cell table:formula="of:=OFFSET([Sheet1.$A$2]; (ROW()-1)*2;0)" office:value-type="string" office:string-value=".......(((..((((((((...(((((((.(((((...............))))).)))))))...))))))))..)))...." calcext:value-type="string">
            <text:p>.......(((..((((((((...(((((((.(((((...............))))).)))))))...))))))))..)))....</text:p>
          </table:table-cell>
          <table:table-cell table:formula="of:=OFFSET([Sheet1.$B$2]; (ROW()-1)*2;0)" office:value-type="string" office:string-value="-26.30" calcext:value-type="string">
            <text:p>-26.30</text:p>
          </table:table-cell>
        </table:table-row>
        <table:table-row table:style-name="ro1">
          <table:table-cell table:formula="of:=OFFSET([Sheet1.$A$1]; (ROW()-1)*2;0)" office:value-type="string" office:string-value="CAUAUUUCAUUCGCGCCUGUAUCUUGCUGAACCGUAGCCAUAAUGGUCUUUCAUCCCGGUUGAGCAAAAUUUCAGGUGUGUGAGAAAUUUGUUAAGCA" calcext:value-type="string">
            <text:p>CAUAUUUCAUUCGCGCCUGUAUCUUGCUGAACCGUAGCCAUAAUGGUCUUUCAUCCCGGUUGAGCAAAAUUUCAGGUGUGUGAGAAAUUUGUUAAGCA</text:p>
          </table:table-cell>
          <table:table-cell table:formula="of:=OFFSET([Sheet1.$A$2]; (ROW()-1)*2;0)" office:value-type="string" office:string-value="((.(((((.(.((((((((.((.(((((.(((((..((((...)))).........))))).))))).))..)))))))).).))))).))......." calcext:value-type="string">
            <text:p>((.(((((.(.((((((((.((.(((((.(((((..((((...)))).........))))).))))).))..)))))))).).))))).)).......</text:p>
          </table:table-cell>
          <table:table-cell table:formula="of:=OFFSET([Sheet1.$B$2]; (ROW()-1)*2;0)" office:value-type="string" office:string-value="-31.20" calcext:value-type="string">
            <text:p>-31.20</text:p>
          </table:table-cell>
        </table:table-row>
        <table:table-row table:style-name="ro1">
          <table:table-cell table:formula="of:=OFFSET([Sheet1.$A$1]; (ROW()-1)*2;0)" office:value-type="string" office:string-value="AUAGAGAUUGCCCGUAGGACGGGAAGGUGUCAACGUUUUAAAUUUUGAACAAACAUUGCACUUGUCCCGGCCUAUGGGCGGCUUGUCAUACACA" calcext:value-type="string">
            <text:p>AUAGAGAUUGCCCGUAGGACGGGAAGGUGUCAACGUUUUAAAUUUUGAACAAACAUUGCACUUGUCCCGGCCUAUGGGCGGCUUGUCAUACACA</text:p>
          </table:table-cell>
          <table:table-cell table:formula="of:=OFFSET([Sheet1.$A$2]; (ROW()-1)*2;0)" office:value-type="string" office:string-value="...(((.(((((((((((.((((((((((.(((.((((............)))).)))))))).))))).)))))))))))))).........." calcext:value-type="string">
            <text:p>...(((.(((((((((((.((((((((((.(((.((((............)))).)))))))).))))).))))))))))))))..........</text:p>
          </table:table-cell>
          <table:table-cell table:formula="of:=OFFSET([Sheet1.$B$2]; (ROW()-1)*2;0)" office:value-type="string" office:string-value="-37.30" calcext:value-type="string">
            <text:p>-37.30</text:p>
          </table:table-cell>
        </table:table-row>
        <table:table-row table:style-name="ro1">
          <table:table-cell table:formula="of:=OFFSET([Sheet1.$A$1]; (ROW()-1)*2;0)" office:value-type="string" office:string-value="UAAAACGUCACCUGAUGUAGGCCGUGCCCAGUGCUUAUUUGUCGUUGUUUGAAAAUACAAAUUGCACUAGUCCCGGCCUGCAGAGAGUGUCGCACACAAC" calcext:value-type="string">
            <text:p>UAAAACGUCACCUGAUGUAGGCCGUGCCCAGUGCUUAUUUGUCGUUGUUUGAAAAUACAAAUUGCACUAGUCCCGGCCUGCAGAGAGUGUCGCACACAAC</text:p>
          </table:table-cell>
          <table:table-cell table:formula="of:=OFFSET([Sheet1.$A$2]; (ROW()-1)*2;0)" office:value-type="string" office:string-value=".....((.(((((..(((((((((.(.(.(((((..((((((.(((.......))))))))).))))).).).))))))))).)).))).))........" calcext:value-type="string">
            <text:p>.....((.(((((..(((((((((.(.(.(((((..((((((.(((.......))))))))).))))).).).))))))))).)).))).))........</text:p>
          </table:table-cell>
          <table:table-cell table:formula="of:=OFFSET([Sheet1.$B$2]; (ROW()-1)*2;0)" office:value-type="string" office:string-value="-35.00" calcext:value-type="string">
            <text:p>-35.00</text:p>
          </table:table-cell>
        </table:table-row>
        <table:table-row table:style-name="ro1">
          <table:table-cell table:formula="of:=OFFSET([Sheet1.$A$1]; (ROW()-1)*2;0)" office:value-type="string" office:string-value="UCGUUUGGUACGUUUUUCUCCUGGUAUCCACUGUAGGCCUAUAUGUAUUUCGACCAUAAGGCACGCGGUGAAUGCCAAGAGCGGACGAAACUCUACUA" calcext:value-type="string">
            <text:p>UCGUUUGGUACGUUUUUCUCCUGGUAUCCACUGUAGGCCUAUAUGUAUUUCGACCAUAAGGCACGCGGUGAAUGCCAAGAGCGGACGAAACUCUACUA</text:p>
          </table:table-cell>
          <table:table-cell table:formula="of:=OFFSET([Sheet1.$A$2]; (ROW()-1)*2;0)" office:value-type="string" office:string-value="..((((.((.((((((.....((((((.((((((..((((.((((.........))))))))..)))))).)))))))))))).)).))))......." calcext:value-type="string">
            <text:p>..((((.((.((((((.....((((((.((((((..((((.((((.........))))))))..)))))).)))))))))))).)).)))).......</text:p>
          </table:table-cell>
          <table:table-cell table:formula="of:=OFFSET([Sheet1.$B$2]; (ROW()-1)*2;0)" office:value-type="string" office:string-value="-33.30" calcext:value-type="string">
            <text:p>-33.30</text:p>
          </table:table-cell>
        </table:table-row>
        <table:table-row table:style-name="ro1">
          <table:table-cell table:formula="of:=OFFSET([Sheet1.$A$1]; (ROW()-1)*2;0)" office:value-type="string" office:string-value="GACAUGUGCAAAUGUUUGUAUGGCUGAUUCCCUGAGACCCUAACUUGUGACUUUUAAUACCAGUUUCACAAGUUUUGAUCUCCGGUAUUGGACGCAAACUUGCUGAUGUU" calcext:value-type="string">
            <text:p>GACAUGUGCAAAUGUUUGUAUGGCUGAUUCCCUGAGACCCUAACUUGUGACUUUUAAUACCAGUUUCACAAGUUUUGAUCUCCGGUAUUGGACGCAAACUUGCUGAUGUU</text:p>
          </table:table-cell>
          <table:table-cell table:formula="of:=OFFSET([Sheet1.$A$2]; (ROW()-1)*2;0)" office:value-type="string" office:string-value="(((((..((((..((((((....(((((..((.((((.(..(((((((((...............)))))))))..).)))).)).)))))..))))))))))..)))))" calcext:value-type="string">
            <text:p>(((((..((((..((((((....(((((..((.((((.(..(((((((((...............)))))))))..).)))).)).)))))..))))))))))..)))))</text:p>
          </table:table-cell>
          <table:table-cell table:formula="of:=OFFSET([Sheet1.$B$2]; (ROW()-1)*2;0)" office:value-type="string" office:string-value="-31.40" calcext:value-type="string">
            <text:p>-31.40</text:p>
          </table:table-cell>
        </table:table-row>
        <table:table-row table:style-name="ro1">
          <table:table-cell table:formula="of:=OFFSET([Sheet1.$A$1]; (ROW()-1)*2;0)" office:value-type="string" office:string-value="ACAUCCCGGCACAGUUAAUGGCACUGGAAGAAUUCACGGGGUUUUUCAAUACAACCCGUGAUCUCUUAGUGGCAUCUAUGGUGCGGGACUCA" calcext:value-type="string">
            <text:p>ACAUCCCGGCACAGUUAAUGGCACUGGAAGAAUUCACGGGGUUUUUCAAUACAACCCGUGAUCUCUUAGUGGCAUCUAUGGUGCGGGACUCA</text:p>
          </table:table-cell>
          <table:table-cell table:formula="of:=OFFSET([Sheet1.$A$2]; (ROW()-1)*2;0)" office:value-type="string" office:string-value="...(((((.(((.((..(((.((((((.(((..(((((((..............)))))))))).)))))).)))..)).))))))))...." calcext:value-type="string">
            <text:p>...(((((.(((.((..(((.((((((.(((..(((((((..............)))))))))).)))))).)))..)).))))))))....</text:p>
          </table:table-cell>
          <table:table-cell table:formula="of:=OFFSET([Sheet1.$B$2]; (ROW()-1)*2;0)" office:value-type="string" office:string-value="-37.60" calcext:value-type="string">
            <text:p>-37.60</text:p>
          </table:table-cell>
        </table:table-row>
        <table:table-row table:style-name="ro1">
          <table:table-cell table:formula="of:=OFFSET([Sheet1.$A$1]; (ROW()-1)*2;0)" office:value-type="string" office:string-value="UUGCUGGCAUUGGCUCUUGGCACUGGGAGAAUUCACAGUUGGUUUCCAUAUAUUCUGUGGUUCUGCGGGUGCCAAAAUCGAAUGUUCGGCU" calcext:value-type="string">
            <text:p>UUGCUGGCAUUGGCUCUUGGCACUGGGAGAAUUCACAGUUGGUUUCCAUAUAUUCUGUGGUUCUGCGGGUGCCAAAAUCGAAUGUUCGGCU</text:p>
          </table:table-cell>
          <table:table-cell table:formula="of:=OFFSET([Sheet1.$A$2]; (ROW()-1)*2;0)" office:value-type="string" office:string-value="..(((((((((.(...((((((((.(.(((((.(((((...((......))...)))))))))).).))))))))...).)))).)))))." calcext:value-type="string">
            <text:p>..(((((((((.(...((((((((.(.(((((.(((((...((......))...)))))))))).).))))))))...).)))).))))).</text:p>
          </table:table-cell>
          <table:table-cell table:formula="of:=OFFSET([Sheet1.$B$2]; (ROW()-1)*2;0)" office:value-type="string" office:string-value="-38.60" calcext:value-type="string">
            <text:p>-38.60</text:p>
          </table:table-cell>
        </table:table-row>
        <table:table-row table:style-name="ro1">
          <table:table-cell table:formula="of:=OFFSET([Sheet1.$A$1]; (ROW()-1)*2;0)" office:value-type="string" office:string-value="AAAGCGAAGCCUCUUUACCAUCAGCGAGGUAUAGAGUUCCUACGUGCCGUAUCCAAAGUCGUAGGAACUUAAUACCGUGCUCUUGGAGGGCUGUCCAUC" calcext:value-type="string">
            <text:p>AAAGCGAAGCCUCUUUACCAUCAGCGAGGUAUAGAGUUCCUACGUGCCGUAUCCAAAGUCGUAGGAACUUAAUACCGUGCUCUUGGAGGGCUGUCCAUC</text:p>
          </table:table-cell>
          <table:table-cell table:formula="of:=OFFSET([Sheet1.$A$2]; (ROW()-1)*2;0)" office:value-type="string" office:string-value=".......((((.((...(((..((((.(((((.(((((((((((...............))))))))))).))))).))))..)))))))))......." calcext:value-type="string">
            <text:p>.......((((.((...(((..((((.(((((.(((((((((((...............))))))))))).))))).))))..))))))))).......</text:p>
          </table:table-cell>
          <table:table-cell table:formula="of:=OFFSET([Sheet1.$B$2]; (ROW()-1)*2;0)" office:value-type="string" office:string-value="-39.00" calcext:value-type="string">
            <text:p>-39.00</text:p>
          </table:table-cell>
        </table:table-row>
        <table:table-row table:style-name="ro1">
          <table:table-cell table:formula="of:=OFFSET([Sheet1.$A$1]; (ROW()-1)*2;0)" office:value-type="string" office:string-value="GGCUUUUAUGUAUUUACGUUGCAUAUGAAAUGAUAUUUAUAGUAAACAGAUUAUUUUAUAUGCAGGUAUGUGCAGCUGAAGAGCCUGUCCAUUG" calcext:value-type="string">
            <text:p>GGCUUUUAUGUAUUUACGUUGCAUAUGAAAUGAUAUUUAUAGUAAACAGAUUAUUUUAUAUGCAGGUAUGUGCAGCUGAAGAGCCUGUCCAUUG</text:p>
          </table:table-cell>
          <table:table-cell table:formula="of:=OFFSET([Sheet1.$A$2]; (ROW()-1)*2;0)" office:value-type="string" office:string-value="(((((((.(((((.(((.((((((((((((((((...............))))))))))))))))))).)))))....)))))))........." calcext:value-type="string">
            <text:p>(((((((.(((((.(((.((((((((((((((((...............))))))))))))))))))).)))))....))))))).........</text:p>
          </table:table-cell>
          <table:table-cell table:formula="of:=OFFSET([Sheet1.$B$2]; (ROW()-1)*2;0)" office:value-type="string" office:string-value="-28.70" calcext:value-type="string">
            <text:p>-28.70</text:p>
          </table:table-cell>
        </table:table-row>
        <table:table-row table:style-name="ro1">
          <table:table-cell table:formula="of:=OFFSET([Sheet1.$A$1]; (ROW()-1)*2;0)" office:value-type="string" office:string-value="CGAAUAGGUGAAUAAAGAGAGCUGUCCGUCGACAGUCAACGUACCAAUUUAAUACUGUCAUGGAAUUGCUCUCUUUGUAUAAUAUUCG" calcext:value-type="string">
            <text:p>CGAAUAGGUGAAUAAAGAGAGCUGUCCGUCGACAGUCAACGUACCAAUUUAAUACUGUCAUGGAAUUGCUCUCUUUGUAUAAUAUUCG</text:p>
          </table:table-cell>
          <table:table-cell table:formula="of:=OFFSET([Sheet1.$A$2]; (ROW()-1)*2;0)" office:value-type="string" office:string-value="((((((.....(((((((((((..(((((.((((((.................)))))))))))...)))))))))))....))))))" calcext:value-type="string">
            <text:p>((((((.....(((((((((((..(((((.((((((.................)))))))))))...)))))))))))....))))))</text:p>
          </table:table-cell>
          <table:table-cell table:formula="of:=OFFSET([Sheet1.$B$2]; (ROW()-1)*2;0)" office:value-type="string" office:string-value="-31.10" calcext:value-type="string">
            <text:p>-31.10</text:p>
          </table:table-cell>
        </table:table-row>
        <table:table-row table:style-name="ro1">
          <table:table-cell table:formula="of:=OFFSET([Sheet1.$A$1]; (ROW()-1)*2;0)" office:value-type="string" office:string-value="UGCCUUAUAAAUCUAGCCUCUACUAGGCUUUGUCUGUGCAUUUGAAAACCCGAUCAGACAUAGCCUAUAAGAGGUUAGGUGUACCAAGGAAGAA" calcext:value-type="string">
            <text:p>UGCCUUAUAAAUCUAGCCUCUACUAGGCUUUGUCUGUGCAUUUGAAAACCCGAUCAGACAUAGCCUAUAAGAGGUUAGGUGUACCAAGGAAGAA</text:p>
          </table:table-cell>
          <table:table-cell table:formula="of:=OFFSET([Sheet1.$A$2]; (ROW()-1)*2;0)" office:value-type="string" office:string-value="..((((....(((((((((((..((((((.((((((..(............)..)))))).))))))..))))))))))).....))))....." calcext:value-type="string">
            <text:p>..((((....(((((((((((..((((((.((((((..(............)..)))))).))))))..))))))))))).....)))).....</text:p>
          </table:table-cell>
          <table:table-cell table:formula="of:=OFFSET([Sheet1.$B$2]; (ROW()-1)*2;0)" office:value-type="string" office:string-value="-38.20" calcext:value-type="string">
            <text:p>-38.20</text:p>
          </table:table-cell>
        </table:table-row>
        <table:table-row table:style-name="ro1">
          <table:table-cell table:formula="of:=OFFSET([Sheet1.$A$1]; (ROW()-1)*2;0)" office:value-type="string" office:string-value="CUCACGAUUCUCAAAGGUAAAUAUCAGCUGGUAAUUCUGGGAGCUAAGCAAGAUAUGAAACACUCGGAAUUUCAGUUGGUAUCGACUUUUUUGAAUU" calcext:value-type="string">
            <text:p>CUCACGAUUCUCAAAGGUAAAUAUCAGCUGGUAAUUCUGGGAGCUAAGCAAGAUAUGAAACACUCGGAAUUUCAGUUGGUAUCGACUUUUUUGAAUU</text:p>
          </table:table-cell>
          <table:table-cell table:formula="of:=OFFSET([Sheet1.$A$2]; (ROW()-1)*2;0)" office:value-type="string" office:string-value=".....(((((..((((((..(((((((((((.(((((((((.....................))))))))))))))))))))..))))))..)))))" calcext:value-type="string">
            <text:p>.....(((((..((((((..(((((((((((.(((((((((.....................))))))))))))))))))))..))))))..)))))</text:p>
          </table:table-cell>
          <table:table-cell table:formula="of:=OFFSET([Sheet1.$B$2]; (ROW()-1)*2;0)" office:value-type="string" office:string-value="-29.50" calcext:value-type="string">
            <text:p>-29.50</text:p>
          </table:table-cell>
        </table:table-row>
        <table:table-row table:style-name="ro1">
          <table:table-cell table:formula="of:=OFFSET([Sheet1.$A$1]; (ROW()-1)*2;0)" office:value-type="string" office:string-value="UUAAAAUUAAAUGGCGAUUGUCGGUUUGGUCGCUUUUUACCAGGGUUCCGAUCAAGCGAAGUGACUAGACCGAACACUCGUGCUAUAAUUUUAGAAU" calcext:value-type="string">
            <text:p>UUAAAAUUAAAUGGCGAUUGUCGGUUUGGUCGCUUUUUACCAGGGUUCCGAUCAAGCGAAGUGACUAGACCGAACACUCGUGCUAUAAUUUUAGAAU</text:p>
          </table:table-cell>
          <table:table-cell table:formula="of:=OFFSET([Sheet1.$A$2]; (ROW()-1)*2;0)" office:value-type="string" office:string-value="(((((((((....((((.((((((((((((((((((......((...))........))))))))))))))).))).))))....)))))))))..." calcext:value-type="string">
            <text:p>(((((((((....((((.((((((((((((((((((......((...))........))))))))))))))).))).))))....)))))))))...</text:p>
          </table:table-cell>
          <table:table-cell table:formula="of:=OFFSET([Sheet1.$B$2]; (ROW()-1)*2;0)" office:value-type="string" office:string-value="-33.60" calcext:value-type="string">
            <text:p>-33.60</text:p>
          </table:table-cell>
        </table:table-row>
        <table:table-row table:style-name="ro1">
          <table:table-cell table:formula="of:=OFFSET([Sheet1.$A$1]; (ROW()-1)*2;0)" office:value-type="string" office:string-value="AUGUGUGAGUGUGGGGCCUGAAAUUUUGCACACAUUUACAAUAAUUGUAAAUGUGUUGAAAAUCGUUUGCACAACUGUGA" calcext:value-type="string">
            <text:p>AUGUGUGAGUGUGGGGCCUGAAAUUUUGCACACAUUUACAAUAAUUGUAAAUGUGUUGAAAAUCGUUUGCACAACUGUGA</text:p>
          </table:table-cell>
          <table:table-cell table:formula="of:=OFFSET([Sheet1.$A$2]; (ROW()-1)*2;0)" office:value-type="string" office:string-value=".((((((((((...........(((((..((((((((((((...))))))))))))..)))))))))))))))......." calcext:value-type="string">
            <text:p>.((((((((((...........(((((..((((((((((((...))))))))))))..))))))))))))))).......</text:p>
          </table:table-cell>
          <table:table-cell table:formula="of:=OFFSET([Sheet1.$B$2]; (ROW()-1)*2;0)" office:value-type="string" office:string-value="-20.10" calcext:value-type="string">
            <text:p>-20.10</text:p>
          </table:table-cell>
        </table:table-row>
        <table:table-row table:style-name="ro1">
          <table:table-cell table:formula="of:=OFFSET([Sheet1.$A$1]; (ROW()-1)*2;0)" office:value-type="string" office:string-value="GAGUUUACAGUGAAAUAAAUAUUUAAGUGGAGCCUGCGACUGGGACUCCAGCUCUCCGACUGGGCUAACUCACUUGAGCGUUUGUUGGCACGUAAAAGAC" calcext:value-type="string">
            <text:p>GAGUUUACAGUGAAAUAAAUAUUUAAGUGGAGCCUGCGACUGGGACUCCAGCUCUCCGACUGGGCUAACUCACUUGAGCGUUUGUUGGCACGUAAAAGAC</text:p>
          </table:table-cell>
          <table:table-cell table:formula="of:=OFFSET([Sheet1.$A$2]; (ROW()-1)*2;0)" office:value-type="string" office:string-value="...(((((.(((.(((((((.(((((((((((((((.((((((....)))).)).).....)))))...))))))))).)))))))..))))))))...." calcext:value-type="string">
            <text:p>...(((((.(((.(((((((.(((((((((((((((.((((((....)))).)).).....)))))...))))))))).)))))))..))))))))....</text:p>
          </table:table-cell>
          <table:table-cell table:formula="of:=OFFSET([Sheet1.$B$2]; (ROW()-1)*2;0)" office:value-type="string" office:string-value="-29.30" calcext:value-type="string">
            <text:p>-29.30</text:p>
          </table:table-cell>
        </table:table-row>
        <table:table-row table:style-name="ro1">
          <table:table-cell table:formula="of:=OFFSET([Sheet1.$A$1]; (ROW()-1)*2;0)" office:value-type="string" office:string-value="GCAGCAUUGAAUAAUCUCAAUUUGUAAAUGUGAGCGAUUUGAGGCAUUUGACACACUCACUUUGCAACUGGAGAUUGCUCGAAACUGC" calcext:value-type="string">
            <text:p>GCAGCAUUGAAUAAUCUCAAUUUGUAAAUGUGAGCGAUUUGAGGCAUUUGACACACUCACUUUGCAACUGGAGAUUGCUCGAAACUGC</text:p>
          </table:table-cell>
          <table:table-cell table:formula="of:=OFFSET([Sheet1.$A$2]; (ROW()-1)*2;0)" office:value-type="string" office:string-value="((((..((((.(((((((...(((((((.(((((.(..((((.....))))..).))))))))))))...))))))).))))..))))" calcext:value-type="string">
            <text:p>((((..((((.(((((((...(((((((.(((((.(..((((.....))))..).))))))))))))...))))))).))))..))))</text:p>
          </table:table-cell>
          <table:table-cell table:formula="of:=OFFSET([Sheet1.$B$2]; (ROW()-1)*2;0)" office:value-type="string" office:string-value="-27.90" calcext:value-type="string">
            <text:p>-27.90</text:p>
          </table:table-cell>
        </table:table-row>
        <table:table-row table:style-name="ro1">
          <table:table-cell table:formula="of:=OFFSET([Sheet1.$A$1]; (ROW()-1)*2;0)" office:value-type="string" office:string-value="CAUGUCUAUUGUACUUCAUCAGGUGCUCUGGUGUGUCCUGUAACCCGGCACAUGUUGAAGUACACUCAAUAUG" calcext:value-type="string">
            <text:p>CAUGUCUAUUGUACUUCAUCAGGUGCUCUGGUGUGUCCUGUAACCCGGCACAUGUUGAAGUACACUCAAUAUG</text:p>
          </table:table-cell>
          <table:table-cell table:formula="of:=OFFSET([Sheet1.$A$2]; (ROW()-1)*2;0)" office:value-type="string" office:string-value="(((((....(((((((((.((.(((((..((.((........))))))))).)).)))))))))....)))))" calcext:value-type="string">
            <text:p>(((((....(((((((((.((.(((((..((.((........))))))))).)).)))))))))....)))))</text:p>
          </table:table-cell>
          <table:table-cell table:formula="of:=OFFSET([Sheet1.$B$2]; (ROW()-1)*2;0)" office:value-type="string" office:string-value="-24.80" calcext:value-type="string">
            <text:p>-24.80</text:p>
          </table:table-cell>
        </table:table-row>
        <table:table-row table:style-name="ro1">
          <table:table-cell table:formula="of:=OFFSET([Sheet1.$A$1]; (ROW()-1)*2;0)" office:value-type="string" office:string-value="UGUCUUGCUUUGACUCACUCAACCUGGGUGUGAUGUUAUUUCGAUAUGGUAUCCAUCACAACCUCCUUGAGUGAGCGAUAGCAGGAUA" calcext:value-type="string">
            <text:p>UGUCUUGCUUUGACUCACUCAACCUGGGUGUGAUGUUAUUUCGAUAUGGUAUCCAUCACAACCUCCUUGAGUGAGCGAUAGCAGGAUA</text:p>
          </table:table-cell>
          <table:table-cell table:formula="of:=OFFSET([Sheet1.$A$2]; (ROW()-1)*2;0)" office:value-type="string" office:string-value="((((((((((((.(((((((((...((.(((((((.((((.......))))..))))))).))...)))))))))))).)))))))))" calcext:value-type="string">
            <text:p>((((((((((((.(((((((((...((.(((((((.((((.......))))..))))))).))...)))))))))))).)))))))))</text:p>
          </table:table-cell>
          <table:table-cell table:formula="of:=OFFSET([Sheet1.$B$2]; (ROW()-1)*2;0)" office:value-type="string" office:string-value="-38.20" calcext:value-type="string">
            <text:p>-38.20</text:p>
          </table:table-cell>
        </table:table-row>
        <table:table-row table:style-name="ro1">
          <table:table-cell table:formula="of:=OFFSET([Sheet1.$A$1]; (ROW()-1)*2;0)" office:value-type="string" office:string-value="AUUAUACGAUAAACUUUGUUCAGUUUUGCCAACUUGCUUGCAGCACUGGGUGAAGUUUGUCUUAUAAU" calcext:value-type="string">
            <text:p>AUUAUACGAUAAACUUUGUUCAGUUUUGCCAACUUGCUUGCAGCACUGGGUGAAGUUUGUCUUAUAAU</text:p>
          </table:table-cell>
          <table:table-cell table:formula="of:=OFFSET([Sheet1.$A$2]; (ROW()-1)*2;0)" office:value-type="string" office:string-value="((((((.(((((((((((((((((.((((..........)))).))))))))))))))))).))))))" calcext:value-type="string">
            <text:p>((((((.(((((((((((((((((.((((..........)))).))))))))))))))))).))))))</text:p>
          </table:table-cell>
          <table:table-cell table:formula="of:=OFFSET([Sheet1.$B$2]; (ROW()-1)*2;0)" office:value-type="string" office:string-value="-22.40" calcext:value-type="string">
            <text:p>-22.40</text:p>
          </table:table-cell>
        </table:table-row>
        <table:table-row table:style-name="ro1">
          <table:table-cell table:formula="of:=OFFSET([Sheet1.$A$1]; (ROW()-1)*2;0)" office:value-type="string" office:string-value="UCGUAACUUGUGUGGCUUCGAAUGUACCUAGUUGAGGAAAACUCCGAAAUGGAUUUUGUUACCUCUGGUAUUCGAGCCAAUAAGUUCGG" calcext:value-type="string">
            <text:p>UCGUAACUUGUGUGGCUUCGAAUGUACCUAGUUGAGGAAAACUCCGAAAUGGAUUUUGUUACCUCUGGUAUUCGAGCCAAUAAGUUCGG</text:p>
          </table:table-cell>
          <table:table-cell table:formula="of:=OFFSET([Sheet1.$A$2]; (ROW()-1)*2;0)" office:value-type="string" office:string-value=".((.(((((((.(((((.(((..(((((.((.(((.((((..(((.....))))))).))).))..))))))))))))))))))))))." calcext:value-type="string">
            <text:p>.((.(((((((.(((((.(((..(((((.((.(((.((((..(((.....))))))).))).))..)))))))))))))))))))))).</text:p>
          </table:table-cell>
          <table:table-cell table:formula="of:=OFFSET([Sheet1.$B$2]; (ROW()-1)*2;0)" office:value-type="string" office:string-value="-29.30" calcext:value-type="string">
            <text:p>-29.30</text:p>
          </table:table-cell>
        </table:table-row>
        <table:table-row table:style-name="ro1">
          <table:table-cell table:formula="of:=OFFSET([Sheet1.$A$1]; (ROW()-1)*2;0)" office:value-type="string" office:string-value="CACUUAUCUAUUUUUGAUUGUUGCUCAGAAAGCCCUUAUAAUUAACCAGUUGGCUUUCGAGCAAUUAUCAAAGCCAAAUAAGUG" calcext:value-type="string">
            <text:p>CACUUAUCUAUUUUUGAUUGUUGCUCAGAAAGCCCUUAUAAUUAACCAGUUGGCUUUCGAGCAAUUAUCAAAGCCAAAUAAGUG</text:p>
          </table:table-cell>
          <table:table-cell table:formula="of:=OFFSET([Sheet1.$A$2]; (ROW()-1)*2;0)" office:value-type="string" office:string-value="(((((((....(((((((.(((((((.(((((((.................)))))))))))))).)))))))....)))))))" calcext:value-type="string">
            <text:p>(((((((....(((((((.(((((((.(((((((.................)))))))))))))).)))))))....)))))))</text:p>
          </table:table-cell>
          <table:table-cell table:formula="of:=OFFSET([Sheet1.$B$2]; (ROW()-1)*2;0)" office:value-type="string" office:string-value="-29.70" calcext:value-type="string">
            <text:p>-29.70</text:p>
          </table:table-cell>
        </table:table-row>
        <table:table-row table:style-name="ro1">
          <table:table-cell table:formula="of:=OFFSET([Sheet1.$A$1]; (ROW()-1)*2;0)" office:value-type="string" office:string-value="UGCAACUGCCGUUGGGAUACACCCUGUGCUCGCUUUGAAUAUGGUGCAAGCAAGUGAACACAGCUGGUGGUAUCCAAUGGCCGUUCUGCA" calcext:value-type="string">
            <text:p>UGCAACUGCCGUUGGGAUACACCCUGUGCUCGCUUUGAAUAUGGUGCAAGCAAGUGAACACAGCUGGUGGUAUCCAAUGGCCGUUCUGCA</text:p>
          </table:table-cell>
          <table:table-cell table:formula="of:=OFFSET([Sheet1.$A$2]; (ROW()-1)*2;0)" office:value-type="string" office:string-value="((((((.(((((((((...(((((((((.((((((................)))))).)))))..))))...))))))))).))..))))" calcext:value-type="string">
            <text:p>((((((.(((((((((...(((((((((.((((((................)))))).)))))..))))...))))))))).))..))))</text:p>
          </table:table-cell>
          <table:table-cell table:formula="of:=OFFSET([Sheet1.$B$2]; (ROW()-1)*2;0)" office:value-type="string" office:string-value="-35.10" calcext:value-type="string">
            <text:p>-35.10</text:p>
          </table:table-cell>
        </table:table-row>
        <table:table-row table:style-name="ro1">
          <table:table-cell table:formula="of:=OFFSET([Sheet1.$A$1]; (ROW()-1)*2;0)" office:value-type="string" office:string-value="UUUAUGGGAUGCACCAAGUUCAGUUUUGUCACAUUUCGAGCAUCACUGGGCUUUGUUUAUCUCAUAAG" calcext:value-type="string">
            <text:p>UUUAUGGGAUGCACCAAGUUCAGUUUUGUCACAUUUCGAGCAUCACUGGGCUUUGUUUAUCUCAUAAG</text:p>
          </table:table-cell>
          <table:table-cell table:formula="of:=OFFSET([Sheet1.$A$2]; (ROW()-1)*2;0)" office:value-type="string" office:string-value=".((((((((((.((.(((((((((..((((.......)).))..))))))))).)).))))))))))." calcext:value-type="string">
            <text:p>.((((((((((.((.(((((((((..((((.......)).))..))))))))).)).)))))))))).</text:p>
          </table:table-cell>
          <table:table-cell table:formula="of:=OFFSET([Sheet1.$B$2]; (ROW()-1)*2;0)" office:value-type="string" office:string-value="-23.70" calcext:value-type="string">
            <text:p>-23.70</text:p>
          </table:table-cell>
        </table:table-row>
        <table:table-row table:style-name="ro1">
          <table:table-cell table:formula="of:=OFFSET([Sheet1.$A$1]; (ROW()-1)*2;0)" office:value-type="string" office:string-value="UUUUGGGCAUUAUGGAAGACUAGUGAUUUUGUUGUUGUGACGUCAUCAGUACUGACAACAAGUCACAGUCUGCCUCAGUGACCAGAAUCCACUCGUC" calcext:value-type="string">
            <text:p>UUUUGGGCAUUAUGGAAGACUAGUGAUUUUGUUGUUGUGACGUCAUCAGUACUGACAACAAGUCACAGUCUGCCUCAGUGACCAGAAUCCACUCGUC</text:p>
          </table:table-cell>
          <table:table-cell table:formula="of:=OFFSET([Sheet1.$A$2]; (ROW()-1)*2;0)" office:value-type="string" office:string-value="((((((.((((..((.(((((.(((((((.((((((...((.......))...)))))))))))))))))).))..)))).)))))).........." calcext:value-type="string">
            <text:p>((((((.((((..((.(((((.(((((((.((((((...((.......))...)))))))))))))))))).))..)))).))))))..........</text:p>
          </table:table-cell>
          <table:table-cell table:formula="of:=OFFSET([Sheet1.$B$2]; (ROW()-1)*2;0)" office:value-type="string" office:string-value="-32.40" calcext:value-type="string">
            <text:p>-32.40</text:p>
          </table:table-cell>
        </table:table-row>
        <table:table-row table:style-name="ro1">
          <table:table-cell table:formula="of:=OFFSET([Sheet1.$A$1]; (ROW()-1)*2;0)" office:value-type="string" office:string-value="UGUCUGUCAUCUAUAUAUACCCUGUAGAUCCGAAUUUGUGUGAAUAUACAGUCGCAAAUUCGUGUCUUGGGGAAUAUGUAGUUGACAUAAACACAACGC" calcext:value-type="string">
            <text:p>UGUCUGUCAUCUAUAUAUACCCUGUAGAUCCGAAUUUGUGUGAAUAUACAGUCGCAAAUUCGUGUCUUGGGGAAUAUGUAGUUGACAUAAACACAACGC</text:p>
          </table:table-cell>
          <table:table-cell table:formula="of:=OFFSET([Sheet1.$A$2]; (ROW()-1)*2;0)" office:value-type="string" office:string-value="(((.(((((.((((((((.(((((.((((.((((((((((............)))))))))).))))))))).)))))))).)))))...)))......" calcext:value-type="string">
            <text:p>(((.(((((.((((((((.(((((.((((.((((((((((............)))))))))).))))))))).)))))))).)))))...)))......</text:p>
          </table:table-cell>
          <table:table-cell table:formula="of:=OFFSET([Sheet1.$B$2]; (ROW()-1)*2;0)" office:value-type="string" office:string-value="-36.80" calcext:value-type="string">
            <text:p>-36.80</text:p>
          </table:table-cell>
        </table:table-row>
        <table:table-row table:style-name="ro1">
          <table:table-cell table:formula="of:=OFFSET([Sheet1.$A$1]; (ROW()-1)*2;0)" office:value-type="string" office:string-value="GUCUAUAUAUACCCUGUAGAACCGAAUUUGUGUGAAAAAAUAACAUUCACAGAUUCGAUUCUAGGGGAGUAUAUGGUC" calcext:value-type="string">
            <text:p>GUCUAUAUAUACCCUGUAGAACCGAAUUUGUGUGAAAAAAUAACAUUCACAGAUUCGAUUCUAGGGGAGUAUAUGGUC</text:p>
          </table:table-cell>
          <table:table-cell table:formula="of:=OFFSET([Sheet1.$A$2]; (ROW()-1)*2;0)" office:value-type="string" office:string-value="..((((((((.((((.(((((.((((((((((...............)))))))))).))))))))).)))))))).." calcext:value-type="string">
            <text:p>..((((((((.((((.(((((.((((((((((...............)))))))))).))))))))).))))))))..</text:p>
          </table:table-cell>
          <table:table-cell table:formula="of:=OFFSET([Sheet1.$B$2]; (ROW()-1)*2;0)" office:value-type="string" office:string-value="-29.20" calcext:value-type="string">
            <text:p>-29.20</text:p>
          </table:table-cell>
        </table:table-row>
        <table:table-row table:style-name="ro1">
          <table:table-cell table:formula="of:=OFFSET([Sheet1.$A$1]; (ROW()-1)*2;0)" office:value-type="string" office:string-value="CUGCUGUGAGUGGUUCUCUGGCAGUGUCUUAGCUGGUUGUUGUGUGGAGUGAGAACGAAGCAAUCAGCAAGUAUACUGCCGCAGAAACUCGUCACCUU" calcext:value-type="string">
            <text:p>CUGCUGUGAGUGGUUCUCUGGCAGUGUCUUAGCUGGUUGUUGUGUGGAGUGAGAACGAAGCAAUCAGCAAGUAUACUGCCGCAGAAACUCGUCACCUU</text:p>
          </table:table-cell>
          <table:table-cell table:formula="of:=OFFSET([Sheet1.$A$2]; (ROW()-1)*2;0)" office:value-type="string" office:string-value=".....((((..((((((.((((((((((((.((((((((((.(((.........))).))))))))))))).))))))))).)).))))..))))..." calcext:value-type="string">
            <text:p>.....((((..((((((.((((((((((((.((((((((((.(((.........))).))))))))))))).))))))))).)).))))..))))...</text:p>
          </table:table-cell>
          <table:table-cell table:formula="of:=OFFSET([Sheet1.$B$2]; (ROW()-1)*2;0)" office:value-type="string" office:string-value="-40.70" calcext:value-type="string">
            <text:p>-40.70</text:p>
          </table:table-cell>
        </table:table-row>
        <table:table-row table:style-name="ro1">
          <table:table-cell table:formula="of:=OFFSET([Sheet1.$A$1]; (ROW()-1)*2;0)" office:value-type="string" office:string-value="CUAAUGACUGCAAUAAACAUUCAUUGCUGUCGGUGGGUUUCUAAUAGACACAACUCACUGAUCAAUGAAUGCAAACUGCGGUGCAA" calcext:value-type="string">
            <text:p>CUAAUGACUGCAAUAAACAUUCAUUGCUGUCGGUGGGUUUCUAAUAGACACAACUCACUGAUCAAUGAAUGCAAACUGCGGUGCAA</text:p>
          </table:table-cell>
          <table:table-cell table:formula="of:=OFFSET([Sheet1.$A$2]; (ROW()-1)*2;0)" office:value-type="string" office:string-value="....((((((((.....(((((((((..((((((((((((((...)))...)))))))))))))))))))).....)))))).))." calcext:value-type="string">
            <text:p>....((((((((.....(((((((((..((((((((((((((...)))...)))))))))))))))))))).....)))))).)).</text:p>
          </table:table-cell>
          <table:table-cell table:formula="of:=OFFSET([Sheet1.$B$2]; (ROW()-1)*2;0)" office:value-type="string" office:string-value="-31.10" calcext:value-type="string">
            <text:p>-31.10</text:p>
          </table:table-cell>
        </table:table-row>
        <table:table-row table:style-name="ro1">
          <table:table-cell table:formula="of:=OFFSET([Sheet1.$A$1]; (ROW()-1)*2;0)" office:value-type="string" office:string-value="GUAUUUGGCAAUGGUAGAACUCACACUGGUGAGGUAGUCAGAUCCGGUGGUUCUAGACUUGCCAACUA" calcext:value-type="string">
            <text:p>GUAUUUGGCAAUGGUAGAACUCACACUGGUGAGGUAGUCAGAUCCGGUGGUUCUAGACUUGCCAACUA</text:p>
          </table:table-cell>
          <table:table-cell table:formula="of:=OFFSET([Sheet1.$A$2]; (ROW()-1)*2;0)" office:value-type="string" office:string-value="....(((((((...((((((...(((((((((.....)))...))))))))))))...)))))))..." calcext:value-type="string">
            <text:p>....(((((((...((((((...(((((((((.....)))...))))))))))))...)))))))...</text:p>
          </table:table-cell>
          <table:table-cell table:formula="of:=OFFSET([Sheet1.$B$2]; (ROW()-1)*2;0)" office:value-type="string" office:string-value="-23.50" calcext:value-type="string">
            <text:p>-23.50</text:p>
          </table:table-cell>
        </table:table-row>
        <table:table-row table:style-name="ro1">
          <table:table-cell table:formula="of:=OFFSET([Sheet1.$A$1]; (ROW()-1)*2;0)" office:value-type="string" office:string-value="GACUCCUGUUCUGUGUAUGGCACUGGUAGAAUUCACUGUGAAAGCACACUAUCAGUGAAUUACCAAAGGGCCAUAAACAGAGCAGAGAAAGAACCACG" calcext:value-type="string">
            <text:p>GACUCCUGUUCUGUGUAUGGCACUGGUAGAAUUCACUGUGAAAGCACACUAUCAGUGAAUUACCAAAGGGCCAUAAACAGAGCAGAGAAAGAACCACG</text:p>
          </table:table-cell>
          <table:table-cell table:formula="of:=OFFSET([Sheet1.$A$2]; (ROW()-1)*2;0)" office:value-type="string" office:string-value="...(((((((((((.((((((..(((((..((((((((..(........)..)))))))))))))....)))))).))))))))).)).........." calcext:value-type="string">
            <text:p>...(((((((((((.((((((..(((((..((((((((..(........)..)))))))))))))....)))))).))))))))).))..........</text:p>
          </table:table-cell>
          <table:table-cell table:formula="of:=OFFSET([Sheet1.$B$2]; (ROW()-1)*2;0)" office:value-type="string" office:string-value="-37.50" calcext:value-type="string">
            <text:p>-37.50</text:p>
          </table:table-cell>
        </table:table-row>
        <table:table-row table:style-name="ro1">
          <table:table-cell table:formula="of:=OFFSET([Sheet1.$A$1]; (ROW()-1)*2;0)" office:value-type="string" office:string-value="UGACCUGUGGCUGGGCCAGGGGCUGCAACACAGGACAUGGGAGCUGUCUCUCACUCCCGCUCGUGUCUUGUGUUGCAGCCAGUGGAACG" calcext:value-type="string">
            <text:p>UGACCUGUGGCUGGGCCAGGGGCUGCAACACAGGACAUGGGAGCUGUCUCUCACUCCCGCUCGUGUCUUGUGUUGCAGCCAGUGGAACG</text:p>
          </table:table-cell>
          <table:table-cell table:formula="of:=OFFSET([Sheet1.$A$2]; (ROW()-1)*2;0)" office:value-type="string" office:string-value="............(..(((..(((((((((((((((((((((((.((.....)))))))....))))))))))))))))))..)))..)." calcext:value-type="string">
            <text:p>............(..(((..(((((((((((((((((((((((.((.....)))))))....))))))))))))))))))..)))..).</text:p>
          </table:table-cell>
          <table:table-cell table:formula="of:=OFFSET([Sheet1.$B$2]; (ROW()-1)*2;0)" office:value-type="string" office:string-value="-48.30" calcext:value-type="string">
            <text:p>-48.30</text:p>
          </table:table-cell>
        </table:table-row>
        <table:table-row table:style-name="ro1">
          <table:table-cell table:formula="of:=OFFSET([Sheet1.$A$1]; (ROW()-1)*2;0)" office:value-type="string" office:string-value="CUAGGACACAGGGUGAUGACCUAUGAAUUGACAGCCAGUGUUUGCAGUCCAGCUGCCUGUCAGUUCUGUAGGCCACUGCCCUGUU" calcext:value-type="string">
            <text:p>CUAGGACACAGGGUGAUGACCUAUGAAUUGACAGCCAGUGUUUGCAGUCCAGCUGCCUGUCAGUUCUGUAGGCCACUGCCCUGUU</text:p>
          </table:table-cell>
          <table:table-cell table:formula="of:=OFFSET([Sheet1.$A$2]; (ROW()-1)*2;0)" office:value-type="string" office:string-value=".......((((((((.((.(((((((((((((((.((((............)))).)))))))))).))))).)).))))))))." calcext:value-type="string">
            <text:p>.......((((((((.((.(((((((((((((((.((((............)))).)))))))))).))))).)).)))))))).</text:p>
          </table:table-cell>
          <table:table-cell table:formula="of:=OFFSET([Sheet1.$B$2]; (ROW()-1)*2;0)" office:value-type="string" office:string-value="-37.30" calcext:value-type="string">
            <text:p>-37.30</text:p>
          </table:table-cell>
        </table:table-row>
        <table:table-row table:style-name="ro1">
          <table:table-cell table:formula="of:=OFFSET([Sheet1.$A$1]; (ROW()-1)*2;0)" office:value-type="string" office:string-value="CGCGCGGCUGGUGCGUGGUUUAGGUAGUUUCAUGUUGUUGGGAUUGGCUUCCUGGCUCGACAACAAGAAACUGCCUUGAUUACGUCAGUUCGUCUUCAUCAAGGGC" calcext:value-type="string">
            <text:p>CGCGCGGCUGGUGCGUGGUUUAGGUAGUUUCAUGUUGUUGGGAUUGGCUUCCUGGCUCGACAACAAGAAACUGCCUUGAUUACGUCAGUUCGUCUUCAUCAAGGGC</text:p>
          </table:table-cell>
          <table:table-cell table:formula="of:=OFFSET([Sheet1.$A$2]; (ROW()-1)*2;0)" office:value-type="string" office:string-value=".(((.(((((..((((((((.((((((((((.((((((((((...((...))...)))))))))).)))))))))).))))))))))))))))............." calcext:value-type="string">
            <text:p>.(((.(((((..((((((((.((((((((((.((((((((((...((...))...)))))))))).)))))))))).)))))))))))))))).............</text:p>
          </table:table-cell>
          <table:table-cell table:formula="of:=OFFSET([Sheet1.$B$2]; (ROW()-1)*2;0)" office:value-type="string" office:string-value="-45.30" calcext:value-type="string">
            <text:p>-45.30</text:p>
          </table:table-cell>
        </table:table-row>
        <table:table-row table:style-name="ro1">
          <table:table-cell table:formula="of:=OFFSET([Sheet1.$A$1]; (ROW()-1)*2;0)" office:value-type="string" office:string-value="UCCUGCUCCGUCAUCCCAGUGUUCAGACUACCUGUUCAGGAUCAUACUGGUGUACAGUAGUCUGCACAUUGGUUAGACUGUGCAUGG" calcext:value-type="string">
            <text:p>UCCUGCUCCGUCAUCCCAGUGUUCAGACUACCUGUUCAGGAUCAUACUGGUGUACAGUAGUCUGCACAUUGGUUAGACUGUGCAUGG</text:p>
          </table:table-cell>
          <table:table-cell table:formula="of:=OFFSET([Sheet1.$A$2]; (ROW()-1)*2;0)" office:value-type="string" office:string-value=".(((((.(.(((...(((((((.((((((((.(((((((.......))))...))))))))))).)))))))...))).).))).))" calcext:value-type="string">
            <text:p>.(((((.(.(((...(((((((.((((((((.(((((((.......))))...))))))))))).)))))))...))).).))).))</text:p>
          </table:table-cell>
          <table:table-cell table:formula="of:=OFFSET([Sheet1.$B$2]; (ROW()-1)*2;0)" office:value-type="string" office:string-value="-34.90" calcext:value-type="string">
            <text:p>-34.90</text:p>
          </table:table-cell>
        </table:table-row>
        <table:table-row table:style-name="ro1">
          <table:table-cell table:formula="of:=OFFSET([Sheet1.$A$1]; (ROW()-1)*2;0)" office:value-type="string" office:string-value="GGAGUUUUUGUGGACGCCCGUCCCGCCUGCCCAGUGUUCAGACUACCUGUUCAGGAAUUAGUGUUUGUACAGUAGUCUGCACAUUGGUUAGGCUGG" calcext:value-type="string">
            <text:p>GGAGUUUUUGUGGACGCCCGUCCCGCCUGCCCAGUGUUCAGACUACCUGUUCAGGAAUUAGUGUUUGUACAGUAGUCUGCACAUUGGUUAGGCUGG</text:p>
          </table:table-cell>
          <table:table-cell table:formula="of:=OFFSET([Sheet1.$A$2]; (ROW()-1)*2;0)" office:value-type="string" office:string-value="((.((((....)))).))...((.(((((.(((((((.((((((((.(((.((((........)))).))))))))))).))))))).))))).))" calcext:value-type="string">
            <text:p>((.((((....)))).))...((.(((((.(((((((.((((((((.(((.((((........)))).))))))))))).))))))).))))).))</text:p>
          </table:table-cell>
          <table:table-cell table:formula="of:=OFFSET([Sheet1.$B$2]; (ROW()-1)*2;0)" office:value-type="string" office:string-value="-39.30" calcext:value-type="string">
            <text:p>-39.30</text:p>
          </table:table-cell>
        </table:table-row>
        <table:table-row table:style-name="ro1">
          <table:table-cell table:formula="of:=OFFSET([Sheet1.$A$1]; (ROW()-1)*2;0)" office:value-type="string" office:string-value="UCAUGUGACCUGUGGACUUCCCUUUGUCAUCCUAUGCCUGGAGUAAUAGAGGGGGCUGGGAAGUCAAAGGGACGCUCAGGCGUCAUCAUUCGC" calcext:value-type="string">
            <text:p>UCAUGUGACCUGUGGACUUCCCUUUGUCAUCCUAUGCCUGGAGUAAUAGAGGGGGCUGGGAAGUCAAAGGGACGCUCAGGCGUCAUCAUUCGC</text:p>
          </table:table-cell>
          <table:table-cell table:formula="of:=OFFSET([Sheet1.$A$2]; (ROW()-1)*2;0)" office:value-type="string" office:string-value="..(((((((.(.(((.(.((((((((.(.(((((.((((.............))))))))).).)))))))).).))).).)))).)))...." calcext:value-type="string">
            <text:p>..(((((((.(.(((.(.((((((((.(.(((((.((((.............))))))))).).)))))))).).))).).)))).)))....</text:p>
          </table:table-cell>
          <table:table-cell table:formula="of:=OFFSET([Sheet1.$B$2]; (ROW()-1)*2;0)" office:value-type="string" office:string-value="-33.70" calcext:value-type="string">
            <text:p>-33.70</text:p>
          </table:table-cell>
        </table:table-row>
        <table:table-row table:style-name="ro1">
          <table:table-cell table:formula="of:=OFFSET([Sheet1.$A$1]; (ROW()-1)*2;0)" office:value-type="string" office:string-value="GCAGGUAAGCCACUGACUAACGCACAUUGCGCCUAUUCUCCACUCCACUGUGCGUGUGACAGCGGCUAACCAG" calcext:value-type="string">
            <text:p>GCAGGUAAGCCACUGACUAACGCACAUUGCGCCUAUUCUCCACUCCACUGUGCGUGUGACAGCGGCUAACCAG</text:p>
          </table:table-cell>
          <table:table-cell table:formula="of:=OFFSET([Sheet1.$A$2]; (ROW()-1)*2;0)" office:value-type="string" office:string-value="...(((.((((.(((.(..(((((((.((................)).)))))))..).))).)))).))).." calcext:value-type="string">
            <text:p>...(((.((((.(((.(..(((((((.((................)).)))))))..).))).)))).)))..</text:p>
          </table:table-cell>
          <table:table-cell table:formula="of:=OFFSET([Sheet1.$B$2]; (ROW()-1)*2;0)" office:value-type="string" office:string-value="-25.90" calcext:value-type="string">
            <text:p>-25.90</text:p>
          </table:table-cell>
        </table:table-row>
        <table:table-row table:style-name="ro1">
          <table:table-cell table:formula="of:=OFFSET([Sheet1.$A$1]; (ROW()-1)*2;0)" office:value-type="string" office:string-value="GUUUGCCUCAGUGAACAUUCAACGCUGUCGGUGAGUUUGAGCUAAAUGGAAAAAAACCAUCGACCGUUGAUUGUACCCUGCGGC" calcext:value-type="string">
            <text:p>GUUUGCCUCAGUGAACAUUCAACGCUGUCGGUGAGUUUGAGCUAAAUGGAAAAAAACCAUCGACCGUUGAUUGUACCCUGCGGC</text:p>
          </table:table-cell>
          <table:table-cell table:formula="of:=OFFSET([Sheet1.$A$2]; (ROW()-1)*2;0)" office:value-type="string" office:string-value="....(((.(((.(.(((.((((((..(((((((.((((...((....))....))))))))))))))))).))).).))).)))" calcext:value-type="string">
            <text:p>....(((.(((.(.(((.((((((..(((((((.((((...((....))....))))))))))))))))).))).).))).)))</text:p>
          </table:table-cell>
          <table:table-cell table:formula="of:=OFFSET([Sheet1.$B$2]; (ROW()-1)*2;0)" office:value-type="string" office:string-value="-30.10" calcext:value-type="string">
            <text:p>-30.10</text:p>
          </table:table-cell>
        </table:table-row>
        <table:table-row table:style-name="ro1">
          <table:table-cell table:formula="of:=OFFSET([Sheet1.$A$1]; (ROW()-1)*2;0)" office:value-type="string" office:string-value="UGACUGAGAGCGUUGUCUGUCUGCCUGUCUACACUUGCUGUGCAGAACUUCCUGCACCUGUACAGCAGGCACAGACAGGCAGACAGAUGGCAGCCCGCCU" calcext:value-type="string">
            <text:p>UGACUGAGAGCGUUGUCUGUCUGCCUGUCUACACUUGCUGUGCAGAACUUCCUGCACCUGUACAGCAGGCACAGACAGGCAGACAGAUGGCAGCCCGCCU</text:p>
          </table:table-cell>
          <table:table-cell table:formula="of:=OFFSET([Sheet1.$A$2]; (ROW()-1)*2;0)" office:value-type="string" office:string-value=".......(.(((((((((((((((((((((...((((((((((((............))))))))))))...))))))))))))))))))).)).)...." calcext:value-type="string">
            <text:p>.......(.(((((((((((((((((((((...((((((((((((............))))))))))))...))))))))))))))))))).)).)....</text:p>
          </table:table-cell>
          <table:table-cell table:formula="of:=OFFSET([Sheet1.$B$2]; (ROW()-1)*2;0)" office:value-type="string" office:string-value="-54.60" calcext:value-type="string">
            <text:p>-54.60</text:p>
          </table:table-cell>
        </table:table-row>
        <table:table-row table:style-name="ro1">
          <table:table-cell table:formula="of:=OFFSET([Sheet1.$A$1]; (ROW()-1)*2;0)" office:value-type="string" office:string-value="AUGAGAACUUUCUGAUGUUGGUGAUACUGCAUCAGGAACUGAUUGGAUGAUAUUCAGGAGCCAUCAGUUCCUGAUGCACUCCCAUCAGCAUCGAAAGA" calcext:value-type="string">
            <text:p>AUGAGAACUUUCUGAUGUUGGUGAUACUGCAUCAGGAACUGAUUGGAUGAUAUUCAGGAGCCAUCAGUUCCUGAUGCACUCCCAUCAGCAUCGAAAGA</text:p>
          </table:table-cell>
          <table:table-cell table:formula="of:=OFFSET([Sheet1.$A$2]; (ROW()-1)*2;0)" office:value-type="string" office:string-value=".......(((((.((((((((((....((((((((((((((((.((..............))))))))))))))))))....)))))))))))))))." calcext:value-type="string">
            <text:p>.......(((((.((((((((((....((((((((((((((((.((..............))))))))))))))))))....))))))))))))))).</text:p>
          </table:table-cell>
          <table:table-cell table:formula="of:=OFFSET([Sheet1.$B$2]; (ROW()-1)*2;0)" office:value-type="string" office:string-value="-46.60" calcext:value-type="string">
            <text:p>-46.60</text:p>
          </table:table-cell>
        </table:table-row>
        <table:table-row table:style-name="ro1">
          <table:table-cell table:formula="of:=OFFSET([Sheet1.$A$1]; (ROW()-1)*2;0)" office:value-type="string" office:string-value="AGGGUCCCAGAGAUUGAUUGUCCAAACGCAAUUCUUGUAACAUAUAAUAUAAAUCCAAGAAUUGUGCCUGGACAUCUGUUGCUGGAGAUUC" calcext:value-type="string">
            <text:p>AGGGUCCCAGAGAUUGAUUGUCCAAACGCAAUUCUUGUAACAUAUAAUAUAAAUCCAAGAAUUGUGCCUGGACAUCUGUUGCUGGAGAUUC</text:p>
          </table:table-cell>
          <table:table-cell table:formula="of:=OFFSET([Sheet1.$A$2]; (ROW()-1)*2;0)" office:value-type="string" office:string-value=".(((((((((.(((.(((.(((((..(((((((((((..................)))))))))))..)))))))).))).)))).)))))" calcext:value-type="string">
            <text:p>.(((((((((.(((.(((.(((((..(((((((((((..................)))))))))))..)))))))).))).)))).)))))</text:p>
          </table:table-cell>
          <table:table-cell table:formula="of:=OFFSET([Sheet1.$B$2]; (ROW()-1)*2;0)" office:value-type="string" office:string-value="-34.00" calcext:value-type="string">
            <text:p>-34.00</text:p>
          </table:table-cell>
        </table:table-row>
        <table:table-row table:style-name="ro1">
          <table:table-cell table:formula="of:=OFFSET([Sheet1.$A$1]; (ROW()-1)*2;0)" office:value-type="string" office:string-value="UGAUUGUCCAAACGCAAUUCUUGUGAAAUGUCGAGCGAUCAGUCGAGAAUUGUGCCUGGACAUCUGUUGCUGGAGGCUCC" calcext:value-type="string">
            <text:p>UGAUUGUCCAAACGCAAUUCUUGUGAAAUGUCGAGCGAUCAGUCGAGAAUUGUGCCUGGACAUCUGUUGCUGGAGGCUCC</text:p>
          </table:table-cell>
          <table:table-cell table:formula="of:=OFFSET([Sheet1.$A$2]; (ROW()-1)*2;0)" office:value-type="string" office:string-value=".(((.(((((..(((((((((((......(((....)))....)))))))))))..))))))))....(((...)))..." calcext:value-type="string">
            <text:p>.(((.(((((..(((((((((((......(((....)))....)))))))))))..))))))))....(((...)))...</text:p>
          </table:table-cell>
          <table:table-cell table:formula="of:=OFFSET([Sheet1.$B$2]; (ROW()-1)*2;0)" office:value-type="string" office:string-value="-24.10" calcext:value-type="string">
            <text:p>-24.10</text:p>
          </table:table-cell>
        </table:table-row>
        <table:table-row table:style-name="ro1">
          <table:table-cell table:formula="of:=OFFSET([Sheet1.$A$1]; (ROW()-1)*2;0)" office:value-type="string" office:string-value="GUCGUGAACCUGGCAUACAAUGUAGAUUUCUGUGUGGUACUAUCUACAGCUACAUUGUCUGCUGGGUUUCAGGCCAGCAGAAUAAUUCUGCUC" calcext:value-type="string">
            <text:p>GUCGUGAACCUGGCAUACAAUGUAGAUUUCUGUGUGGUACUAUCUACAGCUACAUUGUCUGCUGGGUUUCAGGCCAGCAGAAUAAUUCUGCUC</text:p>
          </table:table-cell>
          <table:table-cell table:formula="of:=OFFSET([Sheet1.$A$2]; (ROW()-1)*2;0)" office:value-type="string" office:string-value="(((..((((((((((.(((((((((....(((((.(((...))))))))))))))))).))))))))))..))).(((((((...)))))))." calcext:value-type="string">
            <text:p>(((..((((((((((.(((((((((....(((((.(((...))))))))))))))))).))))))))))..))).(((((((...))))))).</text:p>
          </table:table-cell>
          <table:table-cell table:formula="of:=OFFSET([Sheet1.$B$2]; (ROW()-1)*2;0)" office:value-type="string" office:string-value="-38.70" calcext:value-type="string">
            <text:p>-38.70</text:p>
          </table:table-cell>
        </table:table-row>
        <table:table-row table:style-name="ro1">
          <table:table-cell table:formula="of:=OFFSET([Sheet1.$A$1]; (ROW()-1)*2;0)" office:value-type="string" office:string-value="GCCGGUGGCUUGUUCGGGUGCUCAUGAGAUGCUCAGUAGUCAGUGUAGAUCCUGUGUCACAAUCAGCAGCUACAUCUGGCUACUGGGUCUCUGAUGGCAUUUUCUGCU" calcext:value-type="string">
            <text:p>GCCGGUGGCUUGUUCGGGUGCUCAUGAGAUGCUCAGUAGUCAGUGUAGAUCCUGUGUCACAAUCAGCAGCUACAUCUGGCUACUGGGUCUCUGAUGGCAUUUUCUGCU</text:p>
          </table:table-cell>
          <table:table-cell table:formula="of:=OFFSET([Sheet1.$A$2]; (ROW()-1)*2;0)" office:value-type="string" office:string-value=".((((........))))((((.(((.(((.((((((((((((((((((...(((.........)))...))))).))))))))))))).))).)))))))........" calcext:value-type="string">
            <text:p>.((((........))))((((.(((.(((.((((((((((((((((((...(((.........)))...))))).))))))))))))).))).)))))))........</text:p>
          </table:table-cell>
          <table:table-cell table:formula="of:=OFFSET([Sheet1.$B$2]; (ROW()-1)*2;0)" office:value-type="string" office:string-value="-45.60" calcext:value-type="string">
            <text:p>-45.60</text:p>
          </table:table-cell>
        </table:table-row>
        <table:table-row table:style-name="ro1">
          <table:table-cell table:formula="of:=OFFSET([Sheet1.$A$1]; (ROW()-1)*2;0)" office:value-type="string" office:string-value="CUAGCACCUCAAUGUUGUUCUGUCUGUUUCCAUAGCUUAUAUUGUAAGGUACUUAUAAGCUCGUGAACAACAGGCAGGACAACUGGAAGUGGUGUUUUUUUUCA" calcext:value-type="string">
            <text:p>CUAGCACCUCAAUGUUGUUCUGUCUGUUUCCAUAGCUUAUAUUGUAAGGUACUUAUAAGCUCGUGAACAACAGGCAGGACAACUGGAAGUGGUGUUUUUUUUCA</text:p>
          </table:table-cell>
          <table:table-cell table:formula="of:=OFFSET([Sheet1.$A$2]; (ROW()-1)*2;0)" office:value-type="string" office:string-value="..((((((.....(((((((((((((((..(((((((((((..(((...))).)))))))).)))...))))))))))))))).......))))))........" calcext:value-type="string">
            <text:p>..((((((.....(((((((((((((((..(((((((((((..(((...))).)))))))).)))...))))))))))))))).......))))))........</text:p>
          </table:table-cell>
          <table:table-cell table:formula="of:=OFFSET([Sheet1.$B$2]; (ROW()-1)*2;0)" office:value-type="string" office:string-value="-38.70" calcext:value-type="string">
            <text:p>-38.70</text:p>
          </table:table-cell>
        </table:table-row>
        <table:table-row table:style-name="ro1">
          <table:table-cell table:formula="of:=OFFSET([Sheet1.$A$1]; (ROW()-1)*2;0)" office:value-type="string" office:string-value="CCUCAUCCAACCAAUGUGGAUGAGCAACGCGAACAAAUCCUCUUAUAAGAGAUUUGCCACGCCGCCGCUCACCACACUGGCUUUCAGAAGGUGCCAGGAAUCAGAAGACGAG" calcext:value-type="string">
            <text:p>CCUCAUCCAACCAAUGUGGAUGAGCAACGCGAACAAAUCCUCUUAUAAGAGAUUUGCCACGCCGCCGCUCACCACACUGGCUUUCAGAAGGUGCCAGGAAUCAGAAGACGAG</text:p>
          </table:table-cell>
          <table:table-cell table:formula="of:=OFFSET([Sheet1.$A$2]; (ROW()-1)*2;0)" office:value-type="string" office:string-value=".(((.((.......(((((.(((((...(((..((((((.(((....)))))))))...)))....))))))))))(((((...........))))).........)).)))" calcext:value-type="string">
            <text:p>.(((.((.......(((((.(((((...(((..((((((.(((....)))))))))...)))....))))))))))(((((...........))))).........)).)))</text:p>
          </table:table-cell>
          <table:table-cell table:formula="of:=OFFSET([Sheet1.$B$2]; (ROW()-1)*2;0)" office:value-type="string" office:string-value="-31.90" calcext:value-type="string">
            <text:p>-31.90</text:p>
          </table:table-cell>
        </table:table-row>
        <table:table-row table:style-name="ro1">
          <table:table-cell table:formula="of:=OFFSET([Sheet1.$A$1]; (ROW()-1)*2;0)" office:value-type="string" office:string-value="GCAGAAGGCACCACUCGAAAAAACUGAGUUUAUGUGUGUACUUGACGGCGAUCAGAGCAACGAUCUAGCACCAUAUAAAUUCAGUGUUUUCGUGGACAGAGAGCCAAGUUU" calcext:value-type="string">
            <text:p>GCAGAAGGCACCACUCGAAAAAACUGAGUUUAUGUGUGUACUUGACGGCGAUCAGAGCAACGAUCUAGCACCAUAUAAAUUCAGUGUUUUCGUGGACAGAGAGCCAAGUUU</text:p>
          </table:table-cell>
          <table:table-cell table:formula="of:=OFFSET([Sheet1.$A$2]; (ROW()-1)*2;0)" office:value-type="string" office:string-value="......(((.((((..(((((.((((((((((((((.((.((.((((((.......))..)).)).)).)))))))))))))))).))))))))).......)))......" calcext:value-type="string">
            <text:p>......(((.((((..(((((.((((((((((((((.((.((.((((((.......))..)).)).)).)))))))))))))))).))))))))).......)))......</text:p>
          </table:table-cell>
          <table:table-cell table:formula="of:=OFFSET([Sheet1.$B$2]; (ROW()-1)*2;0)" office:value-type="string" office:string-value="-31.90" calcext:value-type="string">
            <text:p>-31.90</text:p>
          </table:table-cell>
        </table:table-row>
        <table:table-row table:style-name="ro1">
          <table:table-cell table:formula="of:=OFFSET([Sheet1.$A$1]; (ROW()-1)*2;0)" office:value-type="string" office:string-value="CGUCAUCGAAUCUCAACGUCAAACGGAUCCGAAGACGUCCAUCUACCCGUAGCUCCUUGCCAUGUUACUGGUAAAAGUGAACAUGGAAGUUGGUCCGGGUACAUGGCCAGUAGGAGUUAUGAAGACGUGUUGAGGUUUCAAGAUU" calcext:value-type="string">
            <text:p>CGUCAUCGAAUCUCAACGUCAAACGGAUCCGAAGACGUCCAUCUACCCGUAGCUCCUUGCCAUGUUACUGGUAAAAGUGAACAUGGAAGUUGGUCCGGGUACAUGGCCAGUAGGAGUUAUGAAGACGUGUUGAGGUUUCAAGAUU</text:p>
          </table:table-cell>
          <table:table-cell table:formula="of:=OFFSET([Sheet1.$A$2]; (ROW()-1)*2;0)" office:value-type="string" office:string-value=".(((...(((((((((((((....((((........)))).......((((((((((.(((((((..((((...((.(.........).))...))))..)))))))....))))))))))..)))))..))))))))...)))." calcext:value-type="string">
            <text:p>.(((...(((((((((((((....((((........)))).......((((((((((.(((((((..((((...((.(.........).))...))))..)))))))....))))))))))..)))))..))))))))...))).</text:p>
          </table:table-cell>
          <table:table-cell table:formula="of:=OFFSET([Sheet1.$B$2]; (ROW()-1)*2;0)" office:value-type="string" office:string-value="-47.80" calcext:value-type="string">
            <text:p>-47.80</text:p>
          </table:table-cell>
        </table:table-row>
        <table:table-row table:style-name="ro1">
          <table:table-cell table:formula="of:=OFFSET([Sheet1.$A$1]; (ROW()-1)*2;0)" office:value-type="string" office:string-value="AAAACGGAUGUAUCUCUAGGAACAGCCAUCAUGUAAGACAUUUCUAACUGAAAGAUGUAAUACGUGAUUGGUGUUCCCAGAGUUUACCGUUUCCUUCUUUUAUUUUUCCAAA" calcext:value-type="string">
            <text:p>AAAACGGAUGUAUCUCUAGGAACAGCCAUCAUGUAAGACAUUUCUAACUGAAAGAUGUAAUACGUGAUUGGUGUUCCCAGAGUUUACCGUUUCCUUCUUUUAUUUUUCCAAA</text:p>
          </table:table-cell>
          <table:table-cell table:formula="of:=OFFSET([Sheet1.$A$2]; (ROW()-1)*2;0)" office:value-type="string" office:string-value=".((((((......((((.((((((.(.((((((((..(((((((.....))..)))))..)))))))).).)))))).))))....))))))...................." calcext:value-type="string">
            <text:p>.((((((......((((.((((((.(.((((((((..(((((((.....))..)))))..)))))))).).)))))).))))....))))))....................</text:p>
          </table:table-cell>
          <table:table-cell table:formula="of:=OFFSET([Sheet1.$B$2]; (ROW()-1)*2;0)" office:value-type="string" office:string-value="-35.10" calcext:value-type="string">
            <text:p>-35.10</text:p>
          </table:table-cell>
        </table:table-row>
        <table:table-row table:style-name="ro1">
          <table:table-cell table:formula="of:=OFFSET([Sheet1.$A$1]; (ROW()-1)*2;0)" office:value-type="string" office:string-value="ACUCCCCAUUCGGAUUGAUACCCGACUUCCGGAUACCAAAUGUCAUAUCCAACUCGUUUCGUCAAUUGGUAUCCUUAGUCGUGGUCUCAAUCUGUACACGGCGAGAGUGUUGU" calcext:value-type="string">
            <text:p>ACUCCCCAUUCGGAUUGAUACCCGACUUCCGGAUACCAAAUGUCAUAUCCAACUCGUUUCGUCAAUUGGUAUCCUUAGUCGUGGUCUCAAUCUGUACACGGCGAGAGUGUUGU</text:p>
          </table:table-cell>
          <table:table-cell table:formula="of:=OFFSET([Sheet1.$A$2]; (ROW()-1)*2;0)" office:value-type="string" office:string-value="(((((((...((((((((.((((((((...(((((((((.((.(................).)).)))))))))..))))).))).)))))))).....)).).))))....." calcext:value-type="string">
            <text:p>(((((((...((((((((.((((((((...(((((((((.((.(................).)).)))))))))..))))).))).)))))))).....)).).)))).....</text:p>
          </table:table-cell>
          <table:table-cell table:formula="of:=OFFSET([Sheet1.$B$2]; (ROW()-1)*2;0)" office:value-type="string" office:string-value="-39.80" calcext:value-type="string">
            <text:p>-39.80</text:p>
          </table:table-cell>
        </table:table-row>
        <table:table-row table:style-name="ro1">
          <table:table-cell table:formula="of:=OFFSET([Sheet1.$A$1]; (ROW()-1)*2;0)" office:value-type="string" office:string-value="UUCCAUAAAAAAGCGCCUAGGGUUUUGUGACCGUUGUUACGGUCAAUUCAUGUCUGACACAAUGACCGUAAUCCCGUUCACAACACCUUGUGUGGCUUGAAUAAUGAAAUU" calcext:value-type="string">
            <text:p>UUCCAUAAAAAAGCGCCUAGGGUUUUGUGACCGUUGUUACGGUCAAUUCAUGUCUGACACAAUGACCGUAAUCCCGUUCACAACACCUUGUGUGGCUUGAAUAAUGAAAUU</text:p>
          </table:table-cell>
          <table:table-cell table:formula="of:=OFFSET([Sheet1.$A$2]; (ROW()-1)*2;0)" office:value-type="string" office:string-value="...(((....((((((.((((((.((((((.((..((((((((((..(((....))).....))))))))))..)).)))))).)))))).)).)))).....)))....." calcext:value-type="string">
            <text:p>...(((....((((((.((((((.((((((.((..((((((((((..(((....))).....))))))))))..)).)))))).)))))).)).)))).....))).....</text:p>
          </table:table-cell>
          <table:table-cell table:formula="of:=OFFSET([Sheet1.$B$2]; (ROW()-1)*2;0)" office:value-type="string" office:string-value="-35.00" calcext:value-type="string">
            <text:p>-35.00</text:p>
          </table:table-cell>
        </table:table-row>
        <table:table-row table:style-name="ro1">
          <table:table-cell table:formula="of:=OFFSET([Sheet1.$A$1]; (ROW()-1)*2;0)" office:value-type="string" office:string-value="AUUUGUUAUUUUGUGCGCCCUCAAUGCUACUAGCAACGCUCAAAAAUCACUGUACGACAAAUGACUAUAUUUUGUCACAGGAUUUUUGAGUGUUGCUAGUCGGAGAAGG" calcext:value-type="string">
            <text:p>AUUUGUUAUUUUGUGCGCCCUCAAUGCUACUAGCAACGCUCAAAAAUCACUGUACGACAAAUGACUAUAUUUUGUCACAGGAUUUUUGAGUGUUGCUAGUCGGAGAAGG</text:p>
          </table:table-cell>
          <table:table-cell table:formula="of:=OFFSET([Sheet1.$A$2]; (ROW()-1)*2;0)" office:value-type="string" office:string-value="..................(((...(.(.((((((((((((((((((((.((((..((((((.........)))))))))))))))))))))))))))))).).)..)))" calcext:value-type="string">
            <text:p>..................(((...(.(.((((((((((((((((((((.((((..((((((.........)))))))))))))))))))))))))))))).).)..)))</text:p>
          </table:table-cell>
          <table:table-cell table:formula="of:=OFFSET([Sheet1.$B$2]; (ROW()-1)*2;0)" office:value-type="string" office:string-value="-42.80" calcext:value-type="string">
            <text:p>-42.80</text:p>
          </table:table-cell>
        </table:table-row>
        <table:table-row table:style-name="ro1">
          <table:table-cell table:formula="of:=OFFSET([Sheet1.$A$1]; (ROW()-1)*2;0)" office:value-type="string" office:string-value="CGCUGUCUUUAUUUUGAAACUGUUUUCAAAUCGAGAAUUUCGAGGCCUGAAUGCAAGAACCGUUUUGAGCAUACUGGCCUCCAAAUUUUCGCUUUGAAUUUUAGUUACGCGUG" calcext:value-type="string">
            <text:p>CGCUGUCUUUAUUUUGAAACUGUUUUCAAAUCGAGAAUUUCGAGGCCUGAAUGCAAGAACCGUUUUGAGCAUACUGGCCUCCAAAUUUUCGCUUUGAAUUUUAGUUACGCGUG</text:p>
          </table:table-cell>
          <table:table-cell table:formula="of:=OFFSET([Sheet1.$A$2]; (ROW()-1)*2;0)" office:value-type="string" office:string-value="(((.((...........(((((..((((((.(((((((((.((((((.(.((((..(((....)))..)))).).)))))).))))))))).))))))...)))))))))).." calcext:value-type="string">
            <text:p>(((.((...........(((((..((((((.(((((((((.((((((.(.((((..(((....)))..)))).).)))))).))))))))).))))))...))))))))))..</text:p>
          </table:table-cell>
          <table:table-cell table:formula="of:=OFFSET([Sheet1.$B$2]; (ROW()-1)*2;0)" office:value-type="string" office:string-value="-35.00" calcext:value-type="string">
            <text:p>-35.00</text:p>
          </table:table-cell>
        </table:table-row>
        <table:table-row table:style-name="ro1">
          <table:table-cell table:formula="of:=OFFSET([Sheet1.$A$1]; (ROW()-1)*2;0)" office:value-type="string" office:string-value="UAGGACAGACAUGCAAUUUUUGUACUGCACAAAAGUACUGACUAUUUCUCAGCGCUUUUGUCCAGUGCAAGAAUGGCAAGAGCUGGUCCAUUUUUUUAGGGAUUAAACAAUU" calcext:value-type="string">
            <text:p>UAGGACAGACAUGCAAUUUUUGUACUGCACAAAAGUACUGACUAUUUCUCAGCGCUUUUGUCCAGUGCAAGAAUGGCAAGAGCUGGUCCAUUUUUUUAGGGAUUAAACAAUU</text:p>
          </table:table-cell>
          <table:table-cell table:formula="of:=OFFSET([Sheet1.$A$2]; (ROW()-1)*2;0)" office:value-type="string" office:string-value="..((((((...(((.((((((((((((.((((((((.((((.......)))).)))))))).)))))))))))).)))....)).))))......................." calcext:value-type="string">
            <text:p>..((((((...(((.((((((((((((.((((((((.((((.......)))).)))))))).)))))))))))).)))....)).)))).......................</text:p>
          </table:table-cell>
          <table:table-cell table:formula="of:=OFFSET([Sheet1.$B$2]; (ROW()-1)*2;0)" office:value-type="string" office:string-value="-38.30" calcext:value-type="string">
            <text:p>-38.30</text:p>
          </table:table-cell>
        </table:table-row>
        <table:table-row table:style-name="ro1">
          <table:table-cell table:formula="of:=OFFSET([Sheet1.$A$1]; (ROW()-1)*2;0)" office:value-type="string" office:string-value="CCCUUGCAACUCGGCUAUUAUAAGGUGGGUUAGAUCCCAUAUCCUUCCGCUUGAUGGAAAUGAUAUGUAAUCUAGCUUACAGGUCUCUCAACAUCUCCAAGACGGUGCUA" calcext:value-type="string">
            <text:p>CCCUUGCAACUCGGCUAUUAUAAGGUGGGUUAGAUCCCAUAUCCUUCCGCUUGAUGGAAAUGAUAUGUAAUCUAGCUUACAGGUCUCUCAACAUCUCCAAGACGGUGCUA</text:p>
          </table:table-cell>
          <table:table-cell table:formula="of:=OFFSET([Sheet1.$A$2]; (ROW()-1)*2;0)" office:value-type="string" office:string-value=".....((......)).........(((((((((((..((((((.(((((.....)))))..))))))..)))))))))))...........((((........))))..." calcext:value-type="string">
            <text:p>.....((......)).........(((((((((((..((((((.(((((.....)))))..))))))..)))))))))))...........((((........))))...</text:p>
          </table:table-cell>
          <table:table-cell table:formula="of:=OFFSET([Sheet1.$B$2]; (ROW()-1)*2;0)" office:value-type="string" office:string-value="-25.80" calcext:value-type="string">
            <text:p>-25.80</text:p>
          </table:table-cell>
        </table:table-row>
        <table:table-row table:style-name="ro1">
          <table:table-cell table:formula="of:=OFFSET([Sheet1.$A$1]; (ROW()-1)*2;0)" office:value-type="string" office:string-value="AAAAUUGAAUCGUCACAAAGGGGGACUCGGCGGAAAAUAUGGUGGUAUACUACACAGUGAAUAGAUAUACCCGUAUAUUUUUCUGCCGAGCCCCUCCACGACAUCAAUAAGG" calcext:value-type="string">
            <text:p>AAAAUUGAAUCGUCACAAAGGGGGACUCGGCGGAAAAUAUGGUGGUAUACUACACAGUGAAUAGAUAUACCCGUAUAUUUUUCUGCCGAGCCCCUCCACGACAUCAAUAAGG</text:p>
          </table:table-cell>
          <table:table-cell table:formula="of:=OFFSET([Sheet1.$A$2]; (ROW()-1)*2;0)" office:value-type="string" office:string-value="...(((((...(((.....(((((.((((((((((((((((..(((((((((.........))).))))))..)))).)))))))))))))))))....))).)))))...." calcext:value-type="string">
            <text:p>...(((((...(((.....(((((.((((((((((((((((..(((((((((.........))).))))))..)))).)))))))))))))))))....))).)))))....</text:p>
          </table:table-cell>
          <table:table-cell table:formula="of:=OFFSET([Sheet1.$B$2]; (ROW()-1)*2;0)" office:value-type="string" office:string-value="-43.00" calcext:value-type="string">
            <text:p>-43.00</text:p>
          </table:table-cell>
        </table:table-row>
        <table:table-row table:style-name="ro1">
          <table:table-cell table:formula="of:=OFFSET([Sheet1.$A$1]; (ROW()-1)*2;0)" office:value-type="string" office:string-value="UUGCUAUAUAUUCAGCCGUACUGUCUGAAAAUAACAUCUGAGGUAGUUUGCAAUGCUGUCGACGUAACUGAAAAGUCAACAUCAUUCCAACUUCCUCGGCUGUUCAAAAGGCUA" calcext:value-type="string">
            <text:p>UUGCUAUAUAUUCAGCCGUACUGUCUGAAAAUAACAUCUGAGGUAGUUUGCAAUGCUGUCGACGUAACUGAAAAGUCAACAUCAUUCCAACUUCCUCGGCUGUUCAAAAGGCUA</text:p>
          </table:table-cell>
          <table:table-cell table:formula="of:=OFFSET([Sheet1.$A$2]; (ROW()-1)*2;0)" office:value-type="string" office:string-value="..(((........)))......((((......((((.((((((.((((.(.((((.(((.(((...........))).))).))))).)))).)))))).))))....)))).." calcext:value-type="string">
            <text:p>..(((........)))......((((......((((.((((((.((((.(.((((.(((.(((...........))).))).))))).)))).)))))).))))....))))..</text:p>
          </table:table-cell>
          <table:table-cell table:formula="of:=OFFSET([Sheet1.$B$2]; (ROW()-1)*2;0)" office:value-type="string" office:string-value="-27.30" calcext:value-type="string">
            <text:p>-27.30</text:p>
          </table:table-cell>
        </table:table-row>
        <table:table-row table:style-name="ro1">
          <table:table-cell table:formula="of:=OFFSET([Sheet1.$A$1]; (ROW()-1)*2;0)" office:value-type="string" office:string-value="UAGUCCAGUUCUGGACAUUCGCGGGUUUUUUCCUUCGGUGAUAUUCGAAGAAUCGCUAUCACCGGGUGAAAACUUGCAAGUGUCUUGCUUCGACUGGUCAUUUUGCUUGUAU" calcext:value-type="string">
            <text:p>UAGUCCAGUUCUGGACAUUCGCGGGUUUUUUCCUUCGGUGAUAUUCGAAGAAUCGCUAUCACCGGGUGAAAACUUGCAAGUGUCUUGCUUCGACUGGUCAUUUUGCUUGUAU</text:p>
          </table:table-cell>
          <table:table-cell table:formula="of:=OFFSET([Sheet1.$A$2]; (ROW()-1)*2;0)" office:value-type="string" office:string-value="..(.(((((((.(((((((.((((((((((.((..((((((((..(((....))).)))))))))).)))))))))).))))))).)....)))))).)............." calcext:value-type="string">
            <text:p>..(.(((((((.(((((((.((((((((((.((..((((((((..(((....))).)))))))))).)))))))))).))))))).)....)))))).).............</text:p>
          </table:table-cell>
          <table:table-cell table:formula="of:=OFFSET([Sheet1.$B$2]; (ROW()-1)*2;0)" office:value-type="string" office:string-value="-42.20" calcext:value-type="string">
            <text:p>-42.20</text:p>
          </table:table-cell>
        </table:table-row>
        <table:table-row table:style-name="ro1">
          <table:table-cell table:formula="of:=OFFSET([Sheet1.$A$1]; (ROW()-1)*2;0)" office:value-type="string" office:string-value="UGAAACCUUCGGACCAUUGUGAAUUUUUGCUGCGGUGUUACAACUAACAUCUGUAUCACCGGGUGAAAAUUCGCAAUGGUCCGAUGGGUAUUCA" calcext:value-type="string">
            <text:p>UGAAACCUUCGGACCAUUGUGAAUUUUUGCUGCGGUGUUACAACUAACAUCUGUAUCACCGGGUGAAAAUUCGCAAUGGUCCGAUGGGUAUUCA</text:p>
          </table:table-cell>
          <table:table-cell table:formula="of:=OFFSET([Sheet1.$A$2]; (ROW()-1)*2;0)" office:value-type="string" office:string-value="(((((((((((((((((((((((((((((((.(((((.((((.........)))).)))))))))))))))))))))))))))).)))).))))" calcext:value-type="string">
            <text:p>(((((((((((((((((((((((((((((((.(((((.((((.........)))).)))))))))))))))))))))))))))).)))).))))</text:p>
          </table:table-cell>
          <table:table-cell table:formula="of:=OFFSET([Sheet1.$B$2]; (ROW()-1)*2;0)" office:value-type="string" office:string-value="-51.80" calcext:value-type="string">
            <text:p>-51.80</text:p>
          </table:table-cell>
        </table:table-row>
        <table:table-row table:style-name="ro1">
          <table:table-cell table:formula="of:=OFFSET([Sheet1.$A$1]; (ROW()-1)*2;0)" office:value-type="string" office:string-value="CCCCUGCCCUCACCCCAGCGGGUUUUCAUCGCAGUGAUAUGACGCAUUCAAACCAUUUCUUAUCACCGGGUGUCAAUCAGCUAGGGUGUGGGCGCGGG" calcext:value-type="string">
            <text:p>CCCCUGCCCUCACCCCAGCGGGUUUUCAUCGCAGUGAUAUGACGCAUUCAAACCAUUUCUUAUCACCGGGUGUCAAUCAGCUAGGGUGUGGGCGCGGG</text:p>
          </table:table-cell>
          <table:table-cell table:formula="of:=OFFSET([Sheet1.$A$2]; (ROW()-1)*2;0)" office:value-type="string" office:string-value="(((.(((((.(((((.(((.((((..((((.(.((((((.((...............)).)))))).)))))..)))).))).))))).))))).)))" calcext:value-type="string">
            <text:p>(((.(((((.(((((.(((.((((..((((.(.((((((.((...............)).)))))).)))))..)))).))).))))).))))).)))</text:p>
          </table:table-cell>
          <table:table-cell table:formula="of:=OFFSET([Sheet1.$B$2]; (ROW()-1)*2;0)" office:value-type="string" office:string-value="-42.30" calcext:value-type="string">
            <text:p>-42.30</text:p>
          </table:table-cell>
        </table:table-row>
        <table:table-row table:style-name="ro1">
          <table:table-cell table:formula="of:=OFFSET([Sheet1.$A$1]; (ROW()-1)*2;0)" office:value-type="string" office:string-value="UGAAAGCAGGUCCCAAAUGCCUUGGUGGUUUUUCGCCGUAGUGAUACAACAUCGAAGCCAUACGAUAUCACCGGGUGAAAAACUCCCAAGGUCGGGACAUUUUUAUUUGU" calcext:value-type="string">
            <text:p>UGAAAGCAGGUCCCAAAUGCCUUGGUGGUUUUUCGCCGUAGUGAUACAACAUCGAAGCCAUACGAUAUCACCGGGUGAAAAACUCCCAAGGUCGGGACAUUUUUAUUUGU</text:p>
          </table:table-cell>
          <table:table-cell table:formula="of:=OFFSET([Sheet1.$A$2]; (ROW()-1)*2;0)" office:value-type="string" office:string-value="((((((...(((((....(((((((.(((((((((((...((((((.....(((........)))))))))..))))))))))).))))))).))))).))))))....." calcext:value-type="string">
            <text:p>((((((...(((((....(((((((.(((((((((((...((((((.....(((........)))))))))..))))))))))).))))))).))))).)))))).....</text:p>
          </table:table-cell>
          <table:table-cell table:formula="of:=OFFSET([Sheet1.$B$2]; (ROW()-1)*2;0)" office:value-type="string" office:string-value="-41.60" calcext:value-type="string">
            <text:p>-41.60</text:p>
          </table:table-cell>
        </table:table-row>
        <table:table-row table:style-name="ro1">
          <table:table-cell table:formula="of:=OFFSET([Sheet1.$A$1]; (ROW()-1)*2;0)" office:value-type="string" office:string-value="CACACUGUAGGCCUCAUUAAAUGUUUGUUGAAUGAAAAAAUGAAUCAUCAACAGACAUUAAUUGGGCGCCUGCUCUGUG" calcext:value-type="string">
            <text:p>CACACUGUAGGCCUCAUUAAAUGUUUGUUGAAUGAAAAAAUGAAUCAUCAACAGACAUUAAUUGGGCGCCUGCUCUGUG</text:p>
          </table:table-cell>
          <table:table-cell table:formula="of:=OFFSET([Sheet1.$A$2]; (ROW()-1)*2;0)" office:value-type="string" office:string-value="((((..((((((((((...((((((((((((.(((.........)))))))))))))))...)))).))))))..))))" calcext:value-type="string">
            <text:p>((((..((((((((((...((((((((((((.(((.........)))))))))))))))...)))).))))))..))))</text:p>
          </table:table-cell>
          <table:table-cell table:formula="of:=OFFSET([Sheet1.$B$2]; (ROW()-1)*2;0)" office:value-type="string" office:string-value="-33.70" calcext:value-type="string">
            <text:p>-33.70</text:p>
          </table:table-cell>
        </table:table-row>
        <table:table-row table:style-name="ro1">
          <table:table-cell table:formula="of:=OFFSET([Sheet1.$A$1]; (ROW()-1)*2;0)" office:value-type="string" office:string-value="GAUCCAUAGUUUCUCUUGUUCUGCACAUCCACUAACUUCAGGAACCAUGUCCCAGUUUCAGGUUAGAUCAAGUGGGAAAACAAAUGGAAGAUUGUGGCUAUGCAGAAACUGGAACUAUUCGUC" calcext:value-type="string">
            <text:p>GAUCCAUAGUUUCUCUUGUUCUGCACAUCCACUAACUUCAGGAACCAUGUCCCAGUUUCAGGUUAGAUCAAGUGGGAAAACAAAUGGAAGAUUGUGGCUAUGCAGAAACUGGAACUAUUCGUC</text:p>
          </table:table-cell>
          <table:table-cell table:formula="of:=OFFSET([Sheet1.$A$2]; (ROW()-1)*2;0)" office:value-type="string" office:string-value="(((..((((((((.....(((((((...((((...((((..........(((((.((((......))..)).))))).........))))...))))...)))))))...))))))))..)))" calcext:value-type="string">
            <text:p>(((..((((((((.....(((((((...((((...((((..........(((((.((((......))..)).))))).........))))...))))...)))))))...))))))))..)))</text:p>
          </table:table-cell>
          <table:table-cell table:formula="of:=OFFSET([Sheet1.$B$2]; (ROW()-1)*2;0)" office:value-type="string" office:string-value="-35.00" calcext:value-type="string">
            <text:p>-35.00</text:p>
          </table:table-cell>
        </table:table-row>
        <table:table-row table:style-name="ro1">
          <table:table-cell table:formula="of:=OFFSET([Sheet1.$A$1]; (ROW()-1)*2;0)" office:value-type="string" office:string-value="UCAUCAUUAUCAUCAUCAUCAUAUUCAUCUUCAUCAUCAUCGUCAUCAUCAUCAUCAUCAUCGUAUGAGAAGAUAGAGAAGAGUGAGAGUAUGAGAUUUGAGUUGAGA" calcext:value-type="string">
            <text:p>UCAUCAUUAUCAUCAUCAUCAUAUUCAUCUUCAUCAUCAUCGUCAUCAUCAUCAUCAUCAUCGUAUGAGAAGAUAGAGAAGAGUGAGAGUAUGAGAUUUGAGUUGAGA</text:p>
          </table:table-cell>
          <table:table-cell table:formula="of:=OFFSET([Sheet1.$A$2]; (ROW()-1)*2;0)" office:value-type="string" office:string-value="...(((...(((..(((.((((((((.(((((.((.(((((.((.(((((............).)))))).))).)))).))).))))))))))))).)))..))).." calcext:value-type="string">
            <text:p>...(((...(((..(((.((((((((.(((((.((.(((((.((.(((((............).)))))).))).)))).))).))))))))))))).)))..)))..</text:p>
          </table:table-cell>
          <table:table-cell table:formula="of:=OFFSET([Sheet1.$B$2]; (ROW()-1)*2;0)" office:value-type="string" office:string-value="-21.00" calcext:value-type="string">
            <text:p>-21.00</text:p>
          </table:table-cell>
        </table:table-row>
        <table:table-row table:style-name="ro1">
          <table:table-cell table:formula="of:=OFFSET([Sheet1.$A$1]; (ROW()-1)*2;0)" office:value-type="string" office:string-value="AGAACAGAGCAGAAACAGAACAUAUAUUCUCUGUCUUUUUUUGUGGCAAAAGUAAAUGGCGAGAAGACAACUCUUUUACCAUCGAAUGUUCUUGGUUUUAGCUCUUCUCU" calcext:value-type="string">
            <text:p>AGAACAGAGCAGAAACAGAACAUAUAUUCUCUGUCUUUUUUUGUGGCAAAAGUAAAUGGCGAGAAGACAACUCUUUUACCAUCGAAUGUUCUUGGUUUUAGCUCUUCUCU</text:p>
          </table:table-cell>
          <table:table-cell table:formula="of:=OFFSET([Sheet1.$A$2]; (ROW()-1)*2;0)" office:value-type="string" office:string-value="(((..(((((.((((((((((((........((((.........)))).......((((..((((((....)))))).))))...)))))))..))))).)))))..)))" calcext:value-type="string">
            <text:p>(((..(((((.((((((((((((........((((.........)))).......((((..((((((....)))))).))))...)))))))..))))).)))))..)))</text:p>
          </table:table-cell>
          <table:table-cell table:formula="of:=OFFSET([Sheet1.$B$2]; (ROW()-1)*2;0)" office:value-type="string" office:string-value="-24.90" calcext:value-type="string">
            <text:p>-24.90</text:p>
          </table:table-cell>
        </table:table-row>
        <table:table-row table:style-name="ro1">
          <table:table-cell table:formula="of:=OFFSET([Sheet1.$A$1]; (ROW()-1)*2;0)" office:value-type="string" office:string-value="CGAAACUGAACCCGGUUUGUACGUAUGGACCGCGUCGUUGGAAUCCAAAAGAACCAGGUUCGUACGUACACUGUUCAUCG" calcext:value-type="string">
            <text:p>CGAAACUGAACCCGGUUUGUACGUAUGGACCGCGUCGUUGGAAUCCAAAAGAACCAGGUUCGUACGUACACUGUUCAUCG</text:p>
          </table:table-cell>
          <table:table-cell table:formula="of:=OFFSET([Sheet1.$A$2]; (ROW()-1)*2;0)" office:value-type="string" office:string-value="(((...(((((..(((..(((((((((((((...((.((((...))))..))....))))))))))))))))))))))))" calcext:value-type="string">
            <text:p>(((...(((((..(((..(((((((((((((...((.((((...))))..))....))))))))))))))))))))))))</text:p>
          </table:table-cell>
          <table:table-cell table:formula="of:=OFFSET([Sheet1.$B$2]; (ROW()-1)*2;0)" office:value-type="string" office:string-value="-28.40" calcext:value-type="string">
            <text:p>-28.40</text:p>
          </table:table-cell>
        </table:table-row>
        <table:table-row table:style-name="ro1">
          <table:table-cell table:formula="of:=OFFSET([Sheet1.$A$1]; (ROW()-1)*2;0)" office:value-type="string" office:string-value="UUUAAAUUUAGAAUCUAGCGUAAAAAGAAAAUCCGAAUCAGGAACUCUAAUGUGAUGAUGAACUGACCUUAGA" calcext:value-type="string">
            <text:p>UUUAAAUUUAGAAUCUAGCGUAAAAAGAAAAUCCGAAUCAGGAACUCUAAUGUGAUGAUGAACUGACCUUAGA</text:p>
          </table:table-cell>
          <table:table-cell table:formula="of:=OFFSET([Sheet1.$A$2]; (ROW()-1)*2;0)" office:value-type="string" office:string-value="(((((..((((.(((..((((....(((...(((......)))..))).))))...)))...))))..)))))" calcext:value-type="string">
            <text:p>(((((..((((.(((..((((....(((...(((......)))..))).))))...)))...))))..)))))</text:p>
          </table:table-cell>
          <table:table-cell table:formula="of:=OFFSET([Sheet1.$B$2]; (ROW()-1)*2;0)" office:value-type="float" office:value="0" calcext:value-type="float">
            <text:p>0</text:p>
          </table:table-cell>
        </table:table-row>
        <table:table-row table:style-name="ro1">
          <table:table-cell table:formula="of:=OFFSET([Sheet1.$A$1]; (ROW()-1)*2;0)" office:value-type="string" office:string-value="AAAUUAUGAAUGCUGAGGAUGUUGUUAUUACGAGCAAUGAGAUGUCUUUUUUUAAAAAAAAAAAUUUGGUUGCUUGCUUGCAAGAGGACAUCUUAGCAUCAAAUUU" calcext:value-type="string">
            <text:p>AAAUUAUGAAUGCUGAGGAUGUUGUUAUUACGAGCAAUGAGAUGUCUUUUUUUAAAAAAAAAAAUUUGGUUGCUUGCUUGCAAGAGGACAUCUUAGCAUCAAAUUU</text:p>
          </table:table-cell>
          <table:table-cell table:formula="of:=OFFSET([Sheet1.$A$2]; (ROW()-1)*2;0)" office:value-type="string" office:string-value="(((((.(((.(((((((.(((((.((....((((((((.((((...(((((....)))))...)))).)))))))).......)).))))))))))))))))))))" calcext:value-type="string">
            <text:p>(((((.(((.(((((((.(((((.((....((((((((.((((...(((((....)))))...)))).)))))))).......)).))))))))))))))))))))</text:p>
          </table:table-cell>
          <table:table-cell table:formula="of:=OFFSET([Sheet1.$B$2]; (ROW()-1)*2;0)" office:value-type="string" office:string-value="-28.50" calcext:value-type="string">
            <text:p>-28.50</text:p>
          </table:table-cell>
        </table:table-row>
        <table:table-row table:style-name="ro1">
          <table:table-cell table:formula="of:=OFFSET([Sheet1.$A$1]; (ROW()-1)*2;0)" office:value-type="string" office:string-value="UUCUAAACUAAUCACGGAAAUGCAAAAAUUGGAUACUACACUAUCAACUUUUUUCUUUUGUUCUCUUUAUCUCGUGAAUUUCCAUUUAAUGAGUUUAGUU" calcext:value-type="string">
            <text:p>UUCUAAACUAAUCACGGAAAUGCAAAAAUUGGAUACUACACUAUCAACUUUUUUCUUUUGUUCUCUUUAUCUCGUGAAUUUCCAUUUAAUGAGUUUAGUU</text:p>
          </table:table-cell>
          <table:table-cell table:formula="of:=OFFSET([Sheet1.$A$2]; (ROW()-1)*2;0)" office:value-type="string" office:string-value="..(((((((......((((((.((.....((((....(((..................)))....)))).....)).))))))........))))))).." calcext:value-type="string">
            <text:p>..(((((((......((((((.((.....((((....(((..................)))....)))).....)).))))))........)))))))..</text:p>
          </table:table-cell>
          <table:table-cell table:formula="of:=OFFSET([Sheet1.$B$2]; (ROW()-1)*2;0)" office:value-type="string" office:string-value="-10.30" calcext:value-type="string">
            <text:p>-10.30</text:p>
          </table:table-cell>
        </table:table-row>
        <table:table-row table:style-name="ro1">
          <table:table-cell table:formula="of:=OFFSET([Sheet1.$A$1]; (ROW()-1)*2;0)" office:value-type="string" office:string-value="ACGGCUAGUUUCACUUGUUCUGCACAUGUGGAAAACAGUUAGCACUCUAUCUGAGUCGUAAUCCCAAGCAUUAUUACAGAAAAAUAAAAGUGCAUUACAAAGAAGUCAGACAU" calcext:value-type="string">
            <text:p>ACGGCUAGUUUCACUUGUUCUGCACAUGUGGAAAACAGUUAGCACUCUAUCUGAGUCGUAAUCCCAAGCAUUAUUACAGAAAAAUAAAAGUGCAUUACAAAGAAGUCAGACAU</text:p>
          </table:table-cell>
          <table:table-cell table:formula="of:=OFFSET([Sheet1.$A$2]; (ROW()-1)*2;0)" office:value-type="string" office:string-value="...(((((((((((.(((.....))).)))))).....)))))......(((((.(((((((.....(((((.(((........))).))))))))))...))..)))))..." calcext:value-type="string">
            <text:p>...(((((((((((.(((.....))).)))))).....)))))......(((((.(((((((.....(((((.(((........))).))))))))))...))..)))))...</text:p>
          </table:table-cell>
          <table:table-cell table:formula="of:=OFFSET([Sheet1.$B$2]; (ROW()-1)*2;0)" office:value-type="string" office:string-value="-18.80" calcext:value-type="string">
            <text:p>-18.80</text:p>
          </table:table-cell>
        </table:table-row>
        <table:table-row table:style-name="ro1">
          <table:table-cell table:formula="of:=OFFSET([Sheet1.$A$1]; (ROW()-1)*2;0)" office:value-type="string" office:string-value="GUUGCCGCUGCCGUCAUCCUCAUCAUCAUCGUCCUUGCAUGAAACCGCCAGCAAAUCCUUGCGCGGGGGGAGGGGGAAGGGGAGGGGGAGGGGUCGGAGGGGCGGC" calcext:value-type="string">
            <text:p>GUUGCCGCUGCCGUCAUCCUCAUCAUCAUCGUCCUUGCAUGAAACCGCCAGCAAAUCCUUGCGCGGGGGGAGGGGGAAGGGGAGGGGGAGGGGUCGGAGGGGCGGC</text:p>
          </table:table-cell>
          <table:table-cell table:formula="of:=OFFSET([Sheet1.$A$2]; (ROW()-1)*2;0)" office:value-type="string" office:string-value="((((((.((.(((((.(((((.((.((.((.(((((.(......((((..((((....)))))))).).))))).)).)).)).)))))..)).))))).))))))" calcext:value-type="string">
            <text:p>((((((.((.(((((.(((((.((.((.((.(((((.(......((((..((((....)))))))).).))))).)).)).)).)))))..)).))))).))))))</text:p>
          </table:table-cell>
          <table:table-cell table:formula="of:=OFFSET([Sheet1.$B$2]; (ROW()-1)*2;0)" office:value-type="string" office:string-value="-43.50" calcext:value-type="string">
            <text:p>-43.50</text:p>
          </table:table-cell>
        </table:table-row>
        <table:table-row table:style-name="ro1">
          <table:table-cell table:formula="of:=OFFSET([Sheet1.$A$1]; (ROW()-1)*2;0)" office:value-type="string" office:string-value="GAUGAGGAGUAUGAAUAGAAAGAAUUAGAAAAGCUACGGUGGUUGUUGAGCAGCGCCAAAAAAAACUCUGCUUUGCUCUGUUUCUGUGUUCGUCCGUACACUGUUCAUC" calcext:value-type="string">
            <text:p>GAUGAGGAGUAUGAAUAGAAAGAAUUAGAAAAGCUACGGUGGUUGUUGAGCAGCGCCAAAAAAAACUCUGCUUUGCUCUGUUUCUGUGUUCGUCCGUACACUGUUCAUC</text:p>
          </table:table-cell>
          <table:table-cell table:formula="of:=OFFSET([Sheet1.$A$2]; (ROW()-1)*2;0)" office:value-type="string" office:string-value="((((((.((((((((((...((((.(((((((((...((((.((((...))))))))............)))))..)))).)))).)))))))......))).))))))" calcext:value-type="string">
            <text:p>((((((.((((((((((...((((.(((((((((...((((.((((...))))))))............)))))..)))).)))).)))))))......))).))))))</text:p>
          </table:table-cell>
          <table:table-cell table:formula="of:=OFFSET([Sheet1.$B$2]; (ROW()-1)*2;0)" office:value-type="string" office:string-value="-26.10" calcext:value-type="string">
            <text:p>-26.10</text:p>
          </table:table-cell>
        </table:table-row>
        <table:table-row table:style-name="ro1">
          <table:table-cell table:formula="of:=OFFSET([Sheet1.$A$1]; (ROW()-1)*2;0)" office:value-type="string" office:string-value="CGUUAGCUGUCUGCAAUCUGCCAUUCUUAUCAUCGCACAUUUAAUGUGAUGAUGAAAUGACGCAUUUCUGUCAAGUCUCACC" calcext:value-type="string">
            <text:p>CGUUAGCUGUCUGCAAUCUGCCAUUCUUAUCAUCGCACAUUUAAUGUGAUGAUGAAAUGACGCAUUUCUGUCAAGUCUCACC</text:p>
          </table:table-cell>
          <table:table-cell table:formula="of:=OFFSET([Sheet1.$A$2]; (ROW()-1)*2;0)" office:value-type="string" office:string-value=".((.((((....(((...(((((((.(((((((((((.......)))))))))))))))..)))....)))..)).)).))." calcext:value-type="string">
            <text:p>.((.((((....(((...(((((((.(((((((((((.......)))))))))))))))..)))....)))..)).)).)).</text:p>
          </table:table-cell>
          <table:table-cell table:formula="of:=OFFSET([Sheet1.$B$2]; (ROW()-1)*2;0)" office:value-type="string" office:string-value="-17.50" calcext:value-type="string">
            <text:p>-17.50</text:p>
          </table:table-cell>
        </table:table-row>
        <table:table-row table:style-name="ro1">
          <table:table-cell table:formula="of:=OFFSET([Sheet1.$A$1]; (ROW()-1)*2;0)" office:value-type="string" office:string-value="UCUUCUCUGUUCUCUGUGAUGAAUGCUGACGAUGUUGUAGAUGUGAACUUUUUUUUUCUCUGUUGUCUAUGAUGAAUGCUUGUUGUCCUGGAGAUAUUGUAGA" calcext:value-type="string">
            <text:p>UCUUCUCUGUUCUCUGUGAUGAAUGCUGACGAUGUUGUAGAUGUGAACUUUUUUUUUCUCUGUUGUCUAUGAUGAAUGCUUGUUGUCCUGGAGAUAUUGUAGA</text:p>
          </table:table-cell>
          <table:table-cell table:formula="of:=OFFSET([Sheet1.$A$2]; (ROW()-1)*2;0)" office:value-type="string" office:string-value="...((((...((((((.(((((..((.......(((((((((...(((.............))))))))))))....))...))))).))))))....).)))" calcext:value-type="string">
            <text:p>...((((...((((((.(((((..((.......(((((((((...(((.............))))))))))))....))...))))).))))))....).)))</text:p>
          </table:table-cell>
          <table:table-cell table:formula="of:=OFFSET([Sheet1.$B$2]; (ROW()-1)*2;0)" office:value-type="string" office:string-value="-14.00" calcext:value-type="string">
            <text:p>-14.00</text:p>
          </table:table-cell>
        </table:table-row>
        <table:table-row table:style-name="ro1">
          <table:table-cell table:formula="of:=OFFSET([Sheet1.$A$1]; (ROW()-1)*2;0)" office:value-type="string" office:string-value="AUAAAGGAAGUUAGGCUGAGGGGCAGAGAGCGAGACUUUUCUAUUUUCCAAAAGCUCGGUCUGAGGCCCCUCAGUCUUGCUUCCUAACCCGCGC" calcext:value-type="string">
            <text:p>AUAAAGGAAGUUAGGCUGAGGGGCAGAGAGCGAGACUUUUCUAUUUUCCAAAAGCUCGGUCUGAGGCCCCUCAGUCUUGCUUCCUAACCCGCGC</text:p>
          </table:table-cell>
          <table:table-cell table:formula="of:=OFFSET([Sheet1.$A$2]; (ROW()-1)*2;0)" office:value-type="string" office:string-value="....(((((((.((((((((((((..(((.((((.(((((.........))))))))).)))...)))))))))))).)))))))........." calcext:value-type="string">
            <text:p>....(((((((.((((((((((((..(((.((((.(((((.........))))))))).)))...)))))))))))).))))))).........</text:p>
          </table:table-cell>
          <table:table-cell table:formula="of:=OFFSET([Sheet1.$B$2]; (ROW()-1)*2;0)" office:value-type="string" office:string-value="-48.80" calcext:value-type="string">
            <text:p>-48.80</text:p>
          </table:table-cell>
        </table:table-row>
        <table:table-row table:style-name="ro1">
          <table:table-cell table:formula="of:=OFFSET([Sheet1.$A$1]; (ROW()-1)*2;0)" office:value-type="string" office:string-value="GAAAGCGCUUUGGAAUGACACGAUCACUCCCGUUGAGUGGGCACCCGAGAAGCCAUCGGGAAUGUCGUGUCCGCCCAGUGCUCUUUC" calcext:value-type="string">
            <text:p>GAAAGCGCUUUGGAAUGACACGAUCACUCCCGUUGAGUGGGCACCCGAGAAGCCAUCGGGAAUGUCGUGUCCGCCCAGUGCUCUUUC</text:p>
          </table:table-cell>
          <table:table-cell table:formula="of:=OFFSET([Sheet1.$A$2]; (ROW()-1)*2;0)" office:value-type="string" office:string-value="(((((.((.((((...(((((((.((.(((((....((((............))))))))).)))))))))...)))).)).)))))" calcext:value-type="string">
            <text:p>(((((.((.((((...(((((((.((.(((((....((((............))))))))).)))))))))...)))).)).)))))</text:p>
          </table:table-cell>
          <table:table-cell table:formula="of:=OFFSET([Sheet1.$B$2]; (ROW()-1)*2;0)" office:value-type="string" office:string-value="-34.50" calcext:value-type="string">
            <text:p>-34.50</text:p>
          </table:table-cell>
        </table:table-row>
        <table:table-row table:style-name="ro1">
          <table:table-cell table:formula="of:=OFFSET([Sheet1.$A$1]; (ROW()-1)*2;0)" office:value-type="string" office:string-value="CACGUCGGCCUAACUGGAGCCCUGUCUCAUUGCAGCUGUGAGUAAGUGCUCUCUAGUUCGGUUGCUGAGUG" calcext:value-type="string">
            <text:p>CACGUCGGCCUAACUGGAGCCCUGUCUCAUUGCAGCUGUGAGUAAGUGCUCUCUAGUUCGGUUGCUGAGUG</text:p>
          </table:table-cell>
          <table:table-cell table:formula="of:=OFFSET([Sheet1.$A$2]; (ROW()-1)*2;0)" office:value-type="string" office:string-value="(((..(((((.(((((((((.((..(((((.......)))))..)).)))))..)))).)))))....)))" calcext:value-type="string">
            <text:p>(((..(((((.(((((((((.((..(((((.......)))))..)).)))))..)))).)))))....)))</text:p>
          </table:table-cell>
          <table:table-cell table:formula="of:=OFFSET([Sheet1.$B$2]; (ROW()-1)*2;0)" office:value-type="string" office:string-value="-24.30" calcext:value-type="string">
            <text:p>-24.30</text:p>
          </table:table-cell>
        </table:table-row>
        <table:table-row table:style-name="ro1">
          <table:table-cell table:formula="of:=OFFSET([Sheet1.$A$1]; (ROW()-1)*2;0)" office:value-type="string" office:string-value="UGGAUGUCUUACCAGACAUGGUUAGAUCUGGAUGCAUCUGUCUAAUACUGUCUGGUAAUGCCGUCCAU" calcext:value-type="string">
            <text:p>UGGAUGUCUUACCAGACAUGGUUAGAUCUGGAUGCAUCUGUCUAAUACUGUCUGGUAAUGCCGUCCAU</text:p>
          </table:table-cell>
          <table:table-cell table:formula="of:=OFFSET([Sheet1.$A$2]; (ROW()-1)*2;0)" office:value-type="string" office:string-value="((((((.(((((((((((..(((((((..(((....))))))))))..)))))))))).).))))))." calcext:value-type="string">
            <text:p>((((((.(((((((((((..(((((((..(((....))))))))))..)))))))))).).)))))).</text:p>
          </table:table-cell>
          <table:table-cell table:formula="of:=OFFSET([Sheet1.$B$2]; (ROW()-1)*2;0)" office:value-type="string" office:string-value="-28.30" calcext:value-type="string">
            <text:p>-28.30</text:p>
          </table:table-cell>
        </table:table-row>
        <table:table-row table:style-name="ro1">
          <table:table-cell table:formula="of:=OFFSET([Sheet1.$A$1]; (ROW()-1)*2;0)" office:value-type="string" office:string-value="GCUCCUGUCAGUUUAGCUGGUUUGCAUCAGCUGGCUACUGUGCUGUGCAAAUCCAUGCAAAACUGACUGUGGC" calcext:value-type="string">
            <text:p>GCUCCUGUCAGUUUAGCUGGUUUGCAUCAGCUGGCUACUGUGCUGUGCAAAUCCAUGCAAAACUGACUGUGGC</text:p>
          </table:table-cell>
          <table:table-cell table:formula="of:=OFFSET([Sheet1.$A$2]; (ROW()-1)*2;0)" office:value-type="string" office:string-value="(((.(.((((((((.(((((((((((.((((..((....)))))))))))).))).)).)))))))).).)))" calcext:value-type="string">
            <text:p>(((.(.((((((((.(((((((((((.((((..((....)))))))))))).))).)).)))))))).).)))</text:p>
          </table:table-cell>
          <table:table-cell table:formula="of:=OFFSET([Sheet1.$B$2]; (ROW()-1)*2;0)" office:value-type="string" office:string-value="-32.10" calcext:value-type="string">
            <text:p>-32.10</text:p>
          </table:table-cell>
        </table:table-row>
        <table:table-row table:style-name="ro1">
          <table:table-cell table:formula="of:=OFFSET([Sheet1.$A$1]; (ROW()-1)*2;0)" office:value-type="string" office:string-value="GCAGUUCCAAAGUGCUCAUAGUGCAGGUAGUUGUAUUCAUGUUCUACUGUAAUAUGGGCACUUACAGUACUGCU" calcext:value-type="string">
            <text:p>GCAGUUCCAAAGUGCUCAUAGUGCAGGUAGUUGUAUUCAUGUUCUACUGUAAUAUGGGCACUUACAGUACUGCU</text:p>
          </table:table-cell>
          <table:table-cell table:formula="of:=OFFSET([Sheet1.$A$2]; (ROW()-1)*2;0)" office:value-type="string" office:string-value="(((((....(((((((((((.(((((.(((.............)))))))).))))))))))).....)))))." calcext:value-type="string">
            <text:p>(((((....(((((((((((.(((((.(((.............)))))))).))))))))))).....))))).</text:p>
          </table:table-cell>
          <table:table-cell table:formula="of:=OFFSET([Sheet1.$B$2]; (ROW()-1)*2;0)" office:value-type="string" office:string-value="-28.40" calcext:value-type="string">
            <text:p>-28.40</text:p>
          </table:table-cell>
        </table:table-row>
        <table:table-row table:style-name="ro1">
          <table:table-cell table:formula="of:=OFFSET([Sheet1.$A$1]; (ROW()-1)*2;0)" office:value-type="string" office:string-value="AGGCUCUCGAGAGAUUGACAGAAGAGAGUGAGCACACGGCGCGACGAACGACAUAGCAUGUAUGCCGUCCUCGCCGCGUGCUCACUUCUCUUUCUGUCAGCCUCUUUCUCUCGAUGGCU" calcext:value-type="string">
            <text:p>AGGCUCUCGAGAGAUUGACAGAAGAGAGUGAGCACACGGCGCGACGAACGACAUAGCAUGUAUGCCGUCCUCGCCGCGUGCUCACUUCUCUUUCUGUCAGCCUCUUUCUCUCGAUGGCU</text:p>
          </table:table-cell>
          <table:table-cell table:formula="of:=OFFSET([Sheet1.$A$2]; (ROW()-1)*2;0)" office:value-type="string" office:string-value=".((((.(((((((((((((((((((((((((((((.(((((.((((....((((...))))....))))..))))).)))))))).)))).)))))))))......)))))))).))))" calcext:value-type="string">
            <text:p>.((((.(((((((((((((((((((((((((((((.(((((.((((....((((...))))....))))..))))).)))))))).)))).)))))))))......)))))))).))))</text:p>
          </table:table-cell>
          <table:table-cell table:formula="of:=OFFSET([Sheet1.$B$2]; (ROW()-1)*2;0)" office:value-type="string" office:string-value="-65.00" calcext:value-type="string">
            <text:p>-65.00</text:p>
          </table:table-cell>
        </table:table-row>
        <table:table-row table:style-name="ro1">
          <table:table-cell table:formula="of:=OFFSET([Sheet1.$A$1]; (ROW()-1)*2;0)" office:value-type="string" office:string-value="UGGCUGCUAGAUGGUGUGGCUGACAGAAGAGAGUGAGCACGCAUCGGCCAGACUGCAUCUAUAUACGGCUGCCCCAAAGCGACGGAUCGAUGGAUGCCUAGCCUAGGCCUAGGCGCAGCUGCUGUUGCGUGCUCACUUCUCUUUCUGUCAGCUCUCUCUCUCAUCCU" calcext:value-type="string">
            <text:p>UGGCUGCUAGAUGGUGUGGCUGACAGAAGAGAGUGAGCACGCAUCGGCCAGACUGCAUCUAUAUACGGCUGCCCCAAAGCGACGGAUCGAUGGAUGCCUAGCCUAGGCCUAGGCGCAGCUGCUGUUGCGUGCUCACUUCUCUUUCUGUCAGCUCUCUCUCUCAUCCU</text:p>
          </table:table-cell>
          <table:table-cell table:formula="of:=OFFSET([Sheet1.$A$2]; (ROW()-1)*2;0)" office:value-type="string" office:string-value=".((.((..(((.((...((((((((((((((((((((((((((.((((.((.((((((((((...((..(((......))).)).....))))))(((((((....).)))))))))))))))).))))))))))).)))).))))))))))))).)))..)).))." calcext:value-type="string">
            <text:p>.((.((..(((.((...((((((((((((((((((((((((((.((((.((.((((((((((...((..(((......))).)).....))))))(((((((....).)))))))))))))))).))))))))))).)))).))))))))))))).)))..)).)).</text:p>
          </table:table-cell>
          <table:table-cell table:formula="of:=OFFSET([Sheet1.$B$2]; (ROW()-1)*2;0)" office:value-type="string" office:string-value="-79.20" calcext:value-type="string">
            <text:p>-79.20</text:p>
          </table:table-cell>
        </table:table-row>
        <table:table-row table:style-name="ro1">
          <table:table-cell table:formula="of:=OFFSET([Sheet1.$A$1]; (ROW()-1)*2;0)" office:value-type="string" office:string-value="GGCUGACAGAAGAGAGUGAGCACGCAUCGGCCAGACUGCAUCUAUAUACGGCUGCUCCUGGCGAAUGGAUAGAUGCCAAGGCGCAGCUGCUGUUGCGUGCUCACUUCUCUUUCUGUCAGCU" calcext:value-type="string">
            <text:p>GGCUGACAGAAGAGAGUGAGCACGCAUCGGCCAGACUGCAUCUAUAUACGGCUGCUCCUGGCGAAUGGAUAGAUGCCAAGGCGCAGCUGCUGUUGCGUGCUCACUUCUCUUUCUGUCAGCU</text:p>
          </table:table-cell>
          <table:table-cell table:formula="of:=OFFSET([Sheet1.$A$2]; (ROW()-1)*2;0)" office:value-type="string" office:string-value="((((((((((((((((((((((((((.((((..................((((((.((((((............))).))).)))))))))).))))))))))).)))).)))))))))))" calcext:value-type="string">
            <text:p>((((((((((((((((((((((((((.((((..................((((((.((((((............))).))).)))))))))).))))))))))).)))).)))))))))))</text:p>
          </table:table-cell>
          <table:table-cell table:formula="of:=OFFSET([Sheet1.$B$2]; (ROW()-1)*2;0)" office:value-type="string" office:string-value="-67.60" calcext:value-type="string">
            <text:p>-67.60</text:p>
          </table:table-cell>
        </table:table-row>
        <table:table-row table:style-name="ro1">
          <table:table-cell table:formula="of:=OFFSET([Sheet1.$A$1]; (ROW()-1)*2;0)" office:value-type="string" office:string-value="AGAUGAGUUUUUUGAAGGUUUGACAGAAGAGAGUGAGCACACACGGUGGUUUCUUACCAUGAGUGUCAUGCUAGGAGCUGUGCGUGCUCACCCUCUAUCUGUCAGUCACUCAUCAAGCCCAUCU" calcext:value-type="string">
            <text:p>AGAUGAGUUUUUUGAAGGUUUGACAGAAGAGAGUGAGCACACACGGUGGUUUCUUACCAUGAGUGUCAUGCUAGGAGCUGUGCGUGCUCACCCUCUAUCUGUCAGUCACUCAUCAAGCCCAUCU</text:p>
          </table:table-cell>
          <table:table-cell table:formula="of:=OFFSET([Sheet1.$A$2]; (ROW()-1)*2;0)" office:value-type="string" office:string-value="(((((.((((..(((..(.((((((((((((.((((((((.((((((....(((((.(((((...))))).))))))))))).)))))))).)))).)))))))).)..)))..)))).)))))" calcext:value-type="string">
            <text:p>(((((.((((..(((..(.((((((((((((.((((((((.((((((....(((((.(((((...))))).))))))))))).)))))))).)))).)))))))).)..)))..)))).)))))</text:p>
          </table:table-cell>
          <table:table-cell table:formula="of:=OFFSET([Sheet1.$B$2]; (ROW()-1)*2;0)" office:value-type="string" office:string-value="-58.20" calcext:value-type="string">
            <text:p>-58.20</text:p>
          </table:table-cell>
        </table:table-row>
        <table:table-row table:style-name="ro1">
          <table:table-cell table:formula="of:=OFFSET([Sheet1.$A$1]; (ROW()-1)*2;0)" office:value-type="string" office:string-value="UUCGUUCCGUGGCUAACUGACAGAAGAGAGUGAGCACACAGCGGGCAGACUGCAUCGAUCGAUCUGCAUCCGAGACGGCGCACGUACGAAUGAUGAUGCAGCUGCUGCUGCGUGCUCACUUCUCUCUCUGUCAGUCCUCUAGCUGCUACGGC" calcext:value-type="string">
            <text:p>UUCGUUCCGUGGCUAACUGACAGAAGAGAGUGAGCACACAGCGGGCAGACUGCAUCGAUCGAUCUGCAUCCGAGACGGCGCACGUACGAAUGAUGAUGCAGCUGCUGCUGCGUGCUCACUUCUCUCUCUGUCAGUCCUCUAGCUGCUACGGC</text:p>
          </table:table-cell>
          <table:table-cell table:formula="of:=OFFSET([Sheet1.$A$2]; (ROW()-1)*2;0)" office:value-type="string" office:string-value=".((((...(((((((((((((((((((((((((((((.((((((.(((.(((((((.((((.(((((..(((...))).))).....)).)))))))))))))))))))).)))))))).))))).)))))))))....))))))).))))." calcext:value-type="string">
            <text:p>.((((...(((((((((((((((((((((((((((((.((((((.(((.(((((((.((((.(((((..(((...))).))).....)).)))))))))))))))))))).)))))))).))))).)))))))))....))))))).)))).</text:p>
          </table:table-cell>
          <table:table-cell table:formula="of:=OFFSET([Sheet1.$B$2]; (ROW()-1)*2;0)" office:value-type="string" office:string-value="-79.10" calcext:value-type="string">
            <text:p>-79.10</text:p>
          </table:table-cell>
        </table:table-row>
        <table:table-row table:style-name="ro1">
          <table:table-cell table:formula="of:=OFFSET([Sheet1.$A$1]; (ROW()-1)*2;0)" office:value-type="string" office:string-value="CGGGCUCGCGCGCGCGCGGUGACAGAAGAGAGUGAGCACACGGCCGGGCGUGACGGCACGUGCCGUCGCGGCCGCGUGCUCACUGCUCUUUCUGUCAUCCGCUGGUCCGGGCCUC" calcext:value-type="string">
            <text:p>CGGGCUCGCGCGCGCGCGGUGACAGAAGAGAGUGAGCACACGGCCGGGCGUGACGGCACGUGCCGUCGCGGCCGCGUGCUCACUGCUCUUUCUGUCAUCCGCUGGUCCGGGCCUC</text:p>
          </table:table-cell>
          <table:table-cell table:formula="of:=OFFSET([Sheet1.$A$2]; (ROW()-1)*2;0)" office:value-type="string" office:string-value=".(((((((.((..(((.((((((((((((((((((((((.(((((....((((((((....))))))))))))).))))))))).))).)))))))))))))..)).)))))))." calcext:value-type="string">
            <text:p>.(((((((.((..(((.((((((((((((((((((((((.(((((....((((((((....))))))))))))).))))))))).))).)))))))))))))..)).))))))).</text:p>
          </table:table-cell>
          <table:table-cell table:formula="of:=OFFSET([Sheet1.$B$2]; (ROW()-1)*2;0)" office:value-type="string" office:string-value="-81.50" calcext:value-type="string">
            <text:p>-81.50</text:p>
          </table:table-cell>
        </table:table-row>
        <table:table-row table:style-name="ro1">
          <table:table-cell table:formula="of:=OFFSET([Sheet1.$A$1]; (ROW()-1)*2;0)" office:value-type="string" office:string-value="CGCGGCGGGCGGUGACAGAAGAGAGUGAGCACACGGCCGGGCGGAACGGCACCGGCGGAUGGUGCCGUCGCGGACGCGUGCUCACUGCUCUAUCUGUCAUCCACUCUCUCCCCCGCU" calcext:value-type="string">
            <text:p>CGCGGCGGGCGGUGACAGAAGAGAGUGAGCACACGGCCGGGCGGAACGGCACCGGCGGAUGGUGCCGUCGCGGACGCGUGCUCACUGCUCUAUCUGUCAUCCACUCUCUCCCCCGCU</text:p>
          </table:table-cell>
          <table:table-cell table:formula="of:=OFFSET([Sheet1.$A$2]; (ROW()-1)*2;0)" office:value-type="string" office:string-value=".((((.(((.((((((((((((((((((((((.((.(((.(....(((((((((.....)))))))))).))).)).))))))))).)))).)))))))))........)))))))." calcext:value-type="string">
            <text:p>.((((.(((.((((((((((((((((((((((.((.(((.(....(((((((((.....)))))))))).))).)).))))))))).)))).)))))))))........))))))).</text:p>
          </table:table-cell>
          <table:table-cell table:formula="of:=OFFSET([Sheet1.$B$2]; (ROW()-1)*2;0)" office:value-type="string" office:string-value="-70.00" calcext:value-type="string">
            <text:p>-70.00</text:p>
          </table:table-cell>
        </table:table-row>
        <table:table-row table:style-name="ro1">
          <table:table-cell table:formula="of:=OFFSET([Sheet1.$A$1]; (ROW()-1)*2;0)" office:value-type="string" office:string-value="UUGUGUGCGUGCCUGGCUCCCUGUAUGCCACACAUGUAGCGCCCAACCCAGAUGYUAAGGUUGCCUGCUGUGGGUGGCGUGCAAGGGGCCAAGCAUGCAUCCAU" calcext:value-type="string">
            <text:p>UUGUGUGCGUGCCUGGCUCCCUGUAUGCCACACAUGUAGCGCCCAACCCAGAUGYUAAGGUUGCCUGCUGUGGGUGGCGUGCAAGGGGCCAAGCAUGCAUCCAU</text:p>
          </table:table-cell>
          <table:table-cell table:formula="of:=OFFSET([Sheet1.$A$2]; (ROW()-1)*2;0)" office:value-type="string" office:string-value=".((.((((((((.(((((((.((((((((((.(((..((((..(((((..........)))))..))))))).)))))))))).))))))).)))))))).))." calcext:value-type="string">
            <text:p>.((.((((((((.(((((((.((((((((((.(((..((((..(((((..........)))))..))))))).)))))))))).))))))).)))))))).)).</text:p>
          </table:table-cell>
          <table:table-cell table:formula="of:=OFFSET([Sheet1.$B$2]; (ROW()-1)*2;0)" office:value-type="string" office:string-value="-56.00" calcext:value-type="string">
            <text:p>-56.00</text:p>
          </table:table-cell>
        </table:table-row>
        <table:table-row table:style-name="ro1">
          <table:table-cell table:formula="of:=OFFSET([Sheet1.$A$1]; (ROW()-1)*2;0)" office:value-type="string" office:string-value="GGCCAGGGGCGGGAUCGAUAUGCCUGGCUCCCUGUAUGCCACUCGCAUGGCUGCCAACUCAUCAUGCAUACACUGCUAGCUAGUCGUUGGCUCCACUGCGGAUGGCGUGCGUGGAGCCAAGCAUGACCGAUCAUCUCCUCCU" calcext:value-type="string">
            <text:p>GGCCAGGGGCGGGAUCGAUAUGCCUGGCUCCCUGUAUGCCACUCGCAUGGCUGCCAACUCAUCAUGCAUACACUGCUAGCUAGUCGUUGGCUCCACUGCGGAUGGCGUGCGUGGAGCCAAGCAUGACCGAUCAUCUCCUCCU</text:p>
          </table:table-cell>
          <table:table-cell table:formula="of:=OFFSET([Sheet1.$A$2]; (ROW()-1)*2;0)" office:value-type="string" office:string-value="((..(((((...(((((.(((((.(((((((.(((((((((.((((((((..((((((.......(((.....))).........)))))).))).))))).))))))))).))))))).)))))..)))))..)))))))." calcext:value-type="string">
            <text:p>((..(((((...(((((.(((((.(((((((.(((((((((.((((((((..((((((.......(((.....))).........)))))).))).))))).))))))))).))))))).)))))..)))))..))))))).</text:p>
          </table:table-cell>
          <table:table-cell table:formula="of:=OFFSET([Sheet1.$B$2]; (ROW()-1)*2;0)" office:value-type="string" office:string-value="-68.80" calcext:value-type="string">
            <text:p>-68.80</text:p>
          </table:table-cell>
        </table:table-row>
        <table:table-row table:style-name="ro1">
          <table:table-cell table:formula="of:=OFFSET([Sheet1.$A$1]; (ROW()-1)*2;0)" office:value-type="string" office:string-value="CGAUCGGCUCGUGUCGUGUGUGCCUGGCUCCCUGUAUGCCACACAUGUAGCCAACCCGUGGCGUGAUUGGAUGCUGUGGGUGGCGUGCAAGGAGCCAAGCAUGCAUAACAGGCCAUGAUCA" calcext:value-type="string">
            <text:p>CGAUCGGCUCGUGUCGUGUGUGCCUGGCUCCCUGUAUGCCACACAUGUAGCCAACCCGUGGCGUGAUUGGAUGCUGUGGGUGGCGUGCAAGGAGCCAAGCAUGCAUAACAGGCCAUGAUCA</text:p>
          </table:table-cell>
          <table:table-cell table:formula="of:=OFFSET([Sheet1.$A$2]; (ROW()-1)*2;0)" office:value-type="string" office:string-value=".((((((((..(((.((((((((.(((((((.((((((((((.((((((.((((.(((...)).).)))).))).))).)))))))))).))))))).)))))))).)))))))..))))." calcext:value-type="string">
            <text:p>.((((((((..(((.((((((((.(((((((.((((((((((.((((((.((((.(((...)).).)))).))).))).)))))))))).))))))).)))))))).)))))))..)))).</text:p>
          </table:table-cell>
          <table:table-cell table:formula="of:=OFFSET([Sheet1.$B$2]; (ROW()-1)*2;0)" office:value-type="string" office:string-value="-62.70" calcext:value-type="string">
            <text:p>-62.70</text:p>
          </table:table-cell>
        </table:table-row>
        <table:table-row table:style-name="ro1">
          <table:table-cell table:formula="of:=OFFSET([Sheet1.$A$1]; (ROW()-1)*2;0)" office:value-type="string" office:string-value="UAGACGGUGGCUGUGCGUGGUGGAGAAGCAGGGCACGUGCAUUACCAUCCAAUGCCGCCGGGUGGGUGGGUGGAAUGGAUGGAUGGUUCUUGAUGUGCCCAUCUUCUCCACCGAGCACGAACUGUCUU" calcext:value-type="string">
            <text:p>UAGACGGUGGCUGUGCGUGGUGGAGAAGCAGGGCACGUGCAUUACCAUCCAAUGCCGCCGGGUGGGUGGGUGGAAUGGAUGGAUGGUUCUUGAUGUGCCCAUCUUCUCCACCGAGCACGAACUGUCUU</text:p>
          </table:table-cell>
          <table:table-cell table:formula="of:=OFFSET([Sheet1.$A$2]; (ROW()-1)*2;0)" office:value-type="string" office:string-value=".(((((((...(((((.(((((((((((..((((((((.....((((((((...(((((.(.....).)))))......)))))))).....))))))))..))))))))))).))))).)))))))." calcext:value-type="string">
            <text:p>.(((((((...(((((.(((((((((((..((((((((.....((((((((...(((((.(.....).)))))......)))))))).....))))))))..))))))))))).))))).))))))).</text:p>
          </table:table-cell>
          <table:table-cell table:formula="of:=OFFSET([Sheet1.$B$2]; (ROW()-1)*2;0)" office:value-type="string" office:string-value="-73.60" calcext:value-type="string">
            <text:p>-73.60</text:p>
          </table:table-cell>
        </table:table-row>
        <table:table-row table:style-name="ro1">
          <table:table-cell table:formula="of:=OFFSET([Sheet1.$A$1]; (ROW()-1)*2;0)" office:value-type="string" office:string-value="UAGGCUCGGGGACUAUGGUGCAGCCAAGGAUGACUUGCCGAUCGAUGUGACGCCUCUUGAUCUCGUCGUCGUCAGAUCGUCGCCGAUCAUCGGCAAGUUGUUCUUGGCUACACCGUGGCUCCUGCUCCUG" calcext:value-type="string">
            <text:p>UAGGCUCGGGGACUAUGGUGCAGCCAAGGAUGACUUGCCGAUCGAUGUGACGCCUCUUGAUCUCGUCGUCGUCAGAUCGUCGCCGAUCAUCGGCAAGUUGUUCUUGGCUACACCGUGGCUCCUGCUCCUG</text:p>
          </table:table-cell>
          <table:table-cell table:formula="of:=OFFSET([Sheet1.$A$2]; (ROW()-1)*2;0)" office:value-type="string" office:string-value="((((..(((((.((((((((.(((((((((((((((((((((.(((((((((..(((((((......))))..))).))))))..)))))))))))))))))))))))).)))))))).)))))..))))" calcext:value-type="string">
            <text:p>((((..(((((.((((((((.(((((((((((((((((((((.(((((((((..(((((((......))))..))).))))))..)))))))))))))))))))))))).)))))))).)))))..))))</text:p>
          </table:table-cell>
          <table:table-cell table:formula="of:=OFFSET([Sheet1.$B$2]; (ROW()-1)*2;0)" office:value-type="string" office:string-value="-70.20" calcext:value-type="string">
            <text:p>-70.20</text:p>
          </table:table-cell>
        </table:table-row>
        <table:table-row table:style-name="ro1">
          <table:table-cell table:formula="of:=OFFSET([Sheet1.$A$1]; (ROW()-1)*2;0)" office:value-type="string" office:string-value="UAGGCUCGGGGACUACGGUGCAGCCAAGGAUGACUUGCCGAUCUAUCGUCGAUCAACGAGCGACGCCUCUGAUGUCUGAUCUCGACAUCUAUCGUCGUCAGACCAUCAUCAUCUAUCGGCAAGUUGUUCUUGGCUACACCGUGGCUCCUGCUCCUG" calcext:value-type="string">
            <text:p>UAGGCUCGGGGACUACGGUGCAGCCAAGGAUGACUUGCCGAUCUAUCGUCGAUCAACGAGCGACGCCUCUGAUGUCUGAUCUCGACAUCUAUCGUCGUCAGACCAUCAUCAUCUAUCGGCAAGUUGUUCUUGGCUACACCGUGGCUCCUGCUCCUG</text:p>
          </table:table-cell>
          <table:table-cell table:formula="of:=OFFSET([Sheet1.$A$2]; (ROW()-1)*2;0)" office:value-type="string" office:string-value="((((..(((((.((((((((.(((((((((((((((((((((....(((((.........)))))....(((((((((((..(((......)))..)))))).)))))......))))))))))))))))))))).)))))))).)))))..))))" calcext:value-type="string">
            <text:p>((((..(((((.((((((((.(((((((((((((((((((((....(((((.........)))))....(((((((((((..(((......)))..)))))).)))))......))))))))))))))))))))).)))))))).)))))..))))</text:p>
          </table:table-cell>
          <table:table-cell table:formula="of:=OFFSET([Sheet1.$B$2]; (ROW()-1)*2;0)" office:value-type="string" office:string-value="-78.40" calcext:value-type="string">
            <text:p>-78.40</text:p>
          </table:table-cell>
        </table:table-row>
        <table:table-row table:style-name="ro1">
          <table:table-cell table:formula="of:=OFFSET([Sheet1.$A$1]; (ROW()-1)*2;0)" office:value-type="string" office:string-value="UGCUCUUGCGAAUGAGUGAAGCUGCCAGCAUGAUCUAGCUCUGAUUUGGUUGGCACCAUAUUAGCAGGCGUCCACGCACAGCUAGACUAGAGUGGCCUCGCGCGCUCUCGUCUGGUCUGUGUCUCGCUUUGUGCCUGCAAAUCGUUGUUAGAUCAUGCAUGACAGCCUCAUUCCUUCACAAUUCUGGGGC" calcext:value-type="string">
            <text:p>UGCUCUUGCGAAUGAGUGAAGCUGCCAGCAUGAUCUAGCUCUGAUUUGGUUGGCACCAUAUUAGCAGGCGUCCACGCACAGCUAGACUAGAGUGGCCUCGCGCGCUCUCGUCUGGUCUGUGUCUCGCUUUGUGCCUGCAAAUCGUUGUUAGAUCAUGCAUGACAGCCUCAUUCCUUCACAAUUCUGGGGC</text:p>
          </table:table-cell>
          <table:table-cell table:formula="of:=OFFSET([Sheet1.$A$2]; (ROW()-1)*2;0)" office:value-type="string" office:string-value=".(((((((.(((.((((((.((((.((((((((((((((..(((((((...(((((.........(((((.....((((((((((((.((((((((...)).)))))).)))))).))))))..))))).)))))..)))))))..)))))))))))).)).)))).)))))).))).)).....)))))" calcext:value-type="string">
            <text:p>.(((((((.(((.((((((.((((.((((((((((((((..(((((((...(((((.........(((((.....((((((((((((.((((((((...)).)))))).)))))).))))))..))))).)))))..)))))))..)))))))))))).)).)))).)))))).))).)).....)))))</text:p>
          </table:table-cell>
          <table:table-cell table:formula="of:=OFFSET([Sheet1.$B$2]; (ROW()-1)*2;0)" office:value-type="string" office:string-value="-87.20" calcext:value-type="string">
            <text:p>-87.20</text:p>
          </table:table-cell>
        </table:table-row>
        <table:table-row table:style-name="ro1">
          <table:table-cell table:formula="of:=OFFSET([Sheet1.$A$1]; (ROW()-1)*2;0)" office:value-type="string" office:string-value="AGUGCCCAAGAUAAAGGGUGAAGCUGCCAGCAUGAUCUAACGACGGCAUUGCUCUGCUGCUGCAGUGAGGCUUGCGAGUGAUGGUUAGAUCAUGCUGUGACAGUUUCACUCUUUCCCUUUGGGCACA" calcext:value-type="string">
            <text:p>AGUGCCCAAGAUAAAGGGUGAAGCUGCCAGCAUGAUCUAACGACGGCAUUGCUCUGCUGCUGCAGUGAGGCUUGCGAGUGAUGGUUAGAUCAUGCUGUGACAGUUUCACUCUUUCCCUUUGGGCACA</text:p>
          </table:table-cell>
          <table:table-cell table:formula="of:=OFFSET([Sheet1.$A$2]; (ROW()-1)*2;0)" office:value-type="string" office:string-value=".(((((((((..(((((((((((((((((((((((((((((.....((((((((.((.(((.......)))..)))))))))))))))))))))))).).))))))))))))))..).))))))))." calcext:value-type="string">
            <text:p>.(((((((((..(((((((((((((((((((((((((((((.....((((((((.((.(((.......)))..)))))))))))))))))))))))).).))))))))))))))..).)))))))).</text:p>
          </table:table-cell>
          <table:table-cell table:formula="of:=OFFSET([Sheet1.$B$2]; (ROW()-1)*2;0)" office:value-type="string" office:string-value="-70.50" calcext:value-type="string">
            <text:p>-70.50</text:p>
          </table:table-cell>
        </table:table-row>
        <table:table-row table:style-name="ro1">
          <table:table-cell table:formula="of:=OFFSET([Sheet1.$A$1]; (ROW()-1)*2;0)" office:value-type="string" office:string-value="UGCCCAAGGGAACGAGUGAAGCUGCCAGCAUGAUCUAGCUCUGAGUGAUCACCCGAAAAAGAACAAUAGUUCUAGGUGGUCAUGCCUUGCUAGGUCAUGCUGCUGCAGCCUCACUUCUUCCCGUCGUUGGGCA" calcext:value-type="string">
            <text:p>UGCCCAAGGGAACGAGUGAAGCUGCCAGCAUGAUCUAGCUCUGAGUGAUCACCCGAAAAAGAACAAUAGUUCUAGGUGGUCAUGCCUUGCUAGGUCAUGCUGCUGCAGCCUCACUUCUUCCCGUCGUUGGGCA</text:p>
          </table:table-cell>
          <table:table-cell table:formula="of:=OFFSET([Sheet1.$A$2]; (ROW()-1)*2;0)" office:value-type="string" office:string-value="((((((((((((.((((((.(((((((((((((((((((.....(((((((((......(((((....))))).))))))))).....))))))))))))))..))))).)))))).)))))....)))))))" calcext:value-type="string">
            <text:p>((((((((((((.((((((.(((((((((((((((((((.....(((((((((......(((((....))))).))))))))).....))))))))))))))..))))).)))))).)))))....)))))))</text:p>
          </table:table-cell>
          <table:table-cell table:formula="of:=OFFSET([Sheet1.$B$2]; (ROW()-1)*2;0)" office:value-type="string" office:string-value="-75.20" calcext:value-type="string">
            <text:p>-75.20</text:p>
          </table:table-cell>
        </table:table-row>
        <table:table-row table:style-name="ro1">
          <table:table-cell table:formula="of:=OFFSET([Sheet1.$A$1]; (ROW()-1)*2;0)" office:value-type="string" office:string-value="UGCCCAAGGGAACGAGUGAAGCUGCCAGCAUGAUCUAGCUCGGAGUGAUCACGCGAGGAGAACAAUAGCUCGAGGUGGUCAUGCCUUGCUAGAUCAUGCUGUGGCAGCCUCACUUCUUCCCGUCCUUGGGCA" calcext:value-type="string">
            <text:p>UGCCCAAGGGAACGAGUGAAGCUGCCAGCAUGAUCUAGCUCGGAGUGAUCACGCGAGGAGAACAAUAGCUCGAGGUGGUCAUGCCUUGCUAGAUCAUGCUGUGGCAGCCUCACUUCUUCCCGUCCUUGGGCA</text:p>
          </table:table-cell>
          <table:table-cell table:formula="of:=OFFSET([Sheet1.$A$2]; (ROW()-1)*2;0)" office:value-type="string" office:string-value="((((((((((((.((((((.(((((((((((((((((((..((.((((((((.((((...........))))..)))))))).))..))))))))))))..))))))).)))))).)))))....)))))))" calcext:value-type="string">
            <text:p>((((((((((((.((((((.(((((((((((((((((((..((.((((((((.((((...........))))..)))))))).))..))))))))))))..))))))).)))))).)))))....)))))))</text:p>
          </table:table-cell>
          <table:table-cell table:formula="of:=OFFSET([Sheet1.$B$2]; (ROW()-1)*2;0)" office:value-type="string" office:string-value="-80.60" calcext:value-type="string">
            <text:p>-80.60</text:p>
          </table:table-cell>
        </table:table-row>
        <table:table-row table:style-name="ro1">
          <table:table-cell table:formula="of:=OFFSET([Sheet1.$A$1]; (ROW()-1)*2;0)" office:value-type="string" office:string-value="AGGGAAUAUGCCUGGCUCCCUGUAUGCCACUCGCACGGCUACCACACCCCGGUGGCCGCUGCGGCUGGCGUGCGAGGUGCCAAGCAUGGCCCCC" calcext:value-type="string">
            <text:p>AGGGAAUAUGCCUGGCUCCCUGUAUGCCACUCGCACGGCUACCACACCCCGGUGGCCGCUGCGGCUGGCGUGCGAGGUGCCAAGCAUGGCCCCC</text:p>
          </table:table-cell>
          <table:table-cell table:formula="of:=OFFSET([Sheet1.$A$2]; (ROW()-1)*2;0)" office:value-type="string" office:string-value=".(((..(((((.((((.((.(((((((((.(((((((((((((.......)))))))).))))).))))))))).)).)))).)))))..)))." calcext:value-type="string">
            <text:p>.(((..(((((.((((.((.(((((((((.(((((((((((((.......)))))))).))))).))))))))).)).)))).)))))..))).</text:p>
          </table:table-cell>
          <table:table-cell table:formula="of:=OFFSET([Sheet1.$B$2]; (ROW()-1)*2;0)" office:value-type="string" office:string-value="-59.30" calcext:value-type="string">
            <text:p>-59.30</text:p>
          </table:table-cell>
        </table:table-row>
        <table:table-row table:style-name="ro1">
          <table:table-cell table:formula="of:=OFFSET([Sheet1.$A$1]; (ROW()-1)*2;0)" office:value-type="string" office:string-value="CUGGGCGCAGUGGUUUAUCGAUCUCUUCCUUGCCUUGUGCUGGUCCGGCCGGGAGUGGUGGUUCAAGCGUUUUAUUGUUGCAGCAGCUCGCAAACAACGCGGGAAUCGGUCGAUAAACCUCUGCAUCCAG" calcext:value-type="string">
            <text:p>CUGGGCGCAGUGGUUUAUCGAUCUCUUCCUUGCCUUGUGCUGGUCCGGCCGGGAGUGGUGGUUCAAGCGUUUUAUUGUUGCAGCAGCUCGCAAACAACGCGGGAAUCGGUCGAUAAACCUCUGCAUCCAG</text:p>
          </table:table-cell>
          <table:table-cell table:formula="of:=OFFSET([Sheet1.$A$2]; (ROW()-1)*2;0)" office:value-type="string" office:string-value="(((((.((((.((((((((((((..(((((.(((............))).)))))....(((((..(((((...((((.((....))..))))..)))))..))))))))))))))))).)))).)))))" calcext:value-type="string">
            <text:p>(((((.((((.((((((((((((..(((((.(((............))).)))))....(((((..(((((...((((.((....))..))))..)))))..))))))))))))))))).)))).)))))</text:p>
          </table:table-cell>
          <table:table-cell table:formula="of:=OFFSET([Sheet1.$B$2]; (ROW()-1)*2;0)" office:value-type="string" office:string-value="-55.60" calcext:value-type="string">
            <text:p>-55.60</text:p>
          </table:table-cell>
        </table:table-row>
        <table:table-row table:style-name="ro1">
          <table:table-cell table:formula="of:=OFFSET([Sheet1.$A$1]; (ROW()-1)*2;0)" office:value-type="string" office:string-value="GGGGAAUGUUGUCUGGCUCGAGGUGCAGAAACAUACAGAUCUCAUCGGUCUAGGUUCUUGUCGAUCUCGGACCAGGCUUCAUUCCCC" calcext:value-type="string">
            <text:p>GGGGAAUGUUGUCUGGCUCGAGGUGCAGAAACAUACAGAUCUCAUCGGUCUAGGUUCUUGUCGAUCUCGGACCAGGCUUCAUUCCCC</text:p>
          </table:table-cell>
          <table:table-cell table:formula="of:=OFFSET([Sheet1.$A$2]; (ROW()-1)*2;0)" office:value-type="string" office:string-value="((((((((..((((((.(((((((((((.(((....(((((.....)))))..))).))))..))))))).))))))..))))))))" calcext:value-type="string">
            <text:p>((((((((..((((((.(((((((((((.(((....(((((.....)))))..))).))))..))))))).))))))..))))))))</text:p>
          </table:table-cell>
          <table:table-cell table:formula="of:=OFFSET([Sheet1.$B$2]; (ROW()-1)*2;0)" office:value-type="string" office:string-value="-41.20" calcext:value-type="string">
            <text:p>-41.20</text:p>
          </table:table-cell>
        </table:table-row>
        <table:table-row table:style-name="ro1">
          <table:table-cell table:formula="of:=OFFSET([Sheet1.$A$1]; (ROW()-1)*2;0)" office:value-type="string" office:string-value="GGGGAAUGUCGUCUGGCGCGAGACCGUACCAGACGACGUGCUCUCUCGGUCGUCGGACGGUCUCGGACCAGGCUUCAUUCCCC" calcext:value-type="string">
            <text:p>GGGGAAUGUCGUCUGGCGCGAGACCGUACCAGACGACGUGCUCUCUCGGUCGUCGGACGGUCUCGGACCAGGCUUCAUUCCCC</text:p>
          </table:table-cell>
          <table:table-cell table:formula="of:=OFFSET([Sheet1.$A$2]; (ROW()-1)*2;0)" office:value-type="string" office:string-value="((((((((..((((((..(((((((((.((.((((((...........)))))))))))))))))..))))))..))))))))" calcext:value-type="string">
            <text:p>((((((((..((((((..(((((((((.((.((((((...........)))))))))))))))))..))))))..))))))))</text:p>
          </table:table-cell>
          <table:table-cell table:formula="of:=OFFSET([Sheet1.$B$2]; (ROW()-1)*2;0)" office:value-type="string" office:string-value="-55.20" calcext:value-type="string">
            <text:p>-55.20</text:p>
          </table:table-cell>
        </table:table-row>
        <table:table-row table:style-name="ro1">
          <table:table-cell table:formula="of:=OFFSET([Sheet1.$A$1]; (ROW()-1)*2;0)" office:value-type="string" office:string-value="GGGGAAUGACGUCCGGUCCGAACAAGCCACGGCUGCUGCUGCGCUACCGCCGCGGCUUCGGACCAGGCUUCAUUCCCC" calcext:value-type="string">
            <text:p>GGGGAAUGACGUCCGGUCCGAACAAGCCACGGCUGCUGCUGCGCUACCGCCGCGGCUUCGGACCAGGCUUCAUUCCCC</text:p>
          </table:table-cell>
          <table:table-cell table:formula="of:=OFFSET([Sheet1.$A$2]; (ROW()-1)*2;0)" office:value-type="string" office:string-value="(((((((((.(((.(((((((...((((.((((.(..((...))..).)))).))))))))))).))).)))))))))" calcext:value-type="string">
            <text:p>(((((((((.(((.(((((((...((((.((((.(..((...))..).)))).))))))))))).))).)))))))))</text:p>
          </table:table-cell>
          <table:table-cell table:formula="of:=OFFSET([Sheet1.$B$2]; (ROW()-1)*2;0)" office:value-type="string" office:string-value="-48.40" calcext:value-type="string">
            <text:p>-48.40</text:p>
          </table:table-cell>
        </table:table-row>
        <table:table-row table:style-name="ro1">
          <table:table-cell table:formula="of:=OFFSET([Sheet1.$A$1]; (ROW()-1)*2;0)" office:value-type="string" office:string-value="GGGGAAUGUUGUCUGGUUGGAGACCUAACACCRCGAAUUAAUCAUCCAUGCCAUGGAAGCAGCAUAUGCCCGCCUGCAUCUAUCCAUGCAUGAUGGUGGAAGGUUUCGGACCAGGCUUCAUUCCCC" calcext:value-type="string">
            <text:p>GGGGAAUGUUGUCUGGUUGGAGACCUAACACCRCGAAUUAAUCAUCCAUGCCAUGGAAGCAGCAUAUGCCCGCCUGCAUCUAUCCAUGCAUGAUGGUGGAAGGUUUCGGACCAGGCUUCAUUCCCC</text:p>
          </table:table-cell>
          <table:table-cell table:formula="of:=OFFSET([Sheet1.$A$2]; (ROW()-1)*2;0)" office:value-type="string" office:string-value="((((((((..((((((((.(((((((..((((........(((((.((((..(((((.(((((........).)))).))))).)))).)))))))))..))))))).))))))))..))))))))" calcext:value-type="string">
            <text:p>((((((((..((((((((.(((((((..((((........(((((.((((..(((((.(((((........).)))).))))).)))).)))))))))..))))))).))))))))..))))))))</text:p>
          </table:table-cell>
          <table:table-cell table:formula="of:=OFFSET([Sheet1.$B$2]; (ROW()-1)*2;0)" office:value-type="string" office:string-value="-64.00" calcext:value-type="string">
            <text:p>-64.00</text:p>
          </table:table-cell>
        </table:table-row>
        <table:table-row table:style-name="ro1">
          <table:table-cell table:formula="of:=OFFSET([Sheet1.$A$1]; (ROW()-1)*2;0)" office:value-type="string" office:string-value="GUGGAAUGUUGUCUGGUUCAAGGUCUUGCUWUCCGAUUUGAGGAUGAUCCAUGCUUGCAUGUGUAGUUUUUUUUGUUCCUCAGAUCUACAAGAUCUCGGACCAGGCUUCAUUCCCC" calcext:value-type="string">
            <text:p>GUGGAAUGUUGUCUGGUUCAAGGUCUUGCUWUCCGAUUUGAGGAUGAUCCAUGCUUGCAUGUGUAGUUUUUUUUGUUCCUCAGAUCUACAAGAUCUCGGACCAGGCUUCAUUCCCC</text:p>
          </table:table-cell>
          <table:table-cell table:formula="of:=OFFSET([Sheet1.$A$2]; (ROW()-1)*2;0)" office:value-type="string" office:string-value="..((((((..(((((((((.((((((((......((((((((((........(((.((....))))).........))))))))))..)))))))).)))))))))..)))))).." calcext:value-type="string">
            <text:p>..((((((..(((((((((.((((((((......((((((((((........(((.((....))))).........))))))))))..)))))))).)))))))))..))))))..</text:p>
          </table:table-cell>
          <table:table-cell table:formula="of:=OFFSET([Sheet1.$B$2]; (ROW()-1)*2;0)" office:value-type="string" office:string-value="-48.30" calcext:value-type="string">
            <text:p>-48.30</text:p>
          </table:table-cell>
        </table:table-row>
        <table:table-row table:style-name="ro1">
          <table:table-cell table:formula="of:=OFFSET([Sheet1.$A$1]; (ROW()-1)*2;0)" office:value-type="string" office:string-value="GGGGAAUGUUGUCUGGCUCGAGGUGCAGAAACACGCAGAUCUCAUCGAGGUCGUCUUGGUUGUUGUUGAUCUCGGACCAGGCUUCAUUCCCC" calcext:value-type="string">
            <text:p>GGGGAAUGUUGUCUGGCUCGAGGUGCAGAAACACGCAGAUCUCAUCGAGGUCGUCUUGGUUGUUGUUGAUCUCGGACCAGGCUUCAUUCCCC</text:p>
          </table:table-cell>
          <table:table-cell table:formula="of:=OFFSET([Sheet1.$A$2]; (ROW()-1)*2;0)" office:value-type="string" office:string-value="((((((((..((((((.(((((((.(((.((((..((((((((...))))))....))..)))).)))))))))).))))))..))))))))" calcext:value-type="string">
            <text:p>((((((((..((((((.(((((((.(((.((((..((((((((...))))))....))..)))).)))))))))).))))))..))))))))</text:p>
          </table:table-cell>
          <table:table-cell table:formula="of:=OFFSET([Sheet1.$B$2]; (ROW()-1)*2;0)" office:value-type="string" office:string-value="-45.30" calcext:value-type="string">
            <text:p>-45.30</text:p>
          </table:table-cell>
        </table:table-row>
        <table:table-row table:style-name="ro1">
          <table:table-cell table:formula="of:=OFFSET([Sheet1.$A$1]; (ROW()-1)*2;0)" office:value-type="string" office:string-value="GUGGAAUGUUGUCUGGUUCAAGGUCUUUUGCUUUGUGAUCCAUCUGUGUAGAGCUUCUAAGUAUUCCUUGGAUCUGCAAGAUCUCGGACCAGGCUUCAUUCCCC" calcext:value-type="string">
            <text:p>GUGGAAUGUUGUCUGGUUCAAGGUCUUUUGCUUUGUGAUCCAUCUGUGUAGAGCUUCUAAGUAUUCCUUGGAUCUGCAAGAUCUCGGACCAGGCUUCAUUCCCC</text:p>
          </table:table-cell>
          <table:table-cell table:formula="of:=OFFSET([Sheet1.$A$2]; (ROW()-1)*2;0)" office:value-type="string" office:string-value="..((((((..(((((((((.((((((..(((.....((((((...(((((((...))))..)))....)))))).))))))))).)))))))))..)))))).." calcext:value-type="string">
            <text:p>..((((((..(((((((((.((((((..(((.....((((((...(((((((...))))..)))....)))))).))))))))).)))))))))..))))))..</text:p>
          </table:table-cell>
          <table:table-cell table:formula="of:=OFFSET([Sheet1.$B$2]; (ROW()-1)*2;0)" office:value-type="string" office:string-value="-40.20" calcext:value-type="string">
            <text:p>-40.20</text:p>
          </table:table-cell>
        </table:table-row>
        <table:table-row table:style-name="ro1">
          <table:table-cell table:formula="of:=OFFSET([Sheet1.$A$1]; (ROW()-1)*2;0)" office:value-type="string" office:string-value="GAUAUUGGCGAGGUUCAAUCAGAUGAUGUAUUUUUCUUAUAUAUAAAUUUGCAUGCAUGAAGGUGUGAAUCCAGUGUCUGAUUGAGCCGCGCCAAUAUC" calcext:value-type="string">
            <text:p>GAUAUUGGCGAGGUUCAAUCAGAUGAUGUAUUUUUCUUAUAUAUAAAUUUGCAUGCAUGAAGGUGUGAAUCCAGUGUCUGAUUGAGCCGCGCCAAUAUC</text:p>
          </table:table-cell>
          <table:table-cell table:formula="of:=OFFSET([Sheet1.$A$2]; (ROW()-1)*2;0)" office:value-type="string" office:string-value="((((((((((.(((((((((((((.((((((.......))))))..((((((((........)))))))).....))))))))))))).))))))))))" calcext:value-type="string">
            <text:p>((((((((((.(((((((((((((.((((((.......))))))..((((((((........)))))))).....))))))))))))).))))))))))</text:p>
          </table:table-cell>
          <table:table-cell table:formula="of:=OFFSET([Sheet1.$B$2]; (ROW()-1)*2;0)" office:value-type="string" office:string-value="-41.30" calcext:value-type="string">
            <text:p>-41.30</text:p>
          </table:table-cell>
        </table:table-row>
        <table:table-row table:style-name="ro1">
          <table:table-cell table:formula="of:=OFFSET([Sheet1.$A$1]; (ROW()-1)*2;0)" office:value-type="string" office:string-value="CGGGAUAUUGGCGCGGUUCAAUCAGAAAGCUUGCGCUCCAGGCCCGAGGGGCUCCACUCUUUGAUUGAGCCGUGCCAAUAUCACG" calcext:value-type="string">
            <text:p>CGGGAUAUUGGCGCGGUUCAAUCAGAAAGCUUGCGCUCCAGGCCCGAGGGGCUCCACUCUUUGAUUGAGCCGUGCCAAUAUCACG</text:p>
          </table:table-cell>
          <table:table-cell table:formula="of:=OFFSET([Sheet1.$A$2]; (ROW()-1)*2;0)" office:value-type="string" office:string-value="((.(((((((((((((((((((((((.((...(.(((((........))))).)..)).))))))))))))))))))))))).))" calcext:value-type="string">
            <text:p>((.(((((((((((((((((((((((.((...(.(((((........))))).)..)).))))))))))))))))))))))).))</text:p>
          </table:table-cell>
          <table:table-cell table:formula="of:=OFFSET([Sheet1.$B$2]; (ROW()-1)*2;0)" office:value-type="string" office:string-value="-47.00" calcext:value-type="string">
            <text:p>-47.00</text:p>
          </table:table-cell>
        </table:table-row>
        <table:table-row table:style-name="ro1">
          <table:table-cell table:formula="of:=OFFSET([Sheet1.$A$1]; (ROW()-1)*2;0)" office:value-type="string" office:string-value="GCGUGGCAUCAUCAAGAUUCACAACCCAUCAAUCCGAACCACUGAUUUGGAAUGCAUGYAUGAGAAUCUUGAUGAUGCUGCAU" calcext:value-type="string">
            <text:p>GCGUGGCAUCAUCAAGAUUCACAACCCAUCAAUCCGAACCACUGAUUUGGAAUGCAUGYAUGAGAAUCUUGAUGAUGCUGCAU</text:p>
          </table:table-cell>
          <table:table-cell table:formula="of:=OFFSET([Sheet1.$A$2]; (ROW()-1)*2;0)" office:value-type="string" office:string-value="..((((((((((((((((((.((...(((((.((((((.......)))))).)).)))..)).)))))))))))))))))).." calcext:value-type="string">
            <text:p>..((((((((((((((((((.((...(((((.((((((.......)))))).)).)))..)).))))))))))))))))))..</text:p>
          </table:table-cell>
          <table:table-cell table:formula="of:=OFFSET([Sheet1.$B$2]; (ROW()-1)*2;0)" office:value-type="string" office:string-value="-35.60" calcext:value-type="string">
            <text:p>-35.60</text:p>
          </table:table-cell>
        </table:table-row>
        <table:table-row table:style-name="ro1">
          <table:table-cell table:formula="of:=OFFSET([Sheet1.$A$1]; (ROW()-1)*2;0)" office:value-type="string" office:string-value="GUGCAGCACCAUCAAGAUUCACAUCCCCAGCUCGAUCUGUGCAUGAUGAGAUGAGAAUCUUGAUGAUGCUGCAU" calcext:value-type="string">
            <text:p>GUGCAGCACCAUCAAGAUUCACAUCCCCAGCUCGAUCUGUGCAUGAUGAGAUGAGAAUCUUGAUGAUGCUGCAU</text:p>
          </table:table-cell>
          <table:table-cell table:formula="of:=OFFSET([Sheet1.$A$2]; (ROW()-1)*2;0)" office:value-type="string" office:string-value="((((((((.(((((((((((.(((((.((((.(.....).)).))..).)))).))))))))))).))))))))" calcext:value-type="string">
            <text:p>((((((((.(((((((((((.(((((.((((.(.....).)).))..).)))).))))))))))).))))))))</text:p>
          </table:table-cell>
          <table:table-cell table:formula="of:=OFFSET([Sheet1.$B$2]; (ROW()-1)*2;0)" office:value-type="string" office:string-value="-34.00" calcext:value-type="string">
            <text:p>-34.00</text:p>
          </table:table-cell>
        </table:table-row>
        <table:table-row table:style-name="ro1">
          <table:table-cell table:formula="of:=OFFSET([Sheet1.$A$1]; (ROW()-1)*2;0)" office:value-type="string" office:string-value="GUGCAGCACCAUCAAGAUUCACAUCGUCCAACUCAUGCAUCAUGCAUAUAUGCAUCUUCAAUGAUGCGUGCCUCGCAUGUGUGUGUAUAUAUAUAUGAUGAGAUGAGAAUCUUGAUGAUGCUGCAU" calcext:value-type="string">
            <text:p>GUGCAGCACCAUCAAGAUUCACAUCGUCCAACUCAUGCAUCAUGCAUAUAUGCAUCUUCAAUGAUGCGUGCCUCGCAUGUGUGUGUAUAUAUAUAUGAUGAGAUGAGAAUCUUGAUGAUGCUGCAU</text:p>
          </table:table-cell>
          <table:table-cell table:formula="of:=OFFSET([Sheet1.$A$2]; (ROW()-1)*2;0)" office:value-type="string" office:string-value="((((((((.(((((((((((.((((.........(((((...))))).((((((((......))))))))..((((((((((((....))))))))).))))))).))))))))))).))))))))" calcext:value-type="string">
            <text:p>((((((((.(((((((((((.((((.........(((((...))))).((((((((......))))))))..((((((((((((....))))))))).))))))).))))))))))).))))))))</text:p>
          </table:table-cell>
          <table:table-cell table:formula="of:=OFFSET([Sheet1.$B$2]; (ROW()-1)*2;0)" office:value-type="string" office:string-value="-53.60" calcext:value-type="string">
            <text:p>-53.60</text:p>
          </table:table-cell>
        </table:table-row>
        <table:table-row table:style-name="ro1">
          <table:table-cell table:formula="of:=OFFSET([Sheet1.$A$1]; (ROW()-1)*2;0)" office:value-type="string" office:string-value="GUGCAGCACCACCAAGAUUCACAUCCAACUCUCACGCAUCUUCAGUGAUGCAUGCAUGCUCUGUGAUGUCUCGCAGCAGCUAUAUGCAUAUGUGAUGAGAUGAGAAUCUUGAUGAUGCUGCAU" calcext:value-type="string">
            <text:p>GUGCAGCACCACCAAGAUUCACAUCCAACUCUCACGCAUCUUCAGUGAUGCAUGCAUGCUCUGUGAUGUCUCGCAGCAGCUAUAUGCAUAUGUGAUGAGAUGAGAAUCUUGAUGAUGCUGCAU</text:p>
          </table:table-cell>
          <table:table-cell table:formula="of:=OFFSET([Sheet1.$A$2]; (ROW()-1)*2;0)" office:value-type="string" office:string-value="((((((((.((.((((((((.((((((....(((((((((......)))))(((((((((((((((....)))))).)))...))))))..)))))).)))).)))))))).)).))))))))" calcext:value-type="string">
            <text:p>((((((((.((.((((((((.((((((....(((((((((......)))))(((((((((((((((....)))))).)))...))))))..)))))).)))).)))))))).)).))))))))</text:p>
          </table:table-cell>
          <table:table-cell table:formula="of:=OFFSET([Sheet1.$B$2]; (ROW()-1)*2;0)" office:value-type="string" office:string-value="-53.90" calcext:value-type="string">
            <text:p>-53.90</text:p>
          </table:table-cell>
        </table:table-row>
        <table:table-row table:style-name="ro1">
          <table:table-cell table:formula="of:=OFFSET([Sheet1.$A$1]; (ROW()-1)*2;0)" office:value-type="string" office:string-value="GGGGAAUGUUGUCUGGCUCGAGGUGCAGGAACAUGCAGAUCUCAUCGGUCUAGAUUGUUGUUGAUCUCGGACCAGGCUUCAUUCCCC" calcext:value-type="string">
            <text:p>GGGGAAUGUUGUCUGGCUCGAGGUGCAGGAACAUGCAGAUCUCAUCGGUCUAGAUUGUUGUUGAUCUCGGACCAGGCUUCAUUCCCC</text:p>
          </table:table-cell>
          <table:table-cell table:formula="of:=OFFSET([Sheet1.$A$2]; (ROW()-1)*2;0)" office:value-type="string" office:string-value="((((((((..((((((.(((((((.(((.((((..((((((.....))))).)..)))).)))))))))).))))))..))))))))" calcext:value-type="string">
            <text:p>((((((((..((((((.(((((((.(((.((((..((((((.....))))).)..)))).)))))))))).))))))..))))))))</text:p>
          </table:table-cell>
          <table:table-cell table:formula="of:=OFFSET([Sheet1.$B$2]; (ROW()-1)*2;0)" office:value-type="string" office:string-value="-47.50" calcext:value-type="string">
            <text:p>-47.50</text:p>
          </table:table-cell>
        </table:table-row>
        <table:table-row table:style-name="ro1">
          <table:table-cell table:formula="of:=OFFSET([Sheet1.$A$1]; (ROW()-1)*2;0)" office:value-type="string" office:string-value="GGGGAAUGUUGUCUGGUCGGAGACCUAACACCGCGAAUCAUCCAUGGAGCAGCAUGCAUGGUGGUGGAUGGUUUCGGACCAGGCUUCAUUCCCC" calcext:value-type="string">
            <text:p>GGGGAAUGUUGUCUGGUCGGAGACCUAACACCGCGAAUCAUCCAUGGAGCAGCAUGCAUGGUGGUGGAUGGUUUCGGACCAGGCUUCAUUCCCC</text:p>
          </table:table-cell>
          <table:table-cell table:formula="of:=OFFSET([Sheet1.$A$2]; (ROW()-1)*2;0)" office:value-type="string" office:string-value="((((((((..((((((((.((((((...((((((....(((.((((......)))).)))))))))...)))))).))))))))..))))))))" calcext:value-type="string">
            <text:p>((((((((..((((((((.((((((...((((((....(((.((((......)))).)))))))))...)))))).))))))))..))))))))</text:p>
          </table:table-cell>
          <table:table-cell table:formula="of:=OFFSET([Sheet1.$B$2]; (ROW()-1)*2;0)" office:value-type="string" office:string-value="-55.90" calcext:value-type="string">
            <text:p>-55.90</text:p>
          </table:table-cell>
        </table:table-row>
        <table:table-row table:style-name="ro1">
          <table:table-cell table:formula="of:=OFFSET([Sheet1.$A$1]; (ROW()-1)*2;0)" office:value-type="string" office:string-value="GCGUGGCAUCAUCAAGAUUCACACACUGCUUGCAAAUGCAUACAUGCAUCUCUGCCGCCUUCUUUGCCUGCCAUUAAUAGCAGUUUUACUACAUGUUUUAGCUGCUGCUGCAUCAUAUAUGCCUCUGUGAAUAUAUAUGUGUAUGUGUGGGAAUCUUGAUGAUGCUGCAU" calcext:value-type="string">
            <text:p>GCGUGGCAUCAUCAAGAUUCACACACUGCUUGCAAAUGCAUACAUGCAUCUCUGCCGCCUUCUUUGCCUGCCAUUAAUAGCAGUUUUACUACAUGUUUUAGCUGCUGCUGCAUCAUAUAUGCCUCUGUGAAUAUAUAUGUGUAUGUGUGGGAAUCUUGAUGAUGCUGCAU</text:p>
          </table:table-cell>
          <table:table-cell table:formula="of:=OFFSET([Sheet1.$A$2]; (ROW()-1)*2;0)" office:value-type="string" office:string-value="..((((((((((((((((((.(((((.((..(((((((((....)))))..............))))..))......((((((((..((.....))...)))))))).((((.((((((((..........)))))))))))).))))).)))))))))))))))))).." calcext:value-type="string">
            <text:p>..((((((((((((((((((.(((((.((..(((((((((....)))))..............))))..))......((((((((..((.....))...)))))))).((((.((((((((..........)))))))))))).))))).))))))))))))))))))..</text:p>
          </table:table-cell>
          <table:table-cell table:formula="of:=OFFSET([Sheet1.$B$2]; (ROW()-1)*2;0)" office:value-type="string" office:string-value="-58.90" calcext:value-type="string">
            <text:p>-58.90</text:p>
          </table:table-cell>
        </table:table-row>
        <table:table-row table:style-name="ro1">
          <table:table-cell table:formula="of:=OFFSET([Sheet1.$A$1]; (ROW()-1)*2;0)" office:value-type="string" office:string-value="GUGCAGCACCAUCAAGAUUCACAUGGUCCAACUCAUGCAUCUUCAGUGAUGCUCAUGUGAUGGCUCGCAGUUGCUAUAUAUGCAUAUGUGAUGAGAUGAGAAUCUUGAUGAUGCUGCAU" calcext:value-type="string">
            <text:p>GUGCAGCACCAUCAAGAUUCACAUGGUCCAACUCAUGCAUCUUCAGUGAUGCUCAUGUGAUGGCUCGCAGUUGCUAUAUAUGCAUAUGUGAUGAGAUGAGAAUCUUGAUGAUGCUGCAU</text:p>
          </table:table-cell>
          <table:table-cell table:formula="of:=OFFSET([Sheet1.$A$2]; (ROW()-1)*2;0)" office:value-type="string" office:string-value="((((((((.(((((((((((.(((.(.(((.(.((((((((......)))))..))).).))))(((((..(((.......)))..)))))....))).))))))))))).))))))))" calcext:value-type="string">
            <text:p>((((((((.(((((((((((.(((.(.(((.(.((((((((......)))))..))).).))))(((((..(((.......)))..)))))....))).))))))))))).))))))))</text:p>
          </table:table-cell>
          <table:table-cell table:formula="of:=OFFSET([Sheet1.$B$2]; (ROW()-1)*2;0)" office:value-type="string" office:string-value="-49.20" calcext:value-type="string">
            <text:p>-49.20</text:p>
          </table:table-cell>
        </table:table-row>
        <table:table-row table:style-name="ro1">
          <table:table-cell table:formula="of:=OFFSET([Sheet1.$A$1]; (ROW()-1)*2;0)" office:value-type="string" office:string-value="UGCCUGGCUCCCUGUAUGCCACACAUGUAGCCCAACCCGUGGCGUGAUUGGAUGCUGUGGGUGGCGUGCAAGGAGCCAAGCA" calcext:value-type="string">
            <text:p>UGCCUGGCUCCCUGUAUGCCACACAUGUAGCCCAACCCGUGGCGUGAUUGGAUGCUGUGGGUGGCGUGCAAGGAGCCAAGCA</text:p>
          </table:table-cell>
          <table:table-cell table:formula="of:=OFFSET([Sheet1.$A$2]; (ROW()-1)*2;0)" office:value-type="string" office:string-value="(((.(((((((.((((((((((.((((((..((((.(((...)).).)))).))).))).)))))))))).))))))).)))" calcext:value-type="string">
            <text:p>(((.(((((((.((((((((((.((((((..((((.(((...)).).)))).))).))).)))))))))).))))))).)))</text:p>
          </table:table-cell>
          <table:table-cell table:formula="of:=OFFSET([Sheet1.$B$2]; (ROW()-1)*2;0)" office:value-type="string" office:string-value="-42.40" calcext:value-type="string">
            <text:p>-42.40</text:p>
          </table:table-cell>
        </table:table-row>
        <table:table-row table:style-name="ro1">
          <table:table-cell table:formula="of:=OFFSET([Sheet1.$A$1]; (ROW()-1)*2;0)" office:value-type="string" office:string-value="UGAAGCUGCCAGCAUGAUCUAGCUCUGAGUGAUCACCCGAGAAGAACAAUAGUUCGAGGUGGUCUCGCCUUGCUAGGUCAUGCUGCGGCAGCCUCA" calcext:value-type="string">
            <text:p>UGAAGCUGCCAGCAUGAUCUAGCUCUGAGUGAUCACCCGAGAAGAACAAUAGUUCGAGGUGGUCUCGCCUUGCUAGGUCAUGCUGCGGCAGCCUCA</text:p>
          </table:table-cell>
          <table:table-cell table:formula="of:=OFFSET([Sheet1.$A$2]; (ROW()-1)*2;0)" office:value-type="string" office:string-value="(((.(((((((((((((((((((.....(.(((((((((((...........)))).))))))).).....)))))))))))))..)))))).)))" calcext:value-type="string">
            <text:p>(((.(((((((((((((((((((.....(.(((((((((((...........)))).))))))).).....)))))))))))))..)))))).)))</text:p>
          </table:table-cell>
          <table:table-cell table:formula="of:=OFFSET([Sheet1.$B$2]; (ROW()-1)*2;0)" office:value-type="string" office:string-value="-49.50" calcext:value-type="string">
            <text:p>-49.50</text:p>
          </table:table-cell>
        </table:table-row>
        <table:table-row table:style-name="ro1">
          <table:table-cell table:formula="of:=OFFSET([Sheet1.$A$1]; (ROW()-1)*2;0)" office:value-type="string" office:string-value="CAGCCAAGGAUGACUUGCCGGAUAUGUGCAUGCAUAUGUUACAAGGCAGCAUAUGCACCCUGUUACAAGCCUGCCUGUUCUCCGGCAAGUUGUCCUUGGCUA" calcext:value-type="string">
            <text:p>CAGCCAAGGAUGACUUGCCGGAUAUGUGCAUGCAUAUGUUACAAGGCAGCAUAUGCACCCUGUUACAAGCCUGCCUGUUCUCCGGCAAGUUGUCCUUGGCUA</text:p>
          </table:table-cell>
          <table:table-cell table:formula="of:=OFFSET([Sheet1.$A$2]; (ROW()-1)*2;0)" office:value-type="string" office:string-value=".(((((((((((((((((((((.(((.(((.((...(((.(((.((..((....))..))))).))).)).))).)))..)))))))))))))))))))))." calcext:value-type="string">
            <text:p>.(((((((((((((((((((((.(((.(((.((...(((.(((.((..((....))..))))).))).)).))).)))..))))))))))))))))))))).</text:p>
          </table:table-cell>
          <table:table-cell table:formula="of:=OFFSET([Sheet1.$B$2]; (ROW()-1)*2;0)" office:value-type="string" office:string-value="-52.70" calcext:value-type="string">
            <text:p>-52.70</text:p>
          </table:table-cell>
        </table:table-row>
        <table:table-row table:style-name="ro1">
          <table:table-cell table:formula="of:=OFFSET([Sheet1.$A$1]; (ROW()-1)*2;0)" office:value-type="string" office:string-value="GCUUUGAUCACUGUCUCCAGCCUGCUGAAGCUCAGAGGGCUCUGAUUCAGAAAGAUCAUCGGAUCCGUCUGAGCUUGGCUGGUCGGAAGUCUCCUCAUCUGCUUCCUUCGGGUU" calcext:value-type="string">
            <text:p>GCUUUGAUCACUGUCUCCAGCCUGCUGAAGCUCAGAGGGCUCUGAUUCAGAAAGAUCAUCGGAUCCGUCUGAGCUUGGCUGGUCGGAAGUCUCCUCAUCUGCUUCCUUCGGGUU</text:p>
          </table:table-cell>
          <table:table-cell table:formula="of:=OFFSET([Sheet1.$A$2]; (ROW()-1)*2;0)" office:value-type="string" office:string-value="................((((((.....(((((((((.((.((((((((.....))..)))))).)).)))))))))))))))..((((((..........))))))........" calcext:value-type="string">
            <text:p>................((((((.....(((((((((.((.((((((((.....))..)))))).)).)))))))))))))))..((((((..........))))))........</text:p>
          </table:table-cell>
          <table:table-cell table:formula="of:=OFFSET([Sheet1.$B$2]; (ROW()-1)*2;0)" office:value-type="string" office:string-value="-41.30" calcext:value-type="string">
            <text:p>-41.30</text:p>
          </table:table-cell>
        </table:table-row>
        <table:table-row table:style-name="ro1">
          <table:table-cell table:formula="of:=OFFSET([Sheet1.$A$1]; (ROW()-1)*2;0)" office:value-type="string" office:string-value="GCAUGACUCCUCCAAGUCUUGGAGUAGGUCAUUGGGUGGAUCCUUUAUUUCCCUAUGUGGGCCACUGGAUGGCUCCUCCAUGUCUUGGCG" calcext:value-type="string">
            <text:p>GCAUGACUCCUCCAAGUCUUGGAGUAGGUCAUUGGGUGGAUCCUUUAUUUCCCUAUGUGGGCCACUGGAUGGCUCCUCCAUGUCUUGGCG</text:p>
          </table:table-cell>
          <table:table-cell table:formula="of:=OFFSET([Sheet1.$A$2]; (ROW()-1)*2;0)" office:value-type="string" office:string-value="...........(((((.(.(((((..(((((((.(((((.(((..(((......))).)))))))).))))))).))))).).))))).." calcext:value-type="string">
            <text:p>...........(((((.(.(((((..(((((((.(((((.(((..(((......))).)))))))).))))))).))))).).)))))..</text:p>
          </table:table-cell>
          <table:table-cell table:formula="of:=OFFSET([Sheet1.$B$2]; (ROW()-1)*2;0)" office:value-type="string" office:string-value="-35.50" calcext:value-type="string">
            <text:p>-35.50</text:p>
          </table:table-cell>
        </table:table-row>
        <table:table-row table:style-name="ro1">
          <table:table-cell table:formula="of:=OFFSET([Sheet1.$A$1]; (ROW()-1)*2;0)" office:value-type="string" office:string-value="UCGGAUGAGCCCUCGGAGGACUCCAUUUGUUUUGAUGAUGGAUUCUUACGCUCCAUCAUCGUCUCAAAUGAGUCUUCAGAGGGUUCUAUCAU" calcext:value-type="string">
            <text:p>UCGGAUGAGCCCUCGGAGGACUCCAUUUGUUUUGAUGAUGGAUUCUUACGCUCCAUCAUCGUCUCAAAUGAGUCUUCAGAGGGUUCUAUCAU</text:p>
          </table:table-cell>
          <table:table-cell table:formula="of:=OFFSET([Sheet1.$A$2]; (ROW()-1)*2;0)" office:value-type="string" office:string-value="...(((((((((((.((((((((.(((((...((((((((((.........))))))))))...))))))))))))).)))))))).))).." calcext:value-type="string">
            <text:p>...(((((((((((.((((((((.(((((...((((((((((.........))))))))))...))))))))))))).)))))))).)))..</text:p>
          </table:table-cell>
          <table:table-cell table:formula="of:=OFFSET([Sheet1.$B$2]; (ROW()-1)*2;0)" office:value-type="string" office:string-value="-47.50" calcext:value-type="string">
            <text:p>-47.50</text:p>
          </table:table-cell>
        </table:table-row>
        <table:table-row table:style-name="ro1">
          <table:table-cell table:formula="of:=OFFSET([Sheet1.$A$1]; (ROW()-1)*2;0)" office:value-type="string" office:string-value="CGUCCUGCGAGGUGUCUUGCAGGCCGUCAUGCAGGCCACACUGACGGUAACGUUGCAGGUCGUCUUGCAGGGCUUCUCGCAAGACGACAUC" calcext:value-type="string">
            <text:p>CGUCCUGCGAGGUGUCUUGCAGGCCGUCAUGCAGGCCACACUGACGGUAACGUUGCAGGUCGUCUUGCAGGGCUUCUCGCAAGACGACAUC</text:p>
          </table:table-cell>
          <table:table-cell table:formula="of:=OFFSET([Sheet1.$A$2]; (ROW()-1)*2;0)" office:value-type="string" office:string-value="((((.(((((((.((((((((((.((.(.((((((((........)))....))))).).)).)))))))))).))))))).))))....." calcext:value-type="string">
            <text:p>((((.(((((((.((((((((((.((.(.((((((((........)))....))))).).)).)))))))))).))))))).)))).....</text:p>
          </table:table-cell>
          <table:table-cell table:formula="of:=OFFSET([Sheet1.$B$2]; (ROW()-1)*2;0)" office:value-type="string" office:string-value="-43.40" calcext:value-type="string">
            <text:p>-43.40</text:p>
          </table:table-cell>
        </table:table-row>
        <table:table-row table:style-name="ro1">
          <table:table-cell table:formula="of:=OFFSET([Sheet1.$A$1]; (ROW()-1)*2;0)" office:value-type="string" office:string-value="GUCACUAUCGGUGCCCUCACAAAGGCACUGACUUGGAUGCUGCAUGUGGUAAGUGCUAUUUGUUGGGGUAGUUUCAAGUGAC" calcext:value-type="string">
            <text:p>GUCACUAUCGGUGCCCUCACAAAGGCACUGACUUGGAUGCUGCAUGUGGUAAGUGCUAUUUGUUGGGGUAGUUUCAAGUGAC</text:p>
          </table:table-cell>
          <table:table-cell table:formula="of:=OFFSET([Sheet1.$A$2]; (ROW()-1)*2;0)" office:value-type="string" office:string-value="((((((...(.((((((.(((((((((((.(((...(((...)))..))).)))))).))))).)))))).)....))))))" calcext:value-type="string">
            <text:p>((((((...(.((((((.(((((((((((.(((...(((...)))..))).)))))).))))).)))))).)....))))))</text:p>
          </table:table-cell>
          <table:table-cell table:formula="of:=OFFSET([Sheet1.$B$2]; (ROW()-1)*2;0)" office:value-type="string" office:string-value="-29.90" calcext:value-type="string">
            <text:p>-29.90</text:p>
          </table:table-cell>
        </table:table-row>
        <table:table-row table:style-name="ro1">
          <table:table-cell table:formula="of:=OFFSET([Sheet1.$A$1]; (ROW()-1)*2;0)" office:value-type="string" office:string-value="CAGUUGAGGUCAACUCUAACUUUAGCAUCUUUCUUUUAAGCAAAGUAGAAAGUGCUAUCAAGUUGGGGUAGAUGUUUGCUG" calcext:value-type="string">
            <text:p>CAGUUGAGGUCAACUCUAACUUUAGCAUCUUUCUUUUAAGCAAAGUAGAAAGUGCUAUCAAGUUGGGGUAGAUGUUUGCUG</text:p>
          </table:table-cell>
          <table:table-cell table:formula="of:=OFFSET([Sheet1.$A$2]; (ROW()-1)*2;0)" office:value-type="string" office:string-value="((((.((.(((.(((((((((((((((.((((((............)))))))))))..)))))))))).))).)).))))" calcext:value-type="string">
            <text:p>((((.((.(((.(((((((((((((((.((((((............)))))))))))..)))))))))).))).)).))))</text:p>
          </table:table-cell>
          <table:table-cell table:formula="of:=OFFSET([Sheet1.$B$2]; (ROW()-1)*2;0)" office:value-type="string" office:string-value="-30.50" calcext:value-type="string">
            <text:p>-30.50</text:p>
          </table:table-cell>
        </table:table-row>
        <table:table-row table:style-name="ro1">
          <table:table-cell table:formula="of:=OFFSET([Sheet1.$A$1]; (ROW()-1)*2;0)" office:value-type="string" office:string-value="AUUAAGAUCACUUCAAACAGGAGCAUUGAUUUGUCCUUUGUUCAUAAGUGCUUCUCUUUGGGGUAGUUUUAAU" calcext:value-type="string">
            <text:p>AUUAAGAUCACUUCAAACAGGAGCAUUGAUUUGUCCUUUGUUCAUAAGUGCUUCUCUUUGGGGUAGUUUUAAU</text:p>
          </table:table-cell>
          <table:table-cell table:formula="of:=OFFSET([Sheet1.$A$2]; (ROW()-1)*2;0)" office:value-type="string" office:string-value="((((((((.((((((((.(((((((((...................))))))))).)))))))).))))))))" calcext:value-type="string">
            <text:p>((((((((.((((((((.(((((((((...................))))))))).)))))))).))))))))</text:p>
          </table:table-cell>
          <table:table-cell table:formula="of:=OFFSET([Sheet1.$B$2]; (ROW()-1)*2;0)" office:value-type="string" office:string-value="-22.20" calcext:value-type="string">
            <text:p>-22.20</text:p>
          </table:table-cell>
        </table:table-row>
        <table:table-row table:style-name="ro1">
          <table:table-cell table:formula="of:=OFFSET([Sheet1.$A$1]; (ROW()-1)*2;0)" office:value-type="string" office:string-value="GUUAGGUUUGGUGUCCCUAGGAGUUCUCUGCAAGCACUUCACGAGGCAUCGUUUUGAGAGCUUUUGUGAAGUGUUUGGGGGAACUCUUAGUGUCACAAAUCAUUU" calcext:value-type="string">
            <text:p>GUUAGGUUUGGUGUCCCUAGGAGUUCUCUGCAAGCACUUCACGAGGCAUCGUUUUGAGAGCUUUUGUGAAGUGUUUGGGGGAACUCUUAGUGUCACAAAUCAUUU</text:p>
          </table:table-cell>
          <table:table-cell table:formula="of:=OFFSET([Sheet1.$A$2]; (ROW()-1)*2;0)" office:value-type="string" office:string-value="....((((((.((.(.(((((((((((((.(((((((((((((((((.((.......)))).)))))))))))))))))))))))))))).).))))))))...." calcext:value-type="string">
            <text:p>....((((((.((.(.(((((((((((((.(((((((((((((((((.((.......)))).)))))))))))))))))))))))))))).).))))))))....</text:p>
          </table:table-cell>
          <table:table-cell table:formula="of:=OFFSET([Sheet1.$B$2]; (ROW()-1)*2;0)" office:value-type="string" office:string-value="-50.40" calcext:value-type="string">
            <text:p>-50.40</text:p>
          </table:table-cell>
        </table:table-row>
        <table:table-row table:style-name="ro1">
          <table:table-cell table:formula="of:=OFFSET([Sheet1.$A$1]; (ROW()-1)*2;0)" office:value-type="string" office:string-value="GGUUGGUUGGUUGUCACCUGGAGUUCUCCACAAACUACUUCAGUAGCAACACACACCCCUAGUUUAAUGCACCGUGUUUGCAUGUUUGUGUGGAGCUGUGUGUGUACAUAGUGAAGUGUUUGGGGGAACUCUGGGUGGCAAUCAGCAAUU" calcext:value-type="string">
            <text:p>GGUUGGUUGGUUGUCACCUGGAGUUCUCCACAAACUACUUCAGUAGCAACACACACCCCUAGUUUAAUGCACCGUGUUUGCAUGUUUGUGUGGAGCUGUGUGUGUACAUAGUGAAGUGUUUGGGGGAACUCUGGGUGGCAAUCAGCAAUU</text:p>
          </table:table-cell>
          <table:table-cell table:formula="of:=OFFSET([Sheet1.$A$2]; (ROW()-1)*2;0)" office:value-type="string" office:string-value=".....((((((((((((((((((((((((.(((((.((((((.((...((((((((....(((((.(((((.((((....))))..))))).)))))))))))))...)).)))))))))))))))))))))))))))))))))))...." calcext:value-type="string">
            <text:p>.....((((((((((((((((((((((((.(((((.((((((.((...((((((((....(((((.(((((.((((....))))..))))).)))))))))))))...)).)))))))))))))))))))))))))))))))))))....</text:p>
          </table:table-cell>
          <table:table-cell table:formula="of:=OFFSET([Sheet1.$B$2]; (ROW()-1)*2;0)" office:value-type="string" office:string-value="-76.80" calcext:value-type="string">
            <text:p>-76.80</text:p>
          </table:table-cell>
        </table:table-row>
        <table:table-row table:style-name="ro1">
          <table:table-cell table:formula="of:=OFFSET([Sheet1.$A$1]; (ROW()-1)*2;0)" office:value-type="string" office:string-value="UCAAGUUUGGUGUCCCCAGGAGUUCUCUGCAAACACUUCACAAAGCACUUUUUUAGAGCUUUUGUGAAGUGUUUGGGGGAACUCUUGGUGCCACUGAUCAUUU" calcext:value-type="string">
            <text:p>UCAAGUUUGGUGUCCCCAGGAGUUCUCUGCAAACACUUCACAAAGCACUUUUUUAGAGCUUUUGUGAAGUGUUUGGGGGAACUCUUGGUGCCACUGAUCAUUU</text:p>
          </table:table-cell>
          <table:table-cell table:formula="of:=OFFSET([Sheet1.$A$2]; (ROW()-1)*2;0)" office:value-type="string" office:string-value="....(.((((((.(.(((((((((((((.(((((((((((((((((.((.....)).)).)))))))))))))))))))))))))))).).)))))).)...." calcext:value-type="string">
            <text:p>....(.((((((.(.(((((((((((((.(((((((((((((((((.((.....)).)).)))))))))))))))))))))))))))).).)))))).)....</text:p>
          </table:table-cell>
          <table:table-cell table:formula="of:=OFFSET([Sheet1.$B$2]; (ROW()-1)*2;0)" office:value-type="string" office:string-value="-50.60" calcext:value-type="string">
            <text:p>-50.60</text:p>
          </table:table-cell>
        </table:table-row>
        <table:table-row table:style-name="ro1">
          <table:table-cell table:formula="of:=OFFSET([Sheet1.$A$1]; (ROW()-1)*2;0)" office:value-type="string" office:string-value="AUUAGGUUUGGUGUCCCCGGGAGUUCUCUGCAAGCACUUCACGAGGCACUAUUUUGAGAGCUUUUGUGAAGUGUUUGGGGGAACUCUUGAUGCCACUAACCAUUU" calcext:value-type="string">
            <text:p>AUUAGGUUUGGUGUCCCCGGGAGUUCUCUGCAAGCACUUCACGAGGCACUAUUUUGAGAGCUUUUGUGAAGUGUUUGGGGGAACUCUUGAUGCCACUAACCAUUU</text:p>
          </table:table-cell>
          <table:table-cell table:formula="of:=OFFSET([Sheet1.$A$2]; (ROW()-1)*2;0)" office:value-type="string" office:string-value="....(((((((((((...(((((((((((.(((((((((((((((((.((......)).)).)))))))))))))))))))))))))))))))))..))))...." calcext:value-type="string">
            <text:p>....(((((((((((...(((((((((((.(((((((((((((((((.((......)).)).)))))))))))))))))))))))))))))))))..))))....</text:p>
          </table:table-cell>
          <table:table-cell table:formula="of:=OFFSET([Sheet1.$B$2]; (ROW()-1)*2;0)" office:value-type="string" office:string-value="-49.20" calcext:value-type="string">
            <text:p>-49.20</text:p>
          </table:table-cell>
        </table:table-row>
        <table:table-row table:style-name="ro1">
          <table:table-cell table:formula="of:=OFFSET([Sheet1.$A$1]; (ROW()-1)*2;0)" office:value-type="string" office:string-value="AGAUGGCCUUCUUUGUGAUCUUCCACAGCUUUCUUGAACUGCAUCUCUAAGAGGAGCAGCUUGAACUCUCUACCUGCAUGAGCAGGUGCAGUUCAAUAAAGCUGUGGGAAACUGCAGAGAGAGGCCAA" calcext:value-type="string">
            <text:p>AGAUGGCCUUCUUUGUGAUCUUCCACAGCUUUCUUGAACUGCAUCUCUAAGAGGAGCAGCUUGAACUCUCUACCUGCAUGAGCAGGUGCAGUUCAAUAAAGCUGUGGGAAACUGCAGAGAGAGGCCAA</text:p>
          </table:table-cell>
          <table:table-cell table:formula="of:=OFFSET([Sheet1.$A$2]; (ROW()-1)*2;0)" office:value-type="string" office:string-value="...((((((((((((((...((((((((((((.(((((((((..........((((.((......))))))((((((....))))))))))))))).))))))))))))...)))))))).))))))." calcext:value-type="string">
            <text:p>...((((((((((((((...((((((((((((.(((((((((..........((((.((......))))))((((((....))))))))))))))).))))))))))))...)))))))).)))))).</text:p>
          </table:table-cell>
          <table:table-cell table:formula="of:=OFFSET([Sheet1.$B$2]; (ROW()-1)*2;0)" office:value-type="string" office:string-value="-62.70" calcext:value-type="string">
            <text:p>-62.70</text:p>
          </table:table-cell>
        </table:table-row>
        <table:table-row table:style-name="ro1">
          <table:table-cell table:formula="of:=OFFSET([Sheet1.$A$1]; (ROW()-1)*2;0)" office:value-type="string" office:string-value="ACAUGGCCCUCCUUGCCGUCUUCCACAGCUUUCUUGAACUGCAUGCUGGUAGUGCUGUGUGCAUCCGUUCCAAUAUUCCAAGAGGCAGUUCAAUAAAGCUGUGGGAAAUUGCAGAGAGAGACCAG" calcext:value-type="string">
            <text:p>ACAUGGCCCUCCUUGCCGUCUUCCACAGCUUUCUUGAACUGCAUGCUGGUAGUGCUGUGUGCAUCCGUUCCAAUAUUCCAAGAGGCAGUUCAAUAAAGCUGUGGGAAAUUGCAGAGAGAGACCAG</text:p>
          </table:table-cell>
          <table:table-cell table:formula="of:=OFFSET([Sheet1.$A$2]; (ROW()-1)*2;0)" office:value-type="string" office:string-value="...((((.(((.((((.((.((((((((((((.(((((((((....(((.((((.((.(.((....)).))).)))))))....))))))))).)))))))))))).)).)))).))).).)))." calcext:value-type="string">
            <text:p>...((((.(((.((((.((.((((((((((((.(((((((((....(((.((((.((.(.((....)).))).)))))))....))))))))).)))))))))))).)).)))).))).).))).</text:p>
          </table:table-cell>
          <table:table-cell table:formula="of:=OFFSET([Sheet1.$B$2]; (ROW()-1)*2;0)" office:value-type="string" office:string-value="-51.00" calcext:value-type="string">
            <text:p>-51.00</text:p>
          </table:table-cell>
        </table:table-row>
        <table:table-row table:style-name="ro1">
          <table:table-cell table:formula="of:=OFFSET([Sheet1.$A$1]; (ROW()-1)*2;0)" office:value-type="string" office:string-value="UUCAAGUCCAUGCCAUGCCUUUCCACAGCUUUCUUGAACUUCUCCUCCUCCUCCUCUCUCUUAGAAGGGUAGCUUUGAACAUCUCUCUCUCUCUCUCUCUCUCUCUCUCUCUCUCUCCAAAGAAGGUCAAGAAAGCUGUGGGAAGAAAUGACAUAACAAGGA" calcext:value-type="string">
            <text:p>UUCAAGUCCAUGCCAUGCCUUUCCACAGCUUUCUUGAACUUCUCCUCCUCCUCCUCUCUCUUAGAAGGGUAGCUUUGAACAUCUCUCUCUCUCUCUCUCUCUCUCUCUCUCUCUCUCCAAAGAAGGUCAAGAAAGCUGUGGGAAGAAAUGACAUAACAAGGA</text:p>
          </table:table-cell>
          <table:table-cell table:formula="of:=OFFSET([Sheet1.$A$2]; (ROW()-1)*2;0)" office:value-type="string" office:string-value="......((((((.(((..(((((((((((((((((((.(((((.......(((((.(((...))).))).))....((.....))...................................))))).)))))))))))))))))))..))).))).....)))" calcext:value-type="string">
            <text:p>......((((((.(((..(((((((((((((((((((.(((((.......(((((.(((...))).))).))....((.....))...................................))))).)))))))))))))))))))..))).))).....)))</text:p>
          </table:table-cell>
          <table:table-cell table:formula="of:=OFFSET([Sheet1.$B$2]; (ROW()-1)*2;0)" office:value-type="string" office:string-value="-42.60" calcext:value-type="string">
            <text:p>-42.60</text:p>
          </table:table-cell>
        </table:table-row>
        <table:table-row table:style-name="ro1">
          <table:table-cell table:formula="of:=OFFSET([Sheet1.$A$1]; (ROW()-1)*2;0)" office:value-type="string" office:string-value="UGCCGGCGCCGGCGAAUUACGGGGCAGUUCGUCUUUGGCACAAAGGCACGUCCAGAACUACUCGAUGAGGGUCACUUGAGCUGAACUGAACAUGCGUGCCAAAGGAGAAUUGCCCUGCGAUUCGCCCGUGCAGAAG" calcext:value-type="string">
            <text:p>UGCCGGCGCCGGCGAAUUACGGGGCAGUUCGUCUUUGGCACAAAGGCACGUCCAGAACUACUCGAUGAGGGUCACUUGAGCUGAACUGAACAUGCGUGCCAAAGGAGAAUUGCCCUGCGAUUCGCCCGUGCAGAAG</text:p>
          </table:table-cell>
          <table:table-cell table:formula="of:=OFFSET([Sheet1.$A$2]; (ROW()-1)*2;0)" office:value-type="string" office:string-value=".....((((.((((((((.(((((((((((.((((((((((....(((.((.(((..(..((((((((...))).)))))..)..))).)).))))))))))))).))))))))))).)))))))).))))....." calcext:value-type="string">
            <text:p>.....((((.((((((((.(((((((((((.((((((((((....(((.((.(((..(..((((((((...))).)))))..)..))).)).))))))))))))).))))))))))).)))))))).)))).....</text:p>
          </table:table-cell>
          <table:table-cell table:formula="of:=OFFSET([Sheet1.$B$2]; (ROW()-1)*2;0)" office:value-type="string" office:string-value="-68.60" calcext:value-type="string">
            <text:p>-68.60</text:p>
          </table:table-cell>
        </table:table-row>
        <table:table-row table:style-name="ro1">
          <table:table-cell table:formula="of:=OFFSET([Sheet1.$A$1]; (ROW()-1)*2;0)" office:value-type="string" office:string-value="CAUAUGCUGAGCAUGAAUUACAGGGUACAUCUCCUUUGGCACAGAUGCAUGCAGCAGAAUGCAUAUAUGCAUAUGCGAAACUGUCGAGCGUGCCAAAGGAGAAUUGCCCUGCGAUUCUAGGCUCUGCAAU" calcext:value-type="string">
            <text:p>CAUAUGCUGAGCAUGAAUUACAGGGUACAUCUCCUUUGGCACAGAUGCAUGCAGCAGAAUGCAUAUAUGCAUAUGCGAAACUGUCGAGCGUGCCAAAGGAGAAUUGCCCUGCGAUUCUAGGCUCUGCAAU</text:p>
          </table:table-cell>
          <table:table-cell table:formula="of:=OFFSET([Sheet1.$A$2]; (ROW()-1)*2;0)" office:value-type="string" office:string-value="....(((.((((..(((((.(((((((..(((((((((((((....((.((..((((..(((((((....)))))))...)))))).)))))))))))))))..))))))).)))))...)))).))).." calcext:value-type="string">
            <text:p>....(((.((((..(((((.(((((((..(((((((((((((....((.((..((((..(((((((....)))))))...)))))).)))))))))))))))..))))))).)))))...)))).)))..</text:p>
          </table:table-cell>
          <table:table-cell table:formula="of:=OFFSET([Sheet1.$B$2]; (ROW()-1)*2;0)" office:value-type="string" office:string-value="-60.70" calcext:value-type="string">
            <text:p>-60.70</text:p>
          </table:table-cell>
        </table:table-row>
        <table:table-row table:style-name="ro1">
          <table:table-cell table:formula="of:=OFFSET([Sheet1.$A$1]; (ROW()-1)*2;0)" office:value-type="string" office:string-value="GUGCAGGCUGAAGACAGUUGUAGGCAGCUCUCCUCUGGCAGGCGGUCAUCGUCGUCGUCAUCGACGGCUGGUUCUGUGUUCAUCCGGAUCCAUCGUGCAGCCGUGCAUGCAUGCAGUAAUAUUCGGUUACAUGCAUGCAUUAUGCACGCACGUACGUCGUCGUCCUGCCAAAGGAGAGUUGCCCUGCGACUGUCUCCAGCUUCCU" calcext:value-type="string">
            <text:p>GUGCAGGCUGAAGACAGUUGUAGGCAGCUCUCCUCUGGCAGGCGGUCAUCGUCGUCGUCAUCGACGGCUGGUUCUGUGUUCAUCCGGAUCCAUCGUGCAGCCGUGCAUGCAUGCAGUAAUAUUCGGUUACAUGCAUGCAUUAUGCACGCACGUACGUCGUCGUCCUGCCAAAGGAGAGUUGCCCUGCGACUGUCUCCAGCUUCCU</text:p>
          </table:table-cell>
          <table:table-cell table:formula="of:=OFFSET([Sheet1.$A$2]; (ROW()-1)*2;0)" office:value-type="string" office:string-value="....((((((.(((((((((((((((((((((((.((((((((((.(...(((((((....)))))))(((.((((........)))).))).(((((...(((((((((((((((((((.....))))).))))))))...))))))...)))))..)))).))))))).)))))))))).))))))))))))).))))))..." calcext:value-type="string">
            <text:p>....((((((.(((((((((((((((((((((((.((((((((((.(...(((((((....)))))))(((.((((........)))).))).(((((...(((((((((((((((((((.....))))).))))))))...))))))...)))))..)))).))))))).)))))))))).))))))))))))).))))))...</text:p>
          </table:table-cell>
          <table:table-cell table:formula="of:=OFFSET([Sheet1.$B$2]; (ROW()-1)*2;0)" office:value-type="string" office:string-value="-112.70" calcext:value-type="string">
            <text:p>-112.70</text:p>
          </table:table-cell>
        </table:table-row>
        <table:table-row table:style-name="ro1">
          <table:table-cell table:formula="of:=OFFSET([Sheet1.$A$1]; (ROW()-1)*2;0)" office:value-type="string" office:string-value="ACAUGCGGGGCCAUGCAUUACCGGGUGGGUCUCCUCUGGCAGUAACUUGGCUGGUCGCCUGGUCCAUGAUACCUGCGUGCAGACACUGCCAAAGGAGAUUUGCCCAGCAAUGCAGUUUUGAGUCCC" calcext:value-type="string">
            <text:p>ACAUGCGGGGCCAUGCAUUACCGGGUGGGUCUCCUCUGGCAGUAACUUGGCUGGUCGCCUGGUCCAUGAUACCUGCGUGCAGACACUGCCAAAGGAGAUUUGCCCAGCAAUGCAGUUUUGAGUCCC</text:p>
          </table:table-cell>
          <table:table-cell table:formula="of:=OFFSET([Sheet1.$A$2]; (ROW()-1)*2;0)" office:value-type="string" office:string-value="......(((((((((((((.(.(((((((((((((.(((((((.....(.(((..(((..(((.......))).)))..))).)))))))).))))))))))))).).))))))....)).)))))" calcext:value-type="string">
            <text:p>......(((((((((((((.(.(((((((((((((.(((((((.....(.(((..(((..(((.......))).)))..))).)))))))).))))))))))))).).))))))....)).)))))</text:p>
          </table:table-cell>
          <table:table-cell table:formula="of:=OFFSET([Sheet1.$B$2]; (ROW()-1)*2;0)" office:value-type="string" office:string-value="-55.50" calcext:value-type="string">
            <text:p>-55.50</text:p>
          </table:table-cell>
        </table:table-row>
        <table:table-row table:style-name="ro1">
          <table:table-cell table:formula="of:=OFFSET([Sheet1.$A$1]; (ROW()-1)*2;0)" office:value-type="string" office:string-value="CAUAUGCGAGUCGAGGAUUACCGGGCCAUUUCUCCUUGGGCAGAGUAAUUGAAUUUUACUUUGCUGGAUCCGGUUUGCUCUGCCAAAGGAGAUUUGCCCAGCAAUCCACAUUUGUAAUAU" calcext:value-type="string">
            <text:p>CAUAUGCGAGUCGAGGAUUACCGGGCCAUUUCUCCUUGGGCAGAGUAAUUGAAUUUUACUUUGCUGGAUCCGGUUUGCUCUGCCAAAGGAGAUUUGCCCAGCAAUCCACAUUUGUAAUAU</text:p>
          </table:table-cell>
          <table:table-cell table:formula="of:=OFFSET([Sheet1.$A$2]; (ROW()-1)*2;0)" office:value-type="string" office:string-value="....(((((((.(.(((((.(.((((.(..(((((((.(((((((((((((.((((.........)))).))).)))))))))).)))))))..))))).).))))).))))))))...." calcext:value-type="string">
            <text:p>....(((((((.(.(((((.(.((((.(..(((((((.(((((((((((((.((((.........)))).))).)))))))))).)))))))..))))).).))))).))))))))....</text:p>
          </table:table-cell>
          <table:table-cell table:formula="of:=OFFSET([Sheet1.$B$2]; (ROW()-1)*2;0)" office:value-type="string" office:string-value="-47.10" calcext:value-type="string">
            <text:p>-47.10</text:p>
          </table:table-cell>
        </table:table-row>
        <table:table-row table:style-name="ro1">
          <table:table-cell table:formula="of:=OFFSET([Sheet1.$A$1]; (ROW()-1)*2;0)" office:value-type="string" office:string-value="UAGCUCAGGGUGAGAAUCACAGUGCAGCUCUCCUCUGGCAUGAAGGCUGAGAGAGUCAUGAGCAGUUUUCUGGCCUUUCCCUGCCAAAGGAGAGCUGCCCUGCCAUUCAUUAGCCCUGCAA" calcext:value-type="string">
            <text:p>UAGCUCAGGGUGAGAAUCACAGUGCAGCUCUCCUCUGGCAUGAAGGCUGAGAGAGUCAUGAGCAGUUUUCUGGCCUUUCCCUGCCAAAGGAGAGCUGCCCUGCCAUUCAUUAGCCCUGCAA</text:p>
          </table:table-cell>
          <table:table-cell table:formula="of:=OFFSET([Sheet1.$A$2]; (ROW()-1)*2;0)" office:value-type="string" office:string-value=".....((((((..((((..(((.(((((((((((.(((((.(((((((.((((((.(.......))))))))))))))...))))).))))))))))).)))..))))....))))))..." calcext:value-type="string">
            <text:p>.....((((((..((((..(((.(((((((((((.(((((.(((((((.((((((.(.......))))))))))))))...))))).))))))))))).)))..))))....))))))...</text:p>
          </table:table-cell>
          <table:table-cell table:formula="of:=OFFSET([Sheet1.$B$2]; (ROW()-1)*2;0)" office:value-type="string" office:string-value="-59.20" calcext:value-type="string">
            <text:p>-59.20</text:p>
          </table:table-cell>
        </table:table-row>
        <table:table-row table:style-name="ro1">
          <table:table-cell table:formula="of:=OFFSET([Sheet1.$A$1]; (ROW()-1)*2;0)" office:value-type="string" office:string-value="CCAGAUGUGCACUUGCAUUGCUGGGCAACUUCUCCUUUGGCAGAUGCGCAAUGUGCUCCGACCCUGGGGCUUCUUCCGCGCCUACUGCCAAAGGAAAUUUGCCCCGGAAUUCACCUGCACAGCCA" calcext:value-type="string">
            <text:p>CCAGAUGUGCACUUGCAUUGCUGGGCAACUUCUCCUUUGGCAGAUGCGCAAUGUGCUCCGACCCUGGGGCUUCUUCCGCGCCUACUGCCAAAGGAAAUUUGCCCCGGAAUUCACCUGCACAGCCA</text:p>
          </table:table-cell>
          <table:table-cell table:formula="of:=OFFSET([Sheet1.$A$2]; (ROW()-1)*2;0)" office:value-type="string" office:string-value=".....((((((..((.(((.(.((((((.((.((((((((((((.((((.....((((((....)))))).......)))).).))))))))))))).)))))).).))).))..))))))...." calcext:value-type="string">
            <text:p>.....((((((..((.(((.(.((((((.((.((((((((((((.((((.....((((((....)))))).......)))).).))))))))))))).)))))).).))).))..))))))....</text:p>
          </table:table-cell>
          <table:table-cell table:formula="of:=OFFSET([Sheet1.$B$2]; (ROW()-1)*2;0)" office:value-type="string" office:string-value="-55.20" calcext:value-type="string">
            <text:p>-55.20</text:p>
          </table:table-cell>
        </table:table-row>
        <table:table-row table:style-name="ro1">
          <table:table-cell table:formula="of:=OFFSET([Sheet1.$A$1]; (ROW()-1)*2;0)" office:value-type="string" office:string-value="UGGACCUCUGGAGUGAGUGAUGACAGAAGAGAGAGAGCACAACCCAGCACCAGCGAGGAGAAGCCUCGCUUCUGCGAGGGCCGUGUGCUCUCUGCUCUCACUGUCAUCGCCGACAGGCCACCCAA" calcext:value-type="string">
            <text:p>UGGACCUCUGGAGUGAGUGAUGACAGAAGAGAGAGAGCACAACCCAGCACCAGCGAGGAGAAGCCUCGCUUCUGCGAGGGCCGUGUGCUCUCUGCUCUCACUGUCAUCGCCGACAGGCCACCCAA</text:p>
          </table:table-cell>
          <table:table-cell table:formula="of:=OFFSET([Sheet1.$A$2]; (ROW()-1)*2;0)" office:value-type="string" office:string-value="(((.(((.....((..((((((((((.((((((((((((((.(((.(((..(((((((.....)))))))..)))..)))...)))))))))).))))..))))))))))..))))))))....." calcext:value-type="string">
            <text:p>(((.(((.....((..((((((((((.((((((((((((((.(((.(((..(((((((.....)))))))..)))..)))...)))))))))).))))..))))))))))..)))))))).....</text:p>
          </table:table-cell>
          <table:table-cell table:formula="of:=OFFSET([Sheet1.$B$2]; (ROW()-1)*2;0)" office:value-type="string" office:string-value="-65.80" calcext:value-type="string">
            <text:p>-65.80</text:p>
          </table:table-cell>
        </table:table-row>
        <table:table-row table:style-name="ro1">
          <table:table-cell table:formula="of:=OFFSET([Sheet1.$A$1]; (ROW()-1)*2;0)" office:value-type="string" office:string-value="GAGGGGCGAGCAAACCGUGCUGGAGAAGCAGGGCACGUGCUCGUCGUCGCUGCAUGCGUGGUCGUCGUCGCAGCACGUGCGCUCCUUCUCCAACAUGGCUUCUCGCCCCCA" calcext:value-type="string">
            <text:p>GAGGGGCGAGCAAACCGUGCUGGAGAAGCAGGGCACGUGCUCGUCGUCGCUGCAUGCGUGGUCGUCGUCGCAGCACGUGCGCUCCUUCUCCAACAUGGCUUCUCGCCCCCA</text:p>
          </table:table-cell>
          <table:table-cell table:formula="of:=OFFSET([Sheet1.$A$2]; (ROW()-1)*2;0)" office:value-type="string" office:string-value="(.((((((((.((.(((((.((((((((.((.(((((((((((.((.((((((....)))).)).)).)).))))))))).)).)))))))).))))).)))))))))))." calcext:value-type="string">
            <text:p>(.((((((((.((.(((((.((((((((.((.(((((((((((.((.((((((....)))).)).)).)).))))))))).)).)))))))).))))).))))))))))).</text:p>
          </table:table-cell>
          <table:table-cell table:formula="of:=OFFSET([Sheet1.$B$2]; (ROW()-1)*2;0)" office:value-type="string" office:string-value="-71.80" calcext:value-type="string">
            <text:p>-71.80</text:p>
          </table:table-cell>
        </table:table-row>
        <table:table-row table:style-name="ro1">
          <table:table-cell table:formula="of:=OFFSET([Sheet1.$A$1]; (ROW()-1)*2;0)" office:value-type="string" office:string-value="CAAGUUGAAGGUUAGGUUAAUGGGGUUGUUGUCUGGUUCAAGGUCGCCACAGCAGACAAAGCCCAUUUUGCUUAGCAUGCAGCAUGGGUUUAUCUCUAUUGAUGAUCGAUCUCGGACCAGGCUUCAAUCCCUUUAACUAGCAUCUGCAUAU" calcext:value-type="string">
            <text:p>CAAGUUGAAGGUUAGGUUAAUGGGGUUGUUGUCUGGUUCAAGGUCGCCACAGCAGACAAAGCCCAUUUUGCUUAGCAUGCAGCAUGGGUUUAUCUCUAUUGAUGAUCGAUCUCGGACCAGGCUUCAAUCCCUUUAACUAGCAUCUGCAUAU</text:p>
          </table:table-cell>
          <table:table-cell table:formula="of:=OFFSET([Sheet1.$A$2]; (ROW()-1)*2;0)" office:value-type="string" office:string-value="...((.((..(((((.((((.(((((((..(((((((((.((((((.(((((.(((..((((((((.((((.......)))).))))))))...))).))).))..)))))).)))))))))..))))))).))))))))).)).))...." calcext:value-type="string">
            <text:p>...((.((..(((((.((((.(((((((..(((((((((.((((((.(((((.(((..((((((((.((((.......)))).))))))))...))).))).))..)))))).)))))))))..))))))).))))))))).)).))....</text:p>
          </table:table-cell>
          <table:table-cell table:formula="of:=OFFSET([Sheet1.$B$2]; (ROW()-1)*2;0)" office:value-type="string" office:string-value="-62.40" calcext:value-type="string">
            <text:p>-62.40</text:p>
          </table:table-cell>
        </table:table-row>
        <table:table-row table:style-name="ro1">
          <table:table-cell table:formula="of:=OFFSET([Sheet1.$A$1]; (ROW()-1)*2;0)" office:value-type="string" office:string-value="GUGGUGCAUCCUCUAGUAGCUGAAGCUGCCAGCAUGAUCUGAUGAGGUGAGGUUUAUUUGCUAGUUGGUCACAGGCUAACAGCAUGAUGGCCCAACAAAUCAACGAUCAGAUCAUGCUGUGCAGUUUCAUCUGCUCGUGGAUGCACAU" calcext:value-type="string">
            <text:p>GUGGUGCAUCCUCUAGUAGCUGAAGCUGCCAGCAUGAUCUGAUGAGGUGAGGUUUAUUUGCUAGUUGGUCACAGGCUAACAGCAUGAUGGCCCAACAAAUCAACGAUCAGAUCAUGCUGUGCAGUUUCAUCUGCUCGUGGAUGCACAU</text:p>
          </table:table-cell>
          <table:table-cell table:formula="of:=OFFSET([Sheet1.$A$2]; (ROW()-1)*2;0)" office:value-type="string" office:string-value="...((((((((.(.(((((.(((((((((((((((((((((((((..((.((((....((((.(((((((...)))))))))))....))))...))..)))....))))))))))))).))))))))).))))).).)))))))).." calcext:value-type="string">
            <text:p>...((((((((.(.(((((.(((((((((((((((((((((((((..((.((((....((((.(((((((...)))))))))))....))))...))..)))....))))))))))))).))))))))).))))).).))))))))..</text:p>
          </table:table-cell>
          <table:table-cell table:formula="of:=OFFSET([Sheet1.$B$2]; (ROW()-1)*2;0)" office:value-type="string" office:string-value="-77.60" calcext:value-type="string">
            <text:p>-77.60</text:p>
          </table:table-cell>
        </table:table-row>
        <table:table-row table:style-name="ro1">
          <table:table-cell table:formula="of:=OFFSET([Sheet1.$A$1]; (ROW()-1)*2;0)" office:value-type="string" office:string-value="UCCGGUGCACUAGAGGUGGAUGAAGCUGCCAGCAUGAUCUGAGAAACUAGUGCUUGAUCCUUUUACUGAUUUCCAUCUAGCCUGCAUCUAUAUAUAUACCUUGAUGCAUGAAUCAUGGUCUGAUGAUAGUUAAGCGAGAUCAGAUCGUCUGGCAGUUUCAUCUUCUUAUGGCAGCACAA" calcext:value-type="string">
            <text:p>UCCGGUGCACUAGAGGUGGAUGAAGCUGCCAGCAUGAUCUGAGAAACUAGUGCUUGAUCCUUUUACUGAUUUCCAUCUAGCCUGCAUCUAUAUAUAUACCUUGAUGCAUGAAUCAUGGUCUGAUGAUAGUUAAGCGAGAUCAGAUCGUCUGGCAGUUUCAUCUUCUUAUGGCAGCACAA</text:p>
          </table:table-cell>
          <table:table-cell table:formula="of:=OFFSET([Sheet1.$A$2]; (ROW()-1)*2;0)" office:value-type="string" office:string-value="....((((.(((.(((.(((((((((((((((.(((((((((........((((((((...............((((..(((((((((..............))))))........)))..))))...))))))))...)))))))))))))))))))))))).))).)))..)))).." calcext:value-type="string">
            <text:p>....((((.(((.(((.(((((((((((((((.(((((((((........((((((((...............((((..(((((((((..............))))))........)))..))))...))))))))...)))))))))))))))))))))))).))).)))..))))..</text:p>
          </table:table-cell>
          <table:table-cell table:formula="of:=OFFSET([Sheet1.$B$2]; (ROW()-1)*2;0)" office:value-type="string" office:string-value="-63.90" calcext:value-type="string">
            <text:p>-63.90</text:p>
          </table:table-cell>
        </table:table-row>
        <table:table-row table:style-name="ro1">
          <table:table-cell table:formula="of:=OFFSET([Sheet1.$A$1]; (ROW()-1)*2;0)" office:value-type="string" office:string-value="AUUUGUGCACCUUAAGCAGCUGAAGCUGCCAGCAUGAUCUGAUCUUAAUUUCUUUUACUGGCAAACUUCGGAUGCCUAAGAUCAGAUCGUGCUGCGCAGUUUCACCUGCUAAUUGGAGCACAG" calcext:value-type="string">
            <text:p>AUUUGUGCACCUUAAGCAGCUGAAGCUGCCAGCAUGAUCUGAUCUUAAUUUCUUUUACUGGCAAACUUCGGAUGCCUAAGAUCAGAUCGUGCUGCGCAGUUUCACCUGCUAAUUGGAGCACAG</text:p>
          </table:table-cell>
          <table:table-cell table:formula="of:=OFFSET([Sheet1.$A$2]; (ROW()-1)*2;0)" office:value-type="string" office:string-value="...(((((.((...(((((.(((((((((((((((((((((((((((............((((..(...)..)))))))))))))))))))))).))))))))).)))))....)).)))))." calcext:value-type="string">
            <text:p>...(((((.((...(((((.(((((((((((((((((((((((((((............((((..(...)..)))))))))))))))))))))).))))))))).)))))....)).))))).</text:p>
          </table:table-cell>
          <table:table-cell table:formula="of:=OFFSET([Sheet1.$B$2]; (ROW()-1)*2;0)" office:value-type="string" office:string-value="-64.50" calcext:value-type="string">
            <text:p>-64.50</text:p>
          </table:table-cell>
        </table:table-row>
        <table:table-row table:style-name="ro1">
          <table:table-cell table:formula="of:=OFFSET([Sheet1.$A$1]; (ROW()-1)*2;0)" office:value-type="string" office:string-value="AGUGGUGCACCACAAGUUGGUGAAGCUGCCAGCAUGAUCUGAUGUCUUUAUAUAUAUUAAUUACCUCUGAUUUCUCCCUGACUGUUAUGGAUCGAUGAAUUCAGAUAUGAGGGGAAGGAAGAAAGAGGAAUAAUGAGCAUCAGGUCAUGCUGUAGUUUCAUCCGCUGGUGGGAGCACAU" calcext:value-type="string">
            <text:p>AGUGGUGCACCACAAGUUGGUGAAGCUGCCAGCAUGAUCUGAUGUCUUUAUAUAUAUUAAUUACCUCUGAUUUCUCCCUGACUGUUAUGGAUCGAUGAAUUCAGAUAUGAGGGGAAGGAAGAAAGAGGAAUAAUGAGCAUCAGGUCAUGCUGUAGUUUCAUCCGCUGGUGGGAGCACAU</text:p>
          </table:table-cell>
          <table:table-cell table:formula="of:=OFFSET([Sheet1.$A$2]; (ROW()-1)*2;0)" office:value-type="string" office:string-value="....((((.((((.(((.(((((((((((.((((((((((((((.(((.......((((.((.(((((..(((((((((...((((.(((((......)))))))))...)))).)))))...))))))))))))))))))))))))))))))))))))))).))).))))..)))).." calcext:value-type="string">
            <text:p>....((((.((((.(((.(((((((((((.((((((((((((((.(((.......((((.((.(((((..(((((((((...((((.(((((......)))))))))...)))).)))))...))))))))))))))))))))))))))))))))))))))).))).))))..))))..</text:p>
          </table:table-cell>
          <table:table-cell table:formula="of:=OFFSET([Sheet1.$B$2]; (ROW()-1)*2;0)" office:value-type="string" office:string-value="-76.90" calcext:value-type="string">
            <text:p>-76.90</text:p>
          </table:table-cell>
        </table:table-row>
        <table:table-row table:style-name="ro1">
          <table:table-cell table:formula="of:=OFFSET([Sheet1.$A$1]; (ROW()-1)*2;0)" office:value-type="string" office:string-value="CUUUGCUGGUGUGAGAGGUUGAAGCUGCCAGCAUGAUCUGGUGGCCGGCCGGCCGGCGUCUCUCAAGUGCGCUCGGAUCGGAGACGCGUCGCCAGAUCAUGUUGCAGCUUCACUCUCUCGCAACCACCAAA" calcext:value-type="string">
            <text:p>CUUUGCUGGUGUGAGAGGUUGAAGCUGCCAGCAUGAUCUGGUGGCCGGCCGGCCGGCGUCUCUCAAGUGCGCUCGGAUCGGAGACGCGUCGCCAGAUCAUGUUGCAGCUUCACUCUCUCGCAACCACCAAA</text:p>
          </table:table-cell>
          <table:table-cell table:formula="of:=OFFSET([Sheet1.$A$2]; (ROW()-1)*2;0)" office:value-type="string" office:string-value="..(((.((((((((((((.(((((((((.((((((((((((((((((.(((((((((((((....)).)))).))).))))...)).))))))))))))))))))))))))).)))))))).)))).)))." calcext:value-type="string">
            <text:p>..(((.((((((((((((.(((((((((.((((((((((((((((((.(((((((((((((....)).)))).))).))))...)).))))))))))))))))))))))))).)))))))).)))).))).</text:p>
          </table:table-cell>
          <table:table-cell table:formula="of:=OFFSET([Sheet1.$B$2]; (ROW()-1)*2;0)" office:value-type="string" office:string-value="-80.60" calcext:value-type="string">
            <text:p>-80.60</text:p>
          </table:table-cell>
        </table:table-row>
        <table:table-row table:style-name="ro1">
          <table:table-cell table:formula="of:=OFFSET([Sheet1.$A$1]; (ROW()-1)*2;0)" office:value-type="string" office:string-value="GCCGCCGCGCCGCCUCGGGCUCGCUUGGUGCAGAUCGGGACCUGCCGCCGUGCUCGGACGGGACAGAUCCCGCCUUGCACCAAGUGAAUCCGAGCCGGAGCAGCCG" calcext:value-type="string">
            <text:p>GCCGCCGCGCCGCCUCGGGCUCGCUUGGUGCAGAUCGGGACCUGCCGCCGUGCUCGGACGGGACAGAUCCCGCCUUGCACCAAGUGAAUCCGAGCCGGAGCAGCCG</text:p>
          </table:table-cell>
          <table:table-cell table:formula="of:=OFFSET([Sheet1.$A$2]; (ROW()-1)*2;0)" office:value-type="string" office:string-value="...((.((.(((.((((((.(((((((((((((..(((((.(((((((((....))).)))..))).)))))..))))))))))))).)))))).))).)).)).." calcext:value-type="string">
            <text:p>...((.((.(((.((((((.(((((((((((((..(((((.(((((((((....))).)))..))).)))))..))))))))))))).)))))).))).)).))..</text:p>
          </table:table-cell>
          <table:table-cell table:formula="of:=OFFSET([Sheet1.$B$2]; (ROW()-1)*2;0)" office:value-type="string" office:string-value="-64.00" calcext:value-type="string">
            <text:p>-64.00</text:p>
          </table:table-cell>
        </table:table-row>
        <table:table-row table:style-name="ro1">
          <table:table-cell table:formula="of:=OFFSET([Sheet1.$A$1]; (ROW()-1)*2;0)" office:value-type="string" office:string-value="GGCAGUUGGGGCUCGUGCCAGAUGCGCGUUUACACGGGCCCUGAAUACUGUAAAUGCACUAUCUGGUACGACAUCUCUCCUGUC" calcext:value-type="string">
            <text:p>GGCAGUUGGGGCUCGUGCCAGAUGCGCGUUUACACGGGCCCUGAAUACUGUAAAUGCACUAUCUGGUACGACAUCUCUCCUGUC</text:p>
          </table:table-cell>
          <table:table-cell table:formula="of:=OFFSET([Sheet1.$A$2]; (ROW()-1)*2;0)" office:value-type="string" office:string-value="(((((..((((.((((((((((((.(((((((((.(...........)))))))))).).)))))))))))..))))..)))))" calcext:value-type="string">
            <text:p>(((((..((((.((((((((((((.(((((((((.(...........)))))))))).).)))))))))))..))))..)))))</text:p>
          </table:table-cell>
          <table:table-cell table:formula="of:=OFFSET([Sheet1.$B$2]; (ROW()-1)*2;0)" office:value-type="string" office:string-value="-37.30" calcext:value-type="string">
            <text:p>-37.30</text:p>
          </table:table-cell>
        </table:table-row>
        <table:table-row table:style-name="ro1">
          <table:table-cell table:formula="of:=OFFSET([Sheet1.$A$1]; (ROW()-1)*2;0)" office:value-type="string" office:string-value="UGUGUGGAUGAAAUGUAAUCACAGAACCGGUUUUCAUUUUCGAUCUGACUUAUUUUUUUCACAAACAAGUGAGAUCACUUUGAAAGCUGAUUUUGUACAAUUAAUUCAACG" calcext:value-type="string">
            <text:p>UGUGUGGAUGAAAUGUAAUCACAGAACCGGUUUUCAUUUUCGAUCUGACUUAUUUUUUUCACAAACAAGUGAGAUCACUUUGAAAGCUGAUUUUGUACAAUUAAUUCAACG</text:p>
          </table:table-cell>
          <table:table-cell table:formula="of:=OFFSET([Sheet1.$A$2]; (ROW()-1)*2;0)" office:value-type="string" office:string-value=".((.(((((....(((....((((((.(((((((((.....(((((.((((.(((.......))).)))).)))))....))))))))).)))))))))....)))))))." calcext:value-type="string">
            <text:p>.((.(((((....(((....((((((.(((((((((.....(((((.((((.(((.......))).)))).)))))....))))))))).)))))))))....))))))).</text:p>
          </table:table-cell>
          <table:table-cell table:formula="of:=OFFSET([Sheet1.$B$2]; (ROW()-1)*2;0)" office:value-type="string" office:string-value="-27.40" calcext:value-type="string">
            <text:p>-27.40</text:p>
          </table:table-cell>
        </table:table-row>
        <table:table-row table:style-name="ro1">
          <table:table-cell table:formula="of:=OFFSET([Sheet1.$A$1]; (ROW()-1)*2;0)" office:value-type="string" office:string-value="GUGCCGCUUCAUGAACGUAUACUGAAUGUAUCCUGAGUGCUACUUAUCCGGUAUACCUUCAGUAUACGUAACAAGAGGCGACAC" calcext:value-type="string">
            <text:p>GUGCCGCUUCAUGAACGUAUACUGAAUGUAUCCUGAGUGCUACUUAUCCGGUAUACCUUCAGUAUACGUAACAAGAGGCGACAC</text:p>
          </table:table-cell>
          <table:table-cell table:formula="of:=OFFSET([Sheet1.$A$2]; (ROW()-1)*2;0)" office:value-type="string" office:string-value="(((.((((((.((.((((((((((((.(((((((((((...)))))...)).)))).))))))))))))..)).)))))).)))" calcext:value-type="string">
            <text:p>(((.((((((.((.((((((((((((.(((((((((((...)))))...)).)))).))))))))))))..)).)))))).)))</text:p>
          </table:table-cell>
          <table:table-cell table:formula="of:=OFFSET([Sheet1.$B$2]; (ROW()-1)*2;0)" office:value-type="string" office:string-value="-35.10" calcext:value-type="string">
            <text:p>-35.10</text:p>
          </table:table-cell>
        </table:table-row>
        <table:table-row table:style-name="ro1">
          <table:table-cell table:formula="of:=OFFSET([Sheet1.$A$1]; (ROW()-1)*2;0)" office:value-type="string" office:string-value="GCCGGGAGGUUGAACAUCCUGCAUAGUGCUGCCAGGAAAUCCCUAUUUCAUAUAAGAGGGGGCUGGCUGGUUGCAUAUGUAGGAUGUCCCAUCUCCCAGCCCACUUCGUCA" calcext:value-type="string">
            <text:p>GCCGGGAGGUUGAACAUCCUGCAUAGUGCUGCCAGGAAAUCCCUAUUUCAUAUAAGAGGGGGCUGGCUGGUUGCAUAUGUAGGAUGUCCCAUCUCCCAGCCCACUUCGUCA</text:p>
          </table:table-cell>
          <table:table-cell table:formula="of:=OFFSET([Sheet1.$A$2]; (ROW()-1)*2;0)" office:value-type="string" office:string-value="((.(((((((.(.((((((((((((.(((.(((((....(((((.((......)).))))).....))))).))))))))))))))).).))))))).))..........." calcext:value-type="string">
            <text:p>((.(((((((.(.((((((((((((.(((.(((((....(((((.((......)).))))).....))))).))))))))))))))).).))))))).))...........</text:p>
          </table:table-cell>
          <table:table-cell table:formula="of:=OFFSET([Sheet1.$B$2]; (ROW()-1)*2;0)" office:value-type="string" office:string-value="-51.20" calcext:value-type="string">
            <text:p>-51.20</text:p>
          </table:table-cell>
        </table:table-row>
        <table:table-row table:style-name="ro1">
          <table:table-cell table:formula="of:=OFFSET([Sheet1.$A$1]; (ROW()-1)*2;0)" office:value-type="string" office:string-value="ACGAGGAGGUUGAACAUCCUGCAUAGUGCUGCCAGGAAAUCCCUACUUCAUACUAAGAGGGGGCUGGCUGGUUGCAUAUGUAGGAUGUCCCAUCUCCUGGCCCACUUCGUCA" calcext:value-type="string">
            <text:p>ACGAGGAGGUUGAACAUCCUGCAUAGUGCUGCCAGGAAAUCCCUACUUCAUACUAAGAGGGGGCUGGCUGGUUGCAUAUGUAGGAUGUCCCAUCUCCUGGCCCACUUCGUCA</text:p>
          </table:table-cell>
          <table:table-cell table:formula="of:=OFFSET([Sheet1.$A$2]; (ROW()-1)*2;0)" office:value-type="string" office:string-value=".(.(((((((.(.((((((((((((.(((.(((((....(((((.(((......)))))))).....))))).))))))))))))))).).))))))).)............" calcext:value-type="string">
            <text:p>.(.(((((((.(.((((((((((((.(((.(((((....(((((.(((......)))))))).....))))).))))))))))))))).).))))))).)............</text:p>
          </table:table-cell>
          <table:table-cell table:formula="of:=OFFSET([Sheet1.$B$2]; (ROW()-1)*2;0)" office:value-type="string" office:string-value="-50.50" calcext:value-type="string">
            <text:p>-50.50</text:p>
          </table:table-cell>
        </table:table-row>
        <table:table-row table:style-name="ro1">
          <table:table-cell table:formula="of:=OFFSET([Sheet1.$A$1]; (ROW()-1)*2;0)" office:value-type="string" office:string-value="ACGGGGAGGUUGAACAUCCUGCAUAGUGCUGCCAGGAAAUCCCUACUUCAUACUAAGAGGGGGCUGGCUGGUUGCAUAUGUAGGAUGUCCCAUCUCCCGGCCCACUUCGUCA" calcext:value-type="string">
            <text:p>ACGGGGAGGUUGAACAUCCUGCAUAGUGCUGCCAGGAAAUCCCUACUUCAUACUAAGAGGGGGCUGGCUGGUUGCAUAUGUAGGAUGUCCCAUCUCCCGGCCCACUUCGUCA</text:p>
          </table:table-cell>
          <table:table-cell table:formula="of:=OFFSET([Sheet1.$A$2]; (ROW()-1)*2;0)" office:value-type="string" office:string-value=".(.(((((((.(.((((((((((((.(((.(((((....(((((.(((......)))))))).....))))).))))))))))))))).).))))))).)............" calcext:value-type="string">
            <text:p>.(.(((((((.(.((((((((((((.(((.(((((....(((((.(((......)))))))).....))))).))))))))))))))).).))))))).)............</text:p>
          </table:table-cell>
          <table:table-cell table:formula="of:=OFFSET([Sheet1.$B$2]; (ROW()-1)*2;0)" office:value-type="string" office:string-value="-51.70" calcext:value-type="string">
            <text:p>-51.70</text:p>
          </table:table-cell>
        </table:table-row>
        <table:table-row table:style-name="ro1">
          <table:table-cell table:formula="of:=OFFSET([Sheet1.$A$1]; (ROW()-1)*2;0)" office:value-type="string" office:string-value="GCAGGGAGGUUGAACAUCCUGCAUAGUGCUGCCAGGAAAUCCCUAUUUUAUACUAAGGGGGCUGGCUGGUUGCAUAUGUAGGAUGUCCCAUCUCCCCGCCCACUUCAUCG" calcext:value-type="string">
            <text:p>GCAGGGAGGUUGAACAUCCUGCAUAGUGCUGCCAGGAAAUCCCUAUUUUAUACUAAGGGGGCUGGCUGGUUGCAUAUGUAGGAUGUCCCAUCUCCCCGCCCACUUCAUCG</text:p>
          </table:table-cell>
          <table:table-cell table:formula="of:=OFFSET([Sheet1.$A$2]; (ROW()-1)*2;0)" office:value-type="string" office:string-value="((.(((((((.(.((((((((((((.(((.(((((....(((((...........))))).....))))).))))))))))))))).).))))))).))..........." calcext:value-type="string">
            <text:p>((.(((((((.(.((((((((((((.(((.(((((....(((((...........))))).....))))).))))))))))))))).).))))))).))...........</text:p>
          </table:table-cell>
          <table:table-cell table:formula="of:=OFFSET([Sheet1.$B$2]; (ROW()-1)*2;0)" office:value-type="string" office:string-value="-50.60" calcext:value-type="string">
            <text:p>-50.60</text:p>
          </table:table-cell>
        </table:table-row>
        <table:table-row table:style-name="ro1">
          <table:table-cell table:formula="of:=OFFSET([Sheet1.$A$1]; (ROW()-1)*2;0)" office:value-type="string" office:string-value="CGCCGGCCGAUGGGCGUCUUACCAGACAUGGUUAGACCUGGCCCUCUGUCUAAUACUGUCUGGUAAAACCGUCCAUCCGCUGC" calcext:value-type="string">
            <text:p>CGCCGGCCGAUGGGCGUCUUACCAGACAUGGUUAGACCUGGCCCUCUGUCUAAUACUGUCUGGUAAAACCGUCCAUCCGCUGC</text:p>
          </table:table-cell>
          <table:table-cell table:formula="of:=OFFSET([Sheet1.$A$2]; (ROW()-1)*2;0)" office:value-type="string" office:string-value="...((((.((((((((..((((((((((..(((((((..........)))))))..))))))))))...)))))))).))))." calcext:value-type="string">
            <text:p>...((((.((((((((..((((((((((..(((((((..........)))))))..))))))))))...)))))))).)))).</text:p>
          </table:table-cell>
          <table:table-cell table:formula="of:=OFFSET([Sheet1.$B$2]; (ROW()-1)*2;0)" office:value-type="string" office:string-value="-38.80" calcext:value-type="string">
            <text:p>-38.80</text:p>
          </table:table-cell>
        </table:table-row>
        <table:table-row table:style-name="ro1">
          <table:table-cell table:formula="of:=OFFSET([Sheet1.$A$1]; (ROW()-1)*2;0)" office:value-type="string" office:string-value="CCUGCUGAUGGAUGUCUUACCAGACAUGGUUAGAUCUGGAUGCAUCUGUCUAAUACUGUCUGGUAAUGCCGUCCAUCCACGGC" calcext:value-type="string">
            <text:p>CCUGCUGAUGGAUGUCUUACCAGACAUGGUUAGAUCUGGAUGCAUCUGUCUAAUACUGUCUGGUAAUGCCGUCCAUCCACGGC</text:p>
          </table:table-cell>
          <table:table-cell table:formula="of:=OFFSET([Sheet1.$A$2]; (ROW()-1)*2;0)" office:value-type="string" office:string-value=".(((..((((((((.(((((((((((..(((((((..(((....))))))))))..)))))))))).).))))))))..)))." calcext:value-type="string">
            <text:p>.(((..((((((((.(((((((((((..(((((((..(((....))))))))))..)))))))))).).))))))))..))).</text:p>
          </table:table-cell>
          <table:table-cell table:formula="of:=OFFSET([Sheet1.$B$2]; (ROW()-1)*2;0)" office:value-type="string" office:string-value="-34.70" calcext:value-type="string">
            <text:p>-34.70</text:p>
          </table:table-cell>
        </table:table-row>
        <table:table-row table:style-name="ro1">
          <table:table-cell table:formula="of:=OFFSET([Sheet1.$A$1]; (ROW()-1)*2;0)" office:value-type="string" office:string-value="UGCCUGCUGAUGGAUGUCUUACCAGACAUGGUUAGAUCUGGAUGUAUCUGUCUAAUACUGUCUGGUAAUGCCGUCCAUCCAUGGC" calcext:value-type="string">
            <text:p>UGCCUGCUGAUGGAUGUCUUACCAGACAUGGUUAGAUCUGGAUGUAUCUGUCUAAUACUGUCUGGUAAUGCCGUCCAUCCAUGGC</text:p>
          </table:table-cell>
          <table:table-cell table:formula="of:=OFFSET([Sheet1.$A$2]; (ROW()-1)*2;0)" office:value-type="string" office:string-value=".(((....((((((((.(((((((((((..(((((((..(((....))))))))))..)))))))))).).))))))))...)))" calcext:value-type="string">
            <text:p>.(((....((((((((.(((((((((((..(((((((..(((....))))))))))..)))))))))).).))))))))...)))</text:p>
          </table:table-cell>
          <table:table-cell table:formula="of:=OFFSET([Sheet1.$B$2]; (ROW()-1)*2;0)" office:value-type="string" office:string-value="-36.30" calcext:value-type="string">
            <text:p>-36.30</text:p>
          </table:table-cell>
        </table:table-row>
        <table:table-row table:style-name="ro1">
          <table:table-cell table:formula="of:=OFFSET([Sheet1.$A$1]; (ROW()-1)*2;0)" office:value-type="string" office:string-value="AGCCUGCUGAUGGGCGUCUUACCAGACACGGUUAGAUCUGGGUUCUGGUGUCUAAUACUGUCUGGUAAUGCCGUUCAUCCAUGGC" calcext:value-type="string">
            <text:p>AGCCUGCUGAUGGGCGUCUUACCAGACACGGUUAGAUCUGGGUUCUGGUGUCUAAUACUGUCUGGUAAUGCCGUUCAUCCAUGGC</text:p>
          </table:table-cell>
          <table:table-cell table:formula="of:=OFFSET([Sheet1.$A$2]; (ROW()-1)*2;0)" office:value-type="string" office:string-value=".(((....((((((((.(((((((((((..(((((((((((...)))).)))))))..)))))))))).).))))))))...)))" calcext:value-type="string">
            <text:p>.(((....((((((((.(((((((((((..(((((((((((...)))).)))))))..)))))))))).).))))))))...)))</text:p>
          </table:table-cell>
          <table:table-cell table:formula="of:=OFFSET([Sheet1.$B$2]; (ROW()-1)*2;0)" office:value-type="string" office:string-value="-35.90" calcext:value-type="string">
            <text:p>-35.90</text:p>
          </table:table-cell>
        </table:table-row>
        <table:table-row table:style-name="ro1">
          <table:table-cell table:formula="of:=OFFSET([Sheet1.$A$1]; (ROW()-1)*2;0)" office:value-type="string" office:string-value="AGAGUGAUCAAGGACAGCAAGAAAAAUGAGGGACUUUCAGGGGCAGCUGUGUUUCCUGACUCAGUCAUAAUGCCCCUAAAAAUCCUUAUUGUUCUUGCAGUGUGCAUCGGAG" calcext:value-type="string">
            <text:p>AGAGUGAUCAAGGACAGCAAGAAAAAUGAGGGACUUUCAGGGGCAGCUGUGUUUCCUGACUCAGUCAUAAUGCCCCUAAAAAUCCUUAUUGUUCUUGCAGUGUGCAUCGGAG</text:p>
          </table:table-cell>
          <table:table-cell table:formula="of:=OFFSET([Sheet1.$A$2]; (ROW()-1)*2;0)" office:value-type="string" office:string-value="....((((...(.((.(((((((.((((((((..(((.(((((((((((.(((....))).)))).....))))))).))).)))))))).))))))).)).)..))))..." calcext:value-type="string">
            <text:p>....((((...(.((.(((((((.((((((((..(((.(((((((((((.(((....))).)))).....))))))).))).)))))))).))))))).)).)..))))...</text:p>
          </table:table-cell>
          <table:table-cell table:formula="of:=OFFSET([Sheet1.$B$2]; (ROW()-1)*2;0)" office:value-type="string" office:string-value="-39.70" calcext:value-type="string">
            <text:p>-39.70</text:p>
          </table:table-cell>
        </table:table-row>
        <table:table-row table:style-name="ro1">
          <table:table-cell table:formula="of:=OFFSET([Sheet1.$A$1]; (ROW()-1)*2;0)" office:value-type="string" office:string-value="AGAGUGUUCAAGGACAGCAAGAAAAAUGAGGGACUUUCAGGGGCAGCUGUGUUUUCUGACUCAGUCAUAAUGCCCCUAAAAAUCCUUAUUGUUCUUGCAGUGUGCAUCGGG" calcext:value-type="string">
            <text:p>AGAGUGUUCAAGGACAGCAAGAAAAAUGAGGGACUUUCAGGGGCAGCUGUGUUUUCUGACUCAGUCAUAAUGCCCCUAAAAAUCCUUAUUGUUCUUGCAGUGUGCAUCGGG</text:p>
          </table:table-cell>
          <table:table-cell table:formula="of:=OFFSET([Sheet1.$A$2]; (ROW()-1)*2;0)" office:value-type="string" office:string-value="...........(.((((((((((.((((((((..(((.(((((((((((.(((....))).)))).....))))))).))).)))))))).)))))))..))).)......" calcext:value-type="string">
            <text:p>...........(.((((((((((.((((((((..(((.(((((((((((.(((....))).)))).....))))))).))).)))))))).)))))))..))).)......</text:p>
          </table:table-cell>
          <table:table-cell table:formula="of:=OFFSET([Sheet1.$B$2]; (ROW()-1)*2;0)" office:value-type="string" office:string-value="-39.30" calcext:value-type="string">
            <text:p>-39.30</text:p>
          </table:table-cell>
        </table:table-row>
        <table:table-row table:style-name="ro1">
          <table:table-cell table:formula="of:=OFFSET([Sheet1.$A$1]; (ROW()-1)*2;0)" office:value-type="string" office:string-value="CUGUGUGUGAUGAGCUGGCAGUGUAUUGUUAGCUGGUUGAAUAUGUGAAUGGCAUCGGCUAACAUGCAACUGCUGUCUUAUUGCAUAUACA" calcext:value-type="string">
            <text:p>CUGUGUGUGAUGAGCUGGCAGUGUAUUGUUAGCUGGUUGAAUAUGUGAAUGGCAUCGGCUAACAUGCAACUGCUGUCUUAUUGCAUAUACA</text:p>
          </table:table-cell>
          <table:table-cell table:formula="of:=OFFSET([Sheet1.$A$2]; (ROW()-1)*2;0)" office:value-type="string" office:string-value=".(((((((((((((.(((((((((((.((((((((((.(..(((....))).))))))))))))))).))))))).))))))))))))).." calcext:value-type="string">
            <text:p>.(((((((((((((.(((((((((((.((((((((((.(..(((....))).))))))))))))))).))))))).)))))))))))))..</text:p>
          </table:table-cell>
          <table:table-cell table:formula="of:=OFFSET([Sheet1.$B$2]; (ROW()-1)*2;0)" office:value-type="string" office:string-value="-38.40" calcext:value-type="string">
            <text:p>-38.40</text:p>
          </table:table-cell>
        </table:table-row>
        <table:table-row table:style-name="ro1">
          <table:table-cell table:formula="of:=OFFSET([Sheet1.$A$1]; (ROW()-1)*2;0)" office:value-type="string" office:string-value="CUGUGUGUGAUGGCUUGGCAGUGUAUUGUUAGCUGGUUGAGUAUGUGAGCGGCACCAGCUAACAUGCGACUGCUCUCCUAUUGCACACACA" calcext:value-type="string">
            <text:p>CUGUGUGUGAUGGCUUGGCAGUGUAUUGUUAGCUGGUUGAGUAUGUGAGCGGCACCAGCUAACAUGCGACUGCUCUCCUAUUGCACACACA</text:p>
          </table:table-cell>
          <table:table-cell table:formula="of:=OFFSET([Sheet1.$A$2]; (ROW()-1)*2;0)" office:value-type="string" office:string-value=".((((((((((((...((((((((((.((((((((((...((......))...)))))))))))))).))))))...)))))))))))).." calcext:value-type="string">
            <text:p>.((((((((((((...((((((((((.((((((((((...((......))...)))))))))))))).))))))...))))))))))))..</text:p>
          </table:table-cell>
          <table:table-cell table:formula="of:=OFFSET([Sheet1.$B$2]; (ROW()-1)*2;0)" office:value-type="string" office:string-value="-44.50" calcext:value-type="string">
            <text:p>-44.50</text:p>
          </table:table-cell>
        </table:table-row>
        <table:table-row table:style-name="ro1">
          <table:table-cell table:formula="of:=OFFSET([Sheet1.$A$1]; (ROW()-1)*2;0)" office:value-type="string" office:string-value="CUGUGUGCGAUGGGUUGGCAGUGUAUUGUUAGCUGGUUGAGUAUGUAAAAGGCACCAGCUAACAUGCAACUGCUCUCCUAUUGCACAUACA" calcext:value-type="string">
            <text:p>CUGUGUGCGAUGGGUUGGCAGUGUAUUGUUAGCUGGUUGAGUAUGUAAAAGGCACCAGCUAACAUGCAACUGCUCUCCUAUUGCACAUACA</text:p>
          </table:table-cell>
          <table:table-cell table:formula="of:=OFFSET([Sheet1.$A$2]; (ROW()-1)*2;0)" office:value-type="string" office:string-value=".(((((((((((((..((((((((((.((((((((((................)))))))))))))).))))))..))))))))))))).." calcext:value-type="string">
            <text:p>.(((((((((((((..((((((((((.((((((((((................)))))))))))))).))))))..)))))))))))))..</text:p>
          </table:table-cell>
          <table:table-cell table:formula="of:=OFFSET([Sheet1.$B$2]; (ROW()-1)*2;0)" office:value-type="string" office:string-value="-47.30" calcext:value-type="string">
            <text:p>-47.30</text:p>
          </table:table-cell>
        </table:table-row>
        <table:table-row table:style-name="ro1">
          <table:table-cell table:formula="of:=OFFSET([Sheet1.$A$1]; (ROW()-1)*2;0)" office:value-type="string" office:string-value="CCGUGUGUGAUGGGUUGGCAGUGUAUUGUUAGCUGGUUGAAUAUAUGAAUGGCAUCAGCUAACAUGCAACUGCUAUCUUAUUGCAUAUACA" calcext:value-type="string">
            <text:p>CCGUGUGUGAUGGGUUGGCAGUGUAUUGUUAGCUGGUUGAAUAUAUGAAUGGCAUCAGCUAACAUGCAACUGCUAUCUUAUUGCAUAUACA</text:p>
          </table:table-cell>
          <table:table-cell table:formula="of:=OFFSET([Sheet1.$A$2]; (ROW()-1)*2;0)" office:value-type="string" office:string-value="..((((((((((((.(((((((((((.((((((((((...((......))...)))))))))))))).))))))).))))))))))))..." calcext:value-type="string">
            <text:p>..((((((((((((.(((((((((((.((((((((((...((......))...)))))))))))))).))))))).))))))))))))...</text:p>
          </table:table-cell>
          <table:table-cell table:formula="of:=OFFSET([Sheet1.$B$2]; (ROW()-1)*2;0)" office:value-type="string" office:string-value="-38.50" calcext:value-type="string">
            <text:p>-38.50</text:p>
          </table:table-cell>
        </table:table-row>
        <table:table-row table:style-name="ro1">
          <table:table-cell table:formula="of:=OFFSET([Sheet1.$A$1]; (ROW()-1)*2;0)" office:value-type="string" office:string-value="AAACGAUACUAAACUGUUUUUGCGAUGUGUUCCUAAUAUGCACUAUAAAUAUAUUGGGAACAUUUUGCAUGUAUAGUUUUGUAUCAAUAUA" calcext:value-type="string">
            <text:p>AAACGAUACUAAACUGUUUUUGCGAUGUGUUCCUAAUAUGCACUAUAAAUAUAUUGGGAACAUUUUGCAUGUAUAGUUUUGUAUCAAUAUA</text:p>
          </table:table-cell>
          <table:table-cell table:formula="of:=OFFSET([Sheet1.$A$2]; (ROW()-1)*2;0)" office:value-type="string" office:string-value="....(((((.(((((((...(((((.((((((((((((((.........)))))))))))))).)))))...))))))).)))))......" calcext:value-type="string">
            <text:p>....(((((.(((((((...(((((.((((((((((((((.........)))))))))))))).)))))...))))))).)))))......</text:p>
          </table:table-cell>
          <table:table-cell table:formula="of:=OFFSET([Sheet1.$B$2]; (ROW()-1)*2;0)" office:value-type="string" office:string-value="-34.70" calcext:value-type="string">
            <text:p>-34.70</text:p>
          </table:table-cell>
        </table:table-row>
        <table:table-row table:style-name="ro1">
          <table:table-cell table:formula="of:=OFFSET([Sheet1.$A$1]; (ROW()-1)*2;0)" office:value-type="string" office:string-value="GAGAGAUACUGAGCUGUUUUUGCGAUGUGUUCCUAAUAUGUGCUAUAAUUAUAUUGGGAACAUUUUGCAUAAAUAGCUUUGUGUCAAUACA" calcext:value-type="string">
            <text:p>GAGAGAUACUGAGCUGUUUUUGCGAUGUGUUCCUAAUAUGUGCUAUAAUUAUAUUGGGAACAUUUUGCAUAAAUAGCUUUGUGUCAAUACA</text:p>
          </table:table-cell>
          <table:table-cell table:formula="of:=OFFSET([Sheet1.$A$2]; (ROW()-1)*2;0)" office:value-type="string" office:string-value="....(((((.(((((((((.(((((.((((((((((((((.........)))))))))))))).))))).))))))))).)))))......" calcext:value-type="string">
            <text:p>....(((((.(((((((((.(((((.((((((((((((((.........)))))))))))))).))))).))))))))).)))))......</text:p>
          </table:table-cell>
          <table:table-cell table:formula="of:=OFFSET([Sheet1.$B$2]; (ROW()-1)*2;0)" office:value-type="string" office:string-value="-41.00" calcext:value-type="string">
            <text:p>-41.00</text:p>
          </table:table-cell>
        </table:table-row>
        <table:table-row table:style-name="ro1">
          <table:table-cell table:formula="of:=OFFSET([Sheet1.$A$1]; (ROW()-1)*2;0)" office:value-type="string" office:string-value="GAGAGAUGCGGAGCUGUUUUUGCGAUGUGUUCCUAAUGUGUGCUACAAUUAUAUUGGGAACAUUUUGCAUAAAUAGUUUUACAUCGACACA" calcext:value-type="string">
            <text:p>GAGAGAUGCGGAGCUGUUUUUGCGAUGUGUUCCUAAUGUGUGCUACAAUUAUAUUGGGAACAUUUUGCAUAAAUAGUUUUACAUCGACACA</text:p>
          </table:table-cell>
          <table:table-cell table:formula="of:=OFFSET([Sheet1.$A$2]; (ROW()-1)*2;0)" office:value-type="string" office:string-value="....((((.((((((((((.(((((.((((((((((((((.........)))))))))))))).))))).)))))))))).))))......" calcext:value-type="string">
            <text:p>....((((.((((((((((.(((((.((((((((((((((.........)))))))))))))).))))).)))))))))).))))......</text:p>
          </table:table-cell>
          <table:table-cell table:formula="of:=OFFSET([Sheet1.$B$2]; (ROW()-1)*2;0)" office:value-type="string" office:string-value="-37.50" calcext:value-type="string">
            <text:p>-37.50</text:p>
          </table:table-cell>
        </table:table-row>
        <table:table-row table:style-name="ro1">
          <table:table-cell table:formula="of:=OFFSET([Sheet1.$A$1]; (ROW()-1)*2;0)" office:value-type="string" office:string-value="GAAAGAUGCUGAACUGUUUUUGCGAUGUGUUCCUAAUAUGCAGUAUGAACAUAUUGGGAGCAUUUUGCAUGCAUGGUUUUGUAUCAAUAUA" calcext:value-type="string">
            <text:p>GAAAGAUGCUGAACUGUUUUUGCGAUGUGUUCCUAAUAUGCAGUAUGAACAUAUUGGGAGCAUUUUGCAUGCAUGGUUUUGUAUCAAUAUA</text:p>
          </table:table-cell>
          <table:table-cell table:formula="of:=OFFSET([Sheet1.$A$2]; (ROW()-1)*2;0)" office:value-type="string" office:string-value="....(((((.(((((((...(((((.((((((((((((((.........)))))))))))))).)))))...))))))).)))))......" calcext:value-type="string">
            <text:p>....(((((.(((((((...(((((.((((((((((((((.........)))))))))))))).)))))...))))))).)))))......</text:p>
          </table:table-cell>
          <table:table-cell table:formula="of:=OFFSET([Sheet1.$B$2]; (ROW()-1)*2;0)" office:value-type="string" office:string-value="-35.40" calcext:value-type="string">
            <text:p>-35.40</text:p>
          </table:table-cell>
        </table:table-row>
        <table:table-row table:style-name="ro1">
          <table:table-cell table:formula="of:=OFFSET([Sheet1.$A$1]; (ROW()-1)*2;0)" office:value-type="string" office:string-value="ACCGCAGGGAAAAUGAGGGACUUUUGGGGGCAGAUGUGUUUCCAUUCCACUAUCAUAAUGCCCCUAAAAAUCCUUAUUGCUCUUGCA" calcext:value-type="string">
            <text:p>ACCGCAGGGAAAAUGAGGGACUUUUGGGGGCAGAUGUGUUUCCAUUCCACUAUCAUAAUGCCCCUAAAAAUCCUUAUUGCUCUUGCA</text:p>
          </table:table-cell>
          <table:table-cell table:formula="of:=OFFSET([Sheet1.$A$2]; (ROW()-1)*2;0)" office:value-type="string" office:string-value="...((((((..((((((((..(((((((((((((((((.........))).)))....))))))))))).))))))))..))))))." calcext:value-type="string">
            <text:p>...((((((..((((((((..(((((((((((((((((.........))).)))....))))))))))).))))))))..)))))).</text:p>
          </table:table-cell>
          <table:table-cell table:formula="of:=OFFSET([Sheet1.$B$2]; (ROW()-1)*2;0)" office:value-type="string" office:string-value="-34.50" calcext:value-type="string">
            <text:p>-34.50</text:p>
          </table:table-cell>
        </table:table-row>
        <table:table-row table:style-name="ro1">
          <table:table-cell table:formula="of:=OFFSET([Sheet1.$A$1]; (ROW()-1)*2;0)" office:value-type="string" office:string-value="UGGUCGAGGAAGUGGGUCCAACUUUAUCCCUAUAGUGUGAUAGAAAUGGCCGUACUUCCUUUAUA" calcext:value-type="string">
            <text:p>UGGUCGAGGAAGUGGGUCCAACUUUAUCCCUAUAGUGUGAUAGAAAUGGCCGUACUUCCUUUAUA</text:p>
          </table:table-cell>
          <table:table-cell table:formula="of:=OFFSET([Sheet1.$A$2]; (ROW()-1)*2;0)" office:value-type="string" office:string-value=".....(((((((((((.(((..((((((.(......).))))))..))))).)))))))))...." calcext:value-type="string">
            <text:p>.....(((((((((((.(((..((((((.(......).))))))..))))).)))))))))....</text:p>
          </table:table-cell>
          <table:table-cell table:formula="of:=OFFSET([Sheet1.$B$2]; (ROW()-1)*2;0)" office:value-type="string" office:string-value="-22.20" calcext:value-type="string">
            <text:p>-22.20</text:p>
          </table:table-cell>
        </table:table-row>
        <table:table-row table:style-name="ro1">
          <table:table-cell table:formula="of:=OFFSET([Sheet1.$A$1]; (ROW()-1)*2;0)" office:value-type="string" office:string-value="GAAGUAGCGAACCUCUGCUCACUGCCCGGGCCCUCCGGGAGGUGAGCAGGAGUUGCGCUUU" calcext:value-type="string">
            <text:p>GAAGUAGCGAACCUCUGCUCACUGCCCGGGCCCUCCGGGAGGUGAGCAGGAGUUGCGCUUU</text:p>
          </table:table-cell>
          <table:table-cell table:formula="of:=OFFSET([Sheet1.$A$2]; (ROW()-1)*2;0)" office:value-type="string" office:string-value=".....(((((((.((((((((((.(((((.....))))).)))))))))).))).)))).." calcext:value-type="string">
            <text:p>.....(((((((.((((((((((.(((((.....))))).)))))))))).))).))))..</text:p>
          </table:table-cell>
          <table:table-cell table:formula="of:=OFFSET([Sheet1.$B$2]; (ROW()-1)*2;0)" office:value-type="string" office:string-value="-35.50" calcext:value-type="string">
            <text:p>-35.50</text:p>
          </table:table-cell>
        </table:table-row>
        <table:table-row table:style-name="ro1">
          <table:table-cell table:formula="of:=OFFSET([Sheet1.$A$1]; (ROW()-1)*2;0)" office:value-type="string" office:string-value="CAACCACCUCCCACAAUUUCAGAGUCUUAGCCAGAUUAUCUGAAACUGUGUGAGGUGGUUUUU" calcext:value-type="string">
            <text:p>CAACCACCUCCCACAAUUUCAGAGUCUUAGCCAGAUUAUCUGAAACUGUGUGAGGUGGUUUUU</text:p>
          </table:table-cell>
          <table:table-cell table:formula="of:=OFFSET([Sheet1.$A$2]; (ROW()-1)*2;0)" office:value-type="string" office:string-value=".(((((((((.((((.(((((((((((.....))))..))))))).)))).)))))))))..." calcext:value-type="string">
            <text:p>.(((((((((.((((.(((((((((((.....))))..))))))).)))).)))))))))...</text:p>
          </table:table-cell>
          <table:table-cell table:formula="of:=OFFSET([Sheet1.$B$2]; (ROW()-1)*2;0)" office:value-type="string" office:string-value="-29.80" calcext:value-type="string">
            <text:p>-29.80</text:p>
          </table:table-cell>
        </table:table-row>
        <table:table-row table:style-name="ro1">
          <table:table-cell table:formula="of:=OFFSET([Sheet1.$A$1]; (ROW()-1)*2;0)" office:value-type="string" office:string-value="UUUACCAGCACUCACUGGGGGUUUGGUCAGGAGAUCAAGUAGAUCUGACCAACCCUAAGUGAGUUUUUCUU" calcext:value-type="string">
            <text:p>UUUACCAGCACUCACUGGGGGUUUGGUCAGGAGAUCAAGUAGAUCUGACCAACCCUAAGUGAGUUUUUCUU</text:p>
          </table:table-cell>
          <table:table-cell table:formula="of:=OFFSET([Sheet1.$A$2]; (ROW()-1)*2;0)" office:value-type="string" office:string-value=".........(((((((.((((((.(((((...((((.....))))))))))))))).)))))))......." calcext:value-type="string">
            <text:p>.........(((((((.((((((.(((((...((((.....))))))))))))))).))))))).......</text:p>
          </table:table-cell>
          <table:table-cell table:formula="of:=OFFSET([Sheet1.$B$2]; (ROW()-1)*2;0)" office:value-type="string" office:string-value="-29.40" calcext:value-type="string">
            <text:p>-29.40</text:p>
          </table:table-cell>
        </table:table-row>
        <table:table-row table:style-name="ro1">
          <table:table-cell table:formula="of:=OFFSET([Sheet1.$A$1]; (ROW()-1)*2;0)" office:value-type="string" office:string-value="CCACGUCGUUGAAGACACCUGGAAAGAGGACGUUCGCUCGGGCACGUUCUUUCCAGGUGUUUUCAACGUGCGUGG" calcext:value-type="string">
            <text:p>CCACGUCGUUGAAGACACCUGGAAAGAGGACGUUCGCUCGGGCACGUUCUUUCCAGGUGUUUUCAACGUGCGUGG</text:p>
          </table:table-cell>
          <table:table-cell table:formula="of:=OFFSET([Sheet1.$A$2]; (ROW()-1)*2;0)" office:value-type="string" office:string-value="((((((((((((((((((((((((((((...((((....))))...)))))))))))))))))))))).))))))" calcext:value-type="string">
            <text:p>((((((((((((((((((((((((((((...((((....))))...)))))))))))))))))))))).))))))</text:p>
          </table:table-cell>
          <table:table-cell table:formula="of:=OFFSET([Sheet1.$B$2]; (ROW()-1)*2;0)" office:value-type="string" office:string-value="-48.30" calcext:value-type="string">
            <text:p>-48.30</text:p>
          </table:table-cell>
        </table:table-row>
        <table:table-row table:style-name="ro1">
          <table:table-cell table:formula="of:=OFFSET([Sheet1.$A$1]; (ROW()-1)*2;0)" office:value-type="string" office:string-value="GACAGCCUCCGGAUCACAUGGUUACUCAGCGUCUGCCAGCCUAAGUGACGGUGAGAUCCAGGCUGUC" calcext:value-type="string">
            <text:p>GACAGCCUCCGGAUCACAUGGUUACUCAGCGUCUGCCAGCCUAAGUGACGGUGAGAUCCAGGCUGUC</text:p>
          </table:table-cell>
          <table:table-cell table:formula="of:=OFFSET([Sheet1.$A$2]; (ROW()-1)*2;0)" office:value-type="string" office:string-value="((((((((..(((((.(((.((((((.((.((......)))).)))))).))).)))))))))))))" calcext:value-type="string">
            <text:p>((((((((..(((((.(((.((((((.((.((......)))).)))))).))).)))))))))))))</text:p>
          </table:table-cell>
          <table:table-cell table:formula="of:=OFFSET([Sheet1.$B$2]; (ROW()-1)*2;0)" office:value-type="string" office:string-value="-33.30" calcext:value-type="string">
            <text:p>-33.30</text:p>
          </table:table-cell>
        </table:table-row>
        <table:table-row table:style-name="ro1">
          <table:table-cell table:formula="of:=OFFSET([Sheet1.$A$1]; (ROW()-1)*2;0)" office:value-type="string" office:string-value="AGCAGGUGAGGUUGGGGCGGACAACGUGUUGCGGAUUGUGGCGAGAACGUCGUCCUCCCCUUCUUCACCGCC" calcext:value-type="string">
            <text:p>AGCAGGUGAGGUUGGGGCGGACAACGUGUUGCGGAUUGUGGCGAGAACGUCGUCCUCCCCUUCUUCACCGCC</text:p>
          </table:table-cell>
          <table:table-cell table:formula="of:=OFFSET([Sheet1.$A$2]; (ROW()-1)*2;0)" office:value-type="string" office:string-value=".((.(((((((..((((.((((.((((.((((........))))..)))).)))).))))..)))))))))." calcext:value-type="string">
            <text:p>.((.(((((((..((((.((((.((((.((((........))))..)))).)))).))))..))))))))).</text:p>
          </table:table-cell>
          <table:table-cell table:formula="of:=OFFSET([Sheet1.$B$2]; (ROW()-1)*2;0)" office:value-type="string" office:string-value="-40.10" calcext:value-type="string">
            <text:p>-40.10</text:p>
          </table:table-cell>
        </table:table-row>
        <table:table-row table:style-name="ro1">
          <table:table-cell table:formula="of:=OFFSET([Sheet1.$A$1]; (ROW()-1)*2;0)" office:value-type="string" office:string-value="UGAACGCUUUCGUCGUGUUUUUCAUGCAGCUUUUACAGACCAUGACAAGCCUGACGAGAGCGUUCA" calcext:value-type="string">
            <text:p>UGAACGCUUUCGUCGUGUUUUUCAUGCAGCUUUUACAGACCAUGACAAGCCUGACGAGAGCGUUCA</text:p>
          </table:table-cell>
          <table:table-cell table:formula="of:=OFFSET([Sheet1.$A$2]; (ROW()-1)*2;0)" office:value-type="string" office:string-value="(((((((((((((((.((((.(((((...((.....))..))))).)))).)))))))))))))))" calcext:value-type="string">
            <text:p>(((((((((((((((.((((.(((((...((.....))..))))).)))).)))))))))))))))</text:p>
          </table:table-cell>
          <table:table-cell table:formula="of:=OFFSET([Sheet1.$B$2]; (ROW()-1)*2;0)" office:value-type="string" office:string-value="-30.20" calcext:value-type="string">
            <text:p>-30.20</text:p>
          </table:table-cell>
        </table:table-row>
        <table:table-row table:style-name="ro1">
          <table:table-cell table:formula="of:=OFFSET([Sheet1.$A$1]; (ROW()-1)*2;0)" office:value-type="string" office:string-value="GGAGGCUUUCGCCACACCUAUCCUGAAAGCGUUGCAUUCUUUAUGAUAGGUGUGACGAUGUCUUU" calcext:value-type="string">
            <text:p>GGAGGCUUUCGCCACACCUAUCCUGAAAGCGUUGCAUUCUUUAUGAUAGGUGUGACGAUGUCUUU</text:p>
          </table:table-cell>
          <table:table-cell table:formula="of:=OFFSET([Sheet1.$A$2]; (ROW()-1)*2;0)" office:value-type="string" office:string-value=".(((((..(((.((((((((((..(((.((...)).))).....)))))))))).))).)))))." calcext:value-type="string">
            <text:p>.(((((..(((.((((((((((..(((.((...)).))).....)))))))))).))).))))).</text:p>
          </table:table-cell>
          <table:table-cell table:formula="of:=OFFSET([Sheet1.$B$2]; (ROW()-1)*2;0)" office:value-type="string" office:string-value="-25.30" calcext:value-type="string">
            <text:p>-25.30</text:p>
          </table:table-cell>
        </table:table-row>
        <table:table-row table:style-name="ro1">
          <table:table-cell table:formula="of:=OFFSET([Sheet1.$A$1]; (ROW()-1)*2;0)" office:value-type="string" office:string-value="UGUGAACCGCUCAGUGGCUCGGACCGCCGGCUGUUUCUGCGCACCGGUCCGAACGCUAGGUCGGUUCUCA" calcext:value-type="string">
            <text:p>UGUGAACCGCUCAGUGGCUCGGACCGCCGGCUGUUUCUGCGCACCGGUCCGAACGCUAGGUCGGUUCUCA</text:p>
          </table:table-cell>
          <table:table-cell table:formula="of:=OFFSET([Sheet1.$A$2]; (ROW()-1)*2;0)" office:value-type="string" office:string-value="((.((((((((.((((..((((((((...((.......))....)))))))).)))).)).)))))).))" calcext:value-type="string">
            <text:p>((.((((((((.((((..((((((((...((.......))....)))))))).)))).)).)))))).))</text:p>
          </table:table-cell>
          <table:table-cell table:formula="of:=OFFSET([Sheet1.$B$2]; (ROW()-1)*2;0)" office:value-type="string" office:string-value="-33.00" calcext:value-type="string">
            <text:p>-33.00</text:p>
          </table:table-cell>
        </table:table-row>
        <table:table-row table:style-name="ro1">
          <table:table-cell table:formula="of:=OFFSET([Sheet1.$A$1]; (ROW()-1)*2;0)" office:value-type="string" office:string-value="CGGUUAGCGGUCUGUUCAGGUGGAUGAGGGCUCUUCACGGUCGGGCACUCGGCUGUGCCUGUCAUCCACUUGGAGAGCUCCCGCGGUCCG" calcext:value-type="string">
            <text:p>CGGUUAGCGGUCUGUUCAGGUGGAUGAGGGCUCUUCACGGUCGGGCACUCGGCUGUGCCUGUCAUCCACUUGGAGAGCUCCCGCGGUCCG</text:p>
          </table:table-cell>
          <table:table-cell table:formula="of:=OFFSET([Sheet1.$A$2]; (ROW()-1)*2;0)" office:value-type="string" office:string-value="(((...((((.((.(((((((((((((((((.....((((((((....)))))))))))).))))))))))))).))...))))...)))" calcext:value-type="string">
            <text:p>(((...((((.((.(((((((((((((((((.....((((((((....)))))))))))).))))))))))))).))...))))...)))</text:p>
          </table:table-cell>
          <table:table-cell table:formula="of:=OFFSET([Sheet1.$B$2]; (ROW()-1)*2;0)" office:value-type="string" office:string-value="-47.70" calcext:value-type="string">
            <text:p>-47.70</text:p>
          </table:table-cell>
        </table:table-row>
        <table:table-row table:style-name="ro1">
          <table:table-cell table:formula="of:=OFFSET([Sheet1.$A$1]; (ROW()-1)*2;0)" office:value-type="string" office:string-value="CACGGUUGAUUGUGCCCGGACCGUGGGCGCGACGAAACCCACCGUCACGGUCCGAGCACAUCCAAACGUG" calcext:value-type="string">
            <text:p>CACGGUUGAUUGUGCCCGGACCGUGGGCGCGACGAAACCCACCGUCACGGUCCGAGCACAUCCAAACGUG</text:p>
          </table:table-cell>
          <table:table-cell table:formula="of:=OFFSET([Sheet1.$A$2]; (ROW()-1)*2;0)" office:value-type="string" office:string-value="((((..((..(((((.((((((((((.((.(..........))))))))))))).)))))..))..))))" calcext:value-type="string">
            <text:p>((((..((..(((((.((((((((((.((.(..........))))))))))))).)))))..))..))))</text:p>
          </table:table-cell>
          <table:table-cell table:formula="of:=OFFSET([Sheet1.$B$2]; (ROW()-1)*2;0)" office:value-type="string" office:string-value="-34.60" calcext:value-type="string">
            <text:p>-34.60</text:p>
          </table:table-cell>
        </table:table-row>
        <table:table-row table:style-name="ro1">
          <table:table-cell table:formula="of:=OFFSET([Sheet1.$A$1]; (ROW()-1)*2;0)" office:value-type="string" office:string-value="UUCCACCUUCCCAAAAACUCCCCAGCAGACCUGGAGCGAAAAUUGCCUUGAAUUAGCUUCAGACCUAUAGUGUCGUUGAUAGUUUAGGGACAUGUUUUAUCCGGUAUUGGAGUUGAGGGAUGAAAAUUGGAC" calcext:value-type="string">
            <text:p>UUCCACCUUCCCAAAAACUCCCCAGCAGACCUGGAGCGAAAAUUGCCUUGAAUUAGCUUCAGACCUAUAGUGUCGUUGAUAGUUUAGGGACAUGUUUUAUCCGGUAUUGGAGUUGAGGGAUGAAAAUUGGAC</text:p>
          </table:table-cell>
          <table:table-cell table:formula="of:=OFFSET([Sheet1.$A$2]; (ROW()-1)*2;0)" office:value-type="string" office:string-value=".((((...((((...((((((.......(((.(((..((((..((((((((((((......((((....).))).....)))))))))).))..)))).))))))...))))))..)))).......))))." calcext:value-type="string">
            <text:p>.((((...((((...((((((.......(((.(((..((((..((((((((((((......((((....).))).....)))))))))).))..)))).))))))...))))))..)))).......)))).</text:p>
          </table:table-cell>
          <table:table-cell table:formula="of:=OFFSET([Sheet1.$B$2]; (ROW()-1)*2;0)" office:value-type="string" office:string-value="-36.20" calcext:value-type="string">
            <text:p>-36.20</text:p>
          </table:table-cell>
        </table:table-row>
        <table:table-row table:style-name="ro1">
          <table:table-cell table:formula="of:=OFFSET([Sheet1.$A$1]; (ROW()-1)*2;0)" office:value-type="string" office:string-value="CCCUCUGUUUCAUAUUGUAUUGUGUUUUAGUUUUGUUGUAAGUCAAAAUUCUUUUACUUUGACCAAGUUUGUAGUAAAAUAAUUAACAUCUAAAAUACCAAAUAAAUACACUAUUGAGACAUAUUUCUUGGUUGAUUUUUCUAUAAACUUGGUCAAAGUUAGAGAAGUUUGACUUAGGACAAAACUAAACACCUUAUGAUAUGGAACAGAGGG" calcext:value-type="string">
            <text:p>CCCUCUGUUUCAUAUUGUAUUGUGUUUUAGUUUUGUUGUAAGUCAAAAUUCUUUUACUUUGACCAAGUUUGUAGUAAAAUAAUUAACAUCUAAAAUACCAAAUAAAUACACUAUUGAGACAUAUUUCUUGGUUGAUUUUUCUAUAAACUUGGUCAAAGUUAGAGAAGUUUGACUUAGGACAAAACUAAACACCUUAUGAUAUGGAACAGAGGG</text:p>
          </table:table-cell>
          <table:table-cell table:formula="of:=OFFSET([Sheet1.$A$2]; (ROW()-1)*2;0)" office:value-type="string" office:string-value="(((((((((((((((((((..((((((.(((((((((.(((((((((.((((((.(((((((((((((((((((.(((((................(((((..(((((..((....))...))))).)))))..))))).))))))))))))))))))).)))))).))))))))).)))))))))))))))..)))))))))))))))))))" calcext:value-type="string">
            <text:p>(((((((((((((((((((..((((((.(((((((((.(((((((((.((((((.(((((((((((((((((((.(((((................(((((..(((((..((....))...))))).)))))..))))).))))))))))))))))))).)))))).))))))))).)))))))))))))))..)))))))))))))))))))</text:p>
          </table:table-cell>
          <table:table-cell table:formula="of:=OFFSET([Sheet1.$B$2]; (ROW()-1)*2;0)" office:value-type="string" office:string-value="-95.30" calcext:value-type="string">
            <text:p>-95.30</text:p>
          </table:table-cell>
        </table:table-row>
        <table:table-row table:style-name="ro1">
          <table:table-cell table:formula="of:=OFFSET([Sheet1.$A$1]; (ROW()-1)*2;0)" office:value-type="string" office:string-value="AACGUGUUUUGGGCAAACUUGUUUUCCCACGCGUUAUAGUGAAAACUUUUGGAAUAUGUUUGUUAUGGGAGUAUAUAUUAUUGAUAUUGGAUCUAGAAGCAUAAUUUUAUAUAACGUGUGUUACGGGUGGACAUGGUUUCAAAAGUUUUCACUUUAACGCGUGGGAUAUCAUCUACUUCCUCCGUU" calcext:value-type="string">
            <text:p>AACGUGUUUUGGGCAAACUUGUUUUCCCACGCGUUAUAGUGAAAACUUUUGGAAUAUGUUUGUUAUGGGAGUAUAUAUUAUUGAUAUUGGAUCUAGAAGCAUAAUUUUAUAUAACGUGUGUUACGGGUGGACAUGGUUUCAAAAGUUUUCACUUUAACGCGUGGGAUAUCAUCUACUUCCUCCGUU</text:p>
          </table:table-cell>
          <table:table-cell table:formula="of:=OFFSET([Sheet1.$A$2]; (ROW()-1)*2;0)" office:value-type="string" office:string-value="..........(((......((...((((((((((((.((((((((((((((((((((((((((.(((.(.(((((((..((((...((........))...))))..))))).)).).))).)))....))))).)))))))))))))))))).))))))))))))...))......)))......" calcext:value-type="string">
            <text:p>..........(((......((...((((((((((((.((((((((((((((((((((((((((.(((.(.(((((((..((((...((........))...))))..))))).)).).))).)))....))))).)))))))))))))))))).))))))))))))...))......)))......</text:p>
          </table:table-cell>
          <table:table-cell table:formula="of:=OFFSET([Sheet1.$B$2]; (ROW()-1)*2;0)" office:value-type="string" office:string-value="-57.60" calcext:value-type="string">
            <text:p>-57.60</text:p>
          </table:table-cell>
        </table:table-row>
        <table:table-row table:style-name="ro1">
          <table:table-cell table:formula="of:=OFFSET([Sheet1.$A$1]; (ROW()-1)*2;0)" office:value-type="string" office:string-value="GGUAUGGAACAAUCCUUGAAGCUCAGGAGGGAUAGCGCCUCGAAAUCAAACUAGGCGCUAUCUAUCCUGAGCUCCAUGGUUUGUUCUUACC" calcext:value-type="string">
            <text:p>GGUAUGGAACAAUCCUUGAAGCUCAGGAGGGAUAGCGCCUCGAAAUCAAACUAGGCGCUAUCUAUCCUGAGCUCCAUGGUUUGUUCUUACC</text:p>
          </table:table-cell>
          <table:table-cell table:formula="of:=OFFSET([Sheet1.$A$2]; (ROW()-1)*2;0)" office:value-type="string" office:string-value="((((.(((((((.((.((.(((((((((.(((((((((((.(........).))))))))))).))))))))).)).)).)))))))))))" calcext:value-type="string">
            <text:p>((((.(((((((.((.((.(((((((((.(((((((((((.(........).))))))))))).))))))))).)).)).)))))))))))</text:p>
          </table:table-cell>
          <table:table-cell table:formula="of:=OFFSET([Sheet1.$B$2]; (ROW()-1)*2;0)" office:value-type="string" office:string-value="-52.80" calcext:value-type="string">
            <text:p>-52.80</text:p>
          </table:table-cell>
        </table:table-row>
        <table:table-row table:style-name="ro1">
          <table:table-cell table:formula="of:=OFFSET([Sheet1.$A$1]; (ROW()-1)*2;0)" office:value-type="string" office:string-value="UACCCUGUCGAACUGACGCAGUUCGACAUGUACCUGUCGAACUGUGGUUGUUCGAUAGGUAUCCCUGUCGAACCGCGGUUGUUCGACAGGGUG" calcext:value-type="string">
            <text:p>UACCCUGUCGAACUGACGCAGUUCGACAUGUACCUGUCGAACUGUGGUUGUUCGAUAGGUAUCCCUGUCGAACCGCGGUUGUUCGACAGGGUG</text:p>
          </table:table-cell>
          <table:table-cell table:formula="of:=OFFSET([Sheet1.$A$2]; (ROW()-1)*2;0)" office:value-type="string" office:string-value="(((((((((((((...(((.((((((((.(((((((((((((.......)))))))))))))...)))))))).)))...)))))))))))))" calcext:value-type="string">
            <text:p>(((((((((((((...(((.((((((((.(((((((((((((.......)))))))))))))...)))))))).)))...)))))))))))))</text:p>
          </table:table-cell>
          <table:table-cell table:formula="of:=OFFSET([Sheet1.$B$2]; (ROW()-1)*2;0)" office:value-type="string" office:string-value="-60.90" calcext:value-type="string">
            <text:p>-60.90</text:p>
          </table:table-cell>
        </table:table-row>
        <table:table-row table:style-name="ro1">
          <table:table-cell table:formula="of:=OFFSET([Sheet1.$A$1]; (ROW()-1)*2;0)" office:value-type="string" office:string-value="UUCCUGUCGAAUUGUGGUUGUUCGAUAGGUACCCCUGUCGAACCGCGGUUGUUCGACAGG" calcext:value-type="string">
            <text:p>UUCCUGUCGAAUUGUGGUUGUUCGAUAGGUACCCCUGUCGAACCGCGGUUGUUCGACAGG</text:p>
          </table:table-cell>
          <table:table-cell table:formula="of:=OFFSET([Sheet1.$A$2]; (ROW()-1)*2;0)" office:value-type="string" office:string-value="..((((((((((....((.((((((((((....)))))))))).))....))))))))))" calcext:value-type="string">
            <text:p>..((((((((((....((.((((((((((....)))))))))).))....))))))))))</text:p>
          </table:table-cell>
          <table:table-cell table:formula="of:=OFFSET([Sheet1.$B$2]; (ROW()-1)*2;0)" office:value-type="string" office:string-value="-32.70" calcext:value-type="string">
            <text:p>-32.70</text:p>
          </table:table-cell>
        </table:table-row>
        <table:table-row table:style-name="ro1">
          <table:table-cell table:formula="of:=OFFSET([Sheet1.$A$1]; (ROW()-1)*2;0)" office:value-type="string" office:string-value="UACCCUGUCGAACUGACGCAGUUCGACAUGUACCUGUCGAACUGUGGUUGUUCGAUAGGUAUCCCUGUCGAACCGCGGUUGUUCGACAGGGUG" calcext:value-type="string">
            <text:p>UACCCUGUCGAACUGACGCAGUUCGACAUGUACCUGUCGAACUGUGGUUGUUCGAUAGGUAUCCCUGUCGAACCGCGGUUGUUCGACAGGGUG</text:p>
          </table:table-cell>
          <table:table-cell table:formula="of:=OFFSET([Sheet1.$A$2]; (ROW()-1)*2;0)" office:value-type="string" office:string-value="(((((((((((((...(((.((((((((.(((((((((((((.......)))))))))))))...)))))))).)))...)))))))))))))" calcext:value-type="string">
            <text:p>(((((((((((((...(((.((((((((.(((((((((((((.......)))))))))))))...)))))))).)))...)))))))))))))</text:p>
          </table:table-cell>
          <table:table-cell table:formula="of:=OFFSET([Sheet1.$B$2]; (ROW()-1)*2;0)" office:value-type="string" office:string-value="-60.90" calcext:value-type="string">
            <text:p>-60.90</text:p>
          </table:table-cell>
        </table:table-row>
        <table:table-row table:style-name="ro1">
          <table:table-cell table:formula="of:=OFFSET([Sheet1.$A$1]; (ROW()-1)*2;0)" office:value-type="string" office:string-value="CCACCUACCCUGUCGAACUCACGUAGUUCGACAUGUACCUGUCGAACUGUGGUUGUUCGAUAGGUAUCCCUGUCGAACCGCGGUUGUUCGAUAGGGUG" calcext:value-type="string">
            <text:p>CCACCUACCCUGUCGAACUCACGUAGUUCGACAUGUACCUGUCGAACUGUGGUUGUUCGAUAGGUAUCCCUGUCGAACCGCGGUUGUUCGAUAGGGUG</text:p>
          </table:table-cell>
          <table:table-cell table:formula="of:=OFFSET([Sheet1.$A$2]; (ROW()-1)*2;0)" office:value-type="string" office:string-value=".....(((((((((((((...(((.((((((((.(((((((((((((.......)))))))))))))...)))))))).)))...)))))))))))))" calcext:value-type="string">
            <text:p>.....(((((((((((((...(((.((((((((.(((((((((((((.......)))))))))))))...)))))))).)))...)))))))))))))</text:p>
          </table:table-cell>
          <table:table-cell table:formula="of:=OFFSET([Sheet1.$B$2]; (ROW()-1)*2;0)" office:value-type="string" office:string-value="-57.50" calcext:value-type="string">
            <text:p>-57.50</text:p>
          </table:table-cell>
        </table:table-row>
        <table:table-row table:style-name="ro1">
          <table:table-cell table:formula="of:=OFFSET([Sheet1.$A$1]; (ROW()-1)*2;0)" office:value-type="string" office:string-value="CCACCUACCCUGUCGAACUGACGCAGUUCGACAUGUACCUGUCGAACUGUGGUUGUUCGAUAGGUAUCCCUGUCGAACCGCGGUUGUUCGACAGGGUG" calcext:value-type="string">
            <text:p>CCACCUACCCUGUCGAACUGACGCAGUUCGACAUGUACCUGUCGAACUGUGGUUGUUCGAUAGGUAUCCCUGUCGAACCGCGGUUGUUCGACAGGGUG</text:p>
          </table:table-cell>
          <table:table-cell table:formula="of:=OFFSET([Sheet1.$A$2]; (ROW()-1)*2;0)" office:value-type="string" office:string-value=".....(((((((((((((...(((.((((((((.(((((((((((((.......)))))))))))))...)))))))).)))...)))))))))))))" calcext:value-type="string">
            <text:p>.....(((((((((((((...(((.((((((((.(((((((((((((.......)))))))))))))...)))))))).)))...)))))))))))))</text:p>
          </table:table-cell>
          <table:table-cell table:formula="of:=OFFSET([Sheet1.$B$2]; (ROW()-1)*2;0)" office:value-type="string" office:string-value="-61.00" calcext:value-type="string">
            <text:p>-61.00</text:p>
          </table:table-cell>
        </table:table-row>
        <table:table-row table:style-name="ro1">
          <table:table-cell table:formula="of:=OFFSET([Sheet1.$A$1]; (ROW()-1)*2;0)" office:value-type="string" office:string-value="ACCUACCCUGUCGAACUGACGCAGUUCGACAUGUACCUGUCGAACUGUGGUUGUUCGAUAGGUAUCCCUGUCGAACCGCGGUUGUUCGACAGGGUG" calcext:value-type="string">
            <text:p>ACCUACCCUGUCGAACUGACGCAGUUCGACAUGUACCUGUCGAACUGUGGUUGUUCGAUAGGUAUCCCUGUCGAACCGCGGUUGUUCGACAGGGUG</text:p>
          </table:table-cell>
          <table:table-cell table:formula="of:=OFFSET([Sheet1.$A$2]; (ROW()-1)*2;0)" office:value-type="string" office:string-value="...(((((((((((((...(((.((((((((.(((((((((((((.......)))))))))))))...)))))))).)))...)))))))))))))" calcext:value-type="string">
            <text:p>...(((((((((((((...(((.((((((((.(((((((((((((.......)))))))))))))...)))))))).)))...)))))))))))))</text:p>
          </table:table-cell>
          <table:table-cell table:formula="of:=OFFSET([Sheet1.$B$2]; (ROW()-1)*2;0)" office:value-type="string" office:string-value="-61.00" calcext:value-type="string">
            <text:p>-61.00</text:p>
          </table:table-cell>
        </table:table-row>
        <table:table-row table:style-name="ro1">
          <table:table-cell table:formula="of:=OFFSET([Sheet1.$A$1]; (ROW()-1)*2;0)" office:value-type="string" office:string-value="UCCUGUCGAACUGACGCAGUUCGACAUGUACCUGUCGAACUGUGGUUGUUCGAUAGGUAUCCCUGUCGAACCGCGGUUGUUCGACAGG" calcext:value-type="string">
            <text:p>UCCUGUCGAACUGACGCAGUUCGACAUGUACCUGUCGAACUGUGGUUGUUCGAUAGGUAUCCCUGUCGAACCGCGGUUGUUCGACAGG</text:p>
          </table:table-cell>
          <table:table-cell table:formula="of:=OFFSET([Sheet1.$A$2]; (ROW()-1)*2;0)" office:value-type="string" office:string-value=".((((((((((...(((.((((((((.(((((((((((((.......)))))))))))))...)))))))).)))...))))))))))" calcext:value-type="string">
            <text:p>.((((((((((...(((.((((((((.(((((((((((((.......)))))))))))))...)))))))).)))...))))))))))</text:p>
          </table:table-cell>
          <table:table-cell table:formula="of:=OFFSET([Sheet1.$B$2]; (ROW()-1)*2;0)" office:value-type="string" office:string-value="-55.00" calcext:value-type="string">
            <text:p>-55.00</text:p>
          </table:table-cell>
        </table:table-row>
        <table:table-row table:style-name="ro1">
          <table:table-cell table:formula="of:=OFFSET([Sheet1.$A$1]; (ROW()-1)*2;0)" office:value-type="string" office:string-value="ACCACCUACCCUGUCGAACUCACGCAGUUCGACAUGUACCUGUCGAACUGUGGUUGUUCGAUAGGUAUCCCUGUCGAACCGCGGUUGUUCGACAGGGUG" calcext:value-type="string">
            <text:p>ACCACCUACCCUGUCGAACUCACGCAGUUCGACAUGUACCUGUCGAACUGUGGUUGUUCGAUAGGUAUCCCUGUCGAACCGCGGUUGUUCGACAGGGUG</text:p>
          </table:table-cell>
          <table:table-cell table:formula="of:=OFFSET([Sheet1.$A$2]; (ROW()-1)*2;0)" office:value-type="string" office:string-value="......(((((((((((((...(((.((((((((.(((((((((((((.......)))))))))))))...)))))))).)))...)))))))))))))" calcext:value-type="string">
            <text:p>......(((((((((((((...(((.((((((((.(((((((((((((.......)))))))))))))...)))))))).)))...)))))))))))))</text:p>
          </table:table-cell>
          <table:table-cell table:formula="of:=OFFSET([Sheet1.$B$2]; (ROW()-1)*2;0)" office:value-type="string" office:string-value="-61.00" calcext:value-type="string">
            <text:p>-61.00</text:p>
          </table:table-cell>
        </table:table-row>
        <table:table-row table:style-name="ro1">
          <table:table-cell table:formula="of:=OFFSET([Sheet1.$A$1]; (ROW()-1)*2;0)" office:value-type="string" office:string-value="AUUGCUAUUGUUGGUGCUGGGCUCGUCCUGAUCACUAGGAGACUCUGAUCAAGCUAGGCCUAAACUUAUGUAUUAGUGUCUCCUGAUGAUCGGGACAAGGCUAACACCGAUGAGAGCGAU" calcext:value-type="string">
            <text:p>AUUGCUAUUGUUGGUGCUGGGCUCGUCCUGAUCACUAGGAGACUCUGAUCAAGCUAGGCCUAAACUUAUGUAUUAGUGUCUCCUGAUGAUCGGGACAAGGCUAACACCGAUGAGAGCGAU</text:p>
          </table:table-cell>
          <table:table-cell table:formula="of:=OFFSET([Sheet1.$A$2]; (ROW()-1)*2;0)" office:value-type="string" office:string-value="((((((.(((((((((.(((.((.((((((((((.((((((((.(((((...((((((......)))).))))))).)))))))).)))))))))).)).))).))))))))).))))))" calcext:value-type="string">
            <text:p>((((((.(((((((((.(((.((.((((((((((.((((((((.(((((...((((((......)))).))))))).)))))))).)))))))))).)).))).))))))))).))))))</text:p>
          </table:table-cell>
          <table:table-cell table:formula="of:=OFFSET([Sheet1.$B$2]; (ROW()-1)*2;0)" office:value-type="string" office:string-value="-59.60" calcext:value-type="string">
            <text:p>-59.60</text:p>
          </table:table-cell>
        </table:table-row>
        <table:table-row table:style-name="ro1">
          <table:table-cell table:formula="of:=OFFSET([Sheet1.$A$1]; (ROW()-1)*2;0)" office:value-type="string" office:string-value="GCGGGCAUGCUUUCCACAGGCUUUCUUGAACUGUGAACUCGUGGGGGUGUAUGUGCUCAUGUUGGGAUUGUGGUCGGUGGCCUCCAAUUCUCUGAAAAGAAAGCUGAAUUGUCGAGCUCCCCGUUCUGUCUUUGGUCGUCUCUACCUGUUGAUGGUUCAAGAAAGCCCAUGGAAACCAUGCCGC" calcext:value-type="string">
            <text:p>GCGGGCAUGCUUUCCACAGGCUUUCUUGAACUGUGAACUCGUGGGGGUGUAUGUGCUCAUGUUGGGAUUGUGGUCGGUGGCCUCCAAUUCUCUGAAAAGAAAGCUGAAUUGUCGAGCUCCCCGUUCUGUCUUUGGUCGUCUCUACCUGUUGAUGGUUCAAGAAAGCCCAUGGAAACCAUGCCGC</text:p>
          </table:table-cell>
          <table:table-cell table:formula="of:=OFFSET([Sheet1.$A$2]; (ROW()-1)*2;0)" office:value-type="string" office:string-value="((((.((((.((((((..((((((((((((((((.(((..(((((((((.....((.((....(((((...((.(((.((.(((((((((.((........))..))))))..)))..))))).)).))))))))))))))))))..))).))))))))))))))))..)))))).))))))))" calcext:value-type="string">
            <text:p>((((.((((.((((((..((((((((((((((((.(((..(((((((((.....((.((....(((((...((.(((.((.(((((((((.((........))..))))))..)))..))))).)).))))))))))))))))))..))).))))))))))))))))..)))))).))))))))</text:p>
          </table:table-cell>
          <table:table-cell table:formula="of:=OFFSET([Sheet1.$B$2]; (ROW()-1)*2;0)" office:value-type="string" office:string-value="-71.50" calcext:value-type="string">
            <text:p>-71.50</text:p>
          </table:table-cell>
        </table:table-row>
        <table:table-row table:style-name="ro1">
          <table:table-cell table:formula="of:=OFFSET([Sheet1.$A$1]; (ROW()-1)*2;0)" office:value-type="string" office:string-value="CGUCCCAUAAAAACAAACCCAAAACUAGAUGUGAUAUAUCACAAUACAAUAAAUCUGGAUAGGAGUCUAUCCAGAUACUUCUAUCUAGAUUUAUUGUACUGGGAUAUGUCACAUAUAUUCAGUUUUAUAUUUGUUUUUUUUUUGGACG" calcext:value-type="string">
            <text:p>CGUCCCAUAAAAACAAACCCAAAACUAGAUGUGAUAUAUCACAAUACAAUAAAUCUGGAUAGGAGUCUAUCCAGAUACUUCUAUCUAGAUUUAUUGUACUGGGAUAUGUCACAUAUAUUCAGUUUUAUAUUUGUUUUUUUUUUGGACG</text:p>
          </table:table-cell>
          <table:table-cell table:formula="of:=OFFSET([Sheet1.$A$2]; (ROW()-1)*2;0)" office:value-type="string" office:string-value="(((((...(((((((((...((((((..((((((((((((.((.((((((((((((((((((((((((....)))..))))))))))))))))))))).)).))))))))))))......))))))...))))))))).....)))))" calcext:value-type="string">
            <text:p>(((((...(((((((((...((((((..((((((((((((.((.((((((((((((((((((((((((....)))..))))))))))))))))))))).)).))))))))))))......))))))...))))))))).....)))))</text:p>
          </table:table-cell>
          <table:table-cell table:formula="of:=OFFSET([Sheet1.$B$2]; (ROW()-1)*2;0)" office:value-type="string" office:string-value="-59.70" calcext:value-type="string">
            <text:p>-59.70</text:p>
          </table:table-cell>
        </table:table-row>
        <table:table-row table:style-name="ro1">
          <table:table-cell table:formula="of:=OFFSET([Sheet1.$A$1]; (ROW()-1)*2;0)" office:value-type="string" office:string-value="AUGCAAUUGGGGGCAGCAAGCUAGAGGUGGCAACUGCAUAAUUUGCAAGAAAUUGUUGGCUGAAGAUCAUACCGAUGAUAUUCUUGCAAGUUAUGCAGUUGCUGCCUCAAGCUUGCUGCCUCCUGUUGCCA" calcext:value-type="string">
            <text:p>AUGCAAUUGGGGGCAGCAAGCUAGAGGUGGCAACUGCAUAAUUUGCAAGAAAUUGUUGGCUGAAGAUCAUACCGAUGAUAUUCUUGCAAGUUAUGCAGUUGCUGCCUCAAGCUUGCUGCCUCCUGUUGCCA</text:p>
          </table:table-cell>
          <table:table-cell table:formula="of:=OFFSET([Sheet1.$A$2]; (ROW()-1)*2;0)" office:value-type="string" office:string-value="..(((((.((((((((((((((.((((((((((((((((((((((((((((((((((((.(((...)))..)))))))).)))))))))))))))))))))))))))).)))))))))))))).))))).." calcext:value-type="string">
            <text:p>..(((((.((((((((((((((.((((((((((((((((((((((((((((((((((((.(((...)))..)))))))).)))))))))))))))))))))))))))).)))))))))))))).)))))..</text:p>
          </table:table-cell>
          <table:table-cell table:formula="of:=OFFSET([Sheet1.$B$2]; (ROW()-1)*2;0)" office:value-type="string" office:string-value="-90.80" calcext:value-type="string">
            <text:p>-90.80</text:p>
          </table:table-cell>
        </table:table-row>
        <table:table-row table:style-name="ro1">
          <table:table-cell table:formula="of:=OFFSET([Sheet1.$A$1]; (ROW()-1)*2;0)" office:value-type="string" office:string-value="CUUGUUGAUGGACGUCUUACCAGACAUGGUUAGAUGUAAUAACUUGUGUCUAAUACUGUCUGGUAAUGCCGUCCAUCACAUG" calcext:value-type="string">
            <text:p>CUUGUUGAUGGACGUCUUACCAGACAUGGUUAGAUGUAAUAACUUGUGUCUAAUACUGUCUGGUAAUGCCGUCCAUCACAUG</text:p>
          </table:table-cell>
          <table:table-cell table:formula="of:=OFFSET([Sheet1.$A$2]; (ROW()-1)*2;0)" office:value-type="string" office:string-value="..(((.((((((((.(((((((((((..(((((((((((....)))))))))))..)))))))))).).))))))))))).." calcext:value-type="string">
            <text:p>..(((.((((((((.(((((((((((..(((((((((((....)))))))))))..)))))))))).).)))))))))))..</text:p>
          </table:table-cell>
          <table:table-cell table:formula="of:=OFFSET([Sheet1.$B$2]; (ROW()-1)*2;0)" office:value-type="string" office:string-value="-36.20" calcext:value-type="string">
            <text:p>-36.20</text:p>
          </table:table-cell>
        </table:table-row>
        <table:table-row table:style-name="ro1">
          <table:table-cell table:formula="of:=OFFSET([Sheet1.$A$1]; (ROW()-1)*2;0)" office:value-type="string" office:string-value="UCCUGCUUGUCCUGCGAGGUGUCUUGCAGGCCGUCAUGCAGGCCACACUGACGGUAACGUUGCAGGUCGUCUUGCAGGGCUUCUCGCAAGACGACAUCCUCAUCACCAACGACG" calcext:value-type="string">
            <text:p>UCCUGCUUGUCCUGCGAGGUGUCUUGCAGGCCGUCAUGCAGGCCACACUGACGGUAACGUUGCAGGUCGUCUUGCAGGGCUUCUCGCAAGACGACAUCCUCAUCACCAACGACG</text:p>
          </table:table-cell>
          <table:table-cell table:formula="of:=OFFSET([Sheet1.$A$2]; (ROW()-1)*2;0)" office:value-type="string" office:string-value="...((.(((((.(((((((.((((((((((.((.(.((((((((........)))....))))).).)).)))))))))).))))))).))))))).................." calcext:value-type="string">
            <text:p>...((.(((((.(((((((.((((((((((.((.(.((((((((........)))....))))).).)).)))))))))).))))))).)))))))..................</text:p>
          </table:table-cell>
          <table:table-cell table:formula="of:=OFFSET([Sheet1.$B$2]; (ROW()-1)*2;0)" office:value-type="string" office:string-value="-43.40" calcext:value-type="string">
            <text:p>-43.40</text:p>
          </table:table-cell>
        </table:table-row>
        <table:table-row table:style-name="ro1">
          <table:table-cell table:formula="of:=OFFSET([Sheet1.$A$1]; (ROW()-1)*2;0)" office:value-type="string" office:string-value="UCCUGCGCGUCCUGCGAGGUGUCUUGCAGGCCGUCAUGCAGGCCACACUGACGGUAACGUUGCAGGUCGUCUUGCAGGGCUUCUCGCAAGACGACAUCUUCAUCGCCAACGACG" calcext:value-type="string">
            <text:p>UCCUGCGCGUCCUGCGAGGUGUCUUGCAGGCCGUCAUGCAGGCCACACUGACGGUAACGUUGCAGGUCGUCUUGCAGGGCUUCUCGCAAGACGACAUCUUCAUCGCCAACGACG</text:p>
          </table:table-cell>
          <table:table-cell table:formula="of:=OFFSET([Sheet1.$A$2]; (ROW()-1)*2;0)" office:value-type="string" office:string-value=".((((((((.((((((((....)))))))).)))...))))).....((((((....)))..)))((((((((((.(((...))))))))))))).......(((....))).." calcext:value-type="string">
            <text:p>.((((((((.((((((((....)))))))).)))...))))).....((((((....)))..)))((((((((((.(((...))))))))))))).......(((....)))..</text:p>
          </table:table-cell>
          <table:table-cell table:formula="of:=OFFSET([Sheet1.$B$2]; (ROW()-1)*2;0)" office:value-type="string" office:string-value="-46.40" calcext:value-type="string">
            <text:p>-46.40</text:p>
          </table:table-cell>
        </table:table-row>
        <table:table-row table:style-name="ro1">
          <table:table-cell table:formula="of:=OFFSET([Sheet1.$A$1]; (ROW()-1)*2;0)" office:value-type="string" office:string-value="CCGGGGAGAAGUACGGUGAGCCUGUCAUUAUUCAGAGAGGCUAGAUCCUCUGUGUUGAGAAGGAUCAUGAUGGGCUCCUCGGUGUUCUCCAGG" calcext:value-type="string">
            <text:p>CCGGGGAGAAGUACGGUGAGCCUGUCAUUAUUCAGAGAGGCUAGAUCCUCUGUGUUGAGAAGGAUCAUGAUGGGCUCCUCGGUGUUCUCCAGG</text:p>
          </table:table-cell>
          <table:table-cell table:formula="of:=OFFSET([Sheet1.$A$2]; (ROW()-1)*2;0)" office:value-type="string" office:string-value="((..((((((...(((.(((((((((((.(((((.(((((......))))).))........))).))))))))))).)))...)))))).))" calcext:value-type="string">
            <text:p>((..((((((...(((.(((((((((((.(((((.(((((......))))).))........))).))))))))))).)))...)))))).))</text:p>
          </table:table-cell>
          <table:table-cell table:formula="of:=OFFSET([Sheet1.$B$2]; (ROW()-1)*2;0)" office:value-type="string" office:string-value="-38.40" calcext:value-type="string">
            <text:p>-38.40</text:p>
          </table:table-cell>
        </table:table-row>
        <table:table-row table:style-name="ro1">
          <table:table-cell table:formula="of:=OFFSET([Sheet1.$A$1]; (ROW()-1)*2;0)" office:value-type="string" office:string-value="CCGGGGAGAAGUACGGUGAGCCUGUCAUUAUUCAGAGAGGCUAGAUCCUCUGUGUUGAGAAGGAUCAUGAUGGGCUCCUCGGUGUUCUCCAGG" calcext:value-type="string">
            <text:p>CCGGGGAGAAGUACGGUGAGCCUGUCAUUAUUCAGAGAGGCUAGAUCCUCUGUGUUGAGAAGGAUCAUGAUGGGCUCCUCGGUGUUCUCCAGG</text:p>
          </table:table-cell>
          <table:table-cell table:formula="of:=OFFSET([Sheet1.$A$2]; (ROW()-1)*2;0)" office:value-type="string" office:string-value="((..((((((...(((.(((((((((((.(((((.(((((......))))).))........))).))))))))))).)))...)))))).))" calcext:value-type="string">
            <text:p>((..((((((...(((.(((((((((((.(((((.(((((......))))).))........))).))))))))))).)))...)))))).))</text:p>
          </table:table-cell>
          <table:table-cell table:formula="of:=OFFSET([Sheet1.$B$2]; (ROW()-1)*2;0)" office:value-type="string" office:string-value="-38.40" calcext:value-type="string">
            <text:p>-38.40</text:p>
          </table:table-cell>
        </table:table-row>
        <table:table-row table:style-name="ro1">
          <table:table-cell table:formula="of:=OFFSET([Sheet1.$A$1]; (ROW()-1)*2;0)" office:value-type="string" office:string-value="GGUACCUGAAGAGAGGUUUUCUGGGUUUCUGUUUCUUUAAUGAGGACGAAACACACCUGGUUAACCUCUUUUCCAGUAUC" calcext:value-type="string">
            <text:p>GGUACCUGAAGAGAGGUUUUCUGGGUUUCUGUUUCUUUAAUGAGGACGAAACACACCUGGUUAACCUCUUUUCCAGUAUC</text:p>
          </table:table-cell>
          <table:table-cell table:formula="of:=OFFSET([Sheet1.$A$2]; (ROW()-1)*2;0)" office:value-type="string" office:string-value="(((((..(((((((((((..((((((...((((((.((......)).)))))).))))))..)))))))))))..)))))" calcext:value-type="string">
            <text:p>(((((..(((((((((((..((((((...((((((.((......)).)))))).))))))..)))))))))))..)))))</text:p>
          </table:table-cell>
          <table:table-cell table:formula="of:=OFFSET([Sheet1.$B$2]; (ROW()-1)*2;0)" office:value-type="string" office:string-value="-32.60" calcext:value-type="string">
            <text:p>-32.60</text:p>
          </table:table-cell>
        </table:table-row>
        <table:table-row table:style-name="ro1">
          <table:table-cell table:formula="of:=OFFSET([Sheet1.$A$1]; (ROW()-1)*2;0)" office:value-type="string" office:string-value="GUGGUACCUGAAGAGAGGUUUUCUGGGUUUCUGUUUCUUUAUUGAGGACGAAACACACCUGGUUAACCUCUUUUCCAGUAUCAA" calcext:value-type="string">
            <text:p>GUGGUACCUGAAGAGAGGUUUUCUGGGUUUCUGUUUCUUUAUUGAGGACGAAACACACCUGGUUAACCUCUUUUCCAGUAUCAA</text:p>
          </table:table-cell>
          <table:table-cell table:formula="of:=OFFSET([Sheet1.$A$2]; (ROW()-1)*2;0)" office:value-type="string" office:string-value=".((((((..(((((((((((..((((((...((((((.((......)).)))))).))))))..)))))))))))..))))))." calcext:value-type="string">
            <text:p>.((((((..(((((((((((..((((((...((((((.((......)).)))))).))))))..)))))))))))..)))))).</text:p>
          </table:table-cell>
          <table:table-cell table:formula="of:=OFFSET([Sheet1.$B$2]; (ROW()-1)*2;0)" office:value-type="string" office:string-value="-35.00" calcext:value-type="string">
            <text:p>-35.00</text:p>
          </table:table-cell>
        </table:table-row>
        <table:table-row table:style-name="ro1">
          <table:table-cell table:formula="of:=OFFSET([Sheet1.$A$1]; (ROW()-1)*2;0)" office:value-type="string" office:string-value="CUUGGGAAUGGCAAGGAAACCGUUACCAUUACUGAGUUUAGUAAUGGUAAUGGUUCUCUUGCUAUACCCAGA" calcext:value-type="string">
            <text:p>CUUGGGAAUGGCAAGGAAACCGUUACCAUUACUGAGUUUAGUAAUGGUAAUGGUUCUCUUGCUAUACCCAGA</text:p>
          </table:table-cell>
          <table:table-cell table:formula="of:=OFFSET([Sheet1.$A$2]; (ROW()-1)*2;0)" office:value-type="string" office:string-value=".(((((.(((((((((.(((((((((((((((((....))))))))))))))))).))))))))).)))))." calcext:value-type="string">
            <text:p>.(((((.(((((((((.(((((((((((((((((....))))))))))))))))).))))))))).))))).</text:p>
          </table:table-cell>
          <table:table-cell table:formula="of:=OFFSET([Sheet1.$B$2]; (ROW()-1)*2;0)" office:value-type="string" office:string-value="-43.40" calcext:value-type="string">
            <text:p>-43.40</text:p>
          </table:table-cell>
        </table:table-row>
        <table:table-row table:style-name="ro1">
          <table:table-cell table:formula="of:=OFFSET([Sheet1.$A$1]; (ROW()-1)*2;0)" office:value-type="string" office:string-value="CUUGGGAAUGGCGAGGAAACCGUUACCAUUACUGAGUUUAGUAAUGGUAACGGUUCUCUUGCUGCUCCCACA" calcext:value-type="string">
            <text:p>CUUGGGAAUGGCGAGGAAACCGUUACCAUUACUGAGUUUAGUAAUGGUAACGGUUCUCUUGCUGCUCCCACA</text:p>
          </table:table-cell>
          <table:table-cell table:formula="of:=OFFSET([Sheet1.$A$2]; (ROW()-1)*2;0)" office:value-type="string" office:string-value="..(((((.((((((((.(((((((((((((((((....))))))))))))))))).)))))))).))))).." calcext:value-type="string">
            <text:p>..(((((.((((((((.(((((((((((((((((....))))))))))))))))).)))))))).)))))..</text:p>
          </table:table-cell>
          <table:table-cell table:formula="of:=OFFSET([Sheet1.$B$2]; (ROW()-1)*2;0)" office:value-type="string" office:string-value="-43.30" calcext:value-type="string">
            <text:p>-43.30</text:p>
          </table:table-cell>
        </table:table-row>
        <table:table-row table:style-name="ro1">
          <table:table-cell table:formula="of:=OFFSET([Sheet1.$A$1]; (ROW()-1)*2;0)" office:value-type="string" office:string-value="UUUGGGAAUGGCGAGGAAACCGUUACCAUUACUGAGUUUAGUAAUGGUAAUGGUUCUCUUGCUGCUCCCACA" calcext:value-type="string">
            <text:p>UUUGGGAAUGGCGAGGAAACCGUUACCAUUACUGAGUUUAGUAAUGGUAAUGGUUCUCUUGCUGCUCCCACA</text:p>
          </table:table-cell>
          <table:table-cell table:formula="of:=OFFSET([Sheet1.$A$2]; (ROW()-1)*2;0)" office:value-type="string" office:string-value="..(((((.((((((((.(((((((((((((((((....))))))))))))))))).)))))))).))))).." calcext:value-type="string">
            <text:p>..(((((.((((((((.(((((((((((((((((....))))))))))))))))).)))))))).)))))..</text:p>
          </table:table-cell>
          <table:table-cell table:formula="of:=OFFSET([Sheet1.$B$2]; (ROW()-1)*2;0)" office:value-type="string" office:string-value="-41.50" calcext:value-type="string">
            <text:p>-41.50</text:p>
          </table:table-cell>
        </table:table-row>
        <table:table-row table:style-name="ro1">
          <table:table-cell table:formula="of:=OFFSET([Sheet1.$A$1]; (ROW()-1)*2;0)" office:value-type="string" office:string-value="AGAGGCGGCGAAACCGUUACCAUUACUGAGUUUAGUAAUGGUAAGGGUUCUGCUGCCUUU" calcext:value-type="string">
            <text:p>AGAGGCGGCGAAACCGUUACCAUUACUGAGUUUAGUAAUGGUAAGGGUUCUGCUGCCUUU</text:p>
          </table:table-cell>
          <table:table-cell table:formula="of:=OFFSET([Sheet1.$A$2]; (ROW()-1)*2;0)" office:value-type="string" office:string-value=".(((((((((.((((.((((((((((((....)))))))))))).)))).)))))))))." calcext:value-type="string">
            <text:p>.(((((((((.((((.((((((((((((....)))))))))))).)))).))))))))).</text:p>
          </table:table-cell>
          <table:table-cell table:formula="of:=OFFSET([Sheet1.$B$2]; (ROW()-1)*2;0)" office:value-type="string" office:string-value="-37.80" calcext:value-type="string">
            <text:p>-37.80</text:p>
          </table:table-cell>
        </table:table-row>
        <table:table-row table:style-name="ro1">
          <table:table-cell table:formula="of:=OFFSET([Sheet1.$A$1]; (ROW()-1)*2;0)" office:value-type="string" office:string-value="GCUAAGCACUUACAACUGUUUGCAGAGGAAACUGAGACUUUGUAACUAUGUCUCAGUCUCAUCUGCAAAGAAGUAAGUGCUUUGC" calcext:value-type="string">
            <text:p>GCUAAGCACUUACAACUGUUUGCAGAGGAAACUGAGACUUUGUAACUAUGUCUCAGUCUCAUCUGCAAAGAAGUAAGUGCUUUGC</text:p>
          </table:table-cell>
          <table:table-cell table:formula="of:=OFFSET([Sheet1.$A$2]; (ROW()-1)*2;0)" office:value-type="string" office:string-value="((.((((((((((...(.((((((((.((.((((((((...........)))))))).)).)))))))).).)))))))))).))" calcext:value-type="string">
            <text:p>((.((((((((((...(.((((((((.((.((((((((...........)))))))).)).)))))))).).)))))))))).))</text:p>
          </table:table-cell>
          <table:table-cell table:formula="of:=OFFSET([Sheet1.$B$2]; (ROW()-1)*2;0)" office:value-type="string" office:string-value="-41.30" calcext:value-type="string">
            <text:p>-41.30</text:p>
          </table:table-cell>
        </table:table-row>
        <table:table-row table:style-name="ro1">
          <table:table-cell table:formula="of:=OFFSET([Sheet1.$A$1]; (ROW()-1)*2;0)" office:value-type="string" office:string-value="GCUAAGCAGUUACAACUGUUUGCAGAGGAAACUGAGACUUUAUAACUAUGUCUCAGUCUCAUCUGCAAAGAGGUAAGUGCUUUGC" calcext:value-type="string">
            <text:p>GCUAAGCAGUUACAACUGUUUGCAGAGGAAACUGAGACUUUAUAACUAUGUCUCAGUCUCAUCUGCAAAGAGGUAAGUGCUUUGC</text:p>
          </table:table-cell>
          <table:table-cell table:formula="of:=OFFSET([Sheet1.$A$2]; (ROW()-1)*2;0)" office:value-type="string" office:string-value="((.(((((.((((..((.((((((((.((.((((((((...........)))))))).)).)))))))).)))))).))))).))" calcext:value-type="string">
            <text:p>((.(((((.((((..((.((((((((.((.((((((((...........)))))))).)).)))))))).)))))).))))).))</text:p>
          </table:table-cell>
          <table:table-cell table:formula="of:=OFFSET([Sheet1.$B$2]; (ROW()-1)*2;0)" office:value-type="string" office:string-value="-40.00" calcext:value-type="string">
            <text:p>-40.00</text:p>
          </table:table-cell>
        </table:table-row>
        <table:table-row table:style-name="ro1">
          <table:table-cell table:formula="of:=OFFSET([Sheet1.$A$1]; (ROW()-1)*2;0)" office:value-type="string" office:string-value="UGGUACUCGGGGAGAGGUUACCCGAGCAACUUUGCAUCUGGACGACGAAUGUUGCUCGGUGAACCCCUUUUCGGUAUCA" calcext:value-type="string">
            <text:p>UGGUACUCGGGGAGAGGUUACCCGAGCAACUUUGCAUCUGGACGACGAAUGUUGCUCGGUGAACCCCUUUUCGGUAUCA</text:p>
          </table:table-cell>
          <table:table-cell table:formula="of:=OFFSET([Sheet1.$A$2]; (ROW()-1)*2;0)" office:value-type="string" office:string-value="((((((.(((((((.((((..((((((((((((((........).)))).)))))))))..)))).)))))))))))))" calcext:value-type="string">
            <text:p>((((((.(((((((.((((..((((((((((((((........).)))).)))))))))..)))).)))))))))))))</text:p>
          </table:table-cell>
          <table:table-cell table:formula="of:=OFFSET([Sheet1.$B$2]; (ROW()-1)*2;0)" office:value-type="string" office:string-value="-36.70" calcext:value-type="string">
            <text:p>-36.70</text:p>
          </table:table-cell>
        </table:table-row>
        <table:table-row table:style-name="ro1">
          <table:table-cell table:formula="of:=OFFSET([Sheet1.$A$1]; (ROW()-1)*2;0)" office:value-type="string" office:string-value="AGAUGAGGUGAAGUUCGUCACUGGAUGCAGCGGUUCAUCGAUCUGUUCCUGAAUUUUGUUUGUCUCGUAAAACAAACAUGAAUCGGUCGAUAAACCUCUGCAUCCAGCGCUCACUUUCCCCUCU" calcext:value-type="string">
            <text:p>AGAUGAGGUGAAGUUCGUCACUGGAUGCAGCGGUUCAUCGAUCUGUUCCUGAAUUUUGUUUGUCUCGUAAAACAAACAUGAAUCGGUCGAUAAACCUCUGCAUCCAGCGCUCACUUUCCCCUCU</text:p>
          </table:table-cell>
          <table:table-cell table:formula="of:=OFFSET([Sheet1.$A$2]; (ROW()-1)*2;0)" office:value-type="string" office:string-value="....((((.(((((..(.(.((((((((((.((((.(((((((.((((.((...(((((((........))))))))).)))).))))))).)))).)))))))))).))..)))))..))))." calcext:value-type="string">
            <text:p>....((((.(((((..(.(.((((((((((.((((.(((((((.((((.((...(((((((........))))))))).)))).))))))).)))).)))))))))).))..)))))..)))).</text:p>
          </table:table-cell>
          <table:table-cell table:formula="of:=OFFSET([Sheet1.$B$2]; (ROW()-1)*2;0)" office:value-type="string" office:string-value="-51.40" calcext:value-type="string">
            <text:p>-51.40</text:p>
          </table:table-cell>
        </table:table-row>
        <table:table-row table:style-name="ro1">
          <table:table-cell table:formula="of:=OFFSET([Sheet1.$A$1]; (ROW()-1)*2;0)" office:value-type="string" office:string-value="AGAUAUAUAUACUAAUUGCGUGCCUGGCUCCCUGUAUGCCAUUUGUAGAGUUCAUCAAGAUGUUGAUGACUUUAAUGAAUGGCGUGCGAGGAGCCAUGCAUGUUGUGUAUAUUUUCUAU" calcext:value-type="string">
            <text:p>AGAUAUAUAUACUAAUUGCGUGCCUGGCUCCCUGUAUGCCAUUUGUAGAGUUCAUCAAGAUGUUGAUGACUUUAAUGAAUGGCGUGCGAGGAGCCAUGCAUGUUGUGUAUAUUUUCUAU</text:p>
          </table:table-cell>
          <table:table-cell table:formula="of:=OFFSET([Sheet1.$A$2]; (ROW()-1)*2;0)" office:value-type="string" office:string-value="(((.((((((((.....((((((.(((((((.(((((((((((((((((((.((((((....))))))))))).)))))))))))))).))))))).)))))).))))))))..))).." calcext:value-type="string">
            <text:p>(((.((((((((.....((((((.(((((((.(((((((((((((((((((.((((((....))))))))))).)))))))))))))).))))))).)))))).))))))))..)))..</text:p>
          </table:table-cell>
          <table:table-cell table:formula="of:=OFFSET([Sheet1.$B$2]; (ROW()-1)*2;0)" office:value-type="string" office:string-value="-58.30" calcext:value-type="string">
            <text:p>-58.30</text:p>
          </table:table-cell>
        </table:table-row>
        <table:table-row table:style-name="ro1">
          <table:table-cell table:formula="of:=OFFSET([Sheet1.$A$1]; (ROW()-1)*2;0)" office:value-type="string" office:string-value="CAGACAUACGAAGGAGUUCAGGGGAAUGGUGUCUGAUUCGAGACCAUUCGUCACAAGUAAACAGUAGCCUUGAGAAUGAUCUCGGACCAGGCUUCAUUCCCCCUAGCUCAUAGUAUCAUGC" calcext:value-type="string">
            <text:p>CAGACAUACGAAGGAGUUCAGGGGAAUGGUGUCUGAUUCGAGACCAUUCGUCACAAGUAAACAGUAGCCUUGAGAAUGAUCUCGGACCAGGCUUCAUUCCCCCUAGCUCAUAGUAUCAUGC</text:p>
          </table:table-cell>
          <table:table-cell table:formula="of:=OFFSET([Sheet1.$A$2]; (ROW()-1)*2;0)" office:value-type="string" office:string-value=".....((((....(((((..(((((((((.(((((.(((((((.(((((.(((...((........))..)))))))).))))))).))))).)))))))))..)))))...))))....." calcext:value-type="string">
            <text:p>.....((((....(((((..(((((((((.(((((.(((((((.(((((.(((...((........))..)))))))).))))))).))))).)))))))))..)))))...)))).....</text:p>
          </table:table-cell>
          <table:table-cell table:formula="of:=OFFSET([Sheet1.$B$2]; (ROW()-1)*2;0)" office:value-type="string" office:string-value="-48.00" calcext:value-type="string">
            <text:p>-48.00</text:p>
          </table:table-cell>
        </table:table-row>
        <table:table-row table:style-name="ro1">
          <table:table-cell table:formula="of:=OFFSET([Sheet1.$A$1]; (ROW()-1)*2;0)" office:value-type="string" office:string-value="AAGAGGCAGAGAGAGUAAUGCAGCCAAGGAUGACUUGCCGACAACAUUGGCGAAUGUUCAUGUGAUUUCUGCCUCAUUGUGCCGGCAAGUUGUCCUUGGCUAUGUUAGUCUCUCAUCUUCU" calcext:value-type="string">
            <text:p>AAGAGGCAGAGAGAGUAAUGCAGCCAAGGAUGACUUGCCGACAACAUUGGCGAAUGUUCAUGUGAUUUCUGCCUCAUUGUGCCGGCAAGUUGUCCUUGGCUAUGUUAGUCUCUCAUCUUCU</text:p>
          </table:table-cell>
          <table:table-cell table:formula="of:=OFFSET([Sheet1.$A$2]; (ROW()-1)*2;0)" office:value-type="string" office:string-value=".(((((..((((((.(((((.(((((((((((((((((((.((.((..((((((...((....)).))).)))....)))).))))))))))))))))))).))))).))))))..)))))" calcext:value-type="string">
            <text:p>.(((((..((((((.(((((.(((((((((((((((((((.((.((..((((((...((....)).))).)))....)))).))))))))))))))))))).))))).))))))..)))))</text:p>
          </table:table-cell>
          <table:table-cell table:formula="of:=OFFSET([Sheet1.$B$2]; (ROW()-1)*2;0)" office:value-type="string" office:string-value="-60.40" calcext:value-type="string">
            <text:p>-60.40</text:p>
          </table:table-cell>
        </table:table-row>
        <table:table-row table:style-name="ro1">
          <table:table-cell table:formula="of:=OFFSET([Sheet1.$A$1]; (ROW()-1)*2;0)" office:value-type="string" office:string-value="UCAUAGGGCAUGUCUCUAUUGGUAGGUGAUAUGGUGAUAUUUCAUUUGAAUUAGAGGCUUCAGAAAUUCACUUGCCAAAGGAGAGCUGCCCUGUGAGUGUUUAGCUUAAACA" calcext:value-type="string">
            <text:p>UCAUAGGGCAUGUCUCUAUUGGUAGGUGAUAUGGUGAUAUUUCAUUUGAAUUAGAGGCUUCAGAAAUUCACUUGCCAAAGGAGAGCUGCCCUGUGAGUGUUUAGCUUAAACA</text:p>
          </table:table-cell>
          <table:table-cell table:formula="of:=OFFSET([Sheet1.$A$2]; (ROW()-1)*2;0)" office:value-type="string" office:string-value="((((((((((..(((((.(((((((((((.....(((..((((..........))))..))).....))))))))))).)))))..)))))))))).((((((...))))))" calcext:value-type="string">
            <text:p>((((((((((..(((((.(((((((((((.....(((..((((..........))))..))).....))))))))))).)))))..)))))))))).((((((...))))))</text:p>
          </table:table-cell>
          <table:table-cell table:formula="of:=OFFSET([Sheet1.$B$2]; (ROW()-1)*2;0)" office:value-type="string" office:string-value="-46.80" calcext:value-type="string">
            <text:p>-46.80</text:p>
          </table:table-cell>
        </table:table-row>
        <table:table-row table:style-name="ro1">
          <table:table-cell table:formula="of:=OFFSET([Sheet1.$A$1]; (ROW()-1)*2;0)" office:value-type="string" office:string-value="UAAAGUAAGCAAAUCAGUCAUAGGGCAUGUCUCUAUUGGCAGGUGAUAUGGUGAUAUUUCAUUUGACUUUAAGGCUCUAAAAAUUCACUUGCCAAAGGAGAGCUGCCCUACGAGUGUUUAGCUUAAACA" calcext:value-type="string">
            <text:p>UAAAGUAAGCAAAUCAGUCAUAGGGCAUGUCUCUAUUGGCAGGUGAUAUGGUGAUAUUUCAUUUGACUUUAAGGCUCUAAAAAUUCACUUGCCAAAGGAGAGCUGCCCUACGAGUGUUUAGCUUAAACA</text:p>
          </table:table-cell>
          <table:table-cell table:formula="of:=OFFSET([Sheet1.$A$2]; (ROW()-1)*2;0)" office:value-type="string" office:string-value=".....(((((.((.((.((.(((((((..(((((.(((((((((((...(((((....))))).....................))))))))))).)))))..))))))).)).)).)).)))))...." calcext:value-type="string">
            <text:p>.....(((((.((.((.((.(((((((..(((((.(((((((((((...(((((....))))).....................))))))))))).)))))..))))))).)).)).)).)))))....</text:p>
          </table:table-cell>
          <table:table-cell table:formula="of:=OFFSET([Sheet1.$B$2]; (ROW()-1)*2;0)" office:value-type="string" office:string-value="-49.20" calcext:value-type="string">
            <text:p>-49.20</text:p>
          </table:table-cell>
        </table:table-row>
        <table:table-row table:style-name="ro1">
          <table:table-cell table:formula="of:=OFFSET([Sheet1.$A$1]; (ROW()-1)*2;0)" office:value-type="string" office:string-value="AACUGCAACUUGAGGAGGCAUCCAAAGGGAUCGCAUUGAUCCUAUAAUAUUUCAACUUUAGUCACUUUAAUUUUCUCUCAUAUAAUACUUAAUUGGGAUCAUGCCAUCCCUUUGGAUUUCUCCUUUAGUAGCUAC" calcext:value-type="string">
            <text:p>AACUGCAACUUGAGGAGGCAUCCAAAGGGAUCGCAUUGAUCCUAUAAUAUUUCAACUUUAGUCACUUUAAUUUUCUCUCAUAUAAUACUUAAUUGGGAUCAUGCCAUCCCUUUGGAUUUCUCCUUUAGUAGCUAC</text:p>
          </table:table-cell>
          <table:table-cell table:formula="of:=OFFSET([Sheet1.$A$2]; (ROW()-1)*2;0)" office:value-type="string" office:string-value="....((.(((.(((((((.((((((((((((.((((.(((((((.................................................))))))))))).)))))))))))).))))))).))).))..." calcext:value-type="string">
            <text:p>....((.(((.(((((((.((((((((((((.((((.(((((((.................................................))))))))))).)))))))))))).))))))).))).))...</text:p>
          </table:table-cell>
          <table:table-cell table:formula="of:=OFFSET([Sheet1.$B$2]; (ROW()-1)*2;0)" office:value-type="string" office:string-value="-48.48" calcext:value-type="string">
            <text:p>-48.48</text:p>
          </table:table-cell>
        </table:table-row>
        <table:table-row table:style-name="ro1">
          <table:table-cell table:formula="of:=OFFSET([Sheet1.$A$1]; (ROW()-1)*2;0)" office:value-type="string" office:string-value="UUUUUGUUGAUUGUUUCUUAGAGUUCCUUUGAACGCUUCAUGCAUGAGAAUAUGUAUUUGGUCUAAUAUCCAUUAGAAAAGAUAGUUCUUCAUCAAUGAAGUGUUUGGGGGAACUCUUGGGUUCAACCAGCACCA" calcext:value-type="string">
            <text:p>UUUUUGUUGAUUGUUUCUUAGAGUUCCUUUGAACGCUUCAUGCAUGAGAAUAUGUAUUUGGUCUAAUAUCCAUUAGAAAAGAUAGUUCUUCAUCAAUGAAGUGUUUGGGGGAACUCUUGGGUUCAACCAGCACCA</text:p>
          </table:table-cell>
          <table:table-cell table:formula="of:=OFFSET([Sheet1.$A$2]; (ROW()-1)*2;0)" office:value-type="string" office:string-value="....(((((.(((..(((.((((((((((((((((((((((..((((((((...(((((..((((((....))))))..))))))))).))))..)))))))))))))))))))))).)))..))).)))))..." calcext:value-type="string">
            <text:p>....(((((.(((..(((.((((((((((((((((((((((..((((((((...(((((..((((((....))))))..))))))))).))))..)))))))))))))))))))))).)))..))).)))))...</text:p>
          </table:table-cell>
          <table:table-cell table:formula="of:=OFFSET([Sheet1.$B$2]; (ROW()-1)*2;0)" office:value-type="string" office:string-value="-52.40" calcext:value-type="string">
            <text:p>-52.40</text:p>
          </table:table-cell>
        </table:table-row>
        <table:table-row table:style-name="ro1">
          <table:table-cell table:formula="of:=OFFSET([Sheet1.$A$1]; (ROW()-1)*2;0)" office:value-type="string" office:string-value="UACUUGUUGAUUUUCUCUUGGAGUUCCUCUGAAUGCUUCAAACAUGAGACAAUCUUGAUAGAAAUUAUGGAUAGUUCUUGUUCAAUGAAGUAUUUGGGGGAACUCUUGGAAUUGAAUCAACAUA" calcext:value-type="string">
            <text:p>UACUUGUUGAUUUUCUCUUGGAGUUCCUCUGAAUGCUUCAAACAUGAGACAAUCUUGAUAGAAAUUAUGGAUAGUUCUUGUUCAAUGAAGUAUUUGGGGGAACUCUUGGAAUUGAAUCAACAUA</text:p>
          </table:table-cell>
          <table:table-cell table:formula="of:=OFFSET([Sheet1.$A$2]; (ROW()-1)*2;0)" office:value-type="string" office:string-value="....(((((((((..(((.(((((((((((((((((((((((((.(((.(.((((((((....)))).)))).)))).))))...))))))))))))))))))))).)))...))))))))).." calcext:value-type="string">
            <text:p>....(((((((((..(((.(((((((((((((((((((((((((.(((.(.((((((((....)))).)))).)))).))))...))))))))))))))))))))).)))...)))))))))..</text:p>
          </table:table-cell>
          <table:table-cell table:formula="of:=OFFSET([Sheet1.$B$2]; (ROW()-1)*2;0)" office:value-type="string" office:string-value="-48.70" calcext:value-type="string">
            <text:p>-48.70</text:p>
          </table:table-cell>
        </table:table-row>
        <table:table-row table:style-name="ro1">
          <table:table-cell table:formula="of:=OFFSET([Sheet1.$A$1]; (ROW()-1)*2;0)" office:value-type="string" office:string-value="GUUCUGCUGUUGAGGAAUGAUAGGGAAAAUCUCUUUUGGCAGAGAGGAGUAAAAAUCUUAAACAGGAAUGUUUCUGGUUUGCCAAAGGAGAUUUGCCCUGCCAUUUUUGACAGCUAUUG" calcext:value-type="string">
            <text:p>GUUCUGCUGUUGAGGAAUGAUAGGGAAAAUCUCUUUUGGCAGAGAGGAGUAAAAAUCUUAAACAGGAAUGUUUCUGGUUUGCCAAAGGAGAUUUGCCCUGCCAUUUUUGACAGCUAUUG</text:p>
          </table:table-cell>
          <table:table-cell table:formula="of:=OFFSET([Sheet1.$A$2]; (ROW()-1)*2;0)" office:value-type="string" office:string-value=".....((((((.(((((((.(((((.(((((((((((((((((..((((......((((....))))....))))..))))))))))))))))).))))).)))))))))))))....." calcext:value-type="string">
            <text:p>.....((((((.(((((((.(((((.(((((((((((((((((..((((......((((....))))....))))..))))))))))))))))).))))).))))))))))))).....</text:p>
          </table:table-cell>
          <table:table-cell table:formula="of:=OFFSET([Sheet1.$B$2]; (ROW()-1)*2;0)" office:value-type="string" office:string-value="-49.80" calcext:value-type="string">
            <text:p>-49.80</text:p>
          </table:table-cell>
        </table:table-row>
        <table:table-row table:style-name="ro1">
          <table:table-cell table:formula="of:=OFFSET([Sheet1.$A$1]; (ROW()-1)*2;0)" office:value-type="string" office:string-value="UCCAAGUUGCAGUUGAAUUACAGGGUGAGUUCUCCAUUGGCAGGUAGCUAGUCACUAUAUGAUAUGCAUUGCAAUCAUUUCUUAGUGUGCAAUCUGCCAAAGGAGAUUUGCCCAGCGAUUCUCCUGCAACUCUA" calcext:value-type="string">
            <text:p>UCCAAGUUGCAGUUGAAUUACAGGGUGAGUUCUCCAUUGGCAGGUAGCUAGUCACUAUAUGAUAUGCAUUGCAAUCAUUUCUUAGUGUGCAAUCUGCCAAAGGAGAUUUGCCCAGCGAUUCUCCUGCAACUCUA</text:p>
          </table:table-cell>
          <table:table-cell table:formula="of:=OFFSET([Sheet1.$A$2]; (ROW()-1)*2;0)" office:value-type="string" office:string-value="....((((((((..(((((.(.((((((((.((((.(((((((((.((....(((((.(((((.(((...))))))))....))))).)).))))))))).)))))))))))).).)))))..))))))))..." calcext:value-type="string">
            <text:p>....((((((((..(((((.(.((((((((.((((.(((((((((.((....(((((.(((((.(((...))))))))....))))).)).))))))))).)))))))))))).).)))))..))))))))...</text:p>
          </table:table-cell>
          <table:table-cell table:formula="of:=OFFSET([Sheet1.$B$2]; (ROW()-1)*2;0)" office:value-type="string" office:string-value="-57.30" calcext:value-type="string">
            <text:p>-57.30</text:p>
          </table:table-cell>
        </table:table-row>
        <table:table-row table:style-name="ro1">
          <table:table-cell table:formula="of:=OFFSET([Sheet1.$A$1]; (ROW()-1)*2;0)" office:value-type="string" office:string-value="UCCAAGUUGCAGUUGAAUUACAGGGUGAGUUCUCCAUUGGCAGGUAGCUAGCCACUAUAUGAUAUGCAUUGCAAUCAUCACUUAGUGUGUAAUCUGCCAAAGGAGAUUUGCCCAGCGAUUCUCAUGCAACUCUA" calcext:value-type="string">
            <text:p>UCCAAGUUGCAGUUGAAUUACAGGGUGAGUUCUCCAUUGGCAGGUAGCUAGCCACUAUAUGAUAUGCAUUGCAAUCAUCACUUAGUGUGUAAUCUGCCAAAGGAGAUUUGCCCAGCGAUUCUCAUGCAACUCUA</text:p>
          </table:table-cell>
          <table:table-cell table:formula="of:=OFFSET([Sheet1.$A$2]; (ROW()-1)*2;0)" office:value-type="string" office:string-value="....(((((((...(((((.(.((((((((.((((.(((((((((...((..(((((..((((.(((...)))...))))..)))))..))))))))))).)))))))))))).).)))))...)))))))..." calcext:value-type="string">
            <text:p>....(((((((...(((((.(.((((((((.((((.(((((((((...((..(((((..((((.(((...)))...))))..)))))..))))))))))).)))))))))))).).)))))...)))))))...</text:p>
          </table:table-cell>
          <table:table-cell table:formula="of:=OFFSET([Sheet1.$B$2]; (ROW()-1)*2;0)" office:value-type="string" office:string-value="-54.90" calcext:value-type="string">
            <text:p>-54.90</text:p>
          </table:table-cell>
        </table:table-row>
        <table:table-row table:style-name="ro1">
          <table:table-cell table:formula="of:=OFFSET([Sheet1.$A$1]; (ROW()-1)*2;0)" office:value-type="string" office:string-value="AUUAUUAGAAAUAGAUGAAGAGAGCUUCCUUCAGUCCACUCAUGGAAGGGUAAGGGGUUUGAAUUACCUGCUGACUCAUUGAUUCAAACACAAUAGACAAUUAUGGGGUUAUGCUAUUGUGAAUGUGUGAAUGAUGCAGGAGGUGAAUUUCUUCCUUUUCUUCUUUGCUUGGACUGAAGGGAGCUCCCUUUUUCUAUUUAUAAAUUA" calcext:value-type="string">
            <text:p>AUUAUUAGAAAUAGAUGAAGAGAGCUUCCUUCAGUCCACUCAUGGAAGGGUAAGGGGUUUGAAUUACCUGCUGACUCAUUGAUUCAAACACAAUAGACAAUUAUGGGGUUAUGCUAUUGUGAAUGUGUGAAUGAUGCAGGAGGUGAAUUUCUUCCUUUUCUUCUUUGCUUGGACUGAAGGGAGCUCCCUUUUUCUAUUUAUAAAUUA</text:p>
          </table:table-cell>
          <table:table-cell table:formula="of:=OFFSET([Sheet1.$A$2]; (ROW()-1)*2;0)" office:value-type="string" office:string-value="........(((((((.((((.(((((((((((((((((..((.(((((((.((((((...(((((((((.(((..(((((.((.((..((((((((.((............))))))))))..)).)).)))))..))).))))))..)))))))))))))))).))..))))))))))))))))).)))).)))))))........" calcext:value-type="string">
            <text:p>........(((((((.((((.(((((((((((((((((..((.(((((((.((((((...(((((((((.(((..(((((.((.((..((((((((.((............))))))))))..)).)).)))))..))).))))))..)))))))))))))))).))..))))))))))))))))).)))).)))))))........</text:p>
          </table:table-cell>
          <table:table-cell table:formula="of:=OFFSET([Sheet1.$B$2]; (ROW()-1)*2;0)" office:value-type="string" office:string-value="-86.70" calcext:value-type="string">
            <text:p>-86.70</text:p>
          </table:table-cell>
        </table:table-row>
        <table:table-row table:style-name="ro1">
          <table:table-cell table:formula="of:=OFFSET([Sheet1.$A$1]; (ROW()-1)*2;0)" office:value-type="string" office:string-value="AGCCAUGAAUCAGUCCGAGAUGACAGAAGAGAGAGAGCACACCCACCUGAUUACAAGUAACAAAAAACUACCAACUAUCAACAUUUUGUCUACUAUGAAGAAAAUCACAUGUCUAGACUAUAGUUACGAAUGGAAGAUACAUUCAAUGAUGUUUAUGAAAAUUUGAGACGGUCGAGGACUAUAGUUACUCUAUCGCAUACAUUUAAUGACAAAAAAAAUUGUGUACUCUUAUUUAUUUUCAAUACAUCUUCAUUCAAUUUCUAUGCAAGAAUCAAAAUGCAGUAUAAAAAAUUGCAUUCAAUAUCAUGGUAAAAAAAUUGUUCAAAAAAAGUAAAUAUCAUGGUAAAAAAAUCAUUAGAUUUUGCAAUAAGUAAGAGUCAAGUUUUACCUUGUGAGGAAUUCCUCCCAACAGAAUCAUGGGAGCUCUUUCUUCUUCUCUCAUUGUGCCCUGCCAGUCUCC" calcext:value-type="string">
            <text:p>AGCCAUGAAUCAGUCCGAGAUGACAGAAGAGAGAGAGCACACCCACCUGAUUACAAGUAACAAAAAACUACCAACUAUCAACAUUUUGUCUACUAUGAAGAAAAUCACAUGUCUAGACUAUAGUUACGAAUGGAAGAUACAUUCAAUGAUGUUUAUGAAAAUUUGAGACGGUCGAGGACUAUAGUUACUCUAUCGCAUACAUUUAAUGACAAAAAAAAUUGUGUACUCUUAUUUAUUUUCAAUACAUCUUCAUUCAAUUUCUAUGCAAGAAUCAAAAUGCAGUAUAAAAAAUUGCAUUCAAUAUCAUGGUAAAAAAAUUGUUCAAAAAAAGUAAAUAUCAUGGUAAAAAAAUCAUUAGAUUUUGCAAUAAGUAAGAGUCAAGUUUUACCUUGUGAGGAAUUCCUCCCAACAGAAUCAUGGGAGCUCUUUCUUCUUCUCUCAUUGUGCCCUGCCAGUCUCC</text:p>
          </table:table-cell>
          <table:table-cell table:formula="of:=OFFSET([Sheet1.$A$2]; (ROW()-1)*2;0)" office:value-type="string" office:string-value="..........(((..((.(((((.((((((((((((((...((((..(((((...(((........)))......(((.((((((..(((((.((((..........))))..))))).........(((((.......)))))...)))))).)))(((((((((..((((.((((((....))).))).)))).(((((..................))))).((((((((((((.........(((((((.........))).)))).....((((((((.......))))))))...((((((((((........................))))))))))..((((((....))))))..)))))))))))))))))))))...(((.((((....)))).)))...))))))))).)))))))).)))))).))))).))..)))........." calcext:value-type="string">
            <text:p>..........(((..((.(((((.((((((((((((((...((((..(((((...(((........)))......(((.((((((..(((((.((((..........))))..))))).........(((((.......)))))...)))))).)))(((((((((..((((.((((((....))).))).)))).(((((..................))))).((((((((((((.........(((((((.........))).)))).....((((((((.......))))))))...((((((((((........................))))))))))..((((((....))))))..)))))))))))))))))))))...(((.((((....)))).)))...))))))))).)))))))).)))))).))))).))..))).........</text:p>
          </table:table-cell>
          <table:table-cell table:formula="of:=OFFSET([Sheet1.$B$2]; (ROW()-1)*2;0)" office:value-type="string" office:string-value="-94.20" calcext:value-type="string">
            <text:p>-94.20</text:p>
          </table:table-cell>
        </table:table-row>
        <table:table-row table:style-name="ro1">
          <table:table-cell table:formula="of:=OFFSET([Sheet1.$A$1]; (ROW()-1)*2;0)" office:value-type="string" office:string-value="UGAAUUCCCCUCCGCUUUUUGAUGUUGGCUUGUCUCAAUCAAAUCAAAGUUCUUGAAAUUUGAGUUCUUUAGUCUGAUUGAGUCGUGCCAAUAUCAUAUUAAGCGAUAAAAGUC" calcext:value-type="string">
            <text:p>UGAAUUCCCCUCCGCUUUUUGAUGUUGGCUUGUCUCAAUCAAAUCAAAGUUCUUGAAAUUUGAGUUCUUUAGUCUGAUUGAGUCGUGCCAAUAUCAUAUUAAGCGAUAAAAGUC</text:p>
          </table:table-cell>
          <table:table-cell table:formula="of:=OFFSET([Sheet1.$A$2]; (ROW()-1)*2;0)" office:value-type="string" office:string-value="............(((((..((((((((((.((.((((((((.((.((((..(((((...)))))..)))).)).)))))))).)).))))))))))....)))))........." calcext:value-type="string">
            <text:p>............(((((..((((((((((.((.((((((((.((.((((..(((((...)))))..)))).)).)))))))).)).))))))))))....))))).........</text:p>
          </table:table-cell>
          <table:table-cell table:formula="of:=OFFSET([Sheet1.$B$2]; (ROW()-1)*2;0)" office:value-type="string" office:string-value="-39.10" calcext:value-type="string">
            <text:p>-39.10</text:p>
          </table:table-cell>
        </table:table-row>
        <table:table-row table:style-name="ro1">
          <table:table-cell table:formula="of:=OFFSET([Sheet1.$A$1]; (ROW()-1)*2;0)" office:value-type="string" office:string-value="GGUGGAGAAGAGGUGGAGGCUGACAGAAGAGAGUGAGCACACAUGGUGCCUUUCUUGCAUGAUGAACGAUCGAGAGGUUCAUGCUCGAAGCUAUGCGUGCUCACUUCUCUCUCUGUCAGCCGUUAGAACUCUCUCUC" calcext:value-type="string">
            <text:p>GGUGGAGAAGAGGUGGAGGCUGACAGAAGAGAGUGAGCACACAUGGUGCCUUUCUUGCAUGAUGAACGAUCGAGAGGUUCAUGCUCGAAGCUAUGCGUGCUCACUUCUCUCUCUGUCAGCCGUUAGAACUCUCUCUC</text:p>
          </table:table-cell>
          <table:table-cell table:formula="of:=OFFSET([Sheet1.$A$2]; (ROW()-1)*2;0)" office:value-type="string" office:string-value="...(((((.(((.(((.(((((((((((((((((((((((.((((((....(((..((((((....(........)..))))))..))))))))).)))))))).))))).)))))))))).)))...))))))))." calcext:value-type="string">
            <text:p>...(((((.(((.(((.(((((((((((((((((((((((.((((((....(((..((((((....(........)..))))))..))))))))).)))))))).))))).)))))))))).)))...)))))))).</text:p>
          </table:table-cell>
          <table:table-cell table:formula="of:=OFFSET([Sheet1.$B$2]; (ROW()-1)*2;0)" office:value-type="string" office:string-value="-66.50" calcext:value-type="string">
            <text:p>-66.50</text:p>
          </table:table-cell>
        </table:table-row>
        <table:table-row table:style-name="ro1">
          <table:table-cell table:formula="of:=OFFSET([Sheet1.$A$1]; (ROW()-1)*2;0)" office:value-type="string" office:string-value="AGAUGGCCUUCUUUGUGAUCUUCCACAGCUUUCUUGAACUGCAUCUCUAAGAGGAGCAGCUCGAAGCCUCGAACUCUACCUGCAUGAGCAGGUGCAGUUCAAUAAAGCUGUGGGAAACUGCAGAGAGAGGCCAA" calcext:value-type="string">
            <text:p>AGAUGGCCUUCUUUGUGAUCUUCCACAGCUUUCUUGAACUGCAUCUCUAAGAGGAGCAGCUCGAAGCCUCGAACUCUACCUGCAUGAGCAGGUGCAGUUCAAUAAAGCUGUGGGAAACUGCAGAGAGAGGCCAA</text:p>
          </table:table-cell>
          <table:table-cell table:formula="of:=OFFSET([Sheet1.$A$2]; (ROW()-1)*2;0)" office:value-type="string" office:string-value="...((((((((((((((...((((((((((((.(((((((((((((((...(((((.((.((((....)))).)))).))).....)).))))))))))))).))))))))))))...)))))))).))))))." calcext:value-type="string">
            <text:p>...((((((((((((((...((((((((((((.(((((((((((((((...(((((.((.((((....)))).)))).))).....)).))))))))))))).))))))))))))...)))))))).)))))).</text:p>
          </table:table-cell>
          <table:table-cell table:formula="of:=OFFSET([Sheet1.$B$2]; (ROW()-1)*2;0)" office:value-type="string" office:string-value="-67.40" calcext:value-type="string">
            <text:p>-67.40</text:p>
          </table:table-cell>
        </table:table-row>
        <table:table-row table:style-name="ro1">
          <table:table-cell table:formula="of:=OFFSET([Sheet1.$A$1]; (ROW()-1)*2;0)" office:value-type="string" office:string-value="CCUGAUGCUUGGAUUUGAAGCGGAGCUCCUAUCAUUCCAAUGAAGGGCCGUUCUGAAGGGUUGUUCCGCUGCUCGUUCAUGGUUCCCACUAUCCUAUCUCAUCAUGUAUGUGUGUAUGUAUUUUCGAGAGGGAGGAGAGGAGCUAGACUCUCAUGGUGGUCGUCUUUGAGAUAGGCUUGUGGUUUGCAUGACCGAGGAGCUGCACCGUCCCCUUGCUGGCCGCUCUUUGGAUUGAAGGGAGCUCUGCAUCCUGAUCCAUCCAUCC" calcext:value-type="string">
            <text:p>CCUGAUGCUUGGAUUUGAAGCGGAGCUCCUAUCAUUCCAAUGAAGGGCCGUUCUGAAGGGUUGUUCCGCUGCUCGUUCAUGGUUCCCACUAUCCUAUCUCAUCAUGUAUGUGUGUAUGUAUUUUCGAGAGGGAGGAGAGGAGCUAGACUCUCAUGGUGGUCGUCUUUGAGAUAGGCUUGUGGUUUGCAUGACCGAGGAGCUGCACCGUCCCCUUGCUGGCCGCUCUUUGGAUUGAAGGGAGCUCUGCAUCCUGAUCCAUCCAUCC</text:p>
          </table:table-cell>
          <table:table-cell table:formula="of:=OFFSET([Sheet1.$A$2]; (ROW()-1)*2;0)" office:value-type="string" office:string-value="...((((..((((((.((.(((((((((((.(((.(((((.((..(((((.....(((((..((.(.(((.((((.(((((....((((...(((((((((..((((((....))))))......((((.((..(((((........))))).......)).)))))))))))))...))))....))))).)))).))).).))....)))))..)))))..)).))))).))).))))))))))).))..))))))..))))." calcext:value-type="string">
            <text:p>...((((..((((((.((.(((((((((((.(((.(((((.((..(((((.....(((((..((.(.(((.((((.(((((....((((...(((((((((..((((((....))))))......((((.((..(((((........))))).......)).)))))))))))))...))))....))))).)))).))).).))....)))))..)))))..)).))))).))).))))))))))).))..))))))..)))).</text:p>
          </table:table-cell>
          <table:table-cell table:formula="of:=OFFSET([Sheet1.$B$2]; (ROW()-1)*2;0)" office:value-type="string" office:string-value="-111.10" calcext:value-type="string">
            <text:p>-111.10</text:p>
          </table:table-cell>
        </table:table-row>
        <table:table-row table:style-name="ro1">
          <table:table-cell table:formula="of:=OFFSET([Sheet1.$A$1]; (ROW()-1)*2;0)" office:value-type="string" office:string-value="CCUGAUGCUUGGAUUUGAAGCGGAGCUCCUAUCAUUCCAAUGAAGGGCCGUUCUGAAGGGUGGUUCCGCUGCUCGUUCAUGGUUCCCACUAUCCUAUCUCAUCAUGUAUGUGUGUAUGUAUUUUCGGAGAGGGAGGAGAGGAGCUAGACUCUCACGGUGGUCGUCUUUGAGAUAGGCUUGUGGUUUGCAUGACCGAGGAGCUGCACCGUCCCCUUGCUGGCCGCUCUUUGGAUUGAAGGGAGCUCUGCAUCCUGAACCAUCCAUCC" calcext:value-type="string">
            <text:p>CCUGAUGCUUGGAUUUGAAGCGGAGCUCCUAUCAUUCCAAUGAAGGGCCGUUCUGAAGGGUGGUUCCGCUGCUCGUUCAUGGUUCCCACUAUCCUAUCUCAUCAUGUAUGUGUGUAUGUAUUUUCGGAGAGGGAGGAGAGGAGCUAGACUCUCACGGUGGUCGUCUUUGAGAUAGGCUUGUGGUUUGCAUGACCGAGGAGCUGCACCGUCCCCUUGCUGGCCGCUCUUUGGAUUGAAGGGAGCUCUGCAUCCUGAACCAUCCAUCC</text:p>
          </table:table-cell>
          <table:table-cell table:formula="of:=OFFSET([Sheet1.$A$2]; (ROW()-1)*2;0)" office:value-type="string" office:string-value="...((((..(((.((.((.(((((((((((.(((.(((((.((..(((((.....(((((((((.(.(((.((((.(((((....((((...(((((((((............(.(((.(((.((((((((..((........))...))))).))).)))))))..)))))))))...))))....))))).)))).))).).))))..)))))..)))))..)).))))).))).))))))))))).))..)).)))..))))." calcext:value-type="string">
            <text:p>...((((..(((.((.((.(((((((((((.(((.(((((.((..(((((.....(((((((((.(.(((.((((.(((((....((((...(((((((((............(.(((.(((.((((((((..((........))...))))).))).)))))))..)))))))))...))))....))))).)))).))).).))))..)))))..)))))..)).))))).))).))))))))))).))..)).)))..)))).</text:p>
          </table:table-cell>
          <table:table-cell table:formula="of:=OFFSET([Sheet1.$B$2]; (ROW()-1)*2;0)" office:value-type="string" office:string-value="-111.30" calcext:value-type="string">
            <text:p>-111.30</text:p>
          </table:table-cell>
        </table:table-row>
        <table:table-row table:style-name="ro1">
          <table:table-cell table:formula="of:=OFFSET([Sheet1.$A$1]; (ROW()-1)*2;0)" office:value-type="string" office:string-value="CCUGAUGCUUGGAUUUGAAGCGGAGCUCCUAUCAUUCCAAUGAAGGGCCGUUCUGAAGGGUUGUUCCGCUGCUCGUUCAUGGUUCCCACUAUCCUAUCUCAUCAUGUAUGUGUGUAUGUAUUUUCGAGAGGGAGGAGAGGAGCUAGACUCUCAUGGGGGUCGUCUAUGAGAUACGCUUGUGGUUUGCAUGACCGAUGAGCUGCACCGUCCCCUUGCUGGCCGCUCUUUGGAUUGAAGGGAGCUCUGCAUCCUGAUCCAUCCAUCC" calcext:value-type="string">
            <text:p>CCUGAUGCUUGGAUUUGAAGCGGAGCUCCUAUCAUUCCAAUGAAGGGCCGUUCUGAAGGGUUGUUCCGCUGCUCGUUCAUGGUUCCCACUAUCCUAUCUCAUCAUGUAUGUGUGUAUGUAUUUUCGAGAGGGAGGAGAGGAGCUAGACUCUCAUGGGGGUCGUCUAUGAGAUACGCUUGUGGUUUGCAUGACCGAUGAGCUGCACCGUCCCCUUGCUGGCCGCUCUUUGGAUUGAAGGGAGCUCUGCAUCCUGAUCCAUCCAUCC</text:p>
          </table:table-cell>
          <table:table-cell table:formula="of:=OFFSET([Sheet1.$A$2]; (ROW()-1)*2;0)" office:value-type="string" office:string-value="...((((..((((((.((.(((((((((((.(((.(((((.((..(((((.....(((((.......((.(((((((..(((((((.....((((.((((.....((((((....))))))....)))))))).....)))))))...(((((((((.....))))))))).........((((.....))))))))))).))......)))))..)))))..)).))))).))).))))))))))).))..))))))..))))." calcext:value-type="string">
            <text:p>...((((..((((((.((.(((((((((((.(((.(((((.((..(((((.....(((((.......((.(((((((..(((((((.....((((.((((.....((((((....))))))....)))))))).....)))))))...(((((((((.....))))))))).........((((.....))))))))))).))......)))))..)))))..)).))))).))).))))))))))).))..))))))..)))).</text:p>
          </table:table-cell>
          <table:table-cell table:formula="of:=OFFSET([Sheet1.$B$2]; (ROW()-1)*2;0)" office:value-type="string" office:string-value="-105.80" calcext:value-type="string">
            <text:p>-105.80</text:p>
          </table:table-cell>
        </table:table-row>
        <table:table-row table:style-name="ro1">
          <table:table-cell table:formula="of:=OFFSET([Sheet1.$A$1]; (ROW()-1)*2;0)" office:value-type="string" office:string-value="CUGAUGCUUGGAUUUGAAGCGGAGCUCCUAUCAUUCCAAUGAAGGGCCGUUCUGAAGGGUGGUUCCGCUGCUCGUUCAUGGUUCCCACUAUCCUAUCUCAUCAUGUAUGUGUGUAUGUAUUUUCGAGAGGGAGGAGAGGAGCUAGACUCUCACGGUGGUCGUCUUUGAGAUAGGCUUGUGGUUUGCAUGACCGAAGAGCUGCACCGUCCCCUUGCUGGCCGCUCUUUGGAUUGAAAGGAGCUCUUGCAUCUGAUCCAUCCAUCC" calcext:value-type="string">
            <text:p>CUGAUGCUUGGAUUUGAAGCGGAGCUCCUAUCAUUCCAAUGAAGGGCCGUUCUGAAGGGUGGUUCCGCUGCUCGUUCAUGGUUCCCACUAUCCUAUCUCAUCAUGUAUGUGUGUAUGUAUUUUCGAGAGGGAGGAGAGGAGCUAGACUCUCACGGUGGUCGUCUUUGAGAUAGGCUUGUGGUUUGCAUGACCGAAGAGCUGCACCGUCCCCUUGCUGGCCGCUCUUUGGAUUGAAAGGAGCUCUUGCAUCUGAUCCAUCCAUCC</text:p>
          </table:table-cell>
          <table:table-cell table:formula="of:=OFFSET([Sheet1.$A$2]; (ROW()-1)*2;0)" office:value-type="string" office:string-value="..((((..((((((.((.(((((((((((.(((.(((((.((..(((((.....(((((((((.(.(((..(((.(((((....((((...(((((((((..((((((....)))))).(((((....)))))(((((........)))))(((.....)))...)))))))))...))))....))))).)))..))).).))))..)))))..)))))..)).))))).))).)))))))).))).)).))))))..))))." calcext:value-type="string">
            <text:p>..((((..((((((.((.(((((((((((.(((.(((((.((..(((((.....(((((((((.(.(((..(((.(((((....((((...(((((((((..((((((....)))))).(((((....)))))(((((........)))))(((.....)))...)))))))))...))))....))))).)))..))).).))))..)))))..)))))..)).))))).))).)))))))).))).)).))))))..)))).</text:p>
          </table:table-cell>
          <table:table-cell table:formula="of:=OFFSET([Sheet1.$B$2]; (ROW()-1)*2;0)" office:value-type="string" office:string-value="-108.50" calcext:value-type="string">
            <text:p>-108.50</text:p>
          </table:table-cell>
        </table:table-row>
        <table:table-row table:style-name="ro1">
          <table:table-cell table:formula="of:=OFFSET([Sheet1.$A$1]; (ROW()-1)*2;0)" office:value-type="string" office:string-value="UGAAGACGACGACGAAGAAGAAGAUGGCGAAGAAAAGUGAUCGAAGAGCUCCCUUCGAUCCAAUCCAGGAGGGGAAGUGGUCGGUUGCAGCUGCCGGUUCAUGGAUGCCUCUCUGGUGCAGCAAUGACUAAUGCUCACCUGCACUUGCAUGGGUGUGCAUGACCCGGGAGAUGAACCCACCAUCAUCUUUCCCUCGUGCUUGGAUUGAAGGGAGCUCCUCUCUCUUUCCUCUCUCUCU" calcext:value-type="string">
            <text:p>UGAAGACGACGACGAAGAAGAAGAUGGCGAAGAAAAGUGAUCGAAGAGCUCCCUUCGAUCCAAUCCAGGAGGGGAAGUGGUCGGUUGCAGCUGCCGGUUCAUGGAUGCCUCUCUGGUGCAGCAAUGACUAAUGCUCACCUGCACUUGCAUGGGUGUGCAUGACCCGGGAGAUGAACCCACCAUCAUCUUUCCCUCGUGCUUGGAUUGAAGGGAGCUCCUCUCUCUUUCCUCUCUCUCU</text:p>
          </table:table-cell>
          <table:table-cell table:formula="of:=OFFSET([Sheet1.$A$2]; (ROW()-1)*2;0)" office:value-type="string" office:string-value="...(((.((.((.((((.(((.(((.((........)).)))((.((((((((((((((((((..((.(((((((((((((.((((.((.((.((((.(((((.((((((....(((((((...((((....).))).))))))).....)))))).))))).)))).)).)))))).))))....))))))))).)).)))))))))))))))))).))))).)))).))))))).." calcext:value-type="string">
            <text:p>...(((.((.((.((((.(((.(((.((........)).)))((.((((((((((((((((((..((.(((((((((((((.((((.((.((.((((.(((((.((((((....(((((((...((((....).))).))))))).....)))))).))))).)))).)).)))))).))))....))))))))).)).)))))))))))))))))).))))).)))).)))))))..</text:p>
          </table:table-cell>
          <table:table-cell table:formula="of:=OFFSET([Sheet1.$B$2]; (ROW()-1)*2;0)" office:value-type="string" office:string-value="-111.30" calcext:value-type="string">
            <text:p>-111.30</text:p>
          </table:table-cell>
        </table:table-row>
        <table:table-row table:style-name="ro1">
          <table:table-cell table:formula="of:=OFFSET([Sheet1.$A$1]; (ROW()-1)*2;0)" office:value-type="string" office:string-value="AGUGGUGCACCACAAGUUGGUGAAGCUGCCAGCAUGAUCUGAUGGUGGUAUAUAUGAAUAUAUGAUGUCUUUACCUCUGAUCUCUCCCUGACUGUCACCGAUCCAUGAAUCCAGGAUGAGGGGAGGGAAGAAAGAGGGAUAAUGAGCAUCAGGUCAUGCUGUAGUUUCAUCUGCUGGUGGGAGCACAU" calcext:value-type="string">
            <text:p>AGUGGUGCACCACAAGUUGGUGAAGCUGCCAGCAUGAUCUGAUGGUGGUAUAUAUGAAUAUAUGAUGUCUUUACCUCUGAUCUCUCCCUGACUGUCACCGAUCCAUGAAUCCAGGAUGAGGGGAGGGAAGAAAGAGGGAUAAUGAGCAUCAGGUCAUGCUGUAGUUUCAUCUGCUGGUGGGAGCACAU</text:p>
          </table:table-cell>
          <table:table-cell table:formula="of:=OFFSET([Sheet1.$A$2]; (ROW()-1)*2;0)" office:value-type="string" office:string-value="....((((.((((.(((.(((((((((((.((((((((((((((((.((((((....)))))).)).......(((((..(((((((((...........((((.((....))))))..)))))))))....))))).........))))))))))))))))))))))))).))).))))..)))).." calcext:value-type="string">
            <text:p>....((((.((((.(((.(((((((((((.((((((((((((((((.((((((....)))))).)).......(((((..(((((((((...........((((.((....))))))..)))))))))....))))).........))))))))))))))))))))))))).))).))))..))))..</text:p>
          </table:table-cell>
          <table:table-cell table:formula="of:=OFFSET([Sheet1.$B$2]; (ROW()-1)*2;0)" office:value-type="string" office:string-value="-82.70" calcext:value-type="string">
            <text:p>-82.70</text:p>
          </table:table-cell>
        </table:table-row>
        <table:table-row table:style-name="ro1">
          <table:table-cell table:formula="of:=OFFSET([Sheet1.$A$1]; (ROW()-1)*2;0)" office:value-type="string" office:string-value="AGUGGUGCACCACAAGUUGGUGAAGCUGCCAGCAUGAUCUGAUGGUGGUAUAUAUGAAUAUAUGAUGUCUUUACCUCUGAUCUCUCCCUGACUGUCACGGAUCCAUGAAUCCAGGAUGAGGGGAGGGAAGAAAGAGGGAUAAUGAGCAUCAGGUCAUGCUGUAGUUUCAUCUGCUGGUGGGAGCACAU" calcext:value-type="string">
            <text:p>AGUGGUGCACCACAAGUUGGUGAAGCUGCCAGCAUGAUCUGAUGGUGGUAUAUAUGAAUAUAUGAUGUCUUUACCUCUGAUCUCUCCCUGACUGUCACGGAUCCAUGAAUCCAGGAUGAGGGGAGGGAAGAAAGAGGGAUAAUGAGCAUCAGGUCAUGCUGUAGUUUCAUCUGCUGGUGGGAGCACAU</text:p>
          </table:table-cell>
          <table:table-cell table:formula="of:=OFFSET([Sheet1.$A$2]; (ROW()-1)*2;0)" office:value-type="string" office:string-value="....((((.((((.(((.(((((((((((.((((((((((((((((.((((((....)))))).)).......(((((..(((((((((..(.(((..((((......))))..)))).)))))))))....))))).........))))))))))))))))))))))))).))).))))..)))).." calcext:value-type="string">
            <text:p>....((((.((((.(((.(((((((((((.((((((((((((((((.((((((....)))))).)).......(((((..(((((((((..(.(((..((((......))))..)))).)))))))))....))))).........))))))))))))))))))))))))).))).))))..))))..</text:p>
          </table:table-cell>
          <table:table-cell table:formula="of:=OFFSET([Sheet1.$B$2]; (ROW()-1)*2;0)" office:value-type="string" office:string-value="-86.00" calcext:value-type="string">
            <text:p>-86.00</text:p>
          </table:table-cell>
        </table:table-row>
        <table:table-row table:style-name="ro1">
          <table:table-cell table:formula="of:=OFFSET([Sheet1.$A$1]; (ROW()-1)*2;0)" office:value-type="string" office:string-value="GCCGCCGCGCCGCCUCGGGCUCGCUUGGUGCAGAUCGGGACCCGCCGCCCGGCCGACGGGACGGAUCCCGCCUUGCACCAAGUGAAUCGGAGCCGGCGCAGCCA" calcext:value-type="string">
            <text:p>GCCGCCGCGCCGCCUCGGGCUCGCUUGGUGCAGAUCGGGACCCGCCGCCCGGCCGACGGGACGGAUCCCGCCUUGCACCAAGUGAAUCGGAGCCGGCGCAGCCA</text:p>
          </table:table-cell>
          <table:table-cell table:formula="of:=OFFSET([Sheet1.$A$2]; (ROW()-1)*2;0)" office:value-type="string" office:string-value="...((.((((((.(((.((.(((((((((((((..(((((.(((...((((.....)))).))).)))))..))))))))))))).)).))).)))))).)).." calcext:value-type="string">
            <text:p>...((.((((((.(((.((.(((((((((((((..(((((.(((...((((.....)))).))).)))))..))))))))))))).)).))).)))))).))..</text:p>
          </table:table-cell>
          <table:table-cell table:formula="of:=OFFSET([Sheet1.$B$2]; (ROW()-1)*2;0)" office:value-type="string" office:string-value="-66.20" calcext:value-type="string">
            <text:p>-66.20</text:p>
          </table:table-cell>
        </table:table-row>
        <table:table-row table:style-name="ro1">
          <table:table-cell table:formula="of:=OFFSET([Sheet1.$A$1]; (ROW()-1)*2;0)" office:value-type="string" office:string-value="CCGCCCCGCGCCGUCUGGGCUCGCUUGGGCAGAUCGGGACCCGCCGCCCGGCCGACGGGACGGAUCCCGCCUUGCACCAAGUGAAUCGGAGCCGGCGCAGCCA" calcext:value-type="string">
            <text:p>CCGCCCCGCGCCGUCUGGGCUCGCUUGGGCAGAUCGGGACCCGCCGCCCGGCCGACGGGACGGAUCCCGCCUUGCACCAAGUGAAUCGGAGCCGGCGCAGCCA</text:p>
          </table:table-cell>
          <table:table-cell table:formula="of:=OFFSET([Sheet1.$A$2]; (ROW()-1)*2;0)" office:value-type="string" office:string-value="..((...(((((((((((..((((((((((((..(((((.(((...((((.....)))).))).)))))..)))).)))))))).)))))..)))))).)).." calcext:value-type="string">
            <text:p>..((...(((((((((((..((((((((((((..(((((.(((...((((.....)))).))).)))))..)))).)))))))).)))))..)))))).))..</text:p>
          </table:table-cell>
          <table:table-cell table:formula="of:=OFFSET([Sheet1.$B$2]; (ROW()-1)*2;0)" office:value-type="string" office:string-value="-56.10" calcext:value-type="string">
            <text:p>-56.10</text:p>
          </table:table-cell>
        </table:table-row>
        <table:table-row table:style-name="ro1">
          <table:table-cell table:formula="of:=OFFSET([Sheet1.$A$1]; (ROW()-1)*2;0)" office:value-type="string" office:string-value="AGAAGAUGGGUAUGGUUGGAGACAGGGAUGAGGCAGAGCAUGGGAUGAGGCCAUCAACAAAAUUUCCAAUUUCUGUCCUCCGCUAGGCCGCUACUGCAUUUCUGUUUGCUUGCUCACAAAACGGAGGGAUUUGUGAGAGUUAUCAGGCAGAAAGAACAAAGAAGGUGCCUCCCUGGUGAAGUGGUGAUGGCCUGACCUGAGACGGCUGAGAGCUCAGCUGGUGUCCUGUUGUUGCUUCCUCCCCUGCACUGCCUCUUCCCUGGCUCCCCACCGUUGCCCUUGC" calcext:value-type="string">
            <text:p>AGAAGAUGGGUAUGGUUGGAGACAGGGAUGAGGCAGAGCAUGGGAUGAGGCCAUCAACAAAAUUUCCAAUUUCUGUCCUCCGCUAGGCCGCUACUGCAUUUCUGUUUGCUUGCUCACAAAACGGAGGGAUUUGUGAGAGUUAUCAGGCAGAAAGAACAAAGAAGGUGCCUCCCUGGUGAAGUGGUGAUGGCCUGACCUGAGACGGCUGAGAGCUCAGCUGGUGUCCUGUUGUUGCUUCCUCCCCUGCACUGCCUCUUCCCUGGCUCCCCACCGUUGCCCUUGC</text:p>
          </table:table-cell>
          <table:table-cell table:formula="of:=OFFSET([Sheet1.$A$2]; (ROW()-1)*2;0)" office:value-type="string" office:string-value=".......(((((((((.((((.((((((.(((((((.(((.((((.(((((...(((((..................(((...(((((((.((((((.((((((((((....((((((((.(.....).))))))))......)))))))))).............(((.....)))...)))))).)))))))....))).(((((((....)))))))......)))))..))))).)))).))).))))))).)))))).))))..)))).)))))...." calcext:value-type="string">
            <text:p>.......(((((((((.((((.((((((.(((((((.(((.((((.(((((...(((((..................(((...(((((((.((((((.((((((((((....((((((((.(.....).))))))))......)))))))))).............(((.....)))...)))))).)))))))....))).(((((((....)))))))......)))))..))))).)))).))).))))))).)))))).))))..)))).)))))....</text:p>
          </table:table-cell>
          <table:table-cell table:formula="of:=OFFSET([Sheet1.$B$2]; (ROW()-1)*2;0)" office:value-type="string" office:string-value="-116.30" calcext:value-type="string">
            <text:p>-116.30</text:p>
          </table:table-cell>
        </table:table-row>
        <table:table-row table:style-name="ro1">
          <table:table-cell table:formula="of:=OFFSET([Sheet1.$A$1]; (ROW()-1)*2;0)" office:value-type="string" office:string-value="AGAAGAUGGGUAUGGUUGGAGACAGGGAUGAGGCAGAGCAUGGGAUGGGGCCAUCAACAAAAUUUCCAAUUUCUGUCCUCCGCUAGGCCGCUACUGCAUUUAUGUUUGCUUGCUCACAAAACGGAGGGAUUUGUGAGAGUUAUCAGGCAGAAAGAACAAAGAAGGUGCCUCCCUGGUGAAGUGGUGAUGGCCUGACCUGAGAGGGCUGAGAGCUCAGCUGGUGUCCUGGUGUUGUUGCUUCCUCCCCUGCACUGCCUCUUCCCUGGCUCCCCACCGUUGCCCUUGC" calcext:value-type="string">
            <text:p>AGAAGAUGGGUAUGGUUGGAGACAGGGAUGAGGCAGAGCAUGGGAUGGGGCCAUCAACAAAAUUUCCAAUUUCUGUCCUCCGCUAGGCCGCUACUGCAUUUAUGUUUGCUUGCUCACAAAACGGAGGGAUUUGUGAGAGUUAUCAGGCAGAAAGAACAAAGAAGGUGCCUCCCUGGUGAAGUGGUGAUGGCCUGACCUGAGAGGGCUGAGAGCUCAGCUGGUGUCCUGGUGUUGUUGCUUCCUCCCCUGCACUGCCUCUUCCCUGGCUCCCCACCGUUGCCCUUGC</text:p>
          </table:table-cell>
          <table:table-cell table:formula="of:=OFFSET([Sheet1.$A$2]; (ROW()-1)*2;0)" office:value-type="string" office:string-value=".......(((((((((.((((.((((((.(((((((.(((.((((.(((((((((((((..........((((.((((((((.(((((((.((((((.(((((.((((((((((((((((.(.....).))))))))......))))))))...........(((......))).))))))))))).)))))))...)).)))))).))))..........)))..))))).....))))).)))).))).))))))).)))))).))))..)))).)))))...." calcext:value-type="string">
            <text:p>.......(((((((((.((((.((((((.(((((((.(((.((((.(((((((((((((..........((((.((((((((.(((((((.((((((.(((((.((((((((((((((((.(.....).))))))))......))))))))...........(((......))).))))))))))).)))))))...)).)))))).))))..........)))..))))).....))))).)))).))).))))))).)))))).))))..)))).)))))....</text:p>
          </table:table-cell>
          <table:table-cell table:formula="of:=OFFSET([Sheet1.$B$2]; (ROW()-1)*2;0)" office:value-type="string" office:string-value="-114.80" calcext:value-type="string">
            <text:p>-114.80</text:p>
          </table:table-cell>
        </table:table-row>
        <table:table-row table:style-name="ro1">
          <table:table-cell table:formula="of:=OFFSET([Sheet1.$A$1]; (ROW()-1)*2;0)" office:value-type="string" office:string-value="AGAAGAUGGGUAUGGUUGGAGACAGGGAUGAGGCAGAGCAUGGGAUGGGGCCAUCAACAAAAUUUCCAAUUUCUGUCCUCCGCUAGGCCGCUACUGCAUUUCUGUUUGCUUGCUCACAAAACGGAGGGAUUUGUGAGAGUUAUCAGGCAGAAAGAACAAAGAAGGUGCCUCCCUGGUGAAGUGGUGAUGGCCUGACCUGAGAGGGCUGAGAGCUCAGCUGGUGUCCUGGUGUUGUUGCUUCCUCCCCUGCACUGCCUCUUCCCUGGCUCCCCACCGUUGCCCUUGC" calcext:value-type="string">
            <text:p>AGAAGAUGGGUAUGGUUGGAGACAGGGAUGAGGCAGAGCAUGGGAUGGGGCCAUCAACAAAAUUUCCAAUUUCUGUCCUCCGCUAGGCCGCUACUGCAUUUCUGUUUGCUUGCUCACAAAACGGAGGGAUUUGUGAGAGUUAUCAGGCAGAAAGAACAAAGAAGGUGCCUCCCUGGUGAAGUGGUGAUGGCCUGACCUGAGAGGGCUGAGAGCUCAGCUGGUGUCCUGGUGUUGUUGCUUCCUCCCCUGCACUGCCUCUUCCCUGGCUCCCCACCGUUGCCCUUGC</text:p>
          </table:table-cell>
          <table:table-cell table:formula="of:=OFFSET([Sheet1.$A$2]; (ROW()-1)*2;0)" office:value-type="string" office:string-value=".......(((((((((.((((.((((((.(((((((.(((.((((.(((((((((((((..........((((.((((((((.(((((((.((((((.((((((((((....((((((((.(.....).))))))))......)))))))))).............(((.....)))...)))))).)))))))...)).)))))).))))..........)))..))))).....))))).)))).))).))))))).)))))).))))..)))).)))))...." calcext:value-type="string">
            <text:p>.......(((((((((.((((.((((((.(((((((.(((.((((.(((((((((((((..........((((.((((((((.(((((((.((((((.((((((((((....((((((((.(.....).))))))))......)))))))))).............(((.....)))...)))))).)))))))...)).)))))).))))..........)))..))))).....))))).)))).))).))))))).)))))).))))..)))).)))))....</text:p>
          </table:table-cell>
          <table:table-cell table:formula="of:=OFFSET([Sheet1.$B$2]; (ROW()-1)*2;0)" office:value-type="string" office:string-value="-117.40" calcext:value-type="string">
            <text:p>-117.40</text:p>
          </table:table-cell>
        </table:table-row>
        <table:table-row table:style-name="ro1">
          <table:table-cell table:formula="of:=OFFSET([Sheet1.$A$1]; (ROW()-1)*2;0)" office:value-type="string" office:string-value="GGAAGGUAUGUUUGAUUGGAGACAGGGACGAGGCAGAGCAUGGGAUGGGGCCAUCAACAAAAUUUCCAAUUUCCGUUUGCUUGCUCACAAAACGAAGGUGCCUGCCUCCCUGGUGAUGGCCUGACCUGAGAGGGCUGAGAGCUCAGCUGGUGUCCUGGUGUUGUUGCUUCCACCCCUGCACUGCCUCUUCCCUGGCUCCCCACCGUUGCCCUUGC" calcext:value-type="string">
            <text:p>GGAAGGUAUGUUUGAUUGGAGACAGGGACGAGGCAGAGCAUGGGAUGGGGCCAUCAACAAAAUUUCCAAUUUCCGUUUGCUUGCUCACAAAACGAAGGUGCCUGCCUCCCUGGUGAUGGCCUGACCUGAGAGGGCUGAGAGCUCAGCUGGUGUCCUGGUGUUGUUGCUUCCACCCCUGCACUGCCUCUUCCCUGGCUCCCCACCGUUGCCCUUGC</text:p>
          </table:table-cell>
          <table:table-cell table:formula="of:=OFFSET([Sheet1.$A$2]; (ROW()-1)*2;0)" office:value-type="string" office:string-value="....((((....((...((((.((((((.(((((((.(((.(((.(((((.((.(((((......(((....(((...(((.((((.((...(..(((((((.(((.....)))...)))...))))....)...)).))))..)))))).....)))))))).)).)))))))).))).))))))).)))))).)))).))....))))....." calcext:value-type="string">
            <text:p>....((((....((...((((.((((((.(((((((.(((.(((.(((((.((.(((((......(((....(((...(((.((((.((...(..(((((((.(((.....)))...)))...))))....)...)).))))..)))))).....)))))))).)).)))))))).))).))))))).)))))).)))).))....)))).....</text:p>
          </table:table-cell>
          <table:table-cell table:formula="of:=OFFSET([Sheet1.$B$2]; (ROW()-1)*2;0)" office:value-type="string" office:string-value="-79.40" calcext:value-type="string">
            <text:p>-79.40</text:p>
          </table:table-cell>
        </table:table-row>
        <table:table-row table:style-name="ro1">
          <table:table-cell table:formula="of:=OFFSET([Sheet1.$A$1]; (ROW()-1)*2;0)" office:value-type="string" office:string-value="AGAAGAUGGGUAUGGUUGGAGACAGGGAUGAGGCAGAGCAUGGGAUGAGGCCAUCAACAAAAUUUCCAAUUUCUGUCCUCCGCUAGGCCGCUACUGCAUUUAUGUUUGCUUGCUCACAAAACGGAGGGAUUUGUGAGAGUUAUCAGGCAGAAAGAACAAAGAAGGUGCCUCCCUGGUGAAGUGGUGAUGGCCUGACCUGAGACGGAUGAGAGCUCAGCUGGUGUCCUGUUGUUGCUUACUUCCCUGCACUGACUCUUCCCUGGCUCCCCACCGUUGCCCUUGC" calcext:value-type="string">
            <text:p>AGAAGAUGGGUAUGGUUGGAGACAGGGAUGAGGCAGAGCAUGGGAUGAGGCCAUCAACAAAAUUUCCAAUUUCUGUCCUCCGCUAGGCCGCUACUGCAUUUAUGUUUGCUUGCUCACAAAACGGAGGGAUUUGUGAGAGUUAUCAGGCAGAAAGAACAAAGAAGGUGCCUCCCUGGUGAAGUGGUGAUGGCCUGACCUGAGACGGAUGAGAGCUCAGCUGGUGUCCUGUUGUUGCUUACUUCCCUGCACUGACUCUUCCCUGGCUCCCCACCGUUGCCCUUGC</text:p>
          </table:table-cell>
          <table:table-cell table:formula="of:=OFFSET([Sheet1.$A$2]; (ROW()-1)*2;0)" office:value-type="string" office:string-value=".......(((((((((.((((.((((((.(((.(((.(((.((((.(((((...(((((..((..(((.((.((.((.((((((((((((.((((((.(((((.((((((((((((((((.(.....).))))))))......))))))))...........(((......))).))))))))))).))))))......)).)))).)).))...)).))).))..)))))..)))).).))))))).))).))).)))))).))))..)))).)))))...." calcext:value-type="string">
            <text:p>.......(((((((((.((((.((((((.(((.(((.(((.((((.(((((...(((((..((..(((.((.((.((.((((((((((((.((((((.(((((.((((((((((((((((.(.....).))))))))......))))))))...........(((......))).))))))))))).))))))......)).)))).)).))...)).))).))..)))))..)))).).))))))).))).))).)))))).))))..)))).)))))....</text:p>
          </table:table-cell>
          <table:table-cell table:formula="of:=OFFSET([Sheet1.$B$2]; (ROW()-1)*2;0)" office:value-type="string" office:string-value="-101.60" calcext:value-type="string">
            <text:p>-101.60</text:p>
          </table:table-cell>
        </table:table-row>
        <table:table-row table:style-name="ro1">
          <table:table-cell table:formula="of:=OFFSET([Sheet1.$A$1]; (ROW()-1)*2;0)" office:value-type="string" office:string-value="CUACUUGGUAAUUAAGGUUGUUGACAGAAGAUAGAGAGCACAGAUGAUGAUAUGCAUAUUAUAUAAUAUAUAGCAGGGAACUCAUGAUGAAUUGUGCAUCUUACUCCUUUGUGCUCUCUAUACUUCUGUCAUCACCUUCAGCCUCCAUUUC" calcext:value-type="string">
            <text:p>CUACUUGGUAAUUAAGGUUGUUGACAGAAGAUAGAGAGCACAGAUGAUGAUAUGCAUAUUAUAUAAUAUAUAGCAGGGAACUCAUGAUGAAUUGUGCAUCUUACUCCUUUGUGCUCUCUAUACUUCUGUCAUCACCUUCAGCCUCCAUUUC</text:p>
          </table:table-cell>
          <table:table-cell table:formula="of:=OFFSET([Sheet1.$A$2]; (ROW()-1)*2;0)" office:value-type="string" office:string-value="......(((....(((((.(.(((((((((((((((((((((((.(((((.(((((((..................................))))))).))).)).)))))))))))))).))))))))).))))))..)))........" calcext:value-type="string">
            <text:p>......(((....(((((.(.(((((((((((((((((((((((.(((((.(((((((..................................))))))).))).)).)))))))))))))).))))))))).))))))..)))........</text:p>
          </table:table-cell>
          <table:table-cell table:formula="of:=OFFSET([Sheet1.$B$2]; (ROW()-1)*2;0)" office:value-type="string" office:string-value="-51.87" calcext:value-type="string">
            <text:p>-51.87</text:p>
          </table:table-cell>
        </table:table-row>
        <table:table-row table:style-name="ro1">
          <table:table-cell table:formula="of:=OFFSET([Sheet1.$A$1]; (ROW()-1)*2;0)" office:value-type="string" office:string-value="AGGAGGUGUUGGUGAUGCUGUUGACAGAAGAUAGAGAGCACUGAUGAUGAAAUGCAUGAAAGGGAAUGGCAUCUCACUCCUUUGUGCUCUCUAGUCUUCUGUCAUCAUCCUUCUCCCUCCCCUC" calcext:value-type="string">
            <text:p>AGGAGGUGUUGGUGAUGCUGUUGACAGAAGAUAGAGAGCACUGAUGAUGAAAUGCAUGAAAGGGAAUGGCAUCUCACUCCUUUGUGCUCUCUAGUCUUCUGUCAUCAUCCUUCUCCCUCCCCUC</text:p>
          </table:table-cell>
          <table:table-cell table:formula="of:=OFFSET([Sheet1.$A$2]; (ROW()-1)*2;0)" office:value-type="string" office:string-value=".(((((....((.((((....((((((((((((((((((((.((.(((((.((((((........)).)))).))).)).)).))))))))).))))))))))).))))))....)))))...." calcext:value-type="string">
            <text:p>.(((((....((.((((....((((((((((((((((((((.((.(((((.((((((........)).)))).))).)).)).))))))))).))))))))))).))))))....)))))....</text:p>
          </table:table-cell>
          <table:table-cell table:formula="of:=OFFSET([Sheet1.$B$2]; (ROW()-1)*2;0)" office:value-type="string" office:string-value="-51.80" calcext:value-type="string">
            <text:p>-51.80</text:p>
          </table:table-cell>
        </table:table-row>
        <table:table-row table:style-name="ro1">
          <table:table-cell table:formula="of:=OFFSET([Sheet1.$A$1]; (ROW()-1)*2;0)" office:value-type="string" office:string-value="ACUUGACCACUAGGCUUAUCUCUUUCCGUUUCUGAGCAUGCAUACUCAUUCACAGCAUCAAAAUGCACAGAUCCUGAUGGAGAUUGCACAGGGCAGGUGAUGCUAGAUUGCACCAUACUCAACUCUGGACUUUGUGAUUGAAGUGUUGACAGAAGAUAGAGAGCACAACCUGAGUCAAAGGAUCC" calcext:value-type="string">
            <text:p>ACUUGACCACUAGGCUUAUCUCUUUCCGUUUCUGAGCAUGCAUACUCAUUCACAGCAUCAAAAUGCACAGAUCCUGAUGGAGAUUGCACAGGGCAGGUGAUGCUAGAUUGCACCAUACUCAACUCUGGACUUUGUGAUUGAAGUGUUGACAGAAGAUAGAGAGCACAACCUGAGUCAAAGGAUCC</text:p>
          </table:table-cell>
          <table:table-cell table:formula="of:=OFFSET([Sheet1.$A$2]; (ROW()-1)*2;0)" office:value-type="string" office:string-value="..(((((...((((....(((((.((...(((((..((.((((..(((.((((((..((....((((....(((....)))...))))(((((.(((((.(((......))).))).))...)))))))..)))))).))).)))))).))))))).)))))......)))).)))))......." calcext:value-type="string">
            <text:p>..(((((...((((....(((((.((...(((((..((.((((..(((.((((((..((....((((....(((....)))...))))(((((.(((((.(((......))).))).))...)))))))..)))))).))).)))))).))))))).)))))......)))).))))).......</text:p>
          </table:table-cell>
          <table:table-cell table:formula="of:=OFFSET([Sheet1.$B$2]; (ROW()-1)*2;0)" office:value-type="string" office:string-value="-45.30" calcext:value-type="string">
            <text:p>-45.30</text:p>
          </table:table-cell>
        </table:table-row>
        <table:table-row table:style-name="ro1">
          <table:table-cell table:formula="of:=OFFSET([Sheet1.$A$1]; (ROW()-1)*2;0)" office:value-type="string" office:string-value="AAUUAAAGGGGAUUAUGAAGUGGAGCUCCUUGAAGUCCAAUUGAGGAUCUUACUGGGUGAAUUGAGCUGCUUAGCUAUGGAUCCCACAGUUCUACCCAUCAAUAAGUGCUUUUGUGGUAGUCUUGUGGCUUCCAUAUUUGGGGAGCUUCAUUUGCCUUUAUAGUAUUAACCUUCUUUGGAUUGAAGGGAGCUCUACACCCUUCUCUUCUUUUCU" calcext:value-type="string">
            <text:p>AAUUAAAGGGGAUUAUGAAGUGGAGCUCCUUGAAGUCCAAUUGAGGAUCUUACUGGGUGAAUUGAGCUGCUUAGCUAUGGAUCCCACAGUUCUACCCAUCAAUAAGUGCUUUUGUGGUAGUCUUGUGGCUUCCAUAUUUGGGGAGCUUCAUUUGCCUUUAUAGUAUUAACCUUCUUUGGAUUGAAGGGAGCUCUACACCCUUCUCUUCUUUUCU</text:p>
          </table:table-cell>
          <table:table-cell table:formula="of:=OFFSET([Sheet1.$A$2]; (ROW()-1)*2;0)" office:value-type="string" office:string-value="....((((((((.......((((((((((((..(((((((..((((....((((((((((((.(((((.(((((.((((((..((((((..(((((((..............)).)))))..))))))..)))))).))))).))))).))))))))....))))....))))..)))))))..)))))))))))).......))))))))..." calcext:value-type="string">
            <text:p>....((((((((.......((((((((((((..(((((((..((((....((((((((((((.(((((.(((((.((((((..((((((..(((((((..............)).)))))..))))))..)))))).))))).))))).))))))))....))))....))))..)))))))..)))))))))))).......))))))))...</text:p>
          </table:table-cell>
          <table:table-cell table:formula="of:=OFFSET([Sheet1.$B$2]; (ROW()-1)*2;0)" office:value-type="string" office:string-value="-88.80" calcext:value-type="string">
            <text:p>-88.80</text:p>
          </table:table-cell>
        </table:table-row>
        <table:table-row table:style-name="ro1">
          <table:table-cell table:formula="of:=OFFSET([Sheet1.$A$1]; (ROW()-1)*2;0)" office:value-type="string" office:string-value="CAUGCAUACAUAUGUGUAUGUGCCUGGCUCCCUGUAUGCCAUUUGUAGAGCUCAUCGAAGCAUCAAUGACCUUUGUGGAUGGCGUAUGAGGAGCCAAGCAUAUUUCAUAUACAUACAUG" calcext:value-type="string">
            <text:p>CAUGCAUACAUAUGUGUAUGUGCCUGGCUCCCUGUAUGCCAUUUGUAGAGCUCAUCGAAGCAUCAAUGACCUUUGUGGAUGGCGUAUGAGGAGCCAAGCAUAUUUCAUAUACAUACAUG</text:p>
          </table:table-cell>
          <table:table-cell table:formula="of:=OFFSET([Sheet1.$A$2]; (ROW()-1)*2;0)" office:value-type="string" office:string-value="((((.((...((((((.((((((.(((((((.((((((((((((((((((.((((.((....)).)))).)))))))))))))))))).))))))).))))))..)))))).)).))))" calcext:value-type="string">
            <text:p>((((.((...((((((.((((((.(((((((.((((((((((((((((((.((((.((....)).)))).)))))))))))))))))).))))))).))))))..)))))).)).))))</text:p>
          </table:table-cell>
          <table:table-cell table:formula="of:=OFFSET([Sheet1.$B$2]; (ROW()-1)*2;0)" office:value-type="string" office:string-value="-50.00" calcext:value-type="string">
            <text:p>-50.00</text:p>
          </table:table-cell>
        </table:table-row>
        <table:table-row table:style-name="ro1">
          <table:table-cell table:formula="of:=OFFSET([Sheet1.$A$1]; (ROW()-1)*2;0)" office:value-type="string" office:string-value="ACGGAAGCUUUGUCUUUUGAGGGGAAUGUUGUCUGGCUCGAGGACCCUUCUUCAUCUUGAUCUUGUGUAGACUACUAUGCUUGUGGUCAAGGAAUACAUAGUGUUGUCGGACCAGGCUUCAUUCCCCCCAAUUAUAUGCUUCCAAA" calcext:value-type="string">
            <text:p>ACGGAAGCUUUGUCUUUUGAGGGGAAUGUUGUCUGGCUCGAGGACCCUUCUUCAUCUUGAUCUUGUGUAGACUACUAUGCUUGUGGUCAAGGAAUACAUAGUGUUGUCGGACCAGGCUUCAUUCCCCCCAAUUAUAUGCUUCCAAA</text:p>
          </table:table-cell>
          <table:table-cell table:formula="of:=OFFSET([Sheet1.$A$2]; (ROW()-1)*2;0)" office:value-type="string" office:string-value="..((((((..(((...(((.((((((((..((((((.((((.(((.((......((((((((..((((((....))))))....)))))))).......)).))).)))).))))))..)))))))).)))..))).))))))..." calcext:value-type="string">
            <text:p>..((((((..(((...(((.((((((((..((((((.((((.(((.((......((((((((..((((((....))))))....)))))))).......)).))).)))).))))))..)))))))).)))..))).))))))...</text:p>
          </table:table-cell>
          <table:table-cell table:formula="of:=OFFSET([Sheet1.$B$2]; (ROW()-1)*2;0)" office:value-type="string" office:string-value="-60.30" calcext:value-type="string">
            <text:p>-60.30</text:p>
          </table:table-cell>
        </table:table-row>
        <table:table-row table:style-name="ro1">
          <table:table-cell table:formula="of:=OFFSET([Sheet1.$A$1]; (ROW()-1)*2;0)" office:value-type="string" office:string-value="GCUUGCAAAGGUGAGGUUGAGAGGAAUGUUGUCUGGCUCGAGGUCAUGGAGGAGGAGGAGGAGUAGAGUACUGAGAUCAGUGAAAGUUUCCAAUGGAAAUUUACCCUCUUACACAAAAAAAUGAUUCUCGGACCAGGCUUCAUUCCCCCCACCCAACUUUUGCUUUU" calcext:value-type="string">
            <text:p>GCUUGCAAAGGUGAGGUUGAGAGGAAUGUUGUCUGGCUCGAGGUCAUGGAGGAGGAGGAGGAGUAGAGUACUGAGAUCAGUGAAAGUUUCCAAUGGAAAUUUACCCUCUUACACAAAAAAAUGAUUCUCGGACCAGGCUUCAUUCCCCCCACCCAACUUUUGCUUUU</text:p>
          </table:table-cell>
          <table:table-cell table:formula="of:=OFFSET([Sheet1.$A$2]; (ROW()-1)*2;0)" office:value-type="string" office:string-value="....((((((((..(((.(.(.((((((..((((((.((((((((((.......(((((((.((((..(((((....)))))...((((((...)))))))))))))))).)........)))).)))))).))))))..)))))).)).)))..))))))))...." calcext:value-type="string">
            <text:p>....((((((((..(((.(.(.((((((..((((((.((((((((((.......(((((((.((((..(((((....)))))...((((((...)))))))))))))))).)........)))).)))))).))))))..)))))).)).)))..))))))))....</text:p>
          </table:table-cell>
          <table:table-cell table:formula="of:=OFFSET([Sheet1.$B$2]; (ROW()-1)*2;0)" office:value-type="string" office:string-value="-61.30" calcext:value-type="string">
            <text:p>-61.30</text:p>
          </table:table-cell>
        </table:table-row>
        <table:table-row table:style-name="ro1">
          <table:table-cell table:formula="of:=OFFSET([Sheet1.$A$1]; (ROW()-1)*2;0)" office:value-type="string" office:string-value="GAAGUUCGCAAAGGAAAAAGUGAAGCUGCCAGCAUGAUCUACCUUUGGUUAGAGAGCUCAAGAGUGCUAACCCUGACUAGGUCAUGCUGUGACAGCCUCACUCCUUCCUAUUUGGGGAC" calcext:value-type="string">
            <text:p>GAAGUUCGCAAAGGAAAAAGUGAAGCUGCCAGCAUGAUCUACCUUUGGUUAGAGAGCUCAAGAGUGCUAACCCUGACUAGGUCAUGCUGUGACAGCCUCACUCCUUCCUAUUUGGGGAC</text:p>
          </table:table-cell>
          <table:table-cell table:formula="of:=OFFSET([Sheet1.$A$2]; (ROW()-1)*2;0)" office:value-type="string" office:string-value="...((((.((((((((..(((((.(((((((((((((((((.....((((((...(((....))).)))))).....)))))))))))).).)))).)))))..)))))..))).))))" calcext:value-type="string">
            <text:p>...((((.((((((((..(((((.(((((((((((((((((.....((((((...(((....))).)))))).....)))))))))))).).)))).)))))..)))))..))).))))</text:p>
          </table:table-cell>
          <table:table-cell table:formula="of:=OFFSET([Sheet1.$B$2]; (ROW()-1)*2;0)" office:value-type="string" office:string-value="-51.80" calcext:value-type="string">
            <text:p>-51.80</text:p>
          </table:table-cell>
        </table:table-row>
        <table:table-row table:style-name="ro1">
          <table:table-cell table:formula="of:=OFFSET([Sheet1.$A$1]; (ROW()-1)*2;0)" office:value-type="string" office:string-value="AAGGGUCACAAAGGAAAAAGUGAAGCUGCCAGCAUGAUCUAGCUUUGGUUAGUGGGAGCGAGAGAGUGCUAACCCUCACUAGGUCAUGCUGUGCUAGCCUCACUCCUUCCUAUUUGGAGAC" calcext:value-type="string">
            <text:p>AAGGGUCACAAAGGAAAAAGUGAAGCUGCCAGCAUGAUCUAGCUUUGGUUAGUGGGAGCGAGAGAGUGCUAACCCUCACUAGGUCAUGCUGUGCUAGCCUCACUCCUUCCUAUUUGGAGAC</text:p>
          </table:table-cell>
          <table:table-cell table:formula="of:=OFFSET([Sheet1.$A$2]; (ROW()-1)*2;0)" office:value-type="string" office:string-value="....(((.((((((((..(((((.((((((((((((((((((....(((((((....((......)))))))))....))))))))))))).)).))).)))))..)))))..)))..)))" calcext:value-type="string">
            <text:p>....(((.((((((((..(((((.((((((((((((((((((....(((((((....((......)))))))))....))))))))))))).)).))).)))))..)))))..)))..)))</text:p>
          </table:table-cell>
          <table:table-cell table:formula="of:=OFFSET([Sheet1.$B$2]; (ROW()-1)*2;0)" office:value-type="string" office:string-value="-52.30" calcext:value-type="string">
            <text:p>-52.30</text:p>
          </table:table-cell>
        </table:table-row>
        <table:table-row table:style-name="ro1">
          <table:table-cell table:formula="of:=OFFSET([Sheet1.$A$1]; (ROW()-1)*2;0)" office:value-type="string" office:string-value="CACUGUGCGGUCUCUAAUUCGCUUGGUGCAGGUCGGGAACCGGUUUUCGCGCGGAAUGGAGGAGCGGUCGCCGGCGCCGAAUUGGAUCCCGCCUUGCAUCAACUGAAUCGGAGGCCGCGGUGAAC" calcext:value-type="string">
            <text:p>CACUGUGCGGUCUCUAAUUCGCUUGGUGCAGGUCGGGAACCGGUUUUCGCGCGGAAUGGAGGAGCGGUCGCCGGCGCCGAAUUGGAUCCCGCCUUGCAUCAACUGAAUCGGAGGCCGCGGUGAAC</text:p>
          </table:table-cell>
          <table:table-cell table:formula="of:=OFFSET([Sheet1.$A$2]; (ROW()-1)*2;0)" office:value-type="string" office:string-value="((((..(((((((((.(((((.((((((((((.(((((.(((((((..((((((..((......))....)).)))).))))))).))))).)))))))))).))))).)))))))))))))..." calcext:value-type="string">
            <text:p>((((..(((((((((.(((((.((((((((((.(((((.(((((((..((((((..((......))....)).)))).))))))).))))).)))))))))).))))).)))))))))))))...</text:p>
          </table:table-cell>
          <table:table-cell table:formula="of:=OFFSET([Sheet1.$B$2]; (ROW()-1)*2;0)" office:value-type="string" office:string-value="-64.80" calcext:value-type="string">
            <text:p>-64.80</text:p>
          </table:table-cell>
        </table:table-row>
        <table:table-row table:style-name="ro1">
          <table:table-cell table:formula="of:=OFFSET([Sheet1.$A$1]; (ROW()-1)*2;0)" office:value-type="string" office:string-value="UUAACAGUCGUUAUUUGCGGAUGUAGCAUCAUCAAGAUUCACAUGCAAGCGCAGGUGGUGGGUGGGACUUGAUGCAAUCUAAGUGCUGUGCCAGCCAAGCCAUAGGUCUUUUGGAACUGAGAAUCUUGAUGAUGCUGCAUCAGCCAUAAACGACUUCAC" calcext:value-type="string">
            <text:p>UUAACAGUCGUUAUUUGCGGAUGUAGCAUCAUCAAGAUUCACAUGCAAGCGCAGGUGGUGGGUGGGACUUGAUGCAAUCUAAGUGCUGUGCCAGCCAAGCCAUAGGUCUUUUGGAACUGAGAAUCUUGAUGAUGCUGCAUCAGCCAUAAACGACUUCAC</text:p>
          </table:table-cell>
          <table:table-cell table:formula="of:=OFFSET([Sheet1.$A$2]; (ROW()-1)*2;0)" office:value-type="string" office:string-value=".....(((((((....((.(((((((((((((((((((((.(((.((((.((..(((((((.(((.((.....(((.......))).)).))).))..)))))..))..)))).)..)).))))))))))))))))))))).))....)))))))...." calcext:value-type="string">
            <text:p>.....(((((((....((.(((((((((((((((((((((.(((.((((.((..(((((((.(((.((.....(((.......))).)).))).))..)))))..))..)))).)..)).))))))))))))))))))))).))....)))))))....</text:p>
          </table:table-cell>
          <table:table-cell table:formula="of:=OFFSET([Sheet1.$B$2]; (ROW()-1)*2;0)" office:value-type="string" office:string-value="-64.90" calcext:value-type="string">
            <text:p>-64.90</text:p>
          </table:table-cell>
        </table:table-row>
        <table:table-row table:style-name="ro1">
          <table:table-cell table:formula="of:=OFFSET([Sheet1.$A$1]; (ROW()-1)*2;0)" office:value-type="string" office:string-value="UUGACAGUCGUUGUUUGCGGAUGUAGCAUCAUCAAGAUUCACAUGCAAAUGAAGGUGGGUGGGACUAUGAUGCAAUCCAAGUGCUCUGCCAAUCCAUCGGUCUUUUUGAUGUGAGAAUCUUGAUGAUGCUGCAUCAGCCAUAAACGGCUUUAA" calcext:value-type="string">
            <text:p>UUGACAGUCGUUGUUUGCGGAUGUAGCAUCAUCAAGAUUCACAUGCAAAUGAAGGUGGGUGGGACUAUGAUGCAAUCCAAGUGCUCUGCCAAUCCAUCGGUCUUUUUGAUGUGAGAAUCUUGAUGAUGCUGCAUCAGCCAUAAACGGCUUUAA</text:p>
          </table:table-cell>
          <table:table-cell table:formula="of:=OFFSET([Sheet1.$A$2]; (ROW()-1)*2;0)" office:value-type="string" office:string-value=".....(((((((..(.((.(((((((((((((((((((((((((.((((.((.(((((((.((.....((.(((.......)))))..)).)))))))..))..))))))))))..))))))))))))))))))).)).)..)))))))...." calcext:value-type="string">
            <text:p>.....(((((((..(.((.(((((((((((((((((((((((((.((((.((.(((((((.((.....((.(((.......)))))..)).)))))))..))..))))))))))..))))))))))))))))))).)).)..)))))))....</text:p>
          </table:table-cell>
          <table:table-cell table:formula="of:=OFFSET([Sheet1.$B$2]; (ROW()-1)*2;0)" office:value-type="string" office:string-value="-65.40" calcext:value-type="string">
            <text:p>-65.40</text:p>
          </table:table-cell>
        </table:table-row>
        <table:table-row table:style-name="ro1">
          <table:table-cell table:formula="of:=OFFSET([Sheet1.$A$1]; (ROW()-1)*2;0)" office:value-type="string" office:string-value="CGUUGAAGACCCUAAGGUAAGAGAGCUUUCUUCAGUCCACUCAUGGGUGACAGUAAGAUUCAAUUAGCUGCCGACUCAUUCAUCCAAAUGUUGAGUGUAAGCGAAUAAAUAUACUCAGCAGAUGAGUGAAUGAUGCGGGAGACAAAUUGAAUCUUAAGUUUCCUGUACUUGGACUGAAGGGAGCUCCCUUUUCCUUUUGUCUCUUAC" calcext:value-type="string">
            <text:p>CGUUGAAGACCCUAAGGUAAGAGAGCUUUCUUCAGUCCACUCAUGGGUGACAGUAAGAUUCAAUUAGCUGCCGACUCAUUCAUCCAAAUGUUGAGUGUAAGCGAAUAAAUAUACUCAGCAGAUGAGUGAAUGAUGCGGGAGACAAAUUGAAUCUUAAGUUUCCUGUACUUGGACUGAAGGGAGCUCCCUUUUCCUUUUGUCUCUUAC</text:p>
          </table:table-cell>
          <table:table-cell table:formula="of:=OFFSET([Sheet1.$A$2]; (ROW()-1)*2;0)" office:value-type="string" office:string-value="......((((...((((.(((.(((((((((((((((((...(((((.(((..((((((((((((.(((.(((..((((((((.((..(((((((((((..........)))))))))))..)).))))))))..))).)).).)))))))))))).))).)))))...))))))))))))))))).)))..))))..))))....." calcext:value-type="string">
            <text:p>......((((...((((.(((.(((((((((((((((((...(((((.(((..((((((((((((.(((.(((..((((((((.((..(((((((((((..........)))))))))))..)).))))))))..))).)).).)))))))))))).))).)))))...))))))))))))))))).)))..))))..)))).....</text:p>
          </table:table-cell>
          <table:table-cell table:formula="of:=OFFSET([Sheet1.$B$2]; (ROW()-1)*2;0)" office:value-type="string" office:string-value="-92.40" calcext:value-type="string">
            <text:p>-92.40</text:p>
          </table:table-cell>
        </table:table-row>
        <table:table-row table:style-name="ro1">
          <table:table-cell table:formula="of:=OFFSET([Sheet1.$A$1]; (ROW()-1)*2;0)" office:value-type="string" office:string-value="UAAGUCCUAAGCGACGGUAAGAGAGCUUUCUUCAGUCCACUUAUGGGUGACAAUAAGAUUUCAAUUAGCUGCCGACUCAUUCAUCCAAAUGCUGAGUGAAAGCGAAGAAAGAUACUCAGCAAAUGAGUGAAUGAUGCGGGAGACAAAUUGAUUCUUAAGUUUCCUGUACUUGGACUGAAGGGAGCUCCCUUUUUCUUUUGAAUCUUCU" calcext:value-type="string">
            <text:p>UAAGUCCUAAGCGACGGUAAGAGAGCUUUCUUCAGUCCACUUAUGGGUGACAAUAAGAUUUCAAUUAGCUGCCGACUCAUUCAUCCAAAUGCUGAGUGAAAGCGAAGAAAGAUACUCAGCAAAUGAGUGAAUGAUGCGGGAGACAAAUUGAUUCUUAAGUUUCCUGUACUUGGACUGAAGGGAGCUCCCUUUUUCUUUUGAAUCUUCU</text:p>
          </table:table-cell>
          <table:table-cell table:formula="of:=OFFSET([Sheet1.$A$2]; (ROW()-1)*2;0)" office:value-type="string" office:string-value="...(((......)))...(((.(((((((((((((((((..((((((.(((..(((((..((((((.(((.(((..((((((((.((..(((((((((..............)))))))))..)).))))))))..))).)).).)))))).))))).))).))))))..))))))))))))))))).))).(((....)))......" calcext:value-type="string">
            <text:p>...(((......)))...(((.(((((((((((((((((..((((((.(((..(((((..((((((.(((.(((..((((((((.((..(((((((((..............)))))))))..)).))))))))..))).)).).)))))).))))).))).))))))..))))))))))))))))).))).(((....)))......</text:p>
          </table:table-cell>
          <table:table-cell table:formula="of:=OFFSET([Sheet1.$B$2]; (ROW()-1)*2;0)" office:value-type="string" office:string-value="-81.00" calcext:value-type="string">
            <text:p>-81.00</text:p>
          </table:table-cell>
        </table:table-row>
        <table:table-row table:style-name="ro1">
          <table:table-cell table:formula="of:=OFFSET([Sheet1.$A$1]; (ROW()-1)*2;0)" office:value-type="string" office:string-value="CACACCAGAUUGAGAGAGGCUGACAGAAGAGAGUGAGCACAUGCUAGUGGUAUUUGUAUGAGGGCAUACAAUUGCGGGUGCGUGCUCACUUCUCUAUCUGUCAGCUUCCCAUUCUUUUUUAC" calcext:value-type="string">
            <text:p>CACACCAGAUUGAGAGAGGCUGACAGAAGAGAGUGAGCACAUGCUAGUGGUAUUUGUAUGAGGGCAUACAAUUGCGGGUGCGUGCUCACUUCUCUAUCUGUCAGCUUCCCAUUCUUUUUUAC</text:p>
          </table:table-cell>
          <table:table-cell table:formula="of:=OFFSET([Sheet1.$A$2]; (ROW()-1)*2;0)" office:value-type="string" office:string-value="......(((.((.(.(((((((((((((((((((((((((..((.(.(.(((.(((((((....))))))).))).).))))))))))).))))).))))))))))))))).)))......." calcext:value-type="string">
            <text:p>......(((.((.(.(((((((((((((((((((((((((..((.(.(.(((.(((((((....))))))).))).).))))))))))).))))).))))))))))))))).))).......</text:p>
          </table:table-cell>
          <table:table-cell table:formula="of:=OFFSET([Sheet1.$B$2]; (ROW()-1)*2;0)" office:value-type="string" office:string-value="-58.00" calcext:value-type="string">
            <text:p>-58.00</text:p>
          </table:table-cell>
        </table:table-row>
        <table:table-row table:style-name="ro1">
          <table:table-cell table:formula="of:=OFFSET([Sheet1.$A$1]; (ROW()-1)*2;0)" office:value-type="string" office:string-value="UCAUGGCUCUCUUUGUAUUCUUCCACAGCUUUCUUGAACUGCAUCCAAAGAGUUCCUUUGCAUGCAUGCCAUGGCACUCUUACUCCCAAAUCUUGUUUUGCGGUUCAAUAAAGCUGUGGGAAGAUACAGAUAGGGUCAAC" calcext:value-type="string">
            <text:p>UCAUGGCUCUCUUUGUAUUCUUCCACAGCUUUCUUGAACUGCAUCCAAAGAGUUCCUUUGCAUGCAUGCCAUGGCACUCUUACUCCCAAAUCUUGUUUUGCGGUUCAAUAAAGCUGUGGGAAGAUACAGAUAGGGUCAAC</text:p>
          </table:table-cell>
          <table:table-cell table:formula="of:=OFFSET([Sheet1.$A$2]; (ROW()-1)*2;0)" office:value-type="string" office:string-value="...(((((((.((((((((.((((((((((((.((((((((((..((((((((.((...(((....)))...)).)))))............)))...)))))))))).)))))))))))).)))))))).))))))).." calcext:value-type="string">
            <text:p>...(((((((.((((((((.((((((((((((.((((((((((..((((((((.((...(((....)))...)).)))))............)))...)))))))))).)))))))))))).)))))))).)))))))..</text:p>
          </table:table-cell>
          <table:table-cell table:formula="of:=OFFSET([Sheet1.$B$2]; (ROW()-1)*2;0)" office:value-type="string" office:string-value="-59.10" calcext:value-type="string">
            <text:p>-59.10</text:p>
          </table:table-cell>
        </table:table-row>
        <table:table-row table:style-name="ro1">
          <table:table-cell table:formula="of:=OFFSET([Sheet1.$A$1]; (ROW()-1)*2;0)" office:value-type="string" office:string-value="CUCAAGUCCUGGUCAUGCUUUUCCACAGCUUUCUUGAACUUCUUAUGCAUCUUAUAUCUCUCCACCUCCAGGAUUUUAAGCCCUAGAAGCUCAAGAAAGCUGUGGGAGAAUAUGGCAAUUCAGGCU" calcext:value-type="string">
            <text:p>CUCAAGUCCUGGUCAUGCUUUUCCACAGCUUUCUUGAACUUCUUAUGCAUCUUAUAUCUCUCCACCUCCAGGAUUUUAAGCCCUAGAAGCUCAAGAAAGCUGUGGGAGAAUAUGGCAAUUCAGGCU</text:p>
          </table:table-cell>
          <table:table-cell table:formula="of:=OFFSET([Sheet1.$A$2]; (ROW()-1)*2;0)" office:value-type="string" office:string-value="....((.((((((((((.(((((((((((((((((((.(((((...((.......(((.((........))))).....))...))))).))))))))))))))))))).))))))....))))))" calcext:value-type="string">
            <text:p>....((.((((((((((.(((((((((((((((((((.(((((...((.......(((.((........))))).....))...))))).))))))))))))))))))).))))))....))))))</text:p>
          </table:table-cell>
          <table:table-cell table:formula="of:=OFFSET([Sheet1.$B$2]; (ROW()-1)*2;0)" office:value-type="string" office:string-value="-48.70" calcext:value-type="string">
            <text:p>-48.70</text:p>
          </table:table-cell>
        </table:table-row>
        <table:table-row table:style-name="ro1">
          <table:table-cell table:formula="of:=OFFSET([Sheet1.$A$1]; (ROW()-1)*2;0)" office:value-type="string" office:string-value="CUCGGAGGAGUGAAUCUGAGAACACAAGGCUGGUUUGCACUGCUAUAUCAUCUAUUGGUAUAAGGUGAAUUUACUUUGUGUUCUCAGGUCACCCCUUUGAGCCAACCUGUUGACAU" calcext:value-type="string">
            <text:p>CUCGGAGGAGUGAAUCUGAGAACACAAGGCUGGUUUGCACUGCUAUAUCAUCUAUUGGUAUAAGGUGAAUUUACUUUGUGUUCUCAGGUCACCCCUUUGAGCCAACCUGUUGACAU</text:p>
          </table:table-cell>
          <table:table-cell table:formula="of:=OFFSET([Sheet1.$A$2]; (ROW()-1)*2;0)" office:value-type="string" office:string-value="((((((((.((((.(((((((((((((((..(((((((.((..(((((((.....))))))))))))))))..))))))))))))))))))).))))))))..............." calcext:value-type="string">
            <text:p>((((((((.((((.(((((((((((((((..(((((((.((..(((((((.....))))))))))))))))..))))))))))))))))))).))))))))...............</text:p>
          </table:table-cell>
          <table:table-cell table:formula="of:=OFFSET([Sheet1.$B$2]; (ROW()-1)*2;0)" office:value-type="string" office:string-value="-49.60" calcext:value-type="string">
            <text:p>-49.60</text:p>
          </table:table-cell>
        </table:table-row>
        <table:table-row table:style-name="ro1">
          <table:table-cell table:formula="of:=OFFSET([Sheet1.$A$1]; (ROW()-1)*2;0)" office:value-type="string" office:string-value="AGUCCAAAUGGUUUAUCUCAGAGGAGUGGAUCUGAGAACACAAGGCUGGUUUGCACUGCUAUAUUAUGAUCGAUUGGUAUAAGGUGAAUUUACUUUGUGUUCUCAGGUCACCCCUUUGAGCCAACCUGUUGACAU" calcext:value-type="string">
            <text:p>AGUCCAAAUGGUUUAUCUCAGAGGAGUGGAUCUGAGAACACAAGGCUGGUUUGCACUGCUAUAUUAUGAUCGAUUGGUAUAAGGUGAAUUUACUUUGUGUUCUCAGGUCACCCCUUUGAGCCAACCUGUUGACAU</text:p>
          </table:table-cell>
          <table:table-cell table:formula="of:=OFFSET([Sheet1.$A$2]; (ROW()-1)*2;0)" office:value-type="string" office:string-value=".(((.((..((((...((((((((.(((.((((((((((((((((..(((((((.((..(((((((........))))))))))))))))..))))))))))))))))))).))))))))..))))..))))).." calcext:value-type="string">
            <text:p>.(((.((..((((...((((((((.(((.((((((((((((((((..(((((((.((..(((((((........))))))))))))))))..))))))))))))))))))).))))))))..))))..)))))..</text:p>
          </table:table-cell>
          <table:table-cell table:formula="of:=OFFSET([Sheet1.$B$2]; (ROW()-1)*2;0)" office:value-type="string" office:string-value="-55.90" calcext:value-type="string">
            <text:p>-55.90</text:p>
          </table:table-cell>
        </table:table-row>
        <table:table-row table:style-name="ro1">
          <table:table-cell table:formula="of:=OFFSET([Sheet1.$A$1]; (ROW()-1)*2;0)" office:value-type="string" office:string-value="UUGGGAGGGAAAGAGAGUGAAGGAGCUUCCCUCAGCCCAUUCAUGGAGAUAACGAAAGAUUGGGUUGCUGAAUUAACUGCUAGCUCACACAUUCAUUCAUACAAUAGUAUUCAAUUAGGGUAAUAUUGUGUGAAUGAAGCGGGAGUAUAUAGUAUCUAUAUUGCAACCCUCUUUCUCUGUGCUUGGACUGAAAGGAGCUCCUUCUUUUUCUGCUCCCUCCA" calcext:value-type="string">
            <text:p>UUGGGAGGGAAAGAGAGUGAAGGAGCUUCCCUCAGCCCAUUCAUGGAGAUAACGAAAGAUUGGGUUGCUGAAUUAACUGCUAGCUCACACAUUCAUUCAUACAAUAGUAUUCAAUUAGGGUAAUAUUGUGUGAAUGAAGCGGGAGUAUAUAGUAUCUAUAUUGCAACCCUCUUUCUCUGUGCUUGGACUGAAAGGAGCUCCUUCUUUUUCUGCUCCCUCCA</text:p>
          </table:table-cell>
          <table:table-cell table:formula="of:=OFFSET([Sheet1.$A$2]; (ROW()-1)*2;0)" office:value-type="string" office:string-value="...(((((((.((((((.(((((((((((..((((.(((..((((((((......((((..(((((((.....((..(((((((((.(...(((((((((((((((.(((((.....))))).)))))))))))))))...)))))...)))))..))....)))))))))))))))))))..))).))))..))))))))))).))))))..)))))))." calcext:value-type="string">
            <text:p>...(((((((.((((((.(((((((((((..((((.(((..((((((((......((((..(((((((.....((..(((((((((.(...(((((((((((((((.(((((.....))))).)))))))))))))))...)))))...)))))..))....)))))))))))))))))))..))).))))..))))))))))).))))))..))))))).</text:p>
          </table:table-cell>
          <table:table-cell table:formula="of:=OFFSET([Sheet1.$B$2]; (ROW()-1)*2;0)" office:value-type="string" office:string-value="-101.20" calcext:value-type="string">
            <text:p>-101.20</text:p>
          </table:table-cell>
        </table:table-row>
        <table:table-row table:style-name="ro1">
          <table:table-cell table:formula="of:=OFFSET([Sheet1.$A$1]; (ROW()-1)*2;0)" office:value-type="string" office:string-value="UGAUGUGAGAUAUCUCAUGUUGACAGAAGAGAGAGAGCACAACCCGGGAAUGGCUAAAGGAGUCUUUGCCUUUGUUGGGAGUGUGCCCUCUCUUCCUCUGUCAUCAUCACAUUCACAUGC" calcext:value-type="string">
            <text:p>UGAUGUGAGAUAUCUCAUGUUGACAGAAGAGAGAGAGCACAACCCGGGAAUGGCUAAAGGAGUCUUUGCCUUUGUUGGGAGUGUGCCCUCUCUUCCUCUGUCAUCAUCACAUUCACAUGC</text:p>
          </table:table-cell>
          <table:table-cell table:formula="of:=OFFSET([Sheet1.$A$2]; (ROW()-1)*2;0)" office:value-type="string" office:string-value="..(((((((.......(((.(((((((.(((((((.(((((.(((((.((.(((.((((....))))))).)).)))))..))))).)))))))..))))))).)))....))))))).." calcext:value-type="string">
            <text:p>..(((((((.......(((.(((((((.(((((((.(((((.(((((.((.(((.((((....))))))).)).)))))..))))).)))))))..))))))).)))....)))))))..</text:p>
          </table:table-cell>
          <table:table-cell table:formula="of:=OFFSET([Sheet1.$B$2]; (ROW()-1)*2;0)" office:value-type="string" office:string-value="-50.40" calcext:value-type="string">
            <text:p>-50.40</text:p>
          </table:table-cell>
        </table:table-row>
        <table:table-row table:style-name="ro1">
          <table:table-cell table:formula="of:=OFFSET([Sheet1.$A$1]; (ROW()-1)*2;0)" office:value-type="string" office:string-value="AAGAGGAAGAGAGAGUGAUGCAGCCAAGGAUGACUUGCCGGCGUUAUUAUUUGCUCAUGUUCAUGCUCACCGGUUUCCUUGCCGGCAAGUUGUGUUUGGCUAUGUUUUGCUCUCUUCUUCU" calcext:value-type="string">
            <text:p>AAGAGGAAGAGAGAGUGAUGCAGCCAAGGAUGACUUGCCGGCGUUAUUAUUUGCUCAUGUUCAUGCUCACCGGUUUCCUUGCCGGCAAGUUGUGUUUGGCUAUGUUUUGCUCUCUUCUUCU</text:p>
          </table:table-cell>
          <table:table-cell table:formula="of:=OFFSET([Sheet1.$A$2]; (ROW()-1)*2;0)" office:value-type="string" office:string-value=".((((((((((((...((((.(((((((.((((((((((((((.........(((..((........))..))).....)))))))))))))).))))))).))))...))))))))))))" calcext:value-type="string">
            <text:p>.((((((((((((...((((.(((((((.((((((((((((((.........(((..((........))..))).....)))))))))))))).))))))).))))...))))))))))))</text:p>
          </table:table-cell>
          <table:table-cell table:formula="of:=OFFSET([Sheet1.$B$2]; (ROW()-1)*2;0)" office:value-type="string" office:string-value="-55.40" calcext:value-type="string">
            <text:p>-55.40</text:p>
          </table:table-cell>
        </table:table-row>
        <table:table-row table:style-name="ro1">
          <table:table-cell table:formula="of:=OFFSET([Sheet1.$A$1]; (ROW()-1)*2;0)" office:value-type="string" office:string-value="AGAAAUGGAAGUGUAACUAUGGUGUUGGCUCGGCUCACUCAGAAGUUGAAGCCGAAUCCAAAUGGUAGCUGCCGGCGUUUCUGAUUGAGCCGUGCCAAUAUCUCAGUACUCUUUCAUGCUG" calcext:value-type="string">
            <text:p>AGAAAUGGAAGUGUAACUAUGGUGUUGGCUCGGCUCACUCAGAAGUUGAAGCCGAAUCCAAAUGGUAGCUGCCGGCGUUUCUGAUUGAGCCGUGCCAAUAUCUCAGUACUCUUUCAUGCUG</text:p>
          </table:table-cell>
          <table:table-cell table:formula="of:=OFFSET([Sheet1.$A$2]; (ROW()-1)*2;0)" office:value-type="string" office:string-value="....(((((((.(((.((..(((((((((.(((((((.((((((((((.(((.....((....))..)))..))))..)))))).))))))).)))))))))..))))).)))))))...." calcext:value-type="string">
            <text:p>....(((((((.(((.((..(((((((((.(((((((.((((((((((.(((.....((....))..)))..))))..)))))).))))))).)))))))))..))))).)))))))....</text:p>
          </table:table-cell>
          <table:table-cell table:formula="of:=OFFSET([Sheet1.$B$2]; (ROW()-1)*2;0)" office:value-type="string" office:string-value="-51.90" calcext:value-type="string">
            <text:p>-51.90</text:p>
          </table:table-cell>
        </table:table-row>
        <table:table-row table:style-name="ro1">
          <table:table-cell table:formula="of:=OFFSET([Sheet1.$A$1]; (ROW()-1)*2;0)" office:value-type="string" office:string-value="UUGGUUGUUGGCUGAGAGAGUGCGAUGUUGGCAUGGCUCAAUCAACUCGCCGGCCGCGGGUGGCUUAUAGCUUAAUUCUGCGCAUUCGAUCGAGGUGCGGGCGCAGUGUUUAAUUGAUUGAGCCGUGCCAAUAUCACAACCUUCUCUAGCCUAUA" calcext:value-type="string">
            <text:p>UUGGUUGUUGGCUGAGAGAGUGCGAUGUUGGCAUGGCUCAAUCAACUCGCCGGCCGCGGGUGGCUUAUAGCUUAAUUCUGCGCAUUCGAUCGAGGUGCGGGCGCAGUGUUUAAUUGAUUGAGCCGUGCCAAUAUCACAACCUUCUCUAGCCUAUA</text:p>
          </table:table-cell>
          <table:table-cell table:formula="of:=OFFSET([Sheet1.$A$2]; (ROW()-1)*2;0)" office:value-type="string" office:string-value=".........(((((((((.(((.(((((((((((((((((((((((((((.....))))))((((...)))).(((.((((((..(((..(...)..))))))))).)))....))))))))))))))))))))).).)).))))).))))...." calcext:value-type="string">
            <text:p>.........(((((((((.(((.(((((((((((((((((((((((((((.....))))))((((...)))).(((.((((((..(((..(...)..))))))))).)))....))))))))))))))))))))).).)).))))).))))....</text:p>
          </table:table-cell>
          <table:table-cell table:formula="of:=OFFSET([Sheet1.$B$2]; (ROW()-1)*2;0)" office:value-type="string" office:string-value="-71.00" calcext:value-type="string">
            <text:p>-71.00</text:p>
          </table:table-cell>
        </table:table-row>
        <table:table-row table:style-name="ro1">
          <table:table-cell table:formula="of:=OFFSET([Sheet1.$A$1]; (ROW()-1)*2;0)" office:value-type="string" office:string-value="GGCGCUUACUGAAGAGUUCCUUGGCAUUCUGUCCACCUCCUCUCGCCGAUCUUGCAGAAAGUUUACCAGUUCUGUUGCAUUUUUUUUGGAGGUGGGCAUACUGCCAAUGGAGCUGUGUAGGCCUCC" calcext:value-type="string">
            <text:p>GGCGCUUACUGAAGAGUUCCUUGGCAUUCUGUCCACCUCCUCUCGCCGAUCUUGCAGAAAGUUUACCAGUUCUGUUGCAUUUUUUUUGGAGGUGGGCAUACUGCCAAUGGAGCUGUGUAGGCCUCC</text:p>
          </table:table-cell>
          <table:table-cell table:formula="of:=OFFSET([Sheet1.$A$2]; (ROW()-1)*2;0)" office:value-type="string" office:string-value="((.((((((...(.((((((((((((...(((((((((((.............((((((..........))))))............)))))))))))...)))))).)))))).))))))))).." calcext:value-type="string">
            <text:p>((.((((((...(.((((((((((((...(((((((((((.............((((((..........))))))............)))))))))))...)))))).)))))).)))))))))..</text:p>
          </table:table-cell>
          <table:table-cell table:formula="of:=OFFSET([Sheet1.$B$2]; (ROW()-1)*2;0)" office:value-type="string" office:string-value="-50.40" calcext:value-type="string">
            <text:p>-50.40</text:p>
          </table:table-cell>
        </table:table-row>
        <table:table-row table:style-name="ro1">
          <table:table-cell table:formula="of:=OFFSET([Sheet1.$A$1]; (ROW()-1)*2;0)" office:value-type="string" office:string-value="UGGCGCUUACUGAGAGUUCCUUGGCAUUCUGUCCACCUCCCUUCUUGACGAUCUUGCAGAAAGUUUGCUUUUUUUGUUUGUUUGGAGGUGGGCAUACUGCCAAUGGAGCUGCGUAGGCCUCC" calcext:value-type="string">
            <text:p>UGGCGCUUACUGAGAGUUCCUUGGCAUUCUGUCCACCUCCCUUCUUGACGAUCUUGCAGAAAGUUUGCUUUUUUUGUUUGUUUGGAGGUGGGCAUACUGCCAAUGGAGCUGCGUAGGCCUCC</text:p>
          </table:table-cell>
          <table:table-cell table:formula="of:=OFFSET([Sheet1.$A$2]; (ROW()-1)*2;0)" office:value-type="string" office:string-value=".((.((((((....((((((((((((...(((((((((((......(((((....(((((...))))).....))))).....)))))))))))...)))))).))))))..)))))))).." calcext:value-type="string">
            <text:p>.((.((((((....((((((((((((...(((((((((((......(((((....(((((...))))).....))))).....)))))))))))...)))))).))))))..))))))))..</text:p>
          </table:table-cell>
          <table:table-cell table:formula="of:=OFFSET([Sheet1.$B$2]; (ROW()-1)*2;0)" office:value-type="string" office:string-value="-52.60" calcext:value-type="string">
            <text:p>-52.60</text:p>
          </table:table-cell>
        </table:table-row>
        <table:table-row table:style-name="ro1">
          <table:table-cell table:formula="of:=OFFSET([Sheet1.$A$1]; (ROW()-1)*2;0)" office:value-type="string" office:string-value="GCAACGUUUUGUGUUACUAGGAGUUCCCUACAAGCACUUCACAAUACCUUGGCUCAAUAAAUUAAAGGCCAGUUGUGAAGUGUUUGGGGGAACUCUUGGUAUCAUGAAGCAUUU" calcext:value-type="string">
            <text:p>GCAACGUUUUGUGUUACUAGGAGUUCCCUACAAGCACUUCACAAUACCUUGGCUCAAUAAAUUAAAGGCCAGUUGUGAAGUGUUUGGGGGAACUCUUGGUAUCAUGAAGCAUUU</text:p>
          </table:table-cell>
          <table:table-cell table:formula="of:=OFFSET([Sheet1.$A$2]; (ROW()-1)*2;0)" office:value-type="string" office:string-value=".....((((((((.(((((((((((((((.(((((((((((((((....(((((............))))))))))))))))))))))))))))))))))).))))))))...." calcext:value-type="string">
            <text:p>.....((((((((.(((((((((((((((.(((((((((((((((....(((((............))))))))))))))))))))))))))))))))))).))))))))....</text:p>
          </table:table-cell>
          <table:table-cell table:formula="of:=OFFSET([Sheet1.$B$2]; (ROW()-1)*2;0)" office:value-type="string" office:string-value="-59.20" calcext:value-type="string">
            <text:p>-59.20</text:p>
          </table:table-cell>
        </table:table-row>
        <table:table-row table:style-name="ro1">
          <table:table-cell table:formula="of:=OFFSET([Sheet1.$A$1]; (ROW()-1)*2;0)" office:value-type="string" office:string-value="UCUUGGUUGGUUCUCCCUUGGAGUUCCCUGCAAACACUUCACCAGCUAGGCCAUAGUGCCGGCCCUUGCACAAUGUUGUAUCUGAUCACCUAGCUAGUGUGAAGUGUUUGGAGGAACUCUAGGUGUUAUCCAGCAAUG" calcext:value-type="string">
            <text:p>UCUUGGUUGGUUCUCCCUUGGAGUUCCCUGCAAACACUUCACCAGCUAGGCCAUAGUGCCGGCCCUUGCACAAUGUUGUAUCUGAUCACCUAGCUAGUGUGAAGUGUUUGGAGGAACUCUAGGUGUUAUCCAGCAAUG</text:p>
          </table:table-cell>
          <table:table-cell table:formula="of:=OFFSET([Sheet1.$A$2]; (ROW()-1)*2;0)" office:value-type="string" office:string-value=".....(((((....(.(((((((((((.(.((((((((((((((((((((.(((.((((........)))).))).............))))))).).)))))))))))).)))))))))))).)....)))))...." calcext:value-type="string">
            <text:p>.....(((((....(.(((((((((((.(.((((((((((((((((((((.(((.((((........)))).))).............))))))).).)))))))))))).)))))))))))).)....)))))....</text:p>
          </table:table-cell>
          <table:table-cell table:formula="of:=OFFSET([Sheet1.$B$2]; (ROW()-1)*2;0)" office:value-type="string" office:string-value="-58.30" calcext:value-type="string">
            <text:p>-58.30</text:p>
          </table:table-cell>
        </table:table-row>
        <table:table-row table:style-name="ro1">
          <table:table-cell table:formula="of:=OFFSET([Sheet1.$A$1]; (ROW()-1)*2;0)" office:value-type="string" office:string-value="UAUUGGUUGGUUGUCACCUGGAGUUCUCCUCAAACCACUUCAGUUGCUGCACCUAGCUAGUUUAAUGGCACUGUGCUUGCGUGCAAGCGGCCGGAGCUGUGUGUAGCUAGUGAAGUGUUUGGGGGAACUCUGGGUGUCAAUCAGCAAUU" calcext:value-type="string">
            <text:p>UAUUGGUUGGUUGUCACCUGGAGUUCUCCUCAAACCACUUCAGUUGCUGCACCUAGCUAGUUUAAUGGCACUGUGCUUGCGUGCAAGCGGCCGGAGCUGUGUGUAGCUAGUGAAGUGUUUGGGGGAACUCUGGGUGUCAAUCAGCAAUU</text:p>
          </table:table-cell>
          <table:table-cell table:formula="of:=OFFSET([Sheet1.$A$2]; (ROW()-1)*2;0)" office:value-type="string" office:string-value=".....((((((((.(((((((((((((((.(((((.((((((.(.(((((((.(((((.......((((....((((((....)))))))))).))))).))))))).).)))))))))))))))))))))))))).))))))))...." calcext:value-type="string">
            <text:p>.....((((((((.(((((((((((((((.(((((.((((((.(.(((((((.(((((.......((((....((((((....)))))))))).))))).))))))).).)))))))))))))))))))))))))).))))))))....</text:p>
          </table:table-cell>
          <table:table-cell table:formula="of:=OFFSET([Sheet1.$B$2]; (ROW()-1)*2;0)" office:value-type="string" office:string-value="-78.00" calcext:value-type="string">
            <text:p>-78.00</text:p>
          </table:table-cell>
        </table:table-row>
        <table:table-row table:style-name="ro1">
          <table:table-cell table:formula="of:=OFFSET([Sheet1.$A$1]; (ROW()-1)*2;0)" office:value-type="string" office:string-value="AGAUGGCCUUCUUUGUGAUCUUCCACAGCUUUCUUGAACUGCAUCUCUCAGAGGAGCGGCAGCUUCAACUCCUCCACCCGCAUCAGCAGGUGCAUGCAGUUCAAUAAAGCUGUGGGAAACUGCAGAGAGAGGCCAG" calcext:value-type="string">
            <text:p>AGAUGGCCUUCUUUGUGAUCUUCCACAGCUUUCUUGAACUGCAUCUCUCAGAGGAGCGGCAGCUUCAACUCCUCCACCCGCAUCAGCAGGUGCAUGCAGUUCAAUAAAGCUGUGGGAAACUGCAGAGAGAGGCCAG</text:p>
          </table:table-cell>
          <table:table-cell table:formula="of:=OFFSET([Sheet1.$A$2]; (ROW()-1)*2;0)" office:value-type="string" office:string-value="...((((((((((((((...((((((((((((.(((((((((((......((((((..(......)..))))))((((.((....)).)))).))))))))))).))))))))))))...)))))))).))))))." calcext:value-type="string">
            <text:p>...((((((((((((((...((((((((((((.(((((((((((......((((((..(......)..))))))((((.((....)).)))).))))))))))).))))))))))))...)))))))).)))))).</text:p>
          </table:table-cell>
          <table:table-cell table:formula="of:=OFFSET([Sheet1.$B$2]; (ROW()-1)*2;0)" office:value-type="string" office:string-value="-67.90" calcext:value-type="string">
            <text:p>-67.90</text:p>
          </table:table-cell>
        </table:table-row>
        <table:table-row table:style-name="ro1">
          <table:table-cell table:formula="of:=OFFSET([Sheet1.$A$1]; (ROW()-1)*2;0)" office:value-type="string" office:string-value="ACAUGGCCCUCCUUGCCGUCUUCCACAGCUUUCUUGAACUGCAUGCCGCCGGCUGGUGGAUGCUGCGCGCUUGAAUUCCGGUCGAUCCCAAGAGGCGCAGUUCAAUAAAGCUGUGGGAAACUGCAGAGAGAGGCCAC" calcext:value-type="string">
            <text:p>ACAUGGCCCUCCUUGCCGUCUUCCACAGCUUUCUUGAACUGCAUGCCGCCGGCUGGUGGAUGCUGCGCGCUUGAAUUCCGGUCGAUCCCAAGAGGCGCAGUUCAAUAAAGCUGUGGGAAACUGCAGAGAGAGGCCAC</text:p>
          </table:table-cell>
          <table:table-cell table:formula="of:=OFFSET([Sheet1.$A$2]; (ROW()-1)*2;0)" office:value-type="string" office:string-value="...((((((((.((((.((.((((((((((((.(((((((((((.(((((....))))))))).((((.((((...((.....))...))))..))))))))))).)))))))))))).)).)))).))).)))))." calcext:value-type="string">
            <text:p>...((((((((.((((.((.((((((((((((.(((((((((((.(((((....))))))))).((((.((((...((.....))...))))..))))))))))).)))))))))))).)).)))).))).))))).</text:p>
          </table:table-cell>
          <table:table-cell table:formula="of:=OFFSET([Sheet1.$B$2]; (ROW()-1)*2;0)" office:value-type="string" office:string-value="-68.70" calcext:value-type="string">
            <text:p>-68.70</text:p>
          </table:table-cell>
        </table:table-row>
        <table:table-row table:style-name="ro1">
          <table:table-cell table:formula="of:=OFFSET([Sheet1.$A$1]; (ROW()-1)*2;0)" office:value-type="string" office:string-value="UGUGAAGAGGGUGAGAAUCACAGUGCGGUUCUCCUCUGGCACGAAGGCUGGCCAGAGCAGCUUAUAUUGCCACCACCCUUCCUUGCCAAAGGAGAAUUGCCCUGCCAUUCACAACCCUGCAAU" calcext:value-type="string">
            <text:p>UGUGAAGAGGGUGAGAAUCACAGUGCGGUUCUCCUCUGGCACGAAGGCUGGCCAGAGCAGCUUAUAUUGCCACCACCCUUCCUUGCCAAAGGAGAAUUGCCCUGCCAUUCACAACCCUGCAAU</text:p>
          </table:table-cell>
          <table:table-cell table:formula="of:=OFFSET([Sheet1.$A$2]; (ROW()-1)*2;0)" office:value-type="string" office:string-value=".......(((((..((((..(((.(((((((((((.(((((.(((((.(((...(.((((......))))).))).)))))..))))).))))))))))).)))..))))...)))))....." calcext:value-type="string">
            <text:p>.......(((((..((((..(((.(((((((((((.(((((.(((((.(((...(.((((......))))).))).)))))..))))).))))))))))).)))..))))...))))).....</text:p>
          </table:table-cell>
          <table:table-cell table:formula="of:=OFFSET([Sheet1.$B$2]; (ROW()-1)*2;0)" office:value-type="string" office:string-value="-52.30" calcext:value-type="string">
            <text:p>-52.30</text:p>
          </table:table-cell>
        </table:table-row>
        <table:table-row table:style-name="ro1">
          <table:table-cell table:formula="of:=OFFSET([Sheet1.$A$1]; (ROW()-1)*2;0)" office:value-type="string" office:string-value="UGCUUGCUGAGCAUGAAUUACAGGGUACGUCUCCUUUGGCACAGCAGAAUGCACACAUCAUCAGUCGAGAGAGUAAGCUCGCUGCGUGCUCGCCGGCCUGGGAGCGGAAGUCGCAGGCCAAAUGGCGGCGGUGCAGAUGCAUGAACAGCAGCUGCCGUAUAUAUGCGUGCCAAAGGAGAAUUGCCCUGCGAUUCUAGGCUCAGCGAU" calcext:value-type="string">
            <text:p>UGCUUGCUGAGCAUGAAUUACAGGGUACGUCUCCUUUGGCACAGCAGAAUGCACACAUCAUCAGUCGAGAGAGUAAGCUCGCUGCGUGCUCGCCGGCCUGGGAGCGGAAGUCGCAGGCCAAAUGGCGGCGGUGCAGAUGCAUGAACAGCAGCUGCCGUAUAUAUGCGUGCCAAAGGAGAAUUGCCCUGCGAUUCUAGGCUCAGCGAU</text:p>
          </table:table-cell>
          <table:table-cell table:formula="of:=OFFSET([Sheet1.$A$2]; (ROW()-1)*2;0)" office:value-type="string" office:string-value="...(((((((((..(((((.(((((((..(((((((((((((.(((..((((.........(((.((((........)))))))..(((.((((((((((.((.......)).))))))....)))))))(.((((.(((.......))).)))))))))...))))))))))))))))..))))))).)))))...)))))))))." calcext:value-type="string">
            <text:p>...(((((((((..(((((.(((((((..(((((((((((((.(((..((((.........(((.((((........)))))))..(((.((((((((((.((.......)).))))))....)))))))(.((((.(((.......))).)))))))))...))))))))))))))))..))))))).)))))...))))))))).</text:p>
          </table:table-cell>
          <table:table-cell table:formula="of:=OFFSET([Sheet1.$B$2]; (ROW()-1)*2;0)" office:value-type="string" office:string-value="-101.20" calcext:value-type="string">
            <text:p>-101.20</text:p>
          </table:table-cell>
        </table:table-row>
        <table:table-row table:style-name="ro1">
          <table:table-cell table:formula="of:=OFFSET([Sheet1.$A$1]; (ROW()-1)*2;0)" office:value-type="string" office:string-value="GUAGCUCAGGGUGCGAAUCACAGUGCAGCUCUCCUCUGGCAUGAAGGCUGUGAGAGAGGCAUGACAAUUUCUGGCCUUGCCCUGCCAAAGGAGAGCUGUCCUGCCAUUCAUUAGCCCUGCAA" calcext:value-type="string">
            <text:p>GUAGCUCAGGGUGCGAAUCACAGUGCAGCUCUCCUCUGGCAUGAAGGCUGUGAGAGAGGCAUGACAAUUUCUGGCCUUGCCCUGCCAAAGGAGAGCUGUCCUGCCAUUCAUUAGCCCUGCAA</text:p>
          </table:table-cell>
          <table:table-cell table:formula="of:=OFFSET([Sheet1.$A$2]; (ROW()-1)*2;0)" office:value-type="string" office:string-value="......((((((..((((..(((.(((((((((((.(((((..(((((((.((((..(......)..)))))))))))....))))).))))))))))).)))..))))....))))))..." calcext:value-type="string">
            <text:p>......((((((..((((..(((.(((((((((((.(((((..(((((((.((((..(......)..)))))))))))....))))).))))))))))).)))..))))....))))))...</text:p>
          </table:table-cell>
          <table:table-cell table:formula="of:=OFFSET([Sheet1.$B$2]; (ROW()-1)*2;0)" office:value-type="string" office:string-value="-56.80" calcext:value-type="string">
            <text:p>-56.80</text:p>
          </table:table-cell>
        </table:table-row>
        <table:table-row table:style-name="ro1">
          <table:table-cell table:formula="of:=OFFSET([Sheet1.$A$1]; (ROW()-1)*2;0)" office:value-type="string" office:string-value="UCAAGGUGAGAAUCACAGUGUGGCUCUCCUCUGGCAUGAAGGCGCGGCUGAGAGGCACGAACAGUUUCUGGCCUUCCCCUGCCAAUGCCAAAGGAGAGCUGCCCUGCCAUUCGUUAGCCCUGCAA" calcext:value-type="string">
            <text:p>UCAAGGUGAGAAUCACAGUGUGGCUCUCCUCUGGCAUGAAGGCGCGGCUGAGAGGCACGAACAGUUUCUGGCCUUCCCCUGCCAAUGCCAAAGGAGAGCUGCCCUGCCAUUCGUUAGCCCUGCAA</text:p>
          </table:table-cell>
          <table:table-cell table:formula="of:=OFFSET([Sheet1.$A$2]; (ROW()-1)*2;0)" office:value-type="string" office:string-value=".((.(((..((((..(((.(((((((((((.((((((...((((.((....(((((..(((....)))..)))))..)))))).)))))).))))))))))).)))..))))....))).))..." calcext:value-type="string">
            <text:p>.((.(((..((((..(((.(((((((((((.((((((...((((.((....(((((..(((....)))..)))))..)))))).)))))).))))))))))).)))..))))....))).))...</text:p>
          </table:table-cell>
          <table:table-cell table:formula="of:=OFFSET([Sheet1.$B$2]; (ROW()-1)*2;0)" office:value-type="string" office:string-value="-53.50" calcext:value-type="string">
            <text:p>-53.50</text:p>
          </table:table-cell>
        </table:table-row>
        <table:table-row table:style-name="ro1">
          <table:table-cell table:formula="of:=OFFSET([Sheet1.$A$1]; (ROW()-1)*2;0)" office:value-type="string" office:string-value="AUGCCUAAGCUGUCCAGUUUCAGGGCUUCUCUUUCUUGGCAGGGAAGCAUGAGAUGCCAUAGCUCUCUGCUCUCUUCAACCCUCUGCCAAAGGAGAGUUGCCCUGUAACAGGACUCAGCUUAUG" calcext:value-type="string">
            <text:p>AUGCCUAAGCUGUCCAGUUUCAGGGCUUCUCUUUCUUGGCAGGGAAGCAUGAGAUGCCAUAGCUCUCUGCUCUCUUCAACCCUCUGCCAAAGGAGAGUUGCCCUGUAACAGGACUCAGCUUAUG</text:p>
          </table:table-cell>
          <table:table-cell table:formula="of:=OFFSET([Sheet1.$A$2]; (ROW()-1)*2;0)" office:value-type="string" office:string-value=".....((((((((((.(((.((((((..((((((.(((((((((.((((.((((.((....))))))))))..........))))))))).))))))..)))))).))).))))..)))))).." calcext:value-type="string">
            <text:p>.....((((((((((.(((.((((((..((((((.(((((((((.((((.((((.((....))))))))))..........))))))))).))))))..)))))).))).))))..))))))..</text:p>
          </table:table-cell>
          <table:table-cell table:formula="of:=OFFSET([Sheet1.$B$2]; (ROW()-1)*2;0)" office:value-type="string" office:string-value="-58.10" calcext:value-type="string">
            <text:p>-58.10</text:p>
          </table:table-cell>
        </table:table-row>
        <table:table-row table:style-name="ro1">
          <table:table-cell table:formula="of:=OFFSET([Sheet1.$A$1]; (ROW()-1)*2;0)" office:value-type="string" office:string-value="CAGGAUGUGCACCUGCAUUUCUGGGCAACUUCUCCUUUGGCAGAUGCGCGAGAAUGUGCCACUGCUGCCAAAGGAAAUUUGCCCCGGAAUUCAUCUGCACAAGCA" calcext:value-type="string">
            <text:p>CAGGAUGUGCACCUGCAUUUCUGGGCAACUUCUCCUUUGGCAGAUGCGCGAGAAUGUGCCACUGCUGCCAAAGGAAAUUUGCCCCGGAAUUCAUCUGCACAAGCA</text:p>
          </table:table-cell>
          <table:table-cell table:formula="of:=OFFSET([Sheet1.$A$2]; (ROW()-1)*2;0)" office:value-type="string" office:string-value="..(..((((((..((.(((((.((((((.((.(((((((((((..((((......)))).....))))))))))))).)))))).))))).))..))))))..)." calcext:value-type="string">
            <text:p>..(..((((((..((.(((((.((((((.((.(((((((((((..((((......)))).....))))))))))))).)))))).))))).))..))))))..).</text:p>
          </table:table-cell>
          <table:table-cell table:formula="of:=OFFSET([Sheet1.$B$2]; (ROW()-1)*2;0)" office:value-type="string" office:string-value="-47.70" calcext:value-type="string">
            <text:p>-47.70</text:p>
          </table:table-cell>
        </table:table-row>
        <table:table-row table:style-name="ro1">
          <table:table-cell table:formula="of:=OFFSET([Sheet1.$A$1]; (ROW()-1)*2;0)" office:value-type="string" office:string-value="CGAGUGGACCUCGGGAGCGAUGACAGAAGAGAGAGAGCACAACCCAGCACCAGCGAGGAAAAGCCUCGCUUCUGCGAGGGCCGUGUGCUCUCUGCUCUCACUGUCAUCGCCCACAGGCCACCGAA" calcext:value-type="string">
            <text:p>CGAGUGGACCUCGGGAGCGAUGACAGAAGAGAGAGAGCACAACCCAGCACCAGCGAGGAAAAGCCUCGCUUCUGCGAGGGCCGUGUGCUCUCUGCUCUCACUGUCAUCGCCCACAGGCCACCGAA</text:p>
          </table:table-cell>
          <table:table-cell table:formula="of:=OFFSET([Sheet1.$A$2]; (ROW()-1)*2;0)" office:value-type="string" office:string-value="((.((((.(((..((.((((((((((.((((((((((((((.(((.(((..(((((((.....)))))))..)))..)))...)))))))))).))))..))))))))))))..))))))))).." calcext:value-type="string">
            <text:p>((.((((.(((..((.((((((((((.((((((((((((((.(((.(((..(((((((.....)))))))..)))..)))...)))))))))).))))..))))))))))))..)))))))))..</text:p>
          </table:table-cell>
          <table:table-cell table:formula="of:=OFFSET([Sheet1.$B$2]; (ROW()-1)*2;0)" office:value-type="string" office:string-value="-76.80" calcext:value-type="string">
            <text:p>-76.80</text:p>
          </table:table-cell>
        </table:table-row>
        <table:table-row table:style-name="ro1">
          <table:table-cell table:formula="of:=OFFSET([Sheet1.$A$1]; (ROW()-1)*2;0)" office:value-type="string" office:string-value="UCGAUGCUUUGGGUUUGAAGCGGAGCUCCUAUCAUUCCAAUGAAGGGUCGUUCCGAAGGGCUGGUUCCGCUGCUCGUUCAUGGUUCCCACUAUCCUAUCUCAUCAUGUGUAUAUAUGUAAUCCAUGGGGGAGGGUUUCUCUCGUCUUUGAGAUAGGCUUGUGGUUUGCAUGACCGAGGAGCUGCACCGCCCCCUUGCUGGCCGCUCUUUGGAUUGAAGGGAGCUCUGCAUCCUGAUCCACCCCUCC" calcext:value-type="string">
            <text:p>UCGAUGCUUUGGGUUUGAAGCGGAGCUCCUAUCAUUCCAAUGAAGGGUCGUUCCGAAGGGCUGGUUCCGCUGCUCGUUCAUGGUUCCCACUAUCCUAUCUCAUCAUGUGUAUAUAUGUAAUCCAUGGGGGAGGGUUUCUCUCGUCUUUGAGAUAGGCUUGUGGUUUGCAUGACCGAGGAGCUGCACCGCCCCCUUGCUGGCCGCUCUUUGGAUUGAAGGGAGCUCUGCAUCCUGAUCCACCCCUCC</text:p>
          </table:table-cell>
          <table:table-cell table:formula="of:=OFFSET([Sheet1.$A$2]; (ROW()-1)*2;0)" office:value-type="string" office:string-value=".........((((((.((.(((((((((((.(((.(((((.((..(((((...(((.(((.((((.(.(((.((((.(((((....((((...(((((((((.(((((....)))))........(((.(((((...))))).))).)))))))))...))))....))))).)))).))).).)))).))).))).)))))..)).))))).))).))))))))))).))..))))))......." calcext:value-type="string">
            <text:p>.........((((((.((.(((((((((((.(((.(((((.((..(((((...(((.(((.((((.(.(((.((((.(((((....((((...(((((((((.(((((....)))))........(((.(((((...))))).))).)))))))))...))))....))))).)))).))).).)))).))).))).)))))..)).))))).))).))))))))))).))..)))))).......</text:p>
          </table:table-cell>
          <table:table-cell table:formula="of:=OFFSET([Sheet1.$B$2]; (ROW()-1)*2;0)" office:value-type="string" office:string-value="-107.10" calcext:value-type="string">
            <text:p>-107.10</text:p>
          </table:table-cell>
        </table:table-row>
        <table:table-row table:style-name="ro1">
          <table:table-cell table:formula="of:=OFFSET([Sheet1.$A$1]; (ROW()-1)*2;0)" office:value-type="string" office:string-value="UAGACGGUCUGGUCUUAAGGCGGUGCUCCCUUCAAACCAAUAAACGGUCGAUCUGAUGGGUGGUACAGCUGCUCGUUCAUGGUUCCCACUGUCCCAUCUCAUCAGAGAGAGAGAGAGAUGCUUGAGAUGGGCUUGUGGUUUGCAUGACCGAGGAGCUGCACGUCCCCUUCGUUGACCGCUGUUUGGAUUGAAGGGAGCUCUGCAUCUUGGUCCCAAGACUU" calcext:value-type="string">
            <text:p>UAGACGGUCUGGUCUUAAGGCGGUGCUCCCUUCAAACCAAUAAACGGUCGAUCUGAUGGGUGGUACAGCUGCUCGUUCAUGGUUCCCACUGUCCCAUCUCAUCAGAGAGAGAGAGAGAUGCUUGAGAUGGGCUUGUGGUUUGCAUGACCGAGGAGCUGCACGUCCCCUUCGUUGACCGCUGUUUGGAUUGAAGGGAGCUCUGCAUCUUGGUCCCAAGACUU</text:p>
          </table:table-cell>
          <table:table-cell table:formula="of:=OFFSET([Sheet1.$A$2]; (ROW()-1)*2;0)" office:value-type="string" office:string-value=".....(((((((..(((((((((.(((((((((((.((((..(.((((((((..((.(((..((.(((((.((((.(((((....((((...(((((((((.((..............))..)))))))))...))))....))))).)))).))))).))...))).)))))))))).)..)))).))))))))))).))))..)))))..)).)))))." calcext:value-type="string">
            <text:p>.....(((((((..(((((((((.(((((((((((.((((..(.((((((((..((.(((..((.(((((.((((.(((((....((((...(((((((((.((..............))..)))))))))...))))....))))).)))).))))).))...))).)))))))))).)..)))).))))))))))).))))..)))))..)).))))).</text:p>
          </table:table-cell>
          <table:table-cell table:formula="of:=OFFSET([Sheet1.$B$2]; (ROW()-1)*2;0)" office:value-type="string" office:string-value="-104.00" calcext:value-type="string">
            <text:p>-104.00</text:p>
          </table:table-cell>
        </table:table-row>
        <table:table-row table:style-name="ro1">
          <table:table-cell table:formula="of:=OFFSET([Sheet1.$A$1]; (ROW()-1)*2;0)" office:value-type="string" office:string-value="AUGAUUAAGAAAGGCGAUCGAAGAGCUCCCUUCGAUCCAAUCCAGGAGGGGAAGUGGUCGGUUGCAGCUGCCGGUUCAUGGAUACCUCUCUGGUGCAGCAAUGGCCGCUGCUCACCUCUGCACUUGCAUGGGUGUGCAUGACCCGGGAGAUGAGCCCGCCAUCAUCUUUCCCUCGUGCUUGGAUUGAAGGGAGCUCCUCUCUGUCUGUCUGUCUGUC" calcext:value-type="string">
            <text:p>AUGAUUAAGAAAGGCGAUCGAAGAGCUCCCUUCGAUCCAAUCCAGGAGGGGAAGUGGUCGGUUGCAGCUGCCGGUUCAUGGAUACCUCUCUGGUGCAGCAAUGGCCGCUGCUCACCUCUGCACUUGCAUGGGUGUGCAUGACCCGGGAGAUGAGCCCGCCAUCAUCUUUCCCUCGUGCUUGGAUUGAAGGGAGCUCCUCUCUGUCUGUCUGUCUGUC</text:p>
          </table:table-cell>
          <table:table-cell table:formula="of:=OFFSET([Sheet1.$A$2]; (ROW()-1)*2;0)" office:value-type="string" office:string-value=".......(((.(((((((.((.((((((((((((((((((..((.(((((((((((((.((((.((.((.((((.(((((.((((((....(((((((...((((....)).))...))))))).....)))))).))))).)))).)).)))))).))))....))))))))).)).))))))))))))))))))...)).))).)))).)))..." calcext:value-type="string">
            <text:p>.......(((.(((((((.((.((((((((((((((((((..((.(((((((((((((.((((.((.((.((((.(((((.((((((....(((((((...((((....)).))...))))))).....)))))).))))).)))).)).)))))).))))....))))))))).)).))))))))))))))))))...)).))).)))).)))...</text:p>
          </table:table-cell>
          <table:table-cell table:formula="of:=OFFSET([Sheet1.$B$2]; (ROW()-1)*2;0)" office:value-type="string" office:string-value="-110.30" calcext:value-type="string">
            <text:p>-110.30</text:p>
          </table:table-cell>
        </table:table-row>
        <table:table-row table:style-name="ro1">
          <table:table-cell table:formula="of:=OFFSET([Sheet1.$A$1]; (ROW()-1)*2;0)" office:value-type="string" office:string-value="AAGAAGAUGCCGAUCGAUCGAAGAGCUCCCUUCGAUCCAAUCCAGGAGGGAAAGUGGUCGGCUGCAGCUGCCGGUUCAUGGAUACCUCUCUGGUGCAGCAAUGGCCGAGAUGCUCACCUGCACUUGCAUGGGUGUGCAUGACCCGGGAGACGAACCGACCAUCAUCUUUCCCUCGUGCUUGGAUUGAAGGGAGCUCCUCUCUCUCUCUCUCUCUUAU" calcext:value-type="string">
            <text:p>AAGAAGAUGCCGAUCGAUCGAAGAGCUCCCUUCGAUCCAAUCCAGGAGGGAAAGUGGUCGGCUGCAGCUGCCGGUUCAUGGAUACCUCUCUGGUGCAGCAAUGGCCGAGAUGCUCACCUGCACUUGCAUGGGUGUGCAUGACCCGGGAGACGAACCGACCAUCAUCUUUCCCUCGUGCUUGGAUUGAAGGGAGCUCCUCUCUCUCUCUCUCUCUUAU</text:p>
          </table:table-cell>
          <table:table-cell table:formula="of:=OFFSET([Sheet1.$A$2]; (ROW()-1)*2;0)" office:value-type="string" office:string-value="(((((((....((..((..((.((((((((((((((((((..((.((((((((((((((((......((.((((.(((((.((((((....(((((((....(((......)))...))))))).....)))))).))))).)))).)).....)))))))....))))))))).)).)))))))))))))))))).))..))..))))).)))).." calcext:value-type="string">
            <text:p>(((((((....((..((..((.((((((((((((((((((..((.((((((((((((((((......((.((((.(((((.((((((....(((((((....(((......)))...))))))).....)))))).))))).)))).)).....)))))))....))))))))).)).)))))))))))))))))).))..))..))))).))))..</text:p>
          </table:table-cell>
          <table:table-cell table:formula="of:=OFFSET([Sheet1.$B$2]; (ROW()-1)*2;0)" office:value-type="string" office:string-value="-107.40" calcext:value-type="string">
            <text:p>-107.40</text:p>
          </table:table-cell>
        </table:table-row>
        <table:table-row table:style-name="ro1">
          <table:table-cell table:formula="of:=OFFSET([Sheet1.$A$1]; (ROW()-1)*2;0)" office:value-type="string" office:string-value="GGUUCAUGUUUUCUCUGGAAGAGAGCUCUCUUCAGUCCACUCUGAAAUGGCUGUAGGGUUUCAUUAGCUGCCGACUCAUCCAUUCACCUGCCAAGAACCAUGGACAGGUCUGGUCUUGGUAGCCGAGUGGGUGGCGCGGGAGCUAAAAUCAAGCUCUACGCUGUUUGUGGUUGGACUGAAGGGUGCUCCCUUUUGUUUGCUCAAACGCU" calcext:value-type="string">
            <text:p>GGUUCAUGUUUUCUCUGGAAGAGAGCUCUCUUCAGUCCACUCUGAAAUGGCUGUAGGGUUUCAUUAGCUGCCGACUCAUCCAUUCACCUGCCAAGAACCAUGGACAGGUCUGGUCUUGGUAGCCGAGUGGGUGGCGCGGGAGCUAAAAUCAAGCUCUACGCUGUUUGUGGUUGGACUGAAGGGUGCUCCCUUUUGUUUGCUCAAACGCU</text:p>
          </table:table-cell>
          <table:table-cell table:formula="of:=OFFSET([Sheet1.$A$2]; (ROW()-1)*2;0)" office:value-type="string" office:string-value="................(((((.((((.((((((((((((.((..(((((((.(((((((((..((((((.(((..((((((((((..(((((((((.(((.((.....))))))))))))))..))))))))))..))).))))))....))))))))))))))))..)).)))))))))))).)))).)))))....((......))." calcext:value-type="string">
            <text:p>................(((((.((((.((((((((((((.((..(((((((.(((((((((..((((((.(((..((((((((((..(((((((((.(((.((.....))))))))))))))..))))))))))..))).))))))....))))))))))))))))..)).)))))))))))).)))).)))))....((......)).</text:p>
          </table:table-cell>
          <table:table-cell table:formula="of:=OFFSET([Sheet1.$B$2]; (ROW()-1)*2;0)" office:value-type="string" office:string-value="-95.60" calcext:value-type="string">
            <text:p>-95.60</text:p>
          </table:table-cell>
        </table:table-row>
        <table:table-row table:style-name="ro1">
          <table:table-cell table:formula="of:=OFFSET([Sheet1.$A$1]; (ROW()-1)*2;0)" office:value-type="string" office:string-value="GGUUUAUGGCUUCUGUGGAAGAGAGCUCUCUUCAGUCCACUCUAAAAUGGCUGUAGGGUUUCAUUAGCUGCCGACUCAUCCAUUCACCUGCCAAGAACCAUGGGCAAGCGGUAGGUCUGGUCUUGGUAGCCGAGUGGGUGGCGCGGGAGCUAAAAUCAAACUCUACGCUGUUUACGGUUGGACUGAAGGGUGCUCCCUUCAAUUUGCCCAAACACU" calcext:value-type="string">
            <text:p>GGUUUAUGGCUUCUGUGGAAGAGAGCUCUCUUCAGUCCACUCUAAAAUGGCUGUAGGGUUUCAUUAGCUGCCGACUCAUCCAUUCACCUGCCAAGAACCAUGGGCAAGCGGUAGGUCUGGUCUUGGUAGCCGAGUGGGUGGCGCGGGAGCUAAAAUCAAACUCUACGCUGUUUACGGUUGGACUGAAGGGUGCUCCCUUCAAUUUGCCCAAACACU</text:p>
          </table:table-cell>
          <table:table-cell table:formula="of:=OFFSET([Sheet1.$A$2]; (ROW()-1)*2;0)" office:value-type="string" office:string-value=".((((..(((....((.((((.((((.((((((((((((.((..(((((((.(((((((((..((((((.(((..((((((((((..(((((((((.(((.((.(........).))))))))))))))..))))))))))..))).))))))....))))))))))))))))..)).)))))))))))).)))).)))).))..))).))))..." calcext:value-type="string">
            <text:p>.((((..(((....((.((((.((((.((((((((((((.((..(((((((.(((((((((..((((((.(((..((((((((((..(((((((((.(((.((.(........).))))))))))))))..))))))))))..))).))))))....))))))))))))))))..)).)))))))))))).)))).)))).))..))).))))...</text:p>
          </table:table-cell>
          <table:table-cell table:formula="of:=OFFSET([Sheet1.$B$2]; (ROW()-1)*2;0)" office:value-type="string" office:string-value="-103.50" calcext:value-type="string">
            <text:p>-103.50</text:p>
          </table:table-cell>
        </table:table-row>
        <table:table-row table:style-name="ro1">
          <table:table-cell table:formula="of:=OFFSET([Sheet1.$A$1]; (ROW()-1)*2;0)" office:value-type="string" office:string-value="GACGACGAUGGCUGGAUGGAAGAGAGCGUCCUUCAGUCCACUCAGGGGCGGUGCUAGGGUCGAAUUAGCUGCCGACUCAUUCACCCACAUGCCAAGCAAACGGCCAUGGAAACCAGCUUUGCAGAUGAGUGAAUGAAGCGGGAGGUAAAAGCUUCGAUCUCGCACCGUCUUUGCUUGGACUGAAGGGUGCUCCCUCCUCCCUCGCUCCUUGUU" calcext:value-type="string">
            <text:p>GACGACGAUGGCUGGAUGGAAGAGAGCGUCCUUCAGUCCACUCAGGGGCGGUGCUAGGGUCGAAUUAGCUGCCGACUCAUUCACCCACAUGCCAAGCAAACGGCCAUGGAAACCAGCUUUGCAGAUGAGUGAAUGAAGCGGGAGGUAAAAGCUUCGAUCUCGCACCGUCUUUGCUUGGACUGAAGGGUGCUCCCUCCUCCCUCGCUCCUUGUU</text:p>
          </table:table-cell>
          <table:table-cell table:formula="of:=OFFSET([Sheet1.$A$2]; (ROW()-1)*2;0)" office:value-type="string" office:string-value="...(((((.(((.(((.(((.(.(((((((((((((((((..((((((((((((..(((((((((((.((.(((..((((((((.((..(((.((((.........(((...))))))).)))..)).))))))))..))).)).)))....)))))))).))))))))))))..)))))))))))))))))).))))))...)))..)))))" calcext:value-type="string">
            <text:p>...(((((.(((.(((.(((.(.(((((((((((((((((..((((((((((((..(((((((((((.((.(((..((((((((.((..(((.((((.........(((...))))))).)))..)).))))))))..))).)).)))....)))))))).))))))))))))..)))))))))))))))))).))))))...)))..)))))</text:p>
          </table:table-cell>
          <table:table-cell table:formula="of:=OFFSET([Sheet1.$B$2]; (ROW()-1)*2;0)" office:value-type="string" office:string-value="-103.70" calcext:value-type="string">
            <text:p>-103.70</text:p>
          </table:table-cell>
        </table:table-row>
        <table:table-row table:style-name="ro1">
          <table:table-cell table:formula="of:=OFFSET([Sheet1.$A$1]; (ROW()-1)*2;0)" office:value-type="string" office:string-value="UGGUCGCCGGCCGGAUGGAAGAGAGCGUCCUUCAGUCCACUCAGGGGCGGUGCUAGGGUCGGAUUAGCUGCCGACUCAUUCACCCACAUGCCAAGCAAACGGCCAUGGAAACGAGCUUCGCAGAUGAGUGAAUGAAGCGGGAGGUAAAAGCUUCGAUCUCGCACCGUCUUUGCUUGGACUGAAGGGUGCUCCCUCCGAUCCUUUCCUUGUUU" calcext:value-type="string">
            <text:p>UGGUCGCCGGCCGGAUGGAAGAGAGCGUCCUUCAGUCCACUCAGGGGCGGUGCUAGGGUCGGAUUAGCUGCCGACUCAUUCACCCACAUGCCAAGCAAACGGCCAUGGAAACGAGCUUCGCAGAUGAGUGAAUGAAGCGGGAGGUAAAAGCUUCGAUCUCGCACCGUCUUUGCUUGGACUGAAGGGUGCUCCCUCCGAUCCUUUCCUUGUUU</text:p>
          </table:table-cell>
          <table:table-cell table:formula="of:=OFFSET([Sheet1.$A$2]; (ROW()-1)*2;0)" office:value-type="string" office:string-value=".((((...))))(((((((.(.(((((((((((((((((..((((((((((((..(((((((((((.((.(((..((((((((.((..(((.((((...((..........)).)))).)))..)).))))))))..))).)).)))....)))))))).))))))))))))..)))))))))))))))))).))).))))..........." calcext:value-type="string">
            <text:p>.((((...))))(((((((.(.(((((((((((((((((..((((((((((((..(((((((((((.((.(((..((((((((.((..(((.((((...((..........)).)))).)))..)).))))))))..))).)).)))....)))))))).))))))))))))..)))))))))))))))))).))).))))...........</text:p>
          </table:table-cell>
          <table:table-cell table:formula="of:=OFFSET([Sheet1.$B$2]; (ROW()-1)*2;0)" office:value-type="string" office:string-value="-105.00" calcext:value-type="string">
            <text:p>-105.00</text:p>
          </table:table-cell>
        </table:table-row>
        <table:table-row table:style-name="ro1">
          <table:table-cell table:formula="of:=OFFSET([Sheet1.$A$1]; (ROW()-1)*2;0)" office:value-type="string" office:string-value="GCAUGCUCGGGUUAGGUCAGGGGGAUUGUUGUCUGGCUCGGGGUCUCCGGUCGAGAUCGAUUCAUAACAUAUACGUACGUGCUUCUAGCCUUGCCGGCGGAGCUAGUCGUUGUCGUCGACCGGAGAUUUCGGACCAGGCUUCAAUCCCUUUGACCAUGCGGCAUUAGG" calcext:value-type="string">
            <text:p>GCAUGCUCGGGUUAGGUCAGGGGGAUUGUUGUCUGGCUCGGGGUCUCCGGUCGAGAUCGAUUCAUAACAUAUACGUACGUGCUUCUAGCCUUGCCGGCGGAGCUAGUCGUUGUCGUCGACCGGAGAUUUCGGACCAGGCUUCAAUCCCUUUGACCAUGCGGCAUUAGG</text:p>
          </table:table-cell>
          <table:table-cell table:formula="of:=OFFSET([Sheet1.$A$2]; (ROW()-1)*2;0)" office:value-type="string" office:string-value="..((((.((.((..((((((((((((((..((((((.(((((((((((((((((...((((...........(((.((..(((((..(((.....))))))))..))))).))))))))))))))))))))).))))))..)))))))))))))))).))))))...." calcext:value-type="string">
            <text:p>..((((.((.((..((((((((((((((..((((((.(((((((((((((((((...((((...........(((.((..(((((..(((.....))))))))..))))).))))))))))))))))))))).))))))..)))))))))))))))).))))))....</text:p>
          </table:table-cell>
          <table:table-cell table:formula="of:=OFFSET([Sheet1.$B$2]; (ROW()-1)*2;0)" office:value-type="string" office:string-value="-87.60" calcext:value-type="string">
            <text:p>-87.60</text:p>
          </table:table-cell>
        </table:table-row>
        <table:table-row table:style-name="ro1">
          <table:table-cell table:formula="of:=OFFSET([Sheet1.$A$1]; (ROW()-1)*2;0)" office:value-type="string" office:string-value="CAAGUUGAAGAUUAGGUUAAGGGGUUUGUUUGUCUGGUUCAAGGUCGCCACACAGCAGGGAAAACCCAUUUCGCCUUGAAGCAUGCACCAUGAUGGGUGUACCUGUUGGUGAUCUCGGACCAGGCUUCAAUCCCUUUAACUAGCGUCUGCAUAU" calcext:value-type="string">
            <text:p>CAAGUUGAAGAUUAGGUUAAGGGGUUUGUUUGUCUGGUUCAAGGUCGCCACACAGCAGGGAAAACCCAUUUCGCCUUGAAGCAUGCACCAUGAUGGGUGUACCUGUUGGUGAUCUCGGACCAGGCUUCAAUCCCUUUAACUAGCGUCUGCAUAU</text:p>
          </table:table-cell>
          <table:table-cell table:formula="of:=OFFSET([Sheet1.$A$2]; (ROW()-1)*2;0)" office:value-type="string" office:string-value=".....((.((((..((((((((((.(((...(((((((((.(((((((((....(((((....(((((((..((..((...)).)).....)))))))...)))))))))))))).)))))))))..))).))))))))))...)))).))..." calcext:value-type="string">
            <text:p>.....((.((((..((((((((((.(((...(((((((((.(((((((((....(((((....(((((((..((..((...)).)).....)))))))...)))))))))))))).)))))))))..))).))))))))))...)))).))...</text:p>
          </table:table-cell>
          <table:table-cell table:formula="of:=OFFSET([Sheet1.$B$2]; (ROW()-1)*2;0)" office:value-type="string" office:string-value="-63.20" calcext:value-type="string">
            <text:p>-63.20</text:p>
          </table:table-cell>
        </table:table-row>
        <table:table-row table:style-name="ro1">
          <table:table-cell table:formula="of:=OFFSET([Sheet1.$A$1]; (ROW()-1)*2;0)" office:value-type="string" office:string-value="UUGGUGUGUCCUCUAGUAGCUGAAGCUGCCAGCAUGAUCUGAGGUGUCCACAGCAUAUAUAUGGAAGCAGCUAGCGAUCAGAUCAUGCUGUGCAGUUUCAUCUGCUCGUGGACGCACAC" calcext:value-type="string">
            <text:p>UUGGUGUGUCCUCUAGUAGCUGAAGCUGCCAGCAUGAUCUGAGGUGUCCACAGCAUAUAUAUGGAAGCAGCUAGCGAUCAGAUCAUGCUGUGCAGUUUCAUCUGCUCGUGGACGCACAC</text:p>
          </table:table-cell>
          <table:table-cell table:formula="of:=OFFSET([Sheet1.$A$2]; (ROW()-1)*2;0)" office:value-type="string" office:string-value="...((((((((.(.(((((.(((((((((((((((((((((((.((((((...........)))..))).)......))))))))))))).))))))))).))))).).)))))))).." calcext:value-type="string">
            <text:p>...((((((((.(.(((((.(((((((((((((((((((((((.((((((...........)))..))).)......))))))))))))).))))))))).))))).).))))))))..</text:p>
          </table:table-cell>
          <table:table-cell table:formula="of:=OFFSET([Sheet1.$B$2]; (ROW()-1)*2;0)" office:value-type="string" office:string-value="-60.60" calcext:value-type="string">
            <text:p>-60.60</text:p>
          </table:table-cell>
        </table:table-row>
        <table:table-row table:style-name="ro1">
          <table:table-cell table:formula="of:=OFFSET([Sheet1.$A$1]; (ROW()-1)*2;0)" office:value-type="string" office:string-value="ACUUUGCUGCUGUGAGAGGUUGAAGCUGCCAGCAUGAUCUGGCUGCUCAGACGCCGGCGGGCGUCUCGAGUGCUCGCUCGAUCGUCGGUGACGCUUGGAUUCACCAGAUCAUGUUGCAGCUUCACUCUCUCGCAGCCAGCAAA" calcext:value-type="string">
            <text:p>ACUUUGCUGCUGUGAGAGGUUGAAGCUGCCAGCAUGAUCUGGCUGCUCAGACGCCGGCGGGCGUCUCGAGUGCUCGCUCGAUCGUCGGUGACGCUUGGAUUCACCAGAUCAUGUUGCAGCUUCACUCUCUCGCAGCCAGCAAA</text:p>
          </table:table-cell>
          <table:table-cell table:formula="of:=OFFSET([Sheet1.$A$2]; (ROW()-1)*2;0)" office:value-type="string" office:string-value="...((((((((((((((((.(((((((((.((((((((((((.((.(((((((((....)))))))((((((.((((.(((...)))))))))))))))..))))))))))))))))))))))).)))))))))).))))))." calcext:value-type="string">
            <text:p>...((((((((((((((((.(((((((((.((((((((((((.((.(((((((((....)))))))((((((.((((.(((...)))))))))))))))..))))))))))))))))))))))).)))))))))).)))))).</text:p>
          </table:table-cell>
          <table:table-cell table:formula="of:=OFFSET([Sheet1.$B$2]; (ROW()-1)*2;0)" office:value-type="string" office:string-value="-86.70" calcext:value-type="string">
            <text:p>-86.70</text:p>
          </table:table-cell>
        </table:table-row>
        <table:table-row table:style-name="ro1">
          <table:table-cell table:formula="of:=OFFSET([Sheet1.$A$1]; (ROW()-1)*2;0)" office:value-type="string" office:string-value="ACUUCGCUGGUGUGAGAGCUUGAAGCUGCCAGCAUGAUCUGGCURCUCAAACGCCGCCGGCCUCCCAAGUGCUCGAUCGGUGGCGCUUCACCAGAUCAUGUUGCAGCUUCACUCUCUCGCAACCAGCGAA" calcext:value-type="string">
            <text:p>ACUUCGCUGGUGUGAGAGCUUGAAGCUGCCAGCAUGAUCUGGCURCUCAAACGCCGCCGGCCUCCCAAGUGCUCGAUCGGUGGCGCUUCACCAGAUCAUGUUGCAGCUUCACUCUCUCGCAACCAGCGAA</text:p>
          </table:table-cell>
          <table:table-cell table:formula="of:=OFFSET([Sheet1.$A$2]; (ROW()-1)*2;0)" office:value-type="string" office:string-value="...(((((((((((((((..(((((((((.((((((((((((.........((((((((((((....)).)).....)))))))).....)))))))))))))))))))))..))))))).))))))))." calcext:value-type="string">
            <text:p>...(((((((((((((((..(((((((((.((((((((((((.........((((((((((((....)).)).....)))))))).....)))))))))))))))))))))..))))))).)))))))).</text:p>
          </table:table-cell>
          <table:table-cell table:formula="of:=OFFSET([Sheet1.$B$2]; (ROW()-1)*2;0)" office:value-type="string" office:string-value="-75.50" calcext:value-type="string">
            <text:p>-75.50</text:p>
          </table:table-cell>
        </table:table-row>
        <table:table-row table:style-name="ro1">
          <table:table-cell table:formula="of:=OFFSET([Sheet1.$A$1]; (ROW()-1)*2;0)" office:value-type="string" office:string-value="GAAGCCGCGCCGCCUCGGGCUCGCUUGGUGCAGAUCGGGACCCGCCGCCCGGCCGACGGGACGGAUCCCGCCUUGCACCAAGUGAAUCGGAGCCGGCGGAGCGA" calcext:value-type="string">
            <text:p>GAAGCCGCGCCGCCUCGGGCUCGCUUGGUGCAGAUCGGGACCCGCCGCCCGGCCGACGGGACGGAUCCCGCCUUGCACCAAGUGAAUCGGAGCCGGCGGAGCGA</text:p>
          </table:table-cell>
          <table:table-cell table:formula="of:=OFFSET([Sheet1.$A$2]; (ROW()-1)*2;0)" office:value-type="string" office:string-value="...((..(((((.(((.((.(((((((((((((..(((((.(((...((((.....)))).))).)))))..))))))))))))).)).))).)))))..)).." calcext:value-type="string">
            <text:p>...((..(((((.(((.((.(((((((((((((..(((((.(((...((((.....)))).))).)))))..))))))))))))).)).))).)))))..))..</text:p>
          </table:table-cell>
          <table:table-cell table:formula="of:=OFFSET([Sheet1.$B$2]; (ROW()-1)*2;0)" office:value-type="string" office:string-value="-64.00" calcext:value-type="string">
            <text:p>-64.00</text:p>
          </table:table-cell>
        </table:table-row>
        <table:table-row table:style-name="ro1">
          <table:table-cell table:formula="of:=OFFSET([Sheet1.$A$1]; (ROW()-1)*2;0)" office:value-type="string" office:string-value="UCCGCCGCGCCGUCUCGGGCUCGCUUGGUGCAGAUCGGGACCCGCCGCCCGGCCGACGGGACGGAUCCCGCCUUGCAUCAAGUGAAUCGGAGCCGGCGCAGCGA" calcext:value-type="string">
            <text:p>UCCGCCGCGCCGUCUCGGGCUCGCUUGGUGCAGAUCGGGACCCGCCGCCCGGCCGACGGGACGGAUCCCGCCUUGCAUCAAGUGAAUCGGAGCCGGCGCAGCGA</text:p>
          </table:table-cell>
          <table:table-cell table:formula="of:=OFFSET([Sheet1.$A$2]; (ROW()-1)*2;0)" office:value-type="string" office:string-value="..(((.((((((.(((.((.(((((((((((((..(((((.(((...((((.....)))).))).)))))..))))))))))))).)).))).)))))).)))." calcext:value-type="string">
            <text:p>..(((.((((((.(((.((.(((((((((((((..(((((.(((...((((.....)))).))).)))))..))))))))))))).)).))).)))))).))).</text:p>
          </table:table-cell>
          <table:table-cell table:formula="of:=OFFSET([Sheet1.$B$2]; (ROW()-1)*2;0)" office:value-type="string" office:string-value="-66.40" calcext:value-type="string">
            <text:p>-66.40</text:p>
          </table:table-cell>
        </table:table-row>
        <table:table-row table:style-name="ro1">
          <table:table-cell table:formula="of:=OFFSET([Sheet1.$A$1]; (ROW()-1)*2;0)" office:value-type="string" office:string-value="AUGAGGUAGAGAACGGGAUGCAGCCAAGGAUGACUUGCCGGCUCCUGGAACCUGGAGGCGUCUCAGCUUGCUGUGCUGUGGCUUAGAACUUAGUCGGCAAGUCUGUCCUUGGCUACACCUAGUUCUCUUCCUCU" calcext:value-type="string">
            <text:p>AUGAGGUAGAGAACGGGAUGCAGCCAAGGAUGACUUGCCGGCUCCUGGAACCUGGAGGCGUCUCAGCUUGCUGUGCUGUGGCUUAGAACUUAGUCGGCAAGUCUGUCCUUGGCUACACCUAGUUCUCUUCCUCU</text:p>
          </table:table-cell>
          <table:table-cell table:formula="of:=OFFSET([Sheet1.$A$2]; (ROW()-1)*2;0)" office:value-type="string" office:string-value="..((((.((((((((((.((.((((((((((((((((((((((((........)))...(((.((((.......)))).)))..........))))))))))).)))))))))).))))).))))))).))))." calcext:value-type="string">
            <text:p>..((((.((((((((((.((.((((((((((((((((((((((((........)))...(((.((((.......)))).)))..........))))))))))).)))))))))).))))).))))))).)))).</text:p>
          </table:table-cell>
          <table:table-cell table:formula="of:=OFFSET([Sheet1.$B$2]; (ROW()-1)*2;0)" office:value-type="string" office:string-value="-70.00" calcext:value-type="string">
            <text:p>-70.00</text:p>
          </table:table-cell>
        </table:table-row>
        <table:table-row table:style-name="ro1">
          <table:table-cell table:formula="of:=OFFSET([Sheet1.$A$1]; (ROW()-1)*2;0)" office:value-type="string" office:string-value="ACCAGAGCUGAUUCGUUCAGUAGCCAAGGAUGACUUGCCUAGGUAUAUAUGCAUGGGCUAUGGCUACAUGCCUGAGAGCCAGUCUCUUGUGACGCUGAGCAUGUAUAGUGUAGGCAUGUCUUCCUUGGCUACUCGGAGCGGCUCUAGUCA" calcext:value-type="string">
            <text:p>ACCAGAGCUGAUUCGUUCAGUAGCCAAGGAUGACUUGCCUAGGUAUAUAUGCAUGGGCUAUGGCUACAUGCCUGAGAGCCAGUCUCUUGUGACGCUGAGCAUGUAUAGUGUAGGCAUGUCUUCCUUGGCUACUCGGAGCGGCUCUAGUCA</text:p>
          </table:table-cell>
          <table:table-cell table:formula="of:=OFFSET([Sheet1.$A$2]; (ROW()-1)*2;0)" office:value-type="string" office:string-value="((.(((((((.((((...((((((((((((.(((.((((((.((((((((((...((((..(((.....)))....)))).(((......))).....))))))))).).)))))).))).)))))))))))))))).))))))).)).." calcext:value-type="string">
            <text:p>((.(((((((.((((...((((((((((((.(((.((((((.((((((((((...((((..(((.....)))....)))).(((......))).....))))))))).).)))))).))).)))))))))))))))).))))))).))..</text:p>
          </table:table-cell>
          <table:table-cell table:formula="of:=OFFSET([Sheet1.$B$2]; (ROW()-1)*2;0)" office:value-type="string" office:string-value="-74.20" calcext:value-type="string">
            <text:p>-74.20</text:p>
          </table:table-cell>
        </table:table-row>
        <table:table-row table:style-name="ro1">
          <table:table-cell table:formula="of:=OFFSET([Sheet1.$A$1]; (ROW()-1)*2;0)" office:value-type="string" office:string-value="CAGAGCUAGCCUGCCUCUGGUAGCCAAGGAUGACUUGCCUACAUGGUCUCGCUAGUUCCGGUUGUUGCAUGCAUGCCACUAUGCCAGUCCUGCUGGGUUUGUGGGCGGUCUCCUUGGCUAGCCUGAGUGGCUCUUGCCUG" calcext:value-type="string">
            <text:p>CAGAGCUAGCCUGCCUCUGGUAGCCAAGGAUGACUUGCCUACAUGGUCUCGCUAGUUCCGGUUGUUGCAUGCAUGCCACUAUGCCAGUCCUGCUGGGUUUGUGGGCGGUCUCCUUGGCUAGCCUGAGUGGCUCUUGCCUG</text:p>
          </table:table-cell>
          <table:table-cell table:formula="of:=OFFSET([Sheet1.$A$2]; (ROW()-1)*2;0)" office:value-type="string" office:string-value="(((.((.((((...(((.((((((((((((.((((.(((((((....((((.(((..(.(((.((.(((....))).))...))).)..))).))))..)))))))))))))))))))).))).))).))))...)))))" calcext:value-type="string">
            <text:p>(((.((.((((...(((.((((((((((((.((((.(((((((....((((.(((..(.(((.((.(((....))).))...))).)..))).))))..)))))))))))))))))))).))).))).))))...)))))</text:p>
          </table:table-cell>
          <table:table-cell table:formula="of:=OFFSET([Sheet1.$B$2]; (ROW()-1)*2;0)" office:value-type="string" office:string-value="-60.60" calcext:value-type="string">
            <text:p>-60.60</text:p>
          </table:table-cell>
        </table:table-row>
        <table:table-row table:style-name="ro1">
          <table:table-cell table:formula="of:=OFFSET([Sheet1.$A$1]; (ROW()-1)*2;0)" office:value-type="string" office:string-value="CAAUAAGGGCCUGCCUCUGAUAGCCAAGGAUGACUUGCCUAUGUCCUUUGUUUACAAAGGAUCAGAAUUGUGGACCUUUGUGUUGGUUCGUAGGCAGUCUCCUUGGCUAGCCUGAGUGGCCCCUAUUG" calcext:value-type="string">
            <text:p>CAAUAAGGGCCUGCCUCUGAUAGCCAAGGAUGACUUGCCUAUGUCCUUUGUUUACAAAGGAUCAGAAUUGUGGACCUUUGUGUUGGUUCGUAGGCAGUCUCCUUGGCUAGCCUGAGUGGCCCCUAUUG</text:p>
          </table:table-cell>
          <table:table-cell table:formula="of:=OFFSET([Sheet1.$A$2]; (ROW()-1)*2;0)" office:value-type="string" office:string-value="(((((.(((((...(((...((((((((((.((((.(((((((..((.....((((((((.(((......))).))))))))..))..)))))))))))))))))))))....))).))))).)))))" calcext:value-type="string">
            <text:p>(((((.(((((...(((...((((((((((.((((.(((((((..((.....((((((((.(((......))).))))))))..))..)))))))))))))))))))))....))).))))).)))))</text:p>
          </table:table-cell>
          <table:table-cell table:formula="of:=OFFSET([Sheet1.$B$2]; (ROW()-1)*2;0)" office:value-type="string" office:string-value="-62.70" calcext:value-type="string">
            <text:p>-62.70</text:p>
          </table:table-cell>
        </table:table-row>
        <table:table-row table:style-name="ro1">
          <table:table-cell table:formula="of:=OFFSET([Sheet1.$A$1]; (ROW()-1)*2;0)" office:value-type="string" office:string-value="GAUGAGAGUGGUAGCUCUGGUAGCCAAGGAUGACUUGCCUGUGUGCUGGCCACGCUCCCCUCAUGCAAGGACCAUCUCGUGUCGACCGACGAGCGAGCGAGCGAUCGAUCGAUGAGAGGAUGACGAAGCUUGGGGUGUACGUUGGUCUCUCACGGGCAGUCUCCUUGGCUAGCCCUGACUCACUCUUACCG" calcext:value-type="string">
            <text:p>GAUGAGAGUGGUAGCUCUGGUAGCCAAGGAUGACUUGCCUGUGUGCUGGCCACGCUCCCCUCAUGCAAGGACCAUCUCGUGUCGACCGACGAGCGAGCGAGCGAUCGAUCGAUGAGAGGAUGACGAAGCUUGGGGUGUACGUUGGUCUCUCACGGGCAGUCUCCUUGGCUAGCCCUGACUCACUCUUACCG</text:p>
          </table:table-cell>
          <table:table-cell table:formula="of:=OFFSET([Sheet1.$A$2]; (ROW()-1)*2;0)" office:value-type="string" office:string-value="(.((((((((..((.((.((((((((((((.((((.(((((((.(..(((((((..(.(((((.((......((((((.((((((.(((...((......))..))).)))))).)).)))).....)).))))).)..)).))))).).)))))))))))))))))))).)))..)))))))))))).)." calcext:value-type="string">
            <text:p>(.((((((((..((.((.((((((((((((.((((.(((((((.(..(((((((..(.(((((.((......((((((.((((((.(((...((......))..))).)))))).)).)))).....)).))))).)..)).))))).).)))))))))))))))))))).)))..)))))))))))).).</text:p>
          </table:table-cell>
          <table:table-cell table:formula="of:=OFFSET([Sheet1.$B$2]; (ROW()-1)*2;0)" office:value-type="string" office:string-value="-85.10" calcext:value-type="string">
            <text:p>-85.10</text:p>
          </table:table-cell>
        </table:table-row>
        <table:table-row table:style-name="ro1">
          <table:table-cell table:formula="of:=OFFSET([Sheet1.$A$1]; (ROW()-1)*2;0)" office:value-type="string" office:string-value="CGAUGAGAGCACUGCUCUGGUAGCCAAGGAUGACUUGCCUGUGGCCUCCAUCAGUCGCAGAGGACGCUGUUCUUCUGCUUGUGGUUGUCGAUCGCAGGCAGUCUCCUUGGCUAGCCCGAGCGGCUCUCAUCCA" calcext:value-type="string">
            <text:p>CGAUGAGAGCACUGCUCUGGUAGCCAAGGAUGACUUGCCUGUGGCCUCCAUCAGUCGCAGAGGACGCUGUUCUUCUGCUUGUGGUUGUCGAUCGCAGGCAGUCUCCUUGGCUAGCCCGAGCGGCUCUCAUCCA</text:p>
          </table:table-cell>
          <table:table-cell table:formula="of:=OFFSET([Sheet1.$A$2]; (ROW()-1)*2;0)" office:value-type="string" office:string-value=".(((((((((.(.((((.((((((((((((.((((.(((((((((..(.((((...((((((((......))))))))...)))).)..).))))))))))))))))))))).))).)))))))))))))).." calcext:value-type="string">
            <text:p>.(((((((((.(.((((.((((((((((((.((((.(((((((((..(.((((...((((((((......))))))))...)))).)..).))))))))))))))))))))).))).))))))))))))))..</text:p>
          </table:table-cell>
          <table:table-cell table:formula="of:=OFFSET([Sheet1.$B$2]; (ROW()-1)*2;0)" office:value-type="string" office:string-value="-77.60" calcext:value-type="string">
            <text:p>-77.60</text:p>
          </table:table-cell>
        </table:table-row>
        <table:table-row table:style-name="ro1">
          <table:table-cell table:formula="of:=OFFSET([Sheet1.$A$1]; (ROW()-1)*2;0)" office:value-type="string" office:string-value="GCGAUAAGAGUCUGUCCAGAUAGCCAAGGAUGACUUGCCUGUGGCUUCUUGGCUUGGCUUGGCUCGGGCAAAACCUUGUGCACGUUUUAUUGCUCGCCUCGUGGCCUCGAUCACAGGCAGUCUCCUUGGCUAGUCCGGGCGGGCCCCUUAU" calcext:value-type="string">
            <text:p>GCGAUAAGAGUCUGUCCAGAUAGCCAAGGAUGACUUGCCUGUGGCUUCUUGGCUUGGCUUGGCUCGGGCAAAACCUUGUGCACGUUUUAUUGCUCGCCUCGUGGCCUCGAUCACAGGCAGUCUCCUUGGCUAGUCCGGGCGGGCCCCUUAU</text:p>
          </table:table-cell>
          <table:table-cell table:formula="of:=OFFSET([Sheet1.$A$2]; (ROW()-1)*2;0)" office:value-type="string" office:string-value="...(((((.((((((((.((((((((((((.((((.((((((((..((..((((..((..(((..(((((((((.........)))...)))))))))..))))))..))))))))))))))))))))))).))).))))))))..)))))" calcext:value-type="string">
            <text:p>...(((((.((((((((.((((((((((((.((((.((((((((..((..((((..((..(((..(((((((((.........)))...)))))))))..))))))..))))))))))))))))))))))).))).))))))))..)))))</text:p>
          </table:table-cell>
          <table:table-cell table:formula="of:=OFFSET([Sheet1.$B$2]; (ROW()-1)*2;0)" office:value-type="string" office:string-value="-70.50" calcext:value-type="string">
            <text:p>-70.50</text:p>
          </table:table-cell>
        </table:table-row>
        <table:table-row table:style-name="ro1">
          <table:table-cell table:formula="of:=OFFSET([Sheet1.$A$1]; (ROW()-1)*2;0)" office:value-type="string" office:string-value="GCAAUAGGGGCCACUCAGGCUAGCCAAGGAGACUGCCUAUGAACCUCUCAAUGGUCCACACAUUCAGGUCCUUUGUAAACAAAGGACAUAGGCAAGUCAUCCUUGGCUAUCAGAGGUAGGCCCUUAUU" calcext:value-type="string">
            <text:p>GCAAUAGGGGCCACUCAGGCUAGCCAAGGAGACUGCCUAUGAACCUCUCAAUGGUCCACACAUUCAGGUCCUUUGUAAACAAAGGACAUAGGCAAGUCAUCCUUGGCUAUCAGAGGUAGGCCCUUAUU</text:p>
          </table:table-cell>
          <table:table-cell table:formula="of:=OFFSET([Sheet1.$A$2]; (ROW()-1)*2;0)" office:value-type="string" office:string-value="..((((((((((.(((.((.(((((((((((((((((((((.((((...((((.......)))).))))((((((....)))))).))))))).)))).)))))))))))).)))...))))))))))" calcext:value-type="string">
            <text:p>..((((((((((.(((.((.(((((((((((((((((((((.((((...((((.......)))).))))((((((....)))))).))))))).)))).)))))))))))).)))...))))))))))</text:p>
          </table:table-cell>
          <table:table-cell table:formula="of:=OFFSET([Sheet1.$B$2]; (ROW()-1)*2;0)" office:value-type="string" office:string-value="-62.50" calcext:value-type="string">
            <text:p>-62.50</text:p>
          </table:table-cell>
        </table:table-row>
        <table:table-row table:style-name="ro1">
          <table:table-cell table:formula="of:=OFFSET([Sheet1.$A$1]; (ROW()-1)*2;0)" office:value-type="string" office:string-value="GCAAUAGGGGCCACUCAGGCUAGCCAAGGAGACUGCCUACGAACCAACACAAAGGUCCACAAUUCUGAUCCUUUGUAAACAAAGGACAUAGGCAAGUCAUCCUUGGCUAUCAGAGGCAGGCCCUUAUU" calcext:value-type="string">
            <text:p>GCAAUAGGGGCCACUCAGGCUAGCCAAGGAGACUGCCUACGAACCAACACAAAGGUCCACAAUUCUGAUCCUUUGUAAACAAAGGACAUAGGCAAGUCAUCCUUGGCUAUCAGAGGCAGGCCCUUAUU</text:p>
          </table:table-cell>
          <table:table-cell table:formula="of:=OFFSET([Sheet1.$A$2]; (ROW()-1)*2;0)" office:value-type="string" office:string-value="..((((((((((.(((.((.(((((((((((((((((((.(.(((........))).).......((.(((((((....)))))))))))))).)))).)))))))))))).)))...))))))))))" calcext:value-type="string">
            <text:p>..((((((((((.(((.((.(((((((((((((((((((.(.(((........))).).......((.(((((((....)))))))))))))).)))).)))))))))))).)))...))))))))))</text:p>
          </table:table-cell>
          <table:table-cell table:formula="of:=OFFSET([Sheet1.$B$2]; (ROW()-1)*2;0)" office:value-type="string" office:string-value="-57.10" calcext:value-type="string">
            <text:p>-57.10</text:p>
          </table:table-cell>
        </table:table-row>
        <table:table-row table:style-name="ro1">
          <table:table-cell table:formula="of:=OFFSET([Sheet1.$A$1]; (ROW()-1)*2;0)" office:value-type="string" office:string-value="GGGGAAUCGAAAACCUACGGGAUAUUGGUGCGGUUCAAUCAGAAAGCUUGCGCUCCAAAGCCCAGGGGCUCCACUCUUUGACUGAGCCGUGCCAAUAUCACGUCCUCGCUUUGCUUGC" calcext:value-type="string">
            <text:p>GGGGAAUCGAAAACCUACGGGAUAUUGGUGCGGUUCAAUCAGAAAGCUUGCGCUCCAAAGCCCAGGGGCUCCACUCUUUGACUGAGCCGUGCCAAUAUCACGUCCUCGCUUUGCUUGC</text:p>
          </table:table-cell>
          <table:table-cell table:formula="of:=OFFSET([Sheet1.$A$2]; (ROW()-1)*2;0)" office:value-type="string" office:string-value="(((((............((.(((((((((((((((((.(((((.((...(.(((((........))))).)..)).))))).))))))))))))))))).)))))))..........." calcext:value-type="string">
            <text:p>(((((............((.(((((((((((((((((.(((((.((...(.(((((........))))).)..)).))))).))))))))))))))))).)))))))...........</text:p>
          </table:table-cell>
          <table:table-cell table:formula="of:=OFFSET([Sheet1.$B$2]; (ROW()-1)*2;0)" office:value-type="string" office:string-value="-45.90" calcext:value-type="string">
            <text:p>-45.90</text:p>
          </table:table-cell>
        </table:table-row>
        <table:table-row table:style-name="ro1">
          <table:table-cell table:formula="of:=OFFSET([Sheet1.$A$1]; (ROW()-1)*2;0)" office:value-type="string" office:string-value="AAUGGCCGCGAGCUAGACGGGGUAUUGACGCGGUUCAAUUCGAGAGCUCGAGCCCUAGCAGAGGCCAGGGGGGGUGGGGCUCUGCUCUCUGAUUGAGCCGUGCCAAUAUCACGUCCCACUCGCCCUCGC" calcext:value-type="string">
            <text:p>AAUGGCCGCGAGCUAGACGGGGUAUUGACGCGGUUCAAUUCGAGAGCUCGAGCCCUAGCAGAGGCCAGGGGGGGUGGGGCUCUGCUCUCUGAUUGAGCCGUGCCAAUAUCACGUCCCACUCGCCCUCGC</text:p>
          </table:table-cell>
          <table:table-cell table:formula="of:=OFFSET([Sheet1.$A$2]; (ROW()-1)*2;0)" office:value-type="string" office:string-value="...((..(((((...((((.(((((((.((((((((((((.((((((..((((((((.(.....((....))).)))))))).)))))).)))))))))))).))))))).))))...)))))))...." calcext:value-type="string">
            <text:p>...((..(((((...((((.(((((((.((((((((((((.((((((..((((((((.(.....((....))).)))))))).)))))).)))))))))))).))))))).))))...)))))))....</text:p>
          </table:table-cell>
          <table:table-cell table:formula="of:=OFFSET([Sheet1.$B$2]; (ROW()-1)*2;0)" office:value-type="string" office:string-value="-68.60" calcext:value-type="string">
            <text:p>-68.60</text:p>
          </table:table-cell>
        </table:table-row>
        <table:table-row table:style-name="ro1">
          <table:table-cell table:formula="of:=OFFSET([Sheet1.$A$1]; (ROW()-1)*2;0)" office:value-type="string" office:string-value="AGAAAUGGAAUAGUAGCUAUGAUGUUGGCUCGGCUCACUCAGACGACGUACGCGCGCGAGAUCAUGUGCUAUGCCGCUGCUGUUUCUGAUUGAGCCGUGCCAAUAUCUUAGUACUCUUCCAUGCAU" calcext:value-type="string">
            <text:p>AGAAAUGGAAUAGUAGCUAUGAUGUUGGCUCGGCUCACUCAGACGACGUACGCGCGCGAGAUCAUGUGCUAUGCCGCUGCUGUUUCUGAUUGAGCCGUGCCAAUAUCUUAGUACUCUUCCAUGCAU</text:p>
          </table:table-cell>
          <table:table-cell table:formula="of:=OFFSET([Sheet1.$A$2]; (ROW()-1)*2;0)" office:value-type="string" office:string-value="....((((((.((((.(((.(((((((((.(((((((.(((((.((((((.(((.(((((........)).))))))))).)))))))).))))))).))))))))).))))))).))))))...." calcext:value-type="string">
            <text:p>....((((((.((((.(((.(((((((((.(((((((.(((((.((((((.(((.(((((........)).))))))))).)))))))).))))))).))))))))).))))))).))))))....</text:p>
          </table:table-cell>
          <table:table-cell table:formula="of:=OFFSET([Sheet1.$B$2]; (ROW()-1)*2;0)" office:value-type="string" office:string-value="-59.80" calcext:value-type="string">
            <text:p>-59.80</text:p>
          </table:table-cell>
        </table:table-row>
        <table:table-row table:style-name="ro1">
          <table:table-cell table:formula="of:=OFFSET([Sheet1.$A$1]; (ROW()-1)*2;0)" office:value-type="string" office:string-value="AGAACGAGGCGACAUGGCAUGGUAUUGACUUGGCUCAUCUCUCGCCCACACCAGAAUCCACAAGUGCCGGAGGAGGUGAGCCGAGCCAAUAUCACUUCAUGUCAUCUAGCGU" calcext:value-type="string">
            <text:p>AGAACGAGGCGACAUGGCAUGGUAUUGACUUGGCUCAUCUCUCGCCCACACCAGAAUCCACAAGUGCCGGAGGAGGUGAGCCGAGCCAAUAUCACUUCAUGUCAUCUAGCGU</text:p>
          </table:table-cell>
          <table:table-cell table:formula="of:=OFFSET([Sheet1.$A$2]; (ROW()-1)*2;0)" office:value-type="string" office:string-value="...((((((.(((((((..((((((((.(((((((((((((.(.((..(((..(......)..)))..)).)))))))))))))).))))))))..))))))).)))..)))" calcext:value-type="string">
            <text:p>...((((((.(((((((..((((((((.(((((((((((((.(.((..(((..(......)..)))..)).)))))))))))))).))))))))..))))))).)))..)))</text:p>
          </table:table-cell>
          <table:table-cell table:formula="of:=OFFSET([Sheet1.$B$2]; (ROW()-1)*2;0)" office:value-type="string" office:string-value="-48.70" calcext:value-type="string">
            <text:p>-48.70</text:p>
          </table:table-cell>
        </table:table-row>
        <table:table-row table:style-name="ro1">
          <table:table-cell table:formula="of:=OFFSET([Sheet1.$A$1]; (ROW()-1)*2;0)" office:value-type="string" office:string-value="CAGCCAGCCGGUGAUUUCUGGAGUGGCAUCAUCAAGAUUCACACACUGCAUGCCAACAUAAUGCGCGUGUUCAUGCAUCCAUCGCCGCCGCUGCAUCAUGCAUCAUAUAUAAUAUAUAUAUAUGUGUAUGUGUGGGAAUCUUGAUGAUGCUGCAUUGGAUAUCAAGGGCUAUAU" calcext:value-type="string">
            <text:p>CAGCCAGCCGGUGAUUUCUGGAGUGGCAUCAUCAAGAUUCACACACUGCAUGCCAACAUAAUGCGCGUGUUCAUGCAUCCAUCGCCGCCGCUGCAUCAUGCAUCAUAUAUAAUAUAUAUAUAUGUGUAUGUGUGGGAAUCUUGAUGAUGCUGCAUUGGAUAUCAAGGGCUAUAU</text:p>
          </table:table-cell>
          <table:table-cell table:formula="of:=OFFSET([Sheet1.$A$2]; (ROW()-1)*2;0)" office:value-type="string" office:string-value=".....((((..((((.(((((.((((((((((((((((((.(((((.((((((((......)).))))))..(((((......((....))))))).(((((.((((((((.....)))))))))))))))))).)))))))))))))))))).))))).))))..))))...." calcext:value-type="string">
            <text:p>.....((((..((((.(((((.((((((((((((((((((.(((((.((((((((......)).))))))..(((((......((....))))))).(((((.((((((((.....)))))))))))))))))).)))))))))))))))))).))))).))))..))))....</text:p>
          </table:table-cell>
          <table:table-cell table:formula="of:=OFFSET([Sheet1.$B$2]; (ROW()-1)*2;0)" office:value-type="string" office:string-value="-69.90" calcext:value-type="string">
            <text:p>-69.90</text:p>
          </table:table-cell>
        </table:table-row>
        <table:table-row table:style-name="ro1">
          <table:table-cell table:formula="of:=OFFSET([Sheet1.$A$1]; (ROW()-1)*2;0)" office:value-type="string" office:string-value="UCCUUGGUCUGGGGGUUUGUGGGGAAUGUUGGCUGGCUCGAGGCAUCCGCGUCCUGGCUCGCAGUCGCAGCGCAGAUCGUGUUUUGCCUGCUACCGGCCGGACAGAUCGAGAGGCGUCGGACCAGGCUUCAUUCCUCGCAAACCGGUGCAUCCCCA" calcext:value-type="string">
            <text:p>UCCUUGGUCUGGGGGUUUGUGGGGAAUGUUGGCUGGCUCGAGGCAUCCGCGUCCUGGCUCGCAGUCGCAGCGCAGAUCGUGUUUUGCCUGCUACCGGCCGGACAGAUCGAGAGGCGUCGGACCAGGCUUCAUUCCUCGCAAACCGGUGCAUCCCCA</text:p>
          </table:table-cell>
          <table:table-cell table:formula="of:=OFFSET([Sheet1.$A$2]; (ROW()-1)*2;0)" office:value-type="string" office:string-value=".(((......)))(((((((((((((((..(.((((.((((.((.((((.((((.(((.((..((.((((.(((((......))))))))).)))))))))))....)).)).)).)))).)))).)..)))))))))))))))((.....))..." calcext:value-type="string">
            <text:p>.(((......)))(((((((((((((((..(.((((.((((.((.((((.((((.(((.((..((.((((.(((((......))))))))).)))))))))))....)).)).)).)))).)))).)..)))))))))))))))((.....))...</text:p>
          </table:table-cell>
          <table:table-cell table:formula="of:=OFFSET([Sheet1.$B$2]; (ROW()-1)*2;0)" office:value-type="string" office:string-value="-74.20" calcext:value-type="string">
            <text:p>-74.20</text:p>
          </table:table-cell>
        </table:table-row>
        <table:table-row table:style-name="ro1">
          <table:table-cell table:formula="of:=OFFSET([Sheet1.$A$1]; (ROW()-1)*2;0)" office:value-type="string" office:string-value="GGGAGGAAGAAGACGACAUGGCGUGGUAUUGUUUCGGCUCAUGUCCUUCUUGACUGGAUGUGAUGUGAGCCGAACCAAUAUCACUCAUGUAUUCUUCAUUCUGA" calcext:value-type="string">
            <text:p>GGGAGGAAGAAGACGACAUGGCGUGGUAUUGUUUCGGCUCAUGUCCUUCUUGACUGGAUGUGAUGUGAGCCGAACCAAUAUCACUCAUGUAUUCUUCAUUCUGA</text:p>
          </table:table-cell>
          <table:table-cell table:formula="of:=OFFSET([Sheet1.$A$2]; (ROW()-1)*2;0)" office:value-type="string" office:string-value="...((((.(((((..((((((.(((((((((.((((((((((((((.(((.....))).).))))))))))))).)))))))))))))))..))))).)))).." calcext:value-type="string">
            <text:p>...((((.(((((..((((((.(((((((((.((((((((((((((.(((.....))).).))))))))))))).)))))))))))))))..))))).))))..</text:p>
          </table:table-cell>
          <table:table-cell table:formula="of:=OFFSET([Sheet1.$B$2]; (ROW()-1)*2;0)" office:value-type="string" office:string-value="-51.00" calcext:value-type="string">
            <text:p>-51.00</text:p>
          </table:table-cell>
        </table:table-row>
        <table:table-row table:style-name="ro1">
          <table:table-cell table:formula="of:=OFFSET([Sheet1.$A$1]; (ROW()-1)*2;0)" office:value-type="string" office:string-value="GGGAGGAAGGAGACGACAUGGCGUGGUAUUGUUUCGGCUCAUGUCCUUCUUCGAUCGAGUCUUGCCGUUGGAUUUGGAUGUGAUGUGAGCCGAACCAAUAUCACUCAUGUACUCUUCAUUCCCA" calcext:value-type="string">
            <text:p>GGGAGGAAGGAGACGACAUGGCGUGGUAUUGUUUCGGCUCAUGUCCUUCUUCGAUCGAGUCUUGCCGUUGGAUUUGGAUGUGAUGUGAGCCGAACCAAUAUCACUCAUGUACUCUUCAUUCCCA</text:p>
          </table:table-cell>
          <table:table-cell table:formula="of:=OFFSET([Sheet1.$A$2]; (ROW()-1)*2;0)" office:value-type="string" office:string-value="(((((..(((((...((((((.(((((((((.((((((((((((((.(((..((((.((........)).)))).))).).))))))))))))).))))))))))))))).)))))..)))))." calcext:value-type="string">
            <text:p>(((((..(((((...((((((.(((((((((.((((((((((((((.(((..((((.((........)).)))).))).).))))))))))))).))))))))))))))).)))))..))))).</text:p>
          </table:table-cell>
          <table:table-cell table:formula="of:=OFFSET([Sheet1.$B$2]; (ROW()-1)*2;0)" office:value-type="string" office:string-value="-57.90" calcext:value-type="string">
            <text:p>-57.90</text:p>
          </table:table-cell>
        </table:table-row>
        <table:table-row table:style-name="ro1">
          <table:table-cell table:formula="of:=OFFSET([Sheet1.$A$1]; (ROW()-1)*2;0)" office:value-type="string" office:string-value="CCAGGAAGCUGGUGGAGGACUCCAAAGGGAUCGCAUUGAUCUAUUCUCACCUGCCGCCUGCUGCAUGCGAUGCGAGUCGACGACAAGAUCAGUGCAAUCCCUUUGGAAUUUUCCACUCGCGCCUUC" calcext:value-type="string">
            <text:p>CCAGGAAGCUGGUGGAGGACUCCAAAGGGAUCGCAUUGAUCUAUUCUCACCUGCCGCCUGCUGCAUGCGAUGCGAGUCGACGACAAGAUCAGUGCAAUCCCUUUGGAAUUUUCCACUCGCGCCUUC</text:p>
          </table:table-cell>
          <table:table-cell table:formula="of:=OFFSET([Sheet1.$A$2]; (ROW()-1)*2;0)" office:value-type="string" office:string-value="..(((..((.(((((((((.(((((((((((.((((((((((..((((((.((((((.((...)).)))..))).)).)).))..)))))))))).))))))))))).))))))))).)).))).." calcext:value-type="string">
            <text:p>..(((..((.(((((((((.(((((((((((.((((((((((..((((((.((((((.((...)).)))..))).)).)).))..)))))))))).))))))))))).))))))))).)).)))..</text:p>
          </table:table-cell>
          <table:table-cell table:formula="of:=OFFSET([Sheet1.$B$2]; (ROW()-1)*2;0)" office:value-type="string" office:string-value="-59.90" calcext:value-type="string">
            <text:p>-59.90</text:p>
          </table:table-cell>
        </table:table-row>
        <table:table-row table:style-name="ro1">
          <table:table-cell table:formula="of:=OFFSET([Sheet1.$A$1]; (ROW()-1)*2;0)" office:value-type="string" office:string-value="GGGGUUGGUUUUGAUUUGGAGACAGGGAUGAGACAGAGCAUGGGAUGGGGCCAUCAACAAAGUGGAGGGACUAGCUUGCGAGGCAGAAAGAAGGUGCCAGUGCCGGUGCCUCCCCGGUGAAACGAUGAUGGGAGUGUUGUUGCUCCCUCCCCUGCACUGCCUCUUCCCUGGCUCCGAUCCCCCACCGUUGC" calcext:value-type="string">
            <text:p>GGGGUUGGUUUUGAUUUGGAGACAGGGAUGAGACAGAGCAUGGGAUGGGGCCAUCAACAAAGUGGAGGGACUAGCUUGCGAGGCAGAAAGAAGGUGCCAGUGCCGGUGCCUCCCCGGUGAAACGAUGAUGGGAGUGUUGUUGCUCCCUCCCCUGCACUGCCUCUUCCCUGGCUCCGAUCCCCCACCGUUGC</text:p>
          </table:table-cell>
          <table:table-cell table:formula="of:=OFFSET([Sheet1.$A$2]; (ROW()-1)*2;0)" office:value-type="string" office:string-value="((((........((((.((((.((((((.(((.(((.(((.((((.(((((...(((((....(((((.(((.((..((..((((.........)))).)))).))).)))))((.((.(.....).)).))..)))))..))))).)))).))).))).))).)))))).))))))))))))........" calcext:value-type="string">
            <text:p>((((........((((.((((.((((((.(((.(((.(((.((((.(((((...(((((....(((((.(((.((..((..((((.........)))).)))).))).)))))((.((.(.....).)).))..)))))..))))).)))).))).))).))).)))))).))))))))))))........</text:p>
          </table:table-cell>
          <table:table-cell table:formula="of:=OFFSET([Sheet1.$B$2]; (ROW()-1)*2;0)" office:value-type="string" office:string-value="-81.70" calcext:value-type="string">
            <text:p>-81.70</text:p>
          </table:table-cell>
        </table:table-row>
        <table:table-row table:style-name="ro1">
          <table:table-cell table:formula="of:=OFFSET([Sheet1.$A$1]; (ROW()-1)*2;0)" office:value-type="string" office:string-value="GGCUUAGGCCCCGAAGAGAUUGACAGAAGAGAGCGAGCACCUGGCGCGGCGACCGGCAUGGAACGCAUGCCGUCCCCGCCGCGUGCUCGCUUCUCUUUCUGUCAGCCUCUCCCUCGUCCUGAG" calcext:value-type="string">
            <text:p>GGCUUAGGCCCCGAAGAGAUUGACAGAAGAGAGCGAGCACCUGGCGCGGCGACCGGCAUGGAACGCAUGCCGUCCCCGCCGCGUGCUCGCUUCUCUUUCUGUCAGCCUCUCCCUCGUCCUGAG</text:p>
          </table:table-cell>
          <table:table-cell table:formula="of:=OFFSET([Sheet1.$A$2]; (ROW()-1)*2;0)" office:value-type="string" office:string-value="..((((((...(((((((.(((((((((((((((((((((.(((((.((.(((.((((((.....)))))))))))))))).)))))))).)))).))))))))).))))...))).))))))" calcext:value-type="string">
            <text:p>..((((((...(((((((.(((((((((((((((((((((.(((((.((.(((.((((((.....)))))))))))))))).)))))))).)))).))))))))).))))...))).))))))</text:p>
          </table:table-cell>
          <table:table-cell table:formula="of:=OFFSET([Sheet1.$B$2]; (ROW()-1)*2;0)" office:value-type="string" office:string-value="-73.30" calcext:value-type="string">
            <text:p>-73.30</text:p>
          </table:table-cell>
        </table:table-row>
        <table:table-row table:style-name="ro1">
          <table:table-cell table:formula="of:=OFFSET([Sheet1.$A$1]; (ROW()-1)*2;0)" office:value-type="string" office:string-value="GAGGUGAAAGAUAGGGAAUAUGCCUGGCUCCCUGUAUGCCGCUCGCAUGGCUACCACCGCCUGUGGUCGUUGCGGCUGGCGUGCGAGGUGCCAGGCAUGUUUUAAUAAUUAUCUCC" calcext:value-type="string">
            <text:p>GAGGUGAAAGAUAGGGAAUAUGCCUGGCUCCCUGUAUGCCGCUCGCAUGGCUACCACCGCCUGUGGUCGUUGCGGCUGGCGUGCGAGGUGCCAGGCAUGUUUUAAUAAUUAUCUCC</text:p>
          </table:table-cell>
          <table:table-cell table:formula="of:=OFFSET([Sheet1.$A$2]; (ROW()-1)*2;0)" office:value-type="string" office:string-value="(((((((.......((((((((((((((.((.((((((((((.(((((((((((........))))))).)))))).)))))))).)).)))))))))))))).....)))))))." calcext:value-type="string">
            <text:p>(((((((.......((((((((((((((.((.((((((((((.(((((((((((........))))))).)))))).)))))))).)).)))))))))))))).....))))))).</text:p>
          </table:table-cell>
          <table:table-cell table:formula="of:=OFFSET([Sheet1.$B$2]; (ROW()-1)*2;0)" office:value-type="string" office:string-value="-61.50" calcext:value-type="string">
            <text:p>-61.50</text:p>
          </table:table-cell>
        </table:table-row>
        <table:table-row table:style-name="ro1">
          <table:table-cell table:formula="of:=OFFSET([Sheet1.$A$1]; (ROW()-1)*2;0)" office:value-type="string" office:string-value="AGUGUUCAGGGUAAGAAUCACAGUGCGGUUCUCCUCUGGCAUGGAGGCCAACAUAGCAGGCAUUGGAGAAUGCACAGCGCUAUCGCCAUCCCUGCCAAAGGAGAAUUGCCCUGCCAUUCGGUAUAACCCUGG" calcext:value-type="string">
            <text:p>AGUGUUCAGGGUAAGAAUCACAGUGCGGUUCUCCUCUGGCAUGGAGGCCAACAUAGCAGGCAUUGGAGAAUGCACAGCGCUAUCGCCAUCCCUGCCAAAGGAGAAUUGCCCUGCCAUUCGGUAUAACCCUGG</text:p>
          </table:table-cell>
          <table:table-cell table:formula="of:=OFFSET([Sheet1.$A$2]; (ROW()-1)*2;0)" office:value-type="string" office:string-value="......((((((..((((..(((.(((((((((((.(((((.((((((....(((((.((((((....))))).)...))))).))).))).))))).))))))))))).)))..))))......))))))." calcext:value-type="string">
            <text:p>......((((((..((((..(((.(((((((((((.(((((.((((((....(((((.((((((....))))).)...))))).))).))).))))).))))))))))).)))..))))......)))))).</text:p>
          </table:table-cell>
          <table:table-cell table:formula="of:=OFFSET([Sheet1.$B$2]; (ROW()-1)*2;0)" office:value-type="string" office:string-value="-58.60" calcext:value-type="string">
            <text:p>-58.60</text:p>
          </table:table-cell>
        </table:table-row>
        <table:table-row table:style-name="ro1">
          <table:table-cell table:formula="of:=OFFSET([Sheet1.$A$1]; (ROW()-1)*2;0)" office:value-type="string" office:string-value="AUGCCUAAGCUGUCCAGUUUCAGGGCUUCUCUUUCUUGGCAGGGAGCAUGAGAAGCCAUAGCUCUGCUCUGUUCUGCCCUCUGCCAAAGGAGAGUUGCCCUGUAACAGGACUCAGCUUAUG" calcext:value-type="string">
            <text:p>AUGCCUAAGCUGUCCAGUUUCAGGGCUUCUCUUUCUUGGCAGGGAGCAUGAGAAGCCAUAGCUCUGCUCUGUUCUGCCCUCUGCCAAAGGAGAGUUGCCCUGUAACAGGACUCAGCUUAUG</text:p>
          </table:table-cell>
          <table:table-cell table:formula="of:=OFFSET([Sheet1.$A$2]; (ROW()-1)*2;0)" office:value-type="string" office:string-value=".....((((((((((.(((.((((((..((((((.(((((((((.(((.(((.((....(((...))))).)))))).))))))))).))))))..)))))).))).))))..)))))).." calcext:value-type="string">
            <text:p>.....((((((((((.(((.((((((..((((((.(((((((((.(((.(((.((....(((...))))).)))))).))))))))).))))))..)))))).))).))))..))))))..</text:p>
          </table:table-cell>
          <table:table-cell table:formula="of:=OFFSET([Sheet1.$B$2]; (ROW()-1)*2;0)" office:value-type="string" office:string-value="-57.20" calcext:value-type="string">
            <text:p>-57.20</text:p>
          </table:table-cell>
        </table:table-row>
        <table:table-row table:style-name="ro1">
          <table:table-cell table:formula="of:=OFFSET([Sheet1.$A$1]; (ROW()-1)*2;0)" office:value-type="string" office:string-value="UGAAUGAAGAUAUGAAGAAGAAGACGACGACGAUGAAGAAGGCGAAGAAAAGCGAACAAAGAGCUCCCUUCGAUCCAAUCCAGGAGGGGAAGUGGUCGGUUGCAGCUGCCGGUUCAUGGAUGCCUCUCUGGUGCAGCAAUGACUGAUGCUCACCUGCACUUGCAUGGGUGUGCAUGACCCGGGAGAUGAACCCACCAUCAUCUUUCCCUCGUGCUUGGAUUGAAGGGAGCUCCUCUCUCUUUCUCUCUUUCUC" calcext:value-type="string">
            <text:p>UGAAUGAAGAUAUGAAGAAGAAGACGACGACGAUGAAGAAGGCGAAGAAAAGCGAACAAAGAGCUCCCUUCGAUCCAAUCCAGGAGGGGAAGUGGUCGGUUGCAGCUGCCGGUUCAUGGAUGCCUCUCUGGUGCAGCAAUGACUGAUGCUCACCUGCACUUGCAUGGGUGUGCAUGACCCGGGAGAUGAACCCACCAUCAUCUUUCCCUCGUGCUUGGAUUGAAGGGAGCUCCUCUCUCUUUCUCUCUUUCUC</text:p>
          </table:table-cell>
          <table:table-cell table:formula="of:=OFFSET([Sheet1.$A$2]; (ROW()-1)*2;0)" office:value-type="string" office:string-value="....................................((((((.((.((((((.((.....((((((((((((((((((..((.(((((((((((((.((((.((.((.((((.(((((.((((((....(((((((...((((....).))).))))))).....)))))).))))).)))).)).)))))).))))....))))))))).)).)))))))))))))))))).)).)).)))))).))))))." calcext:value-type="string">
            <text:p>....................................((((((.((.((((((.((.....((((((((((((((((((..((.(((((((((((((.((((.((.((.((((.(((((.((((((....(((((((...((((....).))).))))))).....)))))).))))).)))).)).)))))).))))....))))))))).)).)))))))))))))))))).)).)).)))))).)))))).</text:p>
          </table:table-cell>
          <table:table-cell table:formula="of:=OFFSET([Sheet1.$B$2]; (ROW()-1)*2;0)" office:value-type="string" office:string-value="-108.20" calcext:value-type="string">
            <text:p>-108.20</text:p>
          </table:table-cell>
        </table:table-row>
        <table:table-row table:style-name="ro1">
          <table:table-cell table:formula="of:=OFFSET([Sheet1.$A$1]; (ROW()-1)*2;0)" office:value-type="string" office:string-value="UAUGGUGUGUUUGUGCAGGGUGGAGAAGCAGGACACGUGAGCGACCAUCCAGUUUCCAUCGCUGGCUCUCCGCUGCGGGCGCUGCCGUGCGUUGGAUCGUCGUUGGGUGGUCGCUCAUGUGUCCGUCCUCUCCACCGAGCACCGGUACAUCCG" calcext:value-type="string">
            <text:p>UAUGGUGUGUUUGUGCAGGGUGGAGAAGCAGGACACGUGAGCGACCAUCCAGUUUCCAUCGCUGGCUCUCCGCUGCGGGCGCUGCCGUGCGUUGGAUCGUCGUUGGGUGGUCGCUCAUGUGUCCGUCCUCUCCACCGAGCACCGGUACAUCCG</text:p>
          </table:table-cell>
          <table:table-cell table:formula="of:=OFFSET([Sheet1.$A$2]; (ROW()-1)*2;0)" office:value-type="string" office:string-value="...((((((((.((((..((((((((.(..((((((((((((((((((((((..((((.(((((((....((((...))))..)))).))).))))......))))))))))))))))))))))..).))))))))..)))).)))))))).." calcext:value-type="string">
            <text:p>...((((((((.((((..((((((((.(..((((((((((((((((((((((..((((.(((((((....((((...))))..)))).))).))))......))))))))))))))))))))))..).))))))))..)))).))))))))..</text:p>
          </table:table-cell>
          <table:table-cell table:formula="of:=OFFSET([Sheet1.$B$2]; (ROW()-1)*2;0)" office:value-type="string" office:string-value="-90.20" calcext:value-type="string">
            <text:p>-90.20</text:p>
          </table:table-cell>
        </table:table-row>
        <table:table-row table:style-name="ro1">
          <table:table-cell table:formula="of:=OFFSET([Sheet1.$A$1]; (ROW()-1)*2;0)" office:value-type="string" office:string-value="UCAUGCUCGGAUUAGGUUAGGGGGAUUGUUGUCUGGCUCGGGGUCUCCGGUCGAGAAUCCUUGGCCUUGCCGGAGUUGUCGUUGACCGGAGAUUUCGGACCAGGCUUCAAUCCCUUUAACCAUGCGGCAUUUAG" calcext:value-type="string">
            <text:p>UCAUGCUCGGAUUAGGUUAGGGGGAUUGUUGUCUGGCUCGGGGUCUCCGGUCGAGAAUCCUUGGCCUUGCCGGAGUUGUCGUUGACCGGAGAUUUCGGACCAGGCUUCAAUCCCUUUAACCAUGCGGCAUUUAG</text:p>
          </table:table-cell>
          <table:table-cell table:formula="of:=OFFSET([Sheet1.$A$2]; (ROW()-1)*2;0)" office:value-type="string" office:string-value="..((((.((.((..((((((((((((((..((((((.(((((((((((((((((((...((((((...))).)))...)).))))))))))))))))).))))))..)))))))))))))))).))))))...." calcext:value-type="string">
            <text:p>..((((.((.((..((((((((((((((..((((((.(((((((((((((((((((...((((((...))).)))...)).))))))))))))))))).))))))..)))))))))))))))).))))))....</text:p>
          </table:table-cell>
          <table:table-cell table:formula="of:=OFFSET([Sheet1.$B$2]; (ROW()-1)*2;0)" office:value-type="string" office:string-value="-74.80" calcext:value-type="string">
            <text:p>-74.80</text:p>
          </table:table-cell>
        </table:table-row>
        <table:table-row table:style-name="ro1">
          <table:table-cell table:formula="of:=OFFSET([Sheet1.$A$1]; (ROW()-1)*2;0)" office:value-type="string" office:string-value="UGAGAGAAUAAGACGACAUGGCGUGAUGUUGUUUCGGCUCAUGCAUAUCCUUCUUGAGUGUAUCAUCAGGAAAGAGGCGAUGAGCCGAACCAAUAUCACUCAUGUAUUCUUCAUUCAUA" calcext:value-type="string">
            <text:p>UGAGAGAAUAAGACGACAUGGCGUGAUGUUGUUUCGGCUCAUGCAUAUCCUUCUUGAGUGUAUCAUCAGGAAAGAGGCGAUGAGCCGAACCAAUAUCACUCAUGUAUUCUUCAUUCAUA</text:p>
          </table:table-cell>
          <table:table-cell table:formula="of:=OFFSET([Sheet1.$A$2]; (ROW()-1)*2;0)" office:value-type="string" office:string-value=".....((((((((..((((((.(((((((((.((((((((((((...((.(((((((........))))))).)).)).)))))))))).)))))))))))))))..)))).))))..." calcext:value-type="string">
            <text:p>.....((((((((..((((((.(((((((((.((((((((((((...((.(((((((........))))))).)).)).)))))))))).)))))))))))))))..)))).))))...</text:p>
          </table:table-cell>
          <table:table-cell table:formula="of:=OFFSET([Sheet1.$B$2]; (ROW()-1)*2;0)" office:value-type="string" office:string-value="-52.10" calcext:value-type="string">
            <text:p>-52.10</text:p>
          </table:table-cell>
        </table:table-row>
        <table:table-row table:style-name="ro1">
          <table:table-cell table:formula="of:=OFFSET([Sheet1.$A$1]; (ROW()-1)*2;0)" office:value-type="string" office:string-value="ACAAUGUUUGGUGUUACCACGAGUUCCCUUCAAGCACUUCAUGAGGCACCAUUAAAUAACUCUAUUUAAGAUUAGGUGUAAUAUGAAGUGUUUGGGGGAACUCUUGGUGAUACUCAACAUCG" calcext:value-type="string">
            <text:p>ACAAUGUUUGGUGUUACCACGAGUUCCCUUCAAGCACUUCAUGAGGCACCAUUAAAUAACUCUAUUUAAGAUUAGGUGUAAUAUGAAGUGUUUGGGGGAACUCUUGGUGAUACUCAACAUCG</text:p>
          </table:table-cell>
          <table:table-cell table:formula="of:=OFFSET([Sheet1.$A$2]; (ROW()-1)*2;0)" office:value-type="string" office:string-value="...(((((.((((((((((.(((((((((.((((((((((((...(((((.(((((((....))))))).....)))))...))))))))))))))))))))).)))))))))).))))).." calcext:value-type="string">
            <text:p>...(((((.((((((((((.(((((((((.((((((((((((...(((((.(((((((....))))))).....)))))...))))))))))))))))))))).)))))))))).)))))..</text:p>
          </table:table-cell>
          <table:table-cell table:formula="of:=OFFSET([Sheet1.$B$2]; (ROW()-1)*2;0)" office:value-type="string" office:string-value="-59.10" calcext:value-type="string">
            <text:p>-59.10</text:p>
          </table:table-cell>
        </table:table-row>
        <table:table-row table:style-name="ro1">
          <table:table-cell table:formula="of:=OFFSET([Sheet1.$A$1]; (ROW()-1)*2;0)" office:value-type="string" office:string-value="CGAUUAGGCCCUGAAGAGAUUGACAGAAGAGAGCGAGCACCCGGCGCGGCGGCCGGCAUGGAGCGCAUGCCGUCCCCGCCGCGUGCUCGCUUCUCUUUCUGUCAGCCUCUCUCUCGUCCUGGG" calcext:value-type="string">
            <text:p>CGAUUAGGCCCUGAAGAGAUUGACAGAAGAGAGCGAGCACCCGGCGCGGCGGCCGGCAUGGAGCGCAUGCCGUCCCCGCCGCGUGCUCGCUUCUCUUUCUGUCAGCCUCUCUCUCGUCCUGGG</text:p>
          </table:table-cell>
          <table:table-cell table:formula="of:=OFFSET([Sheet1.$A$2]; (ROW()-1)*2;0)" office:value-type="string" office:string-value="...(((((.(..((((((.(((((((((((((((((((((.(((((.((.(((.((((((.....)))))))))))))))).)))))))).)))).))))))))).)))).))..).)))))." calcext:value-type="string">
            <text:p>...(((((.(..((((((.(((((((((((((((((((((.(((((.((.(((.((((((.....)))))))))))))))).)))))))).)))).))))))))).)))).))..).))))).</text:p>
          </table:table-cell>
          <table:table-cell table:formula="of:=OFFSET([Sheet1.$B$2]; (ROW()-1)*2;0)" office:value-type="string" office:string-value="-71.50" calcext:value-type="string">
            <text:p>-71.50</text:p>
          </table:table-cell>
        </table:table-row>
        <table:table-row table:style-name="ro1">
          <table:table-cell table:formula="of:=OFFSET([Sheet1.$A$1]; (ROW()-1)*2;0)" office:value-type="string" office:string-value="GACGGUGGGAUGAGGUAGUAGGUUGUAUAGUUUUAGGGUCACACCCACACUGGGAGAUAACUAUACAACCUACUGUCUUUCUCAAAGUC" calcext:value-type="string">
            <text:p>GACGGUGGGAUGAGGUAGUAGGUUGUAUAGUUUUAGGGUCACACCCACACUGGGAGAUAACUAUACAACCUACUGUCUUUCUCAAAGUC</text:p>
          </table:table-cell>
          <table:table-cell table:formula="of:=OFFSET([Sheet1.$A$2]; (ROW()-1)*2;0)" office:value-type="string" office:string-value="(((..(((((.(((((((((((((((((((((.....(((...((((...)))).)))))))))))))))))))))))))))))..)))" calcext:value-type="string">
            <text:p>(((..(((((.(((((((((((((((((((((.....(((...((((...)))).)))))))))))))))))))))))))))))..)))</text:p>
          </table:table-cell>
          <table:table-cell table:formula="of:=OFFSET([Sheet1.$B$2]; (ROW()-1)*2;0)" office:value-type="string" office:string-value="-40.20" calcext:value-type="string">
            <text:p>-40.20</text:p>
          </table:table-cell>
        </table:table-row>
        <table:table-row table:style-name="ro1">
          <table:table-cell table:formula="of:=OFFSET([Sheet1.$A$1]; (ROW()-1)*2;0)" office:value-type="string" office:string-value="GCCCCCAGGCUGAGGUAGUAGGUUGUAUAGUUUAGAAUAACAUCACUGGAGAUAACUGUACAACCUCCUAGCUUUCCCUGAGAU" calcext:value-type="string">
            <text:p>GCCCCCAGGCUGAGGUAGUAGGUUGUAUAGUUUAGAAUAACAUCACUGGAGAUAACUGUACAACCUCCUAGCUUUCCCUGAGAU</text:p>
          </table:table-cell>
          <table:table-cell table:formula="of:=OFFSET([Sheet1.$A$2]; (ROW()-1)*2;0)" office:value-type="string" office:string-value=".....((((..(((.(((.(((((((((((((.........(((......)))))))))))))))).))).)))..))))...." calcext:value-type="string">
            <text:p>.....((((..(((.(((.(((((((((((((.........(((......)))))))))))))))).))).)))..))))....</text:p>
          </table:table-cell>
          <table:table-cell table:formula="of:=OFFSET([Sheet1.$B$2]; (ROW()-1)*2;0)" office:value-type="string" office:string-value="-29.60" calcext:value-type="string">
            <text:p>-29.60</text:p>
          </table:table-cell>
        </table:table-row>
        <table:table-row table:style-name="ro1">
          <table:table-cell table:formula="of:=OFFSET([Sheet1.$A$1]; (ROW()-1)*2;0)" office:value-type="string" office:string-value="GAGACUGUCGUUUGGGGUGAGGUAGUAGGUUGUAUAGUUUGAGGGUUUAACCCUUGCUGUCAGAUAACUAUACAACUUACUGUCUUUCCCGAAGUGGCCGUAGUGUC" calcext:value-type="string">
            <text:p>GAGACUGUCGUUUGGGGUGAGGUAGUAGGUUGUAUAGUUUGAGGGUUUAACCCUUGCUGUCAGAUAACUAUACAACUUACUGUCUUUCCCGAAGUGGCCGUAGUGUC</text:p>
          </table:table-cell>
          <table:table-cell table:formula="of:=OFFSET([Sheet1.$A$2]; (ROW()-1)*2;0)" office:value-type="string" office:string-value="((.((((((((((.(((.((((((((((((((((((((((((((((...))))))).........))))))))))))))))))))).))).)))))))...))).))" calcext:value-type="string">
            <text:p>((.((((((((((.(((.((((((((((((((((((((((((((((...))))))).........))))))))))))))))))))).))).)))))))...))).))</text:p>
          </table:table-cell>
          <table:table-cell table:formula="of:=OFFSET([Sheet1.$B$2]; (ROW()-1)*2;0)" office:value-type="string" office:string-value="-46.00" calcext:value-type="string">
            <text:p>-46.00</text:p>
          </table:table-cell>
        </table:table-row>
        <table:table-row table:style-name="ro1">
          <table:table-cell table:formula="of:=OFFSET([Sheet1.$A$1]; (ROW()-1)*2;0)" office:value-type="string" office:string-value="GCGAUGUCUCGGGAUGAGGUAGUAGGUUGUAUAGUUUAGAGUUACAACACGGGAGAUAACUGUACAGCCUCCUAGCUUUCCUCGAGCAGACGC" calcext:value-type="string">
            <text:p>GCGAUGUCUCGGGAUGAGGUAGUAGGUUGUAUAGUUUAGAGUUACAACACGGGAGAUAACUGUACAGCCUCCUAGCUUUCCUCGAGCAGACGC</text:p>
          </table:table-cell>
          <table:table-cell table:formula="of:=OFFSET([Sheet1.$A$2]; (ROW()-1)*2;0)" office:value-type="string" office:string-value="(((.((.(((((((.(((.(((.(((((((((((((.....................))))))))))))).))).)))))).))))))..)))" calcext:value-type="string">
            <text:p>(((.((.(((((((.(((.(((.(((((((((((((.....................))))))))))))).))).)))))).))))))..)))</text:p>
          </table:table-cell>
          <table:table-cell table:formula="of:=OFFSET([Sheet1.$B$2]; (ROW()-1)*2;0)" office:value-type="string" office:string-value="-36.80" calcext:value-type="string">
            <text:p>-36.80</text:p>
          </table:table-cell>
        </table:table-row>
        <table:table-row table:style-name="ro1">
          <table:table-cell table:formula="of:=OFFSET([Sheet1.$A$1]; (ROW()-1)*2;0)" office:value-type="string" office:string-value="GUACGUGUUUUUGGUGUCUGGACAAGGUGAGGUAGUAGGUUGUAUAGUUUGGUGGGAGGGAUCAAACCCUGUUCAGCUGAUAACUAUACAGUCUAUUGCCUUCCUUGUGUCACCUAAGGUCUGC" calcext:value-type="string">
            <text:p>GUACGUGUUUUUGGUGUCUGGACAAGGUGAGGUAGUAGGUUGUAUAGUUUGGUGGGAGGGAUCAAACCCUGUUCAGCUGAUAACUAUACAGUCUAUUGCCUUCCUUGUGUCACCUAAGGUCUGC</text:p>
          </table:table-cell>
          <table:table-cell table:formula="of:=OFFSET([Sheet1.$A$2]; (ROW()-1)*2;0)" office:value-type="string" office:string-value="............((((...(.((((((.(((((((((((((((((((((.(.((((((((......)))).)))).)....))))))))))))))))))))))))))).))))).........." calcext:value-type="string">
            <text:p>............((((...(.((((((.(((((((((((((((((((((.(.((((((((......)))).)))).)....))))))))))))))))))))))))))).)))))..........</text:p>
          </table:table-cell>
          <table:table-cell table:formula="of:=OFFSET([Sheet1.$B$2]; (ROW()-1)*2;0)" office:value-type="string" office:string-value="-46.60" calcext:value-type="string">
            <text:p>-46.60</text:p>
          </table:table-cell>
        </table:table-row>
        <table:table-row table:style-name="ro1">
          <table:table-cell table:formula="of:=OFFSET([Sheet1.$A$1]; (ROW()-1)*2;0)" office:value-type="string" office:string-value="CACAGUGAACCUGUGUGUUUCUUCAAGGUGAGGUAGUAGGUUGUAUAGUUUGUGGGAAGGAUCACAUCCUAUUCAGGUGAUAACUAUACAGUCUAUUGCCUUCCCUGAGAGACACAAUGACCACGAGUG" calcext:value-type="string">
            <text:p>CACAGUGAACCUGUGUGUUUCUUCAAGGUGAGGUAGUAGGUUGUAUAGUUUGUGGGAAGGAUCACAUCCUAUUCAGGUGAUAACUAUACAGUCUAUUGCCUUCCCUGAGAGACACAAUGACCACGAGUG</text:p>
          </table:table-cell>
          <table:table-cell table:formula="of:=OFFSET([Sheet1.$A$2]; (ROW()-1)*2;0)" office:value-type="string" office:string-value="(((.(((......((((((((((..(((.((((((((((((((((((((((.((((.(((((...))))).)))).)....))))))))))))))))))))).))))))))))))).....)))..)))" calcext:value-type="string">
            <text:p>(((.(((......((((((((((..(((.((((((((((((((((((((((.((((.(((((...))))).)))).)....))))))))))))))))))))).))))))))))))).....)))..)))</text:p>
          </table:table-cell>
          <table:table-cell table:formula="of:=OFFSET([Sheet1.$B$2]; (ROW()-1)*2;0)" office:value-type="string" office:string-value="-52.00" calcext:value-type="string">
            <text:p>-52.00</text:p>
          </table:table-cell>
        </table:table-row>
        <table:table-row table:style-name="ro1">
          <table:table-cell table:formula="of:=OFFSET([Sheet1.$A$1]; (ROW()-1)*2;0)" office:value-type="string" office:string-value="UCGGACAGGGUGAGGUAGUAGGUUGUGUGGUUUCAGGGUUGUGUUUUUGCCCCAUCAGGAGUUAACUAUACAACCUACUGCCUUCCCUGAAGGG" calcext:value-type="string">
            <text:p>UCGGACAGGGUGAGGUAGUAGGUUGUGUGGUUUCAGGGUUGUGUUUUUGCCCCAUCAGGAGUUAACUAUACAACCUACUGCCUUCCCUGAAGGG</text:p>
          </table:table-cell>
          <table:table-cell table:formula="of:=OFFSET([Sheet1.$A$2]; (ROW()-1)*2;0)" office:value-type="string" office:string-value=".....(((((.(((((((((((((((((((((((..(((.(.((....)).).)))..))...))))))))))))))))))))))))))....." calcext:value-type="string">
            <text:p>.....(((((.(((((((((((((((((((((((..(((.(.((....)).).)))..))...)))))))))))))))))))))))))).....</text:p>
          </table:table-cell>
          <table:table-cell table:formula="of:=OFFSET([Sheet1.$B$2]; (ROW()-1)*2;0)" office:value-type="string" office:string-value="-44.60" calcext:value-type="string">
            <text:p>-44.60</text:p>
          </table:table-cell>
        </table:table-row>
        <table:table-row table:style-name="ro1">
          <table:table-cell table:formula="of:=OFFSET([Sheet1.$A$1]; (ROW()-1)*2;0)" office:value-type="string" office:string-value="CUGAGAGUGUGUGCAUCCAGGCUGAGGUAGUAGGUUGUAUGGUUUAGAAUUUUGCCCUGGGAGUUAACUGUACAACCUUCUAGCUUUCCUUGGAGCUCACAAGCCAG" calcext:value-type="string">
            <text:p>CUGAGAGUGUGUGCAUCCAGGCUGAGGUAGUAGGUUGUAUGGUUUAGAAUUUUGCCCUGGGAGUUAACUGUACAACCUUCUAGCUUUCCUUGGAGCUCACAAGCCAG</text:p>
          </table:table-cell>
          <table:table-cell table:formula="of:=OFFSET([Sheet1.$A$2]; (ROW()-1)*2;0)" office:value-type="string" office:string-value="(((.(..((((.((.((((((..(((.(((.(((((((((((((...((((((......))))))))))))))))))).))).)))..)))))))).))))..))))" calcext:value-type="string">
            <text:p>(((.(..((((.((.((((((..(((.(((.(((((((((((((...((((((......))))))))))))))))))).))).)))..)))))))).))))..))))</text:p>
          </table:table-cell>
          <table:table-cell table:formula="of:=OFFSET([Sheet1.$B$2]; (ROW()-1)*2;0)" office:value-type="string" office:string-value="-43.90" calcext:value-type="string">
            <text:p>-43.90</text:p>
          </table:table-cell>
        </table:table-row>
        <table:table-row table:style-name="ro1">
          <table:table-cell table:formula="of:=OFFSET([Sheet1.$A$1]; (ROW()-1)*2;0)" office:value-type="string" office:string-value="GUGUGCAUCCAGGCUGAGGUAGUAGGUUGUAUGGUUUCGAAUGACACCAUGGGAGUUAACUGUACAACCUUCUAGCUUUCCUUGGAGUACAC" calcext:value-type="string">
            <text:p>GUGUGCAUCCAGGCUGAGGUAGUAGGUUGUAUGGUUUCGAAUGACACCAUGGGAGUUAACUGUACAACCUUCUAGCUUUCCUUGGAGUACAC</text:p>
          </table:table-cell>
          <table:table-cell table:formula="of:=OFFSET([Sheet1.$A$2]; (ROW()-1)*2;0)" office:value-type="string" office:string-value="((((((.((((((..(((.(((.(((((((((((((((..(((....)))..))...))))))))))))).))).)))..))))))))))))" calcext:value-type="string">
            <text:p>((((((.((((((..(((.(((.(((((((((((((((..(((....)))..))...))))))))))))).))).)))..))))))))))))</text:p>
          </table:table-cell>
          <table:table-cell table:formula="of:=OFFSET([Sheet1.$B$2]; (ROW()-1)*2;0)" office:value-type="string" office:string-value="-40.90" calcext:value-type="string">
            <text:p>-40.90</text:p>
          </table:table-cell>
        </table:table-row>
        <table:table-row table:style-name="ro1">
          <table:table-cell table:formula="of:=OFFSET([Sheet1.$A$1]; (ROW()-1)*2;0)" office:value-type="string" office:string-value="UGUGCGUUGCGGUGUGAGGUAGUUGGUUGUAUGGUUUUGCAUAAUAAACAGCCCGGAGUUAACUGUACAACCUUCUAGCUUUCCCUGCGGCUGCACG" calcext:value-type="string">
            <text:p>UGUGCGUUGCGGUGUGAGGUAGUUGGUUGUAUGGUUUUGCAUAAUAAACAGCCCGGAGUUAACUGUACAACCUUCUAGCUUUCCCUGCGGCUGCACG</text:p>
          </table:table-cell>
          <table:table-cell table:formula="of:=OFFSET([Sheet1.$A$2]; (ROW()-1)*2;0)" office:value-type="string" office:string-value=".(((((((((((.(.(((.(((..((((((((((((..((.................)).))))))))))))..))).))).).))))))).))))." calcext:value-type="string">
            <text:p>.(((((((((((.(.(((.(((..((((((((((((..((.................)).))))))))))))..))).))).).))))))).)))).</text:p>
          </table:table-cell>
          <table:table-cell table:formula="of:=OFFSET([Sheet1.$B$2]; (ROW()-1)*2;0)" office:value-type="string" office:string-value="-38.80" calcext:value-type="string">
            <text:p>-38.80</text:p>
          </table:table-cell>
        </table:table-row>
        <table:table-row table:style-name="ro1">
          <table:table-cell table:formula="of:=OFFSET([Sheet1.$A$1]; (ROW()-1)*2;0)" office:value-type="string" office:string-value="CGCUGCAGGCUGAGGUAGUUGGUUGUAUGGUUUUGCAUCAUAAUCAGCCUGGAGUUAACUGUACAACCUUCUAGCUUUCCCUGCGGUG" calcext:value-type="string">
            <text:p>CGCUGCAGGCUGAGGUAGUUGGUUGUAUGGUUUUGCAUCAUAAUCAGCCUGGAGUUAACUGUACAACCUUCUAGCUUUCCCUGCGGUG</text:p>
          </table:table-cell>
          <table:table-cell table:formula="of:=OFFSET([Sheet1.$A$2]; (ROW()-1)*2;0)" office:value-type="string" office:string-value="(((((((((..(((.(((..((((((((((((..((.(((.........))).)).))))))))))))..))).)))..)))))))))" calcext:value-type="string">
            <text:p>(((((((((..(((.(((..((((((((((((..((.(((.........))).)).))))))))))))..))).)))..)))))))))</text:p>
          </table:table-cell>
          <table:table-cell table:formula="of:=OFFSET([Sheet1.$B$2]; (ROW()-1)*2;0)" office:value-type="string" office:string-value="-39.90" calcext:value-type="string">
            <text:p>-39.90</text:p>
          </table:table-cell>
        </table:table-row>
        <table:table-row table:style-name="ro1">
          <table:table-cell table:formula="of:=OFFSET([Sheet1.$A$1]; (ROW()-1)*2;0)" office:value-type="string" office:string-value="GCUGUUCUUGGGGCUGAGGUAGUAGAUUGAAUAGUUGUGGAGCCCUGCGCUCUCUCUCUGAGAUAACUAUACAAUCUACUGUCUUUCCUAAGGCGACAGC" calcext:value-type="string">
            <text:p>GCUGUUCUUGGGGCUGAGGUAGUAGAUUGAAUAGUUGUGGAGCCCUGCGCUCUCUCUCUGAGAUAACUAUACAAUCUACUGUCUUUCCUAAGGCGACAGC</text:p>
          </table:table-cell>
          <table:table-cell table:formula="of:=OFFSET([Sheet1.$A$2]; (ROW()-1)*2;0)" office:value-type="string" office:string-value="(((((((((((((..((((((((((((((.(((((((((((((.....)))))(((...))))))))))).)))))))))))))))))))))..))))))" calcext:value-type="string">
            <text:p>(((((((((((((..((((((((((((((.(((((((((((((.....)))))(((...))))))))))).)))))))))))))))))))))..))))))</text:p>
          </table:table-cell>
          <table:table-cell table:formula="of:=OFFSET([Sheet1.$B$2]; (ROW()-1)*2;0)" office:value-type="string" office:string-value="-42.60" calcext:value-type="string">
            <text:p>-42.60</text:p>
          </table:table-cell>
        </table:table-row>
        <table:table-row table:style-name="ro1">
          <table:table-cell table:formula="of:=OFFSET([Sheet1.$A$1]; (ROW()-1)*2;0)" office:value-type="string" office:string-value="UGGUAAUGCUUGUGCAGUGUGAGGUAGUAGAUUGUAUAGUUGUAGGGUAGUGAUUUUAUCCUGUGUAGAAGAUAACUAUACAAUCUAUUGCCUUCCCUGAGGGGCAGAAAUACACA" calcext:value-type="string">
            <text:p>UGGUAAUGCUUGUGCAGUGUGAGGUAGUAGAUUGUAUAGUUGUAGGGUAGUGAUUUUAUCCUGUGUAGAAGAUAACUAUACAAUCUAUUGCCUUCCCUGAGGGGCAGAAAUACACA</text:p>
          </table:table-cell>
          <table:table-cell table:formula="of:=OFFSET([Sheet1.$A$2]; (ROW()-1)*2;0)" office:value-type="string" office:string-value="......(((((.(.(((.(.((((((((((((((((((((((((((((((.....))))))).........))))))))))))))))))))))).))))).))))).........." calcext:value-type="string">
            <text:p>......(((((.(.(((.(.((((((((((((((((((((((((((((((.....))))))).........))))))))))))))))))))))).))))).)))))..........</text:p>
          </table:table-cell>
          <table:table-cell table:formula="of:=OFFSET([Sheet1.$B$2]; (ROW()-1)*2;0)" office:value-type="string" office:string-value="-45.50" calcext:value-type="string">
            <text:p>-45.50</text:p>
          </table:table-cell>
        </table:table-row>
        <table:table-row table:style-name="ro1">
          <table:table-cell table:formula="of:=OFFSET([Sheet1.$A$1]; (ROW()-1)*2;0)" office:value-type="string" office:string-value="GGGGGCUGUGGAAUGAGGUAGUAGUUUGUAUAGUUUGGGAUCACACCAGAUCUGGGAGAUAACUAUACAGCCUACUGUCUUUCUCACAGCUGCUCC" calcext:value-type="string">
            <text:p>GGGGGCUGUGGAAUGAGGUAGUAGUUUGUAUAGUUUGGGAUCACACCAGAUCUGGGAGAUAACUAUACAGCCUACUGUCUUUCUCACAGCUGCUCC</text:p>
          </table:table-cell>
          <table:table-cell table:formula="of:=OFFSET([Sheet1.$A$2]; (ROW()-1)*2;0)" office:value-type="string" office:string-value="((.(((((((((..((((((((((.(((((((((((.(((((......))))).).....)))))))))).)))))))))))).))))))).)).." calcext:value-type="string">
            <text:p>((.(((((((((..((((((((((.(((((((((((.(((((......))))).).....)))))))))).)))))))))))).))))))).))..</text:p>
          </table:table-cell>
          <table:table-cell table:formula="of:=OFFSET([Sheet1.$B$2]; (ROW()-1)*2;0)" office:value-type="string" office:string-value="-39.90" calcext:value-type="string">
            <text:p>-39.90</text:p>
          </table:table-cell>
        </table:table-row>
        <table:table-row table:style-name="ro1">
          <table:table-cell table:formula="of:=OFFSET([Sheet1.$A$1]; (ROW()-1)*2;0)" office:value-type="string" office:string-value="GUGGACUGUGGGAUGAGGUAGUAGUUUGUAUAGUUUUAGGAUCACACCAGAUCUGGGAGAUAACUAUACAGUCUACUGUCUUUCCCACGGUUACCGC" calcext:value-type="string">
            <text:p>GUGGACUGUGGGAUGAGGUAGUAGUUUGUAUAGUUUUAGGAUCACACCAGAUCUGGGAGAUAACUAUACAGUCUACUGUCUUUCCCACGGUUACCGC</text:p>
          </table:table-cell>
          <table:table-cell table:formula="of:=OFFSET([Sheet1.$A$2]; (ROW()-1)*2;0)" office:value-type="string" office:string-value="(((((((((((((.((((((((((.((((((((((...(((((......))))).......)))))))))).)))))))))))))))))))..))))" calcext:value-type="string">
            <text:p>(((((((((((((.((((((((((.((((((((((...(((((......))))).......)))))))))).)))))))))))))))))))..))))</text:p>
          </table:table-cell>
          <table:table-cell table:formula="of:=OFFSET([Sheet1.$B$2]; (ROW()-1)*2;0)" office:value-type="string" office:string-value="-43.70" calcext:value-type="string">
            <text:p>-43.70</text:p>
          </table:table-cell>
        </table:table-row>
        <table:table-row table:style-name="ro1">
          <table:table-cell table:formula="of:=OFFSET([Sheet1.$A$1]; (ROW()-1)*2;0)" office:value-type="string" office:string-value="GAGUUGGCUGUGUUGUGGUGAGGUAGUAAGUUGUGUUGUUGUUGGGGAUCAGUAUAGUAUGGCCCUUGAAGGAGAUAACUAUACAAUUUACUGCCUUCCAUAAUGCAGACUCUC" calcext:value-type="string">
            <text:p>GAGUUGGCUGUGUUGUGGUGAGGUAGUAAGUUGUGUUGUUGUUGGGGAUCAGUAUAGUAUGGCCCUUGAAGGAGAUAACUAUACAAUUUACUGCCUUCCAUAAUGCAGACUCUC</text:p>
          </table:table-cell>
          <table:table-cell table:formula="of:=OFFSET([Sheet1.$A$2]; (ROW()-1)*2;0)" office:value-type="string" office:string-value="((((...(((((((((((.(((((((((((((((((.((((((((((.(((........))))))).......)))))).)))))))))))))))))))))))))))))))).." calcext:value-type="string">
            <text:p>((((...(((((((((((.(((((((((((((((((.((((((((((.(((........))))))).......)))))).))))))))))))))))))))))))))))))))..</text:p>
          </table:table-cell>
          <table:table-cell table:formula="of:=OFFSET([Sheet1.$B$2]; (ROW()-1)*2;0)" office:value-type="string" office:string-value="-51.40" calcext:value-type="string">
            <text:p>-51.40</text:p>
          </table:table-cell>
        </table:table-row>
        <table:table-row table:style-name="ro1">
          <table:table-cell table:formula="of:=OFFSET([Sheet1.$A$1]; (ROW()-1)*2;0)" office:value-type="string" office:string-value="GUGUACUGGCUGAGGUAGUAGUUUGUGCUGUUGGUUGGGAUGUGACAUUGCCCGUUAUGGAGAUGACUGCGCAAGCUACUCCCUUGCCAGUGCUG" calcext:value-type="string">
            <text:p>GUGUACUGGCUGAGGUAGUAGUUUGUGCUGUUGGUUGGGAUGUGACAUUGCCCGUUAUGGAGAUGACUGCGCAAGCUACUCCCUUGCCAGUGCUG</text:p>
          </table:table-cell>
          <table:table-cell table:formula="of:=OFFSET([Sheet1.$A$2]; (ROW()-1)*2;0)" office:value-type="string" office:string-value="..((((((((.((((.((((((((((((.((..(((....((((((.......))))))..))).)).)))))))))))).)))))))))))).." calcext:value-type="string">
            <text:p>..((((((((.((((.((((((((((((.((..(((....((((((.......))))))..))).)).)))))))))))).))))))))))))..</text:p>
          </table:table-cell>
          <table:table-cell table:formula="of:=OFFSET([Sheet1.$B$2]; (ROW()-1)*2;0)" office:value-type="string" office:string-value="-42.40" calcext:value-type="string">
            <text:p>-42.40</text:p>
          </table:table-cell>
        </table:table-row>
        <table:table-row table:style-name="ro1">
          <table:table-cell table:formula="of:=OFFSET([Sheet1.$A$1]; (ROW()-1)*2;0)" office:value-type="string" office:string-value="GCCUACUUGGUGUACAUACUUCUUUAUGUGCCCAUAUGAACAUAUAAAAGCUAUGGAAUGUAAAGAAGUAUGUAUUCUUGGUCAGGU" calcext:value-type="string">
            <text:p>GCCUACUUGGUGUACAUACUUCUUUAUGUGCCCAUAUGAACAUAUAAAAGCUAUGGAAUGUAAAGAAGUAUGUAUUCUUGGUCAGGU</text:p>
          </table:table-cell>
          <table:table-cell table:formula="of:=OFFSET([Sheet1.$A$2]; (ROW()-1)*2;0)" office:value-type="string" office:string-value="(((((((.((.((((((((((((((((((..(((((...............))))).)))))))))))))))))).)).))).))))" calcext:value-type="string">
            <text:p>(((((((.((.((((((((((((((((((..(((((...............))))).)))))))))))))))))).)).))).))))</text:p>
          </table:table-cell>
          <table:table-cell table:formula="of:=OFFSET([Sheet1.$B$2]; (ROW()-1)*2;0)" office:value-type="string" office:string-value="-32.70" calcext:value-type="string">
            <text:p>-32.70</text:p>
          </table:table-cell>
        </table:table-row>
        <table:table-row table:style-name="ro1">
          <table:table-cell table:formula="of:=OFFSET([Sheet1.$A$1]; (ROW()-1)*2;0)" office:value-type="string" office:string-value="GCCCAUAUAUCCCGCUUGGUAGACAUACUUCUUUAUAUGCCCAUAUGAACAAGAGCAGCUAUGGAAUGUAAAGAAGUAUGUAUCCCAGGUGAGAGAAAAACGGGGC" calcext:value-type="string">
            <text:p>GCCCAUAUAUCCCGCUUGGUAGACAUACUUCUUUAUAUGCCCAUAUGAACAAGAGCAGCUAUGGAAUGUAAAGAAGUAUGUAUCCCAGGUGAGAGAAAAACGGGGC</text:p>
          </table:table-cell>
          <table:table-cell table:formula="of:=OFFSET([Sheet1.$A$2]; (ROW()-1)*2;0)" office:value-type="string" office:string-value="((((.....((.(((((((...((((((((((((((((..(((((((........))..))))).))))))))))))))))...))))))).))........))))" calcext:value-type="string">
            <text:p>((((.....((.(((((((...((((((((((((((((..(((((((........))..))))).))))))))))))))))...))))))).))........))))</text:p>
          </table:table-cell>
          <table:table-cell table:formula="of:=OFFSET([Sheet1.$B$2]; (ROW()-1)*2;0)" office:value-type="string" office:string-value="-41.70" calcext:value-type="string">
            <text:p>-41.70</text:p>
          </table:table-cell>
        </table:table-row>
        <table:table-row table:style-name="ro1">
          <table:table-cell table:formula="of:=OFFSET([Sheet1.$A$1]; (ROW()-1)*2;0)" office:value-type="string" office:string-value="UGUGUGUGUGUUCUGCCCUCUGCGGAGUGGAAGACUAGUGAUUUUGUUGUGAAAAUGAACAAAAACCAACAACAAACCGCAGUCGUCCUCUCAGCACGGGGCCCACACCUGCAGAGCACA" calcext:value-type="string">
            <text:p>UGUGUGUGUGUUCUGCCCUCUGCGGAGUGGAAGACUAGUGAUUUUGUUGUGAAAAUGAACAAAAACCAACAACAAACCGCAGUCGUCCUCUCAGCACGGGGCCCACACCUGCAGAGCACA</text:p>
          </table:table-cell>
          <table:table-cell table:formula="of:=OFFSET([Sheet1.$A$2]; (ROW()-1)*2;0)" office:value-type="string" office:string-value="......(((((((((((((((((.(((.(((.((((.(((..((((((((..................)))))))).))))))).))).))).))).)))).........))))))))))" calcext:value-type="string">
            <text:p>......(((((((((((((((((.(((.(((.((((.(((..((((((((..................)))))))).))))))).))).))).))).)))).........))))))))))</text:p>
          </table:table-cell>
          <table:table-cell table:formula="of:=OFFSET([Sheet1.$B$2]; (ROW()-1)*2;0)" office:value-type="string" office:string-value="-45.30" calcext:value-type="string">
            <text:p>-45.30</text:p>
          </table:table-cell>
        </table:table-row>
        <table:table-row table:style-name="ro1">
          <table:table-cell table:formula="of:=OFFSET([Sheet1.$A$1]; (ROW()-1)*2;0)" office:value-type="string" office:string-value="GGGGUUGGCUGUUAUCUUUGGUUAUCUAGCUGUAUGAGUGUUAUUCAUUCUUCAUAAAGCUAGAUAACCGAAAGUAACAAGAAUCCC" calcext:value-type="string">
            <text:p>GGGGUUGGCUGUUAUCUUUGGUUAUCUAGCUGUAUGAGUGUUAUUCAUUCUUCAUAAAGCUAGAUAACCGAAAGUAACAAGAAUCCC</text:p>
          </table:table-cell>
          <table:table-cell table:formula="of:=OFFSET([Sheet1.$A$2]; (ROW()-1)*2;0)" office:value-type="string" office:string-value="((((((...((((((.(((((((((((((((.((((((((.....)))...))))).))))))))))))))).))))))..))))))" calcext:value-type="string">
            <text:p>((((((...((((((.(((((((((((((((.((((((((.....)))...))))).))))))))))))))).))))))..))))))</text:p>
          </table:table-cell>
          <table:table-cell table:formula="of:=OFFSET([Sheet1.$B$2]; (ROW()-1)*2;0)" office:value-type="string" office:string-value="-39.10" calcext:value-type="string">
            <text:p>-39.10</text:p>
          </table:table-cell>
        </table:table-row>
        <table:table-row table:style-name="ro1">
          <table:table-cell table:formula="of:=OFFSET([Sheet1.$A$1]; (ROW()-1)*2;0)" office:value-type="string" office:string-value="GCUCUCCUCUGGUGACUUUUGCACUUGGAGGCGUGUUGUUAUCUUUGGUUAUCUAGCUGUAUGAGUGUGCUGGCCGUCAUAAAGCUAGAUAACCGAAAGUAAGAGCCGCUUCUAUCAGCAACGUAUGGAGCAUUGC" calcext:value-type="string">
            <text:p>GCUCUCCUCUGGUGACUUUUGCACUUGGAGGCGUGUUGUUAUCUUUGGUUAUCUAGCUGUAUGAGUGUGCUGGCCGUCAUAAAGCUAGAUAACCGAAAGUAAGAGCCGCUUCUAUCAGCAACGUAUGGAGCAUUGC</text:p>
          </table:table-cell>
          <table:table-cell table:formula="of:=OFFSET([Sheet1.$A$2]; (ROW()-1)*2;0)" office:value-type="string" office:string-value="(((((......(((....((((...((((((((.(((.((((.(((((((((((((((.(((((..((....))..))))).))))))))))))))).)))).)))))))))))...))))..))))))))....." calcext:value-type="string">
            <text:p>(((((......(((....((((...((((((((.(((.((((.(((((((((((((((.(((((..((....))..))))).))))))))))))))).)))).)))))))))))...))))..)))))))).....</text:p>
          </table:table-cell>
          <table:table-cell table:formula="of:=OFFSET([Sheet1.$B$2]; (ROW()-1)*2;0)" office:value-type="string" office:string-value="-56.70" calcext:value-type="string">
            <text:p>-56.70</text:p>
          </table:table-cell>
        </table:table-row>
        <table:table-row table:style-name="ro1">
          <table:table-cell table:formula="of:=OFFSET([Sheet1.$A$1]; (ROW()-1)*2;0)" office:value-type="string" office:string-value="UGGGUUAGUUUUUCUCUUUGGUUAUCUAGCUGUAUGAGUUUAUGUGAUAUCAUAAAGCUAGAGAACCGAAUGUAUAAACUAAUUCCA" calcext:value-type="string">
            <text:p>UGGGUUAGUUUUUCUCUUUGGUUAUCUAGCUGUAUGAGUUUAUGUGAUAUCAUAAAGCUAGAGAACCGAAUGUAUAAACUAAUUCCA</text:p>
          </table:table-cell>
          <table:table-cell table:formula="of:=OFFSET([Sheet1.$A$2]; (ROW()-1)*2;0)" office:value-type="string" office:string-value=".((((((((((.....(((((((.(((((((.(((((..((....))..))))).))))))).))))))).....)))))))))).." calcext:value-type="string">
            <text:p>.((((((((((.....(((((((.(((((((.(((((..((....))..))))).))))))).))))))).....))))))))))..</text:p>
          </table:table-cell>
          <table:table-cell table:formula="of:=OFFSET([Sheet1.$B$2]; (ROW()-1)*2;0)" office:value-type="string" office:string-value="-31.30" calcext:value-type="string">
            <text:p>-31.30</text:p>
          </table:table-cell>
        </table:table-row>
        <table:table-row table:style-name="ro1">
          <table:table-cell table:formula="of:=OFFSET([Sheet1.$A$1]; (ROW()-1)*2;0)" office:value-type="string" office:string-value="UCAGGGGGUUGGUUUCUCUCUUUGGUUAUCUAGCUGUAUGAGUUAUAACACUGUCAUAAAGCUAGAUAACCGAAAGUAGAAAUAAUUCCCAAAAUCUUUGG" calcext:value-type="string">
            <text:p>UCAGGGGGUUGGUUUCUCUCUUUGGUUAUCUAGCUGUAUGAGUUAUAACACUGUCAUAAAGCUAGAUAACCGAAAGUAGAAAUAAUUCCCAAAAUCUUUGG</text:p>
          </table:table-cell>
          <table:table-cell table:formula="of:=OFFSET([Sheet1.$A$2]; (ROW()-1)*2;0)" office:value-type="string" office:string-value="...((((((((.(((((((.(((((((((((((((.(((((............))))).))))))))))))))))).)))))))))))))..........." calcext:value-type="string">
            <text:p>...((((((((.(((((((.(((((((((((((((.(((((............))))).))))))))))))))))).)))))))))))))...........</text:p>
          </table:table-cell>
          <table:table-cell table:formula="of:=OFFSET([Sheet1.$B$2]; (ROW()-1)*2;0)" office:value-type="string" office:string-value="-40.30" calcext:value-type="string">
            <text:p>-40.30</text:p>
          </table:table-cell>
        </table:table-row>
        <table:table-row table:style-name="ro1">
          <table:table-cell table:formula="of:=OFFSET([Sheet1.$A$1]; (ROW()-1)*2;0)" office:value-type="string" office:string-value="GGAAGCGAGUUGUUAUCUUUGGUUAUCUAGCUGUAUGAGUAUUUUGCACUUCAUAAAGCUAGAUAACCGAAAGUAAAAACUGCCUCC" calcext:value-type="string">
            <text:p>GGAAGCGAGUUGUUAUCUUUGGUUAUCUAGCUGUAUGAGUAUUUUGCACUUCAUAAAGCUAGAUAACCGAAAGUAAAAACUGCCUCC</text:p>
          </table:table-cell>
          <table:table-cell table:formula="of:=OFFSET([Sheet1.$A$2]; (ROW()-1)*2;0)" office:value-type="string" office:string-value="(((.((.((((.((((.(((((((((((((((.(((((((.......)).))))).))))))))))))))).)))).)))))).)))" calcext:value-type="string">
            <text:p>(((.((.((((.((((.(((((((((((((((.(((((((.......)).))))).))))))))))))))).)))).)))))).)))</text:p>
          </table:table-cell>
          <table:table-cell table:formula="of:=OFFSET([Sheet1.$B$2]; (ROW()-1)*2;0)" office:value-type="string" office:string-value="-36.80" calcext:value-type="string">
            <text:p>-36.80</text:p>
          </table:table-cell>
        </table:table-row>
        <table:table-row table:style-name="ro1">
          <table:table-cell table:formula="of:=OFFSET([Sheet1.$A$1]; (ROW()-1)*2;0)" office:value-type="string" office:string-value="GGAGGUAGUUGCUAUCUUUGGUUAUCUAGCUGUAUGAGUGUUUAUCUGCCUUCAUAAAGCUAGAUAACCGAAAGUAGAAAUGUCCUCC" calcext:value-type="string">
            <text:p>GGAGGUAGUUGCUAUCUUUGGUUAUCUAGCUGUAUGAGUGUUUAUCUGCCUUCAUAAAGCUAGAUAACCGAAAGUAGAAAUGUCCUCC</text:p>
          </table:table-cell>
          <table:table-cell table:formula="of:=OFFSET([Sheet1.$A$2]; (ROW()-1)*2;0)" office:value-type="string" office:string-value="(((((..(((.((((.(((((((((((((((.((((((.((......)).)))))).))))))))))))))).)))).)))..)))))" calcext:value-type="string">
            <text:p>(((((..(((.((((.(((((((((((((((.((((((.((......)).)))))).))))))))))))))).)))).)))..)))))</text:p>
          </table:table-cell>
          <table:table-cell table:formula="of:=OFFSET([Sheet1.$B$2]; (ROW()-1)*2;0)" office:value-type="string" office:string-value="-43.50" calcext:value-type="string">
            <text:p>-43.50</text:p>
          </table:table-cell>
        </table:table-row>
        <table:table-row table:style-name="ro1">
          <table:table-cell table:formula="of:=OFFSET([Sheet1.$A$1]; (ROW()-1)*2;0)" office:value-type="string" office:string-value="GGGUUAGUUUUUCUCUUUGGUUAUCUAGCUGUAUGAGUUAUGAAAUAUCAUAAAGCUAGAGAACCGAAAGUAGAAACUAUACCU" calcext:value-type="string">
            <text:p>GGGUUAGUUUUUCUCUUUGGUUAUCUAGCUGUAUGAGUUAUGAAAUAUCAUAAAGCUAGAGAACCGAAAGUAGAAACUAUACCU</text:p>
          </table:table-cell>
          <table:table-cell table:formula="of:=OFFSET([Sheet1.$A$2]; (ROW()-1)*2;0)" office:value-type="string" office:string-value="((..((((((((((.(((((((.(((((((.(((((...........))))).))))))).))))))))).))))))))..))." calcext:value-type="string">
            <text:p>((..((((((((((.(((((((.(((((((.(((((...........))))).))))))).))))))))).))))))))..)).</text:p>
          </table:table-cell>
          <table:table-cell table:formula="of:=OFFSET([Sheet1.$B$2]; (ROW()-1)*2;0)" office:value-type="string" office:string-value="-33.70" calcext:value-type="string">
            <text:p>-33.70</text:p>
          </table:table-cell>
        </table:table-row>
        <table:table-row table:style-name="ro1">
          <table:table-cell table:formula="of:=OFFSET([Sheet1.$A$1]; (ROW()-1)*2;0)" office:value-type="string" office:string-value="UGGAAGCUUUGUUCCGUCGUCUAUAUAUACCCUGUAGAACCGAAUGUGUGUUUACACAGCAAAUUCACAGAUUCGGUUUUAGGGGAGUAUAUGGACGAUGCAAAAACGUCUGCUUUCA" calcext:value-type="string">
            <text:p>UGGAAGCUUUGUUCCGUCGUCUAUAUAUACCCUGUAGAACCGAAUGUGUGUUUACACAGCAAAUUCACAGAUUCGGUUUUAGGGGAGUAUAUGGACGAUGCAAAAACGUCUGCUUUCA</text:p>
          </table:table-cell>
          <table:table-cell table:formula="of:=OFFSET([Sheet1.$A$2]; (ROW()-1)*2;0)" office:value-type="string" office:string-value="(((((((..((((.((((((((((((((.((((.(((((((((((.((((...............)))).))))))))))))))).))))))))))))))....))))...)))))))" calcext:value-type="string">
            <text:p>(((((((..((((.((((((((((((((.((((.(((((((((((.((((...............)))).))))))))))))))).))))))))))))))....))))...)))))))</text:p>
          </table:table-cell>
          <table:table-cell table:formula="of:=OFFSET([Sheet1.$B$2]; (ROW()-1)*2;0)" office:value-type="string" office:string-value="-51.70" calcext:value-type="string">
            <text:p>-51.70</text:p>
          </table:table-cell>
        </table:table-row>
        <table:table-row table:style-name="ro1">
          <table:table-cell table:formula="of:=OFFSET([Sheet1.$A$1]; (ROW()-1)*2;0)" office:value-type="string" office:string-value="CCUGUCGGUACUGUAGCAGCACAGAAUGGUUUGUGAGUUAUAACGGGGGUGCAGGCCGUACUGUGCUGCGGCAACAACGACAGG" calcext:value-type="string">
            <text:p>CCUGUCGGUACUGUAGCAGCACAGAAUGGUUUGUGAGUUAUAACGGGGGUGCAGGCCGUACUGUGCUGCGGCAACAACGACAGG</text:p>
          </table:table-cell>
          <table:table-cell table:formula="of:=OFFSET([Sheet1.$A$2]; (ROW()-1)*2;0)" office:value-type="string" office:string-value="(((((((....(((.(((((((((.(((((((((................))))))))).))))))))).)))....)))))))" calcext:value-type="string">
            <text:p>(((((((....(((.(((((((((.(((((((((................))))))))).))))))))).)))....)))))))</text:p>
          </table:table-cell>
          <table:table-cell table:formula="of:=OFFSET([Sheet1.$B$2]; (ROW()-1)*2;0)" office:value-type="string" office:string-value="-41.80" calcext:value-type="string">
            <text:p>-41.80</text:p>
          </table:table-cell>
        </table:table-row>
        <table:table-row table:style-name="ro1">
          <table:table-cell table:formula="of:=OFFSET([Sheet1.$A$1]; (ROW()-1)*2;0)" office:value-type="string" office:string-value="GCCGAGGCUCUCUAGGUGAUGGUGUAGCAGCACAGAAUGGUUUGUGGUGAUACAGAGAUGCAGGCCAUGAUGUGCUGCAGCAUCAAUUCCUGGGACCUACGC" calcext:value-type="string">
            <text:p>GCCGAGGCUCUCUAGGUGAUGGUGUAGCAGCACAGAAUGGUUUGUGGUGAUACAGAGAUGCAGGCCAUGAUGUGCUGCAGCAUCAAUUCCUGGGACCUACGC</text:p>
          </table:table-cell>
          <table:table-cell table:formula="of:=OFFSET([Sheet1.$A$2]; (ROW()-1)*2;0)" office:value-type="string" office:string-value="..(((((.((.(((((...((((((.((((((((..((((((((((............))))))))))..)))))))).))))))...)))))))))).))." calcext:value-type="string">
            <text:p>..(((((.((.(((((...((((((.((((((((..((((((((((............))))))))))..)))))))).))))))...)))))))))).)).</text:p>
          </table:table-cell>
          <table:table-cell table:formula="of:=OFFSET([Sheet1.$B$2]; (ROW()-1)*2;0)" office:value-type="string" office:string-value="-46.80" calcext:value-type="string">
            <text:p>-46.80</text:p>
          </table:table-cell>
        </table:table-row>
        <table:table-row table:style-name="ro1">
          <table:table-cell table:formula="of:=OFFSET([Sheet1.$A$1]; (ROW()-1)*2;0)" office:value-type="string" office:string-value="CCUUCCUCGCUUUAGCAGCACGUAAAUAUUGGUGUGUUAUAGUCAAGGCCAACCCCAAUAUUAUGUGUGCUGCUUCAGUAAGGCAGG" calcext:value-type="string">
            <text:p>CCUUCCUCGCUUUAGCAGCACGUAAAUAUUGGUGUGUUAUAGUCAAGGCCAACCCCAAUAUUAUGUGUGCUGCUUCAGUAAGGCAGG</text:p>
          </table:table-cell>
          <table:table-cell table:formula="of:=OFFSET([Sheet1.$A$2]; (ROW()-1)*2;0)" office:value-type="string" office:string-value="(((.(((.(((..(((((((((((((((((((.(((((........)))..)).)))))))).)))))))))))..))).))).)))" calcext:value-type="string">
            <text:p>(((.(((.(((..(((((((((((((((((((.(((((........)))..)).)))))))).)))))))))))..))).))).)))</text:p>
          </table:table-cell>
          <table:table-cell table:formula="of:=OFFSET([Sheet1.$B$2]; (ROW()-1)*2;0)" office:value-type="string" office:string-value="-33.00" calcext:value-type="string">
            <text:p>-33.00</text:p>
          </table:table-cell>
        </table:table-row>
        <table:table-row table:style-name="ro1">
          <table:table-cell table:formula="of:=OFFSET([Sheet1.$A$1]; (ROW()-1)*2;0)" office:value-type="string" office:string-value="CCUGAACUUGGCCGUGUGACAGACUGGCUGCCUGGCUGUAGCAGCACGUAAAUAUUGGAGUCAAAGCACUUGCGAAUCCUCCAGUAUUGACCGUGCUGCUGGAGUUAGGCGGGCCGUUUACCGUCUGCGGGGGCCUCGGG" calcext:value-type="string">
            <text:p>CCUGAACUUGGCCGUGUGACAGACUGGCUGCCUGGCUGUAGCAGCACGUAAAUAUUGGAGUCAAAGCACUUGCGAAUCCUCCAGUAUUGACCGUGCUGCUGGAGUUAGGCGGGCCGUUUACCGUCUGCGGGGGCCUCGGG</text:p>
          </table:table-cell>
          <table:table-cell table:formula="of:=OFFSET([Sheet1.$A$2]; (ROW()-1)*2;0)" office:value-type="string" office:string-value="(((((....((((.(.((.((((((((((((((((((.((((((((((..((((((((((.....((....)).....))))))))))...)))))))))).)))))))).)))))......))))))).))))))))))" calcext:value-type="string">
            <text:p>(((((....((((.(.((.((((((((((((((((((.((((((((((..((((((((((.....((....)).....))))))))))...)))))))))).)))))))).)))))......))))))).))))))))))</text:p>
          </table:table-cell>
          <table:table-cell table:formula="of:=OFFSET([Sheet1.$B$2]; (ROW()-1)*2;0)" office:value-type="string" office:string-value="-74.00" calcext:value-type="string">
            <text:p>-74.00</text:p>
          </table:table-cell>
        </table:table-row>
        <table:table-row table:style-name="ro1">
          <table:table-cell table:formula="of:=OFFSET([Sheet1.$A$1]; (ROW()-1)*2;0)" office:value-type="string" office:string-value="GAGGUUGUGUGUGUGUGCGUGUGUUGUCUUGCUUUAGCAGCAUGUAAAUAUUGGAGUUACUCCUUGGCCAAUGCCUCCAAUAUUGCUCGUGCUGCUGAAGCAAGAAGUCACCAAGCAGCACAUGCACGUCAUCCUU" calcext:value-type="string">
            <text:p>GAGGUUGUGUGUGUGUGCGUGUGUUGUCUUGCUUUAGCAGCAUGUAAAUAUUGGAGUUACUCCUUGGCCAAUGCCUCCAAUAUUGCUCGUGCUGCUGAAGCAAGAAGUCACCAAGCAGCACAUGCACGUCAUCCUU</text:p>
          </table:table-cell>
          <table:table-cell table:formula="of:=OFFSET([Sheet1.$A$2]; (ROW()-1)*2;0)" office:value-type="string" office:string-value="((((.((((((((((((((((((...((((((((((((((((((..(((((((((..........(((....))))))))))))...))))))))))))))))))...)))...)).))))))))))).)).))))" calcext:value-type="string">
            <text:p>((((.((((((((((((((((((...((((((((((((((((((..(((((((((..........(((....))))))))))))...))))))))))))))))))...)))...)).))))))))))).)).))))</text:p>
          </table:table-cell>
          <table:table-cell table:formula="of:=OFFSET([Sheet1.$B$2]; (ROW()-1)*2;0)" office:value-type="string" office:string-value="-67.60" calcext:value-type="string">
            <text:p>-67.60</text:p>
          </table:table-cell>
        </table:table-row>
        <table:table-row table:style-name="ro1">
          <table:table-cell table:formula="of:=OFFSET([Sheet1.$A$1]; (ROW()-1)*2;0)" office:value-type="string" office:string-value="GGACUUUCUUGAGUGGACUUGGUUGGUGUCAAUGUAUUGUCAAAGUGCUUACAGUGCAGGUAGUAUUAUGGAAUAUCUACUGCAGUGGAGGCACUUCUAGCAAUACACUUGACCAUUUUAACCUUCCUCCAGGCAUCC" calcext:value-type="string">
            <text:p>GGACUUUCUUGAGUGGACUUGGUUGGUGUCAAUGUAUUGUCAAAGUGCUUACAGUGCAGGUAGUAUUAUGGAAUAUCUACUGCAGUGGAGGCACUUCUAGCAAUACACUUGACCAUUUUAACCUUCCUCCAGGCAUCC</text:p>
          </table:table-cell>
          <table:table-cell table:formula="of:=OFFSET([Sheet1.$A$2]; (ROW()-1)*2;0)" office:value-type="string" office:string-value="(((....((((.(.(((...((((((.(((((((((((((..(((((((..((.(((((.(((((((....)))).)))))))).))..)))))))...)))))))).)))))....)))))).))).)))))..)))" calcext:value-type="string">
            <text:p>(((....((((.(.(((...((((((.(((((((((((((..(((((((..((.(((((.(((((((....)))).)))))))).))..)))))))...)))))))).)))))....)))))).))).)))))..)))</text:p>
          </table:table-cell>
          <table:table-cell table:formula="of:=OFFSET([Sheet1.$B$2]; (ROW()-1)*2;0)" office:value-type="string" office:string-value="-49.00" calcext:value-type="string">
            <text:p>-49.00</text:p>
          </table:table-cell>
        </table:table-row>
        <table:table-row table:style-name="ro1">
          <table:table-cell table:formula="of:=OFFSET([Sheet1.$A$1]; (ROW()-1)*2;0)" office:value-type="string" office:string-value="GUCACUGUAGUGUCAAAGUGCUUACAGUGCAGGUAGUUCAAUAUAAUCUACUGCAGUGGAGGCACUUCAAGCUUUACCGUGAC" calcext:value-type="string">
            <text:p>GUCACUGUAGUGUCAAAGUGCUUACAGUGCAGGUAGUUCAAUAUAAUCUACUGCAGUGGAGGCACUUCAAGCUUUACCGUGAC</text:p>
          </table:table-cell>
          <table:table-cell table:formula="of:=OFFSET([Sheet1.$A$2]; (ROW()-1)*2;0)" office:value-type="string" office:string-value="(((((.((((.((..(((((((..((.(((((.(((...........)))))))).))..)))))))...)).)))).)))))" calcext:value-type="string">
            <text:p>(((((.((((.((..(((((((..((.(((((.(((...........)))))))).))..)))))))...)).)))).)))))</text:p>
          </table:table-cell>
          <table:table-cell table:formula="of:=OFFSET([Sheet1.$B$2]; (ROW()-1)*2;0)" office:value-type="string" office:string-value="-31.90" calcext:value-type="string">
            <text:p>-31.90</text:p>
          </table:table-cell>
        </table:table-row>
        <table:table-row table:style-name="ro1">
          <table:table-cell table:formula="of:=OFFSET([Sheet1.$A$1]; (ROW()-1)*2;0)" office:value-type="string" office:string-value="GAGUUUGUCCUGGCAGUUCCAAAGUGCUCACAGUGCAGGUAGUGCCAGUGGAUCUACUGCAAUGUCUGCACUUCAAGUAUUGCCGGACGCCUUC" calcext:value-type="string">
            <text:p>GAGUUUGUCCUGGCAGUUCCAAAGUGCUCACAGUGCAGGUAGUGCCAGUGGAUCUACUGCAAUGUCUGCACUUCAAGUAUUGCCGGACGCCUUC</text:p>
          </table:table-cell>
          <table:table-cell table:formula="of:=OFFSET([Sheet1.$A$2]; (ROW()-1)*2;0)" office:value-type="string" office:string-value=".....(((((.((((((....((((((..(((.(((((.(((..((...))..)))))))).)))..)))))).....)))))))))))....." calcext:value-type="string">
            <text:p>.....(((((.((((((....((((((..(((.(((((.(((..((...))..)))))))).)))..)))))).....))))))))))).....</text:p>
          </table:table-cell>
          <table:table-cell table:formula="of:=OFFSET([Sheet1.$B$2]; (ROW()-1)*2;0)" office:value-type="string" office:string-value="-37.30" calcext:value-type="string">
            <text:p>-37.30</text:p>
          </table:table-cell>
        </table:table-row>
        <table:table-row table:style-name="ro1">
          <table:table-cell table:formula="of:=OFFSET([Sheet1.$A$1]; (ROW()-1)*2;0)" office:value-type="string" office:string-value="GGCUUUGUGCUAAGGUGCAUCUAGUGCAGAUAGUGAAGUAGACUAGCACCUACUGCCCUAAGUGCUCCUUCUGGCACGAGGGU" calcext:value-type="string">
            <text:p>GGCUUUGUGCUAAGGUGCAUCUAGUGCAGAUAGUGAAGUAGACUAGCACCUACUGCCCUAAGUGCUCCUUCUGGCACGAGGGU</text:p>
          </table:table-cell>
          <table:table-cell table:formula="of:=OFFSET([Sheet1.$A$2]; (ROW()-1)*2;0)" office:value-type="string" office:string-value="..(((((((((((((.((((.(((.((((.(((((...........)).))))))).))).)))).)))..)))))))))).." calcext:value-type="string">
            <text:p>..(((((((((((((.((((.(((.((((.(((((...........)).))))))).))).)))).)))..))))))))))..</text:p>
          </table:table-cell>
          <table:table-cell table:formula="of:=OFFSET([Sheet1.$B$2]; (ROW()-1)*2;0)" office:value-type="string" office:string-value="-31.70" calcext:value-type="string">
            <text:p>-31.70</text:p>
          </table:table-cell>
        </table:table-row>
        <table:table-row table:style-name="ro1">
          <table:table-cell table:formula="of:=OFFSET([Sheet1.$A$1]; (ROW()-1)*2;0)" office:value-type="string" office:string-value="UACUGCUUAUGCUAAGGUGCAUUUAGUGCAGAUAGUGAAAUAGACUAGCACCUACUGCCCUAAGUGCCCCUUCUGGCAUAAGGGGCU" calcext:value-type="string">
            <text:p>UACUGCUUAUGCUAAGGUGCAUUUAGUGCAGAUAGUGAAAUAGACUAGCACCUACUGCCCUAAGUGCCCCUUCUGGCAUAAGGGGCU</text:p>
          </table:table-cell>
          <table:table-cell table:formula="of:=OFFSET([Sheet1.$A$2]; (ROW()-1)*2;0)" office:value-type="string" office:string-value="..((.((((((((((((.((((((((.((((.(((((...........)).))))))).)))))))).)))..))))))))).)).." calcext:value-type="string">
            <text:p>..((.((((((((((((.((((((((.((((.(((((...........)).))))))).)))))))).)))..))))))))).))..</text:p>
          </table:table-cell>
          <table:table-cell table:formula="of:=OFFSET([Sheet1.$B$2]; (ROW()-1)*2;0)" office:value-type="string" office:string-value="-35.40" calcext:value-type="string">
            <text:p>-35.40</text:p>
          </table:table-cell>
        </table:table-row>
        <table:table-row table:style-name="ro1">
          <table:table-cell table:formula="of:=OFFSET([Sheet1.$A$1]; (ROW()-1)*2;0)" office:value-type="string" office:string-value="GCCUUCCUGCUAAGGUGCAUCUUGUGUAGUUAGUGAAGUAGUCUAGUAUCUACUGCGCUAGAUGUUCCUUUUGGCAGGAGUAGCU" calcext:value-type="string">
            <text:p>GCCUUCCUGCUAAGGUGCAUCUUGUGUAGUUAGUGAAGUAGUCUAGUAUCUACUGCGCUAGAUGUUCCUUUUGGCAGGAGUAGCU</text:p>
          </table:table-cell>
          <table:table-cell table:formula="of:=OFFSET([Sheet1.$A$2]; (ROW()-1)*2;0)" office:value-type="string" office:string-value="((.((((((((((((.((((((.(((((((..(((.((....))..)))..))))))).)))))).)))..)))))))))..))." calcext:value-type="string">
            <text:p>((.((((((((((((.((((((.(((((((..(((.((....))..)))..))))))).)))))).)))..)))))))))..)).</text:p>
          </table:table-cell>
          <table:table-cell table:formula="of:=OFFSET([Sheet1.$B$2]; (ROW()-1)*2;0)" office:value-type="string" office:string-value="-35.10" calcext:value-type="string">
            <text:p>-35.10</text:p>
          </table:table-cell>
        </table:table-row>
        <table:table-row table:style-name="ro1">
          <table:table-cell table:formula="of:=OFFSET([Sheet1.$A$1]; (ROW()-1)*2;0)" office:value-type="string" office:string-value="UGGUGCAGUUCUCUGCUAGUUUUGCAUAGUUGCACUACAAGAAAACGGGAGUUGUGCAAAUCUAUGCAAAACUGAUGGUGGCCUGCUGC" calcext:value-type="string">
            <text:p>UGGUGCAGUUCUCUGCUAGUUUUGCAUAGUUGCACUACAAGAAAACGGGAGUUGUGCAAAUCUAUGCAAAACUGAUGGUGGCCUGCUGC</text:p>
          </table:table-cell>
          <table:table-cell table:formula="of:=OFFSET([Sheet1.$A$2]; (ROW()-1)*2;0)" office:value-type="string" office:string-value="....(((((...(((((((((((((((((((((((.((............)).))))))..))))))))))))...)))))...)))))" calcext:value-type="string">
            <text:p>....(((((...(((((((((((((((((((((((.((............)).))))))..))))))))))))...)))))...)))))</text:p>
          </table:table-cell>
          <table:table-cell table:formula="of:=OFFSET([Sheet1.$B$2]; (ROW()-1)*2;0)" office:value-type="string" office:string-value="-32.50" calcext:value-type="string">
            <text:p>-32.50</text:p>
          </table:table-cell>
        </table:table-row>
        <table:table-row table:style-name="ro1">
          <table:table-cell table:formula="of:=OFFSET([Sheet1.$A$1]; (ROW()-1)*2;0)" office:value-type="string" office:string-value="GCUGGACCCCCGGUCAGUUUUGCUGGUUUGCAUUCAGCUUUUAAGACUGUGCGCUGUGCAAAUCCAUGCAAAACUGAUUGUGGCAGC" calcext:value-type="string">
            <text:p>GCUGGACCCCCGGUCAGUUUUGCUGGUUUGCAUUCAGCUUUUAAGACUGUGCGCUGUGCAAAUCCAUGCAAAACUGAUUGUGGCAGC</text:p>
          </table:table-cell>
          <table:table-cell table:formula="of:=OFFSET([Sheet1.$A$2]; (ROW()-1)*2;0)" office:value-type="string" office:string-value="((((...((.(((((((((((((((((((((((...((............))...))))))).))).))))))))))))).))))))" calcext:value-type="string">
            <text:p>((((...((.(((((((((((((((((((((((...((............))...))))))).))).))))))))))))).))))))</text:p>
          </table:table-cell>
          <table:table-cell table:formula="of:=OFFSET([Sheet1.$B$2]; (ROW()-1)*2;0)" office:value-type="string" office:string-value="-38.00" calcext:value-type="string">
            <text:p>-38.00</text:p>
          </table:table-cell>
        </table:table-row>
        <table:table-row table:style-name="ro1">
          <table:table-cell table:formula="of:=OFFSET([Sheet1.$A$1]; (ROW()-1)*2;0)" office:value-type="string" office:string-value="UGGAAAAGCCCUGUUAUCUGGGGUGAGUUUUGCAGGAUUGCAUCCGGCUUUAUUACAACAUGCUGUGCAAAUCCAUGCAAAACUCGCUGCGCCAGGGACAAACCA" calcext:value-type="string">
            <text:p>UGGAAAAGCCCUGUUAUCUGGGGUGAGUUUUGCAGGAUUGCAUCCGGCUUUAUUACAACAUGCUGUGCAAAUCCAUGCAAAACUCGCUGCGCCAGGGACAAACCA</text:p>
          </table:table-cell>
          <table:table-cell table:formula="of:=OFFSET([Sheet1.$A$2]; (ROW()-1)*2;0)" office:value-type="string" office:string-value="(((.....(((((.....((.(((((((((((((((((((((..((((.............))))))).))))).))))))))))))).)).))))).....)))" calcext:value-type="string">
            <text:p>(((.....(((((.....((.(((((((((((((((((((((..((((.............))))))).))))).))))))))))))).)).))))).....)))</text:p>
          </table:table-cell>
          <table:table-cell table:formula="of:=OFFSET([Sheet1.$B$2]; (ROW()-1)*2;0)" office:value-type="string" office:string-value="-43.40" calcext:value-type="string">
            <text:p>-43.40</text:p>
          </table:table-cell>
        </table:table-row>
        <table:table-row table:style-name="ro1">
          <table:table-cell table:formula="of:=OFFSET([Sheet1.$A$1]; (ROW()-1)*2;0)" office:value-type="string" office:string-value="GUUGUGUGGCGGUCAGCUUUGCGGGGUGGGCAGUCAGCCUCCGUGUGGCCGCUGUGCAAACCCAUGCAAAACUGAGCGCUGCGCUAC" calcext:value-type="string">
            <text:p>GUUGUGUGGCGGUCAGCUUUGCGGGGUGGGCAGUCAGCCUCCGUGUGGCCGCUGUGCAAACCCAUGCAAAACUGAGCGCUGCGCUAC</text:p>
          </table:table-cell>
          <table:table-cell table:formula="of:=OFFSET([Sheet1.$A$2]; (ROW()-1)*2;0)" office:value-type="string" office:string-value="...((((((((.((((.((((((((((..(((..((((..((....))..)))))))..)))).)))))).)))).))))))))..." calcext:value-type="string">
            <text:p>...((((((((.((((.((((((((((..(((..((((..((....))..)))))))..)))).)))))).)))).))))))))...</text:p>
          </table:table-cell>
          <table:table-cell table:formula="of:=OFFSET([Sheet1.$B$2]; (ROW()-1)*2;0)" office:value-type="string" office:string-value="-45.40" calcext:value-type="string">
            <text:p>-45.40</text:p>
          </table:table-cell>
        </table:table-row>
        <table:table-row table:style-name="ro1">
          <table:table-cell table:formula="of:=OFFSET([Sheet1.$A$1]; (ROW()-1)*2;0)" office:value-type="string" office:string-value="GUGGCUGUGUGGGUUCUUGGCAUGCUGAUUUGUGACUGUAGUAAAAAAAAAUCACAUUGCCAGGGAUUACCACACUACCAC" calcext:value-type="string">
            <text:p>GUGGCUGUGUGGGUUCUUGGCAUGCUGAUUUGUGACUGUAGUAAAAAAAAAUCACAUUGCCAGGGAUUACCACACUACCAC</text:p>
          </table:table-cell>
          <table:table-cell table:formula="of:=OFFSET([Sheet1.$A$2]; (ROW()-1)*2;0)" office:value-type="string" office:string-value="((((..((((((((((((((((((.((((((.................)))))))).))))))))))..))))))..))))" calcext:value-type="string">
            <text:p>((((..((((((((((((((((((.((((((.................)))))))).))))))))))..))))))..))))</text:p>
          </table:table-cell>
          <table:table-cell table:formula="of:=OFFSET([Sheet1.$B$2]; (ROW()-1)*2;0)" office:value-type="string" office:string-value="-33.30" calcext:value-type="string">
            <text:p>-33.30</text:p>
          </table:table-cell>
        </table:table-row>
        <table:table-row table:style-name="ro1">
          <table:table-cell table:formula="of:=OFFSET([Sheet1.$A$1]; (ROW()-1)*2;0)" office:value-type="string" office:string-value="GAGGGCUGUUCCCACUUGUGCCUGCUAAACUGGUAUCAGUAUGUUGAUUUAGUGCUGGCUCAGUUCAGCAGGAACAGGUGUGAAGUCCUC" calcext:value-type="string">
            <text:p>GAGGGCUGUUCCCACUUGUGCCUGCUAAACUGGUAUCAGUAUGUUGAUUUAGUGCUGGCUCAGUUCAGCAGGAACAGGUGUGAAGUCCUC</text:p>
          </table:table-cell>
          <table:table-cell table:formula="of:=OFFSET([Sheet1.$A$2]; (ROW()-1)*2;0)" office:value-type="string" office:string-value="(((((((..((.(((((((.((((((.((((((..(((((((.........))))))).)))))).)))))).))))))).)))))))))" calcext:value-type="string">
            <text:p>(((((((..((.(((((((.((((((.((((((..(((((((.........))))))).)))))).)))))).))))))).)))))))))</text:p>
          </table:table-cell>
          <table:table-cell table:formula="of:=OFFSET([Sheet1.$B$2]; (ROW()-1)*2;0)" office:value-type="string" office:string-value="-43.30" calcext:value-type="string">
            <text:p>-43.30</text:p>
          </table:table-cell>
        </table:table-row>
        <table:table-row table:style-name="ro1">
          <table:table-cell table:formula="of:=OFFSET([Sheet1.$A$1]; (ROW()-1)*2;0)" office:value-type="string" office:string-value="GGGCUGGUCUCCUGUGCCUGCUGUGCUGAUAAUCAGUGGACGGCUGUGACUGGCUCAGUUCAGCAGGAACAGGGGCCUGGUC" calcext:value-type="string">
            <text:p>GGGCUGGUCUCCUGUGCCUGCUGUGCUGAUAAUCAGUGGACGGCUGUGACUGGCUCAGUUCAGCAGGAACAGGGGCCUGGUC</text:p>
          </table:table-cell>
          <table:table-cell table:formula="of:=OFFSET([Sheet1.$A$2]; (ROW()-1)*2;0)" office:value-type="string" office:string-value=".((((((.(((((((.(((((((.(((((...(((((..((....)).))))).))))).))))))).))))))).))))))" calcext:value-type="string">
            <text:p>.((((((.(((((((.(((((((.(((((...(((((..((....)).))))).))))).))))))).))))))).))))))</text:p>
          </table:table-cell>
          <table:table-cell table:formula="of:=OFFSET([Sheet1.$B$2]; (ROW()-1)*2;0)" office:value-type="string" office:string-value="-42.70" calcext:value-type="string">
            <text:p>-42.70</text:p>
          </table:table-cell>
        </table:table-row>
        <table:table-row table:style-name="ro1">
          <table:table-cell table:formula="of:=OFFSET([Sheet1.$A$1]; (ROW()-1)*2;0)" office:value-type="string" office:string-value="GCUGAACGGGAGUCAUAUGAGAGAUAGAUGGAGCUGGCCUCCCGUGCCUACUGAGCUGAUUACAGUACUGUGCAAACACUGGCUCAGUUCAGCAGGAACAGGAGUCUGGUCCACAAACUCCACCAAACACUGCUGCUUCAGC" calcext:value-type="string">
            <text:p>GCUGAACGGGAGUCAUAUGAGAGAUAGAUGGAGCUGGCCUCCCGUGCCUACUGAGCUGAUUACAGUACUGUGCAAACACUGGCUCAGUUCAGCAGGAACAGGAGUCUGGUCCACAAACUCCACCAAACACUGCUGCUUCAGC</text:p>
          </table:table-cell>
          <table:table-cell table:formula="of:=OFFSET([Sheet1.$A$2]; (ROW()-1)*2;0)" office:value-type="string" office:string-value="(((((((((.(((....((.(((...(.((((.((((.((((.((.(((.(((((((((...((((...((....))))))..))))))))).))).)).)))).)))))))))...)))))......))).))).))))))" calcext:value-type="string">
            <text:p>(((((((((.(((....((.(((...(.((((.((((.((((.((.(((.(((((((((...((((...((....))))))..))))))))).))).)).)))).)))))))))...)))))......))).))).))))))</text:p>
          </table:table-cell>
          <table:table-cell table:formula="of:=OFFSET([Sheet1.$B$2]; (ROW()-1)*2;0)" office:value-type="string" office:string-value="-53.00" calcext:value-type="string">
            <text:p>-53.00</text:p>
          </table:table-cell>
        </table:table-row>
        <table:table-row table:style-name="ro1">
          <table:table-cell table:formula="of:=OFFSET([Sheet1.$A$1]; (ROW()-1)*2;0)" office:value-type="string" office:string-value="GAAACACGGCUUAGUUGCUGGUAAAACGGAACCAAGUCGGGUGUUUGCGAGAGGUUUGGUCCCUUUCAACCAGCUACUGCGCCGUGAAUUC" calcext:value-type="string">
            <text:p>GAAACACGGCUUAGUUGCUGGUAAAACGGAACCAAGUCGGGUGUUUGCGAGAGGUUUGGUCCCUUUCAACCAGCUACUGCGCCGUGAAUUC</text:p>
          </table:table-cell>
          <table:table-cell table:formula="of:=OFFSET([Sheet1.$A$2]; (ROW()-1)*2;0)" office:value-type="string" office:string-value="....((((((.((((.((((((..((.((.(((((((((.(....).)))....)))))).)).))..)))))).)))).))))))....." calcext:value-type="string">
            <text:p>....((((((.((((.((((((..((.((.(((((((((.(....).)))....)))))).)).))..)))))).)))).)))))).....</text:p>
          </table:table-cell>
          <table:table-cell table:formula="of:=OFFSET([Sheet1.$B$2]; (ROW()-1)*2;0)" office:value-type="string" office:string-value="-36.30" calcext:value-type="string">
            <text:p>-36.30</text:p>
          </table:table-cell>
        </table:table-row>
        <table:table-row table:style-name="ro1">
          <table:table-cell table:formula="of:=OFFSET([Sheet1.$A$1]; (ROW()-1)*2;0)" office:value-type="string" office:string-value="UGCAGUCUAAAGCAACUCAAAACACUACUGUGCUUUAUGGCUUUCUAUUCCUAUGUGAUUUUGAUAUGAUGUAUCAUGUAGGGUUCAAAGCCAUUAGGUACAGAGUGGCUUAUCAGCAGUGGAUGUA" calcext:value-type="string">
            <text:p>UGCAGUCUAAAGCAACUCAAAACACUACUGUGCUUUAUGGCUUUCUAUUCCUAUGUGAUUUUGAUAUGAUGUAUCAUGUAGGGUUCAAAGCCAUUAGGUACAGAGUGGCUUAUCAGCAGUGGAUGUA</text:p>
          </table:table-cell>
          <table:table-cell table:formula="of:=OFFSET([Sheet1.$A$2]; (ROW()-1)*2;0)" office:value-type="string" office:string-value="((((.((((..((.........((((.((((((((.((((((((....(((((((((((.............)))))))))))...)))))))).))))))))))))........))..))))))))" calcext:value-type="string">
            <text:p>((((.((((..((.........((((.((((((((.((((((((....(((((((((((.............)))))))))))...)))))))).))))))))))))........))..))))))))</text:p>
          </table:table-cell>
          <table:table-cell table:formula="of:=OFFSET([Sheet1.$B$2]; (ROW()-1)*2;0)" office:value-type="string" office:string-value="-43.80" calcext:value-type="string">
            <text:p>-43.80</text:p>
          </table:table-cell>
        </table:table-row>
        <table:table-row table:style-name="ro1">
          <table:table-cell table:formula="of:=OFFSET([Sheet1.$A$1]; (ROW()-1)*2;0)" office:value-type="string" office:string-value="GGCUCUCUUCGGUGACGGGUAUUCUUGGGUGGAUAAUACGGCUCUCGUUGUUAUUGCUUAAGAAUACGCGUAGUUGAGGAGAGUC" calcext:value-type="string">
            <text:p>GGCUCUCUUCGGUGACGGGUAUUCUUGGGUGGAUAAUACGGCUCUCGUUGUUAUUGCUUAAGAAUACGCGUAGUUGAGGAGAGUC</text:p>
          </table:table-cell>
          <table:table-cell table:formula="of:=OFFSET([Sheet1.$A$2]; (ROW()-1)*2;0)" office:value-type="string" office:string-value="((((((((((((..(((.(((((((((((((.((((((((.....)).))))))))))))))))))).)))..))))))))))))" calcext:value-type="string">
            <text:p>((((((((((((..(((.(((((((((((((.((((((((.....)).))))))))))))))))))).)))..))))))))))))</text:p>
          </table:table-cell>
          <table:table-cell table:formula="of:=OFFSET([Sheet1.$B$2]; (ROW()-1)*2;0)" office:value-type="string" office:string-value="-41.20" calcext:value-type="string">
            <text:p>-41.20</text:p>
          </table:table-cell>
        </table:table-row>
        <table:table-row table:style-name="ro1">
          <table:table-cell table:formula="of:=OFFSET([Sheet1.$A$1]; (ROW()-1)*2;0)" office:value-type="string" office:string-value="GUUCUGUUGUUUCCCUCUAUAAAGGACUCUCUUCGGUGACGGGUAUUCUUGGGUGGAUAAUACGGCUCUCGUUGUUAUUGCUUAAGAAUACGCGUAGUCGAGGAGAGUCAUGUCGGCGGCGAGAGAGC" calcext:value-type="string">
            <text:p>GUUCUGUUGUUUCCCUCUAUAAAGGACUCUCUUCGGUGACGGGUAUUCUUGGGUGGAUAAUACGGCUCUCGUUGUUAUUGCUUAAGAAUACGCGUAGUCGAGGAGAGUCAUGUCGGCGGCGAGAGAGC</text:p>
          </table:table-cell>
          <table:table-cell table:formula="of:=OFFSET([Sheet1.$A$2]; (ROW()-1)*2;0)" office:value-type="string" office:string-value="(((((.(((((.((..(.......((((((((((((..(((.(((((((((((((.((((((((.....)).))))))))))))))))))).)))..))))))))))))..)..)).))))).)))))" calcext:value-type="string">
            <text:p>(((((.(((((.((..(.......((((((((((((..(((.(((((((((((((.((((((((.....)).))))))))))))))))))).)))..))))))))))))..)..)).))))).)))))</text:p>
          </table:table-cell>
          <table:table-cell table:formula="of:=OFFSET([Sheet1.$B$2]; (ROW()-1)*2;0)" office:value-type="string" office:string-value="-56.00" calcext:value-type="string">
            <text:p>-56.00</text:p>
          </table:table-cell>
        </table:table-row>
        <table:table-row table:style-name="ro1">
          <table:table-cell table:formula="of:=OFFSET([Sheet1.$A$1]; (ROW()-1)*2;0)" office:value-type="string" office:string-value="UGUGUGCUGCAGCUGGUGUUGUGAAUCAGGCCGAUGUCACACGUCAGCGAUAACCCGGCUAUUUCACAACACCAGGGUGGCACCACA" calcext:value-type="string">
            <text:p>UGUGUGCUGCAGCUGGUGUUGUGAAUCAGGCCGAUGUCACACGUCAGCGAUAACCCGGCUAUUUCACAACACCAGGGUGGCACCACA</text:p>
          </table:table-cell>
          <table:table-cell table:formula="of:=OFFSET([Sheet1.$A$2]; (ROW()-1)*2;0)" office:value-type="string" office:string-value="((((((((((..(((((((((((((...(((((.((((.(......).))))...)))))..))))))))))))).)))))).))))" calcext:value-type="string">
            <text:p>((((((((((..(((((((((((((...(((((.((((.(......).))))...)))))..))))))))))))).)))))).))))</text:p>
          </table:table-cell>
          <table:table-cell table:formula="of:=OFFSET([Sheet1.$B$2]; (ROW()-1)*2;0)" office:value-type="string" office:string-value="-43.40" calcext:value-type="string">
            <text:p>-43.40</text:p>
          </table:table-cell>
        </table:table-row>
        <table:table-row table:style-name="ro1">
          <table:table-cell table:formula="of:=OFFSET([Sheet1.$A$1]; (ROW()-1)*2;0)" office:value-type="string" office:string-value="CGUACAGUGCAGUCAUCCAUAAAGUAGAAAGCACUACUAAACCCCUCGCCACAGUGUAGUGUUUCCUACUUUAUGGAUGAGUGUACUGUUG" calcext:value-type="string">
            <text:p>CGUACAGUGCAGUCAUCCAUAAAGUAGAAAGCACUACUAAACCCCUCGCCACAGUGUAGUGUUUCCUACUUUAUGGAUGAGUGUACUGUUG</text:p>
          </table:table-cell>
          <table:table-cell table:formula="of:=OFFSET([Sheet1.$A$2]; (ROW()-1)*2;0)" office:value-type="string" office:string-value="...((((((((.(((((((((((((((.(((((((((..................))))))))).))))))))))))))).)))))))).." calcext:value-type="string">
            <text:p>...((((((((.(((((((((((((((.(((((((((..................))))))))).))))))))))))))).))))))))..</text:p>
          </table:table-cell>
          <table:table-cell table:formula="of:=OFFSET([Sheet1.$B$2]; (ROW()-1)*2;0)" office:value-type="string" office:string-value="-47.90" calcext:value-type="string">
            <text:p>-47.90</text:p>
          </table:table-cell>
        </table:table-row>
        <table:table-row table:style-name="ro1">
          <table:table-cell table:formula="of:=OFFSET([Sheet1.$A$1]; (ROW()-1)*2;0)" office:value-type="string" office:string-value="GGUUGCCAGUGUCAUUUUUGUGAUGUUGCAGCUAGUUAUAUGAGCCCAGUUGCAUAGUCACAAAAGUGAUCAUUGGAAACU" calcext:value-type="string">
            <text:p>GGUUGCCAGUGUCAUUUUUGUGAUGUUGCAGCUAGUUAUAUGAGCCCAGUUGCAUAGUCACAAAAGUGAUCAUUGGAAACU</text:p>
          </table:table-cell>
          <table:table-cell table:formula="of:=OFFSET([Sheet1.$A$2]; (ROW()-1)*2;0)" office:value-type="string" office:string-value="((((.(((((((((((((((((((..(((((((.(((.....)))..)))))))..))))))))))))).)))))).))))" calcext:value-type="string">
            <text:p>((((.(((((((((((((((((((..(((((((.(((.....)))..)))))))..))))))))))))).)))))).))))</text:p>
          </table:table-cell>
          <table:table-cell table:formula="of:=OFFSET([Sheet1.$B$2]; (ROW()-1)*2;0)" office:value-type="string" office:string-value="-38.20" calcext:value-type="string">
            <text:p>-38.20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22:03:36.330676197</meta:creation-date>
    <dc:date>2017-05-18T22:38:39.041412573</dc:date>
    <meta:editing-duration>PT12M11S</meta:editing-duration>
    <meta:editing-cycles>2</meta:editing-cycles>
    <meta:generator>LibreOffice/5.1.4.2$Linux_X86_64 LibreOffice_project/10m0$Build-2</meta:generator>
    <meta:document-statistic meta:table-count="2" meta:cell-count="5592" meta:object-count="0"/>
  </office:meta>
</office:document-meta>
</file>